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33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1.397cm"/>
    </style:style>
    <style:style style:name="co4" style:family="table-column">
      <style:table-column-properties fo:break-before="auto" style:column-width="1.369cm"/>
    </style:style>
    <style:style style:name="co5" style:family="table-column">
      <style:table-column-properties fo:break-before="auto" style:column-width="1.642cm"/>
    </style:style>
    <style:style style:name="co6" style:family="table-column">
      <style:table-column-properties fo:break-before="auto" style:column-width="1.55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GGER01" table:style-name="ta1">
        <table:shapes>
          <draw:frame draw:z-index="0" draw:style-name="gr1" draw:text-style-name="P1" svg:width="27.018cm" svg:height="15.274cm" svg:x="12.923cm" svg:y="0.451cm">
            <draw:object draw:notify-on-update-of-ranges="LOGGER01.B2:LOGGER01.B1702 LOGGER01.C1:LOGGER01.C1 LOGGER01.C2:LOGGER01.C17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millis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energ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1000/(60*60*24)" office:value-type="time" office:time-value="PT00H00M00S" calcext:value-type="time">
            <text:p>00:00:00</text:p>
          </table:table-cell>
          <table:table-cell office:value-type="float" office:value="1.33" calcext:value-type="float">
            <text:p>1.33</text:p>
          </table:table-cell>
          <table:table-cell office:value-type="float" office:value="263.8" calcext:value-type="float">
            <text:p>263.8</text:p>
          </table:table-cell>
          <table:table-cell office:value-type="float" office:value="350.95" calcext:value-type="float">
            <text:p>350.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89" calcext:value-type="float">
            <text:p>15889</text:p>
          </table:table-cell>
          <table:table-cell table:formula="of:=[.A3]/1000/(60*60*24)" office:value-type="time" office:time-value="PT00H00M15.889S" calcext:value-type="time">
            <text:p>00:00:16</text:p>
          </table:table-cell>
          <table:table-cell office:value-type="float" office:value="1.32" calcext:value-type="float">
            <text:p>1.32</text:p>
          </table:table-cell>
          <table:table-cell office:value-type="float" office:value="262.7" calcext:value-type="float">
            <text:p>262.7</text:p>
          </table:table-cell>
          <table:table-cell office:value-type="float" office:value="347.36" calcext:value-type="float">
            <text:p>347.36</text:p>
          </table:table-cell>
          <table:table-cell office:value-type="float" office:value="1.16" calcext:value-type="float">
            <text:p>1.16</text:p>
          </table:table-cell>
          <table:table-cell office:value-type="float" office:value="1.54" calcext:value-type="float">
            <text:p>1.54</text:p>
          </table:table-cell>
        </table:table-row>
        <table:table-row table:style-name="ro1">
          <table:table-cell office:value-type="float" office:value="31889" calcext:value-type="float">
            <text:p>31889</text:p>
          </table:table-cell>
          <table:table-cell table:formula="of:=[.A4]/1000/(60*60*24)" office:value-type="time" office:time-value="PT00H00M31.889S" calcext:value-type="time">
            <text:p>00:00:32</text:p>
          </table:table-cell>
          <table:table-cell office:value-type="float" office:value="1.32" calcext:value-type="float">
            <text:p>1.32</text:p>
          </table:table-cell>
          <table:table-cell office:value-type="float" office:value="262.2" calcext:value-type="float">
            <text:p>262.2</text:p>
          </table:table-cell>
          <table:table-cell office:value-type="float" office:value="346.69" calcext:value-type="float">
            <text:p>346.69</text:p>
          </table:table-cell>
          <table:table-cell office:value-type="float" office:value="2.33" calcext:value-type="float">
            <text:p>2.33</text:p>
          </table:table-cell>
          <table:table-cell office:value-type="float" office:value="3.08" calcext:value-type="float">
            <text:p>3.08</text:p>
          </table:table-cell>
        </table:table-row>
        <table:table-row table:style-name="ro1">
          <table:table-cell office:value-type="float" office:value="47889" calcext:value-type="float">
            <text:p>47889</text:p>
          </table:table-cell>
          <table:table-cell table:formula="of:=[.A5]/1000/(60*60*24)" office:value-type="time" office:time-value="PT00H00M47.889S" calcext:value-type="time">
            <text:p>00:00:48</text:p>
          </table:table-cell>
          <table:table-cell office:value-type="float" office:value="1.32" calcext:value-type="float">
            <text:p>1.32</text:p>
          </table:table-cell>
          <table:table-cell office:value-type="float" office:value="261.8" calcext:value-type="float">
            <text:p>261.8</text:p>
          </table:table-cell>
          <table:table-cell office:value-type="float" office:value="345.1" calcext:value-type="float">
            <text:p>345.1</text:p>
          </table:table-cell>
          <table:table-cell office:value-type="float" office:value="3.49" calcext:value-type="float">
            <text:p>3.49</text:p>
          </table:table-cell>
          <table:table-cell office:value-type="float" office:value="4.62" calcext:value-type="float">
            <text:p>4.62</text:p>
          </table:table-cell>
        </table:table-row>
        <table:table-row table:style-name="ro1">
          <table:table-cell office:value-type="float" office:value="63889" calcext:value-type="float">
            <text:p>63889</text:p>
          </table:table-cell>
          <table:table-cell table:formula="of:=[.A6]/1000/(60*60*24)" office:value-type="time" office:time-value="PT00H01M03.889S" calcext:value-type="time">
            <text:p>00:01:04</text:p>
          </table:table-cell>
          <table:table-cell office:value-type="float" office:value="1.31" calcext:value-type="float">
            <text:p>1.31</text:p>
          </table:table-cell>
          <table:table-cell office:value-type="float" office:value="261.4" calcext:value-type="float">
            <text:p>261.4</text:p>
          </table:table-cell>
          <table:table-cell office:value-type="float" office:value="343.52" calcext:value-type="float">
            <text:p>343.52</text:p>
          </table:table-cell>
          <table:table-cell office:value-type="float" office:value="4.65" calcext:value-type="float">
            <text:p>4.65</text:p>
          </table:table-cell>
          <table:table-cell office:value-type="float" office:value="6.15" calcext:value-type="float">
            <text:p>6.15</text:p>
          </table:table-cell>
        </table:table-row>
        <table:table-row table:style-name="ro1">
          <table:table-cell office:value-type="float" office:value="79889" calcext:value-type="float">
            <text:p>79889</text:p>
          </table:table-cell>
          <table:table-cell table:formula="of:=[.A7]/1000/(60*60*24)" office:value-type="time" office:time-value="PT00H01M19.889S" calcext:value-type="time">
            <text:p>00:01:20</text:p>
          </table:table-cell>
          <table:table-cell office:value-type="float" office:value="1.31" calcext:value-type="float">
            <text:p>1.31</text:p>
          </table:table-cell>
          <table:table-cell office:value-type="float" office:value="261" calcext:value-type="float">
            <text:p>261</text:p>
          </table:table-cell>
          <table:table-cell office:value-type="float" office:value="342.98" calcext:value-type="float">
            <text:p>342.98</text:p>
          </table:table-cell>
          <table:table-cell office:value-type="float" office:value="5.82" calcext:value-type="float">
            <text:p>5.82</text:p>
          </table:table-cell>
          <table:table-cell office:value-type="float" office:value="7.68" calcext:value-type="float">
            <text:p>7.68</text:p>
          </table:table-cell>
        </table:table-row>
        <table:table-row table:style-name="ro1">
          <table:table-cell office:value-type="float" office:value="95889" calcext:value-type="float">
            <text:p>95889</text:p>
          </table:table-cell>
          <table:table-cell table:formula="of:=[.A8]/1000/(60*60*24)" office:value-type="time" office:time-value="PT00H01M35.889S" calcext:value-type="time">
            <text:p>00:01:36</text:p>
          </table:table-cell>
          <table:table-cell office:value-type="float" office:value="1.31" calcext:value-type="float">
            <text:p>1.31</text:p>
          </table:table-cell>
          <table:table-cell office:value-type="float" office:value="260.7" calcext:value-type="float">
            <text:p>260.7</text:p>
          </table:table-cell>
          <table:table-cell office:value-type="float" office:value="342.58" calcext:value-type="float">
            <text:p>342.58</text:p>
          </table:table-cell>
          <table:table-cell office:value-type="float" office:value="6.97" calcext:value-type="float">
            <text:p>6.97</text:p>
          </table:table-cell>
          <table:table-cell office:value-type="float" office:value="9.2" calcext:value-type="float">
            <text:p>9.2</text:p>
          </table:table-cell>
        </table:table-row>
        <table:table-row table:style-name="ro1">
          <table:table-cell office:value-type="float" office:value="111889" calcext:value-type="float">
            <text:p>111889</text:p>
          </table:table-cell>
          <table:table-cell table:formula="of:=[.A9]/1000/(60*60*24)" office:value-type="time" office:time-value="PT00H01M51.889S" calcext:value-type="time">
            <text:p>00:01:52</text:p>
          </table:table-cell>
          <table:table-cell office:value-type="float" office:value="1.31" calcext:value-type="float">
            <text:p>1.31</text:p>
          </table:table-cell>
          <table:table-cell office:value-type="float" office:value="260.4" calcext:value-type="float">
            <text:p>260.4</text:p>
          </table:table-cell>
          <table:table-cell office:value-type="float" office:value="341.14" calcext:value-type="float">
            <text:p>341.14</text:p>
          </table:table-cell>
          <table:table-cell office:value-type="float" office:value="8.13" calcext:value-type="float">
            <text:p>8.13</text:p>
          </table:table-cell>
          <table:table-cell office:value-type="float" office:value="10.72" calcext:value-type="float">
            <text:p>10.72</text:p>
          </table:table-cell>
        </table:table-row>
        <table:table-row table:style-name="ro1">
          <table:table-cell office:value-type="float" office:value="127889" calcext:value-type="float">
            <text:p>127889</text:p>
          </table:table-cell>
          <table:table-cell table:formula="of:=[.A10]/1000/(60*60*24)" office:value-type="time" office:time-value="PT00H02M07.889S" calcext:value-type="time">
            <text:p>00:02:08</text:p>
          </table:table-cell>
          <table:table-cell office:value-type="float" office:value="1.31" calcext:value-type="float">
            <text:p>1.31</text:p>
          </table:table-cell>
          <table:table-cell office:value-type="float" office:value="260.2" calcext:value-type="float">
            <text:p>260.2</text:p>
          </table:table-cell>
          <table:table-cell office:value-type="float" office:value="340.87" calcext:value-type="float">
            <text:p>340.87</text:p>
          </table:table-cell>
          <table:table-cell office:value-type="float" office:value="9.29" calcext:value-type="float">
            <text:p>9.29</text:p>
          </table:table-cell>
          <table:table-cell office:value-type="float" office:value="12.24" calcext:value-type="float">
            <text:p>12.24</text:p>
          </table:table-cell>
        </table:table-row>
        <table:table-row table:style-name="ro1">
          <table:table-cell office:value-type="float" office:value="143889" calcext:value-type="float">
            <text:p>143889</text:p>
          </table:table-cell>
          <table:table-cell table:formula="of:=[.A11]/1000/(60*60*24)" office:value-type="time" office:time-value="PT00H02M23.889S" calcext:value-type="time">
            <text:p>00:02:24</text:p>
          </table:table-cell>
          <table:table-cell office:value-type="float" office:value="1.31" calcext:value-type="float">
            <text:p>1.31</text:p>
          </table:table-cell>
          <table:table-cell office:value-type="float" office:value="260" calcext:value-type="float">
            <text:p>260</text:p>
          </table:table-cell>
          <table:table-cell office:value-type="float" office:value="340.6" calcext:value-type="float">
            <text:p>340.6</text:p>
          </table:table-cell>
          <table:table-cell office:value-type="float" office:value="10.45" calcext:value-type="float">
            <text:p>10.45</text:p>
          </table:table-cell>
          <table:table-cell office:value-type="float" office:value="13.75" calcext:value-type="float">
            <text:p>13.75</text:p>
          </table:table-cell>
        </table:table-row>
        <table:table-row table:style-name="ro1">
          <table:table-cell office:value-type="float" office:value="159889" calcext:value-type="float">
            <text:p>159889</text:p>
          </table:table-cell>
          <table:table-cell table:formula="of:=[.A12]/1000/(60*60*24)" office:value-type="time" office:time-value="PT00H02M39.889S" calcext:value-type="time">
            <text:p>00:02:40</text:p>
          </table:table-cell>
          <table:table-cell office:value-type="float" office:value="1.31" calcext:value-type="float">
            <text:p>1.31</text:p>
          </table:table-cell>
          <table:table-cell office:value-type="float" office:value="259.7" calcext:value-type="float">
            <text:p>259.7</text:p>
          </table:table-cell>
          <table:table-cell office:value-type="float" office:value="340.2" calcext:value-type="float">
            <text:p>340.2</text:p>
          </table:table-cell>
          <table:table-cell office:value-type="float" office:value="11.6" calcext:value-type="float">
            <text:p>11.6</text:p>
          </table:table-cell>
          <table:table-cell office:value-type="float" office:value="15.26" calcext:value-type="float">
            <text:p>15.26</text:p>
          </table:table-cell>
        </table:table-row>
        <table:table-row table:style-name="ro1">
          <table:table-cell office:value-type="float" office:value="175889" calcext:value-type="float">
            <text:p>175889</text:p>
          </table:table-cell>
          <table:table-cell table:formula="of:=[.A13]/1000/(60*60*24)" office:value-type="time" office:time-value="PT00H02M55.889S" calcext:value-type="time">
            <text:p>00:02:56</text:p>
          </table:table-cell>
          <table:table-cell office:value-type="float" office:value="1.31" calcext:value-type="float">
            <text:p>1.31</text:p>
          </table:table-cell>
          <table:table-cell office:value-type="float" office:value="259.5" calcext:value-type="float">
            <text:p>259.5</text:p>
          </table:table-cell>
          <table:table-cell office:value-type="float" office:value="338.89" calcext:value-type="float">
            <text:p>338.89</text:p>
          </table:table-cell>
          <table:table-cell office:value-type="float" office:value="12.75" calcext:value-type="float">
            <text:p>12.75</text:p>
          </table:table-cell>
          <table:table-cell office:value-type="float" office:value="16.77" calcext:value-type="float">
            <text:p>16.77</text:p>
          </table:table-cell>
        </table:table-row>
        <table:table-row table:style-name="ro1">
          <table:table-cell office:value-type="float" office:value="191889" calcext:value-type="float">
            <text:p>191889</text:p>
          </table:table-cell>
          <table:table-cell table:formula="of:=[.A14]/1000/(60*60*24)" office:value-type="time" office:time-value="PT00H03M11.889S" calcext:value-type="time">
            <text:p>00:03:12</text:p>
          </table:table-cell>
          <table:table-cell office:value-type="float" office:value="1.31" calcext:value-type="float">
            <text:p>1.31</text:p>
          </table:table-cell>
          <table:table-cell office:value-type="float" office:value="259.3" calcext:value-type="float">
            <text:p>259.3</text:p>
          </table:table-cell>
          <table:table-cell office:value-type="float" office:value="338.63" calcext:value-type="float">
            <text:p>338.63</text:p>
          </table:table-cell>
          <table:table-cell office:value-type="float" office:value="13.91" calcext:value-type="float">
            <text:p>13.91</text:p>
          </table:table-cell>
          <table:table-cell office:value-type="float" office:value="18.28" calcext:value-type="float">
            <text:p>18.28</text:p>
          </table:table-cell>
        </table:table-row>
        <table:table-row table:style-name="ro1">
          <table:table-cell office:value-type="float" office:value="207889" calcext:value-type="float">
            <text:p>207889</text:p>
          </table:table-cell>
          <table:table-cell table:formula="of:=[.A15]/1000/(60*60*24)" office:value-type="time" office:time-value="PT00H03M27.889S" calcext:value-type="time">
            <text:p>00:03:28</text:p>
          </table:table-cell>
          <table:table-cell office:value-type="float" office:value="1.3" calcext:value-type="float">
            <text:p>1.3</text:p>
          </table:table-cell>
          <table:table-cell office:value-type="float" office:value="259.1" calcext:value-type="float">
            <text:p>259.1</text:p>
          </table:table-cell>
          <table:table-cell office:value-type="float" office:value="337.32" calcext:value-type="float">
            <text:p>337.32</text:p>
          </table:table-cell>
          <table:table-cell office:value-type="float" office:value="15.06" calcext:value-type="float">
            <text:p>15.06</text:p>
          </table:table-cell>
          <table:table-cell office:value-type="float" office:value="19.78" calcext:value-type="float">
            <text:p>19.78</text:p>
          </table:table-cell>
        </table:table-row>
        <table:table-row table:style-name="ro1">
          <table:table-cell office:value-type="float" office:value="223889" calcext:value-type="float">
            <text:p>223889</text:p>
          </table:table-cell>
          <table:table-cell table:formula="of:=[.A16]/1000/(60*60*24)" office:value-type="time" office:time-value="PT00H03M43.889S" calcext:value-type="time">
            <text:p>00:03:44</text:p>
          </table:table-cell>
          <table:table-cell office:value-type="float" office:value="1.31" calcext:value-type="float">
            <text:p>1.31</text:p>
          </table:table-cell>
          <table:table-cell office:value-type="float" office:value="258.9" calcext:value-type="float">
            <text:p>258.9</text:p>
          </table:table-cell>
          <table:table-cell office:value-type="float" office:value="338.09" calcext:value-type="float">
            <text:p>338.09</text:p>
          </table:table-cell>
          <table:table-cell office:value-type="float" office:value="16.21" calcext:value-type="float">
            <text:p>16.21</text:p>
          </table:table-cell>
          <table:table-cell office:value-type="float" office:value="21.28" calcext:value-type="float">
            <text:p>21.28</text:p>
          </table:table-cell>
        </table:table-row>
        <table:table-row table:style-name="ro1">
          <table:table-cell office:value-type="float" office:value="239889" calcext:value-type="float">
            <text:p>239889</text:p>
          </table:table-cell>
          <table:table-cell table:formula="of:=[.A17]/1000/(60*60*24)" office:value-type="time" office:time-value="PT00H03M59.889S" calcext:value-type="time">
            <text:p>00:04:00</text:p>
          </table:table-cell>
          <table:table-cell office:value-type="float" office:value="1.3" calcext:value-type="float">
            <text:p>1.3</text:p>
          </table:table-cell>
          <table:table-cell office:value-type="float" office:value="258.7" calcext:value-type="float">
            <text:p>258.7</text:p>
          </table:table-cell>
          <table:table-cell office:value-type="float" office:value="336.79" calcext:value-type="float">
            <text:p>336.79</text:p>
          </table:table-cell>
          <table:table-cell office:value-type="float" office:value="17.36" calcext:value-type="float">
            <text:p>17.36</text:p>
          </table:table-cell>
          <table:table-cell office:value-type="float" office:value="22.78" calcext:value-type="float">
            <text:p>22.78</text:p>
          </table:table-cell>
        </table:table-row>
        <table:table-row table:style-name="ro1">
          <table:table-cell office:value-type="float" office:value="255889" calcext:value-type="float">
            <text:p>255889</text:p>
          </table:table-cell>
          <table:table-cell table:formula="of:=[.A18]/1000/(60*60*24)" office:value-type="time" office:time-value="PT00H04M15.889S" calcext:value-type="time">
            <text:p>00:04:16</text:p>
          </table:table-cell>
          <table:table-cell office:value-type="float" office:value="1.3" calcext:value-type="float">
            <text:p>1.3</text:p>
          </table:table-cell>
          <table:table-cell office:value-type="float" office:value="258.5" calcext:value-type="float">
            <text:p>258.5</text:p>
          </table:table-cell>
          <table:table-cell office:value-type="float" office:value="336.53" calcext:value-type="float">
            <text:p>336.53</text:p>
          </table:table-cell>
          <table:table-cell office:value-type="float" office:value="18.51" calcext:value-type="float">
            <text:p>18.51</text:p>
          </table:table-cell>
          <table:table-cell office:value-type="float" office:value="24.28" calcext:value-type="float">
            <text:p>24.28</text:p>
          </table:table-cell>
        </table:table-row>
        <table:table-row table:style-name="ro1">
          <table:table-cell office:value-type="float" office:value="271889" calcext:value-type="float">
            <text:p>271889</text:p>
          </table:table-cell>
          <table:table-cell table:formula="of:=[.A19]/1000/(60*60*24)" office:value-type="time" office:time-value="PT00H04M31.889S" calcext:value-type="time">
            <text:p>00:04:32</text:p>
          </table:table-cell>
          <table:table-cell office:value-type="float" office:value="1.3" calcext:value-type="float">
            <text:p>1.3</text:p>
          </table:table-cell>
          <table:table-cell office:value-type="float" office:value="258.4" calcext:value-type="float">
            <text:p>258.4</text:p>
          </table:table-cell>
          <table:table-cell office:value-type="float" office:value="336.4" calcext:value-type="float">
            <text:p>336.4</text:p>
          </table:table-cell>
          <table:table-cell office:value-type="float" office:value="19.66" calcext:value-type="float">
            <text:p>19.66</text:p>
          </table:table-cell>
          <table:table-cell office:value-type="float" office:value="25.77" calcext:value-type="float">
            <text:p>25.77</text:p>
          </table:table-cell>
        </table:table-row>
        <table:table-row table:style-name="ro1">
          <table:table-cell office:value-type="float" office:value="287889" calcext:value-type="float">
            <text:p>287889</text:p>
          </table:table-cell>
          <table:table-cell table:formula="of:=[.A20]/1000/(60*60*24)" office:value-type="time" office:time-value="PT00H04M47.889S" calcext:value-type="time">
            <text:p>00:04:48</text:p>
          </table:table-cell>
          <table:table-cell office:value-type="float" office:value="1.3" calcext:value-type="float">
            <text:p>1.3</text:p>
          </table:table-cell>
          <table:table-cell office:value-type="float" office:value="258.2" calcext:value-type="float">
            <text:p>258.2</text:p>
          </table:table-cell>
          <table:table-cell office:value-type="float" office:value="336.13" calcext:value-type="float">
            <text:p>336.13</text:p>
          </table:table-cell>
          <table:table-cell office:value-type="float" office:value="20.81" calcext:value-type="float">
            <text:p>20.81</text:p>
          </table:table-cell>
          <table:table-cell office:value-type="float" office:value="27.27" calcext:value-type="float">
            <text:p>27.27</text:p>
          </table:table-cell>
        </table:table-row>
        <table:table-row table:style-name="ro1">
          <table:table-cell office:value-type="float" office:value="303889" calcext:value-type="float">
            <text:p>303889</text:p>
          </table:table-cell>
          <table:table-cell table:formula="of:=[.A21]/1000/(60*60*24)" office:value-type="time" office:time-value="PT00H05M03.889S" calcext:value-type="time">
            <text:p>00:05:04</text:p>
          </table:table-cell>
          <table:table-cell office:value-type="float" office:value="1.3" calcext:value-type="float">
            <text:p>1.3</text:p>
          </table:table-cell>
          <table:table-cell office:value-type="float" office:value="258.1" calcext:value-type="float">
            <text:p>258.1</text:p>
          </table:table-cell>
          <table:table-cell office:value-type="float" office:value="334.96" calcext:value-type="float">
            <text:p>334.96</text:p>
          </table:table-cell>
          <table:table-cell office:value-type="float" office:value="21.95" calcext:value-type="float">
            <text:p>21.95</text:p>
          </table:table-cell>
          <table:table-cell office:value-type="float" office:value="28.76" calcext:value-type="float">
            <text:p>28.76</text:p>
          </table:table-cell>
        </table:table-row>
        <table:table-row table:style-name="ro1">
          <table:table-cell office:value-type="float" office:value="319889" calcext:value-type="float">
            <text:p>319889</text:p>
          </table:table-cell>
          <table:table-cell table:formula="of:=[.A22]/1000/(60*60*24)" office:value-type="time" office:time-value="PT00H05M19.889S" calcext:value-type="time">
            <text:p>00:05:20</text:p>
          </table:table-cell>
          <table:table-cell office:value-type="float" office:value="1.3" calcext:value-type="float">
            <text:p>1.3</text:p>
          </table:table-cell>
          <table:table-cell office:value-type="float" office:value="257.9" calcext:value-type="float">
            <text:p>257.9</text:p>
          </table:table-cell>
          <table:table-cell office:value-type="float" office:value="335.73" calcext:value-type="float">
            <text:p>335.73</text:p>
          </table:table-cell>
          <table:table-cell office:value-type="float" office:value="23.1" calcext:value-type="float">
            <text:p>23.1</text:p>
          </table:table-cell>
          <table:table-cell office:value-type="float" office:value="30.25" calcext:value-type="float">
            <text:p>30.25</text:p>
          </table:table-cell>
        </table:table-row>
        <table:table-row table:style-name="ro1">
          <table:table-cell office:value-type="float" office:value="335889" calcext:value-type="float">
            <text:p>335889</text:p>
          </table:table-cell>
          <table:table-cell table:formula="of:=[.A23]/1000/(60*60*24)" office:value-type="time" office:time-value="PT00H05M35.889S" calcext:value-type="time">
            <text:p>00:05:36</text:p>
          </table:table-cell>
          <table:table-cell office:value-type="float" office:value="1.3" calcext:value-type="float">
            <text:p>1.3</text:p>
          </table:table-cell>
          <table:table-cell office:value-type="float" office:value="257.7" calcext:value-type="float">
            <text:p>257.7</text:p>
          </table:table-cell>
          <table:table-cell office:value-type="float" office:value="334.44" calcext:value-type="float">
            <text:p>334.44</text:p>
          </table:table-cell>
          <table:table-cell office:value-type="float" office:value="24.25" calcext:value-type="float">
            <text:p>24.25</text:p>
          </table:table-cell>
          <table:table-cell office:value-type="float" office:value="31.74" calcext:value-type="float">
            <text:p>31.74</text:p>
          </table:table-cell>
        </table:table-row>
        <table:table-row table:style-name="ro1">
          <table:table-cell office:value-type="float" office:value="351889" calcext:value-type="float">
            <text:p>351889</text:p>
          </table:table-cell>
          <table:table-cell table:formula="of:=[.A24]/1000/(60*60*24)" office:value-type="time" office:time-value="PT00H05M51.889S" calcext:value-type="time">
            <text:p>00:05:52</text:p>
          </table:table-cell>
          <table:table-cell office:value-type="float" office:value="1.3" calcext:value-type="float">
            <text:p>1.3</text:p>
          </table:table-cell>
          <table:table-cell office:value-type="float" office:value="257.6" calcext:value-type="float">
            <text:p>257.6</text:p>
          </table:table-cell>
          <table:table-cell office:value-type="float" office:value="334.3" calcext:value-type="float">
            <text:p>334.3</text:p>
          </table:table-cell>
          <table:table-cell office:value-type="float" office:value="25.39" calcext:value-type="float">
            <text:p>25.39</text:p>
          </table:table-cell>
          <table:table-cell office:value-type="float" office:value="33.22" calcext:value-type="float">
            <text:p>33.22</text:p>
          </table:table-cell>
        </table:table-row>
        <table:table-row table:style-name="ro1">
          <table:table-cell office:value-type="float" office:value="367889" calcext:value-type="float">
            <text:p>367889</text:p>
          </table:table-cell>
          <table:table-cell table:formula="of:=[.A25]/1000/(60*60*24)" office:value-type="time" office:time-value="PT00H06M07.889S" calcext:value-type="time">
            <text:p>00:06:08</text:p>
          </table:table-cell>
          <table:table-cell office:value-type="float" office:value="1.29" calcext:value-type="float">
            <text:p>1.29</text:p>
          </table:table-cell>
          <table:table-cell office:value-type="float" office:value="257.5" calcext:value-type="float">
            <text:p>257.5</text:p>
          </table:table-cell>
          <table:table-cell office:value-type="float" office:value="333.14" calcext:value-type="float">
            <text:p>333.14</text:p>
          </table:table-cell>
          <table:table-cell office:value-type="float" office:value="26.54" calcext:value-type="float">
            <text:p>26.54</text:p>
          </table:table-cell>
          <table:table-cell office:value-type="float" office:value="34.71" calcext:value-type="float">
            <text:p>34.71</text:p>
          </table:table-cell>
        </table:table-row>
        <table:table-row table:style-name="ro1">
          <table:table-cell office:value-type="float" office:value="383889" calcext:value-type="float">
            <text:p>383889</text:p>
          </table:table-cell>
          <table:table-cell table:formula="of:=[.A26]/1000/(60*60*24)" office:value-type="time" office:time-value="PT00H06M23.889S" calcext:value-type="time">
            <text:p>00:06:24</text:p>
          </table:table-cell>
          <table:table-cell office:value-type="float" office:value="1.29" calcext:value-type="float">
            <text:p>1.29</text:p>
          </table:table-cell>
          <table:table-cell office:value-type="float" office:value="257.4" calcext:value-type="float">
            <text:p>257.4</text:p>
          </table:table-cell>
          <table:table-cell office:value-type="float" office:value="333.01" calcext:value-type="float">
            <text:p>333.01</text:p>
          </table:table-cell>
          <table:table-cell office:value-type="float" office:value="27.68" calcext:value-type="float">
            <text:p>27.68</text:p>
          </table:table-cell>
          <table:table-cell office:value-type="float" office:value="36.19" calcext:value-type="float">
            <text:p>36.19</text:p>
          </table:table-cell>
        </table:table-row>
        <table:table-row table:style-name="ro1">
          <table:table-cell office:value-type="float" office:value="399889" calcext:value-type="float">
            <text:p>399889</text:p>
          </table:table-cell>
          <table:table-cell table:formula="of:=[.A27]/1000/(60*60*24)" office:value-type="time" office:time-value="PT00H06M39.889S" calcext:value-type="time">
            <text:p>00:06:40</text:p>
          </table:table-cell>
          <table:table-cell office:value-type="float" office:value="1.29" calcext:value-type="float">
            <text:p>1.29</text:p>
          </table:table-cell>
          <table:table-cell office:value-type="float" office:value="257.2" calcext:value-type="float">
            <text:p>257.2</text:p>
          </table:table-cell>
          <table:table-cell office:value-type="float" office:value="332.74" calcext:value-type="float">
            <text:p>332.74</text:p>
          </table:table-cell>
          <table:table-cell office:value-type="float" office:value="28.82" calcext:value-type="float">
            <text:p>28.82</text:p>
          </table:table-cell>
          <table:table-cell office:value-type="float" office:value="37.67" calcext:value-type="float">
            <text:p>37.67</text:p>
          </table:table-cell>
        </table:table-row>
        <table:table-row table:style-name="ro1">
          <table:table-cell office:value-type="float" office:value="415889" calcext:value-type="float">
            <text:p>415889</text:p>
          </table:table-cell>
          <table:table-cell table:formula="of:=[.A28]/1000/(60*60*24)" office:value-type="time" office:time-value="PT00H06M55.889S" calcext:value-type="time">
            <text:p>00:06:56</text:p>
          </table:table-cell>
          <table:table-cell office:value-type="float" office:value="1.29" calcext:value-type="float">
            <text:p>1.29</text:p>
          </table:table-cell>
          <table:table-cell office:value-type="float" office:value="257" calcext:value-type="float">
            <text:p>257</text:p>
          </table:table-cell>
          <table:table-cell office:value-type="float" office:value="332.48" calcext:value-type="float">
            <text:p>332.48</text:p>
          </table:table-cell>
          <table:table-cell office:value-type="float" office:value="29.97" calcext:value-type="float">
            <text:p>29.97</text:p>
          </table:table-cell>
          <table:table-cell office:value-type="float" office:value="39.15" calcext:value-type="float">
            <text:p>39.15</text:p>
          </table:table-cell>
        </table:table-row>
        <table:table-row table:style-name="ro1">
          <table:table-cell office:value-type="float" office:value="431888" calcext:value-type="float">
            <text:p>431888</text:p>
          </table:table-cell>
          <table:table-cell table:formula="of:=[.A29]/1000/(60*60*24)" office:value-type="time" office:time-value="PT00H07M11.888S" calcext:value-type="time">
            <text:p>00:07:12</text:p>
          </table:table-cell>
          <table:table-cell office:value-type="float" office:value="1.29" calcext:value-type="float">
            <text:p>1.29</text:p>
          </table:table-cell>
          <table:table-cell office:value-type="float" office:value="256.9" calcext:value-type="float">
            <text:p>256.9</text:p>
          </table:table-cell>
          <table:table-cell office:value-type="float" office:value="332.35" calcext:value-type="float">
            <text:p>332.35</text:p>
          </table:table-cell>
          <table:table-cell office:value-type="float" office:value="31.11" calcext:value-type="float">
            <text:p>31.11</text:p>
          </table:table-cell>
          <table:table-cell office:value-type="float" office:value="40.63" calcext:value-type="float">
            <text:p>40.63</text:p>
          </table:table-cell>
        </table:table-row>
        <table:table-row table:style-name="ro1">
          <table:table-cell office:value-type="float" office:value="447889" calcext:value-type="float">
            <text:p>447889</text:p>
          </table:table-cell>
          <table:table-cell table:formula="of:=[.A30]/1000/(60*60*24)" office:value-type="time" office:time-value="PT00H07M27.889S" calcext:value-type="time">
            <text:p>00:07:28</text:p>
          </table:table-cell>
          <table:table-cell office:value-type="float" office:value="1.29" calcext:value-type="float">
            <text:p>1.29</text:p>
          </table:table-cell>
          <table:table-cell office:value-type="float" office:value="256.8" calcext:value-type="float">
            <text:p>256.8</text:p>
          </table:table-cell>
          <table:table-cell office:value-type="float" office:value="332.22" calcext:value-type="float">
            <text:p>332.22</text:p>
          </table:table-cell>
          <table:table-cell office:value-type="float" office:value="32.25" calcext:value-type="float">
            <text:p>32.25</text:p>
          </table:table-cell>
          <table:table-cell office:value-type="float" office:value="42.1" calcext:value-type="float">
            <text:p>42.1</text:p>
          </table:table-cell>
        </table:table-row>
        <table:table-row table:style-name="ro1">
          <table:table-cell office:value-type="float" office:value="463889" calcext:value-type="float">
            <text:p>463889</text:p>
          </table:table-cell>
          <table:table-cell table:formula="of:=[.A31]/1000/(60*60*24)" office:value-type="time" office:time-value="PT00H07M43.889S" calcext:value-type="time">
            <text:p>00:07:44</text:p>
          </table:table-cell>
          <table:table-cell office:value-type="float" office:value="1.29" calcext:value-type="float">
            <text:p>1.29</text:p>
          </table:table-cell>
          <table:table-cell office:value-type="float" office:value="256.7" calcext:value-type="float">
            <text:p>256.7</text:p>
          </table:table-cell>
          <table:table-cell office:value-type="float" office:value="332.09" calcext:value-type="float">
            <text:p>332.09</text:p>
          </table:table-cell>
          <table:table-cell office:value-type="float" office:value="33.39" calcext:value-type="float">
            <text:p>33.39</text:p>
          </table:table-cell>
          <table:table-cell office:value-type="float" office:value="43.58" calcext:value-type="float">
            <text:p>43.58</text:p>
          </table:table-cell>
        </table:table-row>
        <table:table-row table:style-name="ro1">
          <table:table-cell office:value-type="float" office:value="479889" calcext:value-type="float">
            <text:p>479889</text:p>
          </table:table-cell>
          <table:table-cell table:formula="of:=[.A32]/1000/(60*60*24)" office:value-type="time" office:time-value="PT00H07M59.889S" calcext:value-type="time">
            <text:p>00:08:00</text:p>
          </table:table-cell>
          <table:table-cell office:value-type="float" office:value="1.29" calcext:value-type="float">
            <text:p>1.29</text:p>
          </table:table-cell>
          <table:table-cell office:value-type="float" office:value="256.5" calcext:value-type="float">
            <text:p>256.5</text:p>
          </table:table-cell>
          <table:table-cell office:value-type="float" office:value="331.82" calcext:value-type="float">
            <text:p>331.82</text:p>
          </table:table-cell>
          <table:table-cell office:value-type="float" office:value="34.53" calcext:value-type="float">
            <text:p>34.53</text:p>
          </table:table-cell>
          <table:table-cell office:value-type="float" office:value="45.05" calcext:value-type="float">
            <text:p>45.05</text:p>
          </table:table-cell>
        </table:table-row>
        <table:table-row table:style-name="ro1">
          <table:table-cell office:value-type="float" office:value="495889" calcext:value-type="float">
            <text:p>495889</text:p>
          </table:table-cell>
          <table:table-cell table:formula="of:=[.A33]/1000/(60*60*24)" office:value-type="time" office:time-value="PT00H08M15.889S" calcext:value-type="time">
            <text:p>00:08:16</text:p>
          </table:table-cell>
          <table:table-cell office:value-type="float" office:value="1.29" calcext:value-type="float">
            <text:p>1.29</text:p>
          </table:table-cell>
          <table:table-cell office:value-type="float" office:value="256.5" calcext:value-type="float">
            <text:p>256.5</text:p>
          </table:table-cell>
          <table:table-cell office:value-type="float" office:value="331.82" calcext:value-type="float">
            <text:p>331.82</text:p>
          </table:table-cell>
          <table:table-cell office:value-type="float" office:value="35.67" calcext:value-type="float">
            <text:p>35.67</text:p>
          </table:table-cell>
          <table:table-cell office:value-type="float" office:value="46.53" calcext:value-type="float">
            <text:p>46.53</text:p>
          </table:table-cell>
        </table:table-row>
        <table:table-row table:style-name="ro1">
          <table:table-cell office:value-type="float" office:value="511889" calcext:value-type="float">
            <text:p>511889</text:p>
          </table:table-cell>
          <table:table-cell table:formula="of:=[.A34]/1000/(60*60*24)" office:value-type="time" office:time-value="PT00H08M31.889S" calcext:value-type="time">
            <text:p>00:08:32</text:p>
          </table:table-cell>
          <table:table-cell office:value-type="float" office:value="1.29" calcext:value-type="float">
            <text:p>1.29</text:p>
          </table:table-cell>
          <table:table-cell office:value-type="float" office:value="256.4" calcext:value-type="float">
            <text:p>256.4</text:p>
          </table:table-cell>
          <table:table-cell office:value-type="float" office:value="330.66" calcext:value-type="float">
            <text:p>330.66</text:p>
          </table:table-cell>
          <table:table-cell office:value-type="float" office:value="36.81" calcext:value-type="float">
            <text:p>36.8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527889" calcext:value-type="float">
            <text:p>527889</text:p>
          </table:table-cell>
          <table:table-cell table:formula="of:=[.A35]/1000/(60*60*24)" office:value-type="time" office:time-value="PT00H08M47.889S" calcext:value-type="time">
            <text:p>00:08:48</text:p>
          </table:table-cell>
          <table:table-cell office:value-type="float" office:value="1.29" calcext:value-type="float">
            <text:p>1.29</text:p>
          </table:table-cell>
          <table:table-cell office:value-type="float" office:value="256.3" calcext:value-type="float">
            <text:p>256.3</text:p>
          </table:table-cell>
          <table:table-cell office:value-type="float" office:value="330.53" calcext:value-type="float">
            <text:p>330.53</text:p>
          </table:table-cell>
          <table:table-cell office:value-type="float" office:value="37.95" calcext:value-type="float">
            <text:p>37.95</text:p>
          </table:table-cell>
          <table:table-cell office:value-type="float" office:value="49.47" calcext:value-type="float">
            <text:p>49.47</text:p>
          </table:table-cell>
        </table:table-row>
        <table:table-row table:style-name="ro1">
          <table:table-cell office:value-type="float" office:value="543889" calcext:value-type="float">
            <text:p>543889</text:p>
          </table:table-cell>
          <table:table-cell table:formula="of:=[.A36]/1000/(60*60*24)" office:value-type="time" office:time-value="PT00H09M03.889S" calcext:value-type="time">
            <text:p>00:09:04</text:p>
          </table:table-cell>
          <table:table-cell office:value-type="float" office:value="1.29" calcext:value-type="float">
            <text:p>1.29</text:p>
          </table:table-cell>
          <table:table-cell office:value-type="float" office:value="256.2" calcext:value-type="float">
            <text:p>256.2</text:p>
          </table:table-cell>
          <table:table-cell office:value-type="float" office:value="330.4" calcext:value-type="float">
            <text:p>330.4</text:p>
          </table:table-cell>
          <table:table-cell office:value-type="float" office:value="39.09" calcext:value-type="float">
            <text:p>39.09</text:p>
          </table:table-cell>
          <table:table-cell office:value-type="float" office:value="50.94" calcext:value-type="float">
            <text:p>50.94</text:p>
          </table:table-cell>
        </table:table-row>
        <table:table-row table:style-name="ro1">
          <table:table-cell office:value-type="float" office:value="559889" calcext:value-type="float">
            <text:p>559889</text:p>
          </table:table-cell>
          <table:table-cell table:formula="of:=[.A37]/1000/(60*60*24)" office:value-type="time" office:time-value="PT00H09M19.889S" calcext:value-type="time">
            <text:p>00:09:20</text:p>
          </table:table-cell>
          <table:table-cell office:value-type="float" office:value="1.29" calcext:value-type="float">
            <text:p>1.29</text:p>
          </table:table-cell>
          <table:table-cell office:value-type="float" office:value="256" calcext:value-type="float">
            <text:p>256</text:p>
          </table:table-cell>
          <table:table-cell office:value-type="float" office:value="330.14" calcext:value-type="float">
            <text:p>330.14</text:p>
          </table:table-cell>
          <table:table-cell office:value-type="float" office:value="40.23" calcext:value-type="float">
            <text:p>40.23</text:p>
          </table:table-cell>
          <table:table-cell office:value-type="float" office:value="52.4" calcext:value-type="float">
            <text:p>52.4</text:p>
          </table:table-cell>
        </table:table-row>
        <table:table-row table:style-name="ro1">
          <table:table-cell office:value-type="float" office:value="575889" calcext:value-type="float">
            <text:p>575889</text:p>
          </table:table-cell>
          <table:table-cell table:formula="of:=[.A38]/1000/(60*60*24)" office:value-type="time" office:time-value="PT00H09M35.889S" calcext:value-type="time">
            <text:p>00:09:36</text:p>
          </table:table-cell>
          <table:table-cell office:value-type="float" office:value="1.29" calcext:value-type="float">
            <text:p>1.29</text:p>
          </table:table-cell>
          <table:table-cell office:value-type="float" office:value="256" calcext:value-type="float">
            <text:p>256</text:p>
          </table:table-cell>
          <table:table-cell office:value-type="float" office:value="330.14" calcext:value-type="float">
            <text:p>330.14</text:p>
          </table:table-cell>
          <table:table-cell office:value-type="float" office:value="41.37" calcext:value-type="float">
            <text:p>41.37</text:p>
          </table:table-cell>
          <table:table-cell office:value-type="float" office:value="53.87" calcext:value-type="float">
            <text:p>53.87</text:p>
          </table:table-cell>
        </table:table-row>
        <table:table-row table:style-name="ro1">
          <table:table-cell office:value-type="float" office:value="591889" calcext:value-type="float">
            <text:p>591889</text:p>
          </table:table-cell>
          <table:table-cell table:formula="of:=[.A39]/1000/(60*60*24)" office:value-type="time" office:time-value="PT00H09M51.889S" calcext:value-type="time">
            <text:p>00:09:52</text:p>
          </table:table-cell>
          <table:table-cell office:value-type="float" office:value="1.29" calcext:value-type="float">
            <text:p>1.29</text:p>
          </table:table-cell>
          <table:table-cell office:value-type="float" office:value="255.9" calcext:value-type="float">
            <text:p>255.9</text:p>
          </table:table-cell>
          <table:table-cell office:value-type="float" office:value="328.98" calcext:value-type="float">
            <text:p>328.98</text:p>
          </table:table-cell>
          <table:table-cell office:value-type="float" office:value="42.5" calcext:value-type="float">
            <text:p>42.5</text:p>
          </table:table-cell>
          <table:table-cell office:value-type="float" office:value="55.33" calcext:value-type="float">
            <text:p>55.33</text:p>
          </table:table-cell>
        </table:table-row>
        <table:table-row table:style-name="ro1">
          <table:table-cell office:value-type="float" office:value="607889" calcext:value-type="float">
            <text:p>607889</text:p>
          </table:table-cell>
          <table:table-cell table:formula="of:=[.A40]/1000/(60*60*24)" office:value-type="time" office:time-value="PT00H10M07.889S" calcext:value-type="time">
            <text:p>00:10:08</text:p>
          </table:table-cell>
          <table:table-cell office:value-type="float" office:value="1.29" calcext:value-type="float">
            <text:p>1.29</text:p>
          </table:table-cell>
          <table:table-cell office:value-type="float" office:value="255.7" calcext:value-type="float">
            <text:p>255.7</text:p>
          </table:table-cell>
          <table:table-cell office:value-type="float" office:value="329.75" calcext:value-type="float">
            <text:p>329.75</text:p>
          </table:table-cell>
          <table:table-cell office:value-type="float" office:value="43.64" calcext:value-type="float">
            <text:p>43.64</text:p>
          </table:table-cell>
          <table:table-cell office:value-type="float" office:value="56.8" calcext:value-type="float">
            <text:p>56.8</text:p>
          </table:table-cell>
        </table:table-row>
        <table:table-row table:style-name="ro1">
          <table:table-cell office:value-type="float" office:value="623889" calcext:value-type="float">
            <text:p>623889</text:p>
          </table:table-cell>
          <table:table-cell table:formula="of:=[.A41]/1000/(60*60*24)" office:value-type="time" office:time-value="PT00H10M23.889S" calcext:value-type="time">
            <text:p>00:10:24</text:p>
          </table:table-cell>
          <table:table-cell office:value-type="float" office:value="1.29" calcext:value-type="float">
            <text:p>1.29</text:p>
          </table:table-cell>
          <table:table-cell office:value-type="float" office:value="255.7" calcext:value-type="float">
            <text:p>255.7</text:p>
          </table:table-cell>
          <table:table-cell office:value-type="float" office:value="328.72" calcext:value-type="float">
            <text:p>328.72</text:p>
          </table:table-cell>
          <table:table-cell office:value-type="float" office:value="44.78" calcext:value-type="float">
            <text:p>44.78</text:p>
          </table:table-cell>
          <table:table-cell office:value-type="float" office:value="58.26" calcext:value-type="float">
            <text:p>58.26</text:p>
          </table:table-cell>
        </table:table-row>
        <table:table-row table:style-name="ro1">
          <table:table-cell office:value-type="float" office:value="639889" calcext:value-type="float">
            <text:p>639889</text:p>
          </table:table-cell>
          <table:table-cell table:formula="of:=[.A42]/1000/(60*60*24)" office:value-type="time" office:time-value="PT00H10M39.889S" calcext:value-type="time">
            <text:p>00:10:40</text:p>
          </table:table-cell>
          <table:table-cell office:value-type="float" office:value="1.29" calcext:value-type="float">
            <text:p>1.29</text:p>
          </table:table-cell>
          <table:table-cell office:value-type="float" office:value="255.6" calcext:value-type="float">
            <text:p>255.6</text:p>
          </table:table-cell>
          <table:table-cell office:value-type="float" office:value="329.61" calcext:value-type="float">
            <text:p>329.61</text:p>
          </table:table-cell>
          <table:table-cell office:value-type="float" office:value="45.91" calcext:value-type="float">
            <text:p>45.91</text:p>
          </table:table-cell>
          <table:table-cell office:value-type="float" office:value="59.72" calcext:value-type="float">
            <text:p>59.72</text:p>
          </table:table-cell>
        </table:table-row>
        <table:table-row table:style-name="ro1">
          <table:table-cell office:value-type="float" office:value="655889" calcext:value-type="float">
            <text:p>655889</text:p>
          </table:table-cell>
          <table:table-cell table:formula="of:=[.A43]/1000/(60*60*24)" office:value-type="time" office:time-value="PT00H10M55.889S" calcext:value-type="time">
            <text:p>00:10:56</text:p>
          </table:table-cell>
          <table:table-cell office:value-type="float" office:value="1.29" calcext:value-type="float">
            <text:p>1.29</text:p>
          </table:table-cell>
          <table:table-cell office:value-type="float" office:value="255.5" calcext:value-type="float">
            <text:p>255.5</text:p>
          </table:table-cell>
          <table:table-cell office:value-type="float" office:value="328.46" calcext:value-type="float">
            <text:p>328.46</text:p>
          </table:table-cell>
          <table:table-cell office:value-type="float" office:value="47.05" calcext:value-type="float">
            <text:p>47.05</text:p>
          </table:table-cell>
          <table:table-cell office:value-type="float" office:value="61.18" calcext:value-type="float">
            <text:p>61.18</text:p>
          </table:table-cell>
        </table:table-row>
        <table:table-row table:style-name="ro1">
          <table:table-cell office:value-type="float" office:value="671889" calcext:value-type="float">
            <text:p>671889</text:p>
          </table:table-cell>
          <table:table-cell table:formula="of:=[.A44]/1000/(60*60*24)" office:value-type="time" office:time-value="PT00H11M11.889S" calcext:value-type="time">
            <text:p>00:11:12</text:p>
          </table:table-cell>
          <table:table-cell office:value-type="float" office:value="1.29" calcext:value-type="float">
            <text:p>1.29</text:p>
          </table:table-cell>
          <table:table-cell office:value-type="float" office:value="255.4" calcext:value-type="float">
            <text:p>255.4</text:p>
          </table:table-cell>
          <table:table-cell office:value-type="float" office:value="328.33" calcext:value-type="float">
            <text:p>328.33</text:p>
          </table:table-cell>
          <table:table-cell office:value-type="float" office:value="48.18" calcext:value-type="float">
            <text:p>48.18</text:p>
          </table:table-cell>
          <table:table-cell office:value-type="float" office:value="62.64" calcext:value-type="float">
            <text:p>62.64</text:p>
          </table:table-cell>
        </table:table-row>
        <table:table-row table:style-name="ro1">
          <table:table-cell office:value-type="float" office:value="687889" calcext:value-type="float">
            <text:p>687889</text:p>
          </table:table-cell>
          <table:table-cell table:formula="of:=[.A45]/1000/(60*60*24)" office:value-type="time" office:time-value="PT00H11M27.889S" calcext:value-type="time">
            <text:p>00:11:28</text:p>
          </table:table-cell>
          <table:table-cell office:value-type="float" office:value="1.29" calcext:value-type="float">
            <text:p>1.29</text:p>
          </table:table-cell>
          <table:table-cell office:value-type="float" office:value="255.4" calcext:value-type="float">
            <text:p>255.4</text:p>
          </table:table-cell>
          <table:table-cell office:value-type="float" office:value="328.32" calcext:value-type="float">
            <text:p>328.32</text:p>
          </table:table-cell>
          <table:table-cell office:value-type="float" office:value="49.32" calcext:value-type="float">
            <text:p>49.32</text:p>
          </table:table-cell>
          <table:table-cell office:value-type="float" office:value="64.1" calcext:value-type="float">
            <text:p>64.1</text:p>
          </table:table-cell>
        </table:table-row>
        <table:table-row table:style-name="ro1">
          <table:table-cell office:value-type="float" office:value="703889" calcext:value-type="float">
            <text:p>703889</text:p>
          </table:table-cell>
          <table:table-cell table:formula="of:=[.A46]/1000/(60*60*24)" office:value-type="time" office:time-value="PT00H11M43.889S" calcext:value-type="time">
            <text:p>00:11:44</text:p>
          </table:table-cell>
          <table:table-cell office:value-type="float" office:value="1.29" calcext:value-type="float">
            <text:p>1.29</text:p>
          </table:table-cell>
          <table:table-cell office:value-type="float" office:value="255.2" calcext:value-type="float">
            <text:p>255.2</text:p>
          </table:table-cell>
          <table:table-cell office:value-type="float" office:value="328.07" calcext:value-type="float">
            <text:p>328.07</text:p>
          </table:table-cell>
          <table:table-cell office:value-type="float" office:value="50.45" calcext:value-type="float">
            <text:p>50.45</text:p>
          </table:table-cell>
          <table:table-cell office:value-type="float" office:value="65.56" calcext:value-type="float">
            <text:p>65.56</text:p>
          </table:table-cell>
        </table:table-row>
        <table:table-row table:style-name="ro1">
          <table:table-cell office:value-type="float" office:value="719889" calcext:value-type="float">
            <text:p>719889</text:p>
          </table:table-cell>
          <table:table-cell table:formula="of:=[.A47]/1000/(60*60*24)" office:value-type="time" office:time-value="PT00H11M59.889S" calcext:value-type="time">
            <text:p>00:12:00</text:p>
          </table:table-cell>
          <table:table-cell office:value-type="float" office:value="1.29" calcext:value-type="float">
            <text:p>1.29</text:p>
          </table:table-cell>
          <table:table-cell office:value-type="float" office:value="255.2" calcext:value-type="float">
            <text:p>255.2</text:p>
          </table:table-cell>
          <table:table-cell office:value-type="float" office:value="328.06" calcext:value-type="float">
            <text:p>328.06</text:p>
          </table:table-cell>
          <table:table-cell office:value-type="float" office:value="51.59" calcext:value-type="float">
            <text:p>51.59</text:p>
          </table:table-cell>
          <table:table-cell office:value-type="float" office:value="67.02" calcext:value-type="float">
            <text:p>67.02</text:p>
          </table:table-cell>
        </table:table-row>
        <table:table-row table:style-name="ro1">
          <table:table-cell office:value-type="float" office:value="735889" calcext:value-type="float">
            <text:p>735889</text:p>
          </table:table-cell>
          <table:table-cell table:formula="of:=[.A48]/1000/(60*60*24)" office:value-type="time" office:time-value="PT00H12M15.889S" calcext:value-type="time">
            <text:p>00:12:16</text:p>
          </table:table-cell>
          <table:table-cell office:value-type="float" office:value="1.29" calcext:value-type="float">
            <text:p>1.29</text:p>
          </table:table-cell>
          <table:table-cell office:value-type="float" office:value="255.1" calcext:value-type="float">
            <text:p>255.1</text:p>
          </table:table-cell>
          <table:table-cell office:value-type="float" office:value="327.93" calcext:value-type="float">
            <text:p>327.93</text:p>
          </table:table-cell>
          <table:table-cell office:value-type="float" office:value="52.72" calcext:value-type="float">
            <text:p>52.72</text:p>
          </table:table-cell>
          <table:table-cell office:value-type="float" office:value="68.47" calcext:value-type="float">
            <text:p>68.47</text:p>
          </table:table-cell>
        </table:table-row>
        <table:table-row table:style-name="ro1">
          <table:table-cell office:value-type="float" office:value="751889" calcext:value-type="float">
            <text:p>751889</text:p>
          </table:table-cell>
          <table:table-cell table:formula="of:=[.A49]/1000/(60*60*24)" office:value-type="time" office:time-value="PT00H12M31.889S" calcext:value-type="time">
            <text:p>00:12:32</text:p>
          </table:table-cell>
          <table:table-cell office:value-type="float" office:value="1.28" calcext:value-type="float">
            <text:p>1.28</text:p>
          </table:table-cell>
          <table:table-cell office:value-type="float" office:value="255" calcext:value-type="float">
            <text:p>255</text:p>
          </table:table-cell>
          <table:table-cell office:value-type="float" office:value="326.78" calcext:value-type="float">
            <text:p>326.78</text:p>
          </table:table-cell>
          <table:table-cell office:value-type="float" office:value="53.86" calcext:value-type="float">
            <text:p>53.86</text:p>
          </table:table-cell>
          <table:table-cell office:value-type="float" office:value="69.93" calcext:value-type="float">
            <text:p>69.93</text:p>
          </table:table-cell>
        </table:table-row>
        <table:table-row table:style-name="ro1">
          <table:table-cell office:value-type="float" office:value="767889" calcext:value-type="float">
            <text:p>767889</text:p>
          </table:table-cell>
          <table:table-cell table:formula="of:=[.A50]/1000/(60*60*24)" office:value-type="time" office:time-value="PT00H12M47.889S" calcext:value-type="time">
            <text:p>00:12:48</text:p>
          </table:table-cell>
          <table:table-cell office:value-type="float" office:value="1.29" calcext:value-type="float">
            <text:p>1.29</text:p>
          </table:table-cell>
          <table:table-cell office:value-type="float" office:value="254.9" calcext:value-type="float">
            <text:p>254.9</text:p>
          </table:table-cell>
          <table:table-cell office:value-type="float" office:value="327.67" calcext:value-type="float">
            <text:p>327.67</text:p>
          </table:table-cell>
          <table:table-cell office:value-type="float" office:value="54.99" calcext:value-type="float">
            <text:p>54.99</text:p>
          </table:table-cell>
          <table:table-cell office:value-type="float" office:value="71.38" calcext:value-type="float">
            <text:p>71.38</text:p>
          </table:table-cell>
        </table:table-row>
        <table:table-row table:style-name="ro1">
          <table:table-cell office:value-type="float" office:value="783889" calcext:value-type="float">
            <text:p>783889</text:p>
          </table:table-cell>
          <table:table-cell table:formula="of:=[.A51]/1000/(60*60*24)" office:value-type="time" office:time-value="PT00H13M03.889S" calcext:value-type="time">
            <text:p>00:13:04</text:p>
          </table:table-cell>
          <table:table-cell office:value-type="float" office:value="1.28" calcext:value-type="float">
            <text:p>1.28</text:p>
          </table:table-cell>
          <table:table-cell office:value-type="float" office:value="254.8" calcext:value-type="float">
            <text:p>254.8</text:p>
          </table:table-cell>
          <table:table-cell office:value-type="float" office:value="326.52" calcext:value-type="float">
            <text:p>326.52</text:p>
          </table:table-cell>
          <table:table-cell office:value-type="float" office:value="56.12" calcext:value-type="float">
            <text:p>56.12</text:p>
          </table:table-cell>
          <table:table-cell office:value-type="float" office:value="72.84" calcext:value-type="float">
            <text:p>72.84</text:p>
          </table:table-cell>
        </table:table-row>
        <table:table-row table:style-name="ro1">
          <table:table-cell office:value-type="float" office:value="799888" calcext:value-type="float">
            <text:p>799888</text:p>
          </table:table-cell>
          <table:table-cell table:formula="of:=[.A52]/1000/(60*60*24)" office:value-type="time" office:time-value="PT00H13M19.888S" calcext:value-type="time">
            <text:p>00:13:20</text:p>
          </table:table-cell>
          <table:table-cell office:value-type="float" office:value="1.28" calcext:value-type="float">
            <text:p>1.28</text:p>
          </table:table-cell>
          <table:table-cell office:value-type="float" office:value="254.7" calcext:value-type="float">
            <text:p>254.7</text:p>
          </table:table-cell>
          <table:table-cell office:value-type="float" office:value="326.39" calcext:value-type="float">
            <text:p>326.39</text:p>
          </table:table-cell>
          <table:table-cell office:value-type="float" office:value="57.25" calcext:value-type="float">
            <text:p>57.25</text:p>
          </table:table-cell>
          <table:table-cell office:value-type="float" office:value="74.29" calcext:value-type="float">
            <text:p>74.29</text:p>
          </table:table-cell>
        </table:table-row>
        <table:table-row table:style-name="ro1">
          <table:table-cell office:value-type="float" office:value="815889" calcext:value-type="float">
            <text:p>815889</text:p>
          </table:table-cell>
          <table:table-cell table:formula="of:=[.A53]/1000/(60*60*24)" office:value-type="time" office:time-value="PT00H13M35.889S" calcext:value-type="time">
            <text:p>00:13:36</text:p>
          </table:table-cell>
          <table:table-cell office:value-type="float" office:value="1.28" calcext:value-type="float">
            <text:p>1.28</text:p>
          </table:table-cell>
          <table:table-cell office:value-type="float" office:value="254.6" calcext:value-type="float">
            <text:p>254.6</text:p>
          </table:table-cell>
          <table:table-cell office:value-type="float" office:value="326.26" calcext:value-type="float">
            <text:p>326.26</text:p>
          </table:table-cell>
          <table:table-cell office:value-type="float" office:value="58.39" calcext:value-type="float">
            <text:p>58.39</text:p>
          </table:table-cell>
          <table:table-cell office:value-type="float" office:value="75.74" calcext:value-type="float">
            <text:p>75.74</text:p>
          </table:table-cell>
        </table:table-row>
        <table:table-row table:style-name="ro1">
          <table:table-cell office:value-type="float" office:value="831889" calcext:value-type="float">
            <text:p>831889</text:p>
          </table:table-cell>
          <table:table-cell table:formula="of:=[.A54]/1000/(60*60*24)" office:value-type="time" office:time-value="PT00H13M51.889S" calcext:value-type="time">
            <text:p>00:13:52</text:p>
          </table:table-cell>
          <table:table-cell office:value-type="float" office:value="1.28" calcext:value-type="float">
            <text:p>1.28</text:p>
          </table:table-cell>
          <table:table-cell office:value-type="float" office:value="254.5" calcext:value-type="float">
            <text:p>254.5</text:p>
          </table:table-cell>
          <table:table-cell office:value-type="float" office:value="326.13" calcext:value-type="float">
            <text:p>326.13</text:p>
          </table:table-cell>
          <table:table-cell office:value-type="float" office:value="59.52" calcext:value-type="float">
            <text:p>59.52</text:p>
          </table:table-cell>
          <table:table-cell office:value-type="float" office:value="77.19" calcext:value-type="float">
            <text:p>77.19</text:p>
          </table:table-cell>
        </table:table-row>
        <table:table-row table:style-name="ro1">
          <table:table-cell office:value-type="float" office:value="847889" calcext:value-type="float">
            <text:p>847889</text:p>
          </table:table-cell>
          <table:table-cell table:formula="of:=[.A55]/1000/(60*60*24)" office:value-type="time" office:time-value="PT00H14M07.889S" calcext:value-type="time">
            <text:p>00:14:08</text:p>
          </table:table-cell>
          <table:table-cell office:value-type="float" office:value="1.28" calcext:value-type="float">
            <text:p>1.28</text:p>
          </table:table-cell>
          <table:table-cell office:value-type="float" office:value="254.5" calcext:value-type="float">
            <text:p>254.5</text:p>
          </table:table-cell>
          <table:table-cell office:value-type="float" office:value="326.13" calcext:value-type="float">
            <text:p>326.13</text:p>
          </table:table-cell>
          <table:table-cell office:value-type="float" office:value="60.65" calcext:value-type="float">
            <text:p>60.65</text:p>
          </table:table-cell>
          <table:table-cell office:value-type="float" office:value="78.64" calcext:value-type="float">
            <text:p>78.64</text:p>
          </table:table-cell>
        </table:table-row>
        <table:table-row table:style-name="ro1">
          <table:table-cell office:value-type="float" office:value="863889" calcext:value-type="float">
            <text:p>863889</text:p>
          </table:table-cell>
          <table:table-cell table:formula="of:=[.A56]/1000/(60*60*24)" office:value-type="time" office:time-value="PT00H14M23.889S" calcext:value-type="time">
            <text:p>00:14:24</text:p>
          </table:table-cell>
          <table:table-cell office:value-type="float" office:value="1.28" calcext:value-type="float">
            <text:p>1.28</text:p>
          </table:table-cell>
          <table:table-cell office:value-type="float" office:value="254.4" calcext:value-type="float">
            <text:p>254.4</text:p>
          </table:table-cell>
          <table:table-cell office:value-type="float" office:value="326" calcext:value-type="float">
            <text:p>326</text:p>
          </table:table-cell>
          <table:table-cell office:value-type="float" office:value="61.78" calcext:value-type="float">
            <text:p>61.78</text:p>
          </table:table-cell>
          <table:table-cell office:value-type="float" office:value="80.09" calcext:value-type="float">
            <text:p>80.09</text:p>
          </table:table-cell>
        </table:table-row>
        <table:table-row table:style-name="ro1">
          <table:table-cell office:value-type="float" office:value="879889" calcext:value-type="float">
            <text:p>879889</text:p>
          </table:table-cell>
          <table:table-cell table:formula="of:=[.A57]/1000/(60*60*24)" office:value-type="time" office:time-value="PT00H14M39.889S" calcext:value-type="time">
            <text:p>00:14:40</text:p>
          </table:table-cell>
          <table:table-cell office:value-type="float" office:value="1.28" calcext:value-type="float">
            <text:p>1.28</text:p>
          </table:table-cell>
          <table:table-cell office:value-type="float" office:value="254.4" calcext:value-type="float">
            <text:p>254.4</text:p>
          </table:table-cell>
          <table:table-cell office:value-type="float" office:value="326" calcext:value-type="float">
            <text:p>326</text:p>
          </table:table-cell>
          <table:table-cell office:value-type="float" office:value="62.91" calcext:value-type="float">
            <text:p>62.91</text:p>
          </table:table-cell>
          <table:table-cell office:value-type="float" office:value="81.53" calcext:value-type="float">
            <text:p>81.53</text:p>
          </table:table-cell>
        </table:table-row>
        <table:table-row table:style-name="ro1">
          <table:table-cell office:value-type="float" office:value="895889" calcext:value-type="float">
            <text:p>895889</text:p>
          </table:table-cell>
          <table:table-cell table:formula="of:=[.A58]/1000/(60*60*24)" office:value-type="time" office:time-value="PT00H14M55.889S" calcext:value-type="time">
            <text:p>00:14:56</text:p>
          </table:table-cell>
          <table:table-cell office:value-type="float" office:value="1.28" calcext:value-type="float">
            <text:p>1.28</text:p>
          </table:table-cell>
          <table:table-cell office:value-type="float" office:value="254.3" calcext:value-type="float">
            <text:p>254.3</text:p>
          </table:table-cell>
          <table:table-cell office:value-type="float" office:value="324.85" calcext:value-type="float">
            <text:p>324.85</text:p>
          </table:table-cell>
          <table:table-cell office:value-type="float" office:value="64.04" calcext:value-type="float">
            <text:p>64.04</text:p>
          </table:table-cell>
          <table:table-cell office:value-type="float" office:value="82.98" calcext:value-type="float">
            <text:p>82.98</text:p>
          </table:table-cell>
        </table:table-row>
        <table:table-row table:style-name="ro1">
          <table:table-cell office:value-type="float" office:value="911889" calcext:value-type="float">
            <text:p>911889</text:p>
          </table:table-cell>
          <table:table-cell table:formula="of:=[.A59]/1000/(60*60*24)" office:value-type="time" office:time-value="PT00H15M11.889S" calcext:value-type="time">
            <text:p>00:15:12</text:p>
          </table:table-cell>
          <table:table-cell office:value-type="float" office:value="1.28" calcext:value-type="float">
            <text:p>1.28</text:p>
          </table:table-cell>
          <table:table-cell office:value-type="float" office:value="254.2" calcext:value-type="float">
            <text:p>254.2</text:p>
          </table:table-cell>
          <table:table-cell office:value-type="float" office:value="325.74" calcext:value-type="float">
            <text:p>325.74</text:p>
          </table:table-cell>
          <table:table-cell office:value-type="float" office:value="65.17" calcext:value-type="float">
            <text:p>65.17</text:p>
          </table:table-cell>
          <table:table-cell office:value-type="float" office:value="84.43" calcext:value-type="float">
            <text:p>84.43</text:p>
          </table:table-cell>
        </table:table-row>
        <table:table-row table:style-name="ro1">
          <table:table-cell office:value-type="float" office:value="927889" calcext:value-type="float">
            <text:p>927889</text:p>
          </table:table-cell>
          <table:table-cell table:formula="of:=[.A60]/1000/(60*60*24)" office:value-type="time" office:time-value="PT00H15M27.889S" calcext:value-type="time">
            <text:p>00:15:28</text:p>
          </table:table-cell>
          <table:table-cell office:value-type="float" office:value="1.28" calcext:value-type="float">
            <text:p>1.28</text:p>
          </table:table-cell>
          <table:table-cell office:value-type="float" office:value="254.1" calcext:value-type="float">
            <text:p>254.1</text:p>
          </table:table-cell>
          <table:table-cell office:value-type="float" office:value="324.59" calcext:value-type="float">
            <text:p>324.59</text:p>
          </table:table-cell>
          <table:table-cell office:value-type="float" office:value="66.3" calcext:value-type="float">
            <text:p>66.3</text:p>
          </table:table-cell>
          <table:table-cell office:value-type="float" office:value="85.87" calcext:value-type="float">
            <text:p>85.87</text:p>
          </table:table-cell>
        </table:table-row>
        <table:table-row table:style-name="ro1">
          <table:table-cell office:value-type="float" office:value="943889" calcext:value-type="float">
            <text:p>943889</text:p>
          </table:table-cell>
          <table:table-cell table:formula="of:=[.A61]/1000/(60*60*24)" office:value-type="time" office:time-value="PT00H15M43.889S" calcext:value-type="time">
            <text:p>00:15:44</text:p>
          </table:table-cell>
          <table:table-cell office:value-type="float" office:value="1.28" calcext:value-type="float">
            <text:p>1.28</text:p>
          </table:table-cell>
          <table:table-cell office:value-type="float" office:value="254.1" calcext:value-type="float">
            <text:p>254.1</text:p>
          </table:table-cell>
          <table:table-cell office:value-type="float" office:value="324.59" calcext:value-type="float">
            <text:p>324.59</text:p>
          </table:table-cell>
          <table:table-cell office:value-type="float" office:value="67.43" calcext:value-type="float">
            <text:p>67.43</text:p>
          </table:table-cell>
          <table:table-cell office:value-type="float" office:value="87.32" calcext:value-type="float">
            <text:p>87.32</text:p>
          </table:table-cell>
        </table:table-row>
        <table:table-row table:style-name="ro1">
          <table:table-cell office:value-type="float" office:value="959889" calcext:value-type="float">
            <text:p>959889</text:p>
          </table:table-cell>
          <table:table-cell table:formula="of:=[.A62]/1000/(60*60*24)" office:value-type="time" office:time-value="PT00H15M59.889S" calcext:value-type="time">
            <text:p>00:16:00</text:p>
          </table:table-cell>
          <table:table-cell office:value-type="float" office:value="1.28" calcext:value-type="float">
            <text:p>1.28</text:p>
          </table:table-cell>
          <table:table-cell office:value-type="float" office:value="254" calcext:value-type="float">
            <text:p>254</text:p>
          </table:table-cell>
          <table:table-cell office:value-type="float" office:value="324.46" calcext:value-type="float">
            <text:p>324.46</text:p>
          </table:table-cell>
          <table:table-cell office:value-type="float" office:value="68.56" calcext:value-type="float">
            <text:p>68.56</text:p>
          </table:table-cell>
          <table:table-cell office:value-type="float" office:value="88.76" calcext:value-type="float">
            <text:p>88.76</text:p>
          </table:table-cell>
        </table:table-row>
        <table:table-row table:style-name="ro1">
          <table:table-cell office:value-type="float" office:value="975889" calcext:value-type="float">
            <text:p>975889</text:p>
          </table:table-cell>
          <table:table-cell table:formula="of:=[.A63]/1000/(60*60*24)" office:value-type="time" office:time-value="PT00H16M15.889S" calcext:value-type="time">
            <text:p>00:16:16</text:p>
          </table:table-cell>
          <table:table-cell office:value-type="float" office:value="1.28" calcext:value-type="float">
            <text:p>1.28</text:p>
          </table:table-cell>
          <table:table-cell office:value-type="float" office:value="253.9" calcext:value-type="float">
            <text:p>253.9</text:p>
          </table:table-cell>
          <table:table-cell office:value-type="float" office:value="324.33" calcext:value-type="float">
            <text:p>324.33</text:p>
          </table:table-cell>
          <table:table-cell office:value-type="float" office:value="69.69" calcext:value-type="float">
            <text:p>69.69</text:p>
          </table:table-cell>
          <table:table-cell office:value-type="float" office:value="90.2" calcext:value-type="float">
            <text:p>90.2</text:p>
          </table:table-cell>
        </table:table-row>
        <table:table-row table:style-name="ro1">
          <table:table-cell office:value-type="float" office:value="991889" calcext:value-type="float">
            <text:p>991889</text:p>
          </table:table-cell>
          <table:table-cell table:formula="of:=[.A64]/1000/(60*60*24)" office:value-type="time" office:time-value="PT00H16M31.889S" calcext:value-type="time">
            <text:p>00:16:32</text:p>
          </table:table-cell>
          <table:table-cell office:value-type="float" office:value="1.28" calcext:value-type="float">
            <text:p>1.28</text:p>
          </table:table-cell>
          <table:table-cell office:value-type="float" office:value="253.9" calcext:value-type="float">
            <text:p>253.9</text:p>
          </table:table-cell>
          <table:table-cell office:value-type="float" office:value="324.33" calcext:value-type="float">
            <text:p>324.33</text:p>
          </table:table-cell>
          <table:table-cell office:value-type="float" office:value="70.81" calcext:value-type="float">
            <text:p>70.81</text:p>
          </table:table-cell>
          <table:table-cell office:value-type="float" office:value="91.64" calcext:value-type="float">
            <text:p>91.64</text:p>
          </table:table-cell>
        </table:table-row>
        <table:table-row table:style-name="ro1">
          <table:table-cell office:value-type="float" office:value="1007889" calcext:value-type="float">
            <text:p>1007889</text:p>
          </table:table-cell>
          <table:table-cell table:formula="of:=[.A65]/1000/(60*60*24)" office:value-type="time" office:time-value="PT00H16M47.889S" calcext:value-type="time">
            <text:p>00:16:48</text:p>
          </table:table-cell>
          <table:table-cell office:value-type="float" office:value="1.28" calcext:value-type="float">
            <text:p>1.28</text:p>
          </table:table-cell>
          <table:table-cell office:value-type="float" office:value="253.8" calcext:value-type="float">
            <text:p>253.8</text:p>
          </table:table-cell>
          <table:table-cell office:value-type="float" office:value="324.2" calcext:value-type="float">
            <text:p>324.2</text:p>
          </table:table-cell>
          <table:table-cell office:value-type="float" office:value="71.94" calcext:value-type="float">
            <text:p>71.94</text:p>
          </table:table-cell>
          <table:table-cell office:value-type="float" office:value="93.08" calcext:value-type="float">
            <text:p>93.08</text:p>
          </table:table-cell>
        </table:table-row>
        <table:table-row table:style-name="ro1">
          <table:table-cell office:value-type="float" office:value="1023889" calcext:value-type="float">
            <text:p>1023889</text:p>
          </table:table-cell>
          <table:table-cell table:formula="of:=[.A66]/1000/(60*60*24)" office:value-type="time" office:time-value="PT00H17M03.889S" calcext:value-type="time">
            <text:p>00:17:04</text:p>
          </table:table-cell>
          <table:table-cell office:value-type="float" office:value="1.28" calcext:value-type="float">
            <text:p>1.28</text:p>
          </table:table-cell>
          <table:table-cell office:value-type="float" office:value="253.7" calcext:value-type="float">
            <text:p>253.7</text:p>
          </table:table-cell>
          <table:table-cell office:value-type="float" office:value="324.07" calcext:value-type="float">
            <text:p>324.07</text:p>
          </table:table-cell>
          <table:table-cell office:value-type="float" office:value="73.07" calcext:value-type="float">
            <text:p>73.07</text:p>
          </table:table-cell>
          <table:table-cell office:value-type="float" office:value="94.52" calcext:value-type="float">
            <text:p>94.52</text:p>
          </table:table-cell>
        </table:table-row>
        <table:table-row table:style-name="ro1">
          <table:table-cell office:value-type="float" office:value="1039889" calcext:value-type="float">
            <text:p>1039889</text:p>
          </table:table-cell>
          <table:table-cell table:formula="of:=[.A67]/1000/(60*60*24)" office:value-type="time" office:time-value="PT00H17M19.889S" calcext:value-type="time">
            <text:p>00:17:20</text:p>
          </table:table-cell>
          <table:table-cell office:value-type="float" office:value="1.28" calcext:value-type="float">
            <text:p>1.28</text:p>
          </table:table-cell>
          <table:table-cell office:value-type="float" office:value="253.6" calcext:value-type="float">
            <text:p>253.6</text:p>
          </table:table-cell>
          <table:table-cell office:value-type="float" office:value="323.94" calcext:value-type="float">
            <text:p>323.94</text:p>
          </table:table-cell>
          <table:table-cell office:value-type="float" office:value="74.2" calcext:value-type="float">
            <text:p>74.2</text:p>
          </table:table-cell>
          <table:table-cell office:value-type="float" office:value="95.96" calcext:value-type="float">
            <text:p>95.96</text:p>
          </table:table-cell>
        </table:table-row>
        <table:table-row table:style-name="ro1">
          <table:table-cell office:value-type="float" office:value="1055889" calcext:value-type="float">
            <text:p>1055889</text:p>
          </table:table-cell>
          <table:table-cell table:formula="of:=[.A68]/1000/(60*60*24)" office:value-type="time" office:time-value="PT00H17M35.889S" calcext:value-type="time">
            <text:p>00:17:36</text:p>
          </table:table-cell>
          <table:table-cell office:value-type="float" office:value="1.28" calcext:value-type="float">
            <text:p>1.28</text:p>
          </table:table-cell>
          <table:table-cell office:value-type="float" office:value="253.6" calcext:value-type="float">
            <text:p>253.6</text:p>
          </table:table-cell>
          <table:table-cell office:value-type="float" office:value="323.94" calcext:value-type="float">
            <text:p>323.94</text:p>
          </table:table-cell>
          <table:table-cell office:value-type="float" office:value="75.32" calcext:value-type="float">
            <text:p>75.32</text:p>
          </table:table-cell>
          <table:table-cell office:value-type="float" office:value="97.4" calcext:value-type="float">
            <text:p>97.4</text:p>
          </table:table-cell>
        </table:table-row>
        <table:table-row table:style-name="ro1">
          <table:table-cell office:value-type="float" office:value="1071889" calcext:value-type="float">
            <text:p>1071889</text:p>
          </table:table-cell>
          <table:table-cell table:formula="of:=[.A69]/1000/(60*60*24)" office:value-type="time" office:time-value="PT00H17M51.889S" calcext:value-type="time">
            <text:p>00:17:52</text:p>
          </table:table-cell>
          <table:table-cell office:value-type="float" office:value="1.27" calcext:value-type="float">
            <text:p>1.27</text:p>
          </table:table-cell>
          <table:table-cell office:value-type="float" office:value="253.5" calcext:value-type="float">
            <text:p>253.5</text:p>
          </table:table-cell>
          <table:table-cell office:value-type="float" office:value="322.79" calcext:value-type="float">
            <text:p>322.79</text:p>
          </table:table-cell>
          <table:table-cell office:value-type="float" office:value="76.45" calcext:value-type="float">
            <text:p>76.45</text:p>
          </table:table-cell>
          <table:table-cell office:value-type="float" office:value="98.84" calcext:value-type="float">
            <text:p>98.84</text:p>
          </table:table-cell>
        </table:table-row>
        <table:table-row table:style-name="ro1">
          <table:table-cell office:value-type="float" office:value="1087889" calcext:value-type="float">
            <text:p>1087889</text:p>
          </table:table-cell>
          <table:table-cell table:formula="of:=[.A70]/1000/(60*60*24)" office:value-type="time" office:time-value="PT00H18M07.889S" calcext:value-type="time">
            <text:p>00:18:08</text:p>
          </table:table-cell>
          <table:table-cell office:value-type="float" office:value="1.27" calcext:value-type="float">
            <text:p>1.27</text:p>
          </table:table-cell>
          <table:table-cell office:value-type="float" office:value="253.5" calcext:value-type="float">
            <text:p>253.5</text:p>
          </table:table-cell>
          <table:table-cell office:value-type="float" office:value="322.79" calcext:value-type="float">
            <text:p>322.79</text:p>
          </table:table-cell>
          <table:table-cell office:value-type="float" office:value="77.58" calcext:value-type="float">
            <text:p>77.58</text:p>
          </table:table-cell>
          <table:table-cell office:value-type="float" office:value="100.28" calcext:value-type="float">
            <text:p>100.28</text:p>
          </table:table-cell>
        </table:table-row>
        <table:table-row table:style-name="ro1">
          <table:table-cell office:value-type="float" office:value="1103889" calcext:value-type="float">
            <text:p>1103889</text:p>
          </table:table-cell>
          <table:table-cell table:formula="of:=[.A71]/1000/(60*60*24)" office:value-type="time" office:time-value="PT00H18M23.889S" calcext:value-type="time">
            <text:p>00:18:24</text:p>
          </table:table-cell>
          <table:table-cell office:value-type="float" office:value="1.28" calcext:value-type="float">
            <text:p>1.28</text:p>
          </table:table-cell>
          <table:table-cell office:value-type="float" office:value="253.4" calcext:value-type="float">
            <text:p>253.4</text:p>
          </table:table-cell>
          <table:table-cell office:value-type="float" office:value="323.68" calcext:value-type="float">
            <text:p>323.68</text:p>
          </table:table-cell>
          <table:table-cell office:value-type="float" office:value="78.7" calcext:value-type="float">
            <text:p>78.7</text:p>
          </table:table-cell>
          <table:table-cell office:value-type="float" office:value="101.71" calcext:value-type="float">
            <text:p>101.71</text:p>
          </table:table-cell>
        </table:table-row>
        <table:table-row table:style-name="ro1">
          <table:table-cell office:value-type="float" office:value="1119889" calcext:value-type="float">
            <text:p>1119889</text:p>
          </table:table-cell>
          <table:table-cell table:formula="of:=[.A72]/1000/(60*60*24)" office:value-type="time" office:time-value="PT00H18M39.889S" calcext:value-type="time">
            <text:p>00:18:40</text:p>
          </table:table-cell>
          <table:table-cell office:value-type="float" office:value="1.28" calcext:value-type="float">
            <text:p>1.28</text:p>
          </table:table-cell>
          <table:table-cell office:value-type="float" office:value="253.4" calcext:value-type="float">
            <text:p>253.4</text:p>
          </table:table-cell>
          <table:table-cell office:value-type="float" office:value="323.68" calcext:value-type="float">
            <text:p>323.68</text:p>
          </table:table-cell>
          <table:table-cell office:value-type="float" office:value="79.83" calcext:value-type="float">
            <text:p>79.83</text:p>
          </table:table-cell>
          <table:table-cell office:value-type="float" office:value="103.15" calcext:value-type="float">
            <text:p>103.15</text:p>
          </table:table-cell>
        </table:table-row>
        <table:table-row table:style-name="ro1">
          <table:table-cell office:value-type="float" office:value="1135889" calcext:value-type="float">
            <text:p>1135889</text:p>
          </table:table-cell>
          <table:table-cell table:formula="of:=[.A73]/1000/(60*60*24)" office:value-type="time" office:time-value="PT00H18M55.889S" calcext:value-type="time">
            <text:p>00:18:56</text:p>
          </table:table-cell>
          <table:table-cell office:value-type="float" office:value="1.27" calcext:value-type="float">
            <text:p>1.27</text:p>
          </table:table-cell>
          <table:table-cell office:value-type="float" office:value="253.3" calcext:value-type="float">
            <text:p>253.3</text:p>
          </table:table-cell>
          <table:table-cell office:value-type="float" office:value="322.53" calcext:value-type="float">
            <text:p>322.53</text:p>
          </table:table-cell>
          <table:table-cell office:value-type="float" office:value="80.96" calcext:value-type="float">
            <text:p>80.96</text:p>
          </table:table-cell>
          <table:table-cell office:value-type="float" office:value="104.58" calcext:value-type="float">
            <text:p>104.58</text:p>
          </table:table-cell>
        </table:table-row>
        <table:table-row table:style-name="ro1">
          <table:table-cell office:value-type="float" office:value="1151889" calcext:value-type="float">
            <text:p>1151889</text:p>
          </table:table-cell>
          <table:table-cell table:formula="of:=[.A74]/1000/(60*60*24)" office:value-type="time" office:time-value="PT00H19M11.889S" calcext:value-type="time">
            <text:p>00:19:12</text:p>
          </table:table-cell>
          <table:table-cell office:value-type="float" office:value="1.27" calcext:value-type="float">
            <text:p>1.27</text:p>
          </table:table-cell>
          <table:table-cell office:value-type="float" office:value="253.2" calcext:value-type="float">
            <text:p>253.2</text:p>
          </table:table-cell>
          <table:table-cell office:value-type="float" office:value="322.4" calcext:value-type="float">
            <text:p>322.4</text:p>
          </table:table-cell>
          <table:table-cell office:value-type="float" office:value="82.08" calcext:value-type="float">
            <text:p>82.08</text:p>
          </table:table-cell>
          <table:table-cell office:value-type="float" office:value="106.02" calcext:value-type="float">
            <text:p>106.02</text:p>
          </table:table-cell>
        </table:table-row>
        <table:table-row table:style-name="ro1">
          <table:table-cell office:value-type="float" office:value="1167889" calcext:value-type="float">
            <text:p>1167889</text:p>
          </table:table-cell>
          <table:table-cell table:formula="of:=[.A75]/1000/(60*60*24)" office:value-type="time" office:time-value="PT00H19M27.889S" calcext:value-type="time">
            <text:p>00:19:28</text:p>
          </table:table-cell>
          <table:table-cell office:value-type="float" office:value="1.27" calcext:value-type="float">
            <text:p>1.27</text:p>
          </table:table-cell>
          <table:table-cell office:value-type="float" office:value="253.1" calcext:value-type="float">
            <text:p>253.1</text:p>
          </table:table-cell>
          <table:table-cell office:value-type="float" office:value="322.27" calcext:value-type="float">
            <text:p>322.27</text:p>
          </table:table-cell>
          <table:table-cell office:value-type="float" office:value="83.21" calcext:value-type="float">
            <text:p>83.21</text:p>
          </table:table-cell>
          <table:table-cell office:value-type="float" office:value="107.45" calcext:value-type="float">
            <text:p>107.45</text:p>
          </table:table-cell>
        </table:table-row>
        <table:table-row table:style-name="ro1">
          <table:table-cell office:value-type="float" office:value="1183889" calcext:value-type="float">
            <text:p>1183889</text:p>
          </table:table-cell>
          <table:table-cell table:formula="of:=[.A76]/1000/(60*60*24)" office:value-type="time" office:time-value="PT00H19M43.889S" calcext:value-type="time">
            <text:p>00:19:44</text:p>
          </table:table-cell>
          <table:table-cell office:value-type="float" office:value="1.27" calcext:value-type="float">
            <text:p>1.27</text:p>
          </table:table-cell>
          <table:table-cell office:value-type="float" office:value="253.1" calcext:value-type="float">
            <text:p>253.1</text:p>
          </table:table-cell>
          <table:table-cell office:value-type="float" office:value="322.27" calcext:value-type="float">
            <text:p>322.27</text:p>
          </table:table-cell>
          <table:table-cell office:value-type="float" office:value="84.33" calcext:value-type="float">
            <text:p>84.33</text:p>
          </table:table-cell>
          <table:table-cell office:value-type="float" office:value="108.88" calcext:value-type="float">
            <text:p>108.88</text:p>
          </table:table-cell>
        </table:table-row>
        <table:table-row table:style-name="ro1">
          <table:table-cell office:value-type="float" office:value="1199889" calcext:value-type="float">
            <text:p>1199889</text:p>
          </table:table-cell>
          <table:table-cell table:formula="of:=[.A77]/1000/(60*60*24)" office:value-type="time" office:time-value="PT00H19M59.889S" calcext:value-type="time">
            <text:p>00:20:00</text:p>
          </table:table-cell>
          <table:table-cell office:value-type="float" office:value="1.27" calcext:value-type="float">
            <text:p>1.27</text:p>
          </table:table-cell>
          <table:table-cell office:value-type="float" office:value="253" calcext:value-type="float">
            <text:p>253</text:p>
          </table:table-cell>
          <table:table-cell office:value-type="float" office:value="322.14" calcext:value-type="float">
            <text:p>322.14</text:p>
          </table:table-cell>
          <table:table-cell office:value-type="float" office:value="85.46" calcext:value-type="float">
            <text:p>85.46</text:p>
          </table:table-cell>
          <table:table-cell office:value-type="float" office:value="110.31" calcext:value-type="float">
            <text:p>110.31</text:p>
          </table:table-cell>
        </table:table-row>
        <table:table-row table:style-name="ro1">
          <table:table-cell office:value-type="float" office:value="1215889" calcext:value-type="float">
            <text:p>1215889</text:p>
          </table:table-cell>
          <table:table-cell table:formula="of:=[.A78]/1000/(60*60*24)" office:value-type="time" office:time-value="PT00H20M15.889S" calcext:value-type="time">
            <text:p>00:20:16</text:p>
          </table:table-cell>
          <table:table-cell office:value-type="float" office:value="1.27" calcext:value-type="float">
            <text:p>1.27</text:p>
          </table:table-cell>
          <table:table-cell office:value-type="float" office:value="252.9" calcext:value-type="float">
            <text:p>252.9</text:p>
          </table:table-cell>
          <table:table-cell office:value-type="float" office:value="322.02" calcext:value-type="float">
            <text:p>322.02</text:p>
          </table:table-cell>
          <table:table-cell office:value-type="float" office:value="86.58" calcext:value-type="float">
            <text:p>86.58</text:p>
          </table:table-cell>
          <table:table-cell office:value-type="float" office:value="111.74" calcext:value-type="float">
            <text:p>111.74</text:p>
          </table:table-cell>
        </table:table-row>
        <table:table-row table:style-name="ro1">
          <table:table-cell office:value-type="float" office:value="1231889" calcext:value-type="float">
            <text:p>1231889</text:p>
          </table:table-cell>
          <table:table-cell table:formula="of:=[.A79]/1000/(60*60*24)" office:value-type="time" office:time-value="PT00H20M31.889S" calcext:value-type="time">
            <text:p>00:20:32</text:p>
          </table:table-cell>
          <table:table-cell office:value-type="float" office:value="1.27" calcext:value-type="float">
            <text:p>1.27</text:p>
          </table:table-cell>
          <table:table-cell office:value-type="float" office:value="252.9" calcext:value-type="float">
            <text:p>252.9</text:p>
          </table:table-cell>
          <table:table-cell office:value-type="float" office:value="322.02" calcext:value-type="float">
            <text:p>322.02</text:p>
          </table:table-cell>
          <table:table-cell office:value-type="float" office:value="87.7" calcext:value-type="float">
            <text:p>87.7</text:p>
          </table:table-cell>
          <table:table-cell office:value-type="float" office:value="113.18" calcext:value-type="float">
            <text:p>113.18</text:p>
          </table:table-cell>
        </table:table-row>
        <table:table-row table:style-name="ro1">
          <table:table-cell office:value-type="float" office:value="1247889" calcext:value-type="float">
            <text:p>1247889</text:p>
          </table:table-cell>
          <table:table-cell table:formula="of:=[.A80]/1000/(60*60*24)" office:value-type="time" office:time-value="PT00H20M47.889S" calcext:value-type="time">
            <text:p>00:20:48</text:p>
          </table:table-cell>
          <table:table-cell office:value-type="float" office:value="1.27" calcext:value-type="float">
            <text:p>1.27</text:p>
          </table:table-cell>
          <table:table-cell office:value-type="float" office:value="252.8" calcext:value-type="float">
            <text:p>252.8</text:p>
          </table:table-cell>
          <table:table-cell office:value-type="float" office:value="321.89" calcext:value-type="float">
            <text:p>321.89</text:p>
          </table:table-cell>
          <table:table-cell office:value-type="float" office:value="88.83" calcext:value-type="float">
            <text:p>88.83</text:p>
          </table:table-cell>
          <table:table-cell office:value-type="float" office:value="114.61" calcext:value-type="float">
            <text:p>114.61</text:p>
          </table:table-cell>
        </table:table-row>
        <table:table-row table:style-name="ro1">
          <table:table-cell office:value-type="float" office:value="1263889" calcext:value-type="float">
            <text:p>1263889</text:p>
          </table:table-cell>
          <table:table-cell table:formula="of:=[.A81]/1000/(60*60*24)" office:value-type="time" office:time-value="PT00H21M03.889S" calcext:value-type="time">
            <text:p>00:21:04</text:p>
          </table:table-cell>
          <table:table-cell office:value-type="float" office:value="1.27" calcext:value-type="float">
            <text:p>1.27</text:p>
          </table:table-cell>
          <table:table-cell office:value-type="float" office:value="252.7" calcext:value-type="float">
            <text:p>252.7</text:p>
          </table:table-cell>
          <table:table-cell office:value-type="float" office:value="321.76" calcext:value-type="float">
            <text:p>321.76</text:p>
          </table:table-cell>
          <table:table-cell office:value-type="float" office:value="89.95" calcext:value-type="float">
            <text:p>89.95</text:p>
          </table:table-cell>
          <table:table-cell office:value-type="float" office:value="116.03" calcext:value-type="float">
            <text:p>116.03</text:p>
          </table:table-cell>
        </table:table-row>
        <table:table-row table:style-name="ro1">
          <table:table-cell office:value-type="float" office:value="1279889" calcext:value-type="float">
            <text:p>1279889</text:p>
          </table:table-cell>
          <table:table-cell table:formula="of:=[.A82]/1000/(60*60*24)" office:value-type="time" office:time-value="PT00H21M19.889S" calcext:value-type="time">
            <text:p>00:21:20</text:p>
          </table:table-cell>
          <table:table-cell office:value-type="float" office:value="1.27" calcext:value-type="float">
            <text:p>1.27</text:p>
          </table:table-cell>
          <table:table-cell office:value-type="float" office:value="252.6" calcext:value-type="float">
            <text:p>252.6</text:p>
          </table:table-cell>
          <table:table-cell office:value-type="float" office:value="321.63" calcext:value-type="float">
            <text:p>321.63</text:p>
          </table:table-cell>
          <table:table-cell office:value-type="float" office:value="91.07" calcext:value-type="float">
            <text:p>91.07</text:p>
          </table:table-cell>
          <table:table-cell office:value-type="float" office:value="117.46" calcext:value-type="float">
            <text:p>117.46</text:p>
          </table:table-cell>
        </table:table-row>
        <table:table-row table:style-name="ro1">
          <table:table-cell office:value-type="float" office:value="1295889" calcext:value-type="float">
            <text:p>1295889</text:p>
          </table:table-cell>
          <table:table-cell table:formula="of:=[.A83]/1000/(60*60*24)" office:value-type="time" office:time-value="PT00H21M35.889S" calcext:value-type="time">
            <text:p>00:21:36</text:p>
          </table:table-cell>
          <table:table-cell office:value-type="float" office:value="1.27" calcext:value-type="float">
            <text:p>1.27</text:p>
          </table:table-cell>
          <table:table-cell office:value-type="float" office:value="252.6" calcext:value-type="float">
            <text:p>252.6</text:p>
          </table:table-cell>
          <table:table-cell office:value-type="float" office:value="320.62" calcext:value-type="float">
            <text:p>320.62</text:p>
          </table:table-cell>
          <table:table-cell office:value-type="float" office:value="92.2" calcext:value-type="float">
            <text:p>92.2</text:p>
          </table:table-cell>
          <table:table-cell office:value-type="float" office:value="118.89" calcext:value-type="float">
            <text:p>118.89</text:p>
          </table:table-cell>
        </table:table-row>
        <table:table-row table:style-name="ro1">
          <table:table-cell office:value-type="float" office:value="1311889" calcext:value-type="float">
            <text:p>1311889</text:p>
          </table:table-cell>
          <table:table-cell table:formula="of:=[.A84]/1000/(60*60*24)" office:value-type="time" office:time-value="PT00H21M51.889S" calcext:value-type="time">
            <text:p>00:21:52</text:p>
          </table:table-cell>
          <table:table-cell office:value-type="float" office:value="1.27" calcext:value-type="float">
            <text:p>1.27</text:p>
          </table:table-cell>
          <table:table-cell office:value-type="float" office:value="252.6" calcext:value-type="float">
            <text:p>252.6</text:p>
          </table:table-cell>
          <table:table-cell office:value-type="float" office:value="320.62" calcext:value-type="float">
            <text:p>320.62</text:p>
          </table:table-cell>
          <table:table-cell office:value-type="float" office:value="93.32" calcext:value-type="float">
            <text:p>93.32</text:p>
          </table:table-cell>
          <table:table-cell office:value-type="float" office:value="120.32" calcext:value-type="float">
            <text:p>120.32</text:p>
          </table:table-cell>
        </table:table-row>
        <table:table-row table:style-name="ro1">
          <table:table-cell office:value-type="float" office:value="1327889" calcext:value-type="float">
            <text:p>1327889</text:p>
          </table:table-cell>
          <table:table-cell table:formula="of:=[.A85]/1000/(60*60*24)" office:value-type="time" office:time-value="PT00H22M07.889S" calcext:value-type="time">
            <text:p>00:22:08</text:p>
          </table:table-cell>
          <table:table-cell office:value-type="float" office:value="1.27" calcext:value-type="float">
            <text:p>1.27</text:p>
          </table:table-cell>
          <table:table-cell office:value-type="float" office:value="252.5" calcext:value-type="float">
            <text:p>252.5</text:p>
          </table:table-cell>
          <table:table-cell office:value-type="float" office:value="320.49" calcext:value-type="float">
            <text:p>320.49</text:p>
          </table:table-cell>
          <table:table-cell office:value-type="float" office:value="94.44" calcext:value-type="float">
            <text:p>94.44</text:p>
          </table:table-cell>
          <table:table-cell office:value-type="float" office:value="121.74" calcext:value-type="float">
            <text:p>121.74</text:p>
          </table:table-cell>
        </table:table-row>
        <table:table-row table:style-name="ro1">
          <table:table-cell office:value-type="float" office:value="1343889" calcext:value-type="float">
            <text:p>1343889</text:p>
          </table:table-cell>
          <table:table-cell table:formula="of:=[.A86]/1000/(60*60*24)" office:value-type="time" office:time-value="PT00H22M23.889S" calcext:value-type="time">
            <text:p>00:22:24</text:p>
          </table:table-cell>
          <table:table-cell office:value-type="float" office:value="1.27" calcext:value-type="float">
            <text:p>1.27</text:p>
          </table:table-cell>
          <table:table-cell office:value-type="float" office:value="252.5" calcext:value-type="float">
            <text:p>252.5</text:p>
          </table:table-cell>
          <table:table-cell office:value-type="float" office:value="320.48" calcext:value-type="float">
            <text:p>320.48</text:p>
          </table:table-cell>
          <table:table-cell office:value-type="float" office:value="95.56" calcext:value-type="float">
            <text:p>95.56</text:p>
          </table:table-cell>
          <table:table-cell office:value-type="float" office:value="123.17" calcext:value-type="float">
            <text:p>123.17</text:p>
          </table:table-cell>
        </table:table-row>
        <table:table-row table:style-name="ro1">
          <table:table-cell office:value-type="float" office:value="1359889" calcext:value-type="float">
            <text:p>1359889</text:p>
          </table:table-cell>
          <table:table-cell table:formula="of:=[.A87]/1000/(60*60*24)" office:value-type="time" office:time-value="PT00H22M39.889S" calcext:value-type="time">
            <text:p>00:22:40</text:p>
          </table:table-cell>
          <table:table-cell office:value-type="float" office:value="1.27" calcext:value-type="float">
            <text:p>1.27</text:p>
          </table:table-cell>
          <table:table-cell office:value-type="float" office:value="252.4" calcext:value-type="float">
            <text:p>252.4</text:p>
          </table:table-cell>
          <table:table-cell office:value-type="float" office:value="320.36" calcext:value-type="float">
            <text:p>320.36</text:p>
          </table:table-cell>
          <table:table-cell office:value-type="float" office:value="96.69" calcext:value-type="float">
            <text:p>96.69</text:p>
          </table:table-cell>
          <table:table-cell office:value-type="float" office:value="124.59" calcext:value-type="float">
            <text:p>124.59</text:p>
          </table:table-cell>
        </table:table-row>
        <table:table-row table:style-name="ro1">
          <table:table-cell office:value-type="float" office:value="1375889" calcext:value-type="float">
            <text:p>1375889</text:p>
          </table:table-cell>
          <table:table-cell table:formula="of:=[.A88]/1000/(60*60*24)" office:value-type="time" office:time-value="PT00H22M55.889S" calcext:value-type="time">
            <text:p>00:22:56</text:p>
          </table:table-cell>
          <table:table-cell office:value-type="float" office:value="1.27" calcext:value-type="float">
            <text:p>1.27</text:p>
          </table:table-cell>
          <table:table-cell office:value-type="float" office:value="252.3" calcext:value-type="float">
            <text:p>252.3</text:p>
          </table:table-cell>
          <table:table-cell office:value-type="float" office:value="320.23" calcext:value-type="float">
            <text:p>320.23</text:p>
          </table:table-cell>
          <table:table-cell office:value-type="float" office:value="97.81" calcext:value-type="float">
            <text:p>97.81</text:p>
          </table:table-cell>
          <table:table-cell office:value-type="float" office:value="126.01" calcext:value-type="float">
            <text:p>126.01</text:p>
          </table:table-cell>
        </table:table-row>
        <table:table-row table:style-name="ro1">
          <table:table-cell office:value-type="float" office:value="1391889" calcext:value-type="float">
            <text:p>1391889</text:p>
          </table:table-cell>
          <table:table-cell table:formula="of:=[.A89]/1000/(60*60*24)" office:value-type="time" office:time-value="PT00H23M11.889S" calcext:value-type="time">
            <text:p>00:23:12</text:p>
          </table:table-cell>
          <table:table-cell office:value-type="float" office:value="1.27" calcext:value-type="float">
            <text:p>1.27</text:p>
          </table:table-cell>
          <table:table-cell office:value-type="float" office:value="252.2" calcext:value-type="float">
            <text:p>252.2</text:p>
          </table:table-cell>
          <table:table-cell office:value-type="float" office:value="320.1" calcext:value-type="float">
            <text:p>320.1</text:p>
          </table:table-cell>
          <table:table-cell office:value-type="float" office:value="98.93" calcext:value-type="float">
            <text:p>98.93</text:p>
          </table:table-cell>
          <table:table-cell office:value-type="float" office:value="127.44" calcext:value-type="float">
            <text:p>127.44</text:p>
          </table:table-cell>
        </table:table-row>
        <table:table-row table:style-name="ro1">
          <table:table-cell office:value-type="float" office:value="1407889" calcext:value-type="float">
            <text:p>1407889</text:p>
          </table:table-cell>
          <table:table-cell table:formula="of:=[.A90]/1000/(60*60*24)" office:value-type="time" office:time-value="PT00H23M27.889S" calcext:value-type="time">
            <text:p>00:23:28</text:p>
          </table:table-cell>
          <table:table-cell office:value-type="float" office:value="1.27" calcext:value-type="float">
            <text:p>1.27</text:p>
          </table:table-cell>
          <table:table-cell office:value-type="float" office:value="252.2" calcext:value-type="float">
            <text:p>252.2</text:p>
          </table:table-cell>
          <table:table-cell office:value-type="float" office:value="320.1" calcext:value-type="float">
            <text:p>320.1</text:p>
          </table:table-cell>
          <table:table-cell office:value-type="float" office:value="100.05" calcext:value-type="float">
            <text:p>100.05</text:p>
          </table:table-cell>
          <table:table-cell office:value-type="float" office:value="128.86" calcext:value-type="float">
            <text:p>128.86</text:p>
          </table:table-cell>
        </table:table-row>
        <table:table-row table:style-name="ro1">
          <table:table-cell office:value-type="float" office:value="1423889" calcext:value-type="float">
            <text:p>1423889</text:p>
          </table:table-cell>
          <table:table-cell table:formula="of:=[.A91]/1000/(60*60*24)" office:value-type="time" office:time-value="PT00H23M43.889S" calcext:value-type="time">
            <text:p>00:23:44</text:p>
          </table:table-cell>
          <table:table-cell office:value-type="float" office:value="1.27" calcext:value-type="float">
            <text:p>1.27</text:p>
          </table:table-cell>
          <table:table-cell office:value-type="float" office:value="252.1" calcext:value-type="float">
            <text:p>252.1</text:p>
          </table:table-cell>
          <table:table-cell office:value-type="float" office:value="319.97" calcext:value-type="float">
            <text:p>319.97</text:p>
          </table:table-cell>
          <table:table-cell office:value-type="float" office:value="101.17" calcext:value-type="float">
            <text:p>101.17</text:p>
          </table:table-cell>
          <table:table-cell office:value-type="float" office:value="130.28" calcext:value-type="float">
            <text:p>130.28</text:p>
          </table:table-cell>
        </table:table-row>
        <table:table-row table:style-name="ro1">
          <table:table-cell office:value-type="float" office:value="1439889" calcext:value-type="float">
            <text:p>1439889</text:p>
          </table:table-cell>
          <table:table-cell table:formula="of:=[.A92]/1000/(60*60*24)" office:value-type="time" office:time-value="PT00H23M59.889S" calcext:value-type="time">
            <text:p>00:24:00</text:p>
          </table:table-cell>
          <table:table-cell office:value-type="float" office:value="1.27" calcext:value-type="float">
            <text:p>1.27</text:p>
          </table:table-cell>
          <table:table-cell office:value-type="float" office:value="252.1" calcext:value-type="float">
            <text:p>252.1</text:p>
          </table:table-cell>
          <table:table-cell office:value-type="float" office:value="319.97" calcext:value-type="float">
            <text:p>319.97</text:p>
          </table:table-cell>
          <table:table-cell office:value-type="float" office:value="102.29" calcext:value-type="float">
            <text:p>102.29</text:p>
          </table:table-cell>
          <table:table-cell office:value-type="float" office:value="131.7" calcext:value-type="float">
            <text:p>131.7</text:p>
          </table:table-cell>
        </table:table-row>
        <table:table-row table:style-name="ro1">
          <table:table-cell office:value-type="float" office:value="1455889" calcext:value-type="float">
            <text:p>1455889</text:p>
          </table:table-cell>
          <table:table-cell table:formula="of:=[.A93]/1000/(60*60*24)" office:value-type="time" office:time-value="PT00H24M15.889S" calcext:value-type="time">
            <text:p>00:24:16</text:p>
          </table:table-cell>
          <table:table-cell office:value-type="float" office:value="1.27" calcext:value-type="float">
            <text:p>1.27</text:p>
          </table:table-cell>
          <table:table-cell office:value-type="float" office:value="252" calcext:value-type="float">
            <text:p>252</text:p>
          </table:table-cell>
          <table:table-cell office:value-type="float" office:value="319.84" calcext:value-type="float">
            <text:p>319.84</text:p>
          </table:table-cell>
          <table:table-cell office:value-type="float" office:value="103.41" calcext:value-type="float">
            <text:p>103.41</text:p>
          </table:table-cell>
          <table:table-cell office:value-type="float" office:value="133.13" calcext:value-type="float">
            <text:p>133.13</text:p>
          </table:table-cell>
        </table:table-row>
        <table:table-row table:style-name="ro1">
          <table:table-cell office:value-type="float" office:value="1471889" calcext:value-type="float">
            <text:p>1471889</text:p>
          </table:table-cell>
          <table:table-cell table:formula="of:=[.A94]/1000/(60*60*24)" office:value-type="time" office:time-value="PT00H24M31.889S" calcext:value-type="time">
            <text:p>00:24:32</text:p>
          </table:table-cell>
          <table:table-cell office:value-type="float" office:value="1.27" calcext:value-type="float">
            <text:p>1.27</text:p>
          </table:table-cell>
          <table:table-cell office:value-type="float" office:value="252" calcext:value-type="float">
            <text:p>252</text:p>
          </table:table-cell>
          <table:table-cell office:value-type="float" office:value="318.83" calcext:value-type="float">
            <text:p>318.83</text:p>
          </table:table-cell>
          <table:table-cell office:value-type="float" office:value="104.53" calcext:value-type="float">
            <text:p>104.53</text:p>
          </table:table-cell>
          <table:table-cell office:value-type="float" office:value="134.55" calcext:value-type="float">
            <text:p>134.55</text:p>
          </table:table-cell>
        </table:table-row>
        <table:table-row table:style-name="ro1">
          <table:table-cell office:value-type="float" office:value="1487889" calcext:value-type="float">
            <text:p>1487889</text:p>
          </table:table-cell>
          <table:table-cell table:formula="of:=[.A95]/1000/(60*60*24)" office:value-type="time" office:time-value="PT00H24M47.889S" calcext:value-type="time">
            <text:p>00:24:48</text:p>
          </table:table-cell>
          <table:table-cell office:value-type="float" office:value="1.27" calcext:value-type="float">
            <text:p>1.27</text:p>
          </table:table-cell>
          <table:table-cell office:value-type="float" office:value="252" calcext:value-type="float">
            <text:p>252</text:p>
          </table:table-cell>
          <table:table-cell office:value-type="float" office:value="319.84" calcext:value-type="float">
            <text:p>319.84</text:p>
          </table:table-cell>
          <table:table-cell office:value-type="float" office:value="105.65" calcext:value-type="float">
            <text:p>105.65</text:p>
          </table:table-cell>
          <table:table-cell office:value-type="float" office:value="135.97" calcext:value-type="float">
            <text:p>135.97</text:p>
          </table:table-cell>
        </table:table-row>
        <table:table-row table:style-name="ro1">
          <table:table-cell office:value-type="float" office:value="1503889" calcext:value-type="float">
            <text:p>1503889</text:p>
          </table:table-cell>
          <table:table-cell table:formula="of:=[.A96]/1000/(60*60*24)" office:value-type="time" office:time-value="PT00H25M03.889S" calcext:value-type="time">
            <text:p>00:25:04</text:p>
          </table:table-cell>
          <table:table-cell office:value-type="float" office:value="1.27" calcext:value-type="float">
            <text:p>1.27</text:p>
          </table:table-cell>
          <table:table-cell office:value-type="float" office:value="251.9" calcext:value-type="float">
            <text:p>251.9</text:p>
          </table:table-cell>
          <table:table-cell office:value-type="float" office:value="318.7" calcext:value-type="float">
            <text:p>318.7</text:p>
          </table:table-cell>
          <table:table-cell office:value-type="float" office:value="106.77" calcext:value-type="float">
            <text:p>106.77</text:p>
          </table:table-cell>
          <table:table-cell office:value-type="float" office:value="137.39" calcext:value-type="float">
            <text:p>137.39</text:p>
          </table:table-cell>
        </table:table-row>
        <table:table-row table:style-name="ro1">
          <table:table-cell office:value-type="float" office:value="1519889" calcext:value-type="float">
            <text:p>1519889</text:p>
          </table:table-cell>
          <table:table-cell table:formula="of:=[.A97]/1000/(60*60*24)" office:value-type="time" office:time-value="PT00H25M19.889S" calcext:value-type="time">
            <text:p>00:25:20</text:p>
          </table:table-cell>
          <table:table-cell office:value-type="float" office:value="1.27" calcext:value-type="float">
            <text:p>1.27</text:p>
          </table:table-cell>
          <table:table-cell office:value-type="float" office:value="251.8" calcext:value-type="float">
            <text:p>251.8</text:p>
          </table:table-cell>
          <table:table-cell office:value-type="float" office:value="319.58" calcext:value-type="float">
            <text:p>319.58</text:p>
          </table:table-cell>
          <table:table-cell office:value-type="float" office:value="107.89" calcext:value-type="float">
            <text:p>107.89</text:p>
          </table:table-cell>
          <table:table-cell office:value-type="float" office:value="138.81" calcext:value-type="float">
            <text:p>138.81</text:p>
          </table:table-cell>
        </table:table-row>
        <table:table-row table:style-name="ro1">
          <table:table-cell office:value-type="float" office:value="1535889" calcext:value-type="float">
            <text:p>1535889</text:p>
          </table:table-cell>
          <table:table-cell table:formula="of:=[.A98]/1000/(60*60*24)" office:value-type="time" office:time-value="PT00H25M35.889S" calcext:value-type="time">
            <text:p>00:25:36</text:p>
          </table:table-cell>
          <table:table-cell office:value-type="float" office:value="1.27" calcext:value-type="float">
            <text:p>1.27</text:p>
          </table:table-cell>
          <table:table-cell office:value-type="float" office:value="251.7" calcext:value-type="float">
            <text:p>251.7</text:p>
          </table:table-cell>
          <table:table-cell office:value-type="float" office:value="319.45" calcext:value-type="float">
            <text:p>319.45</text:p>
          </table:table-cell>
          <table:table-cell office:value-type="float" office:value="109.01" calcext:value-type="float">
            <text:p>109.01</text:p>
          </table:table-cell>
          <table:table-cell office:value-type="float" office:value="140.22" calcext:value-type="float">
            <text:p>140.22</text:p>
          </table:table-cell>
        </table:table-row>
        <table:table-row table:style-name="ro1">
          <table:table-cell office:value-type="float" office:value="1551889" calcext:value-type="float">
            <text:p>1551889</text:p>
          </table:table-cell>
          <table:table-cell table:formula="of:=[.A99]/1000/(60*60*24)" office:value-type="time" office:time-value="PT00H25M51.889S" calcext:value-type="time">
            <text:p>00:25:52</text:p>
          </table:table-cell>
          <table:table-cell office:value-type="float" office:value="1.27" calcext:value-type="float">
            <text:p>1.27</text:p>
          </table:table-cell>
          <table:table-cell office:value-type="float" office:value="251.7" calcext:value-type="float">
            <text:p>251.7</text:p>
          </table:table-cell>
          <table:table-cell office:value-type="float" office:value="318.44" calcext:value-type="float">
            <text:p>318.44</text:p>
          </table:table-cell>
          <table:table-cell office:value-type="float" office:value="110.13" calcext:value-type="float">
            <text:p>110.13</text:p>
          </table:table-cell>
          <table:table-cell office:value-type="float" office:value="141.64" calcext:value-type="float">
            <text:p>141.64</text:p>
          </table:table-cell>
        </table:table-row>
        <table:table-row table:style-name="ro1">
          <table:table-cell office:value-type="float" office:value="1567889" calcext:value-type="float">
            <text:p>1567889</text:p>
          </table:table-cell>
          <table:table-cell table:formula="of:=[.A100]/1000/(60*60*24)" office:value-type="time" office:time-value="PT00H26M07.889S" calcext:value-type="time">
            <text:p>00:26:08</text:p>
          </table:table-cell>
          <table:table-cell office:value-type="float" office:value="1.27" calcext:value-type="float">
            <text:p>1.27</text:p>
          </table:table-cell>
          <table:table-cell office:value-type="float" office:value="251.6" calcext:value-type="float">
            <text:p>251.6</text:p>
          </table:table-cell>
          <table:table-cell office:value-type="float" office:value="319.32" calcext:value-type="float">
            <text:p>319.32</text:p>
          </table:table-cell>
          <table:table-cell office:value-type="float" office:value="111.25" calcext:value-type="float">
            <text:p>111.25</text:p>
          </table:table-cell>
          <table:table-cell office:value-type="float" office:value="143.06" calcext:value-type="float">
            <text:p>143.06</text:p>
          </table:table-cell>
        </table:table-row>
        <table:table-row table:style-name="ro1">
          <table:table-cell office:value-type="float" office:value="1583889" calcext:value-type="float">
            <text:p>1583889</text:p>
          </table:table-cell>
          <table:table-cell table:formula="of:=[.A101]/1000/(60*60*24)" office:value-type="time" office:time-value="PT00H26M23.889S" calcext:value-type="time">
            <text:p>00:26:24</text:p>
          </table:table-cell>
          <table:table-cell office:value-type="float" office:value="1.27" calcext:value-type="float">
            <text:p>1.27</text:p>
          </table:table-cell>
          <table:table-cell office:value-type="float" office:value="251.5" calcext:value-type="float">
            <text:p>251.5</text:p>
          </table:table-cell>
          <table:table-cell office:value-type="float" office:value="318.19" calcext:value-type="float">
            <text:p>318.19</text:p>
          </table:table-cell>
          <table:table-cell office:value-type="float" office:value="112.36" calcext:value-type="float">
            <text:p>112.36</text:p>
          </table:table-cell>
          <table:table-cell office:value-type="float" office:value="144.47" calcext:value-type="float">
            <text:p>144.47</text:p>
          </table:table-cell>
        </table:table-row>
        <table:table-row table:style-name="ro1">
          <table:table-cell office:value-type="float" office:value="1599889" calcext:value-type="float">
            <text:p>1599889</text:p>
          </table:table-cell>
          <table:table-cell table:formula="of:=[.A102]/1000/(60*60*24)" office:value-type="time" office:time-value="PT00H26M39.889S" calcext:value-type="time">
            <text:p>00:26:40</text:p>
          </table:table-cell>
          <table:table-cell office:value-type="float" office:value="1.27" calcext:value-type="float">
            <text:p>1.27</text:p>
          </table:table-cell>
          <table:table-cell office:value-type="float" office:value="251.5" calcext:value-type="float">
            <text:p>251.5</text:p>
          </table:table-cell>
          <table:table-cell office:value-type="float" office:value="318.19" calcext:value-type="float">
            <text:p>318.19</text:p>
          </table:table-cell>
          <table:table-cell office:value-type="float" office:value="113.48" calcext:value-type="float">
            <text:p>113.48</text:p>
          </table:table-cell>
          <table:table-cell office:value-type="float" office:value="145.89" calcext:value-type="float">
            <text:p>145.89</text:p>
          </table:table-cell>
        </table:table-row>
        <table:table-row table:style-name="ro1">
          <table:table-cell office:value-type="float" office:value="1615889" calcext:value-type="float">
            <text:p>1615889</text:p>
          </table:table-cell>
          <table:table-cell table:formula="of:=[.A103]/1000/(60*60*24)" office:value-type="time" office:time-value="PT00H26M55.889S" calcext:value-type="time">
            <text:p>00:26:56</text:p>
          </table:table-cell>
          <table:table-cell office:value-type="float" office:value="1.27" calcext:value-type="float">
            <text:p>1.27</text:p>
          </table:table-cell>
          <table:table-cell office:value-type="float" office:value="251.5" calcext:value-type="float">
            <text:p>251.5</text:p>
          </table:table-cell>
          <table:table-cell office:value-type="float" office:value="318.18" calcext:value-type="float">
            <text:p>318.18</text:p>
          </table:table-cell>
          <table:table-cell office:value-type="float" office:value="114.6" calcext:value-type="float">
            <text:p>114.6</text:p>
          </table:table-cell>
          <table:table-cell office:value-type="float" office:value="147.3" calcext:value-type="float">
            <text:p>147.3</text:p>
          </table:table-cell>
        </table:table-row>
        <table:table-row table:style-name="ro1">
          <table:table-cell office:value-type="float" office:value="1631889" calcext:value-type="float">
            <text:p>1631889</text:p>
          </table:table-cell>
          <table:table-cell table:formula="of:=[.A104]/1000/(60*60*24)" office:value-type="time" office:time-value="PT00H27M11.889S" calcext:value-type="time">
            <text:p>00:27:12</text:p>
          </table:table-cell>
          <table:table-cell office:value-type="float" office:value="1.27" calcext:value-type="float">
            <text:p>1.27</text:p>
          </table:table-cell>
          <table:table-cell office:value-type="float" office:value="251.5" calcext:value-type="float">
            <text:p>251.5</text:p>
          </table:table-cell>
          <table:table-cell office:value-type="float" office:value="318.18" calcext:value-type="float">
            <text:p>318.18</text:p>
          </table:table-cell>
          <table:table-cell office:value-type="float" office:value="115.72" calcext:value-type="float">
            <text:p>115.72</text:p>
          </table:table-cell>
          <table:table-cell office:value-type="float" office:value="148.71" calcext:value-type="float">
            <text:p>148.71</text:p>
          </table:table-cell>
        </table:table-row>
        <table:table-row table:style-name="ro1">
          <table:table-cell office:value-type="float" office:value="1647889" calcext:value-type="float">
            <text:p>1647889</text:p>
          </table:table-cell>
          <table:table-cell table:formula="of:=[.A105]/1000/(60*60*24)" office:value-type="time" office:time-value="PT00H27M27.889S" calcext:value-type="time">
            <text:p>00:27:28</text:p>
          </table:table-cell>
          <table:table-cell office:value-type="float" office:value="1.27" calcext:value-type="float">
            <text:p>1.27</text:p>
          </table:table-cell>
          <table:table-cell office:value-type="float" office:value="251.4" calcext:value-type="float">
            <text:p>251.4</text:p>
          </table:table-cell>
          <table:table-cell office:value-type="float" office:value="318.06" calcext:value-type="float">
            <text:p>318.06</text:p>
          </table:table-cell>
          <table:table-cell office:value-type="float" office:value="116.83" calcext:value-type="float">
            <text:p>116.83</text:p>
          </table:table-cell>
          <table:table-cell office:value-type="float" office:value="150.13" calcext:value-type="float">
            <text:p>150.13</text:p>
          </table:table-cell>
        </table:table-row>
        <table:table-row table:style-name="ro1">
          <table:table-cell office:value-type="float" office:value="1663889" calcext:value-type="float">
            <text:p>1663889</text:p>
          </table:table-cell>
          <table:table-cell table:formula="of:=[.A106]/1000/(60*60*24)" office:value-type="time" office:time-value="PT00H27M43.889S" calcext:value-type="time">
            <text:p>00:27:44</text:p>
          </table:table-cell>
          <table:table-cell office:value-type="float" office:value="1.27" calcext:value-type="float">
            <text:p>1.27</text:p>
          </table:table-cell>
          <table:table-cell office:value-type="float" office:value="251.3" calcext:value-type="float">
            <text:p>251.3</text:p>
          </table:table-cell>
          <table:table-cell office:value-type="float" office:value="317.93" calcext:value-type="float">
            <text:p>317.93</text:p>
          </table:table-cell>
          <table:table-cell office:value-type="float" office:value="117.95" calcext:value-type="float">
            <text:p>117.95</text:p>
          </table:table-cell>
          <table:table-cell office:value-type="float" office:value="151.54" calcext:value-type="float">
            <text:p>151.54</text:p>
          </table:table-cell>
        </table:table-row>
        <table:table-row table:style-name="ro1">
          <table:table-cell office:value-type="float" office:value="1679889" calcext:value-type="float">
            <text:p>1679889</text:p>
          </table:table-cell>
          <table:table-cell table:formula="of:=[.A107]/1000/(60*60*24)" office:value-type="time" office:time-value="PT00H27M59.889S" calcext:value-type="time">
            <text:p>00:28:00</text:p>
          </table:table-cell>
          <table:table-cell office:value-type="float" office:value="1.27" calcext:value-type="float">
            <text:p>1.27</text:p>
          </table:table-cell>
          <table:table-cell office:value-type="float" office:value="251.2" calcext:value-type="float">
            <text:p>251.2</text:p>
          </table:table-cell>
          <table:table-cell office:value-type="float" office:value="317.8" calcext:value-type="float">
            <text:p>317.8</text:p>
          </table:table-cell>
          <table:table-cell office:value-type="float" office:value="119.07" calcext:value-type="float">
            <text:p>119.07</text:p>
          </table:table-cell>
          <table:table-cell office:value-type="float" office:value="152.95" calcext:value-type="float">
            <text:p>152.95</text:p>
          </table:table-cell>
        </table:table-row>
        <table:table-row table:style-name="ro1">
          <table:table-cell office:value-type="float" office:value="1695889" calcext:value-type="float">
            <text:p>1695889</text:p>
          </table:table-cell>
          <table:table-cell table:formula="of:=[.A108]/1000/(60*60*24)" office:value-type="time" office:time-value="PT00H28M15.889S" calcext:value-type="time">
            <text:p>00:28:16</text:p>
          </table:table-cell>
          <table:table-cell office:value-type="float" office:value="1.27" calcext:value-type="float">
            <text:p>1.27</text:p>
          </table:table-cell>
          <table:table-cell office:value-type="float" office:value="251.2" calcext:value-type="float">
            <text:p>251.2</text:p>
          </table:table-cell>
          <table:table-cell office:value-type="float" office:value="317.8" calcext:value-type="float">
            <text:p>317.8</text:p>
          </table:table-cell>
          <table:table-cell office:value-type="float" office:value="120.19" calcext:value-type="float">
            <text:p>120.19</text:p>
          </table:table-cell>
          <table:table-cell office:value-type="float" office:value="154.37" calcext:value-type="float">
            <text:p>154.37</text:p>
          </table:table-cell>
        </table:table-row>
        <table:table-row table:style-name="ro1">
          <table:table-cell office:value-type="float" office:value="1711889" calcext:value-type="float">
            <text:p>1711889</text:p>
          </table:table-cell>
          <table:table-cell table:formula="of:=[.A109]/1000/(60*60*24)" office:value-type="time" office:time-value="PT00H28M31.889S" calcext:value-type="time">
            <text:p>00:28:32</text:p>
          </table:table-cell>
          <table:table-cell office:value-type="float" office:value="1.27" calcext:value-type="float">
            <text:p>1.27</text:p>
          </table:table-cell>
          <table:table-cell office:value-type="float" office:value="251.1" calcext:value-type="float">
            <text:p>251.1</text:p>
          </table:table-cell>
          <table:table-cell office:value-type="float" office:value="317.67" calcext:value-type="float">
            <text:p>317.67</text:p>
          </table:table-cell>
          <table:table-cell office:value-type="float" office:value="121.3" calcext:value-type="float">
            <text:p>121.3</text:p>
          </table:table-cell>
          <table:table-cell office:value-type="float" office:value="155.78" calcext:value-type="float">
            <text:p>155.78</text:p>
          </table:table-cell>
        </table:table-row>
        <table:table-row table:style-name="ro1">
          <table:table-cell office:value-type="float" office:value="1727889" calcext:value-type="float">
            <text:p>1727889</text:p>
          </table:table-cell>
          <table:table-cell table:formula="of:=[.A110]/1000/(60*60*24)" office:value-type="time" office:time-value="PT00H28M47.889S" calcext:value-type="time">
            <text:p>00:28:48</text:p>
          </table:table-cell>
          <table:table-cell office:value-type="float" office:value="1.27" calcext:value-type="float">
            <text:p>1.27</text:p>
          </table:table-cell>
          <table:table-cell office:value-type="float" office:value="251.1" calcext:value-type="float">
            <text:p>251.1</text:p>
          </table:table-cell>
          <table:table-cell office:value-type="float" office:value="317.67" calcext:value-type="float">
            <text:p>317.67</text:p>
          </table:table-cell>
          <table:table-cell office:value-type="float" office:value="122.42" calcext:value-type="float">
            <text:p>122.42</text:p>
          </table:table-cell>
          <table:table-cell office:value-type="float" office:value="157.19" calcext:value-type="float">
            <text:p>157.19</text:p>
          </table:table-cell>
        </table:table-row>
        <table:table-row table:style-name="ro1">
          <table:table-cell office:value-type="float" office:value="1743889" calcext:value-type="float">
            <text:p>1743889</text:p>
          </table:table-cell>
          <table:table-cell table:formula="of:=[.A111]/1000/(60*60*24)" office:value-type="time" office:time-value="PT00H29M03.889S" calcext:value-type="time">
            <text:p>00:29:04</text:p>
          </table:table-cell>
          <table:table-cell office:value-type="float" office:value="1.27" calcext:value-type="float">
            <text:p>1.27</text:p>
          </table:table-cell>
          <table:table-cell office:value-type="float" office:value="251" calcext:value-type="float">
            <text:p>251</text:p>
          </table:table-cell>
          <table:table-cell office:value-type="float" office:value="317.54" calcext:value-type="float">
            <text:p>317.54</text:p>
          </table:table-cell>
          <table:table-cell office:value-type="float" office:value="123.53" calcext:value-type="float">
            <text:p>123.53</text:p>
          </table:table-cell>
          <table:table-cell office:value-type="float" office:value="158.6" calcext:value-type="float">
            <text:p>158.6</text:p>
          </table:table-cell>
        </table:table-row>
        <table:table-row table:style-name="ro1">
          <table:table-cell office:value-type="float" office:value="1759889" calcext:value-type="float">
            <text:p>1759889</text:p>
          </table:table-cell>
          <table:table-cell table:formula="of:=[.A112]/1000/(60*60*24)" office:value-type="time" office:time-value="PT00H29M19.889S" calcext:value-type="time">
            <text:p>00:29:20</text:p>
          </table:table-cell>
          <table:table-cell office:value-type="float" office:value="1.26" calcext:value-type="float">
            <text:p>1.26</text:p>
          </table:table-cell>
          <table:table-cell office:value-type="float" office:value="251" calcext:value-type="float">
            <text:p>251</text:p>
          </table:table-cell>
          <table:table-cell office:value-type="float" office:value="316.54" calcext:value-type="float">
            <text:p>316.54</text:p>
          </table:table-cell>
          <table:table-cell office:value-type="float" office:value="124.65" calcext:value-type="float">
            <text:p>124.65</text:p>
          </table:table-cell>
          <table:table-cell office:value-type="float" office:value="160.01" calcext:value-type="float">
            <text:p>160.01</text:p>
          </table:table-cell>
        </table:table-row>
        <table:table-row table:style-name="ro1">
          <table:table-cell office:value-type="float" office:value="1775889" calcext:value-type="float">
            <text:p>1775889</text:p>
          </table:table-cell>
          <table:table-cell table:formula="of:=[.A113]/1000/(60*60*24)" office:value-type="time" office:time-value="PT00H29M35.889S" calcext:value-type="time">
            <text:p>00:29:36</text:p>
          </table:table-cell>
          <table:table-cell office:value-type="float" office:value="1.26" calcext:value-type="float">
            <text:p>1.26</text:p>
          </table:table-cell>
          <table:table-cell office:value-type="float" office:value="251" calcext:value-type="float">
            <text:p>251</text:p>
          </table:table-cell>
          <table:table-cell office:value-type="float" office:value="316.53" calcext:value-type="float">
            <text:p>316.53</text:p>
          </table:table-cell>
          <table:table-cell office:value-type="float" office:value="125.76" calcext:value-type="float">
            <text:p>125.76</text:p>
          </table:table-cell>
          <table:table-cell office:value-type="float" office:value="161.42" calcext:value-type="float">
            <text:p>161.42</text:p>
          </table:table-cell>
        </table:table-row>
        <table:table-row table:style-name="ro1">
          <table:table-cell office:value-type="float" office:value="1791889" calcext:value-type="float">
            <text:p>1791889</text:p>
          </table:table-cell>
          <table:table-cell table:formula="of:=[.A114]/1000/(60*60*24)" office:value-type="time" office:time-value="PT00H29M51.889S" calcext:value-type="time">
            <text:p>00:29:52</text:p>
          </table:table-cell>
          <table:table-cell office:value-type="float" office:value="1.26" calcext:value-type="float">
            <text:p>1.26</text:p>
          </table:table-cell>
          <table:table-cell office:value-type="float" office:value="250.9" calcext:value-type="float">
            <text:p>250.9</text:p>
          </table:table-cell>
          <table:table-cell office:value-type="float" office:value="316.4" calcext:value-type="float">
            <text:p>316.4</text:p>
          </table:table-cell>
          <table:table-cell office:value-type="float" office:value="126.88" calcext:value-type="float">
            <text:p>126.88</text:p>
          </table:table-cell>
          <table:table-cell office:value-type="float" office:value="162.82" calcext:value-type="float">
            <text:p>162.82</text:p>
          </table:table-cell>
        </table:table-row>
        <table:table-row table:style-name="ro1">
          <table:table-cell office:value-type="float" office:value="1807889" calcext:value-type="float">
            <text:p>1807889</text:p>
          </table:table-cell>
          <table:table-cell table:formula="of:=[.A115]/1000/(60*60*24)" office:value-type="time" office:time-value="PT00H30M07.889S" calcext:value-type="time">
            <text:p>00:30:08</text:p>
          </table:table-cell>
          <table:table-cell office:value-type="float" office:value="1.26" calcext:value-type="float">
            <text:p>1.26</text:p>
          </table:table-cell>
          <table:table-cell office:value-type="float" office:value="250.8" calcext:value-type="float">
            <text:p>250.8</text:p>
          </table:table-cell>
          <table:table-cell office:value-type="float" office:value="316.28" calcext:value-type="float">
            <text:p>316.28</text:p>
          </table:table-cell>
          <table:table-cell office:value-type="float" office:value="127.99" calcext:value-type="float">
            <text:p>127.99</text:p>
          </table:table-cell>
          <table:table-cell office:value-type="float" office:value="164.23" calcext:value-type="float">
            <text:p>164.23</text:p>
          </table:table-cell>
        </table:table-row>
        <table:table-row table:style-name="ro1">
          <table:table-cell office:value-type="float" office:value="1823889" calcext:value-type="float">
            <text:p>1823889</text:p>
          </table:table-cell>
          <table:table-cell table:formula="of:=[.A116]/1000/(60*60*24)" office:value-type="time" office:time-value="PT00H30M23.889S" calcext:value-type="time">
            <text:p>00:30:24</text:p>
          </table:table-cell>
          <table:table-cell office:value-type="float" office:value="1.26" calcext:value-type="float">
            <text:p>1.26</text:p>
          </table:table-cell>
          <table:table-cell office:value-type="float" office:value="250.8" calcext:value-type="float">
            <text:p>250.8</text:p>
          </table:table-cell>
          <table:table-cell office:value-type="float" office:value="316.28" calcext:value-type="float">
            <text:p>316.28</text:p>
          </table:table-cell>
          <table:table-cell office:value-type="float" office:value="129.11" calcext:value-type="float">
            <text:p>129.11</text:p>
          </table:table-cell>
          <table:table-cell office:value-type="float" office:value="165.64" calcext:value-type="float">
            <text:p>165.64</text:p>
          </table:table-cell>
        </table:table-row>
        <table:table-row table:style-name="ro1">
          <table:table-cell office:value-type="float" office:value="1839889" calcext:value-type="float">
            <text:p>1839889</text:p>
          </table:table-cell>
          <table:table-cell table:formula="of:=[.A117]/1000/(60*60*24)" office:value-type="time" office:time-value="PT00H30M39.889S" calcext:value-type="time">
            <text:p>00:30:40</text:p>
          </table:table-cell>
          <table:table-cell office:value-type="float" office:value="1.26" calcext:value-type="float">
            <text:p>1.26</text:p>
          </table:table-cell>
          <table:table-cell office:value-type="float" office:value="250.8" calcext:value-type="float">
            <text:p>250.8</text:p>
          </table:table-cell>
          <table:table-cell office:value-type="float" office:value="316.28" calcext:value-type="float">
            <text:p>316.28</text:p>
          </table:table-cell>
          <table:table-cell office:value-type="float" office:value="130.22" calcext:value-type="float">
            <text:p>130.22</text:p>
          </table:table-cell>
          <table:table-cell office:value-type="float" office:value="167.04" calcext:value-type="float">
            <text:p>167.04</text:p>
          </table:table-cell>
        </table:table-row>
        <table:table-row table:style-name="ro1">
          <table:table-cell office:value-type="float" office:value="1855889" calcext:value-type="float">
            <text:p>1855889</text:p>
          </table:table-cell>
          <table:table-cell table:formula="of:=[.A118]/1000/(60*60*24)" office:value-type="time" office:time-value="PT00H30M55.889S" calcext:value-type="time">
            <text:p>00:30:56</text:p>
          </table:table-cell>
          <table:table-cell office:value-type="float" office:value="1.26" calcext:value-type="float">
            <text:p>1.26</text:p>
          </table:table-cell>
          <table:table-cell office:value-type="float" office:value="250.7" calcext:value-type="float">
            <text:p>250.7</text:p>
          </table:table-cell>
          <table:table-cell office:value-type="float" office:value="316.15" calcext:value-type="float">
            <text:p>316.15</text:p>
          </table:table-cell>
          <table:table-cell office:value-type="float" office:value="131.34" calcext:value-type="float">
            <text:p>131.34</text:p>
          </table:table-cell>
          <table:table-cell office:value-type="float" office:value="168.45" calcext:value-type="float">
            <text:p>168.45</text:p>
          </table:table-cell>
        </table:table-row>
        <table:table-row table:style-name="ro1">
          <table:table-cell office:value-type="float" office:value="1871889" calcext:value-type="float">
            <text:p>1871889</text:p>
          </table:table-cell>
          <table:table-cell table:formula="of:=[.A119]/1000/(60*60*24)" office:value-type="time" office:time-value="PT00H31M11.889S" calcext:value-type="time">
            <text:p>00:31:12</text:p>
          </table:table-cell>
          <table:table-cell office:value-type="float" office:value="1.26" calcext:value-type="float">
            <text:p>1.26</text:p>
          </table:table-cell>
          <table:table-cell office:value-type="float" office:value="250.6" calcext:value-type="float">
            <text:p>250.6</text:p>
          </table:table-cell>
          <table:table-cell office:value-type="float" office:value="316.02" calcext:value-type="float">
            <text:p>316.02</text:p>
          </table:table-cell>
          <table:table-cell office:value-type="float" office:value="132.45" calcext:value-type="float">
            <text:p>132.45</text:p>
          </table:table-cell>
          <table:table-cell office:value-type="float" office:value="169.85" calcext:value-type="float">
            <text:p>169.85</text:p>
          </table:table-cell>
        </table:table-row>
        <table:table-row table:style-name="ro1">
          <table:table-cell office:value-type="float" office:value="1887889" calcext:value-type="float">
            <text:p>1887889</text:p>
          </table:table-cell>
          <table:table-cell table:formula="of:=[.A120]/1000/(60*60*24)" office:value-type="time" office:time-value="PT00H31M27.889S" calcext:value-type="time">
            <text:p>00:31:28</text:p>
          </table:table-cell>
          <table:table-cell office:value-type="float" office:value="1.26" calcext:value-type="float">
            <text:p>1.26</text:p>
          </table:table-cell>
          <table:table-cell office:value-type="float" office:value="250.6" calcext:value-type="float">
            <text:p>250.6</text:p>
          </table:table-cell>
          <table:table-cell office:value-type="float" office:value="316.02" calcext:value-type="float">
            <text:p>316.02</text:p>
          </table:table-cell>
          <table:table-cell office:value-type="float" office:value="133.57" calcext:value-type="float">
            <text:p>133.57</text:p>
          </table:table-cell>
          <table:table-cell office:value-type="float" office:value="171.26" calcext:value-type="float">
            <text:p>171.26</text:p>
          </table:table-cell>
        </table:table-row>
        <table:table-row table:style-name="ro1">
          <table:table-cell office:value-type="float" office:value="1903889" calcext:value-type="float">
            <text:p>1903889</text:p>
          </table:table-cell>
          <table:table-cell table:formula="of:=[.A121]/1000/(60*60*24)" office:value-type="time" office:time-value="PT00H31M43.889S" calcext:value-type="time">
            <text:p>00:31:44</text:p>
          </table:table-cell>
          <table:table-cell office:value-type="float" office:value="1.26" calcext:value-type="float">
            <text:p>1.26</text:p>
          </table:table-cell>
          <table:table-cell office:value-type="float" office:value="250.6" calcext:value-type="float">
            <text:p>250.6</text:p>
          </table:table-cell>
          <table:table-cell office:value-type="float" office:value="316.02" calcext:value-type="float">
            <text:p>316.02</text:p>
          </table:table-cell>
          <table:table-cell office:value-type="float" office:value="134.68" calcext:value-type="float">
            <text:p>134.68</text:p>
          </table:table-cell>
          <table:table-cell office:value-type="float" office:value="172.66" calcext:value-type="float">
            <text:p>172.66</text:p>
          </table:table-cell>
        </table:table-row>
        <table:table-row table:style-name="ro1">
          <table:table-cell office:value-type="float" office:value="1919889" calcext:value-type="float">
            <text:p>1919889</text:p>
          </table:table-cell>
          <table:table-cell table:formula="of:=[.A122]/1000/(60*60*24)" office:value-type="time" office:time-value="PT00H31M59.889S" calcext:value-type="time">
            <text:p>00:32:00</text:p>
          </table:table-cell>
          <table:table-cell office:value-type="float" office:value="1.26" calcext:value-type="float">
            <text:p>1.26</text:p>
          </table:table-cell>
          <table:table-cell office:value-type="float" office:value="250.5" calcext:value-type="float">
            <text:p>250.5</text:p>
          </table:table-cell>
          <table:table-cell office:value-type="float" office:value="315.89" calcext:value-type="float">
            <text:p>315.89</text:p>
          </table:table-cell>
          <table:table-cell office:value-type="float" office:value="135.79" calcext:value-type="float">
            <text:p>135.79</text:p>
          </table:table-cell>
          <table:table-cell office:value-type="float" office:value="174.06" calcext:value-type="float">
            <text:p>174.06</text:p>
          </table:table-cell>
        </table:table-row>
        <table:table-row table:style-name="ro1">
          <table:table-cell office:value-type="float" office:value="1935889" calcext:value-type="float">
            <text:p>1935889</text:p>
          </table:table-cell>
          <table:table-cell table:formula="of:=[.A123]/1000/(60*60*24)" office:value-type="time" office:time-value="PT00H32M15.889S" calcext:value-type="time">
            <text:p>00:32:16</text:p>
          </table:table-cell>
          <table:table-cell office:value-type="float" office:value="1.26" calcext:value-type="float">
            <text:p>1.26</text:p>
          </table:table-cell>
          <table:table-cell office:value-type="float" office:value="250.4" calcext:value-type="float">
            <text:p>250.4</text:p>
          </table:table-cell>
          <table:table-cell office:value-type="float" office:value="315.77" calcext:value-type="float">
            <text:p>315.77</text:p>
          </table:table-cell>
          <table:table-cell office:value-type="float" office:value="136.91" calcext:value-type="float">
            <text:p>136.91</text:p>
          </table:table-cell>
          <table:table-cell office:value-type="float" office:value="175.47" calcext:value-type="float">
            <text:p>175.47</text:p>
          </table:table-cell>
        </table:table-row>
        <table:table-row table:style-name="ro1">
          <table:table-cell office:value-type="float" office:value="1951889" calcext:value-type="float">
            <text:p>1951889</text:p>
          </table:table-cell>
          <table:table-cell table:formula="of:=[.A124]/1000/(60*60*24)" office:value-type="time" office:time-value="PT00H32M31.889S" calcext:value-type="time">
            <text:p>00:32:32</text:p>
          </table:table-cell>
          <table:table-cell office:value-type="float" office:value="1.26" calcext:value-type="float">
            <text:p>1.26</text:p>
          </table:table-cell>
          <table:table-cell office:value-type="float" office:value="250.4" calcext:value-type="float">
            <text:p>250.4</text:p>
          </table:table-cell>
          <table:table-cell office:value-type="float" office:value="315.76" calcext:value-type="float">
            <text:p>315.76</text:p>
          </table:table-cell>
          <table:table-cell office:value-type="float" office:value="138.02" calcext:value-type="float">
            <text:p>138.02</text:p>
          </table:table-cell>
          <table:table-cell office:value-type="float" office:value="176.87" calcext:value-type="float">
            <text:p>176.87</text:p>
          </table:table-cell>
        </table:table-row>
        <table:table-row table:style-name="ro1">
          <table:table-cell office:value-type="float" office:value="1967889" calcext:value-type="float">
            <text:p>1967889</text:p>
          </table:table-cell>
          <table:table-cell table:formula="of:=[.A125]/1000/(60*60*24)" office:value-type="time" office:time-value="PT00H32M47.889S" calcext:value-type="time">
            <text:p>00:32:48</text:p>
          </table:table-cell>
          <table:table-cell office:value-type="float" office:value="1.26" calcext:value-type="float">
            <text:p>1.26</text:p>
          </table:table-cell>
          <table:table-cell office:value-type="float" office:value="250.3" calcext:value-type="float">
            <text:p>250.3</text:p>
          </table:table-cell>
          <table:table-cell office:value-type="float" office:value="315.64" calcext:value-type="float">
            <text:p>315.64</text:p>
          </table:table-cell>
          <table:table-cell office:value-type="float" office:value="139.13" calcext:value-type="float">
            <text:p>139.13</text:p>
          </table:table-cell>
          <table:table-cell office:value-type="float" office:value="178.28" calcext:value-type="float">
            <text:p>178.28</text:p>
          </table:table-cell>
        </table:table-row>
        <table:table-row table:style-name="ro1">
          <table:table-cell office:value-type="float" office:value="1983889" calcext:value-type="float">
            <text:p>1983889</text:p>
          </table:table-cell>
          <table:table-cell table:formula="of:=[.A126]/1000/(60*60*24)" office:value-type="time" office:time-value="PT00H33M03.889S" calcext:value-type="time">
            <text:p>00:33:04</text:p>
          </table:table-cell>
          <table:table-cell office:value-type="float" office:value="1.26" calcext:value-type="float">
            <text:p>1.26</text:p>
          </table:table-cell>
          <table:table-cell office:value-type="float" office:value="250.3" calcext:value-type="float">
            <text:p>250.3</text:p>
          </table:table-cell>
          <table:table-cell office:value-type="float" office:value="315.64" calcext:value-type="float">
            <text:p>315.64</text:p>
          </table:table-cell>
          <table:table-cell office:value-type="float" office:value="140.24" calcext:value-type="float">
            <text:p>140.24</text:p>
          </table:table-cell>
          <table:table-cell office:value-type="float" office:value="179.68" calcext:value-type="float">
            <text:p>179.68</text:p>
          </table:table-cell>
        </table:table-row>
        <table:table-row table:style-name="ro1">
          <table:table-cell office:value-type="float" office:value="1999889" calcext:value-type="float">
            <text:p>1999889</text:p>
          </table:table-cell>
          <table:table-cell table:formula="of:=[.A127]/1000/(60*60*24)" office:value-type="time" office:time-value="PT00H33M19.889S" calcext:value-type="time">
            <text:p>00:33:20</text:p>
          </table:table-cell>
          <table:table-cell office:value-type="float" office:value="1.26" calcext:value-type="float">
            <text:p>1.26</text:p>
          </table:table-cell>
          <table:table-cell office:value-type="float" office:value="250.2" calcext:value-type="float">
            <text:p>250.2</text:p>
          </table:table-cell>
          <table:table-cell office:value-type="float" office:value="315.51" calcext:value-type="float">
            <text:p>315.51</text:p>
          </table:table-cell>
          <table:table-cell office:value-type="float" office:value="141.36" calcext:value-type="float">
            <text:p>141.36</text:p>
          </table:table-cell>
          <table:table-cell office:value-type="float" office:value="181.08" calcext:value-type="float">
            <text:p>181.08</text:p>
          </table:table-cell>
        </table:table-row>
        <table:table-row table:style-name="ro1">
          <table:table-cell office:value-type="float" office:value="2015889" calcext:value-type="float">
            <text:p>2015889</text:p>
          </table:table-cell>
          <table:table-cell table:formula="of:=[.A128]/1000/(60*60*24)" office:value-type="time" office:time-value="PT00H33M35.889S" calcext:value-type="time">
            <text:p>00:33:36</text:p>
          </table:table-cell>
          <table:table-cell office:value-type="float" office:value="1.26" calcext:value-type="float">
            <text:p>1.26</text:p>
          </table:table-cell>
          <table:table-cell office:value-type="float" office:value="250.2" calcext:value-type="float">
            <text:p>250.2</text:p>
          </table:table-cell>
          <table:table-cell office:value-type="float" office:value="315.51" calcext:value-type="float">
            <text:p>315.51</text:p>
          </table:table-cell>
          <table:table-cell office:value-type="float" office:value="142.47" calcext:value-type="float">
            <text:p>142.47</text:p>
          </table:table-cell>
          <table:table-cell office:value-type="float" office:value="182.48" calcext:value-type="float">
            <text:p>182.48</text:p>
          </table:table-cell>
        </table:table-row>
        <table:table-row table:style-name="ro1">
          <table:table-cell office:value-type="float" office:value="2031889" calcext:value-type="float">
            <text:p>2031889</text:p>
          </table:table-cell>
          <table:table-cell table:formula="of:=[.A129]/1000/(60*60*24)" office:value-type="time" office:time-value="PT00H33M51.889S" calcext:value-type="time">
            <text:p>00:33:52</text:p>
          </table:table-cell>
          <table:table-cell office:value-type="float" office:value="1.26" calcext:value-type="float">
            <text:p>1.26</text:p>
          </table:table-cell>
          <table:table-cell office:value-type="float" office:value="250.1" calcext:value-type="float">
            <text:p>250.1</text:p>
          </table:table-cell>
          <table:table-cell office:value-type="float" office:value="314.38" calcext:value-type="float">
            <text:p>314.38</text:p>
          </table:table-cell>
          <table:table-cell office:value-type="float" office:value="143.58" calcext:value-type="float">
            <text:p>143.58</text:p>
          </table:table-cell>
          <table:table-cell office:value-type="float" office:value="183.88" calcext:value-type="float">
            <text:p>183.88</text:p>
          </table:table-cell>
        </table:table-row>
        <table:table-row table:style-name="ro1">
          <table:table-cell office:value-type="float" office:value="2047889" calcext:value-type="float">
            <text:p>2047889</text:p>
          </table:table-cell>
          <table:table-cell table:formula="of:=[.A130]/1000/(60*60*24)" office:value-type="time" office:time-value="PT00H34M07.889S" calcext:value-type="time">
            <text:p>00:34:08</text:p>
          </table:table-cell>
          <table:table-cell office:value-type="float" office:value="1.26" calcext:value-type="float">
            <text:p>1.26</text:p>
          </table:table-cell>
          <table:table-cell office:value-type="float" office:value="250.1" calcext:value-type="float">
            <text:p>250.1</text:p>
          </table:table-cell>
          <table:table-cell office:value-type="float" office:value="314.38" calcext:value-type="float">
            <text:p>314.38</text:p>
          </table:table-cell>
          <table:table-cell office:value-type="float" office:value="144.69" calcext:value-type="float">
            <text:p>144.69</text:p>
          </table:table-cell>
          <table:table-cell office:value-type="float" office:value="185.28" calcext:value-type="float">
            <text:p>185.28</text:p>
          </table:table-cell>
        </table:table-row>
        <table:table-row table:style-name="ro1">
          <table:table-cell office:value-type="float" office:value="2063889" calcext:value-type="float">
            <text:p>2063889</text:p>
          </table:table-cell>
          <table:table-cell table:formula="of:=[.A131]/1000/(60*60*24)" office:value-type="time" office:time-value="PT00H34M23.889S" calcext:value-type="time">
            <text:p>00:34:24</text:p>
          </table:table-cell>
          <table:table-cell office:value-type="float" office:value="1.26" calcext:value-type="float">
            <text:p>1.26</text:p>
          </table:table-cell>
          <table:table-cell office:value-type="float" office:value="250.1" calcext:value-type="float">
            <text:p>250.1</text:p>
          </table:table-cell>
          <table:table-cell office:value-type="float" office:value="314.38" calcext:value-type="float">
            <text:p>314.38</text:p>
          </table:table-cell>
          <table:table-cell office:value-type="float" office:value="145.8" calcext:value-type="float">
            <text:p>145.8</text:p>
          </table:table-cell>
          <table:table-cell office:value-type="float" office:value="186.68" calcext:value-type="float">
            <text:p>186.68</text:p>
          </table:table-cell>
        </table:table-row>
        <table:table-row table:style-name="ro1">
          <table:table-cell office:value-type="float" office:value="2079889" calcext:value-type="float">
            <text:p>2079889</text:p>
          </table:table-cell>
          <table:table-cell table:formula="of:=[.A132]/1000/(60*60*24)" office:value-type="time" office:time-value="PT00H34M39.889S" calcext:value-type="time">
            <text:p>00:34:40</text:p>
          </table:table-cell>
          <table:table-cell office:value-type="float" office:value="1.26" calcext:value-type="float">
            <text:p>1.26</text:p>
          </table:table-cell>
          <table:table-cell office:value-type="float" office:value="250" calcext:value-type="float">
            <text:p>250</text:p>
          </table:table-cell>
          <table:table-cell office:value-type="float" office:value="314.25" calcext:value-type="float">
            <text:p>314.25</text:p>
          </table:table-cell>
          <table:table-cell office:value-type="float" office:value="146.92" calcext:value-type="float">
            <text:p>146.92</text:p>
          </table:table-cell>
          <table:table-cell office:value-type="float" office:value="188.07" calcext:value-type="float">
            <text:p>188.07</text:p>
          </table:table-cell>
        </table:table-row>
        <table:table-row table:style-name="ro1">
          <table:table-cell office:value-type="float" office:value="2095889" calcext:value-type="float">
            <text:p>2095889</text:p>
          </table:table-cell>
          <table:table-cell table:formula="of:=[.A133]/1000/(60*60*24)" office:value-type="time" office:time-value="PT00H34M55.889S" calcext:value-type="time">
            <text:p>00:34:56</text:p>
          </table:table-cell>
          <table:table-cell office:value-type="float" office:value="1.26" calcext:value-type="float">
            <text:p>1.26</text:p>
          </table:table-cell>
          <table:table-cell office:value-type="float" office:value="250" calcext:value-type="float">
            <text:p>250</text:p>
          </table:table-cell>
          <table:table-cell office:value-type="float" office:value="314.25" calcext:value-type="float">
            <text:p>314.25</text:p>
          </table:table-cell>
          <table:table-cell office:value-type="float" office:value="148.03" calcext:value-type="float">
            <text:p>148.03</text:p>
          </table:table-cell>
          <table:table-cell office:value-type="float" office:value="189.47" calcext:value-type="float">
            <text:p>189.47</text:p>
          </table:table-cell>
        </table:table-row>
        <table:table-row table:style-name="ro1">
          <table:table-cell office:value-type="float" office:value="2111889" calcext:value-type="float">
            <text:p>2111889</text:p>
          </table:table-cell>
          <table:table-cell table:formula="of:=[.A134]/1000/(60*60*24)" office:value-type="time" office:time-value="PT00H35M11.889S" calcext:value-type="time">
            <text:p>00:35:12</text:p>
          </table:table-cell>
          <table:table-cell office:value-type="float" office:value="1.26" calcext:value-type="float">
            <text:p>1.26</text:p>
          </table:table-cell>
          <table:table-cell office:value-type="float" office:value="250" calcext:value-type="float">
            <text:p>250</text:p>
          </table:table-cell>
          <table:table-cell office:value-type="float" office:value="315.25" calcext:value-type="float">
            <text:p>315.25</text:p>
          </table:table-cell>
          <table:table-cell office:value-type="float" office:value="149.14" calcext:value-type="float">
            <text:p>149.14</text:p>
          </table:table-cell>
          <table:table-cell office:value-type="float" office:value="190.87" calcext:value-type="float">
            <text:p>190.87</text:p>
          </table:table-cell>
        </table:table-row>
        <table:table-row table:style-name="ro1">
          <table:table-cell office:value-type="float" office:value="2127889" calcext:value-type="float">
            <text:p>2127889</text:p>
          </table:table-cell>
          <table:table-cell table:formula="of:=[.A135]/1000/(60*60*24)" office:value-type="time" office:time-value="PT00H35M27.889S" calcext:value-type="time">
            <text:p>00:35:28</text:p>
          </table:table-cell>
          <table:table-cell office:value-type="float" office:value="1.26" calcext:value-type="float">
            <text:p>1.26</text:p>
          </table:table-cell>
          <table:table-cell office:value-type="float" office:value="249.9" calcext:value-type="float">
            <text:p>249.9</text:p>
          </table:table-cell>
          <table:table-cell office:value-type="float" office:value="314.12" calcext:value-type="float">
            <text:p>314.12</text:p>
          </table:table-cell>
          <table:table-cell office:value-type="float" office:value="150.25" calcext:value-type="float">
            <text:p>150.25</text:p>
          </table:table-cell>
          <table:table-cell office:value-type="float" office:value="192.26" calcext:value-type="float">
            <text:p>192.26</text:p>
          </table:table-cell>
        </table:table-row>
        <table:table-row table:style-name="ro1">
          <table:table-cell office:value-type="float" office:value="2143889" calcext:value-type="float">
            <text:p>2143889</text:p>
          </table:table-cell>
          <table:table-cell table:formula="of:=[.A136]/1000/(60*60*24)" office:value-type="time" office:time-value="PT00H35M43.889S" calcext:value-type="time">
            <text:p>00:35:44</text:p>
          </table:table-cell>
          <table:table-cell office:value-type="float" office:value="1.26" calcext:value-type="float">
            <text:p>1.26</text:p>
          </table:table-cell>
          <table:table-cell office:value-type="float" office:value="249.8" calcext:value-type="float">
            <text:p>249.8</text:p>
          </table:table-cell>
          <table:table-cell office:value-type="float" office:value="313.99" calcext:value-type="float">
            <text:p>313.99</text:p>
          </table:table-cell>
          <table:table-cell office:value-type="float" office:value="151.36" calcext:value-type="float">
            <text:p>151.36</text:p>
          </table:table-cell>
          <table:table-cell office:value-type="float" office:value="193.66" calcext:value-type="float">
            <text:p>193.66</text:p>
          </table:table-cell>
        </table:table-row>
        <table:table-row table:style-name="ro1">
          <table:table-cell office:value-type="float" office:value="2159889" calcext:value-type="float">
            <text:p>2159889</text:p>
          </table:table-cell>
          <table:table-cell table:formula="of:=[.A137]/1000/(60*60*24)" office:value-type="time" office:time-value="PT00H35M59.889S" calcext:value-type="time">
            <text:p>00:36:00</text:p>
          </table:table-cell>
          <table:table-cell office:value-type="float" office:value="1.26" calcext:value-type="float">
            <text:p>1.26</text:p>
          </table:table-cell>
          <table:table-cell office:value-type="float" office:value="249.8" calcext:value-type="float">
            <text:p>249.8</text:p>
          </table:table-cell>
          <table:table-cell office:value-type="float" office:value="313.99" calcext:value-type="float">
            <text:p>313.99</text:p>
          </table:table-cell>
          <table:table-cell office:value-type="float" office:value="152.47" calcext:value-type="float">
            <text:p>152.47</text:p>
          </table:table-cell>
          <table:table-cell office:value-type="float" office:value="195.05" calcext:value-type="float">
            <text:p>195.05</text:p>
          </table:table-cell>
        </table:table-row>
        <table:table-row table:style-name="ro1">
          <table:table-cell office:value-type="float" office:value="2175889" calcext:value-type="float">
            <text:p>2175889</text:p>
          </table:table-cell>
          <table:table-cell table:formula="of:=[.A138]/1000/(60*60*24)" office:value-type="time" office:time-value="PT00H36M15.889S" calcext:value-type="time">
            <text:p>00:36:16</text:p>
          </table:table-cell>
          <table:table-cell office:value-type="float" office:value="1.26" calcext:value-type="float">
            <text:p>1.26</text:p>
          </table:table-cell>
          <table:table-cell office:value-type="float" office:value="249.7" calcext:value-type="float">
            <text:p>249.7</text:p>
          </table:table-cell>
          <table:table-cell office:value-type="float" office:value="313.87" calcext:value-type="float">
            <text:p>313.87</text:p>
          </table:table-cell>
          <table:table-cell office:value-type="float" office:value="153.58" calcext:value-type="float">
            <text:p>153.58</text:p>
          </table:table-cell>
          <table:table-cell office:value-type="float" office:value="196.45" calcext:value-type="float">
            <text:p>196.45</text:p>
          </table:table-cell>
        </table:table-row>
        <table:table-row table:style-name="ro1">
          <table:table-cell office:value-type="float" office:value="2191889" calcext:value-type="float">
            <text:p>2191889</text:p>
          </table:table-cell>
          <table:table-cell table:formula="of:=[.A139]/1000/(60*60*24)" office:value-type="time" office:time-value="PT00H36M31.889S" calcext:value-type="time">
            <text:p>00:36:32</text:p>
          </table:table-cell>
          <table:table-cell office:value-type="float" office:value="1.26" calcext:value-type="float">
            <text:p>1.26</text:p>
          </table:table-cell>
          <table:table-cell office:value-type="float" office:value="249.7" calcext:value-type="float">
            <text:p>249.7</text:p>
          </table:table-cell>
          <table:table-cell office:value-type="float" office:value="313.87" calcext:value-type="float">
            <text:p>313.87</text:p>
          </table:table-cell>
          <table:table-cell office:value-type="float" office:value="154.69" calcext:value-type="float">
            <text:p>154.69</text:p>
          </table:table-cell>
          <table:table-cell office:value-type="float" office:value="197.84" calcext:value-type="float">
            <text:p>197.84</text:p>
          </table:table-cell>
        </table:table-row>
        <table:table-row table:style-name="ro1">
          <table:table-cell office:value-type="float" office:value="2207889" calcext:value-type="float">
            <text:p>2207889</text:p>
          </table:table-cell>
          <table:table-cell table:formula="of:=[.A140]/1000/(60*60*24)" office:value-type="time" office:time-value="PT00H36M47.889S" calcext:value-type="time">
            <text:p>00:36:48</text:p>
          </table:table-cell>
          <table:table-cell office:value-type="float" office:value="1.26" calcext:value-type="float">
            <text:p>1.26</text:p>
          </table:table-cell>
          <table:table-cell office:value-type="float" office:value="249.6" calcext:value-type="float">
            <text:p>249.6</text:p>
          </table:table-cell>
          <table:table-cell office:value-type="float" office:value="313.74" calcext:value-type="float">
            <text:p>313.74</text:p>
          </table:table-cell>
          <table:table-cell office:value-type="float" office:value="155.8" calcext:value-type="float">
            <text:p>155.8</text:p>
          </table:table-cell>
          <table:table-cell office:value-type="float" office:value="199.24" calcext:value-type="float">
            <text:p>199.24</text:p>
          </table:table-cell>
        </table:table-row>
        <table:table-row table:style-name="ro1">
          <table:table-cell office:value-type="float" office:value="2223889" calcext:value-type="float">
            <text:p>2223889</text:p>
          </table:table-cell>
          <table:table-cell table:formula="of:=[.A141]/1000/(60*60*24)" office:value-type="time" office:time-value="PT00H37M03.889S" calcext:value-type="time">
            <text:p>00:37:04</text:p>
          </table:table-cell>
          <table:table-cell office:value-type="float" office:value="1.26" calcext:value-type="float">
            <text:p>1.26</text:p>
          </table:table-cell>
          <table:table-cell office:value-type="float" office:value="249.6" calcext:value-type="float">
            <text:p>249.6</text:p>
          </table:table-cell>
          <table:table-cell office:value-type="float" office:value="313.74" calcext:value-type="float">
            <text:p>313.74</text:p>
          </table:table-cell>
          <table:table-cell office:value-type="float" office:value="156.91" calcext:value-type="float">
            <text:p>156.91</text:p>
          </table:table-cell>
          <table:table-cell office:value-type="float" office:value="200.63" calcext:value-type="float">
            <text:p>200.63</text:p>
          </table:table-cell>
        </table:table-row>
        <table:table-row table:style-name="ro1">
          <table:table-cell office:value-type="float" office:value="2239889" calcext:value-type="float">
            <text:p>2239889</text:p>
          </table:table-cell>
          <table:table-cell table:formula="of:=[.A142]/1000/(60*60*24)" office:value-type="time" office:time-value="PT00H37M19.889S" calcext:value-type="time">
            <text:p>00:37:20</text:p>
          </table:table-cell>
          <table:table-cell office:value-type="float" office:value="1.25" calcext:value-type="float">
            <text:p>1.25</text:p>
          </table:table-cell>
          <table:table-cell office:value-type="float" office:value="249.6" calcext:value-type="float">
            <text:p>249.6</text:p>
          </table:table-cell>
          <table:table-cell office:value-type="float" office:value="312.74" calcext:value-type="float">
            <text:p>312.74</text:p>
          </table:table-cell>
          <table:table-cell office:value-type="float" office:value="158.02" calcext:value-type="float">
            <text:p>158.02</text:p>
          </table:table-cell>
          <table:table-cell office:value-type="float" office:value="202.03" calcext:value-type="float">
            <text:p>202.03</text:p>
          </table:table-cell>
        </table:table-row>
        <table:table-row table:style-name="ro1">
          <table:table-cell office:value-type="float" office:value="2255889" calcext:value-type="float">
            <text:p>2255889</text:p>
          </table:table-cell>
          <table:table-cell table:formula="of:=[.A143]/1000/(60*60*24)" office:value-type="time" office:time-value="PT00H37M35.889S" calcext:value-type="time">
            <text:p>00:37:36</text:p>
          </table:table-cell>
          <table:table-cell office:value-type="float" office:value="1.26" calcext:value-type="float">
            <text:p>1.26</text:p>
          </table:table-cell>
          <table:table-cell office:value-type="float" office:value="249.5" calcext:value-type="float">
            <text:p>249.5</text:p>
          </table:table-cell>
          <table:table-cell office:value-type="float" office:value="313.61" calcext:value-type="float">
            <text:p>313.61</text:p>
          </table:table-cell>
          <table:table-cell office:value-type="float" office:value="159.13" calcext:value-type="float">
            <text:p>159.13</text:p>
          </table:table-cell>
          <table:table-cell office:value-type="float" office:value="203.42" calcext:value-type="float">
            <text:p>203.42</text:p>
          </table:table-cell>
        </table:table-row>
        <table:table-row table:style-name="ro1">
          <table:table-cell office:value-type="float" office:value="2271889" calcext:value-type="float">
            <text:p>2271889</text:p>
          </table:table-cell>
          <table:table-cell table:formula="of:=[.A144]/1000/(60*60*24)" office:value-type="time" office:time-value="PT00H37M51.889S" calcext:value-type="time">
            <text:p>00:37:52</text:p>
          </table:table-cell>
          <table:table-cell office:value-type="float" office:value="1.25" calcext:value-type="float">
            <text:p>1.25</text:p>
          </table:table-cell>
          <table:table-cell office:value-type="float" office:value="249.5" calcext:value-type="float">
            <text:p>249.5</text:p>
          </table:table-cell>
          <table:table-cell office:value-type="float" office:value="312.61" calcext:value-type="float">
            <text:p>312.61</text:p>
          </table:table-cell>
          <table:table-cell office:value-type="float" office:value="160.24" calcext:value-type="float">
            <text:p>160.24</text:p>
          </table:table-cell>
          <table:table-cell office:value-type="float" office:value="204.81" calcext:value-type="float">
            <text:p>204.81</text:p>
          </table:table-cell>
        </table:table-row>
        <table:table-row table:style-name="ro1">
          <table:table-cell office:value-type="float" office:value="2287889" calcext:value-type="float">
            <text:p>2287889</text:p>
          </table:table-cell>
          <table:table-cell table:formula="of:=[.A145]/1000/(60*60*24)" office:value-type="time" office:time-value="PT00H38M07.889S" calcext:value-type="time">
            <text:p>00:38:08</text:p>
          </table:table-cell>
          <table:table-cell office:value-type="float" office:value="1.25" calcext:value-type="float">
            <text:p>1.25</text:p>
          </table:table-cell>
          <table:table-cell office:value-type="float" office:value="249.4" calcext:value-type="float">
            <text:p>249.4</text:p>
          </table:table-cell>
          <table:table-cell office:value-type="float" office:value="312.48" calcext:value-type="float">
            <text:p>312.48</text:p>
          </table:table-cell>
          <table:table-cell office:value-type="float" office:value="161.34" calcext:value-type="float">
            <text:p>161.34</text:p>
          </table:table-cell>
          <table:table-cell office:value-type="float" office:value="206.2" calcext:value-type="float">
            <text:p>206.2</text:p>
          </table:table-cell>
        </table:table-row>
        <table:table-row table:style-name="ro1">
          <table:table-cell office:value-type="float" office:value="2303889" calcext:value-type="float">
            <text:p>2303889</text:p>
          </table:table-cell>
          <table:table-cell table:formula="of:=[.A146]/1000/(60*60*24)" office:value-type="time" office:time-value="PT00H38M23.889S" calcext:value-type="time">
            <text:p>00:38:24</text:p>
          </table:table-cell>
          <table:table-cell office:value-type="float" office:value="1.25" calcext:value-type="float">
            <text:p>1.25</text:p>
          </table:table-cell>
          <table:table-cell office:value-type="float" office:value="249.4" calcext:value-type="float">
            <text:p>249.4</text:p>
          </table:table-cell>
          <table:table-cell office:value-type="float" office:value="312.48" calcext:value-type="float">
            <text:p>312.48</text:p>
          </table:table-cell>
          <table:table-cell office:value-type="float" office:value="162.45" calcext:value-type="float">
            <text:p>162.45</text:p>
          </table:table-cell>
          <table:table-cell office:value-type="float" office:value="207.59" calcext:value-type="float">
            <text:p>207.59</text:p>
          </table:table-cell>
        </table:table-row>
        <table:table-row table:style-name="ro1">
          <table:table-cell office:value-type="float" office:value="2319889" calcext:value-type="float">
            <text:p>2319889</text:p>
          </table:table-cell>
          <table:table-cell table:formula="of:=[.A147]/1000/(60*60*24)" office:value-type="time" office:time-value="PT00H38M39.889S" calcext:value-type="time">
            <text:p>00:38:40</text:p>
          </table:table-cell>
          <table:table-cell office:value-type="float" office:value="1.25" calcext:value-type="float">
            <text:p>1.25</text:p>
          </table:table-cell>
          <table:table-cell office:value-type="float" office:value="249.3" calcext:value-type="float">
            <text:p>249.3</text:p>
          </table:table-cell>
          <table:table-cell office:value-type="float" office:value="312.36" calcext:value-type="float">
            <text:p>312.36</text:p>
          </table:table-cell>
          <table:table-cell office:value-type="float" office:value="163.56" calcext:value-type="float">
            <text:p>163.56</text:p>
          </table:table-cell>
          <table:table-cell office:value-type="float" office:value="208.98" calcext:value-type="float">
            <text:p>208.98</text:p>
          </table:table-cell>
        </table:table-row>
        <table:table-row table:style-name="ro1">
          <table:table-cell office:value-type="float" office:value="2335889" calcext:value-type="float">
            <text:p>2335889</text:p>
          </table:table-cell>
          <table:table-cell table:formula="of:=[.A148]/1000/(60*60*24)" office:value-type="time" office:time-value="PT00H38M55.889S" calcext:value-type="time">
            <text:p>00:38:56</text:p>
          </table:table-cell>
          <table:table-cell office:value-type="float" office:value="1.25" calcext:value-type="float">
            <text:p>1.25</text:p>
          </table:table-cell>
          <table:table-cell office:value-type="float" office:value="249.3" calcext:value-type="float">
            <text:p>249.3</text:p>
          </table:table-cell>
          <table:table-cell office:value-type="float" office:value="312.35" calcext:value-type="float">
            <text:p>312.35</text:p>
          </table:table-cell>
          <table:table-cell office:value-type="float" office:value="164.67" calcext:value-type="float">
            <text:p>164.67</text:p>
          </table:table-cell>
          <table:table-cell office:value-type="float" office:value="210.37" calcext:value-type="float">
            <text:p>210.37</text:p>
          </table:table-cell>
        </table:table-row>
        <table:table-row table:style-name="ro1">
          <table:table-cell office:value-type="float" office:value="2351889" calcext:value-type="float">
            <text:p>2351889</text:p>
          </table:table-cell>
          <table:table-cell table:formula="of:=[.A149]/1000/(60*60*24)" office:value-type="time" office:time-value="PT00H39M11.889S" calcext:value-type="time">
            <text:p>00:39:12</text:p>
          </table:table-cell>
          <table:table-cell office:value-type="float" office:value="1.25" calcext:value-type="float">
            <text:p>1.25</text:p>
          </table:table-cell>
          <table:table-cell office:value-type="float" office:value="249.2" calcext:value-type="float">
            <text:p>249.2</text:p>
          </table:table-cell>
          <table:table-cell office:value-type="float" office:value="312.23" calcext:value-type="float">
            <text:p>312.23</text:p>
          </table:table-cell>
          <table:table-cell office:value-type="float" office:value="165.78" calcext:value-type="float">
            <text:p>165.78</text:p>
          </table:table-cell>
          <table:table-cell office:value-type="float" office:value="211.76" calcext:value-type="float">
            <text:p>211.76</text:p>
          </table:table-cell>
        </table:table-row>
        <table:table-row table:style-name="ro1">
          <table:table-cell office:value-type="float" office:value="2367889" calcext:value-type="float">
            <text:p>2367889</text:p>
          </table:table-cell>
          <table:table-cell table:formula="of:=[.A150]/1000/(60*60*24)" office:value-type="time" office:time-value="PT00H39M27.889S" calcext:value-type="time">
            <text:p>00:39:28</text:p>
          </table:table-cell>
          <table:table-cell office:value-type="float" office:value="1.25" calcext:value-type="float">
            <text:p>1.25</text:p>
          </table:table-cell>
          <table:table-cell office:value-type="float" office:value="249.2" calcext:value-type="float">
            <text:p>249.2</text:p>
          </table:table-cell>
          <table:table-cell office:value-type="float" office:value="312.23" calcext:value-type="float">
            <text:p>312.23</text:p>
          </table:table-cell>
          <table:table-cell office:value-type="float" office:value="166.88" calcext:value-type="float">
            <text:p>166.88</text:p>
          </table:table-cell>
          <table:table-cell office:value-type="float" office:value="213.14" calcext:value-type="float">
            <text:p>213.14</text:p>
          </table:table-cell>
        </table:table-row>
        <table:table-row table:style-name="ro1">
          <table:table-cell office:value-type="float" office:value="2383889" calcext:value-type="float">
            <text:p>2383889</text:p>
          </table:table-cell>
          <table:table-cell table:formula="of:=[.A151]/1000/(60*60*24)" office:value-type="time" office:time-value="PT00H39M43.889S" calcext:value-type="time">
            <text:p>00:39:44</text:p>
          </table:table-cell>
          <table:table-cell office:value-type="float" office:value="1.25" calcext:value-type="float">
            <text:p>1.25</text:p>
          </table:table-cell>
          <table:table-cell office:value-type="float" office:value="249.2" calcext:value-type="float">
            <text:p>249.2</text:p>
          </table:table-cell>
          <table:table-cell office:value-type="float" office:value="312.23" calcext:value-type="float">
            <text:p>312.23</text:p>
          </table:table-cell>
          <table:table-cell office:value-type="float" office:value="167.99" calcext:value-type="float">
            <text:p>167.99</text:p>
          </table:table-cell>
          <table:table-cell office:value-type="float" office:value="214.53" calcext:value-type="float">
            <text:p>214.53</text:p>
          </table:table-cell>
        </table:table-row>
        <table:table-row table:style-name="ro1">
          <table:table-cell office:value-type="float" office:value="2399889" calcext:value-type="float">
            <text:p>2399889</text:p>
          </table:table-cell>
          <table:table-cell table:formula="of:=[.A152]/1000/(60*60*24)" office:value-type="time" office:time-value="PT00H39M59.889S" calcext:value-type="time">
            <text:p>00:40:00</text:p>
          </table:table-cell>
          <table:table-cell office:value-type="float" office:value="1.25" calcext:value-type="float">
            <text:p>1.25</text:p>
          </table:table-cell>
          <table:table-cell office:value-type="float" office:value="249.1" calcext:value-type="float">
            <text:p>249.1</text:p>
          </table:table-cell>
          <table:table-cell office:value-type="float" office:value="312.1" calcext:value-type="float">
            <text:p>312.1</text:p>
          </table:table-cell>
          <table:table-cell office:value-type="float" office:value="169.1" calcext:value-type="float">
            <text:p>169.1</text:p>
          </table:table-cell>
          <table:table-cell office:value-type="float" office:value="215.92" calcext:value-type="float">
            <text:p>215.92</text:p>
          </table:table-cell>
        </table:table-row>
        <table:table-row table:style-name="ro1">
          <table:table-cell office:value-type="float" office:value="2415889" calcext:value-type="float">
            <text:p>2415889</text:p>
          </table:table-cell>
          <table:table-cell table:formula="of:=[.A153]/1000/(60*60*24)" office:value-type="time" office:time-value="PT00H40M15.889S" calcext:value-type="time">
            <text:p>00:40:16</text:p>
          </table:table-cell>
          <table:table-cell office:value-type="float" office:value="1.25" calcext:value-type="float">
            <text:p>1.25</text:p>
          </table:table-cell>
          <table:table-cell office:value-type="float" office:value="249.1" calcext:value-type="float">
            <text:p>249.1</text:p>
          </table:table-cell>
          <table:table-cell office:value-type="float" office:value="312.1" calcext:value-type="float">
            <text:p>312.1</text:p>
          </table:table-cell>
          <table:table-cell office:value-type="float" office:value="170.21" calcext:value-type="float">
            <text:p>170.21</text:p>
          </table:table-cell>
          <table:table-cell office:value-type="float" office:value="217.31" calcext:value-type="float">
            <text:p>217.31</text:p>
          </table:table-cell>
        </table:table-row>
        <table:table-row table:style-name="ro1">
          <table:table-cell office:value-type="float" office:value="2431889" calcext:value-type="float">
            <text:p>2431889</text:p>
          </table:table-cell>
          <table:table-cell table:formula="of:=[.A154]/1000/(60*60*24)" office:value-type="time" office:time-value="PT00H40M31.889S" calcext:value-type="time">
            <text:p>00:40:32</text:p>
          </table:table-cell>
          <table:table-cell office:value-type="float" office:value="1.25" calcext:value-type="float">
            <text:p>1.25</text:p>
          </table:table-cell>
          <table:table-cell office:value-type="float" office:value="249" calcext:value-type="float">
            <text:p>249</text:p>
          </table:table-cell>
          <table:table-cell office:value-type="float" office:value="311.97" calcext:value-type="float">
            <text:p>311.97</text:p>
          </table:table-cell>
          <table:table-cell office:value-type="float" office:value="171.31" calcext:value-type="float">
            <text:p>171.31</text:p>
          </table:table-cell>
          <table:table-cell office:value-type="float" office:value="218.69" calcext:value-type="float">
            <text:p>218.69</text:p>
          </table:table-cell>
        </table:table-row>
        <table:table-row table:style-name="ro1">
          <table:table-cell office:value-type="float" office:value="2447889" calcext:value-type="float">
            <text:p>2447889</text:p>
          </table:table-cell>
          <table:table-cell table:formula="of:=[.A155]/1000/(60*60*24)" office:value-type="time" office:time-value="PT00H40M47.889S" calcext:value-type="time">
            <text:p>00:40:48</text:p>
          </table:table-cell>
          <table:table-cell office:value-type="float" office:value="1.25" calcext:value-type="float">
            <text:p>1.25</text:p>
          </table:table-cell>
          <table:table-cell office:value-type="float" office:value="249" calcext:value-type="float">
            <text:p>249</text:p>
          </table:table-cell>
          <table:table-cell office:value-type="float" office:value="311.97" calcext:value-type="float">
            <text:p>311.97</text:p>
          </table:table-cell>
          <table:table-cell office:value-type="float" office:value="172.42" calcext:value-type="float">
            <text:p>172.42</text:p>
          </table:table-cell>
          <table:table-cell office:value-type="float" office:value="220.08" calcext:value-type="float">
            <text:p>220.08</text:p>
          </table:table-cell>
        </table:table-row>
        <table:table-row table:style-name="ro1">
          <table:table-cell office:value-type="float" office:value="2463889" calcext:value-type="float">
            <text:p>2463889</text:p>
          </table:table-cell>
          <table:table-cell table:formula="of:=[.A156]/1000/(60*60*24)" office:value-type="time" office:time-value="PT00H41M03.889S" calcext:value-type="time">
            <text:p>00:41:04</text:p>
          </table:table-cell>
          <table:table-cell office:value-type="float" office:value="1.25" calcext:value-type="float">
            <text:p>1.25</text:p>
          </table:table-cell>
          <table:table-cell office:value-type="float" office:value="248.9" calcext:value-type="float">
            <text:p>248.9</text:p>
          </table:table-cell>
          <table:table-cell office:value-type="float" office:value="311.85" calcext:value-type="float">
            <text:p>311.85</text:p>
          </table:table-cell>
          <table:table-cell office:value-type="float" office:value="173.53" calcext:value-type="float">
            <text:p>173.53</text:p>
          </table:table-cell>
          <table:table-cell office:value-type="float" office:value="221.46" calcext:value-type="float">
            <text:p>221.46</text:p>
          </table:table-cell>
        </table:table-row>
        <table:table-row table:style-name="ro1">
          <table:table-cell office:value-type="float" office:value="2479889" calcext:value-type="float">
            <text:p>2479889</text:p>
          </table:table-cell>
          <table:table-cell table:formula="of:=[.A157]/1000/(60*60*24)" office:value-type="time" office:time-value="PT00H41M19.889S" calcext:value-type="time">
            <text:p>00:41:20</text:p>
          </table:table-cell>
          <table:table-cell office:value-type="float" office:value="1.25" calcext:value-type="float">
            <text:p>1.25</text:p>
          </table:table-cell>
          <table:table-cell office:value-type="float" office:value="248.9" calcext:value-type="float">
            <text:p>248.9</text:p>
          </table:table-cell>
          <table:table-cell office:value-type="float" office:value="311.84" calcext:value-type="float">
            <text:p>311.84</text:p>
          </table:table-cell>
          <table:table-cell office:value-type="float" office:value="174.63" calcext:value-type="float">
            <text:p>174.63</text:p>
          </table:table-cell>
          <table:table-cell office:value-type="float" office:value="222.85" calcext:value-type="float">
            <text:p>222.85</text:p>
          </table:table-cell>
        </table:table-row>
        <table:table-row table:style-name="ro1">
          <table:table-cell office:value-type="float" office:value="2495889" calcext:value-type="float">
            <text:p>2495889</text:p>
          </table:table-cell>
          <table:table-cell table:formula="of:=[.A158]/1000/(60*60*24)" office:value-type="time" office:time-value="PT00H41M35.889S" calcext:value-type="time">
            <text:p>00:41:36</text:p>
          </table:table-cell>
          <table:table-cell office:value-type="float" office:value="1.25" calcext:value-type="float">
            <text:p>1.25</text:p>
          </table:table-cell>
          <table:table-cell office:value-type="float" office:value="248.9" calcext:value-type="float">
            <text:p>248.9</text:p>
          </table:table-cell>
          <table:table-cell office:value-type="float" office:value="311.84" calcext:value-type="float">
            <text:p>311.84</text:p>
          </table:table-cell>
          <table:table-cell office:value-type="float" office:value="175.74" calcext:value-type="float">
            <text:p>175.74</text:p>
          </table:table-cell>
          <table:table-cell office:value-type="float" office:value="224.24" calcext:value-type="float">
            <text:p>224.24</text:p>
          </table:table-cell>
        </table:table-row>
        <table:table-row table:style-name="ro1">
          <table:table-cell office:value-type="float" office:value="2511889" calcext:value-type="float">
            <text:p>2511889</text:p>
          </table:table-cell>
          <table:table-cell table:formula="of:=[.A159]/1000/(60*60*24)" office:value-type="time" office:time-value="PT00H41M51.889S" calcext:value-type="time">
            <text:p>00:41:52</text:p>
          </table:table-cell>
          <table:table-cell office:value-type="float" office:value="1.25" calcext:value-type="float">
            <text:p>1.25</text:p>
          </table:table-cell>
          <table:table-cell office:value-type="float" office:value="248.8" calcext:value-type="float">
            <text:p>248.8</text:p>
          </table:table-cell>
          <table:table-cell office:value-type="float" office:value="311.72" calcext:value-type="float">
            <text:p>311.72</text:p>
          </table:table-cell>
          <table:table-cell office:value-type="float" office:value="176.84" calcext:value-type="float">
            <text:p>176.84</text:p>
          </table:table-cell>
          <table:table-cell office:value-type="float" office:value="225.62" calcext:value-type="float">
            <text:p>225.62</text:p>
          </table:table-cell>
        </table:table-row>
        <table:table-row table:style-name="ro1">
          <table:table-cell office:value-type="float" office:value="2527889" calcext:value-type="float">
            <text:p>2527889</text:p>
          </table:table-cell>
          <table:table-cell table:formula="of:=[.A160]/1000/(60*60*24)" office:value-type="time" office:time-value="PT00H42M07.889S" calcext:value-type="time">
            <text:p>00:42:08</text:p>
          </table:table-cell>
          <table:table-cell office:value-type="float" office:value="1.25" calcext:value-type="float">
            <text:p>1.25</text:p>
          </table:table-cell>
          <table:table-cell office:value-type="float" office:value="248.7" calcext:value-type="float">
            <text:p>248.7</text:p>
          </table:table-cell>
          <table:table-cell office:value-type="float" office:value="311.59" calcext:value-type="float">
            <text:p>311.59</text:p>
          </table:table-cell>
          <table:table-cell office:value-type="float" office:value="177.95" calcext:value-type="float">
            <text:p>177.95</text:p>
          </table:table-cell>
          <table:table-cell office:value-type="float" office:value="227.01" calcext:value-type="float">
            <text:p>227.01</text:p>
          </table:table-cell>
        </table:table-row>
        <table:table-row table:style-name="ro1">
          <table:table-cell office:value-type="float" office:value="2543889" calcext:value-type="float">
            <text:p>2543889</text:p>
          </table:table-cell>
          <table:table-cell table:formula="of:=[.A161]/1000/(60*60*24)" office:value-type="time" office:time-value="PT00H42M23.889S" calcext:value-type="time">
            <text:p>00:42:24</text:p>
          </table:table-cell>
          <table:table-cell office:value-type="float" office:value="1.25" calcext:value-type="float">
            <text:p>1.25</text:p>
          </table:table-cell>
          <table:table-cell office:value-type="float" office:value="248.7" calcext:value-type="float">
            <text:p>248.7</text:p>
          </table:table-cell>
          <table:table-cell office:value-type="float" office:value="310.59" calcext:value-type="float">
            <text:p>310.59</text:p>
          </table:table-cell>
          <table:table-cell office:value-type="float" office:value="179.05" calcext:value-type="float">
            <text:p>179.05</text:p>
          </table:table-cell>
          <table:table-cell office:value-type="float" office:value="228.39" calcext:value-type="float">
            <text:p>228.39</text:p>
          </table:table-cell>
        </table:table-row>
        <table:table-row table:style-name="ro1">
          <table:table-cell office:value-type="float" office:value="2559889" calcext:value-type="float">
            <text:p>2559889</text:p>
          </table:table-cell>
          <table:table-cell table:formula="of:=[.A162]/1000/(60*60*24)" office:value-type="time" office:time-value="PT00H42M39.889S" calcext:value-type="time">
            <text:p>00:42:40</text:p>
          </table:table-cell>
          <table:table-cell office:value-type="float" office:value="1.25" calcext:value-type="float">
            <text:p>1.25</text:p>
          </table:table-cell>
          <table:table-cell office:value-type="float" office:value="248.7" calcext:value-type="float">
            <text:p>248.7</text:p>
          </table:table-cell>
          <table:table-cell office:value-type="float" office:value="310.59" calcext:value-type="float">
            <text:p>310.59</text:p>
          </table:table-cell>
          <table:table-cell office:value-type="float" office:value="180.16" calcext:value-type="float">
            <text:p>180.16</text:p>
          </table:table-cell>
          <table:table-cell office:value-type="float" office:value="229.77" calcext:value-type="float">
            <text:p>229.77</text:p>
          </table:table-cell>
        </table:table-row>
        <table:table-row table:style-name="ro1">
          <table:table-cell office:value-type="float" office:value="2575889" calcext:value-type="float">
            <text:p>2575889</text:p>
          </table:table-cell>
          <table:table-cell table:formula="of:=[.A163]/1000/(60*60*24)" office:value-type="time" office:time-value="PT00H42M55.889S" calcext:value-type="time">
            <text:p>00:42:56</text:p>
          </table:table-cell>
          <table:table-cell office:value-type="float" office:value="1.25" calcext:value-type="float">
            <text:p>1.25</text:p>
          </table:table-cell>
          <table:table-cell office:value-type="float" office:value="248.7" calcext:value-type="float">
            <text:p>248.7</text:p>
          </table:table-cell>
          <table:table-cell office:value-type="float" office:value="310.59" calcext:value-type="float">
            <text:p>310.59</text:p>
          </table:table-cell>
          <table:table-cell office:value-type="float" office:value="181.27" calcext:value-type="float">
            <text:p>181.27</text:p>
          </table:table-cell>
          <table:table-cell office:value-type="float" office:value="231.16" calcext:value-type="float">
            <text:p>231.16</text:p>
          </table:table-cell>
        </table:table-row>
        <table:table-row table:style-name="ro1">
          <table:table-cell office:value-type="float" office:value="2591889" calcext:value-type="float">
            <text:p>2591889</text:p>
          </table:table-cell>
          <table:table-cell table:formula="of:=[.A164]/1000/(60*60*24)" office:value-type="time" office:time-value="PT00H43M11.889S" calcext:value-type="time">
            <text:p>00:43:12</text:p>
          </table:table-cell>
          <table:table-cell office:value-type="float" office:value="1.25" calcext:value-type="float">
            <text:p>1.25</text:p>
          </table:table-cell>
          <table:table-cell office:value-type="float" office:value="248.6" calcext:value-type="float">
            <text:p>248.6</text:p>
          </table:table-cell>
          <table:table-cell office:value-type="float" office:value="310.47" calcext:value-type="float">
            <text:p>310.47</text:p>
          </table:table-cell>
          <table:table-cell office:value-type="float" office:value="182.37" calcext:value-type="float">
            <text:p>182.37</text:p>
          </table:table-cell>
          <table:table-cell office:value-type="float" office:value="232.54" calcext:value-type="float">
            <text:p>232.54</text:p>
          </table:table-cell>
        </table:table-row>
        <table:table-row table:style-name="ro1">
          <table:table-cell office:value-type="float" office:value="2607889" calcext:value-type="float">
            <text:p>2607889</text:p>
          </table:table-cell>
          <table:table-cell table:formula="of:=[.A165]/1000/(60*60*24)" office:value-type="time" office:time-value="PT00H43M27.889S" calcext:value-type="time">
            <text:p>00:43:28</text:p>
          </table:table-cell>
          <table:table-cell office:value-type="float" office:value="1.25" calcext:value-type="float">
            <text:p>1.25</text:p>
          </table:table-cell>
          <table:table-cell office:value-type="float" office:value="248.6" calcext:value-type="float">
            <text:p>248.6</text:p>
          </table:table-cell>
          <table:table-cell office:value-type="float" office:value="310.47" calcext:value-type="float">
            <text:p>310.47</text:p>
          </table:table-cell>
          <table:table-cell office:value-type="float" office:value="183.48" calcext:value-type="float">
            <text:p>183.48</text:p>
          </table:table-cell>
          <table:table-cell office:value-type="float" office:value="233.92" calcext:value-type="float">
            <text:p>233.92</text:p>
          </table:table-cell>
        </table:table-row>
        <table:table-row table:style-name="ro1">
          <table:table-cell office:value-type="float" office:value="2623889" calcext:value-type="float">
            <text:p>2623889</text:p>
          </table:table-cell>
          <table:table-cell table:formula="of:=[.A166]/1000/(60*60*24)" office:value-type="time" office:time-value="PT00H43M43.889S" calcext:value-type="time">
            <text:p>00:43:44</text:p>
          </table:table-cell>
          <table:table-cell office:value-type="float" office:value="1.25" calcext:value-type="float">
            <text:p>1.25</text:p>
          </table:table-cell>
          <table:table-cell office:value-type="float" office:value="248.5" calcext:value-type="float">
            <text:p>248.5</text:p>
          </table:table-cell>
          <table:table-cell office:value-type="float" office:value="310.34" calcext:value-type="float">
            <text:p>310.34</text:p>
          </table:table-cell>
          <table:table-cell office:value-type="float" office:value="184.58" calcext:value-type="float">
            <text:p>184.58</text:p>
          </table:table-cell>
          <table:table-cell office:value-type="float" office:value="235.3" calcext:value-type="float">
            <text:p>235.3</text:p>
          </table:table-cell>
        </table:table-row>
        <table:table-row table:style-name="ro1">
          <table:table-cell office:value-type="float" office:value="2639889" calcext:value-type="float">
            <text:p>2639889</text:p>
          </table:table-cell>
          <table:table-cell table:formula="of:=[.A167]/1000/(60*60*24)" office:value-type="time" office:time-value="PT00H43M59.889S" calcext:value-type="time">
            <text:p>00:44:00</text:p>
          </table:table-cell>
          <table:table-cell office:value-type="float" office:value="1.25" calcext:value-type="float">
            <text:p>1.25</text:p>
          </table:table-cell>
          <table:table-cell office:value-type="float" office:value="248.5" calcext:value-type="float">
            <text:p>248.5</text:p>
          </table:table-cell>
          <table:table-cell office:value-type="float" office:value="310.34" calcext:value-type="float">
            <text:p>310.34</text:p>
          </table:table-cell>
          <table:table-cell office:value-type="float" office:value="185.68" calcext:value-type="float">
            <text:p>185.68</text:p>
          </table:table-cell>
          <table:table-cell office:value-type="float" office:value="236.68" calcext:value-type="float">
            <text:p>236.68</text:p>
          </table:table-cell>
        </table:table-row>
        <table:table-row table:style-name="ro1">
          <table:table-cell office:value-type="float" office:value="2655889" calcext:value-type="float">
            <text:p>2655889</text:p>
          </table:table-cell>
          <table:table-cell table:formula="of:=[.A168]/1000/(60*60*24)" office:value-type="time" office:time-value="PT00H44M15.889S" calcext:value-type="time">
            <text:p>00:44:16</text:p>
          </table:table-cell>
          <table:table-cell office:value-type="float" office:value="1.25" calcext:value-type="float">
            <text:p>1.25</text:p>
          </table:table-cell>
          <table:table-cell office:value-type="float" office:value="248.4" calcext:value-type="float">
            <text:p>248.4</text:p>
          </table:table-cell>
          <table:table-cell office:value-type="float" office:value="310.21" calcext:value-type="float">
            <text:p>310.21</text:p>
          </table:table-cell>
          <table:table-cell office:value-type="float" office:value="186.79" calcext:value-type="float">
            <text:p>186.79</text:p>
          </table:table-cell>
          <table:table-cell office:value-type="float" office:value="238.06" calcext:value-type="float">
            <text:p>238.06</text:p>
          </table:table-cell>
        </table:table-row>
        <table:table-row table:style-name="ro1">
          <table:table-cell office:value-type="float" office:value="2671889" calcext:value-type="float">
            <text:p>2671889</text:p>
          </table:table-cell>
          <table:table-cell table:formula="of:=[.A169]/1000/(60*60*24)" office:value-type="time" office:time-value="PT00H44M31.889S" calcext:value-type="time">
            <text:p>00:44:32</text:p>
          </table:table-cell>
          <table:table-cell office:value-type="float" office:value="1.25" calcext:value-type="float">
            <text:p>1.25</text:p>
          </table:table-cell>
          <table:table-cell office:value-type="float" office:value="248.4" calcext:value-type="float">
            <text:p>248.4</text:p>
          </table:table-cell>
          <table:table-cell office:value-type="float" office:value="310.21" calcext:value-type="float">
            <text:p>310.21</text:p>
          </table:table-cell>
          <table:table-cell office:value-type="float" office:value="187.89" calcext:value-type="float">
            <text:p>187.89</text:p>
          </table:table-cell>
          <table:table-cell office:value-type="float" office:value="239.44" calcext:value-type="float">
            <text:p>239.44</text:p>
          </table:table-cell>
        </table:table-row>
        <table:table-row table:style-name="ro1">
          <table:table-cell office:value-type="float" office:value="2687889" calcext:value-type="float">
            <text:p>2687889</text:p>
          </table:table-cell>
          <table:table-cell table:formula="of:=[.A170]/1000/(60*60*24)" office:value-type="time" office:time-value="PT00H44M47.889S" calcext:value-type="time">
            <text:p>00:44:48</text:p>
          </table:table-cell>
          <table:table-cell office:value-type="float" office:value="1.25" calcext:value-type="float">
            <text:p>1.25</text:p>
          </table:table-cell>
          <table:table-cell office:value-type="float" office:value="248.4" calcext:value-type="float">
            <text:p>248.4</text:p>
          </table:table-cell>
          <table:table-cell office:value-type="float" office:value="310.21" calcext:value-type="float">
            <text:p>310.21</text:p>
          </table:table-cell>
          <table:table-cell office:value-type="float" office:value="189" calcext:value-type="float">
            <text:p>189</text:p>
          </table:table-cell>
          <table:table-cell office:value-type="float" office:value="240.82" calcext:value-type="float">
            <text:p>240.82</text:p>
          </table:table-cell>
        </table:table-row>
        <table:table-row table:style-name="ro1">
          <table:table-cell office:value-type="float" office:value="2703889" calcext:value-type="float">
            <text:p>2703889</text:p>
          </table:table-cell>
          <table:table-cell table:formula="of:=[.A171]/1000/(60*60*24)" office:value-type="time" office:time-value="PT00H45M03.889S" calcext:value-type="time">
            <text:p>00:45:04</text:p>
          </table:table-cell>
          <table:table-cell office:value-type="float" office:value="1.25" calcext:value-type="float">
            <text:p>1.25</text:p>
          </table:table-cell>
          <table:table-cell office:value-type="float" office:value="248.3" calcext:value-type="float">
            <text:p>248.3</text:p>
          </table:table-cell>
          <table:table-cell office:value-type="float" office:value="310.08" calcext:value-type="float">
            <text:p>310.08</text:p>
          </table:table-cell>
          <table:table-cell office:value-type="float" office:value="190.1" calcext:value-type="float">
            <text:p>190.1</text:p>
          </table:table-cell>
          <table:table-cell office:value-type="float" office:value="242.19" calcext:value-type="float">
            <text:p>242.19</text:p>
          </table:table-cell>
        </table:table-row>
        <table:table-row table:style-name="ro1">
          <table:table-cell office:value-type="float" office:value="2719889" calcext:value-type="float">
            <text:p>2719889</text:p>
          </table:table-cell>
          <table:table-cell table:formula="of:=[.A172]/1000/(60*60*24)" office:value-type="time" office:time-value="PT00H45M19.889S" calcext:value-type="time">
            <text:p>00:45:20</text:p>
          </table:table-cell>
          <table:table-cell office:value-type="float" office:value="1.25" calcext:value-type="float">
            <text:p>1.25</text:p>
          </table:table-cell>
          <table:table-cell office:value-type="float" office:value="248.3" calcext:value-type="float">
            <text:p>248.3</text:p>
          </table:table-cell>
          <table:table-cell office:value-type="float" office:value="310.08" calcext:value-type="float">
            <text:p>310.08</text:p>
          </table:table-cell>
          <table:table-cell office:value-type="float" office:value="191.2" calcext:value-type="float">
            <text:p>191.2</text:p>
          </table:table-cell>
          <table:table-cell office:value-type="float" office:value="243.57" calcext:value-type="float">
            <text:p>243.57</text:p>
          </table:table-cell>
        </table:table-row>
        <table:table-row table:style-name="ro1">
          <table:table-cell office:value-type="float" office:value="2735889" calcext:value-type="float">
            <text:p>2735889</text:p>
          </table:table-cell>
          <table:table-cell table:formula="of:=[.A173]/1000/(60*60*24)" office:value-type="time" office:time-value="PT00H45M35.889S" calcext:value-type="time">
            <text:p>00:45:36</text:p>
          </table:table-cell>
          <table:table-cell office:value-type="float" office:value="1.25" calcext:value-type="float">
            <text:p>1.25</text:p>
          </table:table-cell>
          <table:table-cell office:value-type="float" office:value="248.2" calcext:value-type="float">
            <text:p>248.2</text:p>
          </table:table-cell>
          <table:table-cell office:value-type="float" office:value="309.96" calcext:value-type="float">
            <text:p>309.96</text:p>
          </table:table-cell>
          <table:table-cell office:value-type="float" office:value="192.31" calcext:value-type="float">
            <text:p>192.31</text:p>
          </table:table-cell>
          <table:table-cell office:value-type="float" office:value="244.95" calcext:value-type="float">
            <text:p>244.95</text:p>
          </table:table-cell>
        </table:table-row>
        <table:table-row table:style-name="ro1">
          <table:table-cell office:value-type="float" office:value="2751889" calcext:value-type="float">
            <text:p>2751889</text:p>
          </table:table-cell>
          <table:table-cell table:formula="of:=[.A174]/1000/(60*60*24)" office:value-type="time" office:time-value="PT00H45M51.889S" calcext:value-type="time">
            <text:p>00:45:52</text:p>
          </table:table-cell>
          <table:table-cell office:value-type="float" office:value="1.25" calcext:value-type="float">
            <text:p>1.25</text:p>
          </table:table-cell>
          <table:table-cell office:value-type="float" office:value="248.2" calcext:value-type="float">
            <text:p>248.2</text:p>
          </table:table-cell>
          <table:table-cell office:value-type="float" office:value="309.96" calcext:value-type="float">
            <text:p>309.96</text:p>
          </table:table-cell>
          <table:table-cell office:value-type="float" office:value="193.41" calcext:value-type="float">
            <text:p>193.41</text:p>
          </table:table-cell>
          <table:table-cell office:value-type="float" office:value="246.33" calcext:value-type="float">
            <text:p>246.33</text:p>
          </table:table-cell>
        </table:table-row>
        <table:table-row table:style-name="ro1">
          <table:table-cell office:value-type="float" office:value="2767889" calcext:value-type="float">
            <text:p>2767889</text:p>
          </table:table-cell>
          <table:table-cell table:formula="of:=[.A175]/1000/(60*60*24)" office:value-type="time" office:time-value="PT00H46M07.889S" calcext:value-type="time">
            <text:p>00:46:08</text:p>
          </table:table-cell>
          <table:table-cell office:value-type="float" office:value="1.25" calcext:value-type="float">
            <text:p>1.25</text:p>
          </table:table-cell>
          <table:table-cell office:value-type="float" office:value="248.2" calcext:value-type="float">
            <text:p>248.2</text:p>
          </table:table-cell>
          <table:table-cell office:value-type="float" office:value="309.96" calcext:value-type="float">
            <text:p>309.96</text:p>
          </table:table-cell>
          <table:table-cell office:value-type="float" office:value="194.51" calcext:value-type="float">
            <text:p>194.51</text:p>
          </table:table-cell>
          <table:table-cell office:value-type="float" office:value="247.71" calcext:value-type="float">
            <text:p>247.71</text:p>
          </table:table-cell>
        </table:table-row>
        <table:table-row table:style-name="ro1">
          <table:table-cell office:value-type="float" office:value="2783889" calcext:value-type="float">
            <text:p>2783889</text:p>
          </table:table-cell>
          <table:table-cell table:formula="of:=[.A176]/1000/(60*60*24)" office:value-type="time" office:time-value="PT00H46M23.889S" calcext:value-type="time">
            <text:p>00:46:24</text:p>
          </table:table-cell>
          <table:table-cell office:value-type="float" office:value="1.25" calcext:value-type="float">
            <text:p>1.25</text:p>
          </table:table-cell>
          <table:table-cell office:value-type="float" office:value="248.1" calcext:value-type="float">
            <text:p>248.1</text:p>
          </table:table-cell>
          <table:table-cell office:value-type="float" office:value="309.83" calcext:value-type="float">
            <text:p>309.83</text:p>
          </table:table-cell>
          <table:table-cell office:value-type="float" office:value="195.62" calcext:value-type="float">
            <text:p>195.62</text:p>
          </table:table-cell>
          <table:table-cell office:value-type="float" office:value="249.08" calcext:value-type="float">
            <text:p>249.08</text:p>
          </table:table-cell>
        </table:table-row>
        <table:table-row table:style-name="ro1">
          <table:table-cell office:value-type="float" office:value="2799889" calcext:value-type="float">
            <text:p>2799889</text:p>
          </table:table-cell>
          <table:table-cell table:formula="of:=[.A177]/1000/(60*60*24)" office:value-type="time" office:time-value="PT00H46M39.889S" calcext:value-type="time">
            <text:p>00:46:40</text:p>
          </table:table-cell>
          <table:table-cell office:value-type="float" office:value="1.25" calcext:value-type="float">
            <text:p>1.25</text:p>
          </table:table-cell>
          <table:table-cell office:value-type="float" office:value="248.1" calcext:value-type="float">
            <text:p>248.1</text:p>
          </table:table-cell>
          <table:table-cell office:value-type="float" office:value="309.83" calcext:value-type="float">
            <text:p>309.83</text:p>
          </table:table-cell>
          <table:table-cell office:value-type="float" office:value="196.72" calcext:value-type="float">
            <text:p>196.72</text:p>
          </table:table-cell>
          <table:table-cell office:value-type="float" office:value="250.46" calcext:value-type="float">
            <text:p>250.46</text:p>
          </table:table-cell>
        </table:table-row>
        <table:table-row table:style-name="ro1">
          <table:table-cell office:value-type="float" office:value="2815889" calcext:value-type="float">
            <text:p>2815889</text:p>
          </table:table-cell>
          <table:table-cell table:formula="of:=[.A178]/1000/(60*60*24)" office:value-type="time" office:time-value="PT00H46M55.889S" calcext:value-type="time">
            <text:p>00:46:56</text:p>
          </table:table-cell>
          <table:table-cell office:value-type="float" office:value="1.25" calcext:value-type="float">
            <text:p>1.25</text:p>
          </table:table-cell>
          <table:table-cell office:value-type="float" office:value="248" calcext:value-type="float">
            <text:p>248</text:p>
          </table:table-cell>
          <table:table-cell office:value-type="float" office:value="309.7" calcext:value-type="float">
            <text:p>309.7</text:p>
          </table:table-cell>
          <table:table-cell office:value-type="float" office:value="197.82" calcext:value-type="float">
            <text:p>197.82</text:p>
          </table:table-cell>
          <table:table-cell office:value-type="float" office:value="251.84" calcext:value-type="float">
            <text:p>251.84</text:p>
          </table:table-cell>
        </table:table-row>
        <table:table-row table:style-name="ro1">
          <table:table-cell office:value-type="float" office:value="2831889" calcext:value-type="float">
            <text:p>2831889</text:p>
          </table:table-cell>
          <table:table-cell table:formula="of:=[.A179]/1000/(60*60*24)" office:value-type="time" office:time-value="PT00H47M11.889S" calcext:value-type="time">
            <text:p>00:47:12</text:p>
          </table:table-cell>
          <table:table-cell office:value-type="float" office:value="1.25" calcext:value-type="float">
            <text:p>1.25</text:p>
          </table:table-cell>
          <table:table-cell office:value-type="float" office:value="248" calcext:value-type="float">
            <text:p>248</text:p>
          </table:table-cell>
          <table:table-cell office:value-type="float" office:value="309.7" calcext:value-type="float">
            <text:p>309.7</text:p>
          </table:table-cell>
          <table:table-cell office:value-type="float" office:value="198.92" calcext:value-type="float">
            <text:p>198.92</text:p>
          </table:table-cell>
          <table:table-cell office:value-type="float" office:value="253.21" calcext:value-type="float">
            <text:p>253.21</text:p>
          </table:table-cell>
        </table:table-row>
        <table:table-row table:style-name="ro1">
          <table:table-cell office:value-type="float" office:value="2847889" calcext:value-type="float">
            <text:p>2847889</text:p>
          </table:table-cell>
          <table:table-cell table:formula="of:=[.A180]/1000/(60*60*24)" office:value-type="time" office:time-value="PT00H47M27.889S" calcext:value-type="time">
            <text:p>00:47:28</text:p>
          </table:table-cell>
          <table:table-cell office:value-type="float" office:value="1.24" calcext:value-type="float">
            <text:p>1.24</text:p>
          </table:table-cell>
          <table:table-cell office:value-type="float" office:value="248" calcext:value-type="float">
            <text:p>248</text:p>
          </table:table-cell>
          <table:table-cell office:value-type="float" office:value="308.71" calcext:value-type="float">
            <text:p>308.71</text:p>
          </table:table-cell>
          <table:table-cell office:value-type="float" office:value="200.03" calcext:value-type="float">
            <text:p>200.03</text:p>
          </table:table-cell>
          <table:table-cell office:value-type="float" office:value="254.59" calcext:value-type="float">
            <text:p>254.59</text:p>
          </table:table-cell>
        </table:table-row>
        <table:table-row table:style-name="ro1">
          <table:table-cell office:value-type="float" office:value="2863889" calcext:value-type="float">
            <text:p>2863889</text:p>
          </table:table-cell>
          <table:table-cell table:formula="of:=[.A181]/1000/(60*60*24)" office:value-type="time" office:time-value="PT00H47M43.889S" calcext:value-type="time">
            <text:p>00:47:44</text:p>
          </table:table-cell>
          <table:table-cell office:value-type="float" office:value="1.25" calcext:value-type="float">
            <text:p>1.25</text:p>
          </table:table-cell>
          <table:table-cell office:value-type="float" office:value="247.9" calcext:value-type="float">
            <text:p>247.9</text:p>
          </table:table-cell>
          <table:table-cell office:value-type="float" office:value="309.58" calcext:value-type="float">
            <text:p>309.58</text:p>
          </table:table-cell>
          <table:table-cell office:value-type="float" office:value="201.13" calcext:value-type="float">
            <text:p>201.13</text:p>
          </table:table-cell>
          <table:table-cell office:value-type="float" office:value="255.96" calcext:value-type="float">
            <text:p>255.96</text:p>
          </table:table-cell>
        </table:table-row>
        <table:table-row table:style-name="ro1">
          <table:table-cell office:value-type="float" office:value="2879889" calcext:value-type="float">
            <text:p>2879889</text:p>
          </table:table-cell>
          <table:table-cell table:formula="of:=[.A182]/1000/(60*60*24)" office:value-type="time" office:time-value="PT00H47M59.889S" calcext:value-type="time">
            <text:p>00:48:00</text:p>
          </table:table-cell>
          <table:table-cell office:value-type="float" office:value="1.25" calcext:value-type="float">
            <text:p>1.25</text:p>
          </table:table-cell>
          <table:table-cell office:value-type="float" office:value="247.9" calcext:value-type="float">
            <text:p>247.9</text:p>
          </table:table-cell>
          <table:table-cell office:value-type="float" office:value="309.58" calcext:value-type="float">
            <text:p>309.58</text:p>
          </table:table-cell>
          <table:table-cell office:value-type="float" office:value="202.23" calcext:value-type="float">
            <text:p>202.23</text:p>
          </table:table-cell>
          <table:table-cell office:value-type="float" office:value="257.34" calcext:value-type="float">
            <text:p>257.34</text:p>
          </table:table-cell>
        </table:table-row>
        <table:table-row table:style-name="ro1">
          <table:table-cell office:value-type="float" office:value="2895889" calcext:value-type="float">
            <text:p>2895889</text:p>
          </table:table-cell>
          <table:table-cell table:formula="of:=[.A183]/1000/(60*60*24)" office:value-type="time" office:time-value="PT00H48M15.889S" calcext:value-type="time">
            <text:p>00:48:16</text:p>
          </table:table-cell>
          <table:table-cell office:value-type="float" office:value="1.24" calcext:value-type="float">
            <text:p>1.24</text:p>
          </table:table-cell>
          <table:table-cell office:value-type="float" office:value="247.9" calcext:value-type="float">
            <text:p>247.9</text:p>
          </table:table-cell>
          <table:table-cell office:value-type="float" office:value="308.58" calcext:value-type="float">
            <text:p>308.58</text:p>
          </table:table-cell>
          <table:table-cell office:value-type="float" office:value="203.33" calcext:value-type="float">
            <text:p>203.33</text:p>
          </table:table-cell>
          <table:table-cell office:value-type="float" office:value="258.71" calcext:value-type="float">
            <text:p>258.71</text:p>
          </table:table-cell>
        </table:table-row>
        <table:table-row table:style-name="ro1">
          <table:table-cell office:value-type="float" office:value="2911889" calcext:value-type="float">
            <text:p>2911889</text:p>
          </table:table-cell>
          <table:table-cell table:formula="of:=[.A184]/1000/(60*60*24)" office:value-type="time" office:time-value="PT00H48M31.889S" calcext:value-type="time">
            <text:p>00:48:32</text:p>
          </table:table-cell>
          <table:table-cell office:value-type="float" office:value="1.25" calcext:value-type="float">
            <text:p>1.25</text:p>
          </table:table-cell>
          <table:table-cell office:value-type="float" office:value="247.8" calcext:value-type="float">
            <text:p>247.8</text:p>
          </table:table-cell>
          <table:table-cell office:value-type="float" office:value="309.45" calcext:value-type="float">
            <text:p>309.45</text:p>
          </table:table-cell>
          <table:table-cell office:value-type="float" office:value="204.43" calcext:value-type="float">
            <text:p>204.43</text:p>
          </table:table-cell>
          <table:table-cell office:value-type="float" office:value="260.09" calcext:value-type="float">
            <text:p>260.09</text:p>
          </table:table-cell>
        </table:table-row>
        <table:table-row table:style-name="ro1">
          <table:table-cell office:value-type="float" office:value="2927889" calcext:value-type="float">
            <text:p>2927889</text:p>
          </table:table-cell>
          <table:table-cell table:formula="of:=[.A185]/1000/(60*60*24)" office:value-type="time" office:time-value="PT00H48M47.889S" calcext:value-type="time">
            <text:p>00:48:48</text:p>
          </table:table-cell>
          <table:table-cell office:value-type="float" office:value="1.24" calcext:value-type="float">
            <text:p>1.24</text:p>
          </table:table-cell>
          <table:table-cell office:value-type="float" office:value="247.8" calcext:value-type="float">
            <text:p>247.8</text:p>
          </table:table-cell>
          <table:table-cell office:value-type="float" office:value="308.46" calcext:value-type="float">
            <text:p>308.46</text:p>
          </table:table-cell>
          <table:table-cell office:value-type="float" office:value="205.53" calcext:value-type="float">
            <text:p>205.53</text:p>
          </table:table-cell>
          <table:table-cell office:value-type="float" office:value="261.46" calcext:value-type="float">
            <text:p>261.46</text:p>
          </table:table-cell>
        </table:table-row>
        <table:table-row table:style-name="ro1">
          <table:table-cell office:value-type="float" office:value="2943889" calcext:value-type="float">
            <text:p>2943889</text:p>
          </table:table-cell>
          <table:table-cell table:formula="of:=[.A186]/1000/(60*60*24)" office:value-type="time" office:time-value="PT00H49M03.889S" calcext:value-type="time">
            <text:p>00:49:04</text:p>
          </table:table-cell>
          <table:table-cell office:value-type="float" office:value="1.24" calcext:value-type="float">
            <text:p>1.24</text:p>
          </table:table-cell>
          <table:table-cell office:value-type="float" office:value="247.8" calcext:value-type="float">
            <text:p>247.8</text:p>
          </table:table-cell>
          <table:table-cell office:value-type="float" office:value="308.45" calcext:value-type="float">
            <text:p>308.45</text:p>
          </table:table-cell>
          <table:table-cell office:value-type="float" office:value="206.64" calcext:value-type="float">
            <text:p>206.64</text:p>
          </table:table-cell>
          <table:table-cell office:value-type="float" office:value="262.83" calcext:value-type="float">
            <text:p>262.83</text:p>
          </table:table-cell>
        </table:table-row>
        <table:table-row table:style-name="ro1">
          <table:table-cell office:value-type="float" office:value="2959889" calcext:value-type="float">
            <text:p>2959889</text:p>
          </table:table-cell>
          <table:table-cell table:formula="of:=[.A187]/1000/(60*60*24)" office:value-type="time" office:time-value="PT00H49M19.889S" calcext:value-type="time">
            <text:p>00:49:20</text:p>
          </table:table-cell>
          <table:table-cell office:value-type="float" office:value="1.24" calcext:value-type="float">
            <text:p>1.24</text:p>
          </table:table-cell>
          <table:table-cell office:value-type="float" office:value="247.7" calcext:value-type="float">
            <text:p>247.7</text:p>
          </table:table-cell>
          <table:table-cell office:value-type="float" office:value="308.33" calcext:value-type="float">
            <text:p>308.33</text:p>
          </table:table-cell>
          <table:table-cell office:value-type="float" office:value="207.74" calcext:value-type="float">
            <text:p>207.74</text:p>
          </table:table-cell>
          <table:table-cell office:value-type="float" office:value="264.2" calcext:value-type="float">
            <text:p>264.2</text:p>
          </table:table-cell>
        </table:table-row>
        <table:table-row table:style-name="ro1">
          <table:table-cell office:value-type="float" office:value="2975889" calcext:value-type="float">
            <text:p>2975889</text:p>
          </table:table-cell>
          <table:table-cell table:formula="of:=[.A188]/1000/(60*60*24)" office:value-type="time" office:time-value="PT00H49M35.889S" calcext:value-type="time">
            <text:p>00:49:36</text:p>
          </table:table-cell>
          <table:table-cell office:value-type="float" office:value="1.24" calcext:value-type="float">
            <text:p>1.24</text:p>
          </table:table-cell>
          <table:table-cell office:value-type="float" office:value="247.8" calcext:value-type="float">
            <text:p>247.8</text:p>
          </table:table-cell>
          <table:table-cell office:value-type="float" office:value="308.45" calcext:value-type="float">
            <text:p>308.45</text:p>
          </table:table-cell>
          <table:table-cell office:value-type="float" office:value="208.84" calcext:value-type="float">
            <text:p>208.84</text:p>
          </table:table-cell>
          <table:table-cell office:value-type="float" office:value="265.57" calcext:value-type="float">
            <text:p>265.57</text:p>
          </table:table-cell>
        </table:table-row>
        <table:table-row table:style-name="ro1">
          <table:table-cell office:value-type="float" office:value="2991889" calcext:value-type="float">
            <text:p>2991889</text:p>
          </table:table-cell>
          <table:table-cell table:formula="of:=[.A189]/1000/(60*60*24)" office:value-type="time" office:time-value="PT00H49M51.889S" calcext:value-type="time">
            <text:p>00:49:52</text:p>
          </table:table-cell>
          <table:table-cell office:value-type="float" office:value="1.24" calcext:value-type="float">
            <text:p>1.24</text:p>
          </table:table-cell>
          <table:table-cell office:value-type="float" office:value="247.7" calcext:value-type="float">
            <text:p>247.7</text:p>
          </table:table-cell>
          <table:table-cell office:value-type="float" office:value="308.33" calcext:value-type="float">
            <text:p>308.33</text:p>
          </table:table-cell>
          <table:table-cell office:value-type="float" office:value="209.94" calcext:value-type="float">
            <text:p>209.94</text:p>
          </table:table-cell>
          <table:table-cell office:value-type="float" office:value="266.94" calcext:value-type="float">
            <text:p>266.94</text:p>
          </table:table-cell>
        </table:table-row>
        <table:table-row table:style-name="ro1">
          <table:table-cell office:value-type="float" office:value="3007889" calcext:value-type="float">
            <text:p>3007889</text:p>
          </table:table-cell>
          <table:table-cell table:formula="of:=[.A190]/1000/(60*60*24)" office:value-type="time" office:time-value="PT00H50M07.889S" calcext:value-type="time">
            <text:p>00:50:08</text:p>
          </table:table-cell>
          <table:table-cell office:value-type="float" office:value="1.24" calcext:value-type="float">
            <text:p>1.24</text:p>
          </table:table-cell>
          <table:table-cell office:value-type="float" office:value="247.6" calcext:value-type="float">
            <text:p>247.6</text:p>
          </table:table-cell>
          <table:table-cell office:value-type="float" office:value="308.2" calcext:value-type="float">
            <text:p>308.2</text:p>
          </table:table-cell>
          <table:table-cell office:value-type="float" office:value="211.04" calcext:value-type="float">
            <text:p>211.04</text:p>
          </table:table-cell>
          <table:table-cell office:value-type="float" office:value="268.31" calcext:value-type="float">
            <text:p>268.31</text:p>
          </table:table-cell>
        </table:table-row>
        <table:table-row table:style-name="ro1">
          <table:table-cell office:value-type="float" office:value="3023889" calcext:value-type="float">
            <text:p>3023889</text:p>
          </table:table-cell>
          <table:table-cell table:formula="of:=[.A191]/1000/(60*60*24)" office:value-type="time" office:time-value="PT00H50M23.889S" calcext:value-type="time">
            <text:p>00:50:24</text:p>
          </table:table-cell>
          <table:table-cell office:value-type="float" office:value="1.24" calcext:value-type="float">
            <text:p>1.24</text:p>
          </table:table-cell>
          <table:table-cell office:value-type="float" office:value="247.6" calcext:value-type="float">
            <text:p>247.6</text:p>
          </table:table-cell>
          <table:table-cell office:value-type="float" office:value="308.2" calcext:value-type="float">
            <text:p>308.2</text:p>
          </table:table-cell>
          <table:table-cell office:value-type="float" office:value="212.14" calcext:value-type="float">
            <text:p>212.14</text:p>
          </table:table-cell>
          <table:table-cell office:value-type="float" office:value="269.68" calcext:value-type="float">
            <text:p>269.68</text:p>
          </table:table-cell>
        </table:table-row>
        <table:table-row table:style-name="ro1">
          <table:table-cell office:value-type="float" office:value="3039889" calcext:value-type="float">
            <text:p>3039889</text:p>
          </table:table-cell>
          <table:table-cell table:formula="of:=[.A192]/1000/(60*60*24)" office:value-type="time" office:time-value="PT00H50M39.889S" calcext:value-type="time">
            <text:p>00:50:40</text:p>
          </table:table-cell>
          <table:table-cell office:value-type="float" office:value="1.24" calcext:value-type="float">
            <text:p>1.24</text:p>
          </table:table-cell>
          <table:table-cell office:value-type="float" office:value="247.5" calcext:value-type="float">
            <text:p>247.5</text:p>
          </table:table-cell>
          <table:table-cell office:value-type="float" office:value="308.08" calcext:value-type="float">
            <text:p>308.08</text:p>
          </table:table-cell>
          <table:table-cell office:value-type="float" office:value="213.24" calcext:value-type="float">
            <text:p>213.24</text:p>
          </table:table-cell>
          <table:table-cell office:value-type="float" office:value="271.05" calcext:value-type="float">
            <text:p>271.05</text:p>
          </table:table-cell>
        </table:table-row>
        <table:table-row table:style-name="ro1">
          <table:table-cell office:value-type="float" office:value="3055889" calcext:value-type="float">
            <text:p>3055889</text:p>
          </table:table-cell>
          <table:table-cell table:formula="of:=[.A193]/1000/(60*60*24)" office:value-type="time" office:time-value="PT00H50M55.889S" calcext:value-type="time">
            <text:p>00:50:56</text:p>
          </table:table-cell>
          <table:table-cell office:value-type="float" office:value="1.24" calcext:value-type="float">
            <text:p>1.24</text:p>
          </table:table-cell>
          <table:table-cell office:value-type="float" office:value="247.5" calcext:value-type="float">
            <text:p>247.5</text:p>
          </table:table-cell>
          <table:table-cell office:value-type="float" office:value="308.08" calcext:value-type="float">
            <text:p>308.08</text:p>
          </table:table-cell>
          <table:table-cell office:value-type="float" office:value="214.34" calcext:value-type="float">
            <text:p>214.34</text:p>
          </table:table-cell>
          <table:table-cell office:value-type="float" office:value="272.42" calcext:value-type="float">
            <text:p>272.42</text:p>
          </table:table-cell>
        </table:table-row>
        <table:table-row table:style-name="ro1">
          <table:table-cell office:value-type="float" office:value="3071889" calcext:value-type="float">
            <text:p>3071889</text:p>
          </table:table-cell>
          <table:table-cell table:formula="of:=[.A194]/1000/(60*60*24)" office:value-type="time" office:time-value="PT00H51M11.889S" calcext:value-type="time">
            <text:p>00:51:12</text:p>
          </table:table-cell>
          <table:table-cell office:value-type="float" office:value="1.24" calcext:value-type="float">
            <text:p>1.24</text:p>
          </table:table-cell>
          <table:table-cell office:value-type="float" office:value="247.5" calcext:value-type="float">
            <text:p>247.5</text:p>
          </table:table-cell>
          <table:table-cell office:value-type="float" office:value="308.08" calcext:value-type="float">
            <text:p>308.08</text:p>
          </table:table-cell>
          <table:table-cell office:value-type="float" office:value="215.44" calcext:value-type="float">
            <text:p>215.44</text:p>
          </table:table-cell>
          <table:table-cell office:value-type="float" office:value="273.79" calcext:value-type="float">
            <text:p>273.79</text:p>
          </table:table-cell>
        </table:table-row>
        <table:table-row table:style-name="ro1">
          <table:table-cell office:value-type="float" office:value="3087889" calcext:value-type="float">
            <text:p>3087889</text:p>
          </table:table-cell>
          <table:table-cell table:formula="of:=[.A195]/1000/(60*60*24)" office:value-type="time" office:time-value="PT00H51M27.889S" calcext:value-type="time">
            <text:p>00:51:28</text:p>
          </table:table-cell>
          <table:table-cell office:value-type="float" office:value="1.24" calcext:value-type="float">
            <text:p>1.24</text:p>
          </table:table-cell>
          <table:table-cell office:value-type="float" office:value="247.4" calcext:value-type="float">
            <text:p>247.4</text:p>
          </table:table-cell>
          <table:table-cell office:value-type="float" office:value="307.95" calcext:value-type="float">
            <text:p>307.95</text:p>
          </table:table-cell>
          <table:table-cell office:value-type="float" office:value="216.54" calcext:value-type="float">
            <text:p>216.54</text:p>
          </table:table-cell>
          <table:table-cell office:value-type="float" office:value="275.16" calcext:value-type="float">
            <text:p>275.16</text:p>
          </table:table-cell>
        </table:table-row>
        <table:table-row table:style-name="ro1">
          <table:table-cell office:value-type="float" office:value="3103889" calcext:value-type="float">
            <text:p>3103889</text:p>
          </table:table-cell>
          <table:table-cell table:formula="of:=[.A196]/1000/(60*60*24)" office:value-type="time" office:time-value="PT00H51M43.889S" calcext:value-type="time">
            <text:p>00:51:44</text:p>
          </table:table-cell>
          <table:table-cell office:value-type="float" office:value="1.24" calcext:value-type="float">
            <text:p>1.24</text:p>
          </table:table-cell>
          <table:table-cell office:value-type="float" office:value="247.4" calcext:value-type="float">
            <text:p>247.4</text:p>
          </table:table-cell>
          <table:table-cell office:value-type="float" office:value="307.95" calcext:value-type="float">
            <text:p>307.95</text:p>
          </table:table-cell>
          <table:table-cell office:value-type="float" office:value="217.64" calcext:value-type="float">
            <text:p>217.64</text:p>
          </table:table-cell>
          <table:table-cell office:value-type="float" office:value="276.53" calcext:value-type="float">
            <text:p>276.53</text:p>
          </table:table-cell>
        </table:table-row>
        <table:table-row table:style-name="ro1">
          <table:table-cell office:value-type="float" office:value="3119889" calcext:value-type="float">
            <text:p>3119889</text:p>
          </table:table-cell>
          <table:table-cell table:formula="of:=[.A197]/1000/(60*60*24)" office:value-type="time" office:time-value="PT00H51M59.889S" calcext:value-type="time">
            <text:p>00:52:00</text:p>
          </table:table-cell>
          <table:table-cell office:value-type="float" office:value="1.24" calcext:value-type="float">
            <text:p>1.24</text:p>
          </table:table-cell>
          <table:table-cell office:value-type="float" office:value="247.4" calcext:value-type="float">
            <text:p>247.4</text:p>
          </table:table-cell>
          <table:table-cell office:value-type="float" office:value="307.95" calcext:value-type="float">
            <text:p>307.95</text:p>
          </table:table-cell>
          <table:table-cell office:value-type="float" office:value="218.74" calcext:value-type="float">
            <text:p>218.74</text:p>
          </table:table-cell>
          <table:table-cell office:value-type="float" office:value="277.9" calcext:value-type="float">
            <text:p>277.9</text:p>
          </table:table-cell>
        </table:table-row>
        <table:table-row table:style-name="ro1">
          <table:table-cell office:value-type="float" office:value="3135889" calcext:value-type="float">
            <text:p>3135889</text:p>
          </table:table-cell>
          <table:table-cell table:formula="of:=[.A198]/1000/(60*60*24)" office:value-type="time" office:time-value="PT00H52M15.889S" calcext:value-type="time">
            <text:p>00:52:16</text:p>
          </table:table-cell>
          <table:table-cell office:value-type="float" office:value="1.24" calcext:value-type="float">
            <text:p>1.24</text:p>
          </table:table-cell>
          <table:table-cell office:value-type="float" office:value="247.3" calcext:value-type="float">
            <text:p>247.3</text:p>
          </table:table-cell>
          <table:table-cell office:value-type="float" office:value="307.82" calcext:value-type="float">
            <text:p>307.82</text:p>
          </table:table-cell>
          <table:table-cell office:value-type="float" office:value="219.84" calcext:value-type="float">
            <text:p>219.84</text:p>
          </table:table-cell>
          <table:table-cell office:value-type="float" office:value="279.27" calcext:value-type="float">
            <text:p>279.27</text:p>
          </table:table-cell>
        </table:table-row>
        <table:table-row table:style-name="ro1">
          <table:table-cell office:value-type="float" office:value="3151889" calcext:value-type="float">
            <text:p>3151889</text:p>
          </table:table-cell>
          <table:table-cell table:formula="of:=[.A199]/1000/(60*60*24)" office:value-type="time" office:time-value="PT00H52M31.889S" calcext:value-type="time">
            <text:p>00:52:32</text:p>
          </table:table-cell>
          <table:table-cell office:value-type="float" office:value="1.24" calcext:value-type="float">
            <text:p>1.24</text:p>
          </table:table-cell>
          <table:table-cell office:value-type="float" office:value="247.3" calcext:value-type="float">
            <text:p>247.3</text:p>
          </table:table-cell>
          <table:table-cell office:value-type="float" office:value="307.82" calcext:value-type="float">
            <text:p>307.82</text:p>
          </table:table-cell>
          <table:table-cell office:value-type="float" office:value="220.94" calcext:value-type="float">
            <text:p>220.94</text:p>
          </table:table-cell>
          <table:table-cell office:value-type="float" office:value="280.64" calcext:value-type="float">
            <text:p>280.64</text:p>
          </table:table-cell>
        </table:table-row>
        <table:table-row table:style-name="ro1">
          <table:table-cell office:value-type="float" office:value="3167889" calcext:value-type="float">
            <text:p>3167889</text:p>
          </table:table-cell>
          <table:table-cell table:formula="of:=[.A200]/1000/(60*60*24)" office:value-type="time" office:time-value="PT00H52M47.889S" calcext:value-type="time">
            <text:p>00:52:48</text:p>
          </table:table-cell>
          <table:table-cell office:value-type="float" office:value="1.24" calcext:value-type="float">
            <text:p>1.24</text:p>
          </table:table-cell>
          <table:table-cell office:value-type="float" office:value="247.3" calcext:value-type="float">
            <text:p>247.3</text:p>
          </table:table-cell>
          <table:table-cell office:value-type="float" office:value="307.82" calcext:value-type="float">
            <text:p>307.82</text:p>
          </table:table-cell>
          <table:table-cell office:value-type="float" office:value="222.04" calcext:value-type="float">
            <text:p>222.04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3183889" calcext:value-type="float">
            <text:p>3183889</text:p>
          </table:table-cell>
          <table:table-cell table:formula="of:=[.A201]/1000/(60*60*24)" office:value-type="time" office:time-value="PT00H53M03.889S" calcext:value-type="time">
            <text:p>00:53:04</text:p>
          </table:table-cell>
          <table:table-cell office:value-type="float" office:value="1.24" calcext:value-type="float">
            <text:p>1.24</text:p>
          </table:table-cell>
          <table:table-cell office:value-type="float" office:value="247.3" calcext:value-type="float">
            <text:p>247.3</text:p>
          </table:table-cell>
          <table:table-cell office:value-type="float" office:value="307.82" calcext:value-type="float">
            <text:p>307.82</text:p>
          </table:table-cell>
          <table:table-cell office:value-type="float" office:value="223.14" calcext:value-type="float">
            <text:p>223.14</text:p>
          </table:table-cell>
          <table:table-cell office:value-type="float" office:value="283.37" calcext:value-type="float">
            <text:p>283.37</text:p>
          </table:table-cell>
        </table:table-row>
        <table:table-row table:style-name="ro1">
          <table:table-cell office:value-type="float" office:value="3199889" calcext:value-type="float">
            <text:p>3199889</text:p>
          </table:table-cell>
          <table:table-cell table:formula="of:=[.A202]/1000/(60*60*24)" office:value-type="time" office:time-value="PT00H53M19.889S" calcext:value-type="time">
            <text:p>00:53:20</text:p>
          </table:table-cell>
          <table:table-cell office:value-type="float" office:value="1.24" calcext:value-type="float">
            <text:p>1.24</text:p>
          </table:table-cell>
          <table:table-cell office:value-type="float" office:value="247.2" calcext:value-type="float">
            <text:p>247.2</text:p>
          </table:table-cell>
          <table:table-cell office:value-type="float" office:value="307.69" calcext:value-type="float">
            <text:p>307.69</text:p>
          </table:table-cell>
          <table:table-cell office:value-type="float" office:value="224.23" calcext:value-type="float">
            <text:p>224.23</text:p>
          </table:table-cell>
          <table:table-cell office:value-type="float" office:value="284.74" calcext:value-type="float">
            <text:p>284.74</text:p>
          </table:table-cell>
        </table:table-row>
        <table:table-row table:style-name="ro1">
          <table:table-cell office:value-type="float" office:value="3215889" calcext:value-type="float">
            <text:p>3215889</text:p>
          </table:table-cell>
          <table:table-cell table:formula="of:=[.A203]/1000/(60*60*24)" office:value-type="time" office:time-value="PT00H53M35.889S" calcext:value-type="time">
            <text:p>00:53:36</text:p>
          </table:table-cell>
          <table:table-cell office:value-type="float" office:value="1.24" calcext:value-type="float">
            <text:p>1.24</text:p>
          </table:table-cell>
          <table:table-cell office:value-type="float" office:value="247.2" calcext:value-type="float">
            <text:p>247.2</text:p>
          </table:table-cell>
          <table:table-cell office:value-type="float" office:value="306.71" calcext:value-type="float">
            <text:p>306.71</text:p>
          </table:table-cell>
          <table:table-cell office:value-type="float" office:value="225.33" calcext:value-type="float">
            <text:p>225.33</text:p>
          </table:table-cell>
          <table:table-cell office:value-type="float" office:value="286.11" calcext:value-type="float">
            <text:p>286.11</text:p>
          </table:table-cell>
        </table:table-row>
        <table:table-row table:style-name="ro1">
          <table:table-cell office:value-type="float" office:value="3231889" calcext:value-type="float">
            <text:p>3231889</text:p>
          </table:table-cell>
          <table:table-cell table:formula="of:=[.A204]/1000/(60*60*24)" office:value-type="time" office:time-value="PT00H53M51.889S" calcext:value-type="time">
            <text:p>00:53:52</text:p>
          </table:table-cell>
          <table:table-cell office:value-type="float" office:value="1.24" calcext:value-type="float">
            <text:p>1.24</text:p>
          </table:table-cell>
          <table:table-cell office:value-type="float" office:value="247.2" calcext:value-type="float">
            <text:p>247.2</text:p>
          </table:table-cell>
          <table:table-cell office:value-type="float" office:value="306.7" calcext:value-type="float">
            <text:p>306.7</text:p>
          </table:table-cell>
          <table:table-cell office:value-type="float" office:value="226.43" calcext:value-type="float">
            <text:p>226.43</text:p>
          </table:table-cell>
          <table:table-cell office:value-type="float" office:value="287.47" calcext:value-type="float">
            <text:p>287.47</text:p>
          </table:table-cell>
        </table:table-row>
        <table:table-row table:style-name="ro1">
          <table:table-cell office:value-type="float" office:value="3247889" calcext:value-type="float">
            <text:p>3247889</text:p>
          </table:table-cell>
          <table:table-cell table:formula="of:=[.A205]/1000/(60*60*24)" office:value-type="time" office:time-value="PT00H54M07.889S" calcext:value-type="time">
            <text:p>00:54:08</text:p>
          </table:table-cell>
          <table:table-cell office:value-type="float" office:value="1.24" calcext:value-type="float">
            <text:p>1.24</text:p>
          </table:table-cell>
          <table:table-cell office:value-type="float" office:value="247.1" calcext:value-type="float">
            <text:p>247.1</text:p>
          </table:table-cell>
          <table:table-cell office:value-type="float" office:value="307.57" calcext:value-type="float">
            <text:p>307.57</text:p>
          </table:table-cell>
          <table:table-cell office:value-type="float" office:value="227.53" calcext:value-type="float">
            <text:p>227.53</text:p>
          </table:table-cell>
          <table:table-cell office:value-type="float" office:value="288.84" calcext:value-type="float">
            <text:p>288.84</text:p>
          </table:table-cell>
        </table:table-row>
        <table:table-row table:style-name="ro1">
          <table:table-cell office:value-type="float" office:value="3263889" calcext:value-type="float">
            <text:p>3263889</text:p>
          </table:table-cell>
          <table:table-cell table:formula="of:=[.A206]/1000/(60*60*24)" office:value-type="time" office:time-value="PT00H54M23.889S" calcext:value-type="time">
            <text:p>00:54:24</text:p>
          </table:table-cell>
          <table:table-cell office:value-type="float" office:value="1.24" calcext:value-type="float">
            <text:p>1.24</text:p>
          </table:table-cell>
          <table:table-cell office:value-type="float" office:value="247.1" calcext:value-type="float">
            <text:p>247.1</text:p>
          </table:table-cell>
          <table:table-cell office:value-type="float" office:value="307.57" calcext:value-type="float">
            <text:p>307.57</text:p>
          </table:table-cell>
          <table:table-cell office:value-type="float" office:value="228.63" calcext:value-type="float">
            <text:p>228.63</text:p>
          </table:table-cell>
          <table:table-cell office:value-type="float" office:value="290.2" calcext:value-type="float">
            <text:p>290.2</text:p>
          </table:table-cell>
        </table:table-row>
        <table:table-row table:style-name="ro1">
          <table:table-cell office:value-type="float" office:value="3279889" calcext:value-type="float">
            <text:p>3279889</text:p>
          </table:table-cell>
          <table:table-cell table:formula="of:=[.A207]/1000/(60*60*24)" office:value-type="time" office:time-value="PT00H54M39.889S" calcext:value-type="time">
            <text:p>00:54:40</text:p>
          </table:table-cell>
          <table:table-cell office:value-type="float" office:value="1.24" calcext:value-type="float">
            <text:p>1.24</text:p>
          </table:table-cell>
          <table:table-cell office:value-type="float" office:value="247" calcext:value-type="float">
            <text:p>247</text:p>
          </table:table-cell>
          <table:table-cell office:value-type="float" office:value="307.44" calcext:value-type="float">
            <text:p>307.44</text:p>
          </table:table-cell>
          <table:table-cell office:value-type="float" office:value="229.73" calcext:value-type="float">
            <text:p>229.73</text:p>
          </table:table-cell>
          <table:table-cell office:value-type="float" office:value="291.57" calcext:value-type="float">
            <text:p>291.57</text:p>
          </table:table-cell>
        </table:table-row>
        <table:table-row table:style-name="ro1">
          <table:table-cell office:value-type="float" office:value="3295889" calcext:value-type="float">
            <text:p>3295889</text:p>
          </table:table-cell>
          <table:table-cell table:formula="of:=[.A208]/1000/(60*60*24)" office:value-type="time" office:time-value="PT00H54M55.889S" calcext:value-type="time">
            <text:p>00:54:56</text:p>
          </table:table-cell>
          <table:table-cell office:value-type="float" office:value="1.24" calcext:value-type="float">
            <text:p>1.24</text:p>
          </table:table-cell>
          <table:table-cell office:value-type="float" office:value="247" calcext:value-type="float">
            <text:p>247</text:p>
          </table:table-cell>
          <table:table-cell office:value-type="float" office:value="307.44" calcext:value-type="float">
            <text:p>307.44</text:p>
          </table:table-cell>
          <table:table-cell office:value-type="float" office:value="230.82" calcext:value-type="float">
            <text:p>230.82</text:p>
          </table:table-cell>
          <table:table-cell office:value-type="float" office:value="292.93" calcext:value-type="float">
            <text:p>292.93</text:p>
          </table:table-cell>
        </table:table-row>
        <table:table-row table:style-name="ro1">
          <table:table-cell office:value-type="float" office:value="3311889" calcext:value-type="float">
            <text:p>3311889</text:p>
          </table:table-cell>
          <table:table-cell table:formula="of:=[.A209]/1000/(60*60*24)" office:value-type="time" office:time-value="PT00H55M11.889S" calcext:value-type="time">
            <text:p>00:55:12</text:p>
          </table:table-cell>
          <table:table-cell office:value-type="float" office:value="1.24" calcext:value-type="float">
            <text:p>1.24</text:p>
          </table:table-cell>
          <table:table-cell office:value-type="float" office:value="246.9" calcext:value-type="float">
            <text:p>246.9</text:p>
          </table:table-cell>
          <table:table-cell office:value-type="float" office:value="307.32" calcext:value-type="float">
            <text:p>307.32</text:p>
          </table:table-cell>
          <table:table-cell office:value-type="float" office:value="231.92" calcext:value-type="float">
            <text:p>231.92</text:p>
          </table:table-cell>
          <table:table-cell office:value-type="float" office:value="294.29" calcext:value-type="float">
            <text:p>294.29</text:p>
          </table:table-cell>
        </table:table-row>
        <table:table-row table:style-name="ro1">
          <table:table-cell office:value-type="float" office:value="3327889" calcext:value-type="float">
            <text:p>3327889</text:p>
          </table:table-cell>
          <table:table-cell table:formula="of:=[.A210]/1000/(60*60*24)" office:value-type="time" office:time-value="PT00H55M27.889S" calcext:value-type="time">
            <text:p>00:55:28</text:p>
          </table:table-cell>
          <table:table-cell office:value-type="float" office:value="1.24" calcext:value-type="float">
            <text:p>1.24</text:p>
          </table:table-cell>
          <table:table-cell office:value-type="float" office:value="247" calcext:value-type="float">
            <text:p>247</text:p>
          </table:table-cell>
          <table:table-cell office:value-type="float" office:value="306.45" calcext:value-type="float">
            <text:p>306.45</text:p>
          </table:table-cell>
          <table:table-cell office:value-type="float" office:value="233.02" calcext:value-type="float">
            <text:p>233.02</text:p>
          </table:table-cell>
          <table:table-cell office:value-type="float" office:value="295.66" calcext:value-type="float">
            <text:p>295.66</text:p>
          </table:table-cell>
        </table:table-row>
        <table:table-row table:style-name="ro1">
          <table:table-cell office:value-type="float" office:value="3343889" calcext:value-type="float">
            <text:p>3343889</text:p>
          </table:table-cell>
          <table:table-cell table:formula="of:=[.A211]/1000/(60*60*24)" office:value-type="time" office:time-value="PT00H55M43.889S" calcext:value-type="time">
            <text:p>00:55:44</text:p>
          </table:table-cell>
          <table:table-cell office:value-type="float" office:value="1.24" calcext:value-type="float">
            <text:p>1.24</text:p>
          </table:table-cell>
          <table:table-cell office:value-type="float" office:value="246.9" calcext:value-type="float">
            <text:p>246.9</text:p>
          </table:table-cell>
          <table:table-cell office:value-type="float" office:value="306.33" calcext:value-type="float">
            <text:p>306.33</text:p>
          </table:table-cell>
          <table:table-cell office:value-type="float" office:value="234.12" calcext:value-type="float">
            <text:p>234.12</text:p>
          </table:table-cell>
          <table:table-cell office:value-type="float" office:value="297.02" calcext:value-type="float">
            <text:p>297.02</text:p>
          </table:table-cell>
        </table:table-row>
        <table:table-row table:style-name="ro1">
          <table:table-cell office:value-type="float" office:value="3359889" calcext:value-type="float">
            <text:p>3359889</text:p>
          </table:table-cell>
          <table:table-cell table:formula="of:=[.A212]/1000/(60*60*24)" office:value-type="time" office:time-value="PT00H55M59.889S" calcext:value-type="time">
            <text:p>00:56:00</text:p>
          </table:table-cell>
          <table:table-cell office:value-type="float" office:value="1.24" calcext:value-type="float">
            <text:p>1.24</text:p>
          </table:table-cell>
          <table:table-cell office:value-type="float" office:value="246.9" calcext:value-type="float">
            <text:p>246.9</text:p>
          </table:table-cell>
          <table:table-cell office:value-type="float" office:value="306.33" calcext:value-type="float">
            <text:p>306.33</text:p>
          </table:table-cell>
          <table:table-cell office:value-type="float" office:value="235.21" calcext:value-type="float">
            <text:p>235.21</text:p>
          </table:table-cell>
          <table:table-cell office:value-type="float" office:value="298.38" calcext:value-type="float">
            <text:p>298.38</text:p>
          </table:table-cell>
        </table:table-row>
        <table:table-row table:style-name="ro1">
          <table:table-cell office:value-type="float" office:value="3375889" calcext:value-type="float">
            <text:p>3375889</text:p>
          </table:table-cell>
          <table:table-cell table:formula="of:=[.A213]/1000/(60*60*24)" office:value-type="time" office:time-value="PT00H56M15.889S" calcext:value-type="time">
            <text:p>00:56:16</text:p>
          </table:table-cell>
          <table:table-cell office:value-type="float" office:value="1.24" calcext:value-type="float">
            <text:p>1.24</text:p>
          </table:table-cell>
          <table:table-cell office:value-type="float" office:value="246.8" calcext:value-type="float">
            <text:p>246.8</text:p>
          </table:table-cell>
          <table:table-cell office:value-type="float" office:value="306.2" calcext:value-type="float">
            <text:p>306.2</text:p>
          </table:table-cell>
          <table:table-cell office:value-type="float" office:value="236.31" calcext:value-type="float">
            <text:p>236.31</text:p>
          </table:table-cell>
          <table:table-cell office:value-type="float" office:value="299.74" calcext:value-type="float">
            <text:p>299.74</text:p>
          </table:table-cell>
        </table:table-row>
        <table:table-row table:style-name="ro1">
          <table:table-cell office:value-type="float" office:value="3391889" calcext:value-type="float">
            <text:p>3391889</text:p>
          </table:table-cell>
          <table:table-cell table:formula="of:=[.A214]/1000/(60*60*24)" office:value-type="time" office:time-value="PT00H56M31.889S" calcext:value-type="time">
            <text:p>00:56:32</text:p>
          </table:table-cell>
          <table:table-cell office:value-type="float" office:value="1.24" calcext:value-type="float">
            <text:p>1.24</text:p>
          </table:table-cell>
          <table:table-cell office:value-type="float" office:value="246.8" calcext:value-type="float">
            <text:p>246.8</text:p>
          </table:table-cell>
          <table:table-cell office:value-type="float" office:value="306.2" calcext:value-type="float">
            <text:p>306.2</text:p>
          </table:table-cell>
          <table:table-cell office:value-type="float" office:value="237.41" calcext:value-type="float">
            <text:p>237.41</text:p>
          </table:table-cell>
          <table:table-cell office:value-type="float" office:value="301.11" calcext:value-type="float">
            <text:p>301.11</text:p>
          </table:table-cell>
        </table:table-row>
        <table:table-row table:style-name="ro1">
          <table:table-cell office:value-type="float" office:value="3407889" calcext:value-type="float">
            <text:p>3407889</text:p>
          </table:table-cell>
          <table:table-cell table:formula="of:=[.A215]/1000/(60*60*24)" office:value-type="time" office:time-value="PT00H56M47.889S" calcext:value-type="time">
            <text:p>00:56:48</text:p>
          </table:table-cell>
          <table:table-cell office:value-type="float" office:value="1.24" calcext:value-type="float">
            <text:p>1.24</text:p>
          </table:table-cell>
          <table:table-cell office:value-type="float" office:value="246.8" calcext:value-type="float">
            <text:p>246.8</text:p>
          </table:table-cell>
          <table:table-cell office:value-type="float" office:value="306.2" calcext:value-type="float">
            <text:p>306.2</text:p>
          </table:table-cell>
          <table:table-cell office:value-type="float" office:value="238.5" calcext:value-type="float">
            <text:p>238.5</text:p>
          </table:table-cell>
          <table:table-cell office:value-type="float" office:value="302.47" calcext:value-type="float">
            <text:p>302.47</text:p>
          </table:table-cell>
        </table:table-row>
        <table:table-row table:style-name="ro1">
          <table:table-cell office:value-type="float" office:value="3423889" calcext:value-type="float">
            <text:p>3423889</text:p>
          </table:table-cell>
          <table:table-cell table:formula="of:=[.A216]/1000/(60*60*24)" office:value-type="time" office:time-value="PT00H57M03.889S" calcext:value-type="time">
            <text:p>00:57:04</text:p>
          </table:table-cell>
          <table:table-cell office:value-type="float" office:value="1.24" calcext:value-type="float">
            <text:p>1.24</text:p>
          </table:table-cell>
          <table:table-cell office:value-type="float" office:value="246.8" calcext:value-type="float">
            <text:p>246.8</text:p>
          </table:table-cell>
          <table:table-cell office:value-type="float" office:value="306.2" calcext:value-type="float">
            <text:p>306.2</text:p>
          </table:table-cell>
          <table:table-cell office:value-type="float" office:value="239.6" calcext:value-type="float">
            <text:p>239.6</text:p>
          </table:table-cell>
          <table:table-cell office:value-type="float" office:value="303.83" calcext:value-type="float">
            <text:p>303.83</text:p>
          </table:table-cell>
        </table:table-row>
        <table:table-row table:style-name="ro1">
          <table:table-cell office:value-type="float" office:value="3439889" calcext:value-type="float">
            <text:p>3439889</text:p>
          </table:table-cell>
          <table:table-cell table:formula="of:=[.A217]/1000/(60*60*24)" office:value-type="time" office:time-value="PT00H57M19.889S" calcext:value-type="time">
            <text:p>00:57:20</text:p>
          </table:table-cell>
          <table:table-cell office:value-type="float" office:value="1.24" calcext:value-type="float">
            <text:p>1.24</text:p>
          </table:table-cell>
          <table:table-cell office:value-type="float" office:value="246.7" calcext:value-type="float">
            <text:p>246.7</text:p>
          </table:table-cell>
          <table:table-cell office:value-type="float" office:value="306.07" calcext:value-type="float">
            <text:p>306.07</text:p>
          </table:table-cell>
          <table:table-cell office:value-type="float" office:value="240.7" calcext:value-type="float">
            <text:p>240.7</text:p>
          </table:table-cell>
          <table:table-cell office:value-type="float" office:value="305.19" calcext:value-type="float">
            <text:p>305.19</text:p>
          </table:table-cell>
        </table:table-row>
        <table:table-row table:style-name="ro1">
          <table:table-cell office:value-type="float" office:value="3455889" calcext:value-type="float">
            <text:p>3455889</text:p>
          </table:table-cell>
          <table:table-cell table:formula="of:=[.A218]/1000/(60*60*24)" office:value-type="time" office:time-value="PT00H57M35.889S" calcext:value-type="time">
            <text:p>00:57:36</text:p>
          </table:table-cell>
          <table:table-cell office:value-type="float" office:value="1.24" calcext:value-type="float">
            <text:p>1.24</text:p>
          </table:table-cell>
          <table:table-cell office:value-type="float" office:value="246.7" calcext:value-type="float">
            <text:p>246.7</text:p>
          </table:table-cell>
          <table:table-cell office:value-type="float" office:value="306.08" calcext:value-type="float">
            <text:p>306.08</text:p>
          </table:table-cell>
          <table:table-cell office:value-type="float" office:value="241.79" calcext:value-type="float">
            <text:p>241.79</text:p>
          </table:table-cell>
          <table:table-cell office:value-type="float" office:value="306.55" calcext:value-type="float">
            <text:p>306.55</text:p>
          </table:table-cell>
        </table:table-row>
        <table:table-row table:style-name="ro1">
          <table:table-cell office:value-type="float" office:value="3471889" calcext:value-type="float">
            <text:p>3471889</text:p>
          </table:table-cell>
          <table:table-cell table:formula="of:=[.A219]/1000/(60*60*24)" office:value-type="time" office:time-value="PT00H57M51.889S" calcext:value-type="time">
            <text:p>00:57:52</text:p>
          </table:table-cell>
          <table:table-cell office:value-type="float" office:value="1.24" calcext:value-type="float">
            <text:p>1.24</text:p>
          </table:table-cell>
          <table:table-cell office:value-type="float" office:value="246.7" calcext:value-type="float">
            <text:p>246.7</text:p>
          </table:table-cell>
          <table:table-cell office:value-type="float" office:value="306.07" calcext:value-type="float">
            <text:p>306.07</text:p>
          </table:table-cell>
          <table:table-cell office:value-type="float" office:value="242.89" calcext:value-type="float">
            <text:p>242.89</text:p>
          </table:table-cell>
          <table:table-cell office:value-type="float" office:value="307.91" calcext:value-type="float">
            <text:p>307.91</text:p>
          </table:table-cell>
        </table:table-row>
        <table:table-row table:style-name="ro1">
          <table:table-cell office:value-type="float" office:value="3487889" calcext:value-type="float">
            <text:p>3487889</text:p>
          </table:table-cell>
          <table:table-cell table:formula="of:=[.A220]/1000/(60*60*24)" office:value-type="time" office:time-value="PT00H58M07.889S" calcext:value-type="time">
            <text:p>00:58:08</text:p>
          </table:table-cell>
          <table:table-cell office:value-type="float" office:value="1.24" calcext:value-type="float">
            <text:p>1.24</text:p>
          </table:table-cell>
          <table:table-cell office:value-type="float" office:value="246.7" calcext:value-type="float">
            <text:p>246.7</text:p>
          </table:table-cell>
          <table:table-cell office:value-type="float" office:value="306.07" calcext:value-type="float">
            <text:p>306.07</text:p>
          </table:table-cell>
          <table:table-cell office:value-type="float" office:value="243.99" calcext:value-type="float">
            <text:p>243.99</text:p>
          </table:table-cell>
          <table:table-cell office:value-type="float" office:value="309.27" calcext:value-type="float">
            <text:p>309.27</text:p>
          </table:table-cell>
        </table:table-row>
        <table:table-row table:style-name="ro1">
          <table:table-cell office:value-type="float" office:value="3503889" calcext:value-type="float">
            <text:p>3503889</text:p>
          </table:table-cell>
          <table:table-cell table:formula="of:=[.A221]/1000/(60*60*24)" office:value-type="time" office:time-value="PT00H58M23.889S" calcext:value-type="time">
            <text:p>00:58:24</text:p>
          </table:table-cell>
          <table:table-cell office:value-type="float" office:value="1.24" calcext:value-type="float">
            <text:p>1.24</text:p>
          </table:table-cell>
          <table:table-cell office:value-type="float" office:value="246.6" calcext:value-type="float">
            <text:p>246.6</text:p>
          </table:table-cell>
          <table:table-cell office:value-type="float" office:value="305.95" calcext:value-type="float">
            <text:p>305.95</text:p>
          </table:table-cell>
          <table:table-cell office:value-type="float" office:value="245.08" calcext:value-type="float">
            <text:p>245.08</text:p>
          </table:table-cell>
          <table:table-cell office:value-type="float" office:value="310.63" calcext:value-type="float">
            <text:p>310.63</text:p>
          </table:table-cell>
        </table:table-row>
        <table:table-row table:style-name="ro1">
          <table:table-cell office:value-type="float" office:value="3519889" calcext:value-type="float">
            <text:p>3519889</text:p>
          </table:table-cell>
          <table:table-cell table:formula="of:=[.A222]/1000/(60*60*24)" office:value-type="time" office:time-value="PT00H58M39.889S" calcext:value-type="time">
            <text:p>00:58:40</text:p>
          </table:table-cell>
          <table:table-cell office:value-type="float" office:value="1.24" calcext:value-type="float">
            <text:p>1.24</text:p>
          </table:table-cell>
          <table:table-cell office:value-type="float" office:value="246.6" calcext:value-type="float">
            <text:p>246.6</text:p>
          </table:table-cell>
          <table:table-cell office:value-type="float" office:value="305.95" calcext:value-type="float">
            <text:p>305.95</text:p>
          </table:table-cell>
          <table:table-cell office:value-type="float" office:value="246.18" calcext:value-type="float">
            <text:p>246.18</text:p>
          </table:table-cell>
          <table:table-cell office:value-type="float" office:value="311.99" calcext:value-type="float">
            <text:p>311.99</text:p>
          </table:table-cell>
        </table:table-row>
        <table:table-row table:style-name="ro1">
          <table:table-cell office:value-type="float" office:value="3535889" calcext:value-type="float">
            <text:p>3535889</text:p>
          </table:table-cell>
          <table:table-cell table:formula="of:=[.A223]/1000/(60*60*24)" office:value-type="time" office:time-value="PT00H58M55.889S" calcext:value-type="time">
            <text:p>00:58:56</text:p>
          </table:table-cell>
          <table:table-cell office:value-type="float" office:value="1.24" calcext:value-type="float">
            <text:p>1.24</text:p>
          </table:table-cell>
          <table:table-cell office:value-type="float" office:value="246.6" calcext:value-type="float">
            <text:p>246.6</text:p>
          </table:table-cell>
          <table:table-cell office:value-type="float" office:value="305.94" calcext:value-type="float">
            <text:p>305.94</text:p>
          </table:table-cell>
          <table:table-cell office:value-type="float" office:value="247.28" calcext:value-type="float">
            <text:p>247.28</text:p>
          </table:table-cell>
          <table:table-cell office:value-type="float" office:value="313.35" calcext:value-type="float">
            <text:p>313.35</text:p>
          </table:table-cell>
        </table:table-row>
        <table:table-row table:style-name="ro1">
          <table:table-cell office:value-type="float" office:value="3551889" calcext:value-type="float">
            <text:p>3551889</text:p>
          </table:table-cell>
          <table:table-cell table:formula="of:=[.A224]/1000/(60*60*24)" office:value-type="time" office:time-value="PT00H59M11.889S" calcext:value-type="time">
            <text:p>00:59:12</text:p>
          </table:table-cell>
          <table:table-cell office:value-type="float" office:value="1.24" calcext:value-type="float">
            <text:p>1.24</text:p>
          </table:table-cell>
          <table:table-cell office:value-type="float" office:value="246.5" calcext:value-type="float">
            <text:p>246.5</text:p>
          </table:table-cell>
          <table:table-cell office:value-type="float" office:value="305.82" calcext:value-type="float">
            <text:p>305.82</text:p>
          </table:table-cell>
          <table:table-cell office:value-type="float" office:value="248.37" calcext:value-type="float">
            <text:p>248.37</text:p>
          </table:table-cell>
          <table:table-cell office:value-type="float" office:value="314.71" calcext:value-type="float">
            <text:p>314.71</text:p>
          </table:table-cell>
        </table:table-row>
        <table:table-row table:style-name="ro1">
          <table:table-cell office:value-type="float" office:value="3567889" calcext:value-type="float">
            <text:p>3567889</text:p>
          </table:table-cell>
          <table:table-cell table:formula="of:=[.A225]/1000/(60*60*24)" office:value-type="time" office:time-value="PT00H59M27.889S" calcext:value-type="time">
            <text:p>00:59:28</text:p>
          </table:table-cell>
          <table:table-cell office:value-type="float" office:value="1.24" calcext:value-type="float">
            <text:p>1.24</text:p>
          </table:table-cell>
          <table:table-cell office:value-type="float" office:value="246.5" calcext:value-type="float">
            <text:p>246.5</text:p>
          </table:table-cell>
          <table:table-cell office:value-type="float" office:value="305.82" calcext:value-type="float">
            <text:p>305.82</text:p>
          </table:table-cell>
          <table:table-cell office:value-type="float" office:value="249.47" calcext:value-type="float">
            <text:p>249.47</text:p>
          </table:table-cell>
          <table:table-cell office:value-type="float" office:value="316.07" calcext:value-type="float">
            <text:p>316.07</text:p>
          </table:table-cell>
        </table:table-row>
        <table:table-row table:style-name="ro1">
          <table:table-cell office:value-type="float" office:value="3583889" calcext:value-type="float">
            <text:p>3583889</text:p>
          </table:table-cell>
          <table:table-cell table:formula="of:=[.A226]/1000/(60*60*24)" office:value-type="time" office:time-value="PT00H59M43.889S" calcext:value-type="time">
            <text:p>00:59:44</text:p>
          </table:table-cell>
          <table:table-cell office:value-type="float" office:value="1.24" calcext:value-type="float">
            <text:p>1.24</text:p>
          </table:table-cell>
          <table:table-cell office:value-type="float" office:value="246.5" calcext:value-type="float">
            <text:p>246.5</text:p>
          </table:table-cell>
          <table:table-cell office:value-type="float" office:value="305.82" calcext:value-type="float">
            <text:p>305.82</text:p>
          </table:table-cell>
          <table:table-cell office:value-type="float" office:value="250.56" calcext:value-type="float">
            <text:p>250.56</text:p>
          </table:table-cell>
          <table:table-cell office:value-type="float" office:value="317.43" calcext:value-type="float">
            <text:p>317.43</text:p>
          </table:table-cell>
        </table:table-row>
        <table:table-row table:style-name="ro1">
          <table:table-cell office:value-type="float" office:value="3599889" calcext:value-type="float">
            <text:p>3599889</text:p>
          </table:table-cell>
          <table:table-cell table:formula="of:=[.A227]/1000/(60*60*24)" office:value-type="time" office:time-value="PT00H59M59.889S" calcext:value-type="time">
            <text:p>01:00:00</text:p>
          </table:table-cell>
          <table:table-cell office:value-type="float" office:value="1.24" calcext:value-type="float">
            <text:p>1.24</text:p>
          </table:table-cell>
          <table:table-cell office:value-type="float" office:value="246.4" calcext:value-type="float">
            <text:p>246.4</text:p>
          </table:table-cell>
          <table:table-cell office:value-type="float" office:value="305.7" calcext:value-type="float">
            <text:p>305.7</text:p>
          </table:table-cell>
          <table:table-cell office:value-type="float" office:value="251.66" calcext:value-type="float">
            <text:p>251.66</text:p>
          </table:table-cell>
          <table:table-cell office:value-type="float" office:value="318.79" calcext:value-type="float">
            <text:p>318.79</text:p>
          </table:table-cell>
        </table:table-row>
        <table:table-row table:style-name="ro1">
          <table:table-cell office:value-type="float" office:value="3615889" calcext:value-type="float">
            <text:p>3615889</text:p>
          </table:table-cell>
          <table:table-cell table:formula="of:=[.A228]/1000/(60*60*24)" office:value-type="time" office:time-value="PT01H00M15.889S" calcext:value-type="time">
            <text:p>01:00:16</text:p>
          </table:table-cell>
          <table:table-cell office:value-type="float" office:value="1.24" calcext:value-type="float">
            <text:p>1.24</text:p>
          </table:table-cell>
          <table:table-cell office:value-type="float" office:value="246.4" calcext:value-type="float">
            <text:p>246.4</text:p>
          </table:table-cell>
          <table:table-cell office:value-type="float" office:value="305.69" calcext:value-type="float">
            <text:p>305.69</text:p>
          </table:table-cell>
          <table:table-cell office:value-type="float" office:value="252.75" calcext:value-type="float">
            <text:p>252.75</text:p>
          </table:table-cell>
          <table:table-cell office:value-type="float" office:value="320.14" calcext:value-type="float">
            <text:p>320.14</text:p>
          </table:table-cell>
        </table:table-row>
        <table:table-row table:style-name="ro1">
          <table:table-cell office:value-type="float" office:value="3631889" calcext:value-type="float">
            <text:p>3631889</text:p>
          </table:table-cell>
          <table:table-cell table:formula="of:=[.A229]/1000/(60*60*24)" office:value-type="time" office:time-value="PT01H00M31.889S" calcext:value-type="time">
            <text:p>01:00:32</text:p>
          </table:table-cell>
          <table:table-cell office:value-type="float" office:value="1.24" calcext:value-type="float">
            <text:p>1.24</text:p>
          </table:table-cell>
          <table:table-cell office:value-type="float" office:value="246.4" calcext:value-type="float">
            <text:p>246.4</text:p>
          </table:table-cell>
          <table:table-cell office:value-type="float" office:value="305.69" calcext:value-type="float">
            <text:p>305.69</text:p>
          </table:table-cell>
          <table:table-cell office:value-type="float" office:value="253.85" calcext:value-type="float">
            <text:p>253.85</text:p>
          </table:table-cell>
          <table:table-cell office:value-type="float" office:value="321.5" calcext:value-type="float">
            <text:p>321.5</text:p>
          </table:table-cell>
        </table:table-row>
        <table:table-row table:style-name="ro1">
          <table:table-cell office:value-type="float" office:value="3647889" calcext:value-type="float">
            <text:p>3647889</text:p>
          </table:table-cell>
          <table:table-cell table:formula="of:=[.A230]/1000/(60*60*24)" office:value-type="time" office:time-value="PT01H00M47.889S" calcext:value-type="time">
            <text:p>01:00:48</text:p>
          </table:table-cell>
          <table:table-cell office:value-type="float" office:value="1.24" calcext:value-type="float">
            <text:p>1.24</text:p>
          </table:table-cell>
          <table:table-cell office:value-type="float" office:value="246.4" calcext:value-type="float">
            <text:p>246.4</text:p>
          </table:table-cell>
          <table:table-cell office:value-type="float" office:value="304.71" calcext:value-type="float">
            <text:p>304.71</text:p>
          </table:table-cell>
          <table:table-cell office:value-type="float" office:value="254.94" calcext:value-type="float">
            <text:p>254.94</text:p>
          </table:table-cell>
          <table:table-cell office:value-type="float" office:value="322.86" calcext:value-type="float">
            <text:p>322.86</text:p>
          </table:table-cell>
        </table:table-row>
        <table:table-row table:style-name="ro1">
          <table:table-cell office:value-type="float" office:value="3663889" calcext:value-type="float">
            <text:p>3663889</text:p>
          </table:table-cell>
          <table:table-cell table:formula="of:=[.A231]/1000/(60*60*24)" office:value-type="time" office:time-value="PT01H01M03.889S" calcext:value-type="time">
            <text:p>01:01:04</text:p>
          </table:table-cell>
          <table:table-cell office:value-type="float" office:value="1.24" calcext:value-type="float">
            <text:p>1.24</text:p>
          </table:table-cell>
          <table:table-cell office:value-type="float" office:value="246.4" calcext:value-type="float">
            <text:p>246.4</text:p>
          </table:table-cell>
          <table:table-cell office:value-type="float" office:value="305.69" calcext:value-type="float">
            <text:p>305.69</text:p>
          </table:table-cell>
          <table:table-cell office:value-type="float" office:value="256.04" calcext:value-type="float">
            <text:p>256.04</text:p>
          </table:table-cell>
          <table:table-cell office:value-type="float" office:value="324.22" calcext:value-type="float">
            <text:p>324.22</text:p>
          </table:table-cell>
        </table:table-row>
        <table:table-row table:style-name="ro1">
          <table:table-cell office:value-type="float" office:value="3679889" calcext:value-type="float">
            <text:p>3679889</text:p>
          </table:table-cell>
          <table:table-cell table:formula="of:=[.A232]/1000/(60*60*24)" office:value-type="time" office:time-value="PT01H01M19.889S" calcext:value-type="time">
            <text:p>01:01:20</text:p>
          </table:table-cell>
          <table:table-cell office:value-type="float" office:value="1.24" calcext:value-type="float">
            <text:p>1.24</text:p>
          </table:table-cell>
          <table:table-cell office:value-type="float" office:value="246.3" calcext:value-type="float">
            <text:p>246.3</text:p>
          </table:table-cell>
          <table:table-cell office:value-type="float" office:value="305.57" calcext:value-type="float">
            <text:p>305.57</text:p>
          </table:table-cell>
          <table:table-cell office:value-type="float" office:value="257.13" calcext:value-type="float">
            <text:p>257.13</text:p>
          </table:table-cell>
          <table:table-cell office:value-type="float" office:value="325.57" calcext:value-type="float">
            <text:p>325.57</text:p>
          </table:table-cell>
        </table:table-row>
        <table:table-row table:style-name="ro1">
          <table:table-cell office:value-type="float" office:value="3695889" calcext:value-type="float">
            <text:p>3695889</text:p>
          </table:table-cell>
          <table:table-cell table:formula="of:=[.A233]/1000/(60*60*24)" office:value-type="time" office:time-value="PT01H01M35.889S" calcext:value-type="time">
            <text:p>01:01:36</text:p>
          </table:table-cell>
          <table:table-cell office:value-type="float" office:value="1.24" calcext:value-type="float">
            <text:p>1.24</text:p>
          </table:table-cell>
          <table:table-cell office:value-type="float" office:value="246.3" calcext:value-type="float">
            <text:p>246.3</text:p>
          </table:table-cell>
          <table:table-cell office:value-type="float" office:value="305.57" calcext:value-type="float">
            <text:p>305.57</text:p>
          </table:table-cell>
          <table:table-cell office:value-type="float" office:value="258.23" calcext:value-type="float">
            <text:p>258.23</text:p>
          </table:table-cell>
          <table:table-cell office:value-type="float" office:value="326.93" calcext:value-type="float">
            <text:p>326.93</text:p>
          </table:table-cell>
        </table:table-row>
        <table:table-row table:style-name="ro1">
          <table:table-cell office:value-type="float" office:value="3711889" calcext:value-type="float">
            <text:p>3711889</text:p>
          </table:table-cell>
          <table:table-cell table:formula="of:=[.A234]/1000/(60*60*24)" office:value-type="time" office:time-value="PT01H01M51.889S" calcext:value-type="time">
            <text:p>01:01:52</text:p>
          </table:table-cell>
          <table:table-cell office:value-type="float" office:value="1.24" calcext:value-type="float">
            <text:p>1.24</text:p>
          </table:table-cell>
          <table:table-cell office:value-type="float" office:value="246.3" calcext:value-type="float">
            <text:p>246.3</text:p>
          </table:table-cell>
          <table:table-cell office:value-type="float" office:value="304.58" calcext:value-type="float">
            <text:p>304.58</text:p>
          </table:table-cell>
          <table:table-cell office:value-type="float" office:value="259.32" calcext:value-type="float">
            <text:p>259.32</text:p>
          </table:table-cell>
          <table:table-cell office:value-type="float" office:value="328.28" calcext:value-type="float">
            <text:p>328.28</text:p>
          </table:table-cell>
        </table:table-row>
        <table:table-row table:style-name="ro1">
          <table:table-cell office:value-type="float" office:value="3727889" calcext:value-type="float">
            <text:p>3727889</text:p>
          </table:table-cell>
          <table:table-cell table:formula="of:=[.A235]/1000/(60*60*24)" office:value-type="time" office:time-value="PT01H02M07.889S" calcext:value-type="time">
            <text:p>01:02:08</text:p>
          </table:table-cell>
          <table:table-cell office:value-type="float" office:value="1.24" calcext:value-type="float">
            <text:p>1.24</text:p>
          </table:table-cell>
          <table:table-cell office:value-type="float" office:value="246.2" calcext:value-type="float">
            <text:p>246.2</text:p>
          </table:table-cell>
          <table:table-cell office:value-type="float" office:value="304.46" calcext:value-type="float">
            <text:p>304.46</text:p>
          </table:table-cell>
          <table:table-cell office:value-type="float" office:value="260.42" calcext:value-type="float">
            <text:p>260.42</text:p>
          </table:table-cell>
          <table:table-cell office:value-type="float" office:value="329.64" calcext:value-type="float">
            <text:p>329.64</text:p>
          </table:table-cell>
        </table:table-row>
        <table:table-row table:style-name="ro1">
          <table:table-cell office:value-type="float" office:value="3743889" calcext:value-type="float">
            <text:p>3743889</text:p>
          </table:table-cell>
          <table:table-cell table:formula="of:=[.A236]/1000/(60*60*24)" office:value-type="time" office:time-value="PT01H02M23.889S" calcext:value-type="time">
            <text:p>01:02:24</text:p>
          </table:table-cell>
          <table:table-cell office:value-type="float" office:value="1.24" calcext:value-type="float">
            <text:p>1.24</text:p>
          </table:table-cell>
          <table:table-cell office:value-type="float" office:value="246.2" calcext:value-type="float">
            <text:p>246.2</text:p>
          </table:table-cell>
          <table:table-cell office:value-type="float" office:value="304.46" calcext:value-type="float">
            <text:p>304.46</text:p>
          </table:table-cell>
          <table:table-cell office:value-type="float" office:value="261.51" calcext:value-type="float">
            <text:p>261.51</text:p>
          </table:table-cell>
          <table:table-cell office:value-type="float" office:value="330.99" calcext:value-type="float">
            <text:p>330.99</text:p>
          </table:table-cell>
        </table:table-row>
        <table:table-row table:style-name="ro1">
          <table:table-cell office:value-type="float" office:value="3759889" calcext:value-type="float">
            <text:p>3759889</text:p>
          </table:table-cell>
          <table:table-cell table:formula="of:=[.A237]/1000/(60*60*24)" office:value-type="time" office:time-value="PT01H02M39.889S" calcext:value-type="time">
            <text:p>01:02:40</text:p>
          </table:table-cell>
          <table:table-cell office:value-type="float" office:value="1.24" calcext:value-type="float">
            <text:p>1.24</text:p>
          </table:table-cell>
          <table:table-cell office:value-type="float" office:value="246.2" calcext:value-type="float">
            <text:p>246.2</text:p>
          </table:table-cell>
          <table:table-cell office:value-type="float" office:value="304.45" calcext:value-type="float">
            <text:p>304.45</text:p>
          </table:table-cell>
          <table:table-cell office:value-type="float" office:value="262.61" calcext:value-type="float">
            <text:p>262.61</text:p>
          </table:table-cell>
          <table:table-cell office:value-type="float" office:value="332.35" calcext:value-type="float">
            <text:p>332.35</text:p>
          </table:table-cell>
        </table:table-row>
        <table:table-row table:style-name="ro1">
          <table:table-cell office:value-type="float" office:value="3775889" calcext:value-type="float">
            <text:p>3775889</text:p>
          </table:table-cell>
          <table:table-cell table:formula="of:=[.A238]/1000/(60*60*24)" office:value-type="time" office:time-value="PT01H02M55.889S" calcext:value-type="time">
            <text:p>01:02:56</text:p>
          </table:table-cell>
          <table:table-cell office:value-type="float" office:value="1.24" calcext:value-type="float">
            <text:p>1.24</text:p>
          </table:table-cell>
          <table:table-cell office:value-type="float" office:value="246.1" calcext:value-type="float">
            <text:p>246.1</text:p>
          </table:table-cell>
          <table:table-cell office:value-type="float" office:value="304.33" calcext:value-type="float">
            <text:p>304.33</text:p>
          </table:table-cell>
          <table:table-cell office:value-type="float" office:value="263.7" calcext:value-type="float">
            <text:p>263.7</text:p>
          </table:table-cell>
          <table:table-cell office:value-type="float" office:value="333.7" calcext:value-type="float">
            <text:p>333.7</text:p>
          </table:table-cell>
        </table:table-row>
        <table:table-row table:style-name="ro1">
          <table:table-cell office:value-type="float" office:value="3791889" calcext:value-type="float">
            <text:p>3791889</text:p>
          </table:table-cell>
          <table:table-cell table:formula="of:=[.A239]/1000/(60*60*24)" office:value-type="time" office:time-value="PT01H03M11.889S" calcext:value-type="time">
            <text:p>01:03:12</text:p>
          </table:table-cell>
          <table:table-cell office:value-type="float" office:value="1.24" calcext:value-type="float">
            <text:p>1.24</text:p>
          </table:table-cell>
          <table:table-cell office:value-type="float" office:value="246.1" calcext:value-type="float">
            <text:p>246.1</text:p>
          </table:table-cell>
          <table:table-cell office:value-type="float" office:value="304.33" calcext:value-type="float">
            <text:p>304.33</text:p>
          </table:table-cell>
          <table:table-cell office:value-type="float" office:value="264.79" calcext:value-type="float">
            <text:p>264.79</text:p>
          </table:table-cell>
          <table:table-cell office:value-type="float" office:value="335.06" calcext:value-type="float">
            <text:p>335.06</text:p>
          </table:table-cell>
        </table:table-row>
        <table:table-row table:style-name="ro1">
          <table:table-cell office:value-type="float" office:value="3807889" calcext:value-type="float">
            <text:p>3807889</text:p>
          </table:table-cell>
          <table:table-cell table:formula="of:=[.A240]/1000/(60*60*24)" office:value-type="time" office:time-value="PT01H03M27.889S" calcext:value-type="time">
            <text:p>01:03:28</text:p>
          </table:table-cell>
          <table:table-cell office:value-type="float" office:value="1.24" calcext:value-type="float">
            <text:p>1.24</text:p>
          </table:table-cell>
          <table:table-cell office:value-type="float" office:value="246.1" calcext:value-type="float">
            <text:p>246.1</text:p>
          </table:table-cell>
          <table:table-cell office:value-type="float" office:value="304.33" calcext:value-type="float">
            <text:p>304.33</text:p>
          </table:table-cell>
          <table:table-cell office:value-type="float" office:value="265.89" calcext:value-type="float">
            <text:p>265.89</text:p>
          </table:table-cell>
          <table:table-cell office:value-type="float" office:value="336.41" calcext:value-type="float">
            <text:p>336.41</text:p>
          </table:table-cell>
        </table:table-row>
        <table:table-row table:style-name="ro1">
          <table:table-cell office:value-type="float" office:value="3823889" calcext:value-type="float">
            <text:p>3823889</text:p>
          </table:table-cell>
          <table:table-cell table:formula="of:=[.A241]/1000/(60*60*24)" office:value-type="time" office:time-value="PT01H03M43.889S" calcext:value-type="time">
            <text:p>01:03:44</text:p>
          </table:table-cell>
          <table:table-cell office:value-type="float" office:value="1.24" calcext:value-type="float">
            <text:p>1.24</text:p>
          </table:table-cell>
          <table:table-cell office:value-type="float" office:value="246.1" calcext:value-type="float">
            <text:p>246.1</text:p>
          </table:table-cell>
          <table:table-cell office:value-type="float" office:value="304.33" calcext:value-type="float">
            <text:p>304.33</text:p>
          </table:table-cell>
          <table:table-cell office:value-type="float" office:value="266.98" calcext:value-type="float">
            <text:p>266.98</text:p>
          </table:table-cell>
          <table:table-cell office:value-type="float" office:value="337.76" calcext:value-type="float">
            <text:p>337.76</text:p>
          </table:table-cell>
        </table:table-row>
        <table:table-row table:style-name="ro1">
          <table:table-cell office:value-type="float" office:value="3839889" calcext:value-type="float">
            <text:p>3839889</text:p>
          </table:table-cell>
          <table:table-cell table:formula="of:=[.A242]/1000/(60*60*24)" office:value-type="time" office:time-value="PT01H03M59.889S" calcext:value-type="time">
            <text:p>01:04:00</text:p>
          </table:table-cell>
          <table:table-cell office:value-type="float" office:value="1.24" calcext:value-type="float">
            <text:p>1.24</text:p>
          </table:table-cell>
          <table:table-cell office:value-type="float" office:value="246" calcext:value-type="float">
            <text:p>246</text:p>
          </table:table-cell>
          <table:table-cell office:value-type="float" office:value="304.2" calcext:value-type="float">
            <text:p>304.2</text:p>
          </table:table-cell>
          <table:table-cell office:value-type="float" office:value="268.07" calcext:value-type="float">
            <text:p>268.07</text:p>
          </table:table-cell>
          <table:table-cell office:value-type="float" office:value="339.11" calcext:value-type="float">
            <text:p>339.11</text:p>
          </table:table-cell>
        </table:table-row>
        <table:table-row table:style-name="ro1">
          <table:table-cell office:value-type="float" office:value="3855889" calcext:value-type="float">
            <text:p>3855889</text:p>
          </table:table-cell>
          <table:table-cell table:formula="of:=[.A243]/1000/(60*60*24)" office:value-type="time" office:time-value="PT01H04M15.889S" calcext:value-type="time">
            <text:p>01:04:16</text:p>
          </table:table-cell>
          <table:table-cell office:value-type="float" office:value="1.24" calcext:value-type="float">
            <text:p>1.24</text:p>
          </table:table-cell>
          <table:table-cell office:value-type="float" office:value="246" calcext:value-type="float">
            <text:p>246</text:p>
          </table:table-cell>
          <table:table-cell office:value-type="float" office:value="304.2" calcext:value-type="float">
            <text:p>304.2</text:p>
          </table:table-cell>
          <table:table-cell office:value-type="float" office:value="269.17" calcext:value-type="float">
            <text:p>269.17</text:p>
          </table:table-cell>
          <table:table-cell office:value-type="float" office:value="340.47" calcext:value-type="float">
            <text:p>340.47</text:p>
          </table:table-cell>
        </table:table-row>
        <table:table-row table:style-name="ro1">
          <table:table-cell office:value-type="float" office:value="3871889" calcext:value-type="float">
            <text:p>3871889</text:p>
          </table:table-cell>
          <table:table-cell table:formula="of:=[.A244]/1000/(60*60*24)" office:value-type="time" office:time-value="PT01H04M31.889S" calcext:value-type="time">
            <text:p>01:04:32</text:p>
          </table:table-cell>
          <table:table-cell office:value-type="float" office:value="1.24" calcext:value-type="float">
            <text:p>1.24</text:p>
          </table:table-cell>
          <table:table-cell office:value-type="float" office:value="246" calcext:value-type="float">
            <text:p>246</text:p>
          </table:table-cell>
          <table:table-cell office:value-type="float" office:value="304.2" calcext:value-type="float">
            <text:p>304.2</text:p>
          </table:table-cell>
          <table:table-cell office:value-type="float" office:value="270.26" calcext:value-type="float">
            <text:p>270.26</text:p>
          </table:table-cell>
          <table:table-cell office:value-type="float" office:value="341.82" calcext:value-type="float">
            <text:p>341.82</text:p>
          </table:table-cell>
        </table:table-row>
        <table:table-row table:style-name="ro1">
          <table:table-cell office:value-type="float" office:value="3887889" calcext:value-type="float">
            <text:p>3887889</text:p>
          </table:table-cell>
          <table:table-cell table:formula="of:=[.A245]/1000/(60*60*24)" office:value-type="time" office:time-value="PT01H04M47.889S" calcext:value-type="time">
            <text:p>01:04:48</text:p>
          </table:table-cell>
          <table:table-cell office:value-type="float" office:value="1.24" calcext:value-type="float">
            <text:p>1.24</text:p>
          </table:table-cell>
          <table:table-cell office:value-type="float" office:value="246" calcext:value-type="float">
            <text:p>246</text:p>
          </table:table-cell>
          <table:table-cell office:value-type="float" office:value="304.2" calcext:value-type="float">
            <text:p>304.2</text:p>
          </table:table-cell>
          <table:table-cell office:value-type="float" office:value="271.35" calcext:value-type="float">
            <text:p>271.35</text:p>
          </table:table-cell>
          <table:table-cell office:value-type="float" office:value="343.17" calcext:value-type="float">
            <text:p>343.17</text:p>
          </table:table-cell>
        </table:table-row>
        <table:table-row table:style-name="ro1">
          <table:table-cell office:value-type="float" office:value="3903889" calcext:value-type="float">
            <text:p>3903889</text:p>
          </table:table-cell>
          <table:table-cell table:formula="of:=[.A246]/1000/(60*60*24)" office:value-type="time" office:time-value="PT01H05M03.889S" calcext:value-type="time">
            <text:p>01:05:04</text:p>
          </table:table-cell>
          <table:table-cell office:value-type="float" office:value="1.24" calcext:value-type="float">
            <text:p>1.24</text:p>
          </table:table-cell>
          <table:table-cell office:value-type="float" office:value="245.9" calcext:value-type="float">
            <text:p>245.9</text:p>
          </table:table-cell>
          <table:table-cell office:value-type="float" office:value="304.08" calcext:value-type="float">
            <text:p>304.08</text:p>
          </table:table-cell>
          <table:table-cell office:value-type="float" office:value="272.45" calcext:value-type="float">
            <text:p>272.45</text:p>
          </table:table-cell>
          <table:table-cell office:value-type="float" office:value="344.52" calcext:value-type="float">
            <text:p>344.52</text:p>
          </table:table-cell>
        </table:table-row>
        <table:table-row table:style-name="ro1">
          <table:table-cell office:value-type="float" office:value="3919889" calcext:value-type="float">
            <text:p>3919889</text:p>
          </table:table-cell>
          <table:table-cell table:formula="of:=[.A247]/1000/(60*60*24)" office:value-type="time" office:time-value="PT01H05M19.889S" calcext:value-type="time">
            <text:p>01:05:20</text:p>
          </table:table-cell>
          <table:table-cell office:value-type="float" office:value="1.24" calcext:value-type="float">
            <text:p>1.24</text:p>
          </table:table-cell>
          <table:table-cell office:value-type="float" office:value="245.9" calcext:value-type="float">
            <text:p>245.9</text:p>
          </table:table-cell>
          <table:table-cell office:value-type="float" office:value="304.08" calcext:value-type="float">
            <text:p>304.08</text:p>
          </table:table-cell>
          <table:table-cell office:value-type="float" office:value="273.54" calcext:value-type="float">
            <text:p>273.54</text:p>
          </table:table-cell>
          <table:table-cell office:value-type="float" office:value="345.88" calcext:value-type="float">
            <text:p>345.88</text:p>
          </table:table-cell>
        </table:table-row>
        <table:table-row table:style-name="ro1">
          <table:table-cell office:value-type="float" office:value="3935889" calcext:value-type="float">
            <text:p>3935889</text:p>
          </table:table-cell>
          <table:table-cell table:formula="of:=[.A248]/1000/(60*60*24)" office:value-type="time" office:time-value="PT01H05M35.889S" calcext:value-type="time">
            <text:p>01:05:36</text:p>
          </table:table-cell>
          <table:table-cell office:value-type="float" office:value="1.24" calcext:value-type="float">
            <text:p>1.24</text:p>
          </table:table-cell>
          <table:table-cell office:value-type="float" office:value="245.9" calcext:value-type="float">
            <text:p>245.9</text:p>
          </table:table-cell>
          <table:table-cell office:value-type="float" office:value="304.08" calcext:value-type="float">
            <text:p>304.08</text:p>
          </table:table-cell>
          <table:table-cell office:value-type="float" office:value="274.63" calcext:value-type="float">
            <text:p>274.63</text:p>
          </table:table-cell>
          <table:table-cell office:value-type="float" office:value="347.23" calcext:value-type="float">
            <text:p>347.23</text:p>
          </table:table-cell>
        </table:table-row>
        <table:table-row table:style-name="ro1">
          <table:table-cell office:value-type="float" office:value="3951889" calcext:value-type="float">
            <text:p>3951889</text:p>
          </table:table-cell>
          <table:table-cell table:formula="of:=[.A249]/1000/(60*60*24)" office:value-type="time" office:time-value="PT01H05M51.889S" calcext:value-type="time">
            <text:p>01:05:52</text:p>
          </table:table-cell>
          <table:table-cell office:value-type="float" office:value="1.24" calcext:value-type="float">
            <text:p>1.24</text:p>
          </table:table-cell>
          <table:table-cell office:value-type="float" office:value="245.9" calcext:value-type="float">
            <text:p>245.9</text:p>
          </table:table-cell>
          <table:table-cell office:value-type="float" office:value="304.08" calcext:value-type="float">
            <text:p>304.08</text:p>
          </table:table-cell>
          <table:table-cell office:value-type="float" office:value="275.73" calcext:value-type="float">
            <text:p>275.73</text:p>
          </table:table-cell>
          <table:table-cell office:value-type="float" office:value="348.58" calcext:value-type="float">
            <text:p>348.58</text:p>
          </table:table-cell>
        </table:table-row>
        <table:table-row table:style-name="ro1">
          <table:table-cell office:value-type="float" office:value="3967889" calcext:value-type="float">
            <text:p>3967889</text:p>
          </table:table-cell>
          <table:table-cell table:formula="of:=[.A250]/1000/(60*60*24)" office:value-type="time" office:time-value="PT01H06M07.889S" calcext:value-type="time">
            <text:p>01:06:08</text:p>
          </table:table-cell>
          <table:table-cell office:value-type="float" office:value="1.24" calcext:value-type="float">
            <text:p>1.24</text:p>
          </table:table-cell>
          <table:table-cell office:value-type="float" office:value="245.9" calcext:value-type="float">
            <text:p>245.9</text:p>
          </table:table-cell>
          <table:table-cell office:value-type="float" office:value="304.08" calcext:value-type="float">
            <text:p>304.08</text:p>
          </table:table-cell>
          <table:table-cell office:value-type="float" office:value="276.82" calcext:value-type="float">
            <text:p>276.82</text:p>
          </table:table-cell>
          <table:table-cell office:value-type="float" office:value="349.93" calcext:value-type="float">
            <text:p>349.93</text:p>
          </table:table-cell>
        </table:table-row>
        <table:table-row table:style-name="ro1">
          <table:table-cell office:value-type="float" office:value="3983889" calcext:value-type="float">
            <text:p>3983889</text:p>
          </table:table-cell>
          <table:table-cell table:formula="of:=[.A251]/1000/(60*60*24)" office:value-type="time" office:time-value="PT01H06M23.889S" calcext:value-type="time">
            <text:p>01:06:24</text:p>
          </table:table-cell>
          <table:table-cell office:value-type="float" office:value="1.24" calcext:value-type="float">
            <text:p>1.24</text:p>
          </table:table-cell>
          <table:table-cell office:value-type="float" office:value="245.8" calcext:value-type="float">
            <text:p>245.8</text:p>
          </table:table-cell>
          <table:table-cell office:value-type="float" office:value="303.95" calcext:value-type="float">
            <text:p>303.95</text:p>
          </table:table-cell>
          <table:table-cell office:value-type="float" office:value="277.91" calcext:value-type="float">
            <text:p>277.91</text:p>
          </table:table-cell>
          <table:table-cell office:value-type="float" office:value="351.28" calcext:value-type="float">
            <text:p>351.28</text:p>
          </table:table-cell>
        </table:table-row>
        <table:table-row table:style-name="ro1">
          <table:table-cell office:value-type="float" office:value="3999889" calcext:value-type="float">
            <text:p>3999889</text:p>
          </table:table-cell>
          <table:table-cell table:formula="of:=[.A252]/1000/(60*60*24)" office:value-type="time" office:time-value="PT01H06M39.889S" calcext:value-type="time">
            <text:p>01:06:40</text:p>
          </table:table-cell>
          <table:table-cell office:value-type="float" office:value="1.24" calcext:value-type="float">
            <text:p>1.24</text:p>
          </table:table-cell>
          <table:table-cell office:value-type="float" office:value="245.8" calcext:value-type="float">
            <text:p>245.8</text:p>
          </table:table-cell>
          <table:table-cell office:value-type="float" office:value="303.95" calcext:value-type="float">
            <text:p>303.95</text:p>
          </table:table-cell>
          <table:table-cell office:value-type="float" office:value="279" calcext:value-type="float">
            <text:p>279</text:p>
          </table:table-cell>
          <table:table-cell office:value-type="float" office:value="352.63" calcext:value-type="float">
            <text:p>352.63</text:p>
          </table:table-cell>
        </table:table-row>
        <table:table-row table:style-name="ro1">
          <table:table-cell office:value-type="float" office:value="4015889" calcext:value-type="float">
            <text:p>4015889</text:p>
          </table:table-cell>
          <table:table-cell table:formula="of:=[.A253]/1000/(60*60*24)" office:value-type="time" office:time-value="PT01H06M55.889S" calcext:value-type="time">
            <text:p>01:06:56</text:p>
          </table:table-cell>
          <table:table-cell office:value-type="float" office:value="1.24" calcext:value-type="float">
            <text:p>1.24</text:p>
          </table:table-cell>
          <table:table-cell office:value-type="float" office:value="245.8" calcext:value-type="float">
            <text:p>245.8</text:p>
          </table:table-cell>
          <table:table-cell office:value-type="float" office:value="303.95" calcext:value-type="float">
            <text:p>303.95</text:p>
          </table:table-cell>
          <table:table-cell office:value-type="float" office:value="280.1" calcext:value-type="float">
            <text:p>280.1</text:p>
          </table:table-cell>
          <table:table-cell office:value-type="float" office:value="353.98" calcext:value-type="float">
            <text:p>353.98</text:p>
          </table:table-cell>
        </table:table-row>
        <table:table-row table:style-name="ro1">
          <table:table-cell office:value-type="float" office:value="4031889" calcext:value-type="float">
            <text:p>4031889</text:p>
          </table:table-cell>
          <table:table-cell table:formula="of:=[.A254]/1000/(60*60*24)" office:value-type="time" office:time-value="PT01H07M11.889S" calcext:value-type="time">
            <text:p>01:07:12</text:p>
          </table:table-cell>
          <table:table-cell office:value-type="float" office:value="1.24" calcext:value-type="float">
            <text:p>1.24</text:p>
          </table:table-cell>
          <table:table-cell office:value-type="float" office:value="245.8" calcext:value-type="float">
            <text:p>245.8</text:p>
          </table:table-cell>
          <table:table-cell office:value-type="float" office:value="303.95" calcext:value-type="float">
            <text:p>303.95</text:p>
          </table:table-cell>
          <table:table-cell office:value-type="float" office:value="281.19" calcext:value-type="float">
            <text:p>281.19</text:p>
          </table:table-cell>
          <table:table-cell office:value-type="float" office:value="355.33" calcext:value-type="float">
            <text:p>355.33</text:p>
          </table:table-cell>
        </table:table-row>
        <table:table-row table:style-name="ro1">
          <table:table-cell office:value-type="float" office:value="4047889" calcext:value-type="float">
            <text:p>4047889</text:p>
          </table:table-cell>
          <table:table-cell table:formula="of:=[.A255]/1000/(60*60*24)" office:value-type="time" office:time-value="PT01H07M27.889S" calcext:value-type="time">
            <text:p>01:07:28</text:p>
          </table:table-cell>
          <table:table-cell office:value-type="float" office:value="1.24" calcext:value-type="float">
            <text:p>1.24</text:p>
          </table:table-cell>
          <table:table-cell office:value-type="float" office:value="245.7" calcext:value-type="float">
            <text:p>245.7</text:p>
          </table:table-cell>
          <table:table-cell office:value-type="float" office:value="303.83" calcext:value-type="float">
            <text:p>303.83</text:p>
          </table:table-cell>
          <table:table-cell office:value-type="float" office:value="282.28" calcext:value-type="float">
            <text:p>282.28</text:p>
          </table:table-cell>
          <table:table-cell office:value-type="float" office:value="356.68" calcext:value-type="float">
            <text:p>356.68</text:p>
          </table:table-cell>
        </table:table-row>
        <table:table-row table:style-name="ro1">
          <table:table-cell office:value-type="float" office:value="4063889" calcext:value-type="float">
            <text:p>4063889</text:p>
          </table:table-cell>
          <table:table-cell table:formula="of:=[.A256]/1000/(60*60*24)" office:value-type="time" office:time-value="PT01H07M43.889S" calcext:value-type="time">
            <text:p>01:07:44</text:p>
          </table:table-cell>
          <table:table-cell office:value-type="float" office:value="1.24" calcext:value-type="float">
            <text:p>1.24</text:p>
          </table:table-cell>
          <table:table-cell office:value-type="float" office:value="245.7" calcext:value-type="float">
            <text:p>245.7</text:p>
          </table:table-cell>
          <table:table-cell office:value-type="float" office:value="303.83" calcext:value-type="float">
            <text:p>303.83</text:p>
          </table:table-cell>
          <table:table-cell office:value-type="float" office:value="283.37" calcext:value-type="float">
            <text:p>283.37</text:p>
          </table:table-cell>
          <table:table-cell office:value-type="float" office:value="358.03" calcext:value-type="float">
            <text:p>358.03</text:p>
          </table:table-cell>
        </table:table-row>
        <table:table-row table:style-name="ro1">
          <table:table-cell office:value-type="float" office:value="4079889" calcext:value-type="float">
            <text:p>4079889</text:p>
          </table:table-cell>
          <table:table-cell table:formula="of:=[.A257]/1000/(60*60*24)" office:value-type="time" office:time-value="PT01H07M59.889S" calcext:value-type="time">
            <text:p>01:08:00</text:p>
          </table:table-cell>
          <table:table-cell office:value-type="float" office:value="1.24" calcext:value-type="float">
            <text:p>1.24</text:p>
          </table:table-cell>
          <table:table-cell office:value-type="float" office:value="245.7" calcext:value-type="float">
            <text:p>245.7</text:p>
          </table:table-cell>
          <table:table-cell office:value-type="float" office:value="303.82" calcext:value-type="float">
            <text:p>303.82</text:p>
          </table:table-cell>
          <table:table-cell office:value-type="float" office:value="284.46" calcext:value-type="float">
            <text:p>284.46</text:p>
          </table:table-cell>
          <table:table-cell office:value-type="float" office:value="359.38" calcext:value-type="float">
            <text:p>359.38</text:p>
          </table:table-cell>
        </table:table-row>
        <table:table-row table:style-name="ro1">
          <table:table-cell office:value-type="float" office:value="4095889" calcext:value-type="float">
            <text:p>4095889</text:p>
          </table:table-cell>
          <table:table-cell table:formula="of:=[.A258]/1000/(60*60*24)" office:value-type="time" office:time-value="PT01H08M15.889S" calcext:value-type="time">
            <text:p>01:08:16</text:p>
          </table:table-cell>
          <table:table-cell office:value-type="float" office:value="1.24" calcext:value-type="float">
            <text:p>1.24</text:p>
          </table:table-cell>
          <table:table-cell office:value-type="float" office:value="245.7" calcext:value-type="float">
            <text:p>245.7</text:p>
          </table:table-cell>
          <table:table-cell office:value-type="float" office:value="303.83" calcext:value-type="float">
            <text:p>303.83</text:p>
          </table:table-cell>
          <table:table-cell office:value-type="float" office:value="285.56" calcext:value-type="float">
            <text:p>285.56</text:p>
          </table:table-cell>
          <table:table-cell office:value-type="float" office:value="360.73" calcext:value-type="float">
            <text:p>360.73</text:p>
          </table:table-cell>
        </table:table-row>
        <table:table-row table:style-name="ro1">
          <table:table-cell office:value-type="float" office:value="4111889" calcext:value-type="float">
            <text:p>4111889</text:p>
          </table:table-cell>
          <table:table-cell table:formula="of:=[.A259]/1000/(60*60*24)" office:value-type="time" office:time-value="PT01H08M31.889S" calcext:value-type="time">
            <text:p>01:08:32</text:p>
          </table:table-cell>
          <table:table-cell office:value-type="float" office:value="1.24" calcext:value-type="float">
            <text:p>1.24</text:p>
          </table:table-cell>
          <table:table-cell office:value-type="float" office:value="245.7" calcext:value-type="float">
            <text:p>245.7</text:p>
          </table:table-cell>
          <table:table-cell office:value-type="float" office:value="303.82" calcext:value-type="float">
            <text:p>303.82</text:p>
          </table:table-cell>
          <table:table-cell office:value-type="float" office:value="286.65" calcext:value-type="float">
            <text:p>286.65</text:p>
          </table:table-cell>
          <table:table-cell office:value-type="float" office:value="362.08" calcext:value-type="float">
            <text:p>362.08</text:p>
          </table:table-cell>
        </table:table-row>
        <table:table-row table:style-name="ro1">
          <table:table-cell office:value-type="float" office:value="4127889" calcext:value-type="float">
            <text:p>4127889</text:p>
          </table:table-cell>
          <table:table-cell table:formula="of:=[.A260]/1000/(60*60*24)" office:value-type="time" office:time-value="PT01H08M47.889S" calcext:value-type="time">
            <text:p>01:08:48</text:p>
          </table:table-cell>
          <table:table-cell office:value-type="float" office:value="1.23" calcext:value-type="float">
            <text:p>1.23</text:p>
          </table:table-cell>
          <table:table-cell office:value-type="float" office:value="245.6" calcext:value-type="float">
            <text:p>245.6</text:p>
          </table:table-cell>
          <table:table-cell office:value-type="float" office:value="302.71" calcext:value-type="float">
            <text:p>302.71</text:p>
          </table:table-cell>
          <table:table-cell office:value-type="float" office:value="287.74" calcext:value-type="float">
            <text:p>287.74</text:p>
          </table:table-cell>
          <table:table-cell office:value-type="float" office:value="363.43" calcext:value-type="float">
            <text:p>363.43</text:p>
          </table:table-cell>
        </table:table-row>
        <table:table-row table:style-name="ro1">
          <table:table-cell office:value-type="float" office:value="4143889" calcext:value-type="float">
            <text:p>4143889</text:p>
          </table:table-cell>
          <table:table-cell table:formula="of:=[.A261]/1000/(60*60*24)" office:value-type="time" office:time-value="PT01H09M03.889S" calcext:value-type="time">
            <text:p>01:09:04</text:p>
          </table:table-cell>
          <table:table-cell office:value-type="float" office:value="1.23" calcext:value-type="float">
            <text:p>1.23</text:p>
          </table:table-cell>
          <table:table-cell office:value-type="float" office:value="245.6" calcext:value-type="float">
            <text:p>245.6</text:p>
          </table:table-cell>
          <table:table-cell office:value-type="float" office:value="302.72" calcext:value-type="float">
            <text:p>302.72</text:p>
          </table:table-cell>
          <table:table-cell office:value-type="float" office:value="288.83" calcext:value-type="float">
            <text:p>288.83</text:p>
          </table:table-cell>
          <table:table-cell office:value-type="float" office:value="364.78" calcext:value-type="float">
            <text:p>364.78</text:p>
          </table:table-cell>
        </table:table-row>
        <table:table-row table:style-name="ro1">
          <table:table-cell office:value-type="float" office:value="4159889" calcext:value-type="float">
            <text:p>4159889</text:p>
          </table:table-cell>
          <table:table-cell table:formula="of:=[.A262]/1000/(60*60*24)" office:value-type="time" office:time-value="PT01H09M19.889S" calcext:value-type="time">
            <text:p>01:09:20</text:p>
          </table:table-cell>
          <table:table-cell office:value-type="float" office:value="1.24" calcext:value-type="float">
            <text:p>1.24</text:p>
          </table:table-cell>
          <table:table-cell office:value-type="float" office:value="245.6" calcext:value-type="float">
            <text:p>245.6</text:p>
          </table:table-cell>
          <table:table-cell office:value-type="float" office:value="303.7" calcext:value-type="float">
            <text:p>303.7</text:p>
          </table:table-cell>
          <table:table-cell office:value-type="float" office:value="289.92" calcext:value-type="float">
            <text:p>289.92</text:p>
          </table:table-cell>
          <table:table-cell office:value-type="float" office:value="366.13" calcext:value-type="float">
            <text:p>366.13</text:p>
          </table:table-cell>
        </table:table-row>
        <table:table-row table:style-name="ro1">
          <table:table-cell office:value-type="float" office:value="4175889" calcext:value-type="float">
            <text:p>4175889</text:p>
          </table:table-cell>
          <table:table-cell table:formula="of:=[.A263]/1000/(60*60*24)" office:value-type="time" office:time-value="PT01H09M35.889S" calcext:value-type="time">
            <text:p>01:09:36</text:p>
          </table:table-cell>
          <table:table-cell office:value-type="float" office:value="1.24" calcext:value-type="float">
            <text:p>1.24</text:p>
          </table:table-cell>
          <table:table-cell office:value-type="float" office:value="245.5" calcext:value-type="float">
            <text:p>245.5</text:p>
          </table:table-cell>
          <table:table-cell office:value-type="float" office:value="303.57" calcext:value-type="float">
            <text:p>303.57</text:p>
          </table:table-cell>
          <table:table-cell office:value-type="float" office:value="291.01" calcext:value-type="float">
            <text:p>291.01</text:p>
          </table:table-cell>
          <table:table-cell office:value-type="float" office:value="367.48" calcext:value-type="float">
            <text:p>367.48</text:p>
          </table:table-cell>
        </table:table-row>
        <table:table-row table:style-name="ro1">
          <table:table-cell office:value-type="float" office:value="4191889" calcext:value-type="float">
            <text:p>4191889</text:p>
          </table:table-cell>
          <table:table-cell table:formula="of:=[.A264]/1000/(60*60*24)" office:value-type="time" office:time-value="PT01H09M51.889S" calcext:value-type="time">
            <text:p>01:09:52</text:p>
          </table:table-cell>
          <table:table-cell office:value-type="float" office:value="1.23" calcext:value-type="float">
            <text:p>1.23</text:p>
          </table:table-cell>
          <table:table-cell office:value-type="float" office:value="245.6" calcext:value-type="float">
            <text:p>245.6</text:p>
          </table:table-cell>
          <table:table-cell office:value-type="float" office:value="302.72" calcext:value-type="float">
            <text:p>302.72</text:p>
          </table:table-cell>
          <table:table-cell office:value-type="float" office:value="292.11" calcext:value-type="float">
            <text:p>292.11</text:p>
          </table:table-cell>
          <table:table-cell office:value-type="float" office:value="368.82" calcext:value-type="float">
            <text:p>368.82</text:p>
          </table:table-cell>
        </table:table-row>
        <table:table-row table:style-name="ro1">
          <table:table-cell office:value-type="float" office:value="4207889" calcext:value-type="float">
            <text:p>4207889</text:p>
          </table:table-cell>
          <table:table-cell table:formula="of:=[.A265]/1000/(60*60*24)" office:value-type="time" office:time-value="PT01H10M07.889S" calcext:value-type="time">
            <text:p>01:10:08</text:p>
          </table:table-cell>
          <table:table-cell office:value-type="float" office:value="1.24" calcext:value-type="float">
            <text:p>1.24</text:p>
          </table:table-cell>
          <table:table-cell office:value-type="float" office:value="245.5" calcext:value-type="float">
            <text:p>245.5</text:p>
          </table:table-cell>
          <table:table-cell office:value-type="float" office:value="303.57" calcext:value-type="float">
            <text:p>303.57</text:p>
          </table:table-cell>
          <table:table-cell office:value-type="float" office:value="293.2" calcext:value-type="float">
            <text:p>293.2</text:p>
          </table:table-cell>
          <table:table-cell office:value-type="float" office:value="370.17" calcext:value-type="float">
            <text:p>370.17</text:p>
          </table:table-cell>
        </table:table-row>
        <table:table-row table:style-name="ro1">
          <table:table-cell office:value-type="float" office:value="4223889" calcext:value-type="float">
            <text:p>4223889</text:p>
          </table:table-cell>
          <table:table-cell table:formula="of:=[.A266]/1000/(60*60*24)" office:value-type="time" office:time-value="PT01H10M23.889S" calcext:value-type="time">
            <text:p>01:10:24</text:p>
          </table:table-cell>
          <table:table-cell office:value-type="float" office:value="1.24" calcext:value-type="float">
            <text:p>1.24</text:p>
          </table:table-cell>
          <table:table-cell office:value-type="float" office:value="245.5" calcext:value-type="float">
            <text:p>245.5</text:p>
          </table:table-cell>
          <table:table-cell office:value-type="float" office:value="303.57" calcext:value-type="float">
            <text:p>303.57</text:p>
          </table:table-cell>
          <table:table-cell office:value-type="float" office:value="294.29" calcext:value-type="float">
            <text:p>294.29</text:p>
          </table:table-cell>
          <table:table-cell office:value-type="float" office:value="371.52" calcext:value-type="float">
            <text:p>371.52</text:p>
          </table:table-cell>
        </table:table-row>
        <table:table-row table:style-name="ro1">
          <table:table-cell office:value-type="float" office:value="4239889" calcext:value-type="float">
            <text:p>4239889</text:p>
          </table:table-cell>
          <table:table-cell table:formula="of:=[.A267]/1000/(60*60*24)" office:value-type="time" office:time-value="PT01H10M39.889S" calcext:value-type="time">
            <text:p>01:10:40</text:p>
          </table:table-cell>
          <table:table-cell office:value-type="float" office:value="1.24" calcext:value-type="float">
            <text:p>1.24</text:p>
          </table:table-cell>
          <table:table-cell office:value-type="float" office:value="245.5" calcext:value-type="float">
            <text:p>245.5</text:p>
          </table:table-cell>
          <table:table-cell office:value-type="float" office:value="303.57" calcext:value-type="float">
            <text:p>303.57</text:p>
          </table:table-cell>
          <table:table-cell office:value-type="float" office:value="295.38" calcext:value-type="float">
            <text:p>295.38</text:p>
          </table:table-cell>
          <table:table-cell office:value-type="float" office:value="372.87" calcext:value-type="float">
            <text:p>372.87</text:p>
          </table:table-cell>
        </table:table-row>
        <table:table-row table:style-name="ro1">
          <table:table-cell office:value-type="float" office:value="4255889" calcext:value-type="float">
            <text:p>4255889</text:p>
          </table:table-cell>
          <table:table-cell table:formula="of:=[.A268]/1000/(60*60*24)" office:value-type="time" office:time-value="PT01H10M55.889S" calcext:value-type="time">
            <text:p>01:10:56</text:p>
          </table:table-cell>
          <table:table-cell office:value-type="float" office:value="1.23" calcext:value-type="float">
            <text:p>1.23</text:p>
          </table:table-cell>
          <table:table-cell office:value-type="float" office:value="245.5" calcext:value-type="float">
            <text:p>245.5</text:p>
          </table:table-cell>
          <table:table-cell office:value-type="float" office:value="302.59" calcext:value-type="float">
            <text:p>302.59</text:p>
          </table:table-cell>
          <table:table-cell office:value-type="float" office:value="296.47" calcext:value-type="float">
            <text:p>296.47</text:p>
          </table:table-cell>
          <table:table-cell office:value-type="float" office:value="374.21" calcext:value-type="float">
            <text:p>374.21</text:p>
          </table:table-cell>
        </table:table-row>
        <table:table-row table:style-name="ro1">
          <table:table-cell office:value-type="float" office:value="4271889" calcext:value-type="float">
            <text:p>4271889</text:p>
          </table:table-cell>
          <table:table-cell table:formula="of:=[.A269]/1000/(60*60*24)" office:value-type="time" office:time-value="PT01H11M11.889S" calcext:value-type="time">
            <text:p>01:11:12</text:p>
          </table:table-cell>
          <table:table-cell office:value-type="float" office:value="1.24" calcext:value-type="float">
            <text:p>1.24</text:p>
          </table:table-cell>
          <table:table-cell office:value-type="float" office:value="245.4" calcext:value-type="float">
            <text:p>245.4</text:p>
          </table:table-cell>
          <table:table-cell office:value-type="float" office:value="303.45" calcext:value-type="float">
            <text:p>303.45</text:p>
          </table:table-cell>
          <table:table-cell office:value-type="float" office:value="297.56" calcext:value-type="float">
            <text:p>297.56</text:p>
          </table:table-cell>
          <table:table-cell office:value-type="float" office:value="375.56" calcext:value-type="float">
            <text:p>375.56</text:p>
          </table:table-cell>
        </table:table-row>
        <table:table-row table:style-name="ro1">
          <table:table-cell office:value-type="float" office:value="4287889" calcext:value-type="float">
            <text:p>4287889</text:p>
          </table:table-cell>
          <table:table-cell table:formula="of:=[.A270]/1000/(60*60*24)" office:value-type="time" office:time-value="PT01H11M27.889S" calcext:value-type="time">
            <text:p>01:11:28</text:p>
          </table:table-cell>
          <table:table-cell office:value-type="float" office:value="1.24" calcext:value-type="float">
            <text:p>1.24</text:p>
          </table:table-cell>
          <table:table-cell office:value-type="float" office:value="245.4" calcext:value-type="float">
            <text:p>245.4</text:p>
          </table:table-cell>
          <table:table-cell office:value-type="float" office:value="303.45" calcext:value-type="float">
            <text:p>303.45</text:p>
          </table:table-cell>
          <table:table-cell office:value-type="float" office:value="298.65" calcext:value-type="float">
            <text:p>298.65</text:p>
          </table:table-cell>
          <table:table-cell office:value-type="float" office:value="376.91" calcext:value-type="float">
            <text:p>376.91</text:p>
          </table:table-cell>
        </table:table-row>
        <table:table-row table:style-name="ro1">
          <table:table-cell office:value-type="float" office:value="4303889" calcext:value-type="float">
            <text:p>4303889</text:p>
          </table:table-cell>
          <table:table-cell table:formula="of:=[.A271]/1000/(60*60*24)" office:value-type="time" office:time-value="PT01H11M43.889S" calcext:value-type="time">
            <text:p>01:11:44</text:p>
          </table:table-cell>
          <table:table-cell office:value-type="float" office:value="1.23" calcext:value-type="float">
            <text:p>1.23</text:p>
          </table:table-cell>
          <table:table-cell office:value-type="float" office:value="245.4" calcext:value-type="float">
            <text:p>245.4</text:p>
          </table:table-cell>
          <table:table-cell office:value-type="float" office:value="302.47" calcext:value-type="float">
            <text:p>302.47</text:p>
          </table:table-cell>
          <table:table-cell office:value-type="float" office:value="299.74" calcext:value-type="float">
            <text:p>299.74</text:p>
          </table:table-cell>
          <table:table-cell office:value-type="float" office:value="378.25" calcext:value-type="float">
            <text:p>378.25</text:p>
          </table:table-cell>
        </table:table-row>
        <table:table-row table:style-name="ro1">
          <table:table-cell office:value-type="float" office:value="4319889" calcext:value-type="float">
            <text:p>4319889</text:p>
          </table:table-cell>
          <table:table-cell table:formula="of:=[.A272]/1000/(60*60*24)" office:value-type="time" office:time-value="PT01H11M59.889S" calcext:value-type="time">
            <text:p>01:12:00</text:p>
          </table:table-cell>
          <table:table-cell office:value-type="float" office:value="1.24" calcext:value-type="float">
            <text:p>1.24</text:p>
          </table:table-cell>
          <table:table-cell office:value-type="float" office:value="245.4" calcext:value-type="float">
            <text:p>245.4</text:p>
          </table:table-cell>
          <table:table-cell office:value-type="float" office:value="303.45" calcext:value-type="float">
            <text:p>303.45</text:p>
          </table:table-cell>
          <table:table-cell office:value-type="float" office:value="300.83" calcext:value-type="float">
            <text:p>300.83</text:p>
          </table:table-cell>
          <table:table-cell office:value-type="float" office:value="379.6" calcext:value-type="float">
            <text:p>379.6</text:p>
          </table:table-cell>
        </table:table-row>
        <table:table-row table:style-name="ro1">
          <table:table-cell office:value-type="float" office:value="4335889" calcext:value-type="float">
            <text:p>4335889</text:p>
          </table:table-cell>
          <table:table-cell table:formula="of:=[.A273]/1000/(60*60*24)" office:value-type="time" office:time-value="PT01H12M15.889S" calcext:value-type="time">
            <text:p>01:12:16</text:p>
          </table:table-cell>
          <table:table-cell office:value-type="float" office:value="1.24" calcext:value-type="float">
            <text:p>1.24</text:p>
          </table:table-cell>
          <table:table-cell office:value-type="float" office:value="245.3" calcext:value-type="float">
            <text:p>245.3</text:p>
          </table:table-cell>
          <table:table-cell office:value-type="float" office:value="303.32" calcext:value-type="float">
            <text:p>303.32</text:p>
          </table:table-cell>
          <table:table-cell office:value-type="float" office:value="301.92" calcext:value-type="float">
            <text:p>301.92</text:p>
          </table:table-cell>
          <table:table-cell office:value-type="float" office:value="380.94" calcext:value-type="float">
            <text:p>380.94</text:p>
          </table:table-cell>
        </table:table-row>
        <table:table-row table:style-name="ro1">
          <table:table-cell office:value-type="float" office:value="4351889" calcext:value-type="float">
            <text:p>4351889</text:p>
          </table:table-cell>
          <table:table-cell table:formula="of:=[.A274]/1000/(60*60*24)" office:value-type="time" office:time-value="PT01H12M31.889S" calcext:value-type="time">
            <text:p>01:12:32</text:p>
          </table:table-cell>
          <table:table-cell office:value-type="float" office:value="1.23" calcext:value-type="float">
            <text:p>1.23</text:p>
          </table:table-cell>
          <table:table-cell office:value-type="float" office:value="245.3" calcext:value-type="float">
            <text:p>245.3</text:p>
          </table:table-cell>
          <table:table-cell office:value-type="float" office:value="302.34" calcext:value-type="float">
            <text:p>302.34</text:p>
          </table:table-cell>
          <table:table-cell office:value-type="float" office:value="303.01" calcext:value-type="float">
            <text:p>303.01</text:p>
          </table:table-cell>
          <table:table-cell office:value-type="float" office:value="382.29" calcext:value-type="float">
            <text:p>382.29</text:p>
          </table:table-cell>
        </table:table-row>
        <table:table-row table:style-name="ro1">
          <table:table-cell office:value-type="float" office:value="4367889" calcext:value-type="float">
            <text:p>4367889</text:p>
          </table:table-cell>
          <table:table-cell table:formula="of:=[.A275]/1000/(60*60*24)" office:value-type="time" office:time-value="PT01H12M47.889S" calcext:value-type="time">
            <text:p>01:12:48</text:p>
          </table:table-cell>
          <table:table-cell office:value-type="float" office:value="1.24" calcext:value-type="float">
            <text:p>1.24</text:p>
          </table:table-cell>
          <table:table-cell office:value-type="float" office:value="245.3" calcext:value-type="float">
            <text:p>245.3</text:p>
          </table:table-cell>
          <table:table-cell office:value-type="float" office:value="303.32" calcext:value-type="float">
            <text:p>303.32</text:p>
          </table:table-cell>
          <table:table-cell office:value-type="float" office:value="304.1" calcext:value-type="float">
            <text:p>304.1</text:p>
          </table:table-cell>
          <table:table-cell office:value-type="float" office:value="383.63" calcext:value-type="float">
            <text:p>383.63</text:p>
          </table:table-cell>
        </table:table-row>
        <table:table-row table:style-name="ro1">
          <table:table-cell office:value-type="float" office:value="4383889" calcext:value-type="float">
            <text:p>4383889</text:p>
          </table:table-cell>
          <table:table-cell table:formula="of:=[.A276]/1000/(60*60*24)" office:value-type="time" office:time-value="PT01H13M03.889S" calcext:value-type="time">
            <text:p>01:13:04</text:p>
          </table:table-cell>
          <table:table-cell office:value-type="float" office:value="1.23" calcext:value-type="float">
            <text:p>1.23</text:p>
          </table:table-cell>
          <table:table-cell office:value-type="float" office:value="245.2" calcext:value-type="float">
            <text:p>245.2</text:p>
          </table:table-cell>
          <table:table-cell office:value-type="float" office:value="302.22" calcext:value-type="float">
            <text:p>302.22</text:p>
          </table:table-cell>
          <table:table-cell office:value-type="float" office:value="305.19" calcext:value-type="float">
            <text:p>305.19</text:p>
          </table:table-cell>
          <table:table-cell office:value-type="float" office:value="384.98" calcext:value-type="float">
            <text:p>384.98</text:p>
          </table:table-cell>
        </table:table-row>
        <table:table-row table:style-name="ro1">
          <table:table-cell office:value-type="float" office:value="4399889" calcext:value-type="float">
            <text:p>4399889</text:p>
          </table:table-cell>
          <table:table-cell table:formula="of:=[.A277]/1000/(60*60*24)" office:value-type="time" office:time-value="PT01H13M19.889S" calcext:value-type="time">
            <text:p>01:13:20</text:p>
          </table:table-cell>
          <table:table-cell office:value-type="float" office:value="1.23" calcext:value-type="float">
            <text:p>1.23</text:p>
          </table:table-cell>
          <table:table-cell office:value-type="float" office:value="245.2" calcext:value-type="float">
            <text:p>245.2</text:p>
          </table:table-cell>
          <table:table-cell office:value-type="float" office:value="302.22" calcext:value-type="float">
            <text:p>302.22</text:p>
          </table:table-cell>
          <table:table-cell office:value-type="float" office:value="306.29" calcext:value-type="float">
            <text:p>306.29</text:p>
          </table:table-cell>
          <table:table-cell office:value-type="float" office:value="386.32" calcext:value-type="float">
            <text:p>386.32</text:p>
          </table:table-cell>
        </table:table-row>
        <table:table-row table:style-name="ro1">
          <table:table-cell office:value-type="float" office:value="4415889" calcext:value-type="float">
            <text:p>4415889</text:p>
          </table:table-cell>
          <table:table-cell table:formula="of:=[.A278]/1000/(60*60*24)" office:value-type="time" office:time-value="PT01H13M35.889S" calcext:value-type="time">
            <text:p>01:13:36</text:p>
          </table:table-cell>
          <table:table-cell office:value-type="float" office:value="1.24" calcext:value-type="float">
            <text:p>1.24</text:p>
          </table:table-cell>
          <table:table-cell office:value-type="float" office:value="245.2" calcext:value-type="float">
            <text:p>245.2</text:p>
          </table:table-cell>
          <table:table-cell office:value-type="float" office:value="303.19" calcext:value-type="float">
            <text:p>303.19</text:p>
          </table:table-cell>
          <table:table-cell office:value-type="float" office:value="307.38" calcext:value-type="float">
            <text:p>307.38</text:p>
          </table:table-cell>
          <table:table-cell office:value-type="float" office:value="387.66" calcext:value-type="float">
            <text:p>387.66</text:p>
          </table:table-cell>
        </table:table-row>
        <table:table-row table:style-name="ro1">
          <table:table-cell office:value-type="float" office:value="4431889" calcext:value-type="float">
            <text:p>4431889</text:p>
          </table:table-cell>
          <table:table-cell table:formula="of:=[.A279]/1000/(60*60*24)" office:value-type="time" office:time-value="PT01H13M51.889S" calcext:value-type="time">
            <text:p>01:13:52</text:p>
          </table:table-cell>
          <table:table-cell office:value-type="float" office:value="1.23" calcext:value-type="float">
            <text:p>1.23</text:p>
          </table:table-cell>
          <table:table-cell office:value-type="float" office:value="245.3" calcext:value-type="float">
            <text:p>245.3</text:p>
          </table:table-cell>
          <table:table-cell office:value-type="float" office:value="302.34" calcext:value-type="float">
            <text:p>302.34</text:p>
          </table:table-cell>
          <table:table-cell office:value-type="float" office:value="308.47" calcext:value-type="float">
            <text:p>308.47</text:p>
          </table:table-cell>
          <table:table-cell office:value-type="float" office:value="389.01" calcext:value-type="float">
            <text:p>389.01</text:p>
          </table:table-cell>
        </table:table-row>
        <table:table-row table:style-name="ro1">
          <table:table-cell office:value-type="float" office:value="4447889" calcext:value-type="float">
            <text:p>4447889</text:p>
          </table:table-cell>
          <table:table-cell table:formula="of:=[.A280]/1000/(60*60*24)" office:value-type="time" office:time-value="PT01H14M07.889S" calcext:value-type="time">
            <text:p>01:14:08</text:p>
          </table:table-cell>
          <table:table-cell office:value-type="float" office:value="1.23" calcext:value-type="float">
            <text:p>1.23</text:p>
          </table:table-cell>
          <table:table-cell office:value-type="float" office:value="245.2" calcext:value-type="float">
            <text:p>245.2</text:p>
          </table:table-cell>
          <table:table-cell office:value-type="float" office:value="302.21" calcext:value-type="float">
            <text:p>302.21</text:p>
          </table:table-cell>
          <table:table-cell office:value-type="float" office:value="309.56" calcext:value-type="float">
            <text:p>309.56</text:p>
          </table:table-cell>
          <table:table-cell office:value-type="float" office:value="390.35" calcext:value-type="float">
            <text:p>390.35</text:p>
          </table:table-cell>
        </table:table-row>
        <table:table-row table:style-name="ro1">
          <table:table-cell office:value-type="float" office:value="4463889" calcext:value-type="float">
            <text:p>4463889</text:p>
          </table:table-cell>
          <table:table-cell table:formula="of:=[.A281]/1000/(60*60*24)" office:value-type="time" office:time-value="PT01H14M23.889S" calcext:value-type="time">
            <text:p>01:14:24</text:p>
          </table:table-cell>
          <table:table-cell office:value-type="float" office:value="1.23" calcext:value-type="float">
            <text:p>1.23</text:p>
          </table:table-cell>
          <table:table-cell office:value-type="float" office:value="245.2" calcext:value-type="float">
            <text:p>245.2</text:p>
          </table:table-cell>
          <table:table-cell office:value-type="float" office:value="302.21" calcext:value-type="float">
            <text:p>302.21</text:p>
          </table:table-cell>
          <table:table-cell office:value-type="float" office:value="310.64" calcext:value-type="float">
            <text:p>310.64</text:p>
          </table:table-cell>
          <table:table-cell office:value-type="float" office:value="391.69" calcext:value-type="float">
            <text:p>391.69</text:p>
          </table:table-cell>
        </table:table-row>
        <table:table-row table:style-name="ro1">
          <table:table-cell office:value-type="float" office:value="4479889" calcext:value-type="float">
            <text:p>4479889</text:p>
          </table:table-cell>
          <table:table-cell table:formula="of:=[.A282]/1000/(60*60*24)" office:value-type="time" office:time-value="PT01H14M39.889S" calcext:value-type="time">
            <text:p>01:14:40</text:p>
          </table:table-cell>
          <table:table-cell office:value-type="float" office:value="1.23" calcext:value-type="float">
            <text:p>1.23</text:p>
          </table:table-cell>
          <table:table-cell office:value-type="float" office:value="245.2" calcext:value-type="float">
            <text:p>245.2</text:p>
          </table:table-cell>
          <table:table-cell office:value-type="float" office:value="302.21" calcext:value-type="float">
            <text:p>302.21</text:p>
          </table:table-cell>
          <table:table-cell office:value-type="float" office:value="311.73" calcext:value-type="float">
            <text:p>311.73</text:p>
          </table:table-cell>
          <table:table-cell office:value-type="float" office:value="393.04" calcext:value-type="float">
            <text:p>393.04</text:p>
          </table:table-cell>
        </table:table-row>
        <table:table-row table:style-name="ro1">
          <table:table-cell office:value-type="float" office:value="4495889" calcext:value-type="float">
            <text:p>4495889</text:p>
          </table:table-cell>
          <table:table-cell table:formula="of:=[.A283]/1000/(60*60*24)" office:value-type="time" office:time-value="PT01H14M55.889S" calcext:value-type="time">
            <text:p>01:14:56</text:p>
          </table:table-cell>
          <table:table-cell office:value-type="float" office:value="1.23" calcext:value-type="float">
            <text:p>1.23</text:p>
          </table:table-cell>
          <table:table-cell office:value-type="float" office:value="245.2" calcext:value-type="float">
            <text:p>245.2</text:p>
          </table:table-cell>
          <table:table-cell office:value-type="float" office:value="302.21" calcext:value-type="float">
            <text:p>302.21</text:p>
          </table:table-cell>
          <table:table-cell office:value-type="float" office:value="312.82" calcext:value-type="float">
            <text:p>312.82</text:p>
          </table:table-cell>
          <table:table-cell office:value-type="float" office:value="394.38" calcext:value-type="float">
            <text:p>394.38</text:p>
          </table:table-cell>
        </table:table-row>
        <table:table-row table:style-name="ro1">
          <table:table-cell office:value-type="float" office:value="4511889" calcext:value-type="float">
            <text:p>4511889</text:p>
          </table:table-cell>
          <table:table-cell table:formula="of:=[.A284]/1000/(60*60*24)" office:value-type="time" office:time-value="PT01H15M11.889S" calcext:value-type="time">
            <text:p>01:15:12</text:p>
          </table:table-cell>
          <table:table-cell office:value-type="float" office:value="1.23" calcext:value-type="float">
            <text:p>1.23</text:p>
          </table:table-cell>
          <table:table-cell office:value-type="float" office:value="245.1" calcext:value-type="float">
            <text:p>245.1</text:p>
          </table:table-cell>
          <table:table-cell office:value-type="float" office:value="302.09" calcext:value-type="float">
            <text:p>302.09</text:p>
          </table:table-cell>
          <table:table-cell office:value-type="float" office:value="313.91" calcext:value-type="float">
            <text:p>313.91</text:p>
          </table:table-cell>
          <table:table-cell office:value-type="float" office:value="395.72" calcext:value-type="float">
            <text:p>395.72</text:p>
          </table:table-cell>
        </table:table-row>
        <table:table-row table:style-name="ro1">
          <table:table-cell office:value-type="float" office:value="4527889" calcext:value-type="float">
            <text:p>4527889</text:p>
          </table:table-cell>
          <table:table-cell table:formula="of:=[.A285]/1000/(60*60*24)" office:value-type="time" office:time-value="PT01H15M27.889S" calcext:value-type="time">
            <text:p>01:15:28</text:p>
          </table:table-cell>
          <table:table-cell office:value-type="float" office:value="1.23" calcext:value-type="float">
            <text:p>1.23</text:p>
          </table:table-cell>
          <table:table-cell office:value-type="float" office:value="245.1" calcext:value-type="float">
            <text:p>245.1</text:p>
          </table:table-cell>
          <table:table-cell office:value-type="float" office:value="302.09" calcext:value-type="float">
            <text:p>302.09</text:p>
          </table:table-cell>
          <table:table-cell office:value-type="float" office:value="315" calcext:value-type="float">
            <text:p>315</text:p>
          </table:table-cell>
          <table:table-cell office:value-type="float" office:value="397.07" calcext:value-type="float">
            <text:p>397.07</text:p>
          </table:table-cell>
        </table:table-row>
        <table:table-row table:style-name="ro1">
          <table:table-cell office:value-type="float" office:value="4543889" calcext:value-type="float">
            <text:p>4543889</text:p>
          </table:table-cell>
          <table:table-cell table:formula="of:=[.A286]/1000/(60*60*24)" office:value-type="time" office:time-value="PT01H15M43.889S" calcext:value-type="time">
            <text:p>01:15:44</text:p>
          </table:table-cell>
          <table:table-cell office:value-type="float" office:value="1.23" calcext:value-type="float">
            <text:p>1.23</text:p>
          </table:table-cell>
          <table:table-cell office:value-type="float" office:value="245.1" calcext:value-type="float">
            <text:p>245.1</text:p>
          </table:table-cell>
          <table:table-cell office:value-type="float" office:value="302.09" calcext:value-type="float">
            <text:p>302.09</text:p>
          </table:table-cell>
          <table:table-cell office:value-type="float" office:value="316.09" calcext:value-type="float">
            <text:p>316.09</text:p>
          </table:table-cell>
          <table:table-cell office:value-type="float" office:value="398.41" calcext:value-type="float">
            <text:p>398.41</text:p>
          </table:table-cell>
        </table:table-row>
        <table:table-row table:style-name="ro1">
          <table:table-cell office:value-type="float" office:value="4559889" calcext:value-type="float">
            <text:p>4559889</text:p>
          </table:table-cell>
          <table:table-cell table:formula="of:=[.A287]/1000/(60*60*24)" office:value-type="time" office:time-value="PT01H15M59.889S" calcext:value-type="time">
            <text:p>01:16:00</text:p>
          </table:table-cell>
          <table:table-cell office:value-type="float" office:value="1.23" calcext:value-type="float">
            <text:p>1.23</text:p>
          </table:table-cell>
          <table:table-cell office:value-type="float" office:value="245.1" calcext:value-type="float">
            <text:p>245.1</text:p>
          </table:table-cell>
          <table:table-cell office:value-type="float" office:value="302.09" calcext:value-type="float">
            <text:p>302.09</text:p>
          </table:table-cell>
          <table:table-cell office:value-type="float" office:value="317.18" calcext:value-type="float">
            <text:p>317.18</text:p>
          </table:table-cell>
          <table:table-cell office:value-type="float" office:value="399.75" calcext:value-type="float">
            <text:p>399.75</text:p>
          </table:table-cell>
        </table:table-row>
        <table:table-row table:style-name="ro1">
          <table:table-cell office:value-type="float" office:value="4575889" calcext:value-type="float">
            <text:p>4575889</text:p>
          </table:table-cell>
          <table:table-cell table:formula="of:=[.A288]/1000/(60*60*24)" office:value-type="time" office:time-value="PT01H16M15.889S" calcext:value-type="time">
            <text:p>01:16:16</text:p>
          </table:table-cell>
          <table:table-cell office:value-type="float" office:value="1.23" calcext:value-type="float">
            <text:p>1.23</text:p>
          </table:table-cell>
          <table:table-cell office:value-type="float" office:value="245" calcext:value-type="float">
            <text:p>245</text:p>
          </table:table-cell>
          <table:table-cell office:value-type="float" office:value="301.96" calcext:value-type="float">
            <text:p>301.96</text:p>
          </table:table-cell>
          <table:table-cell office:value-type="float" office:value="318.27" calcext:value-type="float">
            <text:p>318.27</text:p>
          </table:table-cell>
          <table:table-cell office:value-type="float" office:value="401.09" calcext:value-type="float">
            <text:p>401.09</text:p>
          </table:table-cell>
        </table:table-row>
        <table:table-row table:style-name="ro1">
          <table:table-cell office:value-type="float" office:value="4591889" calcext:value-type="float">
            <text:p>4591889</text:p>
          </table:table-cell>
          <table:table-cell table:formula="of:=[.A289]/1000/(60*60*24)" office:value-type="time" office:time-value="PT01H16M31.889S" calcext:value-type="time">
            <text:p>01:16:32</text:p>
          </table:table-cell>
          <table:table-cell office:value-type="float" office:value="1.23" calcext:value-type="float">
            <text:p>1.23</text:p>
          </table:table-cell>
          <table:table-cell office:value-type="float" office:value="245" calcext:value-type="float">
            <text:p>245</text:p>
          </table:table-cell>
          <table:table-cell office:value-type="float" office:value="301.96" calcext:value-type="float">
            <text:p>301.96</text:p>
          </table:table-cell>
          <table:table-cell office:value-type="float" office:value="319.36" calcext:value-type="float">
            <text:p>319.36</text:p>
          </table:table-cell>
          <table:table-cell office:value-type="float" office:value="402.44" calcext:value-type="float">
            <text:p>402.44</text:p>
          </table:table-cell>
        </table:table-row>
        <table:table-row table:style-name="ro1">
          <table:table-cell office:value-type="float" office:value="4607889" calcext:value-type="float">
            <text:p>4607889</text:p>
          </table:table-cell>
          <table:table-cell table:formula="of:=[.A290]/1000/(60*60*24)" office:value-type="time" office:time-value="PT01H16M47.889S" calcext:value-type="time">
            <text:p>01:16:48</text:p>
          </table:table-cell>
          <table:table-cell office:value-type="float" office:value="1.23" calcext:value-type="float">
            <text:p>1.23</text:p>
          </table:table-cell>
          <table:table-cell office:value-type="float" office:value="245" calcext:value-type="float">
            <text:p>245</text:p>
          </table:table-cell>
          <table:table-cell office:value-type="float" office:value="301.96" calcext:value-type="float">
            <text:p>301.96</text:p>
          </table:table-cell>
          <table:table-cell office:value-type="float" office:value="320.45" calcext:value-type="float">
            <text:p>320.45</text:p>
          </table:table-cell>
          <table:table-cell office:value-type="float" office:value="403.78" calcext:value-type="float">
            <text:p>403.78</text:p>
          </table:table-cell>
        </table:table-row>
        <table:table-row table:style-name="ro1">
          <table:table-cell office:value-type="float" office:value="4623889" calcext:value-type="float">
            <text:p>4623889</text:p>
          </table:table-cell>
          <table:table-cell table:formula="of:=[.A291]/1000/(60*60*24)" office:value-type="time" office:time-value="PT01H17M03.889S" calcext:value-type="time">
            <text:p>01:17:04</text:p>
          </table:table-cell>
          <table:table-cell office:value-type="float" office:value="1.23" calcext:value-type="float">
            <text:p>1.23</text:p>
          </table:table-cell>
          <table:table-cell office:value-type="float" office:value="245" calcext:value-type="float">
            <text:p>245</text:p>
          </table:table-cell>
          <table:table-cell office:value-type="float" office:value="301.96" calcext:value-type="float">
            <text:p>301.96</text:p>
          </table:table-cell>
          <table:table-cell office:value-type="float" office:value="321.54" calcext:value-type="float">
            <text:p>321.54</text:p>
          </table:table-cell>
          <table:table-cell office:value-type="float" office:value="405.12" calcext:value-type="float">
            <text:p>405.12</text:p>
          </table:table-cell>
        </table:table-row>
        <table:table-row table:style-name="ro1">
          <table:table-cell office:value-type="float" office:value="4639889" calcext:value-type="float">
            <text:p>4639889</text:p>
          </table:table-cell>
          <table:table-cell table:formula="of:=[.A292]/1000/(60*60*24)" office:value-type="time" office:time-value="PT01H17M19.889S" calcext:value-type="time">
            <text:p>01:17:20</text:p>
          </table:table-cell>
          <table:table-cell office:value-type="float" office:value="1.23" calcext:value-type="float">
            <text:p>1.23</text:p>
          </table:table-cell>
          <table:table-cell office:value-type="float" office:value="245" calcext:value-type="float">
            <text:p>245</text:p>
          </table:table-cell>
          <table:table-cell office:value-type="float" office:value="301.96" calcext:value-type="float">
            <text:p>301.96</text:p>
          </table:table-cell>
          <table:table-cell office:value-type="float" office:value="322.63" calcext:value-type="float">
            <text:p>322.63</text:p>
          </table:table-cell>
          <table:table-cell office:value-type="float" office:value="406.46" calcext:value-type="float">
            <text:p>406.46</text:p>
          </table:table-cell>
        </table:table-row>
        <table:table-row table:style-name="ro1">
          <table:table-cell office:value-type="float" office:value="4655889" calcext:value-type="float">
            <text:p>4655889</text:p>
          </table:table-cell>
          <table:table-cell table:formula="of:=[.A293]/1000/(60*60*24)" office:value-type="time" office:time-value="PT01H17M35.889S" calcext:value-type="time">
            <text:p>01:17:36</text:p>
          </table:table-cell>
          <table:table-cell office:value-type="float" office:value="1.23" calcext:value-type="float">
            <text:p>1.23</text:p>
          </table:table-cell>
          <table:table-cell office:value-type="float" office:value="245" calcext:value-type="float">
            <text:p>245</text:p>
          </table:table-cell>
          <table:table-cell office:value-type="float" office:value="301.96" calcext:value-type="float">
            <text:p>301.96</text:p>
          </table:table-cell>
          <table:table-cell office:value-type="float" office:value="323.72" calcext:value-type="float">
            <text:p>323.72</text:p>
          </table:table-cell>
          <table:table-cell office:value-type="float" office:value="407.81" calcext:value-type="float">
            <text:p>407.81</text:p>
          </table:table-cell>
        </table:table-row>
        <table:table-row table:style-name="ro1">
          <table:table-cell office:value-type="float" office:value="4671889" calcext:value-type="float">
            <text:p>4671889</text:p>
          </table:table-cell>
          <table:table-cell table:formula="of:=[.A294]/1000/(60*60*24)" office:value-type="time" office:time-value="PT01H17M51.889S" calcext:value-type="time">
            <text:p>01:17:52</text:p>
          </table:table-cell>
          <table:table-cell office:value-type="float" office:value="1.23" calcext:value-type="float">
            <text:p>1.23</text:p>
          </table:table-cell>
          <table:table-cell office:value-type="float" office:value="245" calcext:value-type="float">
            <text:p>245</text:p>
          </table:table-cell>
          <table:table-cell office:value-type="float" office:value="301.96" calcext:value-type="float">
            <text:p>301.96</text:p>
          </table:table-cell>
          <table:table-cell office:value-type="float" office:value="324.8" calcext:value-type="float">
            <text:p>324.8</text:p>
          </table:table-cell>
          <table:table-cell office:value-type="float" office:value="409.15" calcext:value-type="float">
            <text:p>409.15</text:p>
          </table:table-cell>
        </table:table-row>
        <table:table-row table:style-name="ro1">
          <table:table-cell office:value-type="float" office:value="4687889" calcext:value-type="float">
            <text:p>4687889</text:p>
          </table:table-cell>
          <table:table-cell table:formula="of:=[.A295]/1000/(60*60*24)" office:value-type="time" office:time-value="PT01H18M07.889S" calcext:value-type="time">
            <text:p>01:18:08</text:p>
          </table:table-cell>
          <table:table-cell office:value-type="float" office:value="1.23" calcext:value-type="float">
            <text:p>1.23</text:p>
          </table:table-cell>
          <table:table-cell office:value-type="float" office:value="244.9" calcext:value-type="float">
            <text:p>244.9</text:p>
          </table:table-cell>
          <table:table-cell office:value-type="float" office:value="301.84" calcext:value-type="float">
            <text:p>301.84</text:p>
          </table:table-cell>
          <table:table-cell office:value-type="float" office:value="325.89" calcext:value-type="float">
            <text:p>325.89</text:p>
          </table:table-cell>
          <table:table-cell office:value-type="float" office:value="410.49" calcext:value-type="float">
            <text:p>410.49</text:p>
          </table:table-cell>
        </table:table-row>
        <table:table-row table:style-name="ro1">
          <table:table-cell office:value-type="float" office:value="4703889" calcext:value-type="float">
            <text:p>4703889</text:p>
          </table:table-cell>
          <table:table-cell table:formula="of:=[.A296]/1000/(60*60*24)" office:value-type="time" office:time-value="PT01H18M23.889S" calcext:value-type="time">
            <text:p>01:18:24</text:p>
          </table:table-cell>
          <table:table-cell office:value-type="float" office:value="1.23" calcext:value-type="float">
            <text:p>1.23</text:p>
          </table:table-cell>
          <table:table-cell office:value-type="float" office:value="244.9" calcext:value-type="float">
            <text:p>244.9</text:p>
          </table:table-cell>
          <table:table-cell office:value-type="float" office:value="301.84" calcext:value-type="float">
            <text:p>301.84</text:p>
          </table:table-cell>
          <table:table-cell office:value-type="float" office:value="326.98" calcext:value-type="float">
            <text:p>326.98</text:p>
          </table:table-cell>
          <table:table-cell office:value-type="float" office:value="411.83" calcext:value-type="float">
            <text:p>411.83</text:p>
          </table:table-cell>
        </table:table-row>
        <table:table-row table:style-name="ro1">
          <table:table-cell office:value-type="float" office:value="4719889" calcext:value-type="float">
            <text:p>4719889</text:p>
          </table:table-cell>
          <table:table-cell table:formula="of:=[.A297]/1000/(60*60*24)" office:value-type="time" office:time-value="PT01H18M39.889S" calcext:value-type="time">
            <text:p>01:18:40</text:p>
          </table:table-cell>
          <table:table-cell office:value-type="float" office:value="1.23" calcext:value-type="float">
            <text:p>1.23</text:p>
          </table:table-cell>
          <table:table-cell office:value-type="float" office:value="244.9" calcext:value-type="float">
            <text:p>244.9</text:p>
          </table:table-cell>
          <table:table-cell office:value-type="float" office:value="301.84" calcext:value-type="float">
            <text:p>301.84</text:p>
          </table:table-cell>
          <table:table-cell office:value-type="float" office:value="328.07" calcext:value-type="float">
            <text:p>328.07</text:p>
          </table:table-cell>
          <table:table-cell office:value-type="float" office:value="413.17" calcext:value-type="float">
            <text:p>413.17</text:p>
          </table:table-cell>
        </table:table-row>
        <table:table-row table:style-name="ro1">
          <table:table-cell office:value-type="float" office:value="4735889" calcext:value-type="float">
            <text:p>4735889</text:p>
          </table:table-cell>
          <table:table-cell table:formula="of:=[.A298]/1000/(60*60*24)" office:value-type="time" office:time-value="PT01H18M55.889S" calcext:value-type="time">
            <text:p>01:18:56</text:p>
          </table:table-cell>
          <table:table-cell office:value-type="float" office:value="1.23" calcext:value-type="float">
            <text:p>1.23</text:p>
          </table:table-cell>
          <table:table-cell office:value-type="float" office:value="244.8" calcext:value-type="float">
            <text:p>244.8</text:p>
          </table:table-cell>
          <table:table-cell office:value-type="float" office:value="301.71" calcext:value-type="float">
            <text:p>301.71</text:p>
          </table:table-cell>
          <table:table-cell office:value-type="float" office:value="329.16" calcext:value-type="float">
            <text:p>329.16</text:p>
          </table:table-cell>
          <table:table-cell office:value-type="float" office:value="414.51" calcext:value-type="float">
            <text:p>414.51</text:p>
          </table:table-cell>
        </table:table-row>
        <table:table-row table:style-name="ro1">
          <table:table-cell office:value-type="float" office:value="4751889" calcext:value-type="float">
            <text:p>4751889</text:p>
          </table:table-cell>
          <table:table-cell table:formula="of:=[.A299]/1000/(60*60*24)" office:value-type="time" office:time-value="PT01H19M11.889S" calcext:value-type="time">
            <text:p>01:19:12</text:p>
          </table:table-cell>
          <table:table-cell office:value-type="float" office:value="1.23" calcext:value-type="float">
            <text:p>1.23</text:p>
          </table:table-cell>
          <table:table-cell office:value-type="float" office:value="244.9" calcext:value-type="float">
            <text:p>244.9</text:p>
          </table:table-cell>
          <table:table-cell office:value-type="float" office:value="300.85" calcext:value-type="float">
            <text:p>300.85</text:p>
          </table:table-cell>
          <table:table-cell office:value-type="float" office:value="330.25" calcext:value-type="float">
            <text:p>330.25</text:p>
          </table:table-cell>
          <table:table-cell office:value-type="float" office:value="415.85" calcext:value-type="float">
            <text:p>415.85</text:p>
          </table:table-cell>
        </table:table-row>
        <table:table-row table:style-name="ro1">
          <table:table-cell office:value-type="float" office:value="4767889" calcext:value-type="float">
            <text:p>4767889</text:p>
          </table:table-cell>
          <table:table-cell table:formula="of:=[.A300]/1000/(60*60*24)" office:value-type="time" office:time-value="PT01H19M27.889S" calcext:value-type="time">
            <text:p>01:19:28</text:p>
          </table:table-cell>
          <table:table-cell office:value-type="float" office:value="1.23" calcext:value-type="float">
            <text:p>1.23</text:p>
          </table:table-cell>
          <table:table-cell office:value-type="float" office:value="244.8" calcext:value-type="float">
            <text:p>244.8</text:p>
          </table:table-cell>
          <table:table-cell office:value-type="float" office:value="300.73" calcext:value-type="float">
            <text:p>300.73</text:p>
          </table:table-cell>
          <table:table-cell office:value-type="float" office:value="331.33" calcext:value-type="float">
            <text:p>331.33</text:p>
          </table:table-cell>
          <table:table-cell office:value-type="float" office:value="417.19" calcext:value-type="float">
            <text:p>417.19</text:p>
          </table:table-cell>
        </table:table-row>
        <table:table-row table:style-name="ro1">
          <table:table-cell office:value-type="float" office:value="4783889" calcext:value-type="float">
            <text:p>4783889</text:p>
          </table:table-cell>
          <table:table-cell table:formula="of:=[.A301]/1000/(60*60*24)" office:value-type="time" office:time-value="PT01H19M43.889S" calcext:value-type="time">
            <text:p>01:19:44</text:p>
          </table:table-cell>
          <table:table-cell office:value-type="float" office:value="1.23" calcext:value-type="float">
            <text:p>1.23</text:p>
          </table:table-cell>
          <table:table-cell office:value-type="float" office:value="244.8" calcext:value-type="float">
            <text:p>244.8</text:p>
          </table:table-cell>
          <table:table-cell office:value-type="float" office:value="301.71" calcext:value-type="float">
            <text:p>301.71</text:p>
          </table:table-cell>
          <table:table-cell office:value-type="float" office:value="332.42" calcext:value-type="float">
            <text:p>332.42</text:p>
          </table:table-cell>
          <table:table-cell office:value-type="float" office:value="418.53" calcext:value-type="float">
            <text:p>418.53</text:p>
          </table:table-cell>
        </table:table-row>
        <table:table-row table:style-name="ro1">
          <table:table-cell office:value-type="float" office:value="4799889" calcext:value-type="float">
            <text:p>4799889</text:p>
          </table:table-cell>
          <table:table-cell table:formula="of:=[.A302]/1000/(60*60*24)" office:value-type="time" office:time-value="PT01H19M59.889S" calcext:value-type="time">
            <text:p>01:20:00</text:p>
          </table:table-cell>
          <table:table-cell office:value-type="float" office:value="1.23" calcext:value-type="float">
            <text:p>1.23</text:p>
          </table:table-cell>
          <table:table-cell office:value-type="float" office:value="244.8" calcext:value-type="float">
            <text:p>244.8</text:p>
          </table:table-cell>
          <table:table-cell office:value-type="float" office:value="301.71" calcext:value-type="float">
            <text:p>301.71</text:p>
          </table:table-cell>
          <table:table-cell office:value-type="float" office:value="333.51" calcext:value-type="float">
            <text:p>333.51</text:p>
          </table:table-cell>
          <table:table-cell office:value-type="float" office:value="419.87" calcext:value-type="float">
            <text:p>419.87</text:p>
          </table:table-cell>
        </table:table-row>
        <table:table-row table:style-name="ro1">
          <table:table-cell office:value-type="float" office:value="4815889" calcext:value-type="float">
            <text:p>4815889</text:p>
          </table:table-cell>
          <table:table-cell table:formula="of:=[.A303]/1000/(60*60*24)" office:value-type="time" office:time-value="PT01H20M15.889S" calcext:value-type="time">
            <text:p>01:20:16</text:p>
          </table:table-cell>
          <table:table-cell office:value-type="float" office:value="1.23" calcext:value-type="float">
            <text:p>1.23</text:p>
          </table:table-cell>
          <table:table-cell office:value-type="float" office:value="244.8" calcext:value-type="float">
            <text:p>244.8</text:p>
          </table:table-cell>
          <table:table-cell office:value-type="float" office:value="301.71" calcext:value-type="float">
            <text:p>301.71</text:p>
          </table:table-cell>
          <table:table-cell office:value-type="float" office:value="334.6" calcext:value-type="float">
            <text:p>334.6</text:p>
          </table:table-cell>
          <table:table-cell office:value-type="float" office:value="421.21" calcext:value-type="float">
            <text:p>421.21</text:p>
          </table:table-cell>
        </table:table-row>
        <table:table-row table:style-name="ro1">
          <table:table-cell office:value-type="float" office:value="4831889" calcext:value-type="float">
            <text:p>4831889</text:p>
          </table:table-cell>
          <table:table-cell table:formula="of:=[.A304]/1000/(60*60*24)" office:value-type="time" office:time-value="PT01H20M31.889S" calcext:value-type="time">
            <text:p>01:20:32</text:p>
          </table:table-cell>
          <table:table-cell office:value-type="float" office:value="1.23" calcext:value-type="float">
            <text:p>1.23</text:p>
          </table:table-cell>
          <table:table-cell office:value-type="float" office:value="244.8" calcext:value-type="float">
            <text:p>244.8</text:p>
          </table:table-cell>
          <table:table-cell office:value-type="float" office:value="301.71" calcext:value-type="float">
            <text:p>301.71</text:p>
          </table:table-cell>
          <table:table-cell office:value-type="float" office:value="335.69" calcext:value-type="float">
            <text:p>335.69</text:p>
          </table:table-cell>
          <table:table-cell office:value-type="float" office:value="422.55" calcext:value-type="float">
            <text:p>422.55</text:p>
          </table:table-cell>
        </table:table-row>
        <table:table-row table:style-name="ro1">
          <table:table-cell office:value-type="float" office:value="4847889" calcext:value-type="float">
            <text:p>4847889</text:p>
          </table:table-cell>
          <table:table-cell table:formula="of:=[.A305]/1000/(60*60*24)" office:value-type="time" office:time-value="PT01H20M47.889S" calcext:value-type="time">
            <text:p>01:20:48</text:p>
          </table:table-cell>
          <table:table-cell office:value-type="float" office:value="1.23" calcext:value-type="float">
            <text:p>1.23</text:p>
          </table:table-cell>
          <table:table-cell office:value-type="float" office:value="244.7" calcext:value-type="float">
            <text:p>244.7</text:p>
          </table:table-cell>
          <table:table-cell office:value-type="float" office:value="301.59" calcext:value-type="float">
            <text:p>301.59</text:p>
          </table:table-cell>
          <table:table-cell office:value-type="float" office:value="336.77" calcext:value-type="float">
            <text:p>336.77</text:p>
          </table:table-cell>
          <table:table-cell office:value-type="float" office:value="423.89" calcext:value-type="float">
            <text:p>423.89</text:p>
          </table:table-cell>
        </table:table-row>
        <table:table-row table:style-name="ro1">
          <table:table-cell office:value-type="float" office:value="4863889" calcext:value-type="float">
            <text:p>4863889</text:p>
          </table:table-cell>
          <table:table-cell table:formula="of:=[.A306]/1000/(60*60*24)" office:value-type="time" office:time-value="PT01H21M03.889S" calcext:value-type="time">
            <text:p>01:21:04</text:p>
          </table:table-cell>
          <table:table-cell office:value-type="float" office:value="1.23" calcext:value-type="float">
            <text:p>1.23</text:p>
          </table:table-cell>
          <table:table-cell office:value-type="float" office:value="244.7" calcext:value-type="float">
            <text:p>244.7</text:p>
          </table:table-cell>
          <table:table-cell office:value-type="float" office:value="300.61" calcext:value-type="float">
            <text:p>300.61</text:p>
          </table:table-cell>
          <table:table-cell office:value-type="float" office:value="337.86" calcext:value-type="float">
            <text:p>337.86</text:p>
          </table:table-cell>
          <table:table-cell office:value-type="float" office:value="425.23" calcext:value-type="float">
            <text:p>425.23</text:p>
          </table:table-cell>
        </table:table-row>
        <table:table-row table:style-name="ro1">
          <table:table-cell office:value-type="float" office:value="4879889" calcext:value-type="float">
            <text:p>4879889</text:p>
          </table:table-cell>
          <table:table-cell table:formula="of:=[.A307]/1000/(60*60*24)" office:value-type="time" office:time-value="PT01H21M19.889S" calcext:value-type="time">
            <text:p>01:21:20</text:p>
          </table:table-cell>
          <table:table-cell office:value-type="float" office:value="1.23" calcext:value-type="float">
            <text:p>1.23</text:p>
          </table:table-cell>
          <table:table-cell office:value-type="float" office:value="244.7" calcext:value-type="float">
            <text:p>244.7</text:p>
          </table:table-cell>
          <table:table-cell office:value-type="float" office:value="301.59" calcext:value-type="float">
            <text:p>301.59</text:p>
          </table:table-cell>
          <table:table-cell office:value-type="float" office:value="338.95" calcext:value-type="float">
            <text:p>338.95</text:p>
          </table:table-cell>
          <table:table-cell office:value-type="float" office:value="426.57" calcext:value-type="float">
            <text:p>426.57</text:p>
          </table:table-cell>
        </table:table-row>
        <table:table-row table:style-name="ro1">
          <table:table-cell office:value-type="float" office:value="4895889" calcext:value-type="float">
            <text:p>4895889</text:p>
          </table:table-cell>
          <table:table-cell table:formula="of:=[.A308]/1000/(60*60*24)" office:value-type="time" office:time-value="PT01H21M35.889S" calcext:value-type="time">
            <text:p>01:21:36</text:p>
          </table:table-cell>
          <table:table-cell office:value-type="float" office:value="1.23" calcext:value-type="float">
            <text:p>1.23</text:p>
          </table:table-cell>
          <table:table-cell office:value-type="float" office:value="244.7" calcext:value-type="float">
            <text:p>244.7</text:p>
          </table:table-cell>
          <table:table-cell office:value-type="float" office:value="301.59" calcext:value-type="float">
            <text:p>301.59</text:p>
          </table:table-cell>
          <table:table-cell office:value-type="float" office:value="340.04" calcext:value-type="float">
            <text:p>340.04</text:p>
          </table:table-cell>
          <table:table-cell office:value-type="float" office:value="427.91" calcext:value-type="float">
            <text:p>427.91</text:p>
          </table:table-cell>
        </table:table-row>
        <table:table-row table:style-name="ro1">
          <table:table-cell office:value-type="float" office:value="4911889" calcext:value-type="float">
            <text:p>4911889</text:p>
          </table:table-cell>
          <table:table-cell table:formula="of:=[.A309]/1000/(60*60*24)" office:value-type="time" office:time-value="PT01H21M51.889S" calcext:value-type="time">
            <text:p>01:21:52</text:p>
          </table:table-cell>
          <table:table-cell office:value-type="float" office:value="1.23" calcext:value-type="float">
            <text:p>1.23</text:p>
          </table:table-cell>
          <table:table-cell office:value-type="float" office:value="244.7" calcext:value-type="float">
            <text:p>244.7</text:p>
          </table:table-cell>
          <table:table-cell office:value-type="float" office:value="300.61" calcext:value-type="float">
            <text:p>300.61</text:p>
          </table:table-cell>
          <table:table-cell office:value-type="float" office:value="341.12" calcext:value-type="float">
            <text:p>341.12</text:p>
          </table:table-cell>
          <table:table-cell office:value-type="float" office:value="429.24" calcext:value-type="float">
            <text:p>429.24</text:p>
          </table:table-cell>
        </table:table-row>
        <table:table-row table:style-name="ro1">
          <table:table-cell office:value-type="float" office:value="4927889" calcext:value-type="float">
            <text:p>4927889</text:p>
          </table:table-cell>
          <table:table-cell table:formula="of:=[.A310]/1000/(60*60*24)" office:value-type="time" office:time-value="PT01H22M07.889S" calcext:value-type="time">
            <text:p>01:22:08</text:p>
          </table:table-cell>
          <table:table-cell office:value-type="float" office:value="1.23" calcext:value-type="float">
            <text:p>1.23</text:p>
          </table:table-cell>
          <table:table-cell office:value-type="float" office:value="244.6" calcext:value-type="float">
            <text:p>244.6</text:p>
          </table:table-cell>
          <table:table-cell office:value-type="float" office:value="301.46" calcext:value-type="float">
            <text:p>301.46</text:p>
          </table:table-cell>
          <table:table-cell office:value-type="float" office:value="342.21" calcext:value-type="float">
            <text:p>342.21</text:p>
          </table:table-cell>
          <table:table-cell office:value-type="float" office:value="430.58" calcext:value-type="float">
            <text:p>430.58</text:p>
          </table:table-cell>
        </table:table-row>
        <table:table-row table:style-name="ro1">
          <table:table-cell office:value-type="float" office:value="4943889" calcext:value-type="float">
            <text:p>4943889</text:p>
          </table:table-cell>
          <table:table-cell table:formula="of:=[.A311]/1000/(60*60*24)" office:value-type="time" office:time-value="PT01H22M23.889S" calcext:value-type="time">
            <text:p>01:22:24</text:p>
          </table:table-cell>
          <table:table-cell office:value-type="float" office:value="1.23" calcext:value-type="float">
            <text:p>1.23</text:p>
          </table:table-cell>
          <table:table-cell office:value-type="float" office:value="244.6" calcext:value-type="float">
            <text:p>244.6</text:p>
          </table:table-cell>
          <table:table-cell office:value-type="float" office:value="301.46" calcext:value-type="float">
            <text:p>301.46</text:p>
          </table:table-cell>
          <table:table-cell office:value-type="float" office:value="343.3" calcext:value-type="float">
            <text:p>343.3</text:p>
          </table:table-cell>
          <table:table-cell office:value-type="float" office:value="431.92" calcext:value-type="float">
            <text:p>431.92</text:p>
          </table:table-cell>
        </table:table-row>
        <table:table-row table:style-name="ro1">
          <table:table-cell office:value-type="float" office:value="4959889" calcext:value-type="float">
            <text:p>4959889</text:p>
          </table:table-cell>
          <table:table-cell table:formula="of:=[.A312]/1000/(60*60*24)" office:value-type="time" office:time-value="PT01H22M39.889S" calcext:value-type="time">
            <text:p>01:22:40</text:p>
          </table:table-cell>
          <table:table-cell office:value-type="float" office:value="1.23" calcext:value-type="float">
            <text:p>1.23</text:p>
          </table:table-cell>
          <table:table-cell office:value-type="float" office:value="244.6" calcext:value-type="float">
            <text:p>244.6</text:p>
          </table:table-cell>
          <table:table-cell office:value-type="float" office:value="301.46" calcext:value-type="float">
            <text:p>301.46</text:p>
          </table:table-cell>
          <table:table-cell office:value-type="float" office:value="344.39" calcext:value-type="float">
            <text:p>344.39</text:p>
          </table:table-cell>
          <table:table-cell office:value-type="float" office:value="433.26" calcext:value-type="float">
            <text:p>433.26</text:p>
          </table:table-cell>
        </table:table-row>
        <table:table-row table:style-name="ro1">
          <table:table-cell office:value-type="float" office:value="4975889" calcext:value-type="float">
            <text:p>4975889</text:p>
          </table:table-cell>
          <table:table-cell table:formula="of:=[.A313]/1000/(60*60*24)" office:value-type="time" office:time-value="PT01H22M55.889S" calcext:value-type="time">
            <text:p>01:22:56</text:p>
          </table:table-cell>
          <table:table-cell office:value-type="float" office:value="1.23" calcext:value-type="float">
            <text:p>1.23</text:p>
          </table:table-cell>
          <table:table-cell office:value-type="float" office:value="244.6" calcext:value-type="float">
            <text:p>244.6</text:p>
          </table:table-cell>
          <table:table-cell office:value-type="float" office:value="300.48" calcext:value-type="float">
            <text:p>300.48</text:p>
          </table:table-cell>
          <table:table-cell office:value-type="float" office:value="345.47" calcext:value-type="float">
            <text:p>345.47</text:p>
          </table:table-cell>
          <table:table-cell office:value-type="float" office:value="434.59" calcext:value-type="float">
            <text:p>434.59</text:p>
          </table:table-cell>
        </table:table-row>
        <table:table-row table:style-name="ro1">
          <table:table-cell office:value-type="float" office:value="4991889" calcext:value-type="float">
            <text:p>4991889</text:p>
          </table:table-cell>
          <table:table-cell table:formula="of:=[.A314]/1000/(60*60*24)" office:value-type="time" office:time-value="PT01H23M11.889S" calcext:value-type="time">
            <text:p>01:23:12</text:p>
          </table:table-cell>
          <table:table-cell office:value-type="float" office:value="1.23" calcext:value-type="float">
            <text:p>1.23</text:p>
          </table:table-cell>
          <table:table-cell office:value-type="float" office:value="244.6" calcext:value-type="float">
            <text:p>244.6</text:p>
          </table:table-cell>
          <table:table-cell office:value-type="float" office:value="301.46" calcext:value-type="float">
            <text:p>301.46</text:p>
          </table:table-cell>
          <table:table-cell office:value-type="float" office:value="346.56" calcext:value-type="float">
            <text:p>346.56</text:p>
          </table:table-cell>
          <table:table-cell office:value-type="float" office:value="435.93" calcext:value-type="float">
            <text:p>435.93</text:p>
          </table:table-cell>
        </table:table-row>
        <table:table-row table:style-name="ro1">
          <table:table-cell office:value-type="float" office:value="5007889" calcext:value-type="float">
            <text:p>5007889</text:p>
          </table:table-cell>
          <table:table-cell table:formula="of:=[.A315]/1000/(60*60*24)" office:value-type="time" office:time-value="PT01H23M27.889S" calcext:value-type="time">
            <text:p>01:23:28</text:p>
          </table:table-cell>
          <table:table-cell office:value-type="float" office:value="1.23" calcext:value-type="float">
            <text:p>1.23</text:p>
          </table:table-cell>
          <table:table-cell office:value-type="float" office:value="244.6" calcext:value-type="float">
            <text:p>244.6</text:p>
          </table:table-cell>
          <table:table-cell office:value-type="float" office:value="300.48" calcext:value-type="float">
            <text:p>300.48</text:p>
          </table:table-cell>
          <table:table-cell office:value-type="float" office:value="347.65" calcext:value-type="float">
            <text:p>347.65</text:p>
          </table:table-cell>
          <table:table-cell office:value-type="float" office:value="437.27" calcext:value-type="float">
            <text:p>437.27</text:p>
          </table:table-cell>
        </table:table-row>
        <table:table-row table:style-name="ro1">
          <table:table-cell office:value-type="float" office:value="5023889" calcext:value-type="float">
            <text:p>5023889</text:p>
          </table:table-cell>
          <table:table-cell table:formula="of:=[.A316]/1000/(60*60*24)" office:value-type="time" office:time-value="PT01H23M43.889S" calcext:value-type="time">
            <text:p>01:23:44</text:p>
          </table:table-cell>
          <table:table-cell office:value-type="float" office:value="1.23" calcext:value-type="float">
            <text:p>1.23</text:p>
          </table:table-cell>
          <table:table-cell office:value-type="float" office:value="244.6" calcext:value-type="float">
            <text:p>244.6</text:p>
          </table:table-cell>
          <table:table-cell office:value-type="float" office:value="300.48" calcext:value-type="float">
            <text:p>300.48</text:p>
          </table:table-cell>
          <table:table-cell office:value-type="float" office:value="348.73" calcext:value-type="float">
            <text:p>348.73</text:p>
          </table:table-cell>
          <table:table-cell office:value-type="float" office:value="438.6" calcext:value-type="float">
            <text:p>438.6</text:p>
          </table:table-cell>
        </table:table-row>
        <table:table-row table:style-name="ro1">
          <table:table-cell office:value-type="float" office:value="5039889" calcext:value-type="float">
            <text:p>5039889</text:p>
          </table:table-cell>
          <table:table-cell table:formula="of:=[.A317]/1000/(60*60*24)" office:value-type="time" office:time-value="PT01H23M59.889S" calcext:value-type="time">
            <text:p>01:24:00</text:p>
          </table:table-cell>
          <table:table-cell office:value-type="float" office:value="1.23" calcext:value-type="float">
            <text:p>1.23</text:p>
          </table:table-cell>
          <table:table-cell office:value-type="float" office:value="244.6" calcext:value-type="float">
            <text:p>244.6</text:p>
          </table:table-cell>
          <table:table-cell office:value-type="float" office:value="300.48" calcext:value-type="float">
            <text:p>300.48</text:p>
          </table:table-cell>
          <table:table-cell office:value-type="float" office:value="349.82" calcext:value-type="float">
            <text:p>349.82</text:p>
          </table:table-cell>
          <table:table-cell office:value-type="float" office:value="439.94" calcext:value-type="float">
            <text:p>439.94</text:p>
          </table:table-cell>
        </table:table-row>
        <table:table-row table:style-name="ro1">
          <table:table-cell office:value-type="float" office:value="5055889" calcext:value-type="float">
            <text:p>5055889</text:p>
          </table:table-cell>
          <table:table-cell table:formula="of:=[.A318]/1000/(60*60*24)" office:value-type="time" office:time-value="PT01H24M15.889S" calcext:value-type="time">
            <text:p>01:24:16</text:p>
          </table:table-cell>
          <table:table-cell office:value-type="float" office:value="1.23" calcext:value-type="float">
            <text:p>1.23</text:p>
          </table:table-cell>
          <table:table-cell office:value-type="float" office:value="244.6" calcext:value-type="float">
            <text:p>244.6</text:p>
          </table:table-cell>
          <table:table-cell office:value-type="float" office:value="300.48" calcext:value-type="float">
            <text:p>300.48</text:p>
          </table:table-cell>
          <table:table-cell office:value-type="float" office:value="350.91" calcext:value-type="float">
            <text:p>350.91</text:p>
          </table:table-cell>
          <table:table-cell office:value-type="float" office:value="441.27" calcext:value-type="float">
            <text:p>441.27</text:p>
          </table:table-cell>
        </table:table-row>
        <table:table-row table:style-name="ro1">
          <table:table-cell office:value-type="float" office:value="5071889" calcext:value-type="float">
            <text:p>5071889</text:p>
          </table:table-cell>
          <table:table-cell table:formula="of:=[.A319]/1000/(60*60*24)" office:value-type="time" office:time-value="PT01H24M31.889S" calcext:value-type="time">
            <text:p>01:24:32</text:p>
          </table:table-cell>
          <table:table-cell office:value-type="float" office:value="1.23" calcext:value-type="float">
            <text:p>1.23</text:p>
          </table:table-cell>
          <table:table-cell office:value-type="float" office:value="244.5" calcext:value-type="float">
            <text:p>244.5</text:p>
          </table:table-cell>
          <table:table-cell office:value-type="float" office:value="300.36" calcext:value-type="float">
            <text:p>300.36</text:p>
          </table:table-cell>
          <table:table-cell office:value-type="float" office:value="351.99" calcext:value-type="float">
            <text:p>351.99</text:p>
          </table:table-cell>
          <table:table-cell office:value-type="float" office:value="442.61" calcext:value-type="float">
            <text:p>442.61</text:p>
          </table:table-cell>
        </table:table-row>
        <table:table-row table:style-name="ro1">
          <table:table-cell office:value-type="float" office:value="5087889" calcext:value-type="float">
            <text:p>5087889</text:p>
          </table:table-cell>
          <table:table-cell table:formula="of:=[.A320]/1000/(60*60*24)" office:value-type="time" office:time-value="PT01H24M47.889S" calcext:value-type="time">
            <text:p>01:24:48</text:p>
          </table:table-cell>
          <table:table-cell office:value-type="float" office:value="1.23" calcext:value-type="float">
            <text:p>1.23</text:p>
          </table:table-cell>
          <table:table-cell office:value-type="float" office:value="244.5" calcext:value-type="float">
            <text:p>244.5</text:p>
          </table:table-cell>
          <table:table-cell office:value-type="float" office:value="301.33" calcext:value-type="float">
            <text:p>301.33</text:p>
          </table:table-cell>
          <table:table-cell office:value-type="float" office:value="353.08" calcext:value-type="float">
            <text:p>353.08</text:p>
          </table:table-cell>
          <table:table-cell office:value-type="float" office:value="443.95" calcext:value-type="float">
            <text:p>443.95</text:p>
          </table:table-cell>
        </table:table-row>
        <table:table-row table:style-name="ro1">
          <table:table-cell office:value-type="float" office:value="5103889" calcext:value-type="float">
            <text:p>5103889</text:p>
          </table:table-cell>
          <table:table-cell table:formula="of:=[.A321]/1000/(60*60*24)" office:value-type="time" office:time-value="PT01H25M03.889S" calcext:value-type="time">
            <text:p>01:25:04</text:p>
          </table:table-cell>
          <table:table-cell office:value-type="float" office:value="1.23" calcext:value-type="float">
            <text:p>1.23</text:p>
          </table:table-cell>
          <table:table-cell office:value-type="float" office:value="244.5" calcext:value-type="float">
            <text:p>244.5</text:p>
          </table:table-cell>
          <table:table-cell office:value-type="float" office:value="300.36" calcext:value-type="float">
            <text:p>300.36</text:p>
          </table:table-cell>
          <table:table-cell office:value-type="float" office:value="354.17" calcext:value-type="float">
            <text:p>354.17</text:p>
          </table:table-cell>
          <table:table-cell office:value-type="float" office:value="445.28" calcext:value-type="float">
            <text:p>445.28</text:p>
          </table:table-cell>
        </table:table-row>
        <table:table-row table:style-name="ro1">
          <table:table-cell office:value-type="float" office:value="5119889" calcext:value-type="float">
            <text:p>5119889</text:p>
          </table:table-cell>
          <table:table-cell table:formula="of:=[.A322]/1000/(60*60*24)" office:value-type="time" office:time-value="PT01H25M19.889S" calcext:value-type="time">
            <text:p>01:25:20</text:p>
          </table:table-cell>
          <table:table-cell office:value-type="float" office:value="1.23" calcext:value-type="float">
            <text:p>1.23</text:p>
          </table:table-cell>
          <table:table-cell office:value-type="float" office:value="244.5" calcext:value-type="float">
            <text:p>244.5</text:p>
          </table:table-cell>
          <table:table-cell office:value-type="float" office:value="300.36" calcext:value-type="float">
            <text:p>300.36</text:p>
          </table:table-cell>
          <table:table-cell office:value-type="float" office:value="355.25" calcext:value-type="float">
            <text:p>355.25</text:p>
          </table:table-cell>
          <table:table-cell office:value-type="float" office:value="446.62" calcext:value-type="float">
            <text:p>446.62</text:p>
          </table:table-cell>
        </table:table-row>
        <table:table-row table:style-name="ro1">
          <table:table-cell office:value-type="float" office:value="5135889" calcext:value-type="float">
            <text:p>5135889</text:p>
          </table:table-cell>
          <table:table-cell table:formula="of:=[.A323]/1000/(60*60*24)" office:value-type="time" office:time-value="PT01H25M35.889S" calcext:value-type="time">
            <text:p>01:25:36</text:p>
          </table:table-cell>
          <table:table-cell office:value-type="float" office:value="1.23" calcext:value-type="float">
            <text:p>1.23</text:p>
          </table:table-cell>
          <table:table-cell office:value-type="float" office:value="244.6" calcext:value-type="float">
            <text:p>244.6</text:p>
          </table:table-cell>
          <table:table-cell office:value-type="float" office:value="300.48" calcext:value-type="float">
            <text:p>300.48</text:p>
          </table:table-cell>
          <table:table-cell office:value-type="float" office:value="356.34" calcext:value-type="float">
            <text:p>356.34</text:p>
          </table:table-cell>
          <table:table-cell office:value-type="float" office:value="447.95" calcext:value-type="float">
            <text:p>447.95</text:p>
          </table:table-cell>
        </table:table-row>
        <table:table-row table:style-name="ro1">
          <table:table-cell office:value-type="float" office:value="5151889" calcext:value-type="float">
            <text:p>5151889</text:p>
          </table:table-cell>
          <table:table-cell table:formula="of:=[.A324]/1000/(60*60*24)" office:value-type="time" office:time-value="PT01H25M51.889S" calcext:value-type="time">
            <text:p>01:25:52</text:p>
          </table:table-cell>
          <table:table-cell office:value-type="float" office:value="1.23" calcext:value-type="float">
            <text:p>1.23</text:p>
          </table:table-cell>
          <table:table-cell office:value-type="float" office:value="244.5" calcext:value-type="float">
            <text:p>244.5</text:p>
          </table:table-cell>
          <table:table-cell office:value-type="float" office:value="300.36" calcext:value-type="float">
            <text:p>300.36</text:p>
          </table:table-cell>
          <table:table-cell office:value-type="float" office:value="357.43" calcext:value-type="float">
            <text:p>357.43</text:p>
          </table:table-cell>
          <table:table-cell office:value-type="float" office:value="449.29" calcext:value-type="float">
            <text:p>449.29</text:p>
          </table:table-cell>
        </table:table-row>
        <table:table-row table:style-name="ro1">
          <table:table-cell office:value-type="float" office:value="5167889" calcext:value-type="float">
            <text:p>5167889</text:p>
          </table:table-cell>
          <table:table-cell table:formula="of:=[.A325]/1000/(60*60*24)" office:value-type="time" office:time-value="PT01H26M07.889S" calcext:value-type="time">
            <text:p>01:26:08</text:p>
          </table:table-cell>
          <table:table-cell office:value-type="float" office:value="1.23" calcext:value-type="float">
            <text:p>1.23</text:p>
          </table:table-cell>
          <table:table-cell office:value-type="float" office:value="244.5" calcext:value-type="float">
            <text:p>244.5</text:p>
          </table:table-cell>
          <table:table-cell office:value-type="float" office:value="300.36" calcext:value-type="float">
            <text:p>300.36</text:p>
          </table:table-cell>
          <table:table-cell office:value-type="float" office:value="358.51" calcext:value-type="float">
            <text:p>358.51</text:p>
          </table:table-cell>
          <table:table-cell office:value-type="float" office:value="450.62" calcext:value-type="float">
            <text:p>450.62</text:p>
          </table:table-cell>
        </table:table-row>
        <table:table-row table:style-name="ro1">
          <table:table-cell office:value-type="float" office:value="5183889" calcext:value-type="float">
            <text:p>5183889</text:p>
          </table:table-cell>
          <table:table-cell table:formula="of:=[.A326]/1000/(60*60*24)" office:value-type="time" office:time-value="PT01H26M23.889S" calcext:value-type="time">
            <text:p>01:26:24</text:p>
          </table:table-cell>
          <table:table-cell office:value-type="float" office:value="1.23" calcext:value-type="float">
            <text:p>1.23</text:p>
          </table:table-cell>
          <table:table-cell office:value-type="float" office:value="244.5" calcext:value-type="float">
            <text:p>244.5</text:p>
          </table:table-cell>
          <table:table-cell office:value-type="float" office:value="300.35" calcext:value-type="float">
            <text:p>300.35</text:p>
          </table:table-cell>
          <table:table-cell office:value-type="float" office:value="359.6" calcext:value-type="float">
            <text:p>359.6</text:p>
          </table:table-cell>
          <table:table-cell office:value-type="float" office:value="451.96" calcext:value-type="float">
            <text:p>451.96</text:p>
          </table:table-cell>
        </table:table-row>
        <table:table-row table:style-name="ro1">
          <table:table-cell office:value-type="float" office:value="5199889" calcext:value-type="float">
            <text:p>5199889</text:p>
          </table:table-cell>
          <table:table-cell table:formula="of:=[.A327]/1000/(60*60*24)" office:value-type="time" office:time-value="PT01H26M39.889S" calcext:value-type="time">
            <text:p>01:26:40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0.23" calcext:value-type="float">
            <text:p>300.23</text:p>
          </table:table-cell>
          <table:table-cell office:value-type="float" office:value="360.69" calcext:value-type="float">
            <text:p>360.69</text:p>
          </table:table-cell>
          <table:table-cell office:value-type="float" office:value="453.29" calcext:value-type="float">
            <text:p>453.29</text:p>
          </table:table-cell>
        </table:table-row>
        <table:table-row table:style-name="ro1">
          <table:table-cell office:value-type="float" office:value="5215889" calcext:value-type="float">
            <text:p>5215889</text:p>
          </table:table-cell>
          <table:table-cell table:formula="of:=[.A328]/1000/(60*60*24)" office:value-type="time" office:time-value="PT01H26M55.889S" calcext:value-type="time">
            <text:p>01:26:56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0.23" calcext:value-type="float">
            <text:p>300.23</text:p>
          </table:table-cell>
          <table:table-cell office:value-type="float" office:value="361.77" calcext:value-type="float">
            <text:p>361.77</text:p>
          </table:table-cell>
          <table:table-cell office:value-type="float" office:value="454.63" calcext:value-type="float">
            <text:p>454.63</text:p>
          </table:table-cell>
        </table:table-row>
        <table:table-row table:style-name="ro1">
          <table:table-cell office:value-type="float" office:value="5231889" calcext:value-type="float">
            <text:p>5231889</text:p>
          </table:table-cell>
          <table:table-cell table:formula="of:=[.A329]/1000/(60*60*24)" office:value-type="time" office:time-value="PT01H27M11.889S" calcext:value-type="time">
            <text:p>01:27:12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0.11" calcext:value-type="float">
            <text:p>300.11</text:p>
          </table:table-cell>
          <table:table-cell office:value-type="float" office:value="362.86" calcext:value-type="float">
            <text:p>362.86</text:p>
          </table:table-cell>
          <table:table-cell office:value-type="float" office:value="455.96" calcext:value-type="float">
            <text:p>455.96</text:p>
          </table:table-cell>
        </table:table-row>
        <table:table-row table:style-name="ro1">
          <table:table-cell office:value-type="float" office:value="5247889" calcext:value-type="float">
            <text:p>5247889</text:p>
          </table:table-cell>
          <table:table-cell table:formula="of:=[.A330]/1000/(60*60*24)" office:value-type="time" office:time-value="PT01H27M27.889S" calcext:value-type="time">
            <text:p>01:27:28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0.23" calcext:value-type="float">
            <text:p>300.23</text:p>
          </table:table-cell>
          <table:table-cell office:value-type="float" office:value="363.94" calcext:value-type="float">
            <text:p>363.94</text:p>
          </table:table-cell>
          <table:table-cell office:value-type="float" office:value="457.3" calcext:value-type="float">
            <text:p>457.3</text:p>
          </table:table-cell>
        </table:table-row>
        <table:table-row table:style-name="ro1">
          <table:table-cell office:value-type="float" office:value="5263889" calcext:value-type="float">
            <text:p>5263889</text:p>
          </table:table-cell>
          <table:table-cell table:formula="of:=[.A331]/1000/(60*60*24)" office:value-type="time" office:time-value="PT01H27M43.889S" calcext:value-type="time">
            <text:p>01:27:44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1.21" calcext:value-type="float">
            <text:p>301.21</text:p>
          </table:table-cell>
          <table:table-cell office:value-type="float" office:value="365.03" calcext:value-type="float">
            <text:p>365.03</text:p>
          </table:table-cell>
          <table:table-cell office:value-type="float" office:value="458.63" calcext:value-type="float">
            <text:p>458.63</text:p>
          </table:table-cell>
        </table:table-row>
        <table:table-row table:style-name="ro1">
          <table:table-cell office:value-type="float" office:value="5279889" calcext:value-type="float">
            <text:p>5279889</text:p>
          </table:table-cell>
          <table:table-cell table:formula="of:=[.A332]/1000/(60*60*24)" office:value-type="time" office:time-value="PT01H27M59.889S" calcext:value-type="time">
            <text:p>01:28:00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0.11" calcext:value-type="float">
            <text:p>300.11</text:p>
          </table:table-cell>
          <table:table-cell office:value-type="float" office:value="366.12" calcext:value-type="float">
            <text:p>366.12</text:p>
          </table:table-cell>
          <table:table-cell office:value-type="float" office:value="459.97" calcext:value-type="float">
            <text:p>459.97</text:p>
          </table:table-cell>
        </table:table-row>
        <table:table-row table:style-name="ro1">
          <table:table-cell office:value-type="float" office:value="5295889" calcext:value-type="float">
            <text:p>5295889</text:p>
          </table:table-cell>
          <table:table-cell table:formula="of:=[.A333]/1000/(60*60*24)" office:value-type="time" office:time-value="PT01H28M15.889S" calcext:value-type="time">
            <text:p>01:28:16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0.11" calcext:value-type="float">
            <text:p>300.11</text:p>
          </table:table-cell>
          <table:table-cell office:value-type="float" office:value="367.2" calcext:value-type="float">
            <text:p>367.2</text:p>
          </table:table-cell>
          <table:table-cell office:value-type="float" office:value="461.3" calcext:value-type="float">
            <text:p>461.3</text:p>
          </table:table-cell>
        </table:table-row>
        <table:table-row table:style-name="ro1">
          <table:table-cell office:value-type="float" office:value="5311889" calcext:value-type="float">
            <text:p>5311889</text:p>
          </table:table-cell>
          <table:table-cell table:formula="of:=[.A334]/1000/(60*60*24)" office:value-type="time" office:time-value="PT01H28M31.889S" calcext:value-type="time">
            <text:p>01:28:32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0.11" calcext:value-type="float">
            <text:p>300.11</text:p>
          </table:table-cell>
          <table:table-cell office:value-type="float" office:value="368.29" calcext:value-type="float">
            <text:p>368.29</text:p>
          </table:table-cell>
          <table:table-cell office:value-type="float" office:value="462.63" calcext:value-type="float">
            <text:p>462.63</text:p>
          </table:table-cell>
        </table:table-row>
        <table:table-row table:style-name="ro1">
          <table:table-cell office:value-type="float" office:value="5327889" calcext:value-type="float">
            <text:p>5327889</text:p>
          </table:table-cell>
          <table:table-cell table:formula="of:=[.A335]/1000/(60*60*24)" office:value-type="time" office:time-value="PT01H28M47.889S" calcext:value-type="time">
            <text:p>01:28:48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0.23" calcext:value-type="float">
            <text:p>300.23</text:p>
          </table:table-cell>
          <table:table-cell office:value-type="float" office:value="369.38" calcext:value-type="float">
            <text:p>369.38</text:p>
          </table:table-cell>
          <table:table-cell office:value-type="float" office:value="463.97" calcext:value-type="float">
            <text:p>463.97</text:p>
          </table:table-cell>
        </table:table-row>
        <table:table-row table:style-name="ro1">
          <table:table-cell office:value-type="float" office:value="5343889" calcext:value-type="float">
            <text:p>5343889</text:p>
          </table:table-cell>
          <table:table-cell table:formula="of:=[.A336]/1000/(60*60*24)" office:value-type="time" office:time-value="PT01H29M03.889S" calcext:value-type="time">
            <text:p>01:29:04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0.11" calcext:value-type="float">
            <text:p>300.11</text:p>
          </table:table-cell>
          <table:table-cell office:value-type="float" office:value="370.46" calcext:value-type="float">
            <text:p>370.46</text:p>
          </table:table-cell>
          <table:table-cell office:value-type="float" office:value="465.3" calcext:value-type="float">
            <text:p>465.3</text:p>
          </table:table-cell>
        </table:table-row>
        <table:table-row table:style-name="ro1">
          <table:table-cell office:value-type="float" office:value="5359889" calcext:value-type="float">
            <text:p>5359889</text:p>
          </table:table-cell>
          <table:table-cell table:formula="of:=[.A337]/1000/(60*60*24)" office:value-type="time" office:time-value="PT01H29M19.889S" calcext:value-type="time">
            <text:p>01:29:20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0.11" calcext:value-type="float">
            <text:p>300.11</text:p>
          </table:table-cell>
          <table:table-cell office:value-type="float" office:value="371.55" calcext:value-type="float">
            <text:p>371.55</text:p>
          </table:table-cell>
          <table:table-cell office:value-type="float" office:value="466.64" calcext:value-type="float">
            <text:p>466.64</text:p>
          </table:table-cell>
        </table:table-row>
        <table:table-row table:style-name="ro1">
          <table:table-cell office:value-type="float" office:value="5375889" calcext:value-type="float">
            <text:p>5375889</text:p>
          </table:table-cell>
          <table:table-cell table:formula="of:=[.A338]/1000/(60*60*24)" office:value-type="time" office:time-value="PT01H29M35.889S" calcext:value-type="time">
            <text:p>01:29:36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0.11" calcext:value-type="float">
            <text:p>300.11</text:p>
          </table:table-cell>
          <table:table-cell office:value-type="float" office:value="372.63" calcext:value-type="float">
            <text:p>372.63</text:p>
          </table:table-cell>
          <table:table-cell office:value-type="float" office:value="467.97" calcext:value-type="float">
            <text:p>467.97</text:p>
          </table:table-cell>
        </table:table-row>
        <table:table-row table:style-name="ro1">
          <table:table-cell office:value-type="float" office:value="5391889" calcext:value-type="float">
            <text:p>5391889</text:p>
          </table:table-cell>
          <table:table-cell table:formula="of:=[.A339]/1000/(60*60*24)" office:value-type="time" office:time-value="PT01H29M51.889S" calcext:value-type="time">
            <text:p>01:29:52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0.11" calcext:value-type="float">
            <text:p>300.11</text:p>
          </table:table-cell>
          <table:table-cell office:value-type="float" office:value="373.72" calcext:value-type="float">
            <text:p>373.72</text:p>
          </table:table-cell>
          <table:table-cell office:value-type="float" office:value="469.3" calcext:value-type="float">
            <text:p>469.3</text:p>
          </table:table-cell>
        </table:table-row>
        <table:table-row table:style-name="ro1">
          <table:table-cell office:value-type="float" office:value="5407889" calcext:value-type="float">
            <text:p>5407889</text:p>
          </table:table-cell>
          <table:table-cell table:formula="of:=[.A340]/1000/(60*60*24)" office:value-type="time" office:time-value="PT01H30M07.889S" calcext:value-type="time">
            <text:p>01:30:08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0.11" calcext:value-type="float">
            <text:p>300.11</text:p>
          </table:table-cell>
          <table:table-cell office:value-type="float" office:value="374.81" calcext:value-type="float">
            <text:p>374.81</text:p>
          </table:table-cell>
          <table:table-cell office:value-type="float" office:value="470.64" calcext:value-type="float">
            <text:p>470.64</text:p>
          </table:table-cell>
        </table:table-row>
        <table:table-row table:style-name="ro1">
          <table:table-cell office:value-type="float" office:value="5423889" calcext:value-type="float">
            <text:p>5423889</text:p>
          </table:table-cell>
          <table:table-cell table:formula="of:=[.A341]/1000/(60*60*24)" office:value-type="time" office:time-value="PT01H30M23.889S" calcext:value-type="time">
            <text:p>01:30:24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0.1" calcext:value-type="float">
            <text:p>300.1</text:p>
          </table:table-cell>
          <table:table-cell office:value-type="float" office:value="375.89" calcext:value-type="float">
            <text:p>375.89</text:p>
          </table:table-cell>
          <table:table-cell office:value-type="float" office:value="471.97" calcext:value-type="float">
            <text:p>471.97</text:p>
          </table:table-cell>
        </table:table-row>
        <table:table-row table:style-name="ro1">
          <table:table-cell office:value-type="float" office:value="5439889" calcext:value-type="float">
            <text:p>5439889</text:p>
          </table:table-cell>
          <table:table-cell table:formula="of:=[.A342]/1000/(60*60*24)" office:value-type="time" office:time-value="PT01H30M39.889S" calcext:value-type="time">
            <text:p>01:30:40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0.11" calcext:value-type="float">
            <text:p>300.11</text:p>
          </table:table-cell>
          <table:table-cell office:value-type="float" office:value="376.98" calcext:value-type="float">
            <text:p>376.98</text:p>
          </table:table-cell>
          <table:table-cell office:value-type="float" office:value="473.31" calcext:value-type="float">
            <text:p>473.31</text:p>
          </table:table-cell>
        </table:table-row>
        <table:table-row table:style-name="ro1">
          <table:table-cell office:value-type="float" office:value="5455889" calcext:value-type="float">
            <text:p>5455889</text:p>
          </table:table-cell>
          <table:table-cell table:formula="of:=[.A343]/1000/(60*60*24)" office:value-type="time" office:time-value="PT01H30M55.889S" calcext:value-type="time">
            <text:p>01:30:56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0.1" calcext:value-type="float">
            <text:p>300.1</text:p>
          </table:table-cell>
          <table:table-cell office:value-type="float" office:value="378.06" calcext:value-type="float">
            <text:p>378.06</text:p>
          </table:table-cell>
          <table:table-cell office:value-type="float" office:value="474.64" calcext:value-type="float">
            <text:p>474.64</text:p>
          </table:table-cell>
        </table:table-row>
        <table:table-row table:style-name="ro1">
          <table:table-cell office:value-type="float" office:value="5471889" calcext:value-type="float">
            <text:p>5471889</text:p>
          </table:table-cell>
          <table:table-cell table:formula="of:=[.A344]/1000/(60*60*24)" office:value-type="time" office:time-value="PT01H31M11.889S" calcext:value-type="time">
            <text:p>01:31:12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299.98" calcext:value-type="float">
            <text:p>299.98</text:p>
          </table:table-cell>
          <table:table-cell office:value-type="float" office:value="379.15" calcext:value-type="float">
            <text:p>379.15</text:p>
          </table:table-cell>
          <table:table-cell office:value-type="float" office:value="475.97" calcext:value-type="float">
            <text:p>475.97</text:p>
          </table:table-cell>
        </table:table-row>
        <table:table-row table:style-name="ro1">
          <table:table-cell office:value-type="float" office:value="5487889" calcext:value-type="float">
            <text:p>5487889</text:p>
          </table:table-cell>
          <table:table-cell table:formula="of:=[.A345]/1000/(60*60*24)" office:value-type="time" office:time-value="PT01H31M27.889S" calcext:value-type="time">
            <text:p>01:31:28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299.98" calcext:value-type="float">
            <text:p>299.98</text:p>
          </table:table-cell>
          <table:table-cell office:value-type="float" office:value="380.23" calcext:value-type="float">
            <text:p>380.23</text:p>
          </table:table-cell>
          <table:table-cell office:value-type="float" office:value="477.31" calcext:value-type="float">
            <text:p>477.31</text:p>
          </table:table-cell>
        </table:table-row>
        <table:table-row table:style-name="ro1">
          <table:table-cell office:value-type="float" office:value="5503889" calcext:value-type="float">
            <text:p>5503889</text:p>
          </table:table-cell>
          <table:table-cell table:formula="of:=[.A346]/1000/(60*60*24)" office:value-type="time" office:time-value="PT01H31M43.889S" calcext:value-type="time">
            <text:p>01:31:44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299.98" calcext:value-type="float">
            <text:p>299.98</text:p>
          </table:table-cell>
          <table:table-cell office:value-type="float" office:value="381.32" calcext:value-type="float">
            <text:p>381.32</text:p>
          </table:table-cell>
          <table:table-cell office:value-type="float" office:value="478.64" calcext:value-type="float">
            <text:p>478.64</text:p>
          </table:table-cell>
        </table:table-row>
        <table:table-row table:style-name="ro1">
          <table:table-cell office:value-type="float" office:value="5519889" calcext:value-type="float">
            <text:p>5519889</text:p>
          </table:table-cell>
          <table:table-cell table:formula="of:=[.A347]/1000/(60*60*24)" office:value-type="time" office:time-value="PT01H31M59.889S" calcext:value-type="time">
            <text:p>01:32:00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299.98" calcext:value-type="float">
            <text:p>299.98</text:p>
          </table:table-cell>
          <table:table-cell office:value-type="float" office:value="382.4" calcext:value-type="float">
            <text:p>382.4</text:p>
          </table:table-cell>
          <table:table-cell office:value-type="float" office:value="479.97" calcext:value-type="float">
            <text:p>479.97</text:p>
          </table:table-cell>
        </table:table-row>
        <table:table-row table:style-name="ro1">
          <table:table-cell office:value-type="float" office:value="5535889" calcext:value-type="float">
            <text:p>5535889</text:p>
          </table:table-cell>
          <table:table-cell table:formula="of:=[.A348]/1000/(60*60*24)" office:value-type="time" office:time-value="PT01H32M15.889S" calcext:value-type="time">
            <text:p>01:32:16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299.98" calcext:value-type="float">
            <text:p>299.98</text:p>
          </table:table-cell>
          <table:table-cell office:value-type="float" office:value="383.49" calcext:value-type="float">
            <text:p>383.49</text:p>
          </table:table-cell>
          <table:table-cell office:value-type="float" office:value="481.31" calcext:value-type="float">
            <text:p>481.31</text:p>
          </table:table-cell>
        </table:table-row>
        <table:table-row table:style-name="ro1">
          <table:table-cell office:value-type="float" office:value="5551889" calcext:value-type="float">
            <text:p>5551889</text:p>
          </table:table-cell>
          <table:table-cell table:formula="of:=[.A349]/1000/(60*60*24)" office:value-type="time" office:time-value="PT01H32M31.889S" calcext:value-type="time">
            <text:p>01:32:32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299.98" calcext:value-type="float">
            <text:p>299.98</text:p>
          </table:table-cell>
          <table:table-cell office:value-type="float" office:value="384.58" calcext:value-type="float">
            <text:p>384.58</text:p>
          </table:table-cell>
          <table:table-cell office:value-type="float" office:value="482.64" calcext:value-type="float">
            <text:p>482.64</text:p>
          </table:table-cell>
        </table:table-row>
        <table:table-row table:style-name="ro1">
          <table:table-cell office:value-type="float" office:value="5567889" calcext:value-type="float">
            <text:p>5567889</text:p>
          </table:table-cell>
          <table:table-cell table:formula="of:=[.A350]/1000/(60*60*24)" office:value-type="time" office:time-value="PT01H32M47.889S" calcext:value-type="time">
            <text:p>01:32:48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299.98" calcext:value-type="float">
            <text:p>299.98</text:p>
          </table:table-cell>
          <table:table-cell office:value-type="float" office:value="385.66" calcext:value-type="float">
            <text:p>385.66</text:p>
          </table:table-cell>
          <table:table-cell office:value-type="float" office:value="483.97" calcext:value-type="float">
            <text:p>483.97</text:p>
          </table:table-cell>
        </table:table-row>
        <table:table-row table:style-name="ro1">
          <table:table-cell office:value-type="float" office:value="5583889" calcext:value-type="float">
            <text:p>5583889</text:p>
          </table:table-cell>
          <table:table-cell table:formula="of:=[.A351]/1000/(60*60*24)" office:value-type="time" office:time-value="PT01H33M03.889S" calcext:value-type="time">
            <text:p>01:33:04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299.98" calcext:value-type="float">
            <text:p>299.98</text:p>
          </table:table-cell>
          <table:table-cell office:value-type="float" office:value="386.75" calcext:value-type="float">
            <text:p>386.75</text:p>
          </table:table-cell>
          <table:table-cell office:value-type="float" office:value="485.3" calcext:value-type="float">
            <text:p>485.3</text:p>
          </table:table-cell>
        </table:table-row>
        <table:table-row table:style-name="ro1">
          <table:table-cell office:value-type="float" office:value="5599889" calcext:value-type="float">
            <text:p>5599889</text:p>
          </table:table-cell>
          <table:table-cell table:formula="of:=[.A352]/1000/(60*60*24)" office:value-type="time" office:time-value="PT01H33M19.889S" calcext:value-type="time">
            <text:p>01:33:20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299.98" calcext:value-type="float">
            <text:p>299.98</text:p>
          </table:table-cell>
          <table:table-cell office:value-type="float" office:value="387.83" calcext:value-type="float">
            <text:p>387.83</text:p>
          </table:table-cell>
          <table:table-cell office:value-type="float" office:value="486.64" calcext:value-type="float">
            <text:p>486.64</text:p>
          </table:table-cell>
        </table:table-row>
        <table:table-row table:style-name="ro1">
          <table:table-cell office:value-type="float" office:value="5615889" calcext:value-type="float">
            <text:p>5615889</text:p>
          </table:table-cell>
          <table:table-cell table:formula="of:=[.A353]/1000/(60*60*24)" office:value-type="time" office:time-value="PT01H33M35.889S" calcext:value-type="time">
            <text:p>01:33:36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299.85" calcext:value-type="float">
            <text:p>299.85</text:p>
          </table:table-cell>
          <table:table-cell office:value-type="float" office:value="388.92" calcext:value-type="float">
            <text:p>388.92</text:p>
          </table:table-cell>
          <table:table-cell office:value-type="float" office:value="487.97" calcext:value-type="float">
            <text:p>487.97</text:p>
          </table:table-cell>
        </table:table-row>
        <table:table-row table:style-name="ro1">
          <table:table-cell office:value-type="float" office:value="5631889" calcext:value-type="float">
            <text:p>5631889</text:p>
          </table:table-cell>
          <table:table-cell table:formula="of:=[.A354]/1000/(60*60*24)" office:value-type="time" office:time-value="PT01H33M51.889S" calcext:value-type="time">
            <text:p>01:33:52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299.98" calcext:value-type="float">
            <text:p>299.98</text:p>
          </table:table-cell>
          <table:table-cell office:value-type="float" office:value="390" calcext:value-type="float">
            <text:p>390</text:p>
          </table:table-cell>
          <table:table-cell office:value-type="float" office:value="489.3" calcext:value-type="float">
            <text:p>489.3</text:p>
          </table:table-cell>
        </table:table-row>
        <table:table-row table:style-name="ro1">
          <table:table-cell office:value-type="float" office:value="5647889" calcext:value-type="float">
            <text:p>5647889</text:p>
          </table:table-cell>
          <table:table-cell table:formula="of:=[.A355]/1000/(60*60*24)" office:value-type="time" office:time-value="PT01H34M07.889S" calcext:value-type="time">
            <text:p>01:34:08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299.85" calcext:value-type="float">
            <text:p>299.85</text:p>
          </table:table-cell>
          <table:table-cell office:value-type="float" office:value="391.09" calcext:value-type="float">
            <text:p>391.09</text:p>
          </table:table-cell>
          <table:table-cell office:value-type="float" office:value="490.63" calcext:value-type="float">
            <text:p>490.63</text:p>
          </table:table-cell>
        </table:table-row>
        <table:table-row table:style-name="ro1">
          <table:table-cell office:value-type="float" office:value="5663889" calcext:value-type="float">
            <text:p>5663889</text:p>
          </table:table-cell>
          <table:table-cell table:formula="of:=[.A356]/1000/(60*60*24)" office:value-type="time" office:time-value="PT01H34M23.889S" calcext:value-type="time">
            <text:p>01:34:24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299.85" calcext:value-type="float">
            <text:p>299.85</text:p>
          </table:table-cell>
          <table:table-cell office:value-type="float" office:value="392.17" calcext:value-type="float">
            <text:p>392.17</text:p>
          </table:table-cell>
          <table:table-cell office:value-type="float" office:value="491.97" calcext:value-type="float">
            <text:p>491.97</text:p>
          </table:table-cell>
        </table:table-row>
        <table:table-row table:style-name="ro1">
          <table:table-cell office:value-type="float" office:value="5679889" calcext:value-type="float">
            <text:p>5679889</text:p>
          </table:table-cell>
          <table:table-cell table:formula="of:=[.A357]/1000/(60*60*24)" office:value-type="time" office:time-value="PT01H34M39.889S" calcext:value-type="time">
            <text:p>01:34:40</text:p>
          </table:table-cell>
          <table:table-cell office:value-type="float" office:value="1.22" calcext:value-type="float">
            <text:p>1.22</text:p>
          </table:table-cell>
          <table:table-cell office:value-type="float" office:value="244.1" calcext:value-type="float">
            <text:p>244.1</text:p>
          </table:table-cell>
          <table:table-cell office:value-type="float" office:value="298.88" calcext:value-type="float">
            <text:p>298.88</text:p>
          </table:table-cell>
          <table:table-cell office:value-type="float" office:value="393.26" calcext:value-type="float">
            <text:p>393.26</text:p>
          </table:table-cell>
          <table:table-cell office:value-type="float" office:value="493.3" calcext:value-type="float">
            <text:p>493.3</text:p>
          </table:table-cell>
        </table:table-row>
        <table:table-row table:style-name="ro1">
          <table:table-cell office:value-type="float" office:value="5695889" calcext:value-type="float">
            <text:p>5695889</text:p>
          </table:table-cell>
          <table:table-cell table:formula="of:=[.A358]/1000/(60*60*24)" office:value-type="time" office:time-value="PT01H34M55.889S" calcext:value-type="time">
            <text:p>01:34:56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299.85" calcext:value-type="float">
            <text:p>299.85</text:p>
          </table:table-cell>
          <table:table-cell office:value-type="float" office:value="394.34" calcext:value-type="float">
            <text:p>394.34</text:p>
          </table:table-cell>
          <table:table-cell office:value-type="float" office:value="494.63" calcext:value-type="float">
            <text:p>494.63</text:p>
          </table:table-cell>
        </table:table-row>
        <table:table-row table:style-name="ro1">
          <table:table-cell office:value-type="float" office:value="5711889" calcext:value-type="float">
            <text:p>5711889</text:p>
          </table:table-cell>
          <table:table-cell table:formula="of:=[.A359]/1000/(60*60*24)" office:value-type="time" office:time-value="PT01H35M11.889S" calcext:value-type="time">
            <text:p>01:35:12</text:p>
          </table:table-cell>
          <table:table-cell office:value-type="float" office:value="1.22" calcext:value-type="float">
            <text:p>1.22</text:p>
          </table:table-cell>
          <table:table-cell office:value-type="float" office:value="244.1" calcext:value-type="float">
            <text:p>244.1</text:p>
          </table:table-cell>
          <table:table-cell office:value-type="float" office:value="298.88" calcext:value-type="float">
            <text:p>298.88</text:p>
          </table:table-cell>
          <table:table-cell office:value-type="float" office:value="395.43" calcext:value-type="float">
            <text:p>395.43</text:p>
          </table:table-cell>
          <table:table-cell office:value-type="float" office:value="495.96" calcext:value-type="float">
            <text:p>495.96</text:p>
          </table:table-cell>
        </table:table-row>
        <table:table-row table:style-name="ro1">
          <table:table-cell office:value-type="float" office:value="5727889" calcext:value-type="float">
            <text:p>5727889</text:p>
          </table:table-cell>
          <table:table-cell table:formula="of:=[.A360]/1000/(60*60*24)" office:value-type="time" office:time-value="PT01H35M27.889S" calcext:value-type="time">
            <text:p>01:35:28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299.85" calcext:value-type="float">
            <text:p>299.85</text:p>
          </table:table-cell>
          <table:table-cell office:value-type="float" office:value="396.51" calcext:value-type="float">
            <text:p>396.51</text:p>
          </table:table-cell>
          <table:table-cell office:value-type="float" office:value="497.29" calcext:value-type="float">
            <text:p>497.29</text:p>
          </table:table-cell>
        </table:table-row>
        <table:table-row table:style-name="ro1">
          <table:table-cell office:value-type="float" office:value="5743889" calcext:value-type="float">
            <text:p>5743889</text:p>
          </table:table-cell>
          <table:table-cell table:formula="of:=[.A361]/1000/(60*60*24)" office:value-type="time" office:time-value="PT01H35M43.889S" calcext:value-type="time">
            <text:p>01:35:44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299.85" calcext:value-type="float">
            <text:p>299.85</text:p>
          </table:table-cell>
          <table:table-cell office:value-type="float" office:value="397.6" calcext:value-type="float">
            <text:p>397.6</text:p>
          </table:table-cell>
          <table:table-cell office:value-type="float" office:value="498.62" calcext:value-type="float">
            <text:p>498.62</text:p>
          </table:table-cell>
        </table:table-row>
        <table:table-row table:style-name="ro1">
          <table:table-cell office:value-type="float" office:value="5759889" calcext:value-type="float">
            <text:p>5759889</text:p>
          </table:table-cell>
          <table:table-cell table:formula="of:=[.A362]/1000/(60*60*24)" office:value-type="time" office:time-value="PT01H35M59.889S" calcext:value-type="time">
            <text:p>01:36:00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299.85" calcext:value-type="float">
            <text:p>299.85</text:p>
          </table:table-cell>
          <table:table-cell office:value-type="float" office:value="398.68" calcext:value-type="float">
            <text:p>398.68</text:p>
          </table:table-cell>
          <table:table-cell office:value-type="float" office:value="499.96" calcext:value-type="float">
            <text:p>499.96</text:p>
          </table:table-cell>
        </table:table-row>
        <table:table-row table:style-name="ro1">
          <table:table-cell office:value-type="float" office:value="5775889" calcext:value-type="float">
            <text:p>5775889</text:p>
          </table:table-cell>
          <table:table-cell table:formula="of:=[.A363]/1000/(60*60*24)" office:value-type="time" office:time-value="PT01H36M15.889S" calcext:value-type="time">
            <text:p>01:36:16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299.85" calcext:value-type="float">
            <text:p>299.85</text:p>
          </table:table-cell>
          <table:table-cell office:value-type="float" office:value="399.77" calcext:value-type="float">
            <text:p>399.77</text:p>
          </table:table-cell>
          <table:table-cell office:value-type="float" office:value="501.29" calcext:value-type="float">
            <text:p>501.29</text:p>
          </table:table-cell>
        </table:table-row>
        <table:table-row table:style-name="ro1">
          <table:table-cell office:value-type="float" office:value="5791889" calcext:value-type="float">
            <text:p>5791889</text:p>
          </table:table-cell>
          <table:table-cell table:formula="of:=[.A364]/1000/(60*60*24)" office:value-type="time" office:time-value="PT01H36M31.889S" calcext:value-type="time">
            <text:p>01:36:32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299.73" calcext:value-type="float">
            <text:p>299.73</text:p>
          </table:table-cell>
          <table:table-cell office:value-type="float" office:value="400.85" calcext:value-type="float">
            <text:p>400.85</text:p>
          </table:table-cell>
          <table:table-cell office:value-type="float" office:value="502.62" calcext:value-type="float">
            <text:p>502.62</text:p>
          </table:table-cell>
        </table:table-row>
        <table:table-row table:style-name="ro1">
          <table:table-cell office:value-type="float" office:value="5807889" calcext:value-type="float">
            <text:p>5807889</text:p>
          </table:table-cell>
          <table:table-cell table:formula="of:=[.A365]/1000/(60*60*24)" office:value-type="time" office:time-value="PT01H36M47.889S" calcext:value-type="time">
            <text:p>01:36:48</text:p>
          </table:table-cell>
          <table:table-cell office:value-type="float" office:value="1.22" calcext:value-type="float">
            <text:p>1.22</text:p>
          </table:table-cell>
          <table:table-cell office:value-type="float" office:value="244.1" calcext:value-type="float">
            <text:p>244.1</text:p>
          </table:table-cell>
          <table:table-cell office:value-type="float" office:value="298.88" calcext:value-type="float">
            <text:p>298.88</text:p>
          </table:table-cell>
          <table:table-cell office:value-type="float" office:value="401.94" calcext:value-type="float">
            <text:p>401.94</text:p>
          </table:table-cell>
          <table:table-cell office:value-type="float" office:value="503.95" calcext:value-type="float">
            <text:p>503.95</text:p>
          </table:table-cell>
        </table:table-row>
        <table:table-row table:style-name="ro1">
          <table:table-cell office:value-type="float" office:value="5823889" calcext:value-type="float">
            <text:p>5823889</text:p>
          </table:table-cell>
          <table:table-cell table:formula="of:=[.A366]/1000/(60*60*24)" office:value-type="time" office:time-value="PT01H37M03.889S" calcext:value-type="time">
            <text:p>01:37:04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299.73" calcext:value-type="float">
            <text:p>299.73</text:p>
          </table:table-cell>
          <table:table-cell office:value-type="float" office:value="403.02" calcext:value-type="float">
            <text:p>403.02</text:p>
          </table:table-cell>
          <table:table-cell office:value-type="float" office:value="505.28" calcext:value-type="float">
            <text:p>505.28</text:p>
          </table:table-cell>
        </table:table-row>
        <table:table-row table:style-name="ro1">
          <table:table-cell office:value-type="float" office:value="5839889" calcext:value-type="float">
            <text:p>5839889</text:p>
          </table:table-cell>
          <table:table-cell table:formula="of:=[.A367]/1000/(60*60*24)" office:value-type="time" office:time-value="PT01H37M19.889S" calcext:value-type="time">
            <text:p>01:37:20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299.73" calcext:value-type="float">
            <text:p>299.73</text:p>
          </table:table-cell>
          <table:table-cell office:value-type="float" office:value="404.1" calcext:value-type="float">
            <text:p>404.1</text:p>
          </table:table-cell>
          <table:table-cell office:value-type="float" office:value="506.61" calcext:value-type="float">
            <text:p>506.61</text:p>
          </table:table-cell>
        </table:table-row>
        <table:table-row table:style-name="ro1">
          <table:table-cell office:value-type="float" office:value="5855889" calcext:value-type="float">
            <text:p>5855889</text:p>
          </table:table-cell>
          <table:table-cell table:formula="of:=[.A368]/1000/(60*60*24)" office:value-type="time" office:time-value="PT01H37M35.889S" calcext:value-type="time">
            <text:p>01:37:36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299.73" calcext:value-type="float">
            <text:p>299.73</text:p>
          </table:table-cell>
          <table:table-cell office:value-type="float" office:value="405.19" calcext:value-type="float">
            <text:p>405.19</text:p>
          </table:table-cell>
          <table:table-cell office:value-type="float" office:value="507.94" calcext:value-type="float">
            <text:p>507.94</text:p>
          </table:table-cell>
        </table:table-row>
        <table:table-row table:style-name="ro1">
          <table:table-cell office:value-type="float" office:value="5871889" calcext:value-type="float">
            <text:p>5871889</text:p>
          </table:table-cell>
          <table:table-cell table:formula="of:=[.A369]/1000/(60*60*24)" office:value-type="time" office:time-value="PT01H37M51.889S" calcext:value-type="time">
            <text:p>01:37:52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299.73" calcext:value-type="float">
            <text:p>299.73</text:p>
          </table:table-cell>
          <table:table-cell office:value-type="float" office:value="406.27" calcext:value-type="float">
            <text:p>406.27</text:p>
          </table:table-cell>
          <table:table-cell office:value-type="float" office:value="509.27" calcext:value-type="float">
            <text:p>509.27</text:p>
          </table:table-cell>
        </table:table-row>
        <table:table-row table:style-name="ro1">
          <table:table-cell office:value-type="float" office:value="5887889" calcext:value-type="float">
            <text:p>5887889</text:p>
          </table:table-cell>
          <table:table-cell table:formula="of:=[.A370]/1000/(60*60*24)" office:value-type="time" office:time-value="PT01H38M07.889S" calcext:value-type="time">
            <text:p>01:38:08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299.73" calcext:value-type="float">
            <text:p>299.73</text:p>
          </table:table-cell>
          <table:table-cell office:value-type="float" office:value="407.36" calcext:value-type="float">
            <text:p>407.36</text:p>
          </table:table-cell>
          <table:table-cell office:value-type="float" office:value="510.6" calcext:value-type="float">
            <text:p>510.6</text:p>
          </table:table-cell>
        </table:table-row>
        <table:table-row table:style-name="ro1">
          <table:table-cell office:value-type="float" office:value="5903889" calcext:value-type="float">
            <text:p>5903889</text:p>
          </table:table-cell>
          <table:table-cell table:formula="of:=[.A371]/1000/(60*60*24)" office:value-type="time" office:time-value="PT01H38M23.889S" calcext:value-type="time">
            <text:p>01:38:24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299.61" calcext:value-type="float">
            <text:p>299.61</text:p>
          </table:table-cell>
          <table:table-cell office:value-type="float" office:value="408.44" calcext:value-type="float">
            <text:p>408.44</text:p>
          </table:table-cell>
          <table:table-cell office:value-type="float" office:value="511.93" calcext:value-type="float">
            <text:p>511.93</text:p>
          </table:table-cell>
        </table:table-row>
        <table:table-row table:style-name="ro1">
          <table:table-cell office:value-type="float" office:value="5919889" calcext:value-type="float">
            <text:p>5919889</text:p>
          </table:table-cell>
          <table:table-cell table:formula="of:=[.A372]/1000/(60*60*24)" office:value-type="time" office:time-value="PT01H38M39.889S" calcext:value-type="time">
            <text:p>01:38:40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299.73" calcext:value-type="float">
            <text:p>299.73</text:p>
          </table:table-cell>
          <table:table-cell office:value-type="float" office:value="409.53" calcext:value-type="float">
            <text:p>409.53</text:p>
          </table:table-cell>
          <table:table-cell office:value-type="float" office:value="513.27" calcext:value-type="float">
            <text:p>513.27</text:p>
          </table:table-cell>
        </table:table-row>
        <table:table-row table:style-name="ro1">
          <table:table-cell office:value-type="float" office:value="5935889" calcext:value-type="float">
            <text:p>5935889</text:p>
          </table:table-cell>
          <table:table-cell table:formula="of:=[.A373]/1000/(60*60*24)" office:value-type="time" office:time-value="PT01H38M55.889S" calcext:value-type="time">
            <text:p>01:38:56</text:p>
          </table:table-cell>
          <table:table-cell office:value-type="float" office:value="1.22" calcext:value-type="float">
            <text:p>1.22</text:p>
          </table:table-cell>
          <table:table-cell office:value-type="float" office:value="243.9" calcext:value-type="float">
            <text:p>243.9</text:p>
          </table:table-cell>
          <table:table-cell office:value-type="float" office:value="298.63" calcext:value-type="float">
            <text:p>298.63</text:p>
          </table:table-cell>
          <table:table-cell office:value-type="float" office:value="410.61" calcext:value-type="float">
            <text:p>410.61</text:p>
          </table:table-cell>
          <table:table-cell office:value-type="float" office:value="514.59" calcext:value-type="float">
            <text:p>514.59</text:p>
          </table:table-cell>
        </table:table-row>
        <table:table-row table:style-name="ro1">
          <table:table-cell office:value-type="float" office:value="5951889" calcext:value-type="float">
            <text:p>5951889</text:p>
          </table:table-cell>
          <table:table-cell table:formula="of:=[.A374]/1000/(60*60*24)" office:value-type="time" office:time-value="PT01H39M11.889S" calcext:value-type="time">
            <text:p>01:39:12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299.61" calcext:value-type="float">
            <text:p>299.61</text:p>
          </table:table-cell>
          <table:table-cell office:value-type="float" office:value="411.69" calcext:value-type="float">
            <text:p>411.69</text:p>
          </table:table-cell>
          <table:table-cell office:value-type="float" office:value="515.93" calcext:value-type="float">
            <text:p>515.93</text:p>
          </table:table-cell>
        </table:table-row>
        <table:table-row table:style-name="ro1">
          <table:table-cell office:value-type="float" office:value="5967889" calcext:value-type="float">
            <text:p>5967889</text:p>
          </table:table-cell>
          <table:table-cell table:formula="of:=[.A375]/1000/(60*60*24)" office:value-type="time" office:time-value="PT01H39M27.889S" calcext:value-type="time">
            <text:p>01:39:28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299.6" calcext:value-type="float">
            <text:p>299.6</text:p>
          </table:table-cell>
          <table:table-cell office:value-type="float" office:value="412.78" calcext:value-type="float">
            <text:p>412.78</text:p>
          </table:table-cell>
          <table:table-cell office:value-type="float" office:value="517.26" calcext:value-type="float">
            <text:p>517.26</text:p>
          </table:table-cell>
        </table:table-row>
        <table:table-row table:style-name="ro1">
          <table:table-cell office:value-type="float" office:value="5983889" calcext:value-type="float">
            <text:p>5983889</text:p>
          </table:table-cell>
          <table:table-cell table:formula="of:=[.A376]/1000/(60*60*24)" office:value-type="time" office:time-value="PT01H39M43.889S" calcext:value-type="time">
            <text:p>01:39:44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299.73" calcext:value-type="float">
            <text:p>299.73</text:p>
          </table:table-cell>
          <table:table-cell office:value-type="float" office:value="413.86" calcext:value-type="float">
            <text:p>413.86</text:p>
          </table:table-cell>
          <table:table-cell office:value-type="float" office:value="518.59" calcext:value-type="float">
            <text:p>518.59</text:p>
          </table:table-cell>
        </table:table-row>
        <table:table-row table:style-name="ro1">
          <table:table-cell office:value-type="float" office:value="5999889" calcext:value-type="float">
            <text:p>5999889</text:p>
          </table:table-cell>
          <table:table-cell table:formula="of:=[.A377]/1000/(60*60*24)" office:value-type="time" office:time-value="PT01H39M59.889S" calcext:value-type="time">
            <text:p>01:40:00</text:p>
          </table:table-cell>
          <table:table-cell office:value-type="float" office:value="1.22" calcext:value-type="float">
            <text:p>1.22</text:p>
          </table:table-cell>
          <table:table-cell office:value-type="float" office:value="244" calcext:value-type="float">
            <text:p>244</text:p>
          </table:table-cell>
          <table:table-cell office:value-type="float" office:value="298.75" calcext:value-type="float">
            <text:p>298.75</text:p>
          </table:table-cell>
          <table:table-cell office:value-type="float" office:value="414.95" calcext:value-type="float">
            <text:p>414.95</text:p>
          </table:table-cell>
          <table:table-cell office:value-type="float" office:value="519.92" calcext:value-type="float">
            <text:p>519.92</text:p>
          </table:table-cell>
        </table:table-row>
        <table:table-row table:style-name="ro1">
          <table:table-cell office:value-type="float" office:value="6015889" calcext:value-type="float">
            <text:p>6015889</text:p>
          </table:table-cell>
          <table:table-cell table:formula="of:=[.A378]/1000/(60*60*24)" office:value-type="time" office:time-value="PT01H40M15.889S" calcext:value-type="time">
            <text:p>01:40:16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299.61" calcext:value-type="float">
            <text:p>299.61</text:p>
          </table:table-cell>
          <table:table-cell office:value-type="float" office:value="416.03" calcext:value-type="float">
            <text:p>416.03</text:p>
          </table:table-cell>
          <table:table-cell office:value-type="float" office:value="521.25" calcext:value-type="float">
            <text:p>521.25</text:p>
          </table:table-cell>
        </table:table-row>
        <table:table-row table:style-name="ro1">
          <table:table-cell office:value-type="float" office:value="6031889" calcext:value-type="float">
            <text:p>6031889</text:p>
          </table:table-cell>
          <table:table-cell table:formula="of:=[.A379]/1000/(60*60*24)" office:value-type="time" office:time-value="PT01H40M31.889S" calcext:value-type="time">
            <text:p>01:40:32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299.6" calcext:value-type="float">
            <text:p>299.6</text:p>
          </table:table-cell>
          <table:table-cell office:value-type="float" office:value="417.12" calcext:value-type="float">
            <text:p>417.12</text:p>
          </table:table-cell>
          <table:table-cell office:value-type="float" office:value="522.58" calcext:value-type="float">
            <text:p>522.58</text:p>
          </table:table-cell>
        </table:table-row>
        <table:table-row table:style-name="ro1">
          <table:table-cell office:value-type="float" office:value="6047889" calcext:value-type="float">
            <text:p>6047889</text:p>
          </table:table-cell>
          <table:table-cell table:formula="of:=[.A380]/1000/(60*60*24)" office:value-type="time" office:time-value="PT01H40M47.889S" calcext:value-type="time">
            <text:p>01:40:48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299.6" calcext:value-type="float">
            <text:p>299.6</text:p>
          </table:table-cell>
          <table:table-cell office:value-type="float" office:value="418.2" calcext:value-type="float">
            <text:p>418.2</text:p>
          </table:table-cell>
          <table:table-cell office:value-type="float" office:value="523.9" calcext:value-type="float">
            <text:p>523.9</text:p>
          </table:table-cell>
        </table:table-row>
        <table:table-row table:style-name="ro1">
          <table:table-cell office:value-type="float" office:value="6063889" calcext:value-type="float">
            <text:p>6063889</text:p>
          </table:table-cell>
          <table:table-cell table:formula="of:=[.A381]/1000/(60*60*24)" office:value-type="time" office:time-value="PT01H41M03.889S" calcext:value-type="time">
            <text:p>01:41:04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299.6" calcext:value-type="float">
            <text:p>299.6</text:p>
          </table:table-cell>
          <table:table-cell office:value-type="float" office:value="419.28" calcext:value-type="float">
            <text:p>419.28</text:p>
          </table:table-cell>
          <table:table-cell office:value-type="float" office:value="525.23" calcext:value-type="float">
            <text:p>525.23</text:p>
          </table:table-cell>
        </table:table-row>
        <table:table-row table:style-name="ro1">
          <table:table-cell office:value-type="float" office:value="6079889" calcext:value-type="float">
            <text:p>6079889</text:p>
          </table:table-cell>
          <table:table-cell table:formula="of:=[.A382]/1000/(60*60*24)" office:value-type="time" office:time-value="PT01H41M19.889S" calcext:value-type="time">
            <text:p>01:41:20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299.6" calcext:value-type="float">
            <text:p>299.6</text:p>
          </table:table-cell>
          <table:table-cell office:value-type="float" office:value="420.37" calcext:value-type="float">
            <text:p>420.37</text:p>
          </table:table-cell>
          <table:table-cell office:value-type="float" office:value="526.56" calcext:value-type="float">
            <text:p>526.56</text:p>
          </table:table-cell>
        </table:table-row>
        <table:table-row table:style-name="ro1">
          <table:table-cell office:value-type="float" office:value="6095889" calcext:value-type="float">
            <text:p>6095889</text:p>
          </table:table-cell>
          <table:table-cell table:formula="of:=[.A383]/1000/(60*60*24)" office:value-type="time" office:time-value="PT01H41M35.889S" calcext:value-type="time">
            <text:p>01:41:36</text:p>
          </table:table-cell>
          <table:table-cell office:value-type="float" office:value="1.22" calcext:value-type="float">
            <text:p>1.22</text:p>
          </table:table-cell>
          <table:table-cell office:value-type="float" office:value="243.9" calcext:value-type="float">
            <text:p>243.9</text:p>
          </table:table-cell>
          <table:table-cell office:value-type="float" office:value="298.63" calcext:value-type="float">
            <text:p>298.63</text:p>
          </table:table-cell>
          <table:table-cell office:value-type="float" office:value="421.45" calcext:value-type="float">
            <text:p>421.45</text:p>
          </table:table-cell>
          <table:table-cell office:value-type="float" office:value="527.89" calcext:value-type="float">
            <text:p>527.89</text:p>
          </table:table-cell>
        </table:table-row>
        <table:table-row table:style-name="ro1">
          <table:table-cell office:value-type="float" office:value="6111889" calcext:value-type="float">
            <text:p>6111889</text:p>
          </table:table-cell>
          <table:table-cell table:formula="of:=[.A384]/1000/(60*60*24)" office:value-type="time" office:time-value="PT01H41M51.889S" calcext:value-type="time">
            <text:p>01:41:52</text:p>
          </table:table-cell>
          <table:table-cell office:value-type="float" office:value="1.22" calcext:value-type="float">
            <text:p>1.22</text:p>
          </table:table-cell>
          <table:table-cell office:value-type="float" office:value="243.9" calcext:value-type="float">
            <text:p>243.9</text:p>
          </table:table-cell>
          <table:table-cell office:value-type="float" office:value="298.63" calcext:value-type="float">
            <text:p>298.63</text:p>
          </table:table-cell>
          <table:table-cell office:value-type="float" office:value="422.53" calcext:value-type="float">
            <text:p>422.53</text:p>
          </table:table-cell>
          <table:table-cell office:value-type="float" office:value="529.22" calcext:value-type="float">
            <text:p>529.22</text:p>
          </table:table-cell>
        </table:table-row>
        <table:table-row table:style-name="ro1">
          <table:table-cell office:value-type="float" office:value="6127889" calcext:value-type="float">
            <text:p>6127889</text:p>
          </table:table-cell>
          <table:table-cell table:formula="of:=[.A385]/1000/(60*60*24)" office:value-type="time" office:time-value="PT01H42M07.889S" calcext:value-type="time">
            <text:p>01:42:08</text:p>
          </table:table-cell>
          <table:table-cell office:value-type="float" office:value="1.22" calcext:value-type="float">
            <text:p>1.22</text:p>
          </table:table-cell>
          <table:table-cell office:value-type="float" office:value="243.9" calcext:value-type="float">
            <text:p>243.9</text:p>
          </table:table-cell>
          <table:table-cell office:value-type="float" office:value="298.63" calcext:value-type="float">
            <text:p>298.63</text:p>
          </table:table-cell>
          <table:table-cell office:value-type="float" office:value="423.62" calcext:value-type="float">
            <text:p>423.62</text:p>
          </table:table-cell>
          <table:table-cell office:value-type="float" office:value="530.55" calcext:value-type="float">
            <text:p>530.55</text:p>
          </table:table-cell>
        </table:table-row>
        <table:table-row table:style-name="ro1">
          <table:table-cell office:value-type="float" office:value="6143889" calcext:value-type="float">
            <text:p>6143889</text:p>
          </table:table-cell>
          <table:table-cell table:formula="of:=[.A386]/1000/(60*60*24)" office:value-type="time" office:time-value="PT01H42M23.889S" calcext:value-type="time">
            <text:p>01:42:24</text:p>
          </table:table-cell>
          <table:table-cell office:value-type="float" office:value="1.22" calcext:value-type="float">
            <text:p>1.22</text:p>
          </table:table-cell>
          <table:table-cell office:value-type="float" office:value="243.9" calcext:value-type="float">
            <text:p>243.9</text:p>
          </table:table-cell>
          <table:table-cell office:value-type="float" office:value="298.63" calcext:value-type="float">
            <text:p>298.63</text:p>
          </table:table-cell>
          <table:table-cell office:value-type="float" office:value="424.7" calcext:value-type="float">
            <text:p>424.7</text:p>
          </table:table-cell>
          <table:table-cell office:value-type="float" office:value="531.88" calcext:value-type="float">
            <text:p>531.88</text:p>
          </table:table-cell>
        </table:table-row>
        <table:table-row table:style-name="ro1">
          <table:table-cell office:value-type="float" office:value="6159889" calcext:value-type="float">
            <text:p>6159889</text:p>
          </table:table-cell>
          <table:table-cell table:formula="of:=[.A387]/1000/(60*60*24)" office:value-type="time" office:time-value="PT01H42M39.889S" calcext:value-type="time">
            <text:p>01:42:40</text:p>
          </table:table-cell>
          <table:table-cell office:value-type="float" office:value="1.22" calcext:value-type="float">
            <text:p>1.22</text:p>
          </table:table-cell>
          <table:table-cell office:value-type="float" office:value="243.9" calcext:value-type="float">
            <text:p>243.9</text:p>
          </table:table-cell>
          <table:table-cell office:value-type="float" office:value="298.63" calcext:value-type="float">
            <text:p>298.63</text:p>
          </table:table-cell>
          <table:table-cell office:value-type="float" office:value="425.79" calcext:value-type="float">
            <text:p>425.79</text:p>
          </table:table-cell>
          <table:table-cell office:value-type="float" office:value="533.2" calcext:value-type="float">
            <text:p>533.2</text:p>
          </table:table-cell>
        </table:table-row>
        <table:table-row table:style-name="ro1">
          <table:table-cell office:value-type="float" office:value="6175889" calcext:value-type="float">
            <text:p>6175889</text:p>
          </table:table-cell>
          <table:table-cell table:formula="of:=[.A388]/1000/(60*60*24)" office:value-type="time" office:time-value="PT01H42M55.889S" calcext:value-type="time">
            <text:p>01:42:56</text:p>
          </table:table-cell>
          <table:table-cell office:value-type="float" office:value="1.22" calcext:value-type="float">
            <text:p>1.22</text:p>
          </table:table-cell>
          <table:table-cell office:value-type="float" office:value="243.9" calcext:value-type="float">
            <text:p>243.9</text:p>
          </table:table-cell>
          <table:table-cell office:value-type="float" office:value="298.63" calcext:value-type="float">
            <text:p>298.63</text:p>
          </table:table-cell>
          <table:table-cell office:value-type="float" office:value="426.87" calcext:value-type="float">
            <text:p>426.87</text:p>
          </table:table-cell>
          <table:table-cell office:value-type="float" office:value="534.53" calcext:value-type="float">
            <text:p>534.53</text:p>
          </table:table-cell>
        </table:table-row>
        <table:table-row table:style-name="ro1">
          <table:table-cell office:value-type="float" office:value="6191889" calcext:value-type="float">
            <text:p>6191889</text:p>
          </table:table-cell>
          <table:table-cell table:formula="of:=[.A389]/1000/(60*60*24)" office:value-type="time" office:time-value="PT01H43M11.889S" calcext:value-type="time">
            <text:p>01:43:12</text:p>
          </table:table-cell>
          <table:table-cell office:value-type="float" office:value="1.22" calcext:value-type="float">
            <text:p>1.22</text:p>
          </table:table-cell>
          <table:table-cell office:value-type="float" office:value="243.8" calcext:value-type="float">
            <text:p>243.8</text:p>
          </table:table-cell>
          <table:table-cell office:value-type="float" office:value="298.51" calcext:value-type="float">
            <text:p>298.51</text:p>
          </table:table-cell>
          <table:table-cell office:value-type="float" office:value="427.95" calcext:value-type="float">
            <text:p>427.95</text:p>
          </table:table-cell>
          <table:table-cell office:value-type="float" office:value="535.86" calcext:value-type="float">
            <text:p>535.86</text:p>
          </table:table-cell>
        </table:table-row>
        <table:table-row table:style-name="ro1">
          <table:table-cell office:value-type="float" office:value="6207889" calcext:value-type="float">
            <text:p>6207889</text:p>
          </table:table-cell>
          <table:table-cell table:formula="of:=[.A390]/1000/(60*60*24)" office:value-type="time" office:time-value="PT01H43M27.889S" calcext:value-type="time">
            <text:p>01:43:28</text:p>
          </table:table-cell>
          <table:table-cell office:value-type="float" office:value="1.22" calcext:value-type="float">
            <text:p>1.22</text:p>
          </table:table-cell>
          <table:table-cell office:value-type="float" office:value="243.8" calcext:value-type="float">
            <text:p>243.8</text:p>
          </table:table-cell>
          <table:table-cell office:value-type="float" office:value="298.5" calcext:value-type="float">
            <text:p>298.5</text:p>
          </table:table-cell>
          <table:table-cell office:value-type="float" office:value="429.04" calcext:value-type="float">
            <text:p>429.04</text:p>
          </table:table-cell>
          <table:table-cell office:value-type="float" office:value="537.19" calcext:value-type="float">
            <text:p>537.19</text:p>
          </table:table-cell>
        </table:table-row>
        <table:table-row table:style-name="ro1">
          <table:table-cell office:value-type="float" office:value="6223889" calcext:value-type="float">
            <text:p>6223889</text:p>
          </table:table-cell>
          <table:table-cell table:formula="of:=[.A391]/1000/(60*60*24)" office:value-type="time" office:time-value="PT01H43M43.889S" calcext:value-type="time">
            <text:p>01:43:44</text:p>
          </table:table-cell>
          <table:table-cell office:value-type="float" office:value="1.22" calcext:value-type="float">
            <text:p>1.22</text:p>
          </table:table-cell>
          <table:table-cell office:value-type="float" office:value="243.8" calcext:value-type="float">
            <text:p>243.8</text:p>
          </table:table-cell>
          <table:table-cell office:value-type="float" office:value="298.5" calcext:value-type="float">
            <text:p>298.5</text:p>
          </table:table-cell>
          <table:table-cell office:value-type="float" office:value="430.12" calcext:value-type="float">
            <text:p>430.12</text:p>
          </table:table-cell>
          <table:table-cell office:value-type="float" office:value="538.52" calcext:value-type="float">
            <text:p>538.52</text:p>
          </table:table-cell>
        </table:table-row>
        <table:table-row table:style-name="ro1">
          <table:table-cell office:value-type="float" office:value="6239889" calcext:value-type="float">
            <text:p>6239889</text:p>
          </table:table-cell>
          <table:table-cell table:formula="of:=[.A392]/1000/(60*60*24)" office:value-type="time" office:time-value="PT01H43M59.889S" calcext:value-type="time">
            <text:p>01:44:00</text:p>
          </table:table-cell>
          <table:table-cell office:value-type="float" office:value="1.22" calcext:value-type="float">
            <text:p>1.22</text:p>
          </table:table-cell>
          <table:table-cell office:value-type="float" office:value="243.9" calcext:value-type="float">
            <text:p>243.9</text:p>
          </table:table-cell>
          <table:table-cell office:value-type="float" office:value="298.63" calcext:value-type="float">
            <text:p>298.63</text:p>
          </table:table-cell>
          <table:table-cell office:value-type="float" office:value="431.2" calcext:value-type="float">
            <text:p>431.2</text:p>
          </table:table-cell>
          <table:table-cell office:value-type="float" office:value="539.85" calcext:value-type="float">
            <text:p>539.85</text:p>
          </table:table-cell>
        </table:table-row>
        <table:table-row table:style-name="ro1">
          <table:table-cell office:value-type="float" office:value="6255889" calcext:value-type="float">
            <text:p>6255889</text:p>
          </table:table-cell>
          <table:table-cell table:formula="of:=[.A393]/1000/(60*60*24)" office:value-type="time" office:time-value="PT01H44M15.889S" calcext:value-type="time">
            <text:p>01:44:16</text:p>
          </table:table-cell>
          <table:table-cell office:value-type="float" office:value="1.22" calcext:value-type="float">
            <text:p>1.22</text:p>
          </table:table-cell>
          <table:table-cell office:value-type="float" office:value="243.8" calcext:value-type="float">
            <text:p>243.8</text:p>
          </table:table-cell>
          <table:table-cell office:value-type="float" office:value="298.5" calcext:value-type="float">
            <text:p>298.5</text:p>
          </table:table-cell>
          <table:table-cell office:value-type="float" office:value="432.29" calcext:value-type="float">
            <text:p>432.29</text:p>
          </table:table-cell>
          <table:table-cell office:value-type="float" office:value="541.17" calcext:value-type="float">
            <text:p>541.17</text:p>
          </table:table-cell>
        </table:table-row>
        <table:table-row table:style-name="ro1">
          <table:table-cell office:value-type="float" office:value="6271889" calcext:value-type="float">
            <text:p>6271889</text:p>
          </table:table-cell>
          <table:table-cell table:formula="of:=[.A394]/1000/(60*60*24)" office:value-type="time" office:time-value="PT01H44M31.889S" calcext:value-type="time">
            <text:p>01:44:32</text:p>
          </table:table-cell>
          <table:table-cell office:value-type="float" office:value="1.22" calcext:value-type="float">
            <text:p>1.22</text:p>
          </table:table-cell>
          <table:table-cell office:value-type="float" office:value="243.8" calcext:value-type="float">
            <text:p>243.8</text:p>
          </table:table-cell>
          <table:table-cell office:value-type="float" office:value="298.5" calcext:value-type="float">
            <text:p>298.5</text:p>
          </table:table-cell>
          <table:table-cell office:value-type="float" office:value="433.37" calcext:value-type="float">
            <text:p>433.37</text:p>
          </table:table-cell>
          <table:table-cell office:value-type="float" office:value="542.5" calcext:value-type="float">
            <text:p>542.5</text:p>
          </table:table-cell>
        </table:table-row>
        <table:table-row table:style-name="ro1">
          <table:table-cell office:value-type="float" office:value="6287889" calcext:value-type="float">
            <text:p>6287889</text:p>
          </table:table-cell>
          <table:table-cell table:formula="of:=[.A395]/1000/(60*60*24)" office:value-type="time" office:time-value="PT01H44M47.889S" calcext:value-type="time">
            <text:p>01:44:48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299.48" calcext:value-type="float">
            <text:p>299.48</text:p>
          </table:table-cell>
          <table:table-cell office:value-type="float" office:value="434.45" calcext:value-type="float">
            <text:p>434.45</text:p>
          </table:table-cell>
          <table:table-cell office:value-type="float" office:value="543.83" calcext:value-type="float">
            <text:p>543.83</text:p>
          </table:table-cell>
        </table:table-row>
        <table:table-row table:style-name="ro1">
          <table:table-cell office:value-type="float" office:value="6303889" calcext:value-type="float">
            <text:p>6303889</text:p>
          </table:table-cell>
          <table:table-cell table:formula="of:=[.A396]/1000/(60*60*24)" office:value-type="time" office:time-value="PT01H45M03.889S" calcext:value-type="time">
            <text:p>01:45:04</text:p>
          </table:table-cell>
          <table:table-cell office:value-type="float" office:value="1.22" calcext:value-type="float">
            <text:p>1.22</text:p>
          </table:table-cell>
          <table:table-cell office:value-type="float" office:value="243.8" calcext:value-type="float">
            <text:p>243.8</text:p>
          </table:table-cell>
          <table:table-cell office:value-type="float" office:value="298.5" calcext:value-type="float">
            <text:p>298.5</text:p>
          </table:table-cell>
          <table:table-cell office:value-type="float" office:value="435.54" calcext:value-type="float">
            <text:p>435.54</text:p>
          </table:table-cell>
          <table:table-cell office:value-type="float" office:value="545.16" calcext:value-type="float">
            <text:p>545.16</text:p>
          </table:table-cell>
        </table:table-row>
        <table:table-row table:style-name="ro1">
          <table:table-cell office:value-type="float" office:value="6319889" calcext:value-type="float">
            <text:p>6319889</text:p>
          </table:table-cell>
          <table:table-cell table:formula="of:=[.A397]/1000/(60*60*24)" office:value-type="time" office:time-value="PT01H45M19.889S" calcext:value-type="time">
            <text:p>01:45:20</text:p>
          </table:table-cell>
          <table:table-cell office:value-type="float" office:value="1.22" calcext:value-type="float">
            <text:p>1.22</text:p>
          </table:table-cell>
          <table:table-cell office:value-type="float" office:value="243.7" calcext:value-type="float">
            <text:p>243.7</text:p>
          </table:table-cell>
          <table:table-cell office:value-type="float" office:value="298.38" calcext:value-type="float">
            <text:p>298.38</text:p>
          </table:table-cell>
          <table:table-cell office:value-type="float" office:value="436.62" calcext:value-type="float">
            <text:p>436.62</text:p>
          </table:table-cell>
          <table:table-cell office:value-type="float" office:value="546.48" calcext:value-type="float">
            <text:p>546.48</text:p>
          </table:table-cell>
        </table:table-row>
        <table:table-row table:style-name="ro1">
          <table:table-cell office:value-type="float" office:value="6335889" calcext:value-type="float">
            <text:p>6335889</text:p>
          </table:table-cell>
          <table:table-cell table:formula="of:=[.A398]/1000/(60*60*24)" office:value-type="time" office:time-value="PT01H45M35.889S" calcext:value-type="time">
            <text:p>01:45:36</text:p>
          </table:table-cell>
          <table:table-cell office:value-type="float" office:value="1.22" calcext:value-type="float">
            <text:p>1.22</text:p>
          </table:table-cell>
          <table:table-cell office:value-type="float" office:value="243.8" calcext:value-type="float">
            <text:p>243.8</text:p>
          </table:table-cell>
          <table:table-cell office:value-type="float" office:value="298.5" calcext:value-type="float">
            <text:p>298.5</text:p>
          </table:table-cell>
          <table:table-cell office:value-type="float" office:value="437.7" calcext:value-type="float">
            <text:p>437.7</text:p>
          </table:table-cell>
          <table:table-cell office:value-type="float" office:value="547.81" calcext:value-type="float">
            <text:p>547.81</text:p>
          </table:table-cell>
        </table:table-row>
        <table:table-row table:style-name="ro1">
          <table:table-cell office:value-type="float" office:value="6351889" calcext:value-type="float">
            <text:p>6351889</text:p>
          </table:table-cell>
          <table:table-cell table:formula="of:=[.A399]/1000/(60*60*24)" office:value-type="time" office:time-value="PT01H45M51.889S" calcext:value-type="time">
            <text:p>01:45:52</text:p>
          </table:table-cell>
          <table:table-cell office:value-type="float" office:value="1.22" calcext:value-type="float">
            <text:p>1.22</text:p>
          </table:table-cell>
          <table:table-cell office:value-type="float" office:value="243.7" calcext:value-type="float">
            <text:p>243.7</text:p>
          </table:table-cell>
          <table:table-cell office:value-type="float" office:value="298.38" calcext:value-type="float">
            <text:p>298.38</text:p>
          </table:table-cell>
          <table:table-cell office:value-type="float" office:value="438.79" calcext:value-type="float">
            <text:p>438.79</text:p>
          </table:table-cell>
          <table:table-cell office:value-type="float" office:value="549.14" calcext:value-type="float">
            <text:p>549.14</text:p>
          </table:table-cell>
        </table:table-row>
        <table:table-row table:style-name="ro1">
          <table:table-cell office:value-type="float" office:value="6367889" calcext:value-type="float">
            <text:p>6367889</text:p>
          </table:table-cell>
          <table:table-cell table:formula="of:=[.A400]/1000/(60*60*24)" office:value-type="time" office:time-value="PT01H46M07.889S" calcext:value-type="time">
            <text:p>01:46:08</text:p>
          </table:table-cell>
          <table:table-cell office:value-type="float" office:value="1.22" calcext:value-type="float">
            <text:p>1.22</text:p>
          </table:table-cell>
          <table:table-cell office:value-type="float" office:value="243.8" calcext:value-type="float">
            <text:p>243.8</text:p>
          </table:table-cell>
          <table:table-cell office:value-type="float" office:value="298.5" calcext:value-type="float">
            <text:p>298.5</text:p>
          </table:table-cell>
          <table:table-cell office:value-type="float" office:value="439.87" calcext:value-type="float">
            <text:p>439.87</text:p>
          </table:table-cell>
          <table:table-cell office:value-type="float" office:value="550.46" calcext:value-type="float">
            <text:p>550.46</text:p>
          </table:table-cell>
        </table:table-row>
        <table:table-row table:style-name="ro1">
          <table:table-cell office:value-type="float" office:value="6383889" calcext:value-type="float">
            <text:p>6383889</text:p>
          </table:table-cell>
          <table:table-cell table:formula="of:=[.A401]/1000/(60*60*24)" office:value-type="time" office:time-value="PT01H46M23.889S" calcext:value-type="time">
            <text:p>01:46:24</text:p>
          </table:table-cell>
          <table:table-cell office:value-type="float" office:value="1.22" calcext:value-type="float">
            <text:p>1.22</text:p>
          </table:table-cell>
          <table:table-cell office:value-type="float" office:value="243.8" calcext:value-type="float">
            <text:p>243.8</text:p>
          </table:table-cell>
          <table:table-cell office:value-type="float" office:value="298.5" calcext:value-type="float">
            <text:p>298.5</text:p>
          </table:table-cell>
          <table:table-cell office:value-type="float" office:value="440.95" calcext:value-type="float">
            <text:p>440.95</text:p>
          </table:table-cell>
          <table:table-cell office:value-type="float" office:value="551.79" calcext:value-type="float">
            <text:p>551.79</text:p>
          </table:table-cell>
        </table:table-row>
        <table:table-row table:style-name="ro1">
          <table:table-cell office:value-type="float" office:value="6399889" calcext:value-type="float">
            <text:p>6399889</text:p>
          </table:table-cell>
          <table:table-cell table:formula="of:=[.A402]/1000/(60*60*24)" office:value-type="time" office:time-value="PT01H46M39.889S" calcext:value-type="time">
            <text:p>01:46:40</text:p>
          </table:table-cell>
          <table:table-cell office:value-type="float" office:value="1.22" calcext:value-type="float">
            <text:p>1.22</text:p>
          </table:table-cell>
          <table:table-cell office:value-type="float" office:value="243.8" calcext:value-type="float">
            <text:p>243.8</text:p>
          </table:table-cell>
          <table:table-cell office:value-type="float" office:value="298.5" calcext:value-type="float">
            <text:p>298.5</text:p>
          </table:table-cell>
          <table:table-cell office:value-type="float" office:value="442.04" calcext:value-type="float">
            <text:p>442.04</text:p>
          </table:table-cell>
          <table:table-cell office:value-type="float" office:value="553.12" calcext:value-type="float">
            <text:p>553.12</text:p>
          </table:table-cell>
        </table:table-row>
        <table:table-row table:style-name="ro1">
          <table:table-cell office:value-type="float" office:value="6415889" calcext:value-type="float">
            <text:p>6415889</text:p>
          </table:table-cell>
          <table:table-cell table:formula="of:=[.A403]/1000/(60*60*24)" office:value-type="time" office:time-value="PT01H46M55.889S" calcext:value-type="time">
            <text:p>01:46:56</text:p>
          </table:table-cell>
          <table:table-cell office:value-type="float" office:value="1.22" calcext:value-type="float">
            <text:p>1.22</text:p>
          </table:table-cell>
          <table:table-cell office:value-type="float" office:value="243.7" calcext:value-type="float">
            <text:p>243.7</text:p>
          </table:table-cell>
          <table:table-cell office:value-type="float" office:value="298.38" calcext:value-type="float">
            <text:p>298.38</text:p>
          </table:table-cell>
          <table:table-cell office:value-type="float" office:value="443.12" calcext:value-type="float">
            <text:p>443.12</text:p>
          </table:table-cell>
          <table:table-cell office:value-type="float" office:value="554.45" calcext:value-type="float">
            <text:p>554.45</text:p>
          </table:table-cell>
        </table:table-row>
        <table:table-row table:style-name="ro1">
          <table:table-cell office:value-type="float" office:value="6431889" calcext:value-type="float">
            <text:p>6431889</text:p>
          </table:table-cell>
          <table:table-cell table:formula="of:=[.A404]/1000/(60*60*24)" office:value-type="time" office:time-value="PT01H47M11.889S" calcext:value-type="time">
            <text:p>01:47:12</text:p>
          </table:table-cell>
          <table:table-cell office:value-type="float" office:value="1.22" calcext:value-type="float">
            <text:p>1.22</text:p>
          </table:table-cell>
          <table:table-cell office:value-type="float" office:value="243.7" calcext:value-type="float">
            <text:p>243.7</text:p>
          </table:table-cell>
          <table:table-cell office:value-type="float" office:value="298.38" calcext:value-type="float">
            <text:p>298.38</text:p>
          </table:table-cell>
          <table:table-cell office:value-type="float" office:value="444.2" calcext:value-type="float">
            <text:p>444.2</text:p>
          </table:table-cell>
          <table:table-cell office:value-type="float" office:value="555.77" calcext:value-type="float">
            <text:p>555.77</text:p>
          </table:table-cell>
        </table:table-row>
        <table:table-row table:style-name="ro1">
          <table:table-cell office:value-type="float" office:value="6447889" calcext:value-type="float">
            <text:p>6447889</text:p>
          </table:table-cell>
          <table:table-cell table:formula="of:=[.A405]/1000/(60*60*24)" office:value-type="time" office:time-value="PT01H47M27.889S" calcext:value-type="time">
            <text:p>01:47:28</text:p>
          </table:table-cell>
          <table:table-cell office:value-type="float" office:value="1.22" calcext:value-type="float">
            <text:p>1.22</text:p>
          </table:table-cell>
          <table:table-cell office:value-type="float" office:value="243.7" calcext:value-type="float">
            <text:p>243.7</text:p>
          </table:table-cell>
          <table:table-cell office:value-type="float" office:value="298.38" calcext:value-type="float">
            <text:p>298.38</text:p>
          </table:table-cell>
          <table:table-cell office:value-type="float" office:value="445.29" calcext:value-type="float">
            <text:p>445.29</text:p>
          </table:table-cell>
          <table:table-cell office:value-type="float" office:value="557.1" calcext:value-type="float">
            <text:p>557.1</text:p>
          </table:table-cell>
        </table:table-row>
        <table:table-row table:style-name="ro1">
          <table:table-cell office:value-type="float" office:value="6463889" calcext:value-type="float">
            <text:p>6463889</text:p>
          </table:table-cell>
          <table:table-cell table:formula="of:=[.A406]/1000/(60*60*24)" office:value-type="time" office:time-value="PT01H47M43.889S" calcext:value-type="time">
            <text:p>01:47:44</text:p>
          </table:table-cell>
          <table:table-cell office:value-type="float" office:value="1.22" calcext:value-type="float">
            <text:p>1.22</text:p>
          </table:table-cell>
          <table:table-cell office:value-type="float" office:value="243.7" calcext:value-type="float">
            <text:p>243.7</text:p>
          </table:table-cell>
          <table:table-cell office:value-type="float" office:value="298.38" calcext:value-type="float">
            <text:p>298.38</text:p>
          </table:table-cell>
          <table:table-cell office:value-type="float" office:value="446.37" calcext:value-type="float">
            <text:p>446.37</text:p>
          </table:table-cell>
          <table:table-cell office:value-type="float" office:value="558.43" calcext:value-type="float">
            <text:p>558.43</text:p>
          </table:table-cell>
        </table:table-row>
        <table:table-row table:style-name="ro1">
          <table:table-cell office:value-type="float" office:value="6479889" calcext:value-type="float">
            <text:p>6479889</text:p>
          </table:table-cell>
          <table:table-cell table:formula="of:=[.A407]/1000/(60*60*24)" office:value-type="time" office:time-value="PT01H47M59.889S" calcext:value-type="time">
            <text:p>01:48:00</text:p>
          </table:table-cell>
          <table:table-cell office:value-type="float" office:value="1.22" calcext:value-type="float">
            <text:p>1.22</text:p>
          </table:table-cell>
          <table:table-cell office:value-type="float" office:value="243.6" calcext:value-type="float">
            <text:p>243.6</text:p>
          </table:table-cell>
          <table:table-cell office:value-type="float" office:value="298.26" calcext:value-type="float">
            <text:p>298.26</text:p>
          </table:table-cell>
          <table:table-cell office:value-type="float" office:value="447.45" calcext:value-type="float">
            <text:p>447.45</text:p>
          </table:table-cell>
          <table:table-cell office:value-type="float" office:value="559.75" calcext:value-type="float">
            <text:p>559.75</text:p>
          </table:table-cell>
        </table:table-row>
        <table:table-row table:style-name="ro1">
          <table:table-cell office:value-type="float" office:value="6495889" calcext:value-type="float">
            <text:p>6495889</text:p>
          </table:table-cell>
          <table:table-cell table:formula="of:=[.A408]/1000/(60*60*24)" office:value-type="time" office:time-value="PT01H48M15.889S" calcext:value-type="time">
            <text:p>01:48:16</text:p>
          </table:table-cell>
          <table:table-cell office:value-type="float" office:value="1.22" calcext:value-type="float">
            <text:p>1.22</text:p>
          </table:table-cell>
          <table:table-cell office:value-type="float" office:value="243.7" calcext:value-type="float">
            <text:p>243.7</text:p>
          </table:table-cell>
          <table:table-cell office:value-type="float" office:value="298.38" calcext:value-type="float">
            <text:p>298.38</text:p>
          </table:table-cell>
          <table:table-cell office:value-type="float" office:value="448.54" calcext:value-type="float">
            <text:p>448.54</text:p>
          </table:table-cell>
          <table:table-cell office:value-type="float" office:value="561.08" calcext:value-type="float">
            <text:p>561.08</text:p>
          </table:table-cell>
        </table:table-row>
        <table:table-row table:style-name="ro1">
          <table:table-cell office:value-type="float" office:value="6511889" calcext:value-type="float">
            <text:p>6511889</text:p>
          </table:table-cell>
          <table:table-cell table:formula="of:=[.A409]/1000/(60*60*24)" office:value-type="time" office:time-value="PT01H48M31.889S" calcext:value-type="time">
            <text:p>01:48:32</text:p>
          </table:table-cell>
          <table:table-cell office:value-type="float" office:value="1.22" calcext:value-type="float">
            <text:p>1.22</text:p>
          </table:table-cell>
          <table:table-cell office:value-type="float" office:value="243.6" calcext:value-type="float">
            <text:p>243.6</text:p>
          </table:table-cell>
          <table:table-cell office:value-type="float" office:value="298.26" calcext:value-type="float">
            <text:p>298.26</text:p>
          </table:table-cell>
          <table:table-cell office:value-type="float" office:value="449.62" calcext:value-type="float">
            <text:p>449.62</text:p>
          </table:table-cell>
          <table:table-cell office:value-type="float" office:value="562.4" calcext:value-type="float">
            <text:p>562.4</text:p>
          </table:table-cell>
        </table:table-row>
        <table:table-row table:style-name="ro1">
          <table:table-cell office:value-type="float" office:value="6527889" calcext:value-type="float">
            <text:p>6527889</text:p>
          </table:table-cell>
          <table:table-cell table:formula="of:=[.A410]/1000/(60*60*24)" office:value-type="time" office:time-value="PT01H48M47.889S" calcext:value-type="time">
            <text:p>01:48:48</text:p>
          </table:table-cell>
          <table:table-cell office:value-type="float" office:value="1.22" calcext:value-type="float">
            <text:p>1.22</text:p>
          </table:table-cell>
          <table:table-cell office:value-type="float" office:value="243.7" calcext:value-type="float">
            <text:p>243.7</text:p>
          </table:table-cell>
          <table:table-cell office:value-type="float" office:value="298.38" calcext:value-type="float">
            <text:p>298.38</text:p>
          </table:table-cell>
          <table:table-cell office:value-type="float" office:value="450.7" calcext:value-type="float">
            <text:p>450.7</text:p>
          </table:table-cell>
          <table:table-cell office:value-type="float" office:value="563.73" calcext:value-type="float">
            <text:p>563.73</text:p>
          </table:table-cell>
        </table:table-row>
        <table:table-row table:style-name="ro1">
          <table:table-cell office:value-type="float" office:value="6543889" calcext:value-type="float">
            <text:p>6543889</text:p>
          </table:table-cell>
          <table:table-cell table:formula="of:=[.A411]/1000/(60*60*24)" office:value-type="time" office:time-value="PT01H49M03.889S" calcext:value-type="time">
            <text:p>01:49:04</text:p>
          </table:table-cell>
          <table:table-cell office:value-type="float" office:value="1.22" calcext:value-type="float">
            <text:p>1.22</text:p>
          </table:table-cell>
          <table:table-cell office:value-type="float" office:value="243.7" calcext:value-type="float">
            <text:p>243.7</text:p>
          </table:table-cell>
          <table:table-cell office:value-type="float" office:value="298.38" calcext:value-type="float">
            <text:p>298.38</text:p>
          </table:table-cell>
          <table:table-cell office:value-type="float" office:value="451.78" calcext:value-type="float">
            <text:p>451.78</text:p>
          </table:table-cell>
          <table:table-cell office:value-type="float" office:value="565.06" calcext:value-type="float">
            <text:p>565.06</text:p>
          </table:table-cell>
        </table:table-row>
        <table:table-row table:style-name="ro1">
          <table:table-cell office:value-type="float" office:value="6559889" calcext:value-type="float">
            <text:p>6559889</text:p>
          </table:table-cell>
          <table:table-cell table:formula="of:=[.A412]/1000/(60*60*24)" office:value-type="time" office:time-value="PT01H49M19.889S" calcext:value-type="time">
            <text:p>01:49:20</text:p>
          </table:table-cell>
          <table:table-cell office:value-type="float" office:value="1.22" calcext:value-type="float">
            <text:p>1.22</text:p>
          </table:table-cell>
          <table:table-cell office:value-type="float" office:value="243.7" calcext:value-type="float">
            <text:p>243.7</text:p>
          </table:table-cell>
          <table:table-cell office:value-type="float" office:value="298.38" calcext:value-type="float">
            <text:p>298.38</text:p>
          </table:table-cell>
          <table:table-cell office:value-type="float" office:value="452.87" calcext:value-type="float">
            <text:p>452.87</text:p>
          </table:table-cell>
          <table:table-cell office:value-type="float" office:value="566.38" calcext:value-type="float">
            <text:p>566.38</text:p>
          </table:table-cell>
        </table:table-row>
        <table:table-row table:style-name="ro1">
          <table:table-cell office:value-type="float" office:value="6575889" calcext:value-type="float">
            <text:p>6575889</text:p>
          </table:table-cell>
          <table:table-cell table:formula="of:=[.A413]/1000/(60*60*24)" office:value-type="time" office:time-value="PT01H49M35.889S" calcext:value-type="time">
            <text:p>01:49:36</text:p>
          </table:table-cell>
          <table:table-cell office:value-type="float" office:value="1.22" calcext:value-type="float">
            <text:p>1.22</text:p>
          </table:table-cell>
          <table:table-cell office:value-type="float" office:value="243.6" calcext:value-type="float">
            <text:p>243.6</text:p>
          </table:table-cell>
          <table:table-cell office:value-type="float" office:value="298.26" calcext:value-type="float">
            <text:p>298.26</text:p>
          </table:table-cell>
          <table:table-cell office:value-type="float" office:value="453.95" calcext:value-type="float">
            <text:p>453.95</text:p>
          </table:table-cell>
          <table:table-cell office:value-type="float" office:value="567.71" calcext:value-type="float">
            <text:p>567.71</text:p>
          </table:table-cell>
        </table:table-row>
        <table:table-row table:style-name="ro1">
          <table:table-cell office:value-type="float" office:value="6591889" calcext:value-type="float">
            <text:p>6591889</text:p>
          </table:table-cell>
          <table:table-cell table:formula="of:=[.A414]/1000/(60*60*24)" office:value-type="time" office:time-value="PT01H49M51.889S" calcext:value-type="time">
            <text:p>01:49:52</text:p>
          </table:table-cell>
          <table:table-cell office:value-type="float" office:value="1.22" calcext:value-type="float">
            <text:p>1.22</text:p>
          </table:table-cell>
          <table:table-cell office:value-type="float" office:value="243.6" calcext:value-type="float">
            <text:p>243.6</text:p>
          </table:table-cell>
          <table:table-cell office:value-type="float" office:value="298.25" calcext:value-type="float">
            <text:p>298.25</text:p>
          </table:table-cell>
          <table:table-cell office:value-type="float" office:value="455.03" calcext:value-type="float">
            <text:p>455.03</text:p>
          </table:table-cell>
          <table:table-cell office:value-type="float" office:value="569.03" calcext:value-type="float">
            <text:p>569.03</text:p>
          </table:table-cell>
        </table:table-row>
        <table:table-row table:style-name="ro1">
          <table:table-cell office:value-type="float" office:value="6607889" calcext:value-type="float">
            <text:p>6607889</text:p>
          </table:table-cell>
          <table:table-cell table:formula="of:=[.A415]/1000/(60*60*24)" office:value-type="time" office:time-value="PT01H50M07.889S" calcext:value-type="time">
            <text:p>01:50:08</text:p>
          </table:table-cell>
          <table:table-cell office:value-type="float" office:value="1.22" calcext:value-type="float">
            <text:p>1.22</text:p>
          </table:table-cell>
          <table:table-cell office:value-type="float" office:value="243.6" calcext:value-type="float">
            <text:p>243.6</text:p>
          </table:table-cell>
          <table:table-cell office:value-type="float" office:value="298.25" calcext:value-type="float">
            <text:p>298.25</text:p>
          </table:table-cell>
          <table:table-cell office:value-type="float" office:value="456.11" calcext:value-type="float">
            <text:p>456.11</text:p>
          </table:table-cell>
          <table:table-cell office:value-type="float" office:value="570.36" calcext:value-type="float">
            <text:p>570.36</text:p>
          </table:table-cell>
        </table:table-row>
        <table:table-row table:style-name="ro1">
          <table:table-cell office:value-type="float" office:value="6623889" calcext:value-type="float">
            <text:p>6623889</text:p>
          </table:table-cell>
          <table:table-cell table:formula="of:=[.A416]/1000/(60*60*24)" office:value-type="time" office:time-value="PT01H50M23.889S" calcext:value-type="time">
            <text:p>01:50:24</text:p>
          </table:table-cell>
          <table:table-cell office:value-type="float" office:value="1.22" calcext:value-type="float">
            <text:p>1.22</text:p>
          </table:table-cell>
          <table:table-cell office:value-type="float" office:value="243.7" calcext:value-type="float">
            <text:p>243.7</text:p>
          </table:table-cell>
          <table:table-cell office:value-type="float" office:value="298.38" calcext:value-type="float">
            <text:p>298.38</text:p>
          </table:table-cell>
          <table:table-cell office:value-type="float" office:value="457.2" calcext:value-type="float">
            <text:p>457.2</text:p>
          </table:table-cell>
          <table:table-cell office:value-type="float" office:value="571.69" calcext:value-type="float">
            <text:p>571.69</text:p>
          </table:table-cell>
        </table:table-row>
        <table:table-row table:style-name="ro1">
          <table:table-cell office:value-type="float" office:value="6639889" calcext:value-type="float">
            <text:p>6639889</text:p>
          </table:table-cell>
          <table:table-cell table:formula="of:=[.A417]/1000/(60*60*24)" office:value-type="time" office:time-value="PT01H50M39.889S" calcext:value-type="time">
            <text:p>01:50:40</text:p>
          </table:table-cell>
          <table:table-cell office:value-type="float" office:value="1.22" calcext:value-type="float">
            <text:p>1.22</text:p>
          </table:table-cell>
          <table:table-cell office:value-type="float" office:value="243.6" calcext:value-type="float">
            <text:p>243.6</text:p>
          </table:table-cell>
          <table:table-cell office:value-type="float" office:value="298.25" calcext:value-type="float">
            <text:p>298.25</text:p>
          </table:table-cell>
          <table:table-cell office:value-type="float" office:value="458.28" calcext:value-type="float">
            <text:p>458.28</text:p>
          </table:table-cell>
          <table:table-cell office:value-type="float" office:value="573.01" calcext:value-type="float">
            <text:p>573.01</text:p>
          </table:table-cell>
        </table:table-row>
        <table:table-row table:style-name="ro1">
          <table:table-cell office:value-type="float" office:value="6655889" calcext:value-type="float">
            <text:p>6655889</text:p>
          </table:table-cell>
          <table:table-cell table:formula="of:=[.A418]/1000/(60*60*24)" office:value-type="time" office:time-value="PT01H50M55.889S" calcext:value-type="time">
            <text:p>01:50:56</text:p>
          </table:table-cell>
          <table:table-cell office:value-type="float" office:value="1.22" calcext:value-type="float">
            <text:p>1.22</text:p>
          </table:table-cell>
          <table:table-cell office:value-type="float" office:value="243.6" calcext:value-type="float">
            <text:p>243.6</text:p>
          </table:table-cell>
          <table:table-cell office:value-type="float" office:value="298.25" calcext:value-type="float">
            <text:p>298.25</text:p>
          </table:table-cell>
          <table:table-cell office:value-type="float" office:value="459.36" calcext:value-type="float">
            <text:p>459.36</text:p>
          </table:table-cell>
          <table:table-cell office:value-type="float" office:value="574.34" calcext:value-type="float">
            <text:p>574.34</text:p>
          </table:table-cell>
        </table:table-row>
        <table:table-row table:style-name="ro1">
          <table:table-cell office:value-type="float" office:value="6671889" calcext:value-type="float">
            <text:p>6671889</text:p>
          </table:table-cell>
          <table:table-cell table:formula="of:=[.A419]/1000/(60*60*24)" office:value-type="time" office:time-value="PT01H51M11.889S" calcext:value-type="time">
            <text:p>01:51:12</text:p>
          </table:table-cell>
          <table:table-cell office:value-type="float" office:value="1.22" calcext:value-type="float">
            <text:p>1.22</text:p>
          </table:table-cell>
          <table:table-cell office:value-type="float" office:value="243.6" calcext:value-type="float">
            <text:p>243.6</text:p>
          </table:table-cell>
          <table:table-cell office:value-type="float" office:value="298.26" calcext:value-type="float">
            <text:p>298.26</text:p>
          </table:table-cell>
          <table:table-cell office:value-type="float" office:value="460.45" calcext:value-type="float">
            <text:p>460.45</text:p>
          </table:table-cell>
          <table:table-cell office:value-type="float" office:value="575.66" calcext:value-type="float">
            <text:p>575.66</text:p>
          </table:table-cell>
        </table:table-row>
        <table:table-row table:style-name="ro1">
          <table:table-cell office:value-type="float" office:value="6687889" calcext:value-type="float">
            <text:p>6687889</text:p>
          </table:table-cell>
          <table:table-cell table:formula="of:=[.A420]/1000/(60*60*24)" office:value-type="time" office:time-value="PT01H51M27.889S" calcext:value-type="time">
            <text:p>01:51:28</text:p>
          </table:table-cell>
          <table:table-cell office:value-type="float" office:value="1.22" calcext:value-type="float">
            <text:p>1.22</text:p>
          </table:table-cell>
          <table:table-cell office:value-type="float" office:value="243.6" calcext:value-type="float">
            <text:p>243.6</text:p>
          </table:table-cell>
          <table:table-cell office:value-type="float" office:value="298.25" calcext:value-type="float">
            <text:p>298.25</text:p>
          </table:table-cell>
          <table:table-cell office:value-type="float" office:value="461.53" calcext:value-type="float">
            <text:p>461.53</text:p>
          </table:table-cell>
          <table:table-cell office:value-type="float" office:value="576.99" calcext:value-type="float">
            <text:p>576.99</text:p>
          </table:table-cell>
        </table:table-row>
        <table:table-row table:style-name="ro1">
          <table:table-cell office:value-type="float" office:value="6703889" calcext:value-type="float">
            <text:p>6703889</text:p>
          </table:table-cell>
          <table:table-cell table:formula="of:=[.A421]/1000/(60*60*24)" office:value-type="time" office:time-value="PT01H51M43.889S" calcext:value-type="time">
            <text:p>01:51:44</text:p>
          </table:table-cell>
          <table:table-cell office:value-type="float" office:value="1.22" calcext:value-type="float">
            <text:p>1.22</text:p>
          </table:table-cell>
          <table:table-cell office:value-type="float" office:value="243.6" calcext:value-type="float">
            <text:p>243.6</text:p>
          </table:table-cell>
          <table:table-cell office:value-type="float" office:value="298.25" calcext:value-type="float">
            <text:p>298.25</text:p>
          </table:table-cell>
          <table:table-cell office:value-type="float" office:value="462.61" calcext:value-type="float">
            <text:p>462.61</text:p>
          </table:table-cell>
          <table:table-cell office:value-type="float" office:value="578.31" calcext:value-type="float">
            <text:p>578.31</text:p>
          </table:table-cell>
        </table:table-row>
        <table:table-row table:style-name="ro1">
          <table:table-cell office:value-type="float" office:value="6719889" calcext:value-type="float">
            <text:p>6719889</text:p>
          </table:table-cell>
          <table:table-cell table:formula="of:=[.A422]/1000/(60*60*24)" office:value-type="time" office:time-value="PT01H51M59.889S" calcext:value-type="time">
            <text:p>01:52:00</text:p>
          </table:table-cell>
          <table:table-cell office:value-type="float" office:value="1.22" calcext:value-type="float">
            <text:p>1.22</text:p>
          </table:table-cell>
          <table:table-cell office:value-type="float" office:value="243.6" calcext:value-type="float">
            <text:p>243.6</text:p>
          </table:table-cell>
          <table:table-cell office:value-type="float" office:value="298.25" calcext:value-type="float">
            <text:p>298.25</text:p>
          </table:table-cell>
          <table:table-cell office:value-type="float" office:value="463.69" calcext:value-type="float">
            <text:p>463.69</text:p>
          </table:table-cell>
          <table:table-cell office:value-type="float" office:value="579.64" calcext:value-type="float">
            <text:p>579.64</text:p>
          </table:table-cell>
        </table:table-row>
        <table:table-row table:style-name="ro1">
          <table:table-cell office:value-type="float" office:value="6735889" calcext:value-type="float">
            <text:p>6735889</text:p>
          </table:table-cell>
          <table:table-cell table:formula="of:=[.A423]/1000/(60*60*24)" office:value-type="time" office:time-value="PT01H52M15.889S" calcext:value-type="time">
            <text:p>01:52:16</text:p>
          </table:table-cell>
          <table:table-cell office:value-type="float" office:value="1.22" calcext:value-type="float">
            <text:p>1.22</text:p>
          </table:table-cell>
          <table:table-cell office:value-type="float" office:value="243.6" calcext:value-type="float">
            <text:p>243.6</text:p>
          </table:table-cell>
          <table:table-cell office:value-type="float" office:value="298.25" calcext:value-type="float">
            <text:p>298.25</text:p>
          </table:table-cell>
          <table:table-cell office:value-type="float" office:value="464.78" calcext:value-type="float">
            <text:p>464.78</text:p>
          </table:table-cell>
          <table:table-cell office:value-type="float" office:value="580.96" calcext:value-type="float">
            <text:p>580.96</text:p>
          </table:table-cell>
        </table:table-row>
        <table:table-row table:style-name="ro1">
          <table:table-cell office:value-type="float" office:value="6751889" calcext:value-type="float">
            <text:p>6751889</text:p>
          </table:table-cell>
          <table:table-cell table:formula="of:=[.A424]/1000/(60*60*24)" office:value-type="time" office:time-value="PT01H52M31.889S" calcext:value-type="time">
            <text:p>01:52:32</text:p>
          </table:table-cell>
          <table:table-cell office:value-type="float" office:value="1.22" calcext:value-type="float">
            <text:p>1.22</text:p>
          </table:table-cell>
          <table:table-cell office:value-type="float" office:value="243.5" calcext:value-type="float">
            <text:p>243.5</text:p>
          </table:table-cell>
          <table:table-cell office:value-type="float" office:value="298.13" calcext:value-type="float">
            <text:p>298.13</text:p>
          </table:table-cell>
          <table:table-cell office:value-type="float" office:value="465.86" calcext:value-type="float">
            <text:p>465.86</text:p>
          </table:table-cell>
          <table:table-cell office:value-type="float" office:value="582.29" calcext:value-type="float">
            <text:p>582.29</text:p>
          </table:table-cell>
        </table:table-row>
        <table:table-row table:style-name="ro1">
          <table:table-cell office:value-type="float" office:value="6767889" calcext:value-type="float">
            <text:p>6767889</text:p>
          </table:table-cell>
          <table:table-cell table:formula="of:=[.A425]/1000/(60*60*24)" office:value-type="time" office:time-value="PT01H52M47.889S" calcext:value-type="time">
            <text:p>01:52:48</text:p>
          </table:table-cell>
          <table:table-cell office:value-type="float" office:value="1.22" calcext:value-type="float">
            <text:p>1.22</text:p>
          </table:table-cell>
          <table:table-cell office:value-type="float" office:value="243.6" calcext:value-type="float">
            <text:p>243.6</text:p>
          </table:table-cell>
          <table:table-cell office:value-type="float" office:value="298.25" calcext:value-type="float">
            <text:p>298.25</text:p>
          </table:table-cell>
          <table:table-cell office:value-type="float" office:value="466.94" calcext:value-type="float">
            <text:p>466.94</text:p>
          </table:table-cell>
          <table:table-cell office:value-type="float" office:value="583.61" calcext:value-type="float">
            <text:p>583.61</text:p>
          </table:table-cell>
        </table:table-row>
        <table:table-row table:style-name="ro1">
          <table:table-cell office:value-type="float" office:value="6783889" calcext:value-type="float">
            <text:p>6783889</text:p>
          </table:table-cell>
          <table:table-cell table:formula="of:=[.A426]/1000/(60*60*24)" office:value-type="time" office:time-value="PT01H53M03.889S" calcext:value-type="time">
            <text:p>01:53:04</text:p>
          </table:table-cell>
          <table:table-cell office:value-type="float" office:value="1.22" calcext:value-type="float">
            <text:p>1.22</text:p>
          </table:table-cell>
          <table:table-cell office:value-type="float" office:value="243.6" calcext:value-type="float">
            <text:p>243.6</text:p>
          </table:table-cell>
          <table:table-cell office:value-type="float" office:value="298.25" calcext:value-type="float">
            <text:p>298.25</text:p>
          </table:table-cell>
          <table:table-cell office:value-type="float" office:value="468.02" calcext:value-type="float">
            <text:p>468.02</text:p>
          </table:table-cell>
          <table:table-cell office:value-type="float" office:value="584.94" calcext:value-type="float">
            <text:p>584.94</text:p>
          </table:table-cell>
        </table:table-row>
        <table:table-row table:style-name="ro1">
          <table:table-cell office:value-type="float" office:value="6799889" calcext:value-type="float">
            <text:p>6799889</text:p>
          </table:table-cell>
          <table:table-cell table:formula="of:=[.A427]/1000/(60*60*24)" office:value-type="time" office:time-value="PT01H53M19.889S" calcext:value-type="time">
            <text:p>01:53:20</text:p>
          </table:table-cell>
          <table:table-cell office:value-type="float" office:value="1.22" calcext:value-type="float">
            <text:p>1.22</text:p>
          </table:table-cell>
          <table:table-cell office:value-type="float" office:value="243.6" calcext:value-type="float">
            <text:p>243.6</text:p>
          </table:table-cell>
          <table:table-cell office:value-type="float" office:value="298.25" calcext:value-type="float">
            <text:p>298.25</text:p>
          </table:table-cell>
          <table:table-cell office:value-type="float" office:value="469.11" calcext:value-type="float">
            <text:p>469.11</text:p>
          </table:table-cell>
          <table:table-cell office:value-type="float" office:value="586.26" calcext:value-type="float">
            <text:p>586.26</text:p>
          </table:table-cell>
        </table:table-row>
        <table:table-row table:style-name="ro1">
          <table:table-cell office:value-type="float" office:value="6815889" calcext:value-type="float">
            <text:p>6815889</text:p>
          </table:table-cell>
          <table:table-cell table:formula="of:=[.A428]/1000/(60*60*24)" office:value-type="time" office:time-value="PT01H53M35.889S" calcext:value-type="time">
            <text:p>01:53:36</text:p>
          </table:table-cell>
          <table:table-cell office:value-type="float" office:value="1.22" calcext:value-type="float">
            <text:p>1.22</text:p>
          </table:table-cell>
          <table:table-cell office:value-type="float" office:value="243.6" calcext:value-type="float">
            <text:p>243.6</text:p>
          </table:table-cell>
          <table:table-cell office:value-type="float" office:value="298.25" calcext:value-type="float">
            <text:p>298.25</text:p>
          </table:table-cell>
          <table:table-cell office:value-type="float" office:value="470.19" calcext:value-type="float">
            <text:p>470.19</text:p>
          </table:table-cell>
          <table:table-cell office:value-type="float" office:value="587.59" calcext:value-type="float">
            <text:p>587.59</text:p>
          </table:table-cell>
        </table:table-row>
        <table:table-row table:style-name="ro1">
          <table:table-cell office:value-type="float" office:value="6831889" calcext:value-type="float">
            <text:p>6831889</text:p>
          </table:table-cell>
          <table:table-cell table:formula="of:=[.A429]/1000/(60*60*24)" office:value-type="time" office:time-value="PT01H53M51.889S" calcext:value-type="time">
            <text:p>01:53:52</text:p>
          </table:table-cell>
          <table:table-cell office:value-type="float" office:value="1.22" calcext:value-type="float">
            <text:p>1.22</text:p>
          </table:table-cell>
          <table:table-cell office:value-type="float" office:value="243.6" calcext:value-type="float">
            <text:p>243.6</text:p>
          </table:table-cell>
          <table:table-cell office:value-type="float" office:value="298.25" calcext:value-type="float">
            <text:p>298.25</text:p>
          </table:table-cell>
          <table:table-cell office:value-type="float" office:value="471.27" calcext:value-type="float">
            <text:p>471.27</text:p>
          </table:table-cell>
          <table:table-cell office:value-type="float" office:value="588.91" calcext:value-type="float">
            <text:p>588.91</text:p>
          </table:table-cell>
        </table:table-row>
        <table:table-row table:style-name="ro1">
          <table:table-cell office:value-type="float" office:value="6847889" calcext:value-type="float">
            <text:p>6847889</text:p>
          </table:table-cell>
          <table:table-cell table:formula="of:=[.A430]/1000/(60*60*24)" office:value-type="time" office:time-value="PT01H54M07.889S" calcext:value-type="time">
            <text:p>01:54:08</text:p>
          </table:table-cell>
          <table:table-cell office:value-type="float" office:value="1.22" calcext:value-type="float">
            <text:p>1.22</text:p>
          </table:table-cell>
          <table:table-cell office:value-type="float" office:value="243.5" calcext:value-type="float">
            <text:p>243.5</text:p>
          </table:table-cell>
          <table:table-cell office:value-type="float" office:value="298.13" calcext:value-type="float">
            <text:p>298.13</text:p>
          </table:table-cell>
          <table:table-cell office:value-type="float" office:value="472.35" calcext:value-type="float">
            <text:p>472.35</text:p>
          </table:table-cell>
          <table:table-cell office:value-type="float" office:value="590.24" calcext:value-type="float">
            <text:p>590.24</text:p>
          </table:table-cell>
        </table:table-row>
        <table:table-row table:style-name="ro1">
          <table:table-cell office:value-type="float" office:value="6863889" calcext:value-type="float">
            <text:p>6863889</text:p>
          </table:table-cell>
          <table:table-cell table:formula="of:=[.A431]/1000/(60*60*24)" office:value-type="time" office:time-value="PT01H54M23.889S" calcext:value-type="time">
            <text:p>01:54:24</text:p>
          </table:table-cell>
          <table:table-cell office:value-type="float" office:value="1.22" calcext:value-type="float">
            <text:p>1.22</text:p>
          </table:table-cell>
          <table:table-cell office:value-type="float" office:value="243.6" calcext:value-type="float">
            <text:p>243.6</text:p>
          </table:table-cell>
          <table:table-cell office:value-type="float" office:value="298.25" calcext:value-type="float">
            <text:p>298.25</text:p>
          </table:table-cell>
          <table:table-cell office:value-type="float" office:value="473.44" calcext:value-type="float">
            <text:p>473.44</text:p>
          </table:table-cell>
          <table:table-cell office:value-type="float" office:value="591.57" calcext:value-type="float">
            <text:p>591.57</text:p>
          </table:table-cell>
        </table:table-row>
        <table:table-row table:style-name="ro1">
          <table:table-cell office:value-type="float" office:value="6879889" calcext:value-type="float">
            <text:p>6879889</text:p>
          </table:table-cell>
          <table:table-cell table:formula="of:=[.A432]/1000/(60*60*24)" office:value-type="time" office:time-value="PT01H54M39.889S" calcext:value-type="time">
            <text:p>01:54:40</text:p>
          </table:table-cell>
          <table:table-cell office:value-type="float" office:value="1.22" calcext:value-type="float">
            <text:p>1.22</text:p>
          </table:table-cell>
          <table:table-cell office:value-type="float" office:value="243.5" calcext:value-type="float">
            <text:p>243.5</text:p>
          </table:table-cell>
          <table:table-cell office:value-type="float" office:value="298.13" calcext:value-type="float">
            <text:p>298.13</text:p>
          </table:table-cell>
          <table:table-cell office:value-type="float" office:value="474.52" calcext:value-type="float">
            <text:p>474.52</text:p>
          </table:table-cell>
          <table:table-cell office:value-type="float" office:value="592.89" calcext:value-type="float">
            <text:p>592.89</text:p>
          </table:table-cell>
        </table:table-row>
        <table:table-row table:style-name="ro1">
          <table:table-cell office:value-type="float" office:value="6895889" calcext:value-type="float">
            <text:p>6895889</text:p>
          </table:table-cell>
          <table:table-cell table:formula="of:=[.A433]/1000/(60*60*24)" office:value-type="time" office:time-value="PT01H54M55.889S" calcext:value-type="time">
            <text:p>01:54:56</text:p>
          </table:table-cell>
          <table:table-cell office:value-type="float" office:value="1.22" calcext:value-type="float">
            <text:p>1.22</text:p>
          </table:table-cell>
          <table:table-cell office:value-type="float" office:value="243.5" calcext:value-type="float">
            <text:p>243.5</text:p>
          </table:table-cell>
          <table:table-cell office:value-type="float" office:value="298.13" calcext:value-type="float">
            <text:p>298.13</text:p>
          </table:table-cell>
          <table:table-cell office:value-type="float" office:value="475.6" calcext:value-type="float">
            <text:p>475.6</text:p>
          </table:table-cell>
          <table:table-cell office:value-type="float" office:value="594.22" calcext:value-type="float">
            <text:p>594.22</text:p>
          </table:table-cell>
        </table:table-row>
        <table:table-row table:style-name="ro1">
          <table:table-cell office:value-type="float" office:value="6911889" calcext:value-type="float">
            <text:p>6911889</text:p>
          </table:table-cell>
          <table:table-cell table:formula="of:=[.A434]/1000/(60*60*24)" office:value-type="time" office:time-value="PT01H55M11.889S" calcext:value-type="time">
            <text:p>01:55:12</text:p>
          </table:table-cell>
          <table:table-cell office:value-type="float" office:value="1.22" calcext:value-type="float">
            <text:p>1.22</text:p>
          </table:table-cell>
          <table:table-cell office:value-type="float" office:value="243.5" calcext:value-type="float">
            <text:p>243.5</text:p>
          </table:table-cell>
          <table:table-cell office:value-type="float" office:value="298.13" calcext:value-type="float">
            <text:p>298.13</text:p>
          </table:table-cell>
          <table:table-cell office:value-type="float" office:value="476.68" calcext:value-type="float">
            <text:p>476.68</text:p>
          </table:table-cell>
          <table:table-cell office:value-type="float" office:value="595.54" calcext:value-type="float">
            <text:p>595.54</text:p>
          </table:table-cell>
        </table:table-row>
        <table:table-row table:style-name="ro1">
          <table:table-cell office:value-type="float" office:value="6927889" calcext:value-type="float">
            <text:p>6927889</text:p>
          </table:table-cell>
          <table:table-cell table:formula="of:=[.A435]/1000/(60*60*24)" office:value-type="time" office:time-value="PT01H55M27.889S" calcext:value-type="time">
            <text:p>01:55:28</text:p>
          </table:table-cell>
          <table:table-cell office:value-type="float" office:value="1.22" calcext:value-type="float">
            <text:p>1.22</text:p>
          </table:table-cell>
          <table:table-cell office:value-type="float" office:value="243.5" calcext:value-type="float">
            <text:p>243.5</text:p>
          </table:table-cell>
          <table:table-cell office:value-type="float" office:value="298.13" calcext:value-type="float">
            <text:p>298.13</text:p>
          </table:table-cell>
          <table:table-cell office:value-type="float" office:value="477.76" calcext:value-type="float">
            <text:p>477.76</text:p>
          </table:table-cell>
          <table:table-cell office:value-type="float" office:value="596.87" calcext:value-type="float">
            <text:p>596.87</text:p>
          </table:table-cell>
        </table:table-row>
        <table:table-row table:style-name="ro1">
          <table:table-cell office:value-type="float" office:value="6943889" calcext:value-type="float">
            <text:p>6943889</text:p>
          </table:table-cell>
          <table:table-cell table:formula="of:=[.A436]/1000/(60*60*24)" office:value-type="time" office:time-value="PT01H55M43.889S" calcext:value-type="time">
            <text:p>01:55:44</text:p>
          </table:table-cell>
          <table:table-cell office:value-type="float" office:value="1.22" calcext:value-type="float">
            <text:p>1.22</text:p>
          </table:table-cell>
          <table:table-cell office:value-type="float" office:value="243.5" calcext:value-type="float">
            <text:p>243.5</text:p>
          </table:table-cell>
          <table:table-cell office:value-type="float" office:value="298.13" calcext:value-type="float">
            <text:p>298.13</text:p>
          </table:table-cell>
          <table:table-cell office:value-type="float" office:value="478.85" calcext:value-type="float">
            <text:p>478.85</text:p>
          </table:table-cell>
          <table:table-cell office:value-type="float" office:value="598.19" calcext:value-type="float">
            <text:p>598.19</text:p>
          </table:table-cell>
        </table:table-row>
        <table:table-row table:style-name="ro1">
          <table:table-cell office:value-type="float" office:value="6959889" calcext:value-type="float">
            <text:p>6959889</text:p>
          </table:table-cell>
          <table:table-cell table:formula="of:=[.A437]/1000/(60*60*24)" office:value-type="time" office:time-value="PT01H55M59.889S" calcext:value-type="time">
            <text:p>01:56:00</text:p>
          </table:table-cell>
          <table:table-cell office:value-type="float" office:value="1.22" calcext:value-type="float">
            <text:p>1.22</text:p>
          </table:table-cell>
          <table:table-cell office:value-type="float" office:value="243.5" calcext:value-type="float">
            <text:p>243.5</text:p>
          </table:table-cell>
          <table:table-cell office:value-type="float" office:value="298.13" calcext:value-type="float">
            <text:p>298.13</text:p>
          </table:table-cell>
          <table:table-cell office:value-type="float" office:value="479.93" calcext:value-type="float">
            <text:p>479.93</text:p>
          </table:table-cell>
          <table:table-cell office:value-type="float" office:value="599.52" calcext:value-type="float">
            <text:p>599.52</text:p>
          </table:table-cell>
        </table:table-row>
        <table:table-row table:style-name="ro1">
          <table:table-cell office:value-type="float" office:value="6975889" calcext:value-type="float">
            <text:p>6975889</text:p>
          </table:table-cell>
          <table:table-cell table:formula="of:=[.A438]/1000/(60*60*24)" office:value-type="time" office:time-value="PT01H56M15.889S" calcext:value-type="time">
            <text:p>01:56:16</text:p>
          </table:table-cell>
          <table:table-cell office:value-type="float" office:value="1.22" calcext:value-type="float">
            <text:p>1.22</text:p>
          </table:table-cell>
          <table:table-cell office:value-type="float" office:value="243.5" calcext:value-type="float">
            <text:p>243.5</text:p>
          </table:table-cell>
          <table:table-cell office:value-type="float" office:value="298.13" calcext:value-type="float">
            <text:p>298.13</text:p>
          </table:table-cell>
          <table:table-cell office:value-type="float" office:value="481.01" calcext:value-type="float">
            <text:p>481.01</text:p>
          </table:table-cell>
          <table:table-cell office:value-type="float" office:value="600.84" calcext:value-type="float">
            <text:p>600.84</text:p>
          </table:table-cell>
        </table:table-row>
        <table:table-row table:style-name="ro1">
          <table:table-cell office:value-type="float" office:value="6991889" calcext:value-type="float">
            <text:p>6991889</text:p>
          </table:table-cell>
          <table:table-cell table:formula="of:=[.A439]/1000/(60*60*24)" office:value-type="time" office:time-value="PT01H56M31.889S" calcext:value-type="time">
            <text:p>01:56:32</text:p>
          </table:table-cell>
          <table:table-cell office:value-type="float" office:value="1.22" calcext:value-type="float">
            <text:p>1.22</text:p>
          </table:table-cell>
          <table:table-cell office:value-type="float" office:value="243.5" calcext:value-type="float">
            <text:p>243.5</text:p>
          </table:table-cell>
          <table:table-cell office:value-type="float" office:value="298.13" calcext:value-type="float">
            <text:p>298.13</text:p>
          </table:table-cell>
          <table:table-cell office:value-type="float" office:value="482.09" calcext:value-type="float">
            <text:p>482.09</text:p>
          </table:table-cell>
          <table:table-cell office:value-type="float" office:value="602.17" calcext:value-type="float">
            <text:p>602.17</text:p>
          </table:table-cell>
        </table:table-row>
        <table:table-row table:style-name="ro1">
          <table:table-cell office:value-type="float" office:value="7007889" calcext:value-type="float">
            <text:p>7007889</text:p>
          </table:table-cell>
          <table:table-cell table:formula="of:=[.A440]/1000/(60*60*24)" office:value-type="time" office:time-value="PT01H56M47.889S" calcext:value-type="time">
            <text:p>01:56:48</text:p>
          </table:table-cell>
          <table:table-cell office:value-type="float" office:value="1.22" calcext:value-type="float">
            <text:p>1.22</text:p>
          </table:table-cell>
          <table:table-cell office:value-type="float" office:value="243.5" calcext:value-type="float">
            <text:p>243.5</text:p>
          </table:table-cell>
          <table:table-cell office:value-type="float" office:value="298.13" calcext:value-type="float">
            <text:p>298.13</text:p>
          </table:table-cell>
          <table:table-cell office:value-type="float" office:value="483.17" calcext:value-type="float">
            <text:p>483.17</text:p>
          </table:table-cell>
          <table:table-cell office:value-type="float" office:value="603.49" calcext:value-type="float">
            <text:p>603.49</text:p>
          </table:table-cell>
        </table:table-row>
        <table:table-row table:style-name="ro1">
          <table:table-cell office:value-type="float" office:value="7023889" calcext:value-type="float">
            <text:p>7023889</text:p>
          </table:table-cell>
          <table:table-cell table:formula="of:=[.A441]/1000/(60*60*24)" office:value-type="time" office:time-value="PT01H57M03.889S" calcext:value-type="time">
            <text:p>01:57:04</text:p>
          </table:table-cell>
          <table:table-cell office:value-type="float" office:value="1.22" calcext:value-type="float">
            <text:p>1.22</text:p>
          </table:table-cell>
          <table:table-cell office:value-type="float" office:value="243.5" calcext:value-type="float">
            <text:p>243.5</text:p>
          </table:table-cell>
          <table:table-cell office:value-type="float" office:value="298.13" calcext:value-type="float">
            <text:p>298.13</text:p>
          </table:table-cell>
          <table:table-cell office:value-type="float" office:value="484.26" calcext:value-type="float">
            <text:p>484.26</text:p>
          </table:table-cell>
          <table:table-cell office:value-type="float" office:value="604.82" calcext:value-type="float">
            <text:p>604.82</text:p>
          </table:table-cell>
        </table:table-row>
        <table:table-row table:style-name="ro1">
          <table:table-cell office:value-type="float" office:value="7039889" calcext:value-type="float">
            <text:p>7039889</text:p>
          </table:table-cell>
          <table:table-cell table:formula="of:=[.A442]/1000/(60*60*24)" office:value-type="time" office:time-value="PT01H57M19.889S" calcext:value-type="time">
            <text:p>01:57:20</text:p>
          </table:table-cell>
          <table:table-cell office:value-type="float" office:value="1.22" calcext:value-type="float">
            <text:p>1.22</text:p>
          </table:table-cell>
          <table:table-cell office:value-type="float" office:value="243.5" calcext:value-type="float">
            <text:p>243.5</text:p>
          </table:table-cell>
          <table:table-cell office:value-type="float" office:value="298.13" calcext:value-type="float">
            <text:p>298.13</text:p>
          </table:table-cell>
          <table:table-cell office:value-type="float" office:value="485.34" calcext:value-type="float">
            <text:p>485.34</text:p>
          </table:table-cell>
          <table:table-cell office:value-type="float" office:value="606.14" calcext:value-type="float">
            <text:p>606.14</text:p>
          </table:table-cell>
        </table:table-row>
        <table:table-row table:style-name="ro1">
          <table:table-cell office:value-type="float" office:value="7055889" calcext:value-type="float">
            <text:p>7055889</text:p>
          </table:table-cell>
          <table:table-cell table:formula="of:=[.A443]/1000/(60*60*24)" office:value-type="time" office:time-value="PT01H57M35.889S" calcext:value-type="time">
            <text:p>01:57:36</text:p>
          </table:table-cell>
          <table:table-cell office:value-type="float" office:value="1.22" calcext:value-type="float">
            <text:p>1.22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01" calcext:value-type="float">
            <text:p>298.01</text:p>
          </table:table-cell>
          <table:table-cell office:value-type="float" office:value="486.42" calcext:value-type="float">
            <text:p>486.42</text:p>
          </table:table-cell>
          <table:table-cell office:value-type="float" office:value="607.47" calcext:value-type="float">
            <text:p>607.47</text:p>
          </table:table-cell>
        </table:table-row>
        <table:table-row table:style-name="ro1">
          <table:table-cell office:value-type="float" office:value="7071889" calcext:value-type="float">
            <text:p>7071889</text:p>
          </table:table-cell>
          <table:table-cell table:formula="of:=[.A444]/1000/(60*60*24)" office:value-type="time" office:time-value="PT01H57M51.889S" calcext:value-type="time">
            <text:p>01:57:52</text:p>
          </table:table-cell>
          <table:table-cell office:value-type="float" office:value="1.22" calcext:value-type="float">
            <text:p>1.22</text:p>
          </table:table-cell>
          <table:table-cell office:value-type="float" office:value="243.5" calcext:value-type="float">
            <text:p>243.5</text:p>
          </table:table-cell>
          <table:table-cell office:value-type="float" office:value="298.13" calcext:value-type="float">
            <text:p>298.13</text:p>
          </table:table-cell>
          <table:table-cell office:value-type="float" office:value="487.5" calcext:value-type="float">
            <text:p>487.5</text:p>
          </table:table-cell>
          <table:table-cell office:value-type="float" office:value="608.79" calcext:value-type="float">
            <text:p>608.79</text:p>
          </table:table-cell>
        </table:table-row>
        <table:table-row table:style-name="ro1">
          <table:table-cell office:value-type="float" office:value="7087889" calcext:value-type="float">
            <text:p>7087889</text:p>
          </table:table-cell>
          <table:table-cell table:formula="of:=[.A445]/1000/(60*60*24)" office:value-type="time" office:time-value="PT01H58M07.889S" calcext:value-type="time">
            <text:p>01:58:08</text:p>
          </table:table-cell>
          <table:table-cell office:value-type="float" office:value="1.22" calcext:value-type="float">
            <text:p>1.22</text:p>
          </table:table-cell>
          <table:table-cell office:value-type="float" office:value="243.5" calcext:value-type="float">
            <text:p>243.5</text:p>
          </table:table-cell>
          <table:table-cell office:value-type="float" office:value="298.13" calcext:value-type="float">
            <text:p>298.13</text:p>
          </table:table-cell>
          <table:table-cell office:value-type="float" office:value="488.58" calcext:value-type="float">
            <text:p>488.58</text:p>
          </table:table-cell>
          <table:table-cell office:value-type="float" office:value="610.11" calcext:value-type="float">
            <text:p>610.11</text:p>
          </table:table-cell>
        </table:table-row>
        <table:table-row table:style-name="ro1">
          <table:table-cell office:value-type="float" office:value="7103889" calcext:value-type="float">
            <text:p>7103889</text:p>
          </table:table-cell>
          <table:table-cell table:formula="of:=[.A446]/1000/(60*60*24)" office:value-type="time" office:time-value="PT01H58M23.889S" calcext:value-type="time">
            <text:p>01:58:24</text:p>
          </table:table-cell>
          <table:table-cell office:value-type="float" office:value="1.22" calcext:value-type="float">
            <text:p>1.22</text:p>
          </table:table-cell>
          <table:table-cell office:value-type="float" office:value="243.5" calcext:value-type="float">
            <text:p>243.5</text:p>
          </table:table-cell>
          <table:table-cell office:value-type="float" office:value="298.13" calcext:value-type="float">
            <text:p>298.13</text:p>
          </table:table-cell>
          <table:table-cell office:value-type="float" office:value="489.67" calcext:value-type="float">
            <text:p>489.67</text:p>
          </table:table-cell>
          <table:table-cell office:value-type="float" office:value="611.44" calcext:value-type="float">
            <text:p>611.44</text:p>
          </table:table-cell>
        </table:table-row>
        <table:table-row table:style-name="ro1">
          <table:table-cell office:value-type="float" office:value="7119889" calcext:value-type="float">
            <text:p>7119889</text:p>
          </table:table-cell>
          <table:table-cell table:formula="of:=[.A447]/1000/(60*60*24)" office:value-type="time" office:time-value="PT01H58M39.889S" calcext:value-type="time">
            <text:p>01:58:40</text:p>
          </table:table-cell>
          <table:table-cell office:value-type="float" office:value="1.22" calcext:value-type="float">
            <text:p>1.22</text:p>
          </table:table-cell>
          <table:table-cell office:value-type="float" office:value="243.4" calcext:value-type="float">
            <text:p>243.4</text:p>
          </table:table-cell>
          <table:table-cell office:value-type="float" office:value="298" calcext:value-type="float">
            <text:p>298</text:p>
          </table:table-cell>
          <table:table-cell office:value-type="float" office:value="490.75" calcext:value-type="float">
            <text:p>490.75</text:p>
          </table:table-cell>
          <table:table-cell office:value-type="float" office:value="612.76" calcext:value-type="float">
            <text:p>612.76</text:p>
          </table:table-cell>
        </table:table-row>
        <table:table-row table:style-name="ro1">
          <table:table-cell office:value-type="float" office:value="7135889" calcext:value-type="float">
            <text:p>7135889</text:p>
          </table:table-cell>
          <table:table-cell table:formula="of:=[.A448]/1000/(60*60*24)" office:value-type="time" office:time-value="PT01H58M55.889S" calcext:value-type="time">
            <text:p>01:58:56</text:p>
          </table:table-cell>
          <table:table-cell office:value-type="float" office:value="1.22" calcext:value-type="float">
            <text:p>1.22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01" calcext:value-type="float">
            <text:p>298.01</text:p>
          </table:table-cell>
          <table:table-cell office:value-type="float" office:value="491.83" calcext:value-type="float">
            <text:p>491.83</text:p>
          </table:table-cell>
          <table:table-cell office:value-type="float" office:value="614.09" calcext:value-type="float">
            <text:p>614.09</text:p>
          </table:table-cell>
        </table:table-row>
        <table:table-row table:style-name="ro1">
          <table:table-cell office:value-type="float" office:value="7151889" calcext:value-type="float">
            <text:p>7151889</text:p>
          </table:table-cell>
          <table:table-cell table:formula="of:=[.A449]/1000/(60*60*24)" office:value-type="time" office:time-value="PT01H59M11.889S" calcext:value-type="time">
            <text:p>01:59:12</text:p>
          </table:table-cell>
          <table:table-cell office:value-type="float" office:value="1.22" calcext:value-type="float">
            <text:p>1.22</text:p>
          </table:table-cell>
          <table:table-cell office:value-type="float" office:value="243.5" calcext:value-type="float">
            <text:p>243.5</text:p>
          </table:table-cell>
          <table:table-cell office:value-type="float" office:value="298.13" calcext:value-type="float">
            <text:p>298.13</text:p>
          </table:table-cell>
          <table:table-cell office:value-type="float" office:value="492.91" calcext:value-type="float">
            <text:p>492.91</text:p>
          </table:table-cell>
          <table:table-cell office:value-type="float" office:value="615.41" calcext:value-type="float">
            <text:p>615.41</text:p>
          </table:table-cell>
        </table:table-row>
        <table:table-row table:style-name="ro1">
          <table:table-cell office:value-type="float" office:value="7167889" calcext:value-type="float">
            <text:p>7167889</text:p>
          </table:table-cell>
          <table:table-cell table:formula="of:=[.A450]/1000/(60*60*24)" office:value-type="time" office:time-value="PT01H59M27.889S" calcext:value-type="time">
            <text:p>01:59:28</text:p>
          </table:table-cell>
          <table:table-cell office:value-type="float" office:value="1.22" calcext:value-type="float">
            <text:p>1.22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01" calcext:value-type="float">
            <text:p>298.01</text:p>
          </table:table-cell>
          <table:table-cell office:value-type="float" office:value="493.99" calcext:value-type="float">
            <text:p>493.99</text:p>
          </table:table-cell>
          <table:table-cell office:value-type="float" office:value="616.74" calcext:value-type="float">
            <text:p>616.74</text:p>
          </table:table-cell>
        </table:table-row>
        <table:table-row table:style-name="ro1">
          <table:table-cell office:value-type="float" office:value="7183889" calcext:value-type="float">
            <text:p>7183889</text:p>
          </table:table-cell>
          <table:table-cell table:formula="of:=[.A451]/1000/(60*60*24)" office:value-type="time" office:time-value="PT01H59M43.889S" calcext:value-type="time">
            <text:p>01:59:44</text:p>
          </table:table-cell>
          <table:table-cell office:value-type="float" office:value="1.22" calcext:value-type="float">
            <text:p>1.22</text:p>
          </table:table-cell>
          <table:table-cell office:value-type="float" office:value="243.4" calcext:value-type="float">
            <text:p>243.4</text:p>
          </table:table-cell>
          <table:table-cell office:value-type="float" office:value="298" calcext:value-type="float">
            <text:p>298</text:p>
          </table:table-cell>
          <table:table-cell office:value-type="float" office:value="495.07" calcext:value-type="float">
            <text:p>495.07</text:p>
          </table:table-cell>
          <table:table-cell office:value-type="float" office:value="618.06" calcext:value-type="float">
            <text:p>618.06</text:p>
          </table:table-cell>
        </table:table-row>
        <table:table-row table:style-name="ro1">
          <table:table-cell office:value-type="float" office:value="7199889" calcext:value-type="float">
            <text:p>7199889</text:p>
          </table:table-cell>
          <table:table-cell table:formula="of:=[.A452]/1000/(60*60*24)" office:value-type="time" office:time-value="PT01H59M59.889S" calcext:value-type="time">
            <text:p>02:00:00</text:p>
          </table:table-cell>
          <table:table-cell office:value-type="float" office:value="1.22" calcext:value-type="float">
            <text:p>1.22</text:p>
          </table:table-cell>
          <table:table-cell office:value-type="float" office:value="243.4" calcext:value-type="float">
            <text:p>243.4</text:p>
          </table:table-cell>
          <table:table-cell office:value-type="float" office:value="298" calcext:value-type="float">
            <text:p>298</text:p>
          </table:table-cell>
          <table:table-cell office:value-type="float" office:value="496.16" calcext:value-type="float">
            <text:p>496.16</text:p>
          </table:table-cell>
          <table:table-cell office:value-type="float" office:value="619.39" calcext:value-type="float">
            <text:p>619.39</text:p>
          </table:table-cell>
        </table:table-row>
        <table:table-row table:style-name="ro1">
          <table:table-cell office:value-type="float" office:value="7215889" calcext:value-type="float">
            <text:p>7215889</text:p>
          </table:table-cell>
          <table:table-cell table:formula="of:=[.A453]/1000/(60*60*24)" office:value-type="time" office:time-value="PT02H00M15.889S" calcext:value-type="time">
            <text:p>02:00:16</text:p>
          </table:table-cell>
          <table:table-cell office:value-type="float" office:value="1.22" calcext:value-type="float">
            <text:p>1.22</text:p>
          </table:table-cell>
          <table:table-cell office:value-type="float" office:value="243.4" calcext:value-type="float">
            <text:p>243.4</text:p>
          </table:table-cell>
          <table:table-cell office:value-type="float" office:value="298" calcext:value-type="float">
            <text:p>298</text:p>
          </table:table-cell>
          <table:table-cell office:value-type="float" office:value="497.24" calcext:value-type="float">
            <text:p>497.24</text:p>
          </table:table-cell>
          <table:table-cell office:value-type="float" office:value="620.71" calcext:value-type="float">
            <text:p>620.71</text:p>
          </table:table-cell>
        </table:table-row>
        <table:table-row table:style-name="ro1">
          <table:table-cell office:value-type="float" office:value="7231889" calcext:value-type="float">
            <text:p>7231889</text:p>
          </table:table-cell>
          <table:table-cell table:formula="of:=[.A454]/1000/(60*60*24)" office:value-type="time" office:time-value="PT02H00M31.889S" calcext:value-type="time">
            <text:p>02:00:32</text:p>
          </table:table-cell>
          <table:table-cell office:value-type="float" office:value="1.22" calcext:value-type="float">
            <text:p>1.22</text:p>
          </table:table-cell>
          <table:table-cell office:value-type="float" office:value="243.4" calcext:value-type="float">
            <text:p>243.4</text:p>
          </table:table-cell>
          <table:table-cell office:value-type="float" office:value="298" calcext:value-type="float">
            <text:p>298</text:p>
          </table:table-cell>
          <table:table-cell office:value-type="float" office:value="498.32" calcext:value-type="float">
            <text:p>498.32</text:p>
          </table:table-cell>
          <table:table-cell office:value-type="float" office:value="622.03" calcext:value-type="float">
            <text:p>622.03</text:p>
          </table:table-cell>
        </table:table-row>
        <table:table-row table:style-name="ro1">
          <table:table-cell office:value-type="float" office:value="7247889" calcext:value-type="float">
            <text:p>7247889</text:p>
          </table:table-cell>
          <table:table-cell table:formula="of:=[.A455]/1000/(60*60*24)" office:value-type="time" office:time-value="PT02H00M47.889S" calcext:value-type="time">
            <text:p>02:00:48</text:p>
          </table:table-cell>
          <table:table-cell office:value-type="float" office:value="1.22" calcext:value-type="float">
            <text:p>1.22</text:p>
          </table:table-cell>
          <table:table-cell office:value-type="float" office:value="243.4" calcext:value-type="float">
            <text:p>243.4</text:p>
          </table:table-cell>
          <table:table-cell office:value-type="float" office:value="298" calcext:value-type="float">
            <text:p>298</text:p>
          </table:table-cell>
          <table:table-cell office:value-type="float" office:value="499.4" calcext:value-type="float">
            <text:p>499.4</text:p>
          </table:table-cell>
          <table:table-cell office:value-type="float" office:value="623.36" calcext:value-type="float">
            <text:p>623.36</text:p>
          </table:table-cell>
        </table:table-row>
        <table:table-row table:style-name="ro1">
          <table:table-cell office:value-type="float" office:value="7263889" calcext:value-type="float">
            <text:p>7263889</text:p>
          </table:table-cell>
          <table:table-cell table:formula="of:=[.A456]/1000/(60*60*24)" office:value-type="time" office:time-value="PT02H01M03.889S" calcext:value-type="time">
            <text:p>02:01:04</text:p>
          </table:table-cell>
          <table:table-cell office:value-type="float" office:value="1.22" calcext:value-type="float">
            <text:p>1.22</text:p>
          </table:table-cell>
          <table:table-cell office:value-type="float" office:value="243.4" calcext:value-type="float">
            <text:p>243.4</text:p>
          </table:table-cell>
          <table:table-cell office:value-type="float" office:value="298" calcext:value-type="float">
            <text:p>298</text:p>
          </table:table-cell>
          <table:table-cell office:value-type="float" office:value="500.48" calcext:value-type="float">
            <text:p>500.48</text:p>
          </table:table-cell>
          <table:table-cell office:value-type="float" office:value="624.68" calcext:value-type="float">
            <text:p>624.68</text:p>
          </table:table-cell>
        </table:table-row>
        <table:table-row table:style-name="ro1">
          <table:table-cell office:value-type="float" office:value="7279889" calcext:value-type="float">
            <text:p>7279889</text:p>
          </table:table-cell>
          <table:table-cell table:formula="of:=[.A457]/1000/(60*60*24)" office:value-type="time" office:time-value="PT02H01M19.889S" calcext:value-type="time">
            <text:p>02:01:20</text:p>
          </table:table-cell>
          <table:table-cell office:value-type="float" office:value="1.22" calcext:value-type="float">
            <text:p>1.22</text:p>
          </table:table-cell>
          <table:table-cell office:value-type="float" office:value="243.4" calcext:value-type="float">
            <text:p>243.4</text:p>
          </table:table-cell>
          <table:table-cell office:value-type="float" office:value="298" calcext:value-type="float">
            <text:p>298</text:p>
          </table:table-cell>
          <table:table-cell office:value-type="float" office:value="501.56" calcext:value-type="float">
            <text:p>501.56</text:p>
          </table:table-cell>
          <table:table-cell office:value-type="float" office:value="626.01" calcext:value-type="float">
            <text:p>626.01</text:p>
          </table:table-cell>
        </table:table-row>
        <table:table-row table:style-name="ro1">
          <table:table-cell office:value-type="float" office:value="7295889" calcext:value-type="float">
            <text:p>7295889</text:p>
          </table:table-cell>
          <table:table-cell table:formula="of:=[.A458]/1000/(60*60*24)" office:value-type="time" office:time-value="PT02H01M35.889S" calcext:value-type="time">
            <text:p>02:01:36</text:p>
          </table:table-cell>
          <table:table-cell office:value-type="float" office:value="1.22" calcext:value-type="float">
            <text:p>1.22</text:p>
          </table:table-cell>
          <table:table-cell office:value-type="float" office:value="243.4" calcext:value-type="float">
            <text:p>243.4</text:p>
          </table:table-cell>
          <table:table-cell office:value-type="float" office:value="298" calcext:value-type="float">
            <text:p>298</text:p>
          </table:table-cell>
          <table:table-cell office:value-type="float" office:value="502.65" calcext:value-type="float">
            <text:p>502.65</text:p>
          </table:table-cell>
          <table:table-cell office:value-type="float" office:value="627.33" calcext:value-type="float">
            <text:p>627.33</text:p>
          </table:table-cell>
        </table:table-row>
        <table:table-row table:style-name="ro1">
          <table:table-cell office:value-type="float" office:value="7311889" calcext:value-type="float">
            <text:p>7311889</text:p>
          </table:table-cell>
          <table:table-cell table:formula="of:=[.A459]/1000/(60*60*24)" office:value-type="time" office:time-value="PT02H01M51.889S" calcext:value-type="time">
            <text:p>02:01:52</text:p>
          </table:table-cell>
          <table:table-cell office:value-type="float" office:value="1.22" calcext:value-type="float">
            <text:p>1.22</text:p>
          </table:table-cell>
          <table:table-cell office:value-type="float" office:value="243.4" calcext:value-type="float">
            <text:p>243.4</text:p>
          </table:table-cell>
          <table:table-cell office:value-type="float" office:value="298" calcext:value-type="float">
            <text:p>298</text:p>
          </table:table-cell>
          <table:table-cell office:value-type="float" office:value="503.73" calcext:value-type="float">
            <text:p>503.73</text:p>
          </table:table-cell>
          <table:table-cell office:value-type="float" office:value="628.66" calcext:value-type="float">
            <text:p>628.66</text:p>
          </table:table-cell>
        </table:table-row>
        <table:table-row table:style-name="ro1">
          <table:table-cell office:value-type="float" office:value="7327889" calcext:value-type="float">
            <text:p>7327889</text:p>
          </table:table-cell>
          <table:table-cell table:formula="of:=[.A460]/1000/(60*60*24)" office:value-type="time" office:time-value="PT02H02M07.889S" calcext:value-type="time">
            <text:p>02:02:08</text:p>
          </table:table-cell>
          <table:table-cell office:value-type="float" office:value="1.22" calcext:value-type="float">
            <text:p>1.22</text:p>
          </table:table-cell>
          <table:table-cell office:value-type="float" office:value="243.4" calcext:value-type="float">
            <text:p>243.4</text:p>
          </table:table-cell>
          <table:table-cell office:value-type="float" office:value="298" calcext:value-type="float">
            <text:p>298</text:p>
          </table:table-cell>
          <table:table-cell office:value-type="float" office:value="504.81" calcext:value-type="float">
            <text:p>504.81</text:p>
          </table:table-cell>
          <table:table-cell office:value-type="float" office:value="629.98" calcext:value-type="float">
            <text:p>629.98</text:p>
          </table:table-cell>
        </table:table-row>
        <table:table-row table:style-name="ro1">
          <table:table-cell office:value-type="float" office:value="7343889" calcext:value-type="float">
            <text:p>7343889</text:p>
          </table:table-cell>
          <table:table-cell table:formula="of:=[.A461]/1000/(60*60*24)" office:value-type="time" office:time-value="PT02H02M23.889S" calcext:value-type="time">
            <text:p>02:02:24</text:p>
          </table:table-cell>
          <table:table-cell office:value-type="float" office:value="1.22" calcext:value-type="float">
            <text:p>1.22</text:p>
          </table:table-cell>
          <table:table-cell office:value-type="float" office:value="243.4" calcext:value-type="float">
            <text:p>243.4</text:p>
          </table:table-cell>
          <table:table-cell office:value-type="float" office:value="298" calcext:value-type="float">
            <text:p>298</text:p>
          </table:table-cell>
          <table:table-cell office:value-type="float" office:value="505.89" calcext:value-type="float">
            <text:p>505.89</text:p>
          </table:table-cell>
          <table:table-cell office:value-type="float" office:value="631.3" calcext:value-type="float">
            <text:p>631.3</text:p>
          </table:table-cell>
        </table:table-row>
        <table:table-row table:style-name="ro1">
          <table:table-cell office:value-type="float" office:value="7359889" calcext:value-type="float">
            <text:p>7359889</text:p>
          </table:table-cell>
          <table:table-cell table:formula="of:=[.A462]/1000/(60*60*24)" office:value-type="time" office:time-value="PT02H02M39.889S" calcext:value-type="time">
            <text:p>02:02:40</text:p>
          </table:table-cell>
          <table:table-cell office:value-type="float" office:value="1.22" calcext:value-type="float">
            <text:p>1.22</text:p>
          </table:table-cell>
          <table:table-cell office:value-type="float" office:value="243.4" calcext:value-type="float">
            <text:p>243.4</text:p>
          </table:table-cell>
          <table:table-cell office:value-type="float" office:value="298" calcext:value-type="float">
            <text:p>298</text:p>
          </table:table-cell>
          <table:table-cell office:value-type="float" office:value="506.97" calcext:value-type="float">
            <text:p>506.97</text:p>
          </table:table-cell>
          <table:table-cell office:value-type="float" office:value="632.63" calcext:value-type="float">
            <text:p>632.63</text:p>
          </table:table-cell>
        </table:table-row>
        <table:table-row table:style-name="ro1">
          <table:table-cell office:value-type="float" office:value="7375889" calcext:value-type="float">
            <text:p>7375889</text:p>
          </table:table-cell>
          <table:table-cell table:formula="of:=[.A463]/1000/(60*60*24)" office:value-type="time" office:time-value="PT02H02M55.889S" calcext:value-type="time">
            <text:p>02:02:56</text:p>
          </table:table-cell>
          <table:table-cell office:value-type="float" office:value="1.22" calcext:value-type="float">
            <text:p>1.22</text:p>
          </table:table-cell>
          <table:table-cell office:value-type="float" office:value="243.4" calcext:value-type="float">
            <text:p>243.4</text:p>
          </table:table-cell>
          <table:table-cell office:value-type="float" office:value="298" calcext:value-type="float">
            <text:p>298</text:p>
          </table:table-cell>
          <table:table-cell office:value-type="float" office:value="508.05" calcext:value-type="float">
            <text:p>508.05</text:p>
          </table:table-cell>
          <table:table-cell office:value-type="float" office:value="633.95" calcext:value-type="float">
            <text:p>633.95</text:p>
          </table:table-cell>
        </table:table-row>
        <table:table-row table:style-name="ro1">
          <table:table-cell office:value-type="float" office:value="7391889" calcext:value-type="float">
            <text:p>7391889</text:p>
          </table:table-cell>
          <table:table-cell table:formula="of:=[.A464]/1000/(60*60*24)" office:value-type="time" office:time-value="PT02H03M11.889S" calcext:value-type="time">
            <text:p>02:03:12</text:p>
          </table:table-cell>
          <table:table-cell office:value-type="float" office:value="1.22" calcext:value-type="float">
            <text:p>1.22</text:p>
          </table:table-cell>
          <table:table-cell office:value-type="float" office:value="243.4" calcext:value-type="float">
            <text:p>243.4</text:p>
          </table:table-cell>
          <table:table-cell office:value-type="float" office:value="298" calcext:value-type="float">
            <text:p>298</text:p>
          </table:table-cell>
          <table:table-cell office:value-type="float" office:value="509.14" calcext:value-type="float">
            <text:p>509.14</text:p>
          </table:table-cell>
          <table:table-cell office:value-type="float" office:value="635.28" calcext:value-type="float">
            <text:p>635.28</text:p>
          </table:table-cell>
        </table:table-row>
        <table:table-row table:style-name="ro1">
          <table:table-cell office:value-type="float" office:value="7407889" calcext:value-type="float">
            <text:p>7407889</text:p>
          </table:table-cell>
          <table:table-cell table:formula="of:=[.A465]/1000/(60*60*24)" office:value-type="time" office:time-value="PT02H03M27.889S" calcext:value-type="time">
            <text:p>02:03:28</text:p>
          </table:table-cell>
          <table:table-cell office:value-type="float" office:value="1.22" calcext:value-type="float">
            <text:p>1.22</text:p>
          </table:table-cell>
          <table:table-cell office:value-type="float" office:value="243.4" calcext:value-type="float">
            <text:p>243.4</text:p>
          </table:table-cell>
          <table:table-cell office:value-type="float" office:value="298" calcext:value-type="float">
            <text:p>298</text:p>
          </table:table-cell>
          <table:table-cell office:value-type="float" office:value="510.22" calcext:value-type="float">
            <text:p>510.22</text:p>
          </table:table-cell>
          <table:table-cell office:value-type="float" office:value="636.6" calcext:value-type="float">
            <text:p>636.6</text:p>
          </table:table-cell>
        </table:table-row>
        <table:table-row table:style-name="ro1">
          <table:table-cell office:value-type="float" office:value="7423889" calcext:value-type="float">
            <text:p>7423889</text:p>
          </table:table-cell>
          <table:table-cell table:formula="of:=[.A466]/1000/(60*60*24)" office:value-type="time" office:time-value="PT02H03M43.889S" calcext:value-type="time">
            <text:p>02:03:44</text:p>
          </table:table-cell>
          <table:table-cell office:value-type="float" office:value="1.22" calcext:value-type="float">
            <text:p>1.22</text:p>
          </table:table-cell>
          <table:table-cell office:value-type="float" office:value="243.3" calcext:value-type="float">
            <text:p>243.3</text:p>
          </table:table-cell>
          <table:table-cell office:value-type="float" office:value="297.88" calcext:value-type="float">
            <text:p>297.88</text:p>
          </table:table-cell>
          <table:table-cell office:value-type="float" office:value="511.3" calcext:value-type="float">
            <text:p>511.3</text:p>
          </table:table-cell>
          <table:table-cell office:value-type="float" office:value="637.92" calcext:value-type="float">
            <text:p>637.92</text:p>
          </table:table-cell>
        </table:table-row>
        <table:table-row table:style-name="ro1">
          <table:table-cell office:value-type="float" office:value="7439889" calcext:value-type="float">
            <text:p>7439889</text:p>
          </table:table-cell>
          <table:table-cell table:formula="of:=[.A467]/1000/(60*60*24)" office:value-type="time" office:time-value="PT02H03M59.889S" calcext:value-type="time">
            <text:p>02:04:00</text:p>
          </table:table-cell>
          <table:table-cell office:value-type="float" office:value="1.22" calcext:value-type="float">
            <text:p>1.22</text:p>
          </table:table-cell>
          <table:table-cell office:value-type="float" office:value="243.3" calcext:value-type="float">
            <text:p>243.3</text:p>
          </table:table-cell>
          <table:table-cell office:value-type="float" office:value="297.88" calcext:value-type="float">
            <text:p>297.88</text:p>
          </table:table-cell>
          <table:table-cell office:value-type="float" office:value="512.38" calcext:value-type="float">
            <text:p>512.38</text:p>
          </table:table-cell>
          <table:table-cell office:value-type="float" office:value="639.25" calcext:value-type="float">
            <text:p>639.25</text:p>
          </table:table-cell>
        </table:table-row>
        <table:table-row table:style-name="ro1">
          <table:table-cell office:value-type="float" office:value="7455889" calcext:value-type="float">
            <text:p>7455889</text:p>
          </table:table-cell>
          <table:table-cell table:formula="of:=[.A468]/1000/(60*60*24)" office:value-type="time" office:time-value="PT02H04M15.889S" calcext:value-type="time">
            <text:p>02:04:16</text:p>
          </table:table-cell>
          <table:table-cell office:value-type="float" office:value="1.22" calcext:value-type="float">
            <text:p>1.22</text:p>
          </table:table-cell>
          <table:table-cell office:value-type="float" office:value="243.3" calcext:value-type="float">
            <text:p>243.3</text:p>
          </table:table-cell>
          <table:table-cell office:value-type="float" office:value="297.88" calcext:value-type="float">
            <text:p>297.88</text:p>
          </table:table-cell>
          <table:table-cell office:value-type="float" office:value="513.46" calcext:value-type="float">
            <text:p>513.46</text:p>
          </table:table-cell>
          <table:table-cell office:value-type="float" office:value="640.57" calcext:value-type="float">
            <text:p>640.57</text:p>
          </table:table-cell>
        </table:table-row>
        <table:table-row table:style-name="ro1">
          <table:table-cell office:value-type="float" office:value="7471889" calcext:value-type="float">
            <text:p>7471889</text:p>
          </table:table-cell>
          <table:table-cell table:formula="of:=[.A469]/1000/(60*60*24)" office:value-type="time" office:time-value="PT02H04M31.889S" calcext:value-type="time">
            <text:p>02:04:32</text:p>
          </table:table-cell>
          <table:table-cell office:value-type="float" office:value="1.22" calcext:value-type="float">
            <text:p>1.22</text:p>
          </table:table-cell>
          <table:table-cell office:value-type="float" office:value="243.4" calcext:value-type="float">
            <text:p>243.4</text:p>
          </table:table-cell>
          <table:table-cell office:value-type="float" office:value="298" calcext:value-type="float">
            <text:p>298</text:p>
          </table:table-cell>
          <table:table-cell office:value-type="float" office:value="514.54" calcext:value-type="float">
            <text:p>514.54</text:p>
          </table:table-cell>
          <table:table-cell office:value-type="float" office:value="641.9" calcext:value-type="float">
            <text:p>641.9</text:p>
          </table:table-cell>
        </table:table-row>
        <table:table-row table:style-name="ro1">
          <table:table-cell office:value-type="float" office:value="7487889" calcext:value-type="float">
            <text:p>7487889</text:p>
          </table:table-cell>
          <table:table-cell table:formula="of:=[.A470]/1000/(60*60*24)" office:value-type="time" office:time-value="PT02H04M47.889S" calcext:value-type="time">
            <text:p>02:04:48</text:p>
          </table:table-cell>
          <table:table-cell office:value-type="float" office:value="1.22" calcext:value-type="float">
            <text:p>1.22</text:p>
          </table:table-cell>
          <table:table-cell office:value-type="float" office:value="243.3" calcext:value-type="float">
            <text:p>243.3</text:p>
          </table:table-cell>
          <table:table-cell office:value-type="float" office:value="297.88" calcext:value-type="float">
            <text:p>297.88</text:p>
          </table:table-cell>
          <table:table-cell office:value-type="float" office:value="515.62" calcext:value-type="float">
            <text:p>515.62</text:p>
          </table:table-cell>
          <table:table-cell office:value-type="float" office:value="643.22" calcext:value-type="float">
            <text:p>643.22</text:p>
          </table:table-cell>
        </table:table-row>
        <table:table-row table:style-name="ro1">
          <table:table-cell office:value-type="float" office:value="7503889" calcext:value-type="float">
            <text:p>7503889</text:p>
          </table:table-cell>
          <table:table-cell table:formula="of:=[.A471]/1000/(60*60*24)" office:value-type="time" office:time-value="PT02H05M03.889S" calcext:value-type="time">
            <text:p>02:05:04</text:p>
          </table:table-cell>
          <table:table-cell office:value-type="float" office:value="1.22" calcext:value-type="float">
            <text:p>1.22</text:p>
          </table:table-cell>
          <table:table-cell office:value-type="float" office:value="243.3" calcext:value-type="float">
            <text:p>243.3</text:p>
          </table:table-cell>
          <table:table-cell office:value-type="float" office:value="297.88" calcext:value-type="float">
            <text:p>297.88</text:p>
          </table:table-cell>
          <table:table-cell office:value-type="float" office:value="516.71" calcext:value-type="float">
            <text:p>516.71</text:p>
          </table:table-cell>
          <table:table-cell office:value-type="float" office:value="644.54" calcext:value-type="float">
            <text:p>644.54</text:p>
          </table:table-cell>
        </table:table-row>
        <table:table-row table:style-name="ro1">
          <table:table-cell office:value-type="float" office:value="7519889" calcext:value-type="float">
            <text:p>7519889</text:p>
          </table:table-cell>
          <table:table-cell table:formula="of:=[.A472]/1000/(60*60*24)" office:value-type="time" office:time-value="PT02H05M19.889S" calcext:value-type="time">
            <text:p>02:05:20</text:p>
          </table:table-cell>
          <table:table-cell office:value-type="float" office:value="1.22" calcext:value-type="float">
            <text:p>1.22</text:p>
          </table:table-cell>
          <table:table-cell office:value-type="float" office:value="243.3" calcext:value-type="float">
            <text:p>243.3</text:p>
          </table:table-cell>
          <table:table-cell office:value-type="float" office:value="297.88" calcext:value-type="float">
            <text:p>297.88</text:p>
          </table:table-cell>
          <table:table-cell office:value-type="float" office:value="517.79" calcext:value-type="float">
            <text:p>517.79</text:p>
          </table:table-cell>
          <table:table-cell office:value-type="float" office:value="645.87" calcext:value-type="float">
            <text:p>645.87</text:p>
          </table:table-cell>
        </table:table-row>
        <table:table-row table:style-name="ro1">
          <table:table-cell office:value-type="float" office:value="7535889" calcext:value-type="float">
            <text:p>7535889</text:p>
          </table:table-cell>
          <table:table-cell table:formula="of:=[.A473]/1000/(60*60*24)" office:value-type="time" office:time-value="PT02H05M35.889S" calcext:value-type="time">
            <text:p>02:05:36</text:p>
          </table:table-cell>
          <table:table-cell office:value-type="float" office:value="1.22" calcext:value-type="float">
            <text:p>1.22</text:p>
          </table:table-cell>
          <table:table-cell office:value-type="float" office:value="243.4" calcext:value-type="float">
            <text:p>243.4</text:p>
          </table:table-cell>
          <table:table-cell office:value-type="float" office:value="298" calcext:value-type="float">
            <text:p>298</text:p>
          </table:table-cell>
          <table:table-cell office:value-type="float" office:value="518.87" calcext:value-type="float">
            <text:p>518.87</text:p>
          </table:table-cell>
          <table:table-cell office:value-type="float" office:value="647.19" calcext:value-type="float">
            <text:p>647.19</text:p>
          </table:table-cell>
        </table:table-row>
        <table:table-row table:style-name="ro1">
          <table:table-cell office:value-type="float" office:value="7551889" calcext:value-type="float">
            <text:p>7551889</text:p>
          </table:table-cell>
          <table:table-cell table:formula="of:=[.A474]/1000/(60*60*24)" office:value-type="time" office:time-value="PT02H05M51.889S" calcext:value-type="time">
            <text:p>02:05:52</text:p>
          </table:table-cell>
          <table:table-cell office:value-type="float" office:value="1.22" calcext:value-type="float">
            <text:p>1.22</text:p>
          </table:table-cell>
          <table:table-cell office:value-type="float" office:value="243.3" calcext:value-type="float">
            <text:p>243.3</text:p>
          </table:table-cell>
          <table:table-cell office:value-type="float" office:value="297.88" calcext:value-type="float">
            <text:p>297.88</text:p>
          </table:table-cell>
          <table:table-cell office:value-type="float" office:value="519.95" calcext:value-type="float">
            <text:p>519.95</text:p>
          </table:table-cell>
          <table:table-cell office:value-type="float" office:value="648.51" calcext:value-type="float">
            <text:p>648.51</text:p>
          </table:table-cell>
        </table:table-row>
        <table:table-row table:style-name="ro1">
          <table:table-cell office:value-type="float" office:value="7567889" calcext:value-type="float">
            <text:p>7567889</text:p>
          </table:table-cell>
          <table:table-cell table:formula="of:=[.A475]/1000/(60*60*24)" office:value-type="time" office:time-value="PT02H06M07.889S" calcext:value-type="time">
            <text:p>02:06:08</text:p>
          </table:table-cell>
          <table:table-cell office:value-type="float" office:value="1.22" calcext:value-type="float">
            <text:p>1.22</text:p>
          </table:table-cell>
          <table:table-cell office:value-type="float" office:value="243.3" calcext:value-type="float">
            <text:p>243.3</text:p>
          </table:table-cell>
          <table:table-cell office:value-type="float" office:value="297.88" calcext:value-type="float">
            <text:p>297.88</text:p>
          </table:table-cell>
          <table:table-cell office:value-type="float" office:value="521.03" calcext:value-type="float">
            <text:p>521.03</text:p>
          </table:table-cell>
          <table:table-cell office:value-type="float" office:value="649.84" calcext:value-type="float">
            <text:p>649.84</text:p>
          </table:table-cell>
        </table:table-row>
        <table:table-row table:style-name="ro1">
          <table:table-cell office:value-type="float" office:value="7583889" calcext:value-type="float">
            <text:p>7583889</text:p>
          </table:table-cell>
          <table:table-cell table:formula="of:=[.A476]/1000/(60*60*24)" office:value-type="time" office:time-value="PT02H06M23.889S" calcext:value-type="time">
            <text:p>02:06:24</text:p>
          </table:table-cell>
          <table:table-cell office:value-type="float" office:value="1.22" calcext:value-type="float">
            <text:p>1.22</text:p>
          </table:table-cell>
          <table:table-cell office:value-type="float" office:value="243.3" calcext:value-type="float">
            <text:p>243.3</text:p>
          </table:table-cell>
          <table:table-cell office:value-type="float" office:value="296.91" calcext:value-type="float">
            <text:p>296.91</text:p>
          </table:table-cell>
          <table:table-cell office:value-type="float" office:value="522.11" calcext:value-type="float">
            <text:p>522.11</text:p>
          </table:table-cell>
          <table:table-cell office:value-type="float" office:value="651.16" calcext:value-type="float">
            <text:p>651.16</text:p>
          </table:table-cell>
        </table:table-row>
        <table:table-row table:style-name="ro1">
          <table:table-cell office:value-type="float" office:value="7599889" calcext:value-type="float">
            <text:p>7599889</text:p>
          </table:table-cell>
          <table:table-cell table:formula="of:=[.A477]/1000/(60*60*24)" office:value-type="time" office:time-value="PT02H06M39.889S" calcext:value-type="time">
            <text:p>02:06:40</text:p>
          </table:table-cell>
          <table:table-cell office:value-type="float" office:value="1.22" calcext:value-type="float">
            <text:p>1.22</text:p>
          </table:table-cell>
          <table:table-cell office:value-type="float" office:value="243.3" calcext:value-type="float">
            <text:p>243.3</text:p>
          </table:table-cell>
          <table:table-cell office:value-type="float" office:value="297.88" calcext:value-type="float">
            <text:p>297.88</text:p>
          </table:table-cell>
          <table:table-cell office:value-type="float" office:value="523.19" calcext:value-type="float">
            <text:p>523.19</text:p>
          </table:table-cell>
          <table:table-cell office:value-type="float" office:value="652.48" calcext:value-type="float">
            <text:p>652.48</text:p>
          </table:table-cell>
        </table:table-row>
        <table:table-row table:style-name="ro1">
          <table:table-cell office:value-type="float" office:value="7615889" calcext:value-type="float">
            <text:p>7615889</text:p>
          </table:table-cell>
          <table:table-cell table:formula="of:=[.A478]/1000/(60*60*24)" office:value-type="time" office:time-value="PT02H06M55.889S" calcext:value-type="time">
            <text:p>02:06:56</text:p>
          </table:table-cell>
          <table:table-cell office:value-type="float" office:value="1.22" calcext:value-type="float">
            <text:p>1.22</text:p>
          </table:table-cell>
          <table:table-cell office:value-type="float" office:value="243.3" calcext:value-type="float">
            <text:p>243.3</text:p>
          </table:table-cell>
          <table:table-cell office:value-type="float" office:value="297.88" calcext:value-type="float">
            <text:p>297.88</text:p>
          </table:table-cell>
          <table:table-cell office:value-type="float" office:value="524.27" calcext:value-type="float">
            <text:p>524.27</text:p>
          </table:table-cell>
          <table:table-cell office:value-type="float" office:value="653.81" calcext:value-type="float">
            <text:p>653.81</text:p>
          </table:table-cell>
        </table:table-row>
        <table:table-row table:style-name="ro1">
          <table:table-cell office:value-type="float" office:value="7631889" calcext:value-type="float">
            <text:p>7631889</text:p>
          </table:table-cell>
          <table:table-cell table:formula="of:=[.A479]/1000/(60*60*24)" office:value-type="time" office:time-value="PT02H07M11.889S" calcext:value-type="time">
            <text:p>02:07:12</text:p>
          </table:table-cell>
          <table:table-cell office:value-type="float" office:value="1.22" calcext:value-type="float">
            <text:p>1.22</text:p>
          </table:table-cell>
          <table:table-cell office:value-type="float" office:value="243.3" calcext:value-type="float">
            <text:p>243.3</text:p>
          </table:table-cell>
          <table:table-cell office:value-type="float" office:value="297.88" calcext:value-type="float">
            <text:p>297.88</text:p>
          </table:table-cell>
          <table:table-cell office:value-type="float" office:value="525.35" calcext:value-type="float">
            <text:p>525.35</text:p>
          </table:table-cell>
          <table:table-cell office:value-type="float" office:value="655.13" calcext:value-type="float">
            <text:p>655.13</text:p>
          </table:table-cell>
        </table:table-row>
        <table:table-row table:style-name="ro1">
          <table:table-cell office:value-type="float" office:value="7647889" calcext:value-type="float">
            <text:p>7647889</text:p>
          </table:table-cell>
          <table:table-cell table:formula="of:=[.A480]/1000/(60*60*24)" office:value-type="time" office:time-value="PT02H07M27.889S" calcext:value-type="time">
            <text:p>02:07:28</text:p>
          </table:table-cell>
          <table:table-cell office:value-type="float" office:value="1.22" calcext:value-type="float">
            <text:p>1.22</text:p>
          </table:table-cell>
          <table:table-cell office:value-type="float" office:value="243.3" calcext:value-type="float">
            <text:p>243.3</text:p>
          </table:table-cell>
          <table:table-cell office:value-type="float" office:value="297.88" calcext:value-type="float">
            <text:p>297.88</text:p>
          </table:table-cell>
          <table:table-cell office:value-type="float" office:value="526.44" calcext:value-type="float">
            <text:p>526.44</text:p>
          </table:table-cell>
          <table:table-cell office:value-type="float" office:value="656.45" calcext:value-type="float">
            <text:p>656.45</text:p>
          </table:table-cell>
        </table:table-row>
        <table:table-row table:style-name="ro1">
          <table:table-cell office:value-type="float" office:value="7663889" calcext:value-type="float">
            <text:p>7663889</text:p>
          </table:table-cell>
          <table:table-cell table:formula="of:=[.A481]/1000/(60*60*24)" office:value-type="time" office:time-value="PT02H07M43.889S" calcext:value-type="time">
            <text:p>02:07:44</text:p>
          </table:table-cell>
          <table:table-cell office:value-type="float" office:value="1.22" calcext:value-type="float">
            <text:p>1.22</text:p>
          </table:table-cell>
          <table:table-cell office:value-type="float" office:value="243.3" calcext:value-type="float">
            <text:p>243.3</text:p>
          </table:table-cell>
          <table:table-cell office:value-type="float" office:value="297.88" calcext:value-type="float">
            <text:p>297.88</text:p>
          </table:table-cell>
          <table:table-cell office:value-type="float" office:value="527.52" calcext:value-type="float">
            <text:p>527.52</text:p>
          </table:table-cell>
          <table:table-cell office:value-type="float" office:value="657.78" calcext:value-type="float">
            <text:p>657.78</text:p>
          </table:table-cell>
        </table:table-row>
        <table:table-row table:style-name="ro1">
          <table:table-cell office:value-type="float" office:value="7679889" calcext:value-type="float">
            <text:p>7679889</text:p>
          </table:table-cell>
          <table:table-cell table:formula="of:=[.A482]/1000/(60*60*24)" office:value-type="time" office:time-value="PT02H07M59.889S" calcext:value-type="time">
            <text:p>02:08:00</text:p>
          </table:table-cell>
          <table:table-cell office:value-type="float" office:value="1.22" calcext:value-type="float">
            <text:p>1.22</text:p>
          </table:table-cell>
          <table:table-cell office:value-type="float" office:value="243.2" calcext:value-type="float">
            <text:p>243.2</text:p>
          </table:table-cell>
          <table:table-cell office:value-type="float" office:value="297.75" calcext:value-type="float">
            <text:p>297.75</text:p>
          </table:table-cell>
          <table:table-cell office:value-type="float" office:value="528.6" calcext:value-type="float">
            <text:p>528.6</text:p>
          </table:table-cell>
          <table:table-cell office:value-type="float" office:value="659.1" calcext:value-type="float">
            <text:p>659.1</text:p>
          </table:table-cell>
        </table:table-row>
        <table:table-row table:style-name="ro1">
          <table:table-cell office:value-type="float" office:value="7695889" calcext:value-type="float">
            <text:p>7695889</text:p>
          </table:table-cell>
          <table:table-cell table:formula="of:=[.A483]/1000/(60*60*24)" office:value-type="time" office:time-value="PT02H08M15.889S" calcext:value-type="time">
            <text:p>02:08:16</text:p>
          </table:table-cell>
          <table:table-cell office:value-type="float" office:value="1.22" calcext:value-type="float">
            <text:p>1.22</text:p>
          </table:table-cell>
          <table:table-cell office:value-type="float" office:value="243.3" calcext:value-type="float">
            <text:p>243.3</text:p>
          </table:table-cell>
          <table:table-cell office:value-type="float" office:value="297.88" calcext:value-type="float">
            <text:p>297.88</text:p>
          </table:table-cell>
          <table:table-cell office:value-type="float" office:value="529.68" calcext:value-type="float">
            <text:p>529.68</text:p>
          </table:table-cell>
          <table:table-cell office:value-type="float" office:value="660.42" calcext:value-type="float">
            <text:p>660.42</text:p>
          </table:table-cell>
        </table:table-row>
        <table:table-row table:style-name="ro1">
          <table:table-cell office:value-type="float" office:value="7711889" calcext:value-type="float">
            <text:p>7711889</text:p>
          </table:table-cell>
          <table:table-cell table:formula="of:=[.A484]/1000/(60*60*24)" office:value-type="time" office:time-value="PT02H08M31.889S" calcext:value-type="time">
            <text:p>02:08:32</text:p>
          </table:table-cell>
          <table:table-cell office:value-type="float" office:value="1.22" calcext:value-type="float">
            <text:p>1.22</text:p>
          </table:table-cell>
          <table:table-cell office:value-type="float" office:value="243.2" calcext:value-type="float">
            <text:p>243.2</text:p>
          </table:table-cell>
          <table:table-cell office:value-type="float" office:value="297.75" calcext:value-type="float">
            <text:p>297.75</text:p>
          </table:table-cell>
          <table:table-cell office:value-type="float" office:value="530.76" calcext:value-type="float">
            <text:p>530.76</text:p>
          </table:table-cell>
          <table:table-cell office:value-type="float" office:value="661.75" calcext:value-type="float">
            <text:p>661.75</text:p>
          </table:table-cell>
        </table:table-row>
        <table:table-row table:style-name="ro1">
          <table:table-cell office:value-type="float" office:value="7727889" calcext:value-type="float">
            <text:p>7727889</text:p>
          </table:table-cell>
          <table:table-cell table:formula="of:=[.A485]/1000/(60*60*24)" office:value-type="time" office:time-value="PT02H08M47.889S" calcext:value-type="time">
            <text:p>02:08:48</text:p>
          </table:table-cell>
          <table:table-cell office:value-type="float" office:value="1.22" calcext:value-type="float">
            <text:p>1.22</text:p>
          </table:table-cell>
          <table:table-cell office:value-type="float" office:value="243.2" calcext:value-type="float">
            <text:p>243.2</text:p>
          </table:table-cell>
          <table:table-cell office:value-type="float" office:value="296.78" calcext:value-type="float">
            <text:p>296.78</text:p>
          </table:table-cell>
          <table:table-cell office:value-type="float" office:value="531.84" calcext:value-type="float">
            <text:p>531.84</text:p>
          </table:table-cell>
          <table:table-cell office:value-type="float" office:value="663.07" calcext:value-type="float">
            <text:p>663.07</text:p>
          </table:table-cell>
        </table:table-row>
        <table:table-row table:style-name="ro1">
          <table:table-cell office:value-type="float" office:value="7743889" calcext:value-type="float">
            <text:p>7743889</text:p>
          </table:table-cell>
          <table:table-cell table:formula="of:=[.A486]/1000/(60*60*24)" office:value-type="time" office:time-value="PT02H09M03.889S" calcext:value-type="time">
            <text:p>02:09:04</text:p>
          </table:table-cell>
          <table:table-cell office:value-type="float" office:value="1.22" calcext:value-type="float">
            <text:p>1.22</text:p>
          </table:table-cell>
          <table:table-cell office:value-type="float" office:value="243.2" calcext:value-type="float">
            <text:p>243.2</text:p>
          </table:table-cell>
          <table:table-cell office:value-type="float" office:value="297.76" calcext:value-type="float">
            <text:p>297.76</text:p>
          </table:table-cell>
          <table:table-cell office:value-type="float" office:value="532.92" calcext:value-type="float">
            <text:p>532.92</text:p>
          </table:table-cell>
          <table:table-cell office:value-type="float" office:value="664.39" calcext:value-type="float">
            <text:p>664.39</text:p>
          </table:table-cell>
        </table:table-row>
        <table:table-row table:style-name="ro1">
          <table:table-cell office:value-type="float" office:value="7759889" calcext:value-type="float">
            <text:p>7759889</text:p>
          </table:table-cell>
          <table:table-cell table:formula="of:=[.A487]/1000/(60*60*24)" office:value-type="time" office:time-value="PT02H09M19.889S" calcext:value-type="time">
            <text:p>02:09:20</text:p>
          </table:table-cell>
          <table:table-cell office:value-type="float" office:value="1.22" calcext:value-type="float">
            <text:p>1.22</text:p>
          </table:table-cell>
          <table:table-cell office:value-type="float" office:value="243.2" calcext:value-type="float">
            <text:p>243.2</text:p>
          </table:table-cell>
          <table:table-cell office:value-type="float" office:value="297.75" calcext:value-type="float">
            <text:p>297.75</text:p>
          </table:table-cell>
          <table:table-cell office:value-type="float" office:value="534" calcext:value-type="float">
            <text:p>534</text:p>
          </table:table-cell>
          <table:table-cell office:value-type="float" office:value="665.72" calcext:value-type="float">
            <text:p>665.72</text:p>
          </table:table-cell>
        </table:table-row>
        <table:table-row table:style-name="ro1">
          <table:table-cell office:value-type="float" office:value="7775889" calcext:value-type="float">
            <text:p>7775889</text:p>
          </table:table-cell>
          <table:table-cell table:formula="of:=[.A488]/1000/(60*60*24)" office:value-type="time" office:time-value="PT02H09M35.889S" calcext:value-type="time">
            <text:p>02:09:36</text:p>
          </table:table-cell>
          <table:table-cell office:value-type="float" office:value="1.22" calcext:value-type="float">
            <text:p>1.22</text:p>
          </table:table-cell>
          <table:table-cell office:value-type="float" office:value="243.3" calcext:value-type="float">
            <text:p>243.3</text:p>
          </table:table-cell>
          <table:table-cell office:value-type="float" office:value="297.88" calcext:value-type="float">
            <text:p>297.88</text:p>
          </table:table-cell>
          <table:table-cell office:value-type="float" office:value="535.08" calcext:value-type="float">
            <text:p>535.08</text:p>
          </table:table-cell>
          <table:table-cell office:value-type="float" office:value="667.04" calcext:value-type="float">
            <text:p>667.04</text:p>
          </table:table-cell>
        </table:table-row>
        <table:table-row table:style-name="ro1">
          <table:table-cell office:value-type="float" office:value="7791889" calcext:value-type="float">
            <text:p>7791889</text:p>
          </table:table-cell>
          <table:table-cell table:formula="of:=[.A489]/1000/(60*60*24)" office:value-type="time" office:time-value="PT02H09M51.889S" calcext:value-type="time">
            <text:p>02:09:52</text:p>
          </table:table-cell>
          <table:table-cell office:value-type="float" office:value="1.22" calcext:value-type="float">
            <text:p>1.22</text:p>
          </table:table-cell>
          <table:table-cell office:value-type="float" office:value="243.2" calcext:value-type="float">
            <text:p>243.2</text:p>
          </table:table-cell>
          <table:table-cell office:value-type="float" office:value="296.78" calcext:value-type="float">
            <text:p>296.78</text:p>
          </table:table-cell>
          <table:table-cell office:value-type="float" office:value="536.17" calcext:value-type="float">
            <text:p>536.17</text:p>
          </table:table-cell>
          <table:table-cell office:value-type="float" office:value="668.36" calcext:value-type="float">
            <text:p>668.36</text:p>
          </table:table-cell>
        </table:table-row>
        <table:table-row table:style-name="ro1">
          <table:table-cell office:value-type="float" office:value="7807889" calcext:value-type="float">
            <text:p>7807889</text:p>
          </table:table-cell>
          <table:table-cell table:formula="of:=[.A490]/1000/(60*60*24)" office:value-type="time" office:time-value="PT02H10M07.889S" calcext:value-type="time">
            <text:p>02:10:08</text:p>
          </table:table-cell>
          <table:table-cell office:value-type="float" office:value="1.22" calcext:value-type="float">
            <text:p>1.22</text:p>
          </table:table-cell>
          <table:table-cell office:value-type="float" office:value="243.2" calcext:value-type="float">
            <text:p>243.2</text:p>
          </table:table-cell>
          <table:table-cell office:value-type="float" office:value="296.78" calcext:value-type="float">
            <text:p>296.78</text:p>
          </table:table-cell>
          <table:table-cell office:value-type="float" office:value="537.25" calcext:value-type="float">
            <text:p>537.25</text:p>
          </table:table-cell>
          <table:table-cell office:value-type="float" office:value="669.68" calcext:value-type="float">
            <text:p>669.68</text:p>
          </table:table-cell>
        </table:table-row>
        <table:table-row table:style-name="ro1">
          <table:table-cell office:value-type="float" office:value="7823889" calcext:value-type="float">
            <text:p>7823889</text:p>
          </table:table-cell>
          <table:table-cell table:formula="of:=[.A491]/1000/(60*60*24)" office:value-type="time" office:time-value="PT02H10M23.889S" calcext:value-type="time">
            <text:p>02:10:24</text:p>
          </table:table-cell>
          <table:table-cell office:value-type="float" office:value="1.22" calcext:value-type="float">
            <text:p>1.22</text:p>
          </table:table-cell>
          <table:table-cell office:value-type="float" office:value="243.2" calcext:value-type="float">
            <text:p>243.2</text:p>
          </table:table-cell>
          <table:table-cell office:value-type="float" office:value="297.75" calcext:value-type="float">
            <text:p>297.75</text:p>
          </table:table-cell>
          <table:table-cell office:value-type="float" office:value="538.33" calcext:value-type="float">
            <text:p>538.33</text:p>
          </table:table-cell>
          <table:table-cell office:value-type="float" office:value="671.01" calcext:value-type="float">
            <text:p>671.01</text:p>
          </table:table-cell>
        </table:table-row>
        <table:table-row table:style-name="ro1">
          <table:table-cell office:value-type="float" office:value="7839889" calcext:value-type="float">
            <text:p>7839889</text:p>
          </table:table-cell>
          <table:table-cell table:formula="of:=[.A492]/1000/(60*60*24)" office:value-type="time" office:time-value="PT02H10M39.889S" calcext:value-type="time">
            <text:p>02:10:40</text:p>
          </table:table-cell>
          <table:table-cell office:value-type="float" office:value="1.22" calcext:value-type="float">
            <text:p>1.22</text:p>
          </table:table-cell>
          <table:table-cell office:value-type="float" office:value="243.2" calcext:value-type="float">
            <text:p>243.2</text:p>
          </table:table-cell>
          <table:table-cell office:value-type="float" office:value="297.75" calcext:value-type="float">
            <text:p>297.75</text:p>
          </table:table-cell>
          <table:table-cell office:value-type="float" office:value="539.41" calcext:value-type="float">
            <text:p>539.41</text:p>
          </table:table-cell>
          <table:table-cell office:value-type="float" office:value="672.33" calcext:value-type="float">
            <text:p>672.33</text:p>
          </table:table-cell>
        </table:table-row>
        <table:table-row table:style-name="ro1">
          <table:table-cell office:value-type="float" office:value="7855889" calcext:value-type="float">
            <text:p>7855889</text:p>
          </table:table-cell>
          <table:table-cell table:formula="of:=[.A493]/1000/(60*60*24)" office:value-type="time" office:time-value="PT02H10M55.889S" calcext:value-type="time">
            <text:p>02:10:56</text:p>
          </table:table-cell>
          <table:table-cell office:value-type="float" office:value="1.22" calcext:value-type="float">
            <text:p>1.22</text:p>
          </table:table-cell>
          <table:table-cell office:value-type="float" office:value="243.2" calcext:value-type="float">
            <text:p>243.2</text:p>
          </table:table-cell>
          <table:table-cell office:value-type="float" office:value="296.78" calcext:value-type="float">
            <text:p>296.78</text:p>
          </table:table-cell>
          <table:table-cell office:value-type="float" office:value="540.49" calcext:value-type="float">
            <text:p>540.49</text:p>
          </table:table-cell>
          <table:table-cell office:value-type="float" office:value="673.65" calcext:value-type="float">
            <text:p>673.65</text:p>
          </table:table-cell>
        </table:table-row>
        <table:table-row table:style-name="ro1">
          <table:table-cell office:value-type="float" office:value="7871889" calcext:value-type="float">
            <text:p>7871889</text:p>
          </table:table-cell>
          <table:table-cell table:formula="of:=[.A494]/1000/(60*60*24)" office:value-type="time" office:time-value="PT02H11M11.889S" calcext:value-type="time">
            <text:p>02:11:12</text:p>
          </table:table-cell>
          <table:table-cell office:value-type="float" office:value="1.22" calcext:value-type="float">
            <text:p>1.22</text:p>
          </table:table-cell>
          <table:table-cell office:value-type="float" office:value="243.2" calcext:value-type="float">
            <text:p>243.2</text:p>
          </table:table-cell>
          <table:table-cell office:value-type="float" office:value="297.75" calcext:value-type="float">
            <text:p>297.75</text:p>
          </table:table-cell>
          <table:table-cell office:value-type="float" office:value="541.57" calcext:value-type="float">
            <text:p>541.57</text:p>
          </table:table-cell>
          <table:table-cell office:value-type="float" office:value="674.97" calcext:value-type="float">
            <text:p>674.97</text:p>
          </table:table-cell>
        </table:table-row>
        <table:table-row table:style-name="ro1">
          <table:table-cell office:value-type="float" office:value="7887889" calcext:value-type="float">
            <text:p>7887889</text:p>
          </table:table-cell>
          <table:table-cell table:formula="of:=[.A495]/1000/(60*60*24)" office:value-type="time" office:time-value="PT02H11M27.889S" calcext:value-type="time">
            <text:p>02:11:28</text:p>
          </table:table-cell>
          <table:table-cell office:value-type="float" office:value="1.22" calcext:value-type="float">
            <text:p>1.22</text:p>
          </table:table-cell>
          <table:table-cell office:value-type="float" office:value="243.2" calcext:value-type="float">
            <text:p>243.2</text:p>
          </table:table-cell>
          <table:table-cell office:value-type="float" office:value="296.78" calcext:value-type="float">
            <text:p>296.78</text:p>
          </table:table-cell>
          <table:table-cell office:value-type="float" office:value="542.65" calcext:value-type="float">
            <text:p>542.65</text:p>
          </table:table-cell>
          <table:table-cell office:value-type="float" office:value="676.3" calcext:value-type="float">
            <text:p>676.3</text:p>
          </table:table-cell>
        </table:table-row>
        <table:table-row table:style-name="ro1">
          <table:table-cell office:value-type="float" office:value="7903889" calcext:value-type="float">
            <text:p>7903889</text:p>
          </table:table-cell>
          <table:table-cell table:formula="of:=[.A496]/1000/(60*60*24)" office:value-type="time" office:time-value="PT02H11M43.889S" calcext:value-type="time">
            <text:p>02:11:44</text:p>
          </table:table-cell>
          <table:table-cell office:value-type="float" office:value="1.22" calcext:value-type="float">
            <text:p>1.22</text:p>
          </table:table-cell>
          <table:table-cell office:value-type="float" office:value="243.2" calcext:value-type="float">
            <text:p>243.2</text:p>
          </table:table-cell>
          <table:table-cell office:value-type="float" office:value="297.75" calcext:value-type="float">
            <text:p>297.75</text:p>
          </table:table-cell>
          <table:table-cell office:value-type="float" office:value="543.73" calcext:value-type="float">
            <text:p>543.73</text:p>
          </table:table-cell>
          <table:table-cell office:value-type="float" office:value="677.62" calcext:value-type="float">
            <text:p>677.62</text:p>
          </table:table-cell>
        </table:table-row>
        <table:table-row table:style-name="ro1">
          <table:table-cell office:value-type="float" office:value="7919889" calcext:value-type="float">
            <text:p>7919889</text:p>
          </table:table-cell>
          <table:table-cell table:formula="of:=[.A497]/1000/(60*60*24)" office:value-type="time" office:time-value="PT02H11M59.889S" calcext:value-type="time">
            <text:p>02:12:00</text:p>
          </table:table-cell>
          <table:table-cell office:value-type="float" office:value="1.22" calcext:value-type="float">
            <text:p>1.22</text:p>
          </table:table-cell>
          <table:table-cell office:value-type="float" office:value="243.2" calcext:value-type="float">
            <text:p>243.2</text:p>
          </table:table-cell>
          <table:table-cell office:value-type="float" office:value="297.75" calcext:value-type="float">
            <text:p>297.75</text:p>
          </table:table-cell>
          <table:table-cell office:value-type="float" office:value="544.81" calcext:value-type="float">
            <text:p>544.81</text:p>
          </table:table-cell>
          <table:table-cell office:value-type="float" office:value="678.94" calcext:value-type="float">
            <text:p>678.94</text:p>
          </table:table-cell>
        </table:table-row>
        <table:table-row table:style-name="ro1">
          <table:table-cell office:value-type="float" office:value="7935889" calcext:value-type="float">
            <text:p>7935889</text:p>
          </table:table-cell>
          <table:table-cell table:formula="of:=[.A498]/1000/(60*60*24)" office:value-type="time" office:time-value="PT02H12M15.889S" calcext:value-type="time">
            <text:p>02:12:16</text:p>
          </table:table-cell>
          <table:table-cell office:value-type="float" office:value="1.22" calcext:value-type="float">
            <text:p>1.22</text:p>
          </table:table-cell>
          <table:table-cell office:value-type="float" office:value="243.2" calcext:value-type="float">
            <text:p>243.2</text:p>
          </table:table-cell>
          <table:table-cell office:value-type="float" office:value="297.75" calcext:value-type="float">
            <text:p>297.75</text:p>
          </table:table-cell>
          <table:table-cell office:value-type="float" office:value="545.89" calcext:value-type="float">
            <text:p>545.89</text:p>
          </table:table-cell>
          <table:table-cell office:value-type="float" office:value="680.26" calcext:value-type="float">
            <text:p>680.26</text:p>
          </table:table-cell>
        </table:table-row>
        <table:table-row table:style-name="ro1">
          <table:table-cell office:value-type="float" office:value="7951889" calcext:value-type="float">
            <text:p>7951889</text:p>
          </table:table-cell>
          <table:table-cell table:formula="of:=[.A499]/1000/(60*60*24)" office:value-type="time" office:time-value="PT02H12M31.889S" calcext:value-type="time">
            <text:p>02:12:32</text:p>
          </table:table-cell>
          <table:table-cell office:value-type="float" office:value="1.22" calcext:value-type="float">
            <text:p>1.22</text:p>
          </table:table-cell>
          <table:table-cell office:value-type="float" office:value="243.2" calcext:value-type="float">
            <text:p>243.2</text:p>
          </table:table-cell>
          <table:table-cell office:value-type="float" office:value="297.75" calcext:value-type="float">
            <text:p>297.75</text:p>
          </table:table-cell>
          <table:table-cell office:value-type="float" office:value="546.98" calcext:value-type="float">
            <text:p>546.98</text:p>
          </table:table-cell>
          <table:table-cell office:value-type="float" office:value="681.58" calcext:value-type="float">
            <text:p>681.58</text:p>
          </table:table-cell>
        </table:table-row>
        <table:table-row table:style-name="ro1">
          <table:table-cell office:value-type="float" office:value="7967889" calcext:value-type="float">
            <text:p>7967889</text:p>
          </table:table-cell>
          <table:table-cell table:formula="of:=[.A500]/1000/(60*60*24)" office:value-type="time" office:time-value="PT02H12M47.889S" calcext:value-type="time">
            <text:p>02:12:48</text:p>
          </table:table-cell>
          <table:table-cell office:value-type="float" office:value="1.22" calcext:value-type="float">
            <text:p>1.22</text:p>
          </table:table-cell>
          <table:table-cell office:value-type="float" office:value="243.2" calcext:value-type="float">
            <text:p>243.2</text:p>
          </table:table-cell>
          <table:table-cell office:value-type="float" office:value="297.75" calcext:value-type="float">
            <text:p>297.75</text:p>
          </table:table-cell>
          <table:table-cell office:value-type="float" office:value="548.06" calcext:value-type="float">
            <text:p>548.06</text:p>
          </table:table-cell>
          <table:table-cell office:value-type="float" office:value="682.91" calcext:value-type="float">
            <text:p>682.91</text:p>
          </table:table-cell>
        </table:table-row>
        <table:table-row table:style-name="ro1">
          <table:table-cell office:value-type="float" office:value="7983889" calcext:value-type="float">
            <text:p>7983889</text:p>
          </table:table-cell>
          <table:table-cell table:formula="of:=[.A501]/1000/(60*60*24)" office:value-type="time" office:time-value="PT02H13M03.889S" calcext:value-type="time">
            <text:p>02:13:04</text:p>
          </table:table-cell>
          <table:table-cell office:value-type="float" office:value="1.22" calcext:value-type="float">
            <text:p>1.22</text:p>
          </table:table-cell>
          <table:table-cell office:value-type="float" office:value="243.1" calcext:value-type="float">
            <text:p>243.1</text:p>
          </table:table-cell>
          <table:table-cell office:value-type="float" office:value="296.66" calcext:value-type="float">
            <text:p>296.66</text:p>
          </table:table-cell>
          <table:table-cell office:value-type="float" office:value="549.14" calcext:value-type="float">
            <text:p>549.14</text:p>
          </table:table-cell>
          <table:table-cell office:value-type="float" office:value="684.23" calcext:value-type="float">
            <text:p>684.23</text:p>
          </table:table-cell>
        </table:table-row>
        <table:table-row table:style-name="ro1">
          <table:table-cell office:value-type="float" office:value="7999889" calcext:value-type="float">
            <text:p>7999889</text:p>
          </table:table-cell>
          <table:table-cell table:formula="of:=[.A502]/1000/(60*60*24)" office:value-type="time" office:time-value="PT02H13M19.889S" calcext:value-type="time">
            <text:p>02:13:20</text:p>
          </table:table-cell>
          <table:table-cell office:value-type="float" office:value="1.22" calcext:value-type="float">
            <text:p>1.22</text:p>
          </table:table-cell>
          <table:table-cell office:value-type="float" office:value="243.1" calcext:value-type="float">
            <text:p>243.1</text:p>
          </table:table-cell>
          <table:table-cell office:value-type="float" office:value="297.63" calcext:value-type="float">
            <text:p>297.63</text:p>
          </table:table-cell>
          <table:table-cell office:value-type="float" office:value="550.22" calcext:value-type="float">
            <text:p>550.22</text:p>
          </table:table-cell>
          <table:table-cell office:value-type="float" office:value="685.55" calcext:value-type="float">
            <text:p>685.55</text:p>
          </table:table-cell>
        </table:table-row>
        <table:table-row table:style-name="ro1">
          <table:table-cell office:value-type="float" office:value="8015889" calcext:value-type="float">
            <text:p>8015889</text:p>
          </table:table-cell>
          <table:table-cell table:formula="of:=[.A503]/1000/(60*60*24)" office:value-type="time" office:time-value="PT02H13M35.889S" calcext:value-type="time">
            <text:p>02:13:36</text:p>
          </table:table-cell>
          <table:table-cell office:value-type="float" office:value="1.22" calcext:value-type="float">
            <text:p>1.22</text:p>
          </table:table-cell>
          <table:table-cell office:value-type="float" office:value="243.1" calcext:value-type="float">
            <text:p>243.1</text:p>
          </table:table-cell>
          <table:table-cell office:value-type="float" office:value="297.63" calcext:value-type="float">
            <text:p>297.63</text:p>
          </table:table-cell>
          <table:table-cell office:value-type="float" office:value="551.3" calcext:value-type="float">
            <text:p>551.3</text:p>
          </table:table-cell>
          <table:table-cell office:value-type="float" office:value="686.87" calcext:value-type="float">
            <text:p>686.87</text:p>
          </table:table-cell>
        </table:table-row>
        <table:table-row table:style-name="ro1">
          <table:table-cell office:value-type="float" office:value="8031889" calcext:value-type="float">
            <text:p>8031889</text:p>
          </table:table-cell>
          <table:table-cell table:formula="of:=[.A504]/1000/(60*60*24)" office:value-type="time" office:time-value="PT02H13M51.889S" calcext:value-type="time">
            <text:p>02:13:52</text:p>
          </table:table-cell>
          <table:table-cell office:value-type="float" office:value="1.22" calcext:value-type="float">
            <text:p>1.22</text:p>
          </table:table-cell>
          <table:table-cell office:value-type="float" office:value="243.2" calcext:value-type="float">
            <text:p>243.2</text:p>
          </table:table-cell>
          <table:table-cell office:value-type="float" office:value="296.78" calcext:value-type="float">
            <text:p>296.78</text:p>
          </table:table-cell>
          <table:table-cell office:value-type="float" office:value="552.38" calcext:value-type="float">
            <text:p>552.38</text:p>
          </table:table-cell>
          <table:table-cell office:value-type="float" office:value="688.19" calcext:value-type="float">
            <text:p>688.19</text:p>
          </table:table-cell>
        </table:table-row>
        <table:table-row table:style-name="ro1">
          <table:table-cell office:value-type="float" office:value="8047889" calcext:value-type="float">
            <text:p>8047889</text:p>
          </table:table-cell>
          <table:table-cell table:formula="of:=[.A505]/1000/(60*60*24)" office:value-type="time" office:time-value="PT02H14M07.889S" calcext:value-type="time">
            <text:p>02:14:08</text:p>
          </table:table-cell>
          <table:table-cell office:value-type="float" office:value="1.22" calcext:value-type="float">
            <text:p>1.22</text:p>
          </table:table-cell>
          <table:table-cell office:value-type="float" office:value="243.2" calcext:value-type="float">
            <text:p>243.2</text:p>
          </table:table-cell>
          <table:table-cell office:value-type="float" office:value="296.78" calcext:value-type="float">
            <text:p>296.78</text:p>
          </table:table-cell>
          <table:table-cell office:value-type="float" office:value="553.46" calcext:value-type="float">
            <text:p>553.46</text:p>
          </table:table-cell>
          <table:table-cell office:value-type="float" office:value="689.51" calcext:value-type="float">
            <text:p>689.51</text:p>
          </table:table-cell>
        </table:table-row>
        <table:table-row table:style-name="ro1">
          <table:table-cell office:value-type="float" office:value="8063889" calcext:value-type="float">
            <text:p>8063889</text:p>
          </table:table-cell>
          <table:table-cell table:formula="of:=[.A506]/1000/(60*60*24)" office:value-type="time" office:time-value="PT02H14M23.889S" calcext:value-type="time">
            <text:p>02:14:24</text:p>
          </table:table-cell>
          <table:table-cell office:value-type="float" office:value="1.22" calcext:value-type="float">
            <text:p>1.22</text:p>
          </table:table-cell>
          <table:table-cell office:value-type="float" office:value="243.2" calcext:value-type="float">
            <text:p>243.2</text:p>
          </table:table-cell>
          <table:table-cell office:value-type="float" office:value="296.78" calcext:value-type="float">
            <text:p>296.78</text:p>
          </table:table-cell>
          <table:table-cell office:value-type="float" office:value="554.54" calcext:value-type="float">
            <text:p>554.54</text:p>
          </table:table-cell>
          <table:table-cell office:value-type="float" office:value="690.83" calcext:value-type="float">
            <text:p>690.83</text:p>
          </table:table-cell>
        </table:table-row>
        <table:table-row table:style-name="ro1">
          <table:table-cell office:value-type="float" office:value="8079889" calcext:value-type="float">
            <text:p>8079889</text:p>
          </table:table-cell>
          <table:table-cell table:formula="of:=[.A507]/1000/(60*60*24)" office:value-type="time" office:time-value="PT02H14M39.889S" calcext:value-type="time">
            <text:p>02:14:40</text:p>
          </table:table-cell>
          <table:table-cell office:value-type="float" office:value="1.22" calcext:value-type="float">
            <text:p>1.22</text:p>
          </table:table-cell>
          <table:table-cell office:value-type="float" office:value="243.2" calcext:value-type="float">
            <text:p>243.2</text:p>
          </table:table-cell>
          <table:table-cell office:value-type="float" office:value="296.78" calcext:value-type="float">
            <text:p>296.78</text:p>
          </table:table-cell>
          <table:table-cell office:value-type="float" office:value="555.62" calcext:value-type="float">
            <text:p>555.62</text:p>
          </table:table-cell>
          <table:table-cell office:value-type="float" office:value="692.16" calcext:value-type="float">
            <text:p>692.16</text:p>
          </table:table-cell>
        </table:table-row>
        <table:table-row table:style-name="ro1">
          <table:table-cell office:value-type="float" office:value="8095889" calcext:value-type="float">
            <text:p>8095889</text:p>
          </table:table-cell>
          <table:table-cell table:formula="of:=[.A508]/1000/(60*60*24)" office:value-type="time" office:time-value="PT02H14M55.889S" calcext:value-type="time">
            <text:p>02:14:56</text:p>
          </table:table-cell>
          <table:table-cell office:value-type="float" office:value="1.22" calcext:value-type="float">
            <text:p>1.22</text:p>
          </table:table-cell>
          <table:table-cell office:value-type="float" office:value="243.1" calcext:value-type="float">
            <text:p>243.1</text:p>
          </table:table-cell>
          <table:table-cell office:value-type="float" office:value="296.66" calcext:value-type="float">
            <text:p>296.66</text:p>
          </table:table-cell>
          <table:table-cell office:value-type="float" office:value="556.7" calcext:value-type="float">
            <text:p>556.7</text:p>
          </table:table-cell>
          <table:table-cell office:value-type="float" office:value="693.48" calcext:value-type="float">
            <text:p>693.48</text:p>
          </table:table-cell>
        </table:table-row>
        <table:table-row table:style-name="ro1">
          <table:table-cell office:value-type="float" office:value="8111889" calcext:value-type="float">
            <text:p>8111889</text:p>
          </table:table-cell>
          <table:table-cell table:formula="of:=[.A509]/1000/(60*60*24)" office:value-type="time" office:time-value="PT02H15M11.889S" calcext:value-type="time">
            <text:p>02:15:12</text:p>
          </table:table-cell>
          <table:table-cell office:value-type="float" office:value="1.22" calcext:value-type="float">
            <text:p>1.22</text:p>
          </table:table-cell>
          <table:table-cell office:value-type="float" office:value="243.2" calcext:value-type="float">
            <text:p>243.2</text:p>
          </table:table-cell>
          <table:table-cell office:value-type="float" office:value="297.75" calcext:value-type="float">
            <text:p>297.75</text:p>
          </table:table-cell>
          <table:table-cell office:value-type="float" office:value="557.78" calcext:value-type="float">
            <text:p>557.78</text:p>
          </table:table-cell>
          <table:table-cell office:value-type="float" office:value="694.8" calcext:value-type="float">
            <text:p>694.8</text:p>
          </table:table-cell>
        </table:table-row>
        <table:table-row table:style-name="ro1">
          <table:table-cell office:value-type="float" office:value="8127889" calcext:value-type="float">
            <text:p>8127889</text:p>
          </table:table-cell>
          <table:table-cell table:formula="of:=[.A510]/1000/(60*60*24)" office:value-type="time" office:time-value="PT02H15M27.889S" calcext:value-type="time">
            <text:p>02:15:28</text:p>
          </table:table-cell>
          <table:table-cell office:value-type="float" office:value="1.22" calcext:value-type="float">
            <text:p>1.22</text:p>
          </table:table-cell>
          <table:table-cell office:value-type="float" office:value="243.1" calcext:value-type="float">
            <text:p>243.1</text:p>
          </table:table-cell>
          <table:table-cell office:value-type="float" office:value="297.63" calcext:value-type="float">
            <text:p>297.63</text:p>
          </table:table-cell>
          <table:table-cell office:value-type="float" office:value="558.86" calcext:value-type="float">
            <text:p>558.86</text:p>
          </table:table-cell>
          <table:table-cell office:value-type="float" office:value="696.12" calcext:value-type="float">
            <text:p>696.12</text:p>
          </table:table-cell>
        </table:table-row>
        <table:table-row table:style-name="ro1">
          <table:table-cell office:value-type="float" office:value="8143889" calcext:value-type="float">
            <text:p>8143889</text:p>
          </table:table-cell>
          <table:table-cell table:formula="of:=[.A511]/1000/(60*60*24)" office:value-type="time" office:time-value="PT02H15M43.889S" calcext:value-type="time">
            <text:p>02:15:44</text:p>
          </table:table-cell>
          <table:table-cell office:value-type="float" office:value="1.22" calcext:value-type="float">
            <text:p>1.22</text:p>
          </table:table-cell>
          <table:table-cell office:value-type="float" office:value="243.1" calcext:value-type="float">
            <text:p>243.1</text:p>
          </table:table-cell>
          <table:table-cell office:value-type="float" office:value="296.66" calcext:value-type="float">
            <text:p>296.66</text:p>
          </table:table-cell>
          <table:table-cell office:value-type="float" office:value="559.94" calcext:value-type="float">
            <text:p>559.94</text:p>
          </table:table-cell>
          <table:table-cell office:value-type="float" office:value="697.44" calcext:value-type="float">
            <text:p>697.44</text:p>
          </table:table-cell>
        </table:table-row>
        <table:table-row table:style-name="ro1">
          <table:table-cell office:value-type="float" office:value="8159889" calcext:value-type="float">
            <text:p>8159889</text:p>
          </table:table-cell>
          <table:table-cell table:formula="of:=[.A512]/1000/(60*60*24)" office:value-type="time" office:time-value="PT02H15M59.889S" calcext:value-type="time">
            <text:p>02:16:00</text:p>
          </table:table-cell>
          <table:table-cell office:value-type="float" office:value="1.22" calcext:value-type="float">
            <text:p>1.22</text:p>
          </table:table-cell>
          <table:table-cell office:value-type="float" office:value="243.1" calcext:value-type="float">
            <text:p>243.1</text:p>
          </table:table-cell>
          <table:table-cell office:value-type="float" office:value="297.63" calcext:value-type="float">
            <text:p>297.63</text:p>
          </table:table-cell>
          <table:table-cell office:value-type="float" office:value="561.02" calcext:value-type="float">
            <text:p>561.02</text:p>
          </table:table-cell>
          <table:table-cell office:value-type="float" office:value="698.76" calcext:value-type="float">
            <text:p>698.76</text:p>
          </table:table-cell>
        </table:table-row>
        <table:table-row table:style-name="ro1">
          <table:table-cell office:value-type="float" office:value="8175889" calcext:value-type="float">
            <text:p>8175889</text:p>
          </table:table-cell>
          <table:table-cell table:formula="of:=[.A513]/1000/(60*60*24)" office:value-type="time" office:time-value="PT02H16M15.889S" calcext:value-type="time">
            <text:p>02:16:16</text:p>
          </table:table-cell>
          <table:table-cell office:value-type="float" office:value="1.22" calcext:value-type="float">
            <text:p>1.22</text:p>
          </table:table-cell>
          <table:table-cell office:value-type="float" office:value="243.1" calcext:value-type="float">
            <text:p>243.1</text:p>
          </table:table-cell>
          <table:table-cell office:value-type="float" office:value="297.63" calcext:value-type="float">
            <text:p>297.63</text:p>
          </table:table-cell>
          <table:table-cell office:value-type="float" office:value="562.1" calcext:value-type="float">
            <text:p>562.1</text:p>
          </table:table-cell>
          <table:table-cell office:value-type="float" office:value="700.08" calcext:value-type="float">
            <text:p>700.08</text:p>
          </table:table-cell>
        </table:table-row>
        <table:table-row table:style-name="ro1">
          <table:table-cell office:value-type="float" office:value="8191889" calcext:value-type="float">
            <text:p>8191889</text:p>
          </table:table-cell>
          <table:table-cell table:formula="of:=[.A514]/1000/(60*60*24)" office:value-type="time" office:time-value="PT02H16M31.889S" calcext:value-type="time">
            <text:p>02:16:32</text:p>
          </table:table-cell>
          <table:table-cell office:value-type="float" office:value="1.22" calcext:value-type="float">
            <text:p>1.22</text:p>
          </table:table-cell>
          <table:table-cell office:value-type="float" office:value="243.1" calcext:value-type="float">
            <text:p>243.1</text:p>
          </table:table-cell>
          <table:table-cell office:value-type="float" office:value="297.63" calcext:value-type="float">
            <text:p>297.63</text:p>
          </table:table-cell>
          <table:table-cell office:value-type="float" office:value="563.18" calcext:value-type="float">
            <text:p>563.18</text:p>
          </table:table-cell>
          <table:table-cell office:value-type="float" office:value="701.4" calcext:value-type="float">
            <text:p>701.4</text:p>
          </table:table-cell>
        </table:table-row>
        <table:table-row table:style-name="ro1">
          <table:table-cell office:value-type="float" office:value="8207889" calcext:value-type="float">
            <text:p>8207889</text:p>
          </table:table-cell>
          <table:table-cell table:formula="of:=[.A515]/1000/(60*60*24)" office:value-type="time" office:time-value="PT02H16M47.889S" calcext:value-type="time">
            <text:p>02:16:48</text:p>
          </table:table-cell>
          <table:table-cell office:value-type="float" office:value="1.22" calcext:value-type="float">
            <text:p>1.22</text:p>
          </table:table-cell>
          <table:table-cell office:value-type="float" office:value="243.1" calcext:value-type="float">
            <text:p>243.1</text:p>
          </table:table-cell>
          <table:table-cell office:value-type="float" office:value="297.63" calcext:value-type="float">
            <text:p>297.63</text:p>
          </table:table-cell>
          <table:table-cell office:value-type="float" office:value="564.26" calcext:value-type="float">
            <text:p>564.26</text:p>
          </table:table-cell>
          <table:table-cell office:value-type="float" office:value="702.72" calcext:value-type="float">
            <text:p>702.72</text:p>
          </table:table-cell>
        </table:table-row>
        <table:table-row table:style-name="ro1">
          <table:table-cell office:value-type="float" office:value="8223889" calcext:value-type="float">
            <text:p>8223889</text:p>
          </table:table-cell>
          <table:table-cell table:formula="of:=[.A516]/1000/(60*60*24)" office:value-type="time" office:time-value="PT02H17M03.889S" calcext:value-type="time">
            <text:p>02:17:04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7.51" calcext:value-type="float">
            <text:p>297.51</text:p>
          </table:table-cell>
          <table:table-cell office:value-type="float" office:value="565.34" calcext:value-type="float">
            <text:p>565.34</text:p>
          </table:table-cell>
          <table:table-cell office:value-type="float" office:value="704.04" calcext:value-type="float">
            <text:p>704.04</text:p>
          </table:table-cell>
        </table:table-row>
        <table:table-row table:style-name="ro1">
          <table:table-cell office:value-type="float" office:value="8239889" calcext:value-type="float">
            <text:p>8239889</text:p>
          </table:table-cell>
          <table:table-cell table:formula="of:=[.A517]/1000/(60*60*24)" office:value-type="time" office:time-value="PT02H17M19.889S" calcext:value-type="time">
            <text:p>02:17:20</text:p>
          </table:table-cell>
          <table:table-cell office:value-type="float" office:value="1.22" calcext:value-type="float">
            <text:p>1.22</text:p>
          </table:table-cell>
          <table:table-cell office:value-type="float" office:value="243.1" calcext:value-type="float">
            <text:p>243.1</text:p>
          </table:table-cell>
          <table:table-cell office:value-type="float" office:value="297.63" calcext:value-type="float">
            <text:p>297.63</text:p>
          </table:table-cell>
          <table:table-cell office:value-type="float" office:value="566.42" calcext:value-type="float">
            <text:p>566.42</text:p>
          </table:table-cell>
          <table:table-cell office:value-type="float" office:value="705.36" calcext:value-type="float">
            <text:p>705.36</text:p>
          </table:table-cell>
        </table:table-row>
        <table:table-row table:style-name="ro1">
          <table:table-cell office:value-type="float" office:value="8255889" calcext:value-type="float">
            <text:p>8255889</text:p>
          </table:table-cell>
          <table:table-cell table:formula="of:=[.A518]/1000/(60*60*24)" office:value-type="time" office:time-value="PT02H17M35.889S" calcext:value-type="time">
            <text:p>02:17:36</text:p>
          </table:table-cell>
          <table:table-cell office:value-type="float" office:value="1.22" calcext:value-type="float">
            <text:p>1.22</text:p>
          </table:table-cell>
          <table:table-cell office:value-type="float" office:value="243.1" calcext:value-type="float">
            <text:p>243.1</text:p>
          </table:table-cell>
          <table:table-cell office:value-type="float" office:value="296.66" calcext:value-type="float">
            <text:p>296.66</text:p>
          </table:table-cell>
          <table:table-cell office:value-type="float" office:value="567.5" calcext:value-type="float">
            <text:p>567.5</text:p>
          </table:table-cell>
          <table:table-cell office:value-type="float" office:value="706.69" calcext:value-type="float">
            <text:p>706.69</text:p>
          </table:table-cell>
        </table:table-row>
        <table:table-row table:style-name="ro1">
          <table:table-cell office:value-type="float" office:value="8271889" calcext:value-type="float">
            <text:p>8271889</text:p>
          </table:table-cell>
          <table:table-cell table:formula="of:=[.A519]/1000/(60*60*24)" office:value-type="time" office:time-value="PT02H17M51.889S" calcext:value-type="time">
            <text:p>02:17:52</text:p>
          </table:table-cell>
          <table:table-cell office:value-type="float" office:value="1.22" calcext:value-type="float">
            <text:p>1.22</text:p>
          </table:table-cell>
          <table:table-cell office:value-type="float" office:value="243.1" calcext:value-type="float">
            <text:p>243.1</text:p>
          </table:table-cell>
          <table:table-cell office:value-type="float" office:value="297.63" calcext:value-type="float">
            <text:p>297.63</text:p>
          </table:table-cell>
          <table:table-cell office:value-type="float" office:value="568.58" calcext:value-type="float">
            <text:p>568.58</text:p>
          </table:table-cell>
          <table:table-cell office:value-type="float" office:value="708.01" calcext:value-type="float">
            <text:p>708.01</text:p>
          </table:table-cell>
        </table:table-row>
        <table:table-row table:style-name="ro1">
          <table:table-cell office:value-type="float" office:value="8287889" calcext:value-type="float">
            <text:p>8287889</text:p>
          </table:table-cell>
          <table:table-cell table:formula="of:=[.A520]/1000/(60*60*24)" office:value-type="time" office:time-value="PT02H18M07.889S" calcext:value-type="time">
            <text:p>02:18:08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6.54" calcext:value-type="float">
            <text:p>296.54</text:p>
          </table:table-cell>
          <table:table-cell office:value-type="float" office:value="569.66" calcext:value-type="float">
            <text:p>569.66</text:p>
          </table:table-cell>
          <table:table-cell office:value-type="float" office:value="709.33" calcext:value-type="float">
            <text:p>709.33</text:p>
          </table:table-cell>
        </table:table-row>
        <table:table-row table:style-name="ro1">
          <table:table-cell office:value-type="float" office:value="8303889" calcext:value-type="float">
            <text:p>8303889</text:p>
          </table:table-cell>
          <table:table-cell table:formula="of:=[.A521]/1000/(60*60*24)" office:value-type="time" office:time-value="PT02H18M23.889S" calcext:value-type="time">
            <text:p>02:18:24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7.5" calcext:value-type="float">
            <text:p>297.5</text:p>
          </table:table-cell>
          <table:table-cell office:value-type="float" office:value="570.74" calcext:value-type="float">
            <text:p>570.74</text:p>
          </table:table-cell>
          <table:table-cell office:value-type="float" office:value="710.65" calcext:value-type="float">
            <text:p>710.65</text:p>
          </table:table-cell>
        </table:table-row>
        <table:table-row table:style-name="ro1">
          <table:table-cell office:value-type="float" office:value="8319889" calcext:value-type="float">
            <text:p>8319889</text:p>
          </table:table-cell>
          <table:table-cell table:formula="of:=[.A522]/1000/(60*60*24)" office:value-type="time" office:time-value="PT02H18M39.889S" calcext:value-type="time">
            <text:p>02:18:40</text:p>
          </table:table-cell>
          <table:table-cell office:value-type="float" office:value="1.22" calcext:value-type="float">
            <text:p>1.22</text:p>
          </table:table-cell>
          <table:table-cell office:value-type="float" office:value="243.1" calcext:value-type="float">
            <text:p>243.1</text:p>
          </table:table-cell>
          <table:table-cell office:value-type="float" office:value="296.66" calcext:value-type="float">
            <text:p>296.66</text:p>
          </table:table-cell>
          <table:table-cell office:value-type="float" office:value="571.82" calcext:value-type="float">
            <text:p>571.82</text:p>
          </table:table-cell>
          <table:table-cell office:value-type="float" office:value="711.97" calcext:value-type="float">
            <text:p>711.97</text:p>
          </table:table-cell>
        </table:table-row>
        <table:table-row table:style-name="ro1">
          <table:table-cell office:value-type="float" office:value="8334889" calcext:value-type="float">
            <text:p>8334889</text:p>
          </table:table-cell>
          <table:table-cell table:formula="of:=[.A523]/1000/(60*60*24)" office:value-type="time" office:time-value="PT02H18M54.889S" calcext:value-type="time">
            <text:p>02:18:55</text:p>
          </table:table-cell>
          <table:table-cell office:value-type="float" office:value="1.22" calcext:value-type="float">
            <text:p>1.22</text:p>
          </table:table-cell>
          <table:table-cell office:value-type="float" office:value="243.1" calcext:value-type="float">
            <text:p>243.1</text:p>
          </table:table-cell>
          <table:table-cell office:value-type="float" office:value="296.65" calcext:value-type="float">
            <text:p>296.65</text:p>
          </table:table-cell>
          <table:table-cell office:value-type="float" office:value="572.84" calcext:value-type="float">
            <text:p>572.84</text:p>
          </table:table-cell>
          <table:table-cell office:value-type="float" office:value="713.2" calcext:value-type="float">
            <text:p>713.2</text:p>
          </table:table-cell>
        </table:table-row>
        <table:table-row table:style-name="ro1">
          <table:table-cell office:value-type="float" office:value="8350889" calcext:value-type="float">
            <text:p>8350889</text:p>
          </table:table-cell>
          <table:table-cell table:formula="of:=[.A524]/1000/(60*60*24)" office:value-type="time" office:time-value="PT02H19M10.889S" calcext:value-type="time">
            <text:p>02:19:11</text:p>
          </table:table-cell>
          <table:table-cell office:value-type="float" office:value="1.22" calcext:value-type="float">
            <text:p>1.22</text:p>
          </table:table-cell>
          <table:table-cell office:value-type="float" office:value="243.1" calcext:value-type="float">
            <text:p>243.1</text:p>
          </table:table-cell>
          <table:table-cell office:value-type="float" office:value="296.66" calcext:value-type="float">
            <text:p>296.66</text:p>
          </table:table-cell>
          <table:table-cell office:value-type="float" office:value="573.92" calcext:value-type="float">
            <text:p>573.92</text:p>
          </table:table-cell>
          <table:table-cell office:value-type="float" office:value="714.52" calcext:value-type="float">
            <text:p>714.52</text:p>
          </table:table-cell>
        </table:table-row>
        <table:table-row table:style-name="ro1">
          <table:table-cell office:value-type="float" office:value="8366889" calcext:value-type="float">
            <text:p>8366889</text:p>
          </table:table-cell>
          <table:table-cell table:formula="of:=[.A525]/1000/(60*60*24)" office:value-type="time" office:time-value="PT02H19M26.889S" calcext:value-type="time">
            <text:p>02:19:27</text:p>
          </table:table-cell>
          <table:table-cell office:value-type="float" office:value="1.22" calcext:value-type="float">
            <text:p>1.22</text:p>
          </table:table-cell>
          <table:table-cell office:value-type="float" office:value="243.1" calcext:value-type="float">
            <text:p>243.1</text:p>
          </table:table-cell>
          <table:table-cell office:value-type="float" office:value="296.65" calcext:value-type="float">
            <text:p>296.65</text:p>
          </table:table-cell>
          <table:table-cell office:value-type="float" office:value="575" calcext:value-type="float">
            <text:p>575</text:p>
          </table:table-cell>
          <table:table-cell office:value-type="float" office:value="715.84" calcext:value-type="float">
            <text:p>715.84</text:p>
          </table:table-cell>
        </table:table-row>
        <table:table-row table:style-name="ro1">
          <table:table-cell office:value-type="float" office:value="8382889" calcext:value-type="float">
            <text:p>8382889</text:p>
          </table:table-cell>
          <table:table-cell table:formula="of:=[.A526]/1000/(60*60*24)" office:value-type="time" office:time-value="PT02H19M42.889S" calcext:value-type="time">
            <text:p>02:19:43</text:p>
          </table:table-cell>
          <table:table-cell office:value-type="float" office:value="1.22" calcext:value-type="float">
            <text:p>1.22</text:p>
          </table:table-cell>
          <table:table-cell office:value-type="float" office:value="243.1" calcext:value-type="float">
            <text:p>243.1</text:p>
          </table:table-cell>
          <table:table-cell office:value-type="float" office:value="296.65" calcext:value-type="float">
            <text:p>296.65</text:p>
          </table:table-cell>
          <table:table-cell office:value-type="float" office:value="576.08" calcext:value-type="float">
            <text:p>576.08</text:p>
          </table:table-cell>
          <table:table-cell office:value-type="float" office:value="717.16" calcext:value-type="float">
            <text:p>717.16</text:p>
          </table:table-cell>
        </table:table-row>
        <table:table-row table:style-name="ro1">
          <table:table-cell office:value-type="float" office:value="8398889" calcext:value-type="float">
            <text:p>8398889</text:p>
          </table:table-cell>
          <table:table-cell table:formula="of:=[.A527]/1000/(60*60*24)" office:value-type="time" office:time-value="PT02H19M58.889S" calcext:value-type="time">
            <text:p>02:19:59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7.5" calcext:value-type="float">
            <text:p>297.5</text:p>
          </table:table-cell>
          <table:table-cell office:value-type="float" office:value="577.16" calcext:value-type="float">
            <text:p>577.16</text:p>
          </table:table-cell>
          <table:table-cell office:value-type="float" office:value="718.48" calcext:value-type="float">
            <text:p>718.48</text:p>
          </table:table-cell>
        </table:table-row>
        <table:table-row table:style-name="ro1">
          <table:table-cell office:value-type="float" office:value="8414889" calcext:value-type="float">
            <text:p>8414889</text:p>
          </table:table-cell>
          <table:table-cell table:formula="of:=[.A528]/1000/(60*60*24)" office:value-type="time" office:time-value="PT02H20M14.889S" calcext:value-type="time">
            <text:p>02:20:15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7.5" calcext:value-type="float">
            <text:p>297.5</text:p>
          </table:table-cell>
          <table:table-cell office:value-type="float" office:value="578.24" calcext:value-type="float">
            <text:p>578.24</text:p>
          </table:table-cell>
          <table:table-cell office:value-type="float" office:value="719.8" calcext:value-type="float">
            <text:p>719.8</text:p>
          </table:table-cell>
        </table:table-row>
        <table:table-row table:style-name="ro1">
          <table:table-cell office:value-type="float" office:value="8430889" calcext:value-type="float">
            <text:p>8430889</text:p>
          </table:table-cell>
          <table:table-cell table:formula="of:=[.A529]/1000/(60*60*24)" office:value-type="time" office:time-value="PT02H20M30.889S" calcext:value-type="time">
            <text:p>02:20:31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6.54" calcext:value-type="float">
            <text:p>296.54</text:p>
          </table:table-cell>
          <table:table-cell office:value-type="float" office:value="579.32" calcext:value-type="float">
            <text:p>579.32</text:p>
          </table:table-cell>
          <table:table-cell office:value-type="float" office:value="721.12" calcext:value-type="float">
            <text:p>721.12</text:p>
          </table:table-cell>
        </table:table-row>
        <table:table-row table:style-name="ro1">
          <table:table-cell office:value-type="float" office:value="8446889" calcext:value-type="float">
            <text:p>8446889</text:p>
          </table:table-cell>
          <table:table-cell table:formula="of:=[.A530]/1000/(60*60*24)" office:value-type="time" office:time-value="PT02H20M46.889S" calcext:value-type="time">
            <text:p>02:20:47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7.5" calcext:value-type="float">
            <text:p>297.5</text:p>
          </table:table-cell>
          <table:table-cell office:value-type="float" office:value="580.4" calcext:value-type="float">
            <text:p>580.4</text:p>
          </table:table-cell>
          <table:table-cell office:value-type="float" office:value="722.44" calcext:value-type="float">
            <text:p>722.44</text:p>
          </table:table-cell>
        </table:table-row>
        <table:table-row table:style-name="ro1">
          <table:table-cell office:value-type="float" office:value="8462889" calcext:value-type="float">
            <text:p>8462889</text:p>
          </table:table-cell>
          <table:table-cell table:formula="of:=[.A531]/1000/(60*60*24)" office:value-type="time" office:time-value="PT02H21M02.889S" calcext:value-type="time">
            <text:p>02:21:03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6.53" calcext:value-type="float">
            <text:p>296.53</text:p>
          </table:table-cell>
          <table:table-cell office:value-type="float" office:value="581.48" calcext:value-type="float">
            <text:p>581.48</text:p>
          </table:table-cell>
          <table:table-cell office:value-type="float" office:value="723.76" calcext:value-type="float">
            <text:p>723.76</text:p>
          </table:table-cell>
        </table:table-row>
        <table:table-row table:style-name="ro1">
          <table:table-cell office:value-type="float" office:value="8478889" calcext:value-type="float">
            <text:p>8478889</text:p>
          </table:table-cell>
          <table:table-cell table:formula="of:=[.A532]/1000/(60*60*24)" office:value-type="time" office:time-value="PT02H21M18.889S" calcext:value-type="time">
            <text:p>02:21:19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6.53" calcext:value-type="float">
            <text:p>296.53</text:p>
          </table:table-cell>
          <table:table-cell office:value-type="float" office:value="582.56" calcext:value-type="float">
            <text:p>582.56</text:p>
          </table:table-cell>
          <table:table-cell office:value-type="float" office:value="725.08" calcext:value-type="float">
            <text:p>725.08</text:p>
          </table:table-cell>
        </table:table-row>
        <table:table-row table:style-name="ro1">
          <table:table-cell office:value-type="float" office:value="8494889" calcext:value-type="float">
            <text:p>8494889</text:p>
          </table:table-cell>
          <table:table-cell table:formula="of:=[.A533]/1000/(60*60*24)" office:value-type="time" office:time-value="PT02H21M34.889S" calcext:value-type="time">
            <text:p>02:21:35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7.5" calcext:value-type="float">
            <text:p>297.5</text:p>
          </table:table-cell>
          <table:table-cell office:value-type="float" office:value="583.64" calcext:value-type="float">
            <text:p>583.64</text:p>
          </table:table-cell>
          <table:table-cell office:value-type="float" office:value="726.4" calcext:value-type="float">
            <text:p>726.4</text:p>
          </table:table-cell>
        </table:table-row>
        <table:table-row table:style-name="ro1">
          <table:table-cell office:value-type="float" office:value="8510889" calcext:value-type="float">
            <text:p>8510889</text:p>
          </table:table-cell>
          <table:table-cell table:formula="of:=[.A534]/1000/(60*60*24)" office:value-type="time" office:time-value="PT02H21M50.889S" calcext:value-type="time">
            <text:p>02:21:51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6.53" calcext:value-type="float">
            <text:p>296.53</text:p>
          </table:table-cell>
          <table:table-cell office:value-type="float" office:value="584.72" calcext:value-type="float">
            <text:p>584.72</text:p>
          </table:table-cell>
          <table:table-cell office:value-type="float" office:value="727.72" calcext:value-type="float">
            <text:p>727.72</text:p>
          </table:table-cell>
        </table:table-row>
        <table:table-row table:style-name="ro1">
          <table:table-cell office:value-type="float" office:value="8526889" calcext:value-type="float">
            <text:p>8526889</text:p>
          </table:table-cell>
          <table:table-cell table:formula="of:=[.A535]/1000/(60*60*24)" office:value-type="time" office:time-value="PT02H22M06.889S" calcext:value-type="time">
            <text:p>02:22:07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7.38" calcext:value-type="float">
            <text:p>297.38</text:p>
          </table:table-cell>
          <table:table-cell office:value-type="float" office:value="585.8" calcext:value-type="float">
            <text:p>585.8</text:p>
          </table:table-cell>
          <table:table-cell office:value-type="float" office:value="729.04" calcext:value-type="float">
            <text:p>729.04</text:p>
          </table:table-cell>
        </table:table-row>
        <table:table-row table:style-name="ro1">
          <table:table-cell office:value-type="float" office:value="8542889" calcext:value-type="float">
            <text:p>8542889</text:p>
          </table:table-cell>
          <table:table-cell table:formula="of:=[.A536]/1000/(60*60*24)" office:value-type="time" office:time-value="PT02H22M22.889S" calcext:value-type="time">
            <text:p>02:22:23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6.53" calcext:value-type="float">
            <text:p>296.53</text:p>
          </table:table-cell>
          <table:table-cell office:value-type="float" office:value="586.88" calcext:value-type="float">
            <text:p>586.88</text:p>
          </table:table-cell>
          <table:table-cell office:value-type="float" office:value="730.35" calcext:value-type="float">
            <text:p>730.35</text:p>
          </table:table-cell>
        </table:table-row>
        <table:table-row table:style-name="ro1">
          <table:table-cell office:value-type="float" office:value="8558889" calcext:value-type="float">
            <text:p>8558889</text:p>
          </table:table-cell>
          <table:table-cell table:formula="of:=[.A537]/1000/(60*60*24)" office:value-type="time" office:time-value="PT02H22M38.889S" calcext:value-type="time">
            <text:p>02:22:39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7.5" calcext:value-type="float">
            <text:p>297.5</text:p>
          </table:table-cell>
          <table:table-cell office:value-type="float" office:value="587.96" calcext:value-type="float">
            <text:p>587.96</text:p>
          </table:table-cell>
          <table:table-cell office:value-type="float" office:value="731.67" calcext:value-type="float">
            <text:p>731.67</text:p>
          </table:table-cell>
        </table:table-row>
        <table:table-row table:style-name="ro1">
          <table:table-cell office:value-type="float" office:value="8574889" calcext:value-type="float">
            <text:p>8574889</text:p>
          </table:table-cell>
          <table:table-cell table:formula="of:=[.A538]/1000/(60*60*24)" office:value-type="time" office:time-value="PT02H22M54.889S" calcext:value-type="time">
            <text:p>02:22:55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6.53" calcext:value-type="float">
            <text:p>296.53</text:p>
          </table:table-cell>
          <table:table-cell office:value-type="float" office:value="589.04" calcext:value-type="float">
            <text:p>589.04</text:p>
          </table:table-cell>
          <table:table-cell office:value-type="float" office:value="732.99" calcext:value-type="float">
            <text:p>732.99</text:p>
          </table:table-cell>
        </table:table-row>
        <table:table-row table:style-name="ro1">
          <table:table-cell office:value-type="float" office:value="8590889" calcext:value-type="float">
            <text:p>8590889</text:p>
          </table:table-cell>
          <table:table-cell table:formula="of:=[.A539]/1000/(60*60*24)" office:value-type="time" office:time-value="PT02H23M10.889S" calcext:value-type="time">
            <text:p>02:23:11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6.53" calcext:value-type="float">
            <text:p>296.53</text:p>
          </table:table-cell>
          <table:table-cell office:value-type="float" office:value="590.12" calcext:value-type="float">
            <text:p>590.12</text:p>
          </table:table-cell>
          <table:table-cell office:value-type="float" office:value="734.31" calcext:value-type="float">
            <text:p>734.31</text:p>
          </table:table-cell>
        </table:table-row>
        <table:table-row table:style-name="ro1">
          <table:table-cell office:value-type="float" office:value="8606889" calcext:value-type="float">
            <text:p>8606889</text:p>
          </table:table-cell>
          <table:table-cell table:formula="of:=[.A540]/1000/(60*60*24)" office:value-type="time" office:time-value="PT02H23M26.889S" calcext:value-type="time">
            <text:p>02:23:27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6.53" calcext:value-type="float">
            <text:p>296.53</text:p>
          </table:table-cell>
          <table:table-cell office:value-type="float" office:value="591.2" calcext:value-type="float">
            <text:p>591.2</text:p>
          </table:table-cell>
          <table:table-cell office:value-type="float" office:value="735.63" calcext:value-type="float">
            <text:p>735.63</text:p>
          </table:table-cell>
        </table:table-row>
        <table:table-row table:style-name="ro1">
          <table:table-cell office:value-type="float" office:value="8622889" calcext:value-type="float">
            <text:p>8622889</text:p>
          </table:table-cell>
          <table:table-cell table:formula="of:=[.A541]/1000/(60*60*24)" office:value-type="time" office:time-value="PT02H23M42.889S" calcext:value-type="time">
            <text:p>02:23:43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6.53" calcext:value-type="float">
            <text:p>296.53</text:p>
          </table:table-cell>
          <table:table-cell office:value-type="float" office:value="592.28" calcext:value-type="float">
            <text:p>592.28</text:p>
          </table:table-cell>
          <table:table-cell office:value-type="float" office:value="736.95" calcext:value-type="float">
            <text:p>736.95</text:p>
          </table:table-cell>
        </table:table-row>
        <table:table-row table:style-name="ro1">
          <table:table-cell office:value-type="float" office:value="8638889" calcext:value-type="float">
            <text:p>8638889</text:p>
          </table:table-cell>
          <table:table-cell table:formula="of:=[.A542]/1000/(60*60*24)" office:value-type="time" office:time-value="PT02H23M58.889S" calcext:value-type="time">
            <text:p>02:23:59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6.53" calcext:value-type="float">
            <text:p>296.53</text:p>
          </table:table-cell>
          <table:table-cell office:value-type="float" office:value="593.36" calcext:value-type="float">
            <text:p>593.36</text:p>
          </table:table-cell>
          <table:table-cell office:value-type="float" office:value="738.27" calcext:value-type="float">
            <text:p>738.27</text:p>
          </table:table-cell>
        </table:table-row>
        <table:table-row table:style-name="ro1">
          <table:table-cell office:value-type="float" office:value="8654889" calcext:value-type="float">
            <text:p>8654889</text:p>
          </table:table-cell>
          <table:table-cell table:formula="of:=[.A543]/1000/(60*60*24)" office:value-type="time" office:time-value="PT02H24M14.889S" calcext:value-type="time">
            <text:p>02:24:15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6.53" calcext:value-type="float">
            <text:p>296.53</text:p>
          </table:table-cell>
          <table:table-cell office:value-type="float" office:value="594.44" calcext:value-type="float">
            <text:p>594.44</text:p>
          </table:table-cell>
          <table:table-cell office:value-type="float" office:value="739.58" calcext:value-type="float">
            <text:p>739.58</text:p>
          </table:table-cell>
        </table:table-row>
        <table:table-row table:style-name="ro1">
          <table:table-cell office:value-type="float" office:value="8670889" calcext:value-type="float">
            <text:p>8670889</text:p>
          </table:table-cell>
          <table:table-cell table:formula="of:=[.A544]/1000/(60*60*24)" office:value-type="time" office:time-value="PT02H24M30.889S" calcext:value-type="time">
            <text:p>02:24:31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6.41" calcext:value-type="float">
            <text:p>296.41</text:p>
          </table:table-cell>
          <table:table-cell office:value-type="float" office:value="595.52" calcext:value-type="float">
            <text:p>595.52</text:p>
          </table:table-cell>
          <table:table-cell office:value-type="float" office:value="740.9" calcext:value-type="float">
            <text:p>740.9</text:p>
          </table:table-cell>
        </table:table-row>
        <table:table-row table:style-name="ro1">
          <table:table-cell office:value-type="float" office:value="8686889" calcext:value-type="float">
            <text:p>8686889</text:p>
          </table:table-cell>
          <table:table-cell table:formula="of:=[.A545]/1000/(60*60*24)" office:value-type="time" office:time-value="PT02H24M46.889S" calcext:value-type="time">
            <text:p>02:24:47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6.41" calcext:value-type="float">
            <text:p>296.41</text:p>
          </table:table-cell>
          <table:table-cell office:value-type="float" office:value="596.6" calcext:value-type="float">
            <text:p>596.6</text:p>
          </table:table-cell>
          <table:table-cell office:value-type="float" office:value="742.22" calcext:value-type="float">
            <text:p>742.22</text:p>
          </table:table-cell>
        </table:table-row>
        <table:table-row table:style-name="ro1">
          <table:table-cell office:value-type="float" office:value="8702889" calcext:value-type="float">
            <text:p>8702889</text:p>
          </table:table-cell>
          <table:table-cell table:formula="of:=[.A546]/1000/(60*60*24)" office:value-type="time" office:time-value="PT02H25M02.889S" calcext:value-type="time">
            <text:p>02:25:03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6.41" calcext:value-type="float">
            <text:p>296.41</text:p>
          </table:table-cell>
          <table:table-cell office:value-type="float" office:value="597.68" calcext:value-type="float">
            <text:p>597.68</text:p>
          </table:table-cell>
          <table:table-cell office:value-type="float" office:value="743.54" calcext:value-type="float">
            <text:p>743.54</text:p>
          </table:table-cell>
        </table:table-row>
        <table:table-row table:style-name="ro1">
          <table:table-cell office:value-type="float" office:value="8718889" calcext:value-type="float">
            <text:p>8718889</text:p>
          </table:table-cell>
          <table:table-cell table:formula="of:=[.A547]/1000/(60*60*24)" office:value-type="time" office:time-value="PT02H25M18.889S" calcext:value-type="time">
            <text:p>02:25:19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6.41" calcext:value-type="float">
            <text:p>296.41</text:p>
          </table:table-cell>
          <table:table-cell office:value-type="float" office:value="598.75" calcext:value-type="float">
            <text:p>598.75</text:p>
          </table:table-cell>
          <table:table-cell office:value-type="float" office:value="744.86" calcext:value-type="float">
            <text:p>744.86</text:p>
          </table:table-cell>
        </table:table-row>
        <table:table-row table:style-name="ro1">
          <table:table-cell office:value-type="float" office:value="8734889" calcext:value-type="float">
            <text:p>8734889</text:p>
          </table:table-cell>
          <table:table-cell table:formula="of:=[.A548]/1000/(60*60*24)" office:value-type="time" office:time-value="PT02H25M34.889S" calcext:value-type="time">
            <text:p>02:25:35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6.41" calcext:value-type="float">
            <text:p>296.41</text:p>
          </table:table-cell>
          <table:table-cell office:value-type="float" office:value="599.83" calcext:value-type="float">
            <text:p>599.83</text:p>
          </table:table-cell>
          <table:table-cell office:value-type="float" office:value="746.17" calcext:value-type="float">
            <text:p>746.17</text:p>
          </table:table-cell>
        </table:table-row>
        <table:table-row table:style-name="ro1">
          <table:table-cell office:value-type="float" office:value="8750889" calcext:value-type="float">
            <text:p>8750889</text:p>
          </table:table-cell>
          <table:table-cell table:formula="of:=[.A549]/1000/(60*60*24)" office:value-type="time" office:time-value="PT02H25M50.889S" calcext:value-type="time">
            <text:p>02:25:51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7.38" calcext:value-type="float">
            <text:p>297.38</text:p>
          </table:table-cell>
          <table:table-cell office:value-type="float" office:value="600.91" calcext:value-type="float">
            <text:p>600.91</text:p>
          </table:table-cell>
          <table:table-cell office:value-type="float" office:value="747.49" calcext:value-type="float">
            <text:p>747.49</text:p>
          </table:table-cell>
        </table:table-row>
        <table:table-row table:style-name="ro1">
          <table:table-cell office:value-type="float" office:value="8766889" calcext:value-type="float">
            <text:p>8766889</text:p>
          </table:table-cell>
          <table:table-cell table:formula="of:=[.A550]/1000/(60*60*24)" office:value-type="time" office:time-value="PT02H26M06.889S" calcext:value-type="time">
            <text:p>02:26:07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6.41" calcext:value-type="float">
            <text:p>296.41</text:p>
          </table:table-cell>
          <table:table-cell office:value-type="float" office:value="601.99" calcext:value-type="float">
            <text:p>601.99</text:p>
          </table:table-cell>
          <table:table-cell office:value-type="float" office:value="748.81" calcext:value-type="float">
            <text:p>748.81</text:p>
          </table:table-cell>
        </table:table-row>
        <table:table-row table:style-name="ro1">
          <table:table-cell office:value-type="float" office:value="8782889" calcext:value-type="float">
            <text:p>8782889</text:p>
          </table:table-cell>
          <table:table-cell table:formula="of:=[.A551]/1000/(60*60*24)" office:value-type="time" office:time-value="PT02H26M22.889S" calcext:value-type="time">
            <text:p>02:26:23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6.41" calcext:value-type="float">
            <text:p>296.41</text:p>
          </table:table-cell>
          <table:table-cell office:value-type="float" office:value="603.07" calcext:value-type="float">
            <text:p>603.07</text:p>
          </table:table-cell>
          <table:table-cell office:value-type="float" office:value="750.13" calcext:value-type="float">
            <text:p>750.13</text:p>
          </table:table-cell>
        </table:table-row>
        <table:table-row table:style-name="ro1">
          <table:table-cell office:value-type="float" office:value="8798889" calcext:value-type="float">
            <text:p>8798889</text:p>
          </table:table-cell>
          <table:table-cell table:formula="of:=[.A552]/1000/(60*60*24)" office:value-type="time" office:time-value="PT02H26M38.889S" calcext:value-type="time">
            <text:p>02:26:39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6.41" calcext:value-type="float">
            <text:p>296.41</text:p>
          </table:table-cell>
          <table:table-cell office:value-type="float" office:value="604.15" calcext:value-type="float">
            <text:p>604.15</text:p>
          </table:table-cell>
          <table:table-cell office:value-type="float" office:value="751.44" calcext:value-type="float">
            <text:p>751.44</text:p>
          </table:table-cell>
        </table:table-row>
        <table:table-row table:style-name="ro1">
          <table:table-cell office:value-type="float" office:value="8814889" calcext:value-type="float">
            <text:p>8814889</text:p>
          </table:table-cell>
          <table:table-cell table:formula="of:=[.A553]/1000/(60*60*24)" office:value-type="time" office:time-value="PT02H26M54.889S" calcext:value-type="time">
            <text:p>02:26:55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6.41" calcext:value-type="float">
            <text:p>296.41</text:p>
          </table:table-cell>
          <table:table-cell office:value-type="float" office:value="605.23" calcext:value-type="float">
            <text:p>605.23</text:p>
          </table:table-cell>
          <table:table-cell office:value-type="float" office:value="752.76" calcext:value-type="float">
            <text:p>752.76</text:p>
          </table:table-cell>
        </table:table-row>
        <table:table-row table:style-name="ro1">
          <table:table-cell office:value-type="float" office:value="8830888" calcext:value-type="float">
            <text:p>8830888</text:p>
          </table:table-cell>
          <table:table-cell table:formula="of:=[.A554]/1000/(60*60*24)" office:value-type="time" office:time-value="PT02H27M10.888S" calcext:value-type="time">
            <text:p>02:27:11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6.41" calcext:value-type="float">
            <text:p>296.41</text:p>
          </table:table-cell>
          <table:table-cell office:value-type="float" office:value="606.31" calcext:value-type="float">
            <text:p>606.31</text:p>
          </table:table-cell>
          <table:table-cell office:value-type="float" office:value="754.08" calcext:value-type="float">
            <text:p>754.08</text:p>
          </table:table-cell>
        </table:table-row>
        <table:table-row table:style-name="ro1">
          <table:table-cell office:value-type="float" office:value="8846889" calcext:value-type="float">
            <text:p>8846889</text:p>
          </table:table-cell>
          <table:table-cell table:formula="of:=[.A555]/1000/(60*60*24)" office:value-type="time" office:time-value="PT02H27M26.889S" calcext:value-type="time">
            <text:p>02:27:27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6.41" calcext:value-type="float">
            <text:p>296.41</text:p>
          </table:table-cell>
          <table:table-cell office:value-type="float" office:value="607.39" calcext:value-type="float">
            <text:p>607.39</text:p>
          </table:table-cell>
          <table:table-cell office:value-type="float" office:value="755.4" calcext:value-type="float">
            <text:p>755.4</text:p>
          </table:table-cell>
        </table:table-row>
        <table:table-row table:style-name="ro1">
          <table:table-cell office:value-type="float" office:value="8862889" calcext:value-type="float">
            <text:p>8862889</text:p>
          </table:table-cell>
          <table:table-cell table:formula="of:=[.A556]/1000/(60*60*24)" office:value-type="time" office:time-value="PT02H27M42.889S" calcext:value-type="time">
            <text:p>02:27:43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6.41" calcext:value-type="float">
            <text:p>296.41</text:p>
          </table:table-cell>
          <table:table-cell office:value-type="float" office:value="608.47" calcext:value-type="float">
            <text:p>608.47</text:p>
          </table:table-cell>
          <table:table-cell office:value-type="float" office:value="756.72" calcext:value-type="float">
            <text:p>756.72</text:p>
          </table:table-cell>
        </table:table-row>
        <table:table-row table:style-name="ro1">
          <table:table-cell office:value-type="float" office:value="8878889" calcext:value-type="float">
            <text:p>8878889</text:p>
          </table:table-cell>
          <table:table-cell table:formula="of:=[.A557]/1000/(60*60*24)" office:value-type="time" office:time-value="PT02H27M58.889S" calcext:value-type="time">
            <text:p>02:27:59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6.41" calcext:value-type="float">
            <text:p>296.41</text:p>
          </table:table-cell>
          <table:table-cell office:value-type="float" office:value="609.55" calcext:value-type="float">
            <text:p>609.55</text:p>
          </table:table-cell>
          <table:table-cell office:value-type="float" office:value="758.03" calcext:value-type="float">
            <text:p>758.03</text:p>
          </table:table-cell>
        </table:table-row>
        <table:table-row table:style-name="ro1">
          <table:table-cell office:value-type="float" office:value="8894889" calcext:value-type="float">
            <text:p>8894889</text:p>
          </table:table-cell>
          <table:table-cell table:formula="of:=[.A558]/1000/(60*60*24)" office:value-type="time" office:time-value="PT02H28M14.889S" calcext:value-type="time">
            <text:p>02:28:15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6.41" calcext:value-type="float">
            <text:p>296.41</text:p>
          </table:table-cell>
          <table:table-cell office:value-type="float" office:value="610.63" calcext:value-type="float">
            <text:p>610.63</text:p>
          </table:table-cell>
          <table:table-cell office:value-type="float" office:value="759.35" calcext:value-type="float">
            <text:p>759.35</text:p>
          </table:table-cell>
        </table:table-row>
        <table:table-row table:style-name="ro1">
          <table:table-cell office:value-type="float" office:value="8910889" calcext:value-type="float">
            <text:p>8910889</text:p>
          </table:table-cell>
          <table:table-cell table:formula="of:=[.A559]/1000/(60*60*24)" office:value-type="time" office:time-value="PT02H28M30.889S" calcext:value-type="time">
            <text:p>02:28:31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7.38" calcext:value-type="float">
            <text:p>297.38</text:p>
          </table:table-cell>
          <table:table-cell office:value-type="float" office:value="611.71" calcext:value-type="float">
            <text:p>611.71</text:p>
          </table:table-cell>
          <table:table-cell office:value-type="float" office:value="760.67" calcext:value-type="float">
            <text:p>760.67</text:p>
          </table:table-cell>
        </table:table-row>
        <table:table-row table:style-name="ro1">
          <table:table-cell office:value-type="float" office:value="8926889" calcext:value-type="float">
            <text:p>8926889</text:p>
          </table:table-cell>
          <table:table-cell table:formula="of:=[.A560]/1000/(60*60*24)" office:value-type="time" office:time-value="PT02H28M46.889S" calcext:value-type="time">
            <text:p>02:28:47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6.41" calcext:value-type="float">
            <text:p>296.41</text:p>
          </table:table-cell>
          <table:table-cell office:value-type="float" office:value="612.78" calcext:value-type="float">
            <text:p>612.78</text:p>
          </table:table-cell>
          <table:table-cell office:value-type="float" office:value="761.98" calcext:value-type="float">
            <text:p>761.98</text:p>
          </table:table-cell>
        </table:table-row>
        <table:table-row table:style-name="ro1">
          <table:table-cell office:value-type="float" office:value="8942889" calcext:value-type="float">
            <text:p>8942889</text:p>
          </table:table-cell>
          <table:table-cell table:formula="of:=[.A561]/1000/(60*60*24)" office:value-type="time" office:time-value="PT02H29M02.889S" calcext:value-type="time">
            <text:p>02:29:03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6.29" calcext:value-type="float">
            <text:p>296.29</text:p>
          </table:table-cell>
          <table:table-cell office:value-type="float" office:value="613.86" calcext:value-type="float">
            <text:p>613.86</text:p>
          </table:table-cell>
          <table:table-cell office:value-type="float" office:value="763.3" calcext:value-type="float">
            <text:p>763.3</text:p>
          </table:table-cell>
        </table:table-row>
        <table:table-row table:style-name="ro1">
          <table:table-cell office:value-type="float" office:value="8958889" calcext:value-type="float">
            <text:p>8958889</text:p>
          </table:table-cell>
          <table:table-cell table:formula="of:=[.A562]/1000/(60*60*24)" office:value-type="time" office:time-value="PT02H29M18.889S" calcext:value-type="time">
            <text:p>02:29:19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6.41" calcext:value-type="float">
            <text:p>296.41</text:p>
          </table:table-cell>
          <table:table-cell office:value-type="float" office:value="614.94" calcext:value-type="float">
            <text:p>614.94</text:p>
          </table:table-cell>
          <table:table-cell office:value-type="float" office:value="764.62" calcext:value-type="float">
            <text:p>764.62</text:p>
          </table:table-cell>
        </table:table-row>
        <table:table-row table:style-name="ro1">
          <table:table-cell office:value-type="float" office:value="8974888" calcext:value-type="float">
            <text:p>8974888</text:p>
          </table:table-cell>
          <table:table-cell table:formula="of:=[.A563]/1000/(60*60*24)" office:value-type="time" office:time-value="PT02H29M34.888S" calcext:value-type="time">
            <text:p>02:29:35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6.41" calcext:value-type="float">
            <text:p>296.41</text:p>
          </table:table-cell>
          <table:table-cell office:value-type="float" office:value="616.02" calcext:value-type="float">
            <text:p>616.02</text:p>
          </table:table-cell>
          <table:table-cell office:value-type="float" office:value="765.94" calcext:value-type="float">
            <text:p>765.94</text:p>
          </table:table-cell>
        </table:table-row>
        <table:table-row table:style-name="ro1">
          <table:table-cell office:value-type="float" office:value="8990889" calcext:value-type="float">
            <text:p>8990889</text:p>
          </table:table-cell>
          <table:table-cell table:formula="of:=[.A564]/1000/(60*60*24)" office:value-type="time" office:time-value="PT02H29M50.889S" calcext:value-type="time">
            <text:p>02:29:51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7.38" calcext:value-type="float">
            <text:p>297.38</text:p>
          </table:table-cell>
          <table:table-cell office:value-type="float" office:value="617.1" calcext:value-type="float">
            <text:p>617.1</text:p>
          </table:table-cell>
          <table:table-cell office:value-type="float" office:value="767.25" calcext:value-type="float">
            <text:p>767.25</text:p>
          </table:table-cell>
        </table:table-row>
        <table:table-row table:style-name="ro1">
          <table:table-cell office:value-type="float" office:value="9006888" calcext:value-type="float">
            <text:p>9006888</text:p>
          </table:table-cell>
          <table:table-cell table:formula="of:=[.A565]/1000/(60*60*24)" office:value-type="time" office:time-value="PT02H30M06.888S" calcext:value-type="time">
            <text:p>02:30:07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6.28" calcext:value-type="float">
            <text:p>296.28</text:p>
          </table:table-cell>
          <table:table-cell office:value-type="float" office:value="618.18" calcext:value-type="float">
            <text:p>618.18</text:p>
          </table:table-cell>
          <table:table-cell office:value-type="float" office:value="768.57" calcext:value-type="float">
            <text:p>768.57</text:p>
          </table:table-cell>
        </table:table-row>
        <table:table-row table:style-name="ro1">
          <table:table-cell office:value-type="float" office:value="9022889" calcext:value-type="float">
            <text:p>9022889</text:p>
          </table:table-cell>
          <table:table-cell table:formula="of:=[.A566]/1000/(60*60*24)" office:value-type="time" office:time-value="PT02H30M22.889S" calcext:value-type="time">
            <text:p>02:30:23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6.28" calcext:value-type="float">
            <text:p>296.28</text:p>
          </table:table-cell>
          <table:table-cell office:value-type="float" office:value="619.26" calcext:value-type="float">
            <text:p>619.26</text:p>
          </table:table-cell>
          <table:table-cell office:value-type="float" office:value="769.89" calcext:value-type="float">
            <text:p>769.89</text:p>
          </table:table-cell>
        </table:table-row>
        <table:table-row table:style-name="ro1">
          <table:table-cell office:value-type="float" office:value="9038889" calcext:value-type="float">
            <text:p>9038889</text:p>
          </table:table-cell>
          <table:table-cell table:formula="of:=[.A567]/1000/(60*60*24)" office:value-type="time" office:time-value="PT02H30M38.889S" calcext:value-type="time">
            <text:p>02:30:39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6.28" calcext:value-type="float">
            <text:p>296.28</text:p>
          </table:table-cell>
          <table:table-cell office:value-type="float" office:value="620.34" calcext:value-type="float">
            <text:p>620.34</text:p>
          </table:table-cell>
          <table:table-cell office:value-type="float" office:value="771.2" calcext:value-type="float">
            <text:p>771.2</text:p>
          </table:table-cell>
        </table:table-row>
        <table:table-row table:style-name="ro1">
          <table:table-cell office:value-type="float" office:value="9054889" calcext:value-type="float">
            <text:p>9054889</text:p>
          </table:table-cell>
          <table:table-cell table:formula="of:=[.A568]/1000/(60*60*24)" office:value-type="time" office:time-value="PT02H30M54.889S" calcext:value-type="time">
            <text:p>02:30:55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6.28" calcext:value-type="float">
            <text:p>296.28</text:p>
          </table:table-cell>
          <table:table-cell office:value-type="float" office:value="621.42" calcext:value-type="float">
            <text:p>621.42</text:p>
          </table:table-cell>
          <table:table-cell office:value-type="float" office:value="772.52" calcext:value-type="float">
            <text:p>772.52</text:p>
          </table:table-cell>
        </table:table-row>
        <table:table-row table:style-name="ro1">
          <table:table-cell office:value-type="float" office:value="9070889" calcext:value-type="float">
            <text:p>9070889</text:p>
          </table:table-cell>
          <table:table-cell table:formula="of:=[.A569]/1000/(60*60*24)" office:value-type="time" office:time-value="PT02H31M10.889S" calcext:value-type="time">
            <text:p>02:31:11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6.28" calcext:value-type="float">
            <text:p>296.28</text:p>
          </table:table-cell>
          <table:table-cell office:value-type="float" office:value="622.5" calcext:value-type="float">
            <text:p>622.5</text:p>
          </table:table-cell>
          <table:table-cell office:value-type="float" office:value="773.84" calcext:value-type="float">
            <text:p>773.84</text:p>
          </table:table-cell>
        </table:table-row>
        <table:table-row table:style-name="ro1">
          <table:table-cell office:value-type="float" office:value="9086889" calcext:value-type="float">
            <text:p>9086889</text:p>
          </table:table-cell>
          <table:table-cell table:formula="of:=[.A570]/1000/(60*60*24)" office:value-type="time" office:time-value="PT02H31M26.889S" calcext:value-type="time">
            <text:p>02:31:27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6.28" calcext:value-type="float">
            <text:p>296.28</text:p>
          </table:table-cell>
          <table:table-cell office:value-type="float" office:value="623.58" calcext:value-type="float">
            <text:p>623.58</text:p>
          </table:table-cell>
          <table:table-cell office:value-type="float" office:value="775.15" calcext:value-type="float">
            <text:p>775.15</text:p>
          </table:table-cell>
        </table:table-row>
        <table:table-row table:style-name="ro1">
          <table:table-cell office:value-type="float" office:value="9102889" calcext:value-type="float">
            <text:p>9102889</text:p>
          </table:table-cell>
          <table:table-cell table:formula="of:=[.A571]/1000/(60*60*24)" office:value-type="time" office:time-value="PT02H31M42.889S" calcext:value-type="time">
            <text:p>02:31:43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6.28" calcext:value-type="float">
            <text:p>296.28</text:p>
          </table:table-cell>
          <table:table-cell office:value-type="float" office:value="624.66" calcext:value-type="float">
            <text:p>624.66</text:p>
          </table:table-cell>
          <table:table-cell office:value-type="float" office:value="776.47" calcext:value-type="float">
            <text:p>776.47</text:p>
          </table:table-cell>
        </table:table-row>
        <table:table-row table:style-name="ro1">
          <table:table-cell office:value-type="float" office:value="9118889" calcext:value-type="float">
            <text:p>9118889</text:p>
          </table:table-cell>
          <table:table-cell table:formula="of:=[.A572]/1000/(60*60*24)" office:value-type="time" office:time-value="PT02H31M58.889S" calcext:value-type="time">
            <text:p>02:31:59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6.28" calcext:value-type="float">
            <text:p>296.28</text:p>
          </table:table-cell>
          <table:table-cell office:value-type="float" office:value="625.73" calcext:value-type="float">
            <text:p>625.73</text:p>
          </table:table-cell>
          <table:table-cell office:value-type="float" office:value="777.79" calcext:value-type="float">
            <text:p>777.79</text:p>
          </table:table-cell>
        </table:table-row>
        <table:table-row table:style-name="ro1">
          <table:table-cell office:value-type="float" office:value="9134889" calcext:value-type="float">
            <text:p>9134889</text:p>
          </table:table-cell>
          <table:table-cell table:formula="of:=[.A573]/1000/(60*60*24)" office:value-type="time" office:time-value="PT02H32M14.889S" calcext:value-type="time">
            <text:p>02:32:15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6.28" calcext:value-type="float">
            <text:p>296.28</text:p>
          </table:table-cell>
          <table:table-cell office:value-type="float" office:value="626.81" calcext:value-type="float">
            <text:p>626.81</text:p>
          </table:table-cell>
          <table:table-cell office:value-type="float" office:value="779.1" calcext:value-type="float">
            <text:p>779.1</text:p>
          </table:table-cell>
        </table:table-row>
        <table:table-row table:style-name="ro1">
          <table:table-cell office:value-type="float" office:value="9150889" calcext:value-type="float">
            <text:p>9150889</text:p>
          </table:table-cell>
          <table:table-cell table:formula="of:=[.A574]/1000/(60*60*24)" office:value-type="time" office:time-value="PT02H32M30.889S" calcext:value-type="time">
            <text:p>02:32:31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6.28" calcext:value-type="float">
            <text:p>296.28</text:p>
          </table:table-cell>
          <table:table-cell office:value-type="float" office:value="627.89" calcext:value-type="float">
            <text:p>627.89</text:p>
          </table:table-cell>
          <table:table-cell office:value-type="float" office:value="780.42" calcext:value-type="float">
            <text:p>780.42</text:p>
          </table:table-cell>
        </table:table-row>
        <table:table-row table:style-name="ro1">
          <table:table-cell office:value-type="float" office:value="9166889" calcext:value-type="float">
            <text:p>9166889</text:p>
          </table:table-cell>
          <table:table-cell table:formula="of:=[.A575]/1000/(60*60*24)" office:value-type="time" office:time-value="PT02H32M46.889S" calcext:value-type="time">
            <text:p>02:32:47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6.28" calcext:value-type="float">
            <text:p>296.28</text:p>
          </table:table-cell>
          <table:table-cell office:value-type="float" office:value="628.97" calcext:value-type="float">
            <text:p>628.97</text:p>
          </table:table-cell>
          <table:table-cell office:value-type="float" office:value="781.74" calcext:value-type="float">
            <text:p>781.74</text:p>
          </table:table-cell>
        </table:table-row>
        <table:table-row table:style-name="ro1">
          <table:table-cell office:value-type="float" office:value="9182889" calcext:value-type="float">
            <text:p>9182889</text:p>
          </table:table-cell>
          <table:table-cell table:formula="of:=[.A576]/1000/(60*60*24)" office:value-type="time" office:time-value="PT02H33M02.889S" calcext:value-type="time">
            <text:p>02:33:03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6.28" calcext:value-type="float">
            <text:p>296.28</text:p>
          </table:table-cell>
          <table:table-cell office:value-type="float" office:value="630.05" calcext:value-type="float">
            <text:p>630.05</text:p>
          </table:table-cell>
          <table:table-cell office:value-type="float" office:value="783.05" calcext:value-type="float">
            <text:p>783.05</text:p>
          </table:table-cell>
        </table:table-row>
        <table:table-row table:style-name="ro1">
          <table:table-cell office:value-type="float" office:value="9198889" calcext:value-type="float">
            <text:p>9198889</text:p>
          </table:table-cell>
          <table:table-cell table:formula="of:=[.A577]/1000/(60*60*24)" office:value-type="time" office:time-value="PT02H33M18.889S" calcext:value-type="time">
            <text:p>02:33:19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6.28" calcext:value-type="float">
            <text:p>296.28</text:p>
          </table:table-cell>
          <table:table-cell office:value-type="float" office:value="631.13" calcext:value-type="float">
            <text:p>631.13</text:p>
          </table:table-cell>
          <table:table-cell office:value-type="float" office:value="784.37" calcext:value-type="float">
            <text:p>784.37</text:p>
          </table:table-cell>
        </table:table-row>
        <table:table-row table:style-name="ro1">
          <table:table-cell office:value-type="float" office:value="9214889" calcext:value-type="float">
            <text:p>9214889</text:p>
          </table:table-cell>
          <table:table-cell table:formula="of:=[.A578]/1000/(60*60*24)" office:value-type="time" office:time-value="PT02H33M34.889S" calcext:value-type="time">
            <text:p>02:33:35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6.28" calcext:value-type="float">
            <text:p>296.28</text:p>
          </table:table-cell>
          <table:table-cell office:value-type="float" office:value="632.21" calcext:value-type="float">
            <text:p>632.21</text:p>
          </table:table-cell>
          <table:table-cell office:value-type="float" office:value="785.69" calcext:value-type="float">
            <text:p>785.69</text:p>
          </table:table-cell>
        </table:table-row>
        <table:table-row table:style-name="ro1">
          <table:table-cell office:value-type="float" office:value="9230889" calcext:value-type="float">
            <text:p>9230889</text:p>
          </table:table-cell>
          <table:table-cell table:formula="of:=[.A579]/1000/(60*60*24)" office:value-type="time" office:time-value="PT02H33M50.889S" calcext:value-type="time">
            <text:p>02:33:51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6.28" calcext:value-type="float">
            <text:p>296.28</text:p>
          </table:table-cell>
          <table:table-cell office:value-type="float" office:value="633.29" calcext:value-type="float">
            <text:p>633.29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float" office:value="9246889" calcext:value-type="float">
            <text:p>9246889</text:p>
          </table:table-cell>
          <table:table-cell table:formula="of:=[.A580]/1000/(60*60*24)" office:value-type="time" office:time-value="PT02H34M06.889S" calcext:value-type="time">
            <text:p>02:34:07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6.28" calcext:value-type="float">
            <text:p>296.28</text:p>
          </table:table-cell>
          <table:table-cell office:value-type="float" office:value="634.37" calcext:value-type="float">
            <text:p>634.37</text:p>
          </table:table-cell>
          <table:table-cell office:value-type="float" office:value="788.32" calcext:value-type="float">
            <text:p>788.32</text:p>
          </table:table-cell>
        </table:table-row>
        <table:table-row table:style-name="ro1">
          <table:table-cell office:value-type="float" office:value="9262889" calcext:value-type="float">
            <text:p>9262889</text:p>
          </table:table-cell>
          <table:table-cell table:formula="of:=[.A581]/1000/(60*60*24)" office:value-type="time" office:time-value="PT02H34M22.889S" calcext:value-type="time">
            <text:p>02:34:23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6.16" calcext:value-type="float">
            <text:p>296.16</text:p>
          </table:table-cell>
          <table:table-cell office:value-type="float" office:value="635.45" calcext:value-type="float">
            <text:p>635.45</text:p>
          </table:table-cell>
          <table:table-cell office:value-type="float" office:value="789.64" calcext:value-type="float">
            <text:p>789.64</text:p>
          </table:table-cell>
        </table:table-row>
        <table:table-row table:style-name="ro1">
          <table:table-cell office:value-type="float" office:value="9278889" calcext:value-type="float">
            <text:p>9278889</text:p>
          </table:table-cell>
          <table:table-cell table:formula="of:=[.A582]/1000/(60*60*24)" office:value-type="time" office:time-value="PT02H34M38.889S" calcext:value-type="time">
            <text:p>02:34:39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6.28" calcext:value-type="float">
            <text:p>296.28</text:p>
          </table:table-cell>
          <table:table-cell office:value-type="float" office:value="636.53" calcext:value-type="float">
            <text:p>636.53</text:p>
          </table:table-cell>
          <table:table-cell office:value-type="float" office:value="790.95" calcext:value-type="float">
            <text:p>790.95</text:p>
          </table:table-cell>
        </table:table-row>
        <table:table-row table:style-name="ro1">
          <table:table-cell office:value-type="float" office:value="9294889" calcext:value-type="float">
            <text:p>9294889</text:p>
          </table:table-cell>
          <table:table-cell table:formula="of:=[.A583]/1000/(60*60*24)" office:value-type="time" office:time-value="PT02H34M54.889S" calcext:value-type="time">
            <text:p>02:34:55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6.16" calcext:value-type="float">
            <text:p>296.16</text:p>
          </table:table-cell>
          <table:table-cell office:value-type="float" office:value="637.6" calcext:value-type="float">
            <text:p>637.6</text:p>
          </table:table-cell>
          <table:table-cell office:value-type="float" office:value="792.27" calcext:value-type="float">
            <text:p>792.27</text:p>
          </table:table-cell>
        </table:table-row>
        <table:table-row table:style-name="ro1">
          <table:table-cell office:value-type="float" office:value="9310889" calcext:value-type="float">
            <text:p>9310889</text:p>
          </table:table-cell>
          <table:table-cell table:formula="of:=[.A584]/1000/(60*60*24)" office:value-type="time" office:time-value="PT02H35M10.889S" calcext:value-type="time">
            <text:p>02:35:11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6.28" calcext:value-type="float">
            <text:p>296.28</text:p>
          </table:table-cell>
          <table:table-cell office:value-type="float" office:value="638.68" calcext:value-type="float">
            <text:p>638.68</text:p>
          </table:table-cell>
          <table:table-cell office:value-type="float" office:value="793.59" calcext:value-type="float">
            <text:p>793.59</text:p>
          </table:table-cell>
        </table:table-row>
        <table:table-row table:style-name="ro1">
          <table:table-cell office:value-type="float" office:value="9326889" calcext:value-type="float">
            <text:p>9326889</text:p>
          </table:table-cell>
          <table:table-cell table:formula="of:=[.A585]/1000/(60*60*24)" office:value-type="time" office:time-value="PT02H35M26.889S" calcext:value-type="time">
            <text:p>02:35:27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6.28" calcext:value-type="float">
            <text:p>296.28</text:p>
          </table:table-cell>
          <table:table-cell office:value-type="float" office:value="639.76" calcext:value-type="float">
            <text:p>639.76</text:p>
          </table:table-cell>
          <table:table-cell office:value-type="float" office:value="794.9" calcext:value-type="float">
            <text:p>794.9</text:p>
          </table:table-cell>
        </table:table-row>
        <table:table-row table:style-name="ro1">
          <table:table-cell office:value-type="float" office:value="9342889" calcext:value-type="float">
            <text:p>9342889</text:p>
          </table:table-cell>
          <table:table-cell table:formula="of:=[.A586]/1000/(60*60*24)" office:value-type="time" office:time-value="PT02H35M42.889S" calcext:value-type="time">
            <text:p>02:35:43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6.28" calcext:value-type="float">
            <text:p>296.28</text:p>
          </table:table-cell>
          <table:table-cell office:value-type="float" office:value="640.84" calcext:value-type="float">
            <text:p>640.84</text:p>
          </table:table-cell>
          <table:table-cell office:value-type="float" office:value="796.22" calcext:value-type="float">
            <text:p>796.22</text:p>
          </table:table-cell>
        </table:table-row>
        <table:table-row table:style-name="ro1">
          <table:table-cell office:value-type="float" office:value="9358889" calcext:value-type="float">
            <text:p>9358889</text:p>
          </table:table-cell>
          <table:table-cell table:formula="of:=[.A587]/1000/(60*60*24)" office:value-type="time" office:time-value="PT02H35M58.889S" calcext:value-type="time">
            <text:p>02:35:59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6.16" calcext:value-type="float">
            <text:p>296.16</text:p>
          </table:table-cell>
          <table:table-cell office:value-type="float" office:value="641.92" calcext:value-type="float">
            <text:p>641.92</text:p>
          </table:table-cell>
          <table:table-cell office:value-type="float" office:value="797.53" calcext:value-type="float">
            <text:p>797.53</text:p>
          </table:table-cell>
        </table:table-row>
        <table:table-row table:style-name="ro1">
          <table:table-cell office:value-type="float" office:value="9374889" calcext:value-type="float">
            <text:p>9374889</text:p>
          </table:table-cell>
          <table:table-cell table:formula="of:=[.A588]/1000/(60*60*24)" office:value-type="time" office:time-value="PT02H36M14.889S" calcext:value-type="time">
            <text:p>02:36:15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6.16" calcext:value-type="float">
            <text:p>296.16</text:p>
          </table:table-cell>
          <table:table-cell office:value-type="float" office:value="643" calcext:value-type="float">
            <text:p>643</text:p>
          </table:table-cell>
          <table:table-cell office:value-type="float" office:value="798.85" calcext:value-type="float">
            <text:p>798.85</text:p>
          </table:table-cell>
        </table:table-row>
        <table:table-row table:style-name="ro1">
          <table:table-cell office:value-type="float" office:value="9390889" calcext:value-type="float">
            <text:p>9390889</text:p>
          </table:table-cell>
          <table:table-cell table:formula="of:=[.A589]/1000/(60*60*24)" office:value-type="time" office:time-value="PT02H36M30.889S" calcext:value-type="time">
            <text:p>02:36:31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6.28" calcext:value-type="float">
            <text:p>296.28</text:p>
          </table:table-cell>
          <table:table-cell office:value-type="float" office:value="644.08" calcext:value-type="float">
            <text:p>644.08</text:p>
          </table:table-cell>
          <table:table-cell office:value-type="float" office:value="800.17" calcext:value-type="float">
            <text:p>800.17</text:p>
          </table:table-cell>
        </table:table-row>
        <table:table-row table:style-name="ro1">
          <table:table-cell office:value-type="float" office:value="9406889" calcext:value-type="float">
            <text:p>9406889</text:p>
          </table:table-cell>
          <table:table-cell table:formula="of:=[.A590]/1000/(60*60*24)" office:value-type="time" office:time-value="PT02H36M46.889S" calcext:value-type="time">
            <text:p>02:36:47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6.16" calcext:value-type="float">
            <text:p>296.16</text:p>
          </table:table-cell>
          <table:table-cell office:value-type="float" office:value="645.16" calcext:value-type="float">
            <text:p>645.16</text:p>
          </table:table-cell>
          <table:table-cell office:value-type="float" office:value="801.48" calcext:value-type="float">
            <text:p>801.48</text:p>
          </table:table-cell>
        </table:table-row>
        <table:table-row table:style-name="ro1">
          <table:table-cell office:value-type="float" office:value="9422889" calcext:value-type="float">
            <text:p>9422889</text:p>
          </table:table-cell>
          <table:table-cell table:formula="of:=[.A591]/1000/(60*60*24)" office:value-type="time" office:time-value="PT02H37M02.889S" calcext:value-type="time">
            <text:p>02:37:03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6.16" calcext:value-type="float">
            <text:p>296.16</text:p>
          </table:table-cell>
          <table:table-cell office:value-type="float" office:value="646.24" calcext:value-type="float">
            <text:p>646.24</text:p>
          </table:table-cell>
          <table:table-cell office:value-type="float" office:value="802.8" calcext:value-type="float">
            <text:p>802.8</text:p>
          </table:table-cell>
        </table:table-row>
        <table:table-row table:style-name="ro1">
          <table:table-cell office:value-type="float" office:value="9438889" calcext:value-type="float">
            <text:p>9438889</text:p>
          </table:table-cell>
          <table:table-cell table:formula="of:=[.A592]/1000/(60*60*24)" office:value-type="time" office:time-value="PT02H37M18.889S" calcext:value-type="time">
            <text:p>02:37:19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6.16" calcext:value-type="float">
            <text:p>296.16</text:p>
          </table:table-cell>
          <table:table-cell office:value-type="float" office:value="647.32" calcext:value-type="float">
            <text:p>647.32</text:p>
          </table:table-cell>
          <table:table-cell office:value-type="float" office:value="804.12" calcext:value-type="float">
            <text:p>804.12</text:p>
          </table:table-cell>
        </table:table-row>
        <table:table-row table:style-name="ro1">
          <table:table-cell office:value-type="float" office:value="9454889" calcext:value-type="float">
            <text:p>9454889</text:p>
          </table:table-cell>
          <table:table-cell table:formula="of:=[.A593]/1000/(60*60*24)" office:value-type="time" office:time-value="PT02H37M34.889S" calcext:value-type="time">
            <text:p>02:37:35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6.16" calcext:value-type="float">
            <text:p>296.16</text:p>
          </table:table-cell>
          <table:table-cell office:value-type="float" office:value="648.39" calcext:value-type="float">
            <text:p>648.39</text:p>
          </table:table-cell>
          <table:table-cell office:value-type="float" office:value="805.43" calcext:value-type="float">
            <text:p>805.43</text:p>
          </table:table-cell>
        </table:table-row>
        <table:table-row table:style-name="ro1">
          <table:table-cell office:value-type="float" office:value="9470889" calcext:value-type="float">
            <text:p>9470889</text:p>
          </table:table-cell>
          <table:table-cell table:formula="of:=[.A594]/1000/(60*60*24)" office:value-type="time" office:time-value="PT02H37M50.889S" calcext:value-type="time">
            <text:p>02:37:51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6.04" calcext:value-type="float">
            <text:p>296.04</text:p>
          </table:table-cell>
          <table:table-cell office:value-type="float" office:value="649.47" calcext:value-type="float">
            <text:p>649.47</text:p>
          </table:table-cell>
          <table:table-cell office:value-type="float" office:value="806.75" calcext:value-type="float">
            <text:p>806.75</text:p>
          </table:table-cell>
        </table:table-row>
        <table:table-row table:style-name="ro1">
          <table:table-cell office:value-type="float" office:value="9486889" calcext:value-type="float">
            <text:p>9486889</text:p>
          </table:table-cell>
          <table:table-cell table:formula="of:=[.A595]/1000/(60*60*24)" office:value-type="time" office:time-value="PT02H38M06.889S" calcext:value-type="time">
            <text:p>02:38:07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6.16" calcext:value-type="float">
            <text:p>296.16</text:p>
          </table:table-cell>
          <table:table-cell office:value-type="float" office:value="650.55" calcext:value-type="float">
            <text:p>650.55</text:p>
          </table:table-cell>
          <table:table-cell office:value-type="float" office:value="808.07" calcext:value-type="float">
            <text:p>808.07</text:p>
          </table:table-cell>
        </table:table-row>
        <table:table-row table:style-name="ro1">
          <table:table-cell office:value-type="float" office:value="9502889" calcext:value-type="float">
            <text:p>9502889</text:p>
          </table:table-cell>
          <table:table-cell table:formula="of:=[.A596]/1000/(60*60*24)" office:value-type="time" office:time-value="PT02H38M22.889S" calcext:value-type="time">
            <text:p>02:38:23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6.16" calcext:value-type="float">
            <text:p>296.16</text:p>
          </table:table-cell>
          <table:table-cell office:value-type="float" office:value="651.63" calcext:value-type="float">
            <text:p>651.63</text:p>
          </table:table-cell>
          <table:table-cell office:value-type="float" office:value="809.38" calcext:value-type="float">
            <text:p>809.38</text:p>
          </table:table-cell>
        </table:table-row>
        <table:table-row table:style-name="ro1">
          <table:table-cell office:value-type="float" office:value="9518889" calcext:value-type="float">
            <text:p>9518889</text:p>
          </table:table-cell>
          <table:table-cell table:formula="of:=[.A597]/1000/(60*60*24)" office:value-type="time" office:time-value="PT02H38M38.889S" calcext:value-type="time">
            <text:p>02:38:39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6.04" calcext:value-type="float">
            <text:p>296.04</text:p>
          </table:table-cell>
          <table:table-cell office:value-type="float" office:value="652.71" calcext:value-type="float">
            <text:p>652.71</text:p>
          </table:table-cell>
          <table:table-cell office:value-type="float" office:value="810.7" calcext:value-type="float">
            <text:p>810.7</text:p>
          </table:table-cell>
        </table:table-row>
        <table:table-row table:style-name="ro1">
          <table:table-cell office:value-type="float" office:value="9534889" calcext:value-type="float">
            <text:p>9534889</text:p>
          </table:table-cell>
          <table:table-cell table:formula="of:=[.A598]/1000/(60*60*24)" office:value-type="time" office:time-value="PT02H38M54.889S" calcext:value-type="time">
            <text:p>02:38:55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6.16" calcext:value-type="float">
            <text:p>296.16</text:p>
          </table:table-cell>
          <table:table-cell office:value-type="float" office:value="653.79" calcext:value-type="float">
            <text:p>653.79</text:p>
          </table:table-cell>
          <table:table-cell office:value-type="float" office:value="812.01" calcext:value-type="float">
            <text:p>812.01</text:p>
          </table:table-cell>
        </table:table-row>
        <table:table-row table:style-name="ro1">
          <table:table-cell office:value-type="float" office:value="9550889" calcext:value-type="float">
            <text:p>9550889</text:p>
          </table:table-cell>
          <table:table-cell table:formula="of:=[.A599]/1000/(60*60*24)" office:value-type="time" office:time-value="PT02H39M10.889S" calcext:value-type="time">
            <text:p>02:39:11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6.16" calcext:value-type="float">
            <text:p>296.16</text:p>
          </table:table-cell>
          <table:table-cell office:value-type="float" office:value="654.87" calcext:value-type="float">
            <text:p>654.87</text:p>
          </table:table-cell>
          <table:table-cell office:value-type="float" office:value="813.33" calcext:value-type="float">
            <text:p>813.33</text:p>
          </table:table-cell>
        </table:table-row>
        <table:table-row table:style-name="ro1">
          <table:table-cell office:value-type="float" office:value="9566889" calcext:value-type="float">
            <text:p>9566889</text:p>
          </table:table-cell>
          <table:table-cell table:formula="of:=[.A600]/1000/(60*60*24)" office:value-type="time" office:time-value="PT02H39M26.889S" calcext:value-type="time">
            <text:p>02:39:27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6.16" calcext:value-type="float">
            <text:p>296.16</text:p>
          </table:table-cell>
          <table:table-cell office:value-type="float" office:value="655.95" calcext:value-type="float">
            <text:p>655.95</text:p>
          </table:table-cell>
          <table:table-cell office:value-type="float" office:value="814.65" calcext:value-type="float">
            <text:p>814.65</text:p>
          </table:table-cell>
        </table:table-row>
        <table:table-row table:style-name="ro1">
          <table:table-cell office:value-type="float" office:value="9582889" calcext:value-type="float">
            <text:p>9582889</text:p>
          </table:table-cell>
          <table:table-cell table:formula="of:=[.A601]/1000/(60*60*24)" office:value-type="time" office:time-value="PT02H39M42.889S" calcext:value-type="time">
            <text:p>02:39:43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6.04" calcext:value-type="float">
            <text:p>296.04</text:p>
          </table:table-cell>
          <table:table-cell office:value-type="float" office:value="657.03" calcext:value-type="float">
            <text:p>657.03</text:p>
          </table:table-cell>
          <table:table-cell office:value-type="float" office:value="815.96" calcext:value-type="float">
            <text:p>815.96</text:p>
          </table:table-cell>
        </table:table-row>
        <table:table-row table:style-name="ro1">
          <table:table-cell office:value-type="float" office:value="9598889" calcext:value-type="float">
            <text:p>9598889</text:p>
          </table:table-cell>
          <table:table-cell table:formula="of:=[.A602]/1000/(60*60*24)" office:value-type="time" office:time-value="PT02H39M58.889S" calcext:value-type="time">
            <text:p>02:39:59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6.04" calcext:value-type="float">
            <text:p>296.04</text:p>
          </table:table-cell>
          <table:table-cell office:value-type="float" office:value="658.1" calcext:value-type="float">
            <text:p>658.1</text:p>
          </table:table-cell>
          <table:table-cell office:value-type="float" office:value="817.28" calcext:value-type="float">
            <text:p>817.28</text:p>
          </table:table-cell>
        </table:table-row>
        <table:table-row table:style-name="ro1">
          <table:table-cell office:value-type="float" office:value="9614889" calcext:value-type="float">
            <text:p>9614889</text:p>
          </table:table-cell>
          <table:table-cell table:formula="of:=[.A603]/1000/(60*60*24)" office:value-type="time" office:time-value="PT02H40M14.889S" calcext:value-type="time">
            <text:p>02:40:15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6.04" calcext:value-type="float">
            <text:p>296.04</text:p>
          </table:table-cell>
          <table:table-cell office:value-type="float" office:value="659.18" calcext:value-type="float">
            <text:p>659.18</text:p>
          </table:table-cell>
          <table:table-cell office:value-type="float" office:value="818.59" calcext:value-type="float">
            <text:p>818.59</text:p>
          </table:table-cell>
        </table:table-row>
        <table:table-row table:style-name="ro1">
          <table:table-cell office:value-type="float" office:value="9630889" calcext:value-type="float">
            <text:p>9630889</text:p>
          </table:table-cell>
          <table:table-cell table:formula="of:=[.A604]/1000/(60*60*24)" office:value-type="time" office:time-value="PT02H40M30.889S" calcext:value-type="time">
            <text:p>02:40:31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6.04" calcext:value-type="float">
            <text:p>296.04</text:p>
          </table:table-cell>
          <table:table-cell office:value-type="float" office:value="660.26" calcext:value-type="float">
            <text:p>660.26</text:p>
          </table:table-cell>
          <table:table-cell office:value-type="float" office:value="819.91" calcext:value-type="float">
            <text:p>819.91</text:p>
          </table:table-cell>
        </table:table-row>
        <table:table-row table:style-name="ro1">
          <table:table-cell office:value-type="float" office:value="9646889" calcext:value-type="float">
            <text:p>9646889</text:p>
          </table:table-cell>
          <table:table-cell table:formula="of:=[.A605]/1000/(60*60*24)" office:value-type="time" office:time-value="PT02H40M46.889S" calcext:value-type="time">
            <text:p>02:40:47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6.04" calcext:value-type="float">
            <text:p>296.04</text:p>
          </table:table-cell>
          <table:table-cell office:value-type="float" office:value="661.34" calcext:value-type="float">
            <text:p>661.34</text:p>
          </table:table-cell>
          <table:table-cell office:value-type="float" office:value="821.23" calcext:value-type="float">
            <text:p>821.23</text:p>
          </table:table-cell>
        </table:table-row>
        <table:table-row table:style-name="ro1">
          <table:table-cell office:value-type="float" office:value="9662888" calcext:value-type="float">
            <text:p>9662888</text:p>
          </table:table-cell>
          <table:table-cell table:formula="of:=[.A606]/1000/(60*60*24)" office:value-type="time" office:time-value="PT02H41M02.888S" calcext:value-type="time">
            <text:p>02:41:03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6.04" calcext:value-type="float">
            <text:p>296.04</text:p>
          </table:table-cell>
          <table:table-cell office:value-type="float" office:value="662.42" calcext:value-type="float">
            <text:p>662.42</text:p>
          </table:table-cell>
          <table:table-cell office:value-type="float" office:value="822.54" calcext:value-type="float">
            <text:p>822.54</text:p>
          </table:table-cell>
        </table:table-row>
        <table:table-row table:style-name="ro1">
          <table:table-cell office:value-type="float" office:value="9678889" calcext:value-type="float">
            <text:p>9678889</text:p>
          </table:table-cell>
          <table:table-cell table:formula="of:=[.A607]/1000/(60*60*24)" office:value-type="time" office:time-value="PT02H41M18.889S" calcext:value-type="time">
            <text:p>02:41:19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6.04" calcext:value-type="float">
            <text:p>296.04</text:p>
          </table:table-cell>
          <table:table-cell office:value-type="float" office:value="663.5" calcext:value-type="float">
            <text:p>663.5</text:p>
          </table:table-cell>
          <table:table-cell office:value-type="float" office:value="823.86" calcext:value-type="float">
            <text:p>823.86</text:p>
          </table:table-cell>
        </table:table-row>
        <table:table-row table:style-name="ro1">
          <table:table-cell office:value-type="float" office:value="9694889" calcext:value-type="float">
            <text:p>9694889</text:p>
          </table:table-cell>
          <table:table-cell table:formula="of:=[.A608]/1000/(60*60*24)" office:value-type="time" office:time-value="PT02H41M34.889S" calcext:value-type="time">
            <text:p>02:41:35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6.16" calcext:value-type="float">
            <text:p>296.16</text:p>
          </table:table-cell>
          <table:table-cell office:value-type="float" office:value="664.57" calcext:value-type="float">
            <text:p>664.57</text:p>
          </table:table-cell>
          <table:table-cell office:value-type="float" office:value="825.17" calcext:value-type="float">
            <text:p>825.17</text:p>
          </table:table-cell>
        </table:table-row>
        <table:table-row table:style-name="ro1">
          <table:table-cell office:value-type="float" office:value="9710889" calcext:value-type="float">
            <text:p>9710889</text:p>
          </table:table-cell>
          <table:table-cell table:formula="of:=[.A609]/1000/(60*60*24)" office:value-type="time" office:time-value="PT02H41M50.889S" calcext:value-type="time">
            <text:p>02:41:51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5.19" calcext:value-type="float">
            <text:p>295.19</text:p>
          </table:table-cell>
          <table:table-cell office:value-type="float" office:value="665.65" calcext:value-type="float">
            <text:p>665.65</text:p>
          </table:table-cell>
          <table:table-cell office:value-type="float" office:value="826.49" calcext:value-type="float">
            <text:p>826.49</text:p>
          </table:table-cell>
        </table:table-row>
        <table:table-row table:style-name="ro1">
          <table:table-cell office:value-type="float" office:value="9726889" calcext:value-type="float">
            <text:p>9726889</text:p>
          </table:table-cell>
          <table:table-cell table:formula="of:=[.A610]/1000/(60*60*24)" office:value-type="time" office:time-value="PT02H42M06.889S" calcext:value-type="time">
            <text:p>02:42:07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6.04" calcext:value-type="float">
            <text:p>296.04</text:p>
          </table:table-cell>
          <table:table-cell office:value-type="float" office:value="666.73" calcext:value-type="float">
            <text:p>666.73</text:p>
          </table:table-cell>
          <table:table-cell office:value-type="float" office:value="827.8" calcext:value-type="float">
            <text:p>827.8</text:p>
          </table:table-cell>
        </table:table-row>
        <table:table-row table:style-name="ro1">
          <table:table-cell office:value-type="float" office:value="9742889" calcext:value-type="float">
            <text:p>9742889</text:p>
          </table:table-cell>
          <table:table-cell table:formula="of:=[.A611]/1000/(60*60*24)" office:value-type="time" office:time-value="PT02H42M22.889S" calcext:value-type="time">
            <text:p>02:42:23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6.04" calcext:value-type="float">
            <text:p>296.04</text:p>
          </table:table-cell>
          <table:table-cell office:value-type="float" office:value="667.81" calcext:value-type="float">
            <text:p>667.81</text:p>
          </table:table-cell>
          <table:table-cell office:value-type="float" office:value="829.12" calcext:value-type="float">
            <text:p>829.12</text:p>
          </table:table-cell>
        </table:table-row>
        <table:table-row table:style-name="ro1">
          <table:table-cell office:value-type="float" office:value="9758888" calcext:value-type="float">
            <text:p>9758888</text:p>
          </table:table-cell>
          <table:table-cell table:formula="of:=[.A612]/1000/(60*60*24)" office:value-type="time" office:time-value="PT02H42M38.888S" calcext:value-type="time">
            <text:p>02:42:39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6.16" calcext:value-type="float">
            <text:p>296.16</text:p>
          </table:table-cell>
          <table:table-cell office:value-type="float" office:value="668.89" calcext:value-type="float">
            <text:p>668.89</text:p>
          </table:table-cell>
          <table:table-cell office:value-type="float" office:value="830.43" calcext:value-type="float">
            <text:p>830.43</text:p>
          </table:table-cell>
        </table:table-row>
        <table:table-row table:style-name="ro1">
          <table:table-cell office:value-type="float" office:value="9774889" calcext:value-type="float">
            <text:p>9774889</text:p>
          </table:table-cell>
          <table:table-cell table:formula="of:=[.A613]/1000/(60*60*24)" office:value-type="time" office:time-value="PT02H42M54.889S" calcext:value-type="time">
            <text:p>02:42:55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6.04" calcext:value-type="float">
            <text:p>296.04</text:p>
          </table:table-cell>
          <table:table-cell office:value-type="float" office:value="669.97" calcext:value-type="float">
            <text:p>669.97</text:p>
          </table:table-cell>
          <table:table-cell office:value-type="float" office:value="831.75" calcext:value-type="float">
            <text:p>831.75</text:p>
          </table:table-cell>
        </table:table-row>
        <table:table-row table:style-name="ro1">
          <table:table-cell office:value-type="float" office:value="9790889" calcext:value-type="float">
            <text:p>9790889</text:p>
          </table:table-cell>
          <table:table-cell table:formula="of:=[.A614]/1000/(60*60*24)" office:value-type="time" office:time-value="PT02H43M10.889S" calcext:value-type="time">
            <text:p>02:43:11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6.04" calcext:value-type="float">
            <text:p>296.04</text:p>
          </table:table-cell>
          <table:table-cell office:value-type="float" office:value="671.04" calcext:value-type="float">
            <text:p>671.04</text:p>
          </table:table-cell>
          <table:table-cell office:value-type="float" office:value="833.07" calcext:value-type="float">
            <text:p>833.07</text:p>
          </table:table-cell>
        </table:table-row>
        <table:table-row table:style-name="ro1">
          <table:table-cell office:value-type="float" office:value="9806888" calcext:value-type="float">
            <text:p>9806888</text:p>
          </table:table-cell>
          <table:table-cell table:formula="of:=[.A615]/1000/(60*60*24)" office:value-type="time" office:time-value="PT02H43M26.888S" calcext:value-type="time">
            <text:p>02:43:27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6.04" calcext:value-type="float">
            <text:p>296.04</text:p>
          </table:table-cell>
          <table:table-cell office:value-type="float" office:value="672.12" calcext:value-type="float">
            <text:p>672.12</text:p>
          </table:table-cell>
          <table:table-cell office:value-type="float" office:value="834.38" calcext:value-type="float">
            <text:p>834.38</text:p>
          </table:table-cell>
        </table:table-row>
        <table:table-row table:style-name="ro1">
          <table:table-cell office:value-type="float" office:value="9822889" calcext:value-type="float">
            <text:p>9822889</text:p>
          </table:table-cell>
          <table:table-cell table:formula="of:=[.A616]/1000/(60*60*24)" office:value-type="time" office:time-value="PT02H43M42.889S" calcext:value-type="time">
            <text:p>02:43:43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6.04" calcext:value-type="float">
            <text:p>296.04</text:p>
          </table:table-cell>
          <table:table-cell office:value-type="float" office:value="673.2" calcext:value-type="float">
            <text:p>673.2</text:p>
          </table:table-cell>
          <table:table-cell office:value-type="float" office:value="835.7" calcext:value-type="float">
            <text:p>835.7</text:p>
          </table:table-cell>
        </table:table-row>
        <table:table-row table:style-name="ro1">
          <table:table-cell office:value-type="float" office:value="9838889" calcext:value-type="float">
            <text:p>9838889</text:p>
          </table:table-cell>
          <table:table-cell table:formula="of:=[.A617]/1000/(60*60*24)" office:value-type="time" office:time-value="PT02H43M58.889S" calcext:value-type="time">
            <text:p>02:43:59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6.04" calcext:value-type="float">
            <text:p>296.04</text:p>
          </table:table-cell>
          <table:table-cell office:value-type="float" office:value="674.28" calcext:value-type="float">
            <text:p>674.28</text:p>
          </table:table-cell>
          <table:table-cell office:value-type="float" office:value="837.01" calcext:value-type="float">
            <text:p>837.01</text:p>
          </table:table-cell>
        </table:table-row>
        <table:table-row table:style-name="ro1">
          <table:table-cell office:value-type="float" office:value="9854889" calcext:value-type="float">
            <text:p>9854889</text:p>
          </table:table-cell>
          <table:table-cell table:formula="of:=[.A618]/1000/(60*60*24)" office:value-type="time" office:time-value="PT02H44M14.889S" calcext:value-type="time">
            <text:p>02:44:15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6.04" calcext:value-type="float">
            <text:p>296.04</text:p>
          </table:table-cell>
          <table:table-cell office:value-type="float" office:value="675.36" calcext:value-type="float">
            <text:p>675.36</text:p>
          </table:table-cell>
          <table:table-cell office:value-type="float" office:value="838.33" calcext:value-type="float">
            <text:p>838.33</text:p>
          </table:table-cell>
        </table:table-row>
        <table:table-row table:style-name="ro1">
          <table:table-cell office:value-type="float" office:value="9870889" calcext:value-type="float">
            <text:p>9870889</text:p>
          </table:table-cell>
          <table:table-cell table:formula="of:=[.A619]/1000/(60*60*24)" office:value-type="time" office:time-value="PT02H44M30.889S" calcext:value-type="time">
            <text:p>02:44:31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6.04" calcext:value-type="float">
            <text:p>296.04</text:p>
          </table:table-cell>
          <table:table-cell office:value-type="float" office:value="676.43" calcext:value-type="float">
            <text:p>676.43</text:p>
          </table:table-cell>
          <table:table-cell office:value-type="float" office:value="839.64" calcext:value-type="float">
            <text:p>839.64</text:p>
          </table:table-cell>
        </table:table-row>
        <table:table-row table:style-name="ro1">
          <table:table-cell office:value-type="float" office:value="9886889" calcext:value-type="float">
            <text:p>9886889</text:p>
          </table:table-cell>
          <table:table-cell table:formula="of:=[.A620]/1000/(60*60*24)" office:value-type="time" office:time-value="PT02H44M46.889S" calcext:value-type="time">
            <text:p>02:44:47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6.04" calcext:value-type="float">
            <text:p>296.04</text:p>
          </table:table-cell>
          <table:table-cell office:value-type="float" office:value="677.51" calcext:value-type="float">
            <text:p>677.51</text:p>
          </table:table-cell>
          <table:table-cell office:value-type="float" office:value="840.96" calcext:value-type="float">
            <text:p>840.96</text:p>
          </table:table-cell>
        </table:table-row>
        <table:table-row table:style-name="ro1">
          <table:table-cell office:value-type="float" office:value="9902889" calcext:value-type="float">
            <text:p>9902889</text:p>
          </table:table-cell>
          <table:table-cell table:formula="of:=[.A621]/1000/(60*60*24)" office:value-type="time" office:time-value="PT02H45M02.889S" calcext:value-type="time">
            <text:p>02:45:03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6.04" calcext:value-type="float">
            <text:p>296.04</text:p>
          </table:table-cell>
          <table:table-cell office:value-type="float" office:value="678.59" calcext:value-type="float">
            <text:p>678.59</text:p>
          </table:table-cell>
          <table:table-cell office:value-type="float" office:value="842.27" calcext:value-type="float">
            <text:p>842.27</text:p>
          </table:table-cell>
        </table:table-row>
        <table:table-row table:style-name="ro1">
          <table:table-cell office:value-type="float" office:value="9918889" calcext:value-type="float">
            <text:p>9918889</text:p>
          </table:table-cell>
          <table:table-cell table:formula="of:=[.A622]/1000/(60*60*24)" office:value-type="time" office:time-value="PT02H45M18.889S" calcext:value-type="time">
            <text:p>02:45:19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5.06" calcext:value-type="float">
            <text:p>295.06</text:p>
          </table:table-cell>
          <table:table-cell office:value-type="float" office:value="679.67" calcext:value-type="float">
            <text:p>679.67</text:p>
          </table:table-cell>
          <table:table-cell office:value-type="float" office:value="843.59" calcext:value-type="float">
            <text:p>843.59</text:p>
          </table:table-cell>
        </table:table-row>
        <table:table-row table:style-name="ro1">
          <table:table-cell office:value-type="float" office:value="9934889" calcext:value-type="float">
            <text:p>9934889</text:p>
          </table:table-cell>
          <table:table-cell table:formula="of:=[.A623]/1000/(60*60*24)" office:value-type="time" office:time-value="PT02H45M34.889S" calcext:value-type="time">
            <text:p>02:45:35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6.04" calcext:value-type="float">
            <text:p>296.04</text:p>
          </table:table-cell>
          <table:table-cell office:value-type="float" office:value="680.75" calcext:value-type="float">
            <text:p>680.75</text:p>
          </table:table-cell>
          <table:table-cell office:value-type="float" office:value="844.9" calcext:value-type="float">
            <text:p>844.9</text:p>
          </table:table-cell>
        </table:table-row>
        <table:table-row table:style-name="ro1">
          <table:table-cell office:value-type="float" office:value="9950889" calcext:value-type="float">
            <text:p>9950889</text:p>
          </table:table-cell>
          <table:table-cell table:formula="of:=[.A624]/1000/(60*60*24)" office:value-type="time" office:time-value="PT02H45M50.889S" calcext:value-type="time">
            <text:p>02:45:51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6.03" calcext:value-type="float">
            <text:p>296.03</text:p>
          </table:table-cell>
          <table:table-cell office:value-type="float" office:value="681.83" calcext:value-type="float">
            <text:p>681.83</text:p>
          </table:table-cell>
          <table:table-cell office:value-type="float" office:value="846.22" calcext:value-type="float">
            <text:p>846.22</text:p>
          </table:table-cell>
        </table:table-row>
        <table:table-row table:style-name="ro1">
          <table:table-cell office:value-type="float" office:value="9966889" calcext:value-type="float">
            <text:p>9966889</text:p>
          </table:table-cell>
          <table:table-cell table:formula="of:=[.A625]/1000/(60*60*24)" office:value-type="time" office:time-value="PT02H46M06.889S" calcext:value-type="time">
            <text:p>02:46:07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6.04" calcext:value-type="float">
            <text:p>296.04</text:p>
          </table:table-cell>
          <table:table-cell office:value-type="float" office:value="682.9" calcext:value-type="float">
            <text:p>682.9</text:p>
          </table:table-cell>
          <table:table-cell office:value-type="float" office:value="847.53" calcext:value-type="float">
            <text:p>847.53</text:p>
          </table:table-cell>
        </table:table-row>
        <table:table-row table:style-name="ro1">
          <table:table-cell office:value-type="float" office:value="9982889" calcext:value-type="float">
            <text:p>9982889</text:p>
          </table:table-cell>
          <table:table-cell table:formula="of:=[.A626]/1000/(60*60*24)" office:value-type="time" office:time-value="PT02H46M22.889S" calcext:value-type="time">
            <text:p>02:46:23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5.91" calcext:value-type="float">
            <text:p>295.91</text:p>
          </table:table-cell>
          <table:table-cell office:value-type="float" office:value="683.98" calcext:value-type="float">
            <text:p>683.98</text:p>
          </table:table-cell>
          <table:table-cell office:value-type="float" office:value="848.85" calcext:value-type="float">
            <text:p>848.85</text:p>
          </table:table-cell>
        </table:table-row>
        <table:table-row table:style-name="ro1">
          <table:table-cell office:value-type="float" office:value="9998889" calcext:value-type="float">
            <text:p>9998889</text:p>
          </table:table-cell>
          <table:table-cell table:formula="of:=[.A627]/1000/(60*60*24)" office:value-type="time" office:time-value="PT02H46M38.889S" calcext:value-type="time">
            <text:p>02:46:39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5.91" calcext:value-type="float">
            <text:p>295.91</text:p>
          </table:table-cell>
          <table:table-cell office:value-type="float" office:value="685.06" calcext:value-type="float">
            <text:p>685.06</text:p>
          </table:table-cell>
          <table:table-cell office:value-type="float" office:value="850.16" calcext:value-type="float">
            <text:p>850.16</text:p>
          </table:table-cell>
        </table:table-row>
        <table:table-row table:style-name="ro1">
          <table:table-cell office:value-type="float" office:value="10014889" calcext:value-type="float">
            <text:p>10014889</text:p>
          </table:table-cell>
          <table:table-cell table:formula="of:=[.A628]/1000/(60*60*24)" office:value-type="time" office:time-value="PT02H46M54.889S" calcext:value-type="time">
            <text:p>02:46:55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6.03" calcext:value-type="float">
            <text:p>296.03</text:p>
          </table:table-cell>
          <table:table-cell office:value-type="float" office:value="686.14" calcext:value-type="float">
            <text:p>686.14</text:p>
          </table:table-cell>
          <table:table-cell office:value-type="float" office:value="851.48" calcext:value-type="float">
            <text:p>851.48</text:p>
          </table:table-cell>
        </table:table-row>
        <table:table-row table:style-name="ro1">
          <table:table-cell office:value-type="float" office:value="10030889" calcext:value-type="float">
            <text:p>10030889</text:p>
          </table:table-cell>
          <table:table-cell table:formula="of:=[.A629]/1000/(60*60*24)" office:value-type="time" office:time-value="PT02H47M10.889S" calcext:value-type="time">
            <text:p>02:47:11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5.91" calcext:value-type="float">
            <text:p>295.91</text:p>
          </table:table-cell>
          <table:table-cell office:value-type="float" office:value="687.22" calcext:value-type="float">
            <text:p>687.22</text:p>
          </table:table-cell>
          <table:table-cell office:value-type="float" office:value="852.79" calcext:value-type="float">
            <text:p>852.79</text:p>
          </table:table-cell>
        </table:table-row>
        <table:table-row table:style-name="ro1">
          <table:table-cell office:value-type="float" office:value="10046889" calcext:value-type="float">
            <text:p>10046889</text:p>
          </table:table-cell>
          <table:table-cell table:formula="of:=[.A630]/1000/(60*60*24)" office:value-type="time" office:time-value="PT02H47M26.889S" calcext:value-type="time">
            <text:p>02:47:27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6.03" calcext:value-type="float">
            <text:p>296.03</text:p>
          </table:table-cell>
          <table:table-cell office:value-type="float" office:value="688.29" calcext:value-type="float">
            <text:p>688.29</text:p>
          </table:table-cell>
          <table:table-cell office:value-type="float" office:value="854.11" calcext:value-type="float">
            <text:p>854.11</text:p>
          </table:table-cell>
        </table:table-row>
        <table:table-row table:style-name="ro1">
          <table:table-cell office:value-type="float" office:value="10062889" calcext:value-type="float">
            <text:p>10062889</text:p>
          </table:table-cell>
          <table:table-cell table:formula="of:=[.A631]/1000/(60*60*24)" office:value-type="time" office:time-value="PT02H47M42.889S" calcext:value-type="time">
            <text:p>02:47:43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5.91" calcext:value-type="float">
            <text:p>295.91</text:p>
          </table:table-cell>
          <table:table-cell office:value-type="float" office:value="689.37" calcext:value-type="float">
            <text:p>689.37</text:p>
          </table:table-cell>
          <table:table-cell office:value-type="float" office:value="855.42" calcext:value-type="float">
            <text:p>855.42</text:p>
          </table:table-cell>
        </table:table-row>
        <table:table-row table:style-name="ro1">
          <table:table-cell office:value-type="float" office:value="10078889" calcext:value-type="float">
            <text:p>10078889</text:p>
          </table:table-cell>
          <table:table-cell table:formula="of:=[.A632]/1000/(60*60*24)" office:value-type="time" office:time-value="PT02H47M58.889S" calcext:value-type="time">
            <text:p>02:47:59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4.94" calcext:value-type="float">
            <text:p>294.94</text:p>
          </table:table-cell>
          <table:table-cell office:value-type="float" office:value="690.45" calcext:value-type="float">
            <text:p>690.45</text:p>
          </table:table-cell>
          <table:table-cell office:value-type="float" office:value="856.74" calcext:value-type="float">
            <text:p>856.74</text:p>
          </table:table-cell>
        </table:table-row>
        <table:table-row table:style-name="ro1">
          <table:table-cell office:value-type="float" office:value="10094889" calcext:value-type="float">
            <text:p>10094889</text:p>
          </table:table-cell>
          <table:table-cell table:formula="of:=[.A633]/1000/(60*60*24)" office:value-type="time" office:time-value="PT02H48M14.889S" calcext:value-type="time">
            <text:p>02:48:15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5.91" calcext:value-type="float">
            <text:p>295.91</text:p>
          </table:table-cell>
          <table:table-cell office:value-type="float" office:value="691.53" calcext:value-type="float">
            <text:p>691.53</text:p>
          </table:table-cell>
          <table:table-cell office:value-type="float" office:value="858.05" calcext:value-type="float">
            <text:p>858.05</text:p>
          </table:table-cell>
        </table:table-row>
        <table:table-row table:style-name="ro1">
          <table:table-cell office:value-type="float" office:value="10110889" calcext:value-type="float">
            <text:p>10110889</text:p>
          </table:table-cell>
          <table:table-cell table:formula="of:=[.A634]/1000/(60*60*24)" office:value-type="time" office:time-value="PT02H48M30.889S" calcext:value-type="time">
            <text:p>02:48:31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5.91" calcext:value-type="float">
            <text:p>295.91</text:p>
          </table:table-cell>
          <table:table-cell office:value-type="float" office:value="692.61" calcext:value-type="float">
            <text:p>692.61</text:p>
          </table:table-cell>
          <table:table-cell office:value-type="float" office:value="859.37" calcext:value-type="float">
            <text:p>859.37</text:p>
          </table:table-cell>
        </table:table-row>
        <table:table-row table:style-name="ro1">
          <table:table-cell office:value-type="float" office:value="10126889" calcext:value-type="float">
            <text:p>10126889</text:p>
          </table:table-cell>
          <table:table-cell table:formula="of:=[.A635]/1000/(60*60*24)" office:value-type="time" office:time-value="PT02H48M46.889S" calcext:value-type="time">
            <text:p>02:48:47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5.91" calcext:value-type="float">
            <text:p>295.91</text:p>
          </table:table-cell>
          <table:table-cell office:value-type="float" office:value="693.68" calcext:value-type="float">
            <text:p>693.68</text:p>
          </table:table-cell>
          <table:table-cell office:value-type="float" office:value="860.68" calcext:value-type="float">
            <text:p>860.68</text:p>
          </table:table-cell>
        </table:table-row>
        <table:table-row table:style-name="ro1">
          <table:table-cell office:value-type="float" office:value="10142889" calcext:value-type="float">
            <text:p>10142889</text:p>
          </table:table-cell>
          <table:table-cell table:formula="of:=[.A636]/1000/(60*60*24)" office:value-type="time" office:time-value="PT02H49M02.889S" calcext:value-type="time">
            <text:p>02:49:03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5.91" calcext:value-type="float">
            <text:p>295.91</text:p>
          </table:table-cell>
          <table:table-cell office:value-type="float" office:value="694.76" calcext:value-type="float">
            <text:p>694.76</text:p>
          </table:table-cell>
          <table:table-cell office:value-type="float" office:value="862" calcext:value-type="float">
            <text:p>862</text:p>
          </table:table-cell>
        </table:table-row>
        <table:table-row table:style-name="ro1">
          <table:table-cell office:value-type="float" office:value="10158889" calcext:value-type="float">
            <text:p>10158889</text:p>
          </table:table-cell>
          <table:table-cell table:formula="of:=[.A637]/1000/(60*60*24)" office:value-type="time" office:time-value="PT02H49M18.889S" calcext:value-type="time">
            <text:p>02:49:19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5.91" calcext:value-type="float">
            <text:p>295.91</text:p>
          </table:table-cell>
          <table:table-cell office:value-type="float" office:value="695.84" calcext:value-type="float">
            <text:p>695.84</text:p>
          </table:table-cell>
          <table:table-cell office:value-type="float" office:value="863.31" calcext:value-type="float">
            <text:p>863.31</text:p>
          </table:table-cell>
        </table:table-row>
        <table:table-row table:style-name="ro1">
          <table:table-cell office:value-type="float" office:value="10174889" calcext:value-type="float">
            <text:p>10174889</text:p>
          </table:table-cell>
          <table:table-cell table:formula="of:=[.A638]/1000/(60*60*24)" office:value-type="time" office:time-value="PT02H49M34.889S" calcext:value-type="time">
            <text:p>02:49:35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5.91" calcext:value-type="float">
            <text:p>295.91</text:p>
          </table:table-cell>
          <table:table-cell office:value-type="float" office:value="696.92" calcext:value-type="float">
            <text:p>696.92</text:p>
          </table:table-cell>
          <table:table-cell office:value-type="float" office:value="864.63" calcext:value-type="float">
            <text:p>864.63</text:p>
          </table:table-cell>
        </table:table-row>
        <table:table-row table:style-name="ro1">
          <table:table-cell office:value-type="float" office:value="10190889" calcext:value-type="float">
            <text:p>10190889</text:p>
          </table:table-cell>
          <table:table-cell table:formula="of:=[.A639]/1000/(60*60*24)" office:value-type="time" office:time-value="PT02H49M50.889S" calcext:value-type="time">
            <text:p>02:49:51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5.91" calcext:value-type="float">
            <text:p>295.91</text:p>
          </table:table-cell>
          <table:table-cell office:value-type="float" office:value="698" calcext:value-type="float">
            <text:p>698</text:p>
          </table:table-cell>
          <table:table-cell office:value-type="float" office:value="865.94" calcext:value-type="float">
            <text:p>865.94</text:p>
          </table:table-cell>
        </table:table-row>
        <table:table-row table:style-name="ro1">
          <table:table-cell office:value-type="float" office:value="10206889" calcext:value-type="float">
            <text:p>10206889</text:p>
          </table:table-cell>
          <table:table-cell table:formula="of:=[.A640]/1000/(60*60*24)" office:value-type="time" office:time-value="PT02H50M06.889S" calcext:value-type="time">
            <text:p>02:50:07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5.91" calcext:value-type="float">
            <text:p>295.91</text:p>
          </table:table-cell>
          <table:table-cell office:value-type="float" office:value="699.08" calcext:value-type="float">
            <text:p>699.08</text:p>
          </table:table-cell>
          <table:table-cell office:value-type="float" office:value="867.25" calcext:value-type="float">
            <text:p>867.25</text:p>
          </table:table-cell>
        </table:table-row>
        <table:table-row table:style-name="ro1">
          <table:table-cell office:value-type="float" office:value="10222889" calcext:value-type="float">
            <text:p>10222889</text:p>
          </table:table-cell>
          <table:table-cell table:formula="of:=[.A641]/1000/(60*60*24)" office:value-type="time" office:time-value="PT02H50M22.889S" calcext:value-type="time">
            <text:p>02:50:23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5.79" calcext:value-type="float">
            <text:p>295.79</text:p>
          </table:table-cell>
          <table:table-cell office:value-type="float" office:value="700.15" calcext:value-type="float">
            <text:p>700.15</text:p>
          </table:table-cell>
          <table:table-cell office:value-type="float" office:value="868.57" calcext:value-type="float">
            <text:p>868.57</text:p>
          </table:table-cell>
        </table:table-row>
        <table:table-row table:style-name="ro1">
          <table:table-cell office:value-type="float" office:value="10238889" calcext:value-type="float">
            <text:p>10238889</text:p>
          </table:table-cell>
          <table:table-cell table:formula="of:=[.A642]/1000/(60*60*24)" office:value-type="time" office:time-value="PT02H50M38.889S" calcext:value-type="time">
            <text:p>02:50:39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5.91" calcext:value-type="float">
            <text:p>295.91</text:p>
          </table:table-cell>
          <table:table-cell office:value-type="float" office:value="701.23" calcext:value-type="float">
            <text:p>701.23</text:p>
          </table:table-cell>
          <table:table-cell office:value-type="float" office:value="869.88" calcext:value-type="float">
            <text:p>869.88</text:p>
          </table:table-cell>
        </table:table-row>
        <table:table-row table:style-name="ro1">
          <table:table-cell office:value-type="float" office:value="10254889" calcext:value-type="float">
            <text:p>10254889</text:p>
          </table:table-cell>
          <table:table-cell table:formula="of:=[.A643]/1000/(60*60*24)" office:value-type="time" office:time-value="PT02H50M54.889S" calcext:value-type="time">
            <text:p>02:50:55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4.94" calcext:value-type="float">
            <text:p>294.94</text:p>
          </table:table-cell>
          <table:table-cell office:value-type="float" office:value="702.31" calcext:value-type="float">
            <text:p>702.31</text:p>
          </table:table-cell>
          <table:table-cell office:value-type="float" office:value="871.2" calcext:value-type="float">
            <text:p>871.2</text:p>
          </table:table-cell>
        </table:table-row>
        <table:table-row table:style-name="ro1">
          <table:table-cell office:value-type="float" office:value="10270889" calcext:value-type="float">
            <text:p>10270889</text:p>
          </table:table-cell>
          <table:table-cell table:formula="of:=[.A644]/1000/(60*60*24)" office:value-type="time" office:time-value="PT02H51M10.889S" calcext:value-type="time">
            <text:p>02:51:11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4.94" calcext:value-type="float">
            <text:p>294.94</text:p>
          </table:table-cell>
          <table:table-cell office:value-type="float" office:value="703.39" calcext:value-type="float">
            <text:p>703.39</text:p>
          </table:table-cell>
          <table:table-cell office:value-type="float" office:value="872.51" calcext:value-type="float">
            <text:p>872.51</text:p>
          </table:table-cell>
        </table:table-row>
        <table:table-row table:style-name="ro1">
          <table:table-cell office:value-type="float" office:value="10286889" calcext:value-type="float">
            <text:p>10286889</text:p>
          </table:table-cell>
          <table:table-cell table:formula="of:=[.A645]/1000/(60*60*24)" office:value-type="time" office:time-value="PT02H51M26.889S" calcext:value-type="time">
            <text:p>02:51:27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4.94" calcext:value-type="float">
            <text:p>294.94</text:p>
          </table:table-cell>
          <table:table-cell office:value-type="float" office:value="704.46" calcext:value-type="float">
            <text:p>704.46</text:p>
          </table:table-cell>
          <table:table-cell office:value-type="float" office:value="873.82" calcext:value-type="float">
            <text:p>873.82</text:p>
          </table:table-cell>
        </table:table-row>
        <table:table-row table:style-name="ro1">
          <table:table-cell office:value-type="float" office:value="10302889" calcext:value-type="float">
            <text:p>10302889</text:p>
          </table:table-cell>
          <table:table-cell table:formula="of:=[.A646]/1000/(60*60*24)" office:value-type="time" office:time-value="PT02H51M42.889S" calcext:value-type="time">
            <text:p>02:51:43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5.79" calcext:value-type="float">
            <text:p>295.79</text:p>
          </table:table-cell>
          <table:table-cell office:value-type="float" office:value="705.54" calcext:value-type="float">
            <text:p>705.54</text:p>
          </table:table-cell>
          <table:table-cell office:value-type="float" office:value="875.14" calcext:value-type="float">
            <text:p>875.14</text:p>
          </table:table-cell>
        </table:table-row>
        <table:table-row table:style-name="ro1">
          <table:table-cell office:value-type="float" office:value="10318889" calcext:value-type="float">
            <text:p>10318889</text:p>
          </table:table-cell>
          <table:table-cell table:formula="of:=[.A647]/1000/(60*60*24)" office:value-type="time" office:time-value="PT02H51M58.889S" calcext:value-type="time">
            <text:p>02:51:59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5.91" calcext:value-type="float">
            <text:p>295.91</text:p>
          </table:table-cell>
          <table:table-cell office:value-type="float" office:value="706.62" calcext:value-type="float">
            <text:p>706.62</text:p>
          </table:table-cell>
          <table:table-cell office:value-type="float" office:value="876.45" calcext:value-type="float">
            <text:p>876.45</text:p>
          </table:table-cell>
        </table:table-row>
        <table:table-row table:style-name="ro1">
          <table:table-cell office:value-type="float" office:value="10334889" calcext:value-type="float">
            <text:p>10334889</text:p>
          </table:table-cell>
          <table:table-cell table:formula="of:=[.A648]/1000/(60*60*24)" office:value-type="time" office:time-value="PT02H52M14.889S" calcext:value-type="time">
            <text:p>02:52:15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5.91" calcext:value-type="float">
            <text:p>295.91</text:p>
          </table:table-cell>
          <table:table-cell office:value-type="float" office:value="707.7" calcext:value-type="float">
            <text:p>707.7</text:p>
          </table:table-cell>
          <table:table-cell office:value-type="float" office:value="877.77" calcext:value-type="float">
            <text:p>877.77</text:p>
          </table:table-cell>
        </table:table-row>
        <table:table-row table:style-name="ro1">
          <table:table-cell office:value-type="float" office:value="10350889" calcext:value-type="float">
            <text:p>10350889</text:p>
          </table:table-cell>
          <table:table-cell table:formula="of:=[.A649]/1000/(60*60*24)" office:value-type="time" office:time-value="PT02H52M30.889S" calcext:value-type="time">
            <text:p>02:52:31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5.79" calcext:value-type="float">
            <text:p>295.79</text:p>
          </table:table-cell>
          <table:table-cell office:value-type="float" office:value="708.78" calcext:value-type="float">
            <text:p>708.78</text:p>
          </table:table-cell>
          <table:table-cell office:value-type="float" office:value="879.08" calcext:value-type="float">
            <text:p>879.08</text:p>
          </table:table-cell>
        </table:table-row>
        <table:table-row table:style-name="ro1">
          <table:table-cell office:value-type="float" office:value="10366889" calcext:value-type="float">
            <text:p>10366889</text:p>
          </table:table-cell>
          <table:table-cell table:formula="of:=[.A650]/1000/(60*60*24)" office:value-type="time" office:time-value="PT02H52M46.889S" calcext:value-type="time">
            <text:p>02:52:47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4.82" calcext:value-type="float">
            <text:p>294.82</text:p>
          </table:table-cell>
          <table:table-cell office:value-type="float" office:value="709.85" calcext:value-type="float">
            <text:p>709.85</text:p>
          </table:table-cell>
          <table:table-cell office:value-type="float" office:value="880.39" calcext:value-type="float">
            <text:p>880.39</text:p>
          </table:table-cell>
        </table:table-row>
        <table:table-row table:style-name="ro1">
          <table:table-cell office:value-type="float" office:value="10382889" calcext:value-type="float">
            <text:p>10382889</text:p>
          </table:table-cell>
          <table:table-cell table:formula="of:=[.A651]/1000/(60*60*24)" office:value-type="time" office:time-value="PT02H53M02.889S" calcext:value-type="time">
            <text:p>02:53:03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4.82" calcext:value-type="float">
            <text:p>294.82</text:p>
          </table:table-cell>
          <table:table-cell office:value-type="float" office:value="710.93" calcext:value-type="float">
            <text:p>710.93</text:p>
          </table:table-cell>
          <table:table-cell office:value-type="float" office:value="881.7" calcext:value-type="float">
            <text:p>881.7</text:p>
          </table:table-cell>
        </table:table-row>
        <table:table-row table:style-name="ro1">
          <table:table-cell office:value-type="float" office:value="10398889" calcext:value-type="float">
            <text:p>10398889</text:p>
          </table:table-cell>
          <table:table-cell table:formula="of:=[.A652]/1000/(60*60*24)" office:value-type="time" office:time-value="PT02H53M18.889S" calcext:value-type="time">
            <text:p>02:53:19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5.79" calcext:value-type="float">
            <text:p>295.79</text:p>
          </table:table-cell>
          <table:table-cell office:value-type="float" office:value="712.01" calcext:value-type="float">
            <text:p>712.01</text:p>
          </table:table-cell>
          <table:table-cell office:value-type="float" office:value="883.02" calcext:value-type="float">
            <text:p>883.02</text:p>
          </table:table-cell>
        </table:table-row>
        <table:table-row table:style-name="ro1">
          <table:table-cell office:value-type="float" office:value="10414889" calcext:value-type="float">
            <text:p>10414889</text:p>
          </table:table-cell>
          <table:table-cell table:formula="of:=[.A653]/1000/(60*60*24)" office:value-type="time" office:time-value="PT02H53M34.889S" calcext:value-type="time">
            <text:p>02:53:35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5.79" calcext:value-type="float">
            <text:p>295.79</text:p>
          </table:table-cell>
          <table:table-cell office:value-type="float" office:value="713.08" calcext:value-type="float">
            <text:p>713.08</text:p>
          </table:table-cell>
          <table:table-cell office:value-type="float" office:value="884.33" calcext:value-type="float">
            <text:p>884.33</text:p>
          </table:table-cell>
        </table:table-row>
        <table:table-row table:style-name="ro1">
          <table:table-cell office:value-type="float" office:value="10430889" calcext:value-type="float">
            <text:p>10430889</text:p>
          </table:table-cell>
          <table:table-cell table:formula="of:=[.A654]/1000/(60*60*24)" office:value-type="time" office:time-value="PT02H53M50.889S" calcext:value-type="time">
            <text:p>02:53:51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5.79" calcext:value-type="float">
            <text:p>295.79</text:p>
          </table:table-cell>
          <table:table-cell office:value-type="float" office:value="714.16" calcext:value-type="float">
            <text:p>714.16</text:p>
          </table:table-cell>
          <table:table-cell office:value-type="float" office:value="885.64" calcext:value-type="float">
            <text:p>885.64</text:p>
          </table:table-cell>
        </table:table-row>
        <table:table-row table:style-name="ro1">
          <table:table-cell office:value-type="float" office:value="10446889" calcext:value-type="float">
            <text:p>10446889</text:p>
          </table:table-cell>
          <table:table-cell table:formula="of:=[.A655]/1000/(60*60*24)" office:value-type="time" office:time-value="PT02H54M06.889S" calcext:value-type="time">
            <text:p>02:54:07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4.82" calcext:value-type="float">
            <text:p>294.82</text:p>
          </table:table-cell>
          <table:table-cell office:value-type="float" office:value="715.24" calcext:value-type="float">
            <text:p>715.24</text:p>
          </table:table-cell>
          <table:table-cell office:value-type="float" office:value="886.96" calcext:value-type="float">
            <text:p>886.96</text:p>
          </table:table-cell>
        </table:table-row>
        <table:table-row table:style-name="ro1">
          <table:table-cell office:value-type="float" office:value="10462889" calcext:value-type="float">
            <text:p>10462889</text:p>
          </table:table-cell>
          <table:table-cell table:formula="of:=[.A656]/1000/(60*60*24)" office:value-type="time" office:time-value="PT02H54M22.889S" calcext:value-type="time">
            <text:p>02:54:23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5.79" calcext:value-type="float">
            <text:p>295.79</text:p>
          </table:table-cell>
          <table:table-cell office:value-type="float" office:value="716.32" calcext:value-type="float">
            <text:p>716.32</text:p>
          </table:table-cell>
          <table:table-cell office:value-type="float" office:value="888.27" calcext:value-type="float">
            <text:p>888.27</text:p>
          </table:table-cell>
        </table:table-row>
        <table:table-row table:style-name="ro1">
          <table:table-cell office:value-type="float" office:value="10478888" calcext:value-type="float">
            <text:p>10478888</text:p>
          </table:table-cell>
          <table:table-cell table:formula="of:=[.A657]/1000/(60*60*24)" office:value-type="time" office:time-value="PT02H54M38.888S" calcext:value-type="time">
            <text:p>02:54:39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4.82" calcext:value-type="float">
            <text:p>294.82</text:p>
          </table:table-cell>
          <table:table-cell office:value-type="float" office:value="717.39" calcext:value-type="float">
            <text:p>717.39</text:p>
          </table:table-cell>
          <table:table-cell office:value-type="float" office:value="889.58" calcext:value-type="float">
            <text:p>889.58</text:p>
          </table:table-cell>
        </table:table-row>
        <table:table-row table:style-name="ro1">
          <table:table-cell office:value-type="float" office:value="10494889" calcext:value-type="float">
            <text:p>10494889</text:p>
          </table:table-cell>
          <table:table-cell table:formula="of:=[.A658]/1000/(60*60*24)" office:value-type="time" office:time-value="PT02H54M54.889S" calcext:value-type="time">
            <text:p>02:54:55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4.82" calcext:value-type="float">
            <text:p>294.82</text:p>
          </table:table-cell>
          <table:table-cell office:value-type="float" office:value="718.47" calcext:value-type="float">
            <text:p>718.47</text:p>
          </table:table-cell>
          <table:table-cell office:value-type="float" office:value="890.9" calcext:value-type="float">
            <text:p>890.9</text:p>
          </table:table-cell>
        </table:table-row>
        <table:table-row table:style-name="ro1">
          <table:table-cell office:value-type="float" office:value="10510888" calcext:value-type="float">
            <text:p>10510888</text:p>
          </table:table-cell>
          <table:table-cell table:formula="of:=[.A659]/1000/(60*60*24)" office:value-type="time" office:time-value="PT02H55M10.888S" calcext:value-type="time">
            <text:p>02:55:11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4.69" calcext:value-type="float">
            <text:p>294.69</text:p>
          </table:table-cell>
          <table:table-cell office:value-type="float" office:value="719.55" calcext:value-type="float">
            <text:p>719.55</text:p>
          </table:table-cell>
          <table:table-cell office:value-type="float" office:value="892.21" calcext:value-type="float">
            <text:p>892.21</text:p>
          </table:table-cell>
        </table:table-row>
        <table:table-row table:style-name="ro1">
          <table:table-cell office:value-type="float" office:value="10526889" calcext:value-type="float">
            <text:p>10526889</text:p>
          </table:table-cell>
          <table:table-cell table:formula="of:=[.A660]/1000/(60*60*24)" office:value-type="time" office:time-value="PT02H55M26.889S" calcext:value-type="time">
            <text:p>02:55:27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5.79" calcext:value-type="float">
            <text:p>295.79</text:p>
          </table:table-cell>
          <table:table-cell office:value-type="float" office:value="720.62" calcext:value-type="float">
            <text:p>720.62</text:p>
          </table:table-cell>
          <table:table-cell office:value-type="float" office:value="893.52" calcext:value-type="float">
            <text:p>893.52</text:p>
          </table:table-cell>
        </table:table-row>
        <table:table-row table:style-name="ro1">
          <table:table-cell office:value-type="float" office:value="10542889" calcext:value-type="float">
            <text:p>10542889</text:p>
          </table:table-cell>
          <table:table-cell table:formula="of:=[.A661]/1000/(60*60*24)" office:value-type="time" office:time-value="PT02H55M42.889S" calcext:value-type="time">
            <text:p>02:55:43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5.79" calcext:value-type="float">
            <text:p>295.79</text:p>
          </table:table-cell>
          <table:table-cell office:value-type="float" office:value="721.7" calcext:value-type="float">
            <text:p>721.7</text:p>
          </table:table-cell>
          <table:table-cell office:value-type="float" office:value="894.83" calcext:value-type="float">
            <text:p>894.83</text:p>
          </table:table-cell>
        </table:table-row>
        <table:table-row table:style-name="ro1">
          <table:table-cell office:value-type="float" office:value="10558889" calcext:value-type="float">
            <text:p>10558889</text:p>
          </table:table-cell>
          <table:table-cell table:formula="of:=[.A662]/1000/(60*60*24)" office:value-type="time" office:time-value="PT02H55M58.889S" calcext:value-type="time">
            <text:p>02:55:59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4.82" calcext:value-type="float">
            <text:p>294.82</text:p>
          </table:table-cell>
          <table:table-cell office:value-type="float" office:value="722.78" calcext:value-type="float">
            <text:p>722.78</text:p>
          </table:table-cell>
          <table:table-cell office:value-type="float" office:value="896.15" calcext:value-type="float">
            <text:p>896.15</text:p>
          </table:table-cell>
        </table:table-row>
        <table:table-row table:style-name="ro1">
          <table:table-cell office:value-type="float" office:value="10574889" calcext:value-type="float">
            <text:p>10574889</text:p>
          </table:table-cell>
          <table:table-cell table:formula="of:=[.A663]/1000/(60*60*24)" office:value-type="time" office:time-value="PT02H56M14.889S" calcext:value-type="time">
            <text:p>02:56:15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4.82" calcext:value-type="float">
            <text:p>294.82</text:p>
          </table:table-cell>
          <table:table-cell office:value-type="float" office:value="723.86" calcext:value-type="float">
            <text:p>723.86</text:p>
          </table:table-cell>
          <table:table-cell office:value-type="float" office:value="897.46" calcext:value-type="float">
            <text:p>897.46</text:p>
          </table:table-cell>
        </table:table-row>
        <table:table-row table:style-name="ro1">
          <table:table-cell office:value-type="float" office:value="10590889" calcext:value-type="float">
            <text:p>10590889</text:p>
          </table:table-cell>
          <table:table-cell table:formula="of:=[.A664]/1000/(60*60*24)" office:value-type="time" office:time-value="PT02H56M30.889S" calcext:value-type="time">
            <text:p>02:56:31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4.82" calcext:value-type="float">
            <text:p>294.82</text:p>
          </table:table-cell>
          <table:table-cell office:value-type="float" office:value="724.93" calcext:value-type="float">
            <text:p>724.93</text:p>
          </table:table-cell>
          <table:table-cell office:value-type="float" office:value="898.77" calcext:value-type="float">
            <text:p>898.77</text:p>
          </table:table-cell>
        </table:table-row>
        <table:table-row table:style-name="ro1">
          <table:table-cell office:value-type="float" office:value="10606889" calcext:value-type="float">
            <text:p>10606889</text:p>
          </table:table-cell>
          <table:table-cell table:formula="of:=[.A665]/1000/(60*60*24)" office:value-type="time" office:time-value="PT02H56M46.889S" calcext:value-type="time">
            <text:p>02:56:47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5.79" calcext:value-type="float">
            <text:p>295.79</text:p>
          </table:table-cell>
          <table:table-cell office:value-type="float" office:value="726.01" calcext:value-type="float">
            <text:p>726.01</text:p>
          </table:table-cell>
          <table:table-cell office:value-type="float" office:value="900.09" calcext:value-type="float">
            <text:p>900.09</text:p>
          </table:table-cell>
        </table:table-row>
        <table:table-row table:style-name="ro1">
          <table:table-cell office:value-type="float" office:value="10622889" calcext:value-type="float">
            <text:p>10622889</text:p>
          </table:table-cell>
          <table:table-cell table:formula="of:=[.A666]/1000/(60*60*24)" office:value-type="time" office:time-value="PT02H57M02.889S" calcext:value-type="time">
            <text:p>02:57:03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4.82" calcext:value-type="float">
            <text:p>294.82</text:p>
          </table:table-cell>
          <table:table-cell office:value-type="float" office:value="727.09" calcext:value-type="float">
            <text:p>727.09</text:p>
          </table:table-cell>
          <table:table-cell office:value-type="float" office:value="901.4" calcext:value-type="float">
            <text:p>901.4</text:p>
          </table:table-cell>
        </table:table-row>
        <table:table-row table:style-name="ro1">
          <table:table-cell office:value-type="float" office:value="10638889" calcext:value-type="float">
            <text:p>10638889</text:p>
          </table:table-cell>
          <table:table-cell table:formula="of:=[.A667]/1000/(60*60*24)" office:value-type="time" office:time-value="PT02H57M18.889S" calcext:value-type="time">
            <text:p>02:57:19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5.78" calcext:value-type="float">
            <text:p>295.78</text:p>
          </table:table-cell>
          <table:table-cell office:value-type="float" office:value="728.16" calcext:value-type="float">
            <text:p>728.16</text:p>
          </table:table-cell>
          <table:table-cell office:value-type="float" office:value="902.71" calcext:value-type="float">
            <text:p>902.71</text:p>
          </table:table-cell>
        </table:table-row>
        <table:table-row table:style-name="ro1">
          <table:table-cell office:value-type="float" office:value="10654889" calcext:value-type="float">
            <text:p>10654889</text:p>
          </table:table-cell>
          <table:table-cell table:formula="of:=[.A668]/1000/(60*60*24)" office:value-type="time" office:time-value="PT02H57M34.889S" calcext:value-type="time">
            <text:p>02:57:35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4.69" calcext:value-type="float">
            <text:p>294.69</text:p>
          </table:table-cell>
          <table:table-cell office:value-type="float" office:value="729.24" calcext:value-type="float">
            <text:p>729.24</text:p>
          </table:table-cell>
          <table:table-cell office:value-type="float" office:value="904.02" calcext:value-type="float">
            <text:p>904.02</text:p>
          </table:table-cell>
        </table:table-row>
        <table:table-row table:style-name="ro1">
          <table:table-cell office:value-type="float" office:value="10670889" calcext:value-type="float">
            <text:p>10670889</text:p>
          </table:table-cell>
          <table:table-cell table:formula="of:=[.A669]/1000/(60*60*24)" office:value-type="time" office:time-value="PT02H57M50.889S" calcext:value-type="time">
            <text:p>02:57:51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5.66" calcext:value-type="float">
            <text:p>295.66</text:p>
          </table:table-cell>
          <table:table-cell office:value-type="float" office:value="730.32" calcext:value-type="float">
            <text:p>730.32</text:p>
          </table:table-cell>
          <table:table-cell office:value-type="float" office:value="905.34" calcext:value-type="float">
            <text:p>905.34</text:p>
          </table:table-cell>
        </table:table-row>
        <table:table-row table:style-name="ro1">
          <table:table-cell office:value-type="float" office:value="10686889" calcext:value-type="float">
            <text:p>10686889</text:p>
          </table:table-cell>
          <table:table-cell table:formula="of:=[.A670]/1000/(60*60*24)" office:value-type="time" office:time-value="PT02H58M06.889S" calcext:value-type="time">
            <text:p>02:58:07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5.66" calcext:value-type="float">
            <text:p>295.66</text:p>
          </table:table-cell>
          <table:table-cell office:value-type="float" office:value="731.4" calcext:value-type="float">
            <text:p>731.4</text:p>
          </table:table-cell>
          <table:table-cell office:value-type="float" office:value="906.65" calcext:value-type="float">
            <text:p>906.65</text:p>
          </table:table-cell>
        </table:table-row>
        <table:table-row table:style-name="ro1">
          <table:table-cell office:value-type="float" office:value="10702889" calcext:value-type="float">
            <text:p>10702889</text:p>
          </table:table-cell>
          <table:table-cell table:formula="of:=[.A671]/1000/(60*60*24)" office:value-type="time" office:time-value="PT02H58M22.889S" calcext:value-type="time">
            <text:p>02:58:23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4.82" calcext:value-type="float">
            <text:p>294.82</text:p>
          </table:table-cell>
          <table:table-cell office:value-type="float" office:value="732.47" calcext:value-type="float">
            <text:p>732.47</text:p>
          </table:table-cell>
          <table:table-cell office:value-type="float" office:value="907.96" calcext:value-type="float">
            <text:p>907.96</text:p>
          </table:table-cell>
        </table:table-row>
        <table:table-row table:style-name="ro1">
          <table:table-cell office:value-type="float" office:value="10718889" calcext:value-type="float">
            <text:p>10718889</text:p>
          </table:table-cell>
          <table:table-cell table:formula="of:=[.A672]/1000/(60*60*24)" office:value-type="time" office:time-value="PT02H58M38.889S" calcext:value-type="time">
            <text:p>02:58:39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4.69" calcext:value-type="float">
            <text:p>294.69</text:p>
          </table:table-cell>
          <table:table-cell office:value-type="float" office:value="733.55" calcext:value-type="float">
            <text:p>733.55</text:p>
          </table:table-cell>
          <table:table-cell office:value-type="float" office:value="909.27" calcext:value-type="float">
            <text:p>909.27</text:p>
          </table:table-cell>
        </table:table-row>
        <table:table-row table:style-name="ro1">
          <table:table-cell office:value-type="float" office:value="10734889" calcext:value-type="float">
            <text:p>10734889</text:p>
          </table:table-cell>
          <table:table-cell table:formula="of:=[.A673]/1000/(60*60*24)" office:value-type="time" office:time-value="PT02H58M54.889S" calcext:value-type="time">
            <text:p>02:58:55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4.69" calcext:value-type="float">
            <text:p>294.69</text:p>
          </table:table-cell>
          <table:table-cell office:value-type="float" office:value="734.63" calcext:value-type="float">
            <text:p>734.63</text:p>
          </table:table-cell>
          <table:table-cell office:value-type="float" office:value="910.58" calcext:value-type="float">
            <text:p>910.58</text:p>
          </table:table-cell>
        </table:table-row>
        <table:table-row table:style-name="ro1">
          <table:table-cell office:value-type="float" office:value="10750889" calcext:value-type="float">
            <text:p>10750889</text:p>
          </table:table-cell>
          <table:table-cell table:formula="of:=[.A674]/1000/(60*60*24)" office:value-type="time" office:time-value="PT02H59M10.889S" calcext:value-type="time">
            <text:p>02:59:11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4.69" calcext:value-type="float">
            <text:p>294.69</text:p>
          </table:table-cell>
          <table:table-cell office:value-type="float" office:value="735.7" calcext:value-type="float">
            <text:p>735.7</text:p>
          </table:table-cell>
          <table:table-cell office:value-type="float" office:value="911.89" calcext:value-type="float">
            <text:p>911.89</text:p>
          </table:table-cell>
        </table:table-row>
        <table:table-row table:style-name="ro1">
          <table:table-cell office:value-type="float" office:value="10766889" calcext:value-type="float">
            <text:p>10766889</text:p>
          </table:table-cell>
          <table:table-cell table:formula="of:=[.A675]/1000/(60*60*24)" office:value-type="time" office:time-value="PT02H59M26.889S" calcext:value-type="time">
            <text:p>02:59:27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4.57" calcext:value-type="float">
            <text:p>294.57</text:p>
          </table:table-cell>
          <table:table-cell office:value-type="float" office:value="736.78" calcext:value-type="float">
            <text:p>736.78</text:p>
          </table:table-cell>
          <table:table-cell office:value-type="float" office:value="913.2" calcext:value-type="float">
            <text:p>913.2</text:p>
          </table:table-cell>
        </table:table-row>
        <table:table-row table:style-name="ro1">
          <table:table-cell office:value-type="float" office:value="10782889" calcext:value-type="float">
            <text:p>10782889</text:p>
          </table:table-cell>
          <table:table-cell table:formula="of:=[.A676]/1000/(60*60*24)" office:value-type="time" office:time-value="PT02H59M42.889S" calcext:value-type="time">
            <text:p>02:59:43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4.69" calcext:value-type="float">
            <text:p>294.69</text:p>
          </table:table-cell>
          <table:table-cell office:value-type="float" office:value="737.86" calcext:value-type="float">
            <text:p>737.86</text:p>
          </table:table-cell>
          <table:table-cell office:value-type="float" office:value="914.52" calcext:value-type="float">
            <text:p>914.52</text:p>
          </table:table-cell>
        </table:table-row>
        <table:table-row table:style-name="ro1">
          <table:table-cell office:value-type="float" office:value="10798889" calcext:value-type="float">
            <text:p>10798889</text:p>
          </table:table-cell>
          <table:table-cell table:formula="of:=[.A677]/1000/(60*60*24)" office:value-type="time" office:time-value="PT02H59M58.889S" calcext:value-type="time">
            <text:p>02:59:59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5.66" calcext:value-type="float">
            <text:p>295.66</text:p>
          </table:table-cell>
          <table:table-cell office:value-type="float" office:value="738.94" calcext:value-type="float">
            <text:p>738.94</text:p>
          </table:table-cell>
          <table:table-cell office:value-type="float" office:value="915.83" calcext:value-type="float">
            <text:p>915.83</text:p>
          </table:table-cell>
        </table:table-row>
        <table:table-row table:style-name="ro1">
          <table:table-cell office:value-type="float" office:value="10814889" calcext:value-type="float">
            <text:p>10814889</text:p>
          </table:table-cell>
          <table:table-cell table:formula="of:=[.A678]/1000/(60*60*24)" office:value-type="time" office:time-value="PT03H00M14.889S" calcext:value-type="time">
            <text:p>03:00:15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5.66" calcext:value-type="float">
            <text:p>295.66</text:p>
          </table:table-cell>
          <table:table-cell office:value-type="float" office:value="740.01" calcext:value-type="float">
            <text:p>740.01</text:p>
          </table:table-cell>
          <table:table-cell office:value-type="float" office:value="917.14" calcext:value-type="float">
            <text:p>917.14</text:p>
          </table:table-cell>
        </table:table-row>
        <table:table-row table:style-name="ro1">
          <table:table-cell office:value-type="float" office:value="10830889" calcext:value-type="float">
            <text:p>10830889</text:p>
          </table:table-cell>
          <table:table-cell table:formula="of:=[.A679]/1000/(60*60*24)" office:value-type="time" office:time-value="PT03H00M30.889S" calcext:value-type="time">
            <text:p>03:00:31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4.57" calcext:value-type="float">
            <text:p>294.57</text:p>
          </table:table-cell>
          <table:table-cell office:value-type="float" office:value="741.09" calcext:value-type="float">
            <text:p>741.09</text:p>
          </table:table-cell>
          <table:table-cell office:value-type="float" office:value="918.45" calcext:value-type="float">
            <text:p>918.45</text:p>
          </table:table-cell>
        </table:table-row>
        <table:table-row table:style-name="ro1">
          <table:table-cell office:value-type="float" office:value="10846889" calcext:value-type="float">
            <text:p>10846889</text:p>
          </table:table-cell>
          <table:table-cell table:formula="of:=[.A680]/1000/(60*60*24)" office:value-type="time" office:time-value="PT03H00M46.889S" calcext:value-type="time">
            <text:p>03:00:47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5.66" calcext:value-type="float">
            <text:p>295.66</text:p>
          </table:table-cell>
          <table:table-cell office:value-type="float" office:value="742.17" calcext:value-type="float">
            <text:p>742.17</text:p>
          </table:table-cell>
          <table:table-cell office:value-type="float" office:value="919.76" calcext:value-type="float">
            <text:p>919.76</text:p>
          </table:table-cell>
        </table:table-row>
        <table:table-row table:style-name="ro1">
          <table:table-cell office:value-type="float" office:value="10862889" calcext:value-type="float">
            <text:p>10862889</text:p>
          </table:table-cell>
          <table:table-cell table:formula="of:=[.A681]/1000/(60*60*24)" office:value-type="time" office:time-value="PT03H01M02.889S" calcext:value-type="time">
            <text:p>03:01:03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4.69" calcext:value-type="float">
            <text:p>294.69</text:p>
          </table:table-cell>
          <table:table-cell office:value-type="float" office:value="743.24" calcext:value-type="float">
            <text:p>743.24</text:p>
          </table:table-cell>
          <table:table-cell office:value-type="float" office:value="921.07" calcext:value-type="float">
            <text:p>921.07</text:p>
          </table:table-cell>
        </table:table-row>
        <table:table-row table:style-name="ro1">
          <table:table-cell office:value-type="float" office:value="10878889" calcext:value-type="float">
            <text:p>10878889</text:p>
          </table:table-cell>
          <table:table-cell table:formula="of:=[.A682]/1000/(60*60*24)" office:value-type="time" office:time-value="PT03H01M18.889S" calcext:value-type="time">
            <text:p>03:01:19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4.69" calcext:value-type="float">
            <text:p>294.69</text:p>
          </table:table-cell>
          <table:table-cell office:value-type="float" office:value="744.32" calcext:value-type="float">
            <text:p>744.32</text:p>
          </table:table-cell>
          <table:table-cell office:value-type="float" office:value="922.38" calcext:value-type="float">
            <text:p>922.38</text:p>
          </table:table-cell>
        </table:table-row>
        <table:table-row table:style-name="ro1">
          <table:table-cell office:value-type="float" office:value="10894889" calcext:value-type="float">
            <text:p>10894889</text:p>
          </table:table-cell>
          <table:table-cell table:formula="of:=[.A683]/1000/(60*60*24)" office:value-type="time" office:time-value="PT03H01M34.889S" calcext:value-type="time">
            <text:p>03:01:35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4.69" calcext:value-type="float">
            <text:p>294.69</text:p>
          </table:table-cell>
          <table:table-cell office:value-type="float" office:value="745.4" calcext:value-type="float">
            <text:p>745.4</text:p>
          </table:table-cell>
          <table:table-cell office:value-type="float" office:value="923.69" calcext:value-type="float">
            <text:p>923.69</text:p>
          </table:table-cell>
        </table:table-row>
        <table:table-row table:style-name="ro1">
          <table:table-cell office:value-type="float" office:value="10910889" calcext:value-type="float">
            <text:p>10910889</text:p>
          </table:table-cell>
          <table:table-cell table:formula="of:=[.A684]/1000/(60*60*24)" office:value-type="time" office:time-value="PT03H01M50.889S" calcext:value-type="time">
            <text:p>03:01:51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4.69" calcext:value-type="float">
            <text:p>294.69</text:p>
          </table:table-cell>
          <table:table-cell office:value-type="float" office:value="746.48" calcext:value-type="float">
            <text:p>746.48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float" office:value="10926889" calcext:value-type="float">
            <text:p>10926889</text:p>
          </table:table-cell>
          <table:table-cell table:formula="of:=[.A685]/1000/(60*60*24)" office:value-type="time" office:time-value="PT03H02M06.889S" calcext:value-type="time">
            <text:p>03:02:07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4.69" calcext:value-type="float">
            <text:p>294.69</text:p>
          </table:table-cell>
          <table:table-cell office:value-type="float" office:value="747.55" calcext:value-type="float">
            <text:p>747.55</text:p>
          </table:table-cell>
          <table:table-cell office:value-type="float" office:value="926.31" calcext:value-type="float">
            <text:p>926.31</text:p>
          </table:table-cell>
        </table:table-row>
        <table:table-row table:style-name="ro1">
          <table:table-cell office:value-type="float" office:value="10942889" calcext:value-type="float">
            <text:p>10942889</text:p>
          </table:table-cell>
          <table:table-cell table:formula="of:=[.A686]/1000/(60*60*24)" office:value-type="time" office:time-value="PT03H02M22.889S" calcext:value-type="time">
            <text:p>03:02:23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4.69" calcext:value-type="float">
            <text:p>294.69</text:p>
          </table:table-cell>
          <table:table-cell office:value-type="float" office:value="748.63" calcext:value-type="float">
            <text:p>748.63</text:p>
          </table:table-cell>
          <table:table-cell office:value-type="float" office:value="927.63" calcext:value-type="float">
            <text:p>927.63</text:p>
          </table:table-cell>
        </table:table-row>
        <table:table-row table:style-name="ro1">
          <table:table-cell office:value-type="float" office:value="10958889" calcext:value-type="float">
            <text:p>10958889</text:p>
          </table:table-cell>
          <table:table-cell table:formula="of:=[.A687]/1000/(60*60*24)" office:value-type="time" office:time-value="PT03H02M38.889S" calcext:value-type="time">
            <text:p>03:02:39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4.69" calcext:value-type="float">
            <text:p>294.69</text:p>
          </table:table-cell>
          <table:table-cell office:value-type="float" office:value="749.71" calcext:value-type="float">
            <text:p>749.71</text:p>
          </table:table-cell>
          <table:table-cell office:value-type="float" office:value="928.94" calcext:value-type="float">
            <text:p>928.94</text:p>
          </table:table-cell>
        </table:table-row>
        <table:table-row table:style-name="ro1">
          <table:table-cell office:value-type="float" office:value="10974889" calcext:value-type="float">
            <text:p>10974889</text:p>
          </table:table-cell>
          <table:table-cell table:formula="of:=[.A688]/1000/(60*60*24)" office:value-type="time" office:time-value="PT03H02M54.889S" calcext:value-type="time">
            <text:p>03:02:55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5.66" calcext:value-type="float">
            <text:p>295.66</text:p>
          </table:table-cell>
          <table:table-cell office:value-type="float" office:value="750.78" calcext:value-type="float">
            <text:p>750.78</text:p>
          </table:table-cell>
          <table:table-cell office:value-type="float" office:value="930.25" calcext:value-type="float">
            <text:p>930.25</text:p>
          </table:table-cell>
        </table:table-row>
        <table:table-row table:style-name="ro1">
          <table:table-cell office:value-type="float" office:value="10990889" calcext:value-type="float">
            <text:p>10990889</text:p>
          </table:table-cell>
          <table:table-cell table:formula="of:=[.A689]/1000/(60*60*24)" office:value-type="time" office:time-value="PT03H03M10.889S" calcext:value-type="time">
            <text:p>03:03:11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5.54" calcext:value-type="float">
            <text:p>295.54</text:p>
          </table:table-cell>
          <table:table-cell office:value-type="float" office:value="751.86" calcext:value-type="float">
            <text:p>751.86</text:p>
          </table:table-cell>
          <table:table-cell office:value-type="float" office:value="931.56" calcext:value-type="float">
            <text:p>931.56</text:p>
          </table:table-cell>
        </table:table-row>
        <table:table-row table:style-name="ro1">
          <table:table-cell office:value-type="float" office:value="11006889" calcext:value-type="float">
            <text:p>11006889</text:p>
          </table:table-cell>
          <table:table-cell table:formula="of:=[.A690]/1000/(60*60*24)" office:value-type="time" office:time-value="PT03H03M26.889S" calcext:value-type="time">
            <text:p>03:03:27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4.57" calcext:value-type="float">
            <text:p>294.57</text:p>
          </table:table-cell>
          <table:table-cell office:value-type="float" office:value="752.94" calcext:value-type="float">
            <text:p>752.94</text:p>
          </table:table-cell>
          <table:table-cell office:value-type="float" office:value="932.87" calcext:value-type="float">
            <text:p>932.87</text:p>
          </table:table-cell>
        </table:table-row>
        <table:table-row table:style-name="ro1">
          <table:table-cell office:value-type="float" office:value="11022889" calcext:value-type="float">
            <text:p>11022889</text:p>
          </table:table-cell>
          <table:table-cell table:formula="of:=[.A691]/1000/(60*60*24)" office:value-type="time" office:time-value="PT03H03M42.889S" calcext:value-type="time">
            <text:p>03:03:43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4.57" calcext:value-type="float">
            <text:p>294.57</text:p>
          </table:table-cell>
          <table:table-cell office:value-type="float" office:value="754.01" calcext:value-type="float">
            <text:p>754.01</text:p>
          </table:table-cell>
          <table:table-cell office:value-type="float" office:value="934.18" calcext:value-type="float">
            <text:p>934.18</text:p>
          </table:table-cell>
        </table:table-row>
        <table:table-row table:style-name="ro1">
          <table:table-cell office:value-type="float" office:value="11038889" calcext:value-type="float">
            <text:p>11038889</text:p>
          </table:table-cell>
          <table:table-cell table:formula="of:=[.A692]/1000/(60*60*24)" office:value-type="time" office:time-value="PT03H03M58.889S" calcext:value-type="time">
            <text:p>03:03:59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4.57" calcext:value-type="float">
            <text:p>294.57</text:p>
          </table:table-cell>
          <table:table-cell office:value-type="float" office:value="755.09" calcext:value-type="float">
            <text:p>755.09</text:p>
          </table:table-cell>
          <table:table-cell office:value-type="float" office:value="935.49" calcext:value-type="float">
            <text:p>935.49</text:p>
          </table:table-cell>
        </table:table-row>
        <table:table-row table:style-name="ro1">
          <table:table-cell office:value-type="float" office:value="11054889" calcext:value-type="float">
            <text:p>11054889</text:p>
          </table:table-cell>
          <table:table-cell table:formula="of:=[.A693]/1000/(60*60*24)" office:value-type="time" office:time-value="PT03H04M14.889S" calcext:value-type="time">
            <text:p>03:04:15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4.69" calcext:value-type="float">
            <text:p>294.69</text:p>
          </table:table-cell>
          <table:table-cell office:value-type="float" office:value="756.17" calcext:value-type="float">
            <text:p>756.17</text:p>
          </table:table-cell>
          <table:table-cell office:value-type="float" office:value="936.8" calcext:value-type="float">
            <text:p>936.8</text:p>
          </table:table-cell>
        </table:table-row>
        <table:table-row table:style-name="ro1">
          <table:table-cell office:value-type="float" office:value="11070889" calcext:value-type="float">
            <text:p>11070889</text:p>
          </table:table-cell>
          <table:table-cell table:formula="of:=[.A694]/1000/(60*60*24)" office:value-type="time" office:time-value="PT03H04M30.889S" calcext:value-type="time">
            <text:p>03:04:31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4.57" calcext:value-type="float">
            <text:p>294.57</text:p>
          </table:table-cell>
          <table:table-cell office:value-type="float" office:value="757.24" calcext:value-type="float">
            <text:p>757.24</text:p>
          </table:table-cell>
          <table:table-cell office:value-type="float" office:value="938.11" calcext:value-type="float">
            <text:p>938.11</text:p>
          </table:table-cell>
        </table:table-row>
        <table:table-row table:style-name="ro1">
          <table:table-cell office:value-type="float" office:value="11086889" calcext:value-type="float">
            <text:p>11086889</text:p>
          </table:table-cell>
          <table:table-cell table:formula="of:=[.A695]/1000/(60*60*24)" office:value-type="time" office:time-value="PT03H04M46.889S" calcext:value-type="time">
            <text:p>03:04:47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4.57" calcext:value-type="float">
            <text:p>294.57</text:p>
          </table:table-cell>
          <table:table-cell office:value-type="float" office:value="758.32" calcext:value-type="float">
            <text:p>758.32</text:p>
          </table:table-cell>
          <table:table-cell office:value-type="float" office:value="939.42" calcext:value-type="float">
            <text:p>939.42</text:p>
          </table:table-cell>
        </table:table-row>
        <table:table-row table:style-name="ro1">
          <table:table-cell office:value-type="float" office:value="11102889" calcext:value-type="float">
            <text:p>11102889</text:p>
          </table:table-cell>
          <table:table-cell table:formula="of:=[.A696]/1000/(60*60*24)" office:value-type="time" office:time-value="PT03H05M02.889S" calcext:value-type="time">
            <text:p>03:05:03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4.57" calcext:value-type="float">
            <text:p>294.57</text:p>
          </table:table-cell>
          <table:table-cell office:value-type="float" office:value="759.39" calcext:value-type="float">
            <text:p>759.39</text:p>
          </table:table-cell>
          <table:table-cell office:value-type="float" office:value="940.73" calcext:value-type="float">
            <text:p>940.73</text:p>
          </table:table-cell>
        </table:table-row>
        <table:table-row table:style-name="ro1">
          <table:table-cell office:value-type="float" office:value="11118889" calcext:value-type="float">
            <text:p>11118889</text:p>
          </table:table-cell>
          <table:table-cell table:formula="of:=[.A697]/1000/(60*60*24)" office:value-type="time" office:time-value="PT03H05M18.889S" calcext:value-type="time">
            <text:p>03:05:19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4.57" calcext:value-type="float">
            <text:p>294.57</text:p>
          </table:table-cell>
          <table:table-cell office:value-type="float" office:value="760.47" calcext:value-type="float">
            <text:p>760.47</text:p>
          </table:table-cell>
          <table:table-cell office:value-type="float" office:value="942.04" calcext:value-type="float">
            <text:p>942.04</text:p>
          </table:table-cell>
        </table:table-row>
        <table:table-row table:style-name="ro1">
          <table:table-cell office:value-type="float" office:value="11134889" calcext:value-type="float">
            <text:p>11134889</text:p>
          </table:table-cell>
          <table:table-cell table:formula="of:=[.A698]/1000/(60*60*24)" office:value-type="time" office:time-value="PT03H05M34.889S" calcext:value-type="time">
            <text:p>03:05:35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5.54" calcext:value-type="float">
            <text:p>295.54</text:p>
          </table:table-cell>
          <table:table-cell office:value-type="float" office:value="761.55" calcext:value-type="float">
            <text:p>761.55</text:p>
          </table:table-cell>
          <table:table-cell office:value-type="float" office:value="943.35" calcext:value-type="float">
            <text:p>943.35</text:p>
          </table:table-cell>
        </table:table-row>
        <table:table-row table:style-name="ro1">
          <table:table-cell office:value-type="float" office:value="11150889" calcext:value-type="float">
            <text:p>11150889</text:p>
          </table:table-cell>
          <table:table-cell table:formula="of:=[.A699]/1000/(60*60*24)" office:value-type="time" office:time-value="PT03H05M50.889S" calcext:value-type="time">
            <text:p>03:05:51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4.57" calcext:value-type="float">
            <text:p>294.57</text:p>
          </table:table-cell>
          <table:table-cell office:value-type="float" office:value="762.62" calcext:value-type="float">
            <text:p>762.62</text:p>
          </table:table-cell>
          <table:table-cell office:value-type="float" office:value="944.66" calcext:value-type="float">
            <text:p>944.66</text:p>
          </table:table-cell>
        </table:table-row>
        <table:table-row table:style-name="ro1">
          <table:table-cell office:value-type="float" office:value="11166889" calcext:value-type="float">
            <text:p>11166889</text:p>
          </table:table-cell>
          <table:table-cell table:formula="of:=[.A700]/1000/(60*60*24)" office:value-type="time" office:time-value="PT03H06M06.889S" calcext:value-type="time">
            <text:p>03:06:07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4.57" calcext:value-type="float">
            <text:p>294.57</text:p>
          </table:table-cell>
          <table:table-cell office:value-type="float" office:value="763.7" calcext:value-type="float">
            <text:p>763.7</text:p>
          </table:table-cell>
          <table:table-cell office:value-type="float" office:value="945.97" calcext:value-type="float">
            <text:p>945.97</text:p>
          </table:table-cell>
        </table:table-row>
        <table:table-row table:style-name="ro1">
          <table:table-cell office:value-type="float" office:value="11182889" calcext:value-type="float">
            <text:p>11182889</text:p>
          </table:table-cell>
          <table:table-cell table:formula="of:=[.A701]/1000/(60*60*24)" office:value-type="time" office:time-value="PT03H06M22.889S" calcext:value-type="time">
            <text:p>03:06:23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4.57" calcext:value-type="float">
            <text:p>294.57</text:p>
          </table:table-cell>
          <table:table-cell office:value-type="float" office:value="764.78" calcext:value-type="float">
            <text:p>764.78</text:p>
          </table:table-cell>
          <table:table-cell office:value-type="float" office:value="947.28" calcext:value-type="float">
            <text:p>947.28</text:p>
          </table:table-cell>
        </table:table-row>
        <table:table-row table:style-name="ro1">
          <table:table-cell office:value-type="float" office:value="11198889" calcext:value-type="float">
            <text:p>11198889</text:p>
          </table:table-cell>
          <table:table-cell table:formula="of:=[.A702]/1000/(60*60*24)" office:value-type="time" office:time-value="PT03H06M38.889S" calcext:value-type="time">
            <text:p>03:06:39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4.57" calcext:value-type="float">
            <text:p>294.57</text:p>
          </table:table-cell>
          <table:table-cell office:value-type="float" office:value="765.85" calcext:value-type="float">
            <text:p>765.85</text:p>
          </table:table-cell>
          <table:table-cell office:value-type="float" office:value="948.59" calcext:value-type="float">
            <text:p>948.59</text:p>
          </table:table-cell>
        </table:table-row>
        <table:table-row table:style-name="ro1">
          <table:table-cell office:value-type="float" office:value="11214889" calcext:value-type="float">
            <text:p>11214889</text:p>
          </table:table-cell>
          <table:table-cell table:formula="of:=[.A703]/1000/(60*60*24)" office:value-type="time" office:time-value="PT03H06M54.889S" calcext:value-type="time">
            <text:p>03:06:55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4.45" calcext:value-type="float">
            <text:p>294.45</text:p>
          </table:table-cell>
          <table:table-cell office:value-type="float" office:value="766.93" calcext:value-type="float">
            <text:p>766.93</text:p>
          </table:table-cell>
          <table:table-cell office:value-type="float" office:value="949.9" calcext:value-type="float">
            <text:p>949.9</text:p>
          </table:table-cell>
        </table:table-row>
        <table:table-row table:style-name="ro1">
          <table:table-cell office:value-type="float" office:value="11230889" calcext:value-type="float">
            <text:p>11230889</text:p>
          </table:table-cell>
          <table:table-cell table:formula="of:=[.A704]/1000/(60*60*24)" office:value-type="time" office:time-value="PT03H07M10.889S" calcext:value-type="time">
            <text:p>03:07:11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4.57" calcext:value-type="float">
            <text:p>294.57</text:p>
          </table:table-cell>
          <table:table-cell office:value-type="float" office:value="768" calcext:value-type="float">
            <text:p>768</text:p>
          </table:table-cell>
          <table:table-cell office:value-type="float" office:value="951.21" calcext:value-type="float">
            <text:p>951.21</text:p>
          </table:table-cell>
        </table:table-row>
        <table:table-row table:style-name="ro1">
          <table:table-cell office:value-type="float" office:value="11246889" calcext:value-type="float">
            <text:p>11246889</text:p>
          </table:table-cell>
          <table:table-cell table:formula="of:=[.A705]/1000/(60*60*24)" office:value-type="time" office:time-value="PT03H07M26.889S" calcext:value-type="time">
            <text:p>03:07:27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4.57" calcext:value-type="float">
            <text:p>294.57</text:p>
          </table:table-cell>
          <table:table-cell office:value-type="float" office:value="769.08" calcext:value-type="float">
            <text:p>769.08</text:p>
          </table:table-cell>
          <table:table-cell office:value-type="float" office:value="952.52" calcext:value-type="float">
            <text:p>952.52</text:p>
          </table:table-cell>
        </table:table-row>
        <table:table-row table:style-name="ro1">
          <table:table-cell office:value-type="float" office:value="11262889" calcext:value-type="float">
            <text:p>11262889</text:p>
          </table:table-cell>
          <table:table-cell table:formula="of:=[.A706]/1000/(60*60*24)" office:value-type="time" office:time-value="PT03H07M42.889S" calcext:value-type="time">
            <text:p>03:07:43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4.44" calcext:value-type="float">
            <text:p>294.44</text:p>
          </table:table-cell>
          <table:table-cell office:value-type="float" office:value="770.16" calcext:value-type="float">
            <text:p>770.16</text:p>
          </table:table-cell>
          <table:table-cell office:value-type="float" office:value="953.83" calcext:value-type="float">
            <text:p>953.83</text:p>
          </table:table-cell>
        </table:table-row>
        <table:table-row table:style-name="ro1">
          <table:table-cell office:value-type="float" office:value="11278889" calcext:value-type="float">
            <text:p>11278889</text:p>
          </table:table-cell>
          <table:table-cell table:formula="of:=[.A707]/1000/(60*60*24)" office:value-type="time" office:time-value="PT03H07M58.889S" calcext:value-type="time">
            <text:p>03:07:59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4.45" calcext:value-type="float">
            <text:p>294.45</text:p>
          </table:table-cell>
          <table:table-cell office:value-type="float" office:value="771.23" calcext:value-type="float">
            <text:p>771.23</text:p>
          </table:table-cell>
          <table:table-cell office:value-type="float" office:value="955.14" calcext:value-type="float">
            <text:p>955.14</text:p>
          </table:table-cell>
        </table:table-row>
        <table:table-row table:style-name="ro1">
          <table:table-cell office:value-type="float" office:value="11294889" calcext:value-type="float">
            <text:p>11294889</text:p>
          </table:table-cell>
          <table:table-cell table:formula="of:=[.A708]/1000/(60*60*24)" office:value-type="time" office:time-value="PT03H08M14.889S" calcext:value-type="time">
            <text:p>03:08:15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4.45" calcext:value-type="float">
            <text:p>294.45</text:p>
          </table:table-cell>
          <table:table-cell office:value-type="float" office:value="772.31" calcext:value-type="float">
            <text:p>772.31</text:p>
          </table:table-cell>
          <table:table-cell office:value-type="float" office:value="956.45" calcext:value-type="float">
            <text:p>956.45</text:p>
          </table:table-cell>
        </table:table-row>
        <table:table-row table:style-name="ro1">
          <table:table-cell office:value-type="float" office:value="11310888" calcext:value-type="float">
            <text:p>11310888</text:p>
          </table:table-cell>
          <table:table-cell table:formula="of:=[.A709]/1000/(60*60*24)" office:value-type="time" office:time-value="PT03H08M30.888S" calcext:value-type="time">
            <text:p>03:08:31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4.44" calcext:value-type="float">
            <text:p>294.44</text:p>
          </table:table-cell>
          <table:table-cell office:value-type="float" office:value="773.39" calcext:value-type="float">
            <text:p>773.39</text:p>
          </table:table-cell>
          <table:table-cell office:value-type="float" office:value="957.75" calcext:value-type="float">
            <text:p>957.75</text:p>
          </table:table-cell>
        </table:table-row>
        <table:table-row table:style-name="ro1">
          <table:table-cell office:value-type="float" office:value="11326889" calcext:value-type="float">
            <text:p>11326889</text:p>
          </table:table-cell>
          <table:table-cell table:formula="of:=[.A710]/1000/(60*60*24)" office:value-type="time" office:time-value="PT03H08M46.889S" calcext:value-type="time">
            <text:p>03:08:47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4.44" calcext:value-type="float">
            <text:p>294.44</text:p>
          </table:table-cell>
          <table:table-cell office:value-type="float" office:value="774.46" calcext:value-type="float">
            <text:p>774.46</text:p>
          </table:table-cell>
          <table:table-cell office:value-type="float" office:value="959.06" calcext:value-type="float">
            <text:p>959.06</text:p>
          </table:table-cell>
        </table:table-row>
        <table:table-row table:style-name="ro1">
          <table:table-cell office:value-type="float" office:value="11342889" calcext:value-type="float">
            <text:p>11342889</text:p>
          </table:table-cell>
          <table:table-cell table:formula="of:=[.A711]/1000/(60*60*24)" office:value-type="time" office:time-value="PT03H09M02.889S" calcext:value-type="time">
            <text:p>03:09:03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4.44" calcext:value-type="float">
            <text:p>294.44</text:p>
          </table:table-cell>
          <table:table-cell office:value-type="float" office:value="775.54" calcext:value-type="float">
            <text:p>775.54</text:p>
          </table:table-cell>
          <table:table-cell office:value-type="float" office:value="960.37" calcext:value-type="float">
            <text:p>960.37</text:p>
          </table:table-cell>
        </table:table-row>
        <table:table-row table:style-name="ro1">
          <table:table-cell office:value-type="float" office:value="11358889" calcext:value-type="float">
            <text:p>11358889</text:p>
          </table:table-cell>
          <table:table-cell table:formula="of:=[.A712]/1000/(60*60*24)" office:value-type="time" office:time-value="PT03H09M18.889S" calcext:value-type="time">
            <text:p>03:09:19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4.44" calcext:value-type="float">
            <text:p>294.44</text:p>
          </table:table-cell>
          <table:table-cell office:value-type="float" office:value="776.61" calcext:value-type="float">
            <text:p>776.61</text:p>
          </table:table-cell>
          <table:table-cell office:value-type="float" office:value="961.68" calcext:value-type="float">
            <text:p>961.68</text:p>
          </table:table-cell>
        </table:table-row>
        <table:table-row table:style-name="ro1">
          <table:table-cell office:value-type="float" office:value="11374889" calcext:value-type="float">
            <text:p>11374889</text:p>
          </table:table-cell>
          <table:table-cell table:formula="of:=[.A713]/1000/(60*60*24)" office:value-type="time" office:time-value="PT03H09M34.889S" calcext:value-type="time">
            <text:p>03:09:35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4.44" calcext:value-type="float">
            <text:p>294.44</text:p>
          </table:table-cell>
          <table:table-cell office:value-type="float" office:value="777.69" calcext:value-type="float">
            <text:p>777.69</text:p>
          </table:table-cell>
          <table:table-cell office:value-type="float" office:value="962.99" calcext:value-type="float">
            <text:p>962.99</text:p>
          </table:table-cell>
        </table:table-row>
        <table:table-row table:style-name="ro1">
          <table:table-cell office:value-type="float" office:value="11390889" calcext:value-type="float">
            <text:p>11390889</text:p>
          </table:table-cell>
          <table:table-cell table:formula="of:=[.A714]/1000/(60*60*24)" office:value-type="time" office:time-value="PT03H09M50.889S" calcext:value-type="time">
            <text:p>03:09:51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4.44" calcext:value-type="float">
            <text:p>294.44</text:p>
          </table:table-cell>
          <table:table-cell office:value-type="float" office:value="778.77" calcext:value-type="float">
            <text:p>778.77</text:p>
          </table:table-cell>
          <table:table-cell office:value-type="float" office:value="964.3" calcext:value-type="float">
            <text:p>964.3</text:p>
          </table:table-cell>
        </table:table-row>
        <table:table-row table:style-name="ro1">
          <table:table-cell office:value-type="float" office:value="11406889" calcext:value-type="float">
            <text:p>11406889</text:p>
          </table:table-cell>
          <table:table-cell table:formula="of:=[.A715]/1000/(60*60*24)" office:value-type="time" office:time-value="PT03H10M06.889S" calcext:value-type="time">
            <text:p>03:10:07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4.44" calcext:value-type="float">
            <text:p>294.44</text:p>
          </table:table-cell>
          <table:table-cell office:value-type="float" office:value="779.84" calcext:value-type="float">
            <text:p>779.84</text:p>
          </table:table-cell>
          <table:table-cell office:value-type="float" office:value="965.61" calcext:value-type="float">
            <text:p>965.61</text:p>
          </table:table-cell>
        </table:table-row>
        <table:table-row table:style-name="ro1">
          <table:table-cell office:value-type="float" office:value="11422889" calcext:value-type="float">
            <text:p>11422889</text:p>
          </table:table-cell>
          <table:table-cell table:formula="of:=[.A716]/1000/(60*60*24)" office:value-type="time" office:time-value="PT03H10M22.889S" calcext:value-type="time">
            <text:p>03:10:23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4.44" calcext:value-type="float">
            <text:p>294.44</text:p>
          </table:table-cell>
          <table:table-cell office:value-type="float" office:value="780.92" calcext:value-type="float">
            <text:p>780.92</text:p>
          </table:table-cell>
          <table:table-cell office:value-type="float" office:value="966.92" calcext:value-type="float">
            <text:p>966.92</text:p>
          </table:table-cell>
        </table:table-row>
        <table:table-row table:style-name="ro1">
          <table:table-cell office:value-type="float" office:value="11438889" calcext:value-type="float">
            <text:p>11438889</text:p>
          </table:table-cell>
          <table:table-cell table:formula="of:=[.A717]/1000/(60*60*24)" office:value-type="time" office:time-value="PT03H10M38.889S" calcext:value-type="time">
            <text:p>03:10:39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5.41" calcext:value-type="float">
            <text:p>295.41</text:p>
          </table:table-cell>
          <table:table-cell office:value-type="float" office:value="781.99" calcext:value-type="float">
            <text:p>781.99</text:p>
          </table:table-cell>
          <table:table-cell office:value-type="float" office:value="968.22" calcext:value-type="float">
            <text:p>968.22</text:p>
          </table:table-cell>
        </table:table-row>
        <table:table-row table:style-name="ro1">
          <table:table-cell office:value-type="float" office:value="11454889" calcext:value-type="float">
            <text:p>11454889</text:p>
          </table:table-cell>
          <table:table-cell table:formula="of:=[.A718]/1000/(60*60*24)" office:value-type="time" office:time-value="PT03H10M54.889S" calcext:value-type="time">
            <text:p>03:10:55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4.44" calcext:value-type="float">
            <text:p>294.44</text:p>
          </table:table-cell>
          <table:table-cell office:value-type="float" office:value="783.07" calcext:value-type="float">
            <text:p>783.07</text:p>
          </table:table-cell>
          <table:table-cell office:value-type="float" office:value="969.53" calcext:value-type="float">
            <text:p>969.53</text:p>
          </table:table-cell>
        </table:table-row>
        <table:table-row table:style-name="ro1">
          <table:table-cell office:value-type="float" office:value="11470889" calcext:value-type="float">
            <text:p>11470889</text:p>
          </table:table-cell>
          <table:table-cell table:formula="of:=[.A719]/1000/(60*60*24)" office:value-type="time" office:time-value="PT03H11M10.889S" calcext:value-type="time">
            <text:p>03:11:11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4.32" calcext:value-type="float">
            <text:p>294.32</text:p>
          </table:table-cell>
          <table:table-cell office:value-type="float" office:value="784.15" calcext:value-type="float">
            <text:p>784.15</text:p>
          </table:table-cell>
          <table:table-cell office:value-type="float" office:value="970.84" calcext:value-type="float">
            <text:p>970.84</text:p>
          </table:table-cell>
        </table:table-row>
        <table:table-row table:style-name="ro1">
          <table:table-cell office:value-type="float" office:value="11486888" calcext:value-type="float">
            <text:p>11486888</text:p>
          </table:table-cell>
          <table:table-cell table:formula="of:=[.A720]/1000/(60*60*24)" office:value-type="time" office:time-value="PT03H11M26.888S" calcext:value-type="time">
            <text:p>03:11:27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4.44" calcext:value-type="float">
            <text:p>294.44</text:p>
          </table:table-cell>
          <table:table-cell office:value-type="float" office:value="785.22" calcext:value-type="float">
            <text:p>785.22</text:p>
          </table:table-cell>
          <table:table-cell office:value-type="float" office:value="972.15" calcext:value-type="float">
            <text:p>972.15</text:p>
          </table:table-cell>
        </table:table-row>
        <table:table-row table:style-name="ro1">
          <table:table-cell office:value-type="float" office:value="11502889" calcext:value-type="float">
            <text:p>11502889</text:p>
          </table:table-cell>
          <table:table-cell table:formula="of:=[.A721]/1000/(60*60*24)" office:value-type="time" office:time-value="PT03H11M42.889S" calcext:value-type="time">
            <text:p>03:11:43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4.32" calcext:value-type="float">
            <text:p>294.32</text:p>
          </table:table-cell>
          <table:table-cell office:value-type="float" office:value="786.3" calcext:value-type="float">
            <text:p>786.3</text:p>
          </table:table-cell>
          <table:table-cell office:value-type="float" office:value="973.46" calcext:value-type="float">
            <text:p>973.46</text:p>
          </table:table-cell>
        </table:table-row>
        <table:table-row table:style-name="ro1">
          <table:table-cell office:value-type="float" office:value="11518889" calcext:value-type="float">
            <text:p>11518889</text:p>
          </table:table-cell>
          <table:table-cell table:formula="of:=[.A722]/1000/(60*60*24)" office:value-type="time" office:time-value="PT03H11M58.889S" calcext:value-type="time">
            <text:p>03:11:59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4.32" calcext:value-type="float">
            <text:p>294.32</text:p>
          </table:table-cell>
          <table:table-cell office:value-type="float" office:value="787.37" calcext:value-type="float">
            <text:p>787.37</text:p>
          </table:table-cell>
          <table:table-cell office:value-type="float" office:value="974.77" calcext:value-type="float">
            <text:p>974.77</text:p>
          </table:table-cell>
        </table:table-row>
        <table:table-row table:style-name="ro1">
          <table:table-cell office:value-type="float" office:value="11534889" calcext:value-type="float">
            <text:p>11534889</text:p>
          </table:table-cell>
          <table:table-cell table:formula="of:=[.A723]/1000/(60*60*24)" office:value-type="time" office:time-value="PT03H12M14.889S" calcext:value-type="time">
            <text:p>03:12:15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4.32" calcext:value-type="float">
            <text:p>294.32</text:p>
          </table:table-cell>
          <table:table-cell office:value-type="float" office:value="788.45" calcext:value-type="float">
            <text:p>788.45</text:p>
          </table:table-cell>
          <table:table-cell office:value-type="float" office:value="976.07" calcext:value-type="float">
            <text:p>976.07</text:p>
          </table:table-cell>
        </table:table-row>
        <table:table-row table:style-name="ro1">
          <table:table-cell office:value-type="float" office:value="11550889" calcext:value-type="float">
            <text:p>11550889</text:p>
          </table:table-cell>
          <table:table-cell table:formula="of:=[.A724]/1000/(60*60*24)" office:value-type="time" office:time-value="PT03H12M30.889S" calcext:value-type="time">
            <text:p>03:12:31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4.32" calcext:value-type="float">
            <text:p>294.32</text:p>
          </table:table-cell>
          <table:table-cell office:value-type="float" office:value="789.52" calcext:value-type="float">
            <text:p>789.52</text:p>
          </table:table-cell>
          <table:table-cell office:value-type="float" office:value="977.38" calcext:value-type="float">
            <text:p>977.38</text:p>
          </table:table-cell>
        </table:table-row>
        <table:table-row table:style-name="ro1">
          <table:table-cell office:value-type="float" office:value="11566889" calcext:value-type="float">
            <text:p>11566889</text:p>
          </table:table-cell>
          <table:table-cell table:formula="of:=[.A725]/1000/(60*60*24)" office:value-type="time" office:time-value="PT03H12M46.889S" calcext:value-type="time">
            <text:p>03:12:47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4.32" calcext:value-type="float">
            <text:p>294.32</text:p>
          </table:table-cell>
          <table:table-cell office:value-type="float" office:value="790.6" calcext:value-type="float">
            <text:p>790.6</text:p>
          </table:table-cell>
          <table:table-cell office:value-type="float" office:value="978.69" calcext:value-type="float">
            <text:p>978.69</text:p>
          </table:table-cell>
        </table:table-row>
        <table:table-row table:style-name="ro1">
          <table:table-cell office:value-type="float" office:value="11582889" calcext:value-type="float">
            <text:p>11582889</text:p>
          </table:table-cell>
          <table:table-cell table:formula="of:=[.A726]/1000/(60*60*24)" office:value-type="time" office:time-value="PT03H13M02.889S" calcext:value-type="time">
            <text:p>03:13:03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4.32" calcext:value-type="float">
            <text:p>294.32</text:p>
          </table:table-cell>
          <table:table-cell office:value-type="float" office:value="791.67" calcext:value-type="float">
            <text:p>791.67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11598889" calcext:value-type="float">
            <text:p>11598889</text:p>
          </table:table-cell>
          <table:table-cell table:formula="of:=[.A727]/1000/(60*60*24)" office:value-type="time" office:time-value="PT03H13M18.889S" calcext:value-type="time">
            <text:p>03:13:19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4.32" calcext:value-type="float">
            <text:p>294.32</text:p>
          </table:table-cell>
          <table:table-cell office:value-type="float" office:value="792.75" calcext:value-type="float">
            <text:p>792.75</text:p>
          </table:table-cell>
          <table:table-cell office:value-type="float" office:value="981.3" calcext:value-type="float">
            <text:p>981.3</text:p>
          </table:table-cell>
        </table:table-row>
        <table:table-row table:style-name="ro1">
          <table:table-cell office:value-type="float" office:value="11614889" calcext:value-type="float">
            <text:p>11614889</text:p>
          </table:table-cell>
          <table:table-cell table:formula="of:=[.A728]/1000/(60*60*24)" office:value-type="time" office:time-value="PT03H13M34.889S" calcext:value-type="time">
            <text:p>03:13:35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4.32" calcext:value-type="float">
            <text:p>294.32</text:p>
          </table:table-cell>
          <table:table-cell office:value-type="float" office:value="793.82" calcext:value-type="float">
            <text:p>793.82</text:p>
          </table:table-cell>
          <table:table-cell office:value-type="float" office:value="982.61" calcext:value-type="float">
            <text:p>982.61</text:p>
          </table:table-cell>
        </table:table-row>
        <table:table-row table:style-name="ro1">
          <table:table-cell office:value-type="float" office:value="11630889" calcext:value-type="float">
            <text:p>11630889</text:p>
          </table:table-cell>
          <table:table-cell table:formula="of:=[.A729]/1000/(60*60*24)" office:value-type="time" office:time-value="PT03H13M50.889S" calcext:value-type="time">
            <text:p>03:13:51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4.32" calcext:value-type="float">
            <text:p>294.32</text:p>
          </table:table-cell>
          <table:table-cell office:value-type="float" office:value="794.9" calcext:value-type="float">
            <text:p>794.9</text:p>
          </table:table-cell>
          <table:table-cell office:value-type="float" office:value="983.92" calcext:value-type="float">
            <text:p>983.92</text:p>
          </table:table-cell>
        </table:table-row>
        <table:table-row table:style-name="ro1">
          <table:table-cell office:value-type="float" office:value="11646889" calcext:value-type="float">
            <text:p>11646889</text:p>
          </table:table-cell>
          <table:table-cell table:formula="of:=[.A730]/1000/(60*60*24)" office:value-type="time" office:time-value="PT03H14M06.889S" calcext:value-type="time">
            <text:p>03:14:07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4.32" calcext:value-type="float">
            <text:p>294.32</text:p>
          </table:table-cell>
          <table:table-cell office:value-type="float" office:value="795.97" calcext:value-type="float">
            <text:p>795.97</text:p>
          </table:table-cell>
          <table:table-cell office:value-type="float" office:value="985.23" calcext:value-type="float">
            <text:p>985.23</text:p>
          </table:table-cell>
        </table:table-row>
        <table:table-row table:style-name="ro1">
          <table:table-cell office:value-type="float" office:value="11662889" calcext:value-type="float">
            <text:p>11662889</text:p>
          </table:table-cell>
          <table:table-cell table:formula="of:=[.A731]/1000/(60*60*24)" office:value-type="time" office:time-value="PT03H14M22.889S" calcext:value-type="time">
            <text:p>03:14:23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4.32" calcext:value-type="float">
            <text:p>294.32</text:p>
          </table:table-cell>
          <table:table-cell office:value-type="float" office:value="797.05" calcext:value-type="float">
            <text:p>797.05</text:p>
          </table:table-cell>
          <table:table-cell office:value-type="float" office:value="986.54" calcext:value-type="float">
            <text:p>986.54</text:p>
          </table:table-cell>
        </table:table-row>
        <table:table-row table:style-name="ro1">
          <table:table-cell office:value-type="float" office:value="11678889" calcext:value-type="float">
            <text:p>11678889</text:p>
          </table:table-cell>
          <table:table-cell table:formula="of:=[.A732]/1000/(60*60*24)" office:value-type="time" office:time-value="PT03H14M38.889S" calcext:value-type="time">
            <text:p>03:14:39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4.2" calcext:value-type="float">
            <text:p>294.2</text:p>
          </table:table-cell>
          <table:table-cell office:value-type="float" office:value="798.12" calcext:value-type="float">
            <text:p>798.12</text:p>
          </table:table-cell>
          <table:table-cell office:value-type="float" office:value="987.84" calcext:value-type="float">
            <text:p>987.84</text:p>
          </table:table-cell>
        </table:table-row>
        <table:table-row table:style-name="ro1">
          <table:table-cell office:value-type="float" office:value="11694889" calcext:value-type="float">
            <text:p>11694889</text:p>
          </table:table-cell>
          <table:table-cell table:formula="of:=[.A733]/1000/(60*60*24)" office:value-type="time" office:time-value="PT03H14M54.889S" calcext:value-type="time">
            <text:p>03:14:55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4.32" calcext:value-type="float">
            <text:p>294.32</text:p>
          </table:table-cell>
          <table:table-cell office:value-type="float" office:value="799.2" calcext:value-type="float">
            <text:p>799.2</text:p>
          </table:table-cell>
          <table:table-cell office:value-type="float" office:value="989.15" calcext:value-type="float">
            <text:p>989.15</text:p>
          </table:table-cell>
        </table:table-row>
        <table:table-row table:style-name="ro1">
          <table:table-cell office:value-type="float" office:value="11710889" calcext:value-type="float">
            <text:p>11710889</text:p>
          </table:table-cell>
          <table:table-cell table:formula="of:=[.A734]/1000/(60*60*24)" office:value-type="time" office:time-value="PT03H15M10.889S" calcext:value-type="time">
            <text:p>03:15:11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4.32" calcext:value-type="float">
            <text:p>294.32</text:p>
          </table:table-cell>
          <table:table-cell office:value-type="float" office:value="800.27" calcext:value-type="float">
            <text:p>800.27</text:p>
          </table:table-cell>
          <table:table-cell office:value-type="float" office:value="990.46" calcext:value-type="float">
            <text:p>990.46</text:p>
          </table:table-cell>
        </table:table-row>
        <table:table-row table:style-name="ro1">
          <table:table-cell office:value-type="float" office:value="11726889" calcext:value-type="float">
            <text:p>11726889</text:p>
          </table:table-cell>
          <table:table-cell table:formula="of:=[.A735]/1000/(60*60*24)" office:value-type="time" office:time-value="PT03H15M26.889S" calcext:value-type="time">
            <text:p>03:15:27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4.2" calcext:value-type="float">
            <text:p>294.2</text:p>
          </table:table-cell>
          <table:table-cell office:value-type="float" office:value="801.35" calcext:value-type="float">
            <text:p>801.35</text:p>
          </table:table-cell>
          <table:table-cell office:value-type="float" office:value="991.77" calcext:value-type="float">
            <text:p>991.77</text:p>
          </table:table-cell>
        </table:table-row>
        <table:table-row table:style-name="ro1">
          <table:table-cell office:value-type="float" office:value="11742889" calcext:value-type="float">
            <text:p>11742889</text:p>
          </table:table-cell>
          <table:table-cell table:formula="of:=[.A736]/1000/(60*60*24)" office:value-type="time" office:time-value="PT03H15M42.889S" calcext:value-type="time">
            <text:p>03:15:43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4.2" calcext:value-type="float">
            <text:p>294.2</text:p>
          </table:table-cell>
          <table:table-cell office:value-type="float" office:value="802.42" calcext:value-type="float">
            <text:p>802.42</text:p>
          </table:table-cell>
          <table:table-cell office:value-type="float" office:value="993.07" calcext:value-type="float">
            <text:p>993.07</text:p>
          </table:table-cell>
        </table:table-row>
        <table:table-row table:style-name="ro1">
          <table:table-cell office:value-type="float" office:value="11758889" calcext:value-type="float">
            <text:p>11758889</text:p>
          </table:table-cell>
          <table:table-cell table:formula="of:=[.A737]/1000/(60*60*24)" office:value-type="time" office:time-value="PT03H15M58.889S" calcext:value-type="time">
            <text:p>03:15:59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4.32" calcext:value-type="float">
            <text:p>294.32</text:p>
          </table:table-cell>
          <table:table-cell office:value-type="float" office:value="803.5" calcext:value-type="float">
            <text:p>803.5</text:p>
          </table:table-cell>
          <table:table-cell office:value-type="float" office:value="994.38" calcext:value-type="float">
            <text:p>994.38</text:p>
          </table:table-cell>
        </table:table-row>
        <table:table-row table:style-name="ro1">
          <table:table-cell office:value-type="float" office:value="11774888" calcext:value-type="float">
            <text:p>11774888</text:p>
          </table:table-cell>
          <table:table-cell table:formula="of:=[.A738]/1000/(60*60*24)" office:value-type="time" office:time-value="PT03H16M14.888S" calcext:value-type="time">
            <text:p>03:16:15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4.2" calcext:value-type="float">
            <text:p>294.2</text:p>
          </table:table-cell>
          <table:table-cell office:value-type="float" office:value="804.57" calcext:value-type="float">
            <text:p>804.57</text:p>
          </table:table-cell>
          <table:table-cell office:value-type="float" office:value="995.69" calcext:value-type="float">
            <text:p>995.69</text:p>
          </table:table-cell>
        </table:table-row>
        <table:table-row table:style-name="ro1">
          <table:table-cell office:value-type="float" office:value="11790889" calcext:value-type="float">
            <text:p>11790889</text:p>
          </table:table-cell>
          <table:table-cell table:formula="of:=[.A739]/1000/(60*60*24)" office:value-type="time" office:time-value="PT03H16M30.889S" calcext:value-type="time">
            <text:p>03:16:31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4.2" calcext:value-type="float">
            <text:p>294.2</text:p>
          </table:table-cell>
          <table:table-cell office:value-type="float" office:value="805.65" calcext:value-type="float">
            <text:p>805.65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float" office:value="11806889" calcext:value-type="float">
            <text:p>11806889</text:p>
          </table:table-cell>
          <table:table-cell table:formula="of:=[.A740]/1000/(60*60*24)" office:value-type="time" office:time-value="PT03H16M46.889S" calcext:value-type="time">
            <text:p>03:16:47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4.2" calcext:value-type="float">
            <text:p>294.2</text:p>
          </table:table-cell>
          <table:table-cell office:value-type="float" office:value="806.73" calcext:value-type="float">
            <text:p>806.73</text:p>
          </table:table-cell>
          <table:table-cell office:value-type="float" office:value="998.31" calcext:value-type="float">
            <text:p>998.31</text:p>
          </table:table-cell>
        </table:table-row>
        <table:table-row table:style-name="ro1">
          <table:table-cell office:value-type="float" office:value="11822889" calcext:value-type="float">
            <text:p>11822889</text:p>
          </table:table-cell>
          <table:table-cell table:formula="of:=[.A741]/1000/(60*60*24)" office:value-type="time" office:time-value="PT03H17M02.889S" calcext:value-type="time">
            <text:p>03:17:03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4.2" calcext:value-type="float">
            <text:p>294.2</text:p>
          </table:table-cell>
          <table:table-cell office:value-type="float" office:value="807.8" calcext:value-type="float">
            <text:p>807.8</text:p>
          </table:table-cell>
          <table:table-cell office:value-type="float" office:value="999.61" calcext:value-type="float">
            <text:p>999.61</text:p>
          </table:table-cell>
        </table:table-row>
        <table:table-row table:style-name="ro1">
          <table:table-cell office:value-type="float" office:value="11838889" calcext:value-type="float">
            <text:p>11838889</text:p>
          </table:table-cell>
          <table:table-cell table:formula="of:=[.A742]/1000/(60*60*24)" office:value-type="time" office:time-value="PT03H17M18.889S" calcext:value-type="time">
            <text:p>03:17:19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4.2" calcext:value-type="float">
            <text:p>294.2</text:p>
          </table:table-cell>
          <table:table-cell office:value-type="float" office:value="808.88" calcext:value-type="float">
            <text:p>808.88</text:p>
          </table:table-cell>
          <table:table-cell office:value-type="float" office:value="1000.92" calcext:value-type="float">
            <text:p>1000.92</text:p>
          </table:table-cell>
        </table:table-row>
        <table:table-row table:style-name="ro1">
          <table:table-cell office:value-type="float" office:value="11854889" calcext:value-type="float">
            <text:p>11854889</text:p>
          </table:table-cell>
          <table:table-cell table:formula="of:=[.A743]/1000/(60*60*24)" office:value-type="time" office:time-value="PT03H17M34.889S" calcext:value-type="time">
            <text:p>03:17:35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4.2" calcext:value-type="float">
            <text:p>294.2</text:p>
          </table:table-cell>
          <table:table-cell office:value-type="float" office:value="809.95" calcext:value-type="float">
            <text:p>809.95</text:p>
          </table:table-cell>
          <table:table-cell office:value-type="float" office:value="1002.23" calcext:value-type="float">
            <text:p>1002.23</text:p>
          </table:table-cell>
        </table:table-row>
        <table:table-row table:style-name="ro1">
          <table:table-cell office:value-type="float" office:value="11870889" calcext:value-type="float">
            <text:p>11870889</text:p>
          </table:table-cell>
          <table:table-cell table:formula="of:=[.A744]/1000/(60*60*24)" office:value-type="time" office:time-value="PT03H17M50.889S" calcext:value-type="time">
            <text:p>03:17:51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4.07" calcext:value-type="float">
            <text:p>294.07</text:p>
          </table:table-cell>
          <table:table-cell office:value-type="float" office:value="811.03" calcext:value-type="float">
            <text:p>811.03</text:p>
          </table:table-cell>
          <table:table-cell office:value-type="float" office:value="1003.53" calcext:value-type="float">
            <text:p>1003.53</text:p>
          </table:table-cell>
        </table:table-row>
        <table:table-row table:style-name="ro1">
          <table:table-cell office:value-type="float" office:value="11886889" calcext:value-type="float">
            <text:p>11886889</text:p>
          </table:table-cell>
          <table:table-cell table:formula="of:=[.A745]/1000/(60*60*24)" office:value-type="time" office:time-value="PT03H18M06.889S" calcext:value-type="time">
            <text:p>03:18:07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4.2" calcext:value-type="float">
            <text:p>294.2</text:p>
          </table:table-cell>
          <table:table-cell office:value-type="float" office:value="812.1" calcext:value-type="float">
            <text:p>812.1</text:p>
          </table:table-cell>
          <table:table-cell office:value-type="float" office:value="1004.84" calcext:value-type="float">
            <text:p>1004.84</text:p>
          </table:table-cell>
        </table:table-row>
        <table:table-row table:style-name="ro1">
          <table:table-cell office:value-type="float" office:value="11902889" calcext:value-type="float">
            <text:p>11902889</text:p>
          </table:table-cell>
          <table:table-cell table:formula="of:=[.A746]/1000/(60*60*24)" office:value-type="time" office:time-value="PT03H18M22.889S" calcext:value-type="time">
            <text:p>03:18:23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4.2" calcext:value-type="float">
            <text:p>294.2</text:p>
          </table:table-cell>
          <table:table-cell office:value-type="float" office:value="813.18" calcext:value-type="float">
            <text:p>813.18</text:p>
          </table:table-cell>
          <table:table-cell office:value-type="float" office:value="1006.15" calcext:value-type="float">
            <text:p>1006.15</text:p>
          </table:table-cell>
        </table:table-row>
        <table:table-row table:style-name="ro1">
          <table:table-cell office:value-type="float" office:value="11918889" calcext:value-type="float">
            <text:p>11918889</text:p>
          </table:table-cell>
          <table:table-cell table:formula="of:=[.A747]/1000/(60*60*24)" office:value-type="time" office:time-value="PT03H18M38.889S" calcext:value-type="time">
            <text:p>03:18:39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4.07" calcext:value-type="float">
            <text:p>294.07</text:p>
          </table:table-cell>
          <table:table-cell office:value-type="float" office:value="814.25" calcext:value-type="float">
            <text:p>814.25</text:p>
          </table:table-cell>
          <table:table-cell office:value-type="float" office:value="1007.46" calcext:value-type="float">
            <text:p>1007.46</text:p>
          </table:table-cell>
        </table:table-row>
        <table:table-row table:style-name="ro1">
          <table:table-cell office:value-type="float" office:value="11934889" calcext:value-type="float">
            <text:p>11934889</text:p>
          </table:table-cell>
          <table:table-cell table:formula="of:=[.A748]/1000/(60*60*24)" office:value-type="time" office:time-value="PT03H18M54.889S" calcext:value-type="time">
            <text:p>03:18:55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4.07" calcext:value-type="float">
            <text:p>294.07</text:p>
          </table:table-cell>
          <table:table-cell office:value-type="float" office:value="815.32" calcext:value-type="float">
            <text:p>815.32</text:p>
          </table:table-cell>
          <table:table-cell office:value-type="float" office:value="1008.76" calcext:value-type="float">
            <text:p>1008.76</text:p>
          </table:table-cell>
        </table:table-row>
        <table:table-row table:style-name="ro1">
          <table:table-cell office:value-type="float" office:value="11950889" calcext:value-type="float">
            <text:p>11950889</text:p>
          </table:table-cell>
          <table:table-cell table:formula="of:=[.A749]/1000/(60*60*24)" office:value-type="time" office:time-value="PT03H19M10.889S" calcext:value-type="time">
            <text:p>03:19:11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4.07" calcext:value-type="float">
            <text:p>294.07</text:p>
          </table:table-cell>
          <table:table-cell office:value-type="float" office:value="816.4" calcext:value-type="float">
            <text:p>816.4</text:p>
          </table:table-cell>
          <table:table-cell office:value-type="float" office:value="1010.07" calcext:value-type="float">
            <text:p>1010.07</text:p>
          </table:table-cell>
        </table:table-row>
        <table:table-row table:style-name="ro1">
          <table:table-cell office:value-type="float" office:value="11966889" calcext:value-type="float">
            <text:p>11966889</text:p>
          </table:table-cell>
          <table:table-cell table:formula="of:=[.A750]/1000/(60*60*24)" office:value-type="time" office:time-value="PT03H19M26.889S" calcext:value-type="time">
            <text:p>03:19:27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4.07" calcext:value-type="float">
            <text:p>294.07</text:p>
          </table:table-cell>
          <table:table-cell office:value-type="float" office:value="817.47" calcext:value-type="float">
            <text:p>817.47</text:p>
          </table:table-cell>
          <table:table-cell office:value-type="float" office:value="1011.38" calcext:value-type="float">
            <text:p>1011.38</text:p>
          </table:table-cell>
        </table:table-row>
        <table:table-row table:style-name="ro1">
          <table:table-cell office:value-type="float" office:value="11982889" calcext:value-type="float">
            <text:p>11982889</text:p>
          </table:table-cell>
          <table:table-cell table:formula="of:=[.A751]/1000/(60*60*24)" office:value-type="time" office:time-value="PT03H19M42.889S" calcext:value-type="time">
            <text:p>03:19:43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4.07" calcext:value-type="float">
            <text:p>294.07</text:p>
          </table:table-cell>
          <table:table-cell office:value-type="float" office:value="818.55" calcext:value-type="float">
            <text:p>818.55</text:p>
          </table:table-cell>
          <table:table-cell office:value-type="float" office:value="1012.68" calcext:value-type="float">
            <text:p>1012.68</text:p>
          </table:table-cell>
        </table:table-row>
        <table:table-row table:style-name="ro1">
          <table:table-cell office:value-type="float" office:value="11998889" calcext:value-type="float">
            <text:p>11998889</text:p>
          </table:table-cell>
          <table:table-cell table:formula="of:=[.A752]/1000/(60*60*24)" office:value-type="time" office:time-value="PT03H19M58.889S" calcext:value-type="time">
            <text:p>03:19:59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4.07" calcext:value-type="float">
            <text:p>294.07</text:p>
          </table:table-cell>
          <table:table-cell office:value-type="float" office:value="819.62" calcext:value-type="float">
            <text:p>819.62</text:p>
          </table:table-cell>
          <table:table-cell office:value-type="float" office:value="1013.99" calcext:value-type="float">
            <text:p>1013.99</text:p>
          </table:table-cell>
        </table:table-row>
        <table:table-row table:style-name="ro1">
          <table:table-cell office:value-type="float" office:value="12014889" calcext:value-type="float">
            <text:p>12014889</text:p>
          </table:table-cell>
          <table:table-cell table:formula="of:=[.A753]/1000/(60*60*24)" office:value-type="time" office:time-value="PT03H20M14.889S" calcext:value-type="time">
            <text:p>03:20:15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4.07" calcext:value-type="float">
            <text:p>294.07</text:p>
          </table:table-cell>
          <table:table-cell office:value-type="float" office:value="820.7" calcext:value-type="float">
            <text:p>820.7</text:p>
          </table:table-cell>
          <table:table-cell office:value-type="float" office:value="1015.3" calcext:value-type="float">
            <text:p>1015.3</text:p>
          </table:table-cell>
        </table:table-row>
        <table:table-row table:style-name="ro1">
          <table:table-cell office:value-type="float" office:value="12030889" calcext:value-type="float">
            <text:p>12030889</text:p>
          </table:table-cell>
          <table:table-cell table:formula="of:=[.A754]/1000/(60*60*24)" office:value-type="time" office:time-value="PT03H20M30.889S" calcext:value-type="time">
            <text:p>03:20:31</text:p>
          </table:table-cell>
          <table:table-cell office:value-type="float" office:value="1.21" calcext:value-type="float">
            <text:p>1.21</text:p>
          </table:table-cell>
          <table:table-cell office:value-type="float" office:value="241.8" calcext:value-type="float">
            <text:p>241.8</text:p>
          </table:table-cell>
          <table:table-cell office:value-type="float" office:value="293.11" calcext:value-type="float">
            <text:p>293.11</text:p>
          </table:table-cell>
          <table:table-cell office:value-type="float" office:value="821.77" calcext:value-type="float">
            <text:p>821.77</text:p>
          </table:table-cell>
          <table:table-cell office:value-type="float" office:value="1016.6" calcext:value-type="float">
            <text:p>1016.6</text:p>
          </table:table-cell>
        </table:table-row>
        <table:table-row table:style-name="ro1">
          <table:table-cell office:value-type="float" office:value="12046889" calcext:value-type="float">
            <text:p>12046889</text:p>
          </table:table-cell>
          <table:table-cell table:formula="of:=[.A755]/1000/(60*60*24)" office:value-type="time" office:time-value="PT03H20M46.889S" calcext:value-type="time">
            <text:p>03:20:47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4.07" calcext:value-type="float">
            <text:p>294.07</text:p>
          </table:table-cell>
          <table:table-cell office:value-type="float" office:value="822.85" calcext:value-type="float">
            <text:p>822.85</text:p>
          </table:table-cell>
          <table:table-cell office:value-type="float" office:value="1017.91" calcext:value-type="float">
            <text:p>1017.91</text:p>
          </table:table-cell>
        </table:table-row>
        <table:table-row table:style-name="ro1">
          <table:table-cell office:value-type="float" office:value="12062889" calcext:value-type="float">
            <text:p>12062889</text:p>
          </table:table-cell>
          <table:table-cell table:formula="of:=[.A756]/1000/(60*60*24)" office:value-type="time" office:time-value="PT03H21M02.889S" calcext:value-type="time">
            <text:p>03:21:03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4.07" calcext:value-type="float">
            <text:p>294.07</text:p>
          </table:table-cell>
          <table:table-cell office:value-type="float" office:value="823.92" calcext:value-type="float">
            <text:p>823.92</text:p>
          </table:table-cell>
          <table:table-cell office:value-type="float" office:value="1019.22" calcext:value-type="float">
            <text:p>1019.22</text:p>
          </table:table-cell>
        </table:table-row>
        <table:table-row table:style-name="ro1">
          <table:table-cell office:value-type="float" office:value="12078889" calcext:value-type="float">
            <text:p>12078889</text:p>
          </table:table-cell>
          <table:table-cell table:formula="of:=[.A757]/1000/(60*60*24)" office:value-type="time" office:time-value="PT03H21M18.889S" calcext:value-type="time">
            <text:p>03:21:19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4.07" calcext:value-type="float">
            <text:p>294.07</text:p>
          </table:table-cell>
          <table:table-cell office:value-type="float" office:value="824.99" calcext:value-type="float">
            <text:p>824.99</text:p>
          </table:table-cell>
          <table:table-cell office:value-type="float" office:value="1020.52" calcext:value-type="float">
            <text:p>1020.52</text:p>
          </table:table-cell>
        </table:table-row>
        <table:table-row table:style-name="ro1">
          <table:table-cell office:value-type="float" office:value="12094889" calcext:value-type="float">
            <text:p>12094889</text:p>
          </table:table-cell>
          <table:table-cell table:formula="of:=[.A758]/1000/(60*60*24)" office:value-type="time" office:time-value="PT03H21M34.889S" calcext:value-type="time">
            <text:p>03:21:35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4.07" calcext:value-type="float">
            <text:p>294.07</text:p>
          </table:table-cell>
          <table:table-cell office:value-type="float" office:value="826.07" calcext:value-type="float">
            <text:p>826.07</text:p>
          </table:table-cell>
          <table:table-cell office:value-type="float" office:value="1021.83" calcext:value-type="float">
            <text:p>1021.83</text:p>
          </table:table-cell>
        </table:table-row>
        <table:table-row table:style-name="ro1">
          <table:table-cell office:value-type="float" office:value="12110889" calcext:value-type="float">
            <text:p>12110889</text:p>
          </table:table-cell>
          <table:table-cell table:formula="of:=[.A759]/1000/(60*60*24)" office:value-type="time" office:time-value="PT03H21M50.889S" calcext:value-type="time">
            <text:p>03:21:51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3.95" calcext:value-type="float">
            <text:p>293.95</text:p>
          </table:table-cell>
          <table:table-cell office:value-type="float" office:value="827.14" calcext:value-type="float">
            <text:p>827.14</text:p>
          </table:table-cell>
          <table:table-cell office:value-type="float" office:value="1023.14" calcext:value-type="float">
            <text:p>1023.14</text:p>
          </table:table-cell>
        </table:table-row>
        <table:table-row table:style-name="ro1">
          <table:table-cell office:value-type="float" office:value="12126889" calcext:value-type="float">
            <text:p>12126889</text:p>
          </table:table-cell>
          <table:table-cell table:formula="of:=[.A760]/1000/(60*60*24)" office:value-type="time" office:time-value="PT03H22M06.889S" calcext:value-type="time">
            <text:p>03:22:07</text:p>
          </table:table-cell>
          <table:table-cell office:value-type="float" office:value="1.21" calcext:value-type="float">
            <text:p>1.21</text:p>
          </table:table-cell>
          <table:table-cell office:value-type="float" office:value="241.8" calcext:value-type="float">
            <text:p>241.8</text:p>
          </table:table-cell>
          <table:table-cell office:value-type="float" office:value="293.11" calcext:value-type="float">
            <text:p>293.11</text:p>
          </table:table-cell>
          <table:table-cell office:value-type="float" office:value="828.22" calcext:value-type="float">
            <text:p>828.22</text:p>
          </table:table-cell>
          <table:table-cell office:value-type="float" office:value="1024.44" calcext:value-type="float">
            <text:p>1024.44</text:p>
          </table:table-cell>
        </table:table-row>
        <table:table-row table:style-name="ro1">
          <table:table-cell office:value-type="float" office:value="12142889" calcext:value-type="float">
            <text:p>12142889</text:p>
          </table:table-cell>
          <table:table-cell table:formula="of:=[.A761]/1000/(60*60*24)" office:value-type="time" office:time-value="PT03H22M22.889S" calcext:value-type="time">
            <text:p>03:22:23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3.95" calcext:value-type="float">
            <text:p>293.95</text:p>
          </table:table-cell>
          <table:table-cell office:value-type="float" office:value="829.29" calcext:value-type="float">
            <text:p>829.29</text:p>
          </table:table-cell>
          <table:table-cell office:value-type="float" office:value="1025.75" calcext:value-type="float">
            <text:p>1025.75</text:p>
          </table:table-cell>
        </table:table-row>
        <table:table-row table:style-name="ro1">
          <table:table-cell office:value-type="float" office:value="12158889" calcext:value-type="float">
            <text:p>12158889</text:p>
          </table:table-cell>
          <table:table-cell table:formula="of:=[.A762]/1000/(60*60*24)" office:value-type="time" office:time-value="PT03H22M38.889S" calcext:value-type="time">
            <text:p>03:22:39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3.95" calcext:value-type="float">
            <text:p>293.95</text:p>
          </table:table-cell>
          <table:table-cell office:value-type="float" office:value="830.37" calcext:value-type="float">
            <text:p>830.37</text:p>
          </table:table-cell>
          <table:table-cell office:value-type="float" office:value="1027.06" calcext:value-type="float">
            <text:p>1027.06</text:p>
          </table:table-cell>
        </table:table-row>
        <table:table-row table:style-name="ro1">
          <table:table-cell office:value-type="float" office:value="12174889" calcext:value-type="float">
            <text:p>12174889</text:p>
          </table:table-cell>
          <table:table-cell table:formula="of:=[.A763]/1000/(60*60*24)" office:value-type="time" office:time-value="PT03H22M54.889S" calcext:value-type="time">
            <text:p>03:22:55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3.95" calcext:value-type="float">
            <text:p>293.95</text:p>
          </table:table-cell>
          <table:table-cell office:value-type="float" office:value="831.44" calcext:value-type="float">
            <text:p>831.44</text:p>
          </table:table-cell>
          <table:table-cell office:value-type="float" office:value="1028.36" calcext:value-type="float">
            <text:p>1028.36</text:p>
          </table:table-cell>
        </table:table-row>
        <table:table-row table:style-name="ro1">
          <table:table-cell office:value-type="float" office:value="12190889" calcext:value-type="float">
            <text:p>12190889</text:p>
          </table:table-cell>
          <table:table-cell table:formula="of:=[.A764]/1000/(60*60*24)" office:value-type="time" office:time-value="PT03H23M10.889S" calcext:value-type="time">
            <text:p>03:23:11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3.95" calcext:value-type="float">
            <text:p>293.95</text:p>
          </table:table-cell>
          <table:table-cell office:value-type="float" office:value="832.51" calcext:value-type="float">
            <text:p>832.51</text:p>
          </table:table-cell>
          <table:table-cell office:value-type="float" office:value="1029.67" calcext:value-type="float">
            <text:p>1029.67</text:p>
          </table:table-cell>
        </table:table-row>
        <table:table-row table:style-name="ro1">
          <table:table-cell office:value-type="float" office:value="12206889" calcext:value-type="float">
            <text:p>12206889</text:p>
          </table:table-cell>
          <table:table-cell table:formula="of:=[.A765]/1000/(60*60*24)" office:value-type="time" office:time-value="PT03H23M26.889S" calcext:value-type="time">
            <text:p>03:23:27</text:p>
          </table:table-cell>
          <table:table-cell office:value-type="float" office:value="1.21" calcext:value-type="float">
            <text:p>1.21</text:p>
          </table:table-cell>
          <table:table-cell office:value-type="float" office:value="241.8" calcext:value-type="float">
            <text:p>241.8</text:p>
          </table:table-cell>
          <table:table-cell office:value-type="float" office:value="293.1" calcext:value-type="float">
            <text:p>293.1</text:p>
          </table:table-cell>
          <table:table-cell office:value-type="float" office:value="833.59" calcext:value-type="float">
            <text:p>833.59</text:p>
          </table:table-cell>
          <table:table-cell office:value-type="float" office:value="1030.97" calcext:value-type="float">
            <text:p>1030.97</text:p>
          </table:table-cell>
        </table:table-row>
        <table:table-row table:style-name="ro1">
          <table:table-cell office:value-type="float" office:value="12222889" calcext:value-type="float">
            <text:p>12222889</text:p>
          </table:table-cell>
          <table:table-cell table:formula="of:=[.A766]/1000/(60*60*24)" office:value-type="time" office:time-value="PT03H23M42.889S" calcext:value-type="time">
            <text:p>03:23:43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3.95" calcext:value-type="float">
            <text:p>293.95</text:p>
          </table:table-cell>
          <table:table-cell office:value-type="float" office:value="834.66" calcext:value-type="float">
            <text:p>834.66</text:p>
          </table:table-cell>
          <table:table-cell office:value-type="float" office:value="1032.28" calcext:value-type="float">
            <text:p>1032.28</text:p>
          </table:table-cell>
        </table:table-row>
        <table:table-row table:style-name="ro1">
          <table:table-cell office:value-type="float" office:value="12238889" calcext:value-type="float">
            <text:p>12238889</text:p>
          </table:table-cell>
          <table:table-cell table:formula="of:=[.A767]/1000/(60*60*24)" office:value-type="time" office:time-value="PT03H23M58.889S" calcext:value-type="time">
            <text:p>03:23:59</text:p>
          </table:table-cell>
          <table:table-cell office:value-type="float" office:value="1.21" calcext:value-type="float">
            <text:p>1.21</text:p>
          </table:table-cell>
          <table:table-cell office:value-type="float" office:value="241.7" calcext:value-type="float">
            <text:p>241.7</text:p>
          </table:table-cell>
          <table:table-cell office:value-type="float" office:value="292.98" calcext:value-type="float">
            <text:p>292.98</text:p>
          </table:table-cell>
          <table:table-cell office:value-type="float" office:value="835.74" calcext:value-type="float">
            <text:p>835.74</text:p>
          </table:table-cell>
          <table:table-cell office:value-type="float" office:value="1033.59" calcext:value-type="float">
            <text:p>1033.59</text:p>
          </table:table-cell>
        </table:table-row>
        <table:table-row table:style-name="ro1">
          <table:table-cell office:value-type="float" office:value="12254889" calcext:value-type="float">
            <text:p>12254889</text:p>
          </table:table-cell>
          <table:table-cell table:formula="of:=[.A768]/1000/(60*60*24)" office:value-type="time" office:time-value="PT03H24M14.889S" calcext:value-type="time">
            <text:p>03:24:15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3.95" calcext:value-type="float">
            <text:p>293.95</text:p>
          </table:table-cell>
          <table:table-cell office:value-type="float" office:value="836.81" calcext:value-type="float">
            <text:p>836.81</text:p>
          </table:table-cell>
          <table:table-cell office:value-type="float" office:value="1034.89" calcext:value-type="float">
            <text:p>1034.89</text:p>
          </table:table-cell>
        </table:table-row>
        <table:table-row table:style-name="ro1">
          <table:table-cell office:value-type="float" office:value="12270889" calcext:value-type="float">
            <text:p>12270889</text:p>
          </table:table-cell>
          <table:table-cell table:formula="of:=[.A769]/1000/(60*60*24)" office:value-type="time" office:time-value="PT03H24M30.889S" calcext:value-type="time">
            <text:p>03:24:31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3.95" calcext:value-type="float">
            <text:p>293.95</text:p>
          </table:table-cell>
          <table:table-cell office:value-type="float" office:value="837.89" calcext:value-type="float">
            <text:p>837.89</text:p>
          </table:table-cell>
          <table:table-cell office:value-type="float" office:value="1036.2" calcext:value-type="float">
            <text:p>1036.2</text:p>
          </table:table-cell>
        </table:table-row>
        <table:table-row table:style-name="ro1">
          <table:table-cell office:value-type="float" office:value="12286889" calcext:value-type="float">
            <text:p>12286889</text:p>
          </table:table-cell>
          <table:table-cell table:formula="of:=[.A770]/1000/(60*60*24)" office:value-type="time" office:time-value="PT03H24M46.889S" calcext:value-type="time">
            <text:p>03:24:47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3.95" calcext:value-type="float">
            <text:p>293.95</text:p>
          </table:table-cell>
          <table:table-cell office:value-type="float" office:value="838.96" calcext:value-type="float">
            <text:p>838.96</text:p>
          </table:table-cell>
          <table:table-cell office:value-type="float" office:value="1037.51" calcext:value-type="float">
            <text:p>1037.51</text:p>
          </table:table-cell>
        </table:table-row>
        <table:table-row table:style-name="ro1">
          <table:table-cell office:value-type="float" office:value="12302889" calcext:value-type="float">
            <text:p>12302889</text:p>
          </table:table-cell>
          <table:table-cell table:formula="of:=[.A771]/1000/(60*60*24)" office:value-type="time" office:time-value="PT03H25M02.889S" calcext:value-type="time">
            <text:p>03:25:03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3.95" calcext:value-type="float">
            <text:p>293.95</text:p>
          </table:table-cell>
          <table:table-cell office:value-type="float" office:value="840.03" calcext:value-type="float">
            <text:p>840.03</text:p>
          </table:table-cell>
          <table:table-cell office:value-type="float" office:value="1038.81" calcext:value-type="float">
            <text:p>1038.81</text:p>
          </table:table-cell>
        </table:table-row>
        <table:table-row table:style-name="ro1">
          <table:table-cell office:value-type="float" office:value="12318889" calcext:value-type="float">
            <text:p>12318889</text:p>
          </table:table-cell>
          <table:table-cell table:formula="of:=[.A772]/1000/(60*60*24)" office:value-type="time" office:time-value="PT03H25M18.889S" calcext:value-type="time">
            <text:p>03:25:19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3.95" calcext:value-type="float">
            <text:p>293.95</text:p>
          </table:table-cell>
          <table:table-cell office:value-type="float" office:value="841.11" calcext:value-type="float">
            <text:p>841.11</text:p>
          </table:table-cell>
          <table:table-cell office:value-type="float" office:value="1040.12" calcext:value-type="float">
            <text:p>1040.12</text:p>
          </table:table-cell>
        </table:table-row>
        <table:table-row table:style-name="ro1">
          <table:table-cell office:value-type="float" office:value="12334889" calcext:value-type="float">
            <text:p>12334889</text:p>
          </table:table-cell>
          <table:table-cell table:formula="of:=[.A773]/1000/(60*60*24)" office:value-type="time" office:time-value="PT03H25M34.889S" calcext:value-type="time">
            <text:p>03:25:35</text:p>
          </table:table-cell>
          <table:table-cell office:value-type="float" office:value="1.21" calcext:value-type="float">
            <text:p>1.21</text:p>
          </table:table-cell>
          <table:table-cell office:value-type="float" office:value="241.7" calcext:value-type="float">
            <text:p>241.7</text:p>
          </table:table-cell>
          <table:table-cell office:value-type="float" office:value="292.98" calcext:value-type="float">
            <text:p>292.98</text:p>
          </table:table-cell>
          <table:table-cell office:value-type="float" office:value="842.18" calcext:value-type="float">
            <text:p>842.18</text:p>
          </table:table-cell>
          <table:table-cell office:value-type="float" office:value="1041.42" calcext:value-type="float">
            <text:p>1041.42</text:p>
          </table:table-cell>
        </table:table-row>
        <table:table-row table:style-name="ro1">
          <table:table-cell office:value-type="float" office:value="12350889" calcext:value-type="float">
            <text:p>12350889</text:p>
          </table:table-cell>
          <table:table-cell table:formula="of:=[.A774]/1000/(60*60*24)" office:value-type="time" office:time-value="PT03H25M50.889S" calcext:value-type="time">
            <text:p>03:25:51</text:p>
          </table:table-cell>
          <table:table-cell office:value-type="float" office:value="1.21" calcext:value-type="float">
            <text:p>1.21</text:p>
          </table:table-cell>
          <table:table-cell office:value-type="float" office:value="241.7" calcext:value-type="float">
            <text:p>241.7</text:p>
          </table:table-cell>
          <table:table-cell office:value-type="float" office:value="292.98" calcext:value-type="float">
            <text:p>292.98</text:p>
          </table:table-cell>
          <table:table-cell office:value-type="float" office:value="843.26" calcext:value-type="float">
            <text:p>843.26</text:p>
          </table:table-cell>
          <table:table-cell office:value-type="float" office:value="1042.73" calcext:value-type="float">
            <text:p>1042.73</text:p>
          </table:table-cell>
        </table:table-row>
        <table:table-row table:style-name="ro1">
          <table:table-cell office:value-type="float" office:value="12366889" calcext:value-type="float">
            <text:p>12366889</text:p>
          </table:table-cell>
          <table:table-cell table:formula="of:=[.A775]/1000/(60*60*24)" office:value-type="time" office:time-value="PT03H26M06.889S" calcext:value-type="time">
            <text:p>03:26:07</text:p>
          </table:table-cell>
          <table:table-cell office:value-type="float" office:value="1.21" calcext:value-type="float">
            <text:p>1.21</text:p>
          </table:table-cell>
          <table:table-cell office:value-type="float" office:value="241.6" calcext:value-type="float">
            <text:p>241.6</text:p>
          </table:table-cell>
          <table:table-cell office:value-type="float" office:value="292.86" calcext:value-type="float">
            <text:p>292.86</text:p>
          </table:table-cell>
          <table:table-cell office:value-type="float" office:value="844.33" calcext:value-type="float">
            <text:p>844.33</text:p>
          </table:table-cell>
          <table:table-cell office:value-type="float" office:value="1044.03" calcext:value-type="float">
            <text:p>1044.03</text:p>
          </table:table-cell>
        </table:table-row>
        <table:table-row table:style-name="ro1">
          <table:table-cell office:value-type="float" office:value="12382888" calcext:value-type="float">
            <text:p>12382888</text:p>
          </table:table-cell>
          <table:table-cell table:formula="of:=[.A776]/1000/(60*60*24)" office:value-type="time" office:time-value="PT03H26M22.888S" calcext:value-type="time">
            <text:p>03:26:23</text:p>
          </table:table-cell>
          <table:table-cell office:value-type="float" office:value="1.21" calcext:value-type="float">
            <text:p>1.21</text:p>
          </table:table-cell>
          <table:table-cell office:value-type="float" office:value="241.7" calcext:value-type="float">
            <text:p>241.7</text:p>
          </table:table-cell>
          <table:table-cell office:value-type="float" office:value="292.98" calcext:value-type="float">
            <text:p>292.98</text:p>
          </table:table-cell>
          <table:table-cell office:value-type="float" office:value="845.4" calcext:value-type="float">
            <text:p>845.4</text:p>
          </table:table-cell>
          <table:table-cell office:value-type="float" office:value="1045.34" calcext:value-type="float">
            <text:p>1045.34</text:p>
          </table:table-cell>
        </table:table-row>
        <table:table-row table:style-name="ro1">
          <table:table-cell office:value-type="float" office:value="12398889" calcext:value-type="float">
            <text:p>12398889</text:p>
          </table:table-cell>
          <table:table-cell table:formula="of:=[.A777]/1000/(60*60*24)" office:value-type="time" office:time-value="PT03H26M38.889S" calcext:value-type="time">
            <text:p>03:26:39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3.82" calcext:value-type="float">
            <text:p>293.82</text:p>
          </table:table-cell>
          <table:table-cell office:value-type="float" office:value="846.48" calcext:value-type="float">
            <text:p>846.48</text:p>
          </table:table-cell>
          <table:table-cell office:value-type="float" office:value="1046.64" calcext:value-type="float">
            <text:p>1046.64</text:p>
          </table:table-cell>
        </table:table-row>
        <table:table-row table:style-name="ro1">
          <table:table-cell office:value-type="float" office:value="12414889" calcext:value-type="float">
            <text:p>12414889</text:p>
          </table:table-cell>
          <table:table-cell table:formula="of:=[.A778]/1000/(60*60*24)" office:value-type="time" office:time-value="PT03H26M54.889S" calcext:value-type="time">
            <text:p>03:26:55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3.95" calcext:value-type="float">
            <text:p>293.95</text:p>
          </table:table-cell>
          <table:table-cell office:value-type="float" office:value="847.55" calcext:value-type="float">
            <text:p>847.55</text:p>
          </table:table-cell>
          <table:table-cell office:value-type="float" office:value="1047.95" calcext:value-type="float">
            <text:p>1047.95</text:p>
          </table:table-cell>
        </table:table-row>
        <table:table-row table:style-name="ro1">
          <table:table-cell office:value-type="float" office:value="12430889" calcext:value-type="float">
            <text:p>12430889</text:p>
          </table:table-cell>
          <table:table-cell table:formula="of:=[.A779]/1000/(60*60*24)" office:value-type="time" office:time-value="PT03H27M10.889S" calcext:value-type="time">
            <text:p>03:27:11</text:p>
          </table:table-cell>
          <table:table-cell office:value-type="float" office:value="1.21" calcext:value-type="float">
            <text:p>1.21</text:p>
          </table:table-cell>
          <table:table-cell office:value-type="float" office:value="241.6" calcext:value-type="float">
            <text:p>241.6</text:p>
          </table:table-cell>
          <table:table-cell office:value-type="float" office:value="292.86" calcext:value-type="float">
            <text:p>292.86</text:p>
          </table:table-cell>
          <table:table-cell office:value-type="float" office:value="848.63" calcext:value-type="float">
            <text:p>848.63</text:p>
          </table:table-cell>
          <table:table-cell office:value-type="float" office:value="1049.25" calcext:value-type="float">
            <text:p>1049.25</text:p>
          </table:table-cell>
        </table:table-row>
        <table:table-row table:style-name="ro1">
          <table:table-cell office:value-type="float" office:value="12446889" calcext:value-type="float">
            <text:p>12446889</text:p>
          </table:table-cell>
          <table:table-cell table:formula="of:=[.A780]/1000/(60*60*24)" office:value-type="time" office:time-value="PT03H27M26.889S" calcext:value-type="time">
            <text:p>03:27:27</text:p>
          </table:table-cell>
          <table:table-cell office:value-type="float" office:value="1.21" calcext:value-type="float">
            <text:p>1.21</text:p>
          </table:table-cell>
          <table:table-cell office:value-type="float" office:value="241.6" calcext:value-type="float">
            <text:p>241.6</text:p>
          </table:table-cell>
          <table:table-cell office:value-type="float" office:value="292.86" calcext:value-type="float">
            <text:p>292.86</text:p>
          </table:table-cell>
          <table:table-cell office:value-type="float" office:value="849.7" calcext:value-type="float">
            <text:p>849.7</text:p>
          </table:table-cell>
          <table:table-cell office:value-type="float" office:value="1050.55" calcext:value-type="float">
            <text:p>1050.55</text:p>
          </table:table-cell>
        </table:table-row>
        <table:table-row table:style-name="ro1">
          <table:table-cell office:value-type="float" office:value="12462889" calcext:value-type="float">
            <text:p>12462889</text:p>
          </table:table-cell>
          <table:table-cell table:formula="of:=[.A781]/1000/(60*60*24)" office:value-type="time" office:time-value="PT03H27M42.889S" calcext:value-type="time">
            <text:p>03:27:43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3.82" calcext:value-type="float">
            <text:p>293.82</text:p>
          </table:table-cell>
          <table:table-cell office:value-type="float" office:value="850.78" calcext:value-type="float">
            <text:p>850.78</text:p>
          </table:table-cell>
          <table:table-cell office:value-type="float" office:value="1051.86" calcext:value-type="float">
            <text:p>1051.86</text:p>
          </table:table-cell>
        </table:table-row>
        <table:table-row table:style-name="ro1">
          <table:table-cell office:value-type="float" office:value="12478889" calcext:value-type="float">
            <text:p>12478889</text:p>
          </table:table-cell>
          <table:table-cell table:formula="of:=[.A782]/1000/(60*60*24)" office:value-type="time" office:time-value="PT03H27M58.889S" calcext:value-type="time">
            <text:p>03:27:59</text:p>
          </table:table-cell>
          <table:table-cell office:value-type="float" office:value="1.21" calcext:value-type="float">
            <text:p>1.21</text:p>
          </table:table-cell>
          <table:table-cell office:value-type="float" office:value="241.6" calcext:value-type="float">
            <text:p>241.6</text:p>
          </table:table-cell>
          <table:table-cell office:value-type="float" office:value="292.86" calcext:value-type="float">
            <text:p>292.86</text:p>
          </table:table-cell>
          <table:table-cell office:value-type="float" office:value="851.85" calcext:value-type="float">
            <text:p>851.85</text:p>
          </table:table-cell>
          <table:table-cell office:value-type="float" office:value="1053.16" calcext:value-type="float">
            <text:p>1053.16</text:p>
          </table:table-cell>
        </table:table-row>
        <table:table-row table:style-name="ro1">
          <table:table-cell office:value-type="float" office:value="12494889" calcext:value-type="float">
            <text:p>12494889</text:p>
          </table:table-cell>
          <table:table-cell table:formula="of:=[.A783]/1000/(60*60*24)" office:value-type="time" office:time-value="PT03H28M14.889S" calcext:value-type="time">
            <text:p>03:28:15</text:p>
          </table:table-cell>
          <table:table-cell office:value-type="float" office:value="1.21" calcext:value-type="float">
            <text:p>1.21</text:p>
          </table:table-cell>
          <table:table-cell office:value-type="float" office:value="241.6" calcext:value-type="float">
            <text:p>241.6</text:p>
          </table:table-cell>
          <table:table-cell office:value-type="float" office:value="292.86" calcext:value-type="float">
            <text:p>292.86</text:p>
          </table:table-cell>
          <table:table-cell office:value-type="float" office:value="852.92" calcext:value-type="float">
            <text:p>852.92</text:p>
          </table:table-cell>
          <table:table-cell office:value-type="float" office:value="1054.47" calcext:value-type="float">
            <text:p>1054.47</text:p>
          </table:table-cell>
        </table:table-row>
        <table:table-row table:style-name="ro1">
          <table:table-cell office:value-type="float" office:value="12510889" calcext:value-type="float">
            <text:p>12510889</text:p>
          </table:table-cell>
          <table:table-cell table:formula="of:=[.A784]/1000/(60*60*24)" office:value-type="time" office:time-value="PT03H28M30.889S" calcext:value-type="time">
            <text:p>03:28:31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3.7" calcext:value-type="float">
            <text:p>293.7</text:p>
          </table:table-cell>
          <table:table-cell office:value-type="float" office:value="854" calcext:value-type="float">
            <text:p>854</text:p>
          </table:table-cell>
          <table:table-cell office:value-type="float" office:value="1055.77" calcext:value-type="float">
            <text:p>1055.77</text:p>
          </table:table-cell>
        </table:table-row>
        <table:table-row table:style-name="ro1">
          <table:table-cell office:value-type="float" office:value="12526889" calcext:value-type="float">
            <text:p>12526889</text:p>
          </table:table-cell>
          <table:table-cell table:formula="of:=[.A785]/1000/(60*60*24)" office:value-type="time" office:time-value="PT03H28M46.889S" calcext:value-type="time">
            <text:p>03:28:47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3.82" calcext:value-type="float">
            <text:p>293.82</text:p>
          </table:table-cell>
          <table:table-cell office:value-type="float" office:value="855.07" calcext:value-type="float">
            <text:p>855.07</text:p>
          </table:table-cell>
          <table:table-cell office:value-type="float" office:value="1057.07" calcext:value-type="float">
            <text:p>1057.07</text:p>
          </table:table-cell>
        </table:table-row>
        <table:table-row table:style-name="ro1">
          <table:table-cell office:value-type="float" office:value="12542889" calcext:value-type="float">
            <text:p>12542889</text:p>
          </table:table-cell>
          <table:table-cell table:formula="of:=[.A786]/1000/(60*60*24)" office:value-type="time" office:time-value="PT03H29M02.889S" calcext:value-type="time">
            <text:p>03:29:03</text:p>
          </table:table-cell>
          <table:table-cell office:value-type="float" office:value="1.21" calcext:value-type="float">
            <text:p>1.21</text:p>
          </table:table-cell>
          <table:table-cell office:value-type="float" office:value="241.6" calcext:value-type="float">
            <text:p>241.6</text:p>
          </table:table-cell>
          <table:table-cell office:value-type="float" office:value="292.86" calcext:value-type="float">
            <text:p>292.86</text:p>
          </table:table-cell>
          <table:table-cell office:value-type="float" office:value="856.14" calcext:value-type="float">
            <text:p>856.14</text:p>
          </table:table-cell>
          <table:table-cell office:value-type="float" office:value="1058.38" calcext:value-type="float">
            <text:p>1058.38</text:p>
          </table:table-cell>
        </table:table-row>
        <table:table-row table:style-name="ro1">
          <table:table-cell office:value-type="float" office:value="12558889" calcext:value-type="float">
            <text:p>12558889</text:p>
          </table:table-cell>
          <table:table-cell table:formula="of:=[.A787]/1000/(60*60*24)" office:value-type="time" office:time-value="PT03H29M18.889S" calcext:value-type="time">
            <text:p>03:29:19</text:p>
          </table:table-cell>
          <table:table-cell office:value-type="float" office:value="1.21" calcext:value-type="float">
            <text:p>1.21</text:p>
          </table:table-cell>
          <table:table-cell office:value-type="float" office:value="241.5" calcext:value-type="float">
            <text:p>241.5</text:p>
          </table:table-cell>
          <table:table-cell office:value-type="float" office:value="292.74" calcext:value-type="float">
            <text:p>292.74</text:p>
          </table:table-cell>
          <table:table-cell office:value-type="float" office:value="857.22" calcext:value-type="float">
            <text:p>857.22</text:p>
          </table:table-cell>
          <table:table-cell office:value-type="float" office:value="1059.68" calcext:value-type="float">
            <text:p>1059.68</text:p>
          </table:table-cell>
        </table:table-row>
        <table:table-row table:style-name="ro1">
          <table:table-cell office:value-type="float" office:value="12574889" calcext:value-type="float">
            <text:p>12574889</text:p>
          </table:table-cell>
          <table:table-cell table:formula="of:=[.A788]/1000/(60*60*24)" office:value-type="time" office:time-value="PT03H29M34.889S" calcext:value-type="time">
            <text:p>03:29:35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3.7" calcext:value-type="float">
            <text:p>293.7</text:p>
          </table:table-cell>
          <table:table-cell office:value-type="float" office:value="858.29" calcext:value-type="float">
            <text:p>858.29</text:p>
          </table:table-cell>
          <table:table-cell office:value-type="float" office:value="1060.99" calcext:value-type="float">
            <text:p>1060.99</text:p>
          </table:table-cell>
        </table:table-row>
        <table:table-row table:style-name="ro1">
          <table:table-cell office:value-type="float" office:value="12590889" calcext:value-type="float">
            <text:p>12590889</text:p>
          </table:table-cell>
          <table:table-cell table:formula="of:=[.A789]/1000/(60*60*24)" office:value-type="time" office:time-value="PT03H29M50.889S" calcext:value-type="time">
            <text:p>03:29:51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3.7" calcext:value-type="float">
            <text:p>293.7</text:p>
          </table:table-cell>
          <table:table-cell office:value-type="float" office:value="859.36" calcext:value-type="float">
            <text:p>859.36</text:p>
          </table:table-cell>
          <table:table-cell office:value-type="float" office:value="1062.29" calcext:value-type="float">
            <text:p>1062.29</text:p>
          </table:table-cell>
        </table:table-row>
        <table:table-row table:style-name="ro1">
          <table:table-cell office:value-type="float" office:value="12606889" calcext:value-type="float">
            <text:p>12606889</text:p>
          </table:table-cell>
          <table:table-cell table:formula="of:=[.A790]/1000/(60*60*24)" office:value-type="time" office:time-value="PT03H30M06.889S" calcext:value-type="time">
            <text:p>03:30:07</text:p>
          </table:table-cell>
          <table:table-cell office:value-type="float" office:value="1.21" calcext:value-type="float">
            <text:p>1.21</text:p>
          </table:table-cell>
          <table:table-cell office:value-type="float" office:value="241.5" calcext:value-type="float">
            <text:p>241.5</text:p>
          </table:table-cell>
          <table:table-cell office:value-type="float" office:value="292.73" calcext:value-type="float">
            <text:p>292.73</text:p>
          </table:table-cell>
          <table:table-cell office:value-type="float" office:value="860.44" calcext:value-type="float">
            <text:p>860.44</text:p>
          </table:table-cell>
          <table:table-cell office:value-type="float" office:value="1063.59" calcext:value-type="float">
            <text:p>1063.59</text:p>
          </table:table-cell>
        </table:table-row>
        <table:table-row table:style-name="ro1">
          <table:table-cell office:value-type="float" office:value="12622889" calcext:value-type="float">
            <text:p>12622889</text:p>
          </table:table-cell>
          <table:table-cell table:formula="of:=[.A791]/1000/(60*60*24)" office:value-type="time" office:time-value="PT03H30M22.889S" calcext:value-type="time">
            <text:p>03:30:23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3.7" calcext:value-type="float">
            <text:p>293.7</text:p>
          </table:table-cell>
          <table:table-cell office:value-type="float" office:value="861.51" calcext:value-type="float">
            <text:p>861.51</text:p>
          </table:table-cell>
          <table:table-cell office:value-type="float" office:value="1064.89" calcext:value-type="float">
            <text:p>1064.89</text:p>
          </table:table-cell>
        </table:table-row>
        <table:table-row table:style-name="ro1">
          <table:table-cell office:value-type="float" office:value="12638889" calcext:value-type="float">
            <text:p>12638889</text:p>
          </table:table-cell>
          <table:table-cell table:formula="of:=[.A792]/1000/(60*60*24)" office:value-type="time" office:time-value="PT03H30M38.889S" calcext:value-type="time">
            <text:p>03:30:39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3.7" calcext:value-type="float">
            <text:p>293.7</text:p>
          </table:table-cell>
          <table:table-cell office:value-type="float" office:value="862.58" calcext:value-type="float">
            <text:p>862.58</text:p>
          </table:table-cell>
          <table:table-cell office:value-type="float" office:value="1066.2" calcext:value-type="float">
            <text:p>1066.2</text:p>
          </table:table-cell>
        </table:table-row>
        <table:table-row table:style-name="ro1">
          <table:table-cell office:value-type="float" office:value="12654889" calcext:value-type="float">
            <text:p>12654889</text:p>
          </table:table-cell>
          <table:table-cell table:formula="of:=[.A793]/1000/(60*60*24)" office:value-type="time" office:time-value="PT03H30M54.889S" calcext:value-type="time">
            <text:p>03:30:55</text:p>
          </table:table-cell>
          <table:table-cell office:value-type="float" office:value="1.21" calcext:value-type="float">
            <text:p>1.21</text:p>
          </table:table-cell>
          <table:table-cell office:value-type="float" office:value="241.5" calcext:value-type="float">
            <text:p>241.5</text:p>
          </table:table-cell>
          <table:table-cell office:value-type="float" office:value="292.73" calcext:value-type="float">
            <text:p>292.73</text:p>
          </table:table-cell>
          <table:table-cell office:value-type="float" office:value="863.66" calcext:value-type="float">
            <text:p>863.66</text:p>
          </table:table-cell>
          <table:table-cell office:value-type="float" office:value="1067.5" calcext:value-type="float">
            <text:p>1067.5</text:p>
          </table:table-cell>
        </table:table-row>
        <table:table-row table:style-name="ro1">
          <table:table-cell office:value-type="float" office:value="12670889" calcext:value-type="float">
            <text:p>12670889</text:p>
          </table:table-cell>
          <table:table-cell table:formula="of:=[.A794]/1000/(60*60*24)" office:value-type="time" office:time-value="PT03H31M10.889S" calcext:value-type="time">
            <text:p>03:31:11</text:p>
          </table:table-cell>
          <table:table-cell office:value-type="float" office:value="1.21" calcext:value-type="float">
            <text:p>1.21</text:p>
          </table:table-cell>
          <table:table-cell office:value-type="float" office:value="241.5" calcext:value-type="float">
            <text:p>241.5</text:p>
          </table:table-cell>
          <table:table-cell office:value-type="float" office:value="292.73" calcext:value-type="float">
            <text:p>292.73</text:p>
          </table:table-cell>
          <table:table-cell office:value-type="float" office:value="864.73" calcext:value-type="float">
            <text:p>864.73</text:p>
          </table:table-cell>
          <table:table-cell office:value-type="float" office:value="1068.8" calcext:value-type="float">
            <text:p>1068.8</text:p>
          </table:table-cell>
        </table:table-row>
        <table:table-row table:style-name="ro1">
          <table:table-cell office:value-type="float" office:value="12686889" calcext:value-type="float">
            <text:p>12686889</text:p>
          </table:table-cell>
          <table:table-cell table:formula="of:=[.A795]/1000/(60*60*24)" office:value-type="time" office:time-value="PT03H31M26.889S" calcext:value-type="time">
            <text:p>03:31:27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3.7" calcext:value-type="float">
            <text:p>293.7</text:p>
          </table:table-cell>
          <table:table-cell office:value-type="float" office:value="865.8" calcext:value-type="float">
            <text:p>865.8</text:p>
          </table:table-cell>
          <table:table-cell office:value-type="float" office:value="1070.1" calcext:value-type="float">
            <text:p>1070.1</text:p>
          </table:table-cell>
        </table:table-row>
        <table:table-row table:style-name="ro1">
          <table:table-cell office:value-type="float" office:value="12702889" calcext:value-type="float">
            <text:p>12702889</text:p>
          </table:table-cell>
          <table:table-cell table:formula="of:=[.A796]/1000/(60*60*24)" office:value-type="time" office:time-value="PT03H31M42.889S" calcext:value-type="time">
            <text:p>03:31:43</text:p>
          </table:table-cell>
          <table:table-cell office:value-type="float" office:value="1.21" calcext:value-type="float">
            <text:p>1.21</text:p>
          </table:table-cell>
          <table:table-cell office:value-type="float" office:value="241.5" calcext:value-type="float">
            <text:p>241.5</text:p>
          </table:table-cell>
          <table:table-cell office:value-type="float" office:value="292.73" calcext:value-type="float">
            <text:p>292.73</text:p>
          </table:table-cell>
          <table:table-cell office:value-type="float" office:value="866.88" calcext:value-type="float">
            <text:p>866.88</text:p>
          </table:table-cell>
          <table:table-cell office:value-type="float" office:value="1071.4" calcext:value-type="float">
            <text:p>1071.4</text:p>
          </table:table-cell>
        </table:table-row>
        <table:table-row table:style-name="ro1">
          <table:table-cell office:value-type="float" office:value="12718889" calcext:value-type="float">
            <text:p>12718889</text:p>
          </table:table-cell>
          <table:table-cell table:formula="of:=[.A797]/1000/(60*60*24)" office:value-type="time" office:time-value="PT03H31M58.889S" calcext:value-type="time">
            <text:p>03:31:59</text:p>
          </table:table-cell>
          <table:table-cell office:value-type="float" office:value="1.21" calcext:value-type="float">
            <text:p>1.21</text:p>
          </table:table-cell>
          <table:table-cell office:value-type="float" office:value="241.4" calcext:value-type="float">
            <text:p>241.4</text:p>
          </table:table-cell>
          <table:table-cell office:value-type="float" office:value="292.61" calcext:value-type="float">
            <text:p>292.61</text:p>
          </table:table-cell>
          <table:table-cell office:value-type="float" office:value="867.95" calcext:value-type="float">
            <text:p>867.95</text:p>
          </table:table-cell>
          <table:table-cell office:value-type="float" office:value="1072.71" calcext:value-type="float">
            <text:p>1072.71</text:p>
          </table:table-cell>
        </table:table-row>
        <table:table-row table:style-name="ro1">
          <table:table-cell office:value-type="float" office:value="12734889" calcext:value-type="float">
            <text:p>12734889</text:p>
          </table:table-cell>
          <table:table-cell table:formula="of:=[.A798]/1000/(60*60*24)" office:value-type="time" office:time-value="PT03H32M14.889S" calcext:value-type="time">
            <text:p>03:32:15</text:p>
          </table:table-cell>
          <table:table-cell office:value-type="float" office:value="1.21" calcext:value-type="float">
            <text:p>1.21</text:p>
          </table:table-cell>
          <table:table-cell office:value-type="float" office:value="241.4" calcext:value-type="float">
            <text:p>241.4</text:p>
          </table:table-cell>
          <table:table-cell office:value-type="float" office:value="292.61" calcext:value-type="float">
            <text:p>292.61</text:p>
          </table:table-cell>
          <table:table-cell office:value-type="float" office:value="869.02" calcext:value-type="float">
            <text:p>869.02</text:p>
          </table:table-cell>
          <table:table-cell office:value-type="float" office:value="1074.01" calcext:value-type="float">
            <text:p>1074.01</text:p>
          </table:table-cell>
        </table:table-row>
        <table:table-row table:style-name="ro1">
          <table:table-cell office:value-type="float" office:value="12750889" calcext:value-type="float">
            <text:p>12750889</text:p>
          </table:table-cell>
          <table:table-cell table:formula="of:=[.A799]/1000/(60*60*24)" office:value-type="time" office:time-value="PT03H32M30.889S" calcext:value-type="time">
            <text:p>03:32:31</text:p>
          </table:table-cell>
          <table:table-cell office:value-type="float" office:value="1.21" calcext:value-type="float">
            <text:p>1.21</text:p>
          </table:table-cell>
          <table:table-cell office:value-type="float" office:value="241.4" calcext:value-type="float">
            <text:p>241.4</text:p>
          </table:table-cell>
          <table:table-cell office:value-type="float" office:value="292.61" calcext:value-type="float">
            <text:p>292.61</text:p>
          </table:table-cell>
          <table:table-cell office:value-type="float" office:value="870.1" calcext:value-type="float">
            <text:p>870.1</text:p>
          </table:table-cell>
          <table:table-cell office:value-type="float" office:value="1075.31" calcext:value-type="float">
            <text:p>1075.31</text:p>
          </table:table-cell>
        </table:table-row>
        <table:table-row table:style-name="ro1">
          <table:table-cell office:value-type="float" office:value="12766889" calcext:value-type="float">
            <text:p>12766889</text:p>
          </table:table-cell>
          <table:table-cell table:formula="of:=[.A800]/1000/(60*60*24)" office:value-type="time" office:time-value="PT03H32M46.889S" calcext:value-type="time">
            <text:p>03:32:47</text:p>
          </table:table-cell>
          <table:table-cell office:value-type="float" office:value="1.21" calcext:value-type="float">
            <text:p>1.21</text:p>
          </table:table-cell>
          <table:table-cell office:value-type="float" office:value="241.4" calcext:value-type="float">
            <text:p>241.4</text:p>
          </table:table-cell>
          <table:table-cell office:value-type="float" office:value="292.61" calcext:value-type="float">
            <text:p>292.61</text:p>
          </table:table-cell>
          <table:table-cell office:value-type="float" office:value="871.17" calcext:value-type="float">
            <text:p>871.17</text:p>
          </table:table-cell>
          <table:table-cell office:value-type="float" office:value="1076.61" calcext:value-type="float">
            <text:p>1076.61</text:p>
          </table:table-cell>
        </table:table-row>
        <table:table-row table:style-name="ro1">
          <table:table-cell office:value-type="float" office:value="12782889" calcext:value-type="float">
            <text:p>12782889</text:p>
          </table:table-cell>
          <table:table-cell table:formula="of:=[.A801]/1000/(60*60*24)" office:value-type="time" office:time-value="PT03H33M02.889S" calcext:value-type="time">
            <text:p>03:33:03</text:p>
          </table:table-cell>
          <table:table-cell office:value-type="float" office:value="1.21" calcext:value-type="float">
            <text:p>1.21</text:p>
          </table:table-cell>
          <table:table-cell office:value-type="float" office:value="241.4" calcext:value-type="float">
            <text:p>241.4</text:p>
          </table:table-cell>
          <table:table-cell office:value-type="float" office:value="292.61" calcext:value-type="float">
            <text:p>292.61</text:p>
          </table:table-cell>
          <table:table-cell office:value-type="float" office:value="872.24" calcext:value-type="float">
            <text:p>872.24</text:p>
          </table:table-cell>
          <table:table-cell office:value-type="float" office:value="1077.91" calcext:value-type="float">
            <text:p>1077.91</text:p>
          </table:table-cell>
        </table:table-row>
        <table:table-row table:style-name="ro1">
          <table:table-cell office:value-type="float" office:value="12798889" calcext:value-type="float">
            <text:p>12798889</text:p>
          </table:table-cell>
          <table:table-cell table:formula="of:=[.A802]/1000/(60*60*24)" office:value-type="time" office:time-value="PT03H33M18.889S" calcext:value-type="time">
            <text:p>03:33:19</text:p>
          </table:table-cell>
          <table:table-cell office:value-type="float" office:value="1.21" calcext:value-type="float">
            <text:p>1.21</text:p>
          </table:table-cell>
          <table:table-cell office:value-type="float" office:value="241.4" calcext:value-type="float">
            <text:p>241.4</text:p>
          </table:table-cell>
          <table:table-cell office:value-type="float" office:value="292.61" calcext:value-type="float">
            <text:p>292.61</text:p>
          </table:table-cell>
          <table:table-cell office:value-type="float" office:value="873.32" calcext:value-type="float">
            <text:p>873.32</text:p>
          </table:table-cell>
          <table:table-cell office:value-type="float" office:value="1079.21" calcext:value-type="float">
            <text:p>1079.21</text:p>
          </table:table-cell>
        </table:table-row>
        <table:table-row table:style-name="ro1">
          <table:table-cell office:value-type="float" office:value="12814889" calcext:value-type="float">
            <text:p>12814889</text:p>
          </table:table-cell>
          <table:table-cell table:formula="of:=[.A803]/1000/(60*60*24)" office:value-type="time" office:time-value="PT03H33M34.889S" calcext:value-type="time">
            <text:p>03:33:35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874.39" calcext:value-type="float">
            <text:p>874.39</text:p>
          </table:table-cell>
          <table:table-cell office:value-type="float" office:value="1080.51" calcext:value-type="float">
            <text:p>1080.51</text:p>
          </table:table-cell>
        </table:table-row>
        <table:table-row table:style-name="ro1">
          <table:table-cell office:value-type="float" office:value="12830889" calcext:value-type="float">
            <text:p>12830889</text:p>
          </table:table-cell>
          <table:table-cell table:formula="of:=[.A804]/1000/(60*60*24)" office:value-type="time" office:time-value="PT03H33M50.889S" calcext:value-type="time">
            <text:p>03:33:51</text:p>
          </table:table-cell>
          <table:table-cell office:value-type="float" office:value="1.21" calcext:value-type="float">
            <text:p>1.21</text:p>
          </table:table-cell>
          <table:table-cell office:value-type="float" office:value="241.4" calcext:value-type="float">
            <text:p>241.4</text:p>
          </table:table-cell>
          <table:table-cell office:value-type="float" office:value="292.61" calcext:value-type="float">
            <text:p>292.61</text:p>
          </table:table-cell>
          <table:table-cell office:value-type="float" office:value="875.46" calcext:value-type="float">
            <text:p>875.46</text:p>
          </table:table-cell>
          <table:table-cell office:value-type="float" office:value="1081.82" calcext:value-type="float">
            <text:p>1081.82</text:p>
          </table:table-cell>
        </table:table-row>
        <table:table-row table:style-name="ro1">
          <table:table-cell office:value-type="float" office:value="12846889" calcext:value-type="float">
            <text:p>12846889</text:p>
          </table:table-cell>
          <table:table-cell table:formula="of:=[.A805]/1000/(60*60*24)" office:value-type="time" office:time-value="PT03H34M06.889S" calcext:value-type="time">
            <text:p>03:34:07</text:p>
          </table:table-cell>
          <table:table-cell office:value-type="float" office:value="1.21" calcext:value-type="float">
            <text:p>1.21</text:p>
          </table:table-cell>
          <table:table-cell office:value-type="float" office:value="241.4" calcext:value-type="float">
            <text:p>241.4</text:p>
          </table:table-cell>
          <table:table-cell office:value-type="float" office:value="292.61" calcext:value-type="float">
            <text:p>292.61</text:p>
          </table:table-cell>
          <table:table-cell office:value-type="float" office:value="876.54" calcext:value-type="float">
            <text:p>876.54</text:p>
          </table:table-cell>
          <table:table-cell office:value-type="float" office:value="1083.12" calcext:value-type="float">
            <text:p>1083.12</text:p>
          </table:table-cell>
        </table:table-row>
        <table:table-row table:style-name="ro1">
          <table:table-cell office:value-type="float" office:value="12862889" calcext:value-type="float">
            <text:p>12862889</text:p>
          </table:table-cell>
          <table:table-cell table:formula="of:=[.A806]/1000/(60*60*24)" office:value-type="time" office:time-value="PT03H34M22.889S" calcext:value-type="time">
            <text:p>03:34:23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877.61" calcext:value-type="float">
            <text:p>877.61</text:p>
          </table:table-cell>
          <table:table-cell office:value-type="float" office:value="1084.42" calcext:value-type="float">
            <text:p>1084.42</text:p>
          </table:table-cell>
        </table:table-row>
        <table:table-row table:style-name="ro1">
          <table:table-cell office:value-type="float" office:value="12878889" calcext:value-type="float">
            <text:p>12878889</text:p>
          </table:table-cell>
          <table:table-cell table:formula="of:=[.A807]/1000/(60*60*24)" office:value-type="time" office:time-value="PT03H34M38.889S" calcext:value-type="time">
            <text:p>03:34:39</text:p>
          </table:table-cell>
          <table:table-cell office:value-type="float" office:value="1.21" calcext:value-type="float">
            <text:p>1.21</text:p>
          </table:table-cell>
          <table:table-cell office:value-type="float" office:value="241.3" calcext:value-type="float">
            <text:p>241.3</text:p>
          </table:table-cell>
          <table:table-cell office:value-type="float" office:value="292.49" calcext:value-type="float">
            <text:p>292.49</text:p>
          </table:table-cell>
          <table:table-cell office:value-type="float" office:value="878.68" calcext:value-type="float">
            <text:p>878.68</text:p>
          </table:table-cell>
          <table:table-cell office:value-type="float" office:value="1085.72" calcext:value-type="float">
            <text:p>1085.72</text:p>
          </table:table-cell>
        </table:table-row>
        <table:table-row table:style-name="ro1">
          <table:table-cell office:value-type="float" office:value="12894889" calcext:value-type="float">
            <text:p>12894889</text:p>
          </table:table-cell>
          <table:table-cell table:formula="of:=[.A808]/1000/(60*60*24)" office:value-type="time" office:time-value="PT03H34M54.889S" calcext:value-type="time">
            <text:p>03:34:55</text:p>
          </table:table-cell>
          <table:table-cell office:value-type="float" office:value="1.21" calcext:value-type="float">
            <text:p>1.21</text:p>
          </table:table-cell>
          <table:table-cell office:value-type="float" office:value="241.3" calcext:value-type="float">
            <text:p>241.3</text:p>
          </table:table-cell>
          <table:table-cell office:value-type="float" office:value="292.49" calcext:value-type="float">
            <text:p>292.49</text:p>
          </table:table-cell>
          <table:table-cell office:value-type="float" office:value="879.76" calcext:value-type="float">
            <text:p>879.76</text:p>
          </table:table-cell>
          <table:table-cell office:value-type="float" office:value="1087.02" calcext:value-type="float">
            <text:p>1087.02</text:p>
          </table:table-cell>
        </table:table-row>
        <table:table-row table:style-name="ro1">
          <table:table-cell office:value-type="float" office:value="12910889" calcext:value-type="float">
            <text:p>12910889</text:p>
          </table:table-cell>
          <table:table-cell table:formula="of:=[.A809]/1000/(60*60*24)" office:value-type="time" office:time-value="PT03H35M10.889S" calcext:value-type="time">
            <text:p>03:35:11</text:p>
          </table:table-cell>
          <table:table-cell office:value-type="float" office:value="1.21" calcext:value-type="float">
            <text:p>1.21</text:p>
          </table:table-cell>
          <table:table-cell office:value-type="float" office:value="241.3" calcext:value-type="float">
            <text:p>241.3</text:p>
          </table:table-cell>
          <table:table-cell office:value-type="float" office:value="292.49" calcext:value-type="float">
            <text:p>292.49</text:p>
          </table:table-cell>
          <table:table-cell office:value-type="float" office:value="880.83" calcext:value-type="float">
            <text:p>880.83</text:p>
          </table:table-cell>
          <table:table-cell office:value-type="float" office:value="1088.32" calcext:value-type="float">
            <text:p>1088.32</text:p>
          </table:table-cell>
        </table:table-row>
        <table:table-row table:style-name="ro1">
          <table:table-cell office:value-type="float" office:value="12926889" calcext:value-type="float">
            <text:p>12926889</text:p>
          </table:table-cell>
          <table:table-cell table:formula="of:=[.A810]/1000/(60*60*24)" office:value-type="time" office:time-value="PT03H35M26.889S" calcext:value-type="time">
            <text:p>03:35:27</text:p>
          </table:table-cell>
          <table:table-cell office:value-type="float" office:value="1.21" calcext:value-type="float">
            <text:p>1.21</text:p>
          </table:table-cell>
          <table:table-cell office:value-type="float" office:value="241.3" calcext:value-type="float">
            <text:p>241.3</text:p>
          </table:table-cell>
          <table:table-cell office:value-type="float" office:value="292.49" calcext:value-type="float">
            <text:p>292.49</text:p>
          </table:table-cell>
          <table:table-cell office:value-type="float" office:value="881.9" calcext:value-type="float">
            <text:p>881.9</text:p>
          </table:table-cell>
          <table:table-cell office:value-type="float" office:value="1089.62" calcext:value-type="float">
            <text:p>1089.62</text:p>
          </table:table-cell>
        </table:table-row>
        <table:table-row table:style-name="ro1">
          <table:table-cell office:value-type="float" office:value="12942889" calcext:value-type="float">
            <text:p>12942889</text:p>
          </table:table-cell>
          <table:table-cell table:formula="of:=[.A811]/1000/(60*60*24)" office:value-type="time" office:time-value="PT03H35M42.889S" calcext:value-type="time">
            <text:p>03:35:43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882.97" calcext:value-type="float">
            <text:p>882.97</text:p>
          </table:table-cell>
          <table:table-cell office:value-type="float" office:value="1090.92" calcext:value-type="float">
            <text:p>1090.92</text:p>
          </table:table-cell>
        </table:table-row>
        <table:table-row table:style-name="ro1">
          <table:table-cell office:value-type="float" office:value="12958889" calcext:value-type="float">
            <text:p>12958889</text:p>
          </table:table-cell>
          <table:table-cell table:formula="of:=[.A812]/1000/(60*60*24)" office:value-type="time" office:time-value="PT03H35M58.889S" calcext:value-type="time">
            <text:p>03:35:59</text:p>
          </table:table-cell>
          <table:table-cell office:value-type="float" office:value="1.21" calcext:value-type="float">
            <text:p>1.21</text:p>
          </table:table-cell>
          <table:table-cell office:value-type="float" office:value="241.3" calcext:value-type="float">
            <text:p>241.3</text:p>
          </table:table-cell>
          <table:table-cell office:value-type="float" office:value="292.49" calcext:value-type="float">
            <text:p>292.49</text:p>
          </table:table-cell>
          <table:table-cell office:value-type="float" office:value="884.05" calcext:value-type="float">
            <text:p>884.05</text:p>
          </table:table-cell>
          <table:table-cell office:value-type="float" office:value="1092.22" calcext:value-type="float">
            <text:p>1092.22</text:p>
          </table:table-cell>
        </table:table-row>
        <table:table-row table:style-name="ro1">
          <table:table-cell office:value-type="float" office:value="12974889" calcext:value-type="float">
            <text:p>12974889</text:p>
          </table:table-cell>
          <table:table-cell table:formula="of:=[.A813]/1000/(60*60*24)" office:value-type="time" office:time-value="PT03H36M14.889S" calcext:value-type="time">
            <text:p>03:36:15</text:p>
          </table:table-cell>
          <table:table-cell office:value-type="float" office:value="1.21" calcext:value-type="float">
            <text:p>1.21</text:p>
          </table:table-cell>
          <table:table-cell office:value-type="float" office:value="241.3" calcext:value-type="float">
            <text:p>241.3</text:p>
          </table:table-cell>
          <table:table-cell office:value-type="float" office:value="292.49" calcext:value-type="float">
            <text:p>292.49</text:p>
          </table:table-cell>
          <table:table-cell office:value-type="float" office:value="885.12" calcext:value-type="float">
            <text:p>885.12</text:p>
          </table:table-cell>
          <table:table-cell office:value-type="float" office:value="1093.53" calcext:value-type="float">
            <text:p>1093.53</text:p>
          </table:table-cell>
        </table:table-row>
        <table:table-row table:style-name="ro1">
          <table:table-cell office:value-type="float" office:value="12990889" calcext:value-type="float">
            <text:p>12990889</text:p>
          </table:table-cell>
          <table:table-cell table:formula="of:=[.A814]/1000/(60*60*24)" office:value-type="time" office:time-value="PT03H36M30.889S" calcext:value-type="time">
            <text:p>03:36:31</text:p>
          </table:table-cell>
          <table:table-cell office:value-type="float" office:value="1.21" calcext:value-type="float">
            <text:p>1.21</text:p>
          </table:table-cell>
          <table:table-cell office:value-type="float" office:value="241.3" calcext:value-type="float">
            <text:p>241.3</text:p>
          </table:table-cell>
          <table:table-cell office:value-type="float" office:value="292.49" calcext:value-type="float">
            <text:p>292.49</text:p>
          </table:table-cell>
          <table:table-cell office:value-type="float" office:value="886.19" calcext:value-type="float">
            <text:p>886.19</text:p>
          </table:table-cell>
          <table:table-cell office:value-type="float" office:value="1094.83" calcext:value-type="float">
            <text:p>1094.83</text:p>
          </table:table-cell>
        </table:table-row>
        <table:table-row table:style-name="ro1">
          <table:table-cell office:value-type="float" office:value="13006889" calcext:value-type="float">
            <text:p>13006889</text:p>
          </table:table-cell>
          <table:table-cell table:formula="of:=[.A815]/1000/(60*60*24)" office:value-type="time" office:time-value="PT03H36M46.889S" calcext:value-type="time">
            <text:p>03:36:47</text:p>
          </table:table-cell>
          <table:table-cell office:value-type="float" office:value="1.21" calcext:value-type="float">
            <text:p>1.21</text:p>
          </table:table-cell>
          <table:table-cell office:value-type="float" office:value="241.3" calcext:value-type="float">
            <text:p>241.3</text:p>
          </table:table-cell>
          <table:table-cell office:value-type="float" office:value="292.49" calcext:value-type="float">
            <text:p>292.49</text:p>
          </table:table-cell>
          <table:table-cell office:value-type="float" office:value="887.26" calcext:value-type="float">
            <text:p>887.26</text:p>
          </table:table-cell>
          <table:table-cell office:value-type="float" office:value="1096.13" calcext:value-type="float">
            <text:p>1096.13</text:p>
          </table:table-cell>
        </table:table-row>
        <table:table-row table:style-name="ro1">
          <table:table-cell office:value-type="float" office:value="13022889" calcext:value-type="float">
            <text:p>13022889</text:p>
          </table:table-cell>
          <table:table-cell table:formula="of:=[.A816]/1000/(60*60*24)" office:value-type="time" office:time-value="PT03H37M02.889S" calcext:value-type="time">
            <text:p>03:37:03</text:p>
          </table:table-cell>
          <table:table-cell office:value-type="float" office:value="1.21" calcext:value-type="float">
            <text:p>1.21</text:p>
          </table:table-cell>
          <table:table-cell office:value-type="float" office:value="241.3" calcext:value-type="float">
            <text:p>241.3</text:p>
          </table:table-cell>
          <table:table-cell office:value-type="float" office:value="292.49" calcext:value-type="float">
            <text:p>292.49</text:p>
          </table:table-cell>
          <table:table-cell office:value-type="float" office:value="888.34" calcext:value-type="float">
            <text:p>888.34</text:p>
          </table:table-cell>
          <table:table-cell office:value-type="float" office:value="1097.43" calcext:value-type="float">
            <text:p>1097.43</text:p>
          </table:table-cell>
        </table:table-row>
        <table:table-row table:style-name="ro1">
          <table:table-cell office:value-type="float" office:value="13038889" calcext:value-type="float">
            <text:p>13038889</text:p>
          </table:table-cell>
          <table:table-cell table:formula="of:=[.A817]/1000/(60*60*24)" office:value-type="time" office:time-value="PT03H37M18.889S" calcext:value-type="time">
            <text:p>03:37:19</text:p>
          </table:table-cell>
          <table:table-cell office:value-type="float" office:value="1.21" calcext:value-type="float">
            <text:p>1.21</text:p>
          </table:table-cell>
          <table:table-cell office:value-type="float" office:value="241.3" calcext:value-type="float">
            <text:p>241.3</text:p>
          </table:table-cell>
          <table:table-cell office:value-type="float" office:value="292.49" calcext:value-type="float">
            <text:p>292.49</text:p>
          </table:table-cell>
          <table:table-cell office:value-type="float" office:value="889.41" calcext:value-type="float">
            <text:p>889.41</text:p>
          </table:table-cell>
          <table:table-cell office:value-type="float" office:value="1098.73" calcext:value-type="float">
            <text:p>1098.73</text:p>
          </table:table-cell>
        </table:table-row>
        <table:table-row table:style-name="ro1">
          <table:table-cell office:value-type="float" office:value="13054889" calcext:value-type="float">
            <text:p>13054889</text:p>
          </table:table-cell>
          <table:table-cell table:formula="of:=[.A818]/1000/(60*60*24)" office:value-type="time" office:time-value="PT03H37M34.889S" calcext:value-type="time">
            <text:p>03:37:35</text:p>
          </table:table-cell>
          <table:table-cell office:value-type="float" office:value="1.21" calcext:value-type="float">
            <text:p>1.21</text:p>
          </table:table-cell>
          <table:table-cell office:value-type="float" office:value="241.2" calcext:value-type="float">
            <text:p>241.2</text:p>
          </table:table-cell>
          <table:table-cell office:value-type="float" office:value="292.37" calcext:value-type="float">
            <text:p>292.37</text:p>
          </table:table-cell>
          <table:table-cell office:value-type="float" office:value="890.48" calcext:value-type="float">
            <text:p>890.48</text:p>
          </table:table-cell>
          <table:table-cell office:value-type="float" office:value="1100.03" calcext:value-type="float">
            <text:p>1100.03</text:p>
          </table:table-cell>
        </table:table-row>
        <table:table-row table:style-name="ro1">
          <table:table-cell office:value-type="float" office:value="13070889" calcext:value-type="float">
            <text:p>13070889</text:p>
          </table:table-cell>
          <table:table-cell table:formula="of:=[.A819]/1000/(60*60*24)" office:value-type="time" office:time-value="PT03H37M50.889S" calcext:value-type="time">
            <text:p>03:37:51</text:p>
          </table:table-cell>
          <table:table-cell office:value-type="float" office:value="1.21" calcext:value-type="float">
            <text:p>1.21</text:p>
          </table:table-cell>
          <table:table-cell office:value-type="float" office:value="241.3" calcext:value-type="float">
            <text:p>241.3</text:p>
          </table:table-cell>
          <table:table-cell office:value-type="float" office:value="292.48" calcext:value-type="float">
            <text:p>292.48</text:p>
          </table:table-cell>
          <table:table-cell office:value-type="float" office:value="891.55" calcext:value-type="float">
            <text:p>891.55</text:p>
          </table:table-cell>
          <table:table-cell office:value-type="float" office:value="1101.33" calcext:value-type="float">
            <text:p>1101.33</text:p>
          </table:table-cell>
        </table:table-row>
        <table:table-row table:style-name="ro1">
          <table:table-cell office:value-type="float" office:value="13086889" calcext:value-type="float">
            <text:p>13086889</text:p>
          </table:table-cell>
          <table:table-cell table:formula="of:=[.A820]/1000/(60*60*24)" office:value-type="time" office:time-value="PT03H38M06.889S" calcext:value-type="time">
            <text:p>03:38:07</text:p>
          </table:table-cell>
          <table:table-cell office:value-type="float" office:value="1.21" calcext:value-type="float">
            <text:p>1.21</text:p>
          </table:table-cell>
          <table:table-cell office:value-type="float" office:value="241.3" calcext:value-type="float">
            <text:p>241.3</text:p>
          </table:table-cell>
          <table:table-cell office:value-type="float" office:value="292.48" calcext:value-type="float">
            <text:p>292.48</text:p>
          </table:table-cell>
          <table:table-cell office:value-type="float" office:value="892.63" calcext:value-type="float">
            <text:p>892.63</text:p>
          </table:table-cell>
          <table:table-cell office:value-type="float" office:value="1102.63" calcext:value-type="float">
            <text:p>1102.63</text:p>
          </table:table-cell>
        </table:table-row>
        <table:table-row table:style-name="ro1">
          <table:table-cell office:value-type="float" office:value="13102889" calcext:value-type="float">
            <text:p>13102889</text:p>
          </table:table-cell>
          <table:table-cell table:formula="of:=[.A821]/1000/(60*60*24)" office:value-type="time" office:time-value="PT03H38M22.889S" calcext:value-type="time">
            <text:p>03:38:23</text:p>
          </table:table-cell>
          <table:table-cell office:value-type="float" office:value="1.21" calcext:value-type="float">
            <text:p>1.21</text:p>
          </table:table-cell>
          <table:table-cell office:value-type="float" office:value="241.2" calcext:value-type="float">
            <text:p>241.2</text:p>
          </table:table-cell>
          <table:table-cell office:value-type="float" office:value="292.37" calcext:value-type="float">
            <text:p>292.37</text:p>
          </table:table-cell>
          <table:table-cell office:value-type="float" office:value="893.7" calcext:value-type="float">
            <text:p>893.7</text:p>
          </table:table-cell>
          <table:table-cell office:value-type="float" office:value="1103.93" calcext:value-type="float">
            <text:p>1103.93</text:p>
          </table:table-cell>
        </table:table-row>
        <table:table-row table:style-name="ro1">
          <table:table-cell office:value-type="float" office:value="13118889" calcext:value-type="float">
            <text:p>13118889</text:p>
          </table:table-cell>
          <table:table-cell table:formula="of:=[.A822]/1000/(60*60*24)" office:value-type="time" office:time-value="PT03H38M38.889S" calcext:value-type="time">
            <text:p>03:38:39</text:p>
          </table:table-cell>
          <table:table-cell office:value-type="float" office:value="1.21" calcext:value-type="float">
            <text:p>1.21</text:p>
          </table:table-cell>
          <table:table-cell office:value-type="float" office:value="241.2" calcext:value-type="float">
            <text:p>241.2</text:p>
          </table:table-cell>
          <table:table-cell office:value-type="float" office:value="292.36" calcext:value-type="float">
            <text:p>292.36</text:p>
          </table:table-cell>
          <table:table-cell office:value-type="float" office:value="894.77" calcext:value-type="float">
            <text:p>894.77</text:p>
          </table:table-cell>
          <table:table-cell office:value-type="float" office:value="1105.23" calcext:value-type="float">
            <text:p>1105.23</text:p>
          </table:table-cell>
        </table:table-row>
        <table:table-row table:style-name="ro1">
          <table:table-cell office:value-type="float" office:value="13134889" calcext:value-type="float">
            <text:p>13134889</text:p>
          </table:table-cell>
          <table:table-cell table:formula="of:=[.A823]/1000/(60*60*24)" office:value-type="time" office:time-value="PT03H38M54.889S" calcext:value-type="time">
            <text:p>03:38:55</text:p>
          </table:table-cell>
          <table:table-cell office:value-type="float" office:value="1.21" calcext:value-type="float">
            <text:p>1.21</text:p>
          </table:table-cell>
          <table:table-cell office:value-type="float" office:value="241.2" calcext:value-type="float">
            <text:p>241.2</text:p>
          </table:table-cell>
          <table:table-cell office:value-type="float" office:value="292.36" calcext:value-type="float">
            <text:p>292.36</text:p>
          </table:table-cell>
          <table:table-cell office:value-type="float" office:value="895.84" calcext:value-type="float">
            <text:p>895.84</text:p>
          </table:table-cell>
          <table:table-cell office:value-type="float" office:value="1106.53" calcext:value-type="float">
            <text:p>1106.53</text:p>
          </table:table-cell>
        </table:table-row>
        <table:table-row table:style-name="ro1">
          <table:table-cell office:value-type="float" office:value="13150889" calcext:value-type="float">
            <text:p>13150889</text:p>
          </table:table-cell>
          <table:table-cell table:formula="of:=[.A824]/1000/(60*60*24)" office:value-type="time" office:time-value="PT03H39M10.889S" calcext:value-type="time">
            <text:p>03:39:11</text:p>
          </table:table-cell>
          <table:table-cell office:value-type="float" office:value="1.21" calcext:value-type="float">
            <text:p>1.21</text:p>
          </table:table-cell>
          <table:table-cell office:value-type="float" office:value="241.2" calcext:value-type="float">
            <text:p>241.2</text:p>
          </table:table-cell>
          <table:table-cell office:value-type="float" office:value="292.36" calcext:value-type="float">
            <text:p>292.36</text:p>
          </table:table-cell>
          <table:table-cell office:value-type="float" office:value="896.91" calcext:value-type="float">
            <text:p>896.91</text:p>
          </table:table-cell>
          <table:table-cell office:value-type="float" office:value="1107.83" calcext:value-type="float">
            <text:p>1107.83</text:p>
          </table:table-cell>
        </table:table-row>
        <table:table-row table:style-name="ro1">
          <table:table-cell office:value-type="float" office:value="13166889" calcext:value-type="float">
            <text:p>13166889</text:p>
          </table:table-cell>
          <table:table-cell table:formula="of:=[.A825]/1000/(60*60*24)" office:value-type="time" office:time-value="PT03H39M26.889S" calcext:value-type="time">
            <text:p>03:39:27</text:p>
          </table:table-cell>
          <table:table-cell office:value-type="float" office:value="1.21" calcext:value-type="float">
            <text:p>1.21</text:p>
          </table:table-cell>
          <table:table-cell office:value-type="float" office:value="241.2" calcext:value-type="float">
            <text:p>241.2</text:p>
          </table:table-cell>
          <table:table-cell office:value-type="float" office:value="292.36" calcext:value-type="float">
            <text:p>292.36</text:p>
          </table:table-cell>
          <table:table-cell office:value-type="float" office:value="897.99" calcext:value-type="float">
            <text:p>897.99</text:p>
          </table:table-cell>
          <table:table-cell office:value-type="float" office:value="1109.13" calcext:value-type="float">
            <text:p>1109.13</text:p>
          </table:table-cell>
        </table:table-row>
        <table:table-row table:style-name="ro1">
          <table:table-cell office:value-type="float" office:value="13182889" calcext:value-type="float">
            <text:p>13182889</text:p>
          </table:table-cell>
          <table:table-cell table:formula="of:=[.A826]/1000/(60*60*24)" office:value-type="time" office:time-value="PT03H39M42.889S" calcext:value-type="time">
            <text:p>03:39:43</text:p>
          </table:table-cell>
          <table:table-cell office:value-type="float" office:value="1.21" calcext:value-type="float">
            <text:p>1.21</text:p>
          </table:table-cell>
          <table:table-cell office:value-type="float" office:value="241.2" calcext:value-type="float">
            <text:p>241.2</text:p>
          </table:table-cell>
          <table:table-cell office:value-type="float" office:value="292.36" calcext:value-type="float">
            <text:p>292.36</text:p>
          </table:table-cell>
          <table:table-cell office:value-type="float" office:value="899.06" calcext:value-type="float">
            <text:p>899.06</text:p>
          </table:table-cell>
          <table:table-cell office:value-type="float" office:value="1110.42" calcext:value-type="float">
            <text:p>1110.42</text:p>
          </table:table-cell>
        </table:table-row>
        <table:table-row table:style-name="ro1">
          <table:table-cell office:value-type="float" office:value="13198889" calcext:value-type="float">
            <text:p>13198889</text:p>
          </table:table-cell>
          <table:table-cell table:formula="of:=[.A827]/1000/(60*60*24)" office:value-type="time" office:time-value="PT03H39M58.889S" calcext:value-type="time">
            <text:p>03:39:59</text:p>
          </table:table-cell>
          <table:table-cell office:value-type="float" office:value="1.21" calcext:value-type="float">
            <text:p>1.21</text:p>
          </table:table-cell>
          <table:table-cell office:value-type="float" office:value="241.2" calcext:value-type="float">
            <text:p>241.2</text:p>
          </table:table-cell>
          <table:table-cell office:value-type="float" office:value="292.36" calcext:value-type="float">
            <text:p>292.36</text:p>
          </table:table-cell>
          <table:table-cell office:value-type="float" office:value="900.13" calcext:value-type="float">
            <text:p>900.13</text:p>
          </table:table-cell>
          <table:table-cell office:value-type="float" office:value="1111.72" calcext:value-type="float">
            <text:p>1111.72</text:p>
          </table:table-cell>
        </table:table-row>
        <table:table-row table:style-name="ro1">
          <table:table-cell office:value-type="float" office:value="13214889" calcext:value-type="float">
            <text:p>13214889</text:p>
          </table:table-cell>
          <table:table-cell table:formula="of:=[.A828]/1000/(60*60*24)" office:value-type="time" office:time-value="PT03H40M14.889S" calcext:value-type="time">
            <text:p>03:40:15</text:p>
          </table:table-cell>
          <table:table-cell office:value-type="float" office:value="1.21" calcext:value-type="float">
            <text:p>1.21</text:p>
          </table:table-cell>
          <table:table-cell office:value-type="float" office:value="241.2" calcext:value-type="float">
            <text:p>241.2</text:p>
          </table:table-cell>
          <table:table-cell office:value-type="float" office:value="292.36" calcext:value-type="float">
            <text:p>292.36</text:p>
          </table:table-cell>
          <table:table-cell office:value-type="float" office:value="901.2" calcext:value-type="float">
            <text:p>901.2</text:p>
          </table:table-cell>
          <table:table-cell office:value-type="float" office:value="1113.02" calcext:value-type="float">
            <text:p>1113.02</text:p>
          </table:table-cell>
        </table:table-row>
        <table:table-row table:style-name="ro1">
          <table:table-cell office:value-type="float" office:value="13230889" calcext:value-type="float">
            <text:p>13230889</text:p>
          </table:table-cell>
          <table:table-cell table:formula="of:=[.A829]/1000/(60*60*24)" office:value-type="time" office:time-value="PT03H40M30.889S" calcext:value-type="time">
            <text:p>03:40:31</text:p>
          </table:table-cell>
          <table:table-cell office:value-type="float" office:value="1.21" calcext:value-type="float">
            <text:p>1.21</text:p>
          </table:table-cell>
          <table:table-cell office:value-type="float" office:value="241.2" calcext:value-type="float">
            <text:p>241.2</text:p>
          </table:table-cell>
          <table:table-cell office:value-type="float" office:value="292.36" calcext:value-type="float">
            <text:p>292.36</text:p>
          </table:table-cell>
          <table:table-cell office:value-type="float" office:value="902.27" calcext:value-type="float">
            <text:p>902.27</text:p>
          </table:table-cell>
          <table:table-cell office:value-type="float" office:value="1114.32" calcext:value-type="float">
            <text:p>1114.32</text:p>
          </table:table-cell>
        </table:table-row>
        <table:table-row table:style-name="ro1">
          <table:table-cell office:value-type="float" office:value="13246889" calcext:value-type="float">
            <text:p>13246889</text:p>
          </table:table-cell>
          <table:table-cell table:formula="of:=[.A830]/1000/(60*60*24)" office:value-type="time" office:time-value="PT03H40M46.889S" calcext:value-type="time">
            <text:p>03:40:47</text:p>
          </table:table-cell>
          <table:table-cell office:value-type="float" office:value="1.21" calcext:value-type="float">
            <text:p>1.21</text:p>
          </table:table-cell>
          <table:table-cell office:value-type="float" office:value="241.1" calcext:value-type="float">
            <text:p>241.1</text:p>
          </table:table-cell>
          <table:table-cell office:value-type="float" office:value="292.24" calcext:value-type="float">
            <text:p>292.24</text:p>
          </table:table-cell>
          <table:table-cell office:value-type="float" office:value="903.35" calcext:value-type="float">
            <text:p>903.35</text:p>
          </table:table-cell>
          <table:table-cell office:value-type="float" office:value="1115.62" calcext:value-type="float">
            <text:p>1115.62</text:p>
          </table:table-cell>
        </table:table-row>
        <table:table-row table:style-name="ro1">
          <table:table-cell office:value-type="float" office:value="13262889" calcext:value-type="float">
            <text:p>13262889</text:p>
          </table:table-cell>
          <table:table-cell table:formula="of:=[.A831]/1000/(60*60*24)" office:value-type="time" office:time-value="PT03H41M02.889S" calcext:value-type="time">
            <text:p>03:41:03</text:p>
          </table:table-cell>
          <table:table-cell office:value-type="float" office:value="1.21" calcext:value-type="float">
            <text:p>1.21</text:p>
          </table:table-cell>
          <table:table-cell office:value-type="float" office:value="241.1" calcext:value-type="float">
            <text:p>241.1</text:p>
          </table:table-cell>
          <table:table-cell office:value-type="float" office:value="292.24" calcext:value-type="float">
            <text:p>292.24</text:p>
          </table:table-cell>
          <table:table-cell office:value-type="float" office:value="904.42" calcext:value-type="float">
            <text:p>904.42</text:p>
          </table:table-cell>
          <table:table-cell office:value-type="float" office:value="1116.92" calcext:value-type="float">
            <text:p>1116.92</text:p>
          </table:table-cell>
        </table:table-row>
        <table:table-row table:style-name="ro1">
          <table:table-cell office:value-type="float" office:value="13278889" calcext:value-type="float">
            <text:p>13278889</text:p>
          </table:table-cell>
          <table:table-cell table:formula="of:=[.A832]/1000/(60*60*24)" office:value-type="time" office:time-value="PT03H41M18.889S" calcext:value-type="time">
            <text:p>03:41:19</text:p>
          </table:table-cell>
          <table:table-cell office:value-type="float" office:value="1.21" calcext:value-type="float">
            <text:p>1.21</text:p>
          </table:table-cell>
          <table:table-cell office:value-type="float" office:value="241.2" calcext:value-type="float">
            <text:p>241.2</text:p>
          </table:table-cell>
          <table:table-cell office:value-type="float" office:value="292.36" calcext:value-type="float">
            <text:p>292.36</text:p>
          </table:table-cell>
          <table:table-cell office:value-type="float" office:value="905.49" calcext:value-type="float">
            <text:p>905.49</text:p>
          </table:table-cell>
          <table:table-cell office:value-type="float" office:value="1118.22" calcext:value-type="float">
            <text:p>1118.22</text:p>
          </table:table-cell>
        </table:table-row>
        <table:table-row table:style-name="ro1">
          <table:table-cell office:value-type="float" office:value="13294889" calcext:value-type="float">
            <text:p>13294889</text:p>
          </table:table-cell>
          <table:table-cell table:formula="of:=[.A833]/1000/(60*60*24)" office:value-type="time" office:time-value="PT03H41M34.889S" calcext:value-type="time">
            <text:p>03:41:35</text:p>
          </table:table-cell>
          <table:table-cell office:value-type="float" office:value="1.21" calcext:value-type="float">
            <text:p>1.21</text:p>
          </table:table-cell>
          <table:table-cell office:value-type="float" office:value="241.1" calcext:value-type="float">
            <text:p>241.1</text:p>
          </table:table-cell>
          <table:table-cell office:value-type="float" office:value="292.24" calcext:value-type="float">
            <text:p>292.24</text:p>
          </table:table-cell>
          <table:table-cell office:value-type="float" office:value="906.56" calcext:value-type="float">
            <text:p>906.56</text:p>
          </table:table-cell>
          <table:table-cell office:value-type="float" office:value="1119.52" calcext:value-type="float">
            <text:p>1119.52</text:p>
          </table:table-cell>
        </table:table-row>
        <table:table-row table:style-name="ro1">
          <table:table-cell office:value-type="float" office:value="13310889" calcext:value-type="float">
            <text:p>13310889</text:p>
          </table:table-cell>
          <table:table-cell table:formula="of:=[.A834]/1000/(60*60*24)" office:value-type="time" office:time-value="PT03H41M50.889S" calcext:value-type="time">
            <text:p>03:41:51</text:p>
          </table:table-cell>
          <table:table-cell office:value-type="float" office:value="1.21" calcext:value-type="float">
            <text:p>1.21</text:p>
          </table:table-cell>
          <table:table-cell office:value-type="float" office:value="241.1" calcext:value-type="float">
            <text:p>241.1</text:p>
          </table:table-cell>
          <table:table-cell office:value-type="float" office:value="292.24" calcext:value-type="float">
            <text:p>292.24</text:p>
          </table:table-cell>
          <table:table-cell office:value-type="float" office:value="907.63" calcext:value-type="float">
            <text:p>907.63</text:p>
          </table:table-cell>
          <table:table-cell office:value-type="float" office:value="1120.82" calcext:value-type="float">
            <text:p>1120.82</text:p>
          </table:table-cell>
        </table:table-row>
        <table:table-row table:style-name="ro1">
          <table:table-cell office:value-type="float" office:value="13326889" calcext:value-type="float">
            <text:p>13326889</text:p>
          </table:table-cell>
          <table:table-cell table:formula="of:=[.A835]/1000/(60*60*24)" office:value-type="time" office:time-value="PT03H42M06.889S" calcext:value-type="time">
            <text:p>03:42:07</text:p>
          </table:table-cell>
          <table:table-cell office:value-type="float" office:value="1.21" calcext:value-type="float">
            <text:p>1.21</text:p>
          </table:table-cell>
          <table:table-cell office:value-type="float" office:value="241.1" calcext:value-type="float">
            <text:p>241.1</text:p>
          </table:table-cell>
          <table:table-cell office:value-type="float" office:value="292.24" calcext:value-type="float">
            <text:p>292.24</text:p>
          </table:table-cell>
          <table:table-cell office:value-type="float" office:value="908.7" calcext:value-type="float">
            <text:p>908.7</text:p>
          </table:table-cell>
          <table:table-cell office:value-type="float" office:value="1122.11" calcext:value-type="float">
            <text:p>1122.11</text:p>
          </table:table-cell>
        </table:table-row>
        <table:table-row table:style-name="ro1">
          <table:table-cell office:value-type="float" office:value="13342889" calcext:value-type="float">
            <text:p>13342889</text:p>
          </table:table-cell>
          <table:table-cell table:formula="of:=[.A836]/1000/(60*60*24)" office:value-type="time" office:time-value="PT03H42M22.889S" calcext:value-type="time">
            <text:p>03:42:23</text:p>
          </table:table-cell>
          <table:table-cell office:value-type="float" office:value="1.21" calcext:value-type="float">
            <text:p>1.21</text:p>
          </table:table-cell>
          <table:table-cell office:value-type="float" office:value="241.1" calcext:value-type="float">
            <text:p>241.1</text:p>
          </table:table-cell>
          <table:table-cell office:value-type="float" office:value="292.24" calcext:value-type="float">
            <text:p>292.24</text:p>
          </table:table-cell>
          <table:table-cell office:value-type="float" office:value="909.77" calcext:value-type="float">
            <text:p>909.77</text:p>
          </table:table-cell>
          <table:table-cell office:value-type="float" office:value="1123.41" calcext:value-type="float">
            <text:p>1123.41</text:p>
          </table:table-cell>
        </table:table-row>
        <table:table-row table:style-name="ro1">
          <table:table-cell office:value-type="float" office:value="13358889" calcext:value-type="float">
            <text:p>13358889</text:p>
          </table:table-cell>
          <table:table-cell table:formula="of:=[.A837]/1000/(60*60*24)" office:value-type="time" office:time-value="PT03H42M38.889S" calcext:value-type="time">
            <text:p>03:42:39</text:p>
          </table:table-cell>
          <table:table-cell office:value-type="float" office:value="1.21" calcext:value-type="float">
            <text:p>1.21</text:p>
          </table:table-cell>
          <table:table-cell office:value-type="float" office:value="241.1" calcext:value-type="float">
            <text:p>241.1</text:p>
          </table:table-cell>
          <table:table-cell office:value-type="float" office:value="292.24" calcext:value-type="float">
            <text:p>292.24</text:p>
          </table:table-cell>
          <table:table-cell office:value-type="float" office:value="910.85" calcext:value-type="float">
            <text:p>910.85</text:p>
          </table:table-cell>
          <table:table-cell office:value-type="float" office:value="1124.71" calcext:value-type="float">
            <text:p>1124.71</text:p>
          </table:table-cell>
        </table:table-row>
        <table:table-row table:style-name="ro1">
          <table:table-cell office:value-type="float" office:value="13374889" calcext:value-type="float">
            <text:p>13374889</text:p>
          </table:table-cell>
          <table:table-cell table:formula="of:=[.A838]/1000/(60*60*24)" office:value-type="time" office:time-value="PT03H42M54.889S" calcext:value-type="time">
            <text:p>03:42:55</text:p>
          </table:table-cell>
          <table:table-cell office:value-type="float" office:value="1.21" calcext:value-type="float">
            <text:p>1.21</text:p>
          </table:table-cell>
          <table:table-cell office:value-type="float" office:value="241" calcext:value-type="float">
            <text:p>241</text:p>
          </table:table-cell>
          <table:table-cell office:value-type="float" office:value="292.12" calcext:value-type="float">
            <text:p>292.12</text:p>
          </table:table-cell>
          <table:table-cell office:value-type="float" office:value="911.92" calcext:value-type="float">
            <text:p>911.92</text:p>
          </table:table-cell>
          <table:table-cell office:value-type="float" office:value="1126.01" calcext:value-type="float">
            <text:p>1126.01</text:p>
          </table:table-cell>
        </table:table-row>
        <table:table-row table:style-name="ro1">
          <table:table-cell office:value-type="float" office:value="13390889" calcext:value-type="float">
            <text:p>13390889</text:p>
          </table:table-cell>
          <table:table-cell table:formula="of:=[.A839]/1000/(60*60*24)" office:value-type="time" office:time-value="PT03H43M10.889S" calcext:value-type="time">
            <text:p>03:43:11</text:p>
          </table:table-cell>
          <table:table-cell office:value-type="float" office:value="1.21" calcext:value-type="float">
            <text:p>1.21</text:p>
          </table:table-cell>
          <table:table-cell office:value-type="float" office:value="241.1" calcext:value-type="float">
            <text:p>241.1</text:p>
          </table:table-cell>
          <table:table-cell office:value-type="float" office:value="292.24" calcext:value-type="float">
            <text:p>292.24</text:p>
          </table:table-cell>
          <table:table-cell office:value-type="float" office:value="912.99" calcext:value-type="float">
            <text:p>912.99</text:p>
          </table:table-cell>
          <table:table-cell office:value-type="float" office:value="1127.31" calcext:value-type="float">
            <text:p>1127.31</text:p>
          </table:table-cell>
        </table:table-row>
        <table:table-row table:style-name="ro1">
          <table:table-cell office:value-type="float" office:value="13406889" calcext:value-type="float">
            <text:p>13406889</text:p>
          </table:table-cell>
          <table:table-cell table:formula="of:=[.A840]/1000/(60*60*24)" office:value-type="time" office:time-value="PT03H43M26.889S" calcext:value-type="time">
            <text:p>03:43:27</text:p>
          </table:table-cell>
          <table:table-cell office:value-type="float" office:value="1.21" calcext:value-type="float">
            <text:p>1.21</text:p>
          </table:table-cell>
          <table:table-cell office:value-type="float" office:value="241" calcext:value-type="float">
            <text:p>241</text:p>
          </table:table-cell>
          <table:table-cell office:value-type="float" office:value="292.12" calcext:value-type="float">
            <text:p>292.12</text:p>
          </table:table-cell>
          <table:table-cell office:value-type="float" office:value="914.06" calcext:value-type="float">
            <text:p>914.06</text:p>
          </table:table-cell>
          <table:table-cell office:value-type="float" office:value="1128.61" calcext:value-type="float">
            <text:p>1128.61</text:p>
          </table:table-cell>
        </table:table-row>
        <table:table-row table:style-name="ro1">
          <table:table-cell office:value-type="float" office:value="13422889" calcext:value-type="float">
            <text:p>13422889</text:p>
          </table:table-cell>
          <table:table-cell table:formula="of:=[.A841]/1000/(60*60*24)" office:value-type="time" office:time-value="PT03H43M42.889S" calcext:value-type="time">
            <text:p>03:43:43</text:p>
          </table:table-cell>
          <table:table-cell office:value-type="float" office:value="1.21" calcext:value-type="float">
            <text:p>1.21</text:p>
          </table:table-cell>
          <table:table-cell office:value-type="float" office:value="241" calcext:value-type="float">
            <text:p>241</text:p>
          </table:table-cell>
          <table:table-cell office:value-type="float" office:value="292.12" calcext:value-type="float">
            <text:p>292.12</text:p>
          </table:table-cell>
          <table:table-cell office:value-type="float" office:value="915.13" calcext:value-type="float">
            <text:p>915.13</text:p>
          </table:table-cell>
          <table:table-cell office:value-type="float" office:value="1129.91" calcext:value-type="float">
            <text:p>1129.91</text:p>
          </table:table-cell>
        </table:table-row>
        <table:table-row table:style-name="ro1">
          <table:table-cell office:value-type="float" office:value="13438889" calcext:value-type="float">
            <text:p>13438889</text:p>
          </table:table-cell>
          <table:table-cell table:formula="of:=[.A842]/1000/(60*60*24)" office:value-type="time" office:time-value="PT03H43M58.889S" calcext:value-type="time">
            <text:p>03:43:59</text:p>
          </table:table-cell>
          <table:table-cell office:value-type="float" office:value="1.21" calcext:value-type="float">
            <text:p>1.21</text:p>
          </table:table-cell>
          <table:table-cell office:value-type="float" office:value="241" calcext:value-type="float">
            <text:p>241</text:p>
          </table:table-cell>
          <table:table-cell office:value-type="float" office:value="292.12" calcext:value-type="float">
            <text:p>292.12</text:p>
          </table:table-cell>
          <table:table-cell office:value-type="float" office:value="916.2" calcext:value-type="float">
            <text:p>916.2</text:p>
          </table:table-cell>
          <table:table-cell office:value-type="float" office:value="1131.2" calcext:value-type="float">
            <text:p>1131.2</text:p>
          </table:table-cell>
        </table:table-row>
        <table:table-row table:style-name="ro1">
          <table:table-cell office:value-type="float" office:value="13454889" calcext:value-type="float">
            <text:p>13454889</text:p>
          </table:table-cell>
          <table:table-cell table:formula="of:=[.A843]/1000/(60*60*24)" office:value-type="time" office:time-value="PT03H44M14.889S" calcext:value-type="time">
            <text:p>03:44:15</text:p>
          </table:table-cell>
          <table:table-cell office:value-type="float" office:value="1.21" calcext:value-type="float">
            <text:p>1.21</text:p>
          </table:table-cell>
          <table:table-cell office:value-type="float" office:value="241" calcext:value-type="float">
            <text:p>241</text:p>
          </table:table-cell>
          <table:table-cell office:value-type="float" office:value="292.12" calcext:value-type="float">
            <text:p>292.12</text:p>
          </table:table-cell>
          <table:table-cell office:value-type="float" office:value="917.27" calcext:value-type="float">
            <text:p>917.27</text:p>
          </table:table-cell>
          <table:table-cell office:value-type="float" office:value="1132.5" calcext:value-type="float">
            <text:p>1132.5</text:p>
          </table:table-cell>
        </table:table-row>
        <table:table-row table:style-name="ro1">
          <table:table-cell office:value-type="float" office:value="13470889" calcext:value-type="float">
            <text:p>13470889</text:p>
          </table:table-cell>
          <table:table-cell table:formula="of:=[.A844]/1000/(60*60*24)" office:value-type="time" office:time-value="PT03H44M30.889S" calcext:value-type="time">
            <text:p>03:44:31</text:p>
          </table:table-cell>
          <table:table-cell office:value-type="float" office:value="1.21" calcext:value-type="float">
            <text:p>1.21</text:p>
          </table:table-cell>
          <table:table-cell office:value-type="float" office:value="241" calcext:value-type="float">
            <text:p>241</text:p>
          </table:table-cell>
          <table:table-cell office:value-type="float" office:value="292.12" calcext:value-type="float">
            <text:p>292.12</text:p>
          </table:table-cell>
          <table:table-cell office:value-type="float" office:value="918.34" calcext:value-type="float">
            <text:p>918.34</text:p>
          </table:table-cell>
          <table:table-cell office:value-type="float" office:value="1133.8" calcext:value-type="float">
            <text:p>1133.8</text:p>
          </table:table-cell>
        </table:table-row>
        <table:table-row table:style-name="ro1">
          <table:table-cell office:value-type="float" office:value="13486889" calcext:value-type="float">
            <text:p>13486889</text:p>
          </table:table-cell>
          <table:table-cell table:formula="of:=[.A845]/1000/(60*60*24)" office:value-type="time" office:time-value="PT03H44M46.889S" calcext:value-type="time">
            <text:p>03:44:47</text:p>
          </table:table-cell>
          <table:table-cell office:value-type="float" office:value="1.21" calcext:value-type="float">
            <text:p>1.21</text:p>
          </table:table-cell>
          <table:table-cell office:value-type="float" office:value="241" calcext:value-type="float">
            <text:p>241</text:p>
          </table:table-cell>
          <table:table-cell office:value-type="float" office:value="292.12" calcext:value-type="float">
            <text:p>292.12</text:p>
          </table:table-cell>
          <table:table-cell office:value-type="float" office:value="919.42" calcext:value-type="float">
            <text:p>919.42</text:p>
          </table:table-cell>
          <table:table-cell office:value-type="float" office:value="1135.1" calcext:value-type="float">
            <text:p>1135.1</text:p>
          </table:table-cell>
        </table:table-row>
        <table:table-row table:style-name="ro1">
          <table:table-cell office:value-type="float" office:value="13502889" calcext:value-type="float">
            <text:p>13502889</text:p>
          </table:table-cell>
          <table:table-cell table:formula="of:=[.A846]/1000/(60*60*24)" office:value-type="time" office:time-value="PT03H45M02.889S" calcext:value-type="time">
            <text:p>03:45:03</text:p>
          </table:table-cell>
          <table:table-cell office:value-type="float" office:value="1.21" calcext:value-type="float">
            <text:p>1.21</text:p>
          </table:table-cell>
          <table:table-cell office:value-type="float" office:value="241" calcext:value-type="float">
            <text:p>241</text:p>
          </table:table-cell>
          <table:table-cell office:value-type="float" office:value="292.11" calcext:value-type="float">
            <text:p>292.11</text:p>
          </table:table-cell>
          <table:table-cell office:value-type="float" office:value="920.49" calcext:value-type="float">
            <text:p>920.49</text:p>
          </table:table-cell>
          <table:table-cell office:value-type="float" office:value="1136.4" calcext:value-type="float">
            <text:p>1136.4</text:p>
          </table:table-cell>
        </table:table-row>
        <table:table-row table:style-name="ro1">
          <table:table-cell office:value-type="float" office:value="13518889" calcext:value-type="float">
            <text:p>13518889</text:p>
          </table:table-cell>
          <table:table-cell table:formula="of:=[.A847]/1000/(60*60*24)" office:value-type="time" office:time-value="PT03H45M18.889S" calcext:value-type="time">
            <text:p>03:45:19</text:p>
          </table:table-cell>
          <table:table-cell office:value-type="float" office:value="1.21" calcext:value-type="float">
            <text:p>1.21</text:p>
          </table:table-cell>
          <table:table-cell office:value-type="float" office:value="240.9" calcext:value-type="float">
            <text:p>240.9</text:p>
          </table:table-cell>
          <table:table-cell office:value-type="float" office:value="291.99" calcext:value-type="float">
            <text:p>291.99</text:p>
          </table:table-cell>
          <table:table-cell office:value-type="float" office:value="921.56" calcext:value-type="float">
            <text:p>921.56</text:p>
          </table:table-cell>
          <table:table-cell office:value-type="float" office:value="1137.7" calcext:value-type="float">
            <text:p>1137.7</text:p>
          </table:table-cell>
        </table:table-row>
        <table:table-row table:style-name="ro1">
          <table:table-cell office:value-type="float" office:value="13534889" calcext:value-type="float">
            <text:p>13534889</text:p>
          </table:table-cell>
          <table:table-cell table:formula="of:=[.A848]/1000/(60*60*24)" office:value-type="time" office:time-value="PT03H45M34.889S" calcext:value-type="time">
            <text:p>03:45:35</text:p>
          </table:table-cell>
          <table:table-cell office:value-type="float" office:value="1.21" calcext:value-type="float">
            <text:p>1.21</text:p>
          </table:table-cell>
          <table:table-cell office:value-type="float" office:value="241" calcext:value-type="float">
            <text:p>241</text:p>
          </table:table-cell>
          <table:table-cell office:value-type="float" office:value="292.11" calcext:value-type="float">
            <text:p>292.11</text:p>
          </table:table-cell>
          <table:table-cell office:value-type="float" office:value="922.63" calcext:value-type="float">
            <text:p>922.63</text:p>
          </table:table-cell>
          <table:table-cell office:value-type="float" office:value="1138.99" calcext:value-type="float">
            <text:p>1138.99</text:p>
          </table:table-cell>
        </table:table-row>
        <table:table-row table:style-name="ro1">
          <table:table-cell office:value-type="float" office:value="13550889" calcext:value-type="float">
            <text:p>13550889</text:p>
          </table:table-cell>
          <table:table-cell table:formula="of:=[.A849]/1000/(60*60*24)" office:value-type="time" office:time-value="PT03H45M50.889S" calcext:value-type="time">
            <text:p>03:45:51</text:p>
          </table:table-cell>
          <table:table-cell office:value-type="float" office:value="1.21" calcext:value-type="float">
            <text:p>1.21</text:p>
          </table:table-cell>
          <table:table-cell office:value-type="float" office:value="240.9" calcext:value-type="float">
            <text:p>240.9</text:p>
          </table:table-cell>
          <table:table-cell office:value-type="float" office:value="291.99" calcext:value-type="float">
            <text:p>291.99</text:p>
          </table:table-cell>
          <table:table-cell office:value-type="float" office:value="923.7" calcext:value-type="float">
            <text:p>923.7</text:p>
          </table:table-cell>
          <table:table-cell office:value-type="float" office:value="1140.29" calcext:value-type="float">
            <text:p>1140.29</text:p>
          </table:table-cell>
        </table:table-row>
        <table:table-row table:style-name="ro1">
          <table:table-cell office:value-type="float" office:value="13566889" calcext:value-type="float">
            <text:p>13566889</text:p>
          </table:table-cell>
          <table:table-cell table:formula="of:=[.A850]/1000/(60*60*24)" office:value-type="time" office:time-value="PT03H46M06.889S" calcext:value-type="time">
            <text:p>03:46:07</text:p>
          </table:table-cell>
          <table:table-cell office:value-type="float" office:value="1.21" calcext:value-type="float">
            <text:p>1.21</text:p>
          </table:table-cell>
          <table:table-cell office:value-type="float" office:value="240.9" calcext:value-type="float">
            <text:p>240.9</text:p>
          </table:table-cell>
          <table:table-cell office:value-type="float" office:value="291.99" calcext:value-type="float">
            <text:p>291.99</text:p>
          </table:table-cell>
          <table:table-cell office:value-type="float" office:value="924.77" calcext:value-type="float">
            <text:p>924.77</text:p>
          </table:table-cell>
          <table:table-cell office:value-type="float" office:value="1141.59" calcext:value-type="float">
            <text:p>1141.59</text:p>
          </table:table-cell>
        </table:table-row>
        <table:table-row table:style-name="ro1">
          <table:table-cell office:value-type="float" office:value="13582889" calcext:value-type="float">
            <text:p>13582889</text:p>
          </table:table-cell>
          <table:table-cell table:formula="of:=[.A851]/1000/(60*60*24)" office:value-type="time" office:time-value="PT03H46M22.889S" calcext:value-type="time">
            <text:p>03:46:23</text:p>
          </table:table-cell>
          <table:table-cell office:value-type="float" office:value="1.21" calcext:value-type="float">
            <text:p>1.21</text:p>
          </table:table-cell>
          <table:table-cell office:value-type="float" office:value="240.9" calcext:value-type="float">
            <text:p>240.9</text:p>
          </table:table-cell>
          <table:table-cell office:value-type="float" office:value="291.03" calcext:value-type="float">
            <text:p>291.03</text:p>
          </table:table-cell>
          <table:table-cell office:value-type="float" office:value="925.84" calcext:value-type="float">
            <text:p>925.84</text:p>
          </table:table-cell>
          <table:table-cell office:value-type="float" office:value="1142.89" calcext:value-type="float">
            <text:p>1142.89</text:p>
          </table:table-cell>
        </table:table-row>
        <table:table-row table:style-name="ro1">
          <table:table-cell office:value-type="float" office:value="13598889" calcext:value-type="float">
            <text:p>13598889</text:p>
          </table:table-cell>
          <table:table-cell table:formula="of:=[.A852]/1000/(60*60*24)" office:value-type="time" office:time-value="PT03H46M38.889S" calcext:value-type="time">
            <text:p>03:46:39</text:p>
          </table:table-cell>
          <table:table-cell office:value-type="float" office:value="1.21" calcext:value-type="float">
            <text:p>1.21</text:p>
          </table:table-cell>
          <table:table-cell office:value-type="float" office:value="240.9" calcext:value-type="float">
            <text:p>240.9</text:p>
          </table:table-cell>
          <table:table-cell office:value-type="float" office:value="291.99" calcext:value-type="float">
            <text:p>291.99</text:p>
          </table:table-cell>
          <table:table-cell office:value-type="float" office:value="926.91" calcext:value-type="float">
            <text:p>926.91</text:p>
          </table:table-cell>
          <table:table-cell office:value-type="float" office:value="1144.18" calcext:value-type="float">
            <text:p>1144.18</text:p>
          </table:table-cell>
        </table:table-row>
        <table:table-row table:style-name="ro1">
          <table:table-cell office:value-type="float" office:value="13614889" calcext:value-type="float">
            <text:p>13614889</text:p>
          </table:table-cell>
          <table:table-cell table:formula="of:=[.A853]/1000/(60*60*24)" office:value-type="time" office:time-value="PT03H46M54.889S" calcext:value-type="time">
            <text:p>03:46:55</text:p>
          </table:table-cell>
          <table:table-cell office:value-type="float" office:value="1.21" calcext:value-type="float">
            <text:p>1.21</text:p>
          </table:table-cell>
          <table:table-cell office:value-type="float" office:value="241" calcext:value-type="float">
            <text:p>241</text:p>
          </table:table-cell>
          <table:table-cell office:value-type="float" office:value="291.15" calcext:value-type="float">
            <text:p>291.15</text:p>
          </table:table-cell>
          <table:table-cell office:value-type="float" office:value="927.98" calcext:value-type="float">
            <text:p>927.98</text:p>
          </table:table-cell>
          <table:table-cell office:value-type="float" office:value="1145.48" calcext:value-type="float">
            <text:p>1145.48</text:p>
          </table:table-cell>
        </table:table-row>
        <table:table-row table:style-name="ro1">
          <table:table-cell office:value-type="float" office:value="13630889" calcext:value-type="float">
            <text:p>13630889</text:p>
          </table:table-cell>
          <table:table-cell table:formula="of:=[.A854]/1000/(60*60*24)" office:value-type="time" office:time-value="PT03H47M10.889S" calcext:value-type="time">
            <text:p>03:47:11</text:p>
          </table:table-cell>
          <table:table-cell office:value-type="float" office:value="1.21" calcext:value-type="float">
            <text:p>1.21</text:p>
          </table:table-cell>
          <table:table-cell office:value-type="float" office:value="240.9" calcext:value-type="float">
            <text:p>240.9</text:p>
          </table:table-cell>
          <table:table-cell office:value-type="float" office:value="291.99" calcext:value-type="float">
            <text:p>291.99</text:p>
          </table:table-cell>
          <table:table-cell office:value-type="float" office:value="929.05" calcext:value-type="float">
            <text:p>929.05</text:p>
          </table:table-cell>
          <table:table-cell office:value-type="float" office:value="1146.78" calcext:value-type="float">
            <text:p>1146.78</text:p>
          </table:table-cell>
        </table:table-row>
        <table:table-row table:style-name="ro1">
          <table:table-cell office:value-type="float" office:value="13646889" calcext:value-type="float">
            <text:p>13646889</text:p>
          </table:table-cell>
          <table:table-cell table:formula="of:=[.A855]/1000/(60*60*24)" office:value-type="time" office:time-value="PT03H47M26.889S" calcext:value-type="time">
            <text:p>03:47:27</text:p>
          </table:table-cell>
          <table:table-cell office:value-type="float" office:value="1.21" calcext:value-type="float">
            <text:p>1.21</text:p>
          </table:table-cell>
          <table:table-cell office:value-type="float" office:value="240.9" calcext:value-type="float">
            <text:p>240.9</text:p>
          </table:table-cell>
          <table:table-cell office:value-type="float" office:value="291.99" calcext:value-type="float">
            <text:p>291.99</text:p>
          </table:table-cell>
          <table:table-cell office:value-type="float" office:value="930.12" calcext:value-type="float">
            <text:p>930.12</text:p>
          </table:table-cell>
          <table:table-cell office:value-type="float" office:value="1148.07" calcext:value-type="float">
            <text:p>1148.07</text:p>
          </table:table-cell>
        </table:table-row>
        <table:table-row table:style-name="ro1">
          <table:table-cell office:value-type="float" office:value="13662889" calcext:value-type="float">
            <text:p>13662889</text:p>
          </table:table-cell>
          <table:table-cell table:formula="of:=[.A856]/1000/(60*60*24)" office:value-type="time" office:time-value="PT03H47M42.889S" calcext:value-type="time">
            <text:p>03:47:43</text:p>
          </table:table-cell>
          <table:table-cell office:value-type="float" office:value="1.21" calcext:value-type="float">
            <text:p>1.21</text:p>
          </table:table-cell>
          <table:table-cell office:value-type="float" office:value="240.9" calcext:value-type="float">
            <text:p>240.9</text:p>
          </table:table-cell>
          <table:table-cell office:value-type="float" office:value="291.99" calcext:value-type="float">
            <text:p>291.99</text:p>
          </table:table-cell>
          <table:table-cell office:value-type="float" office:value="931.19" calcext:value-type="float">
            <text:p>931.19</text:p>
          </table:table-cell>
          <table:table-cell office:value-type="float" office:value="1149.37" calcext:value-type="float">
            <text:p>1149.37</text:p>
          </table:table-cell>
        </table:table-row>
        <table:table-row table:style-name="ro1">
          <table:table-cell office:value-type="float" office:value="13678889" calcext:value-type="float">
            <text:p>13678889</text:p>
          </table:table-cell>
          <table:table-cell table:formula="of:=[.A857]/1000/(60*60*24)" office:value-type="time" office:time-value="PT03H47M58.889S" calcext:value-type="time">
            <text:p>03:47:59</text:p>
          </table:table-cell>
          <table:table-cell office:value-type="float" office:value="1.21" calcext:value-type="float">
            <text:p>1.21</text:p>
          </table:table-cell>
          <table:table-cell office:value-type="float" office:value="240.9" calcext:value-type="float">
            <text:p>240.9</text:p>
          </table:table-cell>
          <table:table-cell office:value-type="float" office:value="291.99" calcext:value-type="float">
            <text:p>291.99</text:p>
          </table:table-cell>
          <table:table-cell office:value-type="float" office:value="932.26" calcext:value-type="float">
            <text:p>932.26</text:p>
          </table:table-cell>
          <table:table-cell office:value-type="float" office:value="1150.66" calcext:value-type="float">
            <text:p>1150.66</text:p>
          </table:table-cell>
        </table:table-row>
        <table:table-row table:style-name="ro1">
          <table:table-cell office:value-type="float" office:value="13694889" calcext:value-type="float">
            <text:p>13694889</text:p>
          </table:table-cell>
          <table:table-cell table:formula="of:=[.A858]/1000/(60*60*24)" office:value-type="time" office:time-value="PT03H48M14.889S" calcext:value-type="time">
            <text:p>03:48:15</text:p>
          </table:table-cell>
          <table:table-cell office:value-type="float" office:value="1.21" calcext:value-type="float">
            <text:p>1.21</text:p>
          </table:table-cell>
          <table:table-cell office:value-type="float" office:value="240.9" calcext:value-type="float">
            <text:p>240.9</text:p>
          </table:table-cell>
          <table:table-cell office:value-type="float" office:value="291.99" calcext:value-type="float">
            <text:p>291.99</text:p>
          </table:table-cell>
          <table:table-cell office:value-type="float" office:value="933.33" calcext:value-type="float">
            <text:p>933.33</text:p>
          </table:table-cell>
          <table:table-cell office:value-type="float" office:value="1151.96" calcext:value-type="float">
            <text:p>1151.96</text:p>
          </table:table-cell>
        </table:table-row>
        <table:table-row table:style-name="ro1">
          <table:table-cell office:value-type="float" office:value="13710889" calcext:value-type="float">
            <text:p>13710889</text:p>
          </table:table-cell>
          <table:table-cell table:formula="of:=[.A859]/1000/(60*60*24)" office:value-type="time" office:time-value="PT03H48M30.889S" calcext:value-type="time">
            <text:p>03:48:31</text:p>
          </table:table-cell>
          <table:table-cell office:value-type="float" office:value="1.21" calcext:value-type="float">
            <text:p>1.21</text:p>
          </table:table-cell>
          <table:table-cell office:value-type="float" office:value="240.9" calcext:value-type="float">
            <text:p>240.9</text:p>
          </table:table-cell>
          <table:table-cell office:value-type="float" office:value="291.03" calcext:value-type="float">
            <text:p>291.03</text:p>
          </table:table-cell>
          <table:table-cell office:value-type="float" office:value="934.4" calcext:value-type="float">
            <text:p>934.4</text:p>
          </table:table-cell>
          <table:table-cell office:value-type="float" office:value="1153.26" calcext:value-type="float">
            <text:p>1153.26</text:p>
          </table:table-cell>
        </table:table-row>
        <table:table-row table:style-name="ro1">
          <table:table-cell office:value-type="float" office:value="13726889" calcext:value-type="float">
            <text:p>13726889</text:p>
          </table:table-cell>
          <table:table-cell table:formula="of:=[.A860]/1000/(60*60*24)" office:value-type="time" office:time-value="PT03H48M46.889S" calcext:value-type="time">
            <text:p>03:48:47</text:p>
          </table:table-cell>
          <table:table-cell office:value-type="float" office:value="1.21" calcext:value-type="float">
            <text:p>1.21</text:p>
          </table:table-cell>
          <table:table-cell office:value-type="float" office:value="240.8" calcext:value-type="float">
            <text:p>240.8</text:p>
          </table:table-cell>
          <table:table-cell office:value-type="float" office:value="291.87" calcext:value-type="float">
            <text:p>291.87</text:p>
          </table:table-cell>
          <table:table-cell office:value-type="float" office:value="935.47" calcext:value-type="float">
            <text:p>935.47</text:p>
          </table:table-cell>
          <table:table-cell office:value-type="float" office:value="1154.55" calcext:value-type="float">
            <text:p>1154.55</text:p>
          </table:table-cell>
        </table:table-row>
        <table:table-row table:style-name="ro1">
          <table:table-cell office:value-type="float" office:value="13742889" calcext:value-type="float">
            <text:p>13742889</text:p>
          </table:table-cell>
          <table:table-cell table:formula="of:=[.A861]/1000/(60*60*24)" office:value-type="time" office:time-value="PT03H49M02.889S" calcext:value-type="time">
            <text:p>03:49:03</text:p>
          </table:table-cell>
          <table:table-cell office:value-type="float" office:value="1.21" calcext:value-type="float">
            <text:p>1.21</text:p>
          </table:table-cell>
          <table:table-cell office:value-type="float" office:value="240.8" calcext:value-type="float">
            <text:p>240.8</text:p>
          </table:table-cell>
          <table:table-cell office:value-type="float" office:value="290.91" calcext:value-type="float">
            <text:p>290.91</text:p>
          </table:table-cell>
          <table:table-cell office:value-type="float" office:value="936.55" calcext:value-type="float">
            <text:p>936.55</text:p>
          </table:table-cell>
          <table:table-cell office:value-type="float" office:value="1155.85" calcext:value-type="float">
            <text:p>1155.85</text:p>
          </table:table-cell>
        </table:table-row>
        <table:table-row table:style-name="ro1">
          <table:table-cell office:value-type="float" office:value="13758889" calcext:value-type="float">
            <text:p>13758889</text:p>
          </table:table-cell>
          <table:table-cell table:formula="of:=[.A862]/1000/(60*60*24)" office:value-type="time" office:time-value="PT03H49M18.889S" calcext:value-type="time">
            <text:p>03:49:19</text:p>
          </table:table-cell>
          <table:table-cell office:value-type="float" office:value="1.21" calcext:value-type="float">
            <text:p>1.21</text:p>
          </table:table-cell>
          <table:table-cell office:value-type="float" office:value="240.8" calcext:value-type="float">
            <text:p>240.8</text:p>
          </table:table-cell>
          <table:table-cell office:value-type="float" office:value="291.87" calcext:value-type="float">
            <text:p>291.87</text:p>
          </table:table-cell>
          <table:table-cell office:value-type="float" office:value="937.62" calcext:value-type="float">
            <text:p>937.62</text:p>
          </table:table-cell>
          <table:table-cell office:value-type="float" office:value="1157.14" calcext:value-type="float">
            <text:p>1157.14</text:p>
          </table:table-cell>
        </table:table-row>
        <table:table-row table:style-name="ro1">
          <table:table-cell office:value-type="float" office:value="13774889" calcext:value-type="float">
            <text:p>13774889</text:p>
          </table:table-cell>
          <table:table-cell table:formula="of:=[.A863]/1000/(60*60*24)" office:value-type="time" office:time-value="PT03H49M34.889S" calcext:value-type="time">
            <text:p>03:49:35</text:p>
          </table:table-cell>
          <table:table-cell office:value-type="float" office:value="1.21" calcext:value-type="float">
            <text:p>1.21</text:p>
          </table:table-cell>
          <table:table-cell office:value-type="float" office:value="240.8" calcext:value-type="float">
            <text:p>240.8</text:p>
          </table:table-cell>
          <table:table-cell office:value-type="float" office:value="290.91" calcext:value-type="float">
            <text:p>290.91</text:p>
          </table:table-cell>
          <table:table-cell office:value-type="float" office:value="938.69" calcext:value-type="float">
            <text:p>938.69</text:p>
          </table:table-cell>
          <table:table-cell office:value-type="float" office:value="1158.44" calcext:value-type="float">
            <text:p>1158.44</text:p>
          </table:table-cell>
        </table:table-row>
        <table:table-row table:style-name="ro1">
          <table:table-cell office:value-type="float" office:value="13790889" calcext:value-type="float">
            <text:p>13790889</text:p>
          </table:table-cell>
          <table:table-cell table:formula="of:=[.A864]/1000/(60*60*24)" office:value-type="time" office:time-value="PT03H49M50.889S" calcext:value-type="time">
            <text:p>03:49:51</text:p>
          </table:table-cell>
          <table:table-cell office:value-type="float" office:value="1.21" calcext:value-type="float">
            <text:p>1.21</text:p>
          </table:table-cell>
          <table:table-cell office:value-type="float" office:value="240.8" calcext:value-type="float">
            <text:p>240.8</text:p>
          </table:table-cell>
          <table:table-cell office:value-type="float" office:value="290.91" calcext:value-type="float">
            <text:p>290.91</text:p>
          </table:table-cell>
          <table:table-cell office:value-type="float" office:value="939.76" calcext:value-type="float">
            <text:p>939.76</text:p>
          </table:table-cell>
          <table:table-cell office:value-type="float" office:value="1159.73" calcext:value-type="float">
            <text:p>1159.73</text:p>
          </table:table-cell>
        </table:table-row>
        <table:table-row table:style-name="ro1">
          <table:table-cell office:value-type="float" office:value="13806889" calcext:value-type="float">
            <text:p>13806889</text:p>
          </table:table-cell>
          <table:table-cell table:formula="of:=[.A865]/1000/(60*60*24)" office:value-type="time" office:time-value="PT03H50M06.889S" calcext:value-type="time">
            <text:p>03:50:07</text:p>
          </table:table-cell>
          <table:table-cell office:value-type="float" office:value="1.21" calcext:value-type="float">
            <text:p>1.21</text:p>
          </table:table-cell>
          <table:table-cell office:value-type="float" office:value="240.8" calcext:value-type="float">
            <text:p>240.8</text:p>
          </table:table-cell>
          <table:table-cell office:value-type="float" office:value="290.91" calcext:value-type="float">
            <text:p>290.91</text:p>
          </table:table-cell>
          <table:table-cell office:value-type="float" office:value="940.83" calcext:value-type="float">
            <text:p>940.83</text:p>
          </table:table-cell>
          <table:table-cell office:value-type="float" office:value="1161.03" calcext:value-type="float">
            <text:p>1161.03</text:p>
          </table:table-cell>
        </table:table-row>
        <table:table-row table:style-name="ro1">
          <table:table-cell office:value-type="float" office:value="13822889" calcext:value-type="float">
            <text:p>13822889</text:p>
          </table:table-cell>
          <table:table-cell table:formula="of:=[.A866]/1000/(60*60*24)" office:value-type="time" office:time-value="PT03H50M22.889S" calcext:value-type="time">
            <text:p>03:50:23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941.9" calcext:value-type="float">
            <text:p>941.9</text:p>
          </table:table-cell>
          <table:table-cell office:value-type="float" office:value="1162.32" calcext:value-type="float">
            <text:p>1162.32</text:p>
          </table:table-cell>
        </table:table-row>
        <table:table-row table:style-name="ro1">
          <table:table-cell office:value-type="float" office:value="13838889" calcext:value-type="float">
            <text:p>13838889</text:p>
          </table:table-cell>
          <table:table-cell table:formula="of:=[.A867]/1000/(60*60*24)" office:value-type="time" office:time-value="PT03H50M38.889S" calcext:value-type="time">
            <text:p>03:50:39</text:p>
          </table:table-cell>
          <table:table-cell office:value-type="float" office:value="1.21" calcext:value-type="float">
            <text:p>1.21</text:p>
          </table:table-cell>
          <table:table-cell office:value-type="float" office:value="240.8" calcext:value-type="float">
            <text:p>240.8</text:p>
          </table:table-cell>
          <table:table-cell office:value-type="float" office:value="290.9" calcext:value-type="float">
            <text:p>290.9</text:p>
          </table:table-cell>
          <table:table-cell office:value-type="float" office:value="942.97" calcext:value-type="float">
            <text:p>942.97</text:p>
          </table:table-cell>
          <table:table-cell office:value-type="float" office:value="1163.62" calcext:value-type="float">
            <text:p>1163.62</text:p>
          </table:table-cell>
        </table:table-row>
        <table:table-row table:style-name="ro1">
          <table:table-cell office:value-type="float" office:value="13854889" calcext:value-type="float">
            <text:p>13854889</text:p>
          </table:table-cell>
          <table:table-cell table:formula="of:=[.A868]/1000/(60*60*24)" office:value-type="time" office:time-value="PT03H50M54.889S" calcext:value-type="time">
            <text:p>03:50:55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944.04" calcext:value-type="float">
            <text:p>944.04</text:p>
          </table:table-cell>
          <table:table-cell office:value-type="float" office:value="1164.91" calcext:value-type="float">
            <text:p>1164.91</text:p>
          </table:table-cell>
        </table:table-row>
        <table:table-row table:style-name="ro1">
          <table:table-cell office:value-type="float" office:value="13870889" calcext:value-type="float">
            <text:p>13870889</text:p>
          </table:table-cell>
          <table:table-cell table:formula="of:=[.A869]/1000/(60*60*24)" office:value-type="time" office:time-value="PT03H51M10.889S" calcext:value-type="time">
            <text:p>03:51:11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0.78" calcext:value-type="float">
            <text:p>290.78</text:p>
          </table:table-cell>
          <table:table-cell office:value-type="float" office:value="945.11" calcext:value-type="float">
            <text:p>945.11</text:p>
          </table:table-cell>
          <table:table-cell office:value-type="float" office:value="1166.21" calcext:value-type="float">
            <text:p>1166.21</text:p>
          </table:table-cell>
        </table:table-row>
        <table:table-row table:style-name="ro1">
          <table:table-cell office:value-type="float" office:value="13886889" calcext:value-type="float">
            <text:p>13886889</text:p>
          </table:table-cell>
          <table:table-cell table:formula="of:=[.A870]/1000/(60*60*24)" office:value-type="time" office:time-value="PT03H51M26.889S" calcext:value-type="time">
            <text:p>03:51:27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0.78" calcext:value-type="float">
            <text:p>290.78</text:p>
          </table:table-cell>
          <table:table-cell office:value-type="float" office:value="946.17" calcext:value-type="float">
            <text:p>946.17</text:p>
          </table:table-cell>
          <table:table-cell office:value-type="float" office:value="1167.5" calcext:value-type="float">
            <text:p>1167.5</text:p>
          </table:table-cell>
        </table:table-row>
        <table:table-row table:style-name="ro1">
          <table:table-cell office:value-type="float" office:value="13902889" calcext:value-type="float">
            <text:p>13902889</text:p>
          </table:table-cell>
          <table:table-cell table:formula="of:=[.A871]/1000/(60*60*24)" office:value-type="time" office:time-value="PT03H51M42.889S" calcext:value-type="time">
            <text:p>03:51:43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0.78" calcext:value-type="float">
            <text:p>290.78</text:p>
          </table:table-cell>
          <table:table-cell office:value-type="float" office:value="947.24" calcext:value-type="float">
            <text:p>947.24</text:p>
          </table:table-cell>
          <table:table-cell office:value-type="float" office:value="1168.8" calcext:value-type="float">
            <text:p>1168.8</text:p>
          </table:table-cell>
        </table:table-row>
        <table:table-row table:style-name="ro1">
          <table:table-cell office:value-type="float" office:value="13918889" calcext:value-type="float">
            <text:p>13918889</text:p>
          </table:table-cell>
          <table:table-cell table:formula="of:=[.A872]/1000/(60*60*24)" office:value-type="time" office:time-value="PT03H51M58.889S" calcext:value-type="time">
            <text:p>03:51:59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948.31" calcext:value-type="float">
            <text:p>948.31</text:p>
          </table:table-cell>
          <table:table-cell office:value-type="float" office:value="1170.09" calcext:value-type="float">
            <text:p>1170.09</text:p>
          </table:table-cell>
        </table:table-row>
        <table:table-row table:style-name="ro1">
          <table:table-cell office:value-type="float" office:value="13934889" calcext:value-type="float">
            <text:p>13934889</text:p>
          </table:table-cell>
          <table:table-cell table:formula="of:=[.A873]/1000/(60*60*24)" office:value-type="time" office:time-value="PT03H52M14.889S" calcext:value-type="time">
            <text:p>03:52:15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0.78" calcext:value-type="float">
            <text:p>290.78</text:p>
          </table:table-cell>
          <table:table-cell office:value-type="float" office:value="949.38" calcext:value-type="float">
            <text:p>949.38</text:p>
          </table:table-cell>
          <table:table-cell office:value-type="float" office:value="1171.38" calcext:value-type="float">
            <text:p>1171.38</text:p>
          </table:table-cell>
        </table:table-row>
        <table:table-row table:style-name="ro1">
          <table:table-cell office:value-type="float" office:value="13950889" calcext:value-type="float">
            <text:p>13950889</text:p>
          </table:table-cell>
          <table:table-cell table:formula="of:=[.A874]/1000/(60*60*24)" office:value-type="time" office:time-value="PT03H52M30.889S" calcext:value-type="time">
            <text:p>03:52:31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0.78" calcext:value-type="float">
            <text:p>290.78</text:p>
          </table:table-cell>
          <table:table-cell office:value-type="float" office:value="950.45" calcext:value-type="float">
            <text:p>950.45</text:p>
          </table:table-cell>
          <table:table-cell office:value-type="float" office:value="1172.68" calcext:value-type="float">
            <text:p>1172.68</text:p>
          </table:table-cell>
        </table:table-row>
        <table:table-row table:style-name="ro1">
          <table:table-cell office:value-type="float" office:value="13966889" calcext:value-type="float">
            <text:p>13966889</text:p>
          </table:table-cell>
          <table:table-cell table:formula="of:=[.A875]/1000/(60*60*24)" office:value-type="time" office:time-value="PT03H52M46.889S" calcext:value-type="time">
            <text:p>03:52:47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0.66" calcext:value-type="float">
            <text:p>290.66</text:p>
          </table:table-cell>
          <table:table-cell office:value-type="float" office:value="951.52" calcext:value-type="float">
            <text:p>951.52</text:p>
          </table:table-cell>
          <table:table-cell office:value-type="float" office:value="1173.97" calcext:value-type="float">
            <text:p>1173.97</text:p>
          </table:table-cell>
        </table:table-row>
        <table:table-row table:style-name="ro1">
          <table:table-cell office:value-type="float" office:value="13982889" calcext:value-type="float">
            <text:p>13982889</text:p>
          </table:table-cell>
          <table:table-cell table:formula="of:=[.A876]/1000/(60*60*24)" office:value-type="time" office:time-value="PT03H53M02.889S" calcext:value-type="time">
            <text:p>03:53:03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0.78" calcext:value-type="float">
            <text:p>290.78</text:p>
          </table:table-cell>
          <table:table-cell office:value-type="float" office:value="952.59" calcext:value-type="float">
            <text:p>952.59</text:p>
          </table:table-cell>
          <table:table-cell office:value-type="float" office:value="1175.27" calcext:value-type="float">
            <text:p>1175.27</text:p>
          </table:table-cell>
        </table:table-row>
        <table:table-row table:style-name="ro1">
          <table:table-cell office:value-type="float" office:value="13998889" calcext:value-type="float">
            <text:p>13998889</text:p>
          </table:table-cell>
          <table:table-cell table:formula="of:=[.A877]/1000/(60*60*24)" office:value-type="time" office:time-value="PT03H53M18.889S" calcext:value-type="time">
            <text:p>03:53:19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953.66" calcext:value-type="float">
            <text:p>953.66</text:p>
          </table:table-cell>
          <table:table-cell office:value-type="float" office:value="1176.56" calcext:value-type="float">
            <text:p>1176.56</text:p>
          </table:table-cell>
        </table:table-row>
        <table:table-row table:style-name="ro1">
          <table:table-cell office:value-type="float" office:value="14014889" calcext:value-type="float">
            <text:p>14014889</text:p>
          </table:table-cell>
          <table:table-cell table:formula="of:=[.A878]/1000/(60*60*24)" office:value-type="time" office:time-value="PT03H53M34.889S" calcext:value-type="time">
            <text:p>03:53:35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954.73" calcext:value-type="float">
            <text:p>954.73</text:p>
          </table:table-cell>
          <table:table-cell office:value-type="float" office:value="1177.85" calcext:value-type="float">
            <text:p>1177.85</text:p>
          </table:table-cell>
        </table:table-row>
        <table:table-row table:style-name="ro1">
          <table:table-cell office:value-type="float" office:value="14030889" calcext:value-type="float">
            <text:p>14030889</text:p>
          </table:table-cell>
          <table:table-cell table:formula="of:=[.A879]/1000/(60*60*24)" office:value-type="time" office:time-value="PT03H53M50.889S" calcext:value-type="time">
            <text:p>03:53:51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0.78" calcext:value-type="float">
            <text:p>290.78</text:p>
          </table:table-cell>
          <table:table-cell office:value-type="float" office:value="955.8" calcext:value-type="float">
            <text:p>955.8</text:p>
          </table:table-cell>
          <table:table-cell office:value-type="float" office:value="1179.14" calcext:value-type="float">
            <text:p>1179.14</text:p>
          </table:table-cell>
        </table:table-row>
        <table:table-row table:style-name="ro1">
          <table:table-cell office:value-type="float" office:value="14046889" calcext:value-type="float">
            <text:p>14046889</text:p>
          </table:table-cell>
          <table:table-cell table:formula="of:=[.A880]/1000/(60*60*24)" office:value-type="time" office:time-value="PT03H54M06.889S" calcext:value-type="time">
            <text:p>03:54:07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956.87" calcext:value-type="float">
            <text:p>956.87</text:p>
          </table:table-cell>
          <table:table-cell office:value-type="float" office:value="1180.43" calcext:value-type="float">
            <text:p>1180.43</text:p>
          </table:table-cell>
        </table:table-row>
        <table:table-row table:style-name="ro1">
          <table:table-cell office:value-type="float" office:value="14062889" calcext:value-type="float">
            <text:p>14062889</text:p>
          </table:table-cell>
          <table:table-cell table:formula="of:=[.A881]/1000/(60*60*24)" office:value-type="time" office:time-value="PT03H54M22.889S" calcext:value-type="time">
            <text:p>03:54:23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0.66" calcext:value-type="float">
            <text:p>290.66</text:p>
          </table:table-cell>
          <table:table-cell office:value-type="float" office:value="957.94" calcext:value-type="float">
            <text:p>957.94</text:p>
          </table:table-cell>
          <table:table-cell office:value-type="float" office:value="1181.72" calcext:value-type="float">
            <text:p>1181.72</text:p>
          </table:table-cell>
        </table:table-row>
        <table:table-row table:style-name="ro1">
          <table:table-cell office:value-type="float" office:value="14078889" calcext:value-type="float">
            <text:p>14078889</text:p>
          </table:table-cell>
          <table:table-cell table:formula="of:=[.A882]/1000/(60*60*24)" office:value-type="time" office:time-value="PT03H54M38.889S" calcext:value-type="time">
            <text:p>03:54:39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959.01" calcext:value-type="float">
            <text:p>959.01</text:p>
          </table:table-cell>
          <table:table-cell office:value-type="float" office:value="1183.02" calcext:value-type="float">
            <text:p>1183.02</text:p>
          </table:table-cell>
        </table:table-row>
        <table:table-row table:style-name="ro1">
          <table:table-cell office:value-type="float" office:value="14094889" calcext:value-type="float">
            <text:p>14094889</text:p>
          </table:table-cell>
          <table:table-cell table:formula="of:=[.A883]/1000/(60*60*24)" office:value-type="time" office:time-value="PT03H54M54.889S" calcext:value-type="time">
            <text:p>03:54:55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0.54" calcext:value-type="float">
            <text:p>290.54</text:p>
          </table:table-cell>
          <table:table-cell office:value-type="float" office:value="960.08" calcext:value-type="float">
            <text:p>960.08</text:p>
          </table:table-cell>
          <table:table-cell office:value-type="float" office:value="1184.31" calcext:value-type="float">
            <text:p>1184.31</text:p>
          </table:table-cell>
        </table:table-row>
        <table:table-row table:style-name="ro1">
          <table:table-cell office:value-type="float" office:value="14110889" calcext:value-type="float">
            <text:p>14110889</text:p>
          </table:table-cell>
          <table:table-cell table:formula="of:=[.A884]/1000/(60*60*24)" office:value-type="time" office:time-value="PT03H55M10.889S" calcext:value-type="time">
            <text:p>03:55:11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0.66" calcext:value-type="float">
            <text:p>290.66</text:p>
          </table:table-cell>
          <table:table-cell office:value-type="float" office:value="961.15" calcext:value-type="float">
            <text:p>961.15</text:p>
          </table:table-cell>
          <table:table-cell office:value-type="float" office:value="1185.6" calcext:value-type="float">
            <text:p>1185.6</text:p>
          </table:table-cell>
        </table:table-row>
        <table:table-row table:style-name="ro1">
          <table:table-cell office:value-type="float" office:value="14126889" calcext:value-type="float">
            <text:p>14126889</text:p>
          </table:table-cell>
          <table:table-cell table:formula="of:=[.A885]/1000/(60*60*24)" office:value-type="time" office:time-value="PT03H55M26.889S" calcext:value-type="time">
            <text:p>03:55:27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0.54" calcext:value-type="float">
            <text:p>290.54</text:p>
          </table:table-cell>
          <table:table-cell office:value-type="float" office:value="962.22" calcext:value-type="float">
            <text:p>962.22</text:p>
          </table:table-cell>
          <table:table-cell office:value-type="float" office:value="1186.89" calcext:value-type="float">
            <text:p>1186.89</text:p>
          </table:table-cell>
        </table:table-row>
        <table:table-row table:style-name="ro1">
          <table:table-cell office:value-type="float" office:value="14142889" calcext:value-type="float">
            <text:p>14142889</text:p>
          </table:table-cell>
          <table:table-cell table:formula="of:=[.A886]/1000/(60*60*24)" office:value-type="time" office:time-value="PT03H55M42.889S" calcext:value-type="time">
            <text:p>03:55:43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0.54" calcext:value-type="float">
            <text:p>290.54</text:p>
          </table:table-cell>
          <table:table-cell office:value-type="float" office:value="963.29" calcext:value-type="float">
            <text:p>963.29</text:p>
          </table:table-cell>
          <table:table-cell office:value-type="float" office:value="1188.18" calcext:value-type="float">
            <text:p>1188.18</text:p>
          </table:table-cell>
        </table:table-row>
        <table:table-row table:style-name="ro1">
          <table:table-cell office:value-type="float" office:value="14158889" calcext:value-type="float">
            <text:p>14158889</text:p>
          </table:table-cell>
          <table:table-cell table:formula="of:=[.A887]/1000/(60*60*24)" office:value-type="time" office:time-value="PT03H55M58.889S" calcext:value-type="time">
            <text:p>03:55:59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0.54" calcext:value-type="float">
            <text:p>290.54</text:p>
          </table:table-cell>
          <table:table-cell office:value-type="float" office:value="964.35" calcext:value-type="float">
            <text:p>964.35</text:p>
          </table:table-cell>
          <table:table-cell office:value-type="float" office:value="1189.48" calcext:value-type="float">
            <text:p>1189.48</text:p>
          </table:table-cell>
        </table:table-row>
        <table:table-row table:style-name="ro1">
          <table:table-cell office:value-type="float" office:value="14174889" calcext:value-type="float">
            <text:p>14174889</text:p>
          </table:table-cell>
          <table:table-cell table:formula="of:=[.A888]/1000/(60*60*24)" office:value-type="time" office:time-value="PT03H56M14.889S" calcext:value-type="time">
            <text:p>03:56:15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0.54" calcext:value-type="float">
            <text:p>290.54</text:p>
          </table:table-cell>
          <table:table-cell office:value-type="float" office:value="965.42" calcext:value-type="float">
            <text:p>965.42</text:p>
          </table:table-cell>
          <table:table-cell office:value-type="float" office:value="1190.77" calcext:value-type="float">
            <text:p>1190.77</text:p>
          </table:table-cell>
        </table:table-row>
        <table:table-row table:style-name="ro1">
          <table:table-cell office:value-type="float" office:value="14190889" calcext:value-type="float">
            <text:p>14190889</text:p>
          </table:table-cell>
          <table:table-cell table:formula="of:=[.A889]/1000/(60*60*24)" office:value-type="time" office:time-value="PT03H56M30.889S" calcext:value-type="time">
            <text:p>03:56:31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0.54" calcext:value-type="float">
            <text:p>290.54</text:p>
          </table:table-cell>
          <table:table-cell office:value-type="float" office:value="966.49" calcext:value-type="float">
            <text:p>966.49</text:p>
          </table:table-cell>
          <table:table-cell office:value-type="float" office:value="1192.06" calcext:value-type="float">
            <text:p>1192.06</text:p>
          </table:table-cell>
        </table:table-row>
        <table:table-row table:style-name="ro1">
          <table:table-cell office:value-type="float" office:value="14206889" calcext:value-type="float">
            <text:p>14206889</text:p>
          </table:table-cell>
          <table:table-cell table:formula="of:=[.A890]/1000/(60*60*24)" office:value-type="time" office:time-value="PT03H56M46.889S" calcext:value-type="time">
            <text:p>03:56:47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0.54" calcext:value-type="float">
            <text:p>290.54</text:p>
          </table:table-cell>
          <table:table-cell office:value-type="float" office:value="967.56" calcext:value-type="float">
            <text:p>967.56</text:p>
          </table:table-cell>
          <table:table-cell office:value-type="float" office:value="1193.35" calcext:value-type="float">
            <text:p>1193.35</text:p>
          </table:table-cell>
        </table:table-row>
        <table:table-row table:style-name="ro1">
          <table:table-cell office:value-type="float" office:value="14222888" calcext:value-type="float">
            <text:p>14222888</text:p>
          </table:table-cell>
          <table:table-cell table:formula="of:=[.A891]/1000/(60*60*24)" office:value-type="time" office:time-value="PT03H57M02.888S" calcext:value-type="time">
            <text:p>03:57:03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0.54" calcext:value-type="float">
            <text:p>290.54</text:p>
          </table:table-cell>
          <table:table-cell office:value-type="float" office:value="968.63" calcext:value-type="float">
            <text:p>968.63</text:p>
          </table:table-cell>
          <table:table-cell office:value-type="float" office:value="1194.64" calcext:value-type="float">
            <text:p>1194.64</text:p>
          </table:table-cell>
        </table:table-row>
        <table:table-row table:style-name="ro1">
          <table:table-cell office:value-type="float" office:value="14238889" calcext:value-type="float">
            <text:p>14238889</text:p>
          </table:table-cell>
          <table:table-cell table:formula="of:=[.A892]/1000/(60*60*24)" office:value-type="time" office:time-value="PT03H57M18.889S" calcext:value-type="time">
            <text:p>03:57:19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0.42" calcext:value-type="float">
            <text:p>290.42</text:p>
          </table:table-cell>
          <table:table-cell office:value-type="float" office:value="969.7" calcext:value-type="float">
            <text:p>969.7</text:p>
          </table:table-cell>
          <table:table-cell office:value-type="float" office:value="1195.93" calcext:value-type="float">
            <text:p>1195.93</text:p>
          </table:table-cell>
        </table:table-row>
        <table:table-row table:style-name="ro1">
          <table:table-cell office:value-type="float" office:value="14254889" calcext:value-type="float">
            <text:p>14254889</text:p>
          </table:table-cell>
          <table:table-cell table:formula="of:=[.A893]/1000/(60*60*24)" office:value-type="time" office:time-value="PT03H57M34.889S" calcext:value-type="time">
            <text:p>03:57:35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0.41" calcext:value-type="float">
            <text:p>290.41</text:p>
          </table:table-cell>
          <table:table-cell office:value-type="float" office:value="970.77" calcext:value-type="float">
            <text:p>970.77</text:p>
          </table:table-cell>
          <table:table-cell office:value-type="float" office:value="1197.22" calcext:value-type="float">
            <text:p>1197.22</text:p>
          </table:table-cell>
        </table:table-row>
        <table:table-row table:style-name="ro1">
          <table:table-cell office:value-type="float" office:value="14270889" calcext:value-type="float">
            <text:p>14270889</text:p>
          </table:table-cell>
          <table:table-cell table:formula="of:=[.A894]/1000/(60*60*24)" office:value-type="time" office:time-value="PT03H57M50.889S" calcext:value-type="time">
            <text:p>03:57:51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0.53" calcext:value-type="float">
            <text:p>290.53</text:p>
          </table:table-cell>
          <table:table-cell office:value-type="float" office:value="971.84" calcext:value-type="float">
            <text:p>971.84</text:p>
          </table:table-cell>
          <table:table-cell office:value-type="float" office:value="1198.51" calcext:value-type="float">
            <text:p>1198.51</text:p>
          </table:table-cell>
        </table:table-row>
        <table:table-row table:style-name="ro1">
          <table:table-cell office:value-type="float" office:value="14286889" calcext:value-type="float">
            <text:p>14286889</text:p>
          </table:table-cell>
          <table:table-cell table:formula="of:=[.A895]/1000/(60*60*24)" office:value-type="time" office:time-value="PT03H58M06.889S" calcext:value-type="time">
            <text:p>03:58:07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0.41" calcext:value-type="float">
            <text:p>290.41</text:p>
          </table:table-cell>
          <table:table-cell office:value-type="float" office:value="972.91" calcext:value-type="float">
            <text:p>972.91</text:p>
          </table:table-cell>
          <table:table-cell office:value-type="float" office:value="1199.81" calcext:value-type="float">
            <text:p>1199.81</text:p>
          </table:table-cell>
        </table:table-row>
        <table:table-row table:style-name="ro1">
          <table:table-cell office:value-type="float" office:value="14302889" calcext:value-type="float">
            <text:p>14302889</text:p>
          </table:table-cell>
          <table:table-cell table:formula="of:=[.A896]/1000/(60*60*24)" office:value-type="time" office:time-value="PT03H58M22.889S" calcext:value-type="time">
            <text:p>03:58:23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0.41" calcext:value-type="float">
            <text:p>290.41</text:p>
          </table:table-cell>
          <table:table-cell office:value-type="float" office:value="973.97" calcext:value-type="float">
            <text:p>973.97</text:p>
          </table:table-cell>
          <table:table-cell office:value-type="float" office:value="1201.1" calcext:value-type="float">
            <text:p>1201.1</text:p>
          </table:table-cell>
        </table:table-row>
        <table:table-row table:style-name="ro1">
          <table:table-cell office:value-type="float" office:value="14318889" calcext:value-type="float">
            <text:p>14318889</text:p>
          </table:table-cell>
          <table:table-cell table:formula="of:=[.A897]/1000/(60*60*24)" office:value-type="time" office:time-value="PT03H58M38.889S" calcext:value-type="time">
            <text:p>03:58:39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0.41" calcext:value-type="float">
            <text:p>290.41</text:p>
          </table:table-cell>
          <table:table-cell office:value-type="float" office:value="975.04" calcext:value-type="float">
            <text:p>975.04</text:p>
          </table:table-cell>
          <table:table-cell office:value-type="float" office:value="1202.39" calcext:value-type="float">
            <text:p>1202.39</text:p>
          </table:table-cell>
        </table:table-row>
        <table:table-row table:style-name="ro1">
          <table:table-cell office:value-type="float" office:value="14334889" calcext:value-type="float">
            <text:p>14334889</text:p>
          </table:table-cell>
          <table:table-cell table:formula="of:=[.A898]/1000/(60*60*24)" office:value-type="time" office:time-value="PT03H58M54.889S" calcext:value-type="time">
            <text:p>03:58:55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0.41" calcext:value-type="float">
            <text:p>290.41</text:p>
          </table:table-cell>
          <table:table-cell office:value-type="float" office:value="976.11" calcext:value-type="float">
            <text:p>976.11</text:p>
          </table:table-cell>
          <table:table-cell office:value-type="float" office:value="1203.68" calcext:value-type="float">
            <text:p>1203.68</text:p>
          </table:table-cell>
        </table:table-row>
        <table:table-row table:style-name="ro1">
          <table:table-cell office:value-type="float" office:value="14350889" calcext:value-type="float">
            <text:p>14350889</text:p>
          </table:table-cell>
          <table:table-cell table:formula="of:=[.A899]/1000/(60*60*24)" office:value-type="time" office:time-value="PT03H59M10.889S" calcext:value-type="time">
            <text:p>03:59:11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0.29" calcext:value-type="float">
            <text:p>290.29</text:p>
          </table:table-cell>
          <table:table-cell office:value-type="float" office:value="977.18" calcext:value-type="float">
            <text:p>977.18</text:p>
          </table:table-cell>
          <table:table-cell office:value-type="float" office:value="1204.97" calcext:value-type="float">
            <text:p>1204.97</text:p>
          </table:table-cell>
        </table:table-row>
        <table:table-row table:style-name="ro1">
          <table:table-cell office:value-type="float" office:value="14366889" calcext:value-type="float">
            <text:p>14366889</text:p>
          </table:table-cell>
          <table:table-cell table:formula="of:=[.A900]/1000/(60*60*24)" office:value-type="time" office:time-value="PT03H59M26.889S" calcext:value-type="time">
            <text:p>03:59:27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0.41" calcext:value-type="float">
            <text:p>290.41</text:p>
          </table:table-cell>
          <table:table-cell office:value-type="float" office:value="978.25" calcext:value-type="float">
            <text:p>978.25</text:p>
          </table:table-cell>
          <table:table-cell office:value-type="float" office:value="1206.26" calcext:value-type="float">
            <text:p>1206.26</text:p>
          </table:table-cell>
        </table:table-row>
        <table:table-row table:style-name="ro1">
          <table:table-cell office:value-type="float" office:value="14382889" calcext:value-type="float">
            <text:p>14382889</text:p>
          </table:table-cell>
          <table:table-cell table:formula="of:=[.A901]/1000/(60*60*24)" office:value-type="time" office:time-value="PT03H59M42.889S" calcext:value-type="time">
            <text:p>03:59:43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0.29" calcext:value-type="float">
            <text:p>290.29</text:p>
          </table:table-cell>
          <table:table-cell office:value-type="float" office:value="979.32" calcext:value-type="float">
            <text:p>979.32</text:p>
          </table:table-cell>
          <table:table-cell office:value-type="float" office:value="1207.55" calcext:value-type="float">
            <text:p>1207.55</text:p>
          </table:table-cell>
        </table:table-row>
        <table:table-row table:style-name="ro1">
          <table:table-cell office:value-type="float" office:value="14398889" calcext:value-type="float">
            <text:p>14398889</text:p>
          </table:table-cell>
          <table:table-cell table:formula="of:=[.A902]/1000/(60*60*24)" office:value-type="time" office:time-value="PT03H59M58.889S" calcext:value-type="time">
            <text:p>03:59:59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0.29" calcext:value-type="float">
            <text:p>290.29</text:p>
          </table:table-cell>
          <table:table-cell office:value-type="float" office:value="980.38" calcext:value-type="float">
            <text:p>980.38</text:p>
          </table:table-cell>
          <table:table-cell office:value-type="float" office:value="1208.84" calcext:value-type="float">
            <text:p>1208.84</text:p>
          </table:table-cell>
        </table:table-row>
        <table:table-row table:style-name="ro1">
          <table:table-cell office:value-type="float" office:value="14414888" calcext:value-type="float">
            <text:p>14414888</text:p>
          </table:table-cell>
          <table:table-cell table:formula="of:=[.A903]/1000/(60*60*24)" office:value-type="time" office:time-value="PT04H00M14.888S" calcext:value-type="time">
            <text:p>04:00:15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0.29" calcext:value-type="float">
            <text:p>290.29</text:p>
          </table:table-cell>
          <table:table-cell office:value-type="float" office:value="981.45" calcext:value-type="float">
            <text:p>981.45</text:p>
          </table:table-cell>
          <table:table-cell office:value-type="float" office:value="1210.13" calcext:value-type="float">
            <text:p>1210.13</text:p>
          </table:table-cell>
        </table:table-row>
        <table:table-row table:style-name="ro1">
          <table:table-cell office:value-type="float" office:value="14430889" calcext:value-type="float">
            <text:p>14430889</text:p>
          </table:table-cell>
          <table:table-cell table:formula="of:=[.A904]/1000/(60*60*24)" office:value-type="time" office:time-value="PT04H00M30.889S" calcext:value-type="time">
            <text:p>04:00:31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0.29" calcext:value-type="float">
            <text:p>290.29</text:p>
          </table:table-cell>
          <table:table-cell office:value-type="float" office:value="982.52" calcext:value-type="float">
            <text:p>982.52</text:p>
          </table:table-cell>
          <table:table-cell office:value-type="float" office:value="1211.42" calcext:value-type="float">
            <text:p>1211.42</text:p>
          </table:table-cell>
        </table:table-row>
        <table:table-row table:style-name="ro1">
          <table:table-cell office:value-type="float" office:value="14446889" calcext:value-type="float">
            <text:p>14446889</text:p>
          </table:table-cell>
          <table:table-cell table:formula="of:=[.A905]/1000/(60*60*24)" office:value-type="time" office:time-value="PT04H00M46.889S" calcext:value-type="time">
            <text:p>04:00:47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0.29" calcext:value-type="float">
            <text:p>290.29</text:p>
          </table:table-cell>
          <table:table-cell office:value-type="float" office:value="983.59" calcext:value-type="float">
            <text:p>983.59</text:p>
          </table:table-cell>
          <table:table-cell office:value-type="float" office:value="1212.71" calcext:value-type="float">
            <text:p>1212.71</text:p>
          </table:table-cell>
        </table:table-row>
        <table:table-row table:style-name="ro1">
          <table:table-cell office:value-type="float" office:value="14462889" calcext:value-type="float">
            <text:p>14462889</text:p>
          </table:table-cell>
          <table:table-cell table:formula="of:=[.A906]/1000/(60*60*24)" office:value-type="time" office:time-value="PT04H01M02.889S" calcext:value-type="time">
            <text:p>04:01:03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0.17" calcext:value-type="float">
            <text:p>290.17</text:p>
          </table:table-cell>
          <table:table-cell office:value-type="float" office:value="984.66" calcext:value-type="float">
            <text:p>984.66</text:p>
          </table:table-cell>
          <table:table-cell office:value-type="float" office:value="1214" calcext:value-type="float">
            <text:p>1214</text:p>
          </table:table-cell>
        </table:table-row>
        <table:table-row table:style-name="ro1">
          <table:table-cell office:value-type="float" office:value="14478889" calcext:value-type="float">
            <text:p>14478889</text:p>
          </table:table-cell>
          <table:table-cell table:formula="of:=[.A907]/1000/(60*60*24)" office:value-type="time" office:time-value="PT04H01M18.889S" calcext:value-type="time">
            <text:p>04:01:19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0.17" calcext:value-type="float">
            <text:p>290.17</text:p>
          </table:table-cell>
          <table:table-cell office:value-type="float" office:value="985.72" calcext:value-type="float">
            <text:p>985.72</text:p>
          </table:table-cell>
          <table:table-cell office:value-type="float" office:value="1215.29" calcext:value-type="float">
            <text:p>1215.29</text:p>
          </table:table-cell>
        </table:table-row>
        <table:table-row table:style-name="ro1">
          <table:table-cell office:value-type="float" office:value="14494889" calcext:value-type="float">
            <text:p>14494889</text:p>
          </table:table-cell>
          <table:table-cell table:formula="of:=[.A908]/1000/(60*60*24)" office:value-type="time" office:time-value="PT04H01M34.889S" calcext:value-type="time">
            <text:p>04:01:35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0.29" calcext:value-type="float">
            <text:p>290.29</text:p>
          </table:table-cell>
          <table:table-cell office:value-type="float" office:value="986.79" calcext:value-type="float">
            <text:p>986.79</text:p>
          </table:table-cell>
          <table:table-cell office:value-type="float" office:value="1216.58" calcext:value-type="float">
            <text:p>1216.58</text:p>
          </table:table-cell>
        </table:table-row>
        <table:table-row table:style-name="ro1">
          <table:table-cell office:value-type="float" office:value="14510889" calcext:value-type="float">
            <text:p>14510889</text:p>
          </table:table-cell>
          <table:table-cell table:formula="of:=[.A909]/1000/(60*60*24)" office:value-type="time" office:time-value="PT04H01M50.889S" calcext:value-type="time">
            <text:p>04:01:51</text:p>
          </table:table-cell>
          <table:table-cell office:value-type="float" office:value="1.2" calcext:value-type="float">
            <text:p>1.2</text:p>
          </table:table-cell>
          <table:table-cell office:value-type="float" office:value="240.3" calcext:value-type="float">
            <text:p>240.3</text:p>
          </table:table-cell>
          <table:table-cell office:value-type="float" office:value="289.33" calcext:value-type="float">
            <text:p>289.33</text:p>
          </table:table-cell>
          <table:table-cell office:value-type="float" office:value="987.86" calcext:value-type="float">
            <text:p>987.86</text:p>
          </table:table-cell>
          <table:table-cell office:value-type="float" office:value="1217.87" calcext:value-type="float">
            <text:p>1217.87</text:p>
          </table:table-cell>
        </table:table-row>
        <table:table-row table:style-name="ro1">
          <table:table-cell office:value-type="float" office:value="14526889" calcext:value-type="float">
            <text:p>14526889</text:p>
          </table:table-cell>
          <table:table-cell table:formula="of:=[.A910]/1000/(60*60*24)" office:value-type="time" office:time-value="PT04H02M06.889S" calcext:value-type="time">
            <text:p>04:02:07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0.17" calcext:value-type="float">
            <text:p>290.17</text:p>
          </table:table-cell>
          <table:table-cell office:value-type="float" office:value="988.93" calcext:value-type="float">
            <text:p>988.93</text:p>
          </table:table-cell>
          <table:table-cell office:value-type="float" office:value="1219.16" calcext:value-type="float">
            <text:p>1219.16</text:p>
          </table:table-cell>
        </table:table-row>
        <table:table-row table:style-name="ro1">
          <table:table-cell office:value-type="float" office:value="14542889" calcext:value-type="float">
            <text:p>14542889</text:p>
          </table:table-cell>
          <table:table-cell table:formula="of:=[.A911]/1000/(60*60*24)" office:value-type="time" office:time-value="PT04H02M22.889S" calcext:value-type="time">
            <text:p>04:02:23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0.17" calcext:value-type="float">
            <text:p>290.17</text:p>
          </table:table-cell>
          <table:table-cell office:value-type="float" office:value="990" calcext:value-type="float">
            <text:p>990</text:p>
          </table:table-cell>
          <table:table-cell office:value-type="float" office:value="1220.45" calcext:value-type="float">
            <text:p>1220.45</text:p>
          </table:table-cell>
        </table:table-row>
        <table:table-row table:style-name="ro1">
          <table:table-cell office:value-type="float" office:value="14558889" calcext:value-type="float">
            <text:p>14558889</text:p>
          </table:table-cell>
          <table:table-cell table:formula="of:=[.A912]/1000/(60*60*24)" office:value-type="time" office:time-value="PT04H02M38.889S" calcext:value-type="time">
            <text:p>04:02:39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0.16" calcext:value-type="float">
            <text:p>290.16</text:p>
          </table:table-cell>
          <table:table-cell office:value-type="float" office:value="991.06" calcext:value-type="float">
            <text:p>991.06</text:p>
          </table:table-cell>
          <table:table-cell office:value-type="float" office:value="1221.74" calcext:value-type="float">
            <text:p>1221.74</text:p>
          </table:table-cell>
        </table:table-row>
        <table:table-row table:style-name="ro1">
          <table:table-cell office:value-type="float" office:value="14574889" calcext:value-type="float">
            <text:p>14574889</text:p>
          </table:table-cell>
          <table:table-cell table:formula="of:=[.A913]/1000/(60*60*24)" office:value-type="time" office:time-value="PT04H02M54.889S" calcext:value-type="time">
            <text:p>04:02:55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0.17" calcext:value-type="float">
            <text:p>290.17</text:p>
          </table:table-cell>
          <table:table-cell office:value-type="float" office:value="992.13" calcext:value-type="float">
            <text:p>992.13</text:p>
          </table:table-cell>
          <table:table-cell office:value-type="float" office:value="1223.03" calcext:value-type="float">
            <text:p>1223.03</text:p>
          </table:table-cell>
        </table:table-row>
        <table:table-row table:style-name="ro1">
          <table:table-cell office:value-type="float" office:value="14590889" calcext:value-type="float">
            <text:p>14590889</text:p>
          </table:table-cell>
          <table:table-cell table:formula="of:=[.A914]/1000/(60*60*24)" office:value-type="time" office:time-value="PT04H03M10.889S" calcext:value-type="time">
            <text:p>04:03:11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0.16" calcext:value-type="float">
            <text:p>290.16</text:p>
          </table:table-cell>
          <table:table-cell office:value-type="float" office:value="993.2" calcext:value-type="float">
            <text:p>993.2</text:p>
          </table:table-cell>
          <table:table-cell office:value-type="float" office:value="1224.32" calcext:value-type="float">
            <text:p>1224.32</text:p>
          </table:table-cell>
        </table:table-row>
        <table:table-row table:style-name="ro1">
          <table:table-cell office:value-type="float" office:value="14606889" calcext:value-type="float">
            <text:p>14606889</text:p>
          </table:table-cell>
          <table:table-cell table:formula="of:=[.A915]/1000/(60*60*24)" office:value-type="time" office:time-value="PT04H03M26.889S" calcext:value-type="time">
            <text:p>04:03:27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0.17" calcext:value-type="float">
            <text:p>290.17</text:p>
          </table:table-cell>
          <table:table-cell office:value-type="float" office:value="994.26" calcext:value-type="float">
            <text:p>994.26</text:p>
          </table:table-cell>
          <table:table-cell office:value-type="float" office:value="1225.61" calcext:value-type="float">
            <text:p>1225.61</text:p>
          </table:table-cell>
        </table:table-row>
        <table:table-row table:style-name="ro1">
          <table:table-cell office:value-type="float" office:value="14622889" calcext:value-type="float">
            <text:p>14622889</text:p>
          </table:table-cell>
          <table:table-cell table:formula="of:=[.A916]/1000/(60*60*24)" office:value-type="time" office:time-value="PT04H03M42.889S" calcext:value-type="time">
            <text:p>04:03:43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0.17" calcext:value-type="float">
            <text:p>290.17</text:p>
          </table:table-cell>
          <table:table-cell office:value-type="float" office:value="995.33" calcext:value-type="float">
            <text:p>995.33</text:p>
          </table:table-cell>
          <table:table-cell office:value-type="float" office:value="1226.9" calcext:value-type="float">
            <text:p>1226.9</text:p>
          </table:table-cell>
        </table:table-row>
        <table:table-row table:style-name="ro1">
          <table:table-cell office:value-type="float" office:value="14638889" calcext:value-type="float">
            <text:p>14638889</text:p>
          </table:table-cell>
          <table:table-cell table:formula="of:=[.A917]/1000/(60*60*24)" office:value-type="time" office:time-value="PT04H03M58.889S" calcext:value-type="time">
            <text:p>04:03:59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0.04" calcext:value-type="float">
            <text:p>290.04</text:p>
          </table:table-cell>
          <table:table-cell office:value-type="float" office:value="996.4" calcext:value-type="float">
            <text:p>996.4</text:p>
          </table:table-cell>
          <table:table-cell office:value-type="float" office:value="1228.18" calcext:value-type="float">
            <text:p>1228.18</text:p>
          </table:table-cell>
        </table:table-row>
        <table:table-row table:style-name="ro1">
          <table:table-cell office:value-type="float" office:value="14654889" calcext:value-type="float">
            <text:p>14654889</text:p>
          </table:table-cell>
          <table:table-cell table:formula="of:=[.A918]/1000/(60*60*24)" office:value-type="time" office:time-value="PT04H04M14.889S" calcext:value-type="time">
            <text:p>04:04:15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0.05" calcext:value-type="float">
            <text:p>290.05</text:p>
          </table:table-cell>
          <table:table-cell office:value-type="float" office:value="997.47" calcext:value-type="float">
            <text:p>997.47</text:p>
          </table:table-cell>
          <table:table-cell office:value-type="float" office:value="1229.47" calcext:value-type="float">
            <text:p>1229.47</text:p>
          </table:table-cell>
        </table:table-row>
        <table:table-row table:style-name="ro1">
          <table:table-cell office:value-type="float" office:value="14670888" calcext:value-type="float">
            <text:p>14670888</text:p>
          </table:table-cell>
          <table:table-cell table:formula="of:=[.A919]/1000/(60*60*24)" office:value-type="time" office:time-value="PT04H04M30.888S" calcext:value-type="time">
            <text:p>04:04:31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0.04" calcext:value-type="float">
            <text:p>290.04</text:p>
          </table:table-cell>
          <table:table-cell office:value-type="float" office:value="998.53" calcext:value-type="float">
            <text:p>998.53</text:p>
          </table:table-cell>
          <table:table-cell office:value-type="float" office:value="1230.76" calcext:value-type="float">
            <text:p>1230.76</text:p>
          </table:table-cell>
        </table:table-row>
        <table:table-row table:style-name="ro1">
          <table:table-cell office:value-type="float" office:value="14686889" calcext:value-type="float">
            <text:p>14686889</text:p>
          </table:table-cell>
          <table:table-cell table:formula="of:=[.A920]/1000/(60*60*24)" office:value-type="time" office:time-value="PT04H04M46.889S" calcext:value-type="time">
            <text:p>04:04:47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0.04" calcext:value-type="float">
            <text:p>290.04</text:p>
          </table:table-cell>
          <table:table-cell office:value-type="float" office:value="999.6" calcext:value-type="float">
            <text:p>999.6</text:p>
          </table:table-cell>
          <table:table-cell office:value-type="float" office:value="1232.05" calcext:value-type="float">
            <text:p>1232.05</text:p>
          </table:table-cell>
        </table:table-row>
        <table:table-row table:style-name="ro1">
          <table:table-cell office:value-type="float" office:value="14702889" calcext:value-type="float">
            <text:p>14702889</text:p>
          </table:table-cell>
          <table:table-cell table:formula="of:=[.A921]/1000/(60*60*24)" office:value-type="time" office:time-value="PT04H05M02.889S" calcext:value-type="time">
            <text:p>04:05:03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0.04" calcext:value-type="float">
            <text:p>290.04</text:p>
          </table:table-cell>
          <table:table-cell office:value-type="float" office:value="1000.67" calcext:value-type="float">
            <text:p>1000.67</text:p>
          </table:table-cell>
          <table:table-cell office:value-type="float" office:value="1233.34" calcext:value-type="float">
            <text:p>1233.34</text:p>
          </table:table-cell>
        </table:table-row>
        <table:table-row table:style-name="ro1">
          <table:table-cell office:value-type="float" office:value="14718889" calcext:value-type="float">
            <text:p>14718889</text:p>
          </table:table-cell>
          <table:table-cell table:formula="of:=[.A922]/1000/(60*60*24)" office:value-type="time" office:time-value="PT04H05M18.889S" calcext:value-type="time">
            <text:p>04:05:19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89.92" calcext:value-type="float">
            <text:p>289.92</text:p>
          </table:table-cell>
          <table:table-cell office:value-type="float" office:value="1001.74" calcext:value-type="float">
            <text:p>1001.74</text:p>
          </table:table-cell>
          <table:table-cell office:value-type="float" office:value="1234.62" calcext:value-type="float">
            <text:p>1234.62</text:p>
          </table:table-cell>
        </table:table-row>
        <table:table-row table:style-name="ro1">
          <table:table-cell office:value-type="float" office:value="14734889" calcext:value-type="float">
            <text:p>14734889</text:p>
          </table:table-cell>
          <table:table-cell table:formula="of:=[.A923]/1000/(60*60*24)" office:value-type="time" office:time-value="PT04H05M34.889S" calcext:value-type="time">
            <text:p>04:05:35</text:p>
          </table:table-cell>
          <table:table-cell office:value-type="float" office:value="1.2" calcext:value-type="float">
            <text:p>1.2</text:p>
          </table:table-cell>
          <table:table-cell office:value-type="float" office:value="240" calcext:value-type="float">
            <text:p>240</text:p>
          </table:table-cell>
          <table:table-cell office:value-type="float" office:value="288.96" calcext:value-type="float">
            <text:p>288.96</text:p>
          </table:table-cell>
          <table:table-cell office:value-type="float" office:value="1002.8" calcext:value-type="float">
            <text:p>1002.8</text:p>
          </table:table-cell>
          <table:table-cell office:value-type="float" office:value="1235.91" calcext:value-type="float">
            <text:p>1235.91</text:p>
          </table:table-cell>
        </table:table-row>
        <table:table-row table:style-name="ro1">
          <table:table-cell office:value-type="float" office:value="14750889" calcext:value-type="float">
            <text:p>14750889</text:p>
          </table:table-cell>
          <table:table-cell table:formula="of:=[.A924]/1000/(60*60*24)" office:value-type="time" office:time-value="PT04H05M50.889S" calcext:value-type="time">
            <text:p>04:05:51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89.92" calcext:value-type="float">
            <text:p>289.92</text:p>
          </table:table-cell>
          <table:table-cell office:value-type="float" office:value="1003.87" calcext:value-type="float">
            <text:p>1003.87</text:p>
          </table:table-cell>
          <table:table-cell office:value-type="float" office:value="1237.2" calcext:value-type="float">
            <text:p>1237.2</text:p>
          </table:table-cell>
        </table:table-row>
        <table:table-row table:style-name="ro1">
          <table:table-cell office:value-type="float" office:value="14766889" calcext:value-type="float">
            <text:p>14766889</text:p>
          </table:table-cell>
          <table:table-cell table:formula="of:=[.A925]/1000/(60*60*24)" office:value-type="time" office:time-value="PT04H06M06.889S" calcext:value-type="time">
            <text:p>04:06:07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89.92" calcext:value-type="float">
            <text:p>289.92</text:p>
          </table:table-cell>
          <table:table-cell office:value-type="float" office:value="1004.94" calcext:value-type="float">
            <text:p>1004.94</text:p>
          </table:table-cell>
          <table:table-cell office:value-type="float" office:value="1238.49" calcext:value-type="float">
            <text:p>1238.49</text:p>
          </table:table-cell>
        </table:table-row>
        <table:table-row table:style-name="ro1">
          <table:table-cell office:value-type="float" office:value="14782889" calcext:value-type="float">
            <text:p>14782889</text:p>
          </table:table-cell>
          <table:table-cell table:formula="of:=[.A926]/1000/(60*60*24)" office:value-type="time" office:time-value="PT04H06M22.889S" calcext:value-type="time">
            <text:p>04:06:23</text:p>
          </table:table-cell>
          <table:table-cell office:value-type="float" office:value="1.2" calcext:value-type="float">
            <text:p>1.2</text:p>
          </table:table-cell>
          <table:table-cell office:value-type="float" office:value="240" calcext:value-type="float">
            <text:p>240</text:p>
          </table:table-cell>
          <table:table-cell office:value-type="float" office:value="288.96" calcext:value-type="float">
            <text:p>288.96</text:p>
          </table:table-cell>
          <table:table-cell office:value-type="float" office:value="1006" calcext:value-type="float">
            <text:p>1006</text:p>
          </table:table-cell>
          <table:table-cell office:value-type="float" office:value="1239.77" calcext:value-type="float">
            <text:p>1239.77</text:p>
          </table:table-cell>
        </table:table-row>
        <table:table-row table:style-name="ro1">
          <table:table-cell office:value-type="float" office:value="14798889" calcext:value-type="float">
            <text:p>14798889</text:p>
          </table:table-cell>
          <table:table-cell table:formula="of:=[.A927]/1000/(60*60*24)" office:value-type="time" office:time-value="PT04H06M38.889S" calcext:value-type="time">
            <text:p>04:06:39</text:p>
          </table:table-cell>
          <table:table-cell office:value-type="float" office:value="1.2" calcext:value-type="float">
            <text:p>1.2</text:p>
          </table:table-cell>
          <table:table-cell office:value-type="float" office:value="240" calcext:value-type="float">
            <text:p>240</text:p>
          </table:table-cell>
          <table:table-cell office:value-type="float" office:value="288.96" calcext:value-type="float">
            <text:p>288.96</text:p>
          </table:table-cell>
          <table:table-cell office:value-type="float" office:value="1007.07" calcext:value-type="float">
            <text:p>1007.07</text:p>
          </table:table-cell>
          <table:table-cell office:value-type="float" office:value="1241.06" calcext:value-type="float">
            <text:p>1241.06</text:p>
          </table:table-cell>
        </table:table-row>
        <table:table-row table:style-name="ro1">
          <table:table-cell office:value-type="float" office:value="14814889" calcext:value-type="float">
            <text:p>14814889</text:p>
          </table:table-cell>
          <table:table-cell table:formula="of:=[.A928]/1000/(60*60*24)" office:value-type="time" office:time-value="PT04H06M54.889S" calcext:value-type="time">
            <text:p>04:06:55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1008.14" calcext:value-type="float">
            <text:p>1008.14</text:p>
          </table:table-cell>
          <table:table-cell office:value-type="float" office:value="1242.35" calcext:value-type="float">
            <text:p>1242.35</text:p>
          </table:table-cell>
        </table:table-row>
        <table:table-row table:style-name="ro1">
          <table:table-cell office:value-type="float" office:value="14830889" calcext:value-type="float">
            <text:p>14830889</text:p>
          </table:table-cell>
          <table:table-cell table:formula="of:=[.A929]/1000/(60*60*24)" office:value-type="time" office:time-value="PT04H07M10.889S" calcext:value-type="time">
            <text:p>04:07:11</text:p>
          </table:table-cell>
          <table:table-cell office:value-type="float" office:value="1.2" calcext:value-type="float">
            <text:p>1.2</text:p>
          </table:table-cell>
          <table:table-cell office:value-type="float" office:value="239.9" calcext:value-type="float">
            <text:p>239.9</text:p>
          </table:table-cell>
          <table:table-cell office:value-type="float" office:value="288.84" calcext:value-type="float">
            <text:p>288.84</text:p>
          </table:table-cell>
          <table:table-cell office:value-type="float" office:value="1009.2" calcext:value-type="float">
            <text:p>1009.2</text:p>
          </table:table-cell>
          <table:table-cell office:value-type="float" office:value="1243.63" calcext:value-type="float">
            <text:p>1243.63</text:p>
          </table:table-cell>
        </table:table-row>
        <table:table-row table:style-name="ro1">
          <table:table-cell office:value-type="float" office:value="14846889" calcext:value-type="float">
            <text:p>14846889</text:p>
          </table:table-cell>
          <table:table-cell table:formula="of:=[.A930]/1000/(60*60*24)" office:value-type="time" office:time-value="PT04H07M26.889S" calcext:value-type="time">
            <text:p>04:07:27</text:p>
          </table:table-cell>
          <table:table-cell office:value-type="float" office:value="1.2" calcext:value-type="float">
            <text:p>1.2</text:p>
          </table:table-cell>
          <table:table-cell office:value-type="float" office:value="240" calcext:value-type="float">
            <text:p>240</text:p>
          </table:table-cell>
          <table:table-cell office:value-type="float" office:value="288.96" calcext:value-type="float">
            <text:p>288.96</text:p>
          </table:table-cell>
          <table:table-cell office:value-type="float" office:value="1010.27" calcext:value-type="float">
            <text:p>1010.27</text:p>
          </table:table-cell>
          <table:table-cell office:value-type="float" office:value="1244.92" calcext:value-type="float">
            <text:p>1244.92</text:p>
          </table:table-cell>
        </table:table-row>
        <table:table-row table:style-name="ro1">
          <table:table-cell office:value-type="float" office:value="14862889" calcext:value-type="float">
            <text:p>14862889</text:p>
          </table:table-cell>
          <table:table-cell table:formula="of:=[.A931]/1000/(60*60*24)" office:value-type="time" office:time-value="PT04H07M42.889S" calcext:value-type="time">
            <text:p>04:07:43</text:p>
          </table:table-cell>
          <table:table-cell office:value-type="float" office:value="1.2" calcext:value-type="float">
            <text:p>1.2</text:p>
          </table:table-cell>
          <table:table-cell office:value-type="float" office:value="239.9" calcext:value-type="float">
            <text:p>239.9</text:p>
          </table:table-cell>
          <table:table-cell office:value-type="float" office:value="288.84" calcext:value-type="float">
            <text:p>288.84</text:p>
          </table:table-cell>
          <table:table-cell office:value-type="float" office:value="1011.34" calcext:value-type="float">
            <text:p>1011.34</text:p>
          </table:table-cell>
          <table:table-cell office:value-type="float" office:value="1246.21" calcext:value-type="float">
            <text:p>1246.21</text:p>
          </table:table-cell>
        </table:table-row>
        <table:table-row table:style-name="ro1">
          <table:table-cell office:value-type="float" office:value="14878889" calcext:value-type="float">
            <text:p>14878889</text:p>
          </table:table-cell>
          <table:table-cell table:formula="of:=[.A932]/1000/(60*60*24)" office:value-type="time" office:time-value="PT04H07M58.889S" calcext:value-type="time">
            <text:p>04:07:59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89.92" calcext:value-type="float">
            <text:p>289.92</text:p>
          </table:table-cell>
          <table:table-cell office:value-type="float" office:value="1012.4" calcext:value-type="float">
            <text:p>1012.4</text:p>
          </table:table-cell>
          <table:table-cell office:value-type="float" office:value="1247.49" calcext:value-type="float">
            <text:p>1247.49</text:p>
          </table:table-cell>
        </table:table-row>
        <table:table-row table:style-name="ro1">
          <table:table-cell office:value-type="float" office:value="14894889" calcext:value-type="float">
            <text:p>14894889</text:p>
          </table:table-cell>
          <table:table-cell table:formula="of:=[.A933]/1000/(60*60*24)" office:value-type="time" office:time-value="PT04H08M14.889S" calcext:value-type="time">
            <text:p>04:08:15</text:p>
          </table:table-cell>
          <table:table-cell office:value-type="float" office:value="1.2" calcext:value-type="float">
            <text:p>1.2</text:p>
          </table:table-cell>
          <table:table-cell office:value-type="float" office:value="239.9" calcext:value-type="float">
            <text:p>239.9</text:p>
          </table:table-cell>
          <table:table-cell office:value-type="float" office:value="288.84" calcext:value-type="float">
            <text:p>288.84</text:p>
          </table:table-cell>
          <table:table-cell office:value-type="float" office:value="1013.47" calcext:value-type="float">
            <text:p>1013.47</text:p>
          </table:table-cell>
          <table:table-cell office:value-type="float" office:value="1248.78" calcext:value-type="float">
            <text:p>1248.78</text:p>
          </table:table-cell>
        </table:table-row>
        <table:table-row table:style-name="ro1">
          <table:table-cell office:value-type="float" office:value="14910889" calcext:value-type="float">
            <text:p>14910889</text:p>
          </table:table-cell>
          <table:table-cell table:formula="of:=[.A934]/1000/(60*60*24)" office:value-type="time" office:time-value="PT04H08M30.889S" calcext:value-type="time">
            <text:p>04:08:31</text:p>
          </table:table-cell>
          <table:table-cell office:value-type="float" office:value="1.2" calcext:value-type="float">
            <text:p>1.2</text:p>
          </table:table-cell>
          <table:table-cell office:value-type="float" office:value="239.9" calcext:value-type="float">
            <text:p>239.9</text:p>
          </table:table-cell>
          <table:table-cell office:value-type="float" office:value="288.84" calcext:value-type="float">
            <text:p>288.84</text:p>
          </table:table-cell>
          <table:table-cell office:value-type="float" office:value="1014.53" calcext:value-type="float">
            <text:p>1014.53</text:p>
          </table:table-cell>
          <table:table-cell office:value-type="float" office:value="1250.06" calcext:value-type="float">
            <text:p>1250.06</text:p>
          </table:table-cell>
        </table:table-row>
        <table:table-row table:style-name="ro1">
          <table:table-cell office:value-type="float" office:value="14926889" calcext:value-type="float">
            <text:p>14926889</text:p>
          </table:table-cell>
          <table:table-cell table:formula="of:=[.A935]/1000/(60*60*24)" office:value-type="time" office:time-value="PT04H08M46.889S" calcext:value-type="time">
            <text:p>04:08:47</text:p>
          </table:table-cell>
          <table:table-cell office:value-type="float" office:value="1.2" calcext:value-type="float">
            <text:p>1.2</text:p>
          </table:table-cell>
          <table:table-cell office:value-type="float" office:value="239.8" calcext:value-type="float">
            <text:p>239.8</text:p>
          </table:table-cell>
          <table:table-cell office:value-type="float" office:value="288.72" calcext:value-type="float">
            <text:p>288.72</text:p>
          </table:table-cell>
          <table:table-cell office:value-type="float" office:value="1015.6" calcext:value-type="float">
            <text:p>1015.6</text:p>
          </table:table-cell>
          <table:table-cell office:value-type="float" office:value="1251.35" calcext:value-type="float">
            <text:p>1251.35</text:p>
          </table:table-cell>
        </table:table-row>
        <table:table-row table:style-name="ro1">
          <table:table-cell office:value-type="float" office:value="14942889" calcext:value-type="float">
            <text:p>14942889</text:p>
          </table:table-cell>
          <table:table-cell table:formula="of:=[.A936]/1000/(60*60*24)" office:value-type="time" office:time-value="PT04H09M02.889S" calcext:value-type="time">
            <text:p>04:09:03</text:p>
          </table:table-cell>
          <table:table-cell office:value-type="float" office:value="1.2" calcext:value-type="float">
            <text:p>1.2</text:p>
          </table:table-cell>
          <table:table-cell office:value-type="float" office:value="239.9" calcext:value-type="float">
            <text:p>239.9</text:p>
          </table:table-cell>
          <table:table-cell office:value-type="float" office:value="288.83" calcext:value-type="float">
            <text:p>288.83</text:p>
          </table:table-cell>
          <table:table-cell office:value-type="float" office:value="1016.67" calcext:value-type="float">
            <text:p>1016.67</text:p>
          </table:table-cell>
          <table:table-cell office:value-type="float" office:value="1252.63" calcext:value-type="float">
            <text:p>1252.63</text:p>
          </table:table-cell>
        </table:table-row>
        <table:table-row table:style-name="ro1">
          <table:table-cell office:value-type="float" office:value="14958889" calcext:value-type="float">
            <text:p>14958889</text:p>
          </table:table-cell>
          <table:table-cell table:formula="of:=[.A937]/1000/(60*60*24)" office:value-type="time" office:time-value="PT04H09M18.889S" calcext:value-type="time">
            <text:p>04:09:19</text:p>
          </table:table-cell>
          <table:table-cell office:value-type="float" office:value="1.2" calcext:value-type="float">
            <text:p>1.2</text:p>
          </table:table-cell>
          <table:table-cell office:value-type="float" office:value="239.9" calcext:value-type="float">
            <text:p>239.9</text:p>
          </table:table-cell>
          <table:table-cell office:value-type="float" office:value="288.84" calcext:value-type="float">
            <text:p>288.84</text:p>
          </table:table-cell>
          <table:table-cell office:value-type="float" office:value="1017.73" calcext:value-type="float">
            <text:p>1017.73</text:p>
          </table:table-cell>
          <table:table-cell office:value-type="float" office:value="1253.91" calcext:value-type="float">
            <text:p>1253.91</text:p>
          </table:table-cell>
        </table:table-row>
        <table:table-row table:style-name="ro1">
          <table:table-cell office:value-type="float" office:value="14974889" calcext:value-type="float">
            <text:p>14974889</text:p>
          </table:table-cell>
          <table:table-cell table:formula="of:=[.A938]/1000/(60*60*24)" office:value-type="time" office:time-value="PT04H09M34.889S" calcext:value-type="time">
            <text:p>04:09:35</text:p>
          </table:table-cell>
          <table:table-cell office:value-type="float" office:value="1.2" calcext:value-type="float">
            <text:p>1.2</text:p>
          </table:table-cell>
          <table:table-cell office:value-type="float" office:value="239.8" calcext:value-type="float">
            <text:p>239.8</text:p>
          </table:table-cell>
          <table:table-cell office:value-type="float" office:value="288.71" calcext:value-type="float">
            <text:p>288.71</text:p>
          </table:table-cell>
          <table:table-cell office:value-type="float" office:value="1018.8" calcext:value-type="float">
            <text:p>1018.8</text:p>
          </table:table-cell>
          <table:table-cell office:value-type="float" office:value="1255.2" calcext:value-type="float">
            <text:p>1255.2</text:p>
          </table:table-cell>
        </table:table-row>
        <table:table-row table:style-name="ro1">
          <table:table-cell office:value-type="float" office:value="14990889" calcext:value-type="float">
            <text:p>14990889</text:p>
          </table:table-cell>
          <table:table-cell table:formula="of:=[.A939]/1000/(60*60*24)" office:value-type="time" office:time-value="PT04H09M50.889S" calcext:value-type="time">
            <text:p>04:09:51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79" calcext:value-type="float">
            <text:p>289.79</text:p>
          </table:table-cell>
          <table:table-cell office:value-type="float" office:value="1019.86" calcext:value-type="float">
            <text:p>1019.86</text:p>
          </table:table-cell>
          <table:table-cell office:value-type="float" office:value="1256.48" calcext:value-type="float">
            <text:p>1256.48</text:p>
          </table:table-cell>
        </table:table-row>
        <table:table-row table:style-name="ro1">
          <table:table-cell office:value-type="float" office:value="15006889" calcext:value-type="float">
            <text:p>15006889</text:p>
          </table:table-cell>
          <table:table-cell table:formula="of:=[.A940]/1000/(60*60*24)" office:value-type="time" office:time-value="PT04H10M06.889S" calcext:value-type="time">
            <text:p>04:10:07</text:p>
          </table:table-cell>
          <table:table-cell office:value-type="float" office:value="1.2" calcext:value-type="float">
            <text:p>1.2</text:p>
          </table:table-cell>
          <table:table-cell office:value-type="float" office:value="239.8" calcext:value-type="float">
            <text:p>239.8</text:p>
          </table:table-cell>
          <table:table-cell office:value-type="float" office:value="288.71" calcext:value-type="float">
            <text:p>288.71</text:p>
          </table:table-cell>
          <table:table-cell office:value-type="float" office:value="1020.93" calcext:value-type="float">
            <text:p>1020.93</text:p>
          </table:table-cell>
          <table:table-cell office:value-type="float" office:value="1257.77" calcext:value-type="float">
            <text:p>1257.77</text:p>
          </table:table-cell>
        </table:table-row>
        <table:table-row table:style-name="ro1">
          <table:table-cell office:value-type="float" office:value="15022889" calcext:value-type="float">
            <text:p>15022889</text:p>
          </table:table-cell>
          <table:table-cell table:formula="of:=[.A941]/1000/(60*60*24)" office:value-type="time" office:time-value="PT04H10M22.889S" calcext:value-type="time">
            <text:p>04:10:23</text:p>
          </table:table-cell>
          <table:table-cell office:value-type="float" office:value="1.2" calcext:value-type="float">
            <text:p>1.2</text:p>
          </table:table-cell>
          <table:table-cell office:value-type="float" office:value="239.8" calcext:value-type="float">
            <text:p>239.8</text:p>
          </table:table-cell>
          <table:table-cell office:value-type="float" office:value="288.71" calcext:value-type="float">
            <text:p>288.71</text:p>
          </table:table-cell>
          <table:table-cell office:value-type="float" office:value="1022" calcext:value-type="float">
            <text:p>1022</text:p>
          </table:table-cell>
          <table:table-cell office:value-type="float" office:value="1259.05" calcext:value-type="float">
            <text:p>1259.05</text:p>
          </table:table-cell>
        </table:table-row>
        <table:table-row table:style-name="ro1">
          <table:table-cell office:value-type="float" office:value="15038889" calcext:value-type="float">
            <text:p>15038889</text:p>
          </table:table-cell>
          <table:table-cell table:formula="of:=[.A942]/1000/(60*60*24)" office:value-type="time" office:time-value="PT04H10M38.889S" calcext:value-type="time">
            <text:p>04:10:39</text:p>
          </table:table-cell>
          <table:table-cell office:value-type="float" office:value="1.2" calcext:value-type="float">
            <text:p>1.2</text:p>
          </table:table-cell>
          <table:table-cell office:value-type="float" office:value="239.8" calcext:value-type="float">
            <text:p>239.8</text:p>
          </table:table-cell>
          <table:table-cell office:value-type="float" office:value="288.71" calcext:value-type="float">
            <text:p>288.71</text:p>
          </table:table-cell>
          <table:table-cell office:value-type="float" office:value="1023.06" calcext:value-type="float">
            <text:p>1023.06</text:p>
          </table:table-cell>
          <table:table-cell office:value-type="float" office:value="1260.33" calcext:value-type="float">
            <text:p>1260.33</text:p>
          </table:table-cell>
        </table:table-row>
        <table:table-row table:style-name="ro1">
          <table:table-cell office:value-type="float" office:value="15054889" calcext:value-type="float">
            <text:p>15054889</text:p>
          </table:table-cell>
          <table:table-cell table:formula="of:=[.A943]/1000/(60*60*24)" office:value-type="time" office:time-value="PT04H10M54.889S" calcext:value-type="time">
            <text:p>04:10:55</text:p>
          </table:table-cell>
          <table:table-cell office:value-type="float" office:value="1.2" calcext:value-type="float">
            <text:p>1.2</text:p>
          </table:table-cell>
          <table:table-cell office:value-type="float" office:value="239.8" calcext:value-type="float">
            <text:p>239.8</text:p>
          </table:table-cell>
          <table:table-cell office:value-type="float" office:value="288.71" calcext:value-type="float">
            <text:p>288.71</text:p>
          </table:table-cell>
          <table:table-cell office:value-type="float" office:value="1024.13" calcext:value-type="float">
            <text:p>1024.13</text:p>
          </table:table-cell>
          <table:table-cell office:value-type="float" office:value="1261.62" calcext:value-type="float">
            <text:p>1261.62</text:p>
          </table:table-cell>
        </table:table-row>
        <table:table-row table:style-name="ro1">
          <table:table-cell office:value-type="float" office:value="15070889" calcext:value-type="float">
            <text:p>15070889</text:p>
          </table:table-cell>
          <table:table-cell table:formula="of:=[.A944]/1000/(60*60*24)" office:value-type="time" office:time-value="PT04H11M10.889S" calcext:value-type="time">
            <text:p>04:11:11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1025.19" calcext:value-type="float">
            <text:p>1025.19</text:p>
          </table:table-cell>
          <table:table-cell office:value-type="float" office:value="1262.9" calcext:value-type="float">
            <text:p>1262.9</text:p>
          </table:table-cell>
        </table:table-row>
        <table:table-row table:style-name="ro1">
          <table:table-cell office:value-type="float" office:value="15086889" calcext:value-type="float">
            <text:p>15086889</text:p>
          </table:table-cell>
          <table:table-cell table:formula="of:=[.A945]/1000/(60*60*24)" office:value-type="time" office:time-value="PT04H11M26.889S" calcext:value-type="time">
            <text:p>04:11:27</text:p>
          </table:table-cell>
          <table:table-cell office:value-type="float" office:value="1.2" calcext:value-type="float">
            <text:p>1.2</text:p>
          </table:table-cell>
          <table:table-cell office:value-type="float" office:value="239.7" calcext:value-type="float">
            <text:p>239.7</text:p>
          </table:table-cell>
          <table:table-cell office:value-type="float" office:value="288.59" calcext:value-type="float">
            <text:p>288.59</text:p>
          </table:table-cell>
          <table:table-cell office:value-type="float" office:value="1026.26" calcext:value-type="float">
            <text:p>1026.26</text:p>
          </table:table-cell>
          <table:table-cell office:value-type="float" office:value="1264.18" calcext:value-type="float">
            <text:p>1264.18</text:p>
          </table:table-cell>
        </table:table-row>
        <table:table-row table:style-name="ro1">
          <table:table-cell office:value-type="float" office:value="15102889" calcext:value-type="float">
            <text:p>15102889</text:p>
          </table:table-cell>
          <table:table-cell table:formula="of:=[.A946]/1000/(60*60*24)" office:value-type="time" office:time-value="PT04H11M42.889S" calcext:value-type="time">
            <text:p>04:11:43</text:p>
          </table:table-cell>
          <table:table-cell office:value-type="float" office:value="1.2" calcext:value-type="float">
            <text:p>1.2</text:p>
          </table:table-cell>
          <table:table-cell office:value-type="float" office:value="239.7" calcext:value-type="float">
            <text:p>239.7</text:p>
          </table:table-cell>
          <table:table-cell office:value-type="float" office:value="288.59" calcext:value-type="float">
            <text:p>288.59</text:p>
          </table:table-cell>
          <table:table-cell office:value-type="float" office:value="1027.32" calcext:value-type="float">
            <text:p>1027.32</text:p>
          </table:table-cell>
          <table:table-cell office:value-type="float" office:value="1265.47" calcext:value-type="float">
            <text:p>1265.47</text:p>
          </table:table-cell>
        </table:table-row>
        <table:table-row table:style-name="ro1">
          <table:table-cell office:value-type="float" office:value="15118889" calcext:value-type="float">
            <text:p>15118889</text:p>
          </table:table-cell>
          <table:table-cell table:formula="of:=[.A947]/1000/(60*60*24)" office:value-type="time" office:time-value="PT04H11M58.889S" calcext:value-type="time">
            <text:p>04:11:59</text:p>
          </table:table-cell>
          <table:table-cell office:value-type="float" office:value="1.2" calcext:value-type="float">
            <text:p>1.2</text:p>
          </table:table-cell>
          <table:table-cell office:value-type="float" office:value="239.7" calcext:value-type="float">
            <text:p>239.7</text:p>
          </table:table-cell>
          <table:table-cell office:value-type="float" office:value="288.59" calcext:value-type="float">
            <text:p>288.59</text:p>
          </table:table-cell>
          <table:table-cell office:value-type="float" office:value="1028.39" calcext:value-type="float">
            <text:p>1028.39</text:p>
          </table:table-cell>
          <table:table-cell office:value-type="float" office:value="1266.75" calcext:value-type="float">
            <text:p>1266.75</text:p>
          </table:table-cell>
        </table:table-row>
        <table:table-row table:style-name="ro1">
          <table:table-cell office:value-type="float" office:value="15134889" calcext:value-type="float">
            <text:p>15134889</text:p>
          </table:table-cell>
          <table:table-cell table:formula="of:=[.A948]/1000/(60*60*24)" office:value-type="time" office:time-value="PT04H12M14.889S" calcext:value-type="time">
            <text:p>04:12:15</text:p>
          </table:table-cell>
          <table:table-cell office:value-type="float" office:value="1.2" calcext:value-type="float">
            <text:p>1.2</text:p>
          </table:table-cell>
          <table:table-cell office:value-type="float" office:value="239.7" calcext:value-type="float">
            <text:p>239.7</text:p>
          </table:table-cell>
          <table:table-cell office:value-type="float" office:value="288.59" calcext:value-type="float">
            <text:p>288.59</text:p>
          </table:table-cell>
          <table:table-cell office:value-type="float" office:value="1029.45" calcext:value-type="float">
            <text:p>1029.45</text:p>
          </table:table-cell>
          <table:table-cell office:value-type="float" office:value="1268.03" calcext:value-type="float">
            <text:p>1268.03</text:p>
          </table:table-cell>
        </table:table-row>
        <table:table-row table:style-name="ro1">
          <table:table-cell office:value-type="float" office:value="15150889" calcext:value-type="float">
            <text:p>15150889</text:p>
          </table:table-cell>
          <table:table-cell table:formula="of:=[.A949]/1000/(60*60*24)" office:value-type="time" office:time-value="PT04H12M30.889S" calcext:value-type="time">
            <text:p>04:12:31</text:p>
          </table:table-cell>
          <table:table-cell office:value-type="float" office:value="1.2" calcext:value-type="float">
            <text:p>1.2</text:p>
          </table:table-cell>
          <table:table-cell office:value-type="float" office:value="239.7" calcext:value-type="float">
            <text:p>239.7</text:p>
          </table:table-cell>
          <table:table-cell office:value-type="float" office:value="288.59" calcext:value-type="float">
            <text:p>288.59</text:p>
          </table:table-cell>
          <table:table-cell office:value-type="float" office:value="1030.52" calcext:value-type="float">
            <text:p>1030.52</text:p>
          </table:table-cell>
          <table:table-cell office:value-type="float" office:value="1269.32" calcext:value-type="float">
            <text:p>1269.32</text:p>
          </table:table-cell>
        </table:table-row>
        <table:table-row table:style-name="ro1">
          <table:table-cell office:value-type="float" office:value="15166889" calcext:value-type="float">
            <text:p>15166889</text:p>
          </table:table-cell>
          <table:table-cell table:formula="of:=[.A950]/1000/(60*60*24)" office:value-type="time" office:time-value="PT04H12M46.889S" calcext:value-type="time">
            <text:p>04:12:47</text:p>
          </table:table-cell>
          <table:table-cell office:value-type="float" office:value="1.2" calcext:value-type="float">
            <text:p>1.2</text:p>
          </table:table-cell>
          <table:table-cell office:value-type="float" office:value="239.6" calcext:value-type="float">
            <text:p>239.6</text:p>
          </table:table-cell>
          <table:table-cell office:value-type="float" office:value="288.47" calcext:value-type="float">
            <text:p>288.47</text:p>
          </table:table-cell>
          <table:table-cell office:value-type="float" office:value="1031.58" calcext:value-type="float">
            <text:p>1031.58</text:p>
          </table:table-cell>
          <table:table-cell office:value-type="float" office:value="1270.6" calcext:value-type="float">
            <text:p>1270.6</text:p>
          </table:table-cell>
        </table:table-row>
        <table:table-row table:style-name="ro1">
          <table:table-cell office:value-type="float" office:value="15182889" calcext:value-type="float">
            <text:p>15182889</text:p>
          </table:table-cell>
          <table:table-cell table:formula="of:=[.A951]/1000/(60*60*24)" office:value-type="time" office:time-value="PT04H13M02.889S" calcext:value-type="time">
            <text:p>04:13:03</text:p>
          </table:table-cell>
          <table:table-cell office:value-type="float" office:value="1.2" calcext:value-type="float">
            <text:p>1.2</text:p>
          </table:table-cell>
          <table:table-cell office:value-type="float" office:value="239.6" calcext:value-type="float">
            <text:p>239.6</text:p>
          </table:table-cell>
          <table:table-cell office:value-type="float" office:value="288.47" calcext:value-type="float">
            <text:p>288.47</text:p>
          </table:table-cell>
          <table:table-cell office:value-type="float" office:value="1032.65" calcext:value-type="float">
            <text:p>1032.65</text:p>
          </table:table-cell>
          <table:table-cell office:value-type="float" office:value="1271.88" calcext:value-type="float">
            <text:p>1271.88</text:p>
          </table:table-cell>
        </table:table-row>
        <table:table-row table:style-name="ro1">
          <table:table-cell office:value-type="float" office:value="15198889" calcext:value-type="float">
            <text:p>15198889</text:p>
          </table:table-cell>
          <table:table-cell table:formula="of:=[.A952]/1000/(60*60*24)" office:value-type="time" office:time-value="PT04H13M18.889S" calcext:value-type="time">
            <text:p>04:13:19</text:p>
          </table:table-cell>
          <table:table-cell office:value-type="float" office:value="1.2" calcext:value-type="float">
            <text:p>1.2</text:p>
          </table:table-cell>
          <table:table-cell office:value-type="float" office:value="239.6" calcext:value-type="float">
            <text:p>239.6</text:p>
          </table:table-cell>
          <table:table-cell office:value-type="float" office:value="288.47" calcext:value-type="float">
            <text:p>288.47</text:p>
          </table:table-cell>
          <table:table-cell office:value-type="float" office:value="1033.71" calcext:value-type="float">
            <text:p>1033.71</text:p>
          </table:table-cell>
          <table:table-cell office:value-type="float" office:value="1273.16" calcext:value-type="float">
            <text:p>1273.16</text:p>
          </table:table-cell>
        </table:table-row>
        <table:table-row table:style-name="ro1">
          <table:table-cell office:value-type="float" office:value="15214889" calcext:value-type="float">
            <text:p>15214889</text:p>
          </table:table-cell>
          <table:table-cell table:formula="of:=[.A953]/1000/(60*60*24)" office:value-type="time" office:time-value="PT04H13M34.889S" calcext:value-type="time">
            <text:p>04:13:35</text:p>
          </table:table-cell>
          <table:table-cell office:value-type="float" office:value="1.2" calcext:value-type="float">
            <text:p>1.2</text:p>
          </table:table-cell>
          <table:table-cell office:value-type="float" office:value="239.6" calcext:value-type="float">
            <text:p>239.6</text:p>
          </table:table-cell>
          <table:table-cell office:value-type="float" office:value="288.47" calcext:value-type="float">
            <text:p>288.47</text:p>
          </table:table-cell>
          <table:table-cell office:value-type="float" office:value="1034.78" calcext:value-type="float">
            <text:p>1034.78</text:p>
          </table:table-cell>
          <table:table-cell office:value-type="float" office:value="1274.45" calcext:value-type="float">
            <text:p>1274.45</text:p>
          </table:table-cell>
        </table:table-row>
        <table:table-row table:style-name="ro1">
          <table:table-cell office:value-type="float" office:value="15230889" calcext:value-type="float">
            <text:p>15230889</text:p>
          </table:table-cell>
          <table:table-cell table:formula="of:=[.A954]/1000/(60*60*24)" office:value-type="time" office:time-value="PT04H13M50.889S" calcext:value-type="time">
            <text:p>04:13:51</text:p>
          </table:table-cell>
          <table:table-cell office:value-type="float" office:value="1.2" calcext:value-type="float">
            <text:p>1.2</text:p>
          </table:table-cell>
          <table:table-cell office:value-type="float" office:value="239.6" calcext:value-type="float">
            <text:p>239.6</text:p>
          </table:table-cell>
          <table:table-cell office:value-type="float" office:value="288.47" calcext:value-type="float">
            <text:p>288.47</text:p>
          </table:table-cell>
          <table:table-cell office:value-type="float" office:value="1035.84" calcext:value-type="float">
            <text:p>1035.84</text:p>
          </table:table-cell>
          <table:table-cell office:value-type="float" office:value="1275.73" calcext:value-type="float">
            <text:p>1275.73</text:p>
          </table:table-cell>
        </table:table-row>
        <table:table-row table:style-name="ro1">
          <table:table-cell office:value-type="float" office:value="15246889" calcext:value-type="float">
            <text:p>15246889</text:p>
          </table:table-cell>
          <table:table-cell table:formula="of:=[.A955]/1000/(60*60*24)" office:value-type="time" office:time-value="PT04H14M06.889S" calcext:value-type="time">
            <text:p>04:14:07</text:p>
          </table:table-cell>
          <table:table-cell office:value-type="float" office:value="1.2" calcext:value-type="float">
            <text:p>1.2</text:p>
          </table:table-cell>
          <table:table-cell office:value-type="float" office:value="239.6" calcext:value-type="float">
            <text:p>239.6</text:p>
          </table:table-cell>
          <table:table-cell office:value-type="float" office:value="288.47" calcext:value-type="float">
            <text:p>288.47</text:p>
          </table:table-cell>
          <table:table-cell office:value-type="float" office:value="1036.9" calcext:value-type="float">
            <text:p>1036.9</text:p>
          </table:table-cell>
          <table:table-cell office:value-type="float" office:value="1277.01" calcext:value-type="float">
            <text:p>1277.01</text:p>
          </table:table-cell>
        </table:table-row>
        <table:table-row table:style-name="ro1">
          <table:table-cell office:value-type="float" office:value="15262889" calcext:value-type="float">
            <text:p>15262889</text:p>
          </table:table-cell>
          <table:table-cell table:formula="of:=[.A956]/1000/(60*60*24)" office:value-type="time" office:time-value="PT04H14M22.889S" calcext:value-type="time">
            <text:p>04:14:23</text:p>
          </table:table-cell>
          <table:table-cell office:value-type="float" office:value="1.2" calcext:value-type="float">
            <text:p>1.2</text:p>
          </table:table-cell>
          <table:table-cell office:value-type="float" office:value="239.6" calcext:value-type="float">
            <text:p>239.6</text:p>
          </table:table-cell>
          <table:table-cell office:value-type="float" office:value="288.47" calcext:value-type="float">
            <text:p>288.47</text:p>
          </table:table-cell>
          <table:table-cell office:value-type="float" office:value="1037.97" calcext:value-type="float">
            <text:p>1037.97</text:p>
          </table:table-cell>
          <table:table-cell office:value-type="float" office:value="1278.29" calcext:value-type="float">
            <text:p>1278.29</text:p>
          </table:table-cell>
        </table:table-row>
        <table:table-row table:style-name="ro1">
          <table:table-cell office:value-type="float" office:value="15278889" calcext:value-type="float">
            <text:p>15278889</text:p>
          </table:table-cell>
          <table:table-cell table:formula="of:=[.A957]/1000/(60*60*24)" office:value-type="time" office:time-value="PT04H14M38.889S" calcext:value-type="time">
            <text:p>04:14:39</text:p>
          </table:table-cell>
          <table:table-cell office:value-type="float" office:value="1.2" calcext:value-type="float">
            <text:p>1.2</text:p>
          </table:table-cell>
          <table:table-cell office:value-type="float" office:value="239.5" calcext:value-type="float">
            <text:p>239.5</text:p>
          </table:table-cell>
          <table:table-cell office:value-type="float" office:value="288.35" calcext:value-type="float">
            <text:p>288.35</text:p>
          </table:table-cell>
          <table:table-cell office:value-type="float" office:value="1039.03" calcext:value-type="float">
            <text:p>1039.03</text:p>
          </table:table-cell>
          <table:table-cell office:value-type="float" office:value="1279.57" calcext:value-type="float">
            <text:p>1279.57</text:p>
          </table:table-cell>
        </table:table-row>
        <table:table-row table:style-name="ro1">
          <table:table-cell office:value-type="float" office:value="15294889" calcext:value-type="float">
            <text:p>15294889</text:p>
          </table:table-cell>
          <table:table-cell table:formula="of:=[.A958]/1000/(60*60*24)" office:value-type="time" office:time-value="PT04H14M54.889S" calcext:value-type="time">
            <text:p>04:14:55</text:p>
          </table:table-cell>
          <table:table-cell office:value-type="float" office:value="1.2" calcext:value-type="float">
            <text:p>1.2</text:p>
          </table:table-cell>
          <table:table-cell office:value-type="float" office:value="239.5" calcext:value-type="float">
            <text:p>239.5</text:p>
          </table:table-cell>
          <table:table-cell office:value-type="float" office:value="288.35" calcext:value-type="float">
            <text:p>288.35</text:p>
          </table:table-cell>
          <table:table-cell office:value-type="float" office:value="1040.1" calcext:value-type="float">
            <text:p>1040.1</text:p>
          </table:table-cell>
          <table:table-cell office:value-type="float" office:value="1280.85" calcext:value-type="float">
            <text:p>1280.85</text:p>
          </table:table-cell>
        </table:table-row>
        <table:table-row table:style-name="ro1">
          <table:table-cell office:value-type="float" office:value="15310889" calcext:value-type="float">
            <text:p>15310889</text:p>
          </table:table-cell>
          <table:table-cell table:formula="of:=[.A959]/1000/(60*60*24)" office:value-type="time" office:time-value="PT04H15M10.889S" calcext:value-type="time">
            <text:p>04:15:11</text:p>
          </table:table-cell>
          <table:table-cell office:value-type="float" office:value="1.2" calcext:value-type="float">
            <text:p>1.2</text:p>
          </table:table-cell>
          <table:table-cell office:value-type="float" office:value="239.6" calcext:value-type="float">
            <text:p>239.6</text:p>
          </table:table-cell>
          <table:table-cell office:value-type="float" office:value="288.47" calcext:value-type="float">
            <text:p>288.47</text:p>
          </table:table-cell>
          <table:table-cell office:value-type="float" office:value="1041.16" calcext:value-type="float">
            <text:p>1041.16</text:p>
          </table:table-cell>
          <table:table-cell office:value-type="float" office:value="1282.13" calcext:value-type="float">
            <text:p>1282.13</text:p>
          </table:table-cell>
        </table:table-row>
        <table:table-row table:style-name="ro1">
          <table:table-cell office:value-type="float" office:value="15326889" calcext:value-type="float">
            <text:p>15326889</text:p>
          </table:table-cell>
          <table:table-cell table:formula="of:=[.A960]/1000/(60*60*24)" office:value-type="time" office:time-value="PT04H15M26.889S" calcext:value-type="time">
            <text:p>04:15:27</text:p>
          </table:table-cell>
          <table:table-cell office:value-type="float" office:value="1.2" calcext:value-type="float">
            <text:p>1.2</text:p>
          </table:table-cell>
          <table:table-cell office:value-type="float" office:value="239.5" calcext:value-type="float">
            <text:p>239.5</text:p>
          </table:table-cell>
          <table:table-cell office:value-type="float" office:value="288.35" calcext:value-type="float">
            <text:p>288.35</text:p>
          </table:table-cell>
          <table:table-cell office:value-type="float" office:value="1042.23" calcext:value-type="float">
            <text:p>1042.23</text:p>
          </table:table-cell>
          <table:table-cell office:value-type="float" office:value="1283.41" calcext:value-type="float">
            <text:p>1283.41</text:p>
          </table:table-cell>
        </table:table-row>
        <table:table-row table:style-name="ro1">
          <table:table-cell office:value-type="float" office:value="15342889" calcext:value-type="float">
            <text:p>15342889</text:p>
          </table:table-cell>
          <table:table-cell table:formula="of:=[.A961]/1000/(60*60*24)" office:value-type="time" office:time-value="PT04H15M42.889S" calcext:value-type="time">
            <text:p>04:15:43</text:p>
          </table:table-cell>
          <table:table-cell office:value-type="float" office:value="1.2" calcext:value-type="float">
            <text:p>1.2</text:p>
          </table:table-cell>
          <table:table-cell office:value-type="float" office:value="239.5" calcext:value-type="float">
            <text:p>239.5</text:p>
          </table:table-cell>
          <table:table-cell office:value-type="float" office:value="288.35" calcext:value-type="float">
            <text:p>288.35</text:p>
          </table:table-cell>
          <table:table-cell office:value-type="float" office:value="1043.29" calcext:value-type="float">
            <text:p>1043.29</text:p>
          </table:table-cell>
          <table:table-cell office:value-type="float" office:value="1284.7" calcext:value-type="float">
            <text:p>1284.7</text:p>
          </table:table-cell>
        </table:table-row>
        <table:table-row table:style-name="ro1">
          <table:table-cell office:value-type="float" office:value="15358889" calcext:value-type="float">
            <text:p>15358889</text:p>
          </table:table-cell>
          <table:table-cell table:formula="of:=[.A962]/1000/(60*60*24)" office:value-type="time" office:time-value="PT04H15M58.889S" calcext:value-type="time">
            <text:p>04:15:59</text:p>
          </table:table-cell>
          <table:table-cell office:value-type="float" office:value="1.2" calcext:value-type="float">
            <text:p>1.2</text:p>
          </table:table-cell>
          <table:table-cell office:value-type="float" office:value="239.5" calcext:value-type="float">
            <text:p>239.5</text:p>
          </table:table-cell>
          <table:table-cell office:value-type="float" office:value="288.35" calcext:value-type="float">
            <text:p>288.35</text:p>
          </table:table-cell>
          <table:table-cell office:value-type="float" office:value="1044.36" calcext:value-type="float">
            <text:p>1044.36</text:p>
          </table:table-cell>
          <table:table-cell office:value-type="float" office:value="1285.98" calcext:value-type="float">
            <text:p>1285.98</text:p>
          </table:table-cell>
        </table:table-row>
        <table:table-row table:style-name="ro1">
          <table:table-cell office:value-type="float" office:value="15374889" calcext:value-type="float">
            <text:p>15374889</text:p>
          </table:table-cell>
          <table:table-cell table:formula="of:=[.A963]/1000/(60*60*24)" office:value-type="time" office:time-value="PT04H16M14.889S" calcext:value-type="time">
            <text:p>04:16:15</text:p>
          </table:table-cell>
          <table:table-cell office:value-type="float" office:value="1.2" calcext:value-type="float">
            <text:p>1.2</text:p>
          </table:table-cell>
          <table:table-cell office:value-type="float" office:value="239.5" calcext:value-type="float">
            <text:p>239.5</text:p>
          </table:table-cell>
          <table:table-cell office:value-type="float" office:value="288.35" calcext:value-type="float">
            <text:p>288.35</text:p>
          </table:table-cell>
          <table:table-cell office:value-type="float" office:value="1045.42" calcext:value-type="float">
            <text:p>1045.42</text:p>
          </table:table-cell>
          <table:table-cell office:value-type="float" office:value="1287.26" calcext:value-type="float">
            <text:p>1287.26</text:p>
          </table:table-cell>
        </table:table-row>
        <table:table-row table:style-name="ro1">
          <table:table-cell office:value-type="float" office:value="15390889" calcext:value-type="float">
            <text:p>15390889</text:p>
          </table:table-cell>
          <table:table-cell table:formula="of:=[.A964]/1000/(60*60*24)" office:value-type="time" office:time-value="PT04H16M30.889S" calcext:value-type="time">
            <text:p>04:16:31</text:p>
          </table:table-cell>
          <table:table-cell office:value-type="float" office:value="1.2" calcext:value-type="float">
            <text:p>1.2</text:p>
          </table:table-cell>
          <table:table-cell office:value-type="float" office:value="239.4" calcext:value-type="float">
            <text:p>239.4</text:p>
          </table:table-cell>
          <table:table-cell office:value-type="float" office:value="288.23" calcext:value-type="float">
            <text:p>288.23</text:p>
          </table:table-cell>
          <table:table-cell office:value-type="float" office:value="1046.48" calcext:value-type="float">
            <text:p>1046.48</text:p>
          </table:table-cell>
          <table:table-cell office:value-type="float" office:value="1288.54" calcext:value-type="float">
            <text:p>1288.54</text:p>
          </table:table-cell>
        </table:table-row>
        <table:table-row table:style-name="ro1">
          <table:table-cell office:value-type="float" office:value="15406889" calcext:value-type="float">
            <text:p>15406889</text:p>
          </table:table-cell>
          <table:table-cell table:formula="of:=[.A965]/1000/(60*60*24)" office:value-type="time" office:time-value="PT04H16M46.889S" calcext:value-type="time">
            <text:p>04:16:47</text:p>
          </table:table-cell>
          <table:table-cell office:value-type="float" office:value="1.2" calcext:value-type="float">
            <text:p>1.2</text:p>
          </table:table-cell>
          <table:table-cell office:value-type="float" office:value="239.4" calcext:value-type="float">
            <text:p>239.4</text:p>
          </table:table-cell>
          <table:table-cell office:value-type="float" office:value="288.22" calcext:value-type="float">
            <text:p>288.22</text:p>
          </table:table-cell>
          <table:table-cell office:value-type="float" office:value="1047.55" calcext:value-type="float">
            <text:p>1047.55</text:p>
          </table:table-cell>
          <table:table-cell office:value-type="float" office:value="1289.82" calcext:value-type="float">
            <text:p>1289.82</text:p>
          </table:table-cell>
        </table:table-row>
        <table:table-row table:style-name="ro1">
          <table:table-cell office:value-type="float" office:value="15422889" calcext:value-type="float">
            <text:p>15422889</text:p>
          </table:table-cell>
          <table:table-cell table:formula="of:=[.A966]/1000/(60*60*24)" office:value-type="time" office:time-value="PT04H17M02.889S" calcext:value-type="time">
            <text:p>04:17:03</text:p>
          </table:table-cell>
          <table:table-cell office:value-type="float" office:value="1.2" calcext:value-type="float">
            <text:p>1.2</text:p>
          </table:table-cell>
          <table:table-cell office:value-type="float" office:value="239.4" calcext:value-type="float">
            <text:p>239.4</text:p>
          </table:table-cell>
          <table:table-cell office:value-type="float" office:value="288.22" calcext:value-type="float">
            <text:p>288.22</text:p>
          </table:table-cell>
          <table:table-cell office:value-type="float" office:value="1048.61" calcext:value-type="float">
            <text:p>1048.61</text:p>
          </table:table-cell>
          <table:table-cell office:value-type="float" office:value="1291.1" calcext:value-type="float">
            <text:p>1291.1</text:p>
          </table:table-cell>
        </table:table-row>
        <table:table-row table:style-name="ro1">
          <table:table-cell office:value-type="float" office:value="15438889" calcext:value-type="float">
            <text:p>15438889</text:p>
          </table:table-cell>
          <table:table-cell table:formula="of:=[.A967]/1000/(60*60*24)" office:value-type="time" office:time-value="PT04H17M18.889S" calcext:value-type="time">
            <text:p>04:17:19</text:p>
          </table:table-cell>
          <table:table-cell office:value-type="float" office:value="1.2" calcext:value-type="float">
            <text:p>1.2</text:p>
          </table:table-cell>
          <table:table-cell office:value-type="float" office:value="239.4" calcext:value-type="float">
            <text:p>239.4</text:p>
          </table:table-cell>
          <table:table-cell office:value-type="float" office:value="288.22" calcext:value-type="float">
            <text:p>288.22</text:p>
          </table:table-cell>
          <table:table-cell office:value-type="float" office:value="1049.68" calcext:value-type="float">
            <text:p>1049.68</text:p>
          </table:table-cell>
          <table:table-cell office:value-type="float" office:value="1292.38" calcext:value-type="float">
            <text:p>1292.38</text:p>
          </table:table-cell>
        </table:table-row>
        <table:table-row table:style-name="ro1">
          <table:table-cell office:value-type="float" office:value="15454889" calcext:value-type="float">
            <text:p>15454889</text:p>
          </table:table-cell>
          <table:table-cell table:formula="of:=[.A968]/1000/(60*60*24)" office:value-type="time" office:time-value="PT04H17M34.889S" calcext:value-type="time">
            <text:p>04:17:35</text:p>
          </table:table-cell>
          <table:table-cell office:value-type="float" office:value="1.2" calcext:value-type="float">
            <text:p>1.2</text:p>
          </table:table-cell>
          <table:table-cell office:value-type="float" office:value="239.4" calcext:value-type="float">
            <text:p>239.4</text:p>
          </table:table-cell>
          <table:table-cell office:value-type="float" office:value="288.22" calcext:value-type="float">
            <text:p>288.22</text:p>
          </table:table-cell>
          <table:table-cell office:value-type="float" office:value="1050.74" calcext:value-type="float">
            <text:p>1050.74</text:p>
          </table:table-cell>
          <table:table-cell office:value-type="float" office:value="1293.66" calcext:value-type="float">
            <text:p>1293.66</text:p>
          </table:table-cell>
        </table:table-row>
        <table:table-row table:style-name="ro1">
          <table:table-cell office:value-type="float" office:value="15470889" calcext:value-type="float">
            <text:p>15470889</text:p>
          </table:table-cell>
          <table:table-cell table:formula="of:=[.A969]/1000/(60*60*24)" office:value-type="time" office:time-value="PT04H17M50.889S" calcext:value-type="time">
            <text:p>04:17:51</text:p>
          </table:table-cell>
          <table:table-cell office:value-type="float" office:value="1.2" calcext:value-type="float">
            <text:p>1.2</text:p>
          </table:table-cell>
          <table:table-cell office:value-type="float" office:value="239.4" calcext:value-type="float">
            <text:p>239.4</text:p>
          </table:table-cell>
          <table:table-cell office:value-type="float" office:value="288.22" calcext:value-type="float">
            <text:p>288.22</text:p>
          </table:table-cell>
          <table:table-cell office:value-type="float" office:value="1051.81" calcext:value-type="float">
            <text:p>1051.81</text:p>
          </table:table-cell>
          <table:table-cell office:value-type="float" office:value="1294.95" calcext:value-type="float">
            <text:p>1294.95</text:p>
          </table:table-cell>
        </table:table-row>
        <table:table-row table:style-name="ro1">
          <table:table-cell office:value-type="float" office:value="15486889" calcext:value-type="float">
            <text:p>15486889</text:p>
          </table:table-cell>
          <table:table-cell table:formula="of:=[.A970]/1000/(60*60*24)" office:value-type="time" office:time-value="PT04H18M06.889S" calcext:value-type="time">
            <text:p>04:18:07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1052.87" calcext:value-type="float">
            <text:p>1052.87</text:p>
          </table:table-cell>
          <table:table-cell office:value-type="float" office:value="1296.23" calcext:value-type="float">
            <text:p>1296.23</text:p>
          </table:table-cell>
        </table:table-row>
        <table:table-row table:style-name="ro1">
          <table:table-cell office:value-type="float" office:value="15502889" calcext:value-type="float">
            <text:p>15502889</text:p>
          </table:table-cell>
          <table:table-cell table:formula="of:=[.A971]/1000/(60*60*24)" office:value-type="time" office:time-value="PT04H18M22.889S" calcext:value-type="time">
            <text:p>04:18:23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1053.93" calcext:value-type="float">
            <text:p>1053.93</text:p>
          </table:table-cell>
          <table:table-cell office:value-type="float" office:value="1297.51" calcext:value-type="float">
            <text:p>1297.51</text:p>
          </table:table-cell>
        </table:table-row>
        <table:table-row table:style-name="ro1">
          <table:table-cell office:value-type="float" office:value="15518889" calcext:value-type="float">
            <text:p>15518889</text:p>
          </table:table-cell>
          <table:table-cell table:formula="of:=[.A972]/1000/(60*60*24)" office:value-type="time" office:time-value="PT04H18M38.889S" calcext:value-type="time">
            <text:p>04:18:39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1055" calcext:value-type="float">
            <text:p>1055</text:p>
          </table:table-cell>
          <table:table-cell office:value-type="float" office:value="1298.79" calcext:value-type="float">
            <text:p>1298.79</text:p>
          </table:table-cell>
        </table:table-row>
        <table:table-row table:style-name="ro1">
          <table:table-cell office:value-type="float" office:value="15534889" calcext:value-type="float">
            <text:p>15534889</text:p>
          </table:table-cell>
          <table:table-cell table:formula="of:=[.A973]/1000/(60*60*24)" office:value-type="time" office:time-value="PT04H18M54.889S" calcext:value-type="time">
            <text:p>04:18:55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1056.06" calcext:value-type="float">
            <text:p>1056.06</text:p>
          </table:table-cell>
          <table:table-cell office:value-type="float" office:value="1300.07" calcext:value-type="float">
            <text:p>1300.07</text:p>
          </table:table-cell>
        </table:table-row>
        <table:table-row table:style-name="ro1">
          <table:table-cell office:value-type="float" office:value="15550889" calcext:value-type="float">
            <text:p>15550889</text:p>
          </table:table-cell>
          <table:table-cell table:formula="of:=[.A974]/1000/(60*60*24)" office:value-type="time" office:time-value="PT04H19M10.889S" calcext:value-type="time">
            <text:p>04:19:11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1057.13" calcext:value-type="float">
            <text:p>1057.13</text:p>
          </table:table-cell>
          <table:table-cell office:value-type="float" office:value="1301.35" calcext:value-type="float">
            <text:p>1301.35</text:p>
          </table:table-cell>
        </table:table-row>
        <table:table-row table:style-name="ro1">
          <table:table-cell office:value-type="float" office:value="15566889" calcext:value-type="float">
            <text:p>15566889</text:p>
          </table:table-cell>
          <table:table-cell table:formula="of:=[.A975]/1000/(60*60*24)" office:value-type="time" office:time-value="PT04H19M26.889S" calcext:value-type="time">
            <text:p>04:19:27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1058.19" calcext:value-type="float">
            <text:p>1058.19</text:p>
          </table:table-cell>
          <table:table-cell office:value-type="float" office:value="1302.63" calcext:value-type="float">
            <text:p>1302.63</text:p>
          </table:table-cell>
        </table:table-row>
        <table:table-row table:style-name="ro1">
          <table:table-cell office:value-type="float" office:value="15582889" calcext:value-type="float">
            <text:p>15582889</text:p>
          </table:table-cell>
          <table:table-cell table:formula="of:=[.A976]/1000/(60*60*24)" office:value-type="time" office:time-value="PT04H19M42.889S" calcext:value-type="time">
            <text:p>04:19:43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1059.26" calcext:value-type="float">
            <text:p>1059.26</text:p>
          </table:table-cell>
          <table:table-cell office:value-type="float" office:value="1303.91" calcext:value-type="float">
            <text:p>1303.91</text:p>
          </table:table-cell>
        </table:table-row>
        <table:table-row table:style-name="ro1">
          <table:table-cell office:value-type="float" office:value="15598889" calcext:value-type="float">
            <text:p>15598889</text:p>
          </table:table-cell>
          <table:table-cell table:formula="of:=[.A977]/1000/(60*60*24)" office:value-type="time" office:time-value="PT04H19M58.889S" calcext:value-type="time">
            <text:p>04:19:59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1060.32" calcext:value-type="float">
            <text:p>1060.32</text:p>
          </table:table-cell>
          <table:table-cell office:value-type="float" office:value="1305.19" calcext:value-type="float">
            <text:p>1305.19</text:p>
          </table:table-cell>
        </table:table-row>
        <table:table-row table:style-name="ro1">
          <table:table-cell office:value-type="float" office:value="15614889" calcext:value-type="float">
            <text:p>15614889</text:p>
          </table:table-cell>
          <table:table-cell table:formula="of:=[.A978]/1000/(60*60*24)" office:value-type="time" office:time-value="PT04H20M14.889S" calcext:value-type="time">
            <text:p>04:20:15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02" calcext:value-type="float">
            <text:p>287.02</text:p>
          </table:table-cell>
          <table:table-cell office:value-type="float" office:value="1061.38" calcext:value-type="float">
            <text:p>1061.38</text:p>
          </table:table-cell>
          <table:table-cell office:value-type="float" office:value="1306.47" calcext:value-type="float">
            <text:p>1306.47</text:p>
          </table:table-cell>
        </table:table-row>
        <table:table-row table:style-name="ro1">
          <table:table-cell office:value-type="float" office:value="15630889" calcext:value-type="float">
            <text:p>15630889</text:p>
          </table:table-cell>
          <table:table-cell table:formula="of:=[.A979]/1000/(60*60*24)" office:value-type="time" office:time-value="PT04H20M30.889S" calcext:value-type="time">
            <text:p>04:20:31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1062.44" calcext:value-type="float">
            <text:p>1062.44</text:p>
          </table:table-cell>
          <table:table-cell office:value-type="float" office:value="1307.75" calcext:value-type="float">
            <text:p>1307.75</text:p>
          </table:table-cell>
        </table:table-row>
        <table:table-row table:style-name="ro1">
          <table:table-cell office:value-type="float" office:value="15646889" calcext:value-type="float">
            <text:p>15646889</text:p>
          </table:table-cell>
          <table:table-cell table:formula="of:=[.A980]/1000/(60*60*24)" office:value-type="time" office:time-value="PT04H20M46.889S" calcext:value-type="time">
            <text:p>04:20:47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1063.51" calcext:value-type="float">
            <text:p>1063.51</text:p>
          </table:table-cell>
          <table:table-cell office:value-type="float" office:value="1309.03" calcext:value-type="float">
            <text:p>1309.03</text:p>
          </table:table-cell>
        </table:table-row>
        <table:table-row table:style-name="ro1">
          <table:table-cell office:value-type="float" office:value="15662889" calcext:value-type="float">
            <text:p>15662889</text:p>
          </table:table-cell>
          <table:table-cell table:formula="of:=[.A981]/1000/(60*60*24)" office:value-type="time" office:time-value="PT04H21M02.889S" calcext:value-type="time">
            <text:p>04:21:03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02" calcext:value-type="float">
            <text:p>287.02</text:p>
          </table:table-cell>
          <table:table-cell office:value-type="float" office:value="1064.57" calcext:value-type="float">
            <text:p>1064.57</text:p>
          </table:table-cell>
          <table:table-cell office:value-type="float" office:value="1310.3" calcext:value-type="float">
            <text:p>1310.3</text:p>
          </table:table-cell>
        </table:table-row>
        <table:table-row table:style-name="ro1">
          <table:table-cell office:value-type="float" office:value="15678889" calcext:value-type="float">
            <text:p>15678889</text:p>
          </table:table-cell>
          <table:table-cell table:formula="of:=[.A982]/1000/(60*60*24)" office:value-type="time" office:time-value="PT04H21M18.889S" calcext:value-type="time">
            <text:p>04:21:19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6.9" calcext:value-type="float">
            <text:p>286.9</text:p>
          </table:table-cell>
          <table:table-cell office:value-type="float" office:value="1065.63" calcext:value-type="float">
            <text:p>1065.63</text:p>
          </table:table-cell>
          <table:table-cell office:value-type="float" office:value="1311.58" calcext:value-type="float">
            <text:p>1311.58</text:p>
          </table:table-cell>
        </table:table-row>
        <table:table-row table:style-name="ro1">
          <table:table-cell office:value-type="float" office:value="15694889" calcext:value-type="float">
            <text:p>15694889</text:p>
          </table:table-cell>
          <table:table-cell table:formula="of:=[.A983]/1000/(60*60*24)" office:value-type="time" office:time-value="PT04H21M34.889S" calcext:value-type="time">
            <text:p>04:21:35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6.9" calcext:value-type="float">
            <text:p>286.9</text:p>
          </table:table-cell>
          <table:table-cell office:value-type="float" office:value="1066.7" calcext:value-type="float">
            <text:p>1066.7</text:p>
          </table:table-cell>
          <table:table-cell office:value-type="float" office:value="1312.86" calcext:value-type="float">
            <text:p>1312.86</text:p>
          </table:table-cell>
        </table:table-row>
        <table:table-row table:style-name="ro1">
          <table:table-cell office:value-type="float" office:value="15710889" calcext:value-type="float">
            <text:p>15710889</text:p>
          </table:table-cell>
          <table:table-cell table:formula="of:=[.A984]/1000/(60*60*24)" office:value-type="time" office:time-value="PT04H21M50.889S" calcext:value-type="time">
            <text:p>04:21:51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6.9" calcext:value-type="float">
            <text:p>286.9</text:p>
          </table:table-cell>
          <table:table-cell office:value-type="float" office:value="1067.76" calcext:value-type="float">
            <text:p>1067.76</text:p>
          </table:table-cell>
          <table:table-cell office:value-type="float" office:value="1314.13" calcext:value-type="float">
            <text:p>1314.13</text:p>
          </table:table-cell>
        </table:table-row>
        <table:table-row table:style-name="ro1">
          <table:table-cell office:value-type="float" office:value="15726889" calcext:value-type="float">
            <text:p>15726889</text:p>
          </table:table-cell>
          <table:table-cell table:formula="of:=[.A985]/1000/(60*60*24)" office:value-type="time" office:time-value="PT04H22M06.889S" calcext:value-type="time">
            <text:p>04:22:07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1068.82" calcext:value-type="float">
            <text:p>1068.82</text:p>
          </table:table-cell>
          <table:table-cell office:value-type="float" office:value="1315.41" calcext:value-type="float">
            <text:p>1315.41</text:p>
          </table:table-cell>
        </table:table-row>
        <table:table-row table:style-name="ro1">
          <table:table-cell office:value-type="float" office:value="15742889" calcext:value-type="float">
            <text:p>15742889</text:p>
          </table:table-cell>
          <table:table-cell table:formula="of:=[.A986]/1000/(60*60*24)" office:value-type="time" office:time-value="PT04H22M22.889S" calcext:value-type="time">
            <text:p>04:22:23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1069.88" calcext:value-type="float">
            <text:p>1069.88</text:p>
          </table:table-cell>
          <table:table-cell office:value-type="float" office:value="1316.69" calcext:value-type="float">
            <text:p>1316.69</text:p>
          </table:table-cell>
        </table:table-row>
        <table:table-row table:style-name="ro1">
          <table:table-cell office:value-type="float" office:value="15758889" calcext:value-type="float">
            <text:p>15758889</text:p>
          </table:table-cell>
          <table:table-cell table:formula="of:=[.A987]/1000/(60*60*24)" office:value-type="time" office:time-value="PT04H22M38.889S" calcext:value-type="time">
            <text:p>04:22:39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6.78" calcext:value-type="float">
            <text:p>286.78</text:p>
          </table:table-cell>
          <table:table-cell office:value-type="float" office:value="1070.95" calcext:value-type="float">
            <text:p>1070.95</text:p>
          </table:table-cell>
          <table:table-cell office:value-type="float" office:value="1317.97" calcext:value-type="float">
            <text:p>1317.97</text:p>
          </table:table-cell>
        </table:table-row>
        <table:table-row table:style-name="ro1">
          <table:table-cell office:value-type="float" office:value="15774889" calcext:value-type="float">
            <text:p>15774889</text:p>
          </table:table-cell>
          <table:table-cell table:formula="of:=[.A988]/1000/(60*60*24)" office:value-type="time" office:time-value="PT04H22M54.889S" calcext:value-type="time">
            <text:p>04:22:55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1072.01" calcext:value-type="float">
            <text:p>1072.01</text:p>
          </table:table-cell>
          <table:table-cell office:value-type="float" office:value="1319.24" calcext:value-type="float">
            <text:p>1319.24</text:p>
          </table:table-cell>
        </table:table-row>
        <table:table-row table:style-name="ro1">
          <table:table-cell office:value-type="float" office:value="15790889" calcext:value-type="float">
            <text:p>15790889</text:p>
          </table:table-cell>
          <table:table-cell table:formula="of:=[.A989]/1000/(60*60*24)" office:value-type="time" office:time-value="PT04H23M10.889S" calcext:value-type="time">
            <text:p>04:23:11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6.78" calcext:value-type="float">
            <text:p>286.78</text:p>
          </table:table-cell>
          <table:table-cell office:value-type="float" office:value="1073.07" calcext:value-type="float">
            <text:p>1073.07</text:p>
          </table:table-cell>
          <table:table-cell office:value-type="float" office:value="1320.52" calcext:value-type="float">
            <text:p>1320.52</text:p>
          </table:table-cell>
        </table:table-row>
        <table:table-row table:style-name="ro1">
          <table:table-cell office:value-type="float" office:value="15806889" calcext:value-type="float">
            <text:p>15806889</text:p>
          </table:table-cell>
          <table:table-cell table:formula="of:=[.A990]/1000/(60*60*24)" office:value-type="time" office:time-value="PT04H23M26.889S" calcext:value-type="time">
            <text:p>04:23:27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6.78" calcext:value-type="float">
            <text:p>286.78</text:p>
          </table:table-cell>
          <table:table-cell office:value-type="float" office:value="1074.13" calcext:value-type="float">
            <text:p>1074.13</text:p>
          </table:table-cell>
          <table:table-cell office:value-type="float" office:value="1321.8" calcext:value-type="float">
            <text:p>1321.8</text:p>
          </table:table-cell>
        </table:table-row>
        <table:table-row table:style-name="ro1">
          <table:table-cell office:value-type="float" office:value="15822889" calcext:value-type="float">
            <text:p>15822889</text:p>
          </table:table-cell>
          <table:table-cell table:formula="of:=[.A991]/1000/(60*60*24)" office:value-type="time" office:time-value="PT04H23M42.889S" calcext:value-type="time">
            <text:p>04:23:43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6.78" calcext:value-type="float">
            <text:p>286.78</text:p>
          </table:table-cell>
          <table:table-cell office:value-type="float" office:value="1075.2" calcext:value-type="float">
            <text:p>1075.2</text:p>
          </table:table-cell>
          <table:table-cell office:value-type="float" office:value="1323.07" calcext:value-type="float">
            <text:p>1323.07</text:p>
          </table:table-cell>
        </table:table-row>
        <table:table-row table:style-name="ro1">
          <table:table-cell office:value-type="float" office:value="15838889" calcext:value-type="float">
            <text:p>15838889</text:p>
          </table:table-cell>
          <table:table-cell table:formula="of:=[.A992]/1000/(60*60*24)" office:value-type="time" office:time-value="PT04H23M58.889S" calcext:value-type="time">
            <text:p>04:23:59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6.78" calcext:value-type="float">
            <text:p>286.78</text:p>
          </table:table-cell>
          <table:table-cell office:value-type="float" office:value="1076.26" calcext:value-type="float">
            <text:p>1076.26</text:p>
          </table:table-cell>
          <table:table-cell office:value-type="float" office:value="1324.35" calcext:value-type="float">
            <text:p>1324.35</text:p>
          </table:table-cell>
        </table:table-row>
        <table:table-row table:style-name="ro1">
          <table:table-cell office:value-type="float" office:value="15854889" calcext:value-type="float">
            <text:p>15854889</text:p>
          </table:table-cell>
          <table:table-cell table:formula="of:=[.A993]/1000/(60*60*24)" office:value-type="time" office:time-value="PT04H24M14.889S" calcext:value-type="time">
            <text:p>04:24:15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6.78" calcext:value-type="float">
            <text:p>286.78</text:p>
          </table:table-cell>
          <table:table-cell office:value-type="float" office:value="1077.32" calcext:value-type="float">
            <text:p>1077.32</text:p>
          </table:table-cell>
          <table:table-cell office:value-type="float" office:value="1325.62" calcext:value-type="float">
            <text:p>1325.62</text:p>
          </table:table-cell>
        </table:table-row>
        <table:table-row table:style-name="ro1">
          <table:table-cell office:value-type="float" office:value="15870889" calcext:value-type="float">
            <text:p>15870889</text:p>
          </table:table-cell>
          <table:table-cell table:formula="of:=[.A994]/1000/(60*60*24)" office:value-type="time" office:time-value="PT04H24M30.889S" calcext:value-type="time">
            <text:p>04:24:31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6.78" calcext:value-type="float">
            <text:p>286.78</text:p>
          </table:table-cell>
          <table:table-cell office:value-type="float" office:value="1078.38" calcext:value-type="float">
            <text:p>1078.38</text:p>
          </table:table-cell>
          <table:table-cell office:value-type="float" office:value="1326.9" calcext:value-type="float">
            <text:p>1326.9</text:p>
          </table:table-cell>
        </table:table-row>
        <table:table-row table:style-name="ro1">
          <table:table-cell office:value-type="float" office:value="15886889" calcext:value-type="float">
            <text:p>15886889</text:p>
          </table:table-cell>
          <table:table-cell table:formula="of:=[.A995]/1000/(60*60*24)" office:value-type="time" office:time-value="PT04H24M46.889S" calcext:value-type="time">
            <text:p>04:24:47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6.77" calcext:value-type="float">
            <text:p>286.77</text:p>
          </table:table-cell>
          <table:table-cell office:value-type="float" office:value="1079.44" calcext:value-type="float">
            <text:p>1079.44</text:p>
          </table:table-cell>
          <table:table-cell office:value-type="float" office:value="1328.17" calcext:value-type="float">
            <text:p>1328.17</text:p>
          </table:table-cell>
        </table:table-row>
        <table:table-row table:style-name="ro1">
          <table:table-cell office:value-type="float" office:value="15902889" calcext:value-type="float">
            <text:p>15902889</text:p>
          </table:table-cell>
          <table:table-cell table:formula="of:=[.A996]/1000/(60*60*24)" office:value-type="time" office:time-value="PT04H25M02.889S" calcext:value-type="time">
            <text:p>04:25:03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6.66" calcext:value-type="float">
            <text:p>286.66</text:p>
          </table:table-cell>
          <table:table-cell office:value-type="float" office:value="1080.51" calcext:value-type="float">
            <text:p>1080.51</text:p>
          </table:table-cell>
          <table:table-cell office:value-type="float" office:value="1329.45" calcext:value-type="float">
            <text:p>1329.45</text:p>
          </table:table-cell>
        </table:table-row>
        <table:table-row table:style-name="ro1">
          <table:table-cell office:value-type="float" office:value="15918889" calcext:value-type="float">
            <text:p>15918889</text:p>
          </table:table-cell>
          <table:table-cell table:formula="of:=[.A997]/1000/(60*60*24)" office:value-type="time" office:time-value="PT04H25M18.889S" calcext:value-type="time">
            <text:p>04:25:19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6.65" calcext:value-type="float">
            <text:p>286.65</text:p>
          </table:table-cell>
          <table:table-cell office:value-type="float" office:value="1081.57" calcext:value-type="float">
            <text:p>1081.57</text:p>
          </table:table-cell>
          <table:table-cell office:value-type="float" office:value="1330.72" calcext:value-type="float">
            <text:p>1330.72</text:p>
          </table:table-cell>
        </table:table-row>
        <table:table-row table:style-name="ro1">
          <table:table-cell office:value-type="float" office:value="15934889" calcext:value-type="float">
            <text:p>15934889</text:p>
          </table:table-cell>
          <table:table-cell table:formula="of:=[.A998]/1000/(60*60*24)" office:value-type="time" office:time-value="PT04H25M34.889S" calcext:value-type="time">
            <text:p>04:25:35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6.65" calcext:value-type="float">
            <text:p>286.65</text:p>
          </table:table-cell>
          <table:table-cell office:value-type="float" office:value="1082.63" calcext:value-type="float">
            <text:p>1082.63</text:p>
          </table:table-cell>
          <table:table-cell office:value-type="float" office:value="1332" calcext:value-type="float">
            <text:p>1332</text:p>
          </table:table-cell>
        </table:table-row>
        <table:table-row table:style-name="ro1">
          <table:table-cell office:value-type="float" office:value="15950889" calcext:value-type="float">
            <text:p>15950889</text:p>
          </table:table-cell>
          <table:table-cell table:formula="of:=[.A999]/1000/(60*60*24)" office:value-type="time" office:time-value="PT04H25M50.889S" calcext:value-type="time">
            <text:p>04:25:51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6.65" calcext:value-type="float">
            <text:p>286.65</text:p>
          </table:table-cell>
          <table:table-cell office:value-type="float" office:value="1083.69" calcext:value-type="float">
            <text:p>1083.69</text:p>
          </table:table-cell>
          <table:table-cell office:value-type="float" office:value="1333.27" calcext:value-type="float">
            <text:p>1333.27</text:p>
          </table:table-cell>
        </table:table-row>
        <table:table-row table:style-name="ro1">
          <table:table-cell office:value-type="float" office:value="15966889" calcext:value-type="float">
            <text:p>15966889</text:p>
          </table:table-cell>
          <table:table-cell table:formula="of:=[.A1000]/1000/(60*60*24)" office:value-type="time" office:time-value="PT04H26M06.889S" calcext:value-type="time">
            <text:p>04:26:07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6.65" calcext:value-type="float">
            <text:p>286.65</text:p>
          </table:table-cell>
          <table:table-cell office:value-type="float" office:value="1084.76" calcext:value-type="float">
            <text:p>1084.76</text:p>
          </table:table-cell>
          <table:table-cell office:value-type="float" office:value="1334.54" calcext:value-type="float">
            <text:p>1334.54</text:p>
          </table:table-cell>
        </table:table-row>
        <table:table-row table:style-name="ro1">
          <table:table-cell office:value-type="float" office:value="15982889" calcext:value-type="float">
            <text:p>15982889</text:p>
          </table:table-cell>
          <table:table-cell table:formula="of:=[.A1001]/1000/(60*60*24)" office:value-type="time" office:time-value="PT04H26M22.889S" calcext:value-type="time">
            <text:p>04:26:23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6.53" calcext:value-type="float">
            <text:p>286.53</text:p>
          </table:table-cell>
          <table:table-cell office:value-type="float" office:value="1085.82" calcext:value-type="float">
            <text:p>1085.82</text:p>
          </table:table-cell>
          <table:table-cell office:value-type="float" office:value="1335.82" calcext:value-type="float">
            <text:p>1335.82</text:p>
          </table:table-cell>
        </table:table-row>
        <table:table-row table:style-name="ro1">
          <table:table-cell office:value-type="float" office:value="15998889" calcext:value-type="float">
            <text:p>15998889</text:p>
          </table:table-cell>
          <table:table-cell table:formula="of:=[.A1002]/1000/(60*60*24)" office:value-type="time" office:time-value="PT04H26M38.889S" calcext:value-type="time">
            <text:p>04:26:39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6.53" calcext:value-type="float">
            <text:p>286.53</text:p>
          </table:table-cell>
          <table:table-cell office:value-type="float" office:value="1086.88" calcext:value-type="float">
            <text:p>1086.88</text:p>
          </table:table-cell>
          <table:table-cell office:value-type="float" office:value="1337.09" calcext:value-type="float">
            <text:p>1337.09</text:p>
          </table:table-cell>
        </table:table-row>
        <table:table-row table:style-name="ro1">
          <table:table-cell office:value-type="float" office:value="16014889" calcext:value-type="float">
            <text:p>16014889</text:p>
          </table:table-cell>
          <table:table-cell table:formula="of:=[.A1003]/1000/(60*60*24)" office:value-type="time" office:time-value="PT04H26M54.889S" calcext:value-type="time">
            <text:p>04:26:55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6.53" calcext:value-type="float">
            <text:p>286.53</text:p>
          </table:table-cell>
          <table:table-cell office:value-type="float" office:value="1087.94" calcext:value-type="float">
            <text:p>1087.94</text:p>
          </table:table-cell>
          <table:table-cell office:value-type="float" office:value="1338.36" calcext:value-type="float">
            <text:p>1338.36</text:p>
          </table:table-cell>
        </table:table-row>
        <table:table-row table:style-name="ro1">
          <table:table-cell office:value-type="float" office:value="16030889" calcext:value-type="float">
            <text:p>16030889</text:p>
          </table:table-cell>
          <table:table-cell table:formula="of:=[.A1004]/1000/(60*60*24)" office:value-type="time" office:time-value="PT04H27M10.889S" calcext:value-type="time">
            <text:p>04:27:11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6.53" calcext:value-type="float">
            <text:p>286.53</text:p>
          </table:table-cell>
          <table:table-cell office:value-type="float" office:value="1089" calcext:value-type="float">
            <text:p>1089</text:p>
          </table:table-cell>
          <table:table-cell office:value-type="float" office:value="1339.64" calcext:value-type="float">
            <text:p>1339.64</text:p>
          </table:table-cell>
        </table:table-row>
        <table:table-row table:style-name="ro1">
          <table:table-cell office:value-type="float" office:value="16046889" calcext:value-type="float">
            <text:p>16046889</text:p>
          </table:table-cell>
          <table:table-cell table:formula="of:=[.A1005]/1000/(60*60*24)" office:value-type="time" office:time-value="PT04H27M26.889S" calcext:value-type="time">
            <text:p>04:27:27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6.53" calcext:value-type="float">
            <text:p>286.53</text:p>
          </table:table-cell>
          <table:table-cell office:value-type="float" office:value="1090.06" calcext:value-type="float">
            <text:p>1090.06</text:p>
          </table:table-cell>
          <table:table-cell office:value-type="float" office:value="1340.91" calcext:value-type="float">
            <text:p>1340.91</text:p>
          </table:table-cell>
        </table:table-row>
        <table:table-row table:style-name="ro1">
          <table:table-cell office:value-type="float" office:value="16062889" calcext:value-type="float">
            <text:p>16062889</text:p>
          </table:table-cell>
          <table:table-cell table:formula="of:=[.A1006]/1000/(60*60*24)" office:value-type="time" office:time-value="PT04H27M42.889S" calcext:value-type="time">
            <text:p>04:27:43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6.41" calcext:value-type="float">
            <text:p>286.41</text:p>
          </table:table-cell>
          <table:table-cell office:value-type="float" office:value="1091.12" calcext:value-type="float">
            <text:p>1091.12</text:p>
          </table:table-cell>
          <table:table-cell office:value-type="float" office:value="1342.18" calcext:value-type="float">
            <text:p>1342.18</text:p>
          </table:table-cell>
        </table:table-row>
        <table:table-row table:style-name="ro1">
          <table:table-cell office:value-type="float" office:value="16078889" calcext:value-type="float">
            <text:p>16078889</text:p>
          </table:table-cell>
          <table:table-cell table:formula="of:=[.A1007]/1000/(60*60*24)" office:value-type="time" office:time-value="PT04H27M58.889S" calcext:value-type="time">
            <text:p>04:27:59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6.41" calcext:value-type="float">
            <text:p>286.41</text:p>
          </table:table-cell>
          <table:table-cell office:value-type="float" office:value="1092.18" calcext:value-type="float">
            <text:p>1092.18</text:p>
          </table:table-cell>
          <table:table-cell office:value-type="float" office:value="1343.46" calcext:value-type="float">
            <text:p>1343.46</text:p>
          </table:table-cell>
        </table:table-row>
        <table:table-row table:style-name="ro1">
          <table:table-cell office:value-type="float" office:value="16094889" calcext:value-type="float">
            <text:p>16094889</text:p>
          </table:table-cell>
          <table:table-cell table:formula="of:=[.A1008]/1000/(60*60*24)" office:value-type="time" office:time-value="PT04H28M14.889S" calcext:value-type="time">
            <text:p>04:28:15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6.41" calcext:value-type="float">
            <text:p>286.41</text:p>
          </table:table-cell>
          <table:table-cell office:value-type="float" office:value="1093.24" calcext:value-type="float">
            <text:p>1093.24</text:p>
          </table:table-cell>
          <table:table-cell office:value-type="float" office:value="1344.73" calcext:value-type="float">
            <text:p>1344.73</text:p>
          </table:table-cell>
        </table:table-row>
        <table:table-row table:style-name="ro1">
          <table:table-cell office:value-type="float" office:value="16110889" calcext:value-type="float">
            <text:p>16110889</text:p>
          </table:table-cell>
          <table:table-cell table:formula="of:=[.A1009]/1000/(60*60*24)" office:value-type="time" office:time-value="PT04H28M30.889S" calcext:value-type="time">
            <text:p>04:28:31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6.41" calcext:value-type="float">
            <text:p>286.41</text:p>
          </table:table-cell>
          <table:table-cell office:value-type="float" office:value="1094.3" calcext:value-type="float">
            <text:p>1094.3</text:p>
          </table:table-cell>
          <table:table-cell office:value-type="float" office:value="1346" calcext:value-type="float">
            <text:p>1346</text:p>
          </table:table-cell>
        </table:table-row>
        <table:table-row table:style-name="ro1">
          <table:table-cell office:value-type="float" office:value="16126889" calcext:value-type="float">
            <text:p>16126889</text:p>
          </table:table-cell>
          <table:table-cell table:formula="of:=[.A1010]/1000/(60*60*24)" office:value-type="time" office:time-value="PT04H28M46.889S" calcext:value-type="time">
            <text:p>04:28:47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6.29" calcext:value-type="float">
            <text:p>286.29</text:p>
          </table:table-cell>
          <table:table-cell office:value-type="float" office:value="1095.37" calcext:value-type="float">
            <text:p>1095.37</text:p>
          </table:table-cell>
          <table:table-cell office:value-type="float" office:value="1347.28" calcext:value-type="float">
            <text:p>1347.28</text:p>
          </table:table-cell>
        </table:table-row>
        <table:table-row table:style-name="ro1">
          <table:table-cell office:value-type="float" office:value="16142889" calcext:value-type="float">
            <text:p>16142889</text:p>
          </table:table-cell>
          <table:table-cell table:formula="of:=[.A1011]/1000/(60*60*24)" office:value-type="time" office:time-value="PT04H29M02.889S" calcext:value-type="time">
            <text:p>04:29:03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6.29" calcext:value-type="float">
            <text:p>286.29</text:p>
          </table:table-cell>
          <table:table-cell office:value-type="float" office:value="1096.43" calcext:value-type="float">
            <text:p>1096.43</text:p>
          </table:table-cell>
          <table:table-cell office:value-type="float" office:value="1348.55" calcext:value-type="float">
            <text:p>1348.55</text:p>
          </table:table-cell>
        </table:table-row>
        <table:table-row table:style-name="ro1">
          <table:table-cell office:value-type="float" office:value="16158889" calcext:value-type="float">
            <text:p>16158889</text:p>
          </table:table-cell>
          <table:table-cell table:formula="of:=[.A1012]/1000/(60*60*24)" office:value-type="time" office:time-value="PT04H29M18.889S" calcext:value-type="time">
            <text:p>04:29:19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6.41" calcext:value-type="float">
            <text:p>286.41</text:p>
          </table:table-cell>
          <table:table-cell office:value-type="float" office:value="1097.49" calcext:value-type="float">
            <text:p>1097.49</text:p>
          </table:table-cell>
          <table:table-cell office:value-type="float" office:value="1349.82" calcext:value-type="float">
            <text:p>1349.82</text:p>
          </table:table-cell>
        </table:table-row>
        <table:table-row table:style-name="ro1">
          <table:table-cell office:value-type="float" office:value="16174889" calcext:value-type="float">
            <text:p>16174889</text:p>
          </table:table-cell>
          <table:table-cell table:formula="of:=[.A1013]/1000/(60*60*24)" office:value-type="time" office:time-value="PT04H29M34.889S" calcext:value-type="time">
            <text:p>04:29:35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6.29" calcext:value-type="float">
            <text:p>286.29</text:p>
          </table:table-cell>
          <table:table-cell office:value-type="float" office:value="1098.55" calcext:value-type="float">
            <text:p>1098.55</text:p>
          </table:table-cell>
          <table:table-cell office:value-type="float" office:value="1351.09" calcext:value-type="float">
            <text:p>1351.09</text:p>
          </table:table-cell>
        </table:table-row>
        <table:table-row table:style-name="ro1">
          <table:table-cell office:value-type="float" office:value="16190889" calcext:value-type="float">
            <text:p>16190889</text:p>
          </table:table-cell>
          <table:table-cell table:formula="of:=[.A1014]/1000/(60*60*24)" office:value-type="time" office:time-value="PT04H29M50.889S" calcext:value-type="time">
            <text:p>04:29:51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6.29" calcext:value-type="float">
            <text:p>286.29</text:p>
          </table:table-cell>
          <table:table-cell office:value-type="float" office:value="1099.61" calcext:value-type="float">
            <text:p>1099.61</text:p>
          </table:table-cell>
          <table:table-cell office:value-type="float" office:value="1352.36" calcext:value-type="float">
            <text:p>1352.36</text:p>
          </table:table-cell>
        </table:table-row>
        <table:table-row table:style-name="ro1">
          <table:table-cell office:value-type="float" office:value="16206889" calcext:value-type="float">
            <text:p>16206889</text:p>
          </table:table-cell>
          <table:table-cell table:formula="of:=[.A1015]/1000/(60*60*24)" office:value-type="time" office:time-value="PT04H30M06.889S" calcext:value-type="time">
            <text:p>04:30:07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7" calcext:value-type="float">
            <text:p>286.17</text:p>
          </table:table-cell>
          <table:table-cell office:value-type="float" office:value="1100.67" calcext:value-type="float">
            <text:p>1100.67</text:p>
          </table:table-cell>
          <table:table-cell office:value-type="float" office:value="1353.64" calcext:value-type="float">
            <text:p>1353.64</text:p>
          </table:table-cell>
        </table:table-row>
        <table:table-row table:style-name="ro1">
          <table:table-cell office:value-type="float" office:value="16222889" calcext:value-type="float">
            <text:p>16222889</text:p>
          </table:table-cell>
          <table:table-cell table:formula="of:=[.A1016]/1000/(60*60*24)" office:value-type="time" office:time-value="PT04H30M22.889S" calcext:value-type="time">
            <text:p>04:30:23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6.29" calcext:value-type="float">
            <text:p>286.29</text:p>
          </table:table-cell>
          <table:table-cell office:value-type="float" office:value="1101.73" calcext:value-type="float">
            <text:p>1101.73</text:p>
          </table:table-cell>
          <table:table-cell office:value-type="float" office:value="1354.91" calcext:value-type="float">
            <text:p>1354.91</text:p>
          </table:table-cell>
        </table:table-row>
        <table:table-row table:style-name="ro1">
          <table:table-cell office:value-type="float" office:value="16238889" calcext:value-type="float">
            <text:p>16238889</text:p>
          </table:table-cell>
          <table:table-cell table:formula="of:=[.A1017]/1000/(60*60*24)" office:value-type="time" office:time-value="PT04H30M38.889S" calcext:value-type="time">
            <text:p>04:30:39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6.28" calcext:value-type="float">
            <text:p>286.28</text:p>
          </table:table-cell>
          <table:table-cell office:value-type="float" office:value="1102.79" calcext:value-type="float">
            <text:p>1102.79</text:p>
          </table:table-cell>
          <table:table-cell office:value-type="float" office:value="1356.18" calcext:value-type="float">
            <text:p>1356.18</text:p>
          </table:table-cell>
        </table:table-row>
        <table:table-row table:style-name="ro1">
          <table:table-cell office:value-type="float" office:value="16254889" calcext:value-type="float">
            <text:p>16254889</text:p>
          </table:table-cell>
          <table:table-cell table:formula="of:=[.A1018]/1000/(60*60*24)" office:value-type="time" office:time-value="PT04H30M54.889S" calcext:value-type="time">
            <text:p>04:30:55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6.28" calcext:value-type="float">
            <text:p>286.28</text:p>
          </table:table-cell>
          <table:table-cell office:value-type="float" office:value="1103.85" calcext:value-type="float">
            <text:p>1103.85</text:p>
          </table:table-cell>
          <table:table-cell office:value-type="float" office:value="1357.45" calcext:value-type="float">
            <text:p>1357.45</text:p>
          </table:table-cell>
        </table:table-row>
        <table:table-row table:style-name="ro1">
          <table:table-cell office:value-type="float" office:value="16270889" calcext:value-type="float">
            <text:p>16270889</text:p>
          </table:table-cell>
          <table:table-cell table:formula="of:=[.A1019]/1000/(60*60*24)" office:value-type="time" office:time-value="PT04H31M10.889S" calcext:value-type="time">
            <text:p>04:31:11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6" calcext:value-type="float">
            <text:p>286.16</text:p>
          </table:table-cell>
          <table:table-cell office:value-type="float" office:value="1104.91" calcext:value-type="float">
            <text:p>1104.91</text:p>
          </table:table-cell>
          <table:table-cell office:value-type="float" office:value="1358.72" calcext:value-type="float">
            <text:p>1358.72</text:p>
          </table:table-cell>
        </table:table-row>
        <table:table-row table:style-name="ro1">
          <table:table-cell office:value-type="float" office:value="16286889" calcext:value-type="float">
            <text:p>16286889</text:p>
          </table:table-cell>
          <table:table-cell table:formula="of:=[.A1020]/1000/(60*60*24)" office:value-type="time" office:time-value="PT04H31M26.889S" calcext:value-type="time">
            <text:p>04:31:27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6" calcext:value-type="float">
            <text:p>286.16</text:p>
          </table:table-cell>
          <table:table-cell office:value-type="float" office:value="1105.97" calcext:value-type="float">
            <text:p>1105.97</text:p>
          </table:table-cell>
          <table:table-cell office:value-type="float" office:value="1359.99" calcext:value-type="float">
            <text:p>1359.99</text:p>
          </table:table-cell>
        </table:table-row>
        <table:table-row table:style-name="ro1">
          <table:table-cell office:value-type="float" office:value="16302889" calcext:value-type="float">
            <text:p>16302889</text:p>
          </table:table-cell>
          <table:table-cell table:formula="of:=[.A1021]/1000/(60*60*24)" office:value-type="time" office:time-value="PT04H31M42.889S" calcext:value-type="time">
            <text:p>04:31:43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5.21" calcext:value-type="float">
            <text:p>285.21</text:p>
          </table:table-cell>
          <table:table-cell office:value-type="float" office:value="1107.03" calcext:value-type="float">
            <text:p>1107.03</text:p>
          </table:table-cell>
          <table:table-cell office:value-type="float" office:value="1361.26" calcext:value-type="float">
            <text:p>1361.26</text:p>
          </table:table-cell>
        </table:table-row>
        <table:table-row table:style-name="ro1">
          <table:table-cell office:value-type="float" office:value="16318889" calcext:value-type="float">
            <text:p>16318889</text:p>
          </table:table-cell>
          <table:table-cell table:formula="of:=[.A1022]/1000/(60*60*24)" office:value-type="time" office:time-value="PT04H31M58.889S" calcext:value-type="time">
            <text:p>04:31:59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5.21" calcext:value-type="float">
            <text:p>285.21</text:p>
          </table:table-cell>
          <table:table-cell office:value-type="float" office:value="1108.09" calcext:value-type="float">
            <text:p>1108.09</text:p>
          </table:table-cell>
          <table:table-cell office:value-type="float" office:value="1362.54" calcext:value-type="float">
            <text:p>1362.54</text:p>
          </table:table-cell>
        </table:table-row>
        <table:table-row table:style-name="ro1">
          <table:table-cell office:value-type="float" office:value="16334889" calcext:value-type="float">
            <text:p>16334889</text:p>
          </table:table-cell>
          <table:table-cell table:formula="of:=[.A1023]/1000/(60*60*24)" office:value-type="time" office:time-value="PT04H32M14.889S" calcext:value-type="time">
            <text:p>04:32:15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6" calcext:value-type="float">
            <text:p>286.16</text:p>
          </table:table-cell>
          <table:table-cell office:value-type="float" office:value="1109.15" calcext:value-type="float">
            <text:p>1109.15</text:p>
          </table:table-cell>
          <table:table-cell office:value-type="float" office:value="1363.81" calcext:value-type="float">
            <text:p>1363.81</text:p>
          </table:table-cell>
        </table:table-row>
        <table:table-row table:style-name="ro1">
          <table:table-cell office:value-type="float" office:value="16350889" calcext:value-type="float">
            <text:p>16350889</text:p>
          </table:table-cell>
          <table:table-cell table:formula="of:=[.A1024]/1000/(60*60*24)" office:value-type="time" office:time-value="PT04H32M30.889S" calcext:value-type="time">
            <text:p>04:32:31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5.09" calcext:value-type="float">
            <text:p>285.09</text:p>
          </table:table-cell>
          <table:table-cell office:value-type="float" office:value="1110.21" calcext:value-type="float">
            <text:p>1110.21</text:p>
          </table:table-cell>
          <table:table-cell office:value-type="float" office:value="1365.08" calcext:value-type="float">
            <text:p>1365.08</text:p>
          </table:table-cell>
        </table:table-row>
        <table:table-row table:style-name="ro1">
          <table:table-cell office:value-type="float" office:value="16366889" calcext:value-type="float">
            <text:p>16366889</text:p>
          </table:table-cell>
          <table:table-cell table:formula="of:=[.A1025]/1000/(60*60*24)" office:value-type="time" office:time-value="PT04H32M46.889S" calcext:value-type="time">
            <text:p>04:32:47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5.09" calcext:value-type="float">
            <text:p>285.09</text:p>
          </table:table-cell>
          <table:table-cell office:value-type="float" office:value="1111.27" calcext:value-type="float">
            <text:p>1111.27</text:p>
          </table:table-cell>
          <table:table-cell office:value-type="float" office:value="1366.35" calcext:value-type="float">
            <text:p>1366.35</text:p>
          </table:table-cell>
        </table:table-row>
        <table:table-row table:style-name="ro1">
          <table:table-cell office:value-type="float" office:value="16382889" calcext:value-type="float">
            <text:p>16382889</text:p>
          </table:table-cell>
          <table:table-cell table:formula="of:=[.A1026]/1000/(60*60*24)" office:value-type="time" office:time-value="PT04H33M02.889S" calcext:value-type="time">
            <text:p>04:33:03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1112.33" calcext:value-type="float">
            <text:p>1112.33</text:p>
          </table:table-cell>
          <table:table-cell office:value-type="float" office:value="1367.62" calcext:value-type="float">
            <text:p>1367.62</text:p>
          </table:table-cell>
        </table:table-row>
        <table:table-row table:style-name="ro1">
          <table:table-cell office:value-type="float" office:value="16398889" calcext:value-type="float">
            <text:p>16398889</text:p>
          </table:table-cell>
          <table:table-cell table:formula="of:=[.A1027]/1000/(60*60*24)" office:value-type="time" office:time-value="PT04H33M18.889S" calcext:value-type="time">
            <text:p>04:33:19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4.97" calcext:value-type="float">
            <text:p>284.97</text:p>
          </table:table-cell>
          <table:table-cell office:value-type="float" office:value="1113.38" calcext:value-type="float">
            <text:p>1113.38</text:p>
          </table:table-cell>
          <table:table-cell office:value-type="float" office:value="1368.88" calcext:value-type="float">
            <text:p>1368.88</text:p>
          </table:table-cell>
        </table:table-row>
        <table:table-row table:style-name="ro1">
          <table:table-cell office:value-type="float" office:value="16414889" calcext:value-type="float">
            <text:p>16414889</text:p>
          </table:table-cell>
          <table:table-cell table:formula="of:=[.A1028]/1000/(60*60*24)" office:value-type="time" office:time-value="PT04H33M34.889S" calcext:value-type="time">
            <text:p>04:33:35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1114.44" calcext:value-type="float">
            <text:p>1114.44</text:p>
          </table:table-cell>
          <table:table-cell office:value-type="float" office:value="1370.15" calcext:value-type="float">
            <text:p>1370.15</text:p>
          </table:table-cell>
        </table:table-row>
        <table:table-row table:style-name="ro1">
          <table:table-cell office:value-type="float" office:value="16430889" calcext:value-type="float">
            <text:p>16430889</text:p>
          </table:table-cell>
          <table:table-cell table:formula="of:=[.A1029]/1000/(60*60*24)" office:value-type="time" office:time-value="PT04H33M50.889S" calcext:value-type="time">
            <text:p>04:33:51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4.97" calcext:value-type="float">
            <text:p>284.97</text:p>
          </table:table-cell>
          <table:table-cell office:value-type="float" office:value="1115.5" calcext:value-type="float">
            <text:p>1115.5</text:p>
          </table:table-cell>
          <table:table-cell office:value-type="float" office:value="1371.42" calcext:value-type="float">
            <text:p>1371.42</text:p>
          </table:table-cell>
        </table:table-row>
        <table:table-row table:style-name="ro1">
          <table:table-cell office:value-type="float" office:value="16446889" calcext:value-type="float">
            <text:p>16446889</text:p>
          </table:table-cell>
          <table:table-cell table:formula="of:=[.A1030]/1000/(60*60*24)" office:value-type="time" office:time-value="PT04H34M06.889S" calcext:value-type="time">
            <text:p>04:34:07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4.97" calcext:value-type="float">
            <text:p>284.97</text:p>
          </table:table-cell>
          <table:table-cell office:value-type="float" office:value="1116.56" calcext:value-type="float">
            <text:p>1116.56</text:p>
          </table:table-cell>
          <table:table-cell office:value-type="float" office:value="1372.69" calcext:value-type="float">
            <text:p>1372.69</text:p>
          </table:table-cell>
        </table:table-row>
        <table:table-row table:style-name="ro1">
          <table:table-cell office:value-type="float" office:value="16462889" calcext:value-type="float">
            <text:p>16462889</text:p>
          </table:table-cell>
          <table:table-cell table:formula="of:=[.A1031]/1000/(60*60*24)" office:value-type="time" office:time-value="PT04H34M22.889S" calcext:value-type="time">
            <text:p>04:34:23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4.97" calcext:value-type="float">
            <text:p>284.97</text:p>
          </table:table-cell>
          <table:table-cell office:value-type="float" office:value="1117.62" calcext:value-type="float">
            <text:p>1117.62</text:p>
          </table:table-cell>
          <table:table-cell office:value-type="float" office:value="1373.96" calcext:value-type="float">
            <text:p>1373.96</text:p>
          </table:table-cell>
        </table:table-row>
        <table:table-row table:style-name="ro1">
          <table:table-cell office:value-type="float" office:value="16478889" calcext:value-type="float">
            <text:p>16478889</text:p>
          </table:table-cell>
          <table:table-cell table:formula="of:=[.A1032]/1000/(60*60*24)" office:value-type="time" office:time-value="PT04H34M38.889S" calcext:value-type="time">
            <text:p>04:34:39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4.96" calcext:value-type="float">
            <text:p>284.96</text:p>
          </table:table-cell>
          <table:table-cell office:value-type="float" office:value="1118.68" calcext:value-type="float">
            <text:p>1118.68</text:p>
          </table:table-cell>
          <table:table-cell office:value-type="float" office:value="1375.23" calcext:value-type="float">
            <text:p>1375.23</text:p>
          </table:table-cell>
        </table:table-row>
        <table:table-row table:style-name="ro1">
          <table:table-cell office:value-type="float" office:value="16494889" calcext:value-type="float">
            <text:p>16494889</text:p>
          </table:table-cell>
          <table:table-cell table:formula="of:=[.A1033]/1000/(60*60*24)" office:value-type="time" office:time-value="PT04H34M54.889S" calcext:value-type="time">
            <text:p>04:34:55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1119.74" calcext:value-type="float">
            <text:p>1119.74</text:p>
          </table:table-cell>
          <table:table-cell office:value-type="float" office:value="1376.49" calcext:value-type="float">
            <text:p>1376.49</text:p>
          </table:table-cell>
        </table:table-row>
        <table:table-row table:style-name="ro1">
          <table:table-cell office:value-type="float" office:value="16510889" calcext:value-type="float">
            <text:p>16510889</text:p>
          </table:table-cell>
          <table:table-cell table:formula="of:=[.A1034]/1000/(60*60*24)" office:value-type="time" office:time-value="PT04H35M10.889S" calcext:value-type="time">
            <text:p>04:35:11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4.96" calcext:value-type="float">
            <text:p>284.96</text:p>
          </table:table-cell>
          <table:table-cell office:value-type="float" office:value="1120.8" calcext:value-type="float">
            <text:p>1120.8</text:p>
          </table:table-cell>
          <table:table-cell office:value-type="float" office:value="1377.76" calcext:value-type="float">
            <text:p>1377.76</text:p>
          </table:table-cell>
        </table:table-row>
        <table:table-row table:style-name="ro1">
          <table:table-cell office:value-type="float" office:value="16526889" calcext:value-type="float">
            <text:p>16526889</text:p>
          </table:table-cell>
          <table:table-cell table:formula="of:=[.A1035]/1000/(60*60*24)" office:value-type="time" office:time-value="PT04H35M26.889S" calcext:value-type="time">
            <text:p>04:35:27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4.84" calcext:value-type="float">
            <text:p>284.84</text:p>
          </table:table-cell>
          <table:table-cell office:value-type="float" office:value="1121.85" calcext:value-type="float">
            <text:p>1121.85</text:p>
          </table:table-cell>
          <table:table-cell office:value-type="float" office:value="1379.03" calcext:value-type="float">
            <text:p>1379.03</text:p>
          </table:table-cell>
        </table:table-row>
        <table:table-row table:style-name="ro1">
          <table:table-cell office:value-type="float" office:value="16542889" calcext:value-type="float">
            <text:p>16542889</text:p>
          </table:table-cell>
          <table:table-cell table:formula="of:=[.A1036]/1000/(60*60*24)" office:value-type="time" office:time-value="PT04H35M42.889S" calcext:value-type="time">
            <text:p>04:35:43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1122.91" calcext:value-type="float">
            <text:p>1122.91</text:p>
          </table:table-cell>
          <table:table-cell office:value-type="float" office:value="1380.29" calcext:value-type="float">
            <text:p>1380.29</text:p>
          </table:table-cell>
        </table:table-row>
        <table:table-row table:style-name="ro1">
          <table:table-cell office:value-type="float" office:value="16558889" calcext:value-type="float">
            <text:p>16558889</text:p>
          </table:table-cell>
          <table:table-cell table:formula="of:=[.A1037]/1000/(60*60*24)" office:value-type="time" office:time-value="PT04H35M58.889S" calcext:value-type="time">
            <text:p>04:35:59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1123.97" calcext:value-type="float">
            <text:p>1123.97</text:p>
          </table:table-cell>
          <table:table-cell office:value-type="float" office:value="1381.56" calcext:value-type="float">
            <text:p>1381.56</text:p>
          </table:table-cell>
        </table:table-row>
        <table:table-row table:style-name="ro1">
          <table:table-cell office:value-type="float" office:value="16574889" calcext:value-type="float">
            <text:p>16574889</text:p>
          </table:table-cell>
          <table:table-cell table:formula="of:=[.A1038]/1000/(60*60*24)" office:value-type="time" office:time-value="PT04H36M14.889S" calcext:value-type="time">
            <text:p>04:36:15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4.84" calcext:value-type="float">
            <text:p>284.84</text:p>
          </table:table-cell>
          <table:table-cell office:value-type="float" office:value="1125.03" calcext:value-type="float">
            <text:p>1125.03</text:p>
          </table:table-cell>
          <table:table-cell office:value-type="float" office:value="1382.83" calcext:value-type="float">
            <text:p>1382.83</text:p>
          </table:table-cell>
        </table:table-row>
        <table:table-row table:style-name="ro1">
          <table:table-cell office:value-type="float" office:value="16590889" calcext:value-type="float">
            <text:p>16590889</text:p>
          </table:table-cell>
          <table:table-cell table:formula="of:=[.A1039]/1000/(60*60*24)" office:value-type="time" office:time-value="PT04H36M30.889S" calcext:value-type="time">
            <text:p>04:36:31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1126.09" calcext:value-type="float">
            <text:p>1126.09</text:p>
          </table:table-cell>
          <table:table-cell office:value-type="float" office:value="1384.09" calcext:value-type="float">
            <text:p>1384.09</text:p>
          </table:table-cell>
        </table:table-row>
        <table:table-row table:style-name="ro1">
          <table:table-cell office:value-type="float" office:value="16606889" calcext:value-type="float">
            <text:p>16606889</text:p>
          </table:table-cell>
          <table:table-cell table:formula="of:=[.A1040]/1000/(60*60*24)" office:value-type="time" office:time-value="PT04H36M46.889S" calcext:value-type="time">
            <text:p>04:36:47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1127.15" calcext:value-type="float">
            <text:p>1127.15</text:p>
          </table:table-cell>
          <table:table-cell office:value-type="float" office:value="1385.36" calcext:value-type="float">
            <text:p>1385.36</text:p>
          </table:table-cell>
        </table:table-row>
        <table:table-row table:style-name="ro1">
          <table:table-cell office:value-type="float" office:value="16622889" calcext:value-type="float">
            <text:p>16622889</text:p>
          </table:table-cell>
          <table:table-cell table:formula="of:=[.A1041]/1000/(60*60*24)" office:value-type="time" office:time-value="PT04H37M02.889S" calcext:value-type="time">
            <text:p>04:37:03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1128.21" calcext:value-type="float">
            <text:p>1128.21</text:p>
          </table:table-cell>
          <table:table-cell office:value-type="float" office:value="1386.62" calcext:value-type="float">
            <text:p>1386.62</text:p>
          </table:table-cell>
        </table:table-row>
        <table:table-row table:style-name="ro1">
          <table:table-cell office:value-type="float" office:value="16638889" calcext:value-type="float">
            <text:p>16638889</text:p>
          </table:table-cell>
          <table:table-cell table:formula="of:=[.A1042]/1000/(60*60*24)" office:value-type="time" office:time-value="PT04H37M18.889S" calcext:value-type="time">
            <text:p>04:37:19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1129.26" calcext:value-type="float">
            <text:p>1129.26</text:p>
          </table:table-cell>
          <table:table-cell office:value-type="float" office:value="1387.89" calcext:value-type="float">
            <text:p>1387.89</text:p>
          </table:table-cell>
        </table:table-row>
        <table:table-row table:style-name="ro1">
          <table:table-cell office:value-type="float" office:value="16654889" calcext:value-type="float">
            <text:p>16654889</text:p>
          </table:table-cell>
          <table:table-cell table:formula="of:=[.A1043]/1000/(60*60*24)" office:value-type="time" office:time-value="PT04H37M34.889S" calcext:value-type="time">
            <text:p>04:37:35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4.72" calcext:value-type="float">
            <text:p>284.72</text:p>
          </table:table-cell>
          <table:table-cell office:value-type="float" office:value="1130.32" calcext:value-type="float">
            <text:p>1130.32</text:p>
          </table:table-cell>
          <table:table-cell office:value-type="float" office:value="1389.15" calcext:value-type="float">
            <text:p>1389.15</text:p>
          </table:table-cell>
        </table:table-row>
        <table:table-row table:style-name="ro1">
          <table:table-cell office:value-type="float" office:value="16670889" calcext:value-type="float">
            <text:p>16670889</text:p>
          </table:table-cell>
          <table:table-cell table:formula="of:=[.A1044]/1000/(60*60*24)" office:value-type="time" office:time-value="PT04H37M50.889S" calcext:value-type="time">
            <text:p>04:37:51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1131.38" calcext:value-type="float">
            <text:p>1131.38</text:p>
          </table:table-cell>
          <table:table-cell office:value-type="float" office:value="1390.42" calcext:value-type="float">
            <text:p>1390.42</text:p>
          </table:table-cell>
        </table:table-row>
        <table:table-row table:style-name="ro1">
          <table:table-cell office:value-type="float" office:value="16686889" calcext:value-type="float">
            <text:p>16686889</text:p>
          </table:table-cell>
          <table:table-cell table:formula="of:=[.A1045]/1000/(60*60*24)" office:value-type="time" office:time-value="PT04H38M06.889S" calcext:value-type="time">
            <text:p>04:38:07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1132.44" calcext:value-type="float">
            <text:p>1132.44</text:p>
          </table:table-cell>
          <table:table-cell office:value-type="float" office:value="1391.69" calcext:value-type="float">
            <text:p>1391.69</text:p>
          </table:table-cell>
        </table:table-row>
        <table:table-row table:style-name="ro1">
          <table:table-cell office:value-type="float" office:value="16702889" calcext:value-type="float">
            <text:p>16702889</text:p>
          </table:table-cell>
          <table:table-cell table:formula="of:=[.A1046]/1000/(60*60*24)" office:value-type="time" office:time-value="PT04H38M22.889S" calcext:value-type="time">
            <text:p>04:38:23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1133.5" calcext:value-type="float">
            <text:p>1133.5</text:p>
          </table:table-cell>
          <table:table-cell office:value-type="float" office:value="1392.95" calcext:value-type="float">
            <text:p>1392.95</text:p>
          </table:table-cell>
        </table:table-row>
        <table:table-row table:style-name="ro1">
          <table:table-cell office:value-type="float" office:value="16718889" calcext:value-type="float">
            <text:p>16718889</text:p>
          </table:table-cell>
          <table:table-cell table:formula="of:=[.A1047]/1000/(60*60*24)" office:value-type="time" office:time-value="PT04H38M38.889S" calcext:value-type="time">
            <text:p>04:38:39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1134.56" calcext:value-type="float">
            <text:p>1134.56</text:p>
          </table:table-cell>
          <table:table-cell office:value-type="float" office:value="1394.22" calcext:value-type="float">
            <text:p>1394.22</text:p>
          </table:table-cell>
        </table:table-row>
        <table:table-row table:style-name="ro1">
          <table:table-cell office:value-type="float" office:value="16734889" calcext:value-type="float">
            <text:p>16734889</text:p>
          </table:table-cell>
          <table:table-cell table:formula="of:=[.A1048]/1000/(60*60*24)" office:value-type="time" office:time-value="PT04H38M54.889S" calcext:value-type="time">
            <text:p>04:38:55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4.6" calcext:value-type="float">
            <text:p>284.6</text:p>
          </table:table-cell>
          <table:table-cell office:value-type="float" office:value="1135.61" calcext:value-type="float">
            <text:p>1135.61</text:p>
          </table:table-cell>
          <table:table-cell office:value-type="float" office:value="1395.48" calcext:value-type="float">
            <text:p>1395.48</text:p>
          </table:table-cell>
        </table:table-row>
        <table:table-row table:style-name="ro1">
          <table:table-cell office:value-type="float" office:value="16750889" calcext:value-type="float">
            <text:p>16750889</text:p>
          </table:table-cell>
          <table:table-cell table:formula="of:=[.A1049]/1000/(60*60*24)" office:value-type="time" office:time-value="PT04H39M10.889S" calcext:value-type="time">
            <text:p>04:39:11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4.48" calcext:value-type="float">
            <text:p>284.48</text:p>
          </table:table-cell>
          <table:table-cell office:value-type="float" office:value="1136.67" calcext:value-type="float">
            <text:p>1136.67</text:p>
          </table:table-cell>
          <table:table-cell office:value-type="float" office:value="1396.75" calcext:value-type="float">
            <text:p>1396.75</text:p>
          </table:table-cell>
        </table:table-row>
        <table:table-row table:style-name="ro1">
          <table:table-cell office:value-type="float" office:value="16766889" calcext:value-type="float">
            <text:p>16766889</text:p>
          </table:table-cell>
          <table:table-cell table:formula="of:=[.A1050]/1000/(60*60*24)" office:value-type="time" office:time-value="PT04H39M26.889S" calcext:value-type="time">
            <text:p>04:39:27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4.48" calcext:value-type="float">
            <text:p>284.48</text:p>
          </table:table-cell>
          <table:table-cell office:value-type="float" office:value="1137.73" calcext:value-type="float">
            <text:p>1137.73</text:p>
          </table:table-cell>
          <table:table-cell office:value-type="float" office:value="1398.01" calcext:value-type="float">
            <text:p>1398.01</text:p>
          </table:table-cell>
        </table:table-row>
        <table:table-row table:style-name="ro1">
          <table:table-cell office:value-type="float" office:value="16782889" calcext:value-type="float">
            <text:p>16782889</text:p>
          </table:table-cell>
          <table:table-cell table:formula="of:=[.A1051]/1000/(60*60*24)" office:value-type="time" office:time-value="PT04H39M42.889S" calcext:value-type="time">
            <text:p>04:39:43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4.48" calcext:value-type="float">
            <text:p>284.48</text:p>
          </table:table-cell>
          <table:table-cell office:value-type="float" office:value="1138.79" calcext:value-type="float">
            <text:p>1138.79</text:p>
          </table:table-cell>
          <table:table-cell office:value-type="float" office:value="1399.27" calcext:value-type="float">
            <text:p>1399.27</text:p>
          </table:table-cell>
        </table:table-row>
        <table:table-row table:style-name="ro1">
          <table:table-cell office:value-type="float" office:value="16798889" calcext:value-type="float">
            <text:p>16798889</text:p>
          </table:table-cell>
          <table:table-cell table:formula="of:=[.A1052]/1000/(60*60*24)" office:value-type="time" office:time-value="PT04H39M58.889S" calcext:value-type="time">
            <text:p>04:39:59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4.48" calcext:value-type="float">
            <text:p>284.48</text:p>
          </table:table-cell>
          <table:table-cell office:value-type="float" office:value="1139.84" calcext:value-type="float">
            <text:p>1139.84</text:p>
          </table:table-cell>
          <table:table-cell office:value-type="float" office:value="1400.54" calcext:value-type="float">
            <text:p>1400.54</text:p>
          </table:table-cell>
        </table:table-row>
        <table:table-row table:style-name="ro1">
          <table:table-cell office:value-type="float" office:value="16814889" calcext:value-type="float">
            <text:p>16814889</text:p>
          </table:table-cell>
          <table:table-cell table:formula="of:=[.A1053]/1000/(60*60*24)" office:value-type="time" office:time-value="PT04H40M14.889S" calcext:value-type="time">
            <text:p>04:40:15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4.36" calcext:value-type="float">
            <text:p>284.36</text:p>
          </table:table-cell>
          <table:table-cell office:value-type="float" office:value="1140.9" calcext:value-type="float">
            <text:p>1140.9</text:p>
          </table:table-cell>
          <table:table-cell office:value-type="float" office:value="1401.8" calcext:value-type="float">
            <text:p>1401.8</text:p>
          </table:table-cell>
        </table:table-row>
        <table:table-row table:style-name="ro1">
          <table:table-cell office:value-type="float" office:value="16830889" calcext:value-type="float">
            <text:p>16830889</text:p>
          </table:table-cell>
          <table:table-cell table:formula="of:=[.A1054]/1000/(60*60*24)" office:value-type="time" office:time-value="PT04H40M30.889S" calcext:value-type="time">
            <text:p>04:40:31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4.48" calcext:value-type="float">
            <text:p>284.48</text:p>
          </table:table-cell>
          <table:table-cell office:value-type="float" office:value="1141.96" calcext:value-type="float">
            <text:p>1141.96</text:p>
          </table:table-cell>
          <table:table-cell office:value-type="float" office:value="1403.07" calcext:value-type="float">
            <text:p>1403.07</text:p>
          </table:table-cell>
        </table:table-row>
        <table:table-row table:style-name="ro1">
          <table:table-cell office:value-type="float" office:value="16846889" calcext:value-type="float">
            <text:p>16846889</text:p>
          </table:table-cell>
          <table:table-cell table:formula="of:=[.A1055]/1000/(60*60*24)" office:value-type="time" office:time-value="PT04H40M46.889S" calcext:value-type="time">
            <text:p>04:40:47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4.36" calcext:value-type="float">
            <text:p>284.36</text:p>
          </table:table-cell>
          <table:table-cell office:value-type="float" office:value="1143.01" calcext:value-type="float">
            <text:p>1143.01</text:p>
          </table:table-cell>
          <table:table-cell office:value-type="float" office:value="1404.33" calcext:value-type="float">
            <text:p>1404.33</text:p>
          </table:table-cell>
        </table:table-row>
        <table:table-row table:style-name="ro1">
          <table:table-cell office:value-type="float" office:value="16862888" calcext:value-type="float">
            <text:p>16862888</text:p>
          </table:table-cell>
          <table:table-cell table:formula="of:=[.A1056]/1000/(60*60*24)" office:value-type="time" office:time-value="PT04H41M02.888S" calcext:value-type="time">
            <text:p>04:41:03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4.48" calcext:value-type="float">
            <text:p>284.48</text:p>
          </table:table-cell>
          <table:table-cell office:value-type="float" office:value="1144.07" calcext:value-type="float">
            <text:p>1144.07</text:p>
          </table:table-cell>
          <table:table-cell office:value-type="float" office:value="1405.59" calcext:value-type="float">
            <text:p>1405.59</text:p>
          </table:table-cell>
        </table:table-row>
        <table:table-row table:style-name="ro1">
          <table:table-cell office:value-type="float" office:value="16878889" calcext:value-type="float">
            <text:p>16878889</text:p>
          </table:table-cell>
          <table:table-cell table:formula="of:=[.A1057]/1000/(60*60*24)" office:value-type="time" office:time-value="PT04H41M18.889S" calcext:value-type="time">
            <text:p>04:41:19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4.36" calcext:value-type="float">
            <text:p>284.36</text:p>
          </table:table-cell>
          <table:table-cell office:value-type="float" office:value="1145.13" calcext:value-type="float">
            <text:p>1145.13</text:p>
          </table:table-cell>
          <table:table-cell office:value-type="float" office:value="1406.86" calcext:value-type="float">
            <text:p>1406.86</text:p>
          </table:table-cell>
        </table:table-row>
        <table:table-row table:style-name="ro1">
          <table:table-cell office:value-type="float" office:value="16894889" calcext:value-type="float">
            <text:p>16894889</text:p>
          </table:table-cell>
          <table:table-cell table:formula="of:=[.A1058]/1000/(60*60*24)" office:value-type="time" office:time-value="PT04H41M34.889S" calcext:value-type="time">
            <text:p>04:41:35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4.24" calcext:value-type="float">
            <text:p>284.24</text:p>
          </table:table-cell>
          <table:table-cell office:value-type="float" office:value="1146.18" calcext:value-type="float">
            <text:p>1146.18</text:p>
          </table:table-cell>
          <table:table-cell office:value-type="float" office:value="1408.12" calcext:value-type="float">
            <text:p>1408.12</text:p>
          </table:table-cell>
        </table:table-row>
        <table:table-row table:style-name="ro1">
          <table:table-cell office:value-type="float" office:value="16910889" calcext:value-type="float">
            <text:p>16910889</text:p>
          </table:table-cell>
          <table:table-cell table:formula="of:=[.A1059]/1000/(60*60*24)" office:value-type="time" office:time-value="PT04H41M50.889S" calcext:value-type="time">
            <text:p>04:41:51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4.23" calcext:value-type="float">
            <text:p>284.23</text:p>
          </table:table-cell>
          <table:table-cell office:value-type="float" office:value="1147.24" calcext:value-type="float">
            <text:p>1147.24</text:p>
          </table:table-cell>
          <table:table-cell office:value-type="float" office:value="1409.38" calcext:value-type="float">
            <text:p>1409.38</text:p>
          </table:table-cell>
        </table:table-row>
        <table:table-row table:style-name="ro1">
          <table:table-cell office:value-type="float" office:value="16926889" calcext:value-type="float">
            <text:p>16926889</text:p>
          </table:table-cell>
          <table:table-cell table:formula="of:=[.A1060]/1000/(60*60*24)" office:value-type="time" office:time-value="PT04H42M06.889S" calcext:value-type="time">
            <text:p>04:42:07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4.23" calcext:value-type="float">
            <text:p>284.23</text:p>
          </table:table-cell>
          <table:table-cell office:value-type="float" office:value="1148.3" calcext:value-type="float">
            <text:p>1148.3</text:p>
          </table:table-cell>
          <table:table-cell office:value-type="float" office:value="1410.65" calcext:value-type="float">
            <text:p>1410.65</text:p>
          </table:table-cell>
        </table:table-row>
        <table:table-row table:style-name="ro1">
          <table:table-cell office:value-type="float" office:value="16942889" calcext:value-type="float">
            <text:p>16942889</text:p>
          </table:table-cell>
          <table:table-cell table:formula="of:=[.A1061]/1000/(60*60*24)" office:value-type="time" office:time-value="PT04H42M22.889S" calcext:value-type="time">
            <text:p>04:42:23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4.23" calcext:value-type="float">
            <text:p>284.23</text:p>
          </table:table-cell>
          <table:table-cell office:value-type="float" office:value="1149.35" calcext:value-type="float">
            <text:p>1149.35</text:p>
          </table:table-cell>
          <table:table-cell office:value-type="float" office:value="1411.91" calcext:value-type="float">
            <text:p>1411.91</text:p>
          </table:table-cell>
        </table:table-row>
        <table:table-row table:style-name="ro1">
          <table:table-cell office:value-type="float" office:value="16958889" calcext:value-type="float">
            <text:p>16958889</text:p>
          </table:table-cell>
          <table:table-cell table:formula="of:=[.A1062]/1000/(60*60*24)" office:value-type="time" office:time-value="PT04H42M38.889S" calcext:value-type="time">
            <text:p>04:42:39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4.23" calcext:value-type="float">
            <text:p>284.23</text:p>
          </table:table-cell>
          <table:table-cell office:value-type="float" office:value="1150.41" calcext:value-type="float">
            <text:p>1150.41</text:p>
          </table:table-cell>
          <table:table-cell office:value-type="float" office:value="1413.17" calcext:value-type="float">
            <text:p>1413.17</text:p>
          </table:table-cell>
        </table:table-row>
        <table:table-row table:style-name="ro1">
          <table:table-cell office:value-type="float" office:value="16974888" calcext:value-type="float">
            <text:p>16974888</text:p>
          </table:table-cell>
          <table:table-cell table:formula="of:=[.A1063]/1000/(60*60*24)" office:value-type="time" office:time-value="PT04H42M54.888S" calcext:value-type="time">
            <text:p>04:42:55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4.23" calcext:value-type="float">
            <text:p>284.23</text:p>
          </table:table-cell>
          <table:table-cell office:value-type="float" office:value="1151.46" calcext:value-type="float">
            <text:p>1151.46</text:p>
          </table:table-cell>
          <table:table-cell office:value-type="float" office:value="1414.43" calcext:value-type="float">
            <text:p>1414.43</text:p>
          </table:table-cell>
        </table:table-row>
        <table:table-row table:style-name="ro1">
          <table:table-cell office:value-type="float" office:value="16990889" calcext:value-type="float">
            <text:p>16990889</text:p>
          </table:table-cell>
          <table:table-cell table:formula="of:=[.A1064]/1000/(60*60*24)" office:value-type="time" office:time-value="PT04H43M10.889S" calcext:value-type="time">
            <text:p>04:43:11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4.23" calcext:value-type="float">
            <text:p>284.23</text:p>
          </table:table-cell>
          <table:table-cell office:value-type="float" office:value="1152.52" calcext:value-type="float">
            <text:p>1152.52</text:p>
          </table:table-cell>
          <table:table-cell office:value-type="float" office:value="1415.7" calcext:value-type="float">
            <text:p>1415.7</text:p>
          </table:table-cell>
        </table:table-row>
        <table:table-row table:style-name="ro1">
          <table:table-cell office:value-type="float" office:value="17006889" calcext:value-type="float">
            <text:p>17006889</text:p>
          </table:table-cell>
          <table:table-cell table:formula="of:=[.A1065]/1000/(60*60*24)" office:value-type="time" office:time-value="PT04H43M26.889S" calcext:value-type="time">
            <text:p>04:43:27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4.23" calcext:value-type="float">
            <text:p>284.23</text:p>
          </table:table-cell>
          <table:table-cell office:value-type="float" office:value="1153.58" calcext:value-type="float">
            <text:p>1153.58</text:p>
          </table:table-cell>
          <table:table-cell office:value-type="float" office:value="1416.96" calcext:value-type="float">
            <text:p>1416.96</text:p>
          </table:table-cell>
        </table:table-row>
        <table:table-row table:style-name="ro1">
          <table:table-cell office:value-type="float" office:value="17022889" calcext:value-type="float">
            <text:p>17022889</text:p>
          </table:table-cell>
          <table:table-cell table:formula="of:=[.A1066]/1000/(60*60*24)" office:value-type="time" office:time-value="PT04H43M42.889S" calcext:value-type="time">
            <text:p>04:43:43</text:p>
          </table:table-cell>
          <table:table-cell office:value-type="float" office:value="1.19" calcext:value-type="float">
            <text:p>1.19</text:p>
          </table:table-cell>
          <table:table-cell office:value-type="float" office:value="237.6" calcext:value-type="float">
            <text:p>237.6</text:p>
          </table:table-cell>
          <table:table-cell office:value-type="float" office:value="283.16" calcext:value-type="float">
            <text:p>283.16</text:p>
          </table:table-cell>
          <table:table-cell office:value-type="float" office:value="1154.63" calcext:value-type="float">
            <text:p>1154.63</text:p>
          </table:table-cell>
          <table:table-cell office:value-type="float" office:value="1418.22" calcext:value-type="float">
            <text:p>1418.22</text:p>
          </table:table-cell>
        </table:table-row>
        <table:table-row table:style-name="ro1">
          <table:table-cell office:value-type="float" office:value="17038889" calcext:value-type="float">
            <text:p>17038889</text:p>
          </table:table-cell>
          <table:table-cell table:formula="of:=[.A1067]/1000/(60*60*24)" office:value-type="time" office:time-value="PT04H43M58.889S" calcext:value-type="time">
            <text:p>04:43:59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4.11" calcext:value-type="float">
            <text:p>284.11</text:p>
          </table:table-cell>
          <table:table-cell office:value-type="float" office:value="1155.69" calcext:value-type="float">
            <text:p>1155.69</text:p>
          </table:table-cell>
          <table:table-cell office:value-type="float" office:value="1419.48" calcext:value-type="float">
            <text:p>1419.48</text:p>
          </table:table-cell>
        </table:table-row>
        <table:table-row table:style-name="ro1">
          <table:table-cell office:value-type="float" office:value="17054889" calcext:value-type="float">
            <text:p>17054889</text:p>
          </table:table-cell>
          <table:table-cell table:formula="of:=[.A1068]/1000/(60*60*24)" office:value-type="time" office:time-value="PT04H44M14.889S" calcext:value-type="time">
            <text:p>04:44:15</text:p>
          </table:table-cell>
          <table:table-cell office:value-type="float" office:value="1.19" calcext:value-type="float">
            <text:p>1.19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04" calcext:value-type="float">
            <text:p>283.04</text:p>
          </table:table-cell>
          <table:table-cell office:value-type="float" office:value="1156.75" calcext:value-type="float">
            <text:p>1156.75</text:p>
          </table:table-cell>
          <table:table-cell office:value-type="float" office:value="1420.74" calcext:value-type="float">
            <text:p>1420.74</text:p>
          </table:table-cell>
        </table:table-row>
        <table:table-row table:style-name="ro1">
          <table:table-cell office:value-type="float" office:value="17070889" calcext:value-type="float">
            <text:p>17070889</text:p>
          </table:table-cell>
          <table:table-cell table:formula="of:=[.A1069]/1000/(60*60*24)" office:value-type="time" office:time-value="PT04H44M30.889S" calcext:value-type="time">
            <text:p>04:44:31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4.11" calcext:value-type="float">
            <text:p>284.11</text:p>
          </table:table-cell>
          <table:table-cell office:value-type="float" office:value="1157.8" calcext:value-type="float">
            <text:p>1157.8</text:p>
          </table:table-cell>
          <table:table-cell office:value-type="float" office:value="1422.01" calcext:value-type="float">
            <text:p>1422.01</text:p>
          </table:table-cell>
        </table:table-row>
        <table:table-row table:style-name="ro1">
          <table:table-cell office:value-type="float" office:value="17086889" calcext:value-type="float">
            <text:p>17086889</text:p>
          </table:table-cell>
          <table:table-cell table:formula="of:=[.A1070]/1000/(60*60*24)" office:value-type="time" office:time-value="PT04H44M46.889S" calcext:value-type="time">
            <text:p>04:44:47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99" calcext:value-type="float">
            <text:p>283.99</text:p>
          </table:table-cell>
          <table:table-cell office:value-type="float" office:value="1158.86" calcext:value-type="float">
            <text:p>1158.86</text:p>
          </table:table-cell>
          <table:table-cell office:value-type="float" office:value="1423.27" calcext:value-type="float">
            <text:p>1423.27</text:p>
          </table:table-cell>
        </table:table-row>
        <table:table-row table:style-name="ro1">
          <table:table-cell office:value-type="float" office:value="17102889" calcext:value-type="float">
            <text:p>17102889</text:p>
          </table:table-cell>
          <table:table-cell table:formula="of:=[.A1071]/1000/(60*60*24)" office:value-type="time" office:time-value="PT04H45M02.889S" calcext:value-type="time">
            <text:p>04:45:03</text:p>
          </table:table-cell>
          <table:table-cell office:value-type="float" office:value="1.19" calcext:value-type="float">
            <text:p>1.19</text:p>
          </table:table-cell>
          <table:table-cell office:value-type="float" office:value="237.6" calcext:value-type="float">
            <text:p>237.6</text:p>
          </table:table-cell>
          <table:table-cell office:value-type="float" office:value="283.16" calcext:value-type="float">
            <text:p>283.16</text:p>
          </table:table-cell>
          <table:table-cell office:value-type="float" office:value="1159.91" calcext:value-type="float">
            <text:p>1159.91</text:p>
          </table:table-cell>
          <table:table-cell office:value-type="float" office:value="1424.52" calcext:value-type="float">
            <text:p>1424.52</text:p>
          </table:table-cell>
        </table:table-row>
        <table:table-row table:style-name="ro1">
          <table:table-cell office:value-type="float" office:value="17118889" calcext:value-type="float">
            <text:p>17118889</text:p>
          </table:table-cell>
          <table:table-cell table:formula="of:=[.A1072]/1000/(60*60*24)" office:value-type="time" office:time-value="PT04H45M18.889S" calcext:value-type="time">
            <text:p>04:45:19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99" calcext:value-type="float">
            <text:p>283.99</text:p>
          </table:table-cell>
          <table:table-cell office:value-type="float" office:value="1160.97" calcext:value-type="float">
            <text:p>1160.97</text:p>
          </table:table-cell>
          <table:table-cell office:value-type="float" office:value="1425.78" calcext:value-type="float">
            <text:p>1425.78</text:p>
          </table:table-cell>
        </table:table-row>
        <table:table-row table:style-name="ro1">
          <table:table-cell office:value-type="float" office:value="17134889" calcext:value-type="float">
            <text:p>17134889</text:p>
          </table:table-cell>
          <table:table-cell table:formula="of:=[.A1073]/1000/(60*60*24)" office:value-type="time" office:time-value="PT04H45M34.889S" calcext:value-type="time">
            <text:p>04:45:35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99" calcext:value-type="float">
            <text:p>283.99</text:p>
          </table:table-cell>
          <table:table-cell office:value-type="float" office:value="1162.02" calcext:value-type="float">
            <text:p>1162.02</text:p>
          </table:table-cell>
          <table:table-cell office:value-type="float" office:value="1427.04" calcext:value-type="float">
            <text:p>1427.04</text:p>
          </table:table-cell>
        </table:table-row>
        <table:table-row table:style-name="ro1">
          <table:table-cell office:value-type="float" office:value="17150889" calcext:value-type="float">
            <text:p>17150889</text:p>
          </table:table-cell>
          <table:table-cell table:formula="of:=[.A1074]/1000/(60*60*24)" office:value-type="time" office:time-value="PT04H45M50.889S" calcext:value-type="time">
            <text:p>04:45:51</text:p>
          </table:table-cell>
          <table:table-cell office:value-type="float" office:value="1.19" calcext:value-type="float">
            <text:p>1.19</text:p>
          </table:table-cell>
          <table:table-cell office:value-type="float" office:value="237.4" calcext:value-type="float">
            <text:p>237.4</text:p>
          </table:table-cell>
          <table:table-cell office:value-type="float" office:value="282.92" calcext:value-type="float">
            <text:p>282.92</text:p>
          </table:table-cell>
          <table:table-cell office:value-type="float" office:value="1163.08" calcext:value-type="float">
            <text:p>1163.08</text:p>
          </table:table-cell>
          <table:table-cell office:value-type="float" office:value="1428.3" calcext:value-type="float">
            <text:p>1428.3</text:p>
          </table:table-cell>
        </table:table-row>
        <table:table-row table:style-name="ro1">
          <table:table-cell office:value-type="float" office:value="17166889" calcext:value-type="float">
            <text:p>17166889</text:p>
          </table:table-cell>
          <table:table-cell table:formula="of:=[.A1075]/1000/(60*60*24)" office:value-type="time" office:time-value="PT04H46M06.889S" calcext:value-type="time">
            <text:p>04:46:07</text:p>
          </table:table-cell>
          <table:table-cell office:value-type="float" office:value="1.19" calcext:value-type="float">
            <text:p>1.19</text:p>
          </table:table-cell>
          <table:table-cell office:value-type="float" office:value="237.4" calcext:value-type="float">
            <text:p>237.4</text:p>
          </table:table-cell>
          <table:table-cell office:value-type="float" office:value="282.92" calcext:value-type="float">
            <text:p>282.92</text:p>
          </table:table-cell>
          <table:table-cell office:value-type="float" office:value="1164.13" calcext:value-type="float">
            <text:p>1164.13</text:p>
          </table:table-cell>
          <table:table-cell office:value-type="float" office:value="1429.56" calcext:value-type="float">
            <text:p>1429.56</text:p>
          </table:table-cell>
        </table:table-row>
        <table:table-row table:style-name="ro1">
          <table:table-cell office:value-type="float" office:value="17182889" calcext:value-type="float">
            <text:p>17182889</text:p>
          </table:table-cell>
          <table:table-cell table:formula="of:=[.A1076]/1000/(60*60*24)" office:value-type="time" office:time-value="PT04H46M22.889S" calcext:value-type="time">
            <text:p>04:46:23</text:p>
          </table:table-cell>
          <table:table-cell office:value-type="float" office:value="1.19" calcext:value-type="float">
            <text:p>1.19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04" calcext:value-type="float">
            <text:p>283.04</text:p>
          </table:table-cell>
          <table:table-cell office:value-type="float" office:value="1165.19" calcext:value-type="float">
            <text:p>1165.19</text:p>
          </table:table-cell>
          <table:table-cell office:value-type="float" office:value="1430.82" calcext:value-type="float">
            <text:p>1430.82</text:p>
          </table:table-cell>
        </table:table-row>
        <table:table-row table:style-name="ro1">
          <table:table-cell office:value-type="float" office:value="17198889" calcext:value-type="float">
            <text:p>17198889</text:p>
          </table:table-cell>
          <table:table-cell table:formula="of:=[.A1077]/1000/(60*60*24)" office:value-type="time" office:time-value="PT04H46M38.889S" calcext:value-type="time">
            <text:p>04:46:39</text:p>
          </table:table-cell>
          <table:table-cell office:value-type="float" office:value="1.19" calcext:value-type="float">
            <text:p>1.19</text:p>
          </table:table-cell>
          <table:table-cell office:value-type="float" office:value="237.4" calcext:value-type="float">
            <text:p>237.4</text:p>
          </table:table-cell>
          <table:table-cell office:value-type="float" office:value="282.92" calcext:value-type="float">
            <text:p>282.92</text:p>
          </table:table-cell>
          <table:table-cell office:value-type="float" office:value="1166.24" calcext:value-type="float">
            <text:p>1166.24</text:p>
          </table:table-cell>
          <table:table-cell office:value-type="float" office:value="1432.08" calcext:value-type="float">
            <text:p>1432.08</text:p>
          </table:table-cell>
        </table:table-row>
        <table:table-row table:style-name="ro1">
          <table:table-cell office:value-type="float" office:value="17214889" calcext:value-type="float">
            <text:p>17214889</text:p>
          </table:table-cell>
          <table:table-cell table:formula="of:=[.A1078]/1000/(60*60*24)" office:value-type="time" office:time-value="PT04H46M54.889S" calcext:value-type="time">
            <text:p>04:46:55</text:p>
          </table:table-cell>
          <table:table-cell office:value-type="float" office:value="1.19" calcext:value-type="float">
            <text:p>1.19</text:p>
          </table:table-cell>
          <table:table-cell office:value-type="float" office:value="237.4" calcext:value-type="float">
            <text:p>237.4</text:p>
          </table:table-cell>
          <table:table-cell office:value-type="float" office:value="282.92" calcext:value-type="float">
            <text:p>282.92</text:p>
          </table:table-cell>
          <table:table-cell office:value-type="float" office:value="1167.3" calcext:value-type="float">
            <text:p>1167.3</text:p>
          </table:table-cell>
          <table:table-cell office:value-type="float" office:value="1433.34" calcext:value-type="float">
            <text:p>1433.34</text:p>
          </table:table-cell>
        </table:table-row>
        <table:table-row table:style-name="ro1">
          <table:table-cell office:value-type="float" office:value="17230889" calcext:value-type="float">
            <text:p>17230889</text:p>
          </table:table-cell>
          <table:table-cell table:formula="of:=[.A1079]/1000/(60*60*24)" office:value-type="time" office:time-value="PT04H47M10.889S" calcext:value-type="time">
            <text:p>04:47:11</text:p>
          </table:table-cell>
          <table:table-cell office:value-type="float" office:value="1.19" calcext:value-type="float">
            <text:p>1.19</text:p>
          </table:table-cell>
          <table:table-cell office:value-type="float" office:value="237.3" calcext:value-type="float">
            <text:p>237.3</text:p>
          </table:table-cell>
          <table:table-cell office:value-type="float" office:value="282.8" calcext:value-type="float">
            <text:p>282.8</text:p>
          </table:table-cell>
          <table:table-cell office:value-type="float" office:value="1168.35" calcext:value-type="float">
            <text:p>1168.35</text:p>
          </table:table-cell>
          <table:table-cell office:value-type="float" office:value="1434.59" calcext:value-type="float">
            <text:p>1434.59</text:p>
          </table:table-cell>
        </table:table-row>
        <table:table-row table:style-name="ro1">
          <table:table-cell office:value-type="float" office:value="17246889" calcext:value-type="float">
            <text:p>17246889</text:p>
          </table:table-cell>
          <table:table-cell table:formula="of:=[.A1080]/1000/(60*60*24)" office:value-type="time" office:time-value="PT04H47M26.889S" calcext:value-type="time">
            <text:p>04:47:27</text:p>
          </table:table-cell>
          <table:table-cell office:value-type="float" office:value="1.19" calcext:value-type="float">
            <text:p>1.19</text:p>
          </table:table-cell>
          <table:table-cell office:value-type="float" office:value="237.3" calcext:value-type="float">
            <text:p>237.3</text:p>
          </table:table-cell>
          <table:table-cell office:value-type="float" office:value="282.8" calcext:value-type="float">
            <text:p>282.8</text:p>
          </table:table-cell>
          <table:table-cell office:value-type="float" office:value="1169.41" calcext:value-type="float">
            <text:p>1169.41</text:p>
          </table:table-cell>
          <table:table-cell office:value-type="float" office:value="1435.85" calcext:value-type="float">
            <text:p>1435.85</text:p>
          </table:table-cell>
        </table:table-row>
        <table:table-row table:style-name="ro1">
          <table:table-cell office:value-type="float" office:value="17262889" calcext:value-type="float">
            <text:p>17262889</text:p>
          </table:table-cell>
          <table:table-cell table:formula="of:=[.A1081]/1000/(60*60*24)" office:value-type="time" office:time-value="PT04H47M42.889S" calcext:value-type="time">
            <text:p>04:47:43</text:p>
          </table:table-cell>
          <table:table-cell office:value-type="float" office:value="1.19" calcext:value-type="float">
            <text:p>1.19</text:p>
          </table:table-cell>
          <table:table-cell office:value-type="float" office:value="237.3" calcext:value-type="float">
            <text:p>237.3</text:p>
          </table:table-cell>
          <table:table-cell office:value-type="float" office:value="282.8" calcext:value-type="float">
            <text:p>282.8</text:p>
          </table:table-cell>
          <table:table-cell office:value-type="float" office:value="1170.46" calcext:value-type="float">
            <text:p>1170.46</text:p>
          </table:table-cell>
          <table:table-cell office:value-type="float" office:value="1437.11" calcext:value-type="float">
            <text:p>1437.11</text:p>
          </table:table-cell>
        </table:table-row>
        <table:table-row table:style-name="ro1">
          <table:table-cell office:value-type="float" office:value="17278889" calcext:value-type="float">
            <text:p>17278889</text:p>
          </table:table-cell>
          <table:table-cell table:formula="of:=[.A1082]/1000/(60*60*24)" office:value-type="time" office:time-value="PT04H47M58.889S" calcext:value-type="time">
            <text:p>04:47:59</text:p>
          </table:table-cell>
          <table:table-cell office:value-type="float" office:value="1.19" calcext:value-type="float">
            <text:p>1.19</text:p>
          </table:table-cell>
          <table:table-cell office:value-type="float" office:value="237.3" calcext:value-type="float">
            <text:p>237.3</text:p>
          </table:table-cell>
          <table:table-cell office:value-type="float" office:value="282.8" calcext:value-type="float">
            <text:p>282.8</text:p>
          </table:table-cell>
          <table:table-cell office:value-type="float" office:value="1171.52" calcext:value-type="float">
            <text:p>1171.52</text:p>
          </table:table-cell>
          <table:table-cell office:value-type="float" office:value="1438.37" calcext:value-type="float">
            <text:p>1438.37</text:p>
          </table:table-cell>
        </table:table-row>
        <table:table-row table:style-name="ro1">
          <table:table-cell office:value-type="float" office:value="17294889" calcext:value-type="float">
            <text:p>17294889</text:p>
          </table:table-cell>
          <table:table-cell table:formula="of:=[.A1083]/1000/(60*60*24)" office:value-type="time" office:time-value="PT04H48M14.889S" calcext:value-type="time">
            <text:p>04:48:15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1172.57" calcext:value-type="float">
            <text:p>1172.57</text:p>
          </table:table-cell>
          <table:table-cell office:value-type="float" office:value="1439.62" calcext:value-type="float">
            <text:p>1439.62</text:p>
          </table:table-cell>
        </table:table-row>
        <table:table-row table:style-name="ro1">
          <table:table-cell office:value-type="float" office:value="17310889" calcext:value-type="float">
            <text:p>17310889</text:p>
          </table:table-cell>
          <table:table-cell table:formula="of:=[.A1084]/1000/(60*60*24)" office:value-type="time" office:time-value="PT04H48M30.889S" calcext:value-type="time">
            <text:p>04:48:31</text:p>
          </table:table-cell>
          <table:table-cell office:value-type="float" office:value="1.19" calcext:value-type="float">
            <text:p>1.19</text:p>
          </table:table-cell>
          <table:table-cell office:value-type="float" office:value="237.2" calcext:value-type="float">
            <text:p>237.2</text:p>
          </table:table-cell>
          <table:table-cell office:value-type="float" office:value="282.68" calcext:value-type="float">
            <text:p>282.68</text:p>
          </table:table-cell>
          <table:table-cell office:value-type="float" office:value="1173.63" calcext:value-type="float">
            <text:p>1173.63</text:p>
          </table:table-cell>
          <table:table-cell office:value-type="float" office:value="1440.88" calcext:value-type="float">
            <text:p>1440.88</text:p>
          </table:table-cell>
        </table:table-row>
        <table:table-row table:style-name="ro1">
          <table:table-cell office:value-type="float" office:value="17326889" calcext:value-type="float">
            <text:p>17326889</text:p>
          </table:table-cell>
          <table:table-cell table:formula="of:=[.A1085]/1000/(60*60*24)" office:value-type="time" office:time-value="PT04H48M46.889S" calcext:value-type="time">
            <text:p>04:48:47</text:p>
          </table:table-cell>
          <table:table-cell office:value-type="float" office:value="1.19" calcext:value-type="float">
            <text:p>1.19</text:p>
          </table:table-cell>
          <table:table-cell office:value-type="float" office:value="237.2" calcext:value-type="float">
            <text:p>237.2</text:p>
          </table:table-cell>
          <table:table-cell office:value-type="float" office:value="282.68" calcext:value-type="float">
            <text:p>282.68</text:p>
          </table:table-cell>
          <table:table-cell office:value-type="float" office:value="1174.68" calcext:value-type="float">
            <text:p>1174.68</text:p>
          </table:table-cell>
          <table:table-cell office:value-type="float" office:value="1442.14" calcext:value-type="float">
            <text:p>1442.14</text:p>
          </table:table-cell>
        </table:table-row>
        <table:table-row table:style-name="ro1">
          <table:table-cell office:value-type="float" office:value="17342889" calcext:value-type="float">
            <text:p>17342889</text:p>
          </table:table-cell>
          <table:table-cell table:formula="of:=[.A1086]/1000/(60*60*24)" office:value-type="time" office:time-value="PT04H49M02.889S" calcext:value-type="time">
            <text:p>04:49:03</text:p>
          </table:table-cell>
          <table:table-cell office:value-type="float" office:value="1.19" calcext:value-type="float">
            <text:p>1.19</text:p>
          </table:table-cell>
          <table:table-cell office:value-type="float" office:value="237.2" calcext:value-type="float">
            <text:p>237.2</text:p>
          </table:table-cell>
          <table:table-cell office:value-type="float" office:value="282.68" calcext:value-type="float">
            <text:p>282.68</text:p>
          </table:table-cell>
          <table:table-cell office:value-type="float" office:value="1175.74" calcext:value-type="float">
            <text:p>1175.74</text:p>
          </table:table-cell>
          <table:table-cell office:value-type="float" office:value="1443.39" calcext:value-type="float">
            <text:p>1443.39</text:p>
          </table:table-cell>
        </table:table-row>
        <table:table-row table:style-name="ro1">
          <table:table-cell office:value-type="float" office:value="17358889" calcext:value-type="float">
            <text:p>17358889</text:p>
          </table:table-cell>
          <table:table-cell table:formula="of:=[.A1087]/1000/(60*60*24)" office:value-type="time" office:time-value="PT04H49M18.889S" calcext:value-type="time">
            <text:p>04:49:19</text:p>
          </table:table-cell>
          <table:table-cell office:value-type="float" office:value="1.19" calcext:value-type="float">
            <text:p>1.19</text:p>
          </table:table-cell>
          <table:table-cell office:value-type="float" office:value="237.2" calcext:value-type="float">
            <text:p>237.2</text:p>
          </table:table-cell>
          <table:table-cell office:value-type="float" office:value="282.68" calcext:value-type="float">
            <text:p>282.68</text:p>
          </table:table-cell>
          <table:table-cell office:value-type="float" office:value="1176.79" calcext:value-type="float">
            <text:p>1176.79</text:p>
          </table:table-cell>
          <table:table-cell office:value-type="float" office:value="1444.65" calcext:value-type="float">
            <text:p>1444.65</text:p>
          </table:table-cell>
        </table:table-row>
        <table:table-row table:style-name="ro1">
          <table:table-cell office:value-type="float" office:value="17374889" calcext:value-type="float">
            <text:p>17374889</text:p>
          </table:table-cell>
          <table:table-cell table:formula="of:=[.A1088]/1000/(60*60*24)" office:value-type="time" office:time-value="PT04H49M34.889S" calcext:value-type="time">
            <text:p>04:49:35</text:p>
          </table:table-cell>
          <table:table-cell office:value-type="float" office:value="1.19" calcext:value-type="float">
            <text:p>1.19</text:p>
          </table:table-cell>
          <table:table-cell office:value-type="float" office:value="237.1" calcext:value-type="float">
            <text:p>237.1</text:p>
          </table:table-cell>
          <table:table-cell office:value-type="float" office:value="282.56" calcext:value-type="float">
            <text:p>282.56</text:p>
          </table:table-cell>
          <table:table-cell office:value-type="float" office:value="1177.84" calcext:value-type="float">
            <text:p>1177.84</text:p>
          </table:table-cell>
          <table:table-cell office:value-type="float" office:value="1445.91" calcext:value-type="float">
            <text:p>1445.91</text:p>
          </table:table-cell>
        </table:table-row>
        <table:table-row table:style-name="ro1">
          <table:table-cell office:value-type="float" office:value="17390889" calcext:value-type="float">
            <text:p>17390889</text:p>
          </table:table-cell>
          <table:table-cell table:formula="of:=[.A1089]/1000/(60*60*24)" office:value-type="time" office:time-value="PT04H49M50.889S" calcext:value-type="time">
            <text:p>04:49:51</text:p>
          </table:table-cell>
          <table:table-cell office:value-type="float" office:value="1.19" calcext:value-type="float">
            <text:p>1.19</text:p>
          </table:table-cell>
          <table:table-cell office:value-type="float" office:value="237.1" calcext:value-type="float">
            <text:p>237.1</text:p>
          </table:table-cell>
          <table:table-cell office:value-type="float" office:value="282.56" calcext:value-type="float">
            <text:p>282.56</text:p>
          </table:table-cell>
          <table:table-cell office:value-type="float" office:value="1178.9" calcext:value-type="float">
            <text:p>1178.9</text:p>
          </table:table-cell>
          <table:table-cell office:value-type="float" office:value="1447.16" calcext:value-type="float">
            <text:p>1447.16</text:p>
          </table:table-cell>
        </table:table-row>
        <table:table-row table:style-name="ro1">
          <table:table-cell office:value-type="float" office:value="17406889" calcext:value-type="float">
            <text:p>17406889</text:p>
          </table:table-cell>
          <table:table-cell table:formula="of:=[.A1090]/1000/(60*60*24)" office:value-type="time" office:time-value="PT04H50M06.889S" calcext:value-type="time">
            <text:p>04:50:07</text:p>
          </table:table-cell>
          <table:table-cell office:value-type="float" office:value="1.19" calcext:value-type="float">
            <text:p>1.19</text:p>
          </table:table-cell>
          <table:table-cell office:value-type="float" office:value="237.1" calcext:value-type="float">
            <text:p>237.1</text:p>
          </table:table-cell>
          <table:table-cell office:value-type="float" office:value="282.55" calcext:value-type="float">
            <text:p>282.55</text:p>
          </table:table-cell>
          <table:table-cell office:value-type="float" office:value="1179.95" calcext:value-type="float">
            <text:p>1179.95</text:p>
          </table:table-cell>
          <table:table-cell office:value-type="float" office:value="1448.42" calcext:value-type="float">
            <text:p>1448.42</text:p>
          </table:table-cell>
        </table:table-row>
        <table:table-row table:style-name="ro1">
          <table:table-cell office:value-type="float" office:value="17422889" calcext:value-type="float">
            <text:p>17422889</text:p>
          </table:table-cell>
          <table:table-cell table:formula="of:=[.A1091]/1000/(60*60*24)" office:value-type="time" office:time-value="PT04H50M22.889S" calcext:value-type="time">
            <text:p>04:50:23</text:p>
          </table:table-cell>
          <table:table-cell office:value-type="float" office:value="1.19" calcext:value-type="float">
            <text:p>1.19</text:p>
          </table:table-cell>
          <table:table-cell office:value-type="float" office:value="237" calcext:value-type="float">
            <text:p>237</text:p>
          </table:table-cell>
          <table:table-cell office:value-type="float" office:value="282.44" calcext:value-type="float">
            <text:p>282.44</text:p>
          </table:table-cell>
          <table:table-cell office:value-type="float" office:value="1181.01" calcext:value-type="float">
            <text:p>1181.01</text:p>
          </table:table-cell>
          <table:table-cell office:value-type="float" office:value="1449.67" calcext:value-type="float">
            <text:p>1449.67</text:p>
          </table:table-cell>
        </table:table-row>
        <table:table-row table:style-name="ro1">
          <table:table-cell office:value-type="float" office:value="17438889" calcext:value-type="float">
            <text:p>17438889</text:p>
          </table:table-cell>
          <table:table-cell table:formula="of:=[.A1092]/1000/(60*60*24)" office:value-type="time" office:time-value="PT04H50M38.889S" calcext:value-type="time">
            <text:p>04:50:39</text:p>
          </table:table-cell>
          <table:table-cell office:value-type="float" office:value="1.19" calcext:value-type="float">
            <text:p>1.19</text:p>
          </table:table-cell>
          <table:table-cell office:value-type="float" office:value="237" calcext:value-type="float">
            <text:p>237</text:p>
          </table:table-cell>
          <table:table-cell office:value-type="float" office:value="282.44" calcext:value-type="float">
            <text:p>282.44</text:p>
          </table:table-cell>
          <table:table-cell office:value-type="float" office:value="1182.06" calcext:value-type="float">
            <text:p>1182.06</text:p>
          </table:table-cell>
          <table:table-cell office:value-type="float" office:value="1450.93" calcext:value-type="float">
            <text:p>1450.93</text:p>
          </table:table-cell>
        </table:table-row>
        <table:table-row table:style-name="ro1">
          <table:table-cell office:value-type="float" office:value="17454889" calcext:value-type="float">
            <text:p>17454889</text:p>
          </table:table-cell>
          <table:table-cell table:formula="of:=[.A1093]/1000/(60*60*24)" office:value-type="time" office:time-value="PT04H50M54.889S" calcext:value-type="time">
            <text:p>04:50:55</text:p>
          </table:table-cell>
          <table:table-cell office:value-type="float" office:value="1.19" calcext:value-type="float">
            <text:p>1.19</text:p>
          </table:table-cell>
          <table:table-cell office:value-type="float" office:value="237" calcext:value-type="float">
            <text:p>237</text:p>
          </table:table-cell>
          <table:table-cell office:value-type="float" office:value="282.43" calcext:value-type="float">
            <text:p>282.43</text:p>
          </table:table-cell>
          <table:table-cell office:value-type="float" office:value="1183.11" calcext:value-type="float">
            <text:p>1183.11</text:p>
          </table:table-cell>
          <table:table-cell office:value-type="float" office:value="1452.18" calcext:value-type="float">
            <text:p>1452.18</text:p>
          </table:table-cell>
        </table:table-row>
        <table:table-row table:style-name="ro1">
          <table:table-cell office:value-type="float" office:value="17470889" calcext:value-type="float">
            <text:p>17470889</text:p>
          </table:table-cell>
          <table:table-cell table:formula="of:=[.A1094]/1000/(60*60*24)" office:value-type="time" office:time-value="PT04H51M10.889S" calcext:value-type="time">
            <text:p>04:51:11</text:p>
          </table:table-cell>
          <table:table-cell office:value-type="float" office:value="1.19" calcext:value-type="float">
            <text:p>1.19</text:p>
          </table:table-cell>
          <table:table-cell office:value-type="float" office:value="237.1" calcext:value-type="float">
            <text:p>237.1</text:p>
          </table:table-cell>
          <table:table-cell office:value-type="float" office:value="282.55" calcext:value-type="float">
            <text:p>282.55</text:p>
          </table:table-cell>
          <table:table-cell office:value-type="float" office:value="1184.17" calcext:value-type="float">
            <text:p>1184.17</text:p>
          </table:table-cell>
          <table:table-cell office:value-type="float" office:value="1453.44" calcext:value-type="float">
            <text:p>1453.44</text:p>
          </table:table-cell>
        </table:table-row>
        <table:table-row table:style-name="ro1">
          <table:table-cell office:value-type="float" office:value="17486889" calcext:value-type="float">
            <text:p>17486889</text:p>
          </table:table-cell>
          <table:table-cell table:formula="of:=[.A1095]/1000/(60*60*24)" office:value-type="time" office:time-value="PT04H51M26.889S" calcext:value-type="time">
            <text:p>04:51:27</text:p>
          </table:table-cell>
          <table:table-cell office:value-type="float" office:value="1.19" calcext:value-type="float">
            <text:p>1.19</text:p>
          </table:table-cell>
          <table:table-cell office:value-type="float" office:value="237" calcext:value-type="float">
            <text:p>237</text:p>
          </table:table-cell>
          <table:table-cell office:value-type="float" office:value="282.43" calcext:value-type="float">
            <text:p>282.43</text:p>
          </table:table-cell>
          <table:table-cell office:value-type="float" office:value="1185.22" calcext:value-type="float">
            <text:p>1185.22</text:p>
          </table:table-cell>
          <table:table-cell office:value-type="float" office:value="1454.7" calcext:value-type="float">
            <text:p>1454.7</text:p>
          </table:table-cell>
        </table:table-row>
        <table:table-row table:style-name="ro1">
          <table:table-cell office:value-type="float" office:value="17502889" calcext:value-type="float">
            <text:p>17502889</text:p>
          </table:table-cell>
          <table:table-cell table:formula="of:=[.A1096]/1000/(60*60*24)" office:value-type="time" office:time-value="PT04H51M42.889S" calcext:value-type="time">
            <text:p>04:51:43</text:p>
          </table:table-cell>
          <table:table-cell office:value-type="float" office:value="1.19" calcext:value-type="float">
            <text:p>1.19</text:p>
          </table:table-cell>
          <table:table-cell office:value-type="float" office:value="237" calcext:value-type="float">
            <text:p>237</text:p>
          </table:table-cell>
          <table:table-cell office:value-type="float" office:value="281.48" calcext:value-type="float">
            <text:p>281.48</text:p>
          </table:table-cell>
          <table:table-cell office:value-type="float" office:value="1186.27" calcext:value-type="float">
            <text:p>1186.27</text:p>
          </table:table-cell>
          <table:table-cell office:value-type="float" office:value="1455.95" calcext:value-type="float">
            <text:p>1455.95</text:p>
          </table:table-cell>
        </table:table-row>
        <table:table-row table:style-name="ro1">
          <table:table-cell office:value-type="float" office:value="17518889" calcext:value-type="float">
            <text:p>17518889</text:p>
          </table:table-cell>
          <table:table-cell table:formula="of:=[.A1097]/1000/(60*60*24)" office:value-type="time" office:time-value="PT04H51M58.889S" calcext:value-type="time">
            <text:p>04:51:59</text:p>
          </table:table-cell>
          <table:table-cell office:value-type="float" office:value="1.19" calcext:value-type="float">
            <text:p>1.19</text:p>
          </table:table-cell>
          <table:table-cell office:value-type="float" office:value="237" calcext:value-type="float">
            <text:p>237</text:p>
          </table:table-cell>
          <table:table-cell office:value-type="float" office:value="281.48" calcext:value-type="float">
            <text:p>281.48</text:p>
          </table:table-cell>
          <table:table-cell office:value-type="float" office:value="1187.33" calcext:value-type="float">
            <text:p>1187.33</text:p>
          </table:table-cell>
          <table:table-cell office:value-type="float" office:value="1457.21" calcext:value-type="float">
            <text:p>1457.21</text:p>
          </table:table-cell>
        </table:table-row>
        <table:table-row table:style-name="ro1">
          <table:table-cell office:value-type="float" office:value="17534889" calcext:value-type="float">
            <text:p>17534889</text:p>
          </table:table-cell>
          <table:table-cell table:formula="of:=[.A1098]/1000/(60*60*24)" office:value-type="time" office:time-value="PT04H52M14.889S" calcext:value-type="time">
            <text:p>04:52:15</text:p>
          </table:table-cell>
          <table:table-cell office:value-type="float" office:value="1.19" calcext:value-type="float">
            <text:p>1.19</text:p>
          </table:table-cell>
          <table:table-cell office:value-type="float" office:value="236.9" calcext:value-type="float">
            <text:p>236.9</text:p>
          </table:table-cell>
          <table:table-cell office:value-type="float" office:value="281.36" calcext:value-type="float">
            <text:p>281.36</text:p>
          </table:table-cell>
          <table:table-cell office:value-type="float" office:value="1188.38" calcext:value-type="float">
            <text:p>1188.38</text:p>
          </table:table-cell>
          <table:table-cell office:value-type="float" office:value="1458.46" calcext:value-type="float">
            <text:p>1458.46</text:p>
          </table:table-cell>
        </table:table-row>
        <table:table-row table:style-name="ro1">
          <table:table-cell office:value-type="float" office:value="17550889" calcext:value-type="float">
            <text:p>17550889</text:p>
          </table:table-cell>
          <table:table-cell table:formula="of:=[.A1099]/1000/(60*60*24)" office:value-type="time" office:time-value="PT04H52M30.889S" calcext:value-type="time">
            <text:p>04:52:31</text:p>
          </table:table-cell>
          <table:table-cell office:value-type="float" office:value="1.19" calcext:value-type="float">
            <text:p>1.19</text:p>
          </table:table-cell>
          <table:table-cell office:value-type="float" office:value="236.9" calcext:value-type="float">
            <text:p>236.9</text:p>
          </table:table-cell>
          <table:table-cell office:value-type="float" office:value="281.36" calcext:value-type="float">
            <text:p>281.36</text:p>
          </table:table-cell>
          <table:table-cell office:value-type="float" office:value="1189.43" calcext:value-type="float">
            <text:p>1189.43</text:p>
          </table:table-cell>
          <table:table-cell office:value-type="float" office:value="1459.71" calcext:value-type="float">
            <text:p>1459.71</text:p>
          </table:table-cell>
        </table:table-row>
        <table:table-row table:style-name="ro1">
          <table:table-cell office:value-type="float" office:value="17566889" calcext:value-type="float">
            <text:p>17566889</text:p>
          </table:table-cell>
          <table:table-cell table:formula="of:=[.A1100]/1000/(60*60*24)" office:value-type="time" office:time-value="PT04H52M46.889S" calcext:value-type="time">
            <text:p>04:52:47</text:p>
          </table:table-cell>
          <table:table-cell office:value-type="float" office:value="1.19" calcext:value-type="float">
            <text:p>1.19</text:p>
          </table:table-cell>
          <table:table-cell office:value-type="float" office:value="236.9" calcext:value-type="float">
            <text:p>236.9</text:p>
          </table:table-cell>
          <table:table-cell office:value-type="float" office:value="282.31" calcext:value-type="float">
            <text:p>282.31</text:p>
          </table:table-cell>
          <table:table-cell office:value-type="float" office:value="1190.49" calcext:value-type="float">
            <text:p>1190.49</text:p>
          </table:table-cell>
          <table:table-cell office:value-type="float" office:value="1460.97" calcext:value-type="float">
            <text:p>1460.97</text:p>
          </table:table-cell>
        </table:table-row>
        <table:table-row table:style-name="ro1">
          <table:table-cell office:value-type="float" office:value="17582889" calcext:value-type="float">
            <text:p>17582889</text:p>
          </table:table-cell>
          <table:table-cell table:formula="of:=[.A1101]/1000/(60*60*24)" office:value-type="time" office:time-value="PT04H53M02.889S" calcext:value-type="time">
            <text:p>04:53:03</text:p>
          </table:table-cell>
          <table:table-cell office:value-type="float" office:value="1.19" calcext:value-type="float">
            <text:p>1.19</text:p>
          </table:table-cell>
          <table:table-cell office:value-type="float" office:value="236.9" calcext:value-type="float">
            <text:p>236.9</text:p>
          </table:table-cell>
          <table:table-cell office:value-type="float" office:value="282.31" calcext:value-type="float">
            <text:p>282.31</text:p>
          </table:table-cell>
          <table:table-cell office:value-type="float" office:value="1191.54" calcext:value-type="float">
            <text:p>1191.54</text:p>
          </table:table-cell>
          <table:table-cell office:value-type="float" office:value="1462.22" calcext:value-type="float">
            <text:p>1462.22</text:p>
          </table:table-cell>
        </table:table-row>
        <table:table-row table:style-name="ro1">
          <table:table-cell office:value-type="float" office:value="17598889" calcext:value-type="float">
            <text:p>17598889</text:p>
          </table:table-cell>
          <table:table-cell table:formula="of:=[.A1102]/1000/(60*60*24)" office:value-type="time" office:time-value="PT04H53M18.889S" calcext:value-type="time">
            <text:p>04:53:19</text:p>
          </table:table-cell>
          <table:table-cell office:value-type="float" office:value="1.19" calcext:value-type="float">
            <text:p>1.19</text:p>
          </table:table-cell>
          <table:table-cell office:value-type="float" office:value="236.9" calcext:value-type="float">
            <text:p>236.9</text:p>
          </table:table-cell>
          <table:table-cell office:value-type="float" office:value="282.31" calcext:value-type="float">
            <text:p>282.31</text:p>
          </table:table-cell>
          <table:table-cell office:value-type="float" office:value="1192.59" calcext:value-type="float">
            <text:p>1192.59</text:p>
          </table:table-cell>
          <table:table-cell office:value-type="float" office:value="1463.47" calcext:value-type="float">
            <text:p>1463.47</text:p>
          </table:table-cell>
        </table:table-row>
        <table:table-row table:style-name="ro1">
          <table:table-cell office:value-type="float" office:value="17614889" calcext:value-type="float">
            <text:p>17614889</text:p>
          </table:table-cell>
          <table:table-cell table:formula="of:=[.A1103]/1000/(60*60*24)" office:value-type="time" office:time-value="PT04H53M34.889S" calcext:value-type="time">
            <text:p>04:53:35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1.24" calcext:value-type="float">
            <text:p>281.24</text:p>
          </table:table-cell>
          <table:table-cell office:value-type="float" office:value="1193.64" calcext:value-type="float">
            <text:p>1193.64</text:p>
          </table:table-cell>
          <table:table-cell office:value-type="float" office:value="1464.73" calcext:value-type="float">
            <text:p>1464.73</text:p>
          </table:table-cell>
        </table:table-row>
        <table:table-row table:style-name="ro1">
          <table:table-cell office:value-type="float" office:value="17630889" calcext:value-type="float">
            <text:p>17630889</text:p>
          </table:table-cell>
          <table:table-cell table:formula="of:=[.A1104]/1000/(60*60*24)" office:value-type="time" office:time-value="PT04H53M50.889S" calcext:value-type="time">
            <text:p>04:53:51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1.24" calcext:value-type="float">
            <text:p>281.24</text:p>
          </table:table-cell>
          <table:table-cell office:value-type="float" office:value="1194.7" calcext:value-type="float">
            <text:p>1194.7</text:p>
          </table:table-cell>
          <table:table-cell office:value-type="float" office:value="1465.98" calcext:value-type="float">
            <text:p>1465.98</text:p>
          </table:table-cell>
        </table:table-row>
        <table:table-row table:style-name="ro1">
          <table:table-cell office:value-type="float" office:value="17646889" calcext:value-type="float">
            <text:p>17646889</text:p>
          </table:table-cell>
          <table:table-cell table:formula="of:=[.A1105]/1000/(60*60*24)" office:value-type="time" office:time-value="PT04H54M06.889S" calcext:value-type="time">
            <text:p>04:54:07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2.19" calcext:value-type="float">
            <text:p>282.19</text:p>
          </table:table-cell>
          <table:table-cell office:value-type="float" office:value="1195.75" calcext:value-type="float">
            <text:p>1195.75</text:p>
          </table:table-cell>
          <table:table-cell office:value-type="float" office:value="1467.23" calcext:value-type="float">
            <text:p>1467.23</text:p>
          </table:table-cell>
        </table:table-row>
        <table:table-row table:style-name="ro1">
          <table:table-cell office:value-type="float" office:value="17662889" calcext:value-type="float">
            <text:p>17662889</text:p>
          </table:table-cell>
          <table:table-cell table:formula="of:=[.A1106]/1000/(60*60*24)" office:value-type="time" office:time-value="PT04H54M22.889S" calcext:value-type="time">
            <text:p>04:54:23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1.12" calcext:value-type="float">
            <text:p>281.12</text:p>
          </table:table-cell>
          <table:table-cell office:value-type="float" office:value="1196.8" calcext:value-type="float">
            <text:p>1196.8</text:p>
          </table:table-cell>
          <table:table-cell office:value-type="float" office:value="1468.48" calcext:value-type="float">
            <text:p>1468.48</text:p>
          </table:table-cell>
        </table:table-row>
        <table:table-row table:style-name="ro1">
          <table:table-cell office:value-type="float" office:value="17678889" calcext:value-type="float">
            <text:p>17678889</text:p>
          </table:table-cell>
          <table:table-cell table:formula="of:=[.A1107]/1000/(60*60*24)" office:value-type="time" office:time-value="PT04H54M38.889S" calcext:value-type="time">
            <text:p>04:54:39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2.19" calcext:value-type="float">
            <text:p>282.19</text:p>
          </table:table-cell>
          <table:table-cell office:value-type="float" office:value="1197.85" calcext:value-type="float">
            <text:p>1197.85</text:p>
          </table:table-cell>
          <table:table-cell office:value-type="float" office:value="1469.73" calcext:value-type="float">
            <text:p>1469.73</text:p>
          </table:table-cell>
        </table:table-row>
        <table:table-row table:style-name="ro1">
          <table:table-cell office:value-type="float" office:value="17694889" calcext:value-type="float">
            <text:p>17694889</text:p>
          </table:table-cell>
          <table:table-cell table:formula="of:=[.A1108]/1000/(60*60*24)" office:value-type="time" office:time-value="PT04H54M54.889S" calcext:value-type="time">
            <text:p>04:54:55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1.12" calcext:value-type="float">
            <text:p>281.12</text:p>
          </table:table-cell>
          <table:table-cell office:value-type="float" office:value="1198.91" calcext:value-type="float">
            <text:p>1198.91</text:p>
          </table:table-cell>
          <table:table-cell office:value-type="float" office:value="1470.98" calcext:value-type="float">
            <text:p>1470.98</text:p>
          </table:table-cell>
        </table:table-row>
        <table:table-row table:style-name="ro1">
          <table:table-cell office:value-type="float" office:value="17710889" calcext:value-type="float">
            <text:p>17710889</text:p>
          </table:table-cell>
          <table:table-cell table:formula="of:=[.A1109]/1000/(60*60*24)" office:value-type="time" office:time-value="PT04H55M10.889S" calcext:value-type="time">
            <text:p>04:55:11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1.12" calcext:value-type="float">
            <text:p>281.12</text:p>
          </table:table-cell>
          <table:table-cell office:value-type="float" office:value="1199.96" calcext:value-type="float">
            <text:p>1199.96</text:p>
          </table:table-cell>
          <table:table-cell office:value-type="float" office:value="1472.24" calcext:value-type="float">
            <text:p>1472.24</text:p>
          </table:table-cell>
        </table:table-row>
        <table:table-row table:style-name="ro1">
          <table:table-cell office:value-type="float" office:value="17726889" calcext:value-type="float">
            <text:p>17726889</text:p>
          </table:table-cell>
          <table:table-cell table:formula="of:=[.A1110]/1000/(60*60*24)" office:value-type="time" office:time-value="PT04H55M26.889S" calcext:value-type="time">
            <text:p>04:55:27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1.12" calcext:value-type="float">
            <text:p>281.12</text:p>
          </table:table-cell>
          <table:table-cell office:value-type="float" office:value="1201.01" calcext:value-type="float">
            <text:p>1201.01</text:p>
          </table:table-cell>
          <table:table-cell office:value-type="float" office:value="1473.49" calcext:value-type="float">
            <text:p>1473.49</text:p>
          </table:table-cell>
        </table:table-row>
        <table:table-row table:style-name="ro1">
          <table:table-cell office:value-type="float" office:value="17742889" calcext:value-type="float">
            <text:p>17742889</text:p>
          </table:table-cell>
          <table:table-cell table:formula="of:=[.A1111]/1000/(60*60*24)" office:value-type="time" office:time-value="PT04H55M42.889S" calcext:value-type="time">
            <text:p>04:55:43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5" calcext:value-type="float">
            <text:p>281.95</text:p>
          </table:table-cell>
          <table:table-cell office:value-type="float" office:value="1202.06" calcext:value-type="float">
            <text:p>1202.06</text:p>
          </table:table-cell>
          <table:table-cell office:value-type="float" office:value="1474.74" calcext:value-type="float">
            <text:p>1474.74</text:p>
          </table:table-cell>
        </table:table-row>
        <table:table-row table:style-name="ro1">
          <table:table-cell office:value-type="float" office:value="17758889" calcext:value-type="float">
            <text:p>17758889</text:p>
          </table:table-cell>
          <table:table-cell table:formula="of:=[.A1112]/1000/(60*60*24)" office:value-type="time" office:time-value="PT04H55M58.889S" calcext:value-type="time">
            <text:p>04:55:59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2.07" calcext:value-type="float">
            <text:p>282.07</text:p>
          </table:table-cell>
          <table:table-cell office:value-type="float" office:value="1203.11" calcext:value-type="float">
            <text:p>1203.11</text:p>
          </table:table-cell>
          <table:table-cell office:value-type="float" office:value="1475.99" calcext:value-type="float">
            <text:p>1475.99</text:p>
          </table:table-cell>
        </table:table-row>
        <table:table-row table:style-name="ro1">
          <table:table-cell office:value-type="float" office:value="17774889" calcext:value-type="float">
            <text:p>17774889</text:p>
          </table:table-cell>
          <table:table-cell table:formula="of:=[.A1113]/1000/(60*60*24)" office:value-type="time" office:time-value="PT04H56M14.889S" calcext:value-type="time">
            <text:p>04:56:15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0.88" calcext:value-type="float">
            <text:p>280.88</text:p>
          </table:table-cell>
          <table:table-cell office:value-type="float" office:value="1204.17" calcext:value-type="float">
            <text:p>1204.17</text:p>
          </table:table-cell>
          <table:table-cell office:value-type="float" office:value="1477.23" calcext:value-type="float">
            <text:p>1477.23</text:p>
          </table:table-cell>
        </table:table-row>
        <table:table-row table:style-name="ro1">
          <table:table-cell office:value-type="float" office:value="17790889" calcext:value-type="float">
            <text:p>17790889</text:p>
          </table:table-cell>
          <table:table-cell table:formula="of:=[.A1114]/1000/(60*60*24)" office:value-type="time" office:time-value="PT04H56M30.889S" calcext:value-type="time">
            <text:p>04:56:31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" calcext:value-type="float">
            <text:p>281</text:p>
          </table:table-cell>
          <table:table-cell office:value-type="float" office:value="1205.22" calcext:value-type="float">
            <text:p>1205.22</text:p>
          </table:table-cell>
          <table:table-cell office:value-type="float" office:value="1478.48" calcext:value-type="float">
            <text:p>1478.48</text:p>
          </table:table-cell>
        </table:table-row>
        <table:table-row table:style-name="ro1">
          <table:table-cell office:value-type="float" office:value="17806889" calcext:value-type="float">
            <text:p>17806889</text:p>
          </table:table-cell>
          <table:table-cell table:formula="of:=[.A1115]/1000/(60*60*24)" office:value-type="time" office:time-value="PT04H56M46.889S" calcext:value-type="time">
            <text:p>04:56:47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0.88" calcext:value-type="float">
            <text:p>280.88</text:p>
          </table:table-cell>
          <table:table-cell office:value-type="float" office:value="1206.27" calcext:value-type="float">
            <text:p>1206.27</text:p>
          </table:table-cell>
          <table:table-cell office:value-type="float" office:value="1479.73" calcext:value-type="float">
            <text:p>1479.73</text:p>
          </table:table-cell>
        </table:table-row>
        <table:table-row table:style-name="ro1">
          <table:table-cell office:value-type="float" office:value="17822889" calcext:value-type="float">
            <text:p>17822889</text:p>
          </table:table-cell>
          <table:table-cell table:formula="of:=[.A1116]/1000/(60*60*24)" office:value-type="time" office:time-value="PT04H57M02.889S" calcext:value-type="time">
            <text:p>04:57:03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0.88" calcext:value-type="float">
            <text:p>280.88</text:p>
          </table:table-cell>
          <table:table-cell office:value-type="float" office:value="1207.32" calcext:value-type="float">
            <text:p>1207.32</text:p>
          </table:table-cell>
          <table:table-cell office:value-type="float" office:value="1480.98" calcext:value-type="float">
            <text:p>1480.98</text:p>
          </table:table-cell>
        </table:table-row>
        <table:table-row table:style-name="ro1">
          <table:table-cell office:value-type="float" office:value="17838889" calcext:value-type="float">
            <text:p>17838889</text:p>
          </table:table-cell>
          <table:table-cell table:formula="of:=[.A1117]/1000/(60*60*24)" office:value-type="time" office:time-value="PT04H57M18.889S" calcext:value-type="time">
            <text:p>04:57:19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0.88" calcext:value-type="float">
            <text:p>280.88</text:p>
          </table:table-cell>
          <table:table-cell office:value-type="float" office:value="1208.37" calcext:value-type="float">
            <text:p>1208.37</text:p>
          </table:table-cell>
          <table:table-cell office:value-type="float" office:value="1482.23" calcext:value-type="float">
            <text:p>1482.23</text:p>
          </table:table-cell>
        </table:table-row>
        <table:table-row table:style-name="ro1">
          <table:table-cell office:value-type="float" office:value="17854889" calcext:value-type="float">
            <text:p>17854889</text:p>
          </table:table-cell>
          <table:table-cell table:formula="of:=[.A1118]/1000/(60*60*24)" office:value-type="time" office:time-value="PT04H57M34.889S" calcext:value-type="time">
            <text:p>04:57:35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0.88" calcext:value-type="float">
            <text:p>280.88</text:p>
          </table:table-cell>
          <table:table-cell office:value-type="float" office:value="1209.42" calcext:value-type="float">
            <text:p>1209.42</text:p>
          </table:table-cell>
          <table:table-cell office:value-type="float" office:value="1483.48" calcext:value-type="float">
            <text:p>1483.48</text:p>
          </table:table-cell>
        </table:table-row>
        <table:table-row table:style-name="ro1">
          <table:table-cell office:value-type="float" office:value="17870889" calcext:value-type="float">
            <text:p>17870889</text:p>
          </table:table-cell>
          <table:table-cell table:formula="of:=[.A1119]/1000/(60*60*24)" office:value-type="time" office:time-value="PT04H57M50.889S" calcext:value-type="time">
            <text:p>04:57:51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0.88" calcext:value-type="float">
            <text:p>280.88</text:p>
          </table:table-cell>
          <table:table-cell office:value-type="float" office:value="1210.47" calcext:value-type="float">
            <text:p>1210.47</text:p>
          </table:table-cell>
          <table:table-cell office:value-type="float" office:value="1484.73" calcext:value-type="float">
            <text:p>1484.73</text:p>
          </table:table-cell>
        </table:table-row>
        <table:table-row table:style-name="ro1">
          <table:table-cell office:value-type="float" office:value="17886889" calcext:value-type="float">
            <text:p>17886889</text:p>
          </table:table-cell>
          <table:table-cell table:formula="of:=[.A1120]/1000/(60*60*24)" office:value-type="time" office:time-value="PT04H58M06.889S" calcext:value-type="time">
            <text:p>04:58:07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0.76" calcext:value-type="float">
            <text:p>280.76</text:p>
          </table:table-cell>
          <table:table-cell office:value-type="float" office:value="1211.52" calcext:value-type="float">
            <text:p>1211.52</text:p>
          </table:table-cell>
          <table:table-cell office:value-type="float" office:value="1485.97" calcext:value-type="float">
            <text:p>1485.97</text:p>
          </table:table-cell>
        </table:table-row>
        <table:table-row table:style-name="ro1">
          <table:table-cell office:value-type="float" office:value="17902889" calcext:value-type="float">
            <text:p>17902889</text:p>
          </table:table-cell>
          <table:table-cell table:formula="of:=[.A1121]/1000/(60*60*24)" office:value-type="time" office:time-value="PT04H58M22.889S" calcext:value-type="time">
            <text:p>04:58:23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0.76" calcext:value-type="float">
            <text:p>280.76</text:p>
          </table:table-cell>
          <table:table-cell office:value-type="float" office:value="1212.57" calcext:value-type="float">
            <text:p>1212.57</text:p>
          </table:table-cell>
          <table:table-cell office:value-type="float" office:value="1487.22" calcext:value-type="float">
            <text:p>1487.22</text:p>
          </table:table-cell>
        </table:table-row>
        <table:table-row table:style-name="ro1">
          <table:table-cell office:value-type="float" office:value="17918889" calcext:value-type="float">
            <text:p>17918889</text:p>
          </table:table-cell>
          <table:table-cell table:formula="of:=[.A1122]/1000/(60*60*24)" office:value-type="time" office:time-value="PT04H58M38.889S" calcext:value-type="time">
            <text:p>04:58:39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0.76" calcext:value-type="float">
            <text:p>280.76</text:p>
          </table:table-cell>
          <table:table-cell office:value-type="float" office:value="1213.62" calcext:value-type="float">
            <text:p>1213.62</text:p>
          </table:table-cell>
          <table:table-cell office:value-type="float" office:value="1488.47" calcext:value-type="float">
            <text:p>1488.47</text:p>
          </table:table-cell>
        </table:table-row>
        <table:table-row table:style-name="ro1">
          <table:table-cell office:value-type="float" office:value="17934889" calcext:value-type="float">
            <text:p>17934889</text:p>
          </table:table-cell>
          <table:table-cell table:formula="of:=[.A1123]/1000/(60*60*24)" office:value-type="time" office:time-value="PT04H58M54.889S" calcext:value-type="time">
            <text:p>04:58:55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0.76" calcext:value-type="float">
            <text:p>280.76</text:p>
          </table:table-cell>
          <table:table-cell office:value-type="float" office:value="1214.67" calcext:value-type="float">
            <text:p>1214.67</text:p>
          </table:table-cell>
          <table:table-cell office:value-type="float" office:value="1489.72" calcext:value-type="float">
            <text:p>1489.72</text:p>
          </table:table-cell>
        </table:table-row>
        <table:table-row table:style-name="ro1">
          <table:table-cell office:value-type="float" office:value="17950889" calcext:value-type="float">
            <text:p>17950889</text:p>
          </table:table-cell>
          <table:table-cell table:formula="of:=[.A1124]/1000/(60*60*24)" office:value-type="time" office:time-value="PT04H59M10.889S" calcext:value-type="time">
            <text:p>04:59:11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0.64" calcext:value-type="float">
            <text:p>280.64</text:p>
          </table:table-cell>
          <table:table-cell office:value-type="float" office:value="1215.72" calcext:value-type="float">
            <text:p>1215.72</text:p>
          </table:table-cell>
          <table:table-cell office:value-type="float" office:value="1490.97" calcext:value-type="float">
            <text:p>1490.97</text:p>
          </table:table-cell>
        </table:table-row>
        <table:table-row table:style-name="ro1">
          <table:table-cell office:value-type="float" office:value="17966889" calcext:value-type="float">
            <text:p>17966889</text:p>
          </table:table-cell>
          <table:table-cell table:formula="of:=[.A1125]/1000/(60*60*24)" office:value-type="time" office:time-value="PT04H59M26.889S" calcext:value-type="time">
            <text:p>04:59:27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0.64" calcext:value-type="float">
            <text:p>280.64</text:p>
          </table:table-cell>
          <table:table-cell office:value-type="float" office:value="1216.78" calcext:value-type="float">
            <text:p>1216.78</text:p>
          </table:table-cell>
          <table:table-cell office:value-type="float" office:value="1492.21" calcext:value-type="float">
            <text:p>1492.21</text:p>
          </table:table-cell>
        </table:table-row>
        <table:table-row table:style-name="ro1">
          <table:table-cell office:value-type="float" office:value="17982889" calcext:value-type="float">
            <text:p>17982889</text:p>
          </table:table-cell>
          <table:table-cell table:formula="of:=[.A1126]/1000/(60*60*24)" office:value-type="time" office:time-value="PT04H59M42.889S" calcext:value-type="time">
            <text:p>04:59:43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0.64" calcext:value-type="float">
            <text:p>280.64</text:p>
          </table:table-cell>
          <table:table-cell office:value-type="float" office:value="1217.83" calcext:value-type="float">
            <text:p>1217.83</text:p>
          </table:table-cell>
          <table:table-cell office:value-type="float" office:value="1493.46" calcext:value-type="float">
            <text:p>1493.46</text:p>
          </table:table-cell>
        </table:table-row>
        <table:table-row table:style-name="ro1">
          <table:table-cell office:value-type="float" office:value="17998889" calcext:value-type="float">
            <text:p>17998889</text:p>
          </table:table-cell>
          <table:table-cell table:formula="of:=[.A1127]/1000/(60*60*24)" office:value-type="time" office:time-value="PT04H59M58.889S" calcext:value-type="time">
            <text:p>04:59:59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0.63" calcext:value-type="float">
            <text:p>280.63</text:p>
          </table:table-cell>
          <table:table-cell office:value-type="float" office:value="1218.88" calcext:value-type="float">
            <text:p>1218.88</text:p>
          </table:table-cell>
          <table:table-cell office:value-type="float" office:value="1494.71" calcext:value-type="float">
            <text:p>1494.71</text:p>
          </table:table-cell>
        </table:table-row>
        <table:table-row table:style-name="ro1">
          <table:table-cell office:value-type="float" office:value="18014889" calcext:value-type="float">
            <text:p>18014889</text:p>
          </table:table-cell>
          <table:table-cell table:formula="of:=[.A1128]/1000/(60*60*24)" office:value-type="time" office:time-value="PT05H00M14.889S" calcext:value-type="time">
            <text:p>05:00:15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0.64" calcext:value-type="float">
            <text:p>280.64</text:p>
          </table:table-cell>
          <table:table-cell office:value-type="float" office:value="1219.93" calcext:value-type="float">
            <text:p>1219.93</text:p>
          </table:table-cell>
          <table:table-cell office:value-type="float" office:value="1495.96" calcext:value-type="float">
            <text:p>1495.96</text:p>
          </table:table-cell>
        </table:table-row>
        <table:table-row table:style-name="ro1">
          <table:table-cell office:value-type="float" office:value="18030889" calcext:value-type="float">
            <text:p>18030889</text:p>
          </table:table-cell>
          <table:table-cell table:formula="of:=[.A1129]/1000/(60*60*24)" office:value-type="time" office:time-value="PT05H00M30.889S" calcext:value-type="time">
            <text:p>05:00:31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0.64" calcext:value-type="float">
            <text:p>280.64</text:p>
          </table:table-cell>
          <table:table-cell office:value-type="float" office:value="1220.98" calcext:value-type="float">
            <text:p>1220.98</text:p>
          </table:table-cell>
          <table:table-cell office:value-type="float" office:value="1497.2" calcext:value-type="float">
            <text:p>1497.2</text:p>
          </table:table-cell>
        </table:table-row>
        <table:table-row table:style-name="ro1">
          <table:table-cell office:value-type="float" office:value="18046889" calcext:value-type="float">
            <text:p>18046889</text:p>
          </table:table-cell>
          <table:table-cell table:formula="of:=[.A1130]/1000/(60*60*24)" office:value-type="time" office:time-value="PT05H00M46.889S" calcext:value-type="time">
            <text:p>05:00:47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0.52" calcext:value-type="float">
            <text:p>280.52</text:p>
          </table:table-cell>
          <table:table-cell office:value-type="float" office:value="1222.03" calcext:value-type="float">
            <text:p>1222.03</text:p>
          </table:table-cell>
          <table:table-cell office:value-type="float" office:value="1498.45" calcext:value-type="float">
            <text:p>1498.45</text:p>
          </table:table-cell>
        </table:table-row>
        <table:table-row table:style-name="ro1">
          <table:table-cell office:value-type="float" office:value="18062889" calcext:value-type="float">
            <text:p>18062889</text:p>
          </table:table-cell>
          <table:table-cell table:formula="of:=[.A1131]/1000/(60*60*24)" office:value-type="time" office:time-value="PT05H01M02.889S" calcext:value-type="time">
            <text:p>05:01:03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0.52" calcext:value-type="float">
            <text:p>280.52</text:p>
          </table:table-cell>
          <table:table-cell office:value-type="float" office:value="1223.08" calcext:value-type="float">
            <text:p>1223.08</text:p>
          </table:table-cell>
          <table:table-cell office:value-type="float" office:value="1499.7" calcext:value-type="float">
            <text:p>1499.7</text:p>
          </table:table-cell>
        </table:table-row>
        <table:table-row table:style-name="ro1">
          <table:table-cell office:value-type="float" office:value="18078889" calcext:value-type="float">
            <text:p>18078889</text:p>
          </table:table-cell>
          <table:table-cell table:formula="of:=[.A1132]/1000/(60*60*24)" office:value-type="time" office:time-value="PT05H01M18.889S" calcext:value-type="time">
            <text:p>05:01:19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0.52" calcext:value-type="float">
            <text:p>280.52</text:p>
          </table:table-cell>
          <table:table-cell office:value-type="float" office:value="1224.12" calcext:value-type="float">
            <text:p>1224.12</text:p>
          </table:table-cell>
          <table:table-cell office:value-type="float" office:value="1500.94" calcext:value-type="float">
            <text:p>1500.94</text:p>
          </table:table-cell>
        </table:table-row>
        <table:table-row table:style-name="ro1">
          <table:table-cell office:value-type="float" office:value="18094889" calcext:value-type="float">
            <text:p>18094889</text:p>
          </table:table-cell>
          <table:table-cell table:formula="of:=[.A1133]/1000/(60*60*24)" office:value-type="time" office:time-value="PT05H01M34.889S" calcext:value-type="time">
            <text:p>05:01:35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4" calcext:value-type="float">
            <text:p>280.4</text:p>
          </table:table-cell>
          <table:table-cell office:value-type="float" office:value="1225.17" calcext:value-type="float">
            <text:p>1225.17</text:p>
          </table:table-cell>
          <table:table-cell office:value-type="float" office:value="1502.19" calcext:value-type="float">
            <text:p>1502.19</text:p>
          </table:table-cell>
        </table:table-row>
        <table:table-row table:style-name="ro1">
          <table:table-cell office:value-type="float" office:value="18110889" calcext:value-type="float">
            <text:p>18110889</text:p>
          </table:table-cell>
          <table:table-cell table:formula="of:=[.A1134]/1000/(60*60*24)" office:value-type="time" office:time-value="PT05H01M50.889S" calcext:value-type="time">
            <text:p>05:01:51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39" calcext:value-type="float">
            <text:p>280.39</text:p>
          </table:table-cell>
          <table:table-cell office:value-type="float" office:value="1226.22" calcext:value-type="float">
            <text:p>1226.22</text:p>
          </table:table-cell>
          <table:table-cell office:value-type="float" office:value="1503.43" calcext:value-type="float">
            <text:p>1503.43</text:p>
          </table:table-cell>
        </table:table-row>
        <table:table-row table:style-name="ro1">
          <table:table-cell office:value-type="float" office:value="18126889" calcext:value-type="float">
            <text:p>18126889</text:p>
          </table:table-cell>
          <table:table-cell table:formula="of:=[.A1135]/1000/(60*60*24)" office:value-type="time" office:time-value="PT05H02M06.889S" calcext:value-type="time">
            <text:p>05:02:07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39" calcext:value-type="float">
            <text:p>280.39</text:p>
          </table:table-cell>
          <table:table-cell office:value-type="float" office:value="1227.27" calcext:value-type="float">
            <text:p>1227.27</text:p>
          </table:table-cell>
          <table:table-cell office:value-type="float" office:value="1504.68" calcext:value-type="float">
            <text:p>1504.68</text:p>
          </table:table-cell>
        </table:table-row>
        <table:table-row table:style-name="ro1">
          <table:table-cell office:value-type="float" office:value="18142889" calcext:value-type="float">
            <text:p>18142889</text:p>
          </table:table-cell>
          <table:table-cell table:formula="of:=[.A1136]/1000/(60*60*24)" office:value-type="time" office:time-value="PT05H02M22.889S" calcext:value-type="time">
            <text:p>05:02:23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39" calcext:value-type="float">
            <text:p>280.39</text:p>
          </table:table-cell>
          <table:table-cell office:value-type="float" office:value="1228.32" calcext:value-type="float">
            <text:p>1228.32</text:p>
          </table:table-cell>
          <table:table-cell office:value-type="float" office:value="1505.93" calcext:value-type="float">
            <text:p>1505.93</text:p>
          </table:table-cell>
        </table:table-row>
        <table:table-row table:style-name="ro1">
          <table:table-cell office:value-type="float" office:value="18158889" calcext:value-type="float">
            <text:p>18158889</text:p>
          </table:table-cell>
          <table:table-cell table:formula="of:=[.A1137]/1000/(60*60*24)" office:value-type="time" office:time-value="PT05H02M38.889S" calcext:value-type="time">
            <text:p>05:02:39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39" calcext:value-type="float">
            <text:p>280.39</text:p>
          </table:table-cell>
          <table:table-cell office:value-type="float" office:value="1229.37" calcext:value-type="float">
            <text:p>1229.37</text:p>
          </table:table-cell>
          <table:table-cell office:value-type="float" office:value="1507.17" calcext:value-type="float">
            <text:p>1507.17</text:p>
          </table:table-cell>
        </table:table-row>
        <table:table-row table:style-name="ro1">
          <table:table-cell office:value-type="float" office:value="18174889" calcext:value-type="float">
            <text:p>18174889</text:p>
          </table:table-cell>
          <table:table-cell table:formula="of:=[.A1138]/1000/(60*60*24)" office:value-type="time" office:time-value="PT05H02M54.889S" calcext:value-type="time">
            <text:p>05:02:55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39" calcext:value-type="float">
            <text:p>280.39</text:p>
          </table:table-cell>
          <table:table-cell office:value-type="float" office:value="1230.42" calcext:value-type="float">
            <text:p>1230.42</text:p>
          </table:table-cell>
          <table:table-cell office:value-type="float" office:value="1508.42" calcext:value-type="float">
            <text:p>1508.42</text:p>
          </table:table-cell>
        </table:table-row>
        <table:table-row table:style-name="ro1">
          <table:table-cell office:value-type="float" office:value="18190889" calcext:value-type="float">
            <text:p>18190889</text:p>
          </table:table-cell>
          <table:table-cell table:formula="of:=[.A1139]/1000/(60*60*24)" office:value-type="time" office:time-value="PT05H03M10.889S" calcext:value-type="time">
            <text:p>05:03:11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231.47" calcext:value-type="float">
            <text:p>1231.47</text:p>
          </table:table-cell>
          <table:table-cell office:value-type="float" office:value="1509.66" calcext:value-type="float">
            <text:p>1509.66</text:p>
          </table:table-cell>
        </table:table-row>
        <table:table-row table:style-name="ro1">
          <table:table-cell office:value-type="float" office:value="18206889" calcext:value-type="float">
            <text:p>18206889</text:p>
          </table:table-cell>
          <table:table-cell table:formula="of:=[.A1140]/1000/(60*60*24)" office:value-type="time" office:time-value="PT05H03M26.889S" calcext:value-type="time">
            <text:p>05:03:27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232.52" calcext:value-type="float">
            <text:p>1232.52</text:p>
          </table:table-cell>
          <table:table-cell office:value-type="float" office:value="1510.91" calcext:value-type="float">
            <text:p>1510.91</text:p>
          </table:table-cell>
        </table:table-row>
        <table:table-row table:style-name="ro1">
          <table:table-cell office:value-type="float" office:value="18222889" calcext:value-type="float">
            <text:p>18222889</text:p>
          </table:table-cell>
          <table:table-cell table:formula="of:=[.A1141]/1000/(60*60*24)" office:value-type="time" office:time-value="PT05H03M42.889S" calcext:value-type="time">
            <text:p>05:03:43</text:p>
          </table:table-cell>
          <table:table-cell office:value-type="float" office:value="1.18" calcext:value-type="float">
            <text:p>1.18</text:p>
          </table:table-cell>
          <table:table-cell office:value-type="float" office:value="236" calcext:value-type="float">
            <text:p>236</text:p>
          </table:table-cell>
          <table:table-cell office:value-type="float" office:value="279.33" calcext:value-type="float">
            <text:p>279.33</text:p>
          </table:table-cell>
          <table:table-cell office:value-type="float" office:value="1233.57" calcext:value-type="float">
            <text:p>1233.57</text:p>
          </table:table-cell>
          <table:table-cell office:value-type="float" office:value="1512.15" calcext:value-type="float">
            <text:p>1512.15</text:p>
          </table:table-cell>
        </table:table-row>
        <table:table-row table:style-name="ro1">
          <table:table-cell office:value-type="float" office:value="18238889" calcext:value-type="float">
            <text:p>18238889</text:p>
          </table:table-cell>
          <table:table-cell table:formula="of:=[.A1142]/1000/(60*60*24)" office:value-type="time" office:time-value="PT05H03M58.889S" calcext:value-type="time">
            <text:p>05:03:59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234.61" calcext:value-type="float">
            <text:p>1234.61</text:p>
          </table:table-cell>
          <table:table-cell office:value-type="float" office:value="1513.39" calcext:value-type="float">
            <text:p>1513.39</text:p>
          </table:table-cell>
        </table:table-row>
        <table:table-row table:style-name="ro1">
          <table:table-cell office:value-type="float" office:value="18254889" calcext:value-type="float">
            <text:p>18254889</text:p>
          </table:table-cell>
          <table:table-cell table:formula="of:=[.A1143]/1000/(60*60*24)" office:value-type="time" office:time-value="PT05H04M14.889S" calcext:value-type="time">
            <text:p>05:04:15</text:p>
          </table:table-cell>
          <table:table-cell office:value-type="float" office:value="1.18" calcext:value-type="float">
            <text:p>1.18</text:p>
          </table:table-cell>
          <table:table-cell office:value-type="float" office:value="235.9" calcext:value-type="float">
            <text:p>235.9</text:p>
          </table:table-cell>
          <table:table-cell office:value-type="float" office:value="279.21" calcext:value-type="float">
            <text:p>279.21</text:p>
          </table:table-cell>
          <table:table-cell office:value-type="float" office:value="1235.66" calcext:value-type="float">
            <text:p>1235.66</text:p>
          </table:table-cell>
          <table:table-cell office:value-type="float" office:value="1514.64" calcext:value-type="float">
            <text:p>1514.64</text:p>
          </table:table-cell>
        </table:table-row>
        <table:table-row table:style-name="ro1">
          <table:table-cell office:value-type="float" office:value="18270889" calcext:value-type="float">
            <text:p>18270889</text:p>
          </table:table-cell>
          <table:table-cell table:formula="of:=[.A1144]/1000/(60*60*24)" office:value-type="time" office:time-value="PT05H04M30.889S" calcext:value-type="time">
            <text:p>05:04:31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1236.71" calcext:value-type="float">
            <text:p>1236.71</text:p>
          </table:table-cell>
          <table:table-cell office:value-type="float" office:value="1515.88" calcext:value-type="float">
            <text:p>1515.88</text:p>
          </table:table-cell>
        </table:table-row>
        <table:table-row table:style-name="ro1">
          <table:table-cell office:value-type="float" office:value="18286889" calcext:value-type="float">
            <text:p>18286889</text:p>
          </table:table-cell>
          <table:table-cell table:formula="of:=[.A1145]/1000/(60*60*24)" office:value-type="time" office:time-value="PT05H04M46.889S" calcext:value-type="time">
            <text:p>05:04:47</text:p>
          </table:table-cell>
          <table:table-cell office:value-type="float" office:value="1.18" calcext:value-type="float">
            <text:p>1.18</text:p>
          </table:table-cell>
          <table:table-cell office:value-type="float" office:value="235.9" calcext:value-type="float">
            <text:p>235.9</text:p>
          </table:table-cell>
          <table:table-cell office:value-type="float" office:value="279.21" calcext:value-type="float">
            <text:p>279.21</text:p>
          </table:table-cell>
          <table:table-cell office:value-type="float" office:value="1237.76" calcext:value-type="float">
            <text:p>1237.76</text:p>
          </table:table-cell>
          <table:table-cell office:value-type="float" office:value="1517.12" calcext:value-type="float">
            <text:p>1517.12</text:p>
          </table:table-cell>
        </table:table-row>
        <table:table-row table:style-name="ro1">
          <table:table-cell office:value-type="float" office:value="18302889" calcext:value-type="float">
            <text:p>18302889</text:p>
          </table:table-cell>
          <table:table-cell table:formula="of:=[.A1146]/1000/(60*60*24)" office:value-type="time" office:time-value="PT05H05M02.889S" calcext:value-type="time">
            <text:p>05:05:03</text:p>
          </table:table-cell>
          <table:table-cell office:value-type="float" office:value="1.18" calcext:value-type="float">
            <text:p>1.18</text:p>
          </table:table-cell>
          <table:table-cell office:value-type="float" office:value="235.9" calcext:value-type="float">
            <text:p>235.9</text:p>
          </table:table-cell>
          <table:table-cell office:value-type="float" office:value="279.21" calcext:value-type="float">
            <text:p>279.21</text:p>
          </table:table-cell>
          <table:table-cell office:value-type="float" office:value="1238.81" calcext:value-type="float">
            <text:p>1238.81</text:p>
          </table:table-cell>
          <table:table-cell office:value-type="float" office:value="1518.36" calcext:value-type="float">
            <text:p>1518.36</text:p>
          </table:table-cell>
        </table:table-row>
        <table:table-row table:style-name="ro1">
          <table:table-cell office:value-type="float" office:value="18318889" calcext:value-type="float">
            <text:p>18318889</text:p>
          </table:table-cell>
          <table:table-cell table:formula="of:=[.A1147]/1000/(60*60*24)" office:value-type="time" office:time-value="PT05H05M18.889S" calcext:value-type="time">
            <text:p>05:05:19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1239.86" calcext:value-type="float">
            <text:p>1239.86</text:p>
          </table:table-cell>
          <table:table-cell office:value-type="float" office:value="1519.6" calcext:value-type="float">
            <text:p>1519.6</text:p>
          </table:table-cell>
        </table:table-row>
        <table:table-row table:style-name="ro1">
          <table:table-cell office:value-type="float" office:value="18334889" calcext:value-type="float">
            <text:p>18334889</text:p>
          </table:table-cell>
          <table:table-cell table:formula="of:=[.A1148]/1000/(60*60*24)" office:value-type="time" office:time-value="PT05H05M34.889S" calcext:value-type="time">
            <text:p>05:05:35</text:p>
          </table:table-cell>
          <table:table-cell office:value-type="float" office:value="1.18" calcext:value-type="float">
            <text:p>1.18</text:p>
          </table:table-cell>
          <table:table-cell office:value-type="float" office:value="235.8" calcext:value-type="float">
            <text:p>235.8</text:p>
          </table:table-cell>
          <table:table-cell office:value-type="float" office:value="279.09" calcext:value-type="float">
            <text:p>279.09</text:p>
          </table:table-cell>
          <table:table-cell office:value-type="float" office:value="1240.91" calcext:value-type="float">
            <text:p>1240.91</text:p>
          </table:table-cell>
          <table:table-cell office:value-type="float" office:value="1520.84" calcext:value-type="float">
            <text:p>1520.84</text:p>
          </table:table-cell>
        </table:table-row>
        <table:table-row table:style-name="ro1">
          <table:table-cell office:value-type="float" office:value="18350889" calcext:value-type="float">
            <text:p>18350889</text:p>
          </table:table-cell>
          <table:table-cell table:formula="of:=[.A1149]/1000/(60*60*24)" office:value-type="time" office:time-value="PT05H05M50.889S" calcext:value-type="time">
            <text:p>05:05:51</text:p>
          </table:table-cell>
          <table:table-cell office:value-type="float" office:value="1.18" calcext:value-type="float">
            <text:p>1.18</text:p>
          </table:table-cell>
          <table:table-cell office:value-type="float" office:value="235.8" calcext:value-type="float">
            <text:p>235.8</text:p>
          </table:table-cell>
          <table:table-cell office:value-type="float" office:value="279.09" calcext:value-type="float">
            <text:p>279.09</text:p>
          </table:table-cell>
          <table:table-cell office:value-type="float" office:value="1241.95" calcext:value-type="float">
            <text:p>1241.95</text:p>
          </table:table-cell>
          <table:table-cell office:value-type="float" office:value="1522.08" calcext:value-type="float">
            <text:p>1522.08</text:p>
          </table:table-cell>
        </table:table-row>
        <table:table-row table:style-name="ro1">
          <table:table-cell office:value-type="float" office:value="18366889" calcext:value-type="float">
            <text:p>18366889</text:p>
          </table:table-cell>
          <table:table-cell table:formula="of:=[.A1150]/1000/(60*60*24)" office:value-type="time" office:time-value="PT05H06M06.889S" calcext:value-type="time">
            <text:p>05:06:07</text:p>
          </table:table-cell>
          <table:table-cell office:value-type="float" office:value="1.18" calcext:value-type="float">
            <text:p>1.18</text:p>
          </table:table-cell>
          <table:table-cell office:value-type="float" office:value="235.8" calcext:value-type="float">
            <text:p>235.8</text:p>
          </table:table-cell>
          <table:table-cell office:value-type="float" office:value="279.09" calcext:value-type="float">
            <text:p>279.09</text:p>
          </table:table-cell>
          <table:table-cell office:value-type="float" office:value="1243" calcext:value-type="float">
            <text:p>1243</text:p>
          </table:table-cell>
          <table:table-cell office:value-type="float" office:value="1523.32" calcext:value-type="float">
            <text:p>1523.32</text:p>
          </table:table-cell>
        </table:table-row>
        <table:table-row table:style-name="ro1">
          <table:table-cell office:value-type="float" office:value="18382889" calcext:value-type="float">
            <text:p>18382889</text:p>
          </table:table-cell>
          <table:table-cell table:formula="of:=[.A1151]/1000/(60*60*24)" office:value-type="time" office:time-value="PT05H06M22.889S" calcext:value-type="time">
            <text:p>05:06:23</text:p>
          </table:table-cell>
          <table:table-cell office:value-type="float" office:value="1.18" calcext:value-type="float">
            <text:p>1.18</text:p>
          </table:table-cell>
          <table:table-cell office:value-type="float" office:value="235.7" calcext:value-type="float">
            <text:p>235.7</text:p>
          </table:table-cell>
          <table:table-cell office:value-type="float" office:value="278.97" calcext:value-type="float">
            <text:p>278.97</text:p>
          </table:table-cell>
          <table:table-cell office:value-type="float" office:value="1244.05" calcext:value-type="float">
            <text:p>1244.05</text:p>
          </table:table-cell>
          <table:table-cell office:value-type="float" office:value="1524.56" calcext:value-type="float">
            <text:p>1524.56</text:p>
          </table:table-cell>
        </table:table-row>
        <table:table-row table:style-name="ro1">
          <table:table-cell office:value-type="float" office:value="18398889" calcext:value-type="float">
            <text:p>18398889</text:p>
          </table:table-cell>
          <table:table-cell table:formula="of:=[.A1152]/1000/(60*60*24)" office:value-type="time" office:time-value="PT05H06M38.889S" calcext:value-type="time">
            <text:p>05:06:39</text:p>
          </table:table-cell>
          <table:table-cell office:value-type="float" office:value="1.18" calcext:value-type="float">
            <text:p>1.18</text:p>
          </table:table-cell>
          <table:table-cell office:value-type="float" office:value="235.7" calcext:value-type="float">
            <text:p>235.7</text:p>
          </table:table-cell>
          <table:table-cell office:value-type="float" office:value="278.97" calcext:value-type="float">
            <text:p>278.97</text:p>
          </table:table-cell>
          <table:table-cell office:value-type="float" office:value="1245.1" calcext:value-type="float">
            <text:p>1245.1</text:p>
          </table:table-cell>
          <table:table-cell office:value-type="float" office:value="1525.81" calcext:value-type="float">
            <text:p>1525.81</text:p>
          </table:table-cell>
        </table:table-row>
        <table:table-row table:style-name="ro1">
          <table:table-cell office:value-type="float" office:value="18414889" calcext:value-type="float">
            <text:p>18414889</text:p>
          </table:table-cell>
          <table:table-cell table:formula="of:=[.A1153]/1000/(60*60*24)" office:value-type="time" office:time-value="PT05H06M54.889S" calcext:value-type="time">
            <text:p>05:06:55</text:p>
          </table:table-cell>
          <table:table-cell office:value-type="float" office:value="1.18" calcext:value-type="float">
            <text:p>1.18</text:p>
          </table:table-cell>
          <table:table-cell office:value-type="float" office:value="235.7" calcext:value-type="float">
            <text:p>235.7</text:p>
          </table:table-cell>
          <table:table-cell office:value-type="float" office:value="278.97" calcext:value-type="float">
            <text:p>278.97</text:p>
          </table:table-cell>
          <table:table-cell office:value-type="float" office:value="1246.15" calcext:value-type="float">
            <text:p>1246.15</text:p>
          </table:table-cell>
          <table:table-cell office:value-type="float" office:value="1527.05" calcext:value-type="float">
            <text:p>1527.05</text:p>
          </table:table-cell>
        </table:table-row>
        <table:table-row table:style-name="ro1">
          <table:table-cell office:value-type="float" office:value="18430889" calcext:value-type="float">
            <text:p>18430889</text:p>
          </table:table-cell>
          <table:table-cell table:formula="of:=[.A1154]/1000/(60*60*24)" office:value-type="time" office:time-value="PT05H07M10.889S" calcext:value-type="time">
            <text:p>05:07:11</text:p>
          </table:table-cell>
          <table:table-cell office:value-type="float" office:value="1.18" calcext:value-type="float">
            <text:p>1.18</text:p>
          </table:table-cell>
          <table:table-cell office:value-type="float" office:value="235.7" calcext:value-type="float">
            <text:p>235.7</text:p>
          </table:table-cell>
          <table:table-cell office:value-type="float" office:value="278.97" calcext:value-type="float">
            <text:p>278.97</text:p>
          </table:table-cell>
          <table:table-cell office:value-type="float" office:value="1247.19" calcext:value-type="float">
            <text:p>1247.19</text:p>
          </table:table-cell>
          <table:table-cell office:value-type="float" office:value="1528.29" calcext:value-type="float">
            <text:p>1528.29</text:p>
          </table:table-cell>
        </table:table-row>
        <table:table-row table:style-name="ro1">
          <table:table-cell office:value-type="float" office:value="18446889" calcext:value-type="float">
            <text:p>18446889</text:p>
          </table:table-cell>
          <table:table-cell table:formula="of:=[.A1155]/1000/(60*60*24)" office:value-type="time" office:time-value="PT05H07M26.889S" calcext:value-type="time">
            <text:p>05:07:27</text:p>
          </table:table-cell>
          <table:table-cell office:value-type="float" office:value="1.18" calcext:value-type="float">
            <text:p>1.18</text:p>
          </table:table-cell>
          <table:table-cell office:value-type="float" office:value="235.7" calcext:value-type="float">
            <text:p>235.7</text:p>
          </table:table-cell>
          <table:table-cell office:value-type="float" office:value="278.97" calcext:value-type="float">
            <text:p>278.97</text:p>
          </table:table-cell>
          <table:table-cell office:value-type="float" office:value="1248.24" calcext:value-type="float">
            <text:p>1248.24</text:p>
          </table:table-cell>
          <table:table-cell office:value-type="float" office:value="1529.53" calcext:value-type="float">
            <text:p>1529.53</text:p>
          </table:table-cell>
        </table:table-row>
        <table:table-row table:style-name="ro1">
          <table:table-cell office:value-type="float" office:value="18462889" calcext:value-type="float">
            <text:p>18462889</text:p>
          </table:table-cell>
          <table:table-cell table:formula="of:=[.A1156]/1000/(60*60*24)" office:value-type="time" office:time-value="PT05H07M42.889S" calcext:value-type="time">
            <text:p>05:07:43</text:p>
          </table:table-cell>
          <table:table-cell office:value-type="float" office:value="1.18" calcext:value-type="float">
            <text:p>1.18</text:p>
          </table:table-cell>
          <table:table-cell office:value-type="float" office:value="235.6" calcext:value-type="float">
            <text:p>235.6</text:p>
          </table:table-cell>
          <table:table-cell office:value-type="float" office:value="278.85" calcext:value-type="float">
            <text:p>278.85</text:p>
          </table:table-cell>
          <table:table-cell office:value-type="float" office:value="1249.29" calcext:value-type="float">
            <text:p>1249.29</text:p>
          </table:table-cell>
          <table:table-cell office:value-type="float" office:value="1530.77" calcext:value-type="float">
            <text:p>1530.77</text:p>
          </table:table-cell>
        </table:table-row>
        <table:table-row table:style-name="ro1">
          <table:table-cell office:value-type="float" office:value="18478889" calcext:value-type="float">
            <text:p>18478889</text:p>
          </table:table-cell>
          <table:table-cell table:formula="of:=[.A1157]/1000/(60*60*24)" office:value-type="time" office:time-value="PT05H07M58.889S" calcext:value-type="time">
            <text:p>05:07:59</text:p>
          </table:table-cell>
          <table:table-cell office:value-type="float" office:value="1.18" calcext:value-type="float">
            <text:p>1.18</text:p>
          </table:table-cell>
          <table:table-cell office:value-type="float" office:value="235.6" calcext:value-type="float">
            <text:p>235.6</text:p>
          </table:table-cell>
          <table:table-cell office:value-type="float" office:value="278.85" calcext:value-type="float">
            <text:p>278.85</text:p>
          </table:table-cell>
          <table:table-cell office:value-type="float" office:value="1250.33" calcext:value-type="float">
            <text:p>1250.33</text:p>
          </table:table-cell>
          <table:table-cell office:value-type="float" office:value="1532.01" calcext:value-type="float">
            <text:p>1532.01</text:p>
          </table:table-cell>
        </table:table-row>
        <table:table-row table:style-name="ro1">
          <table:table-cell office:value-type="float" office:value="18494889" calcext:value-type="float">
            <text:p>18494889</text:p>
          </table:table-cell>
          <table:table-cell table:formula="of:=[.A1158]/1000/(60*60*24)" office:value-type="time" office:time-value="PT05H08M14.889S" calcext:value-type="time">
            <text:p>05:08:15</text:p>
          </table:table-cell>
          <table:table-cell office:value-type="float" office:value="1.18" calcext:value-type="float">
            <text:p>1.18</text:p>
          </table:table-cell>
          <table:table-cell office:value-type="float" office:value="235.6" calcext:value-type="float">
            <text:p>235.6</text:p>
          </table:table-cell>
          <table:table-cell office:value-type="float" office:value="278.85" calcext:value-type="float">
            <text:p>278.85</text:p>
          </table:table-cell>
          <table:table-cell office:value-type="float" office:value="1251.38" calcext:value-type="float">
            <text:p>1251.38</text:p>
          </table:table-cell>
          <table:table-cell office:value-type="float" office:value="1533.25" calcext:value-type="float">
            <text:p>1533.25</text:p>
          </table:table-cell>
        </table:table-row>
        <table:table-row table:style-name="ro1">
          <table:table-cell office:value-type="float" office:value="18510889" calcext:value-type="float">
            <text:p>18510889</text:p>
          </table:table-cell>
          <table:table-cell table:formula="of:=[.A1159]/1000/(60*60*24)" office:value-type="time" office:time-value="PT05H08M30.889S" calcext:value-type="time">
            <text:p>05:08:31</text:p>
          </table:table-cell>
          <table:table-cell office:value-type="float" office:value="1.18" calcext:value-type="float">
            <text:p>1.18</text:p>
          </table:table-cell>
          <table:table-cell office:value-type="float" office:value="235.6" calcext:value-type="float">
            <text:p>235.6</text:p>
          </table:table-cell>
          <table:table-cell office:value-type="float" office:value="278.84" calcext:value-type="float">
            <text:p>278.84</text:p>
          </table:table-cell>
          <table:table-cell office:value-type="float" office:value="1252.43" calcext:value-type="float">
            <text:p>1252.43</text:p>
          </table:table-cell>
          <table:table-cell office:value-type="float" office:value="1534.49" calcext:value-type="float">
            <text:p>1534.49</text:p>
          </table:table-cell>
        </table:table-row>
        <table:table-row table:style-name="ro1">
          <table:table-cell office:value-type="float" office:value="18526889" calcext:value-type="float">
            <text:p>18526889</text:p>
          </table:table-cell>
          <table:table-cell table:formula="of:=[.A1160]/1000/(60*60*24)" office:value-type="time" office:time-value="PT05H08M46.889S" calcext:value-type="time">
            <text:p>05:08:47</text:p>
          </table:table-cell>
          <table:table-cell office:value-type="float" office:value="1.18" calcext:value-type="float">
            <text:p>1.18</text:p>
          </table:table-cell>
          <table:table-cell office:value-type="float" office:value="235.6" calcext:value-type="float">
            <text:p>235.6</text:p>
          </table:table-cell>
          <table:table-cell office:value-type="float" office:value="278.85" calcext:value-type="float">
            <text:p>278.85</text:p>
          </table:table-cell>
          <table:table-cell office:value-type="float" office:value="1253.48" calcext:value-type="float">
            <text:p>1253.48</text:p>
          </table:table-cell>
          <table:table-cell office:value-type="float" office:value="1535.73" calcext:value-type="float">
            <text:p>1535.73</text:p>
          </table:table-cell>
        </table:table-row>
        <table:table-row table:style-name="ro1">
          <table:table-cell office:value-type="float" office:value="18542889" calcext:value-type="float">
            <text:p>18542889</text:p>
          </table:table-cell>
          <table:table-cell table:formula="of:=[.A1161]/1000/(60*60*24)" office:value-type="time" office:time-value="PT05H09M02.889S" calcext:value-type="time">
            <text:p>05:09:03</text:p>
          </table:table-cell>
          <table:table-cell office:value-type="float" office:value="1.18" calcext:value-type="float">
            <text:p>1.18</text:p>
          </table:table-cell>
          <table:table-cell office:value-type="float" office:value="235.5" calcext:value-type="float">
            <text:p>235.5</text:p>
          </table:table-cell>
          <table:table-cell office:value-type="float" office:value="278.73" calcext:value-type="float">
            <text:p>278.73</text:p>
          </table:table-cell>
          <table:table-cell office:value-type="float" office:value="1254.52" calcext:value-type="float">
            <text:p>1254.52</text:p>
          </table:table-cell>
          <table:table-cell office:value-type="float" office:value="1536.96" calcext:value-type="float">
            <text:p>1536.96</text:p>
          </table:table-cell>
        </table:table-row>
        <table:table-row table:style-name="ro1">
          <table:table-cell office:value-type="float" office:value="18558889" calcext:value-type="float">
            <text:p>18558889</text:p>
          </table:table-cell>
          <table:table-cell table:formula="of:=[.A1162]/1000/(60*60*24)" office:value-type="time" office:time-value="PT05H09M18.889S" calcext:value-type="time">
            <text:p>05:09:19</text:p>
          </table:table-cell>
          <table:table-cell office:value-type="float" office:value="1.18" calcext:value-type="float">
            <text:p>1.18</text:p>
          </table:table-cell>
          <table:table-cell office:value-type="float" office:value="235.5" calcext:value-type="float">
            <text:p>235.5</text:p>
          </table:table-cell>
          <table:table-cell office:value-type="float" office:value="278.73" calcext:value-type="float">
            <text:p>278.73</text:p>
          </table:table-cell>
          <table:table-cell office:value-type="float" office:value="1255.57" calcext:value-type="float">
            <text:p>1255.57</text:p>
          </table:table-cell>
          <table:table-cell office:value-type="float" office:value="1538.2" calcext:value-type="float">
            <text:p>1538.2</text:p>
          </table:table-cell>
        </table:table-row>
        <table:table-row table:style-name="ro1">
          <table:table-cell office:value-type="float" office:value="18574889" calcext:value-type="float">
            <text:p>18574889</text:p>
          </table:table-cell>
          <table:table-cell table:formula="of:=[.A1163]/1000/(60*60*24)" office:value-type="time" office:time-value="PT05H09M34.889S" calcext:value-type="time">
            <text:p>05:09:35</text:p>
          </table:table-cell>
          <table:table-cell office:value-type="float" office:value="1.19" calcext:value-type="float">
            <text:p>1.19</text:p>
          </table:table-cell>
          <table:table-cell office:value-type="float" office:value="235.5" calcext:value-type="float">
            <text:p>235.5</text:p>
          </table:table-cell>
          <table:table-cell office:value-type="float" office:value="279.67" calcext:value-type="float">
            <text:p>279.67</text:p>
          </table:table-cell>
          <table:table-cell office:value-type="float" office:value="1256.62" calcext:value-type="float">
            <text:p>1256.62</text:p>
          </table:table-cell>
          <table:table-cell office:value-type="float" office:value="1539.44" calcext:value-type="float">
            <text:p>1539.44</text:p>
          </table:table-cell>
        </table:table-row>
        <table:table-row table:style-name="ro1">
          <table:table-cell office:value-type="float" office:value="18590889" calcext:value-type="float">
            <text:p>18590889</text:p>
          </table:table-cell>
          <table:table-cell table:formula="of:=[.A1164]/1000/(60*60*24)" office:value-type="time" office:time-value="PT05H09M50.889S" calcext:value-type="time">
            <text:p>05:09:51</text:p>
          </table:table-cell>
          <table:table-cell office:value-type="float" office:value="1.18" calcext:value-type="float">
            <text:p>1.18</text:p>
          </table:table-cell>
          <table:table-cell office:value-type="float" office:value="235.4" calcext:value-type="float">
            <text:p>235.4</text:p>
          </table:table-cell>
          <table:table-cell office:value-type="float" office:value="278.61" calcext:value-type="float">
            <text:p>278.61</text:p>
          </table:table-cell>
          <table:table-cell office:value-type="float" office:value="1257.66" calcext:value-type="float">
            <text:p>1257.66</text:p>
          </table:table-cell>
          <table:table-cell office:value-type="float" office:value="1540.68" calcext:value-type="float">
            <text:p>1540.68</text:p>
          </table:table-cell>
        </table:table-row>
        <table:table-row table:style-name="ro1">
          <table:table-cell office:value-type="float" office:value="18606889" calcext:value-type="float">
            <text:p>18606889</text:p>
          </table:table-cell>
          <table:table-cell table:formula="of:=[.A1165]/1000/(60*60*24)" office:value-type="time" office:time-value="PT05H10M06.889S" calcext:value-type="time">
            <text:p>05:10:07</text:p>
          </table:table-cell>
          <table:table-cell office:value-type="float" office:value="1.18" calcext:value-type="float">
            <text:p>1.18</text:p>
          </table:table-cell>
          <table:table-cell office:value-type="float" office:value="235.5" calcext:value-type="float">
            <text:p>235.5</text:p>
          </table:table-cell>
          <table:table-cell office:value-type="float" office:value="278.72" calcext:value-type="float">
            <text:p>278.72</text:p>
          </table:table-cell>
          <table:table-cell office:value-type="float" office:value="1258.71" calcext:value-type="float">
            <text:p>1258.71</text:p>
          </table:table-cell>
          <table:table-cell office:value-type="float" office:value="1541.92" calcext:value-type="float">
            <text:p>1541.92</text:p>
          </table:table-cell>
        </table:table-row>
        <table:table-row table:style-name="ro1">
          <table:table-cell office:value-type="float" office:value="18622889" calcext:value-type="float">
            <text:p>18622889</text:p>
          </table:table-cell>
          <table:table-cell table:formula="of:=[.A1166]/1000/(60*60*24)" office:value-type="time" office:time-value="PT05H10M22.889S" calcext:value-type="time">
            <text:p>05:10:23</text:p>
          </table:table-cell>
          <table:table-cell office:value-type="float" office:value="1.18" calcext:value-type="float">
            <text:p>1.18</text:p>
          </table:table-cell>
          <table:table-cell office:value-type="float" office:value="235.4" calcext:value-type="float">
            <text:p>235.4</text:p>
          </table:table-cell>
          <table:table-cell office:value-type="float" office:value="278.61" calcext:value-type="float">
            <text:p>278.61</text:p>
          </table:table-cell>
          <table:table-cell office:value-type="float" office:value="1259.76" calcext:value-type="float">
            <text:p>1259.76</text:p>
          </table:table-cell>
          <table:table-cell office:value-type="float" office:value="1543.16" calcext:value-type="float">
            <text:p>1543.16</text:p>
          </table:table-cell>
        </table:table-row>
        <table:table-row table:style-name="ro1">
          <table:table-cell office:value-type="float" office:value="18638889" calcext:value-type="float">
            <text:p>18638889</text:p>
          </table:table-cell>
          <table:table-cell table:formula="of:=[.A1167]/1000/(60*60*24)" office:value-type="time" office:time-value="PT05H10M38.889S" calcext:value-type="time">
            <text:p>05:10:39</text:p>
          </table:table-cell>
          <table:table-cell office:value-type="float" office:value="1.18" calcext:value-type="float">
            <text:p>1.18</text:p>
          </table:table-cell>
          <table:table-cell office:value-type="float" office:value="235.5" calcext:value-type="float">
            <text:p>235.5</text:p>
          </table:table-cell>
          <table:table-cell office:value-type="float" office:value="278.72" calcext:value-type="float">
            <text:p>278.72</text:p>
          </table:table-cell>
          <table:table-cell office:value-type="float" office:value="1260.8" calcext:value-type="float">
            <text:p>1260.8</text:p>
          </table:table-cell>
          <table:table-cell office:value-type="float" office:value="1544.39" calcext:value-type="float">
            <text:p>1544.39</text:p>
          </table:table-cell>
        </table:table-row>
        <table:table-row table:style-name="ro1">
          <table:table-cell office:value-type="float" office:value="18654889" calcext:value-type="float">
            <text:p>18654889</text:p>
          </table:table-cell>
          <table:table-cell table:formula="of:=[.A1168]/1000/(60*60*24)" office:value-type="time" office:time-value="PT05H10M54.889S" calcext:value-type="time">
            <text:p>05:10:55</text:p>
          </table:table-cell>
          <table:table-cell office:value-type="float" office:value="1.18" calcext:value-type="float">
            <text:p>1.18</text:p>
          </table:table-cell>
          <table:table-cell office:value-type="float" office:value="235.4" calcext:value-type="float">
            <text:p>235.4</text:p>
          </table:table-cell>
          <table:table-cell office:value-type="float" office:value="278.61" calcext:value-type="float">
            <text:p>278.61</text:p>
          </table:table-cell>
          <table:table-cell office:value-type="float" office:value="1261.85" calcext:value-type="float">
            <text:p>1261.85</text:p>
          </table:table-cell>
          <table:table-cell office:value-type="float" office:value="1545.63" calcext:value-type="float">
            <text:p>1545.63</text:p>
          </table:table-cell>
        </table:table-row>
        <table:table-row table:style-name="ro1">
          <table:table-cell office:value-type="float" office:value="18670889" calcext:value-type="float">
            <text:p>18670889</text:p>
          </table:table-cell>
          <table:table-cell table:formula="of:=[.A1169]/1000/(60*60*24)" office:value-type="time" office:time-value="PT05H11M10.889S" calcext:value-type="time">
            <text:p>05:11:11</text:p>
          </table:table-cell>
          <table:table-cell office:value-type="float" office:value="1.18" calcext:value-type="float">
            <text:p>1.18</text:p>
          </table:table-cell>
          <table:table-cell office:value-type="float" office:value="235.3" calcext:value-type="float">
            <text:p>235.3</text:p>
          </table:table-cell>
          <table:table-cell office:value-type="float" office:value="277.54" calcext:value-type="float">
            <text:p>277.54</text:p>
          </table:table-cell>
          <table:table-cell office:value-type="float" office:value="1262.9" calcext:value-type="float">
            <text:p>1262.9</text:p>
          </table:table-cell>
          <table:table-cell office:value-type="float" office:value="1546.87" calcext:value-type="float">
            <text:p>1546.87</text:p>
          </table:table-cell>
        </table:table-row>
        <table:table-row table:style-name="ro1">
          <table:table-cell office:value-type="float" office:value="18686889" calcext:value-type="float">
            <text:p>18686889</text:p>
          </table:table-cell>
          <table:table-cell table:formula="of:=[.A1170]/1000/(60*60*24)" office:value-type="time" office:time-value="PT05H11M26.889S" calcext:value-type="time">
            <text:p>05:11:27</text:p>
          </table:table-cell>
          <table:table-cell office:value-type="float" office:value="1.18" calcext:value-type="float">
            <text:p>1.18</text:p>
          </table:table-cell>
          <table:table-cell office:value-type="float" office:value="235.3" calcext:value-type="float">
            <text:p>235.3</text:p>
          </table:table-cell>
          <table:table-cell office:value-type="float" office:value="278.48" calcext:value-type="float">
            <text:p>278.48</text:p>
          </table:table-cell>
          <table:table-cell office:value-type="float" office:value="1263.94" calcext:value-type="float">
            <text:p>1263.94</text:p>
          </table:table-cell>
          <table:table-cell office:value-type="float" office:value="1548.11" calcext:value-type="float">
            <text:p>1548.11</text:p>
          </table:table-cell>
        </table:table-row>
        <table:table-row table:style-name="ro1">
          <table:table-cell office:value-type="float" office:value="18702889" calcext:value-type="float">
            <text:p>18702889</text:p>
          </table:table-cell>
          <table:table-cell table:formula="of:=[.A1171]/1000/(60*60*24)" office:value-type="time" office:time-value="PT05H11M42.889S" calcext:value-type="time">
            <text:p>05:11:43</text:p>
          </table:table-cell>
          <table:table-cell office:value-type="float" office:value="1.18" calcext:value-type="float">
            <text:p>1.18</text:p>
          </table:table-cell>
          <table:table-cell office:value-type="float" office:value="235.3" calcext:value-type="float">
            <text:p>235.3</text:p>
          </table:table-cell>
          <table:table-cell office:value-type="float" office:value="277.54" calcext:value-type="float">
            <text:p>277.54</text:p>
          </table:table-cell>
          <table:table-cell office:value-type="float" office:value="1264.99" calcext:value-type="float">
            <text:p>1264.99</text:p>
          </table:table-cell>
          <table:table-cell office:value-type="float" office:value="1549.34" calcext:value-type="float">
            <text:p>1549.34</text:p>
          </table:table-cell>
        </table:table-row>
        <table:table-row table:style-name="ro1">
          <table:table-cell office:value-type="float" office:value="18718889" calcext:value-type="float">
            <text:p>18718889</text:p>
          </table:table-cell>
          <table:table-cell table:formula="of:=[.A1172]/1000/(60*60*24)" office:value-type="time" office:time-value="PT05H11M58.889S" calcext:value-type="time">
            <text:p>05:11:59</text:p>
          </table:table-cell>
          <table:table-cell office:value-type="float" office:value="1.18" calcext:value-type="float">
            <text:p>1.18</text:p>
          </table:table-cell>
          <table:table-cell office:value-type="float" office:value="235.3" calcext:value-type="float">
            <text:p>235.3</text:p>
          </table:table-cell>
          <table:table-cell office:value-type="float" office:value="278.48" calcext:value-type="float">
            <text:p>278.48</text:p>
          </table:table-cell>
          <table:table-cell office:value-type="float" office:value="1266.03" calcext:value-type="float">
            <text:p>1266.03</text:p>
          </table:table-cell>
          <table:table-cell office:value-type="float" office:value="1550.58" calcext:value-type="float">
            <text:p>1550.58</text:p>
          </table:table-cell>
        </table:table-row>
        <table:table-row table:style-name="ro1">
          <table:table-cell office:value-type="float" office:value="18734889" calcext:value-type="float">
            <text:p>18734889</text:p>
          </table:table-cell>
          <table:table-cell table:formula="of:=[.A1173]/1000/(60*60*24)" office:value-type="time" office:time-value="PT05H12M14.889S" calcext:value-type="time">
            <text:p>05:12:15</text:p>
          </table:table-cell>
          <table:table-cell office:value-type="float" office:value="1.18" calcext:value-type="float">
            <text:p>1.18</text:p>
          </table:table-cell>
          <table:table-cell office:value-type="float" office:value="235.3" calcext:value-type="float">
            <text:p>235.3</text:p>
          </table:table-cell>
          <table:table-cell office:value-type="float" office:value="278.48" calcext:value-type="float">
            <text:p>278.48</text:p>
          </table:table-cell>
          <table:table-cell office:value-type="float" office:value="1267.08" calcext:value-type="float">
            <text:p>1267.08</text:p>
          </table:table-cell>
          <table:table-cell office:value-type="float" office:value="1551.82" calcext:value-type="float">
            <text:p>1551.82</text:p>
          </table:table-cell>
        </table:table-row>
        <table:table-row table:style-name="ro1">
          <table:table-cell office:value-type="float" office:value="18750889" calcext:value-type="float">
            <text:p>18750889</text:p>
          </table:table-cell>
          <table:table-cell table:formula="of:=[.A1174]/1000/(60*60*24)" office:value-type="time" office:time-value="PT05H12M30.889S" calcext:value-type="time">
            <text:p>05:12:31</text:p>
          </table:table-cell>
          <table:table-cell office:value-type="float" office:value="1.18" calcext:value-type="float">
            <text:p>1.18</text:p>
          </table:table-cell>
          <table:table-cell office:value-type="float" office:value="235.3" calcext:value-type="float">
            <text:p>235.3</text:p>
          </table:table-cell>
          <table:table-cell office:value-type="float" office:value="277.54" calcext:value-type="float">
            <text:p>277.54</text:p>
          </table:table-cell>
          <table:table-cell office:value-type="float" office:value="1268.12" calcext:value-type="float">
            <text:p>1268.12</text:p>
          </table:table-cell>
          <table:table-cell office:value-type="float" office:value="1553.05" calcext:value-type="float">
            <text:p>1553.05</text:p>
          </table:table-cell>
        </table:table-row>
        <table:table-row table:style-name="ro1">
          <table:table-cell office:value-type="float" office:value="18766889" calcext:value-type="float">
            <text:p>18766889</text:p>
          </table:table-cell>
          <table:table-cell table:formula="of:=[.A1175]/1000/(60*60*24)" office:value-type="time" office:time-value="PT05H12M46.889S" calcext:value-type="time">
            <text:p>05:12:47</text:p>
          </table:table-cell>
          <table:table-cell office:value-type="float" office:value="1.18" calcext:value-type="float">
            <text:p>1.18</text:p>
          </table:table-cell>
          <table:table-cell office:value-type="float" office:value="235.3" calcext:value-type="float">
            <text:p>235.3</text:p>
          </table:table-cell>
          <table:table-cell office:value-type="float" office:value="278.48" calcext:value-type="float">
            <text:p>278.48</text:p>
          </table:table-cell>
          <table:table-cell office:value-type="float" office:value="1269.17" calcext:value-type="float">
            <text:p>1269.17</text:p>
          </table:table-cell>
          <table:table-cell office:value-type="float" office:value="1554.29" calcext:value-type="float">
            <text:p>1554.29</text:p>
          </table:table-cell>
        </table:table-row>
        <table:table-row table:style-name="ro1">
          <table:table-cell office:value-type="float" office:value="18782889" calcext:value-type="float">
            <text:p>18782889</text:p>
          </table:table-cell>
          <table:table-cell table:formula="of:=[.A1176]/1000/(60*60*24)" office:value-type="time" office:time-value="PT05H13M02.889S" calcext:value-type="time">
            <text:p>05:13:03</text:p>
          </table:table-cell>
          <table:table-cell office:value-type="float" office:value="1.18" calcext:value-type="float">
            <text:p>1.18</text:p>
          </table:table-cell>
          <table:table-cell office:value-type="float" office:value="235.2" calcext:value-type="float">
            <text:p>235.2</text:p>
          </table:table-cell>
          <table:table-cell office:value-type="float" office:value="278.36" calcext:value-type="float">
            <text:p>278.36</text:p>
          </table:table-cell>
          <table:table-cell office:value-type="float" office:value="1270.21" calcext:value-type="float">
            <text:p>1270.21</text:p>
          </table:table-cell>
          <table:table-cell office:value-type="float" office:value="1555.52" calcext:value-type="float">
            <text:p>1555.52</text:p>
          </table:table-cell>
        </table:table-row>
        <table:table-row table:style-name="ro1">
          <table:table-cell office:value-type="float" office:value="18798889" calcext:value-type="float">
            <text:p>18798889</text:p>
          </table:table-cell>
          <table:table-cell table:formula="of:=[.A1177]/1000/(60*60*24)" office:value-type="time" office:time-value="PT05H13M18.889S" calcext:value-type="time">
            <text:p>05:13:19</text:p>
          </table:table-cell>
          <table:table-cell office:value-type="float" office:value="1.18" calcext:value-type="float">
            <text:p>1.18</text:p>
          </table:table-cell>
          <table:table-cell office:value-type="float" office:value="235.2" calcext:value-type="float">
            <text:p>235.2</text:p>
          </table:table-cell>
          <table:table-cell office:value-type="float" office:value="278.36" calcext:value-type="float">
            <text:p>278.36</text:p>
          </table:table-cell>
          <table:table-cell office:value-type="float" office:value="1271.26" calcext:value-type="float">
            <text:p>1271.26</text:p>
          </table:table-cell>
          <table:table-cell office:value-type="float" office:value="1556.76" calcext:value-type="float">
            <text:p>1556.76</text:p>
          </table:table-cell>
        </table:table-row>
        <table:table-row table:style-name="ro1">
          <table:table-cell office:value-type="float" office:value="18814889" calcext:value-type="float">
            <text:p>18814889</text:p>
          </table:table-cell>
          <table:table-cell table:formula="of:=[.A1178]/1000/(60*60*24)" office:value-type="time" office:time-value="PT05H13M34.889S" calcext:value-type="time">
            <text:p>05:13:35</text:p>
          </table:table-cell>
          <table:table-cell office:value-type="float" office:value="1.18" calcext:value-type="float">
            <text:p>1.18</text:p>
          </table:table-cell>
          <table:table-cell office:value-type="float" office:value="235.2" calcext:value-type="float">
            <text:p>235.2</text:p>
          </table:table-cell>
          <table:table-cell office:value-type="float" office:value="278.36" calcext:value-type="float">
            <text:p>278.36</text:p>
          </table:table-cell>
          <table:table-cell office:value-type="float" office:value="1272.3" calcext:value-type="float">
            <text:p>1272.3</text:p>
          </table:table-cell>
          <table:table-cell office:value-type="float" office:value="1557.99" calcext:value-type="float">
            <text:p>1557.99</text:p>
          </table:table-cell>
        </table:table-row>
        <table:table-row table:style-name="ro1">
          <table:table-cell office:value-type="float" office:value="18830889" calcext:value-type="float">
            <text:p>18830889</text:p>
          </table:table-cell>
          <table:table-cell table:formula="of:=[.A1179]/1000/(60*60*24)" office:value-type="time" office:time-value="PT05H13M50.889S" calcext:value-type="time">
            <text:p>05:13:51</text:p>
          </table:table-cell>
          <table:table-cell office:value-type="float" office:value="1.18" calcext:value-type="float">
            <text:p>1.18</text:p>
          </table:table-cell>
          <table:table-cell office:value-type="float" office:value="235.2" calcext:value-type="float">
            <text:p>235.2</text:p>
          </table:table-cell>
          <table:table-cell office:value-type="float" office:value="277.42" calcext:value-type="float">
            <text:p>277.42</text:p>
          </table:table-cell>
          <table:table-cell office:value-type="float" office:value="1273.35" calcext:value-type="float">
            <text:p>1273.35</text:p>
          </table:table-cell>
          <table:table-cell office:value-type="float" office:value="1559.22" calcext:value-type="float">
            <text:p>1559.22</text:p>
          </table:table-cell>
        </table:table-row>
        <table:table-row table:style-name="ro1">
          <table:table-cell office:value-type="float" office:value="18846889" calcext:value-type="float">
            <text:p>18846889</text:p>
          </table:table-cell>
          <table:table-cell table:formula="of:=[.A1180]/1000/(60*60*24)" office:value-type="time" office:time-value="PT05H14M06.889S" calcext:value-type="time">
            <text:p>05:14:07</text:p>
          </table:table-cell>
          <table:table-cell office:value-type="float" office:value="1.18" calcext:value-type="float">
            <text:p>1.18</text:p>
          </table:table-cell>
          <table:table-cell office:value-type="float" office:value="235.1" calcext:value-type="float">
            <text:p>235.1</text:p>
          </table:table-cell>
          <table:table-cell office:value-type="float" office:value="277.3" calcext:value-type="float">
            <text:p>277.3</text:p>
          </table:table-cell>
          <table:table-cell office:value-type="float" office:value="1274.39" calcext:value-type="float">
            <text:p>1274.39</text:p>
          </table:table-cell>
          <table:table-cell office:value-type="float" office:value="1560.46" calcext:value-type="float">
            <text:p>1560.46</text:p>
          </table:table-cell>
        </table:table-row>
        <table:table-row table:style-name="ro1">
          <table:table-cell office:value-type="float" office:value="18862889" calcext:value-type="float">
            <text:p>18862889</text:p>
          </table:table-cell>
          <table:table-cell table:formula="of:=[.A1181]/1000/(60*60*24)" office:value-type="time" office:time-value="PT05H14M22.889S" calcext:value-type="time">
            <text:p>05:14:23</text:p>
          </table:table-cell>
          <table:table-cell office:value-type="float" office:value="1.18" calcext:value-type="float">
            <text:p>1.18</text:p>
          </table:table-cell>
          <table:table-cell office:value-type="float" office:value="235.1" calcext:value-type="float">
            <text:p>235.1</text:p>
          </table:table-cell>
          <table:table-cell office:value-type="float" office:value="277.3" calcext:value-type="float">
            <text:p>277.3</text:p>
          </table:table-cell>
          <table:table-cell office:value-type="float" office:value="1275.44" calcext:value-type="float">
            <text:p>1275.44</text:p>
          </table:table-cell>
          <table:table-cell office:value-type="float" office:value="1561.69" calcext:value-type="float">
            <text:p>1561.69</text:p>
          </table:table-cell>
        </table:table-row>
        <table:table-row table:style-name="ro1">
          <table:table-cell office:value-type="float" office:value="18878889" calcext:value-type="float">
            <text:p>18878889</text:p>
          </table:table-cell>
          <table:table-cell table:formula="of:=[.A1182]/1000/(60*60*24)" office:value-type="time" office:time-value="PT05H14M38.889S" calcext:value-type="time">
            <text:p>05:14:39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7.18" calcext:value-type="float">
            <text:p>277.18</text:p>
          </table:table-cell>
          <table:table-cell office:value-type="float" office:value="1276.48" calcext:value-type="float">
            <text:p>1276.48</text:p>
          </table:table-cell>
          <table:table-cell office:value-type="float" office:value="1562.93" calcext:value-type="float">
            <text:p>1562.93</text:p>
          </table:table-cell>
        </table:table-row>
        <table:table-row table:style-name="ro1">
          <table:table-cell office:value-type="float" office:value="18894889" calcext:value-type="float">
            <text:p>18894889</text:p>
          </table:table-cell>
          <table:table-cell table:formula="of:=[.A1183]/1000/(60*60*24)" office:value-type="time" office:time-value="PT05H14M54.889S" calcext:value-type="time">
            <text:p>05:14:55</text:p>
          </table:table-cell>
          <table:table-cell office:value-type="float" office:value="1.18" calcext:value-type="float">
            <text:p>1.18</text:p>
          </table:table-cell>
          <table:table-cell office:value-type="float" office:value="235.1" calcext:value-type="float">
            <text:p>235.1</text:p>
          </table:table-cell>
          <table:table-cell office:value-type="float" office:value="277.3" calcext:value-type="float">
            <text:p>277.3</text:p>
          </table:table-cell>
          <table:table-cell office:value-type="float" office:value="1277.53" calcext:value-type="float">
            <text:p>1277.53</text:p>
          </table:table-cell>
          <table:table-cell office:value-type="float" office:value="1564.16" calcext:value-type="float">
            <text:p>1564.16</text:p>
          </table:table-cell>
        </table:table-row>
        <table:table-row table:style-name="ro1">
          <table:table-cell office:value-type="float" office:value="18910889" calcext:value-type="float">
            <text:p>18910889</text:p>
          </table:table-cell>
          <table:table-cell table:formula="of:=[.A1184]/1000/(60*60*24)" office:value-type="time" office:time-value="PT05H15M10.889S" calcext:value-type="time">
            <text:p>05:15:11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7.18" calcext:value-type="float">
            <text:p>277.18</text:p>
          </table:table-cell>
          <table:table-cell office:value-type="float" office:value="1278.57" calcext:value-type="float">
            <text:p>1278.57</text:p>
          </table:table-cell>
          <table:table-cell office:value-type="float" office:value="1565.39" calcext:value-type="float">
            <text:p>1565.39</text:p>
          </table:table-cell>
        </table:table-row>
        <table:table-row table:style-name="ro1">
          <table:table-cell office:value-type="float" office:value="18926889" calcext:value-type="float">
            <text:p>18926889</text:p>
          </table:table-cell>
          <table:table-cell table:formula="of:=[.A1185]/1000/(60*60*24)" office:value-type="time" office:time-value="PT05H15M26.889S" calcext:value-type="time">
            <text:p>05:15:27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7.18" calcext:value-type="float">
            <text:p>277.18</text:p>
          </table:table-cell>
          <table:table-cell office:value-type="float" office:value="1279.62" calcext:value-type="float">
            <text:p>1279.62</text:p>
          </table:table-cell>
          <table:table-cell office:value-type="float" office:value="1566.62" calcext:value-type="float">
            <text:p>1566.62</text:p>
          </table:table-cell>
        </table:table-row>
        <table:table-row table:style-name="ro1">
          <table:table-cell office:value-type="float" office:value="18942889" calcext:value-type="float">
            <text:p>18942889</text:p>
          </table:table-cell>
          <table:table-cell table:formula="of:=[.A1186]/1000/(60*60*24)" office:value-type="time" office:time-value="PT05H15M42.889S" calcext:value-type="time">
            <text:p>05:15:43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7.18" calcext:value-type="float">
            <text:p>277.18</text:p>
          </table:table-cell>
          <table:table-cell office:value-type="float" office:value="1280.66" calcext:value-type="float">
            <text:p>1280.66</text:p>
          </table:table-cell>
          <table:table-cell office:value-type="float" office:value="1567.86" calcext:value-type="float">
            <text:p>1567.86</text:p>
          </table:table-cell>
        </table:table-row>
        <table:table-row table:style-name="ro1">
          <table:table-cell office:value-type="float" office:value="18958889" calcext:value-type="float">
            <text:p>18958889</text:p>
          </table:table-cell>
          <table:table-cell table:formula="of:=[.A1187]/1000/(60*60*24)" office:value-type="time" office:time-value="PT05H15M58.889S" calcext:value-type="time">
            <text:p>05:15:59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7.18" calcext:value-type="float">
            <text:p>277.18</text:p>
          </table:table-cell>
          <table:table-cell office:value-type="float" office:value="1281.71" calcext:value-type="float">
            <text:p>1281.71</text:p>
          </table:table-cell>
          <table:table-cell office:value-type="float" office:value="1569.09" calcext:value-type="float">
            <text:p>1569.09</text:p>
          </table:table-cell>
        </table:table-row>
        <table:table-row table:style-name="ro1">
          <table:table-cell office:value-type="float" office:value="18974889" calcext:value-type="float">
            <text:p>18974889</text:p>
          </table:table-cell>
          <table:table-cell table:formula="of:=[.A1188]/1000/(60*60*24)" office:value-type="time" office:time-value="PT05H16M14.889S" calcext:value-type="time">
            <text:p>05:16:15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7.06" calcext:value-type="float">
            <text:p>277.06</text:p>
          </table:table-cell>
          <table:table-cell office:value-type="float" office:value="1282.75" calcext:value-type="float">
            <text:p>1282.75</text:p>
          </table:table-cell>
          <table:table-cell office:value-type="float" office:value="1570.32" calcext:value-type="float">
            <text:p>1570.32</text:p>
          </table:table-cell>
        </table:table-row>
        <table:table-row table:style-name="ro1">
          <table:table-cell office:value-type="float" office:value="18990889" calcext:value-type="float">
            <text:p>18990889</text:p>
          </table:table-cell>
          <table:table-cell table:formula="of:=[.A1189]/1000/(60*60*24)" office:value-type="time" office:time-value="PT05H16M30.889S" calcext:value-type="time">
            <text:p>05:16:31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7.18" calcext:value-type="float">
            <text:p>277.18</text:p>
          </table:table-cell>
          <table:table-cell office:value-type="float" office:value="1283.8" calcext:value-type="float">
            <text:p>1283.8</text:p>
          </table:table-cell>
          <table:table-cell office:value-type="float" office:value="1571.55" calcext:value-type="float">
            <text:p>1571.55</text:p>
          </table:table-cell>
        </table:table-row>
        <table:table-row table:style-name="ro1">
          <table:table-cell office:value-type="float" office:value="19006889" calcext:value-type="float">
            <text:p>19006889</text:p>
          </table:table-cell>
          <table:table-cell table:formula="of:=[.A1190]/1000/(60*60*24)" office:value-type="time" office:time-value="PT05H16M46.889S" calcext:value-type="time">
            <text:p>05:16:47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6.94" calcext:value-type="float">
            <text:p>276.94</text:p>
          </table:table-cell>
          <table:table-cell office:value-type="float" office:value="1284.84" calcext:value-type="float">
            <text:p>1284.84</text:p>
          </table:table-cell>
          <table:table-cell office:value-type="float" office:value="1572.78" calcext:value-type="float">
            <text:p>1572.78</text:p>
          </table:table-cell>
        </table:table-row>
        <table:table-row table:style-name="ro1">
          <table:table-cell office:value-type="float" office:value="19022889" calcext:value-type="float">
            <text:p>19022889</text:p>
          </table:table-cell>
          <table:table-cell table:formula="of:=[.A1191]/1000/(60*60*24)" office:value-type="time" office:time-value="PT05H17M02.889S" calcext:value-type="time">
            <text:p>05:17:03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7.06" calcext:value-type="float">
            <text:p>277.06</text:p>
          </table:table-cell>
          <table:table-cell office:value-type="float" office:value="1285.88" calcext:value-type="float">
            <text:p>1285.88</text:p>
          </table:table-cell>
          <table:table-cell office:value-type="float" office:value="1574.01" calcext:value-type="float">
            <text:p>1574.01</text:p>
          </table:table-cell>
        </table:table-row>
        <table:table-row table:style-name="ro1">
          <table:table-cell office:value-type="float" office:value="19038889" calcext:value-type="float">
            <text:p>19038889</text:p>
          </table:table-cell>
          <table:table-cell table:formula="of:=[.A1192]/1000/(60*60*24)" office:value-type="time" office:time-value="PT05H17M18.889S" calcext:value-type="time">
            <text:p>05:17:19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7.06" calcext:value-type="float">
            <text:p>277.06</text:p>
          </table:table-cell>
          <table:table-cell office:value-type="float" office:value="1286.93" calcext:value-type="float">
            <text:p>1286.93</text:p>
          </table:table-cell>
          <table:table-cell office:value-type="float" office:value="1575.24" calcext:value-type="float">
            <text:p>1575.24</text:p>
          </table:table-cell>
        </table:table-row>
        <table:table-row table:style-name="ro1">
          <table:table-cell office:value-type="float" office:value="19054889" calcext:value-type="float">
            <text:p>19054889</text:p>
          </table:table-cell>
          <table:table-cell table:formula="of:=[.A1193]/1000/(60*60*24)" office:value-type="time" office:time-value="PT05H17M34.889S" calcext:value-type="time">
            <text:p>05:17:35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7.06" calcext:value-type="float">
            <text:p>277.06</text:p>
          </table:table-cell>
          <table:table-cell office:value-type="float" office:value="1287.97" calcext:value-type="float">
            <text:p>1287.97</text:p>
          </table:table-cell>
          <table:table-cell office:value-type="float" office:value="1576.48" calcext:value-type="float">
            <text:p>1576.48</text:p>
          </table:table-cell>
        </table:table-row>
        <table:table-row table:style-name="ro1">
          <table:table-cell office:value-type="float" office:value="19070889" calcext:value-type="float">
            <text:p>19070889</text:p>
          </table:table-cell>
          <table:table-cell table:formula="of:=[.A1194]/1000/(60*60*24)" office:value-type="time" office:time-value="PT05H17M50.889S" calcext:value-type="time">
            <text:p>05:17:51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6.94" calcext:value-type="float">
            <text:p>276.94</text:p>
          </table:table-cell>
          <table:table-cell office:value-type="float" office:value="1289.02" calcext:value-type="float">
            <text:p>1289.02</text:p>
          </table:table-cell>
          <table:table-cell office:value-type="float" office:value="1577.71" calcext:value-type="float">
            <text:p>1577.71</text:p>
          </table:table-cell>
        </table:table-row>
        <table:table-row table:style-name="ro1">
          <table:table-cell office:value-type="float" office:value="19086889" calcext:value-type="float">
            <text:p>19086889</text:p>
          </table:table-cell>
          <table:table-cell table:formula="of:=[.A1195]/1000/(60*60*24)" office:value-type="time" office:time-value="PT05H18M06.889S" calcext:value-type="time">
            <text:p>05:18:07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6.94" calcext:value-type="float">
            <text:p>276.94</text:p>
          </table:table-cell>
          <table:table-cell office:value-type="float" office:value="1290.06" calcext:value-type="float">
            <text:p>1290.06</text:p>
          </table:table-cell>
          <table:table-cell office:value-type="float" office:value="1578.94" calcext:value-type="float">
            <text:p>1578.94</text:p>
          </table:table-cell>
        </table:table-row>
        <table:table-row table:style-name="ro1">
          <table:table-cell office:value-type="float" office:value="19102889" calcext:value-type="float">
            <text:p>19102889</text:p>
          </table:table-cell>
          <table:table-cell table:formula="of:=[.A1196]/1000/(60*60*24)" office:value-type="time" office:time-value="PT05H18M22.889S" calcext:value-type="time">
            <text:p>05:18:23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6.94" calcext:value-type="float">
            <text:p>276.94</text:p>
          </table:table-cell>
          <table:table-cell office:value-type="float" office:value="1291.1" calcext:value-type="float">
            <text:p>1291.1</text:p>
          </table:table-cell>
          <table:table-cell office:value-type="float" office:value="1580.17" calcext:value-type="float">
            <text:p>1580.17</text:p>
          </table:table-cell>
        </table:table-row>
        <table:table-row table:style-name="ro1">
          <table:table-cell office:value-type="float" office:value="19118889" calcext:value-type="float">
            <text:p>19118889</text:p>
          </table:table-cell>
          <table:table-cell table:formula="of:=[.A1197]/1000/(60*60*24)" office:value-type="time" office:time-value="PT05H18M38.889S" calcext:value-type="time">
            <text:p>05:18:39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6.94" calcext:value-type="float">
            <text:p>276.94</text:p>
          </table:table-cell>
          <table:table-cell office:value-type="float" office:value="1292.15" calcext:value-type="float">
            <text:p>1292.15</text:p>
          </table:table-cell>
          <table:table-cell office:value-type="float" office:value="1581.4" calcext:value-type="float">
            <text:p>1581.4</text:p>
          </table:table-cell>
        </table:table-row>
        <table:table-row table:style-name="ro1">
          <table:table-cell office:value-type="float" office:value="19134889" calcext:value-type="float">
            <text:p>19134889</text:p>
          </table:table-cell>
          <table:table-cell table:formula="of:=[.A1198]/1000/(60*60*24)" office:value-type="time" office:time-value="PT05H18M54.889S" calcext:value-type="time">
            <text:p>05:18:55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6.94" calcext:value-type="float">
            <text:p>276.94</text:p>
          </table:table-cell>
          <table:table-cell office:value-type="float" office:value="1293.19" calcext:value-type="float">
            <text:p>1293.19</text:p>
          </table:table-cell>
          <table:table-cell office:value-type="float" office:value="1582.63" calcext:value-type="float">
            <text:p>1582.63</text:p>
          </table:table-cell>
        </table:table-row>
        <table:table-row table:style-name="ro1">
          <table:table-cell office:value-type="float" office:value="19150889" calcext:value-type="float">
            <text:p>19150889</text:p>
          </table:table-cell>
          <table:table-cell table:formula="of:=[.A1199]/1000/(60*60*24)" office:value-type="time" office:time-value="PT05H19M10.889S" calcext:value-type="time">
            <text:p>05:19:11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6.82" calcext:value-type="float">
            <text:p>276.82</text:p>
          </table:table-cell>
          <table:table-cell office:value-type="float" office:value="1294.23" calcext:value-type="float">
            <text:p>1294.23</text:p>
          </table:table-cell>
          <table:table-cell office:value-type="float" office:value="1583.86" calcext:value-type="float">
            <text:p>1583.86</text:p>
          </table:table-cell>
        </table:table-row>
        <table:table-row table:style-name="ro1">
          <table:table-cell office:value-type="float" office:value="19166889" calcext:value-type="float">
            <text:p>19166889</text:p>
          </table:table-cell>
          <table:table-cell table:formula="of:=[.A1200]/1000/(60*60*24)" office:value-type="time" office:time-value="PT05H19M26.889S" calcext:value-type="time">
            <text:p>05:19:27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6.94" calcext:value-type="float">
            <text:p>276.94</text:p>
          </table:table-cell>
          <table:table-cell office:value-type="float" office:value="1295.28" calcext:value-type="float">
            <text:p>1295.28</text:p>
          </table:table-cell>
          <table:table-cell office:value-type="float" office:value="1585.09" calcext:value-type="float">
            <text:p>1585.09</text:p>
          </table:table-cell>
        </table:table-row>
        <table:table-row table:style-name="ro1">
          <table:table-cell office:value-type="float" office:value="19182889" calcext:value-type="float">
            <text:p>19182889</text:p>
          </table:table-cell>
          <table:table-cell table:formula="of:=[.A1201]/1000/(60*60*24)" office:value-type="time" office:time-value="PT05H19M42.889S" calcext:value-type="time">
            <text:p>05:19:43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6.82" calcext:value-type="float">
            <text:p>276.82</text:p>
          </table:table-cell>
          <table:table-cell office:value-type="float" office:value="1296.32" calcext:value-type="float">
            <text:p>1296.32</text:p>
          </table:table-cell>
          <table:table-cell office:value-type="float" office:value="1586.32" calcext:value-type="float">
            <text:p>1586.32</text:p>
          </table:table-cell>
        </table:table-row>
        <table:table-row table:style-name="ro1">
          <table:table-cell office:value-type="float" office:value="19198889" calcext:value-type="float">
            <text:p>19198889</text:p>
          </table:table-cell>
          <table:table-cell table:formula="of:=[.A1202]/1000/(60*60*24)" office:value-type="time" office:time-value="PT05H19M58.889S" calcext:value-type="time">
            <text:p>05:19:59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5.88" calcext:value-type="float">
            <text:p>275.88</text:p>
          </table:table-cell>
          <table:table-cell office:value-type="float" office:value="1297.36" calcext:value-type="float">
            <text:p>1297.36</text:p>
          </table:table-cell>
          <table:table-cell office:value-type="float" office:value="1587.55" calcext:value-type="float">
            <text:p>1587.55</text:p>
          </table:table-cell>
        </table:table-row>
        <table:table-row table:style-name="ro1">
          <table:table-cell office:value-type="float" office:value="19214889" calcext:value-type="float">
            <text:p>19214889</text:p>
          </table:table-cell>
          <table:table-cell table:formula="of:=[.A1203]/1000/(60*60*24)" office:value-type="time" office:time-value="PT05H20M14.889S" calcext:value-type="time">
            <text:p>05:20:15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6.82" calcext:value-type="float">
            <text:p>276.82</text:p>
          </table:table-cell>
          <table:table-cell office:value-type="float" office:value="1298.41" calcext:value-type="float">
            <text:p>1298.41</text:p>
          </table:table-cell>
          <table:table-cell office:value-type="float" office:value="1588.78" calcext:value-type="float">
            <text:p>1588.78</text:p>
          </table:table-cell>
        </table:table-row>
        <table:table-row table:style-name="ro1">
          <table:table-cell office:value-type="float" office:value="19230889" calcext:value-type="float">
            <text:p>19230889</text:p>
          </table:table-cell>
          <table:table-cell table:formula="of:=[.A1204]/1000/(60*60*24)" office:value-type="time" office:time-value="PT05H20M30.889S" calcext:value-type="time">
            <text:p>05:20:31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6.7" calcext:value-type="float">
            <text:p>276.7</text:p>
          </table:table-cell>
          <table:table-cell office:value-type="float" office:value="1299.45" calcext:value-type="float">
            <text:p>1299.45</text:p>
          </table:table-cell>
          <table:table-cell office:value-type="float" office:value="1590.01" calcext:value-type="float">
            <text:p>1590.01</text:p>
          </table:table-cell>
        </table:table-row>
        <table:table-row table:style-name="ro1">
          <table:table-cell office:value-type="float" office:value="19246889" calcext:value-type="float">
            <text:p>19246889</text:p>
          </table:table-cell>
          <table:table-cell table:formula="of:=[.A1205]/1000/(60*60*24)" office:value-type="time" office:time-value="PT05H20M46.889S" calcext:value-type="time">
            <text:p>05:20:47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6.7" calcext:value-type="float">
            <text:p>276.7</text:p>
          </table:table-cell>
          <table:table-cell office:value-type="float" office:value="1300.49" calcext:value-type="float">
            <text:p>1300.49</text:p>
          </table:table-cell>
          <table:table-cell office:value-type="float" office:value="1591.24" calcext:value-type="float">
            <text:p>1591.24</text:p>
          </table:table-cell>
        </table:table-row>
        <table:table-row table:style-name="ro1">
          <table:table-cell office:value-type="float" office:value="19262889" calcext:value-type="float">
            <text:p>19262889</text:p>
          </table:table-cell>
          <table:table-cell table:formula="of:=[.A1206]/1000/(60*60*24)" office:value-type="time" office:time-value="PT05H21M02.889S" calcext:value-type="time">
            <text:p>05:21:03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6.7" calcext:value-type="float">
            <text:p>276.7</text:p>
          </table:table-cell>
          <table:table-cell office:value-type="float" office:value="1301.53" calcext:value-type="float">
            <text:p>1301.53</text:p>
          </table:table-cell>
          <table:table-cell office:value-type="float" office:value="1592.47" calcext:value-type="float">
            <text:p>1592.47</text:p>
          </table:table-cell>
        </table:table-row>
        <table:table-row table:style-name="ro1">
          <table:table-cell office:value-type="float" office:value="19278889" calcext:value-type="float">
            <text:p>19278889</text:p>
          </table:table-cell>
          <table:table-cell table:formula="of:=[.A1207]/1000/(60*60*24)" office:value-type="time" office:time-value="PT05H21M18.889S" calcext:value-type="time">
            <text:p>05:21:19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6.58" calcext:value-type="float">
            <text:p>276.58</text:p>
          </table:table-cell>
          <table:table-cell office:value-type="float" office:value="1302.58" calcext:value-type="float">
            <text:p>1302.58</text:p>
          </table:table-cell>
          <table:table-cell office:value-type="float" office:value="1593.7" calcext:value-type="float">
            <text:p>1593.7</text:p>
          </table:table-cell>
        </table:table-row>
        <table:table-row table:style-name="ro1">
          <table:table-cell office:value-type="float" office:value="19294889" calcext:value-type="float">
            <text:p>19294889</text:p>
          </table:table-cell>
          <table:table-cell table:formula="of:=[.A1208]/1000/(60*60*24)" office:value-type="time" office:time-value="PT05H21M34.889S" calcext:value-type="time">
            <text:p>05:21:35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6.7" calcext:value-type="float">
            <text:p>276.7</text:p>
          </table:table-cell>
          <table:table-cell office:value-type="float" office:value="1303.62" calcext:value-type="float">
            <text:p>1303.62</text:p>
          </table:table-cell>
          <table:table-cell office:value-type="float" office:value="1594.93" calcext:value-type="float">
            <text:p>1594.93</text:p>
          </table:table-cell>
        </table:table-row>
        <table:table-row table:style-name="ro1">
          <table:table-cell office:value-type="float" office:value="19310889" calcext:value-type="float">
            <text:p>19310889</text:p>
          </table:table-cell>
          <table:table-cell table:formula="of:=[.A1209]/1000/(60*60*24)" office:value-type="time" office:time-value="PT05H21M50.889S" calcext:value-type="time">
            <text:p>05:21:51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6.58" calcext:value-type="float">
            <text:p>276.58</text:p>
          </table:table-cell>
          <table:table-cell office:value-type="float" office:value="1304.66" calcext:value-type="float">
            <text:p>1304.66</text:p>
          </table:table-cell>
          <table:table-cell office:value-type="float" office:value="1596.16" calcext:value-type="float">
            <text:p>1596.16</text:p>
          </table:table-cell>
        </table:table-row>
        <table:table-row table:style-name="ro1">
          <table:table-cell office:value-type="float" office:value="19326889" calcext:value-type="float">
            <text:p>19326889</text:p>
          </table:table-cell>
          <table:table-cell table:formula="of:=[.A1210]/1000/(60*60*24)" office:value-type="time" office:time-value="PT05H22M06.889S" calcext:value-type="time">
            <text:p>05:22:07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6.58" calcext:value-type="float">
            <text:p>276.58</text:p>
          </table:table-cell>
          <table:table-cell office:value-type="float" office:value="1305.71" calcext:value-type="float">
            <text:p>1305.71</text:p>
          </table:table-cell>
          <table:table-cell office:value-type="float" office:value="1597.39" calcext:value-type="float">
            <text:p>1597.39</text:p>
          </table:table-cell>
        </table:table-row>
        <table:table-row table:style-name="ro1">
          <table:table-cell office:value-type="float" office:value="19342889" calcext:value-type="float">
            <text:p>19342889</text:p>
          </table:table-cell>
          <table:table-cell table:formula="of:=[.A1211]/1000/(60*60*24)" office:value-type="time" office:time-value="PT05H22M22.889S" calcext:value-type="time">
            <text:p>05:22:23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6.58" calcext:value-type="float">
            <text:p>276.58</text:p>
          </table:table-cell>
          <table:table-cell office:value-type="float" office:value="1306.75" calcext:value-type="float">
            <text:p>1306.75</text:p>
          </table:table-cell>
          <table:table-cell office:value-type="float" office:value="1598.62" calcext:value-type="float">
            <text:p>1598.62</text:p>
          </table:table-cell>
        </table:table-row>
        <table:table-row table:style-name="ro1">
          <table:table-cell office:value-type="float" office:value="19358889" calcext:value-type="float">
            <text:p>19358889</text:p>
          </table:table-cell>
          <table:table-cell table:formula="of:=[.A1212]/1000/(60*60*24)" office:value-type="time" office:time-value="PT05H22M38.889S" calcext:value-type="time">
            <text:p>05:22:39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6.58" calcext:value-type="float">
            <text:p>276.58</text:p>
          </table:table-cell>
          <table:table-cell office:value-type="float" office:value="1307.79" calcext:value-type="float">
            <text:p>1307.79</text:p>
          </table:table-cell>
          <table:table-cell office:value-type="float" office:value="1599.84" calcext:value-type="float">
            <text:p>1599.84</text:p>
          </table:table-cell>
        </table:table-row>
        <table:table-row table:style-name="ro1">
          <table:table-cell office:value-type="float" office:value="19374889" calcext:value-type="float">
            <text:p>19374889</text:p>
          </table:table-cell>
          <table:table-cell table:formula="of:=[.A1213]/1000/(60*60*24)" office:value-type="time" office:time-value="PT05H22M54.889S" calcext:value-type="time">
            <text:p>05:22:55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6.46" calcext:value-type="float">
            <text:p>276.46</text:p>
          </table:table-cell>
          <table:table-cell office:value-type="float" office:value="1308.83" calcext:value-type="float">
            <text:p>1308.83</text:p>
          </table:table-cell>
          <table:table-cell office:value-type="float" office:value="1601.07" calcext:value-type="float">
            <text:p>1601.07</text:p>
          </table:table-cell>
        </table:table-row>
        <table:table-row table:style-name="ro1">
          <table:table-cell office:value-type="float" office:value="19390889" calcext:value-type="float">
            <text:p>19390889</text:p>
          </table:table-cell>
          <table:table-cell table:formula="of:=[.A1214]/1000/(60*60*24)" office:value-type="time" office:time-value="PT05H23M10.889S" calcext:value-type="time">
            <text:p>05:23:11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5.64" calcext:value-type="float">
            <text:p>275.64</text:p>
          </table:table-cell>
          <table:table-cell office:value-type="float" office:value="1309.87" calcext:value-type="float">
            <text:p>1309.87</text:p>
          </table:table-cell>
          <table:table-cell office:value-type="float" office:value="1602.3" calcext:value-type="float">
            <text:p>1602.3</text:p>
          </table:table-cell>
        </table:table-row>
        <table:table-row table:style-name="ro1">
          <table:table-cell office:value-type="float" office:value="19406889" calcext:value-type="float">
            <text:p>19406889</text:p>
          </table:table-cell>
          <table:table-cell table:formula="of:=[.A1215]/1000/(60*60*24)" office:value-type="time" office:time-value="PT05H23M26.889S" calcext:value-type="time">
            <text:p>05:23:27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5.52" calcext:value-type="float">
            <text:p>275.52</text:p>
          </table:table-cell>
          <table:table-cell office:value-type="float" office:value="1310.91" calcext:value-type="float">
            <text:p>1310.91</text:p>
          </table:table-cell>
          <table:table-cell office:value-type="float" office:value="1603.52" calcext:value-type="float">
            <text:p>1603.52</text:p>
          </table:table-cell>
        </table:table-row>
        <table:table-row table:style-name="ro1">
          <table:table-cell office:value-type="float" office:value="19422889" calcext:value-type="float">
            <text:p>19422889</text:p>
          </table:table-cell>
          <table:table-cell table:formula="of:=[.A1216]/1000/(60*60*24)" office:value-type="time" office:time-value="PT05H23M42.889S" calcext:value-type="time">
            <text:p>05:23:43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6.46" calcext:value-type="float">
            <text:p>276.46</text:p>
          </table:table-cell>
          <table:table-cell office:value-type="float" office:value="1311.96" calcext:value-type="float">
            <text:p>1311.96</text:p>
          </table:table-cell>
          <table:table-cell office:value-type="float" office:value="1604.75" calcext:value-type="float">
            <text:p>1604.75</text:p>
          </table:table-cell>
        </table:table-row>
        <table:table-row table:style-name="ro1">
          <table:table-cell office:value-type="float" office:value="19438889" calcext:value-type="float">
            <text:p>19438889</text:p>
          </table:table-cell>
          <table:table-cell table:formula="of:=[.A1217]/1000/(60*60*24)" office:value-type="time" office:time-value="PT05H23M58.889S" calcext:value-type="time">
            <text:p>05:23:59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5.52" calcext:value-type="float">
            <text:p>275.52</text:p>
          </table:table-cell>
          <table:table-cell office:value-type="float" office:value="1313" calcext:value-type="float">
            <text:p>1313</text:p>
          </table:table-cell>
          <table:table-cell office:value-type="float" office:value="1605.98" calcext:value-type="float">
            <text:p>1605.98</text:p>
          </table:table-cell>
        </table:table-row>
        <table:table-row table:style-name="ro1">
          <table:table-cell office:value-type="float" office:value="19454889" calcext:value-type="float">
            <text:p>19454889</text:p>
          </table:table-cell>
          <table:table-cell table:formula="of:=[.A1218]/1000/(60*60*24)" office:value-type="time" office:time-value="PT05H24M14.889S" calcext:value-type="time">
            <text:p>05:24:15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6.34" calcext:value-type="float">
            <text:p>276.34</text:p>
          </table:table-cell>
          <table:table-cell office:value-type="float" office:value="1314.04" calcext:value-type="float">
            <text:p>1314.04</text:p>
          </table:table-cell>
          <table:table-cell office:value-type="float" office:value="1607.2" calcext:value-type="float">
            <text:p>1607.2</text:p>
          </table:table-cell>
        </table:table-row>
        <table:table-row table:style-name="ro1">
          <table:table-cell office:value-type="float" office:value="19470889" calcext:value-type="float">
            <text:p>19470889</text:p>
          </table:table-cell>
          <table:table-cell table:formula="of:=[.A1219]/1000/(60*60*24)" office:value-type="time" office:time-value="PT05H24M30.889S" calcext:value-type="time">
            <text:p>05:24:31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5.4" calcext:value-type="float">
            <text:p>275.4</text:p>
          </table:table-cell>
          <table:table-cell office:value-type="float" office:value="1315.08" calcext:value-type="float">
            <text:p>1315.08</text:p>
          </table:table-cell>
          <table:table-cell office:value-type="float" office:value="1608.43" calcext:value-type="float">
            <text:p>1608.43</text:p>
          </table:table-cell>
        </table:table-row>
        <table:table-row table:style-name="ro1">
          <table:table-cell office:value-type="float" office:value="19486889" calcext:value-type="float">
            <text:p>19486889</text:p>
          </table:table-cell>
          <table:table-cell table:formula="of:=[.A1220]/1000/(60*60*24)" office:value-type="time" office:time-value="PT05H24M46.889S" calcext:value-type="time">
            <text:p>05:24:47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6.34" calcext:value-type="float">
            <text:p>276.34</text:p>
          </table:table-cell>
          <table:table-cell office:value-type="float" office:value="1316.12" calcext:value-type="float">
            <text:p>1316.12</text:p>
          </table:table-cell>
          <table:table-cell office:value-type="float" office:value="1609.66" calcext:value-type="float">
            <text:p>1609.66</text:p>
          </table:table-cell>
        </table:table-row>
        <table:table-row table:style-name="ro1">
          <table:table-cell office:value-type="float" office:value="19502889" calcext:value-type="float">
            <text:p>19502889</text:p>
          </table:table-cell>
          <table:table-cell table:formula="of:=[.A1221]/1000/(60*60*24)" office:value-type="time" office:time-value="PT05H25M02.889S" calcext:value-type="time">
            <text:p>05:25:03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5.4" calcext:value-type="float">
            <text:p>275.4</text:p>
          </table:table-cell>
          <table:table-cell office:value-type="float" office:value="1317.16" calcext:value-type="float">
            <text:p>1317.16</text:p>
          </table:table-cell>
          <table:table-cell office:value-type="float" office:value="1610.88" calcext:value-type="float">
            <text:p>1610.88</text:p>
          </table:table-cell>
        </table:table-row>
        <table:table-row table:style-name="ro1">
          <table:table-cell office:value-type="float" office:value="19518889" calcext:value-type="float">
            <text:p>19518889</text:p>
          </table:table-cell>
          <table:table-cell table:formula="of:=[.A1222]/1000/(60*60*24)" office:value-type="time" office:time-value="PT05H25M18.889S" calcext:value-type="time">
            <text:p>05:25:19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5.28" calcext:value-type="float">
            <text:p>275.28</text:p>
          </table:table-cell>
          <table:table-cell office:value-type="float" office:value="1318.2" calcext:value-type="float">
            <text:p>1318.2</text:p>
          </table:table-cell>
          <table:table-cell office:value-type="float" office:value="1612.11" calcext:value-type="float">
            <text:p>1612.11</text:p>
          </table:table-cell>
        </table:table-row>
        <table:table-row table:style-name="ro1">
          <table:table-cell office:value-type="float" office:value="19534889" calcext:value-type="float">
            <text:p>19534889</text:p>
          </table:table-cell>
          <table:table-cell table:formula="of:=[.A1223]/1000/(60*60*24)" office:value-type="time" office:time-value="PT05H25M34.889S" calcext:value-type="time">
            <text:p>05:25:35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5.4" calcext:value-type="float">
            <text:p>275.4</text:p>
          </table:table-cell>
          <table:table-cell office:value-type="float" office:value="1319.24" calcext:value-type="float">
            <text:p>1319.24</text:p>
          </table:table-cell>
          <table:table-cell office:value-type="float" office:value="1613.33" calcext:value-type="float">
            <text:p>1613.33</text:p>
          </table:table-cell>
        </table:table-row>
        <table:table-row table:style-name="ro1">
          <table:table-cell office:value-type="float" office:value="19550889" calcext:value-type="float">
            <text:p>19550889</text:p>
          </table:table-cell>
          <table:table-cell table:formula="of:=[.A1224]/1000/(60*60*24)" office:value-type="time" office:time-value="PT05H25M50.889S" calcext:value-type="time">
            <text:p>05:25:51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5.28" calcext:value-type="float">
            <text:p>275.28</text:p>
          </table:table-cell>
          <table:table-cell office:value-type="float" office:value="1320.29" calcext:value-type="float">
            <text:p>1320.29</text:p>
          </table:table-cell>
          <table:table-cell office:value-type="float" office:value="1614.55" calcext:value-type="float">
            <text:p>1614.55</text:p>
          </table:table-cell>
        </table:table-row>
        <table:table-row table:style-name="ro1">
          <table:table-cell office:value-type="float" office:value="19566889" calcext:value-type="float">
            <text:p>19566889</text:p>
          </table:table-cell>
          <table:table-cell table:formula="of:=[.A1225]/1000/(60*60*24)" office:value-type="time" office:time-value="PT05H26M06.889S" calcext:value-type="time">
            <text:p>05:26:07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5.28" calcext:value-type="float">
            <text:p>275.28</text:p>
          </table:table-cell>
          <table:table-cell office:value-type="float" office:value="1321.33" calcext:value-type="float">
            <text:p>1321.33</text:p>
          </table:table-cell>
          <table:table-cell office:value-type="float" office:value="1615.78" calcext:value-type="float">
            <text:p>1615.78</text:p>
          </table:table-cell>
        </table:table-row>
        <table:table-row table:style-name="ro1">
          <table:table-cell office:value-type="float" office:value="19582889" calcext:value-type="float">
            <text:p>19582889</text:p>
          </table:table-cell>
          <table:table-cell table:formula="of:=[.A1226]/1000/(60*60*24)" office:value-type="time" office:time-value="PT05H26M22.889S" calcext:value-type="time">
            <text:p>05:26:23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6.1" calcext:value-type="float">
            <text:p>276.1</text:p>
          </table:table-cell>
          <table:table-cell office:value-type="float" office:value="1322.37" calcext:value-type="float">
            <text:p>1322.37</text:p>
          </table:table-cell>
          <table:table-cell office:value-type="float" office:value="1617" calcext:value-type="float">
            <text:p>1617</text:p>
          </table:table-cell>
        </table:table-row>
        <table:table-row table:style-name="ro1">
          <table:table-cell office:value-type="float" office:value="19598889" calcext:value-type="float">
            <text:p>19598889</text:p>
          </table:table-cell>
          <table:table-cell table:formula="of:=[.A1227]/1000/(60*60*24)" office:value-type="time" office:time-value="PT05H26M38.889S" calcext:value-type="time">
            <text:p>05:26:39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5.28" calcext:value-type="float">
            <text:p>275.28</text:p>
          </table:table-cell>
          <table:table-cell office:value-type="float" office:value="1323.41" calcext:value-type="float">
            <text:p>1323.41</text:p>
          </table:table-cell>
          <table:table-cell office:value-type="float" office:value="1618.22" calcext:value-type="float">
            <text:p>1618.22</text:p>
          </table:table-cell>
        </table:table-row>
        <table:table-row table:style-name="ro1">
          <table:table-cell office:value-type="float" office:value="19614889" calcext:value-type="float">
            <text:p>19614889</text:p>
          </table:table-cell>
          <table:table-cell table:formula="of:=[.A1228]/1000/(60*60*24)" office:value-type="time" office:time-value="PT05H26M54.889S" calcext:value-type="time">
            <text:p>05:26:55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5.28" calcext:value-type="float">
            <text:p>275.28</text:p>
          </table:table-cell>
          <table:table-cell office:value-type="float" office:value="1324.45" calcext:value-type="float">
            <text:p>1324.45</text:p>
          </table:table-cell>
          <table:table-cell office:value-type="float" office:value="1619.45" calcext:value-type="float">
            <text:p>1619.45</text:p>
          </table:table-cell>
        </table:table-row>
        <table:table-row table:style-name="ro1">
          <table:table-cell office:value-type="float" office:value="19630889" calcext:value-type="float">
            <text:p>19630889</text:p>
          </table:table-cell>
          <table:table-cell table:formula="of:=[.A1229]/1000/(60*60*24)" office:value-type="time" office:time-value="PT05H27M10.889S" calcext:value-type="time">
            <text:p>05:27:11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5.16" calcext:value-type="float">
            <text:p>275.16</text:p>
          </table:table-cell>
          <table:table-cell office:value-type="float" office:value="1325.49" calcext:value-type="float">
            <text:p>1325.49</text:p>
          </table:table-cell>
          <table:table-cell office:value-type="float" office:value="1620.67" calcext:value-type="float">
            <text:p>1620.67</text:p>
          </table:table-cell>
        </table:table-row>
        <table:table-row table:style-name="ro1">
          <table:table-cell office:value-type="float" office:value="19646889" calcext:value-type="float">
            <text:p>19646889</text:p>
          </table:table-cell>
          <table:table-cell table:formula="of:=[.A1230]/1000/(60*60*24)" office:value-type="time" office:time-value="PT05H27M26.889S" calcext:value-type="time">
            <text:p>05:27:27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5.16" calcext:value-type="float">
            <text:p>275.16</text:p>
          </table:table-cell>
          <table:table-cell office:value-type="float" office:value="1326.53" calcext:value-type="float">
            <text:p>1326.53</text:p>
          </table:table-cell>
          <table:table-cell office:value-type="float" office:value="1621.89" calcext:value-type="float">
            <text:p>1621.89</text:p>
          </table:table-cell>
        </table:table-row>
        <table:table-row table:style-name="ro1">
          <table:table-cell office:value-type="float" office:value="19662889" calcext:value-type="float">
            <text:p>19662889</text:p>
          </table:table-cell>
          <table:table-cell table:formula="of:=[.A1231]/1000/(60*60*24)" office:value-type="time" office:time-value="PT05H27M42.889S" calcext:value-type="time">
            <text:p>05:27:43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5.16" calcext:value-type="float">
            <text:p>275.16</text:p>
          </table:table-cell>
          <table:table-cell office:value-type="float" office:value="1327.57" calcext:value-type="float">
            <text:p>1327.57</text:p>
          </table:table-cell>
          <table:table-cell office:value-type="float" office:value="1623.12" calcext:value-type="float">
            <text:p>1623.12</text:p>
          </table:table-cell>
        </table:table-row>
        <table:table-row table:style-name="ro1">
          <table:table-cell office:value-type="float" office:value="19678889" calcext:value-type="float">
            <text:p>19678889</text:p>
          </table:table-cell>
          <table:table-cell table:formula="of:=[.A1232]/1000/(60*60*24)" office:value-type="time" office:time-value="PT05H27M58.889S" calcext:value-type="time">
            <text:p>05:27:59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5.16" calcext:value-type="float">
            <text:p>275.16</text:p>
          </table:table-cell>
          <table:table-cell office:value-type="float" office:value="1328.61" calcext:value-type="float">
            <text:p>1328.61</text:p>
          </table:table-cell>
          <table:table-cell office:value-type="float" office:value="1624.34" calcext:value-type="float">
            <text:p>1624.34</text:p>
          </table:table-cell>
        </table:table-row>
        <table:table-row table:style-name="ro1">
          <table:table-cell office:value-type="float" office:value="19694889" calcext:value-type="float">
            <text:p>19694889</text:p>
          </table:table-cell>
          <table:table-cell table:formula="of:=[.A1233]/1000/(60*60*24)" office:value-type="time" office:time-value="PT05H28M14.889S" calcext:value-type="time">
            <text:p>05:28:15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5.16" calcext:value-type="float">
            <text:p>275.16</text:p>
          </table:table-cell>
          <table:table-cell office:value-type="float" office:value="1329.65" calcext:value-type="float">
            <text:p>1329.65</text:p>
          </table:table-cell>
          <table:table-cell office:value-type="float" office:value="1625.56" calcext:value-type="float">
            <text:p>1625.56</text:p>
          </table:table-cell>
        </table:table-row>
        <table:table-row table:style-name="ro1">
          <table:table-cell office:value-type="float" office:value="19710889" calcext:value-type="float">
            <text:p>19710889</text:p>
          </table:table-cell>
          <table:table-cell table:formula="of:=[.A1234]/1000/(60*60*24)" office:value-type="time" office:time-value="PT05H28M30.889S" calcext:value-type="time">
            <text:p>05:28:31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05" calcext:value-type="float">
            <text:p>275.05</text:p>
          </table:table-cell>
          <table:table-cell office:value-type="float" office:value="1330.69" calcext:value-type="float">
            <text:p>1330.69</text:p>
          </table:table-cell>
          <table:table-cell office:value-type="float" office:value="1626.79" calcext:value-type="float">
            <text:p>1626.79</text:p>
          </table:table-cell>
        </table:table-row>
        <table:table-row table:style-name="ro1">
          <table:table-cell office:value-type="float" office:value="19726889" calcext:value-type="float">
            <text:p>19726889</text:p>
          </table:table-cell>
          <table:table-cell table:formula="of:=[.A1235]/1000/(60*60*24)" office:value-type="time" office:time-value="PT05H28M46.889S" calcext:value-type="time">
            <text:p>05:28:47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04" calcext:value-type="float">
            <text:p>275.04</text:p>
          </table:table-cell>
          <table:table-cell office:value-type="float" office:value="1331.73" calcext:value-type="float">
            <text:p>1331.73</text:p>
          </table:table-cell>
          <table:table-cell office:value-type="float" office:value="1628.01" calcext:value-type="float">
            <text:p>1628.01</text:p>
          </table:table-cell>
        </table:table-row>
        <table:table-row table:style-name="ro1">
          <table:table-cell office:value-type="float" office:value="19742889" calcext:value-type="float">
            <text:p>19742889</text:p>
          </table:table-cell>
          <table:table-cell table:formula="of:=[.A1236]/1000/(60*60*24)" office:value-type="time" office:time-value="PT05H29M02.889S" calcext:value-type="time">
            <text:p>05:29:03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04" calcext:value-type="float">
            <text:p>275.04</text:p>
          </table:table-cell>
          <table:table-cell office:value-type="float" office:value="1332.77" calcext:value-type="float">
            <text:p>1332.77</text:p>
          </table:table-cell>
          <table:table-cell office:value-type="float" office:value="1629.23" calcext:value-type="float">
            <text:p>1629.23</text:p>
          </table:table-cell>
        </table:table-row>
        <table:table-row table:style-name="ro1">
          <table:table-cell office:value-type="float" office:value="19758889" calcext:value-type="float">
            <text:p>19758889</text:p>
          </table:table-cell>
          <table:table-cell table:formula="of:=[.A1237]/1000/(60*60*24)" office:value-type="time" office:time-value="PT05H29M18.889S" calcext:value-type="time">
            <text:p>05:29:19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04" calcext:value-type="float">
            <text:p>275.04</text:p>
          </table:table-cell>
          <table:table-cell office:value-type="float" office:value="1333.81" calcext:value-type="float">
            <text:p>1333.81</text:p>
          </table:table-cell>
          <table:table-cell office:value-type="float" office:value="1630.45" calcext:value-type="float">
            <text:p>1630.45</text:p>
          </table:table-cell>
        </table:table-row>
        <table:table-row table:style-name="ro1">
          <table:table-cell office:value-type="float" office:value="19774889" calcext:value-type="float">
            <text:p>19774889</text:p>
          </table:table-cell>
          <table:table-cell table:formula="of:=[.A1238]/1000/(60*60*24)" office:value-type="time" office:time-value="PT05H29M34.889S" calcext:value-type="time">
            <text:p>05:29:35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04" calcext:value-type="float">
            <text:p>275.04</text:p>
          </table:table-cell>
          <table:table-cell office:value-type="float" office:value="1334.85" calcext:value-type="float">
            <text:p>1334.85</text:p>
          </table:table-cell>
          <table:table-cell office:value-type="float" office:value="1631.68" calcext:value-type="float">
            <text:p>1631.68</text:p>
          </table:table-cell>
        </table:table-row>
        <table:table-row table:style-name="ro1">
          <table:table-cell office:value-type="float" office:value="19790889" calcext:value-type="float">
            <text:p>19790889</text:p>
          </table:table-cell>
          <table:table-cell table:formula="of:=[.A1239]/1000/(60*60*24)" office:value-type="time" office:time-value="PT05H29M50.889S" calcext:value-type="time">
            <text:p>05:29:51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4.92" calcext:value-type="float">
            <text:p>274.92</text:p>
          </table:table-cell>
          <table:table-cell office:value-type="float" office:value="1335.89" calcext:value-type="float">
            <text:p>1335.89</text:p>
          </table:table-cell>
          <table:table-cell office:value-type="float" office:value="1632.9" calcext:value-type="float">
            <text:p>1632.9</text:p>
          </table:table-cell>
        </table:table-row>
        <table:table-row table:style-name="ro1">
          <table:table-cell office:value-type="float" office:value="19806889" calcext:value-type="float">
            <text:p>19806889</text:p>
          </table:table-cell>
          <table:table-cell table:formula="of:=[.A1240]/1000/(60*60*24)" office:value-type="time" office:time-value="PT05H30M06.889S" calcext:value-type="time">
            <text:p>05:30:07</text:p>
          </table:table-cell>
          <table:table-cell office:value-type="float" office:value="1.17" calcext:value-type="float">
            <text:p>1.17</text:p>
          </table:table-cell>
          <table:table-cell office:value-type="float" office:value="233.9" calcext:value-type="float">
            <text:p>233.9</text:p>
          </table:table-cell>
          <table:table-cell office:value-type="float" office:value="273.99" calcext:value-type="float">
            <text:p>273.99</text:p>
          </table:table-cell>
          <table:table-cell office:value-type="float" office:value="1336.93" calcext:value-type="float">
            <text:p>1336.93</text:p>
          </table:table-cell>
          <table:table-cell office:value-type="float" office:value="1634.12" calcext:value-type="float">
            <text:p>1634.12</text:p>
          </table:table-cell>
        </table:table-row>
        <table:table-row table:style-name="ro1">
          <table:table-cell office:value-type="float" office:value="19822889" calcext:value-type="float">
            <text:p>19822889</text:p>
          </table:table-cell>
          <table:table-cell table:formula="of:=[.A1241]/1000/(60*60*24)" office:value-type="time" office:time-value="PT05H30M22.889S" calcext:value-type="time">
            <text:p>05:30:23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4.92" calcext:value-type="float">
            <text:p>274.92</text:p>
          </table:table-cell>
          <table:table-cell office:value-type="float" office:value="1337.97" calcext:value-type="float">
            <text:p>1337.97</text:p>
          </table:table-cell>
          <table:table-cell office:value-type="float" office:value="1635.34" calcext:value-type="float">
            <text:p>1635.34</text:p>
          </table:table-cell>
        </table:table-row>
        <table:table-row table:style-name="ro1">
          <table:table-cell office:value-type="float" office:value="19838889" calcext:value-type="float">
            <text:p>19838889</text:p>
          </table:table-cell>
          <table:table-cell table:formula="of:=[.A1242]/1000/(60*60*24)" office:value-type="time" office:time-value="PT05H30M38.889S" calcext:value-type="time">
            <text:p>05:30:39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4.92" calcext:value-type="float">
            <text:p>274.92</text:p>
          </table:table-cell>
          <table:table-cell office:value-type="float" office:value="1339.01" calcext:value-type="float">
            <text:p>1339.01</text:p>
          </table:table-cell>
          <table:table-cell office:value-type="float" office:value="1636.56" calcext:value-type="float">
            <text:p>1636.56</text:p>
          </table:table-cell>
        </table:table-row>
        <table:table-row table:style-name="ro1">
          <table:table-cell office:value-type="float" office:value="19854889" calcext:value-type="float">
            <text:p>19854889</text:p>
          </table:table-cell>
          <table:table-cell table:formula="of:=[.A1243]/1000/(60*60*24)" office:value-type="time" office:time-value="PT05H30M54.889S" calcext:value-type="time">
            <text:p>05:30:55</text:p>
          </table:table-cell>
          <table:table-cell office:value-type="float" office:value="1.18" calcext:value-type="float">
            <text:p>1.18</text:p>
          </table:table-cell>
          <table:table-cell office:value-type="float" office:value="233.8" calcext:value-type="float">
            <text:p>233.8</text:p>
          </table:table-cell>
          <table:table-cell office:value-type="float" office:value="274.8" calcext:value-type="float">
            <text:p>274.8</text:p>
          </table:table-cell>
          <table:table-cell office:value-type="float" office:value="1340.04" calcext:value-type="float">
            <text:p>1340.04</text:p>
          </table:table-cell>
          <table:table-cell office:value-type="float" office:value="1637.79" calcext:value-type="float">
            <text:p>1637.79</text:p>
          </table:table-cell>
        </table:table-row>
        <table:table-row table:style-name="ro1">
          <table:table-cell office:value-type="float" office:value="19870889" calcext:value-type="float">
            <text:p>19870889</text:p>
          </table:table-cell>
          <table:table-cell table:formula="of:=[.A1244]/1000/(60*60*24)" office:value-type="time" office:time-value="PT05H31M10.889S" calcext:value-type="time">
            <text:p>05:31:11</text:p>
          </table:table-cell>
          <table:table-cell office:value-type="float" office:value="1.18" calcext:value-type="float">
            <text:p>1.18</text:p>
          </table:table-cell>
          <table:table-cell office:value-type="float" office:value="233.8" calcext:value-type="float">
            <text:p>233.8</text:p>
          </table:table-cell>
          <table:table-cell office:value-type="float" office:value="274.81" calcext:value-type="float">
            <text:p>274.81</text:p>
          </table:table-cell>
          <table:table-cell office:value-type="float" office:value="1341.08" calcext:value-type="float">
            <text:p>1341.08</text:p>
          </table:table-cell>
          <table:table-cell office:value-type="float" office:value="1639.01" calcext:value-type="float">
            <text:p>1639.01</text:p>
          </table:table-cell>
        </table:table-row>
        <table:table-row table:style-name="ro1">
          <table:table-cell office:value-type="float" office:value="19886889" calcext:value-type="float">
            <text:p>19886889</text:p>
          </table:table-cell>
          <table:table-cell table:formula="of:=[.A1245]/1000/(60*60*24)" office:value-type="time" office:time-value="PT05H31M26.889S" calcext:value-type="time">
            <text:p>05:31:27</text:p>
          </table:table-cell>
          <table:table-cell office:value-type="float" office:value="1.18" calcext:value-type="float">
            <text:p>1.18</text:p>
          </table:table-cell>
          <table:table-cell office:value-type="float" office:value="233.8" calcext:value-type="float">
            <text:p>233.8</text:p>
          </table:table-cell>
          <table:table-cell office:value-type="float" office:value="274.8" calcext:value-type="float">
            <text:p>274.8</text:p>
          </table:table-cell>
          <table:table-cell office:value-type="float" office:value="1342.12" calcext:value-type="float">
            <text:p>1342.12</text:p>
          </table:table-cell>
          <table:table-cell office:value-type="float" office:value="1640.23" calcext:value-type="float">
            <text:p>1640.23</text:p>
          </table:table-cell>
        </table:table-row>
        <table:table-row table:style-name="ro1">
          <table:table-cell office:value-type="float" office:value="19902889" calcext:value-type="float">
            <text:p>19902889</text:p>
          </table:table-cell>
          <table:table-cell table:formula="of:=[.A1246]/1000/(60*60*24)" office:value-type="time" office:time-value="PT05H31M42.889S" calcext:value-type="time">
            <text:p>05:31:43</text:p>
          </table:table-cell>
          <table:table-cell office:value-type="float" office:value="1.18" calcext:value-type="float">
            <text:p>1.18</text:p>
          </table:table-cell>
          <table:table-cell office:value-type="float" office:value="233.8" calcext:value-type="float">
            <text:p>233.8</text:p>
          </table:table-cell>
          <table:table-cell office:value-type="float" office:value="274.8" calcext:value-type="float">
            <text:p>274.8</text:p>
          </table:table-cell>
          <table:table-cell office:value-type="float" office:value="1343.16" calcext:value-type="float">
            <text:p>1343.16</text:p>
          </table:table-cell>
          <table:table-cell office:value-type="float" office:value="1641.45" calcext:value-type="float">
            <text:p>1641.45</text:p>
          </table:table-cell>
        </table:table-row>
        <table:table-row table:style-name="ro1">
          <table:table-cell office:value-type="float" office:value="19918889" calcext:value-type="float">
            <text:p>19918889</text:p>
          </table:table-cell>
          <table:table-cell table:formula="of:=[.A1247]/1000/(60*60*24)" office:value-type="time" office:time-value="PT05H31M58.889S" calcext:value-type="time">
            <text:p>05:31:59</text:p>
          </table:table-cell>
          <table:table-cell office:value-type="float" office:value="1.18" calcext:value-type="float">
            <text:p>1.18</text:p>
          </table:table-cell>
          <table:table-cell office:value-type="float" office:value="233.8" calcext:value-type="float">
            <text:p>233.8</text:p>
          </table:table-cell>
          <table:table-cell office:value-type="float" office:value="274.8" calcext:value-type="float">
            <text:p>274.8</text:p>
          </table:table-cell>
          <table:table-cell office:value-type="float" office:value="1344.2" calcext:value-type="float">
            <text:p>1344.2</text:p>
          </table:table-cell>
          <table:table-cell office:value-type="float" office:value="1642.67" calcext:value-type="float">
            <text:p>1642.67</text:p>
          </table:table-cell>
        </table:table-row>
        <table:table-row table:style-name="ro1">
          <table:table-cell office:value-type="float" office:value="19934889" calcext:value-type="float">
            <text:p>19934889</text:p>
          </table:table-cell>
          <table:table-cell table:formula="of:=[.A1248]/1000/(60*60*24)" office:value-type="time" office:time-value="PT05H32M14.889S" calcext:value-type="time">
            <text:p>05:32:15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4.69" calcext:value-type="float">
            <text:p>274.69</text:p>
          </table:table-cell>
          <table:table-cell office:value-type="float" office:value="1345.24" calcext:value-type="float">
            <text:p>1345.24</text:p>
          </table:table-cell>
          <table:table-cell office:value-type="float" office:value="1643.89" calcext:value-type="float">
            <text:p>1643.89</text:p>
          </table:table-cell>
        </table:table-row>
        <table:table-row table:style-name="ro1">
          <table:table-cell office:value-type="float" office:value="19950889" calcext:value-type="float">
            <text:p>19950889</text:p>
          </table:table-cell>
          <table:table-cell table:formula="of:=[.A1249]/1000/(60*60*24)" office:value-type="time" office:time-value="PT05H32M30.889S" calcext:value-type="time">
            <text:p>05:32:31</text:p>
          </table:table-cell>
          <table:table-cell office:value-type="float" office:value="1.18" calcext:value-type="float">
            <text:p>1.18</text:p>
          </table:table-cell>
          <table:table-cell office:value-type="float" office:value="233.8" calcext:value-type="float">
            <text:p>233.8</text:p>
          </table:table-cell>
          <table:table-cell office:value-type="float" office:value="274.8" calcext:value-type="float">
            <text:p>274.8</text:p>
          </table:table-cell>
          <table:table-cell office:value-type="float" office:value="1346.28" calcext:value-type="float">
            <text:p>1346.28</text:p>
          </table:table-cell>
          <table:table-cell office:value-type="float" office:value="1645.11" calcext:value-type="float">
            <text:p>1645.11</text:p>
          </table:table-cell>
        </table:table-row>
        <table:table-row table:style-name="ro1">
          <table:table-cell office:value-type="float" office:value="19966889" calcext:value-type="float">
            <text:p>19966889</text:p>
          </table:table-cell>
          <table:table-cell table:formula="of:=[.A1250]/1000/(60*60*24)" office:value-type="time" office:time-value="PT05H32M46.889S" calcext:value-type="time">
            <text:p>05:32:47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4.68" calcext:value-type="float">
            <text:p>274.68</text:p>
          </table:table-cell>
          <table:table-cell office:value-type="float" office:value="1347.32" calcext:value-type="float">
            <text:p>1347.32</text:p>
          </table:table-cell>
          <table:table-cell office:value-type="float" office:value="1646.33" calcext:value-type="float">
            <text:p>1646.33</text:p>
          </table:table-cell>
        </table:table-row>
        <table:table-row table:style-name="ro1">
          <table:table-cell office:value-type="float" office:value="19982889" calcext:value-type="float">
            <text:p>19982889</text:p>
          </table:table-cell>
          <table:table-cell table:formula="of:=[.A1251]/1000/(60*60*24)" office:value-type="time" office:time-value="PT05H33M02.889S" calcext:value-type="time">
            <text:p>05:33:03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4.68" calcext:value-type="float">
            <text:p>274.68</text:p>
          </table:table-cell>
          <table:table-cell office:value-type="float" office:value="1348.36" calcext:value-type="float">
            <text:p>1348.36</text:p>
          </table:table-cell>
          <table:table-cell office:value-type="float" office:value="1647.55" calcext:value-type="float">
            <text:p>1647.55</text:p>
          </table:table-cell>
        </table:table-row>
        <table:table-row table:style-name="ro1">
          <table:table-cell office:value-type="float" office:value="19998889" calcext:value-type="float">
            <text:p>19998889</text:p>
          </table:table-cell>
          <table:table-cell table:formula="of:=[.A1252]/1000/(60*60*24)" office:value-type="time" office:time-value="PT05H33M18.889S" calcext:value-type="time">
            <text:p>05:33:19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4.68" calcext:value-type="float">
            <text:p>274.68</text:p>
          </table:table-cell>
          <table:table-cell office:value-type="float" office:value="1349.4" calcext:value-type="float">
            <text:p>1349.4</text:p>
          </table:table-cell>
          <table:table-cell office:value-type="float" office:value="1648.77" calcext:value-type="float">
            <text:p>1648.77</text:p>
          </table:table-cell>
        </table:table-row>
        <table:table-row table:style-name="ro1">
          <table:table-cell office:value-type="float" office:value="20014889" calcext:value-type="float">
            <text:p>20014889</text:p>
          </table:table-cell>
          <table:table-cell table:formula="of:=[.A1253]/1000/(60*60*24)" office:value-type="time" office:time-value="PT05H33M34.889S" calcext:value-type="time">
            <text:p>05:33:35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4.68" calcext:value-type="float">
            <text:p>274.68</text:p>
          </table:table-cell>
          <table:table-cell office:value-type="float" office:value="1350.43" calcext:value-type="float">
            <text:p>1350.43</text:p>
          </table:table-cell>
          <table:table-cell office:value-type="float" office:value="1649.99" calcext:value-type="float">
            <text:p>1649.99</text:p>
          </table:table-cell>
        </table:table-row>
        <table:table-row table:style-name="ro1">
          <table:table-cell office:value-type="float" office:value="20030889" calcext:value-type="float">
            <text:p>20030889</text:p>
          </table:table-cell>
          <table:table-cell table:formula="of:=[.A1254]/1000/(60*60*24)" office:value-type="time" office:time-value="PT05H33M50.889S" calcext:value-type="time">
            <text:p>05:33:51</text:p>
          </table:table-cell>
          <table:table-cell office:value-type="float" office:value="1.18" calcext:value-type="float">
            <text:p>1.18</text:p>
          </table:table-cell>
          <table:table-cell office:value-type="float" office:value="233.6" calcext:value-type="float">
            <text:p>233.6</text:p>
          </table:table-cell>
          <table:table-cell office:value-type="float" office:value="274.56" calcext:value-type="float">
            <text:p>274.56</text:p>
          </table:table-cell>
          <table:table-cell office:value-type="float" office:value="1351.47" calcext:value-type="float">
            <text:p>1351.47</text:p>
          </table:table-cell>
          <table:table-cell office:value-type="float" office:value="1651.21" calcext:value-type="float">
            <text:p>1651.21</text:p>
          </table:table-cell>
        </table:table-row>
        <table:table-row table:style-name="ro1">
          <table:table-cell office:value-type="float" office:value="20046889" calcext:value-type="float">
            <text:p>20046889</text:p>
          </table:table-cell>
          <table:table-cell table:formula="of:=[.A1255]/1000/(60*60*24)" office:value-type="time" office:time-value="PT05H34M06.889S" calcext:value-type="time">
            <text:p>05:34:07</text:p>
          </table:table-cell>
          <table:table-cell office:value-type="float" office:value="1.17" calcext:value-type="float">
            <text:p>1.17</text:p>
          </table:table-cell>
          <table:table-cell office:value-type="float" office:value="233.6" calcext:value-type="float">
            <text:p>233.6</text:p>
          </table:table-cell>
          <table:table-cell office:value-type="float" office:value="273.63" calcext:value-type="float">
            <text:p>273.63</text:p>
          </table:table-cell>
          <table:table-cell office:value-type="float" office:value="1352.51" calcext:value-type="float">
            <text:p>1352.51</text:p>
          </table:table-cell>
          <table:table-cell office:value-type="float" office:value="1652.43" calcext:value-type="float">
            <text:p>1652.43</text:p>
          </table:table-cell>
        </table:table-row>
        <table:table-row table:style-name="ro1">
          <table:table-cell office:value-type="float" office:value="20062889" calcext:value-type="float">
            <text:p>20062889</text:p>
          </table:table-cell>
          <table:table-cell table:formula="of:=[.A1256]/1000/(60*60*24)" office:value-type="time" office:time-value="PT05H34M22.889S" calcext:value-type="time">
            <text:p>05:34:23</text:p>
          </table:table-cell>
          <table:table-cell office:value-type="float" office:value="1.18" calcext:value-type="float">
            <text:p>1.18</text:p>
          </table:table-cell>
          <table:table-cell office:value-type="float" office:value="233.6" calcext:value-type="float">
            <text:p>233.6</text:p>
          </table:table-cell>
          <table:table-cell office:value-type="float" office:value="274.56" calcext:value-type="float">
            <text:p>274.56</text:p>
          </table:table-cell>
          <table:table-cell office:value-type="float" office:value="1353.55" calcext:value-type="float">
            <text:p>1353.55</text:p>
          </table:table-cell>
          <table:table-cell office:value-type="float" office:value="1653.65" calcext:value-type="float">
            <text:p>1653.65</text:p>
          </table:table-cell>
        </table:table-row>
        <table:table-row table:style-name="ro1">
          <table:table-cell office:value-type="float" office:value="20078889" calcext:value-type="float">
            <text:p>20078889</text:p>
          </table:table-cell>
          <table:table-cell table:formula="of:=[.A1257]/1000/(60*60*24)" office:value-type="time" office:time-value="PT05H34M38.889S" calcext:value-type="time">
            <text:p>05:34:39</text:p>
          </table:table-cell>
          <table:table-cell office:value-type="float" office:value="1.18" calcext:value-type="float">
            <text:p>1.18</text:p>
          </table:table-cell>
          <table:table-cell office:value-type="float" office:value="233.6" calcext:value-type="float">
            <text:p>233.6</text:p>
          </table:table-cell>
          <table:table-cell office:value-type="float" office:value="274.56" calcext:value-type="float">
            <text:p>274.56</text:p>
          </table:table-cell>
          <table:table-cell office:value-type="float" office:value="1354.59" calcext:value-type="float">
            <text:p>1354.59</text:p>
          </table:table-cell>
          <table:table-cell office:value-type="float" office:value="1654.87" calcext:value-type="float">
            <text:p>1654.87</text:p>
          </table:table-cell>
        </table:table-row>
        <table:table-row table:style-name="ro1">
          <table:table-cell office:value-type="float" office:value="20094889" calcext:value-type="float">
            <text:p>20094889</text:p>
          </table:table-cell>
          <table:table-cell table:formula="of:=[.A1258]/1000/(60*60*24)" office:value-type="time" office:time-value="PT05H34M54.889S" calcext:value-type="time">
            <text:p>05:34:55</text:p>
          </table:table-cell>
          <table:table-cell office:value-type="float" office:value="1.17" calcext:value-type="float">
            <text:p>1.17</text:p>
          </table:table-cell>
          <table:table-cell office:value-type="float" office:value="233.6" calcext:value-type="float">
            <text:p>233.6</text:p>
          </table:table-cell>
          <table:table-cell office:value-type="float" office:value="273.63" calcext:value-type="float">
            <text:p>273.63</text:p>
          </table:table-cell>
          <table:table-cell office:value-type="float" office:value="1355.63" calcext:value-type="float">
            <text:p>1355.63</text:p>
          </table:table-cell>
          <table:table-cell office:value-type="float" office:value="1656.09" calcext:value-type="float">
            <text:p>1656.09</text:p>
          </table:table-cell>
        </table:table-row>
        <table:table-row table:style-name="ro1">
          <table:table-cell office:value-type="float" office:value="20110889" calcext:value-type="float">
            <text:p>20110889</text:p>
          </table:table-cell>
          <table:table-cell table:formula="of:=[.A1259]/1000/(60*60*24)" office:value-type="time" office:time-value="PT05H35M10.889S" calcext:value-type="time">
            <text:p>05:35:11</text:p>
          </table:table-cell>
          <table:table-cell office:value-type="float" office:value="1.17" calcext:value-type="float">
            <text:p>1.17</text:p>
          </table:table-cell>
          <table:table-cell office:value-type="float" office:value="233.6" calcext:value-type="float">
            <text:p>233.6</text:p>
          </table:table-cell>
          <table:table-cell office:value-type="float" office:value="273.63" calcext:value-type="float">
            <text:p>273.63</text:p>
          </table:table-cell>
          <table:table-cell office:value-type="float" office:value="1356.67" calcext:value-type="float">
            <text:p>1356.67</text:p>
          </table:table-cell>
          <table:table-cell office:value-type="float" office:value="1657.3" calcext:value-type="float">
            <text:p>1657.3</text:p>
          </table:table-cell>
        </table:table-row>
        <table:table-row table:style-name="ro1">
          <table:table-cell office:value-type="float" office:value="20126889" calcext:value-type="float">
            <text:p>20126889</text:p>
          </table:table-cell>
          <table:table-cell table:formula="of:=[.A1260]/1000/(60*60*24)" office:value-type="time" office:time-value="PT05H35M26.889S" calcext:value-type="time">
            <text:p>05:35:27</text:p>
          </table:table-cell>
          <table:table-cell office:value-type="float" office:value="1.17" calcext:value-type="float">
            <text:p>1.17</text:p>
          </table:table-cell>
          <table:table-cell office:value-type="float" office:value="233.6" calcext:value-type="float">
            <text:p>233.6</text:p>
          </table:table-cell>
          <table:table-cell office:value-type="float" office:value="273.63" calcext:value-type="float">
            <text:p>273.63</text:p>
          </table:table-cell>
          <table:table-cell office:value-type="float" office:value="1357.71" calcext:value-type="float">
            <text:p>1357.71</text:p>
          </table:table-cell>
          <table:table-cell office:value-type="float" office:value="1658.52" calcext:value-type="float">
            <text:p>1658.52</text:p>
          </table:table-cell>
        </table:table-row>
        <table:table-row table:style-name="ro1">
          <table:table-cell office:value-type="float" office:value="20142888" calcext:value-type="float">
            <text:p>20142888</text:p>
          </table:table-cell>
          <table:table-cell table:formula="of:=[.A1261]/1000/(60*60*24)" office:value-type="time" office:time-value="PT05H35M42.888S" calcext:value-type="time">
            <text:p>05:35:43</text:p>
          </table:table-cell>
          <table:table-cell office:value-type="float" office:value="1.18" calcext:value-type="float">
            <text:p>1.18</text:p>
          </table:table-cell>
          <table:table-cell office:value-type="float" office:value="233.5" calcext:value-type="float">
            <text:p>233.5</text:p>
          </table:table-cell>
          <table:table-cell office:value-type="float" office:value="274.44" calcext:value-type="float">
            <text:p>274.44</text:p>
          </table:table-cell>
          <table:table-cell office:value-type="float" office:value="1358.74" calcext:value-type="float">
            <text:p>1358.74</text:p>
          </table:table-cell>
          <table:table-cell office:value-type="float" office:value="1659.74" calcext:value-type="float">
            <text:p>1659.74</text:p>
          </table:table-cell>
        </table:table-row>
        <table:table-row table:style-name="ro1">
          <table:table-cell office:value-type="float" office:value="20158889" calcext:value-type="float">
            <text:p>20158889</text:p>
          </table:table-cell>
          <table:table-cell table:formula="of:=[.A1262]/1000/(60*60*24)" office:value-type="time" office:time-value="PT05H35M58.889S" calcext:value-type="time">
            <text:p>05:35:59</text:p>
          </table:table-cell>
          <table:table-cell office:value-type="float" office:value="1.17" calcext:value-type="float">
            <text:p>1.17</text:p>
          </table:table-cell>
          <table:table-cell office:value-type="float" office:value="233.5" calcext:value-type="float">
            <text:p>233.5</text:p>
          </table:table-cell>
          <table:table-cell office:value-type="float" office:value="273.51" calcext:value-type="float">
            <text:p>273.51</text:p>
          </table:table-cell>
          <table:table-cell office:value-type="float" office:value="1359.78" calcext:value-type="float">
            <text:p>1359.78</text:p>
          </table:table-cell>
          <table:table-cell office:value-type="float" office:value="1660.96" calcext:value-type="float">
            <text:p>1660.96</text:p>
          </table:table-cell>
        </table:table-row>
        <table:table-row table:style-name="ro1">
          <table:table-cell office:value-type="float" office:value="20174889" calcext:value-type="float">
            <text:p>20174889</text:p>
          </table:table-cell>
          <table:table-cell table:formula="of:=[.A1263]/1000/(60*60*24)" office:value-type="time" office:time-value="PT05H36M14.889S" calcext:value-type="time">
            <text:p>05:36:15</text:p>
          </table:table-cell>
          <table:table-cell office:value-type="float" office:value="1.18" calcext:value-type="float">
            <text:p>1.18</text:p>
          </table:table-cell>
          <table:table-cell office:value-type="float" office:value="233.5" calcext:value-type="float">
            <text:p>233.5</text:p>
          </table:table-cell>
          <table:table-cell office:value-type="float" office:value="274.44" calcext:value-type="float">
            <text:p>274.44</text:p>
          </table:table-cell>
          <table:table-cell office:value-type="float" office:value="1360.82" calcext:value-type="float">
            <text:p>1360.82</text:p>
          </table:table-cell>
          <table:table-cell office:value-type="float" office:value="1662.17" calcext:value-type="float">
            <text:p>1662.17</text:p>
          </table:table-cell>
        </table:table-row>
        <table:table-row table:style-name="ro1">
          <table:table-cell office:value-type="float" office:value="20190889" calcext:value-type="float">
            <text:p>20190889</text:p>
          </table:table-cell>
          <table:table-cell table:formula="of:=[.A1264]/1000/(60*60*24)" office:value-type="time" office:time-value="PT05H36M30.889S" calcext:value-type="time">
            <text:p>05:36:31</text:p>
          </table:table-cell>
          <table:table-cell office:value-type="float" office:value="1.17" calcext:value-type="float">
            <text:p>1.17</text:p>
          </table:table-cell>
          <table:table-cell office:value-type="float" office:value="233.5" calcext:value-type="float">
            <text:p>233.5</text:p>
          </table:table-cell>
          <table:table-cell office:value-type="float" office:value="273.51" calcext:value-type="float">
            <text:p>273.51</text:p>
          </table:table-cell>
          <table:table-cell office:value-type="float" office:value="1361.86" calcext:value-type="float">
            <text:p>1361.86</text:p>
          </table:table-cell>
          <table:table-cell office:value-type="float" office:value="1663.39" calcext:value-type="float">
            <text:p>1663.39</text:p>
          </table:table-cell>
        </table:table-row>
        <table:table-row table:style-name="ro1">
          <table:table-cell office:value-type="float" office:value="20206889" calcext:value-type="float">
            <text:p>20206889</text:p>
          </table:table-cell>
          <table:table-cell table:formula="of:=[.A1265]/1000/(60*60*24)" office:value-type="time" office:time-value="PT05H36M46.889S" calcext:value-type="time">
            <text:p>05:36:47</text:p>
          </table:table-cell>
          <table:table-cell office:value-type="float" office:value="1.17" calcext:value-type="float">
            <text:p>1.17</text:p>
          </table:table-cell>
          <table:table-cell office:value-type="float" office:value="233.4" calcext:value-type="float">
            <text:p>233.4</text:p>
          </table:table-cell>
          <table:table-cell office:value-type="float" office:value="273.39" calcext:value-type="float">
            <text:p>273.39</text:p>
          </table:table-cell>
          <table:table-cell office:value-type="float" office:value="1362.89" calcext:value-type="float">
            <text:p>1362.89</text:p>
          </table:table-cell>
          <table:table-cell office:value-type="float" office:value="1664.61" calcext:value-type="float">
            <text:p>1664.61</text:p>
          </table:table-cell>
        </table:table-row>
        <table:table-row table:style-name="ro1">
          <table:table-cell office:value-type="float" office:value="20222889" calcext:value-type="float">
            <text:p>20222889</text:p>
          </table:table-cell>
          <table:table-cell table:formula="of:=[.A1266]/1000/(60*60*24)" office:value-type="time" office:time-value="PT05H37M02.889S" calcext:value-type="time">
            <text:p>05:37:03</text:p>
          </table:table-cell>
          <table:table-cell office:value-type="float" office:value="1.17" calcext:value-type="float">
            <text:p>1.17</text:p>
          </table:table-cell>
          <table:table-cell office:value-type="float" office:value="233.4" calcext:value-type="float">
            <text:p>233.4</text:p>
          </table:table-cell>
          <table:table-cell office:value-type="float" office:value="273.39" calcext:value-type="float">
            <text:p>273.39</text:p>
          </table:table-cell>
          <table:table-cell office:value-type="float" office:value="1363.93" calcext:value-type="float">
            <text:p>1363.93</text:p>
          </table:table-cell>
          <table:table-cell office:value-type="float" office:value="1665.82" calcext:value-type="float">
            <text:p>1665.82</text:p>
          </table:table-cell>
        </table:table-row>
        <table:table-row table:style-name="ro1">
          <table:table-cell office:value-type="float" office:value="20238889" calcext:value-type="float">
            <text:p>20238889</text:p>
          </table:table-cell>
          <table:table-cell table:formula="of:=[.A1267]/1000/(60*60*24)" office:value-type="time" office:time-value="PT05H37M18.889S" calcext:value-type="time">
            <text:p>05:37:19</text:p>
          </table:table-cell>
          <table:table-cell office:value-type="float" office:value="1.17" calcext:value-type="float">
            <text:p>1.17</text:p>
          </table:table-cell>
          <table:table-cell office:value-type="float" office:value="233.4" calcext:value-type="float">
            <text:p>233.4</text:p>
          </table:table-cell>
          <table:table-cell office:value-type="float" office:value="273.39" calcext:value-type="float">
            <text:p>273.39</text:p>
          </table:table-cell>
          <table:table-cell office:value-type="float" office:value="1364.97" calcext:value-type="float">
            <text:p>1364.97</text:p>
          </table:table-cell>
          <table:table-cell office:value-type="float" office:value="1667.04" calcext:value-type="float">
            <text:p>1667.04</text:p>
          </table:table-cell>
        </table:table-row>
        <table:table-row table:style-name="ro1">
          <table:table-cell office:value-type="float" office:value="20254889" calcext:value-type="float">
            <text:p>20254889</text:p>
          </table:table-cell>
          <table:table-cell table:formula="of:=[.A1268]/1000/(60*60*24)" office:value-type="time" office:time-value="PT05H37M34.889S" calcext:value-type="time">
            <text:p>05:37:35</text:p>
          </table:table-cell>
          <table:table-cell office:value-type="float" office:value="1.17" calcext:value-type="float">
            <text:p>1.17</text:p>
          </table:table-cell>
          <table:table-cell office:value-type="float" office:value="233.4" calcext:value-type="float">
            <text:p>233.4</text:p>
          </table:table-cell>
          <table:table-cell office:value-type="float" office:value="273.39" calcext:value-type="float">
            <text:p>273.39</text:p>
          </table:table-cell>
          <table:table-cell office:value-type="float" office:value="1366" calcext:value-type="float">
            <text:p>1366</text:p>
          </table:table-cell>
          <table:table-cell office:value-type="float" office:value="1668.25" calcext:value-type="float">
            <text:p>1668.25</text:p>
          </table:table-cell>
        </table:table-row>
        <table:table-row table:style-name="ro1">
          <table:table-cell office:value-type="float" office:value="20270889" calcext:value-type="float">
            <text:p>20270889</text:p>
          </table:table-cell>
          <table:table-cell table:formula="of:=[.A1269]/1000/(60*60*24)" office:value-type="time" office:time-value="PT05H37M50.889S" calcext:value-type="time">
            <text:p>05:37:51</text:p>
          </table:table-cell>
          <table:table-cell office:value-type="float" office:value="1.17" calcext:value-type="float">
            <text:p>1.17</text:p>
          </table:table-cell>
          <table:table-cell office:value-type="float" office:value="233.4" calcext:value-type="float">
            <text:p>233.4</text:p>
          </table:table-cell>
          <table:table-cell office:value-type="float" office:value="273.39" calcext:value-type="float">
            <text:p>273.39</text:p>
          </table:table-cell>
          <table:table-cell office:value-type="float" office:value="1367.04" calcext:value-type="float">
            <text:p>1367.04</text:p>
          </table:table-cell>
          <table:table-cell office:value-type="float" office:value="1669.47" calcext:value-type="float">
            <text:p>1669.47</text:p>
          </table:table-cell>
        </table:table-row>
        <table:table-row table:style-name="ro1">
          <table:table-cell office:value-type="float" office:value="20286889" calcext:value-type="float">
            <text:p>20286889</text:p>
          </table:table-cell>
          <table:table-cell table:formula="of:=[.A1270]/1000/(60*60*24)" office:value-type="time" office:time-value="PT05H38M06.889S" calcext:value-type="time">
            <text:p>05:38:07</text:p>
          </table:table-cell>
          <table:table-cell office:value-type="float" office:value="1.17" calcext:value-type="float">
            <text:p>1.17</text:p>
          </table:table-cell>
          <table:table-cell office:value-type="float" office:value="233.3" calcext:value-type="float">
            <text:p>233.3</text:p>
          </table:table-cell>
          <table:table-cell office:value-type="float" office:value="273.27" calcext:value-type="float">
            <text:p>273.27</text:p>
          </table:table-cell>
          <table:table-cell office:value-type="float" office:value="1368.08" calcext:value-type="float">
            <text:p>1368.08</text:p>
          </table:table-cell>
          <table:table-cell office:value-type="float" office:value="1670.68" calcext:value-type="float">
            <text:p>1670.68</text:p>
          </table:table-cell>
        </table:table-row>
        <table:table-row table:style-name="ro1">
          <table:table-cell office:value-type="float" office:value="20302889" calcext:value-type="float">
            <text:p>20302889</text:p>
          </table:table-cell>
          <table:table-cell table:formula="of:=[.A1271]/1000/(60*60*24)" office:value-type="time" office:time-value="PT05H38M22.889S" calcext:value-type="time">
            <text:p>05:38:23</text:p>
          </table:table-cell>
          <table:table-cell office:value-type="float" office:value="1.17" calcext:value-type="float">
            <text:p>1.17</text:p>
          </table:table-cell>
          <table:table-cell office:value-type="float" office:value="233.4" calcext:value-type="float">
            <text:p>233.4</text:p>
          </table:table-cell>
          <table:table-cell office:value-type="float" office:value="273.39" calcext:value-type="float">
            <text:p>273.39</text:p>
          </table:table-cell>
          <table:table-cell office:value-type="float" office:value="1369.12" calcext:value-type="float">
            <text:p>1369.12</text:p>
          </table:table-cell>
          <table:table-cell office:value-type="float" office:value="1671.9" calcext:value-type="float">
            <text:p>1671.9</text:p>
          </table:table-cell>
        </table:table-row>
        <table:table-row table:style-name="ro1">
          <table:table-cell office:value-type="float" office:value="20318889" calcext:value-type="float">
            <text:p>20318889</text:p>
          </table:table-cell>
          <table:table-cell table:formula="of:=[.A1272]/1000/(60*60*24)" office:value-type="time" office:time-value="PT05H38M38.889S" calcext:value-type="time">
            <text:p>05:38:39</text:p>
          </table:table-cell>
          <table:table-cell office:value-type="float" office:value="1.17" calcext:value-type="float">
            <text:p>1.17</text:p>
          </table:table-cell>
          <table:table-cell office:value-type="float" office:value="233.3" calcext:value-type="float">
            <text:p>233.3</text:p>
          </table:table-cell>
          <table:table-cell office:value-type="float" office:value="273.27" calcext:value-type="float">
            <text:p>273.27</text:p>
          </table:table-cell>
          <table:table-cell office:value-type="float" office:value="1370.15" calcext:value-type="float">
            <text:p>1370.15</text:p>
          </table:table-cell>
          <table:table-cell office:value-type="float" office:value="1673.11" calcext:value-type="float">
            <text:p>1673.11</text:p>
          </table:table-cell>
        </table:table-row>
        <table:table-row table:style-name="ro1">
          <table:table-cell office:value-type="float" office:value="20334889" calcext:value-type="float">
            <text:p>20334889</text:p>
          </table:table-cell>
          <table:table-cell table:formula="of:=[.A1273]/1000/(60*60*24)" office:value-type="time" office:time-value="PT05H38M54.889S" calcext:value-type="time">
            <text:p>05:38:55</text:p>
          </table:table-cell>
          <table:table-cell office:value-type="float" office:value="1.17" calcext:value-type="float">
            <text:p>1.17</text:p>
          </table:table-cell>
          <table:table-cell office:value-type="float" office:value="233.3" calcext:value-type="float">
            <text:p>233.3</text:p>
          </table:table-cell>
          <table:table-cell office:value-type="float" office:value="273.27" calcext:value-type="float">
            <text:p>273.27</text:p>
          </table:table-cell>
          <table:table-cell office:value-type="float" office:value="1371.19" calcext:value-type="float">
            <text:p>1371.19</text:p>
          </table:table-cell>
          <table:table-cell office:value-type="float" office:value="1674.33" calcext:value-type="float">
            <text:p>1674.33</text:p>
          </table:table-cell>
        </table:table-row>
        <table:table-row table:style-name="ro1">
          <table:table-cell office:value-type="float" office:value="20350889" calcext:value-type="float">
            <text:p>20350889</text:p>
          </table:table-cell>
          <table:table-cell table:formula="of:=[.A1274]/1000/(60*60*24)" office:value-type="time" office:time-value="PT05H39M10.889S" calcext:value-type="time">
            <text:p>05:39:11</text:p>
          </table:table-cell>
          <table:table-cell office:value-type="float" office:value="1.17" calcext:value-type="float">
            <text:p>1.17</text:p>
          </table:table-cell>
          <table:table-cell office:value-type="float" office:value="233.3" calcext:value-type="float">
            <text:p>233.3</text:p>
          </table:table-cell>
          <table:table-cell office:value-type="float" office:value="273.27" calcext:value-type="float">
            <text:p>273.27</text:p>
          </table:table-cell>
          <table:table-cell office:value-type="float" office:value="1372.23" calcext:value-type="float">
            <text:p>1372.23</text:p>
          </table:table-cell>
          <table:table-cell office:value-type="float" office:value="1675.54" calcext:value-type="float">
            <text:p>1675.54</text:p>
          </table:table-cell>
        </table:table-row>
        <table:table-row table:style-name="ro1">
          <table:table-cell office:value-type="float" office:value="20366889" calcext:value-type="float">
            <text:p>20366889</text:p>
          </table:table-cell>
          <table:table-cell table:formula="of:=[.A1275]/1000/(60*60*24)" office:value-type="time" office:time-value="PT05H39M26.889S" calcext:value-type="time">
            <text:p>05:39:27</text:p>
          </table:table-cell>
          <table:table-cell office:value-type="float" office:value="1.17" calcext:value-type="float">
            <text:p>1.17</text:p>
          </table:table-cell>
          <table:table-cell office:value-type="float" office:value="233.3" calcext:value-type="float">
            <text:p>233.3</text:p>
          </table:table-cell>
          <table:table-cell office:value-type="float" office:value="273.27" calcext:value-type="float">
            <text:p>273.27</text:p>
          </table:table-cell>
          <table:table-cell office:value-type="float" office:value="1373.26" calcext:value-type="float">
            <text:p>1373.26</text:p>
          </table:table-cell>
          <table:table-cell office:value-type="float" office:value="1676.76" calcext:value-type="float">
            <text:p>1676.76</text:p>
          </table:table-cell>
        </table:table-row>
        <table:table-row table:style-name="ro1">
          <table:table-cell office:value-type="float" office:value="20382889" calcext:value-type="float">
            <text:p>20382889</text:p>
          </table:table-cell>
          <table:table-cell table:formula="of:=[.A1276]/1000/(60*60*24)" office:value-type="time" office:time-value="PT05H39M42.889S" calcext:value-type="time">
            <text:p>05:39:43</text:p>
          </table:table-cell>
          <table:table-cell office:value-type="float" office:value="1.17" calcext:value-type="float">
            <text:p>1.17</text:p>
          </table:table-cell>
          <table:table-cell office:value-type="float" office:value="233.2" calcext:value-type="float">
            <text:p>233.2</text:p>
          </table:table-cell>
          <table:table-cell office:value-type="float" office:value="273.15" calcext:value-type="float">
            <text:p>273.15</text:p>
          </table:table-cell>
          <table:table-cell office:value-type="float" office:value="1374.3" calcext:value-type="float">
            <text:p>1374.3</text:p>
          </table:table-cell>
          <table:table-cell office:value-type="float" office:value="1677.97" calcext:value-type="float">
            <text:p>1677.97</text:p>
          </table:table-cell>
        </table:table-row>
        <table:table-row table:style-name="ro1">
          <table:table-cell office:value-type="float" office:value="20398889" calcext:value-type="float">
            <text:p>20398889</text:p>
          </table:table-cell>
          <table:table-cell table:formula="of:=[.A1277]/1000/(60*60*24)" office:value-type="time" office:time-value="PT05H39M58.889S" calcext:value-type="time">
            <text:p>05:39:59</text:p>
          </table:table-cell>
          <table:table-cell office:value-type="float" office:value="1.17" calcext:value-type="float">
            <text:p>1.17</text:p>
          </table:table-cell>
          <table:table-cell office:value-type="float" office:value="233.2" calcext:value-type="float">
            <text:p>233.2</text:p>
          </table:table-cell>
          <table:table-cell office:value-type="float" office:value="273.15" calcext:value-type="float">
            <text:p>273.15</text:p>
          </table:table-cell>
          <table:table-cell office:value-type="float" office:value="1375.34" calcext:value-type="float">
            <text:p>1375.34</text:p>
          </table:table-cell>
          <table:table-cell office:value-type="float" office:value="1679.19" calcext:value-type="float">
            <text:p>1679.19</text:p>
          </table:table-cell>
        </table:table-row>
        <table:table-row table:style-name="ro1">
          <table:table-cell office:value-type="float" office:value="20414889" calcext:value-type="float">
            <text:p>20414889</text:p>
          </table:table-cell>
          <table:table-cell table:formula="of:=[.A1278]/1000/(60*60*24)" office:value-type="time" office:time-value="PT05H40M14.889S" calcext:value-type="time">
            <text:p>05:40:15</text:p>
          </table:table-cell>
          <table:table-cell office:value-type="float" office:value="1.17" calcext:value-type="float">
            <text:p>1.17</text:p>
          </table:table-cell>
          <table:table-cell office:value-type="float" office:value="233.2" calcext:value-type="float">
            <text:p>233.2</text:p>
          </table:table-cell>
          <table:table-cell office:value-type="float" office:value="273.15" calcext:value-type="float">
            <text:p>273.15</text:p>
          </table:table-cell>
          <table:table-cell office:value-type="float" office:value="1376.37" calcext:value-type="float">
            <text:p>1376.37</text:p>
          </table:table-cell>
          <table:table-cell office:value-type="float" office:value="1680.4" calcext:value-type="float">
            <text:p>1680.4</text:p>
          </table:table-cell>
        </table:table-row>
        <table:table-row table:style-name="ro1">
          <table:table-cell office:value-type="float" office:value="20430889" calcext:value-type="float">
            <text:p>20430889</text:p>
          </table:table-cell>
          <table:table-cell table:formula="of:=[.A1279]/1000/(60*60*24)" office:value-type="time" office:time-value="PT05H40M30.889S" calcext:value-type="time">
            <text:p>05:40:31</text:p>
          </table:table-cell>
          <table:table-cell office:value-type="float" office:value="1.17" calcext:value-type="float">
            <text:p>1.17</text:p>
          </table:table-cell>
          <table:table-cell office:value-type="float" office:value="233.2" calcext:value-type="float">
            <text:p>233.2</text:p>
          </table:table-cell>
          <table:table-cell office:value-type="float" office:value="273.15" calcext:value-type="float">
            <text:p>273.15</text:p>
          </table:table-cell>
          <table:table-cell office:value-type="float" office:value="1377.41" calcext:value-type="float">
            <text:p>1377.41</text:p>
          </table:table-cell>
          <table:table-cell office:value-type="float" office:value="1681.61" calcext:value-type="float">
            <text:p>1681.61</text:p>
          </table:table-cell>
        </table:table-row>
        <table:table-row table:style-name="ro1">
          <table:table-cell office:value-type="float" office:value="20446889" calcext:value-type="float">
            <text:p>20446889</text:p>
          </table:table-cell>
          <table:table-cell table:formula="of:=[.A1280]/1000/(60*60*24)" office:value-type="time" office:time-value="PT05H40M46.889S" calcext:value-type="time">
            <text:p>05:40:47</text:p>
          </table:table-cell>
          <table:table-cell office:value-type="float" office:value="1.17" calcext:value-type="float">
            <text:p>1.17</text:p>
          </table:table-cell>
          <table:table-cell office:value-type="float" office:value="233.2" calcext:value-type="float">
            <text:p>233.2</text:p>
          </table:table-cell>
          <table:table-cell office:value-type="float" office:value="273.15" calcext:value-type="float">
            <text:p>273.15</text:p>
          </table:table-cell>
          <table:table-cell office:value-type="float" office:value="1378.45" calcext:value-type="float">
            <text:p>1378.45</text:p>
          </table:table-cell>
          <table:table-cell office:value-type="float" office:value="1682.83" calcext:value-type="float">
            <text:p>1682.83</text:p>
          </table:table-cell>
        </table:table-row>
        <table:table-row table:style-name="ro1">
          <table:table-cell office:value-type="float" office:value="20462889" calcext:value-type="float">
            <text:p>20462889</text:p>
          </table:table-cell>
          <table:table-cell table:formula="of:=[.A1281]/1000/(60*60*24)" office:value-type="time" office:time-value="PT05H41M02.889S" calcext:value-type="time">
            <text:p>05:41:03</text:p>
          </table:table-cell>
          <table:table-cell office:value-type="float" office:value="1.17" calcext:value-type="float">
            <text:p>1.17</text:p>
          </table:table-cell>
          <table:table-cell office:value-type="float" office:value="233.1" calcext:value-type="float">
            <text:p>233.1</text:p>
          </table:table-cell>
          <table:table-cell office:value-type="float" office:value="273.03" calcext:value-type="float">
            <text:p>273.03</text:p>
          </table:table-cell>
          <table:table-cell office:value-type="float" office:value="1379.48" calcext:value-type="float">
            <text:p>1379.48</text:p>
          </table:table-cell>
          <table:table-cell office:value-type="float" office:value="1684.04" calcext:value-type="float">
            <text:p>1684.04</text:p>
          </table:table-cell>
        </table:table-row>
        <table:table-row table:style-name="ro1">
          <table:table-cell office:value-type="float" office:value="20478889" calcext:value-type="float">
            <text:p>20478889</text:p>
          </table:table-cell>
          <table:table-cell table:formula="of:=[.A1282]/1000/(60*60*24)" office:value-type="time" office:time-value="PT05H41M18.889S" calcext:value-type="time">
            <text:p>05:41:19</text:p>
          </table:table-cell>
          <table:table-cell office:value-type="float" office:value="1.17" calcext:value-type="float">
            <text:p>1.17</text:p>
          </table:table-cell>
          <table:table-cell office:value-type="float" office:value="233.2" calcext:value-type="float">
            <text:p>233.2</text:p>
          </table:table-cell>
          <table:table-cell office:value-type="float" office:value="273.15" calcext:value-type="float">
            <text:p>273.15</text:p>
          </table:table-cell>
          <table:table-cell office:value-type="float" office:value="1380.52" calcext:value-type="float">
            <text:p>1380.52</text:p>
          </table:table-cell>
          <table:table-cell office:value-type="float" office:value="1685.26" calcext:value-type="float">
            <text:p>1685.26</text:p>
          </table:table-cell>
        </table:table-row>
        <table:table-row table:style-name="ro1">
          <table:table-cell office:value-type="float" office:value="20494889" calcext:value-type="float">
            <text:p>20494889</text:p>
          </table:table-cell>
          <table:table-cell table:formula="of:=[.A1283]/1000/(60*60*24)" office:value-type="time" office:time-value="PT05H41M34.889S" calcext:value-type="time">
            <text:p>05:41:35</text:p>
          </table:table-cell>
          <table:table-cell office:value-type="float" office:value="1.17" calcext:value-type="float">
            <text:p>1.17</text:p>
          </table:table-cell>
          <table:table-cell office:value-type="float" office:value="233.1" calcext:value-type="float">
            <text:p>233.1</text:p>
          </table:table-cell>
          <table:table-cell office:value-type="float" office:value="273.03" calcext:value-type="float">
            <text:p>273.03</text:p>
          </table:table-cell>
          <table:table-cell office:value-type="float" office:value="1381.55" calcext:value-type="float">
            <text:p>1381.55</text:p>
          </table:table-cell>
          <table:table-cell office:value-type="float" office:value="1686.47" calcext:value-type="float">
            <text:p>1686.47</text:p>
          </table:table-cell>
        </table:table-row>
        <table:table-row table:style-name="ro1">
          <table:table-cell office:value-type="float" office:value="20510889" calcext:value-type="float">
            <text:p>20510889</text:p>
          </table:table-cell>
          <table:table-cell table:formula="of:=[.A1284]/1000/(60*60*24)" office:value-type="time" office:time-value="PT05H41M50.889S" calcext:value-type="time">
            <text:p>05:41:51</text:p>
          </table:table-cell>
          <table:table-cell office:value-type="float" office:value="1.17" calcext:value-type="float">
            <text:p>1.17</text:p>
          </table:table-cell>
          <table:table-cell office:value-type="float" office:value="233.1" calcext:value-type="float">
            <text:p>233.1</text:p>
          </table:table-cell>
          <table:table-cell office:value-type="float" office:value="273.03" calcext:value-type="float">
            <text:p>273.03</text:p>
          </table:table-cell>
          <table:table-cell office:value-type="float" office:value="1382.59" calcext:value-type="float">
            <text:p>1382.59</text:p>
          </table:table-cell>
          <table:table-cell office:value-type="float" office:value="1687.68" calcext:value-type="float">
            <text:p>1687.68</text:p>
          </table:table-cell>
        </table:table-row>
        <table:table-row table:style-name="ro1">
          <table:table-cell office:value-type="float" office:value="20526889" calcext:value-type="float">
            <text:p>20526889</text:p>
          </table:table-cell>
          <table:table-cell table:formula="of:=[.A1285]/1000/(60*60*24)" office:value-type="time" office:time-value="PT05H42M06.889S" calcext:value-type="time">
            <text:p>05:42:07</text:p>
          </table:table-cell>
          <table:table-cell office:value-type="float" office:value="1.17" calcext:value-type="float">
            <text:p>1.17</text:p>
          </table:table-cell>
          <table:table-cell office:value-type="float" office:value="233.1" calcext:value-type="float">
            <text:p>233.1</text:p>
          </table:table-cell>
          <table:table-cell office:value-type="float" office:value="273.03" calcext:value-type="float">
            <text:p>273.03</text:p>
          </table:table-cell>
          <table:table-cell office:value-type="float" office:value="1383.63" calcext:value-type="float">
            <text:p>1383.63</text:p>
          </table:table-cell>
          <table:table-cell office:value-type="float" office:value="1688.89" calcext:value-type="float">
            <text:p>1688.89</text:p>
          </table:table-cell>
        </table:table-row>
        <table:table-row table:style-name="ro1">
          <table:table-cell office:value-type="float" office:value="20542889" calcext:value-type="float">
            <text:p>20542889</text:p>
          </table:table-cell>
          <table:table-cell table:formula="of:=[.A1286]/1000/(60*60*24)" office:value-type="time" office:time-value="PT05H42M22.889S" calcext:value-type="time">
            <text:p>05:42:23</text:p>
          </table:table-cell>
          <table:table-cell office:value-type="float" office:value="1.17" calcext:value-type="float">
            <text:p>1.17</text:p>
          </table:table-cell>
          <table:table-cell office:value-type="float" office:value="233" calcext:value-type="float">
            <text:p>233</text:p>
          </table:table-cell>
          <table:table-cell office:value-type="float" office:value="272.91" calcext:value-type="float">
            <text:p>272.91</text:p>
          </table:table-cell>
          <table:table-cell office:value-type="float" office:value="1384.66" calcext:value-type="float">
            <text:p>1384.66</text:p>
          </table:table-cell>
          <table:table-cell office:value-type="float" office:value="1690.11" calcext:value-type="float">
            <text:p>1690.11</text:p>
          </table:table-cell>
        </table:table-row>
        <table:table-row table:style-name="ro1">
          <table:table-cell office:value-type="float" office:value="20558889" calcext:value-type="float">
            <text:p>20558889</text:p>
          </table:table-cell>
          <table:table-cell table:formula="of:=[.A1287]/1000/(60*60*24)" office:value-type="time" office:time-value="PT05H42M38.889S" calcext:value-type="time">
            <text:p>05:42:39</text:p>
          </table:table-cell>
          <table:table-cell office:value-type="float" office:value="1.17" calcext:value-type="float">
            <text:p>1.17</text:p>
          </table:table-cell>
          <table:table-cell office:value-type="float" office:value="233.1" calcext:value-type="float">
            <text:p>233.1</text:p>
          </table:table-cell>
          <table:table-cell office:value-type="float" office:value="273.03" calcext:value-type="float">
            <text:p>273.03</text:p>
          </table:table-cell>
          <table:table-cell office:value-type="float" office:value="1385.7" calcext:value-type="float">
            <text:p>1385.7</text:p>
          </table:table-cell>
          <table:table-cell office:value-type="float" office:value="1691.32" calcext:value-type="float">
            <text:p>1691.32</text:p>
          </table:table-cell>
        </table:table-row>
        <table:table-row table:style-name="ro1">
          <table:table-cell office:value-type="float" office:value="20574889" calcext:value-type="float">
            <text:p>20574889</text:p>
          </table:table-cell>
          <table:table-cell table:formula="of:=[.A1288]/1000/(60*60*24)" office:value-type="time" office:time-value="PT05H42M54.889S" calcext:value-type="time">
            <text:p>05:42:55</text:p>
          </table:table-cell>
          <table:table-cell office:value-type="float" office:value="1.17" calcext:value-type="float">
            <text:p>1.17</text:p>
          </table:table-cell>
          <table:table-cell office:value-type="float" office:value="233" calcext:value-type="float">
            <text:p>233</text:p>
          </table:table-cell>
          <table:table-cell office:value-type="float" office:value="272.91" calcext:value-type="float">
            <text:p>272.91</text:p>
          </table:table-cell>
          <table:table-cell office:value-type="float" office:value="1386.73" calcext:value-type="float">
            <text:p>1386.73</text:p>
          </table:table-cell>
          <table:table-cell office:value-type="float" office:value="1692.53" calcext:value-type="float">
            <text:p>1692.53</text:p>
          </table:table-cell>
        </table:table-row>
        <table:table-row table:style-name="ro1">
          <table:table-cell office:value-type="float" office:value="20590889" calcext:value-type="float">
            <text:p>20590889</text:p>
          </table:table-cell>
          <table:table-cell table:formula="of:=[.A1289]/1000/(60*60*24)" office:value-type="time" office:time-value="PT05H43M10.889S" calcext:value-type="time">
            <text:p>05:43:11</text:p>
          </table:table-cell>
          <table:table-cell office:value-type="float" office:value="1.17" calcext:value-type="float">
            <text:p>1.17</text:p>
          </table:table-cell>
          <table:table-cell office:value-type="float" office:value="232.9" calcext:value-type="float">
            <text:p>232.9</text:p>
          </table:table-cell>
          <table:table-cell office:value-type="float" office:value="272.8" calcext:value-type="float">
            <text:p>272.8</text:p>
          </table:table-cell>
          <table:table-cell office:value-type="float" office:value="1387.77" calcext:value-type="float">
            <text:p>1387.77</text:p>
          </table:table-cell>
          <table:table-cell office:value-type="float" office:value="1693.74" calcext:value-type="float">
            <text:p>1693.74</text:p>
          </table:table-cell>
        </table:table-row>
        <table:table-row table:style-name="ro1">
          <table:table-cell office:value-type="float" office:value="20606889" calcext:value-type="float">
            <text:p>20606889</text:p>
          </table:table-cell>
          <table:table-cell table:formula="of:=[.A1290]/1000/(60*60*24)" office:value-type="time" office:time-value="PT05H43M26.889S" calcext:value-type="time">
            <text:p>05:43:27</text:p>
          </table:table-cell>
          <table:table-cell office:value-type="float" office:value="1.17" calcext:value-type="float">
            <text:p>1.17</text:p>
          </table:table-cell>
          <table:table-cell office:value-type="float" office:value="233" calcext:value-type="float">
            <text:p>233</text:p>
          </table:table-cell>
          <table:table-cell office:value-type="float" office:value="271.98" calcext:value-type="float">
            <text:p>271.98</text:p>
          </table:table-cell>
          <table:table-cell office:value-type="float" office:value="1388.8" calcext:value-type="float">
            <text:p>1388.8</text:p>
          </table:table-cell>
          <table:table-cell office:value-type="float" office:value="1694.96" calcext:value-type="float">
            <text:p>1694.96</text:p>
          </table:table-cell>
        </table:table-row>
        <table:table-row table:style-name="ro1">
          <table:table-cell office:value-type="float" office:value="20622889" calcext:value-type="float">
            <text:p>20622889</text:p>
          </table:table-cell>
          <table:table-cell table:formula="of:=[.A1291]/1000/(60*60*24)" office:value-type="time" office:time-value="PT05H43M42.889S" calcext:value-type="time">
            <text:p>05:43:43</text:p>
          </table:table-cell>
          <table:table-cell office:value-type="float" office:value="1.17" calcext:value-type="float">
            <text:p>1.17</text:p>
          </table:table-cell>
          <table:table-cell office:value-type="float" office:value="232.9" calcext:value-type="float">
            <text:p>232.9</text:p>
          </table:table-cell>
          <table:table-cell office:value-type="float" office:value="271.86" calcext:value-type="float">
            <text:p>271.86</text:p>
          </table:table-cell>
          <table:table-cell office:value-type="float" office:value="1389.84" calcext:value-type="float">
            <text:p>1389.84</text:p>
          </table:table-cell>
          <table:table-cell office:value-type="float" office:value="1696.17" calcext:value-type="float">
            <text:p>1696.17</text:p>
          </table:table-cell>
        </table:table-row>
        <table:table-row table:style-name="ro1">
          <table:table-cell office:value-type="float" office:value="20638889" calcext:value-type="float">
            <text:p>20638889</text:p>
          </table:table-cell>
          <table:table-cell table:formula="of:=[.A1292]/1000/(60*60*24)" office:value-type="time" office:time-value="PT05H43M58.889S" calcext:value-type="time">
            <text:p>05:43:59</text:p>
          </table:table-cell>
          <table:table-cell office:value-type="float" office:value="1.17" calcext:value-type="float">
            <text:p>1.17</text:p>
          </table:table-cell>
          <table:table-cell office:value-type="float" office:value="232.9" calcext:value-type="float">
            <text:p>232.9</text:p>
          </table:table-cell>
          <table:table-cell office:value-type="float" office:value="271.86" calcext:value-type="float">
            <text:p>271.86</text:p>
          </table:table-cell>
          <table:table-cell office:value-type="float" office:value="1390.87" calcext:value-type="float">
            <text:p>1390.87</text:p>
          </table:table-cell>
          <table:table-cell office:value-type="float" office:value="1697.38" calcext:value-type="float">
            <text:p>1697.38</text:p>
          </table:table-cell>
        </table:table-row>
        <table:table-row table:style-name="ro1">
          <table:table-cell office:value-type="float" office:value="20654889" calcext:value-type="float">
            <text:p>20654889</text:p>
          </table:table-cell>
          <table:table-cell table:formula="of:=[.A1293]/1000/(60*60*24)" office:value-type="time" office:time-value="PT05H44M14.889S" calcext:value-type="time">
            <text:p>05:44:15</text:p>
          </table:table-cell>
          <table:table-cell office:value-type="float" office:value="1.17" calcext:value-type="float">
            <text:p>1.17</text:p>
          </table:table-cell>
          <table:table-cell office:value-type="float" office:value="232.9" calcext:value-type="float">
            <text:p>232.9</text:p>
          </table:table-cell>
          <table:table-cell office:value-type="float" office:value="272.79" calcext:value-type="float">
            <text:p>272.79</text:p>
          </table:table-cell>
          <table:table-cell office:value-type="float" office:value="1391.91" calcext:value-type="float">
            <text:p>1391.91</text:p>
          </table:table-cell>
          <table:table-cell office:value-type="float" office:value="1698.59" calcext:value-type="float">
            <text:p>1698.59</text:p>
          </table:table-cell>
        </table:table-row>
        <table:table-row table:style-name="ro1">
          <table:table-cell office:value-type="float" office:value="20670889" calcext:value-type="float">
            <text:p>20670889</text:p>
          </table:table-cell>
          <table:table-cell table:formula="of:=[.A1294]/1000/(60*60*24)" office:value-type="time" office:time-value="PT05H44M30.889S" calcext:value-type="time">
            <text:p>05:44:31</text:p>
          </table:table-cell>
          <table:table-cell office:value-type="float" office:value="1.17" calcext:value-type="float">
            <text:p>1.17</text:p>
          </table:table-cell>
          <table:table-cell office:value-type="float" office:value="232.9" calcext:value-type="float">
            <text:p>232.9</text:p>
          </table:table-cell>
          <table:table-cell office:value-type="float" office:value="272.79" calcext:value-type="float">
            <text:p>272.79</text:p>
          </table:table-cell>
          <table:table-cell office:value-type="float" office:value="1392.94" calcext:value-type="float">
            <text:p>1392.94</text:p>
          </table:table-cell>
          <table:table-cell office:value-type="float" office:value="1699.8" calcext:value-type="float">
            <text:p>1699.8</text:p>
          </table:table-cell>
        </table:table-row>
        <table:table-row table:style-name="ro1">
          <table:table-cell office:value-type="float" office:value="20686889" calcext:value-type="float">
            <text:p>20686889</text:p>
          </table:table-cell>
          <table:table-cell table:formula="of:=[.A1295]/1000/(60*60*24)" office:value-type="time" office:time-value="PT05H44M46.889S" calcext:value-type="time">
            <text:p>05:44:47</text:p>
          </table:table-cell>
          <table:table-cell office:value-type="float" office:value="1.17" calcext:value-type="float">
            <text:p>1.17</text:p>
          </table:table-cell>
          <table:table-cell office:value-type="float" office:value="232.9" calcext:value-type="float">
            <text:p>232.9</text:p>
          </table:table-cell>
          <table:table-cell office:value-type="float" office:value="271.86" calcext:value-type="float">
            <text:p>271.86</text:p>
          </table:table-cell>
          <table:table-cell office:value-type="float" office:value="1393.98" calcext:value-type="float">
            <text:p>1393.98</text:p>
          </table:table-cell>
          <table:table-cell office:value-type="float" office:value="1701.01" calcext:value-type="float">
            <text:p>1701.01</text:p>
          </table:table-cell>
        </table:table-row>
        <table:table-row table:style-name="ro1">
          <table:table-cell office:value-type="float" office:value="20702889" calcext:value-type="float">
            <text:p>20702889</text:p>
          </table:table-cell>
          <table:table-cell table:formula="of:=[.A1296]/1000/(60*60*24)" office:value-type="time" office:time-value="PT05H45M02.889S" calcext:value-type="time">
            <text:p>05:45:03</text:p>
          </table:table-cell>
          <table:table-cell office:value-type="float" office:value="1.17" calcext:value-type="float">
            <text:p>1.17</text:p>
          </table:table-cell>
          <table:table-cell office:value-type="float" office:value="232.8" calcext:value-type="float">
            <text:p>232.8</text:p>
          </table:table-cell>
          <table:table-cell office:value-type="float" office:value="272.68" calcext:value-type="float">
            <text:p>272.68</text:p>
          </table:table-cell>
          <table:table-cell office:value-type="float" office:value="1395.01" calcext:value-type="float">
            <text:p>1395.01</text:p>
          </table:table-cell>
          <table:table-cell office:value-type="float" office:value="1702.22" calcext:value-type="float">
            <text:p>1702.22</text:p>
          </table:table-cell>
        </table:table-row>
        <table:table-row table:style-name="ro1">
          <table:table-cell office:value-type="float" office:value="20718889" calcext:value-type="float">
            <text:p>20718889</text:p>
          </table:table-cell>
          <table:table-cell table:formula="of:=[.A1297]/1000/(60*60*24)" office:value-type="time" office:time-value="PT05H45M18.889S" calcext:value-type="time">
            <text:p>05:45:19</text:p>
          </table:table-cell>
          <table:table-cell office:value-type="float" office:value="1.17" calcext:value-type="float">
            <text:p>1.17</text:p>
          </table:table-cell>
          <table:table-cell office:value-type="float" office:value="232.8" calcext:value-type="float">
            <text:p>232.8</text:p>
          </table:table-cell>
          <table:table-cell office:value-type="float" office:value="272.67" calcext:value-type="float">
            <text:p>272.67</text:p>
          </table:table-cell>
          <table:table-cell office:value-type="float" office:value="1396.05" calcext:value-type="float">
            <text:p>1396.05</text:p>
          </table:table-cell>
          <table:table-cell office:value-type="float" office:value="1703.43" calcext:value-type="float">
            <text:p>1703.43</text:p>
          </table:table-cell>
        </table:table-row>
        <table:table-row table:style-name="ro1">
          <table:table-cell office:value-type="float" office:value="20734889" calcext:value-type="float">
            <text:p>20734889</text:p>
          </table:table-cell>
          <table:table-cell table:formula="of:=[.A1298]/1000/(60*60*24)" office:value-type="time" office:time-value="PT05H45M34.889S" calcext:value-type="time">
            <text:p>05:45:35</text:p>
          </table:table-cell>
          <table:table-cell office:value-type="float" office:value="1.17" calcext:value-type="float">
            <text:p>1.17</text:p>
          </table:table-cell>
          <table:table-cell office:value-type="float" office:value="232.8" calcext:value-type="float">
            <text:p>232.8</text:p>
          </table:table-cell>
          <table:table-cell office:value-type="float" office:value="271.74" calcext:value-type="float">
            <text:p>271.74</text:p>
          </table:table-cell>
          <table:table-cell office:value-type="float" office:value="1397.08" calcext:value-type="float">
            <text:p>1397.08</text:p>
          </table:table-cell>
          <table:table-cell office:value-type="float" office:value="1704.64" calcext:value-type="float">
            <text:p>1704.64</text:p>
          </table:table-cell>
        </table:table-row>
        <table:table-row table:style-name="ro1">
          <table:table-cell office:value-type="float" office:value="20750889" calcext:value-type="float">
            <text:p>20750889</text:p>
          </table:table-cell>
          <table:table-cell table:formula="of:=[.A1299]/1000/(60*60*24)" office:value-type="time" office:time-value="PT05H45M50.889S" calcext:value-type="time">
            <text:p>05:45:51</text:p>
          </table:table-cell>
          <table:table-cell office:value-type="float" office:value="1.17" calcext:value-type="float">
            <text:p>1.17</text:p>
          </table:table-cell>
          <table:table-cell office:value-type="float" office:value="232.8" calcext:value-type="float">
            <text:p>232.8</text:p>
          </table:table-cell>
          <table:table-cell office:value-type="float" office:value="271.74" calcext:value-type="float">
            <text:p>271.74</text:p>
          </table:table-cell>
          <table:table-cell office:value-type="float" office:value="1398.12" calcext:value-type="float">
            <text:p>1398.12</text:p>
          </table:table-cell>
          <table:table-cell office:value-type="float" office:value="1705.85" calcext:value-type="float">
            <text:p>1705.85</text:p>
          </table:table-cell>
        </table:table-row>
        <table:table-row table:style-name="ro1">
          <table:table-cell office:value-type="float" office:value="20766889" calcext:value-type="float">
            <text:p>20766889</text:p>
          </table:table-cell>
          <table:table-cell table:formula="of:=[.A1300]/1000/(60*60*24)" office:value-type="time" office:time-value="PT05H46M06.889S" calcext:value-type="time">
            <text:p>05:46:07</text:p>
          </table:table-cell>
          <table:table-cell office:value-type="float" office:value="1.17" calcext:value-type="float">
            <text:p>1.17</text:p>
          </table:table-cell>
          <table:table-cell office:value-type="float" office:value="232.7" calcext:value-type="float">
            <text:p>232.7</text:p>
          </table:table-cell>
          <table:table-cell office:value-type="float" office:value="271.62" calcext:value-type="float">
            <text:p>271.62</text:p>
          </table:table-cell>
          <table:table-cell office:value-type="float" office:value="1399.15" calcext:value-type="float">
            <text:p>1399.15</text:p>
          </table:table-cell>
          <table:table-cell office:value-type="float" office:value="1707.06" calcext:value-type="float">
            <text:p>1707.06</text:p>
          </table:table-cell>
        </table:table-row>
        <table:table-row table:style-name="ro1">
          <table:table-cell office:value-type="float" office:value="20782889" calcext:value-type="float">
            <text:p>20782889</text:p>
          </table:table-cell>
          <table:table-cell table:formula="of:=[.A1301]/1000/(60*60*24)" office:value-type="time" office:time-value="PT05H46M22.889S" calcext:value-type="time">
            <text:p>05:46:23</text:p>
          </table:table-cell>
          <table:table-cell office:value-type="float" office:value="1.17" calcext:value-type="float">
            <text:p>1.17</text:p>
          </table:table-cell>
          <table:table-cell office:value-type="float" office:value="232.7" calcext:value-type="float">
            <text:p>232.7</text:p>
          </table:table-cell>
          <table:table-cell office:value-type="float" office:value="272.56" calcext:value-type="float">
            <text:p>272.56</text:p>
          </table:table-cell>
          <table:table-cell office:value-type="float" office:value="1400.19" calcext:value-type="float">
            <text:p>1400.19</text:p>
          </table:table-cell>
          <table:table-cell office:value-type="float" office:value="1708.27" calcext:value-type="float">
            <text:p>1708.27</text:p>
          </table:table-cell>
        </table:table-row>
        <table:table-row table:style-name="ro1">
          <table:table-cell office:value-type="float" office:value="20798889" calcext:value-type="float">
            <text:p>20798889</text:p>
          </table:table-cell>
          <table:table-cell table:formula="of:=[.A1302]/1000/(60*60*24)" office:value-type="time" office:time-value="PT05H46M38.889S" calcext:value-type="time">
            <text:p>05:46:39</text:p>
          </table:table-cell>
          <table:table-cell office:value-type="float" office:value="1.17" calcext:value-type="float">
            <text:p>1.17</text:p>
          </table:table-cell>
          <table:table-cell office:value-type="float" office:value="232.7" calcext:value-type="float">
            <text:p>232.7</text:p>
          </table:table-cell>
          <table:table-cell office:value-type="float" office:value="271.62" calcext:value-type="float">
            <text:p>271.62</text:p>
          </table:table-cell>
          <table:table-cell office:value-type="float" office:value="1401.22" calcext:value-type="float">
            <text:p>1401.22</text:p>
          </table:table-cell>
          <table:table-cell office:value-type="float" office:value="1709.48" calcext:value-type="float">
            <text:p>1709.48</text:p>
          </table:table-cell>
        </table:table-row>
        <table:table-row table:style-name="ro1">
          <table:table-cell office:value-type="float" office:value="20814889" calcext:value-type="float">
            <text:p>20814889</text:p>
          </table:table-cell>
          <table:table-cell table:formula="of:=[.A1303]/1000/(60*60*24)" office:value-type="time" office:time-value="PT05H46M54.889S" calcext:value-type="time">
            <text:p>05:46:55</text:p>
          </table:table-cell>
          <table:table-cell office:value-type="float" office:value="1.17" calcext:value-type="float">
            <text:p>1.17</text:p>
          </table:table-cell>
          <table:table-cell office:value-type="float" office:value="232.7" calcext:value-type="float">
            <text:p>232.7</text:p>
          </table:table-cell>
          <table:table-cell office:value-type="float" office:value="271.62" calcext:value-type="float">
            <text:p>271.62</text:p>
          </table:table-cell>
          <table:table-cell office:value-type="float" office:value="1402.26" calcext:value-type="float">
            <text:p>1402.26</text:p>
          </table:table-cell>
          <table:table-cell office:value-type="float" office:value="1710.68" calcext:value-type="float">
            <text:p>1710.68</text:p>
          </table:table-cell>
        </table:table-row>
        <table:table-row table:style-name="ro1">
          <table:table-cell office:value-type="float" office:value="20830889" calcext:value-type="float">
            <text:p>20830889</text:p>
          </table:table-cell>
          <table:table-cell table:formula="of:=[.A1304]/1000/(60*60*24)" office:value-type="time" office:time-value="PT05H47M10.889S" calcext:value-type="time">
            <text:p>05:47:11</text:p>
          </table:table-cell>
          <table:table-cell office:value-type="float" office:value="1.17" calcext:value-type="float">
            <text:p>1.17</text:p>
          </table:table-cell>
          <table:table-cell office:value-type="float" office:value="232.6" calcext:value-type="float">
            <text:p>232.6</text:p>
          </table:table-cell>
          <table:table-cell office:value-type="float" office:value="271.51" calcext:value-type="float">
            <text:p>271.51</text:p>
          </table:table-cell>
          <table:table-cell office:value-type="float" office:value="1403.29" calcext:value-type="float">
            <text:p>1403.29</text:p>
          </table:table-cell>
          <table:table-cell office:value-type="float" office:value="1711.89" calcext:value-type="float">
            <text:p>1711.89</text:p>
          </table:table-cell>
        </table:table-row>
        <table:table-row table:style-name="ro1">
          <table:table-cell office:value-type="float" office:value="20846889" calcext:value-type="float">
            <text:p>20846889</text:p>
          </table:table-cell>
          <table:table-cell table:formula="of:=[.A1305]/1000/(60*60*24)" office:value-type="time" office:time-value="PT05H47M26.889S" calcext:value-type="time">
            <text:p>05:47:27</text:p>
          </table:table-cell>
          <table:table-cell office:value-type="float" office:value="1.17" calcext:value-type="float">
            <text:p>1.17</text:p>
          </table:table-cell>
          <table:table-cell office:value-type="float" office:value="232.6" calcext:value-type="float">
            <text:p>232.6</text:p>
          </table:table-cell>
          <table:table-cell office:value-type="float" office:value="271.5" calcext:value-type="float">
            <text:p>271.5</text:p>
          </table:table-cell>
          <table:table-cell office:value-type="float" office:value="1404.33" calcext:value-type="float">
            <text:p>1404.33</text:p>
          </table:table-cell>
          <table:table-cell office:value-type="float" office:value="1713.1" calcext:value-type="float">
            <text:p>1713.1</text:p>
          </table:table-cell>
        </table:table-row>
        <table:table-row table:style-name="ro1">
          <table:table-cell office:value-type="float" office:value="20862889" calcext:value-type="float">
            <text:p>20862889</text:p>
          </table:table-cell>
          <table:table-cell table:formula="of:=[.A1306]/1000/(60*60*24)" office:value-type="time" office:time-value="PT05H47M42.889S" calcext:value-type="time">
            <text:p>05:47:43</text:p>
          </table:table-cell>
          <table:table-cell office:value-type="float" office:value="1.17" calcext:value-type="float">
            <text:p>1.17</text:p>
          </table:table-cell>
          <table:table-cell office:value-type="float" office:value="232.6" calcext:value-type="float">
            <text:p>232.6</text:p>
          </table:table-cell>
          <table:table-cell office:value-type="float" office:value="271.5" calcext:value-type="float">
            <text:p>271.5</text:p>
          </table:table-cell>
          <table:table-cell office:value-type="float" office:value="1405.36" calcext:value-type="float">
            <text:p>1405.36</text:p>
          </table:table-cell>
          <table:table-cell office:value-type="float" office:value="1714.3" calcext:value-type="float">
            <text:p>1714.3</text:p>
          </table:table-cell>
        </table:table-row>
        <table:table-row table:style-name="ro1">
          <table:table-cell office:value-type="float" office:value="20878889" calcext:value-type="float">
            <text:p>20878889</text:p>
          </table:table-cell>
          <table:table-cell table:formula="of:=[.A1307]/1000/(60*60*24)" office:value-type="time" office:time-value="PT05H47M58.889S" calcext:value-type="time">
            <text:p>05:47:59</text:p>
          </table:table-cell>
          <table:table-cell office:value-type="float" office:value="1.17" calcext:value-type="float">
            <text:p>1.17</text:p>
          </table:table-cell>
          <table:table-cell office:value-type="float" office:value="232.6" calcext:value-type="float">
            <text:p>232.6</text:p>
          </table:table-cell>
          <table:table-cell office:value-type="float" office:value="271.5" calcext:value-type="float">
            <text:p>271.5</text:p>
          </table:table-cell>
          <table:table-cell office:value-type="float" office:value="1406.39" calcext:value-type="float">
            <text:p>1406.39</text:p>
          </table:table-cell>
          <table:table-cell office:value-type="float" office:value="1715.51" calcext:value-type="float">
            <text:p>1715.51</text:p>
          </table:table-cell>
        </table:table-row>
        <table:table-row table:style-name="ro1">
          <table:table-cell office:value-type="float" office:value="20894889" calcext:value-type="float">
            <text:p>20894889</text:p>
          </table:table-cell>
          <table:table-cell table:formula="of:=[.A1308]/1000/(60*60*24)" office:value-type="time" office:time-value="PT05H48M14.889S" calcext:value-type="time">
            <text:p>05:48:15</text:p>
          </table:table-cell>
          <table:table-cell office:value-type="float" office:value="1.17" calcext:value-type="float">
            <text:p>1.17</text:p>
          </table:table-cell>
          <table:table-cell office:value-type="float" office:value="232.6" calcext:value-type="float">
            <text:p>232.6</text:p>
          </table:table-cell>
          <table:table-cell office:value-type="float" office:value="271.5" calcext:value-type="float">
            <text:p>271.5</text:p>
          </table:table-cell>
          <table:table-cell office:value-type="float" office:value="1407.43" calcext:value-type="float">
            <text:p>1407.43</text:p>
          </table:table-cell>
          <table:table-cell office:value-type="float" office:value="1716.72" calcext:value-type="float">
            <text:p>1716.72</text:p>
          </table:table-cell>
        </table:table-row>
        <table:table-row table:style-name="ro1">
          <table:table-cell office:value-type="float" office:value="20910889" calcext:value-type="float">
            <text:p>20910889</text:p>
          </table:table-cell>
          <table:table-cell table:formula="of:=[.A1309]/1000/(60*60*24)" office:value-type="time" office:time-value="PT05H48M30.889S" calcext:value-type="time">
            <text:p>05:48:31</text:p>
          </table:table-cell>
          <table:table-cell office:value-type="float" office:value="1.17" calcext:value-type="float">
            <text:p>1.17</text:p>
          </table:table-cell>
          <table:table-cell office:value-type="float" office:value="232.5" calcext:value-type="float">
            <text:p>232.5</text:p>
          </table:table-cell>
          <table:table-cell office:value-type="float" office:value="271.39" calcext:value-type="float">
            <text:p>271.39</text:p>
          </table:table-cell>
          <table:table-cell office:value-type="float" office:value="1408.46" calcext:value-type="float">
            <text:p>1408.46</text:p>
          </table:table-cell>
          <table:table-cell office:value-type="float" office:value="1717.93" calcext:value-type="float">
            <text:p>1717.93</text:p>
          </table:table-cell>
        </table:table-row>
        <table:table-row table:style-name="ro1">
          <table:table-cell office:value-type="float" office:value="20926889" calcext:value-type="float">
            <text:p>20926889</text:p>
          </table:table-cell>
          <table:table-cell table:formula="of:=[.A1310]/1000/(60*60*24)" office:value-type="time" office:time-value="PT05H48M46.889S" calcext:value-type="time">
            <text:p>05:48:47</text:p>
          </table:table-cell>
          <table:table-cell office:value-type="float" office:value="1.17" calcext:value-type="float">
            <text:p>1.17</text:p>
          </table:table-cell>
          <table:table-cell office:value-type="float" office:value="232.5" calcext:value-type="float">
            <text:p>232.5</text:p>
          </table:table-cell>
          <table:table-cell office:value-type="float" office:value="271.39" calcext:value-type="float">
            <text:p>271.39</text:p>
          </table:table-cell>
          <table:table-cell office:value-type="float" office:value="1409.49" calcext:value-type="float">
            <text:p>1409.49</text:p>
          </table:table-cell>
          <table:table-cell office:value-type="float" office:value="1719.13" calcext:value-type="float">
            <text:p>1719.13</text:p>
          </table:table-cell>
        </table:table-row>
        <table:table-row table:style-name="ro1">
          <table:table-cell office:value-type="float" office:value="20942889" calcext:value-type="float">
            <text:p>20942889</text:p>
          </table:table-cell>
          <table:table-cell table:formula="of:=[.A1311]/1000/(60*60*24)" office:value-type="time" office:time-value="PT05H49M02.889S" calcext:value-type="time">
            <text:p>05:49:03</text:p>
          </table:table-cell>
          <table:table-cell office:value-type="float" office:value="1.17" calcext:value-type="float">
            <text:p>1.17</text:p>
          </table:table-cell>
          <table:table-cell office:value-type="float" office:value="232.5" calcext:value-type="float">
            <text:p>232.5</text:p>
          </table:table-cell>
          <table:table-cell office:value-type="float" office:value="271.39" calcext:value-type="float">
            <text:p>271.39</text:p>
          </table:table-cell>
          <table:table-cell office:value-type="float" office:value="1410.53" calcext:value-type="float">
            <text:p>1410.53</text:p>
          </table:table-cell>
          <table:table-cell office:value-type="float" office:value="1720.34" calcext:value-type="float">
            <text:p>1720.34</text:p>
          </table:table-cell>
        </table:table-row>
        <table:table-row table:style-name="ro1">
          <table:table-cell office:value-type="float" office:value="20958889" calcext:value-type="float">
            <text:p>20958889</text:p>
          </table:table-cell>
          <table:table-cell table:formula="of:=[.A1312]/1000/(60*60*24)" office:value-type="time" office:time-value="PT05H49M18.889S" calcext:value-type="time">
            <text:p>05:49:19</text:p>
          </table:table-cell>
          <table:table-cell office:value-type="float" office:value="1.17" calcext:value-type="float">
            <text:p>1.17</text:p>
          </table:table-cell>
          <table:table-cell office:value-type="float" office:value="232.5" calcext:value-type="float">
            <text:p>232.5</text:p>
          </table:table-cell>
          <table:table-cell office:value-type="float" office:value="271.38" calcext:value-type="float">
            <text:p>271.38</text:p>
          </table:table-cell>
          <table:table-cell office:value-type="float" office:value="1411.56" calcext:value-type="float">
            <text:p>1411.56</text:p>
          </table:table-cell>
          <table:table-cell office:value-type="float" office:value="1721.55" calcext:value-type="float">
            <text:p>1721.55</text:p>
          </table:table-cell>
        </table:table-row>
        <table:table-row table:style-name="ro1">
          <table:table-cell office:value-type="float" office:value="20974889" calcext:value-type="float">
            <text:p>20974889</text:p>
          </table:table-cell>
          <table:table-cell table:formula="of:=[.A1313]/1000/(60*60*24)" office:value-type="time" office:time-value="PT05H49M34.889S" calcext:value-type="time">
            <text:p>05:49:35</text:p>
          </table:table-cell>
          <table:table-cell office:value-type="float" office:value="1.17" calcext:value-type="float">
            <text:p>1.17</text:p>
          </table:table-cell>
          <table:table-cell office:value-type="float" office:value="232.5" calcext:value-type="float">
            <text:p>232.5</text:p>
          </table:table-cell>
          <table:table-cell office:value-type="float" office:value="271.39" calcext:value-type="float">
            <text:p>271.39</text:p>
          </table:table-cell>
          <table:table-cell office:value-type="float" office:value="1412.59" calcext:value-type="float">
            <text:p>1412.59</text:p>
          </table:table-cell>
          <table:table-cell office:value-type="float" office:value="1722.75" calcext:value-type="float">
            <text:p>1722.75</text:p>
          </table:table-cell>
        </table:table-row>
        <table:table-row table:style-name="ro1">
          <table:table-cell office:value-type="float" office:value="20990889" calcext:value-type="float">
            <text:p>20990889</text:p>
          </table:table-cell>
          <table:table-cell table:formula="of:=[.A1314]/1000/(60*60*24)" office:value-type="time" office:time-value="PT05H49M50.889S" calcext:value-type="time">
            <text:p>05:49:51</text:p>
          </table:table-cell>
          <table:table-cell office:value-type="float" office:value="1.17" calcext:value-type="float">
            <text:p>1.17</text:p>
          </table:table-cell>
          <table:table-cell office:value-type="float" office:value="232.4" calcext:value-type="float">
            <text:p>232.4</text:p>
          </table:table-cell>
          <table:table-cell office:value-type="float" office:value="271.27" calcext:value-type="float">
            <text:p>271.27</text:p>
          </table:table-cell>
          <table:table-cell office:value-type="float" office:value="1413.63" calcext:value-type="float">
            <text:p>1413.63</text:p>
          </table:table-cell>
          <table:table-cell office:value-type="float" office:value="1723.96" calcext:value-type="float">
            <text:p>1723.96</text:p>
          </table:table-cell>
        </table:table-row>
        <table:table-row table:style-name="ro1">
          <table:table-cell office:value-type="float" office:value="21006889" calcext:value-type="float">
            <text:p>21006889</text:p>
          </table:table-cell>
          <table:table-cell table:formula="of:=[.A1315]/1000/(60*60*24)" office:value-type="time" office:time-value="PT05H50M06.889S" calcext:value-type="time">
            <text:p>05:50:07</text:p>
          </table:table-cell>
          <table:table-cell office:value-type="float" office:value="1.17" calcext:value-type="float">
            <text:p>1.17</text:p>
          </table:table-cell>
          <table:table-cell office:value-type="float" office:value="232.4" calcext:value-type="float">
            <text:p>232.4</text:p>
          </table:table-cell>
          <table:table-cell office:value-type="float" office:value="271.27" calcext:value-type="float">
            <text:p>271.27</text:p>
          </table:table-cell>
          <table:table-cell office:value-type="float" office:value="1414.66" calcext:value-type="float">
            <text:p>1414.66</text:p>
          </table:table-cell>
          <table:table-cell office:value-type="float" office:value="1725.16" calcext:value-type="float">
            <text:p>1725.16</text:p>
          </table:table-cell>
        </table:table-row>
        <table:table-row table:style-name="ro1">
          <table:table-cell office:value-type="float" office:value="21022889" calcext:value-type="float">
            <text:p>21022889</text:p>
          </table:table-cell>
          <table:table-cell table:formula="of:=[.A1316]/1000/(60*60*24)" office:value-type="time" office:time-value="PT05H50M22.889S" calcext:value-type="time">
            <text:p>05:50:23</text:p>
          </table:table-cell>
          <table:table-cell office:value-type="float" office:value="1.17" calcext:value-type="float">
            <text:p>1.17</text:p>
          </table:table-cell>
          <table:table-cell office:value-type="float" office:value="232.4" calcext:value-type="float">
            <text:p>232.4</text:p>
          </table:table-cell>
          <table:table-cell office:value-type="float" office:value="271.27" calcext:value-type="float">
            <text:p>271.27</text:p>
          </table:table-cell>
          <table:table-cell office:value-type="float" office:value="1415.69" calcext:value-type="float">
            <text:p>1415.69</text:p>
          </table:table-cell>
          <table:table-cell office:value-type="float" office:value="1726.37" calcext:value-type="float">
            <text:p>1726.37</text:p>
          </table:table-cell>
        </table:table-row>
        <table:table-row table:style-name="ro1">
          <table:table-cell office:value-type="float" office:value="21038889" calcext:value-type="float">
            <text:p>21038889</text:p>
          </table:table-cell>
          <table:table-cell table:formula="of:=[.A1317]/1000/(60*60*24)" office:value-type="time" office:time-value="PT05H50M38.889S" calcext:value-type="time">
            <text:p>05:50:39</text:p>
          </table:table-cell>
          <table:table-cell office:value-type="float" office:value="1.17" calcext:value-type="float">
            <text:p>1.17</text:p>
          </table:table-cell>
          <table:table-cell office:value-type="float" office:value="232.4" calcext:value-type="float">
            <text:p>232.4</text:p>
          </table:table-cell>
          <table:table-cell office:value-type="float" office:value="271.26" calcext:value-type="float">
            <text:p>271.26</text:p>
          </table:table-cell>
          <table:table-cell office:value-type="float" office:value="1416.73" calcext:value-type="float">
            <text:p>1416.73</text:p>
          </table:table-cell>
          <table:table-cell office:value-type="float" office:value="1727.57" calcext:value-type="float">
            <text:p>1727.57</text:p>
          </table:table-cell>
        </table:table-row>
        <table:table-row table:style-name="ro1">
          <table:table-cell office:value-type="float" office:value="21054889" calcext:value-type="float">
            <text:p>21054889</text:p>
          </table:table-cell>
          <table:table-cell table:formula="of:=[.A1318]/1000/(60*60*24)" office:value-type="time" office:time-value="PT05H50M54.889S" calcext:value-type="time">
            <text:p>05:50:55</text:p>
          </table:table-cell>
          <table:table-cell office:value-type="float" office:value="1.17" calcext:value-type="float">
            <text:p>1.17</text:p>
          </table:table-cell>
          <table:table-cell office:value-type="float" office:value="232.4" calcext:value-type="float">
            <text:p>232.4</text:p>
          </table:table-cell>
          <table:table-cell office:value-type="float" office:value="271.26" calcext:value-type="float">
            <text:p>271.26</text:p>
          </table:table-cell>
          <table:table-cell office:value-type="float" office:value="1417.76" calcext:value-type="float">
            <text:p>1417.76</text:p>
          </table:table-cell>
          <table:table-cell office:value-type="float" office:value="1728.78" calcext:value-type="float">
            <text:p>1728.78</text:p>
          </table:table-cell>
        </table:table-row>
        <table:table-row table:style-name="ro1">
          <table:table-cell office:value-type="float" office:value="21070889" calcext:value-type="float">
            <text:p>21070889</text:p>
          </table:table-cell>
          <table:table-cell table:formula="of:=[.A1319]/1000/(60*60*24)" office:value-type="time" office:time-value="PT05H51M10.889S" calcext:value-type="time">
            <text:p>05:51:11</text:p>
          </table:table-cell>
          <table:table-cell office:value-type="float" office:value="1.17" calcext:value-type="float">
            <text:p>1.17</text:p>
          </table:table-cell>
          <table:table-cell office:value-type="float" office:value="232.3" calcext:value-type="float">
            <text:p>232.3</text:p>
          </table:table-cell>
          <table:table-cell office:value-type="float" office:value="271.15" calcext:value-type="float">
            <text:p>271.15</text:p>
          </table:table-cell>
          <table:table-cell office:value-type="float" office:value="1418.79" calcext:value-type="float">
            <text:p>1418.79</text:p>
          </table:table-cell>
          <table:table-cell office:value-type="float" office:value="1729.98" calcext:value-type="float">
            <text:p>1729.98</text:p>
          </table:table-cell>
        </table:table-row>
        <table:table-row table:style-name="ro1">
          <table:table-cell office:value-type="float" office:value="21086889" calcext:value-type="float">
            <text:p>21086889</text:p>
          </table:table-cell>
          <table:table-cell table:formula="of:=[.A1320]/1000/(60*60*24)" office:value-type="time" office:time-value="PT05H51M26.889S" calcext:value-type="time">
            <text:p>05:51:27</text:p>
          </table:table-cell>
          <table:table-cell office:value-type="float" office:value="1.17" calcext:value-type="float">
            <text:p>1.17</text:p>
          </table:table-cell>
          <table:table-cell office:value-type="float" office:value="232.3" calcext:value-type="float">
            <text:p>232.3</text:p>
          </table:table-cell>
          <table:table-cell office:value-type="float" office:value="271.15" calcext:value-type="float">
            <text:p>271.15</text:p>
          </table:table-cell>
          <table:table-cell office:value-type="float" office:value="1419.82" calcext:value-type="float">
            <text:p>1419.82</text:p>
          </table:table-cell>
          <table:table-cell office:value-type="float" office:value="1731.19" calcext:value-type="float">
            <text:p>1731.19</text:p>
          </table:table-cell>
        </table:table-row>
        <table:table-row table:style-name="ro1">
          <table:table-cell office:value-type="float" office:value="21102889" calcext:value-type="float">
            <text:p>21102889</text:p>
          </table:table-cell>
          <table:table-cell table:formula="of:=[.A1321]/1000/(60*60*24)" office:value-type="time" office:time-value="PT05H51M42.889S" calcext:value-type="time">
            <text:p>05:51:43</text:p>
          </table:table-cell>
          <table:table-cell office:value-type="float" office:value="1.17" calcext:value-type="float">
            <text:p>1.17</text:p>
          </table:table-cell>
          <table:table-cell office:value-type="float" office:value="232.3" calcext:value-type="float">
            <text:p>232.3</text:p>
          </table:table-cell>
          <table:table-cell office:value-type="float" office:value="271.15" calcext:value-type="float">
            <text:p>271.15</text:p>
          </table:table-cell>
          <table:table-cell office:value-type="float" office:value="1420.86" calcext:value-type="float">
            <text:p>1420.86</text:p>
          </table:table-cell>
          <table:table-cell office:value-type="float" office:value="1732.39" calcext:value-type="float">
            <text:p>1732.39</text:p>
          </table:table-cell>
        </table:table-row>
        <table:table-row table:style-name="ro1">
          <table:table-cell office:value-type="float" office:value="21118889" calcext:value-type="float">
            <text:p>21118889</text:p>
          </table:table-cell>
          <table:table-cell table:formula="of:=[.A1322]/1000/(60*60*24)" office:value-type="time" office:time-value="PT05H51M58.889S" calcext:value-type="time">
            <text:p>05:51:59</text:p>
          </table:table-cell>
          <table:table-cell office:value-type="float" office:value="1.17" calcext:value-type="float">
            <text:p>1.17</text:p>
          </table:table-cell>
          <table:table-cell office:value-type="float" office:value="232.2" calcext:value-type="float">
            <text:p>232.2</text:p>
          </table:table-cell>
          <table:table-cell office:value-type="float" office:value="271.03" calcext:value-type="float">
            <text:p>271.03</text:p>
          </table:table-cell>
          <table:table-cell office:value-type="float" office:value="1421.89" calcext:value-type="float">
            <text:p>1421.89</text:p>
          </table:table-cell>
          <table:table-cell office:value-type="float" office:value="1733.6" calcext:value-type="float">
            <text:p>1733.6</text:p>
          </table:table-cell>
        </table:table-row>
        <table:table-row table:style-name="ro1">
          <table:table-cell office:value-type="float" office:value="21134889" calcext:value-type="float">
            <text:p>21134889</text:p>
          </table:table-cell>
          <table:table-cell table:formula="of:=[.A1323]/1000/(60*60*24)" office:value-type="time" office:time-value="PT05H52M14.889S" calcext:value-type="time">
            <text:p>05:52:15</text:p>
          </table:table-cell>
          <table:table-cell office:value-type="float" office:value="1.17" calcext:value-type="float">
            <text:p>1.17</text:p>
          </table:table-cell>
          <table:table-cell office:value-type="float" office:value="232.2" calcext:value-type="float">
            <text:p>232.2</text:p>
          </table:table-cell>
          <table:table-cell office:value-type="float" office:value="271.03" calcext:value-type="float">
            <text:p>271.03</text:p>
          </table:table-cell>
          <table:table-cell office:value-type="float" office:value="1422.92" calcext:value-type="float">
            <text:p>1422.92</text:p>
          </table:table-cell>
          <table:table-cell office:value-type="float" office:value="1734.8" calcext:value-type="float">
            <text:p>1734.8</text:p>
          </table:table-cell>
        </table:table-row>
        <table:table-row table:style-name="ro1">
          <table:table-cell office:value-type="float" office:value="21150889" calcext:value-type="float">
            <text:p>21150889</text:p>
          </table:table-cell>
          <table:table-cell table:formula="of:=[.A1324]/1000/(60*60*24)" office:value-type="time" office:time-value="PT05H52M30.889S" calcext:value-type="time">
            <text:p>05:52:31</text:p>
          </table:table-cell>
          <table:table-cell office:value-type="float" office:value="1.17" calcext:value-type="float">
            <text:p>1.17</text:p>
          </table:table-cell>
          <table:table-cell office:value-type="float" office:value="232.1" calcext:value-type="float">
            <text:p>232.1</text:p>
          </table:table-cell>
          <table:table-cell office:value-type="float" office:value="270.91" calcext:value-type="float">
            <text:p>270.91</text:p>
          </table:table-cell>
          <table:table-cell office:value-type="float" office:value="1423.95" calcext:value-type="float">
            <text:p>1423.95</text:p>
          </table:table-cell>
          <table:table-cell office:value-type="float" office:value="1736.01" calcext:value-type="float">
            <text:p>1736.01</text:p>
          </table:table-cell>
        </table:table-row>
        <table:table-row table:style-name="ro1">
          <table:table-cell office:value-type="float" office:value="21166889" calcext:value-type="float">
            <text:p>21166889</text:p>
          </table:table-cell>
          <table:table-cell table:formula="of:=[.A1325]/1000/(60*60*24)" office:value-type="time" office:time-value="PT05H52M46.889S" calcext:value-type="time">
            <text:p>05:52:47</text:p>
          </table:table-cell>
          <table:table-cell office:value-type="float" office:value="1.17" calcext:value-type="float">
            <text:p>1.17</text:p>
          </table:table-cell>
          <table:table-cell office:value-type="float" office:value="232.2" calcext:value-type="float">
            <text:p>232.2</text:p>
          </table:table-cell>
          <table:table-cell office:value-type="float" office:value="271.03" calcext:value-type="float">
            <text:p>271.03</text:p>
          </table:table-cell>
          <table:table-cell office:value-type="float" office:value="1424.98" calcext:value-type="float">
            <text:p>1424.98</text:p>
          </table:table-cell>
          <table:table-cell office:value-type="float" office:value="1737.21" calcext:value-type="float">
            <text:p>1737.21</text:p>
          </table:table-cell>
        </table:table-row>
        <table:table-row table:style-name="ro1">
          <table:table-cell office:value-type="float" office:value="21182889" calcext:value-type="float">
            <text:p>21182889</text:p>
          </table:table-cell>
          <table:table-cell table:formula="of:=[.A1326]/1000/(60*60*24)" office:value-type="time" office:time-value="PT05H53M02.889S" calcext:value-type="time">
            <text:p>05:53:03</text:p>
          </table:table-cell>
          <table:table-cell office:value-type="float" office:value="1.17" calcext:value-type="float">
            <text:p>1.17</text:p>
          </table:table-cell>
          <table:table-cell office:value-type="float" office:value="232.1" calcext:value-type="float">
            <text:p>232.1</text:p>
          </table:table-cell>
          <table:table-cell office:value-type="float" office:value="270.91" calcext:value-type="float">
            <text:p>270.91</text:p>
          </table:table-cell>
          <table:table-cell office:value-type="float" office:value="1426.01" calcext:value-type="float">
            <text:p>1426.01</text:p>
          </table:table-cell>
          <table:table-cell office:value-type="float" office:value="1738.41" calcext:value-type="float">
            <text:p>1738.41</text:p>
          </table:table-cell>
        </table:table-row>
        <table:table-row table:style-name="ro1">
          <table:table-cell office:value-type="float" office:value="21198889" calcext:value-type="float">
            <text:p>21198889</text:p>
          </table:table-cell>
          <table:table-cell table:formula="of:=[.A1327]/1000/(60*60*24)" office:value-type="time" office:time-value="PT05H53M18.889S" calcext:value-type="time">
            <text:p>05:53:19</text:p>
          </table:table-cell>
          <table:table-cell office:value-type="float" office:value="1.17" calcext:value-type="float">
            <text:p>1.17</text:p>
          </table:table-cell>
          <table:table-cell office:value-type="float" office:value="232.1" calcext:value-type="float">
            <text:p>232.1</text:p>
          </table:table-cell>
          <table:table-cell office:value-type="float" office:value="270.91" calcext:value-type="float">
            <text:p>270.91</text:p>
          </table:table-cell>
          <table:table-cell office:value-type="float" office:value="1427.05" calcext:value-type="float">
            <text:p>1427.05</text:p>
          </table:table-cell>
          <table:table-cell office:value-type="float" office:value="1739.62" calcext:value-type="float">
            <text:p>1739.62</text:p>
          </table:table-cell>
        </table:table-row>
        <table:table-row table:style-name="ro1">
          <table:table-cell office:value-type="float" office:value="21214889" calcext:value-type="float">
            <text:p>21214889</text:p>
          </table:table-cell>
          <table:table-cell table:formula="of:=[.A1328]/1000/(60*60*24)" office:value-type="time" office:time-value="PT05H53M34.889S" calcext:value-type="time">
            <text:p>05:53:35</text:p>
          </table:table-cell>
          <table:table-cell office:value-type="float" office:value="1.17" calcext:value-type="float">
            <text:p>1.17</text:p>
          </table:table-cell>
          <table:table-cell office:value-type="float" office:value="232.1" calcext:value-type="float">
            <text:p>232.1</text:p>
          </table:table-cell>
          <table:table-cell office:value-type="float" office:value="270.91" calcext:value-type="float">
            <text:p>270.91</text:p>
          </table:table-cell>
          <table:table-cell office:value-type="float" office:value="1428.08" calcext:value-type="float">
            <text:p>1428.08</text:p>
          </table:table-cell>
          <table:table-cell office:value-type="float" office:value="1740.82" calcext:value-type="float">
            <text:p>1740.82</text:p>
          </table:table-cell>
        </table:table-row>
        <table:table-row table:style-name="ro1">
          <table:table-cell office:value-type="float" office:value="21230889" calcext:value-type="float">
            <text:p>21230889</text:p>
          </table:table-cell>
          <table:table-cell table:formula="of:=[.A1329]/1000/(60*60*24)" office:value-type="time" office:time-value="PT05H53M50.889S" calcext:value-type="time">
            <text:p>05:53:51</text:p>
          </table:table-cell>
          <table:table-cell office:value-type="float" office:value="1.17" calcext:value-type="float">
            <text:p>1.17</text:p>
          </table:table-cell>
          <table:table-cell office:value-type="float" office:value="232.1" calcext:value-type="float">
            <text:p>232.1</text:p>
          </table:table-cell>
          <table:table-cell office:value-type="float" office:value="270.91" calcext:value-type="float">
            <text:p>270.91</text:p>
          </table:table-cell>
          <table:table-cell office:value-type="float" office:value="1429.11" calcext:value-type="float">
            <text:p>1429.11</text:p>
          </table:table-cell>
          <table:table-cell office:value-type="float" office:value="1742.02" calcext:value-type="float">
            <text:p>1742.02</text:p>
          </table:table-cell>
        </table:table-row>
        <table:table-row table:style-name="ro1">
          <table:table-cell office:value-type="float" office:value="21246889" calcext:value-type="float">
            <text:p>21246889</text:p>
          </table:table-cell>
          <table:table-cell table:formula="of:=[.A1330]/1000/(60*60*24)" office:value-type="time" office:time-value="PT05H54M06.889S" calcext:value-type="time">
            <text:p>05:54:07</text:p>
          </table:table-cell>
          <table:table-cell office:value-type="float" office:value="1.17" calcext:value-type="float">
            <text:p>1.17</text:p>
          </table:table-cell>
          <table:table-cell office:value-type="float" office:value="232" calcext:value-type="float">
            <text:p>232</text:p>
          </table:table-cell>
          <table:table-cell office:value-type="float" office:value="270.79" calcext:value-type="float">
            <text:p>270.79</text:p>
          </table:table-cell>
          <table:table-cell office:value-type="float" office:value="1430.14" calcext:value-type="float">
            <text:p>1430.14</text:p>
          </table:table-cell>
          <table:table-cell office:value-type="float" office:value="1743.22" calcext:value-type="float">
            <text:p>1743.22</text:p>
          </table:table-cell>
        </table:table-row>
        <table:table-row table:style-name="ro1">
          <table:table-cell office:value-type="float" office:value="21262889" calcext:value-type="float">
            <text:p>21262889</text:p>
          </table:table-cell>
          <table:table-cell table:formula="of:=[.A1331]/1000/(60*60*24)" office:value-type="time" office:time-value="PT05H54M22.889S" calcext:value-type="time">
            <text:p>05:54:23</text:p>
          </table:table-cell>
          <table:table-cell office:value-type="float" office:value="1.16" calcext:value-type="float">
            <text:p>1.16</text:p>
          </table:table-cell>
          <table:table-cell office:value-type="float" office:value="232" calcext:value-type="float">
            <text:p>232</text:p>
          </table:table-cell>
          <table:table-cell office:value-type="float" office:value="269.86" calcext:value-type="float">
            <text:p>269.86</text:p>
          </table:table-cell>
          <table:table-cell office:value-type="float" office:value="1431.17" calcext:value-type="float">
            <text:p>1431.17</text:p>
          </table:table-cell>
          <table:table-cell office:value-type="float" office:value="1744.42" calcext:value-type="float">
            <text:p>1744.42</text:p>
          </table:table-cell>
        </table:table-row>
        <table:table-row table:style-name="ro1">
          <table:table-cell office:value-type="float" office:value="21278889" calcext:value-type="float">
            <text:p>21278889</text:p>
          </table:table-cell>
          <table:table-cell table:formula="of:=[.A1332]/1000/(60*60*24)" office:value-type="time" office:time-value="PT05H54M38.889S" calcext:value-type="time">
            <text:p>05:54:39</text:p>
          </table:table-cell>
          <table:table-cell office:value-type="float" office:value="1.16" calcext:value-type="float">
            <text:p>1.16</text:p>
          </table:table-cell>
          <table:table-cell office:value-type="float" office:value="231.9" calcext:value-type="float">
            <text:p>231.9</text:p>
          </table:table-cell>
          <table:table-cell office:value-type="float" office:value="269.75" calcext:value-type="float">
            <text:p>269.75</text:p>
          </table:table-cell>
          <table:table-cell office:value-type="float" office:value="1432.2" calcext:value-type="float">
            <text:p>1432.2</text:p>
          </table:table-cell>
          <table:table-cell office:value-type="float" office:value="1745.62" calcext:value-type="float">
            <text:p>1745.62</text:p>
          </table:table-cell>
        </table:table-row>
        <table:table-row table:style-name="ro1">
          <table:table-cell office:value-type="float" office:value="21294889" calcext:value-type="float">
            <text:p>21294889</text:p>
          </table:table-cell>
          <table:table-cell table:formula="of:=[.A1333]/1000/(60*60*24)" office:value-type="time" office:time-value="PT05H54M54.889S" calcext:value-type="time">
            <text:p>05:54:55</text:p>
          </table:table-cell>
          <table:table-cell office:value-type="float" office:value="1.16" calcext:value-type="float">
            <text:p>1.16</text:p>
          </table:table-cell>
          <table:table-cell office:value-type="float" office:value="232" calcext:value-type="float">
            <text:p>232</text:p>
          </table:table-cell>
          <table:table-cell office:value-type="float" office:value="269.86" calcext:value-type="float">
            <text:p>269.86</text:p>
          </table:table-cell>
          <table:table-cell office:value-type="float" office:value="1433.23" calcext:value-type="float">
            <text:p>1433.23</text:p>
          </table:table-cell>
          <table:table-cell office:value-type="float" office:value="1746.83" calcext:value-type="float">
            <text:p>1746.83</text:p>
          </table:table-cell>
        </table:table-row>
        <table:table-row table:style-name="ro1">
          <table:table-cell office:value-type="float" office:value="21310889" calcext:value-type="float">
            <text:p>21310889</text:p>
          </table:table-cell>
          <table:table-cell table:formula="of:=[.A1334]/1000/(60*60*24)" office:value-type="time" office:time-value="PT05H55M10.889S" calcext:value-type="time">
            <text:p>05:55:11</text:p>
          </table:table-cell>
          <table:table-cell office:value-type="float" office:value="1.17" calcext:value-type="float">
            <text:p>1.17</text:p>
          </table:table-cell>
          <table:table-cell office:value-type="float" office:value="231.9" calcext:value-type="float">
            <text:p>231.9</text:p>
          </table:table-cell>
          <table:table-cell office:value-type="float" office:value="270.67" calcext:value-type="float">
            <text:p>270.67</text:p>
          </table:table-cell>
          <table:table-cell office:value-type="float" office:value="1434.26" calcext:value-type="float">
            <text:p>1434.26</text:p>
          </table:table-cell>
          <table:table-cell office:value-type="float" office:value="1748.02" calcext:value-type="float">
            <text:p>1748.02</text:p>
          </table:table-cell>
        </table:table-row>
        <table:table-row table:style-name="ro1">
          <table:table-cell office:value-type="float" office:value="21326889" calcext:value-type="float">
            <text:p>21326889</text:p>
          </table:table-cell>
          <table:table-cell table:formula="of:=[.A1335]/1000/(60*60*24)" office:value-type="time" office:time-value="PT05H55M26.889S" calcext:value-type="time">
            <text:p>05:55:27</text:p>
          </table:table-cell>
          <table:table-cell office:value-type="float" office:value="1.16" calcext:value-type="float">
            <text:p>1.16</text:p>
          </table:table-cell>
          <table:table-cell office:value-type="float" office:value="231.9" calcext:value-type="float">
            <text:p>231.9</text:p>
          </table:table-cell>
          <table:table-cell office:value-type="float" office:value="269.74" calcext:value-type="float">
            <text:p>269.74</text:p>
          </table:table-cell>
          <table:table-cell office:value-type="float" office:value="1435.29" calcext:value-type="float">
            <text:p>1435.29</text:p>
          </table:table-cell>
          <table:table-cell office:value-type="float" office:value="1749.22" calcext:value-type="float">
            <text:p>1749.22</text:p>
          </table:table-cell>
        </table:table-row>
        <table:table-row table:style-name="ro1">
          <table:table-cell office:value-type="float" office:value="21342889" calcext:value-type="float">
            <text:p>21342889</text:p>
          </table:table-cell>
          <table:table-cell table:formula="of:=[.A1336]/1000/(60*60*24)" office:value-type="time" office:time-value="PT05H55M42.889S" calcext:value-type="time">
            <text:p>05:55:43</text:p>
          </table:table-cell>
          <table:table-cell office:value-type="float" office:value="1.16" calcext:value-type="float">
            <text:p>1.16</text:p>
          </table:table-cell>
          <table:table-cell office:value-type="float" office:value="231.9" calcext:value-type="float">
            <text:p>231.9</text:p>
          </table:table-cell>
          <table:table-cell office:value-type="float" office:value="269.74" calcext:value-type="float">
            <text:p>269.74</text:p>
          </table:table-cell>
          <table:table-cell office:value-type="float" office:value="1436.33" calcext:value-type="float">
            <text:p>1436.33</text:p>
          </table:table-cell>
          <table:table-cell office:value-type="float" office:value="1750.42" calcext:value-type="float">
            <text:p>1750.42</text:p>
          </table:table-cell>
        </table:table-row>
        <table:table-row table:style-name="ro1">
          <table:table-cell office:value-type="float" office:value="21358889" calcext:value-type="float">
            <text:p>21358889</text:p>
          </table:table-cell>
          <table:table-cell table:formula="of:=[.A1337]/1000/(60*60*24)" office:value-type="time" office:time-value="PT05H55M58.889S" calcext:value-type="time">
            <text:p>05:55:59</text:p>
          </table:table-cell>
          <table:table-cell office:value-type="float" office:value="1.16" calcext:value-type="float">
            <text:p>1.16</text:p>
          </table:table-cell>
          <table:table-cell office:value-type="float" office:value="231.9" calcext:value-type="float">
            <text:p>231.9</text:p>
          </table:table-cell>
          <table:table-cell office:value-type="float" office:value="269.74" calcext:value-type="float">
            <text:p>269.74</text:p>
          </table:table-cell>
          <table:table-cell office:value-type="float" office:value="1437.36" calcext:value-type="float">
            <text:p>1437.36</text:p>
          </table:table-cell>
          <table:table-cell office:value-type="float" office:value="1751.62" calcext:value-type="float">
            <text:p>1751.62</text:p>
          </table:table-cell>
        </table:table-row>
        <table:table-row table:style-name="ro1">
          <table:table-cell office:value-type="float" office:value="21374889" calcext:value-type="float">
            <text:p>21374889</text:p>
          </table:table-cell>
          <table:table-cell table:formula="of:=[.A1338]/1000/(60*60*24)" office:value-type="time" office:time-value="PT05H56M14.889S" calcext:value-type="time">
            <text:p>05:56:15</text:p>
          </table:table-cell>
          <table:table-cell office:value-type="float" office:value="1.16" calcext:value-type="float">
            <text:p>1.16</text:p>
          </table:table-cell>
          <table:table-cell office:value-type="float" office:value="231.8" calcext:value-type="float">
            <text:p>231.8</text:p>
          </table:table-cell>
          <table:table-cell office:value-type="float" office:value="269.63" calcext:value-type="float">
            <text:p>269.63</text:p>
          </table:table-cell>
          <table:table-cell office:value-type="float" office:value="1438.39" calcext:value-type="float">
            <text:p>1438.39</text:p>
          </table:table-cell>
          <table:table-cell office:value-type="float" office:value="1752.82" calcext:value-type="float">
            <text:p>1752.82</text:p>
          </table:table-cell>
        </table:table-row>
        <table:table-row table:style-name="ro1">
          <table:table-cell office:value-type="float" office:value="21390889" calcext:value-type="float">
            <text:p>21390889</text:p>
          </table:table-cell>
          <table:table-cell table:formula="of:=[.A1339]/1000/(60*60*24)" office:value-type="time" office:time-value="PT05H56M30.889S" calcext:value-type="time">
            <text:p>05:56:31</text:p>
          </table:table-cell>
          <table:table-cell office:value-type="float" office:value="1.16" calcext:value-type="float">
            <text:p>1.16</text:p>
          </table:table-cell>
          <table:table-cell office:value-type="float" office:value="231.8" calcext:value-type="float">
            <text:p>231.8</text:p>
          </table:table-cell>
          <table:table-cell office:value-type="float" office:value="269.63" calcext:value-type="float">
            <text:p>269.63</text:p>
          </table:table-cell>
          <table:table-cell office:value-type="float" office:value="1439.42" calcext:value-type="float">
            <text:p>1439.42</text:p>
          </table:table-cell>
          <table:table-cell office:value-type="float" office:value="1754.02" calcext:value-type="float">
            <text:p>1754.02</text:p>
          </table:table-cell>
        </table:table-row>
        <table:table-row table:style-name="ro1">
          <table:table-cell office:value-type="float" office:value="21406889" calcext:value-type="float">
            <text:p>21406889</text:p>
          </table:table-cell>
          <table:table-cell table:formula="of:=[.A1340]/1000/(60*60*24)" office:value-type="time" office:time-value="PT05H56M46.889S" calcext:value-type="time">
            <text:p>05:56:47</text:p>
          </table:table-cell>
          <table:table-cell office:value-type="float" office:value="1.16" calcext:value-type="float">
            <text:p>1.16</text:p>
          </table:table-cell>
          <table:table-cell office:value-type="float" office:value="231.8" calcext:value-type="float">
            <text:p>231.8</text:p>
          </table:table-cell>
          <table:table-cell office:value-type="float" office:value="269.63" calcext:value-type="float">
            <text:p>269.63</text:p>
          </table:table-cell>
          <table:table-cell office:value-type="float" office:value="1440.44" calcext:value-type="float">
            <text:p>1440.44</text:p>
          </table:table-cell>
          <table:table-cell office:value-type="float" office:value="1755.22" calcext:value-type="float">
            <text:p>1755.22</text:p>
          </table:table-cell>
        </table:table-row>
        <table:table-row table:style-name="ro1">
          <table:table-cell office:value-type="float" office:value="21422889" calcext:value-type="float">
            <text:p>21422889</text:p>
          </table:table-cell>
          <table:table-cell table:formula="of:=[.A1341]/1000/(60*60*24)" office:value-type="time" office:time-value="PT05H57M02.889S" calcext:value-type="time">
            <text:p>05:57:03</text:p>
          </table:table-cell>
          <table:table-cell office:value-type="float" office:value="1.16" calcext:value-type="float">
            <text:p>1.16</text:p>
          </table:table-cell>
          <table:table-cell office:value-type="float" office:value="231.8" calcext:value-type="float">
            <text:p>231.8</text:p>
          </table:table-cell>
          <table:table-cell office:value-type="float" office:value="269.62" calcext:value-type="float">
            <text:p>269.62</text:p>
          </table:table-cell>
          <table:table-cell office:value-type="float" office:value="1441.47" calcext:value-type="float">
            <text:p>1441.47</text:p>
          </table:table-cell>
          <table:table-cell office:value-type="float" office:value="1756.42" calcext:value-type="float">
            <text:p>1756.42</text:p>
          </table:table-cell>
        </table:table-row>
        <table:table-row table:style-name="ro1">
          <table:table-cell office:value-type="float" office:value="21438889" calcext:value-type="float">
            <text:p>21438889</text:p>
          </table:table-cell>
          <table:table-cell table:formula="of:=[.A1342]/1000/(60*60*24)" office:value-type="time" office:time-value="PT05H57M18.889S" calcext:value-type="time">
            <text:p>05:57:19</text:p>
          </table:table-cell>
          <table:table-cell office:value-type="float" office:value="1.16" calcext:value-type="float">
            <text:p>1.16</text:p>
          </table:table-cell>
          <table:table-cell office:value-type="float" office:value="231.7" calcext:value-type="float">
            <text:p>231.7</text:p>
          </table:table-cell>
          <table:table-cell office:value-type="float" office:value="269.51" calcext:value-type="float">
            <text:p>269.51</text:p>
          </table:table-cell>
          <table:table-cell office:value-type="float" office:value="1442.5" calcext:value-type="float">
            <text:p>1442.5</text:p>
          </table:table-cell>
          <table:table-cell office:value-type="float" office:value="1757.62" calcext:value-type="float">
            <text:p>1757.62</text:p>
          </table:table-cell>
        </table:table-row>
        <table:table-row table:style-name="ro1">
          <table:table-cell office:value-type="float" office:value="21454889" calcext:value-type="float">
            <text:p>21454889</text:p>
          </table:table-cell>
          <table:table-cell table:formula="of:=[.A1343]/1000/(60*60*24)" office:value-type="time" office:time-value="PT05H57M34.889S" calcext:value-type="time">
            <text:p>05:57:35</text:p>
          </table:table-cell>
          <table:table-cell office:value-type="float" office:value="1.16" calcext:value-type="float">
            <text:p>1.16</text:p>
          </table:table-cell>
          <table:table-cell office:value-type="float" office:value="231.7" calcext:value-type="float">
            <text:p>231.7</text:p>
          </table:table-cell>
          <table:table-cell office:value-type="float" office:value="269.51" calcext:value-type="float">
            <text:p>269.51</text:p>
          </table:table-cell>
          <table:table-cell office:value-type="float" office:value="1443.53" calcext:value-type="float">
            <text:p>1443.53</text:p>
          </table:table-cell>
          <table:table-cell office:value-type="float" office:value="1758.82" calcext:value-type="float">
            <text:p>1758.82</text:p>
          </table:table-cell>
        </table:table-row>
        <table:table-row table:style-name="ro1">
          <table:table-cell office:value-type="float" office:value="21470889" calcext:value-type="float">
            <text:p>21470889</text:p>
          </table:table-cell>
          <table:table-cell table:formula="of:=[.A1344]/1000/(60*60*24)" office:value-type="time" office:time-value="PT05H57M50.889S" calcext:value-type="time">
            <text:p>05:57:51</text:p>
          </table:table-cell>
          <table:table-cell office:value-type="float" office:value="1.16" calcext:value-type="float">
            <text:p>1.16</text:p>
          </table:table-cell>
          <table:table-cell office:value-type="float" office:value="231.7" calcext:value-type="float">
            <text:p>231.7</text:p>
          </table:table-cell>
          <table:table-cell office:value-type="float" office:value="269.5" calcext:value-type="float">
            <text:p>269.5</text:p>
          </table:table-cell>
          <table:table-cell office:value-type="float" office:value="1444.56" calcext:value-type="float">
            <text:p>1444.56</text:p>
          </table:table-cell>
          <table:table-cell office:value-type="float" office:value="1760.01" calcext:value-type="float">
            <text:p>1760.01</text:p>
          </table:table-cell>
        </table:table-row>
        <table:table-row table:style-name="ro1">
          <table:table-cell office:value-type="float" office:value="21486889" calcext:value-type="float">
            <text:p>21486889</text:p>
          </table:table-cell>
          <table:table-cell table:formula="of:=[.A1345]/1000/(60*60*24)" office:value-type="time" office:time-value="PT05H58M06.889S" calcext:value-type="time">
            <text:p>05:58:07</text:p>
          </table:table-cell>
          <table:table-cell office:value-type="float" office:value="1.16" calcext:value-type="float">
            <text:p>1.16</text:p>
          </table:table-cell>
          <table:table-cell office:value-type="float" office:value="231.7" calcext:value-type="float">
            <text:p>231.7</text:p>
          </table:table-cell>
          <table:table-cell office:value-type="float" office:value="269.5" calcext:value-type="float">
            <text:p>269.5</text:p>
          </table:table-cell>
          <table:table-cell office:value-type="float" office:value="1445.59" calcext:value-type="float">
            <text:p>1445.59</text:p>
          </table:table-cell>
          <table:table-cell office:value-type="float" office:value="1761.21" calcext:value-type="float">
            <text:p>1761.21</text:p>
          </table:table-cell>
        </table:table-row>
        <table:table-row table:style-name="ro1">
          <table:table-cell office:value-type="float" office:value="21502889" calcext:value-type="float">
            <text:p>21502889</text:p>
          </table:table-cell>
          <table:table-cell table:formula="of:=[.A1346]/1000/(60*60*24)" office:value-type="time" office:time-value="PT05H58M22.889S" calcext:value-type="time">
            <text:p>05:58:23</text:p>
          </table:table-cell>
          <table:table-cell office:value-type="float" office:value="1.16" calcext:value-type="float">
            <text:p>1.16</text:p>
          </table:table-cell>
          <table:table-cell office:value-type="float" office:value="231.6" calcext:value-type="float">
            <text:p>231.6</text:p>
          </table:table-cell>
          <table:table-cell office:value-type="float" office:value="269.39" calcext:value-type="float">
            <text:p>269.39</text:p>
          </table:table-cell>
          <table:table-cell office:value-type="float" office:value="1446.62" calcext:value-type="float">
            <text:p>1446.62</text:p>
          </table:table-cell>
          <table:table-cell office:value-type="float" office:value="1762.41" calcext:value-type="float">
            <text:p>1762.41</text:p>
          </table:table-cell>
        </table:table-row>
        <table:table-row table:style-name="ro1">
          <table:table-cell office:value-type="float" office:value="21518889" calcext:value-type="float">
            <text:p>21518889</text:p>
          </table:table-cell>
          <table:table-cell table:formula="of:=[.A1347]/1000/(60*60*24)" office:value-type="time" office:time-value="PT05H58M38.889S" calcext:value-type="time">
            <text:p>05:58:39</text:p>
          </table:table-cell>
          <table:table-cell office:value-type="float" office:value="1.16" calcext:value-type="float">
            <text:p>1.16</text:p>
          </table:table-cell>
          <table:table-cell office:value-type="float" office:value="231.5" calcext:value-type="float">
            <text:p>231.5</text:p>
          </table:table-cell>
          <table:table-cell office:value-type="float" office:value="269.27" calcext:value-type="float">
            <text:p>269.27</text:p>
          </table:table-cell>
          <table:table-cell office:value-type="float" office:value="1447.65" calcext:value-type="float">
            <text:p>1447.65</text:p>
          </table:table-cell>
          <table:table-cell office:value-type="float" office:value="1763.6" calcext:value-type="float">
            <text:p>1763.6</text:p>
          </table:table-cell>
        </table:table-row>
        <table:table-row table:style-name="ro1">
          <table:table-cell office:value-type="float" office:value="21534889" calcext:value-type="float">
            <text:p>21534889</text:p>
          </table:table-cell>
          <table:table-cell table:formula="of:=[.A1348]/1000/(60*60*24)" office:value-type="time" office:time-value="PT05H58M54.889S" calcext:value-type="time">
            <text:p>05:58:55</text:p>
          </table:table-cell>
          <table:table-cell office:value-type="float" office:value="1.16" calcext:value-type="float">
            <text:p>1.16</text:p>
          </table:table-cell>
          <table:table-cell office:value-type="float" office:value="231.5" calcext:value-type="float">
            <text:p>231.5</text:p>
          </table:table-cell>
          <table:table-cell office:value-type="float" office:value="269.27" calcext:value-type="float">
            <text:p>269.27</text:p>
          </table:table-cell>
          <table:table-cell office:value-type="float" office:value="1448.68" calcext:value-type="float">
            <text:p>1448.68</text:p>
          </table:table-cell>
          <table:table-cell office:value-type="float" office:value="1764.8" calcext:value-type="float">
            <text:p>1764.8</text:p>
          </table:table-cell>
        </table:table-row>
        <table:table-row table:style-name="ro1">
          <table:table-cell office:value-type="float" office:value="21550889" calcext:value-type="float">
            <text:p>21550889</text:p>
          </table:table-cell>
          <table:table-cell table:formula="of:=[.A1349]/1000/(60*60*24)" office:value-type="time" office:time-value="PT05H59M10.889S" calcext:value-type="time">
            <text:p>05:59:11</text:p>
          </table:table-cell>
          <table:table-cell office:value-type="float" office:value="1.16" calcext:value-type="float">
            <text:p>1.16</text:p>
          </table:table-cell>
          <table:table-cell office:value-type="float" office:value="231.5" calcext:value-type="float">
            <text:p>231.5</text:p>
          </table:table-cell>
          <table:table-cell office:value-type="float" office:value="269.27" calcext:value-type="float">
            <text:p>269.27</text:p>
          </table:table-cell>
          <table:table-cell office:value-type="float" office:value="1449.71" calcext:value-type="float">
            <text:p>1449.71</text:p>
          </table:table-cell>
          <table:table-cell office:value-type="float" office:value="1766" calcext:value-type="float">
            <text:p>1766</text:p>
          </table:table-cell>
        </table:table-row>
        <table:table-row table:style-name="ro1">
          <table:table-cell office:value-type="float" office:value="21566889" calcext:value-type="float">
            <text:p>21566889</text:p>
          </table:table-cell>
          <table:table-cell table:formula="of:=[.A1350]/1000/(60*60*24)" office:value-type="time" office:time-value="PT05H59M26.889S" calcext:value-type="time">
            <text:p>05:59:27</text:p>
          </table:table-cell>
          <table:table-cell office:value-type="float" office:value="1.16" calcext:value-type="float">
            <text:p>1.16</text:p>
          </table:table-cell>
          <table:table-cell office:value-type="float" office:value="231.5" calcext:value-type="float">
            <text:p>231.5</text:p>
          </table:table-cell>
          <table:table-cell office:value-type="float" office:value="269.27" calcext:value-type="float">
            <text:p>269.27</text:p>
          </table:table-cell>
          <table:table-cell office:value-type="float" office:value="1450.74" calcext:value-type="float">
            <text:p>1450.74</text:p>
          </table:table-cell>
          <table:table-cell office:value-type="float" office:value="1767.2" calcext:value-type="float">
            <text:p>1767.2</text:p>
          </table:table-cell>
        </table:table-row>
        <table:table-row table:style-name="ro1">
          <table:table-cell office:value-type="float" office:value="21582889" calcext:value-type="float">
            <text:p>21582889</text:p>
          </table:table-cell>
          <table:table-cell table:formula="of:=[.A1351]/1000/(60*60*24)" office:value-type="time" office:time-value="PT05H59M42.889S" calcext:value-type="time">
            <text:p>05:59:43</text:p>
          </table:table-cell>
          <table:table-cell office:value-type="float" office:value="1.16" calcext:value-type="float">
            <text:p>1.16</text:p>
          </table:table-cell>
          <table:table-cell office:value-type="float" office:value="231.4" calcext:value-type="float">
            <text:p>231.4</text:p>
          </table:table-cell>
          <table:table-cell office:value-type="float" office:value="269.15" calcext:value-type="float">
            <text:p>269.15</text:p>
          </table:table-cell>
          <table:table-cell office:value-type="float" office:value="1451.77" calcext:value-type="float">
            <text:p>1451.77</text:p>
          </table:table-cell>
          <table:table-cell office:value-type="float" office:value="1768.39" calcext:value-type="float">
            <text:p>1768.39</text:p>
          </table:table-cell>
        </table:table-row>
        <table:table-row table:style-name="ro1">
          <table:table-cell office:value-type="float" office:value="21598889" calcext:value-type="float">
            <text:p>21598889</text:p>
          </table:table-cell>
          <table:table-cell table:formula="of:=[.A1352]/1000/(60*60*24)" office:value-type="time" office:time-value="PT05H59M58.889S" calcext:value-type="time">
            <text:p>05:59:59</text:p>
          </table:table-cell>
          <table:table-cell office:value-type="float" office:value="1.16" calcext:value-type="float">
            <text:p>1.16</text:p>
          </table:table-cell>
          <table:table-cell office:value-type="float" office:value="231.5" calcext:value-type="float">
            <text:p>231.5</text:p>
          </table:table-cell>
          <table:table-cell office:value-type="float" office:value="269.27" calcext:value-type="float">
            <text:p>269.27</text:p>
          </table:table-cell>
          <table:table-cell office:value-type="float" office:value="1452.8" calcext:value-type="float">
            <text:p>1452.8</text:p>
          </table:table-cell>
          <table:table-cell office:value-type="float" office:value="1769.59" calcext:value-type="float">
            <text:p>1769.59</text:p>
          </table:table-cell>
        </table:table-row>
        <table:table-row table:style-name="ro1">
          <table:table-cell office:value-type="float" office:value="21614889" calcext:value-type="float">
            <text:p>21614889</text:p>
          </table:table-cell>
          <table:table-cell table:formula="of:=[.A1353]/1000/(60*60*24)" office:value-type="time" office:time-value="PT06H00M14.889S" calcext:value-type="time">
            <text:p>06:00:15</text:p>
          </table:table-cell>
          <table:table-cell office:value-type="float" office:value="1.16" calcext:value-type="float">
            <text:p>1.16</text:p>
          </table:table-cell>
          <table:table-cell office:value-type="float" office:value="231.4" calcext:value-type="float">
            <text:p>231.4</text:p>
          </table:table-cell>
          <table:table-cell office:value-type="float" office:value="269.15" calcext:value-type="float">
            <text:p>269.15</text:p>
          </table:table-cell>
          <table:table-cell office:value-type="float" office:value="1453.82" calcext:value-type="float">
            <text:p>1453.82</text:p>
          </table:table-cell>
          <table:table-cell office:value-type="float" office:value="1770.78" calcext:value-type="float">
            <text:p>1770.78</text:p>
          </table:table-cell>
        </table:table-row>
        <table:table-row table:style-name="ro1">
          <table:table-cell office:value-type="float" office:value="21630889" calcext:value-type="float">
            <text:p>21630889</text:p>
          </table:table-cell>
          <table:table-cell table:formula="of:=[.A1354]/1000/(60*60*24)" office:value-type="time" office:time-value="PT06H00M30.889S" calcext:value-type="time">
            <text:p>06:00:31</text:p>
          </table:table-cell>
          <table:table-cell office:value-type="float" office:value="1.16" calcext:value-type="float">
            <text:p>1.16</text:p>
          </table:table-cell>
          <table:table-cell office:value-type="float" office:value="231.4" calcext:value-type="float">
            <text:p>231.4</text:p>
          </table:table-cell>
          <table:table-cell office:value-type="float" office:value="269.15" calcext:value-type="float">
            <text:p>269.15</text:p>
          </table:table-cell>
          <table:table-cell office:value-type="float" office:value="1454.85" calcext:value-type="float">
            <text:p>1454.85</text:p>
          </table:table-cell>
          <table:table-cell office:value-type="float" office:value="1771.98" calcext:value-type="float">
            <text:p>1771.98</text:p>
          </table:table-cell>
        </table:table-row>
        <table:table-row table:style-name="ro1">
          <table:table-cell office:value-type="float" office:value="21646889" calcext:value-type="float">
            <text:p>21646889</text:p>
          </table:table-cell>
          <table:table-cell table:formula="of:=[.A1355]/1000/(60*60*24)" office:value-type="time" office:time-value="PT06H00M46.889S" calcext:value-type="time">
            <text:p>06:00:47</text:p>
          </table:table-cell>
          <table:table-cell office:value-type="float" office:value="1.16" calcext:value-type="float">
            <text:p>1.16</text:p>
          </table:table-cell>
          <table:table-cell office:value-type="float" office:value="231.3" calcext:value-type="float">
            <text:p>231.3</text:p>
          </table:table-cell>
          <table:table-cell office:value-type="float" office:value="269.03" calcext:value-type="float">
            <text:p>269.03</text:p>
          </table:table-cell>
          <table:table-cell office:value-type="float" office:value="1455.88" calcext:value-type="float">
            <text:p>1455.88</text:p>
          </table:table-cell>
          <table:table-cell office:value-type="float" office:value="1773.17" calcext:value-type="float">
            <text:p>1773.17</text:p>
          </table:table-cell>
        </table:table-row>
        <table:table-row table:style-name="ro1">
          <table:table-cell office:value-type="float" office:value="21662889" calcext:value-type="float">
            <text:p>21662889</text:p>
          </table:table-cell>
          <table:table-cell table:formula="of:=[.A1356]/1000/(60*60*24)" office:value-type="time" office:time-value="PT06H01M02.889S" calcext:value-type="time">
            <text:p>06:01:03</text:p>
          </table:table-cell>
          <table:table-cell office:value-type="float" office:value="1.16" calcext:value-type="float">
            <text:p>1.16</text:p>
          </table:table-cell>
          <table:table-cell office:value-type="float" office:value="231.3" calcext:value-type="float">
            <text:p>231.3</text:p>
          </table:table-cell>
          <table:table-cell office:value-type="float" office:value="268.11" calcext:value-type="float">
            <text:p>268.11</text:p>
          </table:table-cell>
          <table:table-cell office:value-type="float" office:value="1456.91" calcext:value-type="float">
            <text:p>1456.91</text:p>
          </table:table-cell>
          <table:table-cell office:value-type="float" office:value="1774.36" calcext:value-type="float">
            <text:p>1774.36</text:p>
          </table:table-cell>
        </table:table-row>
        <table:table-row table:style-name="ro1">
          <table:table-cell office:value-type="float" office:value="21678889" calcext:value-type="float">
            <text:p>21678889</text:p>
          </table:table-cell>
          <table:table-cell table:formula="of:=[.A1357]/1000/(60*60*24)" office:value-type="time" office:time-value="PT06H01M18.889S" calcext:value-type="time">
            <text:p>06:01:19</text:p>
          </table:table-cell>
          <table:table-cell office:value-type="float" office:value="1.16" calcext:value-type="float">
            <text:p>1.16</text:p>
          </table:table-cell>
          <table:table-cell office:value-type="float" office:value="231.3" calcext:value-type="float">
            <text:p>231.3</text:p>
          </table:table-cell>
          <table:table-cell office:value-type="float" office:value="268.11" calcext:value-type="float">
            <text:p>268.11</text:p>
          </table:table-cell>
          <table:table-cell office:value-type="float" office:value="1457.94" calcext:value-type="float">
            <text:p>1457.94</text:p>
          </table:table-cell>
          <table:table-cell office:value-type="float" office:value="1775.56" calcext:value-type="float">
            <text:p>1775.56</text:p>
          </table:table-cell>
        </table:table-row>
        <table:table-row table:style-name="ro1">
          <table:table-cell office:value-type="float" office:value="21694889" calcext:value-type="float">
            <text:p>21694889</text:p>
          </table:table-cell>
          <table:table-cell table:formula="of:=[.A1358]/1000/(60*60*24)" office:value-type="time" office:time-value="PT06H01M34.889S" calcext:value-type="time">
            <text:p>06:01:35</text:p>
          </table:table-cell>
          <table:table-cell office:value-type="float" office:value="1.16" calcext:value-type="float">
            <text:p>1.16</text:p>
          </table:table-cell>
          <table:table-cell office:value-type="float" office:value="231.2" calcext:value-type="float">
            <text:p>231.2</text:p>
          </table:table-cell>
          <table:table-cell office:value-type="float" office:value="267.99" calcext:value-type="float">
            <text:p>267.99</text:p>
          </table:table-cell>
          <table:table-cell office:value-type="float" office:value="1458.96" calcext:value-type="float">
            <text:p>1458.96</text:p>
          </table:table-cell>
          <table:table-cell office:value-type="float" office:value="1776.75" calcext:value-type="float">
            <text:p>1776.75</text:p>
          </table:table-cell>
        </table:table-row>
        <table:table-row table:style-name="ro1">
          <table:table-cell office:value-type="float" office:value="21710889" calcext:value-type="float">
            <text:p>21710889</text:p>
          </table:table-cell>
          <table:table-cell table:formula="of:=[.A1359]/1000/(60*60*24)" office:value-type="time" office:time-value="PT06H01M50.889S" calcext:value-type="time">
            <text:p>06:01:51</text:p>
          </table:table-cell>
          <table:table-cell office:value-type="float" office:value="1.16" calcext:value-type="float">
            <text:p>1.16</text:p>
          </table:table-cell>
          <table:table-cell office:value-type="float" office:value="231.2" calcext:value-type="float">
            <text:p>231.2</text:p>
          </table:table-cell>
          <table:table-cell office:value-type="float" office:value="267.99" calcext:value-type="float">
            <text:p>267.99</text:p>
          </table:table-cell>
          <table:table-cell office:value-type="float" office:value="1459.99" calcext:value-type="float">
            <text:p>1459.99</text:p>
          </table:table-cell>
          <table:table-cell office:value-type="float" office:value="1777.94" calcext:value-type="float">
            <text:p>1777.94</text:p>
          </table:table-cell>
        </table:table-row>
        <table:table-row table:style-name="ro1">
          <table:table-cell office:value-type="float" office:value="21726889" calcext:value-type="float">
            <text:p>21726889</text:p>
          </table:table-cell>
          <table:table-cell table:formula="of:=[.A1360]/1000/(60*60*24)" office:value-type="time" office:time-value="PT06H02M06.889S" calcext:value-type="time">
            <text:p>06:02:07</text:p>
          </table:table-cell>
          <table:table-cell office:value-type="float" office:value="1.16" calcext:value-type="float">
            <text:p>1.16</text:p>
          </table:table-cell>
          <table:table-cell office:value-type="float" office:value="231.2" calcext:value-type="float">
            <text:p>231.2</text:p>
          </table:table-cell>
          <table:table-cell office:value-type="float" office:value="267.99" calcext:value-type="float">
            <text:p>267.99</text:p>
          </table:table-cell>
          <table:table-cell office:value-type="float" office:value="1461.02" calcext:value-type="float">
            <text:p>1461.02</text:p>
          </table:table-cell>
          <table:table-cell office:value-type="float" office:value="1779.14" calcext:value-type="float">
            <text:p>1779.14</text:p>
          </table:table-cell>
        </table:table-row>
        <table:table-row table:style-name="ro1">
          <table:table-cell office:value-type="float" office:value="21742889" calcext:value-type="float">
            <text:p>21742889</text:p>
          </table:table-cell>
          <table:table-cell table:formula="of:=[.A1361]/1000/(60*60*24)" office:value-type="time" office:time-value="PT06H02M22.889S" calcext:value-type="time">
            <text:p>06:02:23</text:p>
          </table:table-cell>
          <table:table-cell office:value-type="float" office:value="1.16" calcext:value-type="float">
            <text:p>1.16</text:p>
          </table:table-cell>
          <table:table-cell office:value-type="float" office:value="231.2" calcext:value-type="float">
            <text:p>231.2</text:p>
          </table:table-cell>
          <table:table-cell office:value-type="float" office:value="267.99" calcext:value-type="float">
            <text:p>267.99</text:p>
          </table:table-cell>
          <table:table-cell office:value-type="float" office:value="1462.05" calcext:value-type="float">
            <text:p>1462.05</text:p>
          </table:table-cell>
          <table:table-cell office:value-type="float" office:value="1780.33" calcext:value-type="float">
            <text:p>1780.33</text:p>
          </table:table-cell>
        </table:table-row>
        <table:table-row table:style-name="ro1">
          <table:table-cell office:value-type="float" office:value="21758889" calcext:value-type="float">
            <text:p>21758889</text:p>
          </table:table-cell>
          <table:table-cell table:formula="of:=[.A1362]/1000/(60*60*24)" office:value-type="time" office:time-value="PT06H02M38.889S" calcext:value-type="time">
            <text:p>06:02:39</text:p>
          </table:table-cell>
          <table:table-cell office:value-type="float" office:value="1.16" calcext:value-type="float">
            <text:p>1.16</text:p>
          </table:table-cell>
          <table:table-cell office:value-type="float" office:value="231.1" calcext:value-type="float">
            <text:p>231.1</text:p>
          </table:table-cell>
          <table:table-cell office:value-type="float" office:value="268.79" calcext:value-type="float">
            <text:p>268.79</text:p>
          </table:table-cell>
          <table:table-cell office:value-type="float" office:value="1463.07" calcext:value-type="float">
            <text:p>1463.07</text:p>
          </table:table-cell>
          <table:table-cell office:value-type="float" office:value="1781.52" calcext:value-type="float">
            <text:p>1781.52</text:p>
          </table:table-cell>
        </table:table-row>
        <table:table-row table:style-name="ro1">
          <table:table-cell office:value-type="float" office:value="21774889" calcext:value-type="float">
            <text:p>21774889</text:p>
          </table:table-cell>
          <table:table-cell table:formula="of:=[.A1363]/1000/(60*60*24)" office:value-type="time" office:time-value="PT06H02M54.889S" calcext:value-type="time">
            <text:p>06:02:55</text:p>
          </table:table-cell>
          <table:table-cell office:value-type="float" office:value="1.16" calcext:value-type="float">
            <text:p>1.16</text:p>
          </table:table-cell>
          <table:table-cell office:value-type="float" office:value="231.1" calcext:value-type="float">
            <text:p>231.1</text:p>
          </table:table-cell>
          <table:table-cell office:value-type="float" office:value="267.87" calcext:value-type="float">
            <text:p>267.87</text:p>
          </table:table-cell>
          <table:table-cell office:value-type="float" office:value="1464.1" calcext:value-type="float">
            <text:p>1464.1</text:p>
          </table:table-cell>
          <table:table-cell office:value-type="float" office:value="1782.71" calcext:value-type="float">
            <text:p>1782.71</text:p>
          </table:table-cell>
        </table:table-row>
        <table:table-row table:style-name="ro1">
          <table:table-cell office:value-type="float" office:value="21790889" calcext:value-type="float">
            <text:p>21790889</text:p>
          </table:table-cell>
          <table:table-cell table:formula="of:=[.A1364]/1000/(60*60*24)" office:value-type="time" office:time-value="PT06H03M10.889S" calcext:value-type="time">
            <text:p>06:03:11</text:p>
          </table:table-cell>
          <table:table-cell office:value-type="float" office:value="1.16" calcext:value-type="float">
            <text:p>1.16</text:p>
          </table:table-cell>
          <table:table-cell office:value-type="float" office:value="231.1" calcext:value-type="float">
            <text:p>231.1</text:p>
          </table:table-cell>
          <table:table-cell office:value-type="float" office:value="267.87" calcext:value-type="float">
            <text:p>267.87</text:p>
          </table:table-cell>
          <table:table-cell office:value-type="float" office:value="1465.13" calcext:value-type="float">
            <text:p>1465.13</text:p>
          </table:table-cell>
          <table:table-cell office:value-type="float" office:value="1783.91" calcext:value-type="float">
            <text:p>1783.91</text:p>
          </table:table-cell>
        </table:table-row>
        <table:table-row table:style-name="ro1">
          <table:table-cell office:value-type="float" office:value="21806889" calcext:value-type="float">
            <text:p>21806889</text:p>
          </table:table-cell>
          <table:table-cell table:formula="of:=[.A1365]/1000/(60*60*24)" office:value-type="time" office:time-value="PT06H03M26.889S" calcext:value-type="time">
            <text:p>06:03:27</text:p>
          </table:table-cell>
          <table:table-cell office:value-type="float" office:value="1.16" calcext:value-type="float">
            <text:p>1.16</text:p>
          </table:table-cell>
          <table:table-cell office:value-type="float" office:value="231.1" calcext:value-type="float">
            <text:p>231.1</text:p>
          </table:table-cell>
          <table:table-cell office:value-type="float" office:value="267.87" calcext:value-type="float">
            <text:p>267.87</text:p>
          </table:table-cell>
          <table:table-cell office:value-type="float" office:value="1466.16" calcext:value-type="float">
            <text:p>1466.16</text:p>
          </table:table-cell>
          <table:table-cell office:value-type="float" office:value="1785.1" calcext:value-type="float">
            <text:p>1785.1</text:p>
          </table:table-cell>
        </table:table-row>
        <table:table-row table:style-name="ro1">
          <table:table-cell office:value-type="float" office:value="21822889" calcext:value-type="float">
            <text:p>21822889</text:p>
          </table:table-cell>
          <table:table-cell table:formula="of:=[.A1366]/1000/(60*60*24)" office:value-type="time" office:time-value="PT06H03M42.889S" calcext:value-type="time">
            <text:p>06:03:43</text:p>
          </table:table-cell>
          <table:table-cell office:value-type="float" office:value="1.16" calcext:value-type="float">
            <text:p>1.16</text:p>
          </table:table-cell>
          <table:table-cell office:value-type="float" office:value="231" calcext:value-type="float">
            <text:p>231</text:p>
          </table:table-cell>
          <table:table-cell office:value-type="float" office:value="267.75" calcext:value-type="float">
            <text:p>267.75</text:p>
          </table:table-cell>
          <table:table-cell office:value-type="float" office:value="1467.18" calcext:value-type="float">
            <text:p>1467.18</text:p>
          </table:table-cell>
          <table:table-cell office:value-type="float" office:value="1786.29" calcext:value-type="float">
            <text:p>1786.29</text:p>
          </table:table-cell>
        </table:table-row>
        <table:table-row table:style-name="ro1">
          <table:table-cell office:value-type="float" office:value="21838889" calcext:value-type="float">
            <text:p>21838889</text:p>
          </table:table-cell>
          <table:table-cell table:formula="of:=[.A1367]/1000/(60*60*24)" office:value-type="time" office:time-value="PT06H03M58.889S" calcext:value-type="time">
            <text:p>06:03:59</text:p>
          </table:table-cell>
          <table:table-cell office:value-type="float" office:value="1.16" calcext:value-type="float">
            <text:p>1.16</text:p>
          </table:table-cell>
          <table:table-cell office:value-type="float" office:value="231" calcext:value-type="float">
            <text:p>231</text:p>
          </table:table-cell>
          <table:table-cell office:value-type="float" office:value="267.75" calcext:value-type="float">
            <text:p>267.75</text:p>
          </table:table-cell>
          <table:table-cell office:value-type="float" office:value="1468.21" calcext:value-type="float">
            <text:p>1468.21</text:p>
          </table:table-cell>
          <table:table-cell office:value-type="float" office:value="1787.48" calcext:value-type="float">
            <text:p>1787.48</text:p>
          </table:table-cell>
        </table:table-row>
        <table:table-row table:style-name="ro1">
          <table:table-cell office:value-type="float" office:value="21854889" calcext:value-type="float">
            <text:p>21854889</text:p>
          </table:table-cell>
          <table:table-cell table:formula="of:=[.A1368]/1000/(60*60*24)" office:value-type="time" office:time-value="PT06H04M14.889S" calcext:value-type="time">
            <text:p>06:04:15</text:p>
          </table:table-cell>
          <table:table-cell office:value-type="float" office:value="1.16" calcext:value-type="float">
            <text:p>1.16</text:p>
          </table:table-cell>
          <table:table-cell office:value-type="float" office:value="231" calcext:value-type="float">
            <text:p>231</text:p>
          </table:table-cell>
          <table:table-cell office:value-type="float" office:value="267.75" calcext:value-type="float">
            <text:p>267.75</text:p>
          </table:table-cell>
          <table:table-cell office:value-type="float" office:value="1469.24" calcext:value-type="float">
            <text:p>1469.24</text:p>
          </table:table-cell>
          <table:table-cell office:value-type="float" office:value="1788.67" calcext:value-type="float">
            <text:p>1788.67</text:p>
          </table:table-cell>
        </table:table-row>
        <table:table-row table:style-name="ro1">
          <table:table-cell office:value-type="float" office:value="21870889" calcext:value-type="float">
            <text:p>21870889</text:p>
          </table:table-cell>
          <table:table-cell table:formula="of:=[.A1369]/1000/(60*60*24)" office:value-type="time" office:time-value="PT06H04M30.889S" calcext:value-type="time">
            <text:p>06:04:31</text:p>
          </table:table-cell>
          <table:table-cell office:value-type="float" office:value="1.16" calcext:value-type="float">
            <text:p>1.16</text:p>
          </table:table-cell>
          <table:table-cell office:value-type="float" office:value="230.9" calcext:value-type="float">
            <text:p>230.9</text:p>
          </table:table-cell>
          <table:table-cell office:value-type="float" office:value="267.63" calcext:value-type="float">
            <text:p>267.63</text:p>
          </table:table-cell>
          <table:table-cell office:value-type="float" office:value="1470.26" calcext:value-type="float">
            <text:p>1470.26</text:p>
          </table:table-cell>
          <table:table-cell office:value-type="float" office:value="1789.86" calcext:value-type="float">
            <text:p>1789.86</text:p>
          </table:table-cell>
        </table:table-row>
        <table:table-row table:style-name="ro1">
          <table:table-cell office:value-type="float" office:value="21886889" calcext:value-type="float">
            <text:p>21886889</text:p>
          </table:table-cell>
          <table:table-cell table:formula="of:=[.A1370]/1000/(60*60*24)" office:value-type="time" office:time-value="PT06H04M46.889S" calcext:value-type="time">
            <text:p>06:04:47</text:p>
          </table:table-cell>
          <table:table-cell office:value-type="float" office:value="1.16" calcext:value-type="float">
            <text:p>1.16</text:p>
          </table:table-cell>
          <table:table-cell office:value-type="float" office:value="230.9" calcext:value-type="float">
            <text:p>230.9</text:p>
          </table:table-cell>
          <table:table-cell office:value-type="float" office:value="267.63" calcext:value-type="float">
            <text:p>267.63</text:p>
          </table:table-cell>
          <table:table-cell office:value-type="float" office:value="1471.29" calcext:value-type="float">
            <text:p>1471.29</text:p>
          </table:table-cell>
          <table:table-cell office:value-type="float" office:value="1791.05" calcext:value-type="float">
            <text:p>1791.05</text:p>
          </table:table-cell>
        </table:table-row>
        <table:table-row table:style-name="ro1">
          <table:table-cell office:value-type="float" office:value="21902889" calcext:value-type="float">
            <text:p>21902889</text:p>
          </table:table-cell>
          <table:table-cell table:formula="of:=[.A1371]/1000/(60*60*24)" office:value-type="time" office:time-value="PT06H05M02.889S" calcext:value-type="time">
            <text:p>06:05:03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2" calcext:value-type="float">
            <text:p>267.52</text:p>
          </table:table-cell>
          <table:table-cell office:value-type="float" office:value="1472.31" calcext:value-type="float">
            <text:p>1472.31</text:p>
          </table:table-cell>
          <table:table-cell office:value-type="float" office:value="1792.23" calcext:value-type="float">
            <text:p>1792.23</text:p>
          </table:table-cell>
        </table:table-row>
        <table:table-row table:style-name="ro1">
          <table:table-cell office:value-type="float" office:value="21918889" calcext:value-type="float">
            <text:p>21918889</text:p>
          </table:table-cell>
          <table:table-cell table:formula="of:=[.A1372]/1000/(60*60*24)" office:value-type="time" office:time-value="PT06H05M18.889S" calcext:value-type="time">
            <text:p>06:05:19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2" calcext:value-type="float">
            <text:p>267.52</text:p>
          </table:table-cell>
          <table:table-cell office:value-type="float" office:value="1473.34" calcext:value-type="float">
            <text:p>1473.34</text:p>
          </table:table-cell>
          <table:table-cell office:value-type="float" office:value="1793.42" calcext:value-type="float">
            <text:p>1793.42</text:p>
          </table:table-cell>
        </table:table-row>
        <table:table-row table:style-name="ro1">
          <table:table-cell office:value-type="float" office:value="21934889" calcext:value-type="float">
            <text:p>21934889</text:p>
          </table:table-cell>
          <table:table-cell table:formula="of:=[.A1373]/1000/(60*60*24)" office:value-type="time" office:time-value="PT06H05M34.889S" calcext:value-type="time">
            <text:p>06:05:35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2" calcext:value-type="float">
            <text:p>267.52</text:p>
          </table:table-cell>
          <table:table-cell office:value-type="float" office:value="1474.37" calcext:value-type="float">
            <text:p>1474.37</text:p>
          </table:table-cell>
          <table:table-cell office:value-type="float" office:value="1794.61" calcext:value-type="float">
            <text:p>1794.61</text:p>
          </table:table-cell>
        </table:table-row>
        <table:table-row table:style-name="ro1">
          <table:table-cell office:value-type="float" office:value="21950889" calcext:value-type="float">
            <text:p>21950889</text:p>
          </table:table-cell>
          <table:table-cell table:formula="of:=[.A1374]/1000/(60*60*24)" office:value-type="time" office:time-value="PT06H05M50.889S" calcext:value-type="time">
            <text:p>06:05:51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7.51" calcext:value-type="float">
            <text:p>267.51</text:p>
          </table:table-cell>
          <table:table-cell office:value-type="float" office:value="1475.39" calcext:value-type="float">
            <text:p>1475.39</text:p>
          </table:table-cell>
          <table:table-cell office:value-type="float" office:value="1795.8" calcext:value-type="float">
            <text:p>1795.8</text:p>
          </table:table-cell>
        </table:table-row>
        <table:table-row table:style-name="ro1">
          <table:table-cell office:value-type="float" office:value="21966889" calcext:value-type="float">
            <text:p>21966889</text:p>
          </table:table-cell>
          <table:table-cell table:formula="of:=[.A1375]/1000/(60*60*24)" office:value-type="time" office:time-value="PT06H06M06.889S" calcext:value-type="time">
            <text:p>06:06:07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476.42" calcext:value-type="float">
            <text:p>1476.42</text:p>
          </table:table-cell>
          <table:table-cell office:value-type="float" office:value="1796.99" calcext:value-type="float">
            <text:p>1796.99</text:p>
          </table:table-cell>
        </table:table-row>
        <table:table-row table:style-name="ro1">
          <table:table-cell office:value-type="float" office:value="21982889" calcext:value-type="float">
            <text:p>21982889</text:p>
          </table:table-cell>
          <table:table-cell table:formula="of:=[.A1376]/1000/(60*60*24)" office:value-type="time" office:time-value="PT06H06M22.889S" calcext:value-type="time">
            <text:p>06:06:23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7.4" calcext:value-type="float">
            <text:p>267.4</text:p>
          </table:table-cell>
          <table:table-cell office:value-type="float" office:value="1477.44" calcext:value-type="float">
            <text:p>1477.44</text:p>
          </table:table-cell>
          <table:table-cell office:value-type="float" office:value="1798.18" calcext:value-type="float">
            <text:p>1798.18</text:p>
          </table:table-cell>
        </table:table-row>
        <table:table-row table:style-name="ro1">
          <table:table-cell office:value-type="float" office:value="21998889" calcext:value-type="float">
            <text:p>21998889</text:p>
          </table:table-cell>
          <table:table-cell table:formula="of:=[.A1377]/1000/(60*60*24)" office:value-type="time" office:time-value="PT06H06M38.889S" calcext:value-type="time">
            <text:p>06:06:39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6.47" calcext:value-type="float">
            <text:p>266.47</text:p>
          </table:table-cell>
          <table:table-cell office:value-type="float" office:value="1478.47" calcext:value-type="float">
            <text:p>1478.47</text:p>
          </table:table-cell>
          <table:table-cell office:value-type="float" office:value="1799.36" calcext:value-type="float">
            <text:p>1799.36</text:p>
          </table:table-cell>
        </table:table-row>
        <table:table-row table:style-name="ro1">
          <table:table-cell office:value-type="float" office:value="22014889" calcext:value-type="float">
            <text:p>22014889</text:p>
          </table:table-cell>
          <table:table-cell table:formula="of:=[.A1378]/1000/(60*60*24)" office:value-type="time" office:time-value="PT06H06M54.889S" calcext:value-type="time">
            <text:p>06:06:55</text:p>
          </table:table-cell>
          <table:table-cell office:value-type="float" office:value="1.16" calcext:value-type="float">
            <text:p>1.16</text:p>
          </table:table-cell>
          <table:table-cell office:value-type="float" office:value="230.6" calcext:value-type="float">
            <text:p>230.6</text:p>
          </table:table-cell>
          <table:table-cell office:value-type="float" office:value="267.28" calcext:value-type="float">
            <text:p>267.28</text:p>
          </table:table-cell>
          <table:table-cell office:value-type="float" office:value="1479.49" calcext:value-type="float">
            <text:p>1479.49</text:p>
          </table:table-cell>
          <table:table-cell office:value-type="float" office:value="1800.55" calcext:value-type="float">
            <text:p>1800.55</text:p>
          </table:table-cell>
        </table:table-row>
        <table:table-row table:style-name="ro1">
          <table:table-cell office:value-type="float" office:value="22030889" calcext:value-type="float">
            <text:p>22030889</text:p>
          </table:table-cell>
          <table:table-cell table:formula="of:=[.A1379]/1000/(60*60*24)" office:value-type="time" office:time-value="PT06H07M10.889S" calcext:value-type="time">
            <text:p>06:07:11</text:p>
          </table:table-cell>
          <table:table-cell office:value-type="float" office:value="1.16" calcext:value-type="float">
            <text:p>1.16</text:p>
          </table:table-cell>
          <table:table-cell office:value-type="float" office:value="230.6" calcext:value-type="float">
            <text:p>230.6</text:p>
          </table:table-cell>
          <table:table-cell office:value-type="float" office:value="267.28" calcext:value-type="float">
            <text:p>267.28</text:p>
          </table:table-cell>
          <table:table-cell office:value-type="float" office:value="1480.52" calcext:value-type="float">
            <text:p>1480.52</text:p>
          </table:table-cell>
          <table:table-cell office:value-type="float" office:value="1801.74" calcext:value-type="float">
            <text:p>1801.74</text:p>
          </table:table-cell>
        </table:table-row>
        <table:table-row table:style-name="ro1">
          <table:table-cell office:value-type="float" office:value="22046889" calcext:value-type="float">
            <text:p>22046889</text:p>
          </table:table-cell>
          <table:table-cell table:formula="of:=[.A1380]/1000/(60*60*24)" office:value-type="time" office:time-value="PT06H07M26.889S" calcext:value-type="time">
            <text:p>06:07:27</text:p>
          </table:table-cell>
          <table:table-cell office:value-type="float" office:value="1.16" calcext:value-type="float">
            <text:p>1.16</text:p>
          </table:table-cell>
          <table:table-cell office:value-type="float" office:value="230.5" calcext:value-type="float">
            <text:p>230.5</text:p>
          </table:table-cell>
          <table:table-cell office:value-type="float" office:value="266.24" calcext:value-type="float">
            <text:p>266.24</text:p>
          </table:table-cell>
          <table:table-cell office:value-type="float" office:value="1481.54" calcext:value-type="float">
            <text:p>1481.54</text:p>
          </table:table-cell>
          <table:table-cell office:value-type="float" office:value="1802.93" calcext:value-type="float">
            <text:p>1802.93</text:p>
          </table:table-cell>
        </table:table-row>
        <table:table-row table:style-name="ro1">
          <table:table-cell office:value-type="float" office:value="22062889" calcext:value-type="float">
            <text:p>22062889</text:p>
          </table:table-cell>
          <table:table-cell table:formula="of:=[.A1381]/1000/(60*60*24)" office:value-type="time" office:time-value="PT06H07M42.889S" calcext:value-type="time">
            <text:p>06:07:43</text:p>
          </table:table-cell>
          <table:table-cell office:value-type="float" office:value="1.16" calcext:value-type="float">
            <text:p>1.16</text:p>
          </table:table-cell>
          <table:table-cell office:value-type="float" office:value="230.5" calcext:value-type="float">
            <text:p>230.5</text:p>
          </table:table-cell>
          <table:table-cell office:value-type="float" office:value="267.16" calcext:value-type="float">
            <text:p>267.16</text:p>
          </table:table-cell>
          <table:table-cell office:value-type="float" office:value="1482.57" calcext:value-type="float">
            <text:p>1482.57</text:p>
          </table:table-cell>
          <table:table-cell office:value-type="float" office:value="1804.11" calcext:value-type="float">
            <text:p>1804.11</text:p>
          </table:table-cell>
        </table:table-row>
        <table:table-row table:style-name="ro1">
          <table:table-cell office:value-type="float" office:value="22078889" calcext:value-type="float">
            <text:p>22078889</text:p>
          </table:table-cell>
          <table:table-cell table:formula="of:=[.A1382]/1000/(60*60*24)" office:value-type="time" office:time-value="PT06H07M58.889S" calcext:value-type="time">
            <text:p>06:07:59</text:p>
          </table:table-cell>
          <table:table-cell office:value-type="float" office:value="1.16" calcext:value-type="float">
            <text:p>1.16</text:p>
          </table:table-cell>
          <table:table-cell office:value-type="float" office:value="230.5" calcext:value-type="float">
            <text:p>230.5</text:p>
          </table:table-cell>
          <table:table-cell office:value-type="float" office:value="266.24" calcext:value-type="float">
            <text:p>266.24</text:p>
          </table:table-cell>
          <table:table-cell office:value-type="float" office:value="1483.59" calcext:value-type="float">
            <text:p>1483.59</text:p>
          </table:table-cell>
          <table:table-cell office:value-type="float" office:value="1805.3" calcext:value-type="float">
            <text:p>1805.3</text:p>
          </table:table-cell>
        </table:table-row>
        <table:table-row table:style-name="ro1">
          <table:table-cell office:value-type="float" office:value="22094889" calcext:value-type="float">
            <text:p>22094889</text:p>
          </table:table-cell>
          <table:table-cell table:formula="of:=[.A1383]/1000/(60*60*24)" office:value-type="time" office:time-value="PT06H08M14.889S" calcext:value-type="time">
            <text:p>06:08:15</text:p>
          </table:table-cell>
          <table:table-cell office:value-type="float" office:value="1.16" calcext:value-type="float">
            <text:p>1.16</text:p>
          </table:table-cell>
          <table:table-cell office:value-type="float" office:value="230.5" calcext:value-type="float">
            <text:p>230.5</text:p>
          </table:table-cell>
          <table:table-cell office:value-type="float" office:value="267.16" calcext:value-type="float">
            <text:p>267.16</text:p>
          </table:table-cell>
          <table:table-cell office:value-type="float" office:value="1484.62" calcext:value-type="float">
            <text:p>1484.62</text:p>
          </table:table-cell>
          <table:table-cell office:value-type="float" office:value="1806.48" calcext:value-type="float">
            <text:p>1806.48</text:p>
          </table:table-cell>
        </table:table-row>
        <table:table-row table:style-name="ro1">
          <table:table-cell office:value-type="float" office:value="22110889" calcext:value-type="float">
            <text:p>22110889</text:p>
          </table:table-cell>
          <table:table-cell table:formula="of:=[.A1384]/1000/(60*60*24)" office:value-type="time" office:time-value="PT06H08M30.889S" calcext:value-type="time">
            <text:p>06:08:31</text:p>
          </table:table-cell>
          <table:table-cell office:value-type="float" office:value="1.16" calcext:value-type="float">
            <text:p>1.16</text:p>
          </table:table-cell>
          <table:table-cell office:value-type="float" office:value="230.4" calcext:value-type="float">
            <text:p>230.4</text:p>
          </table:table-cell>
          <table:table-cell office:value-type="float" office:value="266.12" calcext:value-type="float">
            <text:p>266.12</text:p>
          </table:table-cell>
          <table:table-cell office:value-type="float" office:value="1485.64" calcext:value-type="float">
            <text:p>1485.64</text:p>
          </table:table-cell>
          <table:table-cell office:value-type="float" office:value="1807.67" calcext:value-type="float">
            <text:p>1807.67</text:p>
          </table:table-cell>
        </table:table-row>
        <table:table-row table:style-name="ro1">
          <table:table-cell office:value-type="float" office:value="22126889" calcext:value-type="float">
            <text:p>22126889</text:p>
          </table:table-cell>
          <table:table-cell table:formula="of:=[.A1385]/1000/(60*60*24)" office:value-type="time" office:time-value="PT06H08M46.889S" calcext:value-type="time">
            <text:p>06:08:47</text:p>
          </table:table-cell>
          <table:table-cell office:value-type="float" office:value="1.16" calcext:value-type="float">
            <text:p>1.16</text:p>
          </table:table-cell>
          <table:table-cell office:value-type="float" office:value="230.4" calcext:value-type="float">
            <text:p>230.4</text:p>
          </table:table-cell>
          <table:table-cell office:value-type="float" office:value="266.12" calcext:value-type="float">
            <text:p>266.12</text:p>
          </table:table-cell>
          <table:table-cell office:value-type="float" office:value="1486.67" calcext:value-type="float">
            <text:p>1486.67</text:p>
          </table:table-cell>
          <table:table-cell office:value-type="float" office:value="1808.85" calcext:value-type="float">
            <text:p>1808.85</text:p>
          </table:table-cell>
        </table:table-row>
        <table:table-row table:style-name="ro1">
          <table:table-cell office:value-type="float" office:value="22142889" calcext:value-type="float">
            <text:p>22142889</text:p>
          </table:table-cell>
          <table:table-cell table:formula="of:=[.A1386]/1000/(60*60*24)" office:value-type="time" office:time-value="PT06H09M02.889S" calcext:value-type="time">
            <text:p>06:09:03</text:p>
          </table:table-cell>
          <table:table-cell office:value-type="float" office:value="1.16" calcext:value-type="float">
            <text:p>1.16</text:p>
          </table:table-cell>
          <table:table-cell office:value-type="float" office:value="230.4" calcext:value-type="float">
            <text:p>230.4</text:p>
          </table:table-cell>
          <table:table-cell office:value-type="float" office:value="266.12" calcext:value-type="float">
            <text:p>266.12</text:p>
          </table:table-cell>
          <table:table-cell office:value-type="float" office:value="1487.69" calcext:value-type="float">
            <text:p>1487.69</text:p>
          </table:table-cell>
          <table:table-cell office:value-type="float" office:value="1810.04" calcext:value-type="float">
            <text:p>1810.04</text:p>
          </table:table-cell>
        </table:table-row>
        <table:table-row table:style-name="ro1">
          <table:table-cell office:value-type="float" office:value="22158889" calcext:value-type="float">
            <text:p>22158889</text:p>
          </table:table-cell>
          <table:table-cell table:formula="of:=[.A1387]/1000/(60*60*24)" office:value-type="time" office:time-value="PT06H09M18.889S" calcext:value-type="time">
            <text:p>06:09:19</text:p>
          </table:table-cell>
          <table:table-cell office:value-type="float" office:value="1.16" calcext:value-type="float">
            <text:p>1.16</text:p>
          </table:table-cell>
          <table:table-cell office:value-type="float" office:value="230.3" calcext:value-type="float">
            <text:p>230.3</text:p>
          </table:table-cell>
          <table:table-cell office:value-type="float" office:value="266" calcext:value-type="float">
            <text:p>266</text:p>
          </table:table-cell>
          <table:table-cell office:value-type="float" office:value="1488.71" calcext:value-type="float">
            <text:p>1488.71</text:p>
          </table:table-cell>
          <table:table-cell office:value-type="float" office:value="1811.22" calcext:value-type="float">
            <text:p>1811.22</text:p>
          </table:table-cell>
        </table:table-row>
        <table:table-row table:style-name="ro1">
          <table:table-cell office:value-type="float" office:value="22174889" calcext:value-type="float">
            <text:p>22174889</text:p>
          </table:table-cell>
          <table:table-cell table:formula="of:=[.A1388]/1000/(60*60*24)" office:value-type="time" office:time-value="PT06H09M34.889S" calcext:value-type="time">
            <text:p>06:09:35</text:p>
          </table:table-cell>
          <table:table-cell office:value-type="float" office:value="1.16" calcext:value-type="float">
            <text:p>1.16</text:p>
          </table:table-cell>
          <table:table-cell office:value-type="float" office:value="230.3" calcext:value-type="float">
            <text:p>230.3</text:p>
          </table:table-cell>
          <table:table-cell office:value-type="float" office:value="266" calcext:value-type="float">
            <text:p>266</text:p>
          </table:table-cell>
          <table:table-cell office:value-type="float" office:value="1489.74" calcext:value-type="float">
            <text:p>1489.74</text:p>
          </table:table-cell>
          <table:table-cell office:value-type="float" office:value="1812.41" calcext:value-type="float">
            <text:p>1812.41</text:p>
          </table:table-cell>
        </table:table-row>
        <table:table-row table:style-name="ro1">
          <table:table-cell office:value-type="float" office:value="22190889" calcext:value-type="float">
            <text:p>22190889</text:p>
          </table:table-cell>
          <table:table-cell table:formula="of:=[.A1389]/1000/(60*60*24)" office:value-type="time" office:time-value="PT06H09M50.889S" calcext:value-type="time">
            <text:p>06:09:51</text:p>
          </table:table-cell>
          <table:table-cell office:value-type="float" office:value="1.16" calcext:value-type="float">
            <text:p>1.16</text:p>
          </table:table-cell>
          <table:table-cell office:value-type="float" office:value="230.3" calcext:value-type="float">
            <text:p>230.3</text:p>
          </table:table-cell>
          <table:table-cell office:value-type="float" office:value="266" calcext:value-type="float">
            <text:p>266</text:p>
          </table:table-cell>
          <table:table-cell office:value-type="float" office:value="1490.76" calcext:value-type="float">
            <text:p>1490.76</text:p>
          </table:table-cell>
          <table:table-cell office:value-type="float" office:value="1813.59" calcext:value-type="float">
            <text:p>1813.59</text:p>
          </table:table-cell>
        </table:table-row>
        <table:table-row table:style-name="ro1">
          <table:table-cell office:value-type="float" office:value="22206889" calcext:value-type="float">
            <text:p>22206889</text:p>
          </table:table-cell>
          <table:table-cell table:formula="of:=[.A1390]/1000/(60*60*24)" office:value-type="time" office:time-value="PT06H10M06.889S" calcext:value-type="time">
            <text:p>06:10:07</text:p>
          </table:table-cell>
          <table:table-cell office:value-type="float" office:value="1.16" calcext:value-type="float">
            <text:p>1.16</text:p>
          </table:table-cell>
          <table:table-cell office:value-type="float" office:value="230.3" calcext:value-type="float">
            <text:p>230.3</text:p>
          </table:table-cell>
          <table:table-cell office:value-type="float" office:value="266.92" calcext:value-type="float">
            <text:p>266.92</text:p>
          </table:table-cell>
          <table:table-cell office:value-type="float" office:value="1491.79" calcext:value-type="float">
            <text:p>1491.79</text:p>
          </table:table-cell>
          <table:table-cell office:value-type="float" office:value="1814.77" calcext:value-type="float">
            <text:p>1814.77</text:p>
          </table:table-cell>
        </table:table-row>
        <table:table-row table:style-name="ro1">
          <table:table-cell office:value-type="float" office:value="22222889" calcext:value-type="float">
            <text:p>22222889</text:p>
          </table:table-cell>
          <table:table-cell table:formula="of:=[.A1391]/1000/(60*60*24)" office:value-type="time" office:time-value="PT06H10M22.889S" calcext:value-type="time">
            <text:p>06:10:23</text:p>
          </table:table-cell>
          <table:table-cell office:value-type="float" office:value="1.16" calcext:value-type="float">
            <text:p>1.16</text:p>
          </table:table-cell>
          <table:table-cell office:value-type="float" office:value="230.2" calcext:value-type="float">
            <text:p>230.2</text:p>
          </table:table-cell>
          <table:table-cell office:value-type="float" office:value="265.89" calcext:value-type="float">
            <text:p>265.89</text:p>
          </table:table-cell>
          <table:table-cell office:value-type="float" office:value="1492.81" calcext:value-type="float">
            <text:p>1492.81</text:p>
          </table:table-cell>
          <table:table-cell office:value-type="float" office:value="1815.95" calcext:value-type="float">
            <text:p>1815.95</text:p>
          </table:table-cell>
        </table:table-row>
        <table:table-row table:style-name="ro1">
          <table:table-cell office:value-type="float" office:value="22238889" calcext:value-type="float">
            <text:p>22238889</text:p>
          </table:table-cell>
          <table:table-cell table:formula="of:=[.A1392]/1000/(60*60*24)" office:value-type="time" office:time-value="PT06H10M38.889S" calcext:value-type="time">
            <text:p>06:10:39</text:p>
          </table:table-cell>
          <table:table-cell office:value-type="float" office:value="1.16" calcext:value-type="float">
            <text:p>1.16</text:p>
          </table:table-cell>
          <table:table-cell office:value-type="float" office:value="230.2" calcext:value-type="float">
            <text:p>230.2</text:p>
          </table:table-cell>
          <table:table-cell office:value-type="float" office:value="265.89" calcext:value-type="float">
            <text:p>265.89</text:p>
          </table:table-cell>
          <table:table-cell office:value-type="float" office:value="1493.83" calcext:value-type="float">
            <text:p>1493.83</text:p>
          </table:table-cell>
          <table:table-cell office:value-type="float" office:value="1817.13" calcext:value-type="float">
            <text:p>1817.13</text:p>
          </table:table-cell>
        </table:table-row>
        <table:table-row table:style-name="ro1">
          <table:table-cell office:value-type="float" office:value="22254889" calcext:value-type="float">
            <text:p>22254889</text:p>
          </table:table-cell>
          <table:table-cell table:formula="of:=[.A1393]/1000/(60*60*24)" office:value-type="time" office:time-value="PT06H10M54.889S" calcext:value-type="time">
            <text:p>06:10:55</text:p>
          </table:table-cell>
          <table:table-cell office:value-type="float" office:value="1.16" calcext:value-type="float">
            <text:p>1.16</text:p>
          </table:table-cell>
          <table:table-cell office:value-type="float" office:value="230.1" calcext:value-type="float">
            <text:p>230.1</text:p>
          </table:table-cell>
          <table:table-cell office:value-type="float" office:value="265.77" calcext:value-type="float">
            <text:p>265.77</text:p>
          </table:table-cell>
          <table:table-cell office:value-type="float" office:value="1494.85" calcext:value-type="float">
            <text:p>1494.85</text:p>
          </table:table-cell>
          <table:table-cell office:value-type="float" office:value="1818.32" calcext:value-type="float">
            <text:p>1818.32</text:p>
          </table:table-cell>
        </table:table-row>
        <table:table-row table:style-name="ro1">
          <table:table-cell office:value-type="float" office:value="22270889" calcext:value-type="float">
            <text:p>22270889</text:p>
          </table:table-cell>
          <table:table-cell table:formula="of:=[.A1394]/1000/(60*60*24)" office:value-type="time" office:time-value="PT06H11M10.889S" calcext:value-type="time">
            <text:p>06:11:11</text:p>
          </table:table-cell>
          <table:table-cell office:value-type="float" office:value="1.16" calcext:value-type="float">
            <text:p>1.16</text:p>
          </table:table-cell>
          <table:table-cell office:value-type="float" office:value="230.1" calcext:value-type="float">
            <text:p>230.1</text:p>
          </table:table-cell>
          <table:table-cell office:value-type="float" office:value="265.77" calcext:value-type="float">
            <text:p>265.77</text:p>
          </table:table-cell>
          <table:table-cell office:value-type="float" office:value="1495.88" calcext:value-type="float">
            <text:p>1495.88</text:p>
          </table:table-cell>
          <table:table-cell office:value-type="float" office:value="1819.5" calcext:value-type="float">
            <text:p>1819.5</text:p>
          </table:table-cell>
        </table:table-row>
        <table:table-row table:style-name="ro1">
          <table:table-cell office:value-type="float" office:value="22286889" calcext:value-type="float">
            <text:p>22286889</text:p>
          </table:table-cell>
          <table:table-cell table:formula="of:=[.A1395]/1000/(60*60*24)" office:value-type="time" office:time-value="PT06H11M26.889S" calcext:value-type="time">
            <text:p>06:11:27</text:p>
          </table:table-cell>
          <table:table-cell office:value-type="float" office:value="1.16" calcext:value-type="float">
            <text:p>1.16</text:p>
          </table:table-cell>
          <table:table-cell office:value-type="float" office:value="230.1" calcext:value-type="float">
            <text:p>230.1</text:p>
          </table:table-cell>
          <table:table-cell office:value-type="float" office:value="265.77" calcext:value-type="float">
            <text:p>265.77</text:p>
          </table:table-cell>
          <table:table-cell office:value-type="float" office:value="1496.9" calcext:value-type="float">
            <text:p>1496.9</text:p>
          </table:table-cell>
          <table:table-cell office:value-type="float" office:value="1820.68" calcext:value-type="float">
            <text:p>1820.68</text:p>
          </table:table-cell>
        </table:table-row>
        <table:table-row table:style-name="ro1">
          <table:table-cell office:value-type="float" office:value="22302889" calcext:value-type="float">
            <text:p>22302889</text:p>
          </table:table-cell>
          <table:table-cell table:formula="of:=[.A1396]/1000/(60*60*24)" office:value-type="time" office:time-value="PT06H11M42.889S" calcext:value-type="time">
            <text:p>06:11:43</text:p>
          </table:table-cell>
          <table:table-cell office:value-type="float" office:value="1.16" calcext:value-type="float">
            <text:p>1.16</text:p>
          </table:table-cell>
          <table:table-cell office:value-type="float" office:value="230.1" calcext:value-type="float">
            <text:p>230.1</text:p>
          </table:table-cell>
          <table:table-cell office:value-type="float" office:value="265.77" calcext:value-type="float">
            <text:p>265.77</text:p>
          </table:table-cell>
          <table:table-cell office:value-type="float" office:value="1497.92" calcext:value-type="float">
            <text:p>1497.92</text:p>
          </table:table-cell>
          <table:table-cell office:value-type="float" office:value="1821.86" calcext:value-type="float">
            <text:p>1821.86</text:p>
          </table:table-cell>
        </table:table-row>
        <table:table-row table:style-name="ro1">
          <table:table-cell office:value-type="float" office:value="22318889" calcext:value-type="float">
            <text:p>22318889</text:p>
          </table:table-cell>
          <table:table-cell table:formula="of:=[.A1397]/1000/(60*60*24)" office:value-type="time" office:time-value="PT06H11M58.889S" calcext:value-type="time">
            <text:p>06:11:59</text:p>
          </table:table-cell>
          <table:table-cell office:value-type="float" office:value="1.16" calcext:value-type="float">
            <text:p>1.16</text:p>
          </table:table-cell>
          <table:table-cell office:value-type="float" office:value="230" calcext:value-type="float">
            <text:p>230</text:p>
          </table:table-cell>
          <table:table-cell office:value-type="float" office:value="265.65" calcext:value-type="float">
            <text:p>265.65</text:p>
          </table:table-cell>
          <table:table-cell office:value-type="float" office:value="1498.95" calcext:value-type="float">
            <text:p>1498.95</text:p>
          </table:table-cell>
          <table:table-cell office:value-type="float" office:value="1823.04" calcext:value-type="float">
            <text:p>1823.04</text:p>
          </table:table-cell>
        </table:table-row>
        <table:table-row table:style-name="ro1">
          <table:table-cell office:value-type="float" office:value="22334889" calcext:value-type="float">
            <text:p>22334889</text:p>
          </table:table-cell>
          <table:table-cell table:formula="of:=[.A1398]/1000/(60*60*24)" office:value-type="time" office:time-value="PT06H12M14.889S" calcext:value-type="time">
            <text:p>06:12:15</text:p>
          </table:table-cell>
          <table:table-cell office:value-type="float" office:value="1.16" calcext:value-type="float">
            <text:p>1.16</text:p>
          </table:table-cell>
          <table:table-cell office:value-type="float" office:value="230" calcext:value-type="float">
            <text:p>230</text:p>
          </table:table-cell>
          <table:table-cell office:value-type="float" office:value="265.65" calcext:value-type="float">
            <text:p>265.65</text:p>
          </table:table-cell>
          <table:table-cell office:value-type="float" office:value="1499.97" calcext:value-type="float">
            <text:p>1499.97</text:p>
          </table:table-cell>
          <table:table-cell office:value-type="float" office:value="1824.22" calcext:value-type="float">
            <text:p>1824.22</text:p>
          </table:table-cell>
        </table:table-row>
        <table:table-row table:style-name="ro1">
          <table:table-cell office:value-type="float" office:value="22350889" calcext:value-type="float">
            <text:p>22350889</text:p>
          </table:table-cell>
          <table:table-cell table:formula="of:=[.A1399]/1000/(60*60*24)" office:value-type="time" office:time-value="PT06H12M30.889S" calcext:value-type="time">
            <text:p>06:12:31</text:p>
          </table:table-cell>
          <table:table-cell office:value-type="float" office:value="1.15" calcext:value-type="float">
            <text:p>1.15</text:p>
          </table:table-cell>
          <table:table-cell office:value-type="float" office:value="229.9" calcext:value-type="float">
            <text:p>229.9</text:p>
          </table:table-cell>
          <table:table-cell office:value-type="float" office:value="265.53" calcext:value-type="float">
            <text:p>265.53</text:p>
          </table:table-cell>
          <table:table-cell office:value-type="float" office:value="1500.99" calcext:value-type="float">
            <text:p>1500.99</text:p>
          </table:table-cell>
          <table:table-cell office:value-type="float" office:value="1825.4" calcext:value-type="float">
            <text:p>1825.4</text:p>
          </table:table-cell>
        </table:table-row>
        <table:table-row table:style-name="ro1">
          <table:table-cell office:value-type="float" office:value="22366889" calcext:value-type="float">
            <text:p>22366889</text:p>
          </table:table-cell>
          <table:table-cell table:formula="of:=[.A1400]/1000/(60*60*24)" office:value-type="time" office:time-value="PT06H12M46.889S" calcext:value-type="time">
            <text:p>06:12:47</text:p>
          </table:table-cell>
          <table:table-cell office:value-type="float" office:value="1.15" calcext:value-type="float">
            <text:p>1.15</text:p>
          </table:table-cell>
          <table:table-cell office:value-type="float" office:value="229.9" calcext:value-type="float">
            <text:p>229.9</text:p>
          </table:table-cell>
          <table:table-cell office:value-type="float" office:value="265.53" calcext:value-type="float">
            <text:p>265.53</text:p>
          </table:table-cell>
          <table:table-cell office:value-type="float" office:value="1502.01" calcext:value-type="float">
            <text:p>1502.01</text:p>
          </table:table-cell>
          <table:table-cell office:value-type="float" office:value="1826.58" calcext:value-type="float">
            <text:p>1826.58</text:p>
          </table:table-cell>
        </table:table-row>
        <table:table-row table:style-name="ro1">
          <table:table-cell office:value-type="float" office:value="22382889" calcext:value-type="float">
            <text:p>22382889</text:p>
          </table:table-cell>
          <table:table-cell table:formula="of:=[.A1401]/1000/(60*60*24)" office:value-type="time" office:time-value="PT06H13M02.889S" calcext:value-type="time">
            <text:p>06:13:03</text:p>
          </table:table-cell>
          <table:table-cell office:value-type="float" office:value="1.15" calcext:value-type="float">
            <text:p>1.15</text:p>
          </table:table-cell>
          <table:table-cell office:value-type="float" office:value="229.8" calcext:value-type="float">
            <text:p>229.8</text:p>
          </table:table-cell>
          <table:table-cell office:value-type="float" office:value="265.42" calcext:value-type="float">
            <text:p>265.42</text:p>
          </table:table-cell>
          <table:table-cell office:value-type="float" office:value="1503.03" calcext:value-type="float">
            <text:p>1503.03</text:p>
          </table:table-cell>
          <table:table-cell office:value-type="float" office:value="1827.76" calcext:value-type="float">
            <text:p>1827.76</text:p>
          </table:table-cell>
        </table:table-row>
        <table:table-row table:style-name="ro1">
          <table:table-cell office:value-type="float" office:value="22398889" calcext:value-type="float">
            <text:p>22398889</text:p>
          </table:table-cell>
          <table:table-cell table:formula="of:=[.A1402]/1000/(60*60*24)" office:value-type="time" office:time-value="PT06H13M18.889S" calcext:value-type="time">
            <text:p>06:13:19</text:p>
          </table:table-cell>
          <table:table-cell office:value-type="float" office:value="1.15" calcext:value-type="float">
            <text:p>1.15</text:p>
          </table:table-cell>
          <table:table-cell office:value-type="float" office:value="229.8" calcext:value-type="float">
            <text:p>229.8</text:p>
          </table:table-cell>
          <table:table-cell office:value-type="float" office:value="265.42" calcext:value-type="float">
            <text:p>265.42</text:p>
          </table:table-cell>
          <table:table-cell office:value-type="float" office:value="1504.05" calcext:value-type="float">
            <text:p>1504.05</text:p>
          </table:table-cell>
          <table:table-cell office:value-type="float" office:value="1828.94" calcext:value-type="float">
            <text:p>1828.94</text:p>
          </table:table-cell>
        </table:table-row>
        <table:table-row table:style-name="ro1">
          <table:table-cell office:value-type="float" office:value="22414889" calcext:value-type="float">
            <text:p>22414889</text:p>
          </table:table-cell>
          <table:table-cell table:formula="of:=[.A1403]/1000/(60*60*24)" office:value-type="time" office:time-value="PT06H13M34.889S" calcext:value-type="time">
            <text:p>06:13:35</text:p>
          </table:table-cell>
          <table:table-cell office:value-type="float" office:value="1.15" calcext:value-type="float">
            <text:p>1.15</text:p>
          </table:table-cell>
          <table:table-cell office:value-type="float" office:value="229.8" calcext:value-type="float">
            <text:p>229.8</text:p>
          </table:table-cell>
          <table:table-cell office:value-type="float" office:value="265.41" calcext:value-type="float">
            <text:p>265.41</text:p>
          </table:table-cell>
          <table:table-cell office:value-type="float" office:value="1505.08" calcext:value-type="float">
            <text:p>1505.08</text:p>
          </table:table-cell>
          <table:table-cell office:value-type="float" office:value="1830.12" calcext:value-type="float">
            <text:p>1830.12</text:p>
          </table:table-cell>
        </table:table-row>
        <table:table-row table:style-name="ro1">
          <table:table-cell office:value-type="float" office:value="22430889" calcext:value-type="float">
            <text:p>22430889</text:p>
          </table:table-cell>
          <table:table-cell table:formula="of:=[.A1404]/1000/(60*60*24)" office:value-type="time" office:time-value="PT06H13M50.889S" calcext:value-type="time">
            <text:p>06:13:51</text:p>
          </table:table-cell>
          <table:table-cell office:value-type="float" office:value="1.15" calcext:value-type="float">
            <text:p>1.15</text:p>
          </table:table-cell>
          <table:table-cell office:value-type="float" office:value="229.7" calcext:value-type="float">
            <text:p>229.7</text:p>
          </table:table-cell>
          <table:table-cell office:value-type="float" office:value="265.3" calcext:value-type="float">
            <text:p>265.3</text:p>
          </table:table-cell>
          <table:table-cell office:value-type="float" office:value="1506.1" calcext:value-type="float">
            <text:p>1506.1</text:p>
          </table:table-cell>
          <table:table-cell office:value-type="float" office:value="1831.3" calcext:value-type="float">
            <text:p>1831.3</text:p>
          </table:table-cell>
        </table:table-row>
        <table:table-row table:style-name="ro1">
          <table:table-cell office:value-type="float" office:value="22446889" calcext:value-type="float">
            <text:p>22446889</text:p>
          </table:table-cell>
          <table:table-cell table:formula="of:=[.A1405]/1000/(60*60*24)" office:value-type="time" office:time-value="PT06H14M06.889S" calcext:value-type="time">
            <text:p>06:14:07</text:p>
          </table:table-cell>
          <table:table-cell office:value-type="float" office:value="1.15" calcext:value-type="float">
            <text:p>1.15</text:p>
          </table:table-cell>
          <table:table-cell office:value-type="float" office:value="229.8" calcext:value-type="float">
            <text:p>229.8</text:p>
          </table:table-cell>
          <table:table-cell office:value-type="float" office:value="264.49" calcext:value-type="float">
            <text:p>264.49</text:p>
          </table:table-cell>
          <table:table-cell office:value-type="float" office:value="1507.12" calcext:value-type="float">
            <text:p>1507.12</text:p>
          </table:table-cell>
          <table:table-cell office:value-type="float" office:value="1832.48" calcext:value-type="float">
            <text:p>1832.48</text:p>
          </table:table-cell>
        </table:table-row>
        <table:table-row table:style-name="ro1">
          <table:table-cell office:value-type="float" office:value="22462889" calcext:value-type="float">
            <text:p>22462889</text:p>
          </table:table-cell>
          <table:table-cell table:formula="of:=[.A1406]/1000/(60*60*24)" office:value-type="time" office:time-value="PT06H14M22.889S" calcext:value-type="time">
            <text:p>06:14:23</text:p>
          </table:table-cell>
          <table:table-cell office:value-type="float" office:value="1.15" calcext:value-type="float">
            <text:p>1.15</text:p>
          </table:table-cell>
          <table:table-cell office:value-type="float" office:value="229.7" calcext:value-type="float">
            <text:p>229.7</text:p>
          </table:table-cell>
          <table:table-cell office:value-type="float" office:value="264.38" calcext:value-type="float">
            <text:p>264.38</text:p>
          </table:table-cell>
          <table:table-cell office:value-type="float" office:value="1508.14" calcext:value-type="float">
            <text:p>1508.14</text:p>
          </table:table-cell>
          <table:table-cell office:value-type="float" office:value="1833.65" calcext:value-type="float">
            <text:p>1833.65</text:p>
          </table:table-cell>
        </table:table-row>
        <table:table-row table:style-name="ro1">
          <table:table-cell office:value-type="float" office:value="22478889" calcext:value-type="float">
            <text:p>22478889</text:p>
          </table:table-cell>
          <table:table-cell table:formula="of:=[.A1407]/1000/(60*60*24)" office:value-type="time" office:time-value="PT06H14M38.889S" calcext:value-type="time">
            <text:p>06:14:39</text:p>
          </table:table-cell>
          <table:table-cell office:value-type="float" office:value="1.15" calcext:value-type="float">
            <text:p>1.15</text:p>
          </table:table-cell>
          <table:table-cell office:value-type="float" office:value="229.7" calcext:value-type="float">
            <text:p>229.7</text:p>
          </table:table-cell>
          <table:table-cell office:value-type="float" office:value="264.38" calcext:value-type="float">
            <text:p>264.38</text:p>
          </table:table-cell>
          <table:table-cell office:value-type="float" office:value="1509.16" calcext:value-type="float">
            <text:p>1509.16</text:p>
          </table:table-cell>
          <table:table-cell office:value-type="float" office:value="1834.83" calcext:value-type="float">
            <text:p>1834.83</text:p>
          </table:table-cell>
        </table:table-row>
        <table:table-row table:style-name="ro1">
          <table:table-cell office:value-type="float" office:value="22494889" calcext:value-type="float">
            <text:p>22494889</text:p>
          </table:table-cell>
          <table:table-cell table:formula="of:=[.A1408]/1000/(60*60*24)" office:value-type="time" office:time-value="PT06H14M54.889S" calcext:value-type="time">
            <text:p>06:14:55</text:p>
          </table:table-cell>
          <table:table-cell office:value-type="float" office:value="1.15" calcext:value-type="float">
            <text:p>1.15</text:p>
          </table:table-cell>
          <table:table-cell office:value-type="float" office:value="229.6" calcext:value-type="float">
            <text:p>229.6</text:p>
          </table:table-cell>
          <table:table-cell office:value-type="float" office:value="264.26" calcext:value-type="float">
            <text:p>264.26</text:p>
          </table:table-cell>
          <table:table-cell office:value-type="float" office:value="1510.18" calcext:value-type="float">
            <text:p>1510.18</text:p>
          </table:table-cell>
          <table:table-cell office:value-type="float" office:value="1836.01" calcext:value-type="float">
            <text:p>1836.01</text:p>
          </table:table-cell>
        </table:table-row>
        <table:table-row table:style-name="ro1">
          <table:table-cell office:value-type="float" office:value="22510889" calcext:value-type="float">
            <text:p>22510889</text:p>
          </table:table-cell>
          <table:table-cell table:formula="of:=[.A1409]/1000/(60*60*24)" office:value-type="time" office:time-value="PT06H15M10.889S" calcext:value-type="time">
            <text:p>06:15:11</text:p>
          </table:table-cell>
          <table:table-cell office:value-type="float" office:value="1.15" calcext:value-type="float">
            <text:p>1.15</text:p>
          </table:table-cell>
          <table:table-cell office:value-type="float" office:value="229.6" calcext:value-type="float">
            <text:p>229.6</text:p>
          </table:table-cell>
          <table:table-cell office:value-type="float" office:value="265.18" calcext:value-type="float">
            <text:p>265.18</text:p>
          </table:table-cell>
          <table:table-cell office:value-type="float" office:value="1511.2" calcext:value-type="float">
            <text:p>1511.2</text:p>
          </table:table-cell>
          <table:table-cell office:value-type="float" office:value="1837.18" calcext:value-type="float">
            <text:p>1837.18</text:p>
          </table:table-cell>
        </table:table-row>
        <table:table-row table:style-name="ro1">
          <table:table-cell office:value-type="float" office:value="22526889" calcext:value-type="float">
            <text:p>22526889</text:p>
          </table:table-cell>
          <table:table-cell table:formula="of:=[.A1410]/1000/(60*60*24)" office:value-type="time" office:time-value="PT06H15M26.889S" calcext:value-type="time">
            <text:p>06:15:27</text:p>
          </table:table-cell>
          <table:table-cell office:value-type="float" office:value="1.15" calcext:value-type="float">
            <text:p>1.15</text:p>
          </table:table-cell>
          <table:table-cell office:value-type="float" office:value="229.5" calcext:value-type="float">
            <text:p>229.5</text:p>
          </table:table-cell>
          <table:table-cell office:value-type="float" office:value="264.14" calcext:value-type="float">
            <text:p>264.14</text:p>
          </table:table-cell>
          <table:table-cell office:value-type="float" office:value="1512.22" calcext:value-type="float">
            <text:p>1512.22</text:p>
          </table:table-cell>
          <table:table-cell office:value-type="float" office:value="1838.36" calcext:value-type="float">
            <text:p>1838.36</text:p>
          </table:table-cell>
        </table:table-row>
        <table:table-row table:style-name="ro1">
          <table:table-cell office:value-type="float" office:value="22542889" calcext:value-type="float">
            <text:p>22542889</text:p>
          </table:table-cell>
          <table:table-cell table:formula="of:=[.A1411]/1000/(60*60*24)" office:value-type="time" office:time-value="PT06H15M42.889S" calcext:value-type="time">
            <text:p>06:15:43</text:p>
          </table:table-cell>
          <table:table-cell office:value-type="float" office:value="1.15" calcext:value-type="float">
            <text:p>1.15</text:p>
          </table:table-cell>
          <table:table-cell office:value-type="float" office:value="229.5" calcext:value-type="float">
            <text:p>229.5</text:p>
          </table:table-cell>
          <table:table-cell office:value-type="float" office:value="264.14" calcext:value-type="float">
            <text:p>264.14</text:p>
          </table:table-cell>
          <table:table-cell office:value-type="float" office:value="1513.24" calcext:value-type="float">
            <text:p>1513.24</text:p>
          </table:table-cell>
          <table:table-cell office:value-type="float" office:value="1839.53" calcext:value-type="float">
            <text:p>1839.53</text:p>
          </table:table-cell>
        </table:table-row>
        <table:table-row table:style-name="ro1">
          <table:table-cell office:value-type="float" office:value="22558889" calcext:value-type="float">
            <text:p>22558889</text:p>
          </table:table-cell>
          <table:table-cell table:formula="of:=[.A1412]/1000/(60*60*24)" office:value-type="time" office:time-value="PT06H15M58.889S" calcext:value-type="time">
            <text:p>06:15:59</text:p>
          </table:table-cell>
          <table:table-cell office:value-type="float" office:value="1.15" calcext:value-type="float">
            <text:p>1.15</text:p>
          </table:table-cell>
          <table:table-cell office:value-type="float" office:value="229.5" calcext:value-type="float">
            <text:p>229.5</text:p>
          </table:table-cell>
          <table:table-cell office:value-type="float" office:value="264.14" calcext:value-type="float">
            <text:p>264.14</text:p>
          </table:table-cell>
          <table:table-cell office:value-type="float" office:value="1514.26" calcext:value-type="float">
            <text:p>1514.26</text:p>
          </table:table-cell>
          <table:table-cell office:value-type="float" office:value="1840.71" calcext:value-type="float">
            <text:p>1840.71</text:p>
          </table:table-cell>
        </table:table-row>
        <table:table-row table:style-name="ro1">
          <table:table-cell office:value-type="float" office:value="22574889" calcext:value-type="float">
            <text:p>22574889</text:p>
          </table:table-cell>
          <table:table-cell table:formula="of:=[.A1413]/1000/(60*60*24)" office:value-type="time" office:time-value="PT06H16M14.889S" calcext:value-type="time">
            <text:p>06:16:15</text:p>
          </table:table-cell>
          <table:table-cell office:value-type="float" office:value="1.15" calcext:value-type="float">
            <text:p>1.15</text:p>
          </table:table-cell>
          <table:table-cell office:value-type="float" office:value="229.4" calcext:value-type="float">
            <text:p>229.4</text:p>
          </table:table-cell>
          <table:table-cell office:value-type="float" office:value="264.03" calcext:value-type="float">
            <text:p>264.03</text:p>
          </table:table-cell>
          <table:table-cell office:value-type="float" office:value="1515.28" calcext:value-type="float">
            <text:p>1515.28</text:p>
          </table:table-cell>
          <table:table-cell office:value-type="float" office:value="1841.88" calcext:value-type="float">
            <text:p>1841.88</text:p>
          </table:table-cell>
        </table:table-row>
        <table:table-row table:style-name="ro1">
          <table:table-cell office:value-type="float" office:value="22590889" calcext:value-type="float">
            <text:p>22590889</text:p>
          </table:table-cell>
          <table:table-cell table:formula="of:=[.A1414]/1000/(60*60*24)" office:value-type="time" office:time-value="PT06H16M30.889S" calcext:value-type="time">
            <text:p>06:16:31</text:p>
          </table:table-cell>
          <table:table-cell office:value-type="float" office:value="1.15" calcext:value-type="float">
            <text:p>1.15</text:p>
          </table:table-cell>
          <table:table-cell office:value-type="float" office:value="229.4" calcext:value-type="float">
            <text:p>229.4</text:p>
          </table:table-cell>
          <table:table-cell office:value-type="float" office:value="264.03" calcext:value-type="float">
            <text:p>264.03</text:p>
          </table:table-cell>
          <table:table-cell office:value-type="float" office:value="1516.3" calcext:value-type="float">
            <text:p>1516.3</text:p>
          </table:table-cell>
          <table:table-cell office:value-type="float" office:value="1843.05" calcext:value-type="float">
            <text:p>1843.05</text:p>
          </table:table-cell>
        </table:table-row>
        <table:table-row table:style-name="ro1">
          <table:table-cell office:value-type="float" office:value="22606889" calcext:value-type="float">
            <text:p>22606889</text:p>
          </table:table-cell>
          <table:table-cell table:formula="of:=[.A1415]/1000/(60*60*24)" office:value-type="time" office:time-value="PT06H16M46.889S" calcext:value-type="time">
            <text:p>06:16:47</text:p>
          </table:table-cell>
          <table:table-cell office:value-type="float" office:value="1.15" calcext:value-type="float">
            <text:p>1.15</text:p>
          </table:table-cell>
          <table:table-cell office:value-type="float" office:value="229.3" calcext:value-type="float">
            <text:p>229.3</text:p>
          </table:table-cell>
          <table:table-cell office:value-type="float" office:value="263.91" calcext:value-type="float">
            <text:p>263.91</text:p>
          </table:table-cell>
          <table:table-cell office:value-type="float" office:value="1517.32" calcext:value-type="float">
            <text:p>1517.32</text:p>
          </table:table-cell>
          <table:table-cell office:value-type="float" office:value="1844.23" calcext:value-type="float">
            <text:p>1844.23</text:p>
          </table:table-cell>
        </table:table-row>
        <table:table-row table:style-name="ro1">
          <table:table-cell office:value-type="float" office:value="22622889" calcext:value-type="float">
            <text:p>22622889</text:p>
          </table:table-cell>
          <table:table-cell table:formula="of:=[.A1416]/1000/(60*60*24)" office:value-type="time" office:time-value="PT06H17M02.889S" calcext:value-type="time">
            <text:p>06:17:03</text:p>
          </table:table-cell>
          <table:table-cell office:value-type="float" office:value="1.15" calcext:value-type="float">
            <text:p>1.15</text:p>
          </table:table-cell>
          <table:table-cell office:value-type="float" office:value="229.3" calcext:value-type="float">
            <text:p>229.3</text:p>
          </table:table-cell>
          <table:table-cell office:value-type="float" office:value="263.91" calcext:value-type="float">
            <text:p>263.91</text:p>
          </table:table-cell>
          <table:table-cell office:value-type="float" office:value="1518.34" calcext:value-type="float">
            <text:p>1518.34</text:p>
          </table:table-cell>
          <table:table-cell office:value-type="float" office:value="1845.4" calcext:value-type="float">
            <text:p>1845.4</text:p>
          </table:table-cell>
        </table:table-row>
        <table:table-row table:style-name="ro1">
          <table:table-cell office:value-type="float" office:value="22638889" calcext:value-type="float">
            <text:p>22638889</text:p>
          </table:table-cell>
          <table:table-cell table:formula="of:=[.A1417]/1000/(60*60*24)" office:value-type="time" office:time-value="PT06H17M18.889S" calcext:value-type="time">
            <text:p>06:17:19</text:p>
          </table:table-cell>
          <table:table-cell office:value-type="float" office:value="1.15" calcext:value-type="float">
            <text:p>1.15</text:p>
          </table:table-cell>
          <table:table-cell office:value-type="float" office:value="229.3" calcext:value-type="float">
            <text:p>229.3</text:p>
          </table:table-cell>
          <table:table-cell office:value-type="float" office:value="263.91" calcext:value-type="float">
            <text:p>263.91</text:p>
          </table:table-cell>
          <table:table-cell office:value-type="float" office:value="1519.36" calcext:value-type="float">
            <text:p>1519.36</text:p>
          </table:table-cell>
          <table:table-cell office:value-type="float" office:value="1846.58" calcext:value-type="float">
            <text:p>1846.58</text:p>
          </table:table-cell>
        </table:table-row>
        <table:table-row table:style-name="ro1">
          <table:table-cell office:value-type="float" office:value="22654889" calcext:value-type="float">
            <text:p>22654889</text:p>
          </table:table-cell>
          <table:table-cell table:formula="of:=[.A1418]/1000/(60*60*24)" office:value-type="time" office:time-value="PT06H17M34.889S" calcext:value-type="time">
            <text:p>06:17:35</text:p>
          </table:table-cell>
          <table:table-cell office:value-type="float" office:value="1.15" calcext:value-type="float">
            <text:p>1.15</text:p>
          </table:table-cell>
          <table:table-cell office:value-type="float" office:value="229.2" calcext:value-type="float">
            <text:p>229.2</text:p>
          </table:table-cell>
          <table:table-cell office:value-type="float" office:value="263.79" calcext:value-type="float">
            <text:p>263.79</text:p>
          </table:table-cell>
          <table:table-cell office:value-type="float" office:value="1520.38" calcext:value-type="float">
            <text:p>1520.38</text:p>
          </table:table-cell>
          <table:table-cell office:value-type="float" office:value="1847.75" calcext:value-type="float">
            <text:p>1847.75</text:p>
          </table:table-cell>
        </table:table-row>
        <table:table-row table:style-name="ro1">
          <table:table-cell office:value-type="float" office:value="22670889" calcext:value-type="float">
            <text:p>22670889</text:p>
          </table:table-cell>
          <table:table-cell table:formula="of:=[.A1419]/1000/(60*60*24)" office:value-type="time" office:time-value="PT06H17M50.889S" calcext:value-type="time">
            <text:p>06:17:51</text:p>
          </table:table-cell>
          <table:table-cell office:value-type="float" office:value="1.15" calcext:value-type="float">
            <text:p>1.15</text:p>
          </table:table-cell>
          <table:table-cell office:value-type="float" office:value="229.2" calcext:value-type="float">
            <text:p>229.2</text:p>
          </table:table-cell>
          <table:table-cell office:value-type="float" office:value="263.79" calcext:value-type="float">
            <text:p>263.79</text:p>
          </table:table-cell>
          <table:table-cell office:value-type="float" office:value="1521.4" calcext:value-type="float">
            <text:p>1521.4</text:p>
          </table:table-cell>
          <table:table-cell office:value-type="float" office:value="1848.92" calcext:value-type="float">
            <text:p>1848.92</text:p>
          </table:table-cell>
        </table:table-row>
        <table:table-row table:style-name="ro1">
          <table:table-cell office:value-type="float" office:value="22686889" calcext:value-type="float">
            <text:p>22686889</text:p>
          </table:table-cell>
          <table:table-cell table:formula="of:=[.A1420]/1000/(60*60*24)" office:value-type="time" office:time-value="PT06H18M06.889S" calcext:value-type="time">
            <text:p>06:18:07</text:p>
          </table:table-cell>
          <table:table-cell office:value-type="float" office:value="1.15" calcext:value-type="float">
            <text:p>1.15</text:p>
          </table:table-cell>
          <table:table-cell office:value-type="float" office:value="229.2" calcext:value-type="float">
            <text:p>229.2</text:p>
          </table:table-cell>
          <table:table-cell office:value-type="float" office:value="263.79" calcext:value-type="float">
            <text:p>263.79</text:p>
          </table:table-cell>
          <table:table-cell office:value-type="float" office:value="1522.41" calcext:value-type="float">
            <text:p>1522.41</text:p>
          </table:table-cell>
          <table:table-cell office:value-type="float" office:value="1850.09" calcext:value-type="float">
            <text:p>1850.09</text:p>
          </table:table-cell>
        </table:table-row>
        <table:table-row table:style-name="ro1">
          <table:table-cell office:value-type="float" office:value="22702889" calcext:value-type="float">
            <text:p>22702889</text:p>
          </table:table-cell>
          <table:table-cell table:formula="of:=[.A1421]/1000/(60*60*24)" office:value-type="time" office:time-value="PT06H18M22.889S" calcext:value-type="time">
            <text:p>06:18:23</text:p>
          </table:table-cell>
          <table:table-cell office:value-type="float" office:value="1.15" calcext:value-type="float">
            <text:p>1.15</text:p>
          </table:table-cell>
          <table:table-cell office:value-type="float" office:value="229.2" calcext:value-type="float">
            <text:p>229.2</text:p>
          </table:table-cell>
          <table:table-cell office:value-type="float" office:value="263.79" calcext:value-type="float">
            <text:p>263.79</text:p>
          </table:table-cell>
          <table:table-cell office:value-type="float" office:value="1523.43" calcext:value-type="float">
            <text:p>1523.43</text:p>
          </table:table-cell>
          <table:table-cell office:value-type="float" office:value="1851.26" calcext:value-type="float">
            <text:p>1851.26</text:p>
          </table:table-cell>
        </table:table-row>
        <table:table-row table:style-name="ro1">
          <table:table-cell office:value-type="float" office:value="22718889" calcext:value-type="float">
            <text:p>22718889</text:p>
          </table:table-cell>
          <table:table-cell table:formula="of:=[.A1422]/1000/(60*60*24)" office:value-type="time" office:time-value="PT06H18M38.889S" calcext:value-type="time">
            <text:p>06:18:39</text:p>
          </table:table-cell>
          <table:table-cell office:value-type="float" office:value="1.15" calcext:value-type="float">
            <text:p>1.15</text:p>
          </table:table-cell>
          <table:table-cell office:value-type="float" office:value="229.1" calcext:value-type="float">
            <text:p>229.1</text:p>
          </table:table-cell>
          <table:table-cell office:value-type="float" office:value="262.76" calcext:value-type="float">
            <text:p>262.76</text:p>
          </table:table-cell>
          <table:table-cell office:value-type="float" office:value="1524.45" calcext:value-type="float">
            <text:p>1524.45</text:p>
          </table:table-cell>
          <table:table-cell office:value-type="float" office:value="1852.44" calcext:value-type="float">
            <text:p>1852.44</text:p>
          </table:table-cell>
        </table:table-row>
        <table:table-row table:style-name="ro1">
          <table:table-cell office:value-type="float" office:value="22734889" calcext:value-type="float">
            <text:p>22734889</text:p>
          </table:table-cell>
          <table:table-cell table:formula="of:=[.A1423]/1000/(60*60*24)" office:value-type="time" office:time-value="PT06H18M54.889S" calcext:value-type="time">
            <text:p>06:18:55</text:p>
          </table:table-cell>
          <table:table-cell office:value-type="float" office:value="1.15" calcext:value-type="float">
            <text:p>1.15</text:p>
          </table:table-cell>
          <table:table-cell office:value-type="float" office:value="229" calcext:value-type="float">
            <text:p>229</text:p>
          </table:table-cell>
          <table:table-cell office:value-type="float" office:value="263.56" calcext:value-type="float">
            <text:p>263.56</text:p>
          </table:table-cell>
          <table:table-cell office:value-type="float" office:value="1525.47" calcext:value-type="float">
            <text:p>1525.47</text:p>
          </table:table-cell>
          <table:table-cell office:value-type="float" office:value="1853.61" calcext:value-type="float">
            <text:p>1853.61</text:p>
          </table:table-cell>
        </table:table-row>
        <table:table-row table:style-name="ro1">
          <table:table-cell office:value-type="float" office:value="22750889" calcext:value-type="float">
            <text:p>22750889</text:p>
          </table:table-cell>
          <table:table-cell table:formula="of:=[.A1424]/1000/(60*60*24)" office:value-type="time" office:time-value="PT06H19M10.889S" calcext:value-type="time">
            <text:p>06:19:11</text:p>
          </table:table-cell>
          <table:table-cell office:value-type="float" office:value="1.15" calcext:value-type="float">
            <text:p>1.15</text:p>
          </table:table-cell>
          <table:table-cell office:value-type="float" office:value="229" calcext:value-type="float">
            <text:p>229</text:p>
          </table:table-cell>
          <table:table-cell office:value-type="float" office:value="263.56" calcext:value-type="float">
            <text:p>263.56</text:p>
          </table:table-cell>
          <table:table-cell office:value-type="float" office:value="1526.49" calcext:value-type="float">
            <text:p>1526.49</text:p>
          </table:table-cell>
          <table:table-cell office:value-type="float" office:value="1854.78" calcext:value-type="float">
            <text:p>1854.78</text:p>
          </table:table-cell>
        </table:table-row>
        <table:table-row table:style-name="ro1">
          <table:table-cell office:value-type="float" office:value="22766889" calcext:value-type="float">
            <text:p>22766889</text:p>
          </table:table-cell>
          <table:table-cell table:formula="of:=[.A1425]/1000/(60*60*24)" office:value-type="time" office:time-value="PT06H19M26.889S" calcext:value-type="time">
            <text:p>06:19:27</text:p>
          </table:table-cell>
          <table:table-cell office:value-type="float" office:value="1.15" calcext:value-type="float">
            <text:p>1.15</text:p>
          </table:table-cell>
          <table:table-cell office:value-type="float" office:value="229" calcext:value-type="float">
            <text:p>229</text:p>
          </table:table-cell>
          <table:table-cell office:value-type="float" office:value="263.56" calcext:value-type="float">
            <text:p>263.56</text:p>
          </table:table-cell>
          <table:table-cell office:value-type="float" office:value="1527.5" calcext:value-type="float">
            <text:p>1527.5</text:p>
          </table:table-cell>
          <table:table-cell office:value-type="float" office:value="1855.95" calcext:value-type="float">
            <text:p>1855.95</text:p>
          </table:table-cell>
        </table:table-row>
        <table:table-row table:style-name="ro1">
          <table:table-cell office:value-type="float" office:value="22782889" calcext:value-type="float">
            <text:p>22782889</text:p>
          </table:table-cell>
          <table:table-cell table:formula="of:=[.A1426]/1000/(60*60*24)" office:value-type="time" office:time-value="PT06H19M42.889S" calcext:value-type="time">
            <text:p>06:19:43</text:p>
          </table:table-cell>
          <table:table-cell office:value-type="float" office:value="1.15" calcext:value-type="float">
            <text:p>1.15</text:p>
          </table:table-cell>
          <table:table-cell office:value-type="float" office:value="229" calcext:value-type="float">
            <text:p>229</text:p>
          </table:table-cell>
          <table:table-cell office:value-type="float" office:value="262.64" calcext:value-type="float">
            <text:p>262.64</text:p>
          </table:table-cell>
          <table:table-cell office:value-type="float" office:value="1528.52" calcext:value-type="float">
            <text:p>1528.52</text:p>
          </table:table-cell>
          <table:table-cell office:value-type="float" office:value="1857.12" calcext:value-type="float">
            <text:p>1857.12</text:p>
          </table:table-cell>
        </table:table-row>
        <table:table-row table:style-name="ro1">
          <table:table-cell office:value-type="float" office:value="22798889" calcext:value-type="float">
            <text:p>22798889</text:p>
          </table:table-cell>
          <table:table-cell table:formula="of:=[.A1427]/1000/(60*60*24)" office:value-type="time" office:time-value="PT06H19M58.889S" calcext:value-type="time">
            <text:p>06:19:59</text:p>
          </table:table-cell>
          <table:table-cell office:value-type="float" office:value="1.15" calcext:value-type="float">
            <text:p>1.15</text:p>
          </table:table-cell>
          <table:table-cell office:value-type="float" office:value="228.9" calcext:value-type="float">
            <text:p>228.9</text:p>
          </table:table-cell>
          <table:table-cell office:value-type="float" office:value="262.52" calcext:value-type="float">
            <text:p>262.52</text:p>
          </table:table-cell>
          <table:table-cell office:value-type="float" office:value="1529.54" calcext:value-type="float">
            <text:p>1529.54</text:p>
          </table:table-cell>
          <table:table-cell office:value-type="float" office:value="1858.29" calcext:value-type="float">
            <text:p>1858.29</text:p>
          </table:table-cell>
        </table:table-row>
        <table:table-row table:style-name="ro1">
          <table:table-cell office:value-type="float" office:value="22814889" calcext:value-type="float">
            <text:p>22814889</text:p>
          </table:table-cell>
          <table:table-cell table:formula="of:=[.A1428]/1000/(60*60*24)" office:value-type="time" office:time-value="PT06H20M14.889S" calcext:value-type="time">
            <text:p>06:20:15</text:p>
          </table:table-cell>
          <table:table-cell office:value-type="float" office:value="1.15" calcext:value-type="float">
            <text:p>1.15</text:p>
          </table:table-cell>
          <table:table-cell office:value-type="float" office:value="228.9" calcext:value-type="float">
            <text:p>228.9</text:p>
          </table:table-cell>
          <table:table-cell office:value-type="float" office:value="263.44" calcext:value-type="float">
            <text:p>263.44</text:p>
          </table:table-cell>
          <table:table-cell office:value-type="float" office:value="1530.56" calcext:value-type="float">
            <text:p>1530.56</text:p>
          </table:table-cell>
          <table:table-cell office:value-type="float" office:value="1859.46" calcext:value-type="float">
            <text:p>1859.46</text:p>
          </table:table-cell>
        </table:table-row>
        <table:table-row table:style-name="ro1">
          <table:table-cell office:value-type="float" office:value="22830889" calcext:value-type="float">
            <text:p>22830889</text:p>
          </table:table-cell>
          <table:table-cell table:formula="of:=[.A1429]/1000/(60*60*24)" office:value-type="time" office:time-value="PT06H20M30.889S" calcext:value-type="time">
            <text:p>06:20:31</text:p>
          </table:table-cell>
          <table:table-cell office:value-type="float" office:value="1.15" calcext:value-type="float">
            <text:p>1.15</text:p>
          </table:table-cell>
          <table:table-cell office:value-type="float" office:value="228.8" calcext:value-type="float">
            <text:p>228.8</text:p>
          </table:table-cell>
          <table:table-cell office:value-type="float" office:value="263.32" calcext:value-type="float">
            <text:p>263.32</text:p>
          </table:table-cell>
          <table:table-cell office:value-type="float" office:value="1531.57" calcext:value-type="float">
            <text:p>1531.57</text:p>
          </table:table-cell>
          <table:table-cell office:value-type="float" office:value="1860.62" calcext:value-type="float">
            <text:p>1860.62</text:p>
          </table:table-cell>
        </table:table-row>
        <table:table-row table:style-name="ro1">
          <table:table-cell office:value-type="float" office:value="22846889" calcext:value-type="float">
            <text:p>22846889</text:p>
          </table:table-cell>
          <table:table-cell table:formula="of:=[.A1430]/1000/(60*60*24)" office:value-type="time" office:time-value="PT06H20M46.889S" calcext:value-type="time">
            <text:p>06:20:47</text:p>
          </table:table-cell>
          <table:table-cell office:value-type="float" office:value="1.15" calcext:value-type="float">
            <text:p>1.15</text:p>
          </table:table-cell>
          <table:table-cell office:value-type="float" office:value="228.8" calcext:value-type="float">
            <text:p>228.8</text:p>
          </table:table-cell>
          <table:table-cell office:value-type="float" office:value="262.41" calcext:value-type="float">
            <text:p>262.41</text:p>
          </table:table-cell>
          <table:table-cell office:value-type="float" office:value="1532.59" calcext:value-type="float">
            <text:p>1532.59</text:p>
          </table:table-cell>
          <table:table-cell office:value-type="float" office:value="1861.79" calcext:value-type="float">
            <text:p>1861.79</text:p>
          </table:table-cell>
        </table:table-row>
        <table:table-row table:style-name="ro1">
          <table:table-cell office:value-type="float" office:value="22862889" calcext:value-type="float">
            <text:p>22862889</text:p>
          </table:table-cell>
          <table:table-cell table:formula="of:=[.A1431]/1000/(60*60*24)" office:value-type="time" office:time-value="PT06H21M02.889S" calcext:value-type="time">
            <text:p>06:21:03</text:p>
          </table:table-cell>
          <table:table-cell office:value-type="float" office:value="1.15" calcext:value-type="float">
            <text:p>1.15</text:p>
          </table:table-cell>
          <table:table-cell office:value-type="float" office:value="228.7" calcext:value-type="float">
            <text:p>228.7</text:p>
          </table:table-cell>
          <table:table-cell office:value-type="float" office:value="262.29" calcext:value-type="float">
            <text:p>262.29</text:p>
          </table:table-cell>
          <table:table-cell office:value-type="float" office:value="1533.61" calcext:value-type="float">
            <text:p>1533.61</text:p>
          </table:table-cell>
          <table:table-cell office:value-type="float" office:value="1862.96" calcext:value-type="float">
            <text:p>1862.96</text:p>
          </table:table-cell>
        </table:table-row>
        <table:table-row table:style-name="ro1">
          <table:table-cell office:value-type="float" office:value="22878889" calcext:value-type="float">
            <text:p>22878889</text:p>
          </table:table-cell>
          <table:table-cell table:formula="of:=[.A1432]/1000/(60*60*24)" office:value-type="time" office:time-value="PT06H21M18.889S" calcext:value-type="time">
            <text:p>06:21:19</text:p>
          </table:table-cell>
          <table:table-cell office:value-type="float" office:value="1.15" calcext:value-type="float">
            <text:p>1.15</text:p>
          </table:table-cell>
          <table:table-cell office:value-type="float" office:value="228.7" calcext:value-type="float">
            <text:p>228.7</text:p>
          </table:table-cell>
          <table:table-cell office:value-type="float" office:value="262.29" calcext:value-type="float">
            <text:p>262.29</text:p>
          </table:table-cell>
          <table:table-cell office:value-type="float" office:value="1534.62" calcext:value-type="float">
            <text:p>1534.62</text:p>
          </table:table-cell>
          <table:table-cell office:value-type="float" office:value="1864.13" calcext:value-type="float">
            <text:p>1864.13</text:p>
          </table:table-cell>
        </table:table-row>
        <table:table-row table:style-name="ro1">
          <table:table-cell office:value-type="float" office:value="22894889" calcext:value-type="float">
            <text:p>22894889</text:p>
          </table:table-cell>
          <table:table-cell table:formula="of:=[.A1433]/1000/(60*60*24)" office:value-type="time" office:time-value="PT06H21M34.889S" calcext:value-type="time">
            <text:p>06:21:35</text:p>
          </table:table-cell>
          <table:table-cell office:value-type="float" office:value="1.15" calcext:value-type="float">
            <text:p>1.15</text:p>
          </table:table-cell>
          <table:table-cell office:value-type="float" office:value="228.7" calcext:value-type="float">
            <text:p>228.7</text:p>
          </table:table-cell>
          <table:table-cell office:value-type="float" office:value="262.29" calcext:value-type="float">
            <text:p>262.29</text:p>
          </table:table-cell>
          <table:table-cell office:value-type="float" office:value="1535.64" calcext:value-type="float">
            <text:p>1535.64</text:p>
          </table:table-cell>
          <table:table-cell office:value-type="float" office:value="1865.29" calcext:value-type="float">
            <text:p>1865.29</text:p>
          </table:table-cell>
        </table:table-row>
        <table:table-row table:style-name="ro1">
          <table:table-cell office:value-type="float" office:value="22910889" calcext:value-type="float">
            <text:p>22910889</text:p>
          </table:table-cell>
          <table:table-cell table:formula="of:=[.A1434]/1000/(60*60*24)" office:value-type="time" office:time-value="PT06H21M50.889S" calcext:value-type="time">
            <text:p>06:21:51</text:p>
          </table:table-cell>
          <table:table-cell office:value-type="float" office:value="1.15" calcext:value-type="float">
            <text:p>1.15</text:p>
          </table:table-cell>
          <table:table-cell office:value-type="float" office:value="228.6" calcext:value-type="float">
            <text:p>228.6</text:p>
          </table:table-cell>
          <table:table-cell office:value-type="float" office:value="262.17" calcext:value-type="float">
            <text:p>262.17</text:p>
          </table:table-cell>
          <table:table-cell office:value-type="float" office:value="1536.66" calcext:value-type="float">
            <text:p>1536.66</text:p>
          </table:table-cell>
          <table:table-cell office:value-type="float" office:value="1866.46" calcext:value-type="float">
            <text:p>1866.46</text:p>
          </table:table-cell>
        </table:table-row>
        <table:table-row table:style-name="ro1">
          <table:table-cell office:value-type="float" office:value="22926889" calcext:value-type="float">
            <text:p>22926889</text:p>
          </table:table-cell>
          <table:table-cell table:formula="of:=[.A1435]/1000/(60*60*24)" office:value-type="time" office:time-value="PT06H22M06.889S" calcext:value-type="time">
            <text:p>06:22:07</text:p>
          </table:table-cell>
          <table:table-cell office:value-type="float" office:value="1.15" calcext:value-type="float">
            <text:p>1.15</text:p>
          </table:table-cell>
          <table:table-cell office:value-type="float" office:value="228.6" calcext:value-type="float">
            <text:p>228.6</text:p>
          </table:table-cell>
          <table:table-cell office:value-type="float" office:value="262.17" calcext:value-type="float">
            <text:p>262.17</text:p>
          </table:table-cell>
          <table:table-cell office:value-type="float" office:value="1537.67" calcext:value-type="float">
            <text:p>1537.67</text:p>
          </table:table-cell>
          <table:table-cell office:value-type="float" office:value="1867.62" calcext:value-type="float">
            <text:p>1867.62</text:p>
          </table:table-cell>
        </table:table-row>
        <table:table-row table:style-name="ro1">
          <table:table-cell office:value-type="float" office:value="22942889" calcext:value-type="float">
            <text:p>22942889</text:p>
          </table:table-cell>
          <table:table-cell table:formula="of:=[.A1436]/1000/(60*60*24)" office:value-type="time" office:time-value="PT06H22M22.889S" calcext:value-type="time">
            <text:p>06:22:23</text:p>
          </table:table-cell>
          <table:table-cell office:value-type="float" office:value="1.15" calcext:value-type="float">
            <text:p>1.15</text:p>
          </table:table-cell>
          <table:table-cell office:value-type="float" office:value="228.5" calcext:value-type="float">
            <text:p>228.5</text:p>
          </table:table-cell>
          <table:table-cell office:value-type="float" office:value="262.06" calcext:value-type="float">
            <text:p>262.06</text:p>
          </table:table-cell>
          <table:table-cell office:value-type="float" office:value="1538.69" calcext:value-type="float">
            <text:p>1538.69</text:p>
          </table:table-cell>
          <table:table-cell office:value-type="float" office:value="1868.79" calcext:value-type="float">
            <text:p>1868.79</text:p>
          </table:table-cell>
        </table:table-row>
        <table:table-row table:style-name="ro1">
          <table:table-cell office:value-type="float" office:value="22958889" calcext:value-type="float">
            <text:p>22958889</text:p>
          </table:table-cell>
          <table:table-cell table:formula="of:=[.A1437]/1000/(60*60*24)" office:value-type="time" office:time-value="PT06H22M38.889S" calcext:value-type="time">
            <text:p>06:22:39</text:p>
          </table:table-cell>
          <table:table-cell office:value-type="float" office:value="1.15" calcext:value-type="float">
            <text:p>1.15</text:p>
          </table:table-cell>
          <table:table-cell office:value-type="float" office:value="228.6" calcext:value-type="float">
            <text:p>228.6</text:p>
          </table:table-cell>
          <table:table-cell office:value-type="float" office:value="262.17" calcext:value-type="float">
            <text:p>262.17</text:p>
          </table:table-cell>
          <table:table-cell office:value-type="float" office:value="1539.7" calcext:value-type="float">
            <text:p>1539.7</text:p>
          </table:table-cell>
          <table:table-cell office:value-type="float" office:value="1869.96" calcext:value-type="float">
            <text:p>1869.96</text:p>
          </table:table-cell>
        </table:table-row>
        <table:table-row table:style-name="ro1">
          <table:table-cell office:value-type="float" office:value="22974889" calcext:value-type="float">
            <text:p>22974889</text:p>
          </table:table-cell>
          <table:table-cell table:formula="of:=[.A1438]/1000/(60*60*24)" office:value-type="time" office:time-value="PT06H22M54.889S" calcext:value-type="time">
            <text:p>06:22:55</text:p>
          </table:table-cell>
          <table:table-cell office:value-type="float" office:value="1.15" calcext:value-type="float">
            <text:p>1.15</text:p>
          </table:table-cell>
          <table:table-cell office:value-type="float" office:value="228.5" calcext:value-type="float">
            <text:p>228.5</text:p>
          </table:table-cell>
          <table:table-cell office:value-type="float" office:value="262.05" calcext:value-type="float">
            <text:p>262.05</text:p>
          </table:table-cell>
          <table:table-cell office:value-type="float" office:value="1540.72" calcext:value-type="float">
            <text:p>1540.72</text:p>
          </table:table-cell>
          <table:table-cell office:value-type="float" office:value="1871.12" calcext:value-type="float">
            <text:p>1871.12</text:p>
          </table:table-cell>
        </table:table-row>
        <table:table-row table:style-name="ro1">
          <table:table-cell office:value-type="float" office:value="22990889" calcext:value-type="float">
            <text:p>22990889</text:p>
          </table:table-cell>
          <table:table-cell table:formula="of:=[.A1439]/1000/(60*60*24)" office:value-type="time" office:time-value="PT06H23M10.889S" calcext:value-type="time">
            <text:p>06:23:11</text:p>
          </table:table-cell>
          <table:table-cell office:value-type="float" office:value="1.15" calcext:value-type="float">
            <text:p>1.15</text:p>
          </table:table-cell>
          <table:table-cell office:value-type="float" office:value="228.4" calcext:value-type="float">
            <text:p>228.4</text:p>
          </table:table-cell>
          <table:table-cell office:value-type="float" office:value="261.94" calcext:value-type="float">
            <text:p>261.94</text:p>
          </table:table-cell>
          <table:table-cell office:value-type="float" office:value="1541.73" calcext:value-type="float">
            <text:p>1541.73</text:p>
          </table:table-cell>
          <table:table-cell office:value-type="float" office:value="1872.28" calcext:value-type="float">
            <text:p>1872.28</text:p>
          </table:table-cell>
        </table:table-row>
        <table:table-row table:style-name="ro1">
          <table:table-cell office:value-type="float" office:value="23006889" calcext:value-type="float">
            <text:p>23006889</text:p>
          </table:table-cell>
          <table:table-cell table:formula="of:=[.A1440]/1000/(60*60*24)" office:value-type="time" office:time-value="PT06H23M26.889S" calcext:value-type="time">
            <text:p>06:23:27</text:p>
          </table:table-cell>
          <table:table-cell office:value-type="float" office:value="1.15" calcext:value-type="float">
            <text:p>1.15</text:p>
          </table:table-cell>
          <table:table-cell office:value-type="float" office:value="228.4" calcext:value-type="float">
            <text:p>228.4</text:p>
          </table:table-cell>
          <table:table-cell office:value-type="float" office:value="261.94" calcext:value-type="float">
            <text:p>261.94</text:p>
          </table:table-cell>
          <table:table-cell office:value-type="float" office:value="1542.75" calcext:value-type="float">
            <text:p>1542.75</text:p>
          </table:table-cell>
          <table:table-cell office:value-type="float" office:value="1873.45" calcext:value-type="float">
            <text:p>1873.45</text:p>
          </table:table-cell>
        </table:table-row>
        <table:table-row table:style-name="ro1">
          <table:table-cell office:value-type="float" office:value="23022889" calcext:value-type="float">
            <text:p>23022889</text:p>
          </table:table-cell>
          <table:table-cell table:formula="of:=[.A1441]/1000/(60*60*24)" office:value-type="time" office:time-value="PT06H23M42.889S" calcext:value-type="time">
            <text:p>06:23:43</text:p>
          </table:table-cell>
          <table:table-cell office:value-type="float" office:value="1.15" calcext:value-type="float">
            <text:p>1.15</text:p>
          </table:table-cell>
          <table:table-cell office:value-type="float" office:value="228.4" calcext:value-type="float">
            <text:p>228.4</text:p>
          </table:table-cell>
          <table:table-cell office:value-type="float" office:value="261.94" calcext:value-type="float">
            <text:p>261.94</text:p>
          </table:table-cell>
          <table:table-cell office:value-type="float" office:value="1543.77" calcext:value-type="float">
            <text:p>1543.77</text:p>
          </table:table-cell>
          <table:table-cell office:value-type="float" office:value="1874.61" calcext:value-type="float">
            <text:p>1874.61</text:p>
          </table:table-cell>
        </table:table-row>
        <table:table-row table:style-name="ro1">
          <table:table-cell office:value-type="float" office:value="23038889" calcext:value-type="float">
            <text:p>23038889</text:p>
          </table:table-cell>
          <table:table-cell table:formula="of:=[.A1442]/1000/(60*60*24)" office:value-type="time" office:time-value="PT06H23M58.889S" calcext:value-type="time">
            <text:p>06:23:59</text:p>
          </table:table-cell>
          <table:table-cell office:value-type="float" office:value="1.14" calcext:value-type="float">
            <text:p>1.14</text:p>
          </table:table-cell>
          <table:table-cell office:value-type="float" office:value="228.3" calcext:value-type="float">
            <text:p>228.3</text:p>
          </table:table-cell>
          <table:table-cell office:value-type="float" office:value="260.91" calcext:value-type="float">
            <text:p>260.91</text:p>
          </table:table-cell>
          <table:table-cell office:value-type="float" office:value="1544.78" calcext:value-type="float">
            <text:p>1544.78</text:p>
          </table:table-cell>
          <table:table-cell office:value-type="float" office:value="1875.78" calcext:value-type="float">
            <text:p>1875.78</text:p>
          </table:table-cell>
        </table:table-row>
        <table:table-row table:style-name="ro1">
          <table:table-cell office:value-type="float" office:value="23054889" calcext:value-type="float">
            <text:p>23054889</text:p>
          </table:table-cell>
          <table:table-cell table:formula="of:=[.A1443]/1000/(60*60*24)" office:value-type="time" office:time-value="PT06H24M14.889S" calcext:value-type="time">
            <text:p>06:24:15</text:p>
          </table:table-cell>
          <table:table-cell office:value-type="float" office:value="1.15" calcext:value-type="float">
            <text:p>1.15</text:p>
          </table:table-cell>
          <table:table-cell office:value-type="float" office:value="228.3" calcext:value-type="float">
            <text:p>228.3</text:p>
          </table:table-cell>
          <table:table-cell office:value-type="float" office:value="261.82" calcext:value-type="float">
            <text:p>261.82</text:p>
          </table:table-cell>
          <table:table-cell office:value-type="float" office:value="1545.8" calcext:value-type="float">
            <text:p>1545.8</text:p>
          </table:table-cell>
          <table:table-cell office:value-type="float" office:value="1876.94" calcext:value-type="float">
            <text:p>1876.94</text:p>
          </table:table-cell>
        </table:table-row>
        <table:table-row table:style-name="ro1">
          <table:table-cell office:value-type="float" office:value="23070889" calcext:value-type="float">
            <text:p>23070889</text:p>
          </table:table-cell>
          <table:table-cell table:formula="of:=[.A1444]/1000/(60*60*24)" office:value-type="time" office:time-value="PT06H24M30.889S" calcext:value-type="time">
            <text:p>06:24:31</text:p>
          </table:table-cell>
          <table:table-cell office:value-type="float" office:value="1.15" calcext:value-type="float">
            <text:p>1.15</text:p>
          </table:table-cell>
          <table:table-cell office:value-type="float" office:value="228.3" calcext:value-type="float">
            <text:p>228.3</text:p>
          </table:table-cell>
          <table:table-cell office:value-type="float" office:value="261.82" calcext:value-type="float">
            <text:p>261.82</text:p>
          </table:table-cell>
          <table:table-cell office:value-type="float" office:value="1546.81" calcext:value-type="float">
            <text:p>1546.81</text:p>
          </table:table-cell>
          <table:table-cell office:value-type="float" office:value="1878.1" calcext:value-type="float">
            <text:p>1878.1</text:p>
          </table:table-cell>
        </table:table-row>
        <table:table-row table:style-name="ro1">
          <table:table-cell office:value-type="float" office:value="23086889" calcext:value-type="float">
            <text:p>23086889</text:p>
          </table:table-cell>
          <table:table-cell table:formula="of:=[.A1445]/1000/(60*60*24)" office:value-type="time" office:time-value="PT06H24M46.889S" calcext:value-type="time">
            <text:p>06:24:47</text:p>
          </table:table-cell>
          <table:table-cell office:value-type="float" office:value="1.15" calcext:value-type="float">
            <text:p>1.15</text:p>
          </table:table-cell>
          <table:table-cell office:value-type="float" office:value="228.2" calcext:value-type="float">
            <text:p>228.2</text:p>
          </table:table-cell>
          <table:table-cell office:value-type="float" office:value="261.7" calcext:value-type="float">
            <text:p>261.7</text:p>
          </table:table-cell>
          <table:table-cell office:value-type="float" office:value="1547.83" calcext:value-type="float">
            <text:p>1547.83</text:p>
          </table:table-cell>
          <table:table-cell office:value-type="float" office:value="1879.26" calcext:value-type="float">
            <text:p>1879.26</text:p>
          </table:table-cell>
        </table:table-row>
        <table:table-row table:style-name="ro1">
          <table:table-cell office:value-type="float" office:value="23102889" calcext:value-type="float">
            <text:p>23102889</text:p>
          </table:table-cell>
          <table:table-cell table:formula="of:=[.A1446]/1000/(60*60*24)" office:value-type="time" office:time-value="PT06H25M02.889S" calcext:value-type="time">
            <text:p>06:25:03</text:p>
          </table:table-cell>
          <table:table-cell office:value-type="float" office:value="1.15" calcext:value-type="float">
            <text:p>1.15</text:p>
          </table:table-cell>
          <table:table-cell office:value-type="float" office:value="228.2" calcext:value-type="float">
            <text:p>228.2</text:p>
          </table:table-cell>
          <table:table-cell office:value-type="float" office:value="261.7" calcext:value-type="float">
            <text:p>261.7</text:p>
          </table:table-cell>
          <table:table-cell office:value-type="float" office:value="1548.84" calcext:value-type="float">
            <text:p>1548.84</text:p>
          </table:table-cell>
          <table:table-cell office:value-type="float" office:value="1880.43" calcext:value-type="float">
            <text:p>1880.43</text:p>
          </table:table-cell>
        </table:table-row>
        <table:table-row table:style-name="ro1">
          <table:table-cell office:value-type="float" office:value="23118889" calcext:value-type="float">
            <text:p>23118889</text:p>
          </table:table-cell>
          <table:table-cell table:formula="of:=[.A1447]/1000/(60*60*24)" office:value-type="time" office:time-value="PT06H25M18.889S" calcext:value-type="time">
            <text:p>06:25:19</text:p>
          </table:table-cell>
          <table:table-cell office:value-type="float" office:value="1.14" calcext:value-type="float">
            <text:p>1.14</text:p>
          </table:table-cell>
          <table:table-cell office:value-type="float" office:value="228.1" calcext:value-type="float">
            <text:p>228.1</text:p>
          </table:table-cell>
          <table:table-cell office:value-type="float" office:value="260.67" calcext:value-type="float">
            <text:p>260.67</text:p>
          </table:table-cell>
          <table:table-cell office:value-type="float" office:value="1549.85" calcext:value-type="float">
            <text:p>1549.85</text:p>
          </table:table-cell>
          <table:table-cell office:value-type="float" office:value="1881.59" calcext:value-type="float">
            <text:p>1881.59</text:p>
          </table:table-cell>
        </table:table-row>
        <table:table-row table:style-name="ro1">
          <table:table-cell office:value-type="float" office:value="23134889" calcext:value-type="float">
            <text:p>23134889</text:p>
          </table:table-cell>
          <table:table-cell table:formula="of:=[.A1448]/1000/(60*60*24)" office:value-type="time" office:time-value="PT06H25M34.889S" calcext:value-type="time">
            <text:p>06:25:35</text:p>
          </table:table-cell>
          <table:table-cell office:value-type="float" office:value="1.14" calcext:value-type="float">
            <text:p>1.14</text:p>
          </table:table-cell>
          <table:table-cell office:value-type="float" office:value="228.1" calcext:value-type="float">
            <text:p>228.1</text:p>
          </table:table-cell>
          <table:table-cell office:value-type="float" office:value="260.67" calcext:value-type="float">
            <text:p>260.67</text:p>
          </table:table-cell>
          <table:table-cell office:value-type="float" office:value="1550.87" calcext:value-type="float">
            <text:p>1550.87</text:p>
          </table:table-cell>
          <table:table-cell office:value-type="float" office:value="1882.75" calcext:value-type="float">
            <text:p>1882.75</text:p>
          </table:table-cell>
        </table:table-row>
        <table:table-row table:style-name="ro1">
          <table:table-cell office:value-type="float" office:value="23150889" calcext:value-type="float">
            <text:p>23150889</text:p>
          </table:table-cell>
          <table:table-cell table:formula="of:=[.A1449]/1000/(60*60*24)" office:value-type="time" office:time-value="PT06H25M50.889S" calcext:value-type="time">
            <text:p>06:25:51</text:p>
          </table:table-cell>
          <table:table-cell office:value-type="float" office:value="1.14" calcext:value-type="float">
            <text:p>1.14</text:p>
          </table:table-cell>
          <table:table-cell office:value-type="float" office:value="228.1" calcext:value-type="float">
            <text:p>228.1</text:p>
          </table:table-cell>
          <table:table-cell office:value-type="float" office:value="260.67" calcext:value-type="float">
            <text:p>260.67</text:p>
          </table:table-cell>
          <table:table-cell office:value-type="float" office:value="1551.88" calcext:value-type="float">
            <text:p>1551.88</text:p>
          </table:table-cell>
          <table:table-cell office:value-type="float" office:value="1883.91" calcext:value-type="float">
            <text:p>1883.91</text:p>
          </table:table-cell>
        </table:table-row>
        <table:table-row table:style-name="ro1">
          <table:table-cell office:value-type="float" office:value="23166889" calcext:value-type="float">
            <text:p>23166889</text:p>
          </table:table-cell>
          <table:table-cell table:formula="of:=[.A1450]/1000/(60*60*24)" office:value-type="time" office:time-value="PT06H26M06.889S" calcext:value-type="time">
            <text:p>06:26:07</text:p>
          </table:table-cell>
          <table:table-cell office:value-type="float" office:value="1.14" calcext:value-type="float">
            <text:p>1.14</text:p>
          </table:table-cell>
          <table:table-cell office:value-type="float" office:value="228" calcext:value-type="float">
            <text:p>228</text:p>
          </table:table-cell>
          <table:table-cell office:value-type="float" office:value="260.56" calcext:value-type="float">
            <text:p>260.56</text:p>
          </table:table-cell>
          <table:table-cell office:value-type="float" office:value="1552.89" calcext:value-type="float">
            <text:p>1552.89</text:p>
          </table:table-cell>
          <table:table-cell office:value-type="float" office:value="1885.06" calcext:value-type="float">
            <text:p>1885.06</text:p>
          </table:table-cell>
        </table:table-row>
        <table:table-row table:style-name="ro1">
          <table:table-cell office:value-type="float" office:value="23182889" calcext:value-type="float">
            <text:p>23182889</text:p>
          </table:table-cell>
          <table:table-cell table:formula="of:=[.A1451]/1000/(60*60*24)" office:value-type="time" office:time-value="PT06H26M22.889S" calcext:value-type="time">
            <text:p>06:26:23</text:p>
          </table:table-cell>
          <table:table-cell office:value-type="float" office:value="1.14" calcext:value-type="float">
            <text:p>1.14</text:p>
          </table:table-cell>
          <table:table-cell office:value-type="float" office:value="227.9" calcext:value-type="float">
            <text:p>227.9</text:p>
          </table:table-cell>
          <table:table-cell office:value-type="float" office:value="260.44" calcext:value-type="float">
            <text:p>260.44</text:p>
          </table:table-cell>
          <table:table-cell office:value-type="float" office:value="1553.91" calcext:value-type="float">
            <text:p>1553.91</text:p>
          </table:table-cell>
          <table:table-cell office:value-type="float" office:value="1886.22" calcext:value-type="float">
            <text:p>1886.22</text:p>
          </table:table-cell>
        </table:table-row>
        <table:table-row table:style-name="ro1">
          <table:table-cell office:value-type="float" office:value="23198889" calcext:value-type="float">
            <text:p>23198889</text:p>
          </table:table-cell>
          <table:table-cell table:formula="of:=[.A1452]/1000/(60*60*24)" office:value-type="time" office:time-value="PT06H26M38.889S" calcext:value-type="time">
            <text:p>06:26:39</text:p>
          </table:table-cell>
          <table:table-cell office:value-type="float" office:value="1.14" calcext:value-type="float">
            <text:p>1.14</text:p>
          </table:table-cell>
          <table:table-cell office:value-type="float" office:value="227.9" calcext:value-type="float">
            <text:p>227.9</text:p>
          </table:table-cell>
          <table:table-cell office:value-type="float" office:value="260.44" calcext:value-type="float">
            <text:p>260.44</text:p>
          </table:table-cell>
          <table:table-cell office:value-type="float" office:value="1554.92" calcext:value-type="float">
            <text:p>1554.92</text:p>
          </table:table-cell>
          <table:table-cell office:value-type="float" office:value="1887.38" calcext:value-type="float">
            <text:p>1887.38</text:p>
          </table:table-cell>
        </table:table-row>
        <table:table-row table:style-name="ro1">
          <table:table-cell office:value-type="float" office:value="23214889" calcext:value-type="float">
            <text:p>23214889</text:p>
          </table:table-cell>
          <table:table-cell table:formula="of:=[.A1453]/1000/(60*60*24)" office:value-type="time" office:time-value="PT06H26M54.889S" calcext:value-type="time">
            <text:p>06:26:55</text:p>
          </table:table-cell>
          <table:table-cell office:value-type="float" office:value="1.14" calcext:value-type="float">
            <text:p>1.14</text:p>
          </table:table-cell>
          <table:table-cell office:value-type="float" office:value="227.9" calcext:value-type="float">
            <text:p>227.9</text:p>
          </table:table-cell>
          <table:table-cell office:value-type="float" office:value="260.44" calcext:value-type="float">
            <text:p>260.44</text:p>
          </table:table-cell>
          <table:table-cell office:value-type="float" office:value="1555.93" calcext:value-type="float">
            <text:p>1555.93</text:p>
          </table:table-cell>
          <table:table-cell office:value-type="float" office:value="1888.54" calcext:value-type="float">
            <text:p>1888.54</text:p>
          </table:table-cell>
        </table:table-row>
        <table:table-row table:style-name="ro1">
          <table:table-cell office:value-type="float" office:value="23230889" calcext:value-type="float">
            <text:p>23230889</text:p>
          </table:table-cell>
          <table:table-cell table:formula="of:=[.A1454]/1000/(60*60*24)" office:value-type="time" office:time-value="PT06H27M10.889S" calcext:value-type="time">
            <text:p>06:27:11</text:p>
          </table:table-cell>
          <table:table-cell office:value-type="float" office:value="1.14" calcext:value-type="float">
            <text:p>1.14</text:p>
          </table:table-cell>
          <table:table-cell office:value-type="float" office:value="227.9" calcext:value-type="float">
            <text:p>227.9</text:p>
          </table:table-cell>
          <table:table-cell office:value-type="float" office:value="260.44" calcext:value-type="float">
            <text:p>260.44</text:p>
          </table:table-cell>
          <table:table-cell office:value-type="float" office:value="1556.95" calcext:value-type="float">
            <text:p>1556.95</text:p>
          </table:table-cell>
          <table:table-cell office:value-type="float" office:value="1889.7" calcext:value-type="float">
            <text:p>1889.7</text:p>
          </table:table-cell>
        </table:table-row>
        <table:table-row table:style-name="ro1">
          <table:table-cell office:value-type="float" office:value="23246889" calcext:value-type="float">
            <text:p>23246889</text:p>
          </table:table-cell>
          <table:table-cell table:formula="of:=[.A1455]/1000/(60*60*24)" office:value-type="time" office:time-value="PT06H27M26.889S" calcext:value-type="time">
            <text:p>06:27:27</text:p>
          </table:table-cell>
          <table:table-cell office:value-type="float" office:value="1.14" calcext:value-type="float">
            <text:p>1.14</text:p>
          </table:table-cell>
          <table:table-cell office:value-type="float" office:value="227.8" calcext:value-type="float">
            <text:p>227.8</text:p>
          </table:table-cell>
          <table:table-cell office:value-type="float" office:value="260.33" calcext:value-type="float">
            <text:p>260.33</text:p>
          </table:table-cell>
          <table:table-cell office:value-type="float" office:value="1557.96" calcext:value-type="float">
            <text:p>1557.96</text:p>
          </table:table-cell>
          <table:table-cell office:value-type="float" office:value="1890.85" calcext:value-type="float">
            <text:p>1890.85</text:p>
          </table:table-cell>
        </table:table-row>
        <table:table-row table:style-name="ro1">
          <table:table-cell office:value-type="float" office:value="23262889" calcext:value-type="float">
            <text:p>23262889</text:p>
          </table:table-cell>
          <table:table-cell table:formula="of:=[.A1456]/1000/(60*60*24)" office:value-type="time" office:time-value="PT06H27M42.889S" calcext:value-type="time">
            <text:p>06:27:43</text:p>
          </table:table-cell>
          <table:table-cell office:value-type="float" office:value="1.14" calcext:value-type="float">
            <text:p>1.14</text:p>
          </table:table-cell>
          <table:table-cell office:value-type="float" office:value="227.8" calcext:value-type="float">
            <text:p>227.8</text:p>
          </table:table-cell>
          <table:table-cell office:value-type="float" office:value="260.32" calcext:value-type="float">
            <text:p>260.32</text:p>
          </table:table-cell>
          <table:table-cell office:value-type="float" office:value="1558.97" calcext:value-type="float">
            <text:p>1558.97</text:p>
          </table:table-cell>
          <table:table-cell office:value-type="float" office:value="1892.01" calcext:value-type="float">
            <text:p>1892.01</text:p>
          </table:table-cell>
        </table:table-row>
        <table:table-row table:style-name="ro1">
          <table:table-cell office:value-type="float" office:value="23278889" calcext:value-type="float">
            <text:p>23278889</text:p>
          </table:table-cell>
          <table:table-cell table:formula="of:=[.A1457]/1000/(60*60*24)" office:value-type="time" office:time-value="PT06H27M58.889S" calcext:value-type="time">
            <text:p>06:27:59</text:p>
          </table:table-cell>
          <table:table-cell office:value-type="float" office:value="1.14" calcext:value-type="float">
            <text:p>1.14</text:p>
          </table:table-cell>
          <table:table-cell office:value-type="float" office:value="227.7" calcext:value-type="float">
            <text:p>227.7</text:p>
          </table:table-cell>
          <table:table-cell office:value-type="float" office:value="260.21" calcext:value-type="float">
            <text:p>260.21</text:p>
          </table:table-cell>
          <table:table-cell office:value-type="float" office:value="1559.98" calcext:value-type="float">
            <text:p>1559.98</text:p>
          </table:table-cell>
          <table:table-cell office:value-type="float" office:value="1893.17" calcext:value-type="float">
            <text:p>1893.17</text:p>
          </table:table-cell>
        </table:table-row>
        <table:table-row table:style-name="ro1">
          <table:table-cell office:value-type="float" office:value="23294889" calcext:value-type="float">
            <text:p>23294889</text:p>
          </table:table-cell>
          <table:table-cell table:formula="of:=[.A1458]/1000/(60*60*24)" office:value-type="time" office:time-value="PT06H28M14.889S" calcext:value-type="time">
            <text:p>06:28:15</text:p>
          </table:table-cell>
          <table:table-cell office:value-type="float" office:value="1.14" calcext:value-type="float">
            <text:p>1.14</text:p>
          </table:table-cell>
          <table:table-cell office:value-type="float" office:value="227.7" calcext:value-type="float">
            <text:p>227.7</text:p>
          </table:table-cell>
          <table:table-cell office:value-type="float" office:value="260.21" calcext:value-type="float">
            <text:p>260.21</text:p>
          </table:table-cell>
          <table:table-cell office:value-type="float" office:value="1561" calcext:value-type="float">
            <text:p>1561</text:p>
          </table:table-cell>
          <table:table-cell office:value-type="float" office:value="1894.32" calcext:value-type="float">
            <text:p>1894.32</text:p>
          </table:table-cell>
        </table:table-row>
        <table:table-row table:style-name="ro1">
          <table:table-cell office:value-type="float" office:value="23310889" calcext:value-type="float">
            <text:p>23310889</text:p>
          </table:table-cell>
          <table:table-cell table:formula="of:=[.A1459]/1000/(60*60*24)" office:value-type="time" office:time-value="PT06H28M30.889S" calcext:value-type="time">
            <text:p>06:28:31</text:p>
          </table:table-cell>
          <table:table-cell office:value-type="float" office:value="1.14" calcext:value-type="float">
            <text:p>1.14</text:p>
          </table:table-cell>
          <table:table-cell office:value-type="float" office:value="227.6" calcext:value-type="float">
            <text:p>227.6</text:p>
          </table:table-cell>
          <table:table-cell office:value-type="float" office:value="260.09" calcext:value-type="float">
            <text:p>260.09</text:p>
          </table:table-cell>
          <table:table-cell office:value-type="float" office:value="1562.01" calcext:value-type="float">
            <text:p>1562.01</text:p>
          </table:table-cell>
          <table:table-cell office:value-type="float" office:value="1895.48" calcext:value-type="float">
            <text:p>1895.48</text:p>
          </table:table-cell>
        </table:table-row>
        <table:table-row table:style-name="ro1">
          <table:table-cell office:value-type="float" office:value="23326889" calcext:value-type="float">
            <text:p>23326889</text:p>
          </table:table-cell>
          <table:table-cell table:formula="of:=[.A1460]/1000/(60*60*24)" office:value-type="time" office:time-value="PT06H28M46.889S" calcext:value-type="time">
            <text:p>06:28:47</text:p>
          </table:table-cell>
          <table:table-cell office:value-type="float" office:value="1.14" calcext:value-type="float">
            <text:p>1.14</text:p>
          </table:table-cell>
          <table:table-cell office:value-type="float" office:value="227.5" calcext:value-type="float">
            <text:p>227.5</text:p>
          </table:table-cell>
          <table:table-cell office:value-type="float" office:value="259.98" calcext:value-type="float">
            <text:p>259.98</text:p>
          </table:table-cell>
          <table:table-cell office:value-type="float" office:value="1563.02" calcext:value-type="float">
            <text:p>1563.02</text:p>
          </table:table-cell>
          <table:table-cell office:value-type="float" office:value="1896.64" calcext:value-type="float">
            <text:p>1896.64</text:p>
          </table:table-cell>
        </table:table-row>
        <table:table-row table:style-name="ro1">
          <table:table-cell office:value-type="float" office:value="23342889" calcext:value-type="float">
            <text:p>23342889</text:p>
          </table:table-cell>
          <table:table-cell table:formula="of:=[.A1461]/1000/(60*60*24)" office:value-type="time" office:time-value="PT06H29M02.889S" calcext:value-type="time">
            <text:p>06:29:03</text:p>
          </table:table-cell>
          <table:table-cell office:value-type="float" office:value="1.14" calcext:value-type="float">
            <text:p>1.14</text:p>
          </table:table-cell>
          <table:table-cell office:value-type="float" office:value="227.5" calcext:value-type="float">
            <text:p>227.5</text:p>
          </table:table-cell>
          <table:table-cell office:value-type="float" office:value="259.98" calcext:value-type="float">
            <text:p>259.98</text:p>
          </table:table-cell>
          <table:table-cell office:value-type="float" office:value="1564.03" calcext:value-type="float">
            <text:p>1564.03</text:p>
          </table:table-cell>
          <table:table-cell office:value-type="float" office:value="1897.79" calcext:value-type="float">
            <text:p>1897.79</text:p>
          </table:table-cell>
        </table:table-row>
        <table:table-row table:style-name="ro1">
          <table:table-cell office:value-type="float" office:value="23358889" calcext:value-type="float">
            <text:p>23358889</text:p>
          </table:table-cell>
          <table:table-cell table:formula="of:=[.A1462]/1000/(60*60*24)" office:value-type="time" office:time-value="PT06H29M18.889S" calcext:value-type="time">
            <text:p>06:29:19</text:p>
          </table:table-cell>
          <table:table-cell office:value-type="float" office:value="1.14" calcext:value-type="float">
            <text:p>1.14</text:p>
          </table:table-cell>
          <table:table-cell office:value-type="float" office:value="227.5" calcext:value-type="float">
            <text:p>227.5</text:p>
          </table:table-cell>
          <table:table-cell office:value-type="float" office:value="259.97" calcext:value-type="float">
            <text:p>259.97</text:p>
          </table:table-cell>
          <table:table-cell office:value-type="float" office:value="1565.04" calcext:value-type="float">
            <text:p>1565.04</text:p>
          </table:table-cell>
          <table:table-cell office:value-type="float" office:value="1898.95" calcext:value-type="float">
            <text:p>1898.95</text:p>
          </table:table-cell>
        </table:table-row>
        <table:table-row table:style-name="ro1">
          <table:table-cell office:value-type="float" office:value="23374889" calcext:value-type="float">
            <text:p>23374889</text:p>
          </table:table-cell>
          <table:table-cell table:formula="of:=[.A1463]/1000/(60*60*24)" office:value-type="time" office:time-value="PT06H29M34.889S" calcext:value-type="time">
            <text:p>06:29:35</text:p>
          </table:table-cell>
          <table:table-cell office:value-type="float" office:value="1.14" calcext:value-type="float">
            <text:p>1.14</text:p>
          </table:table-cell>
          <table:table-cell office:value-type="float" office:value="227.4" calcext:value-type="float">
            <text:p>227.4</text:p>
          </table:table-cell>
          <table:table-cell office:value-type="float" office:value="258.95" calcext:value-type="float">
            <text:p>258.95</text:p>
          </table:table-cell>
          <table:table-cell office:value-type="float" office:value="1566.05" calcext:value-type="float">
            <text:p>1566.05</text:p>
          </table:table-cell>
          <table:table-cell office:value-type="float" office:value="1900.1" calcext:value-type="float">
            <text:p>1900.1</text:p>
          </table:table-cell>
        </table:table-row>
        <table:table-row table:style-name="ro1">
          <table:table-cell office:value-type="float" office:value="23390888" calcext:value-type="float">
            <text:p>23390888</text:p>
          </table:table-cell>
          <table:table-cell table:formula="of:=[.A1464]/1000/(60*60*24)" office:value-type="time" office:time-value="PT06H29M50.888S" calcext:value-type="time">
            <text:p>06:29:51</text:p>
          </table:table-cell>
          <table:table-cell office:value-type="float" office:value="1.14" calcext:value-type="float">
            <text:p>1.14</text:p>
          </table:table-cell>
          <table:table-cell office:value-type="float" office:value="227.3" calcext:value-type="float">
            <text:p>227.3</text:p>
          </table:table-cell>
          <table:table-cell office:value-type="float" office:value="258.84" calcext:value-type="float">
            <text:p>258.84</text:p>
          </table:table-cell>
          <table:table-cell office:value-type="float" office:value="1567.06" calcext:value-type="float">
            <text:p>1567.06</text:p>
          </table:table-cell>
          <table:table-cell office:value-type="float" office:value="1901.26" calcext:value-type="float">
            <text:p>1901.26</text:p>
          </table:table-cell>
        </table:table-row>
        <table:table-row table:style-name="ro1">
          <table:table-cell office:value-type="float" office:value="23406889" calcext:value-type="float">
            <text:p>23406889</text:p>
          </table:table-cell>
          <table:table-cell table:formula="of:=[.A1465]/1000/(60*60*24)" office:value-type="time" office:time-value="PT06H30M06.889S" calcext:value-type="time">
            <text:p>06:30:07</text:p>
          </table:table-cell>
          <table:table-cell office:value-type="float" office:value="1.14" calcext:value-type="float">
            <text:p>1.14</text:p>
          </table:table-cell>
          <table:table-cell office:value-type="float" office:value="227.4" calcext:value-type="float">
            <text:p>227.4</text:p>
          </table:table-cell>
          <table:table-cell office:value-type="float" office:value="259.86" calcext:value-type="float">
            <text:p>259.86</text:p>
          </table:table-cell>
          <table:table-cell office:value-type="float" office:value="1568.07" calcext:value-type="float">
            <text:p>1568.07</text:p>
          </table:table-cell>
          <table:table-cell office:value-type="float" office:value="1902.41" calcext:value-type="float">
            <text:p>1902.41</text:p>
          </table:table-cell>
        </table:table-row>
        <table:table-row table:style-name="ro1">
          <table:table-cell office:value-type="float" office:value="23422889" calcext:value-type="float">
            <text:p>23422889</text:p>
          </table:table-cell>
          <table:table-cell table:formula="of:=[.A1466]/1000/(60*60*24)" office:value-type="time" office:time-value="PT06H30M22.889S" calcext:value-type="time">
            <text:p>06:30:23</text:p>
          </table:table-cell>
          <table:table-cell office:value-type="float" office:value="1.14" calcext:value-type="float">
            <text:p>1.14</text:p>
          </table:table-cell>
          <table:table-cell office:value-type="float" office:value="227.3" calcext:value-type="float">
            <text:p>227.3</text:p>
          </table:table-cell>
          <table:table-cell office:value-type="float" office:value="258.83" calcext:value-type="float">
            <text:p>258.83</text:p>
          </table:table-cell>
          <table:table-cell office:value-type="float" office:value="1569.08" calcext:value-type="float">
            <text:p>1569.08</text:p>
          </table:table-cell>
          <table:table-cell office:value-type="float" office:value="1903.56" calcext:value-type="float">
            <text:p>1903.56</text:p>
          </table:table-cell>
        </table:table-row>
        <table:table-row table:style-name="ro1">
          <table:table-cell office:value-type="float" office:value="23438889" calcext:value-type="float">
            <text:p>23438889</text:p>
          </table:table-cell>
          <table:table-cell table:formula="of:=[.A1467]/1000/(60*60*24)" office:value-type="time" office:time-value="PT06H30M38.889S" calcext:value-type="time">
            <text:p>06:30:39</text:p>
          </table:table-cell>
          <table:table-cell office:value-type="float" office:value="1.14" calcext:value-type="float">
            <text:p>1.14</text:p>
          </table:table-cell>
          <table:table-cell office:value-type="float" office:value="227.3" calcext:value-type="float">
            <text:p>227.3</text:p>
          </table:table-cell>
          <table:table-cell office:value-type="float" office:value="259.74" calcext:value-type="float">
            <text:p>259.74</text:p>
          </table:table-cell>
          <table:table-cell office:value-type="float" office:value="1570.09" calcext:value-type="float">
            <text:p>1570.09</text:p>
          </table:table-cell>
          <table:table-cell office:value-type="float" office:value="1904.71" calcext:value-type="float">
            <text:p>1904.71</text:p>
          </table:table-cell>
        </table:table-row>
        <table:table-row table:style-name="ro1">
          <table:table-cell office:value-type="float" office:value="23454889" calcext:value-type="float">
            <text:p>23454889</text:p>
          </table:table-cell>
          <table:table-cell table:formula="of:=[.A1468]/1000/(60*60*24)" office:value-type="time" office:time-value="PT06H30M54.889S" calcext:value-type="time">
            <text:p>06:30:55</text:p>
          </table:table-cell>
          <table:table-cell office:value-type="float" office:value="1.14" calcext:value-type="float">
            <text:p>1.14</text:p>
          </table:table-cell>
          <table:table-cell office:value-type="float" office:value="227.3" calcext:value-type="float">
            <text:p>227.3</text:p>
          </table:table-cell>
          <table:table-cell office:value-type="float" office:value="258.83" calcext:value-type="float">
            <text:p>258.83</text:p>
          </table:table-cell>
          <table:table-cell office:value-type="float" office:value="1571.1" calcext:value-type="float">
            <text:p>1571.1</text:p>
          </table:table-cell>
          <table:table-cell office:value-type="float" office:value="1905.86" calcext:value-type="float">
            <text:p>1905.86</text:p>
          </table:table-cell>
        </table:table-row>
        <table:table-row table:style-name="ro1">
          <table:table-cell office:value-type="float" office:value="23470889" calcext:value-type="float">
            <text:p>23470889</text:p>
          </table:table-cell>
          <table:table-cell table:formula="of:=[.A1469]/1000/(60*60*24)" office:value-type="time" office:time-value="PT06H31M10.889S" calcext:value-type="time">
            <text:p>06:31:11</text:p>
          </table:table-cell>
          <table:table-cell office:value-type="float" office:value="1.14" calcext:value-type="float">
            <text:p>1.14</text:p>
          </table:table-cell>
          <table:table-cell office:value-type="float" office:value="227.2" calcext:value-type="float">
            <text:p>227.2</text:p>
          </table:table-cell>
          <table:table-cell office:value-type="float" office:value="258.72" calcext:value-type="float">
            <text:p>258.72</text:p>
          </table:table-cell>
          <table:table-cell office:value-type="float" office:value="1572.11" calcext:value-type="float">
            <text:p>1572.11</text:p>
          </table:table-cell>
          <table:table-cell office:value-type="float" office:value="1907.01" calcext:value-type="float">
            <text:p>1907.01</text:p>
          </table:table-cell>
        </table:table-row>
        <table:table-row table:style-name="ro1">
          <table:table-cell office:value-type="float" office:value="23486889" calcext:value-type="float">
            <text:p>23486889</text:p>
          </table:table-cell>
          <table:table-cell table:formula="of:=[.A1470]/1000/(60*60*24)" office:value-type="time" office:time-value="PT06H31M26.889S" calcext:value-type="time">
            <text:p>06:31:27</text:p>
          </table:table-cell>
          <table:table-cell office:value-type="float" office:value="1.14" calcext:value-type="float">
            <text:p>1.14</text:p>
          </table:table-cell>
          <table:table-cell office:value-type="float" office:value="227.1" calcext:value-type="float">
            <text:p>227.1</text:p>
          </table:table-cell>
          <table:table-cell office:value-type="float" office:value="258.6" calcext:value-type="float">
            <text:p>258.6</text:p>
          </table:table-cell>
          <table:table-cell office:value-type="float" office:value="1573.12" calcext:value-type="float">
            <text:p>1573.12</text:p>
          </table:table-cell>
          <table:table-cell office:value-type="float" office:value="1908.17" calcext:value-type="float">
            <text:p>1908.17</text:p>
          </table:table-cell>
        </table:table-row>
        <table:table-row table:style-name="ro1">
          <table:table-cell office:value-type="float" office:value="23502889" calcext:value-type="float">
            <text:p>23502889</text:p>
          </table:table-cell>
          <table:table-cell table:formula="of:=[.A1471]/1000/(60*60*24)" office:value-type="time" office:time-value="PT06H31M42.889S" calcext:value-type="time">
            <text:p>06:31:43</text:p>
          </table:table-cell>
          <table:table-cell office:value-type="float" office:value="1.14" calcext:value-type="float">
            <text:p>1.14</text:p>
          </table:table-cell>
          <table:table-cell office:value-type="float" office:value="227.1" calcext:value-type="float">
            <text:p>227.1</text:p>
          </table:table-cell>
          <table:table-cell office:value-type="float" office:value="258.6" calcext:value-type="float">
            <text:p>258.6</text:p>
          </table:table-cell>
          <table:table-cell office:value-type="float" office:value="1574.13" calcext:value-type="float">
            <text:p>1574.13</text:p>
          </table:table-cell>
          <table:table-cell office:value-type="float" office:value="1909.31" calcext:value-type="float">
            <text:p>1909.31</text:p>
          </table:table-cell>
        </table:table-row>
        <table:table-row table:style-name="ro1">
          <table:table-cell office:value-type="float" office:value="23518889" calcext:value-type="float">
            <text:p>23518889</text:p>
          </table:table-cell>
          <table:table-cell table:formula="of:=[.A1472]/1000/(60*60*24)" office:value-type="time" office:time-value="PT06H31M58.889S" calcext:value-type="time">
            <text:p>06:31:59</text:p>
          </table:table-cell>
          <table:table-cell office:value-type="float" office:value="1.14" calcext:value-type="float">
            <text:p>1.14</text:p>
          </table:table-cell>
          <table:table-cell office:value-type="float" office:value="227" calcext:value-type="float">
            <text:p>227</text:p>
          </table:table-cell>
          <table:table-cell office:value-type="float" office:value="258.49" calcext:value-type="float">
            <text:p>258.49</text:p>
          </table:table-cell>
          <table:table-cell office:value-type="float" office:value="1575.14" calcext:value-type="float">
            <text:p>1575.14</text:p>
          </table:table-cell>
          <table:table-cell office:value-type="float" office:value="1910.46" calcext:value-type="float">
            <text:p>1910.46</text:p>
          </table:table-cell>
        </table:table-row>
        <table:table-row table:style-name="ro1">
          <table:table-cell office:value-type="float" office:value="23534889" calcext:value-type="float">
            <text:p>23534889</text:p>
          </table:table-cell>
          <table:table-cell table:formula="of:=[.A1473]/1000/(60*60*24)" office:value-type="time" office:time-value="PT06H32M14.889S" calcext:value-type="time">
            <text:p>06:32:15</text:p>
          </table:table-cell>
          <table:table-cell office:value-type="float" office:value="1.14" calcext:value-type="float">
            <text:p>1.14</text:p>
          </table:table-cell>
          <table:table-cell office:value-type="float" office:value="227" calcext:value-type="float">
            <text:p>227</text:p>
          </table:table-cell>
          <table:table-cell office:value-type="float" office:value="258.48" calcext:value-type="float">
            <text:p>258.48</text:p>
          </table:table-cell>
          <table:table-cell office:value-type="float" office:value="1576.15" calcext:value-type="float">
            <text:p>1576.15</text:p>
          </table:table-cell>
          <table:table-cell office:value-type="float" office:value="1911.61" calcext:value-type="float">
            <text:p>1911.61</text:p>
          </table:table-cell>
        </table:table-row>
        <table:table-row table:style-name="ro1">
          <table:table-cell office:value-type="float" office:value="23550889" calcext:value-type="float">
            <text:p>23550889</text:p>
          </table:table-cell>
          <table:table-cell table:formula="of:=[.A1474]/1000/(60*60*24)" office:value-type="time" office:time-value="PT06H32M30.889S" calcext:value-type="time">
            <text:p>06:32:31</text:p>
          </table:table-cell>
          <table:table-cell office:value-type="float" office:value="1.14" calcext:value-type="float">
            <text:p>1.14</text:p>
          </table:table-cell>
          <table:table-cell office:value-type="float" office:value="227" calcext:value-type="float">
            <text:p>227</text:p>
          </table:table-cell>
          <table:table-cell office:value-type="float" office:value="258.48" calcext:value-type="float">
            <text:p>258.48</text:p>
          </table:table-cell>
          <table:table-cell office:value-type="float" office:value="1577.16" calcext:value-type="float">
            <text:p>1577.16</text:p>
          </table:table-cell>
          <table:table-cell office:value-type="float" office:value="1912.76" calcext:value-type="float">
            <text:p>1912.76</text:p>
          </table:table-cell>
        </table:table-row>
        <table:table-row table:style-name="ro1">
          <table:table-cell office:value-type="float" office:value="23566889" calcext:value-type="float">
            <text:p>23566889</text:p>
          </table:table-cell>
          <table:table-cell table:formula="of:=[.A1475]/1000/(60*60*24)" office:value-type="time" office:time-value="PT06H32M46.889S" calcext:value-type="time">
            <text:p>06:32:47</text:p>
          </table:table-cell>
          <table:table-cell office:value-type="float" office:value="1.14" calcext:value-type="float">
            <text:p>1.14</text:p>
          </table:table-cell>
          <table:table-cell office:value-type="float" office:value="226.9" calcext:value-type="float">
            <text:p>226.9</text:p>
          </table:table-cell>
          <table:table-cell office:value-type="float" office:value="258.37" calcext:value-type="float">
            <text:p>258.37</text:p>
          </table:table-cell>
          <table:table-cell office:value-type="float" office:value="1578.17" calcext:value-type="float">
            <text:p>1578.17</text:p>
          </table:table-cell>
          <table:table-cell office:value-type="float" office:value="1913.91" calcext:value-type="float">
            <text:p>1913.91</text:p>
          </table:table-cell>
        </table:table-row>
        <table:table-row table:style-name="ro1">
          <table:table-cell office:value-type="float" office:value="23582889" calcext:value-type="float">
            <text:p>23582889</text:p>
          </table:table-cell>
          <table:table-cell table:formula="of:=[.A1476]/1000/(60*60*24)" office:value-type="time" office:time-value="PT06H33M02.889S" calcext:value-type="time">
            <text:p>06:33:03</text:p>
          </table:table-cell>
          <table:table-cell office:value-type="float" office:value="1.14" calcext:value-type="float">
            <text:p>1.14</text:p>
          </table:table-cell>
          <table:table-cell office:value-type="float" office:value="226.9" calcext:value-type="float">
            <text:p>226.9</text:p>
          </table:table-cell>
          <table:table-cell office:value-type="float" office:value="258.37" calcext:value-type="float">
            <text:p>258.37</text:p>
          </table:table-cell>
          <table:table-cell office:value-type="float" office:value="1579.18" calcext:value-type="float">
            <text:p>1579.18</text:p>
          </table:table-cell>
          <table:table-cell office:value-type="float" office:value="1915.06" calcext:value-type="float">
            <text:p>1915.06</text:p>
          </table:table-cell>
        </table:table-row>
        <table:table-row table:style-name="ro1">
          <table:table-cell office:value-type="float" office:value="23598889" calcext:value-type="float">
            <text:p>23598889</text:p>
          </table:table-cell>
          <table:table-cell table:formula="of:=[.A1477]/1000/(60*60*24)" office:value-type="time" office:time-value="PT06H33M18.889S" calcext:value-type="time">
            <text:p>06:33:19</text:p>
          </table:table-cell>
          <table:table-cell office:value-type="float" office:value="1.14" calcext:value-type="float">
            <text:p>1.14</text:p>
          </table:table-cell>
          <table:table-cell office:value-type="float" office:value="226.8" calcext:value-type="float">
            <text:p>226.8</text:p>
          </table:table-cell>
          <table:table-cell office:value-type="float" office:value="258.25" calcext:value-type="float">
            <text:p>258.25</text:p>
          </table:table-cell>
          <table:table-cell office:value-type="float" office:value="1580.19" calcext:value-type="float">
            <text:p>1580.19</text:p>
          </table:table-cell>
          <table:table-cell office:value-type="float" office:value="1916.21" calcext:value-type="float">
            <text:p>1916.21</text:p>
          </table:table-cell>
        </table:table-row>
        <table:table-row table:style-name="ro1">
          <table:table-cell office:value-type="float" office:value="23614889" calcext:value-type="float">
            <text:p>23614889</text:p>
          </table:table-cell>
          <table:table-cell table:formula="of:=[.A1478]/1000/(60*60*24)" office:value-type="time" office:time-value="PT06H33M34.889S" calcext:value-type="time">
            <text:p>06:33:35</text:p>
          </table:table-cell>
          <table:table-cell office:value-type="float" office:value="1.14" calcext:value-type="float">
            <text:p>1.14</text:p>
          </table:table-cell>
          <table:table-cell office:value-type="float" office:value="226.8" calcext:value-type="float">
            <text:p>226.8</text:p>
          </table:table-cell>
          <table:table-cell office:value-type="float" office:value="258.25" calcext:value-type="float">
            <text:p>258.25</text:p>
          </table:table-cell>
          <table:table-cell office:value-type="float" office:value="1581.19" calcext:value-type="float">
            <text:p>1581.19</text:p>
          </table:table-cell>
          <table:table-cell office:value-type="float" office:value="1917.35" calcext:value-type="float">
            <text:p>1917.35</text:p>
          </table:table-cell>
        </table:table-row>
        <table:table-row table:style-name="ro1">
          <table:table-cell office:value-type="float" office:value="23630889" calcext:value-type="float">
            <text:p>23630889</text:p>
          </table:table-cell>
          <table:table-cell table:formula="of:=[.A1479]/1000/(60*60*24)" office:value-type="time" office:time-value="PT06H33M50.889S" calcext:value-type="time">
            <text:p>06:33:51</text:p>
          </table:table-cell>
          <table:table-cell office:value-type="float" office:value="1.14" calcext:value-type="float">
            <text:p>1.14</text:p>
          </table:table-cell>
          <table:table-cell office:value-type="float" office:value="226.7" calcext:value-type="float">
            <text:p>226.7</text:p>
          </table:table-cell>
          <table:table-cell office:value-type="float" office:value="258.14" calcext:value-type="float">
            <text:p>258.14</text:p>
          </table:table-cell>
          <table:table-cell office:value-type="float" office:value="1582.2" calcext:value-type="float">
            <text:p>1582.2</text:p>
          </table:table-cell>
          <table:table-cell office:value-type="float" office:value="1918.5" calcext:value-type="float">
            <text:p>1918.5</text:p>
          </table:table-cell>
        </table:table-row>
        <table:table-row table:style-name="ro1">
          <table:table-cell office:value-type="float" office:value="23646889" calcext:value-type="float">
            <text:p>23646889</text:p>
          </table:table-cell>
          <table:table-cell table:formula="of:=[.A1480]/1000/(60*60*24)" office:value-type="time" office:time-value="PT06H34M06.889S" calcext:value-type="time">
            <text:p>06:34:07</text:p>
          </table:table-cell>
          <table:table-cell office:value-type="float" office:value="1.14" calcext:value-type="float">
            <text:p>1.14</text:p>
          </table:table-cell>
          <table:table-cell office:value-type="float" office:value="226.7" calcext:value-type="float">
            <text:p>226.7</text:p>
          </table:table-cell>
          <table:table-cell office:value-type="float" office:value="258.14" calcext:value-type="float">
            <text:p>258.14</text:p>
          </table:table-cell>
          <table:table-cell office:value-type="float" office:value="1583.21" calcext:value-type="float">
            <text:p>1583.21</text:p>
          </table:table-cell>
          <table:table-cell office:value-type="float" office:value="1919.65" calcext:value-type="float">
            <text:p>1919.65</text:p>
          </table:table-cell>
        </table:table-row>
        <table:table-row table:style-name="ro1">
          <table:table-cell office:value-type="float" office:value="23662889" calcext:value-type="float">
            <text:p>23662889</text:p>
          </table:table-cell>
          <table:table-cell table:formula="of:=[.A1481]/1000/(60*60*24)" office:value-type="time" office:time-value="PT06H34M22.889S" calcext:value-type="time">
            <text:p>06:34:23</text:p>
          </table:table-cell>
          <table:table-cell office:value-type="float" office:value="1.14" calcext:value-type="float">
            <text:p>1.14</text:p>
          </table:table-cell>
          <table:table-cell office:value-type="float" office:value="226.7" calcext:value-type="float">
            <text:p>226.7</text:p>
          </table:table-cell>
          <table:table-cell office:value-type="float" office:value="258.13" calcext:value-type="float">
            <text:p>258.13</text:p>
          </table:table-cell>
          <table:table-cell office:value-type="float" office:value="1584.22" calcext:value-type="float">
            <text:p>1584.22</text:p>
          </table:table-cell>
          <table:table-cell office:value-type="float" office:value="1920.79" calcext:value-type="float">
            <text:p>1920.79</text:p>
          </table:table-cell>
        </table:table-row>
        <table:table-row table:style-name="ro1">
          <table:table-cell office:value-type="float" office:value="23678889" calcext:value-type="float">
            <text:p>23678889</text:p>
          </table:table-cell>
          <table:table-cell table:formula="of:=[.A1482]/1000/(60*60*24)" office:value-type="time" office:time-value="PT06H34M38.889S" calcext:value-type="time">
            <text:p>06:34:39</text:p>
          </table:table-cell>
          <table:table-cell office:value-type="float" office:value="1.14" calcext:value-type="float">
            <text:p>1.14</text:p>
          </table:table-cell>
          <table:table-cell office:value-type="float" office:value="226.6" calcext:value-type="float">
            <text:p>226.6</text:p>
          </table:table-cell>
          <table:table-cell office:value-type="float" office:value="258.02" calcext:value-type="float">
            <text:p>258.02</text:p>
          </table:table-cell>
          <table:table-cell office:value-type="float" office:value="1585.22" calcext:value-type="float">
            <text:p>1585.22</text:p>
          </table:table-cell>
          <table:table-cell office:value-type="float" office:value="1921.94" calcext:value-type="float">
            <text:p>1921.94</text:p>
          </table:table-cell>
        </table:table-row>
        <table:table-row table:style-name="ro1">
          <table:table-cell office:value-type="float" office:value="23694889" calcext:value-type="float">
            <text:p>23694889</text:p>
          </table:table-cell>
          <table:table-cell table:formula="of:=[.A1483]/1000/(60*60*24)" office:value-type="time" office:time-value="PT06H34M54.889S" calcext:value-type="time">
            <text:p>06:34:55</text:p>
          </table:table-cell>
          <table:table-cell office:value-type="float" office:value="1.14" calcext:value-type="float">
            <text:p>1.14</text:p>
          </table:table-cell>
          <table:table-cell office:value-type="float" office:value="226.5" calcext:value-type="float">
            <text:p>226.5</text:p>
          </table:table-cell>
          <table:table-cell office:value-type="float" office:value="257.91" calcext:value-type="float">
            <text:p>257.91</text:p>
          </table:table-cell>
          <table:table-cell office:value-type="float" office:value="1586.23" calcext:value-type="float">
            <text:p>1586.23</text:p>
          </table:table-cell>
          <table:table-cell office:value-type="float" office:value="1923.08" calcext:value-type="float">
            <text:p>1923.08</text:p>
          </table:table-cell>
        </table:table-row>
        <table:table-row table:style-name="ro1">
          <table:table-cell office:value-type="float" office:value="23710889" calcext:value-type="float">
            <text:p>23710889</text:p>
          </table:table-cell>
          <table:table-cell table:formula="of:=[.A1484]/1000/(60*60*24)" office:value-type="time" office:time-value="PT06H35M10.889S" calcext:value-type="time">
            <text:p>06:35:11</text:p>
          </table:table-cell>
          <table:table-cell office:value-type="float" office:value="1.14" calcext:value-type="float">
            <text:p>1.14</text:p>
          </table:table-cell>
          <table:table-cell office:value-type="float" office:value="226.6" calcext:value-type="float">
            <text:p>226.6</text:p>
          </table:table-cell>
          <table:table-cell office:value-type="float" office:value="258.02" calcext:value-type="float">
            <text:p>258.02</text:p>
          </table:table-cell>
          <table:table-cell office:value-type="float" office:value="1587.24" calcext:value-type="float">
            <text:p>1587.24</text:p>
          </table:table-cell>
          <table:table-cell office:value-type="float" office:value="1924.23" calcext:value-type="float">
            <text:p>1924.23</text:p>
          </table:table-cell>
        </table:table-row>
        <table:table-row table:style-name="ro1">
          <table:table-cell office:value-type="float" office:value="23726889" calcext:value-type="float">
            <text:p>23726889</text:p>
          </table:table-cell>
          <table:table-cell table:formula="of:=[.A1485]/1000/(60*60*24)" office:value-type="time" office:time-value="PT06H35M26.889S" calcext:value-type="time">
            <text:p>06:35:27</text:p>
          </table:table-cell>
          <table:table-cell office:value-type="float" office:value="1.13" calcext:value-type="float">
            <text:p>1.13</text:p>
          </table:table-cell>
          <table:table-cell office:value-type="float" office:value="226.5" calcext:value-type="float">
            <text:p>226.5</text:p>
          </table:table-cell>
          <table:table-cell office:value-type="float" office:value="257" calcext:value-type="float">
            <text:p>257</text:p>
          </table:table-cell>
          <table:table-cell office:value-type="float" office:value="1588.24" calcext:value-type="float">
            <text:p>1588.24</text:p>
          </table:table-cell>
          <table:table-cell office:value-type="float" office:value="1925.37" calcext:value-type="float">
            <text:p>1925.37</text:p>
          </table:table-cell>
        </table:table-row>
        <table:table-row table:style-name="ro1">
          <table:table-cell office:value-type="float" office:value="23742889" calcext:value-type="float">
            <text:p>23742889</text:p>
          </table:table-cell>
          <table:table-cell table:formula="of:=[.A1486]/1000/(60*60*24)" office:value-type="time" office:time-value="PT06H35M42.889S" calcext:value-type="time">
            <text:p>06:35:43</text:p>
          </table:table-cell>
          <table:table-cell office:value-type="float" office:value="1.13" calcext:value-type="float">
            <text:p>1.13</text:p>
          </table:table-cell>
          <table:table-cell office:value-type="float" office:value="226.4" calcext:value-type="float">
            <text:p>226.4</text:p>
          </table:table-cell>
          <table:table-cell office:value-type="float" office:value="256.88" calcext:value-type="float">
            <text:p>256.88</text:p>
          </table:table-cell>
          <table:table-cell office:value-type="float" office:value="1589.25" calcext:value-type="float">
            <text:p>1589.25</text:p>
          </table:table-cell>
          <table:table-cell office:value-type="float" office:value="1926.52" calcext:value-type="float">
            <text:p>1926.52</text:p>
          </table:table-cell>
        </table:table-row>
        <table:table-row table:style-name="ro1">
          <table:table-cell office:value-type="float" office:value="23758889" calcext:value-type="float">
            <text:p>23758889</text:p>
          </table:table-cell>
          <table:table-cell table:formula="of:=[.A1487]/1000/(60*60*24)" office:value-type="time" office:time-value="PT06H35M58.889S" calcext:value-type="time">
            <text:p>06:35:59</text:p>
          </table:table-cell>
          <table:table-cell office:value-type="float" office:value="1.13" calcext:value-type="float">
            <text:p>1.13</text:p>
          </table:table-cell>
          <table:table-cell office:value-type="float" office:value="226.4" calcext:value-type="float">
            <text:p>226.4</text:p>
          </table:table-cell>
          <table:table-cell office:value-type="float" office:value="256.88" calcext:value-type="float">
            <text:p>256.88</text:p>
          </table:table-cell>
          <table:table-cell office:value-type="float" office:value="1590.26" calcext:value-type="float">
            <text:p>1590.26</text:p>
          </table:table-cell>
          <table:table-cell office:value-type="float" office:value="1927.66" calcext:value-type="float">
            <text:p>1927.66</text:p>
          </table:table-cell>
        </table:table-row>
        <table:table-row table:style-name="ro1">
          <table:table-cell office:value-type="float" office:value="23774889" calcext:value-type="float">
            <text:p>23774889</text:p>
          </table:table-cell>
          <table:table-cell table:formula="of:=[.A1488]/1000/(60*60*24)" office:value-type="time" office:time-value="PT06H36M14.889S" calcext:value-type="time">
            <text:p>06:36:15</text:p>
          </table:table-cell>
          <table:table-cell office:value-type="float" office:value="1.14" calcext:value-type="float">
            <text:p>1.14</text:p>
          </table:table-cell>
          <table:table-cell office:value-type="float" office:value="226.3" calcext:value-type="float">
            <text:p>226.3</text:p>
          </table:table-cell>
          <table:table-cell office:value-type="float" office:value="257.67" calcext:value-type="float">
            <text:p>257.67</text:p>
          </table:table-cell>
          <table:table-cell office:value-type="float" office:value="1591.26" calcext:value-type="float">
            <text:p>1591.26</text:p>
          </table:table-cell>
          <table:table-cell office:value-type="float" office:value="1928.8" calcext:value-type="float">
            <text:p>1928.8</text:p>
          </table:table-cell>
        </table:table-row>
        <table:table-row table:style-name="ro1">
          <table:table-cell office:value-type="float" office:value="23790889" calcext:value-type="float">
            <text:p>23790889</text:p>
          </table:table-cell>
          <table:table-cell table:formula="of:=[.A1489]/1000/(60*60*24)" office:value-type="time" office:time-value="PT06H36M30.889S" calcext:value-type="time">
            <text:p>06:36:31</text:p>
          </table:table-cell>
          <table:table-cell office:value-type="float" office:value="1.13" calcext:value-type="float">
            <text:p>1.13</text:p>
          </table:table-cell>
          <table:table-cell office:value-type="float" office:value="226.3" calcext:value-type="float">
            <text:p>226.3</text:p>
          </table:table-cell>
          <table:table-cell office:value-type="float" office:value="256.77" calcext:value-type="float">
            <text:p>256.77</text:p>
          </table:table-cell>
          <table:table-cell office:value-type="float" office:value="1592.27" calcext:value-type="float">
            <text:p>1592.27</text:p>
          </table:table-cell>
          <table:table-cell office:value-type="float" office:value="1929.94" calcext:value-type="float">
            <text:p>1929.94</text:p>
          </table:table-cell>
        </table:table-row>
        <table:table-row table:style-name="ro1">
          <table:table-cell office:value-type="float" office:value="23806889" calcext:value-type="float">
            <text:p>23806889</text:p>
          </table:table-cell>
          <table:table-cell table:formula="of:=[.A1490]/1000/(60*60*24)" office:value-type="time" office:time-value="PT06H36M46.889S" calcext:value-type="time">
            <text:p>06:36:47</text:p>
          </table:table-cell>
          <table:table-cell office:value-type="float" office:value="1.13" calcext:value-type="float">
            <text:p>1.13</text:p>
          </table:table-cell>
          <table:table-cell office:value-type="float" office:value="226.2" calcext:value-type="float">
            <text:p>226.2</text:p>
          </table:table-cell>
          <table:table-cell office:value-type="float" office:value="256.65" calcext:value-type="float">
            <text:p>256.65</text:p>
          </table:table-cell>
          <table:table-cell office:value-type="float" office:value="1593.27" calcext:value-type="float">
            <text:p>1593.27</text:p>
          </table:table-cell>
          <table:table-cell office:value-type="float" office:value="1931.08" calcext:value-type="float">
            <text:p>1931.08</text:p>
          </table:table-cell>
        </table:table-row>
        <table:table-row table:style-name="ro1">
          <table:table-cell office:value-type="float" office:value="23822889" calcext:value-type="float">
            <text:p>23822889</text:p>
          </table:table-cell>
          <table:table-cell table:formula="of:=[.A1491]/1000/(60*60*24)" office:value-type="time" office:time-value="PT06H37M02.889S" calcext:value-type="time">
            <text:p>06:37:03</text:p>
          </table:table-cell>
          <table:table-cell office:value-type="float" office:value="1.13" calcext:value-type="float">
            <text:p>1.13</text:p>
          </table:table-cell>
          <table:table-cell office:value-type="float" office:value="226.1" calcext:value-type="float">
            <text:p>226.1</text:p>
          </table:table-cell>
          <table:table-cell office:value-type="float" office:value="256.54" calcext:value-type="float">
            <text:p>256.54</text:p>
          </table:table-cell>
          <table:table-cell office:value-type="float" office:value="1594.28" calcext:value-type="float">
            <text:p>1594.28</text:p>
          </table:table-cell>
          <table:table-cell office:value-type="float" office:value="1932.22" calcext:value-type="float">
            <text:p>1932.22</text:p>
          </table:table-cell>
        </table:table-row>
        <table:table-row table:style-name="ro1">
          <table:table-cell office:value-type="float" office:value="23838889" calcext:value-type="float">
            <text:p>23838889</text:p>
          </table:table-cell>
          <table:table-cell table:formula="of:=[.A1492]/1000/(60*60*24)" office:value-type="time" office:time-value="PT06H37M18.889S" calcext:value-type="time">
            <text:p>06:37:19</text:p>
          </table:table-cell>
          <table:table-cell office:value-type="float" office:value="1.13" calcext:value-type="float">
            <text:p>1.13</text:p>
          </table:table-cell>
          <table:table-cell office:value-type="float" office:value="226.2" calcext:value-type="float">
            <text:p>226.2</text:p>
          </table:table-cell>
          <table:table-cell office:value-type="float" office:value="256.65" calcext:value-type="float">
            <text:p>256.65</text:p>
          </table:table-cell>
          <table:table-cell office:value-type="float" office:value="1595.28" calcext:value-type="float">
            <text:p>1595.28</text:p>
          </table:table-cell>
          <table:table-cell office:value-type="float" office:value="1933.36" calcext:value-type="float">
            <text:p>1933.36</text:p>
          </table:table-cell>
        </table:table-row>
        <table:table-row table:style-name="ro1">
          <table:table-cell office:value-type="float" office:value="23854889" calcext:value-type="float">
            <text:p>23854889</text:p>
          </table:table-cell>
          <table:table-cell table:formula="of:=[.A1493]/1000/(60*60*24)" office:value-type="time" office:time-value="PT06H37M34.889S" calcext:value-type="time">
            <text:p>06:37:35</text:p>
          </table:table-cell>
          <table:table-cell office:value-type="float" office:value="1.13" calcext:value-type="float">
            <text:p>1.13</text:p>
          </table:table-cell>
          <table:table-cell office:value-type="float" office:value="226.1" calcext:value-type="float">
            <text:p>226.1</text:p>
          </table:table-cell>
          <table:table-cell office:value-type="float" office:value="256.54" calcext:value-type="float">
            <text:p>256.54</text:p>
          </table:table-cell>
          <table:table-cell office:value-type="float" office:value="1596.29" calcext:value-type="float">
            <text:p>1596.29</text:p>
          </table:table-cell>
          <table:table-cell office:value-type="float" office:value="1934.5" calcext:value-type="float">
            <text:p>1934.5</text:p>
          </table:table-cell>
        </table:table-row>
        <table:table-row table:style-name="ro1">
          <table:table-cell office:value-type="float" office:value="23870889" calcext:value-type="float">
            <text:p>23870889</text:p>
          </table:table-cell>
          <table:table-cell table:formula="of:=[.A1494]/1000/(60*60*24)" office:value-type="time" office:time-value="PT06H37M50.889S" calcext:value-type="time">
            <text:p>06:37:51</text:p>
          </table:table-cell>
          <table:table-cell office:value-type="float" office:value="1.13" calcext:value-type="float">
            <text:p>1.13</text:p>
          </table:table-cell>
          <table:table-cell office:value-type="float" office:value="226.1" calcext:value-type="float">
            <text:p>226.1</text:p>
          </table:table-cell>
          <table:table-cell office:value-type="float" office:value="256.53" calcext:value-type="float">
            <text:p>256.53</text:p>
          </table:table-cell>
          <table:table-cell office:value-type="float" office:value="1597.29" calcext:value-type="float">
            <text:p>1597.29</text:p>
          </table:table-cell>
          <table:table-cell office:value-type="float" office:value="1935.64" calcext:value-type="float">
            <text:p>1935.64</text:p>
          </table:table-cell>
        </table:table-row>
        <table:table-row table:style-name="ro1">
          <table:table-cell office:value-type="float" office:value="23886889" calcext:value-type="float">
            <text:p>23886889</text:p>
          </table:table-cell>
          <table:table-cell table:formula="of:=[.A1495]/1000/(60*60*24)" office:value-type="time" office:time-value="PT06H38M06.889S" calcext:value-type="time">
            <text:p>06:38:07</text:p>
          </table:table-cell>
          <table:table-cell office:value-type="float" office:value="1.13" calcext:value-type="float">
            <text:p>1.13</text:p>
          </table:table-cell>
          <table:table-cell office:value-type="float" office:value="226" calcext:value-type="float">
            <text:p>226</text:p>
          </table:table-cell>
          <table:table-cell office:value-type="float" office:value="256.42" calcext:value-type="float">
            <text:p>256.42</text:p>
          </table:table-cell>
          <table:table-cell office:value-type="float" office:value="1598.3" calcext:value-type="float">
            <text:p>1598.3</text:p>
          </table:table-cell>
          <table:table-cell office:value-type="float" office:value="1936.78" calcext:value-type="float">
            <text:p>1936.78</text:p>
          </table:table-cell>
        </table:table-row>
        <table:table-row table:style-name="ro1">
          <table:table-cell office:value-type="float" office:value="23902889" calcext:value-type="float">
            <text:p>23902889</text:p>
          </table:table-cell>
          <table:table-cell table:formula="of:=[.A1496]/1000/(60*60*24)" office:value-type="time" office:time-value="PT06H38M22.889S" calcext:value-type="time">
            <text:p>06:38:23</text:p>
          </table:table-cell>
          <table:table-cell office:value-type="float" office:value="1.13" calcext:value-type="float">
            <text:p>1.13</text:p>
          </table:table-cell>
          <table:table-cell office:value-type="float" office:value="226" calcext:value-type="float">
            <text:p>226</text:p>
          </table:table-cell>
          <table:table-cell office:value-type="float" office:value="256.42" calcext:value-type="float">
            <text:p>256.42</text:p>
          </table:table-cell>
          <table:table-cell office:value-type="float" office:value="1599.3" calcext:value-type="float">
            <text:p>1599.3</text:p>
          </table:table-cell>
          <table:table-cell office:value-type="float" office:value="1937.92" calcext:value-type="float">
            <text:p>1937.92</text:p>
          </table:table-cell>
        </table:table-row>
        <table:table-row table:style-name="ro1">
          <table:table-cell office:value-type="float" office:value="23918889" calcext:value-type="float">
            <text:p>23918889</text:p>
          </table:table-cell>
          <table:table-cell table:formula="of:=[.A1497]/1000/(60*60*24)" office:value-type="time" office:time-value="PT06H38M38.889S" calcext:value-type="time">
            <text:p>06:38:39</text:p>
          </table:table-cell>
          <table:table-cell office:value-type="float" office:value="1.13" calcext:value-type="float">
            <text:p>1.13</text:p>
          </table:table-cell>
          <table:table-cell office:value-type="float" office:value="225.9" calcext:value-type="float">
            <text:p>225.9</text:p>
          </table:table-cell>
          <table:table-cell office:value-type="float" office:value="256.3" calcext:value-type="float">
            <text:p>256.3</text:p>
          </table:table-cell>
          <table:table-cell office:value-type="float" office:value="1600.31" calcext:value-type="float">
            <text:p>1600.31</text:p>
          </table:table-cell>
          <table:table-cell office:value-type="float" office:value="1939.06" calcext:value-type="float">
            <text:p>1939.06</text:p>
          </table:table-cell>
        </table:table-row>
        <table:table-row table:style-name="ro1">
          <table:table-cell office:value-type="float" office:value="23934889" calcext:value-type="float">
            <text:p>23934889</text:p>
          </table:table-cell>
          <table:table-cell table:formula="of:=[.A1498]/1000/(60*60*24)" office:value-type="time" office:time-value="PT06H38M54.889S" calcext:value-type="time">
            <text:p>06:38:55</text:p>
          </table:table-cell>
          <table:table-cell office:value-type="float" office:value="1.13" calcext:value-type="float">
            <text:p>1.13</text:p>
          </table:table-cell>
          <table:table-cell office:value-type="float" office:value="225.9" calcext:value-type="float">
            <text:p>225.9</text:p>
          </table:table-cell>
          <table:table-cell office:value-type="float" office:value="256.3" calcext:value-type="float">
            <text:p>256.3</text:p>
          </table:table-cell>
          <table:table-cell office:value-type="float" office:value="1601.31" calcext:value-type="float">
            <text:p>1601.31</text:p>
          </table:table-cell>
          <table:table-cell office:value-type="float" office:value="1940.2" calcext:value-type="float">
            <text:p>1940.2</text:p>
          </table:table-cell>
        </table:table-row>
        <table:table-row table:style-name="ro1">
          <table:table-cell office:value-type="float" office:value="23950889" calcext:value-type="float">
            <text:p>23950889</text:p>
          </table:table-cell>
          <table:table-cell table:formula="of:=[.A1499]/1000/(60*60*24)" office:value-type="time" office:time-value="PT06H39M10.889S" calcext:value-type="time">
            <text:p>06:39:11</text:p>
          </table:table-cell>
          <table:table-cell office:value-type="float" office:value="1.13" calcext:value-type="float">
            <text:p>1.13</text:p>
          </table:table-cell>
          <table:table-cell office:value-type="float" office:value="225.8" calcext:value-type="float">
            <text:p>225.8</text:p>
          </table:table-cell>
          <table:table-cell office:value-type="float" office:value="255.28" calcext:value-type="float">
            <text:p>255.28</text:p>
          </table:table-cell>
          <table:table-cell office:value-type="float" office:value="1602.32" calcext:value-type="float">
            <text:p>1602.32</text:p>
          </table:table-cell>
          <table:table-cell office:value-type="float" office:value="1941.34" calcext:value-type="float">
            <text:p>1941.34</text:p>
          </table:table-cell>
        </table:table-row>
        <table:table-row table:style-name="ro1">
          <table:table-cell office:value-type="float" office:value="23966889" calcext:value-type="float">
            <text:p>23966889</text:p>
          </table:table-cell>
          <table:table-cell table:formula="of:=[.A1500]/1000/(60*60*24)" office:value-type="time" office:time-value="PT06H39M26.889S" calcext:value-type="time">
            <text:p>06:39:27</text:p>
          </table:table-cell>
          <table:table-cell office:value-type="float" office:value="1.13" calcext:value-type="float">
            <text:p>1.13</text:p>
          </table:table-cell>
          <table:table-cell office:value-type="float" office:value="225.7" calcext:value-type="float">
            <text:p>225.7</text:p>
          </table:table-cell>
          <table:table-cell office:value-type="float" office:value="256.07" calcext:value-type="float">
            <text:p>256.07</text:p>
          </table:table-cell>
          <table:table-cell office:value-type="float" office:value="1603.32" calcext:value-type="float">
            <text:p>1603.32</text:p>
          </table:table-cell>
          <table:table-cell office:value-type="float" office:value="1942.47" calcext:value-type="float">
            <text:p>1942.47</text:p>
          </table:table-cell>
        </table:table-row>
        <table:table-row table:style-name="ro1">
          <table:table-cell office:value-type="float" office:value="23982889" calcext:value-type="float">
            <text:p>23982889</text:p>
          </table:table-cell>
          <table:table-cell table:formula="of:=[.A1501]/1000/(60*60*24)" office:value-type="time" office:time-value="PT06H39M42.889S" calcext:value-type="time">
            <text:p>06:39:43</text:p>
          </table:table-cell>
          <table:table-cell office:value-type="float" office:value="1.13" calcext:value-type="float">
            <text:p>1.13</text:p>
          </table:table-cell>
          <table:table-cell office:value-type="float" office:value="225.7" calcext:value-type="float">
            <text:p>225.7</text:p>
          </table:table-cell>
          <table:table-cell office:value-type="float" office:value="255.17" calcext:value-type="float">
            <text:p>255.17</text:p>
          </table:table-cell>
          <table:table-cell office:value-type="float" office:value="1604.32" calcext:value-type="float">
            <text:p>1604.32</text:p>
          </table:table-cell>
          <table:table-cell office:value-type="float" office:value="1943.61" calcext:value-type="float">
            <text:p>1943.61</text:p>
          </table:table-cell>
        </table:table-row>
        <table:table-row table:style-name="ro1">
          <table:table-cell office:value-type="float" office:value="23998889" calcext:value-type="float">
            <text:p>23998889</text:p>
          </table:table-cell>
          <table:table-cell table:formula="of:=[.A1502]/1000/(60*60*24)" office:value-type="time" office:time-value="PT06H39M58.889S" calcext:value-type="time">
            <text:p>06:39:59</text:p>
          </table:table-cell>
          <table:table-cell office:value-type="float" office:value="1.13" calcext:value-type="float">
            <text:p>1.13</text:p>
          </table:table-cell>
          <table:table-cell office:value-type="float" office:value="225.7" calcext:value-type="float">
            <text:p>225.7</text:p>
          </table:table-cell>
          <table:table-cell office:value-type="float" office:value="255.17" calcext:value-type="float">
            <text:p>255.17</text:p>
          </table:table-cell>
          <table:table-cell office:value-type="float" office:value="1605.33" calcext:value-type="float">
            <text:p>1605.33</text:p>
          </table:table-cell>
          <table:table-cell office:value-type="float" office:value="1944.75" calcext:value-type="float">
            <text:p>1944.75</text:p>
          </table:table-cell>
        </table:table-row>
        <table:table-row table:style-name="ro1">
          <table:table-cell office:value-type="float" office:value="24014889" calcext:value-type="float">
            <text:p>24014889</text:p>
          </table:table-cell>
          <table:table-cell table:formula="of:=[.A1503]/1000/(60*60*24)" office:value-type="time" office:time-value="PT06H40M14.889S" calcext:value-type="time">
            <text:p>06:40:15</text:p>
          </table:table-cell>
          <table:table-cell office:value-type="float" office:value="1.13" calcext:value-type="float">
            <text:p>1.13</text:p>
          </table:table-cell>
          <table:table-cell office:value-type="float" office:value="225.6" calcext:value-type="float">
            <text:p>225.6</text:p>
          </table:table-cell>
          <table:table-cell office:value-type="float" office:value="255.05" calcext:value-type="float">
            <text:p>255.05</text:p>
          </table:table-cell>
          <table:table-cell office:value-type="float" office:value="1606.33" calcext:value-type="float">
            <text:p>1606.33</text:p>
          </table:table-cell>
          <table:table-cell office:value-type="float" office:value="1945.88" calcext:value-type="float">
            <text:p>1945.88</text:p>
          </table:table-cell>
        </table:table-row>
        <table:table-row table:style-name="ro1">
          <table:table-cell office:value-type="float" office:value="24030889" calcext:value-type="float">
            <text:p>24030889</text:p>
          </table:table-cell>
          <table:table-cell table:formula="of:=[.A1504]/1000/(60*60*24)" office:value-type="time" office:time-value="PT06H40M30.889S" calcext:value-type="time">
            <text:p>06:40:31</text:p>
          </table:table-cell>
          <table:table-cell office:value-type="float" office:value="1.13" calcext:value-type="float">
            <text:p>1.13</text:p>
          </table:table-cell>
          <table:table-cell office:value-type="float" office:value="225.5" calcext:value-type="float">
            <text:p>225.5</text:p>
          </table:table-cell>
          <table:table-cell office:value-type="float" office:value="254.94" calcext:value-type="float">
            <text:p>254.94</text:p>
          </table:table-cell>
          <table:table-cell office:value-type="float" office:value="1607.33" calcext:value-type="float">
            <text:p>1607.33</text:p>
          </table:table-cell>
          <table:table-cell office:value-type="float" office:value="1947.02" calcext:value-type="float">
            <text:p>1947.02</text:p>
          </table:table-cell>
        </table:table-row>
        <table:table-row table:style-name="ro1">
          <table:table-cell office:value-type="float" office:value="24046889" calcext:value-type="float">
            <text:p>24046889</text:p>
          </table:table-cell>
          <table:table-cell table:formula="of:=[.A1505]/1000/(60*60*24)" office:value-type="time" office:time-value="PT06H40M46.889S" calcext:value-type="time">
            <text:p>06:40:47</text:p>
          </table:table-cell>
          <table:table-cell office:value-type="float" office:value="1.13" calcext:value-type="float">
            <text:p>1.13</text:p>
          </table:table-cell>
          <table:table-cell office:value-type="float" office:value="225.5" calcext:value-type="float">
            <text:p>225.5</text:p>
          </table:table-cell>
          <table:table-cell office:value-type="float" office:value="255.84" calcext:value-type="float">
            <text:p>255.84</text:p>
          </table:table-cell>
          <table:table-cell office:value-type="float" office:value="1608.33" calcext:value-type="float">
            <text:p>1608.33</text:p>
          </table:table-cell>
          <table:table-cell office:value-type="float" office:value="1948.15" calcext:value-type="float">
            <text:p>1948.15</text:p>
          </table:table-cell>
        </table:table-row>
        <table:table-row table:style-name="ro1">
          <table:table-cell office:value-type="float" office:value="24062889" calcext:value-type="float">
            <text:p>24062889</text:p>
          </table:table-cell>
          <table:table-cell table:formula="of:=[.A1506]/1000/(60*60*24)" office:value-type="time" office:time-value="PT06H41M02.889S" calcext:value-type="time">
            <text:p>06:41:03</text:p>
          </table:table-cell>
          <table:table-cell office:value-type="float" office:value="1.13" calcext:value-type="float">
            <text:p>1.13</text:p>
          </table:table-cell>
          <table:table-cell office:value-type="float" office:value="225.4" calcext:value-type="float">
            <text:p>225.4</text:p>
          </table:table-cell>
          <table:table-cell office:value-type="float" office:value="254.82" calcext:value-type="float">
            <text:p>254.82</text:p>
          </table:table-cell>
          <table:table-cell office:value-type="float" office:value="1609.34" calcext:value-type="float">
            <text:p>1609.34</text:p>
          </table:table-cell>
          <table:table-cell office:value-type="float" office:value="1949.28" calcext:value-type="float">
            <text:p>1949.28</text:p>
          </table:table-cell>
        </table:table-row>
        <table:table-row table:style-name="ro1">
          <table:table-cell office:value-type="float" office:value="24078889" calcext:value-type="float">
            <text:p>24078889</text:p>
          </table:table-cell>
          <table:table-cell table:formula="of:=[.A1507]/1000/(60*60*24)" office:value-type="time" office:time-value="PT06H41M18.889S" calcext:value-type="time">
            <text:p>06:41:19</text:p>
          </table:table-cell>
          <table:table-cell office:value-type="float" office:value="1.13" calcext:value-type="float">
            <text:p>1.13</text:p>
          </table:table-cell>
          <table:table-cell office:value-type="float" office:value="225.4" calcext:value-type="float">
            <text:p>225.4</text:p>
          </table:table-cell>
          <table:table-cell office:value-type="float" office:value="254.82" calcext:value-type="float">
            <text:p>254.82</text:p>
          </table:table-cell>
          <table:table-cell office:value-type="float" office:value="1610.34" calcext:value-type="float">
            <text:p>1610.34</text:p>
          </table:table-cell>
          <table:table-cell office:value-type="float" office:value="1950.42" calcext:value-type="float">
            <text:p>1950.42</text:p>
          </table:table-cell>
        </table:table-row>
        <table:table-row table:style-name="ro1">
          <table:table-cell office:value-type="float" office:value="24094889" calcext:value-type="float">
            <text:p>24094889</text:p>
          </table:table-cell>
          <table:table-cell table:formula="of:=[.A1508]/1000/(60*60*24)" office:value-type="time" office:time-value="PT06H41M34.889S" calcext:value-type="time">
            <text:p>06:41:35</text:p>
          </table:table-cell>
          <table:table-cell office:value-type="float" office:value="1.13" calcext:value-type="float">
            <text:p>1.13</text:p>
          </table:table-cell>
          <table:table-cell office:value-type="float" office:value="225.4" calcext:value-type="float">
            <text:p>225.4</text:p>
          </table:table-cell>
          <table:table-cell office:value-type="float" office:value="254.82" calcext:value-type="float">
            <text:p>254.82</text:p>
          </table:table-cell>
          <table:table-cell office:value-type="float" office:value="1611.34" calcext:value-type="float">
            <text:p>1611.34</text:p>
          </table:table-cell>
          <table:table-cell office:value-type="float" office:value="1951.55" calcext:value-type="float">
            <text:p>1951.55</text:p>
          </table:table-cell>
        </table:table-row>
        <table:table-row table:style-name="ro1">
          <table:table-cell office:value-type="float" office:value="24110889" calcext:value-type="float">
            <text:p>24110889</text:p>
          </table:table-cell>
          <table:table-cell table:formula="of:=[.A1509]/1000/(60*60*24)" office:value-type="time" office:time-value="PT06H41M50.889S" calcext:value-type="time">
            <text:p>06:41:51</text:p>
          </table:table-cell>
          <table:table-cell office:value-type="float" office:value="1.13" calcext:value-type="float">
            <text:p>1.13</text:p>
          </table:table-cell>
          <table:table-cell office:value-type="float" office:value="225.3" calcext:value-type="float">
            <text:p>225.3</text:p>
          </table:table-cell>
          <table:table-cell office:value-type="float" office:value="254.71" calcext:value-type="float">
            <text:p>254.71</text:p>
          </table:table-cell>
          <table:table-cell office:value-type="float" office:value="1612.34" calcext:value-type="float">
            <text:p>1612.34</text:p>
          </table:table-cell>
          <table:table-cell office:value-type="float" office:value="1952.68" calcext:value-type="float">
            <text:p>1952.68</text:p>
          </table:table-cell>
        </table:table-row>
        <table:table-row table:style-name="ro1">
          <table:table-cell office:value-type="float" office:value="24126889" calcext:value-type="float">
            <text:p>24126889</text:p>
          </table:table-cell>
          <table:table-cell table:formula="of:=[.A1510]/1000/(60*60*24)" office:value-type="time" office:time-value="PT06H42M06.889S" calcext:value-type="time">
            <text:p>06:42:07</text:p>
          </table:table-cell>
          <table:table-cell office:value-type="float" office:value="1.13" calcext:value-type="float">
            <text:p>1.13</text:p>
          </table:table-cell>
          <table:table-cell office:value-type="float" office:value="225.3" calcext:value-type="float">
            <text:p>225.3</text:p>
          </table:table-cell>
          <table:table-cell office:value-type="float" office:value="254.71" calcext:value-type="float">
            <text:p>254.71</text:p>
          </table:table-cell>
          <table:table-cell office:value-type="float" office:value="1613.34" calcext:value-type="float">
            <text:p>1613.34</text:p>
          </table:table-cell>
          <table:table-cell office:value-type="float" office:value="1953.81" calcext:value-type="float">
            <text:p>1953.81</text:p>
          </table:table-cell>
        </table:table-row>
        <table:table-row table:style-name="ro1">
          <table:table-cell office:value-type="float" office:value="24142889" calcext:value-type="float">
            <text:p>24142889</text:p>
          </table:table-cell>
          <table:table-cell table:formula="of:=[.A1511]/1000/(60*60*24)" office:value-type="time" office:time-value="PT06H42M22.889S" calcext:value-type="time">
            <text:p>06:42:23</text:p>
          </table:table-cell>
          <table:table-cell office:value-type="float" office:value="1.13" calcext:value-type="float">
            <text:p>1.13</text:p>
          </table:table-cell>
          <table:table-cell office:value-type="float" office:value="225.2" calcext:value-type="float">
            <text:p>225.2</text:p>
          </table:table-cell>
          <table:table-cell office:value-type="float" office:value="254.59" calcext:value-type="float">
            <text:p>254.59</text:p>
          </table:table-cell>
          <table:table-cell office:value-type="float" office:value="1614.34" calcext:value-type="float">
            <text:p>1614.34</text:p>
          </table:table-cell>
          <table:table-cell office:value-type="float" office:value="1954.94" calcext:value-type="float">
            <text:p>1954.94</text:p>
          </table:table-cell>
        </table:table-row>
        <table:table-row table:style-name="ro1">
          <table:table-cell office:value-type="float" office:value="24158889" calcext:value-type="float">
            <text:p>24158889</text:p>
          </table:table-cell>
          <table:table-cell table:formula="of:=[.A1512]/1000/(60*60*24)" office:value-type="time" office:time-value="PT06H42M38.889S" calcext:value-type="time">
            <text:p>06:42:39</text:p>
          </table:table-cell>
          <table:table-cell office:value-type="float" office:value="1.13" calcext:value-type="float">
            <text:p>1.13</text:p>
          </table:table-cell>
          <table:table-cell office:value-type="float" office:value="225.1" calcext:value-type="float">
            <text:p>225.1</text:p>
          </table:table-cell>
          <table:table-cell office:value-type="float" office:value="254.48" calcext:value-type="float">
            <text:p>254.48</text:p>
          </table:table-cell>
          <table:table-cell office:value-type="float" office:value="1615.34" calcext:value-type="float">
            <text:p>1615.34</text:p>
          </table:table-cell>
          <table:table-cell office:value-type="float" office:value="1956.08" calcext:value-type="float">
            <text:p>1956.08</text:p>
          </table:table-cell>
        </table:table-row>
        <table:table-row table:style-name="ro1">
          <table:table-cell office:value-type="float" office:value="24174889" calcext:value-type="float">
            <text:p>24174889</text:p>
          </table:table-cell>
          <table:table-cell table:formula="of:=[.A1513]/1000/(60*60*24)" office:value-type="time" office:time-value="PT06H42M54.889S" calcext:value-type="time">
            <text:p>06:42:55</text:p>
          </table:table-cell>
          <table:table-cell office:value-type="float" office:value="1.13" calcext:value-type="float">
            <text:p>1.13</text:p>
          </table:table-cell>
          <table:table-cell office:value-type="float" office:value="225.2" calcext:value-type="float">
            <text:p>225.2</text:p>
          </table:table-cell>
          <table:table-cell office:value-type="float" office:value="254.59" calcext:value-type="float">
            <text:p>254.59</text:p>
          </table:table-cell>
          <table:table-cell office:value-type="float" office:value="1616.34" calcext:value-type="float">
            <text:p>1616.34</text:p>
          </table:table-cell>
          <table:table-cell office:value-type="float" office:value="1957.21" calcext:value-type="float">
            <text:p>1957.21</text:p>
          </table:table-cell>
        </table:table-row>
        <table:table-row table:style-name="ro1">
          <table:table-cell office:value-type="float" office:value="24190889" calcext:value-type="float">
            <text:p>24190889</text:p>
          </table:table-cell>
          <table:table-cell table:formula="of:=[.A1514]/1000/(60*60*24)" office:value-type="time" office:time-value="PT06H43M10.889S" calcext:value-type="time">
            <text:p>06:43:11</text:p>
          </table:table-cell>
          <table:table-cell office:value-type="float" office:value="1.13" calcext:value-type="float">
            <text:p>1.13</text:p>
          </table:table-cell>
          <table:table-cell office:value-type="float" office:value="225.1" calcext:value-type="float">
            <text:p>225.1</text:p>
          </table:table-cell>
          <table:table-cell office:value-type="float" office:value="254.48" calcext:value-type="float">
            <text:p>254.48</text:p>
          </table:table-cell>
          <table:table-cell office:value-type="float" office:value="1617.34" calcext:value-type="float">
            <text:p>1617.34</text:p>
          </table:table-cell>
          <table:table-cell office:value-type="float" office:value="1958.34" calcext:value-type="float">
            <text:p>1958.34</text:p>
          </table:table-cell>
        </table:table-row>
        <table:table-row table:style-name="ro1">
          <table:table-cell office:value-type="float" office:value="24206889" calcext:value-type="float">
            <text:p>24206889</text:p>
          </table:table-cell>
          <table:table-cell table:formula="of:=[.A1515]/1000/(60*60*24)" office:value-type="time" office:time-value="PT06H43M26.889S" calcext:value-type="time">
            <text:p>06:43:27</text:p>
          </table:table-cell>
          <table:table-cell office:value-type="float" office:value="1.13" calcext:value-type="float">
            <text:p>1.13</text:p>
          </table:table-cell>
          <table:table-cell office:value-type="float" office:value="225.1" calcext:value-type="float">
            <text:p>225.1</text:p>
          </table:table-cell>
          <table:table-cell office:value-type="float" office:value="254.48" calcext:value-type="float">
            <text:p>254.48</text:p>
          </table:table-cell>
          <table:table-cell office:value-type="float" office:value="1618.34" calcext:value-type="float">
            <text:p>1618.34</text:p>
          </table:table-cell>
          <table:table-cell office:value-type="float" office:value="1959.47" calcext:value-type="float">
            <text:p>1959.47</text:p>
          </table:table-cell>
        </table:table-row>
        <table:table-row table:style-name="ro1">
          <table:table-cell office:value-type="float" office:value="24222889" calcext:value-type="float">
            <text:p>24222889</text:p>
          </table:table-cell>
          <table:table-cell table:formula="of:=[.A1516]/1000/(60*60*24)" office:value-type="time" office:time-value="PT06H43M42.889S" calcext:value-type="time">
            <text:p>06:43:43</text:p>
          </table:table-cell>
          <table:table-cell office:value-type="float" office:value="1.13" calcext:value-type="float">
            <text:p>1.13</text:p>
          </table:table-cell>
          <table:table-cell office:value-type="float" office:value="224.9" calcext:value-type="float">
            <text:p>224.9</text:p>
          </table:table-cell>
          <table:table-cell office:value-type="float" office:value="254.25" calcext:value-type="float">
            <text:p>254.25</text:p>
          </table:table-cell>
          <table:table-cell office:value-type="float" office:value="1619.34" calcext:value-type="float">
            <text:p>1619.34</text:p>
          </table:table-cell>
          <table:table-cell office:value-type="float" office:value="1960.6" calcext:value-type="float">
            <text:p>1960.6</text:p>
          </table:table-cell>
        </table:table-row>
        <table:table-row table:style-name="ro1">
          <table:table-cell office:value-type="float" office:value="24238889" calcext:value-type="float">
            <text:p>24238889</text:p>
          </table:table-cell>
          <table:table-cell table:formula="of:=[.A1517]/1000/(60*60*24)" office:value-type="time" office:time-value="PT06H43M58.889S" calcext:value-type="time">
            <text:p>06:43:59</text:p>
          </table:table-cell>
          <table:table-cell office:value-type="float" office:value="1.13" calcext:value-type="float">
            <text:p>1.13</text:p>
          </table:table-cell>
          <table:table-cell office:value-type="float" office:value="224.9" calcext:value-type="float">
            <text:p>224.9</text:p>
          </table:table-cell>
          <table:table-cell office:value-type="float" office:value="254.25" calcext:value-type="float">
            <text:p>254.25</text:p>
          </table:table-cell>
          <table:table-cell office:value-type="float" office:value="1620.34" calcext:value-type="float">
            <text:p>1620.34</text:p>
          </table:table-cell>
          <table:table-cell office:value-type="float" office:value="1961.73" calcext:value-type="float">
            <text:p>1961.73</text:p>
          </table:table-cell>
        </table:table-row>
        <table:table-row table:style-name="ro1">
          <table:table-cell office:value-type="float" office:value="24254889" calcext:value-type="float">
            <text:p>24254889</text:p>
          </table:table-cell>
          <table:table-cell table:formula="of:=[.A1518]/1000/(60*60*24)" office:value-type="time" office:time-value="PT06H44M14.889S" calcext:value-type="time">
            <text:p>06:44:15</text:p>
          </table:table-cell>
          <table:table-cell office:value-type="float" office:value="1.13" calcext:value-type="float">
            <text:p>1.13</text:p>
          </table:table-cell>
          <table:table-cell office:value-type="float" office:value="224.9" calcext:value-type="float">
            <text:p>224.9</text:p>
          </table:table-cell>
          <table:table-cell office:value-type="float" office:value="253.35" calcext:value-type="float">
            <text:p>253.35</text:p>
          </table:table-cell>
          <table:table-cell office:value-type="float" office:value="1621.34" calcext:value-type="float">
            <text:p>1621.34</text:p>
          </table:table-cell>
          <table:table-cell office:value-type="float" office:value="1962.86" calcext:value-type="float">
            <text:p>1962.86</text:p>
          </table:table-cell>
        </table:table-row>
        <table:table-row table:style-name="ro1">
          <table:table-cell office:value-type="float" office:value="24270889" calcext:value-type="float">
            <text:p>24270889</text:p>
          </table:table-cell>
          <table:table-cell table:formula="of:=[.A1519]/1000/(60*60*24)" office:value-type="time" office:time-value="PT06H44M30.889S" calcext:value-type="time">
            <text:p>06:44:31</text:p>
          </table:table-cell>
          <table:table-cell office:value-type="float" office:value="1.13" calcext:value-type="float">
            <text:p>1.13</text:p>
          </table:table-cell>
          <table:table-cell office:value-type="float" office:value="224.8" calcext:value-type="float">
            <text:p>224.8</text:p>
          </table:table-cell>
          <table:table-cell office:value-type="float" office:value="253.23" calcext:value-type="float">
            <text:p>253.23</text:p>
          </table:table-cell>
          <table:table-cell office:value-type="float" office:value="1622.34" calcext:value-type="float">
            <text:p>1622.34</text:p>
          </table:table-cell>
          <table:table-cell office:value-type="float" office:value="1963.98" calcext:value-type="float">
            <text:p>1963.98</text:p>
          </table:table-cell>
        </table:table-row>
        <table:table-row table:style-name="ro1">
          <table:table-cell office:value-type="float" office:value="24286889" calcext:value-type="float">
            <text:p>24286889</text:p>
          </table:table-cell>
          <table:table-cell table:formula="of:=[.A1520]/1000/(60*60*24)" office:value-type="time" office:time-value="PT06H44M46.889S" calcext:value-type="time">
            <text:p>06:44:47</text:p>
          </table:table-cell>
          <table:table-cell office:value-type="float" office:value="1.13" calcext:value-type="float">
            <text:p>1.13</text:p>
          </table:table-cell>
          <table:table-cell office:value-type="float" office:value="224.7" calcext:value-type="float">
            <text:p>224.7</text:p>
          </table:table-cell>
          <table:table-cell office:value-type="float" office:value="254.02" calcext:value-type="float">
            <text:p>254.02</text:p>
          </table:table-cell>
          <table:table-cell office:value-type="float" office:value="1623.34" calcext:value-type="float">
            <text:p>1623.34</text:p>
          </table:table-cell>
          <table:table-cell office:value-type="float" office:value="1965.11" calcext:value-type="float">
            <text:p>1965.11</text:p>
          </table:table-cell>
        </table:table-row>
        <table:table-row table:style-name="ro1">
          <table:table-cell office:value-type="float" office:value="24302889" calcext:value-type="float">
            <text:p>24302889</text:p>
          </table:table-cell>
          <table:table-cell table:formula="of:=[.A1521]/1000/(60*60*24)" office:value-type="time" office:time-value="PT06H45M02.889S" calcext:value-type="time">
            <text:p>06:45:03</text:p>
          </table:table-cell>
          <table:table-cell office:value-type="float" office:value="1.13" calcext:value-type="float">
            <text:p>1.13</text:p>
          </table:table-cell>
          <table:table-cell office:value-type="float" office:value="224.7" calcext:value-type="float">
            <text:p>224.7</text:p>
          </table:table-cell>
          <table:table-cell office:value-type="float" office:value="253.12" calcext:value-type="float">
            <text:p>253.12</text:p>
          </table:table-cell>
          <table:table-cell office:value-type="float" office:value="1624.34" calcext:value-type="float">
            <text:p>1624.34</text:p>
          </table:table-cell>
          <table:table-cell office:value-type="float" office:value="1966.23" calcext:value-type="float">
            <text:p>1966.23</text:p>
          </table:table-cell>
        </table:table-row>
        <table:table-row table:style-name="ro1">
          <table:table-cell office:value-type="float" office:value="24318889" calcext:value-type="float">
            <text:p>24318889</text:p>
          </table:table-cell>
          <table:table-cell table:formula="of:=[.A1522]/1000/(60*60*24)" office:value-type="time" office:time-value="PT06H45M18.889S" calcext:value-type="time">
            <text:p>06:45:19</text:p>
          </table:table-cell>
          <table:table-cell office:value-type="float" office:value="1.13" calcext:value-type="float">
            <text:p>1.13</text:p>
          </table:table-cell>
          <table:table-cell office:value-type="float" office:value="224.6" calcext:value-type="float">
            <text:p>224.6</text:p>
          </table:table-cell>
          <table:table-cell office:value-type="float" office:value="253" calcext:value-type="float">
            <text:p>253</text:p>
          </table:table-cell>
          <table:table-cell office:value-type="float" office:value="1625.34" calcext:value-type="float">
            <text:p>1625.34</text:p>
          </table:table-cell>
          <table:table-cell office:value-type="float" office:value="1967.36" calcext:value-type="float">
            <text:p>1967.36</text:p>
          </table:table-cell>
        </table:table-row>
        <table:table-row table:style-name="ro1">
          <table:table-cell office:value-type="float" office:value="24334889" calcext:value-type="float">
            <text:p>24334889</text:p>
          </table:table-cell>
          <table:table-cell table:formula="of:=[.A1523]/1000/(60*60*24)" office:value-type="time" office:time-value="PT06H45M34.889S" calcext:value-type="time">
            <text:p>06:45:35</text:p>
          </table:table-cell>
          <table:table-cell office:value-type="float" office:value="1.13" calcext:value-type="float">
            <text:p>1.13</text:p>
          </table:table-cell>
          <table:table-cell office:value-type="float" office:value="224.6" calcext:value-type="float">
            <text:p>224.6</text:p>
          </table:table-cell>
          <table:table-cell office:value-type="float" office:value="253" calcext:value-type="float">
            <text:p>253</text:p>
          </table:table-cell>
          <table:table-cell office:value-type="float" office:value="1626.34" calcext:value-type="float">
            <text:p>1626.34</text:p>
          </table:table-cell>
          <table:table-cell office:value-type="float" office:value="1968.48" calcext:value-type="float">
            <text:p>1968.48</text:p>
          </table:table-cell>
        </table:table-row>
        <table:table-row table:style-name="ro1">
          <table:table-cell office:value-type="float" office:value="24350889" calcext:value-type="float">
            <text:p>24350889</text:p>
          </table:table-cell>
          <table:table-cell table:formula="of:=[.A1524]/1000/(60*60*24)" office:value-type="time" office:time-value="PT06H45M50.889S" calcext:value-type="time">
            <text:p>06:45:51</text:p>
          </table:table-cell>
          <table:table-cell office:value-type="float" office:value="1.13" calcext:value-type="float">
            <text:p>1.13</text:p>
          </table:table-cell>
          <table:table-cell office:value-type="float" office:value="224.5" calcext:value-type="float">
            <text:p>224.5</text:p>
          </table:table-cell>
          <table:table-cell office:value-type="float" office:value="252.89" calcext:value-type="float">
            <text:p>252.89</text:p>
          </table:table-cell>
          <table:table-cell office:value-type="float" office:value="1627.33" calcext:value-type="float">
            <text:p>1627.33</text:p>
          </table:table-cell>
          <table:table-cell office:value-type="float" office:value="1969.61" calcext:value-type="float">
            <text:p>1969.61</text:p>
          </table:table-cell>
        </table:table-row>
        <table:table-row table:style-name="ro1">
          <table:table-cell office:value-type="float" office:value="24366889" calcext:value-type="float">
            <text:p>24366889</text:p>
          </table:table-cell>
          <table:table-cell table:formula="of:=[.A1525]/1000/(60*60*24)" office:value-type="time" office:time-value="PT06H46M06.889S" calcext:value-type="time">
            <text:p>06:46:07</text:p>
          </table:table-cell>
          <table:table-cell office:value-type="float" office:value="1.13" calcext:value-type="float">
            <text:p>1.13</text:p>
          </table:table-cell>
          <table:table-cell office:value-type="float" office:value="224.5" calcext:value-type="float">
            <text:p>224.5</text:p>
          </table:table-cell>
          <table:table-cell office:value-type="float" office:value="252.89" calcext:value-type="float">
            <text:p>252.89</text:p>
          </table:table-cell>
          <table:table-cell office:value-type="float" office:value="1628.33" calcext:value-type="float">
            <text:p>1628.33</text:p>
          </table:table-cell>
          <table:table-cell office:value-type="float" office:value="1970.73" calcext:value-type="float">
            <text:p>1970.73</text:p>
          </table:table-cell>
        </table:table-row>
        <table:table-row table:style-name="ro1">
          <table:table-cell office:value-type="float" office:value="24382889" calcext:value-type="float">
            <text:p>24382889</text:p>
          </table:table-cell>
          <table:table-cell table:formula="of:=[.A1526]/1000/(60*60*24)" office:value-type="time" office:time-value="PT06H46M22.889S" calcext:value-type="time">
            <text:p>06:46:23</text:p>
          </table:table-cell>
          <table:table-cell office:value-type="float" office:value="1.13" calcext:value-type="float">
            <text:p>1.13</text:p>
          </table:table-cell>
          <table:table-cell office:value-type="float" office:value="224.4" calcext:value-type="float">
            <text:p>224.4</text:p>
          </table:table-cell>
          <table:table-cell office:value-type="float" office:value="252.77" calcext:value-type="float">
            <text:p>252.77</text:p>
          </table:table-cell>
          <table:table-cell office:value-type="float" office:value="1629.33" calcext:value-type="float">
            <text:p>1629.33</text:p>
          </table:table-cell>
          <table:table-cell office:value-type="float" office:value="1971.85" calcext:value-type="float">
            <text:p>1971.85</text:p>
          </table:table-cell>
        </table:table-row>
        <table:table-row table:style-name="ro1">
          <table:table-cell office:value-type="float" office:value="24398889" calcext:value-type="float">
            <text:p>24398889</text:p>
          </table:table-cell>
          <table:table-cell table:formula="of:=[.A1527]/1000/(60*60*24)" office:value-type="time" office:time-value="PT06H46M38.889S" calcext:value-type="time">
            <text:p>06:46:39</text:p>
          </table:table-cell>
          <table:table-cell office:value-type="float" office:value="1.13" calcext:value-type="float">
            <text:p>1.13</text:p>
          </table:table-cell>
          <table:table-cell office:value-type="float" office:value="224.3" calcext:value-type="float">
            <text:p>224.3</text:p>
          </table:table-cell>
          <table:table-cell office:value-type="float" office:value="252.66" calcext:value-type="float">
            <text:p>252.66</text:p>
          </table:table-cell>
          <table:table-cell office:value-type="float" office:value="1630.33" calcext:value-type="float">
            <text:p>1630.33</text:p>
          </table:table-cell>
          <table:table-cell office:value-type="float" office:value="1972.98" calcext:value-type="float">
            <text:p>1972.98</text:p>
          </table:table-cell>
        </table:table-row>
        <table:table-row table:style-name="ro1">
          <table:table-cell office:value-type="float" office:value="24414889" calcext:value-type="float">
            <text:p>24414889</text:p>
          </table:table-cell>
          <table:table-cell table:formula="of:=[.A1528]/1000/(60*60*24)" office:value-type="time" office:time-value="PT06H46M54.889S" calcext:value-type="time">
            <text:p>06:46:55</text:p>
          </table:table-cell>
          <table:table-cell office:value-type="float" office:value="1.13" calcext:value-type="float">
            <text:p>1.13</text:p>
          </table:table-cell>
          <table:table-cell office:value-type="float" office:value="224.3" calcext:value-type="float">
            <text:p>224.3</text:p>
          </table:table-cell>
          <table:table-cell office:value-type="float" office:value="252.66" calcext:value-type="float">
            <text:p>252.66</text:p>
          </table:table-cell>
          <table:table-cell office:value-type="float" office:value="1631.32" calcext:value-type="float">
            <text:p>1631.32</text:p>
          </table:table-cell>
          <table:table-cell office:value-type="float" office:value="1974.1" calcext:value-type="float">
            <text:p>1974.1</text:p>
          </table:table-cell>
        </table:table-row>
        <table:table-row table:style-name="ro1">
          <table:table-cell office:value-type="float" office:value="24430889" calcext:value-type="float">
            <text:p>24430889</text:p>
          </table:table-cell>
          <table:table-cell table:formula="of:=[.A1529]/1000/(60*60*24)" office:value-type="time" office:time-value="PT06H47M10.889S" calcext:value-type="time">
            <text:p>06:47:11</text:p>
          </table:table-cell>
          <table:table-cell office:value-type="float" office:value="1.13" calcext:value-type="float">
            <text:p>1.13</text:p>
          </table:table-cell>
          <table:table-cell office:value-type="float" office:value="224.2" calcext:value-type="float">
            <text:p>224.2</text:p>
          </table:table-cell>
          <table:table-cell office:value-type="float" office:value="252.54" calcext:value-type="float">
            <text:p>252.54</text:p>
          </table:table-cell>
          <table:table-cell office:value-type="float" office:value="1632.32" calcext:value-type="float">
            <text:p>1632.32</text:p>
          </table:table-cell>
          <table:table-cell office:value-type="float" office:value="1975.22" calcext:value-type="float">
            <text:p>1975.22</text:p>
          </table:table-cell>
        </table:table-row>
        <table:table-row table:style-name="ro1">
          <table:table-cell office:value-type="float" office:value="24446889" calcext:value-type="float">
            <text:p>24446889</text:p>
          </table:table-cell>
          <table:table-cell table:formula="of:=[.A1530]/1000/(60*60*24)" office:value-type="time" office:time-value="PT06H47M26.889S" calcext:value-type="time">
            <text:p>06:47:27</text:p>
          </table:table-cell>
          <table:table-cell office:value-type="float" office:value="1.12" calcext:value-type="float">
            <text:p>1.12</text:p>
          </table:table-cell>
          <table:table-cell office:value-type="float" office:value="224.2" calcext:value-type="float">
            <text:p>224.2</text:p>
          </table:table-cell>
          <table:table-cell office:value-type="float" office:value="251.64" calcext:value-type="float">
            <text:p>251.64</text:p>
          </table:table-cell>
          <table:table-cell office:value-type="float" office:value="1633.32" calcext:value-type="float">
            <text:p>1633.32</text:p>
          </table:table-cell>
          <table:table-cell office:value-type="float" office:value="1976.34" calcext:value-type="float">
            <text:p>1976.34</text:p>
          </table:table-cell>
        </table:table-row>
        <table:table-row table:style-name="ro1">
          <table:table-cell office:value-type="float" office:value="24462889" calcext:value-type="float">
            <text:p>24462889</text:p>
          </table:table-cell>
          <table:table-cell table:formula="of:=[.A1531]/1000/(60*60*24)" office:value-type="time" office:time-value="PT06H47M42.889S" calcext:value-type="time">
            <text:p>06:47:43</text:p>
          </table:table-cell>
          <table:table-cell office:value-type="float" office:value="1.13" calcext:value-type="float">
            <text:p>1.13</text:p>
          </table:table-cell>
          <table:table-cell office:value-type="float" office:value="224.1" calcext:value-type="float">
            <text:p>224.1</text:p>
          </table:table-cell>
          <table:table-cell office:value-type="float" office:value="252.43" calcext:value-type="float">
            <text:p>252.43</text:p>
          </table:table-cell>
          <table:table-cell office:value-type="float" office:value="1634.31" calcext:value-type="float">
            <text:p>1634.31</text:p>
          </table:table-cell>
          <table:table-cell office:value-type="float" office:value="1977.46" calcext:value-type="float">
            <text:p>1977.46</text:p>
          </table:table-cell>
        </table:table-row>
        <table:table-row table:style-name="ro1">
          <table:table-cell office:value-type="float" office:value="24478889" calcext:value-type="float">
            <text:p>24478889</text:p>
          </table:table-cell>
          <table:table-cell table:formula="of:=[.A1532]/1000/(60*60*24)" office:value-type="time" office:time-value="PT06H47M58.889S" calcext:value-type="time">
            <text:p>06:47:59</text:p>
          </table:table-cell>
          <table:table-cell office:value-type="float" office:value="1.12" calcext:value-type="float">
            <text:p>1.12</text:p>
          </table:table-cell>
          <table:table-cell office:value-type="float" office:value="224.1" calcext:value-type="float">
            <text:p>224.1</text:p>
          </table:table-cell>
          <table:table-cell office:value-type="float" office:value="251.53" calcext:value-type="float">
            <text:p>251.53</text:p>
          </table:table-cell>
          <table:table-cell office:value-type="float" office:value="1635.31" calcext:value-type="float">
            <text:p>1635.31</text:p>
          </table:table-cell>
          <table:table-cell office:value-type="float" office:value="1978.58" calcext:value-type="float">
            <text:p>1978.58</text:p>
          </table:table-cell>
        </table:table-row>
        <table:table-row table:style-name="ro1">
          <table:table-cell office:value-type="float" office:value="24494889" calcext:value-type="float">
            <text:p>24494889</text:p>
          </table:table-cell>
          <table:table-cell table:formula="of:=[.A1533]/1000/(60*60*24)" office:value-type="time" office:time-value="PT06H48M14.889S" calcext:value-type="time">
            <text:p>06:48:15</text:p>
          </table:table-cell>
          <table:table-cell office:value-type="float" office:value="1.12" calcext:value-type="float">
            <text:p>1.12</text:p>
          </table:table-cell>
          <table:table-cell office:value-type="float" office:value="224" calcext:value-type="float">
            <text:p>224</text:p>
          </table:table-cell>
          <table:table-cell office:value-type="float" office:value="251.42" calcext:value-type="float">
            <text:p>251.42</text:p>
          </table:table-cell>
          <table:table-cell office:value-type="float" office:value="1636.3" calcext:value-type="float">
            <text:p>1636.3</text:p>
          </table:table-cell>
          <table:table-cell office:value-type="float" office:value="1979.7" calcext:value-type="float">
            <text:p>1979.7</text:p>
          </table:table-cell>
        </table:table-row>
        <table:table-row table:style-name="ro1">
          <table:table-cell office:value-type="float" office:value="24510889" calcext:value-type="float">
            <text:p>24510889</text:p>
          </table:table-cell>
          <table:table-cell table:formula="of:=[.A1534]/1000/(60*60*24)" office:value-type="time" office:time-value="PT06H48M30.889S" calcext:value-type="time">
            <text:p>06:48:31</text:p>
          </table:table-cell>
          <table:table-cell office:value-type="float" office:value="1.12" calcext:value-type="float">
            <text:p>1.12</text:p>
          </table:table-cell>
          <table:table-cell office:value-type="float" office:value="223.9" calcext:value-type="float">
            <text:p>223.9</text:p>
          </table:table-cell>
          <table:table-cell office:value-type="float" office:value="251.3" calcext:value-type="float">
            <text:p>251.3</text:p>
          </table:table-cell>
          <table:table-cell office:value-type="float" office:value="1637.3" calcext:value-type="float">
            <text:p>1637.3</text:p>
          </table:table-cell>
          <table:table-cell office:value-type="float" office:value="1980.82" calcext:value-type="float">
            <text:p>1980.82</text:p>
          </table:table-cell>
        </table:table-row>
        <table:table-row table:style-name="ro1">
          <table:table-cell office:value-type="float" office:value="24526889" calcext:value-type="float">
            <text:p>24526889</text:p>
          </table:table-cell>
          <table:table-cell table:formula="of:=[.A1535]/1000/(60*60*24)" office:value-type="time" office:time-value="PT06H48M46.889S" calcext:value-type="time">
            <text:p>06:48:47</text:p>
          </table:table-cell>
          <table:table-cell office:value-type="float" office:value="1.13" calcext:value-type="float">
            <text:p>1.13</text:p>
          </table:table-cell>
          <table:table-cell office:value-type="float" office:value="223.9" calcext:value-type="float">
            <text:p>223.9</text:p>
          </table:table-cell>
          <table:table-cell office:value-type="float" office:value="252.2" calcext:value-type="float">
            <text:p>252.2</text:p>
          </table:table-cell>
          <table:table-cell office:value-type="float" office:value="1638.29" calcext:value-type="float">
            <text:p>1638.29</text:p>
          </table:table-cell>
          <table:table-cell office:value-type="float" office:value="1981.94" calcext:value-type="float">
            <text:p>1981.94</text:p>
          </table:table-cell>
        </table:table-row>
        <table:table-row table:style-name="ro1">
          <table:table-cell office:value-type="float" office:value="24542889" calcext:value-type="float">
            <text:p>24542889</text:p>
          </table:table-cell>
          <table:table-cell table:formula="of:=[.A1536]/1000/(60*60*24)" office:value-type="time" office:time-value="PT06H49M02.889S" calcext:value-type="time">
            <text:p>06:49:03</text:p>
          </table:table-cell>
          <table:table-cell office:value-type="float" office:value="1.12" calcext:value-type="float">
            <text:p>1.12</text:p>
          </table:table-cell>
          <table:table-cell office:value-type="float" office:value="223.8" calcext:value-type="float">
            <text:p>223.8</text:p>
          </table:table-cell>
          <table:table-cell office:value-type="float" office:value="251.19" calcext:value-type="float">
            <text:p>251.19</text:p>
          </table:table-cell>
          <table:table-cell office:value-type="float" office:value="1639.29" calcext:value-type="float">
            <text:p>1639.29</text:p>
          </table:table-cell>
          <table:table-cell office:value-type="float" office:value="1983.05" calcext:value-type="float">
            <text:p>1983.05</text:p>
          </table:table-cell>
        </table:table-row>
        <table:table-row table:style-name="ro1">
          <table:table-cell office:value-type="float" office:value="24558889" calcext:value-type="float">
            <text:p>24558889</text:p>
          </table:table-cell>
          <table:table-cell table:formula="of:=[.A1537]/1000/(60*60*24)" office:value-type="time" office:time-value="PT06H49M18.889S" calcext:value-type="time">
            <text:p>06:49:19</text:p>
          </table:table-cell>
          <table:table-cell office:value-type="float" office:value="1.12" calcext:value-type="float">
            <text:p>1.12</text:p>
          </table:table-cell>
          <table:table-cell office:value-type="float" office:value="223.8" calcext:value-type="float">
            <text:p>223.8</text:p>
          </table:table-cell>
          <table:table-cell office:value-type="float" office:value="251.19" calcext:value-type="float">
            <text:p>251.19</text:p>
          </table:table-cell>
          <table:table-cell office:value-type="float" office:value="1640.28" calcext:value-type="float">
            <text:p>1640.28</text:p>
          </table:table-cell>
          <table:table-cell office:value-type="float" office:value="1984.17" calcext:value-type="float">
            <text:p>1984.17</text:p>
          </table:table-cell>
        </table:table-row>
        <table:table-row table:style-name="ro1">
          <table:table-cell office:value-type="float" office:value="24574889" calcext:value-type="float">
            <text:p>24574889</text:p>
          </table:table-cell>
          <table:table-cell table:formula="of:=[.A1538]/1000/(60*60*24)" office:value-type="time" office:time-value="PT06H49M34.889S" calcext:value-type="time">
            <text:p>06:49:35</text:p>
          </table:table-cell>
          <table:table-cell office:value-type="float" office:value="1.12" calcext:value-type="float">
            <text:p>1.12</text:p>
          </table:table-cell>
          <table:table-cell office:value-type="float" office:value="223.7" calcext:value-type="float">
            <text:p>223.7</text:p>
          </table:table-cell>
          <table:table-cell office:value-type="float" office:value="251.07" calcext:value-type="float">
            <text:p>251.07</text:p>
          </table:table-cell>
          <table:table-cell office:value-type="float" office:value="1641.28" calcext:value-type="float">
            <text:p>1641.28</text:p>
          </table:table-cell>
          <table:table-cell office:value-type="float" office:value="1985.29" calcext:value-type="float">
            <text:p>1985.29</text:p>
          </table:table-cell>
        </table:table-row>
        <table:table-row table:style-name="ro1">
          <table:table-cell office:value-type="float" office:value="24590889" calcext:value-type="float">
            <text:p>24590889</text:p>
          </table:table-cell>
          <table:table-cell table:formula="of:=[.A1539]/1000/(60*60*24)" office:value-type="time" office:time-value="PT06H49M50.889S" calcext:value-type="time">
            <text:p>06:49:51</text:p>
          </table:table-cell>
          <table:table-cell office:value-type="float" office:value="1.12" calcext:value-type="float">
            <text:p>1.12</text:p>
          </table:table-cell>
          <table:table-cell office:value-type="float" office:value="223.6" calcext:value-type="float">
            <text:p>223.6</text:p>
          </table:table-cell>
          <table:table-cell office:value-type="float" office:value="250.96" calcext:value-type="float">
            <text:p>250.96</text:p>
          </table:table-cell>
          <table:table-cell office:value-type="float" office:value="1642.27" calcext:value-type="float">
            <text:p>1642.27</text:p>
          </table:table-cell>
          <table:table-cell office:value-type="float" office:value="1986.4" calcext:value-type="float">
            <text:p>1986.4</text:p>
          </table:table-cell>
        </table:table-row>
        <table:table-row table:style-name="ro1">
          <table:table-cell office:value-type="float" office:value="24606889" calcext:value-type="float">
            <text:p>24606889</text:p>
          </table:table-cell>
          <table:table-cell table:formula="of:=[.A1540]/1000/(60*60*24)" office:value-type="time" office:time-value="PT06H50M06.889S" calcext:value-type="time">
            <text:p>06:50:07</text:p>
          </table:table-cell>
          <table:table-cell office:value-type="float" office:value="1.12" calcext:value-type="float">
            <text:p>1.12</text:p>
          </table:table-cell>
          <table:table-cell office:value-type="float" office:value="223.6" calcext:value-type="float">
            <text:p>223.6</text:p>
          </table:table-cell>
          <table:table-cell office:value-type="float" office:value="250.96" calcext:value-type="float">
            <text:p>250.96</text:p>
          </table:table-cell>
          <table:table-cell office:value-type="float" office:value="1643.27" calcext:value-type="float">
            <text:p>1643.27</text:p>
          </table:table-cell>
          <table:table-cell office:value-type="float" office:value="1987.52" calcext:value-type="float">
            <text:p>1987.52</text:p>
          </table:table-cell>
        </table:table-row>
        <table:table-row table:style-name="ro1">
          <table:table-cell office:value-type="float" office:value="24622889" calcext:value-type="float">
            <text:p>24622889</text:p>
          </table:table-cell>
          <table:table-cell table:formula="of:=[.A1541]/1000/(60*60*24)" office:value-type="time" office:time-value="PT06H50M22.889S" calcext:value-type="time">
            <text:p>06:50:23</text:p>
          </table:table-cell>
          <table:table-cell office:value-type="float" office:value="1.12" calcext:value-type="float">
            <text:p>1.12</text:p>
          </table:table-cell>
          <table:table-cell office:value-type="float" office:value="223.6" calcext:value-type="float">
            <text:p>223.6</text:p>
          </table:table-cell>
          <table:table-cell office:value-type="float" office:value="250.96" calcext:value-type="float">
            <text:p>250.96</text:p>
          </table:table-cell>
          <table:table-cell office:value-type="float" office:value="1644.26" calcext:value-type="float">
            <text:p>1644.26</text:p>
          </table:table-cell>
          <table:table-cell office:value-type="float" office:value="1988.63" calcext:value-type="float">
            <text:p>1988.63</text:p>
          </table:table-cell>
        </table:table-row>
        <table:table-row table:style-name="ro1">
          <table:table-cell office:value-type="float" office:value="24638889" calcext:value-type="float">
            <text:p>24638889</text:p>
          </table:table-cell>
          <table:table-cell table:formula="of:=[.A1542]/1000/(60*60*24)" office:value-type="time" office:time-value="PT06H50M38.889S" calcext:value-type="time">
            <text:p>06:50:39</text:p>
          </table:table-cell>
          <table:table-cell office:value-type="float" office:value="1.12" calcext:value-type="float">
            <text:p>1.12</text:p>
          </table:table-cell>
          <table:table-cell office:value-type="float" office:value="223.4" calcext:value-type="float">
            <text:p>223.4</text:p>
          </table:table-cell>
          <table:table-cell office:value-type="float" office:value="249.84" calcext:value-type="float">
            <text:p>249.84</text:p>
          </table:table-cell>
          <table:table-cell office:value-type="float" office:value="1645.25" calcext:value-type="float">
            <text:p>1645.25</text:p>
          </table:table-cell>
          <table:table-cell office:value-type="float" office:value="1989.75" calcext:value-type="float">
            <text:p>1989.75</text:p>
          </table:table-cell>
        </table:table-row>
        <table:table-row table:style-name="ro1">
          <table:table-cell office:value-type="float" office:value="24654889" calcext:value-type="float">
            <text:p>24654889</text:p>
          </table:table-cell>
          <table:table-cell table:formula="of:=[.A1543]/1000/(60*60*24)" office:value-type="time" office:time-value="PT06H50M54.889S" calcext:value-type="time">
            <text:p>06:50:55</text:p>
          </table:table-cell>
          <table:table-cell office:value-type="float" office:value="1.12" calcext:value-type="float">
            <text:p>1.12</text:p>
          </table:table-cell>
          <table:table-cell office:value-type="float" office:value="223.4" calcext:value-type="float">
            <text:p>223.4</text:p>
          </table:table-cell>
          <table:table-cell office:value-type="float" office:value="250.73" calcext:value-type="float">
            <text:p>250.73</text:p>
          </table:table-cell>
          <table:table-cell office:value-type="float" office:value="1646.25" calcext:value-type="float">
            <text:p>1646.25</text:p>
          </table:table-cell>
          <table:table-cell office:value-type="float" office:value="1990.86" calcext:value-type="float">
            <text:p>1990.86</text:p>
          </table:table-cell>
        </table:table-row>
        <table:table-row table:style-name="ro1">
          <table:table-cell office:value-type="float" office:value="24670889" calcext:value-type="float">
            <text:p>24670889</text:p>
          </table:table-cell>
          <table:table-cell table:formula="of:=[.A1544]/1000/(60*60*24)" office:value-type="time" office:time-value="PT06H51M10.889S" calcext:value-type="time">
            <text:p>06:51:11</text:p>
          </table:table-cell>
          <table:table-cell office:value-type="float" office:value="1.12" calcext:value-type="float">
            <text:p>1.12</text:p>
          </table:table-cell>
          <table:table-cell office:value-type="float" office:value="223.4" calcext:value-type="float">
            <text:p>223.4</text:p>
          </table:table-cell>
          <table:table-cell office:value-type="float" office:value="249.84" calcext:value-type="float">
            <text:p>249.84</text:p>
          </table:table-cell>
          <table:table-cell office:value-type="float" office:value="1647.24" calcext:value-type="float">
            <text:p>1647.24</text:p>
          </table:table-cell>
          <table:table-cell office:value-type="float" office:value="1991.98" calcext:value-type="float">
            <text:p>1991.98</text:p>
          </table:table-cell>
        </table:table-row>
        <table:table-row table:style-name="ro1">
          <table:table-cell office:value-type="float" office:value="24686889" calcext:value-type="float">
            <text:p>24686889</text:p>
          </table:table-cell>
          <table:table-cell table:formula="of:=[.A1545]/1000/(60*60*24)" office:value-type="time" office:time-value="PT06H51M26.889S" calcext:value-type="time">
            <text:p>06:51:27</text:p>
          </table:table-cell>
          <table:table-cell office:value-type="float" office:value="1.12" calcext:value-type="float">
            <text:p>1.12</text:p>
          </table:table-cell>
          <table:table-cell office:value-type="float" office:value="223.3" calcext:value-type="float">
            <text:p>223.3</text:p>
          </table:table-cell>
          <table:table-cell office:value-type="float" office:value="250.62" calcext:value-type="float">
            <text:p>250.62</text:p>
          </table:table-cell>
          <table:table-cell office:value-type="float" office:value="1648.23" calcext:value-type="float">
            <text:p>1648.23</text:p>
          </table:table-cell>
          <table:table-cell office:value-type="float" office:value="1993.09" calcext:value-type="float">
            <text:p>1993.09</text:p>
          </table:table-cell>
        </table:table-row>
        <table:table-row table:style-name="ro1">
          <table:table-cell office:value-type="float" office:value="24702889" calcext:value-type="float">
            <text:p>24702889</text:p>
          </table:table-cell>
          <table:table-cell table:formula="of:=[.A1546]/1000/(60*60*24)" office:value-type="time" office:time-value="PT06H51M42.889S" calcext:value-type="time">
            <text:p>06:51:43</text:p>
          </table:table-cell>
          <table:table-cell office:value-type="float" office:value="1.12" calcext:value-type="float">
            <text:p>1.12</text:p>
          </table:table-cell>
          <table:table-cell office:value-type="float" office:value="223.2" calcext:value-type="float">
            <text:p>223.2</text:p>
          </table:table-cell>
          <table:table-cell office:value-type="float" office:value="249.61" calcext:value-type="float">
            <text:p>249.61</text:p>
          </table:table-cell>
          <table:table-cell office:value-type="float" office:value="1649.22" calcext:value-type="float">
            <text:p>1649.22</text:p>
          </table:table-cell>
          <table:table-cell office:value-type="float" office:value="1994.2" calcext:value-type="float">
            <text:p>1994.2</text:p>
          </table:table-cell>
        </table:table-row>
        <table:table-row table:style-name="ro1">
          <table:table-cell office:value-type="float" office:value="24718889" calcext:value-type="float">
            <text:p>24718889</text:p>
          </table:table-cell>
          <table:table-cell table:formula="of:=[.A1547]/1000/(60*60*24)" office:value-type="time" office:time-value="PT06H51M58.889S" calcext:value-type="time">
            <text:p>06:51:59</text:p>
          </table:table-cell>
          <table:table-cell office:value-type="float" office:value="1.12" calcext:value-type="float">
            <text:p>1.12</text:p>
          </table:table-cell>
          <table:table-cell office:value-type="float" office:value="223.2" calcext:value-type="float">
            <text:p>223.2</text:p>
          </table:table-cell>
          <table:table-cell office:value-type="float" office:value="249.61" calcext:value-type="float">
            <text:p>249.61</text:p>
          </table:table-cell>
          <table:table-cell office:value-type="float" office:value="1650.22" calcext:value-type="float">
            <text:p>1650.22</text:p>
          </table:table-cell>
          <table:table-cell office:value-type="float" office:value="1995.31" calcext:value-type="float">
            <text:p>1995.31</text:p>
          </table:table-cell>
        </table:table-row>
        <table:table-row table:style-name="ro1">
          <table:table-cell office:value-type="float" office:value="24734889" calcext:value-type="float">
            <text:p>24734889</text:p>
          </table:table-cell>
          <table:table-cell table:formula="of:=[.A1548]/1000/(60*60*24)" office:value-type="time" office:time-value="PT06H52M14.889S" calcext:value-type="time">
            <text:p>06:52:15</text:p>
          </table:table-cell>
          <table:table-cell office:value-type="float" office:value="1.12" calcext:value-type="float">
            <text:p>1.12</text:p>
          </table:table-cell>
          <table:table-cell office:value-type="float" office:value="223.1" calcext:value-type="float">
            <text:p>223.1</text:p>
          </table:table-cell>
          <table:table-cell office:value-type="float" office:value="249.5" calcext:value-type="float">
            <text:p>249.5</text:p>
          </table:table-cell>
          <table:table-cell office:value-type="float" office:value="1651.21" calcext:value-type="float">
            <text:p>1651.21</text:p>
          </table:table-cell>
          <table:table-cell office:value-type="float" office:value="1996.42" calcext:value-type="float">
            <text:p>1996.42</text:p>
          </table:table-cell>
        </table:table-row>
        <table:table-row table:style-name="ro1">
          <table:table-cell office:value-type="float" office:value="24750889" calcext:value-type="float">
            <text:p>24750889</text:p>
          </table:table-cell>
          <table:table-cell table:formula="of:=[.A1549]/1000/(60*60*24)" office:value-type="time" office:time-value="PT06H52M30.889S" calcext:value-type="time">
            <text:p>06:52:31</text:p>
          </table:table-cell>
          <table:table-cell office:value-type="float" office:value="1.12" calcext:value-type="float">
            <text:p>1.12</text:p>
          </table:table-cell>
          <table:table-cell office:value-type="float" office:value="223" calcext:value-type="float">
            <text:p>223</text:p>
          </table:table-cell>
          <table:table-cell office:value-type="float" office:value="249.38" calcext:value-type="float">
            <text:p>249.38</text:p>
          </table:table-cell>
          <table:table-cell office:value-type="float" office:value="1652.2" calcext:value-type="float">
            <text:p>1652.2</text:p>
          </table:table-cell>
          <table:table-cell office:value-type="float" office:value="1997.53" calcext:value-type="float">
            <text:p>1997.53</text:p>
          </table:table-cell>
        </table:table-row>
        <table:table-row table:style-name="ro1">
          <table:table-cell office:value-type="float" office:value="24766889" calcext:value-type="float">
            <text:p>24766889</text:p>
          </table:table-cell>
          <table:table-cell table:formula="of:=[.A1550]/1000/(60*60*24)" office:value-type="time" office:time-value="PT06H52M46.889S" calcext:value-type="time">
            <text:p>06:52:47</text:p>
          </table:table-cell>
          <table:table-cell office:value-type="float" office:value="1.12" calcext:value-type="float">
            <text:p>1.12</text:p>
          </table:table-cell>
          <table:table-cell office:value-type="float" office:value="223" calcext:value-type="float">
            <text:p>223</text:p>
          </table:table-cell>
          <table:table-cell office:value-type="float" office:value="249.38" calcext:value-type="float">
            <text:p>249.38</text:p>
          </table:table-cell>
          <table:table-cell office:value-type="float" office:value="1653.19" calcext:value-type="float">
            <text:p>1653.19</text:p>
          </table:table-cell>
          <table:table-cell office:value-type="float" office:value="1998.64" calcext:value-type="float">
            <text:p>1998.64</text:p>
          </table:table-cell>
        </table:table-row>
        <table:table-row table:style-name="ro1">
          <table:table-cell office:value-type="float" office:value="24782889" calcext:value-type="float">
            <text:p>24782889</text:p>
          </table:table-cell>
          <table:table-cell table:formula="of:=[.A1551]/1000/(60*60*24)" office:value-type="time" office:time-value="PT06H53M02.889S" calcext:value-type="time">
            <text:p>06:53:03</text:p>
          </table:table-cell>
          <table:table-cell office:value-type="float" office:value="1.12" calcext:value-type="float">
            <text:p>1.12</text:p>
          </table:table-cell>
          <table:table-cell office:value-type="float" office:value="222.9" calcext:value-type="float">
            <text:p>222.9</text:p>
          </table:table-cell>
          <table:table-cell office:value-type="float" office:value="249.27" calcext:value-type="float">
            <text:p>249.27</text:p>
          </table:table-cell>
          <table:table-cell office:value-type="float" office:value="1654.18" calcext:value-type="float">
            <text:p>1654.18</text:p>
          </table:table-cell>
          <table:table-cell office:value-type="float" office:value="1999.74" calcext:value-type="float">
            <text:p>1999.74</text:p>
          </table:table-cell>
        </table:table-row>
        <table:table-row table:style-name="ro1">
          <table:table-cell office:value-type="float" office:value="24798889" calcext:value-type="float">
            <text:p>24798889</text:p>
          </table:table-cell>
          <table:table-cell table:formula="of:=[.A1552]/1000/(60*60*24)" office:value-type="time" office:time-value="PT06H53M18.889S" calcext:value-type="time">
            <text:p>06:53:19</text:p>
          </table:table-cell>
          <table:table-cell office:value-type="float" office:value="1.12" calcext:value-type="float">
            <text:p>1.12</text:p>
          </table:table-cell>
          <table:table-cell office:value-type="float" office:value="222.9" calcext:value-type="float">
            <text:p>222.9</text:p>
          </table:table-cell>
          <table:table-cell office:value-type="float" office:value="249.27" calcext:value-type="float">
            <text:p>249.27</text:p>
          </table:table-cell>
          <table:table-cell office:value-type="float" office:value="1655.17" calcext:value-type="float">
            <text:p>1655.17</text:p>
          </table:table-cell>
          <table:table-cell office:value-type="float" office:value="2000.85" calcext:value-type="float">
            <text:p>2000.85</text:p>
          </table:table-cell>
        </table:table-row>
        <table:table-row table:style-name="ro1">
          <table:table-cell office:value-type="float" office:value="24814889" calcext:value-type="float">
            <text:p>24814889</text:p>
          </table:table-cell>
          <table:table-cell table:formula="of:=[.A1553]/1000/(60*60*24)" office:value-type="time" office:time-value="PT06H53M34.889S" calcext:value-type="time">
            <text:p>06:53:35</text:p>
          </table:table-cell>
          <table:table-cell office:value-type="float" office:value="1.12" calcext:value-type="float">
            <text:p>1.12</text:p>
          </table:table-cell>
          <table:table-cell office:value-type="float" office:value="222.8" calcext:value-type="float">
            <text:p>222.8</text:p>
          </table:table-cell>
          <table:table-cell office:value-type="float" office:value="249.15" calcext:value-type="float">
            <text:p>249.15</text:p>
          </table:table-cell>
          <table:table-cell office:value-type="float" office:value="1656.16" calcext:value-type="float">
            <text:p>1656.16</text:p>
          </table:table-cell>
          <table:table-cell office:value-type="float" office:value="2001.96" calcext:value-type="float">
            <text:p>2001.96</text:p>
          </table:table-cell>
        </table:table-row>
        <table:table-row table:style-name="ro1">
          <table:table-cell office:value-type="float" office:value="24830889" calcext:value-type="float">
            <text:p>24830889</text:p>
          </table:table-cell>
          <table:table-cell table:formula="of:=[.A1554]/1000/(60*60*24)" office:value-type="time" office:time-value="PT06H53M50.889S" calcext:value-type="time">
            <text:p>06:53:51</text:p>
          </table:table-cell>
          <table:table-cell office:value-type="float" office:value="1.12" calcext:value-type="float">
            <text:p>1.12</text:p>
          </table:table-cell>
          <table:table-cell office:value-type="float" office:value="222.7" calcext:value-type="float">
            <text:p>222.7</text:p>
          </table:table-cell>
          <table:table-cell office:value-type="float" office:value="249.04" calcext:value-type="float">
            <text:p>249.04</text:p>
          </table:table-cell>
          <table:table-cell office:value-type="float" office:value="1657.15" calcext:value-type="float">
            <text:p>1657.15</text:p>
          </table:table-cell>
          <table:table-cell office:value-type="float" office:value="2003.07" calcext:value-type="float">
            <text:p>2003.07</text:p>
          </table:table-cell>
        </table:table-row>
        <table:table-row table:style-name="ro1">
          <table:table-cell office:value-type="float" office:value="24846889" calcext:value-type="float">
            <text:p>24846889</text:p>
          </table:table-cell>
          <table:table-cell table:formula="of:=[.A1555]/1000/(60*60*24)" office:value-type="time" office:time-value="PT06H54M06.889S" calcext:value-type="time">
            <text:p>06:54:07</text:p>
          </table:table-cell>
          <table:table-cell office:value-type="float" office:value="1.12" calcext:value-type="float">
            <text:p>1.12</text:p>
          </table:table-cell>
          <table:table-cell office:value-type="float" office:value="222.7" calcext:value-type="float">
            <text:p>222.7</text:p>
          </table:table-cell>
          <table:table-cell office:value-type="float" office:value="249.04" calcext:value-type="float">
            <text:p>249.04</text:p>
          </table:table-cell>
          <table:table-cell office:value-type="float" office:value="1658.14" calcext:value-type="float">
            <text:p>1658.14</text:p>
          </table:table-cell>
          <table:table-cell office:value-type="float" office:value="2004.17" calcext:value-type="float">
            <text:p>2004.17</text:p>
          </table:table-cell>
        </table:table-row>
        <table:table-row table:style-name="ro1">
          <table:table-cell office:value-type="float" office:value="24862889" calcext:value-type="float">
            <text:p>24862889</text:p>
          </table:table-cell>
          <table:table-cell table:formula="of:=[.A1556]/1000/(60*60*24)" office:value-type="time" office:time-value="PT06H54M22.889S" calcext:value-type="time">
            <text:p>06:54:23</text:p>
          </table:table-cell>
          <table:table-cell office:value-type="float" office:value="1.11" calcext:value-type="float">
            <text:p>1.11</text:p>
          </table:table-cell>
          <table:table-cell office:value-type="float" office:value="222.6" calcext:value-type="float">
            <text:p>222.6</text:p>
          </table:table-cell>
          <table:table-cell office:value-type="float" office:value="248.03" calcext:value-type="float">
            <text:p>248.03</text:p>
          </table:table-cell>
          <table:table-cell office:value-type="float" office:value="1659.13" calcext:value-type="float">
            <text:p>1659.13</text:p>
          </table:table-cell>
          <table:table-cell office:value-type="float" office:value="2005.28" calcext:value-type="float">
            <text:p>2005.28</text:p>
          </table:table-cell>
        </table:table-row>
        <table:table-row table:style-name="ro1">
          <table:table-cell office:value-type="float" office:value="24878889" calcext:value-type="float">
            <text:p>24878889</text:p>
          </table:table-cell>
          <table:table-cell table:formula="of:=[.A1557]/1000/(60*60*24)" office:value-type="time" office:time-value="PT06H54M38.889S" calcext:value-type="time">
            <text:p>06:54:39</text:p>
          </table:table-cell>
          <table:table-cell office:value-type="float" office:value="1.12" calcext:value-type="float">
            <text:p>1.12</text:p>
          </table:table-cell>
          <table:table-cell office:value-type="float" office:value="222.6" calcext:value-type="float">
            <text:p>222.6</text:p>
          </table:table-cell>
          <table:table-cell office:value-type="float" office:value="248.92" calcext:value-type="float">
            <text:p>248.92</text:p>
          </table:table-cell>
          <table:table-cell office:value-type="float" office:value="1660.12" calcext:value-type="float">
            <text:p>1660.12</text:p>
          </table:table-cell>
          <table:table-cell office:value-type="float" office:value="2006.38" calcext:value-type="float">
            <text:p>2006.38</text:p>
          </table:table-cell>
        </table:table-row>
        <table:table-row table:style-name="ro1">
          <table:table-cell office:value-type="float" office:value="24894889" calcext:value-type="float">
            <text:p>24894889</text:p>
          </table:table-cell>
          <table:table-cell table:formula="of:=[.A1558]/1000/(60*60*24)" office:value-type="time" office:time-value="PT06H54M54.889S" calcext:value-type="time">
            <text:p>06:54:55</text:p>
          </table:table-cell>
          <table:table-cell office:value-type="float" office:value="1.11" calcext:value-type="float">
            <text:p>1.11</text:p>
          </table:table-cell>
          <table:table-cell office:value-type="float" office:value="222.5" calcext:value-type="float">
            <text:p>222.5</text:p>
          </table:table-cell>
          <table:table-cell office:value-type="float" office:value="247.92" calcext:value-type="float">
            <text:p>247.92</text:p>
          </table:table-cell>
          <table:table-cell office:value-type="float" office:value="1661.11" calcext:value-type="float">
            <text:p>1661.11</text:p>
          </table:table-cell>
          <table:table-cell office:value-type="float" office:value="2007.49" calcext:value-type="float">
            <text:p>2007.49</text:p>
          </table:table-cell>
        </table:table-row>
        <table:table-row table:style-name="ro1">
          <table:table-cell office:value-type="float" office:value="24910889" calcext:value-type="float">
            <text:p>24910889</text:p>
          </table:table-cell>
          <table:table-cell table:formula="of:=[.A1559]/1000/(60*60*24)" office:value-type="time" office:time-value="PT06H55M10.889S" calcext:value-type="time">
            <text:p>06:55:11</text:p>
          </table:table-cell>
          <table:table-cell office:value-type="float" office:value="1.11" calcext:value-type="float">
            <text:p>1.11</text:p>
          </table:table-cell>
          <table:table-cell office:value-type="float" office:value="222.4" calcext:value-type="float">
            <text:p>222.4</text:p>
          </table:table-cell>
          <table:table-cell office:value-type="float" office:value="247.81" calcext:value-type="float">
            <text:p>247.81</text:p>
          </table:table-cell>
          <table:table-cell office:value-type="float" office:value="1662.1" calcext:value-type="float">
            <text:p>1662.1</text:p>
          </table:table-cell>
          <table:table-cell office:value-type="float" office:value="2008.59" calcext:value-type="float">
            <text:p>2008.59</text:p>
          </table:table-cell>
        </table:table-row>
        <table:table-row table:style-name="ro1">
          <table:table-cell office:value-type="float" office:value="24926889" calcext:value-type="float">
            <text:p>24926889</text:p>
          </table:table-cell>
          <table:table-cell table:formula="of:=[.A1560]/1000/(60*60*24)" office:value-type="time" office:time-value="PT06H55M26.889S" calcext:value-type="time">
            <text:p>06:55:27</text:p>
          </table:table-cell>
          <table:table-cell office:value-type="float" office:value="1.11" calcext:value-type="float">
            <text:p>1.11</text:p>
          </table:table-cell>
          <table:table-cell office:value-type="float" office:value="222.3" calcext:value-type="float">
            <text:p>222.3</text:p>
          </table:table-cell>
          <table:table-cell office:value-type="float" office:value="247.7" calcext:value-type="float">
            <text:p>247.7</text:p>
          </table:table-cell>
          <table:table-cell office:value-type="float" office:value="1663.09" calcext:value-type="float">
            <text:p>1663.09</text:p>
          </table:table-cell>
          <table:table-cell office:value-type="float" office:value="2009.69" calcext:value-type="float">
            <text:p>2009.69</text:p>
          </table:table-cell>
        </table:table-row>
        <table:table-row table:style-name="ro1">
          <table:table-cell office:value-type="float" office:value="24942889" calcext:value-type="float">
            <text:p>24942889</text:p>
          </table:table-cell>
          <table:table-cell table:formula="of:=[.A1561]/1000/(60*60*24)" office:value-type="time" office:time-value="PT06H55M42.889S" calcext:value-type="time">
            <text:p>06:55:43</text:p>
          </table:table-cell>
          <table:table-cell office:value-type="float" office:value="1.11" calcext:value-type="float">
            <text:p>1.11</text:p>
          </table:table-cell>
          <table:table-cell office:value-type="float" office:value="222.2" calcext:value-type="float">
            <text:p>222.2</text:p>
          </table:table-cell>
          <table:table-cell office:value-type="float" office:value="247.58" calcext:value-type="float">
            <text:p>247.58</text:p>
          </table:table-cell>
          <table:table-cell office:value-type="float" office:value="1664.08" calcext:value-type="float">
            <text:p>1664.08</text:p>
          </table:table-cell>
          <table:table-cell office:value-type="float" office:value="2010.79" calcext:value-type="float">
            <text:p>2010.79</text:p>
          </table:table-cell>
        </table:table-row>
        <table:table-row table:style-name="ro1">
          <table:table-cell office:value-type="float" office:value="24958889" calcext:value-type="float">
            <text:p>24958889</text:p>
          </table:table-cell>
          <table:table-cell table:formula="of:=[.A1562]/1000/(60*60*24)" office:value-type="time" office:time-value="PT06H55M58.889S" calcext:value-type="time">
            <text:p>06:55:59</text:p>
          </table:table-cell>
          <table:table-cell office:value-type="float" office:value="1.11" calcext:value-type="float">
            <text:p>1.11</text:p>
          </table:table-cell>
          <table:table-cell office:value-type="float" office:value="222.3" calcext:value-type="float">
            <text:p>222.3</text:p>
          </table:table-cell>
          <table:table-cell office:value-type="float" office:value="247.69" calcext:value-type="float">
            <text:p>247.69</text:p>
          </table:table-cell>
          <table:table-cell office:value-type="float" office:value="1665.06" calcext:value-type="float">
            <text:p>1665.06</text:p>
          </table:table-cell>
          <table:table-cell office:value-type="float" office:value="2011.89" calcext:value-type="float">
            <text:p>2011.89</text:p>
          </table:table-cell>
        </table:table-row>
        <table:table-row table:style-name="ro1">
          <table:table-cell office:value-type="float" office:value="24974889" calcext:value-type="float">
            <text:p>24974889</text:p>
          </table:table-cell>
          <table:table-cell table:formula="of:=[.A1563]/1000/(60*60*24)" office:value-type="time" office:time-value="PT06H56M14.889S" calcext:value-type="time">
            <text:p>06:56:15</text:p>
          </table:table-cell>
          <table:table-cell office:value-type="float" office:value="1.11" calcext:value-type="float">
            <text:p>1.11</text:p>
          </table:table-cell>
          <table:table-cell office:value-type="float" office:value="222.1" calcext:value-type="float">
            <text:p>222.1</text:p>
          </table:table-cell>
          <table:table-cell office:value-type="float" office:value="247.47" calcext:value-type="float">
            <text:p>247.47</text:p>
          </table:table-cell>
          <table:table-cell office:value-type="float" office:value="1666.05" calcext:value-type="float">
            <text:p>1666.05</text:p>
          </table:table-cell>
          <table:table-cell office:value-type="float" office:value="2012.99" calcext:value-type="float">
            <text:p>2012.99</text:p>
          </table:table-cell>
        </table:table-row>
        <table:table-row table:style-name="ro1">
          <table:table-cell office:value-type="float" office:value="24990889" calcext:value-type="float">
            <text:p>24990889</text:p>
          </table:table-cell>
          <table:table-cell table:formula="of:=[.A1564]/1000/(60*60*24)" office:value-type="time" office:time-value="PT06H56M30.889S" calcext:value-type="time">
            <text:p>06:56:31</text:p>
          </table:table-cell>
          <table:table-cell office:value-type="float" office:value="1.11" calcext:value-type="float">
            <text:p>1.11</text:p>
          </table:table-cell>
          <table:table-cell office:value-type="float" office:value="222.1" calcext:value-type="float">
            <text:p>222.1</text:p>
          </table:table-cell>
          <table:table-cell office:value-type="float" office:value="247.46" calcext:value-type="float">
            <text:p>247.46</text:p>
          </table:table-cell>
          <table:table-cell office:value-type="float" office:value="1667.04" calcext:value-type="float">
            <text:p>1667.04</text:p>
          </table:table-cell>
          <table:table-cell office:value-type="float" office:value="2014.09" calcext:value-type="float">
            <text:p>2014.09</text:p>
          </table:table-cell>
        </table:table-row>
        <table:table-row table:style-name="ro1">
          <table:table-cell office:value-type="float" office:value="25006889" calcext:value-type="float">
            <text:p>25006889</text:p>
          </table:table-cell>
          <table:table-cell table:formula="of:=[.A1565]/1000/(60*60*24)" office:value-type="time" office:time-value="PT06H56M46.889S" calcext:value-type="time">
            <text:p>06:56:47</text:p>
          </table:table-cell>
          <table:table-cell office:value-type="float" office:value="1.11" calcext:value-type="float">
            <text:p>1.11</text:p>
          </table:table-cell>
          <table:table-cell office:value-type="float" office:value="222" calcext:value-type="float">
            <text:p>222</text:p>
          </table:table-cell>
          <table:table-cell office:value-type="float" office:value="247.35" calcext:value-type="float">
            <text:p>247.35</text:p>
          </table:table-cell>
          <table:table-cell office:value-type="float" office:value="1668.02" calcext:value-type="float">
            <text:p>1668.02</text:p>
          </table:table-cell>
          <table:table-cell office:value-type="float" office:value="2015.19" calcext:value-type="float">
            <text:p>2015.19</text:p>
          </table:table-cell>
        </table:table-row>
        <table:table-row table:style-name="ro1">
          <table:table-cell office:value-type="float" office:value="25022889" calcext:value-type="float">
            <text:p>25022889</text:p>
          </table:table-cell>
          <table:table-cell table:formula="of:=[.A1566]/1000/(60*60*24)" office:value-type="time" office:time-value="PT06H57M02.889S" calcext:value-type="time">
            <text:p>06:57:03</text:p>
          </table:table-cell>
          <table:table-cell office:value-type="float" office:value="1.11" calcext:value-type="float">
            <text:p>1.11</text:p>
          </table:table-cell>
          <table:table-cell office:value-type="float" office:value="222" calcext:value-type="float">
            <text:p>222</text:p>
          </table:table-cell>
          <table:table-cell office:value-type="float" office:value="247.35" calcext:value-type="float">
            <text:p>247.35</text:p>
          </table:table-cell>
          <table:table-cell office:value-type="float" office:value="1669.01" calcext:value-type="float">
            <text:p>1669.01</text:p>
          </table:table-cell>
          <table:table-cell office:value-type="float" office:value="2016.29" calcext:value-type="float">
            <text:p>2016.29</text:p>
          </table:table-cell>
        </table:table-row>
        <table:table-row table:style-name="ro1">
          <table:table-cell office:value-type="float" office:value="25038889" calcext:value-type="float">
            <text:p>25038889</text:p>
          </table:table-cell>
          <table:table-cell table:formula="of:=[.A1567]/1000/(60*60*24)" office:value-type="time" office:time-value="PT06H57M18.889S" calcext:value-type="time">
            <text:p>06:57:19</text:p>
          </table:table-cell>
          <table:table-cell office:value-type="float" office:value="1.11" calcext:value-type="float">
            <text:p>1.11</text:p>
          </table:table-cell>
          <table:table-cell office:value-type="float" office:value="221.9" calcext:value-type="float">
            <text:p>221.9</text:p>
          </table:table-cell>
          <table:table-cell office:value-type="float" office:value="247.24" calcext:value-type="float">
            <text:p>247.24</text:p>
          </table:table-cell>
          <table:table-cell office:value-type="float" office:value="1670" calcext:value-type="float">
            <text:p>1670</text:p>
          </table:table-cell>
          <table:table-cell office:value-type="float" office:value="2017.39" calcext:value-type="float">
            <text:p>2017.39</text:p>
          </table:table-cell>
        </table:table-row>
        <table:table-row table:style-name="ro1">
          <table:table-cell office:value-type="float" office:value="25054889" calcext:value-type="float">
            <text:p>25054889</text:p>
          </table:table-cell>
          <table:table-cell table:formula="of:=[.A1568]/1000/(60*60*24)" office:value-type="time" office:time-value="PT06H57M34.889S" calcext:value-type="time">
            <text:p>06:57:35</text:p>
          </table:table-cell>
          <table:table-cell office:value-type="float" office:value="1.11" calcext:value-type="float">
            <text:p>1.11</text:p>
          </table:table-cell>
          <table:table-cell office:value-type="float" office:value="221.8" calcext:value-type="float">
            <text:p>221.8</text:p>
          </table:table-cell>
          <table:table-cell office:value-type="float" office:value="247.13" calcext:value-type="float">
            <text:p>247.13</text:p>
          </table:table-cell>
          <table:table-cell office:value-type="float" office:value="1670.98" calcext:value-type="float">
            <text:p>1670.98</text:p>
          </table:table-cell>
          <table:table-cell office:value-type="float" office:value="2018.49" calcext:value-type="float">
            <text:p>2018.49</text:p>
          </table:table-cell>
        </table:table-row>
        <table:table-row table:style-name="ro1">
          <table:table-cell office:value-type="float" office:value="25070889" calcext:value-type="float">
            <text:p>25070889</text:p>
          </table:table-cell>
          <table:table-cell table:formula="of:=[.A1569]/1000/(60*60*24)" office:value-type="time" office:time-value="PT06H57M50.889S" calcext:value-type="time">
            <text:p>06:57:51</text:p>
          </table:table-cell>
          <table:table-cell office:value-type="float" office:value="1.11" calcext:value-type="float">
            <text:p>1.11</text:p>
          </table:table-cell>
          <table:table-cell office:value-type="float" office:value="221.8" calcext:value-type="float">
            <text:p>221.8</text:p>
          </table:table-cell>
          <table:table-cell office:value-type="float" office:value="246.24" calcext:value-type="float">
            <text:p>246.24</text:p>
          </table:table-cell>
          <table:table-cell office:value-type="float" office:value="1671.97" calcext:value-type="float">
            <text:p>1671.97</text:p>
          </table:table-cell>
          <table:table-cell office:value-type="float" office:value="2019.58" calcext:value-type="float">
            <text:p>2019.58</text:p>
          </table:table-cell>
        </table:table-row>
        <table:table-row table:style-name="ro1">
          <table:table-cell office:value-type="float" office:value="25086889" calcext:value-type="float">
            <text:p>25086889</text:p>
          </table:table-cell>
          <table:table-cell table:formula="of:=[.A1570]/1000/(60*60*24)" office:value-type="time" office:time-value="PT06H58M06.889S" calcext:value-type="time">
            <text:p>06:58:07</text:p>
          </table:table-cell>
          <table:table-cell office:value-type="float" office:value="1.11" calcext:value-type="float">
            <text:p>1.11</text:p>
          </table:table-cell>
          <table:table-cell office:value-type="float" office:value="221.7" calcext:value-type="float">
            <text:p>221.7</text:p>
          </table:table-cell>
          <table:table-cell office:value-type="float" office:value="246.12" calcext:value-type="float">
            <text:p>246.12</text:p>
          </table:table-cell>
          <table:table-cell office:value-type="float" office:value="1672.95" calcext:value-type="float">
            <text:p>1672.95</text:p>
          </table:table-cell>
          <table:table-cell office:value-type="float" office:value="2020.68" calcext:value-type="float">
            <text:p>2020.68</text:p>
          </table:table-cell>
        </table:table-row>
        <table:table-row table:style-name="ro1">
          <table:table-cell office:value-type="float" office:value="25102889" calcext:value-type="float">
            <text:p>25102889</text:p>
          </table:table-cell>
          <table:table-cell table:formula="of:=[.A1571]/1000/(60*60*24)" office:value-type="time" office:time-value="PT06H58M22.889S" calcext:value-type="time">
            <text:p>06:58:23</text:p>
          </table:table-cell>
          <table:table-cell office:value-type="float" office:value="1.11" calcext:value-type="float">
            <text:p>1.11</text:p>
          </table:table-cell>
          <table:table-cell office:value-type="float" office:value="221.7" calcext:value-type="float">
            <text:p>221.7</text:p>
          </table:table-cell>
          <table:table-cell office:value-type="float" office:value="247.01" calcext:value-type="float">
            <text:p>247.01</text:p>
          </table:table-cell>
          <table:table-cell office:value-type="float" office:value="1673.94" calcext:value-type="float">
            <text:p>1673.94</text:p>
          </table:table-cell>
          <table:table-cell office:value-type="float" office:value="2021.77" calcext:value-type="float">
            <text:p>2021.77</text:p>
          </table:table-cell>
        </table:table-row>
        <table:table-row table:style-name="ro1">
          <table:table-cell office:value-type="float" office:value="25118889" calcext:value-type="float">
            <text:p>25118889</text:p>
          </table:table-cell>
          <table:table-cell table:formula="of:=[.A1572]/1000/(60*60*24)" office:value-type="time" office:time-value="PT06H58M38.889S" calcext:value-type="time">
            <text:p>06:58:39</text:p>
          </table:table-cell>
          <table:table-cell office:value-type="float" office:value="1.11" calcext:value-type="float">
            <text:p>1.11</text:p>
          </table:table-cell>
          <table:table-cell office:value-type="float" office:value="221.6" calcext:value-type="float">
            <text:p>221.6</text:p>
          </table:table-cell>
          <table:table-cell office:value-type="float" office:value="246.9" calcext:value-type="float">
            <text:p>246.9</text:p>
          </table:table-cell>
          <table:table-cell office:value-type="float" office:value="1674.92" calcext:value-type="float">
            <text:p>1674.92</text:p>
          </table:table-cell>
          <table:table-cell office:value-type="float" office:value="2022.87" calcext:value-type="float">
            <text:p>2022.87</text:p>
          </table:table-cell>
        </table:table-row>
        <table:table-row table:style-name="ro1">
          <table:table-cell office:value-type="float" office:value="25134889" calcext:value-type="float">
            <text:p>25134889</text:p>
          </table:table-cell>
          <table:table-cell table:formula="of:=[.A1573]/1000/(60*60*24)" office:value-type="time" office:time-value="PT06H58M54.889S" calcext:value-type="time">
            <text:p>06:58:55</text:p>
          </table:table-cell>
          <table:table-cell office:value-type="float" office:value="1.11" calcext:value-type="float">
            <text:p>1.11</text:p>
          </table:table-cell>
          <table:table-cell office:value-type="float" office:value="221.5" calcext:value-type="float">
            <text:p>221.5</text:p>
          </table:table-cell>
          <table:table-cell office:value-type="float" office:value="245.9" calcext:value-type="float">
            <text:p>245.9</text:p>
          </table:table-cell>
          <table:table-cell office:value-type="float" office:value="1675.91" calcext:value-type="float">
            <text:p>1675.91</text:p>
          </table:table-cell>
          <table:table-cell office:value-type="float" office:value="2023.96" calcext:value-type="float">
            <text:p>2023.96</text:p>
          </table:table-cell>
        </table:table-row>
        <table:table-row table:style-name="ro1">
          <table:table-cell office:value-type="float" office:value="25150889" calcext:value-type="float">
            <text:p>25150889</text:p>
          </table:table-cell>
          <table:table-cell table:formula="of:=[.A1574]/1000/(60*60*24)" office:value-type="time" office:time-value="PT06H59M10.889S" calcext:value-type="time">
            <text:p>06:59:11</text:p>
          </table:table-cell>
          <table:table-cell office:value-type="float" office:value="1.11" calcext:value-type="float">
            <text:p>1.11</text:p>
          </table:table-cell>
          <table:table-cell office:value-type="float" office:value="221.4" calcext:value-type="float">
            <text:p>221.4</text:p>
          </table:table-cell>
          <table:table-cell office:value-type="float" office:value="245.79" calcext:value-type="float">
            <text:p>245.79</text:p>
          </table:table-cell>
          <table:table-cell office:value-type="float" office:value="1676.89" calcext:value-type="float">
            <text:p>1676.89</text:p>
          </table:table-cell>
          <table:table-cell office:value-type="float" office:value="2025.06" calcext:value-type="float">
            <text:p>2025.06</text:p>
          </table:table-cell>
        </table:table-row>
        <table:table-row table:style-name="ro1">
          <table:table-cell office:value-type="float" office:value="25166889" calcext:value-type="float">
            <text:p>25166889</text:p>
          </table:table-cell>
          <table:table-cell table:formula="of:=[.A1575]/1000/(60*60*24)" office:value-type="time" office:time-value="PT06H59M26.889S" calcext:value-type="time">
            <text:p>06:59:27</text:p>
          </table:table-cell>
          <table:table-cell office:value-type="float" office:value="1.11" calcext:value-type="float">
            <text:p>1.11</text:p>
          </table:table-cell>
          <table:table-cell office:value-type="float" office:value="221.4" calcext:value-type="float">
            <text:p>221.4</text:p>
          </table:table-cell>
          <table:table-cell office:value-type="float" office:value="245.79" calcext:value-type="float">
            <text:p>245.79</text:p>
          </table:table-cell>
          <table:table-cell office:value-type="float" office:value="1677.88" calcext:value-type="float">
            <text:p>1677.88</text:p>
          </table:table-cell>
          <table:table-cell office:value-type="float" office:value="2026.15" calcext:value-type="float">
            <text:p>2026.15</text:p>
          </table:table-cell>
        </table:table-row>
        <table:table-row table:style-name="ro1">
          <table:table-cell office:value-type="float" office:value="25182889" calcext:value-type="float">
            <text:p>25182889</text:p>
          </table:table-cell>
          <table:table-cell table:formula="of:=[.A1576]/1000/(60*60*24)" office:value-type="time" office:time-value="PT06H59M42.889S" calcext:value-type="time">
            <text:p>06:59:43</text:p>
          </table:table-cell>
          <table:table-cell office:value-type="float" office:value="1.11" calcext:value-type="float">
            <text:p>1.11</text:p>
          </table:table-cell>
          <table:table-cell office:value-type="float" office:value="221.2" calcext:value-type="float">
            <text:p>221.2</text:p>
          </table:table-cell>
          <table:table-cell office:value-type="float" office:value="245.56" calcext:value-type="float">
            <text:p>245.56</text:p>
          </table:table-cell>
          <table:table-cell office:value-type="float" office:value="1678.86" calcext:value-type="float">
            <text:p>1678.86</text:p>
          </table:table-cell>
          <table:table-cell office:value-type="float" office:value="2027.24" calcext:value-type="float">
            <text:p>2027.24</text:p>
          </table:table-cell>
        </table:table-row>
        <table:table-row table:style-name="ro1">
          <table:table-cell office:value-type="float" office:value="25198889" calcext:value-type="float">
            <text:p>25198889</text:p>
          </table:table-cell>
          <table:table-cell table:formula="of:=[.A1577]/1000/(60*60*24)" office:value-type="time" office:time-value="PT06H59M58.889S" calcext:value-type="time">
            <text:p>06:59:59</text:p>
          </table:table-cell>
          <table:table-cell office:value-type="float" office:value="1.11" calcext:value-type="float">
            <text:p>1.11</text:p>
          </table:table-cell>
          <table:table-cell office:value-type="float" office:value="221.2" calcext:value-type="float">
            <text:p>221.2</text:p>
          </table:table-cell>
          <table:table-cell office:value-type="float" office:value="245.56" calcext:value-type="float">
            <text:p>245.56</text:p>
          </table:table-cell>
          <table:table-cell office:value-type="float" office:value="1679.84" calcext:value-type="float">
            <text:p>1679.84</text:p>
          </table:table-cell>
          <table:table-cell office:value-type="float" office:value="2028.33" calcext:value-type="float">
            <text:p>2028.33</text:p>
          </table:table-cell>
        </table:table-row>
        <table:table-row table:style-name="ro1">
          <table:table-cell office:value-type="float" office:value="25214889" calcext:value-type="float">
            <text:p>25214889</text:p>
          </table:table-cell>
          <table:table-cell table:formula="of:=[.A1578]/1000/(60*60*24)" office:value-type="time" office:time-value="PT07H00M14.889S" calcext:value-type="time">
            <text:p>07:00:15</text:p>
          </table:table-cell>
          <table:table-cell office:value-type="float" office:value="1.11" calcext:value-type="float">
            <text:p>1.11</text:p>
          </table:table-cell>
          <table:table-cell office:value-type="float" office:value="221.1" calcext:value-type="float">
            <text:p>221.1</text:p>
          </table:table-cell>
          <table:table-cell office:value-type="float" office:value="245.45" calcext:value-type="float">
            <text:p>245.45</text:p>
          </table:table-cell>
          <table:table-cell office:value-type="float" office:value="1680.83" calcext:value-type="float">
            <text:p>1680.83</text:p>
          </table:table-cell>
          <table:table-cell office:value-type="float" office:value="2029.42" calcext:value-type="float">
            <text:p>2029.42</text:p>
          </table:table-cell>
        </table:table-row>
        <table:table-row table:style-name="ro1">
          <table:table-cell office:value-type="float" office:value="25230889" calcext:value-type="float">
            <text:p>25230889</text:p>
          </table:table-cell>
          <table:table-cell table:formula="of:=[.A1579]/1000/(60*60*24)" office:value-type="time" office:time-value="PT07H00M30.889S" calcext:value-type="time">
            <text:p>07:00:31</text:p>
          </table:table-cell>
          <table:table-cell office:value-type="float" office:value="1.11" calcext:value-type="float">
            <text:p>1.11</text:p>
          </table:table-cell>
          <table:table-cell office:value-type="float" office:value="221.1" calcext:value-type="float">
            <text:p>221.1</text:p>
          </table:table-cell>
          <table:table-cell office:value-type="float" office:value="245.45" calcext:value-type="float">
            <text:p>245.45</text:p>
          </table:table-cell>
          <table:table-cell office:value-type="float" office:value="1681.81" calcext:value-type="float">
            <text:p>1681.81</text:p>
          </table:table-cell>
          <table:table-cell office:value-type="float" office:value="2030.51" calcext:value-type="float">
            <text:p>2030.51</text:p>
          </table:table-cell>
        </table:table-row>
        <table:table-row table:style-name="ro1">
          <table:table-cell office:value-type="float" office:value="25246889" calcext:value-type="float">
            <text:p>25246889</text:p>
          </table:table-cell>
          <table:table-cell table:formula="of:=[.A1580]/1000/(60*60*24)" office:value-type="time" office:time-value="PT07H00M46.889S" calcext:value-type="time">
            <text:p>07:00:47</text:p>
          </table:table-cell>
          <table:table-cell office:value-type="float" office:value="1.11" calcext:value-type="float">
            <text:p>1.11</text:p>
          </table:table-cell>
          <table:table-cell office:value-type="float" office:value="221" calcext:value-type="float">
            <text:p>221</text:p>
          </table:table-cell>
          <table:table-cell office:value-type="float" office:value="245.33" calcext:value-type="float">
            <text:p>245.33</text:p>
          </table:table-cell>
          <table:table-cell office:value-type="float" office:value="1682.79" calcext:value-type="float">
            <text:p>1682.79</text:p>
          </table:table-cell>
          <table:table-cell office:value-type="float" office:value="2031.6" calcext:value-type="float">
            <text:p>2031.6</text:p>
          </table:table-cell>
        </table:table-row>
        <table:table-row table:style-name="ro1">
          <table:table-cell office:value-type="float" office:value="25262889" calcext:value-type="float">
            <text:p>25262889</text:p>
          </table:table-cell>
          <table:table-cell table:formula="of:=[.A1581]/1000/(60*60*24)" office:value-type="time" office:time-value="PT07H01M02.889S" calcext:value-type="time">
            <text:p>07:01:03</text:p>
          </table:table-cell>
          <table:table-cell office:value-type="float" office:value="1.11" calcext:value-type="float">
            <text:p>1.11</text:p>
          </table:table-cell>
          <table:table-cell office:value-type="float" office:value="220.9" calcext:value-type="float">
            <text:p>220.9</text:p>
          </table:table-cell>
          <table:table-cell office:value-type="float" office:value="244.34" calcext:value-type="float">
            <text:p>244.34</text:p>
          </table:table-cell>
          <table:table-cell office:value-type="float" office:value="1683.77" calcext:value-type="float">
            <text:p>1683.77</text:p>
          </table:table-cell>
          <table:table-cell office:value-type="float" office:value="2032.69" calcext:value-type="float">
            <text:p>2032.69</text:p>
          </table:table-cell>
        </table:table-row>
        <table:table-row table:style-name="ro1">
          <table:table-cell office:value-type="float" office:value="25278889" calcext:value-type="float">
            <text:p>25278889</text:p>
          </table:table-cell>
          <table:table-cell table:formula="of:=[.A1582]/1000/(60*60*24)" office:value-type="time" office:time-value="PT07H01M18.889S" calcext:value-type="time">
            <text:p>07:01:19</text:p>
          </table:table-cell>
          <table:table-cell office:value-type="float" office:value="1.11" calcext:value-type="float">
            <text:p>1.11</text:p>
          </table:table-cell>
          <table:table-cell office:value-type="float" office:value="220.8" calcext:value-type="float">
            <text:p>220.8</text:p>
          </table:table-cell>
          <table:table-cell office:value-type="float" office:value="244.22" calcext:value-type="float">
            <text:p>244.22</text:p>
          </table:table-cell>
          <table:table-cell office:value-type="float" office:value="1684.76" calcext:value-type="float">
            <text:p>1684.76</text:p>
          </table:table-cell>
          <table:table-cell office:value-type="float" office:value="2033.78" calcext:value-type="float">
            <text:p>2033.78</text:p>
          </table:table-cell>
        </table:table-row>
        <table:table-row table:style-name="ro1">
          <table:table-cell office:value-type="float" office:value="25294889" calcext:value-type="float">
            <text:p>25294889</text:p>
          </table:table-cell>
          <table:table-cell table:formula="of:=[.A1583]/1000/(60*60*24)" office:value-type="time" office:time-value="PT07H01M34.889S" calcext:value-type="time">
            <text:p>07:01:35</text:p>
          </table:table-cell>
          <table:table-cell office:value-type="float" office:value="1.11" calcext:value-type="float">
            <text:p>1.11</text:p>
          </table:table-cell>
          <table:table-cell office:value-type="float" office:value="220.8" calcext:value-type="float">
            <text:p>220.8</text:p>
          </table:table-cell>
          <table:table-cell office:value-type="float" office:value="244.22" calcext:value-type="float">
            <text:p>244.22</text:p>
          </table:table-cell>
          <table:table-cell office:value-type="float" office:value="1685.74" calcext:value-type="float">
            <text:p>1685.74</text:p>
          </table:table-cell>
          <table:table-cell office:value-type="float" office:value="2034.86" calcext:value-type="float">
            <text:p>2034.86</text:p>
          </table:table-cell>
        </table:table-row>
        <table:table-row table:style-name="ro1">
          <table:table-cell office:value-type="float" office:value="25310889" calcext:value-type="float">
            <text:p>25310889</text:p>
          </table:table-cell>
          <table:table-cell table:formula="of:=[.A1584]/1000/(60*60*24)" office:value-type="time" office:time-value="PT07H01M50.889S" calcext:value-type="time">
            <text:p>07:01:51</text:p>
          </table:table-cell>
          <table:table-cell office:value-type="float" office:value="1.11" calcext:value-type="float">
            <text:p>1.11</text:p>
          </table:table-cell>
          <table:table-cell office:value-type="float" office:value="220.7" calcext:value-type="float">
            <text:p>220.7</text:p>
          </table:table-cell>
          <table:table-cell office:value-type="float" office:value="244.11" calcext:value-type="float">
            <text:p>244.11</text:p>
          </table:table-cell>
          <table:table-cell office:value-type="float" office:value="1686.72" calcext:value-type="float">
            <text:p>1686.72</text:p>
          </table:table-cell>
          <table:table-cell office:value-type="float" office:value="2035.95" calcext:value-type="float">
            <text:p>2035.95</text:p>
          </table:table-cell>
        </table:table-row>
        <table:table-row table:style-name="ro1">
          <table:table-cell office:value-type="float" office:value="25326889" calcext:value-type="float">
            <text:p>25326889</text:p>
          </table:table-cell>
          <table:table-cell table:formula="of:=[.A1585]/1000/(60*60*24)" office:value-type="time" office:time-value="PT07H02M06.889S" calcext:value-type="time">
            <text:p>07:02:07</text:p>
          </table:table-cell>
          <table:table-cell office:value-type="float" office:value="1.11" calcext:value-type="float">
            <text:p>1.11</text:p>
          </table:table-cell>
          <table:table-cell office:value-type="float" office:value="220.6" calcext:value-type="float">
            <text:p>220.6</text:p>
          </table:table-cell>
          <table:table-cell office:value-type="float" office:value="244" calcext:value-type="float">
            <text:p>244</text:p>
          </table:table-cell>
          <table:table-cell office:value-type="float" office:value="1687.7" calcext:value-type="float">
            <text:p>1687.7</text:p>
          </table:table-cell>
          <table:table-cell office:value-type="float" office:value="2037.03" calcext:value-type="float">
            <text:p>2037.03</text:p>
          </table:table-cell>
        </table:table-row>
        <table:table-row table:style-name="ro1">
          <table:table-cell office:value-type="float" office:value="25342889" calcext:value-type="float">
            <text:p>25342889</text:p>
          </table:table-cell>
          <table:table-cell table:formula="of:=[.A1586]/1000/(60*60*24)" office:value-type="time" office:time-value="PT07H02M22.889S" calcext:value-type="time">
            <text:p>07:02:23</text:p>
          </table:table-cell>
          <table:table-cell office:value-type="float" office:value="1.11" calcext:value-type="float">
            <text:p>1.11</text:p>
          </table:table-cell>
          <table:table-cell office:value-type="float" office:value="220.5" calcext:value-type="float">
            <text:p>220.5</text:p>
          </table:table-cell>
          <table:table-cell office:value-type="float" office:value="243.88" calcext:value-type="float">
            <text:p>243.88</text:p>
          </table:table-cell>
          <table:table-cell office:value-type="float" office:value="1688.68" calcext:value-type="float">
            <text:p>1688.68</text:p>
          </table:table-cell>
          <table:table-cell office:value-type="float" office:value="2038.12" calcext:value-type="float">
            <text:p>2038.12</text:p>
          </table:table-cell>
        </table:table-row>
        <table:table-row table:style-name="ro1">
          <table:table-cell office:value-type="float" office:value="25358889" calcext:value-type="float">
            <text:p>25358889</text:p>
          </table:table-cell>
          <table:table-cell table:formula="of:=[.A1587]/1000/(60*60*24)" office:value-type="time" office:time-value="PT07H02M38.889S" calcext:value-type="time">
            <text:p>07:02:39</text:p>
          </table:table-cell>
          <table:table-cell office:value-type="float" office:value="1.11" calcext:value-type="float">
            <text:p>1.11</text:p>
          </table:table-cell>
          <table:table-cell office:value-type="float" office:value="220.5" calcext:value-type="float">
            <text:p>220.5</text:p>
          </table:table-cell>
          <table:table-cell office:value-type="float" office:value="243.88" calcext:value-type="float">
            <text:p>243.88</text:p>
          </table:table-cell>
          <table:table-cell office:value-type="float" office:value="1689.66" calcext:value-type="float">
            <text:p>1689.66</text:p>
          </table:table-cell>
          <table:table-cell office:value-type="float" office:value="2039.2" calcext:value-type="float">
            <text:p>2039.2</text:p>
          </table:table-cell>
        </table:table-row>
        <table:table-row table:style-name="ro1">
          <table:table-cell office:value-type="float" office:value="25374889" calcext:value-type="float">
            <text:p>25374889</text:p>
          </table:table-cell>
          <table:table-cell table:formula="of:=[.A1588]/1000/(60*60*24)" office:value-type="time" office:time-value="PT07H02M54.889S" calcext:value-type="time">
            <text:p>07:02:55</text:p>
          </table:table-cell>
          <table:table-cell office:value-type="float" office:value="1.11" calcext:value-type="float">
            <text:p>1.11</text:p>
          </table:table-cell>
          <table:table-cell office:value-type="float" office:value="220.5" calcext:value-type="float">
            <text:p>220.5</text:p>
          </table:table-cell>
          <table:table-cell office:value-type="float" office:value="243.88" calcext:value-type="float">
            <text:p>243.88</text:p>
          </table:table-cell>
          <table:table-cell office:value-type="float" office:value="1690.64" calcext:value-type="float">
            <text:p>1690.64</text:p>
          </table:table-cell>
          <table:table-cell office:value-type="float" office:value="2040.28" calcext:value-type="float">
            <text:p>2040.28</text:p>
          </table:table-cell>
        </table:table-row>
        <table:table-row table:style-name="ro1">
          <table:table-cell office:value-type="float" office:value="25390889" calcext:value-type="float">
            <text:p>25390889</text:p>
          </table:table-cell>
          <table:table-cell table:formula="of:=[.A1589]/1000/(60*60*24)" office:value-type="time" office:time-value="PT07H03M10.889S" calcext:value-type="time">
            <text:p>07:03:11</text:p>
          </table:table-cell>
          <table:table-cell office:value-type="float" office:value="1.11" calcext:value-type="float">
            <text:p>1.11</text:p>
          </table:table-cell>
          <table:table-cell office:value-type="float" office:value="220.3" calcext:value-type="float">
            <text:p>220.3</text:p>
          </table:table-cell>
          <table:table-cell office:value-type="float" office:value="243.66" calcext:value-type="float">
            <text:p>243.66</text:p>
          </table:table-cell>
          <table:table-cell office:value-type="float" office:value="1691.62" calcext:value-type="float">
            <text:p>1691.62</text:p>
          </table:table-cell>
          <table:table-cell office:value-type="float" office:value="2041.37" calcext:value-type="float">
            <text:p>2041.37</text:p>
          </table:table-cell>
        </table:table-row>
        <table:table-row table:style-name="ro1">
          <table:table-cell office:value-type="float" office:value="25406889" calcext:value-type="float">
            <text:p>25406889</text:p>
          </table:table-cell>
          <table:table-cell table:formula="of:=[.A1590]/1000/(60*60*24)" office:value-type="time" office:time-value="PT07H03M26.889S" calcext:value-type="time">
            <text:p>07:03:27</text:p>
          </table:table-cell>
          <table:table-cell office:value-type="float" office:value="1.1" calcext:value-type="float">
            <text:p>1.1</text:p>
          </table:table-cell>
          <table:table-cell office:value-type="float" office:value="220.3" calcext:value-type="float">
            <text:p>220.3</text:p>
          </table:table-cell>
          <table:table-cell office:value-type="float" office:value="242.78" calcext:value-type="float">
            <text:p>242.78</text:p>
          </table:table-cell>
          <table:table-cell office:value-type="float" office:value="1692.6" calcext:value-type="float">
            <text:p>1692.6</text:p>
          </table:table-cell>
          <table:table-cell office:value-type="float" office:value="2042.45" calcext:value-type="float">
            <text:p>2042.45</text:p>
          </table:table-cell>
        </table:table-row>
        <table:table-row table:style-name="ro1">
          <table:table-cell office:value-type="float" office:value="25422889" calcext:value-type="float">
            <text:p>25422889</text:p>
          </table:table-cell>
          <table:table-cell table:formula="of:=[.A1591]/1000/(60*60*24)" office:value-type="time" office:time-value="PT07H03M42.889S" calcext:value-type="time">
            <text:p>07:03:43</text:p>
          </table:table-cell>
          <table:table-cell office:value-type="float" office:value="1.11" calcext:value-type="float">
            <text:p>1.11</text:p>
          </table:table-cell>
          <table:table-cell office:value-type="float" office:value="220.2" calcext:value-type="float">
            <text:p>220.2</text:p>
          </table:table-cell>
          <table:table-cell office:value-type="float" office:value="243.54" calcext:value-type="float">
            <text:p>243.54</text:p>
          </table:table-cell>
          <table:table-cell office:value-type="float" office:value="1693.58" calcext:value-type="float">
            <text:p>1693.58</text:p>
          </table:table-cell>
          <table:table-cell office:value-type="float" office:value="2043.53" calcext:value-type="float">
            <text:p>2043.53</text:p>
          </table:table-cell>
        </table:table-row>
        <table:table-row table:style-name="ro1">
          <table:table-cell office:value-type="float" office:value="25438889" calcext:value-type="float">
            <text:p>25438889</text:p>
          </table:table-cell>
          <table:table-cell table:formula="of:=[.A1592]/1000/(60*60*24)" office:value-type="time" office:time-value="PT07H03M58.889S" calcext:value-type="time">
            <text:p>07:03:59</text:p>
          </table:table-cell>
          <table:table-cell office:value-type="float" office:value="1.1" calcext:value-type="float">
            <text:p>1.1</text:p>
          </table:table-cell>
          <table:table-cell office:value-type="float" office:value="220.1" calcext:value-type="float">
            <text:p>220.1</text:p>
          </table:table-cell>
          <table:table-cell office:value-type="float" office:value="242.55" calcext:value-type="float">
            <text:p>242.55</text:p>
          </table:table-cell>
          <table:table-cell office:value-type="float" office:value="1694.55" calcext:value-type="float">
            <text:p>1694.55</text:p>
          </table:table-cell>
          <table:table-cell office:value-type="float" office:value="2044.61" calcext:value-type="float">
            <text:p>2044.61</text:p>
          </table:table-cell>
        </table:table-row>
        <table:table-row table:style-name="ro1">
          <table:table-cell office:value-type="float" office:value="25454889" calcext:value-type="float">
            <text:p>25454889</text:p>
          </table:table-cell>
          <table:table-cell table:formula="of:=[.A1593]/1000/(60*60*24)" office:value-type="time" office:time-value="PT07H04M14.889S" calcext:value-type="time">
            <text:p>07:04:15</text:p>
          </table:table-cell>
          <table:table-cell office:value-type="float" office:value="1.1" calcext:value-type="float">
            <text:p>1.1</text:p>
          </table:table-cell>
          <table:table-cell office:value-type="float" office:value="220" calcext:value-type="float">
            <text:p>220</text:p>
          </table:table-cell>
          <table:table-cell office:value-type="float" office:value="242.44" calcext:value-type="float">
            <text:p>242.44</text:p>
          </table:table-cell>
          <table:table-cell office:value-type="float" office:value="1695.53" calcext:value-type="float">
            <text:p>1695.53</text:p>
          </table:table-cell>
          <table:table-cell office:value-type="float" office:value="2045.69" calcext:value-type="float">
            <text:p>2045.69</text:p>
          </table:table-cell>
        </table:table-row>
        <table:table-row table:style-name="ro1">
          <table:table-cell office:value-type="float" office:value="25470889" calcext:value-type="float">
            <text:p>25470889</text:p>
          </table:table-cell>
          <table:table-cell table:formula="of:=[.A1594]/1000/(60*60*24)" office:value-type="time" office:time-value="PT07H04M30.889S" calcext:value-type="time">
            <text:p>07:04:31</text:p>
          </table:table-cell>
          <table:table-cell office:value-type="float" office:value="1.1" calcext:value-type="float">
            <text:p>1.1</text:p>
          </table:table-cell>
          <table:table-cell office:value-type="float" office:value="219.9" calcext:value-type="float">
            <text:p>219.9</text:p>
          </table:table-cell>
          <table:table-cell office:value-type="float" office:value="242.33" calcext:value-type="float">
            <text:p>242.33</text:p>
          </table:table-cell>
          <table:table-cell office:value-type="float" office:value="1696.51" calcext:value-type="float">
            <text:p>1696.51</text:p>
          </table:table-cell>
          <table:table-cell office:value-type="float" office:value="2046.77" calcext:value-type="float">
            <text:p>2046.77</text:p>
          </table:table-cell>
        </table:table-row>
        <table:table-row table:style-name="ro1">
          <table:table-cell office:value-type="float" office:value="25486889" calcext:value-type="float">
            <text:p>25486889</text:p>
          </table:table-cell>
          <table:table-cell table:formula="of:=[.A1595]/1000/(60*60*24)" office:value-type="time" office:time-value="PT07H04M46.889S" calcext:value-type="time">
            <text:p>07:04:47</text:p>
          </table:table-cell>
          <table:table-cell office:value-type="float" office:value="1.1" calcext:value-type="float">
            <text:p>1.1</text:p>
          </table:table-cell>
          <table:table-cell office:value-type="float" office:value="219.8" calcext:value-type="float">
            <text:p>219.8</text:p>
          </table:table-cell>
          <table:table-cell office:value-type="float" office:value="242.22" calcext:value-type="float">
            <text:p>242.22</text:p>
          </table:table-cell>
          <table:table-cell office:value-type="float" office:value="1697.49" calcext:value-type="float">
            <text:p>1697.49</text:p>
          </table:table-cell>
          <table:table-cell office:value-type="float" office:value="2047.84" calcext:value-type="float">
            <text:p>2047.84</text:p>
          </table:table-cell>
        </table:table-row>
        <table:table-row table:style-name="ro1">
          <table:table-cell office:value-type="float" office:value="25502889" calcext:value-type="float">
            <text:p>25502889</text:p>
          </table:table-cell>
          <table:table-cell table:formula="of:=[.A1596]/1000/(60*60*24)" office:value-type="time" office:time-value="PT07H05M02.889S" calcext:value-type="time">
            <text:p>07:05:03</text:p>
          </table:table-cell>
          <table:table-cell office:value-type="float" office:value="1.1" calcext:value-type="float">
            <text:p>1.1</text:p>
          </table:table-cell>
          <table:table-cell office:value-type="float" office:value="219.8" calcext:value-type="float">
            <text:p>219.8</text:p>
          </table:table-cell>
          <table:table-cell office:value-type="float" office:value="242.22" calcext:value-type="float">
            <text:p>242.22</text:p>
          </table:table-cell>
          <table:table-cell office:value-type="float" office:value="1698.46" calcext:value-type="float">
            <text:p>1698.46</text:p>
          </table:table-cell>
          <table:table-cell office:value-type="float" office:value="2048.92" calcext:value-type="float">
            <text:p>2048.92</text:p>
          </table:table-cell>
        </table:table-row>
        <table:table-row table:style-name="ro1">
          <table:table-cell office:value-type="float" office:value="25518889" calcext:value-type="float">
            <text:p>25518889</text:p>
          </table:table-cell>
          <table:table-cell table:formula="of:=[.A1597]/1000/(60*60*24)" office:value-type="time" office:time-value="PT07H05M18.889S" calcext:value-type="time">
            <text:p>07:05:19</text:p>
          </table:table-cell>
          <table:table-cell office:value-type="float" office:value="1.1" calcext:value-type="float">
            <text:p>1.1</text:p>
          </table:table-cell>
          <table:table-cell office:value-type="float" office:value="219.7" calcext:value-type="float">
            <text:p>219.7</text:p>
          </table:table-cell>
          <table:table-cell office:value-type="float" office:value="242.1" calcext:value-type="float">
            <text:p>242.1</text:p>
          </table:table-cell>
          <table:table-cell office:value-type="float" office:value="1699.44" calcext:value-type="float">
            <text:p>1699.44</text:p>
          </table:table-cell>
          <table:table-cell office:value-type="float" office:value="2050" calcext:value-type="float">
            <text:p>2050</text:p>
          </table:table-cell>
        </table:table-row>
        <table:table-row table:style-name="ro1">
          <table:table-cell office:value-type="float" office:value="25534889" calcext:value-type="float">
            <text:p>25534889</text:p>
          </table:table-cell>
          <table:table-cell table:formula="of:=[.A1598]/1000/(60*60*24)" office:value-type="time" office:time-value="PT07H05M34.889S" calcext:value-type="time">
            <text:p>07:05:35</text:p>
          </table:table-cell>
          <table:table-cell office:value-type="float" office:value="1.1" calcext:value-type="float">
            <text:p>1.1</text:p>
          </table:table-cell>
          <table:table-cell office:value-type="float" office:value="219.6" calcext:value-type="float">
            <text:p>219.6</text:p>
          </table:table-cell>
          <table:table-cell office:value-type="float" office:value="241.99" calcext:value-type="float">
            <text:p>241.99</text:p>
          </table:table-cell>
          <table:table-cell office:value-type="float" office:value="1700.42" calcext:value-type="float">
            <text:p>1700.42</text:p>
          </table:table-cell>
          <table:table-cell office:value-type="float" office:value="2051.07" calcext:value-type="float">
            <text:p>2051.07</text:p>
          </table:table-cell>
        </table:table-row>
        <table:table-row table:style-name="ro1">
          <table:table-cell office:value-type="float" office:value="25550889" calcext:value-type="float">
            <text:p>25550889</text:p>
          </table:table-cell>
          <table:table-cell table:formula="of:=[.A1599]/1000/(60*60*24)" office:value-type="time" office:time-value="PT07H05M50.889S" calcext:value-type="time">
            <text:p>07:05:51</text:p>
          </table:table-cell>
          <table:table-cell office:value-type="float" office:value="1.1" calcext:value-type="float">
            <text:p>1.1</text:p>
          </table:table-cell>
          <table:table-cell office:value-type="float" office:value="219.5" calcext:value-type="float">
            <text:p>219.5</text:p>
          </table:table-cell>
          <table:table-cell office:value-type="float" office:value="241.88" calcext:value-type="float">
            <text:p>241.88</text:p>
          </table:table-cell>
          <table:table-cell office:value-type="float" office:value="1701.39" calcext:value-type="float">
            <text:p>1701.39</text:p>
          </table:table-cell>
          <table:table-cell office:value-type="float" office:value="2052.14" calcext:value-type="float">
            <text:p>2052.14</text:p>
          </table:table-cell>
        </table:table-row>
        <table:table-row table:style-name="ro1">
          <table:table-cell office:value-type="float" office:value="25566889" calcext:value-type="float">
            <text:p>25566889</text:p>
          </table:table-cell>
          <table:table-cell table:formula="of:=[.A1600]/1000/(60*60*24)" office:value-type="time" office:time-value="PT07H06M06.889S" calcext:value-type="time">
            <text:p>07:06:07</text:p>
          </table:table-cell>
          <table:table-cell office:value-type="float" office:value="1.1" calcext:value-type="float">
            <text:p>1.1</text:p>
          </table:table-cell>
          <table:table-cell office:value-type="float" office:value="219.4" calcext:value-type="float">
            <text:p>219.4</text:p>
          </table:table-cell>
          <table:table-cell office:value-type="float" office:value="241.77" calcext:value-type="float">
            <text:p>241.77</text:p>
          </table:table-cell>
          <table:table-cell office:value-type="float" office:value="1702.37" calcext:value-type="float">
            <text:p>1702.37</text:p>
          </table:table-cell>
          <table:table-cell office:value-type="float" office:value="2053.22" calcext:value-type="float">
            <text:p>2053.22</text:p>
          </table:table-cell>
        </table:table-row>
        <table:table-row table:style-name="ro1">
          <table:table-cell office:value-type="float" office:value="25582889" calcext:value-type="float">
            <text:p>25582889</text:p>
          </table:table-cell>
          <table:table-cell table:formula="of:=[.A1601]/1000/(60*60*24)" office:value-type="time" office:time-value="PT07H06M22.889S" calcext:value-type="time">
            <text:p>07:06:23</text:p>
          </table:table-cell>
          <table:table-cell office:value-type="float" office:value="1.1" calcext:value-type="float">
            <text:p>1.1</text:p>
          </table:table-cell>
          <table:table-cell office:value-type="float" office:value="219.3" calcext:value-type="float">
            <text:p>219.3</text:p>
          </table:table-cell>
          <table:table-cell office:value-type="float" office:value="241.65" calcext:value-type="float">
            <text:p>241.65</text:p>
          </table:table-cell>
          <table:table-cell office:value-type="float" office:value="1703.34" calcext:value-type="float">
            <text:p>1703.34</text:p>
          </table:table-cell>
          <table:table-cell office:value-type="float" office:value="2054.29" calcext:value-type="float">
            <text:p>2054.29</text:p>
          </table:table-cell>
        </table:table-row>
        <table:table-row table:style-name="ro1">
          <table:table-cell office:value-type="float" office:value="25598889" calcext:value-type="float">
            <text:p>25598889</text:p>
          </table:table-cell>
          <table:table-cell table:formula="of:=[.A1602]/1000/(60*60*24)" office:value-type="time" office:time-value="PT07H06M38.889S" calcext:value-type="time">
            <text:p>07:06:39</text:p>
          </table:table-cell>
          <table:table-cell office:value-type="float" office:value="1.1" calcext:value-type="float">
            <text:p>1.1</text:p>
          </table:table-cell>
          <table:table-cell office:value-type="float" office:value="219.3" calcext:value-type="float">
            <text:p>219.3</text:p>
          </table:table-cell>
          <table:table-cell office:value-type="float" office:value="241.65" calcext:value-type="float">
            <text:p>241.65</text:p>
          </table:table-cell>
          <table:table-cell office:value-type="float" office:value="1704.32" calcext:value-type="float">
            <text:p>1704.32</text:p>
          </table:table-cell>
          <table:table-cell office:value-type="float" office:value="2055.36" calcext:value-type="float">
            <text:p>2055.36</text:p>
          </table:table-cell>
        </table:table-row>
        <table:table-row table:style-name="ro1">
          <table:table-cell office:value-type="float" office:value="25614889" calcext:value-type="float">
            <text:p>25614889</text:p>
          </table:table-cell>
          <table:table-cell table:formula="of:=[.A1603]/1000/(60*60*24)" office:value-type="time" office:time-value="PT07H06M54.889S" calcext:value-type="time">
            <text:p>07:06:55</text:p>
          </table:table-cell>
          <table:table-cell office:value-type="float" office:value="1.1" calcext:value-type="float">
            <text:p>1.1</text:p>
          </table:table-cell>
          <table:table-cell office:value-type="float" office:value="219.2" calcext:value-type="float">
            <text:p>219.2</text:p>
          </table:table-cell>
          <table:table-cell office:value-type="float" office:value="240.66" calcext:value-type="float">
            <text:p>240.66</text:p>
          </table:table-cell>
          <table:table-cell office:value-type="float" office:value="1705.29" calcext:value-type="float">
            <text:p>1705.29</text:p>
          </table:table-cell>
          <table:table-cell office:value-type="float" office:value="2056.43" calcext:value-type="float">
            <text:p>2056.43</text:p>
          </table:table-cell>
        </table:table-row>
        <table:table-row table:style-name="ro1">
          <table:table-cell office:value-type="float" office:value="25630889" calcext:value-type="float">
            <text:p>25630889</text:p>
          </table:table-cell>
          <table:table-cell table:formula="of:=[.A1604]/1000/(60*60*24)" office:value-type="time" office:time-value="PT07H07M10.889S" calcext:value-type="time">
            <text:p>07:07:11</text:p>
          </table:table-cell>
          <table:table-cell office:value-type="float" office:value="1.1" calcext:value-type="float">
            <text:p>1.1</text:p>
          </table:table-cell>
          <table:table-cell office:value-type="float" office:value="219.1" calcext:value-type="float">
            <text:p>219.1</text:p>
          </table:table-cell>
          <table:table-cell office:value-type="float" office:value="240.55" calcext:value-type="float">
            <text:p>240.55</text:p>
          </table:table-cell>
          <table:table-cell office:value-type="float" office:value="1706.27" calcext:value-type="float">
            <text:p>1706.27</text:p>
          </table:table-cell>
          <table:table-cell office:value-type="float" office:value="2057.5" calcext:value-type="float">
            <text:p>2057.5</text:p>
          </table:table-cell>
        </table:table-row>
        <table:table-row table:style-name="ro1">
          <table:table-cell office:value-type="float" office:value="25646889" calcext:value-type="float">
            <text:p>25646889</text:p>
          </table:table-cell>
          <table:table-cell table:formula="of:=[.A1605]/1000/(60*60*24)" office:value-type="time" office:time-value="PT07H07M26.889S" calcext:value-type="time">
            <text:p>07:07:27</text:p>
          </table:table-cell>
          <table:table-cell office:value-type="float" office:value="1.1" calcext:value-type="float">
            <text:p>1.1</text:p>
          </table:table-cell>
          <table:table-cell office:value-type="float" office:value="219" calcext:value-type="float">
            <text:p>219</text:p>
          </table:table-cell>
          <table:table-cell office:value-type="float" office:value="240.44" calcext:value-type="float">
            <text:p>240.44</text:p>
          </table:table-cell>
          <table:table-cell office:value-type="float" office:value="1707.24" calcext:value-type="float">
            <text:p>1707.24</text:p>
          </table:table-cell>
          <table:table-cell office:value-type="float" office:value="2058.57" calcext:value-type="float">
            <text:p>2058.57</text:p>
          </table:table-cell>
        </table:table-row>
        <table:table-row table:style-name="ro1">
          <table:table-cell office:value-type="float" office:value="25662889" calcext:value-type="float">
            <text:p>25662889</text:p>
          </table:table-cell>
          <table:table-cell table:formula="of:=[.A1606]/1000/(60*60*24)" office:value-type="time" office:time-value="PT07H07M42.889S" calcext:value-type="time">
            <text:p>07:07:43</text:p>
          </table:table-cell>
          <table:table-cell office:value-type="float" office:value="1.1" calcext:value-type="float">
            <text:p>1.1</text:p>
          </table:table-cell>
          <table:table-cell office:value-type="float" office:value="219" calcext:value-type="float">
            <text:p>219</text:p>
          </table:table-cell>
          <table:table-cell office:value-type="float" office:value="240.44" calcext:value-type="float">
            <text:p>240.44</text:p>
          </table:table-cell>
          <table:table-cell office:value-type="float" office:value="1708.21" calcext:value-type="float">
            <text:p>1708.21</text:p>
          </table:table-cell>
          <table:table-cell office:value-type="float" office:value="2059.64" calcext:value-type="float">
            <text:p>2059.64</text:p>
          </table:table-cell>
        </table:table-row>
        <table:table-row table:style-name="ro1">
          <table:table-cell office:value-type="float" office:value="25678889" calcext:value-type="float">
            <text:p>25678889</text:p>
          </table:table-cell>
          <table:table-cell table:formula="of:=[.A1607]/1000/(60*60*24)" office:value-type="time" office:time-value="PT07H07M58.889S" calcext:value-type="time">
            <text:p>07:07:59</text:p>
          </table:table-cell>
          <table:table-cell office:value-type="float" office:value="1.1" calcext:value-type="float">
            <text:p>1.1</text:p>
          </table:table-cell>
          <table:table-cell office:value-type="float" office:value="218.8" calcext:value-type="float">
            <text:p>218.8</text:p>
          </table:table-cell>
          <table:table-cell office:value-type="float" office:value="240.22" calcext:value-type="float">
            <text:p>240.22</text:p>
          </table:table-cell>
          <table:table-cell office:value-type="float" office:value="1709.19" calcext:value-type="float">
            <text:p>1709.19</text:p>
          </table:table-cell>
          <table:table-cell office:value-type="float" office:value="2060.71" calcext:value-type="float">
            <text:p>2060.71</text:p>
          </table:table-cell>
        </table:table-row>
        <table:table-row table:style-name="ro1">
          <table:table-cell office:value-type="float" office:value="25694889" calcext:value-type="float">
            <text:p>25694889</text:p>
          </table:table-cell>
          <table:table-cell table:formula="of:=[.A1608]/1000/(60*60*24)" office:value-type="time" office:time-value="PT07H08M14.889S" calcext:value-type="time">
            <text:p>07:08:15</text:p>
          </table:table-cell>
          <table:table-cell office:value-type="float" office:value="1.1" calcext:value-type="float">
            <text:p>1.1</text:p>
          </table:table-cell>
          <table:table-cell office:value-type="float" office:value="218.8" calcext:value-type="float">
            <text:p>218.8</text:p>
          </table:table-cell>
          <table:table-cell office:value-type="float" office:value="240.22" calcext:value-type="float">
            <text:p>240.22</text:p>
          </table:table-cell>
          <table:table-cell office:value-type="float" office:value="1710.16" calcext:value-type="float">
            <text:p>1710.16</text:p>
          </table:table-cell>
          <table:table-cell office:value-type="float" office:value="2061.78" calcext:value-type="float">
            <text:p>2061.78</text:p>
          </table:table-cell>
        </table:table-row>
        <table:table-row table:style-name="ro1">
          <table:table-cell office:value-type="float" office:value="25710889" calcext:value-type="float">
            <text:p>25710889</text:p>
          </table:table-cell>
          <table:table-cell table:formula="of:=[.A1609]/1000/(60*60*24)" office:value-type="time" office:time-value="PT07H08M30.889S" calcext:value-type="time">
            <text:p>07:08:31</text:p>
          </table:table-cell>
          <table:table-cell office:value-type="float" office:value="1.1" calcext:value-type="float">
            <text:p>1.1</text:p>
          </table:table-cell>
          <table:table-cell office:value-type="float" office:value="218.7" calcext:value-type="float">
            <text:p>218.7</text:p>
          </table:table-cell>
          <table:table-cell office:value-type="float" office:value="240.11" calcext:value-type="float">
            <text:p>240.11</text:p>
          </table:table-cell>
          <table:table-cell office:value-type="float" office:value="1711.13" calcext:value-type="float">
            <text:p>1711.13</text:p>
          </table:table-cell>
          <table:table-cell office:value-type="float" office:value="2062.84" calcext:value-type="float">
            <text:p>2062.84</text:p>
          </table:table-cell>
        </table:table-row>
        <table:table-row table:style-name="ro1">
          <table:table-cell office:value-type="float" office:value="25726889" calcext:value-type="float">
            <text:p>25726889</text:p>
          </table:table-cell>
          <table:table-cell table:formula="of:=[.A1610]/1000/(60*60*24)" office:value-type="time" office:time-value="PT07H08M46.889S" calcext:value-type="time">
            <text:p>07:08:47</text:p>
          </table:table-cell>
          <table:table-cell office:value-type="float" office:value="1.09" calcext:value-type="float">
            <text:p>1.09</text:p>
          </table:table-cell>
          <table:table-cell office:value-type="float" office:value="218.6" calcext:value-type="float">
            <text:p>218.6</text:p>
          </table:table-cell>
          <table:table-cell office:value-type="float" office:value="239.12" calcext:value-type="float">
            <text:p>239.12</text:p>
          </table:table-cell>
          <table:table-cell office:value-type="float" office:value="1712.1" calcext:value-type="float">
            <text:p>1712.1</text:p>
          </table:table-cell>
          <table:table-cell office:value-type="float" office:value="2063.91" calcext:value-type="float">
            <text:p>2063.91</text:p>
          </table:table-cell>
        </table:table-row>
        <table:table-row table:style-name="ro1">
          <table:table-cell office:value-type="float" office:value="25742889" calcext:value-type="float">
            <text:p>25742889</text:p>
          </table:table-cell>
          <table:table-cell table:formula="of:=[.A1611]/1000/(60*60*24)" office:value-type="time" office:time-value="PT07H09M02.889S" calcext:value-type="time">
            <text:p>07:09:03</text:p>
          </table:table-cell>
          <table:table-cell office:value-type="float" office:value="1.09" calcext:value-type="float">
            <text:p>1.09</text:p>
          </table:table-cell>
          <table:table-cell office:value-type="float" office:value="218.5" calcext:value-type="float">
            <text:p>218.5</text:p>
          </table:table-cell>
          <table:table-cell office:value-type="float" office:value="239.01" calcext:value-type="float">
            <text:p>239.01</text:p>
          </table:table-cell>
          <table:table-cell office:value-type="float" office:value="1713.07" calcext:value-type="float">
            <text:p>1713.07</text:p>
          </table:table-cell>
          <table:table-cell office:value-type="float" office:value="2064.97" calcext:value-type="float">
            <text:p>2064.97</text:p>
          </table:table-cell>
        </table:table-row>
        <table:table-row table:style-name="ro1">
          <table:table-cell office:value-type="float" office:value="25758889" calcext:value-type="float">
            <text:p>25758889</text:p>
          </table:table-cell>
          <table:table-cell table:formula="of:=[.A1612]/1000/(60*60*24)" office:value-type="time" office:time-value="PT07H09M18.889S" calcext:value-type="time">
            <text:p>07:09:19</text:p>
          </table:table-cell>
          <table:table-cell office:value-type="float" office:value="1.1" calcext:value-type="float">
            <text:p>1.1</text:p>
          </table:table-cell>
          <table:table-cell office:value-type="float" office:value="218.5" calcext:value-type="float">
            <text:p>218.5</text:p>
          </table:table-cell>
          <table:table-cell office:value-type="float" office:value="239.88" calcext:value-type="float">
            <text:p>239.88</text:p>
          </table:table-cell>
          <table:table-cell office:value-type="float" office:value="1714.04" calcext:value-type="float">
            <text:p>1714.04</text:p>
          </table:table-cell>
          <table:table-cell office:value-type="float" office:value="2066.04" calcext:value-type="float">
            <text:p>2066.04</text:p>
          </table:table-cell>
        </table:table-row>
        <table:table-row table:style-name="ro1">
          <table:table-cell office:value-type="float" office:value="25774889" calcext:value-type="float">
            <text:p>25774889</text:p>
          </table:table-cell>
          <table:table-cell table:formula="of:=[.A1613]/1000/(60*60*24)" office:value-type="time" office:time-value="PT07H09M34.889S" calcext:value-type="time">
            <text:p>07:09:35</text:p>
          </table:table-cell>
          <table:table-cell office:value-type="float" office:value="1.09" calcext:value-type="float">
            <text:p>1.09</text:p>
          </table:table-cell>
          <table:table-cell office:value-type="float" office:value="218.4" calcext:value-type="float">
            <text:p>218.4</text:p>
          </table:table-cell>
          <table:table-cell office:value-type="float" office:value="238.89" calcext:value-type="float">
            <text:p>238.89</text:p>
          </table:table-cell>
          <table:table-cell office:value-type="float" office:value="1715.02" calcext:value-type="float">
            <text:p>1715.02</text:p>
          </table:table-cell>
          <table:table-cell office:value-type="float" office:value="2067.1" calcext:value-type="float">
            <text:p>2067.1</text:p>
          </table:table-cell>
        </table:table-row>
        <table:table-row table:style-name="ro1">
          <table:table-cell office:value-type="float" office:value="25790889" calcext:value-type="float">
            <text:p>25790889</text:p>
          </table:table-cell>
          <table:table-cell table:formula="of:=[.A1614]/1000/(60*60*24)" office:value-type="time" office:time-value="PT07H09M50.889S" calcext:value-type="time">
            <text:p>07:09:51</text:p>
          </table:table-cell>
          <table:table-cell office:value-type="float" office:value="1.09" calcext:value-type="float">
            <text:p>1.09</text:p>
          </table:table-cell>
          <table:table-cell office:value-type="float" office:value="218.3" calcext:value-type="float">
            <text:p>218.3</text:p>
          </table:table-cell>
          <table:table-cell office:value-type="float" office:value="238.78" calcext:value-type="float">
            <text:p>238.78</text:p>
          </table:table-cell>
          <table:table-cell office:value-type="float" office:value="1715.99" calcext:value-type="float">
            <text:p>1715.99</text:p>
          </table:table-cell>
          <table:table-cell office:value-type="float" office:value="2068.16" calcext:value-type="float">
            <text:p>2068.16</text:p>
          </table:table-cell>
        </table:table-row>
        <table:table-row table:style-name="ro1">
          <table:table-cell office:value-type="float" office:value="25806889" calcext:value-type="float">
            <text:p>25806889</text:p>
          </table:table-cell>
          <table:table-cell table:formula="of:=[.A1615]/1000/(60*60*24)" office:value-type="time" office:time-value="PT07H10M06.889S" calcext:value-type="time">
            <text:p>07:10:07</text:p>
          </table:table-cell>
          <table:table-cell office:value-type="float" office:value="1.09" calcext:value-type="float">
            <text:p>1.09</text:p>
          </table:table-cell>
          <table:table-cell office:value-type="float" office:value="218.1" calcext:value-type="float">
            <text:p>218.1</text:p>
          </table:table-cell>
          <table:table-cell office:value-type="float" office:value="238.56" calcext:value-type="float">
            <text:p>238.56</text:p>
          </table:table-cell>
          <table:table-cell office:value-type="float" office:value="1716.96" calcext:value-type="float">
            <text:p>1716.96</text:p>
          </table:table-cell>
          <table:table-cell office:value-type="float" office:value="2069.22" calcext:value-type="float">
            <text:p>2069.22</text:p>
          </table:table-cell>
        </table:table-row>
        <table:table-row table:style-name="ro1">
          <table:table-cell office:value-type="float" office:value="25822888" calcext:value-type="float">
            <text:p>25822888</text:p>
          </table:table-cell>
          <table:table-cell table:formula="of:=[.A1616]/1000/(60*60*24)" office:value-type="time" office:time-value="PT07H10M22.888S" calcext:value-type="time">
            <text:p>07:10:23</text:p>
          </table:table-cell>
          <table:table-cell office:value-type="float" office:value="1.09" calcext:value-type="float">
            <text:p>1.09</text:p>
          </table:table-cell>
          <table:table-cell office:value-type="float" office:value="218" calcext:value-type="float">
            <text:p>218</text:p>
          </table:table-cell>
          <table:table-cell office:value-type="float" office:value="238.45" calcext:value-type="float">
            <text:p>238.45</text:p>
          </table:table-cell>
          <table:table-cell office:value-type="float" office:value="1717.93" calcext:value-type="float">
            <text:p>1717.93</text:p>
          </table:table-cell>
          <table:table-cell office:value-type="float" office:value="2070.28" calcext:value-type="float">
            <text:p>2070.28</text:p>
          </table:table-cell>
        </table:table-row>
        <table:table-row table:style-name="ro1">
          <table:table-cell office:value-type="float" office:value="25838888" calcext:value-type="float">
            <text:p>25838888</text:p>
          </table:table-cell>
          <table:table-cell table:formula="of:=[.A1617]/1000/(60*60*24)" office:value-type="time" office:time-value="PT07H10M38.888S" calcext:value-type="time">
            <text:p>07:10:39</text:p>
          </table:table-cell>
          <table:table-cell office:value-type="float" office:value="1.09" calcext:value-type="float">
            <text:p>1.09</text:p>
          </table:table-cell>
          <table:table-cell office:value-type="float" office:value="218" calcext:value-type="float">
            <text:p>218</text:p>
          </table:table-cell>
          <table:table-cell office:value-type="float" office:value="238.45" calcext:value-type="float">
            <text:p>238.45</text:p>
          </table:table-cell>
          <table:table-cell office:value-type="float" office:value="1718.89" calcext:value-type="float">
            <text:p>1718.89</text:p>
          </table:table-cell>
          <table:table-cell office:value-type="float" office:value="2071.34" calcext:value-type="float">
            <text:p>2071.34</text:p>
          </table:table-cell>
        </table:table-row>
        <table:table-row table:style-name="ro1">
          <table:table-cell office:value-type="float" office:value="25854889" calcext:value-type="float">
            <text:p>25854889</text:p>
          </table:table-cell>
          <table:table-cell table:formula="of:=[.A1618]/1000/(60*60*24)" office:value-type="time" office:time-value="PT07H10M54.889S" calcext:value-type="time">
            <text:p>07:10:55</text:p>
          </table:table-cell>
          <table:table-cell office:value-type="float" office:value="1.09" calcext:value-type="float">
            <text:p>1.09</text:p>
          </table:table-cell>
          <table:table-cell office:value-type="float" office:value="217.9" calcext:value-type="float">
            <text:p>217.9</text:p>
          </table:table-cell>
          <table:table-cell office:value-type="float" office:value="238.34" calcext:value-type="float">
            <text:p>238.34</text:p>
          </table:table-cell>
          <table:table-cell office:value-type="float" office:value="1719.86" calcext:value-type="float">
            <text:p>1719.86</text:p>
          </table:table-cell>
          <table:table-cell office:value-type="float" office:value="2072.4" calcext:value-type="float">
            <text:p>2072.4</text:p>
          </table:table-cell>
        </table:table-row>
        <table:table-row table:style-name="ro1">
          <table:table-cell office:value-type="float" office:value="25870889" calcext:value-type="float">
            <text:p>25870889</text:p>
          </table:table-cell>
          <table:table-cell table:formula="of:=[.A1619]/1000/(60*60*24)" office:value-type="time" office:time-value="PT07H11M10.889S" calcext:value-type="time">
            <text:p>07:11:11</text:p>
          </table:table-cell>
          <table:table-cell office:value-type="float" office:value="1.09" calcext:value-type="float">
            <text:p>1.09</text:p>
          </table:table-cell>
          <table:table-cell office:value-type="float" office:value="217.8" calcext:value-type="float">
            <text:p>217.8</text:p>
          </table:table-cell>
          <table:table-cell office:value-type="float" office:value="238.23" calcext:value-type="float">
            <text:p>238.23</text:p>
          </table:table-cell>
          <table:table-cell office:value-type="float" office:value="1720.83" calcext:value-type="float">
            <text:p>1720.83</text:p>
          </table:table-cell>
          <table:table-cell office:value-type="float" office:value="2073.46" calcext:value-type="float">
            <text:p>2073.46</text:p>
          </table:table-cell>
        </table:table-row>
        <table:table-row table:style-name="ro1">
          <table:table-cell office:value-type="float" office:value="25886889" calcext:value-type="float">
            <text:p>25886889</text:p>
          </table:table-cell>
          <table:table-cell table:formula="of:=[.A1620]/1000/(60*60*24)" office:value-type="time" office:time-value="PT07H11M26.889S" calcext:value-type="time">
            <text:p>07:11:27</text:p>
          </table:table-cell>
          <table:table-cell office:value-type="float" office:value="1.09" calcext:value-type="float">
            <text:p>1.09</text:p>
          </table:table-cell>
          <table:table-cell office:value-type="float" office:value="217.7" calcext:value-type="float">
            <text:p>217.7</text:p>
          </table:table-cell>
          <table:table-cell office:value-type="float" office:value="237.24" calcext:value-type="float">
            <text:p>237.24</text:p>
          </table:table-cell>
          <table:table-cell office:value-type="float" office:value="1721.8" calcext:value-type="float">
            <text:p>1721.8</text:p>
          </table:table-cell>
          <table:table-cell office:value-type="float" office:value="2074.51" calcext:value-type="float">
            <text:p>2074.51</text:p>
          </table:table-cell>
        </table:table-row>
        <table:table-row table:style-name="ro1">
          <table:table-cell office:value-type="float" office:value="25902889" calcext:value-type="float">
            <text:p>25902889</text:p>
          </table:table-cell>
          <table:table-cell table:formula="of:=[.A1621]/1000/(60*60*24)" office:value-type="time" office:time-value="PT07H11M42.889S" calcext:value-type="time">
            <text:p>07:11:43</text:p>
          </table:table-cell>
          <table:table-cell office:value-type="float" office:value="1.09" calcext:value-type="float">
            <text:p>1.09</text:p>
          </table:table-cell>
          <table:table-cell office:value-type="float" office:value="217.6" calcext:value-type="float">
            <text:p>217.6</text:p>
          </table:table-cell>
          <table:table-cell office:value-type="float" office:value="237.13" calcext:value-type="float">
            <text:p>237.13</text:p>
          </table:table-cell>
          <table:table-cell office:value-type="float" office:value="1722.77" calcext:value-type="float">
            <text:p>1722.77</text:p>
          </table:table-cell>
          <table:table-cell office:value-type="float" office:value="2075.57" calcext:value-type="float">
            <text:p>2075.57</text:p>
          </table:table-cell>
        </table:table-row>
        <table:table-row table:style-name="ro1">
          <table:table-cell office:value-type="float" office:value="25918889" calcext:value-type="float">
            <text:p>25918889</text:p>
          </table:table-cell>
          <table:table-cell table:formula="of:=[.A1622]/1000/(60*60*24)" office:value-type="time" office:time-value="PT07H11M58.889S" calcext:value-type="time">
            <text:p>07:11:59</text:p>
          </table:table-cell>
          <table:table-cell office:value-type="float" office:value="1.09" calcext:value-type="float">
            <text:p>1.09</text:p>
          </table:table-cell>
          <table:table-cell office:value-type="float" office:value="217.5" calcext:value-type="float">
            <text:p>217.5</text:p>
          </table:table-cell>
          <table:table-cell office:value-type="float" office:value="237.02" calcext:value-type="float">
            <text:p>237.02</text:p>
          </table:table-cell>
          <table:table-cell office:value-type="float" office:value="1723.73" calcext:value-type="float">
            <text:p>1723.73</text:p>
          </table:table-cell>
          <table:table-cell office:value-type="float" office:value="2076.62" calcext:value-type="float">
            <text:p>2076.62</text:p>
          </table:table-cell>
        </table:table-row>
        <table:table-row table:style-name="ro1">
          <table:table-cell office:value-type="float" office:value="25934889" calcext:value-type="float">
            <text:p>25934889</text:p>
          </table:table-cell>
          <table:table-cell table:formula="of:=[.A1623]/1000/(60*60*24)" office:value-type="time" office:time-value="PT07H12M14.889S" calcext:value-type="time">
            <text:p>07:12:15</text:p>
          </table:table-cell>
          <table:table-cell office:value-type="float" office:value="1.09" calcext:value-type="float">
            <text:p>1.09</text:p>
          </table:table-cell>
          <table:table-cell office:value-type="float" office:value="217.4" calcext:value-type="float">
            <text:p>217.4</text:p>
          </table:table-cell>
          <table:table-cell office:value-type="float" office:value="236.91" calcext:value-type="float">
            <text:p>236.91</text:p>
          </table:table-cell>
          <table:table-cell office:value-type="float" office:value="1724.7" calcext:value-type="float">
            <text:p>1724.7</text:p>
          </table:table-cell>
          <table:table-cell office:value-type="float" office:value="2077.68" calcext:value-type="float">
            <text:p>2077.68</text:p>
          </table:table-cell>
        </table:table-row>
        <table:table-row table:style-name="ro1">
          <table:table-cell office:value-type="float" office:value="25950889" calcext:value-type="float">
            <text:p>25950889</text:p>
          </table:table-cell>
          <table:table-cell table:formula="of:=[.A1624]/1000/(60*60*24)" office:value-type="time" office:time-value="PT07H12M30.889S" calcext:value-type="time">
            <text:p>07:12:31</text:p>
          </table:table-cell>
          <table:table-cell office:value-type="float" office:value="1.09" calcext:value-type="float">
            <text:p>1.09</text:p>
          </table:table-cell>
          <table:table-cell office:value-type="float" office:value="217.3" calcext:value-type="float">
            <text:p>217.3</text:p>
          </table:table-cell>
          <table:table-cell office:value-type="float" office:value="236.8" calcext:value-type="float">
            <text:p>236.8</text:p>
          </table:table-cell>
          <table:table-cell office:value-type="float" office:value="1725.66" calcext:value-type="float">
            <text:p>1725.66</text:p>
          </table:table-cell>
          <table:table-cell office:value-type="float" office:value="2078.73" calcext:value-type="float">
            <text:p>2078.73</text:p>
          </table:table-cell>
        </table:table-row>
        <table:table-row table:style-name="ro1">
          <table:table-cell office:value-type="float" office:value="25966889" calcext:value-type="float">
            <text:p>25966889</text:p>
          </table:table-cell>
          <table:table-cell table:formula="of:=[.A1625]/1000/(60*60*24)" office:value-type="time" office:time-value="PT07H12M46.889S" calcext:value-type="time">
            <text:p>07:12:47</text:p>
          </table:table-cell>
          <table:table-cell office:value-type="float" office:value="1.09" calcext:value-type="float">
            <text:p>1.09</text:p>
          </table:table-cell>
          <table:table-cell office:value-type="float" office:value="217.2" calcext:value-type="float">
            <text:p>217.2</text:p>
          </table:table-cell>
          <table:table-cell office:value-type="float" office:value="236.69" calcext:value-type="float">
            <text:p>236.69</text:p>
          </table:table-cell>
          <table:table-cell office:value-type="float" office:value="1726.63" calcext:value-type="float">
            <text:p>1726.63</text:p>
          </table:table-cell>
          <table:table-cell office:value-type="float" office:value="2079.78" calcext:value-type="float">
            <text:p>2079.78</text:p>
          </table:table-cell>
        </table:table-row>
        <table:table-row table:style-name="ro1">
          <table:table-cell office:value-type="float" office:value="25982889" calcext:value-type="float">
            <text:p>25982889</text:p>
          </table:table-cell>
          <table:table-cell table:formula="of:=[.A1626]/1000/(60*60*24)" office:value-type="time" office:time-value="PT07H13M02.889S" calcext:value-type="time">
            <text:p>07:13:03</text:p>
          </table:table-cell>
          <table:table-cell office:value-type="float" office:value="1.09" calcext:value-type="float">
            <text:p>1.09</text:p>
          </table:table-cell>
          <table:table-cell office:value-type="float" office:value="217.1" calcext:value-type="float">
            <text:p>217.1</text:p>
          </table:table-cell>
          <table:table-cell office:value-type="float" office:value="236.58" calcext:value-type="float">
            <text:p>236.58</text:p>
          </table:table-cell>
          <table:table-cell office:value-type="float" office:value="1727.6" calcext:value-type="float">
            <text:p>1727.6</text:p>
          </table:table-cell>
          <table:table-cell office:value-type="float" office:value="2080.83" calcext:value-type="float">
            <text:p>2080.83</text:p>
          </table:table-cell>
        </table:table-row>
        <table:table-row table:style-name="ro1">
          <table:table-cell office:value-type="float" office:value="25998889" calcext:value-type="float">
            <text:p>25998889</text:p>
          </table:table-cell>
          <table:table-cell table:formula="of:=[.A1627]/1000/(60*60*24)" office:value-type="time" office:time-value="PT07H13M18.889S" calcext:value-type="time">
            <text:p>07:13:19</text:p>
          </table:table-cell>
          <table:table-cell office:value-type="float" office:value="1.09" calcext:value-type="float">
            <text:p>1.09</text:p>
          </table:table-cell>
          <table:table-cell office:value-type="float" office:value="217" calcext:value-type="float">
            <text:p>217</text:p>
          </table:table-cell>
          <table:table-cell office:value-type="float" office:value="235.6" calcext:value-type="float">
            <text:p>235.6</text:p>
          </table:table-cell>
          <table:table-cell office:value-type="float" office:value="1728.56" calcext:value-type="float">
            <text:p>1728.56</text:p>
          </table:table-cell>
          <table:table-cell office:value-type="float" office:value="2081.88" calcext:value-type="float">
            <text:p>2081.88</text:p>
          </table:table-cell>
        </table:table-row>
        <table:table-row table:style-name="ro1">
          <table:table-cell office:value-type="float" office:value="26014889" calcext:value-type="float">
            <text:p>26014889</text:p>
          </table:table-cell>
          <table:table-cell table:formula="of:=[.A1628]/1000/(60*60*24)" office:value-type="time" office:time-value="PT07H13M34.889S" calcext:value-type="time">
            <text:p>07:13:35</text:p>
          </table:table-cell>
          <table:table-cell office:value-type="float" office:value="1.09" calcext:value-type="float">
            <text:p>1.09</text:p>
          </table:table-cell>
          <table:table-cell office:value-type="float" office:value="216.8" calcext:value-type="float">
            <text:p>216.8</text:p>
          </table:table-cell>
          <table:table-cell office:value-type="float" office:value="236.24" calcext:value-type="float">
            <text:p>236.24</text:p>
          </table:table-cell>
          <table:table-cell office:value-type="float" office:value="1729.52" calcext:value-type="float">
            <text:p>1729.52</text:p>
          </table:table-cell>
          <table:table-cell office:value-type="float" office:value="2082.93" calcext:value-type="float">
            <text:p>2082.93</text:p>
          </table:table-cell>
        </table:table-row>
        <table:table-row table:style-name="ro1">
          <table:table-cell office:value-type="float" office:value="26030889" calcext:value-type="float">
            <text:p>26030889</text:p>
          </table:table-cell>
          <table:table-cell table:formula="of:=[.A1629]/1000/(60*60*24)" office:value-type="time" office:time-value="PT07H13M50.889S" calcext:value-type="time">
            <text:p>07:13:51</text:p>
          </table:table-cell>
          <table:table-cell office:value-type="float" office:value="1.09" calcext:value-type="float">
            <text:p>1.09</text:p>
          </table:table-cell>
          <table:table-cell office:value-type="float" office:value="216.8" calcext:value-type="float">
            <text:p>216.8</text:p>
          </table:table-cell>
          <table:table-cell office:value-type="float" office:value="235.38" calcext:value-type="float">
            <text:p>235.38</text:p>
          </table:table-cell>
          <table:table-cell office:value-type="float" office:value="1730.49" calcext:value-type="float">
            <text:p>1730.49</text:p>
          </table:table-cell>
          <table:table-cell office:value-type="float" office:value="2083.97" calcext:value-type="float">
            <text:p>2083.97</text:p>
          </table:table-cell>
        </table:table-row>
        <table:table-row table:style-name="ro1">
          <table:table-cell office:value-type="float" office:value="26046889" calcext:value-type="float">
            <text:p>26046889</text:p>
          </table:table-cell>
          <table:table-cell table:formula="of:=[.A1630]/1000/(60*60*24)" office:value-type="time" office:time-value="PT07H14M06.889S" calcext:value-type="time">
            <text:p>07:14:07</text:p>
          </table:table-cell>
          <table:table-cell office:value-type="float" office:value="1.09" calcext:value-type="float">
            <text:p>1.09</text:p>
          </table:table-cell>
          <table:table-cell office:value-type="float" office:value="216.7" calcext:value-type="float">
            <text:p>216.7</text:p>
          </table:table-cell>
          <table:table-cell office:value-type="float" office:value="235.26" calcext:value-type="float">
            <text:p>235.26</text:p>
          </table:table-cell>
          <table:table-cell office:value-type="float" office:value="1731.45" calcext:value-type="float">
            <text:p>1731.45</text:p>
          </table:table-cell>
          <table:table-cell office:value-type="float" office:value="2085.02" calcext:value-type="float">
            <text:p>2085.02</text:p>
          </table:table-cell>
        </table:table-row>
        <table:table-row table:style-name="ro1">
          <table:table-cell office:value-type="float" office:value="26062889" calcext:value-type="float">
            <text:p>26062889</text:p>
          </table:table-cell>
          <table:table-cell table:formula="of:=[.A1631]/1000/(60*60*24)" office:value-type="time" office:time-value="PT07H14M22.889S" calcext:value-type="time">
            <text:p>07:14:23</text:p>
          </table:table-cell>
          <table:table-cell office:value-type="float" office:value="1.09" calcext:value-type="float">
            <text:p>1.09</text:p>
          </table:table-cell>
          <table:table-cell office:value-type="float" office:value="216.5" calcext:value-type="float">
            <text:p>216.5</text:p>
          </table:table-cell>
          <table:table-cell office:value-type="float" office:value="235.05" calcext:value-type="float">
            <text:p>235.05</text:p>
          </table:table-cell>
          <table:table-cell office:value-type="float" office:value="1732.41" calcext:value-type="float">
            <text:p>1732.41</text:p>
          </table:table-cell>
          <table:table-cell office:value-type="float" office:value="2086.07" calcext:value-type="float">
            <text:p>2086.07</text:p>
          </table:table-cell>
        </table:table-row>
        <table:table-row table:style-name="ro1">
          <table:table-cell office:value-type="float" office:value="26078889" calcext:value-type="float">
            <text:p>26078889</text:p>
          </table:table-cell>
          <table:table-cell table:formula="of:=[.A1632]/1000/(60*60*24)" office:value-type="time" office:time-value="PT07H14M38.889S" calcext:value-type="time">
            <text:p>07:14:39</text:p>
          </table:table-cell>
          <table:table-cell office:value-type="float" office:value="1.08" calcext:value-type="float">
            <text:p>1.08</text:p>
          </table:table-cell>
          <table:table-cell office:value-type="float" office:value="216.4" calcext:value-type="float">
            <text:p>216.4</text:p>
          </table:table-cell>
          <table:table-cell office:value-type="float" office:value="234.07" calcext:value-type="float">
            <text:p>234.07</text:p>
          </table:table-cell>
          <table:table-cell office:value-type="float" office:value="1733.38" calcext:value-type="float">
            <text:p>1733.38</text:p>
          </table:table-cell>
          <table:table-cell office:value-type="float" office:value="2087.11" calcext:value-type="float">
            <text:p>2087.11</text:p>
          </table:table-cell>
        </table:table-row>
        <table:table-row table:style-name="ro1">
          <table:table-cell office:value-type="float" office:value="26094889" calcext:value-type="float">
            <text:p>26094889</text:p>
          </table:table-cell>
          <table:table-cell table:formula="of:=[.A1633]/1000/(60*60*24)" office:value-type="time" office:time-value="PT07H14M54.889S" calcext:value-type="time">
            <text:p>07:14:55</text:p>
          </table:table-cell>
          <table:table-cell office:value-type="float" office:value="1.09" calcext:value-type="float">
            <text:p>1.09</text:p>
          </table:table-cell>
          <table:table-cell office:value-type="float" office:value="216.3" calcext:value-type="float">
            <text:p>216.3</text:p>
          </table:table-cell>
          <table:table-cell office:value-type="float" office:value="234.82" calcext:value-type="float">
            <text:p>234.82</text:p>
          </table:table-cell>
          <table:table-cell office:value-type="float" office:value="1734.34" calcext:value-type="float">
            <text:p>1734.34</text:p>
          </table:table-cell>
          <table:table-cell office:value-type="float" office:value="2088.15" calcext:value-type="float">
            <text:p>2088.15</text:p>
          </table:table-cell>
        </table:table-row>
        <table:table-row table:style-name="ro1">
          <table:table-cell office:value-type="float" office:value="26110889" calcext:value-type="float">
            <text:p>26110889</text:p>
          </table:table-cell>
          <table:table-cell table:formula="of:=[.A1634]/1000/(60*60*24)" office:value-type="time" office:time-value="PT07H15M10.889S" calcext:value-type="time">
            <text:p>07:15:11</text:p>
          </table:table-cell>
          <table:table-cell office:value-type="float" office:value="1.09" calcext:value-type="float">
            <text:p>1.09</text:p>
          </table:table-cell>
          <table:table-cell office:value-type="float" office:value="216.2" calcext:value-type="float">
            <text:p>216.2</text:p>
          </table:table-cell>
          <table:table-cell office:value-type="float" office:value="234.71" calcext:value-type="float">
            <text:p>234.71</text:p>
          </table:table-cell>
          <table:table-cell office:value-type="float" office:value="1735.3" calcext:value-type="float">
            <text:p>1735.3</text:p>
          </table:table-cell>
          <table:table-cell office:value-type="float" office:value="2089.19" calcext:value-type="float">
            <text:p>2089.19</text:p>
          </table:table-cell>
        </table:table-row>
        <table:table-row table:style-name="ro1">
          <table:table-cell office:value-type="float" office:value="26126889" calcext:value-type="float">
            <text:p>26126889</text:p>
          </table:table-cell>
          <table:table-cell table:formula="of:=[.A1635]/1000/(60*60*24)" office:value-type="time" office:time-value="PT07H15M26.889S" calcext:value-type="time">
            <text:p>07:15:27</text:p>
          </table:table-cell>
          <table:table-cell office:value-type="float" office:value="1.08" calcext:value-type="float">
            <text:p>1.08</text:p>
          </table:table-cell>
          <table:table-cell office:value-type="float" office:value="216.1" calcext:value-type="float">
            <text:p>216.1</text:p>
          </table:table-cell>
          <table:table-cell office:value-type="float" office:value="233.74" calcext:value-type="float">
            <text:p>233.74</text:p>
          </table:table-cell>
          <table:table-cell office:value-type="float" office:value="1736.26" calcext:value-type="float">
            <text:p>1736.26</text:p>
          </table:table-cell>
          <table:table-cell office:value-type="float" office:value="2090.23" calcext:value-type="float">
            <text:p>2090.23</text:p>
          </table:table-cell>
        </table:table-row>
        <table:table-row table:style-name="ro1">
          <table:table-cell office:value-type="float" office:value="26142889" calcext:value-type="float">
            <text:p>26142889</text:p>
          </table:table-cell>
          <table:table-cell table:formula="of:=[.A1636]/1000/(60*60*24)" office:value-type="time" office:time-value="PT07H15M42.889S" calcext:value-type="time">
            <text:p>07:15:43</text:p>
          </table:table-cell>
          <table:table-cell office:value-type="float" office:value="1.08" calcext:value-type="float">
            <text:p>1.08</text:p>
          </table:table-cell>
          <table:table-cell office:value-type="float" office:value="216" calcext:value-type="float">
            <text:p>216</text:p>
          </table:table-cell>
          <table:table-cell office:value-type="float" office:value="233.63" calcext:value-type="float">
            <text:p>233.63</text:p>
          </table:table-cell>
          <table:table-cell office:value-type="float" office:value="1737.22" calcext:value-type="float">
            <text:p>1737.22</text:p>
          </table:table-cell>
          <table:table-cell office:value-type="float" office:value="2091.27" calcext:value-type="float">
            <text:p>2091.27</text:p>
          </table:table-cell>
        </table:table-row>
        <table:table-row table:style-name="ro1">
          <table:table-cell office:value-type="float" office:value="26158889" calcext:value-type="float">
            <text:p>26158889</text:p>
          </table:table-cell>
          <table:table-cell table:formula="of:=[.A1637]/1000/(60*60*24)" office:value-type="time" office:time-value="PT07H15M58.889S" calcext:value-type="time">
            <text:p>07:15:59</text:p>
          </table:table-cell>
          <table:table-cell office:value-type="float" office:value="1.08" calcext:value-type="float">
            <text:p>1.08</text:p>
          </table:table-cell>
          <table:table-cell office:value-type="float" office:value="215.9" calcext:value-type="float">
            <text:p>215.9</text:p>
          </table:table-cell>
          <table:table-cell office:value-type="float" office:value="233.52" calcext:value-type="float">
            <text:p>233.52</text:p>
          </table:table-cell>
          <table:table-cell office:value-type="float" office:value="1738.18" calcext:value-type="float">
            <text:p>1738.18</text:p>
          </table:table-cell>
          <table:table-cell office:value-type="float" office:value="2092.31" calcext:value-type="float">
            <text:p>2092.31</text:p>
          </table:table-cell>
        </table:table-row>
        <table:table-row table:style-name="ro1">
          <table:table-cell office:value-type="float" office:value="26174889" calcext:value-type="float">
            <text:p>26174889</text:p>
          </table:table-cell>
          <table:table-cell table:formula="of:=[.A1638]/1000/(60*60*24)" office:value-type="time" office:time-value="PT07H16M14.889S" calcext:value-type="time">
            <text:p>07:16:15</text:p>
          </table:table-cell>
          <table:table-cell office:value-type="float" office:value="1.08" calcext:value-type="float">
            <text:p>1.08</text:p>
          </table:table-cell>
          <table:table-cell office:value-type="float" office:value="215.8" calcext:value-type="float">
            <text:p>215.8</text:p>
          </table:table-cell>
          <table:table-cell office:value-type="float" office:value="233.4" calcext:value-type="float">
            <text:p>233.4</text:p>
          </table:table-cell>
          <table:table-cell office:value-type="float" office:value="1739.14" calcext:value-type="float">
            <text:p>1739.14</text:p>
          </table:table-cell>
          <table:table-cell office:value-type="float" office:value="2093.35" calcext:value-type="float">
            <text:p>2093.35</text:p>
          </table:table-cell>
        </table:table-row>
        <table:table-row table:style-name="ro1">
          <table:table-cell office:value-type="float" office:value="26190889" calcext:value-type="float">
            <text:p>26190889</text:p>
          </table:table-cell>
          <table:table-cell table:formula="of:=[.A1639]/1000/(60*60*24)" office:value-type="time" office:time-value="PT07H16M30.889S" calcext:value-type="time">
            <text:p>07:16:31</text:p>
          </table:table-cell>
          <table:table-cell office:value-type="float" office:value="1.08" calcext:value-type="float">
            <text:p>1.08</text:p>
          </table:table-cell>
          <table:table-cell office:value-type="float" office:value="215.6" calcext:value-type="float">
            <text:p>215.6</text:p>
          </table:table-cell>
          <table:table-cell office:value-type="float" office:value="232.32" calcext:value-type="float">
            <text:p>232.32</text:p>
          </table:table-cell>
          <table:table-cell office:value-type="float" office:value="1740.1" calcext:value-type="float">
            <text:p>1740.1</text:p>
          </table:table-cell>
          <table:table-cell office:value-type="float" office:value="2094.39" calcext:value-type="float">
            <text:p>2094.39</text:p>
          </table:table-cell>
        </table:table-row>
        <table:table-row table:style-name="ro1">
          <table:table-cell office:value-type="float" office:value="26206889" calcext:value-type="float">
            <text:p>26206889</text:p>
          </table:table-cell>
          <table:table-cell table:formula="of:=[.A1640]/1000/(60*60*24)" office:value-type="time" office:time-value="PT07H16M46.889S" calcext:value-type="time">
            <text:p>07:16:47</text:p>
          </table:table-cell>
          <table:table-cell office:value-type="float" office:value="1.08" calcext:value-type="float">
            <text:p>1.08</text:p>
          </table:table-cell>
          <table:table-cell office:value-type="float" office:value="215.5" calcext:value-type="float">
            <text:p>215.5</text:p>
          </table:table-cell>
          <table:table-cell office:value-type="float" office:value="232.21" calcext:value-type="float">
            <text:p>232.21</text:p>
          </table:table-cell>
          <table:table-cell office:value-type="float" office:value="1741.06" calcext:value-type="float">
            <text:p>1741.06</text:p>
          </table:table-cell>
          <table:table-cell office:value-type="float" office:value="2095.42" calcext:value-type="float">
            <text:p>2095.42</text:p>
          </table:table-cell>
        </table:table-row>
        <table:table-row table:style-name="ro1">
          <table:table-cell office:value-type="float" office:value="26222889" calcext:value-type="float">
            <text:p>26222889</text:p>
          </table:table-cell>
          <table:table-cell table:formula="of:=[.A1641]/1000/(60*60*24)" office:value-type="time" office:time-value="PT07H17M02.889S" calcext:value-type="time">
            <text:p>07:17:03</text:p>
          </table:table-cell>
          <table:table-cell office:value-type="float" office:value="1.08" calcext:value-type="float">
            <text:p>1.08</text:p>
          </table:table-cell>
          <table:table-cell office:value-type="float" office:value="215.4" calcext:value-type="float">
            <text:p>215.4</text:p>
          </table:table-cell>
          <table:table-cell office:value-type="float" office:value="232.1" calcext:value-type="float">
            <text:p>232.1</text:p>
          </table:table-cell>
          <table:table-cell office:value-type="float" office:value="1742.01" calcext:value-type="float">
            <text:p>1742.01</text:p>
          </table:table-cell>
          <table:table-cell office:value-type="float" office:value="2096.45" calcext:value-type="float">
            <text:p>2096.45</text:p>
          </table:table-cell>
        </table:table-row>
        <table:table-row table:style-name="ro1">
          <table:table-cell office:value-type="float" office:value="26238889" calcext:value-type="float">
            <text:p>26238889</text:p>
          </table:table-cell>
          <table:table-cell table:formula="of:=[.A1642]/1000/(60*60*24)" office:value-type="time" office:time-value="PT07H17M18.889S" calcext:value-type="time">
            <text:p>07:17:19</text:p>
          </table:table-cell>
          <table:table-cell office:value-type="float" office:value="1.08" calcext:value-type="float">
            <text:p>1.08</text:p>
          </table:table-cell>
          <table:table-cell office:value-type="float" office:value="215.3" calcext:value-type="float">
            <text:p>215.3</text:p>
          </table:table-cell>
          <table:table-cell office:value-type="float" office:value="231.99" calcext:value-type="float">
            <text:p>231.99</text:p>
          </table:table-cell>
          <table:table-cell office:value-type="float" office:value="1742.97" calcext:value-type="float">
            <text:p>1742.97</text:p>
          </table:table-cell>
          <table:table-cell office:value-type="float" office:value="2097.49" calcext:value-type="float">
            <text:p>2097.49</text:p>
          </table:table-cell>
        </table:table-row>
        <table:table-row table:style-name="ro1">
          <table:table-cell office:value-type="float" office:value="26254889" calcext:value-type="float">
            <text:p>26254889</text:p>
          </table:table-cell>
          <table:table-cell table:formula="of:=[.A1643]/1000/(60*60*24)" office:value-type="time" office:time-value="PT07H17M34.889S" calcext:value-type="time">
            <text:p>07:17:35</text:p>
          </table:table-cell>
          <table:table-cell office:value-type="float" office:value="1.08" calcext:value-type="float">
            <text:p>1.08</text:p>
          </table:table-cell>
          <table:table-cell office:value-type="float" office:value="215.1" calcext:value-type="float">
            <text:p>215.1</text:p>
          </table:table-cell>
          <table:table-cell office:value-type="float" office:value="231.77" calcext:value-type="float">
            <text:p>231.77</text:p>
          </table:table-cell>
          <table:table-cell office:value-type="float" office:value="1743.93" calcext:value-type="float">
            <text:p>1743.93</text:p>
          </table:table-cell>
          <table:table-cell office:value-type="float" office:value="2098.52" calcext:value-type="float">
            <text:p>2098.52</text:p>
          </table:table-cell>
        </table:table-row>
        <table:table-row table:style-name="ro1">
          <table:table-cell office:value-type="float" office:value="26270889" calcext:value-type="float">
            <text:p>26270889</text:p>
          </table:table-cell>
          <table:table-cell table:formula="of:=[.A1644]/1000/(60*60*24)" office:value-type="time" office:time-value="PT07H17M50.889S" calcext:value-type="time">
            <text:p>07:17:51</text:p>
          </table:table-cell>
          <table:table-cell office:value-type="float" office:value="1.08" calcext:value-type="float">
            <text:p>1.08</text:p>
          </table:table-cell>
          <table:table-cell office:value-type="float" office:value="215" calcext:value-type="float">
            <text:p>215</text:p>
          </table:table-cell>
          <table:table-cell office:value-type="float" office:value="231.66" calcext:value-type="float">
            <text:p>231.66</text:p>
          </table:table-cell>
          <table:table-cell office:value-type="float" office:value="1744.88" calcext:value-type="float">
            <text:p>1744.88</text:p>
          </table:table-cell>
          <table:table-cell office:value-type="float" office:value="2099.55" calcext:value-type="float">
            <text:p>2099.55</text:p>
          </table:table-cell>
        </table:table-row>
        <table:table-row table:style-name="ro1">
          <table:table-cell office:value-type="float" office:value="26286889" calcext:value-type="float">
            <text:p>26286889</text:p>
          </table:table-cell>
          <table:table-cell table:formula="of:=[.A1645]/1000/(60*60*24)" office:value-type="time" office:time-value="PT07H18M06.889S" calcext:value-type="time">
            <text:p>07:18:07</text:p>
          </table:table-cell>
          <table:table-cell office:value-type="float" office:value="1.08" calcext:value-type="float">
            <text:p>1.08</text:p>
          </table:table-cell>
          <table:table-cell office:value-type="float" office:value="214.8" calcext:value-type="float">
            <text:p>214.8</text:p>
          </table:table-cell>
          <table:table-cell office:value-type="float" office:value="231.44" calcext:value-type="float">
            <text:p>231.44</text:p>
          </table:table-cell>
          <table:table-cell office:value-type="float" office:value="1745.84" calcext:value-type="float">
            <text:p>1745.84</text:p>
          </table:table-cell>
          <table:table-cell office:value-type="float" office:value="2100.58" calcext:value-type="float">
            <text:p>2100.58</text:p>
          </table:table-cell>
        </table:table-row>
        <table:table-row table:style-name="ro1">
          <table:table-cell office:value-type="float" office:value="26302889" calcext:value-type="float">
            <text:p>26302889</text:p>
          </table:table-cell>
          <table:table-cell table:formula="of:=[.A1646]/1000/(60*60*24)" office:value-type="time" office:time-value="PT07H18M22.889S" calcext:value-type="time">
            <text:p>07:18:23</text:p>
          </table:table-cell>
          <table:table-cell office:value-type="float" office:value="1.08" calcext:value-type="float">
            <text:p>1.08</text:p>
          </table:table-cell>
          <table:table-cell office:value-type="float" office:value="214.7" calcext:value-type="float">
            <text:p>214.7</text:p>
          </table:table-cell>
          <table:table-cell office:value-type="float" office:value="231.33" calcext:value-type="float">
            <text:p>231.33</text:p>
          </table:table-cell>
          <table:table-cell office:value-type="float" office:value="1746.79" calcext:value-type="float">
            <text:p>1746.79</text:p>
          </table:table-cell>
          <table:table-cell office:value-type="float" office:value="2101.61" calcext:value-type="float">
            <text:p>2101.61</text:p>
          </table:table-cell>
        </table:table-row>
        <table:table-row table:style-name="ro1">
          <table:table-cell office:value-type="float" office:value="26318889" calcext:value-type="float">
            <text:p>26318889</text:p>
          </table:table-cell>
          <table:table-cell table:formula="of:=[.A1647]/1000/(60*60*24)" office:value-type="time" office:time-value="PT07H18M38.889S" calcext:value-type="time">
            <text:p>07:18:39</text:p>
          </table:table-cell>
          <table:table-cell office:value-type="float" office:value="1.08" calcext:value-type="float">
            <text:p>1.08</text:p>
          </table:table-cell>
          <table:table-cell office:value-type="float" office:value="214.6" calcext:value-type="float">
            <text:p>214.6</text:p>
          </table:table-cell>
          <table:table-cell office:value-type="float" office:value="231.22" calcext:value-type="float">
            <text:p>231.22</text:p>
          </table:table-cell>
          <table:table-cell office:value-type="float" office:value="1747.75" calcext:value-type="float">
            <text:p>1747.75</text:p>
          </table:table-cell>
          <table:table-cell office:value-type="float" office:value="2102.63" calcext:value-type="float">
            <text:p>2102.63</text:p>
          </table:table-cell>
        </table:table-row>
        <table:table-row table:style-name="ro1">
          <table:table-cell office:value-type="float" office:value="26334889" calcext:value-type="float">
            <text:p>26334889</text:p>
          </table:table-cell>
          <table:table-cell table:formula="of:=[.A1648]/1000/(60*60*24)" office:value-type="time" office:time-value="PT07H18M54.889S" calcext:value-type="time">
            <text:p>07:18:55</text:p>
          </table:table-cell>
          <table:table-cell office:value-type="float" office:value="1.08" calcext:value-type="float">
            <text:p>1.08</text:p>
          </table:table-cell>
          <table:table-cell office:value-type="float" office:value="214.5" calcext:value-type="float">
            <text:p>214.5</text:p>
          </table:table-cell>
          <table:table-cell office:value-type="float" office:value="231.11" calcext:value-type="float">
            <text:p>231.11</text:p>
          </table:table-cell>
          <table:table-cell office:value-type="float" office:value="1748.7" calcext:value-type="float">
            <text:p>1748.7</text:p>
          </table:table-cell>
          <table:table-cell office:value-type="float" office:value="2103.66" calcext:value-type="float">
            <text:p>2103.66</text:p>
          </table:table-cell>
        </table:table-row>
        <table:table-row table:style-name="ro1">
          <table:table-cell office:value-type="float" office:value="26350889" calcext:value-type="float">
            <text:p>26350889</text:p>
          </table:table-cell>
          <table:table-cell table:formula="of:=[.A1649]/1000/(60*60*24)" office:value-type="time" office:time-value="PT07H19M10.889S" calcext:value-type="time">
            <text:p>07:19:11</text:p>
          </table:table-cell>
          <table:table-cell office:value-type="float" office:value="1.07" calcext:value-type="float">
            <text:p>1.07</text:p>
          </table:table-cell>
          <table:table-cell office:value-type="float" office:value="214.3" calcext:value-type="float">
            <text:p>214.3</text:p>
          </table:table-cell>
          <table:table-cell office:value-type="float" office:value="230.04" calcext:value-type="float">
            <text:p>230.04</text:p>
          </table:table-cell>
          <table:table-cell office:value-type="float" office:value="1749.65" calcext:value-type="float">
            <text:p>1749.65</text:p>
          </table:table-cell>
          <table:table-cell office:value-type="float" office:value="2104.68" calcext:value-type="float">
            <text:p>2104.68</text:p>
          </table:table-cell>
        </table:table-row>
        <table:table-row table:style-name="ro1">
          <table:table-cell office:value-type="float" office:value="26366889" calcext:value-type="float">
            <text:p>26366889</text:p>
          </table:table-cell>
          <table:table-cell table:formula="of:=[.A1650]/1000/(60*60*24)" office:value-type="time" office:time-value="PT07H19M26.889S" calcext:value-type="time">
            <text:p>07:19:27</text:p>
          </table:table-cell>
          <table:table-cell office:value-type="float" office:value="1.07" calcext:value-type="float">
            <text:p>1.07</text:p>
          </table:table-cell>
          <table:table-cell office:value-type="float" office:value="214.2" calcext:value-type="float">
            <text:p>214.2</text:p>
          </table:table-cell>
          <table:table-cell office:value-type="float" office:value="229.93" calcext:value-type="float">
            <text:p>229.93</text:p>
          </table:table-cell>
          <table:table-cell office:value-type="float" office:value="1750.61" calcext:value-type="float">
            <text:p>1750.61</text:p>
          </table:table-cell>
          <table:table-cell office:value-type="float" office:value="2105.7" calcext:value-type="float">
            <text:p>2105.7</text:p>
          </table:table-cell>
        </table:table-row>
        <table:table-row table:style-name="ro1">
          <table:table-cell office:value-type="float" office:value="26382889" calcext:value-type="float">
            <text:p>26382889</text:p>
          </table:table-cell>
          <table:table-cell table:formula="of:=[.A1651]/1000/(60*60*24)" office:value-type="time" office:time-value="PT07H19M42.889S" calcext:value-type="time">
            <text:p>07:19:43</text:p>
          </table:table-cell>
          <table:table-cell office:value-type="float" office:value="1.07" calcext:value-type="float">
            <text:p>1.07</text:p>
          </table:table-cell>
          <table:table-cell office:value-type="float" office:value="214" calcext:value-type="float">
            <text:p>214</text:p>
          </table:table-cell>
          <table:table-cell office:value-type="float" office:value="229.71" calcext:value-type="float">
            <text:p>229.71</text:p>
          </table:table-cell>
          <table:table-cell office:value-type="float" office:value="1751.56" calcext:value-type="float">
            <text:p>1751.56</text:p>
          </table:table-cell>
          <table:table-cell office:value-type="float" office:value="2106.72" calcext:value-type="float">
            <text:p>2106.72</text:p>
          </table:table-cell>
        </table:table-row>
        <table:table-row table:style-name="ro1">
          <table:table-cell office:value-type="float" office:value="26398889" calcext:value-type="float">
            <text:p>26398889</text:p>
          </table:table-cell>
          <table:table-cell table:formula="of:=[.A1652]/1000/(60*60*24)" office:value-type="time" office:time-value="PT07H19M58.889S" calcext:value-type="time">
            <text:p>07:19:59</text:p>
          </table:table-cell>
          <table:table-cell office:value-type="float" office:value="1.07" calcext:value-type="float">
            <text:p>1.07</text:p>
          </table:table-cell>
          <table:table-cell office:value-type="float" office:value="213.9" calcext:value-type="float">
            <text:p>213.9</text:p>
          </table:table-cell>
          <table:table-cell office:value-type="float" office:value="228.74" calcext:value-type="float">
            <text:p>228.74</text:p>
          </table:table-cell>
          <table:table-cell office:value-type="float" office:value="1752.51" calcext:value-type="float">
            <text:p>1752.51</text:p>
          </table:table-cell>
          <table:table-cell office:value-type="float" office:value="2107.74" calcext:value-type="float">
            <text:p>2107.74</text:p>
          </table:table-cell>
        </table:table-row>
        <table:table-row table:style-name="ro1">
          <table:table-cell office:value-type="float" office:value="26414889" calcext:value-type="float">
            <text:p>26414889</text:p>
          </table:table-cell>
          <table:table-cell table:formula="of:=[.A1653]/1000/(60*60*24)" office:value-type="time" office:time-value="PT07H20M14.889S" calcext:value-type="time">
            <text:p>07:20:15</text:p>
          </table:table-cell>
          <table:table-cell office:value-type="float" office:value="1.07" calcext:value-type="float">
            <text:p>1.07</text:p>
          </table:table-cell>
          <table:table-cell office:value-type="float" office:value="213.7" calcext:value-type="float">
            <text:p>213.7</text:p>
          </table:table-cell>
          <table:table-cell office:value-type="float" office:value="228.53" calcext:value-type="float">
            <text:p>228.53</text:p>
          </table:table-cell>
          <table:table-cell office:value-type="float" office:value="1753.46" calcext:value-type="float">
            <text:p>1753.46</text:p>
          </table:table-cell>
          <table:table-cell office:value-type="float" office:value="2108.76" calcext:value-type="float">
            <text:p>2108.76</text:p>
          </table:table-cell>
        </table:table-row>
        <table:table-row table:style-name="ro1">
          <table:table-cell office:value-type="float" office:value="26430889" calcext:value-type="float">
            <text:p>26430889</text:p>
          </table:table-cell>
          <table:table-cell table:formula="of:=[.A1654]/1000/(60*60*24)" office:value-type="time" office:time-value="PT07H20M30.889S" calcext:value-type="time">
            <text:p>07:20:31</text:p>
          </table:table-cell>
          <table:table-cell office:value-type="float" office:value="1.07" calcext:value-type="float">
            <text:p>1.07</text:p>
          </table:table-cell>
          <table:table-cell office:value-type="float" office:value="213.6" calcext:value-type="float">
            <text:p>213.6</text:p>
          </table:table-cell>
          <table:table-cell office:value-type="float" office:value="228.42" calcext:value-type="float">
            <text:p>228.42</text:p>
          </table:table-cell>
          <table:table-cell office:value-type="float" office:value="1754.41" calcext:value-type="float">
            <text:p>1754.41</text:p>
          </table:table-cell>
          <table:table-cell office:value-type="float" office:value="2109.77" calcext:value-type="float">
            <text:p>2109.77</text:p>
          </table:table-cell>
        </table:table-row>
        <table:table-row table:style-name="ro1">
          <table:table-cell office:value-type="float" office:value="26446889" calcext:value-type="float">
            <text:p>26446889</text:p>
          </table:table-cell>
          <table:table-cell table:formula="of:=[.A1655]/1000/(60*60*24)" office:value-type="time" office:time-value="PT07H20M46.889S" calcext:value-type="time">
            <text:p>07:20:47</text:p>
          </table:table-cell>
          <table:table-cell office:value-type="float" office:value="1.07" calcext:value-type="float">
            <text:p>1.07</text:p>
          </table:table-cell>
          <table:table-cell office:value-type="float" office:value="213.4" calcext:value-type="float">
            <text:p>213.4</text:p>
          </table:table-cell>
          <table:table-cell office:value-type="float" office:value="228.2" calcext:value-type="float">
            <text:p>228.2</text:p>
          </table:table-cell>
          <table:table-cell office:value-type="float" office:value="1755.36" calcext:value-type="float">
            <text:p>1755.36</text:p>
          </table:table-cell>
          <table:table-cell office:value-type="float" office:value="2110.79" calcext:value-type="float">
            <text:p>2110.79</text:p>
          </table:table-cell>
        </table:table-row>
        <table:table-row table:style-name="ro1">
          <table:table-cell office:value-type="float" office:value="26462889" calcext:value-type="float">
            <text:p>26462889</text:p>
          </table:table-cell>
          <table:table-cell table:formula="of:=[.A1656]/1000/(60*60*24)" office:value-type="time" office:time-value="PT07H21M02.889S" calcext:value-type="time">
            <text:p>07:21:03</text:p>
          </table:table-cell>
          <table:table-cell office:value-type="float" office:value="1.07" calcext:value-type="float">
            <text:p>1.07</text:p>
          </table:table-cell>
          <table:table-cell office:value-type="float" office:value="213.3" calcext:value-type="float">
            <text:p>213.3</text:p>
          </table:table-cell>
          <table:table-cell office:value-type="float" office:value="228.09" calcext:value-type="float">
            <text:p>228.09</text:p>
          </table:table-cell>
          <table:table-cell office:value-type="float" office:value="1756.3" calcext:value-type="float">
            <text:p>1756.3</text:p>
          </table:table-cell>
          <table:table-cell office:value-type="float" office:value="2111.8" calcext:value-type="float">
            <text:p>2111.8</text:p>
          </table:table-cell>
        </table:table-row>
        <table:table-row table:style-name="ro1">
          <table:table-cell office:value-type="float" office:value="26478889" calcext:value-type="float">
            <text:p>26478889</text:p>
          </table:table-cell>
          <table:table-cell table:formula="of:=[.A1657]/1000/(60*60*24)" office:value-type="time" office:time-value="PT07H21M18.889S" calcext:value-type="time">
            <text:p>07:21:19</text:p>
          </table:table-cell>
          <table:table-cell office:value-type="float" office:value="1.07" calcext:value-type="float">
            <text:p>1.07</text:p>
          </table:table-cell>
          <table:table-cell office:value-type="float" office:value="213.1" calcext:value-type="float">
            <text:p>213.1</text:p>
          </table:table-cell>
          <table:table-cell office:value-type="float" office:value="227.87" calcext:value-type="float">
            <text:p>227.87</text:p>
          </table:table-cell>
          <table:table-cell office:value-type="float" office:value="1757.25" calcext:value-type="float">
            <text:p>1757.25</text:p>
          </table:table-cell>
          <table:table-cell office:value-type="float" office:value="2112.82" calcext:value-type="float">
            <text:p>2112.82</text:p>
          </table:table-cell>
        </table:table-row>
        <table:table-row table:style-name="ro1">
          <table:table-cell office:value-type="float" office:value="26494889" calcext:value-type="float">
            <text:p>26494889</text:p>
          </table:table-cell>
          <table:table-cell table:formula="of:=[.A1658]/1000/(60*60*24)" office:value-type="time" office:time-value="PT07H21M34.889S" calcext:value-type="time">
            <text:p>07:21:35</text:p>
          </table:table-cell>
          <table:table-cell office:value-type="float" office:value="1.07" calcext:value-type="float">
            <text:p>1.07</text:p>
          </table:table-cell>
          <table:table-cell office:value-type="float" office:value="212.9" calcext:value-type="float">
            <text:p>212.9</text:p>
          </table:table-cell>
          <table:table-cell office:value-type="float" office:value="227.65" calcext:value-type="float">
            <text:p>227.65</text:p>
          </table:table-cell>
          <table:table-cell office:value-type="float" office:value="1758.2" calcext:value-type="float">
            <text:p>1758.2</text:p>
          </table:table-cell>
          <table:table-cell office:value-type="float" office:value="2113.83" calcext:value-type="float">
            <text:p>2113.83</text:p>
          </table:table-cell>
        </table:table-row>
        <table:table-row table:style-name="ro1">
          <table:table-cell office:value-type="float" office:value="26510889" calcext:value-type="float">
            <text:p>26510889</text:p>
          </table:table-cell>
          <table:table-cell table:formula="of:=[.A1659]/1000/(60*60*24)" office:value-type="time" office:time-value="PT07H21M50.889S" calcext:value-type="time">
            <text:p>07:21:51</text:p>
          </table:table-cell>
          <table:table-cell office:value-type="float" office:value="1.07" calcext:value-type="float">
            <text:p>1.07</text:p>
          </table:table-cell>
          <table:table-cell office:value-type="float" office:value="212.8" calcext:value-type="float">
            <text:p>212.8</text:p>
          </table:table-cell>
          <table:table-cell office:value-type="float" office:value="226.69" calcext:value-type="float">
            <text:p>226.69</text:p>
          </table:table-cell>
          <table:table-cell office:value-type="float" office:value="1759.14" calcext:value-type="float">
            <text:p>1759.14</text:p>
          </table:table-cell>
          <table:table-cell office:value-type="float" office:value="2114.84" calcext:value-type="float">
            <text:p>2114.84</text:p>
          </table:table-cell>
        </table:table-row>
        <table:table-row table:style-name="ro1">
          <table:table-cell office:value-type="float" office:value="26526889" calcext:value-type="float">
            <text:p>26526889</text:p>
          </table:table-cell>
          <table:table-cell table:formula="of:=[.A1660]/1000/(60*60*24)" office:value-type="time" office:time-value="PT07H22M06.889S" calcext:value-type="time">
            <text:p>07:22:07</text:p>
          </table:table-cell>
          <table:table-cell office:value-type="float" office:value="1.07" calcext:value-type="float">
            <text:p>1.07</text:p>
          </table:table-cell>
          <table:table-cell office:value-type="float" office:value="212.6" calcext:value-type="float">
            <text:p>212.6</text:p>
          </table:table-cell>
          <table:table-cell office:value-type="float" office:value="226.47" calcext:value-type="float">
            <text:p>226.47</text:p>
          </table:table-cell>
          <table:table-cell office:value-type="float" office:value="1760.09" calcext:value-type="float">
            <text:p>1760.09</text:p>
          </table:table-cell>
          <table:table-cell office:value-type="float" office:value="2115.84" calcext:value-type="float">
            <text:p>2115.84</text:p>
          </table:table-cell>
        </table:table-row>
        <table:table-row table:style-name="ro1">
          <table:table-cell office:value-type="float" office:value="26542889" calcext:value-type="float">
            <text:p>26542889</text:p>
          </table:table-cell>
          <table:table-cell table:formula="of:=[.A1661]/1000/(60*60*24)" office:value-type="time" office:time-value="PT07H22M22.889S" calcext:value-type="time">
            <text:p>07:22:23</text:p>
          </table:table-cell>
          <table:table-cell office:value-type="float" office:value="1.07" calcext:value-type="float">
            <text:p>1.07</text:p>
          </table:table-cell>
          <table:table-cell office:value-type="float" office:value="212.4" calcext:value-type="float">
            <text:p>212.4</text:p>
          </table:table-cell>
          <table:table-cell office:value-type="float" office:value="226.26" calcext:value-type="float">
            <text:p>226.26</text:p>
          </table:table-cell>
          <table:table-cell office:value-type="float" office:value="1761.03" calcext:value-type="float">
            <text:p>1761.03</text:p>
          </table:table-cell>
          <table:table-cell office:value-type="float" office:value="2116.85" calcext:value-type="float">
            <text:p>2116.85</text:p>
          </table:table-cell>
        </table:table-row>
        <table:table-row table:style-name="ro1">
          <table:table-cell office:value-type="float" office:value="26558889" calcext:value-type="float">
            <text:p>26558889</text:p>
          </table:table-cell>
          <table:table-cell table:formula="of:=[.A1662]/1000/(60*60*24)" office:value-type="time" office:time-value="PT07H22M38.889S" calcext:value-type="time">
            <text:p>07:22:39</text:p>
          </table:table-cell>
          <table:table-cell office:value-type="float" office:value="1.06" calcext:value-type="float">
            <text:p>1.06</text:p>
          </table:table-cell>
          <table:table-cell office:value-type="float" office:value="212.2" calcext:value-type="float">
            <text:p>212.2</text:p>
          </table:table-cell>
          <table:table-cell office:value-type="float" office:value="225.19" calcext:value-type="float">
            <text:p>225.19</text:p>
          </table:table-cell>
          <table:table-cell office:value-type="float" office:value="1761.98" calcext:value-type="float">
            <text:p>1761.98</text:p>
          </table:table-cell>
          <table:table-cell office:value-type="float" office:value="2117.85" calcext:value-type="float">
            <text:p>2117.85</text:p>
          </table:table-cell>
        </table:table-row>
        <table:table-row table:style-name="ro1">
          <table:table-cell office:value-type="float" office:value="26574889" calcext:value-type="float">
            <text:p>26574889</text:p>
          </table:table-cell>
          <table:table-cell table:formula="of:=[.A1663]/1000/(60*60*24)" office:value-type="time" office:time-value="PT07H22M54.889S" calcext:value-type="time">
            <text:p>07:22:55</text:p>
          </table:table-cell>
          <table:table-cell office:value-type="float" office:value="1.07" calcext:value-type="float">
            <text:p>1.07</text:p>
          </table:table-cell>
          <table:table-cell office:value-type="float" office:value="212.1" calcext:value-type="float">
            <text:p>212.1</text:p>
          </table:table-cell>
          <table:table-cell office:value-type="float" office:value="225.93" calcext:value-type="float">
            <text:p>225.93</text:p>
          </table:table-cell>
          <table:table-cell office:value-type="float" office:value="1762.92" calcext:value-type="float">
            <text:p>1762.92</text:p>
          </table:table-cell>
          <table:table-cell office:value-type="float" office:value="2118.85" calcext:value-type="float">
            <text:p>2118.85</text:p>
          </table:table-cell>
        </table:table-row>
        <table:table-row table:style-name="ro1">
          <table:table-cell office:value-type="float" office:value="26590889" calcext:value-type="float">
            <text:p>26590889</text:p>
          </table:table-cell>
          <table:table-cell table:formula="of:=[.A1664]/1000/(60*60*24)" office:value-type="time" office:time-value="PT07H23M10.889S" calcext:value-type="time">
            <text:p>07:23:11</text:p>
          </table:table-cell>
          <table:table-cell office:value-type="float" office:value="1.06" calcext:value-type="float">
            <text:p>1.06</text:p>
          </table:table-cell>
          <table:table-cell office:value-type="float" office:value="211.9" calcext:value-type="float">
            <text:p>211.9</text:p>
          </table:table-cell>
          <table:table-cell office:value-type="float" office:value="224.87" calcext:value-type="float">
            <text:p>224.87</text:p>
          </table:table-cell>
          <table:table-cell office:value-type="float" office:value="1763.86" calcext:value-type="float">
            <text:p>1763.86</text:p>
          </table:table-cell>
          <table:table-cell office:value-type="float" office:value="2119.85" calcext:value-type="float">
            <text:p>2119.85</text:p>
          </table:table-cell>
        </table:table-row>
        <table:table-row table:style-name="ro1">
          <table:table-cell office:value-type="float" office:value="26606889" calcext:value-type="float">
            <text:p>26606889</text:p>
          </table:table-cell>
          <table:table-cell table:formula="of:=[.A1665]/1000/(60*60*24)" office:value-type="time" office:time-value="PT07H23M26.889S" calcext:value-type="time">
            <text:p>07:23:27</text:p>
          </table:table-cell>
          <table:table-cell office:value-type="float" office:value="1.06" calcext:value-type="float">
            <text:p>1.06</text:p>
          </table:table-cell>
          <table:table-cell office:value-type="float" office:value="211.7" calcext:value-type="float">
            <text:p>211.7</text:p>
          </table:table-cell>
          <table:table-cell office:value-type="float" office:value="224.65" calcext:value-type="float">
            <text:p>224.65</text:p>
          </table:table-cell>
          <table:table-cell office:value-type="float" office:value="1764.8" calcext:value-type="float">
            <text:p>1764.8</text:p>
          </table:table-cell>
          <table:table-cell office:value-type="float" office:value="2120.85" calcext:value-type="float">
            <text:p>2120.85</text:p>
          </table:table-cell>
        </table:table-row>
        <table:table-row table:style-name="ro1">
          <table:table-cell office:value-type="float" office:value="26622889" calcext:value-type="float">
            <text:p>26622889</text:p>
          </table:table-cell>
          <table:table-cell table:formula="of:=[.A1666]/1000/(60*60*24)" office:value-type="time" office:time-value="PT07H23M42.889S" calcext:value-type="time">
            <text:p>07:23:43</text:p>
          </table:table-cell>
          <table:table-cell office:value-type="float" office:value="1.06" calcext:value-type="float">
            <text:p>1.06</text:p>
          </table:table-cell>
          <table:table-cell office:value-type="float" office:value="211.5" calcext:value-type="float">
            <text:p>211.5</text:p>
          </table:table-cell>
          <table:table-cell office:value-type="float" office:value="223.59" calcext:value-type="float">
            <text:p>223.59</text:p>
          </table:table-cell>
          <table:table-cell office:value-type="float" office:value="1765.75" calcext:value-type="float">
            <text:p>1765.75</text:p>
          </table:table-cell>
          <table:table-cell office:value-type="float" office:value="2121.85" calcext:value-type="float">
            <text:p>2121.85</text:p>
          </table:table-cell>
        </table:table-row>
        <table:table-row table:style-name="ro1">
          <table:table-cell office:value-type="float" office:value="26638888" calcext:value-type="float">
            <text:p>26638888</text:p>
          </table:table-cell>
          <table:table-cell table:formula="of:=[.A1667]/1000/(60*60*24)" office:value-type="time" office:time-value="PT07H23M58.888S" calcext:value-type="time">
            <text:p>07:23:59</text:p>
          </table:table-cell>
          <table:table-cell office:value-type="float" office:value="1.06" calcext:value-type="float">
            <text:p>1.06</text:p>
          </table:table-cell>
          <table:table-cell office:value-type="float" office:value="211.3" calcext:value-type="float">
            <text:p>211.3</text:p>
          </table:table-cell>
          <table:table-cell office:value-type="float" office:value="224.22" calcext:value-type="float">
            <text:p>224.22</text:p>
          </table:table-cell>
          <table:table-cell office:value-type="float" office:value="1766.68" calcext:value-type="float">
            <text:p>1766.68</text:p>
          </table:table-cell>
          <table:table-cell office:value-type="float" office:value="2122.85" calcext:value-type="float">
            <text:p>2122.85</text:p>
          </table:table-cell>
        </table:table-row>
        <table:table-row table:style-name="ro1">
          <table:table-cell office:value-type="float" office:value="26654889" calcext:value-type="float">
            <text:p>26654889</text:p>
          </table:table-cell>
          <table:table-cell table:formula="of:=[.A1668]/1000/(60*60*24)" office:value-type="time" office:time-value="PT07H24M14.889S" calcext:value-type="time">
            <text:p>07:24:15</text:p>
          </table:table-cell>
          <table:table-cell office:value-type="float" office:value="1.06" calcext:value-type="float">
            <text:p>1.06</text:p>
          </table:table-cell>
          <table:table-cell office:value-type="float" office:value="211.1" calcext:value-type="float">
            <text:p>211.1</text:p>
          </table:table-cell>
          <table:table-cell office:value-type="float" office:value="223.16" calcext:value-type="float">
            <text:p>223.16</text:p>
          </table:table-cell>
          <table:table-cell office:value-type="float" office:value="1767.62" calcext:value-type="float">
            <text:p>1767.62</text:p>
          </table:table-cell>
          <table:table-cell office:value-type="float" office:value="2123.84" calcext:value-type="float">
            <text:p>2123.84</text:p>
          </table:table-cell>
        </table:table-row>
        <table:table-row table:style-name="ro1">
          <table:table-cell office:value-type="float" office:value="26670889" calcext:value-type="float">
            <text:p>26670889</text:p>
          </table:table-cell>
          <table:table-cell table:formula="of:=[.A1669]/1000/(60*60*24)" office:value-type="time" office:time-value="PT07H24M30.889S" calcext:value-type="time">
            <text:p>07:24:31</text:p>
          </table:table-cell>
          <table:table-cell office:value-type="float" office:value="1.06" calcext:value-type="float">
            <text:p>1.06</text:p>
          </table:table-cell>
          <table:table-cell office:value-type="float" office:value="210.9" calcext:value-type="float">
            <text:p>210.9</text:p>
          </table:table-cell>
          <table:table-cell office:value-type="float" office:value="222.94" calcext:value-type="float">
            <text:p>222.94</text:p>
          </table:table-cell>
          <table:table-cell office:value-type="float" office:value="1768.56" calcext:value-type="float">
            <text:p>1768.56</text:p>
          </table:table-cell>
          <table:table-cell office:value-type="float" office:value="2124.83" calcext:value-type="float">
            <text:p>2124.83</text:p>
          </table:table-cell>
        </table:table-row>
        <table:table-row table:style-name="ro1">
          <table:table-cell office:value-type="float" office:value="26686889" calcext:value-type="float">
            <text:p>26686889</text:p>
          </table:table-cell>
          <table:table-cell table:formula="of:=[.A1670]/1000/(60*60*24)" office:value-type="time" office:time-value="PT07H24M46.889S" calcext:value-type="time">
            <text:p>07:24:47</text:p>
          </table:table-cell>
          <table:table-cell office:value-type="float" office:value="1.06" calcext:value-type="float">
            <text:p>1.06</text:p>
          </table:table-cell>
          <table:table-cell office:value-type="float" office:value="210.7" calcext:value-type="float">
            <text:p>210.7</text:p>
          </table:table-cell>
          <table:table-cell office:value-type="float" office:value="222.72" calcext:value-type="float">
            <text:p>222.72</text:p>
          </table:table-cell>
          <table:table-cell office:value-type="float" office:value="1769.5" calcext:value-type="float">
            <text:p>1769.5</text:p>
          </table:table-cell>
          <table:table-cell office:value-type="float" office:value="2125.82" calcext:value-type="float">
            <text:p>2125.82</text:p>
          </table:table-cell>
        </table:table-row>
        <table:table-row table:style-name="ro1">
          <table:table-cell office:value-type="float" office:value="26702889" calcext:value-type="float">
            <text:p>26702889</text:p>
          </table:table-cell>
          <table:table-cell table:formula="of:=[.A1671]/1000/(60*60*24)" office:value-type="time" office:time-value="PT07H25M02.889S" calcext:value-type="time">
            <text:p>07:25:03</text:p>
          </table:table-cell>
          <table:table-cell office:value-type="float" office:value="1.05" calcext:value-type="float">
            <text:p>1.05</text:p>
          </table:table-cell>
          <table:table-cell office:value-type="float" office:value="210.4" calcext:value-type="float">
            <text:p>210.4</text:p>
          </table:table-cell>
          <table:table-cell office:value-type="float" office:value="221.56" calcext:value-type="float">
            <text:p>221.56</text:p>
          </table:table-cell>
          <table:table-cell office:value-type="float" office:value="1770.43" calcext:value-type="float">
            <text:p>1770.43</text:p>
          </table:table-cell>
          <table:table-cell office:value-type="float" office:value="2126.81" calcext:value-type="float">
            <text:p>2126.81</text:p>
          </table:table-cell>
        </table:table-row>
        <table:table-row table:style-name="ro1">
          <table:table-cell office:value-type="float" office:value="26718889" calcext:value-type="float">
            <text:p>26718889</text:p>
          </table:table-cell>
          <table:table-cell table:formula="of:=[.A1672]/1000/(60*60*24)" office:value-type="time" office:time-value="PT07H25M18.889S" calcext:value-type="time">
            <text:p>07:25:19</text:p>
          </table:table-cell>
          <table:table-cell office:value-type="float" office:value="1.05" calcext:value-type="float">
            <text:p>1.05</text:p>
          </table:table-cell>
          <table:table-cell office:value-type="float" office:value="210.3" calcext:value-type="float">
            <text:p>210.3</text:p>
          </table:table-cell>
          <table:table-cell office:value-type="float" office:value="221.45" calcext:value-type="float">
            <text:p>221.45</text:p>
          </table:table-cell>
          <table:table-cell office:value-type="float" office:value="1771.37" calcext:value-type="float">
            <text:p>1771.37</text:p>
          </table:table-cell>
          <table:table-cell office:value-type="float" office:value="2127.79" calcext:value-type="float">
            <text:p>2127.79</text:p>
          </table:table-cell>
        </table:table-row>
        <table:table-row table:style-name="ro1">
          <table:table-cell office:value-type="float" office:value="26734889" calcext:value-type="float">
            <text:p>26734889</text:p>
          </table:table-cell>
          <table:table-cell table:formula="of:=[.A1673]/1000/(60*60*24)" office:value-type="time" office:time-value="PT07H25M34.889S" calcext:value-type="time">
            <text:p>07:25:35</text:p>
          </table:table-cell>
          <table:table-cell office:value-type="float" office:value="1.05" calcext:value-type="float">
            <text:p>1.05</text:p>
          </table:table-cell>
          <table:table-cell office:value-type="float" office:value="210.1" calcext:value-type="float">
            <text:p>210.1</text:p>
          </table:table-cell>
          <table:table-cell office:value-type="float" office:value="221.24" calcext:value-type="float">
            <text:p>221.24</text:p>
          </table:table-cell>
          <table:table-cell office:value-type="float" office:value="1772.3" calcext:value-type="float">
            <text:p>1772.3</text:p>
          </table:table-cell>
          <table:table-cell office:value-type="float" office:value="2128.78" calcext:value-type="float">
            <text:p>2128.78</text:p>
          </table:table-cell>
        </table:table-row>
        <table:table-row table:style-name="ro1">
          <table:table-cell office:value-type="float" office:value="26750889" calcext:value-type="float">
            <text:p>26750889</text:p>
          </table:table-cell>
          <table:table-cell table:formula="of:=[.A1674]/1000/(60*60*24)" office:value-type="time" office:time-value="PT07H25M50.889S" calcext:value-type="time">
            <text:p>07:25:51</text:p>
          </table:table-cell>
          <table:table-cell office:value-type="float" office:value="1.05" calcext:value-type="float">
            <text:p>1.05</text:p>
          </table:table-cell>
          <table:table-cell office:value-type="float" office:value="209.8" calcext:value-type="float">
            <text:p>209.8</text:p>
          </table:table-cell>
          <table:table-cell office:value-type="float" office:value="220.92" calcext:value-type="float">
            <text:p>220.92</text:p>
          </table:table-cell>
          <table:table-cell office:value-type="float" office:value="1773.24" calcext:value-type="float">
            <text:p>1773.24</text:p>
          </table:table-cell>
          <table:table-cell office:value-type="float" office:value="2129.76" calcext:value-type="float">
            <text:p>2129.76</text:p>
          </table:table-cell>
        </table:table-row>
        <table:table-row table:style-name="ro1">
          <table:table-cell office:value-type="float" office:value="26766888" calcext:value-type="float">
            <text:p>26766888</text:p>
          </table:table-cell>
          <table:table-cell table:formula="of:=[.A1675]/1000/(60*60*24)" office:value-type="time" office:time-value="PT07H26M06.888S" calcext:value-type="time">
            <text:p>07:26:07</text:p>
          </table:table-cell>
          <table:table-cell office:value-type="float" office:value="1.05" calcext:value-type="float">
            <text:p>1.05</text:p>
          </table:table-cell>
          <table:table-cell office:value-type="float" office:value="209.6" calcext:value-type="float">
            <text:p>209.6</text:p>
          </table:table-cell>
          <table:table-cell office:value-type="float" office:value="219.86" calcext:value-type="float">
            <text:p>219.86</text:p>
          </table:table-cell>
          <table:table-cell office:value-type="float" office:value="1774.17" calcext:value-type="float">
            <text:p>1774.17</text:p>
          </table:table-cell>
          <table:table-cell office:value-type="float" office:value="2130.73" calcext:value-type="float">
            <text:p>2130.73</text:p>
          </table:table-cell>
        </table:table-row>
        <table:table-row table:style-name="ro1">
          <table:table-cell office:value-type="float" office:value="26782889" calcext:value-type="float">
            <text:p>26782889</text:p>
          </table:table-cell>
          <table:table-cell table:formula="of:=[.A1676]/1000/(60*60*24)" office:value-type="time" office:time-value="PT07H26M22.889S" calcext:value-type="time">
            <text:p>07:26:23</text:p>
          </table:table-cell>
          <table:table-cell office:value-type="float" office:value="1.04" calcext:value-type="float">
            <text:p>1.04</text:p>
          </table:table-cell>
          <table:table-cell office:value-type="float" office:value="209.3" calcext:value-type="float">
            <text:p>209.3</text:p>
          </table:table-cell>
          <table:table-cell office:value-type="float" office:value="218.7" calcext:value-type="float">
            <text:p>218.7</text:p>
          </table:table-cell>
          <table:table-cell office:value-type="float" office:value="1775.1" calcext:value-type="float">
            <text:p>1775.1</text:p>
          </table:table-cell>
          <table:table-cell office:value-type="float" office:value="2131.71" calcext:value-type="float">
            <text:p>2131.71</text:p>
          </table:table-cell>
        </table:table-row>
        <table:table-row table:style-name="ro1">
          <table:table-cell office:value-type="float" office:value="26798889" calcext:value-type="float">
            <text:p>26798889</text:p>
          </table:table-cell>
          <table:table-cell table:formula="of:=[.A1677]/1000/(60*60*24)" office:value-type="time" office:time-value="PT07H26M38.889S" calcext:value-type="time">
            <text:p>07:26:39</text:p>
          </table:table-cell>
          <table:table-cell office:value-type="float" office:value="1.04" calcext:value-type="float">
            <text:p>1.04</text:p>
          </table:table-cell>
          <table:table-cell office:value-type="float" office:value="209.1" calcext:value-type="float">
            <text:p>209.1</text:p>
          </table:table-cell>
          <table:table-cell office:value-type="float" office:value="218.49" calcext:value-type="float">
            <text:p>218.49</text:p>
          </table:table-cell>
          <table:table-cell office:value-type="float" office:value="1776.03" calcext:value-type="float">
            <text:p>1776.03</text:p>
          </table:table-cell>
          <table:table-cell office:value-type="float" office:value="2132.69" calcext:value-type="float">
            <text:p>2132.69</text:p>
          </table:table-cell>
        </table:table-row>
        <table:table-row table:style-name="ro1">
          <table:table-cell office:value-type="float" office:value="26814889" calcext:value-type="float">
            <text:p>26814889</text:p>
          </table:table-cell>
          <table:table-cell table:formula="of:=[.A1678]/1000/(60*60*24)" office:value-type="time" office:time-value="PT07H26M54.889S" calcext:value-type="time">
            <text:p>07:26:55</text:p>
          </table:table-cell>
          <table:table-cell office:value-type="float" office:value="1.04" calcext:value-type="float">
            <text:p>1.04</text:p>
          </table:table-cell>
          <table:table-cell office:value-type="float" office:value="208.9" calcext:value-type="float">
            <text:p>208.9</text:p>
          </table:table-cell>
          <table:table-cell office:value-type="float" office:value="218.28" calcext:value-type="float">
            <text:p>218.28</text:p>
          </table:table-cell>
          <table:table-cell office:value-type="float" office:value="1776.96" calcext:value-type="float">
            <text:p>1776.96</text:p>
          </table:table-cell>
          <table:table-cell office:value-type="float" office:value="2133.66" calcext:value-type="float">
            <text:p>2133.66</text:p>
          </table:table-cell>
        </table:table-row>
        <table:table-row table:style-name="ro1">
          <table:table-cell office:value-type="float" office:value="26830889" calcext:value-type="float">
            <text:p>26830889</text:p>
          </table:table-cell>
          <table:table-cell table:formula="of:=[.A1679]/1000/(60*60*24)" office:value-type="time" office:time-value="PT07H27M10.889S" calcext:value-type="time">
            <text:p>07:27:11</text:p>
          </table:table-cell>
          <table:table-cell office:value-type="float" office:value="1.04" calcext:value-type="float">
            <text:p>1.04</text:p>
          </table:table-cell>
          <table:table-cell office:value-type="float" office:value="208.5" calcext:value-type="float">
            <text:p>208.5</text:p>
          </table:table-cell>
          <table:table-cell office:value-type="float" office:value="217.85" calcext:value-type="float">
            <text:p>217.85</text:p>
          </table:table-cell>
          <table:table-cell office:value-type="float" office:value="1777.88" calcext:value-type="float">
            <text:p>1777.88</text:p>
          </table:table-cell>
          <table:table-cell office:value-type="float" office:value="2134.62" calcext:value-type="float">
            <text:p>2134.62</text:p>
          </table:table-cell>
        </table:table-row>
        <table:table-row table:style-name="ro1">
          <table:table-cell office:value-type="float" office:value="26846889" calcext:value-type="float">
            <text:p>26846889</text:p>
          </table:table-cell>
          <table:table-cell table:formula="of:=[.A1680]/1000/(60*60*24)" office:value-type="time" office:time-value="PT07H27M26.889S" calcext:value-type="time">
            <text:p>07:27:27</text:p>
          </table:table-cell>
          <table:table-cell office:value-type="float" office:value="1.04" calcext:value-type="float">
            <text:p>1.04</text:p>
          </table:table-cell>
          <table:table-cell office:value-type="float" office:value="208.3" calcext:value-type="float">
            <text:p>208.3</text:p>
          </table:table-cell>
          <table:table-cell office:value-type="float" office:value="216.8" calcext:value-type="float">
            <text:p>216.8</text:p>
          </table:table-cell>
          <table:table-cell office:value-type="float" office:value="1778.81" calcext:value-type="float">
            <text:p>1778.81</text:p>
          </table:table-cell>
          <table:table-cell office:value-type="float" office:value="2135.59" calcext:value-type="float">
            <text:p>2135.59</text:p>
          </table:table-cell>
        </table:table-row>
        <table:table-row table:style-name="ro1">
          <table:table-cell office:value-type="float" office:value="26862889" calcext:value-type="float">
            <text:p>26862889</text:p>
          </table:table-cell>
          <table:table-cell table:formula="of:=[.A1681]/1000/(60*60*24)" office:value-type="time" office:time-value="PT07H27M42.889S" calcext:value-type="time">
            <text:p>07:27:43</text:p>
          </table:table-cell>
          <table:table-cell office:value-type="float" office:value="1.04" calcext:value-type="float">
            <text:p>1.04</text:p>
          </table:table-cell>
          <table:table-cell office:value-type="float" office:value="208" calcext:value-type="float">
            <text:p>208</text:p>
          </table:table-cell>
          <table:table-cell office:value-type="float" office:value="216.48" calcext:value-type="float">
            <text:p>216.48</text:p>
          </table:table-cell>
          <table:table-cell office:value-type="float" office:value="1779.74" calcext:value-type="float">
            <text:p>1779.74</text:p>
          </table:table-cell>
          <table:table-cell office:value-type="float" office:value="2136.56" calcext:value-type="float">
            <text:p>2136.56</text:p>
          </table:table-cell>
        </table:table-row>
        <table:table-row table:style-name="ro1">
          <table:table-cell office:value-type="float" office:value="26878889" calcext:value-type="float">
            <text:p>26878889</text:p>
          </table:table-cell>
          <table:table-cell table:formula="of:=[.A1682]/1000/(60*60*24)" office:value-type="time" office:time-value="PT07H27M58.889S" calcext:value-type="time">
            <text:p>07:27:59</text:p>
          </table:table-cell>
          <table:table-cell office:value-type="float" office:value="1.04" calcext:value-type="float">
            <text:p>1.04</text:p>
          </table:table-cell>
          <table:table-cell office:value-type="float" office:value="207.7" calcext:value-type="float">
            <text:p>207.7</text:p>
          </table:table-cell>
          <table:table-cell office:value-type="float" office:value="216.17" calcext:value-type="float">
            <text:p>216.17</text:p>
          </table:table-cell>
          <table:table-cell office:value-type="float" office:value="1780.66" calcext:value-type="float">
            <text:p>1780.66</text:p>
          </table:table-cell>
          <table:table-cell office:value-type="float" office:value="2137.52" calcext:value-type="float">
            <text:p>2137.52</text:p>
          </table:table-cell>
        </table:table-row>
        <table:table-row table:style-name="ro1">
          <table:table-cell office:value-type="float" office:value="26894889" calcext:value-type="float">
            <text:p>26894889</text:p>
          </table:table-cell>
          <table:table-cell table:formula="of:=[.A1683]/1000/(60*60*24)" office:value-type="time" office:time-value="PT07H28M14.889S" calcext:value-type="time">
            <text:p>07:28:15</text:p>
          </table:table-cell>
          <table:table-cell office:value-type="float" office:value="1.04" calcext:value-type="float">
            <text:p>1.04</text:p>
          </table:table-cell>
          <table:table-cell office:value-type="float" office:value="207.4" calcext:value-type="float">
            <text:p>207.4</text:p>
          </table:table-cell>
          <table:table-cell office:value-type="float" office:value="215.02" calcext:value-type="float">
            <text:p>215.02</text:p>
          </table:table-cell>
          <table:table-cell office:value-type="float" office:value="1781.58" calcext:value-type="float">
            <text:p>1781.58</text:p>
          </table:table-cell>
          <table:table-cell office:value-type="float" office:value="2138.48" calcext:value-type="float">
            <text:p>2138.48</text:p>
          </table:table-cell>
        </table:table-row>
        <table:table-row table:style-name="ro1">
          <table:table-cell office:value-type="float" office:value="26910888" calcext:value-type="float">
            <text:p>26910888</text:p>
          </table:table-cell>
          <table:table-cell table:formula="of:=[.A1684]/1000/(60*60*24)" office:value-type="time" office:time-value="PT07H28M30.888S" calcext:value-type="time">
            <text:p>07:28:31</text:p>
          </table:table-cell>
          <table:table-cell office:value-type="float" office:value="1.04" calcext:value-type="float">
            <text:p>1.04</text:p>
          </table:table-cell>
          <table:table-cell office:value-type="float" office:value="207.1" calcext:value-type="float">
            <text:p>207.1</text:p>
          </table:table-cell>
          <table:table-cell office:value-type="float" office:value="214.7" calcext:value-type="float">
            <text:p>214.7</text:p>
          </table:table-cell>
          <table:table-cell office:value-type="float" office:value="1782.5" calcext:value-type="float">
            <text:p>1782.5</text:p>
          </table:table-cell>
          <table:table-cell office:value-type="float" office:value="2139.43" calcext:value-type="float">
            <text:p>2139.43</text:p>
          </table:table-cell>
        </table:table-row>
        <table:table-row table:style-name="ro1">
          <table:table-cell office:value-type="float" office:value="26926889" calcext:value-type="float">
            <text:p>26926889</text:p>
          </table:table-cell>
          <table:table-cell table:formula="of:=[.A1685]/1000/(60*60*24)" office:value-type="time" office:time-value="PT07H28M46.889S" calcext:value-type="time">
            <text:p>07:28:47</text:p>
          </table:table-cell>
          <table:table-cell office:value-type="float" office:value="1.04" calcext:value-type="float">
            <text:p>1.04</text:p>
          </table:table-cell>
          <table:table-cell office:value-type="float" office:value="206.8" calcext:value-type="float">
            <text:p>206.8</text:p>
          </table:table-cell>
          <table:table-cell office:value-type="float" office:value="214.39" calcext:value-type="float">
            <text:p>214.39</text:p>
          </table:table-cell>
          <table:table-cell office:value-type="float" office:value="1783.42" calcext:value-type="float">
            <text:p>1783.42</text:p>
          </table:table-cell>
          <table:table-cell office:value-type="float" office:value="2140.39" calcext:value-type="float">
            <text:p>2140.39</text:p>
          </table:table-cell>
        </table:table-row>
        <table:table-row table:style-name="ro1">
          <table:table-cell office:value-type="float" office:value="26942889" calcext:value-type="float">
            <text:p>26942889</text:p>
          </table:table-cell>
          <table:table-cell table:formula="of:=[.A1686]/1000/(60*60*24)" office:value-type="time" office:time-value="PT07H29M02.889S" calcext:value-type="time">
            <text:p>07:29:03</text:p>
          </table:table-cell>
          <table:table-cell office:value-type="float" office:value="1.03" calcext:value-type="float">
            <text:p>1.03</text:p>
          </table:table-cell>
          <table:table-cell office:value-type="float" office:value="206.5" calcext:value-type="float">
            <text:p>206.5</text:p>
          </table:table-cell>
          <table:table-cell office:value-type="float" office:value="213.24" calcext:value-type="float">
            <text:p>213.24</text:p>
          </table:table-cell>
          <table:table-cell office:value-type="float" office:value="1784.34" calcext:value-type="float">
            <text:p>1784.34</text:p>
          </table:table-cell>
          <table:table-cell office:value-type="float" office:value="2141.34" calcext:value-type="float">
            <text:p>2141.34</text:p>
          </table:table-cell>
        </table:table-row>
        <table:table-row table:style-name="ro1">
          <table:table-cell office:value-type="float" office:value="26958889" calcext:value-type="float">
            <text:p>26958889</text:p>
          </table:table-cell>
          <table:table-cell table:formula="of:=[.A1687]/1000/(60*60*24)" office:value-type="time" office:time-value="PT07H29M18.889S" calcext:value-type="time">
            <text:p>07:29:19</text:p>
          </table:table-cell>
          <table:table-cell office:value-type="float" office:value="1.03" calcext:value-type="float">
            <text:p>1.03</text:p>
          </table:table-cell>
          <table:table-cell office:value-type="float" office:value="206.1" calcext:value-type="float">
            <text:p>206.1</text:p>
          </table:table-cell>
          <table:table-cell office:value-type="float" office:value="212" calcext:value-type="float">
            <text:p>212</text:p>
          </table:table-cell>
          <table:table-cell office:value-type="float" office:value="1785.26" calcext:value-type="float">
            <text:p>1785.26</text:p>
          </table:table-cell>
          <table:table-cell office:value-type="float" office:value="2142.28" calcext:value-type="float">
            <text:p>2142.28</text:p>
          </table:table-cell>
        </table:table-row>
        <table:table-row table:style-name="ro1">
          <table:table-cell office:value-type="float" office:value="26974889" calcext:value-type="float">
            <text:p>26974889</text:p>
          </table:table-cell>
          <table:table-cell table:formula="of:=[.A1688]/1000/(60*60*24)" office:value-type="time" office:time-value="PT07H29M34.889S" calcext:value-type="time">
            <text:p>07:29:35</text:p>
          </table:table-cell>
          <table:table-cell office:value-type="float" office:value="1.03" calcext:value-type="float">
            <text:p>1.03</text:p>
          </table:table-cell>
          <table:table-cell office:value-type="float" office:value="205.8" calcext:value-type="float">
            <text:p>205.8</text:p>
          </table:table-cell>
          <table:table-cell office:value-type="float" office:value="211.68" calcext:value-type="float">
            <text:p>211.68</text:p>
          </table:table-cell>
          <table:table-cell office:value-type="float" office:value="1786.17" calcext:value-type="float">
            <text:p>1786.17</text:p>
          </table:table-cell>
          <table:table-cell office:value-type="float" office:value="2143.23" calcext:value-type="float">
            <text:p>2143.23</text:p>
          </table:table-cell>
        </table:table-row>
        <table:table-row table:style-name="ro1">
          <table:table-cell office:value-type="float" office:value="26990889" calcext:value-type="float">
            <text:p>26990889</text:p>
          </table:table-cell>
          <table:table-cell table:formula="of:=[.A1689]/1000/(60*60*24)" office:value-type="time" office:time-value="PT07H29M50.889S" calcext:value-type="time">
            <text:p>07:29:51</text:p>
          </table:table-cell>
          <table:table-cell office:value-type="float" office:value="1.03" calcext:value-type="float">
            <text:p>1.03</text:p>
          </table:table-cell>
          <table:table-cell office:value-type="float" office:value="205.5" calcext:value-type="float">
            <text:p>205.5</text:p>
          </table:table-cell>
          <table:table-cell office:value-type="float" office:value="211.36" calcext:value-type="float">
            <text:p>211.36</text:p>
          </table:table-cell>
          <table:table-cell office:value-type="float" office:value="1787.09" calcext:value-type="float">
            <text:p>1787.09</text:p>
          </table:table-cell>
          <table:table-cell office:value-type="float" office:value="2144.16" calcext:value-type="float">
            <text:p>2144.16</text:p>
          </table:table-cell>
        </table:table-row>
        <table:table-row table:style-name="ro1">
          <table:table-cell office:value-type="float" office:value="27006889" calcext:value-type="float">
            <text:p>27006889</text:p>
          </table:table-cell>
          <table:table-cell table:formula="of:=[.A1690]/1000/(60*60*24)" office:value-type="time" office:time-value="PT07H30M06.889S" calcext:value-type="time">
            <text:p>07:30:07</text:p>
          </table:table-cell>
          <table:table-cell office:value-type="float" office:value="1.02" calcext:value-type="float">
            <text:p>1.02</text:p>
          </table:table-cell>
          <table:table-cell office:value-type="float" office:value="205.1" calcext:value-type="float">
            <text:p>205.1</text:p>
          </table:table-cell>
          <table:table-cell office:value-type="float" office:value="210.13" calcext:value-type="float">
            <text:p>210.13</text:p>
          </table:table-cell>
          <table:table-cell office:value-type="float" office:value="1788" calcext:value-type="float">
            <text:p>1788</text:p>
          </table:table-cell>
          <table:table-cell office:value-type="float" office:value="2145.1" calcext:value-type="float">
            <text:p>2145.1</text:p>
          </table:table-cell>
        </table:table-row>
        <table:table-row table:style-name="ro1">
          <table:table-cell office:value-type="float" office:value="27022889" calcext:value-type="float">
            <text:p>27022889</text:p>
          </table:table-cell>
          <table:table-cell table:formula="of:=[.A1691]/1000/(60*60*24)" office:value-type="time" office:time-value="PT07H30M22.889S" calcext:value-type="time">
            <text:p>07:30:23</text:p>
          </table:table-cell>
          <table:table-cell office:value-type="float" office:value="1.02" calcext:value-type="float">
            <text:p>1.02</text:p>
          </table:table-cell>
          <table:table-cell office:value-type="float" office:value="204.7" calcext:value-type="float">
            <text:p>204.7</text:p>
          </table:table-cell>
          <table:table-cell office:value-type="float" office:value="209.71" calcext:value-type="float">
            <text:p>209.71</text:p>
          </table:table-cell>
          <table:table-cell office:value-type="float" office:value="1788.91" calcext:value-type="float">
            <text:p>1788.91</text:p>
          </table:table-cell>
          <table:table-cell office:value-type="float" office:value="2146.04" calcext:value-type="float">
            <text:p>2146.04</text:p>
          </table:table-cell>
        </table:table-row>
        <table:table-row table:style-name="ro1">
          <table:table-cell office:value-type="float" office:value="27038889" calcext:value-type="float">
            <text:p>27038889</text:p>
          </table:table-cell>
          <table:table-cell table:formula="of:=[.A1692]/1000/(60*60*24)" office:value-type="time" office:time-value="PT07H30M38.889S" calcext:value-type="time">
            <text:p>07:30:39</text:p>
          </table:table-cell>
          <table:table-cell office:value-type="float" office:value="1.02" calcext:value-type="float">
            <text:p>1.02</text:p>
          </table:table-cell>
          <table:table-cell office:value-type="float" office:value="204.3" calcext:value-type="float">
            <text:p>204.3</text:p>
          </table:table-cell>
          <table:table-cell office:value-type="float" office:value="208.48" calcext:value-type="float">
            <text:p>208.48</text:p>
          </table:table-cell>
          <table:table-cell office:value-type="float" office:value="1789.82" calcext:value-type="float">
            <text:p>1789.82</text:p>
          </table:table-cell>
          <table:table-cell office:value-type="float" office:value="2146.97" calcext:value-type="float">
            <text:p>2146.97</text:p>
          </table:table-cell>
        </table:table-row>
        <table:table-row table:style-name="ro1">
          <table:table-cell office:value-type="float" office:value="27054889" calcext:value-type="float">
            <text:p>27054889</text:p>
          </table:table-cell>
          <table:table-cell table:formula="of:=[.A1693]/1000/(60*60*24)" office:value-type="time" office:time-value="PT07H30M54.889S" calcext:value-type="time">
            <text:p>07:30:55</text:p>
          </table:table-cell>
          <table:table-cell office:value-type="float" office:value="1.02" calcext:value-type="float">
            <text:p>1.02</text:p>
          </table:table-cell>
          <table:table-cell office:value-type="float" office:value="204" calcext:value-type="float">
            <text:p>204</text:p>
          </table:table-cell>
          <table:table-cell office:value-type="float" office:value="208.16" calcext:value-type="float">
            <text:p>208.16</text:p>
          </table:table-cell>
          <table:table-cell office:value-type="float" office:value="1790.73" calcext:value-type="float">
            <text:p>1790.73</text:p>
          </table:table-cell>
          <table:table-cell office:value-type="float" office:value="2147.89" calcext:value-type="float">
            <text:p>2147.89</text:p>
          </table:table-cell>
        </table:table-row>
        <table:table-row table:style-name="ro1">
          <table:table-cell office:value-type="float" office:value="27070888" calcext:value-type="float">
            <text:p>27070888</text:p>
          </table:table-cell>
          <table:table-cell table:formula="of:=[.A1694]/1000/(60*60*24)" office:value-type="time" office:time-value="PT07H31M10.888S" calcext:value-type="time">
            <text:p>07:31:11</text:p>
          </table:table-cell>
          <table:table-cell office:value-type="float" office:value="1.02" calcext:value-type="float">
            <text:p>1.02</text:p>
          </table:table-cell>
          <table:table-cell office:value-type="float" office:value="203.6" calcext:value-type="float">
            <text:p>203.6</text:p>
          </table:table-cell>
          <table:table-cell office:value-type="float" office:value="206.93" calcext:value-type="float">
            <text:p>206.93</text:p>
          </table:table-cell>
          <table:table-cell office:value-type="float" office:value="1791.63" calcext:value-type="float">
            <text:p>1791.63</text:p>
          </table:table-cell>
          <table:table-cell office:value-type="float" office:value="2148.81" calcext:value-type="float">
            <text:p>2148.81</text:p>
          </table:table-cell>
        </table:table-row>
        <table:table-row table:style-name="ro1">
          <table:table-cell office:value-type="float" office:value="27086889" calcext:value-type="float">
            <text:p>27086889</text:p>
          </table:table-cell>
          <table:table-cell table:formula="of:=[.A1695]/1000/(60*60*24)" office:value-type="time" office:time-value="PT07H31M26.889S" calcext:value-type="time">
            <text:p>07:31:27</text:p>
          </table:table-cell>
          <table:table-cell office:value-type="float" office:value="1.02" calcext:value-type="float">
            <text:p>1.02</text:p>
          </table:table-cell>
          <table:table-cell office:value-type="float" office:value="203.1" calcext:value-type="float">
            <text:p>203.1</text:p>
          </table:table-cell>
          <table:table-cell office:value-type="float" office:value="206.41" calcext:value-type="float">
            <text:p>206.41</text:p>
          </table:table-cell>
          <table:table-cell office:value-type="float" office:value="1792.53" calcext:value-type="float">
            <text:p>1792.53</text:p>
          </table:table-cell>
          <table:table-cell office:value-type="float" office:value="2149.73" calcext:value-type="float">
            <text:p>2149.73</text:p>
          </table:table-cell>
        </table:table-row>
        <table:table-row table:style-name="ro1">
          <table:table-cell office:value-type="float" office:value="27102889" calcext:value-type="float">
            <text:p>27102889</text:p>
          </table:table-cell>
          <table:table-cell table:formula="of:=[.A1696]/1000/(60*60*24)" office:value-type="time" office:time-value="PT07H31M42.889S" calcext:value-type="time">
            <text:p>07:31:43</text:p>
          </table:table-cell>
          <table:table-cell office:value-type="float" office:value="1.01" calcext:value-type="float">
            <text:p>1.01</text:p>
          </table:table-cell>
          <table:table-cell office:value-type="float" office:value="202.6" calcext:value-type="float">
            <text:p>202.6</text:p>
          </table:table-cell>
          <table:table-cell office:value-type="float" office:value="205.08" calcext:value-type="float">
            <text:p>205.08</text:p>
          </table:table-cell>
          <table:table-cell office:value-type="float" office:value="1793.44" calcext:value-type="float">
            <text:p>1793.44</text:p>
          </table:table-cell>
          <table:table-cell office:value-type="float" office:value="2150.65" calcext:value-type="float">
            <text:p>2150.65</text:p>
          </table:table-cell>
        </table:table-row>
        <table:table-row table:style-name="ro1">
          <table:table-cell office:value-type="float" office:value="27118889" calcext:value-type="float">
            <text:p>27118889</text:p>
          </table:table-cell>
          <table:table-cell table:formula="of:=[.A1697]/1000/(60*60*24)" office:value-type="time" office:time-value="PT07H31M58.889S" calcext:value-type="time">
            <text:p>07:31:59</text:p>
          </table:table-cell>
          <table:table-cell office:value-type="float" office:value="1.01" calcext:value-type="float">
            <text:p>1.01</text:p>
          </table:table-cell>
          <table:table-cell office:value-type="float" office:value="202.2" calcext:value-type="float">
            <text:p>202.2</text:p>
          </table:table-cell>
          <table:table-cell office:value-type="float" office:value="204.67" calcext:value-type="float">
            <text:p>204.67</text:p>
          </table:table-cell>
          <table:table-cell office:value-type="float" office:value="1794.34" calcext:value-type="float">
            <text:p>1794.34</text:p>
          </table:table-cell>
          <table:table-cell office:value-type="float" office:value="2151.56" calcext:value-type="float">
            <text:p>2151.56</text:p>
          </table:table-cell>
        </table:table-row>
        <table:table-row table:style-name="ro1">
          <table:table-cell office:value-type="float" office:value="27134889" calcext:value-type="float">
            <text:p>27134889</text:p>
          </table:table-cell>
          <table:table-cell table:formula="of:=[.A1698]/1000/(60*60*24)" office:value-type="time" office:time-value="PT07H32M14.889S" calcext:value-type="time">
            <text:p>07:32:15</text:p>
          </table:table-cell>
          <table:table-cell office:value-type="float" office:value="1.01" calcext:value-type="float">
            <text:p>1.01</text:p>
          </table:table-cell>
          <table:table-cell office:value-type="float" office:value="201.6" calcext:value-type="float">
            <text:p>201.6</text:p>
          </table:table-cell>
          <table:table-cell office:value-type="float" office:value="203.25" calcext:value-type="float">
            <text:p>203.25</text:p>
          </table:table-cell>
          <table:table-cell office:value-type="float" office:value="1795.23" calcext:value-type="float">
            <text:p>1795.23</text:p>
          </table:table-cell>
          <table:table-cell office:value-type="float" office:value="2152.46" calcext:value-type="float">
            <text:p>2152.46</text:p>
          </table:table-cell>
        </table:table-row>
        <table:table-row table:style-name="ro1">
          <table:table-cell office:value-type="float" office:value="27150889" calcext:value-type="float">
            <text:p>27150889</text:p>
          </table:table-cell>
          <table:table-cell table:formula="of:=[.A1699]/1000/(60*60*24)" office:value-type="time" office:time-value="PT07H32M30.889S" calcext:value-type="time">
            <text:p>07:32:31</text:p>
          </table:table-cell>
          <table:table-cell office:value-type="float" office:value="1.01" calcext:value-type="float">
            <text:p>1.01</text:p>
          </table:table-cell>
          <table:table-cell office:value-type="float" office:value="201.3" calcext:value-type="float">
            <text:p>201.3</text:p>
          </table:table-cell>
          <table:table-cell office:value-type="float" office:value="202.94" calcext:value-type="float">
            <text:p>202.94</text:p>
          </table:table-cell>
          <table:table-cell office:value-type="float" office:value="1796.13" calcext:value-type="float">
            <text:p>1796.13</text:p>
          </table:table-cell>
          <table:table-cell office:value-type="float" office:value="2153.37" calcext:value-type="float">
            <text:p>2153.37</text:p>
          </table:table-cell>
        </table:table-row>
        <table:table-row table:style-name="ro1">
          <table:table-cell office:value-type="float" office:value="27166889" calcext:value-type="float">
            <text:p>27166889</text:p>
          </table:table-cell>
          <table:table-cell table:formula="of:=[.A1700]/1000/(60*60*24)" office:value-type="time" office:time-value="PT07H32M46.889S" calcext:value-type="time">
            <text:p>07:32:47</text:p>
          </table:table-cell>
          <table:table-cell office:value-type="float" office:value="1" calcext:value-type="float">
            <text:p>1</text:p>
          </table:table-cell>
          <table:table-cell office:value-type="float" office:value="200.7" calcext:value-type="float">
            <text:p>200.7</text:p>
          </table:table-cell>
          <table:table-cell office:value-type="float" office:value="201.52" calcext:value-type="float">
            <text:p>201.52</text:p>
          </table:table-cell>
          <table:table-cell office:value-type="float" office:value="1797.02" calcext:value-type="float">
            <text:p>1797.02</text:p>
          </table:table-cell>
          <table:table-cell office:value-type="float" office:value="2154.26" calcext:value-type="float">
            <text:p>2154.26</text:p>
          </table:table-cell>
        </table:table-row>
        <table:table-row table:style-name="ro1">
          <table:table-cell office:value-type="float" office:value="27182889" calcext:value-type="float">
            <text:p>27182889</text:p>
          </table:table-cell>
          <table:table-cell table:formula="of:=[.A1701]/1000/(60*60*24)" office:value-type="time" office:time-value="PT07H33M02.889S" calcext:value-type="time">
            <text:p>07:33:0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0.2" calcext:value-type="float">
            <text:p>200.2</text:p>
          </table:table-cell>
          <table:table-cell office:value-type="float" office:value="1797.91" calcext:value-type="float">
            <text:p>1797.91</text:p>
          </table:table-cell>
          <table:table-cell office:value-type="float" office:value="2155.16" calcext:value-type="float">
            <text:p>2155.16</text:p>
          </table:table-cell>
        </table:table-row>
        <table:table-row table:style-name="ro1">
          <table:table-cell office:value-type="float" office:value="27187890" calcext:value-type="float">
            <text:p>27187890</text:p>
          </table:table-cell>
          <table:table-cell table:formula="of:=[.A1702]/1000/(60*60*24)" office:value-type="time" office:time-value="PT07H33M07.89S" calcext:value-type="time">
            <text:p>07:33: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1798.19" calcext:value-type="float">
            <text:p>1798.19</text:p>
          </table:table-cell>
          <table:table-cell office:value-type="float" office:value="2155.43" calcext:value-type="float">
            <text:p>2155.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7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1">00.00.0000</text:date>, <text:time style:data-style-name="N2" text:time-value="01:41:05.359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3-11T01:42:36.124000000</dc:date>
    <meta:editing-duration>PT7M51S</meta:editing-duration>
    <meta:editing-cycles>3</meta:editing-cycles>
    <meta:generator>LibreOffice/6.3.4.2$Windows_X86_64 LibreOffice_project/60da17e045e08f1793c57c00ba83cdfce946d0aa</meta:generator>
    <meta:document-statistic meta:table-count="1" meta:cell-count="11914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time-style style:name="N107" number:truncate-on-overflow="false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7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95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019cm" svg:height="15.275cm" xlink:href=".." xlink:type="simple" chart:class="chart:line" chart:style-name="ch1">
        <chart:title svg:x="11.309cm" svg:y="0.441cm" chart:style-name="ch2">
          <text:p>Eneloop @ 5 Ohm #1</text:p>
        </chart:title>
        <chart:legend chart:legend-position="end" svg:x="24.564cm" svg:y="7.338cm" style:legend-expansion="high" chart:style-name="ch3"/>
        <chart:plot-area chart:style-name="ch4" table:cell-range-address="LOGGER01.B1:LOGGER01.C1702" chart:data-source-has-labels="both" svg:x="0.54cm" svg:y="1.525cm" svg:width="23.484cm" svg:height="13.445cm">
          <chartooo:coordinate-region svg:x="1.452cm" svg:y="1.525cm" svg:width="22.572cm" svg:height="12.117cm"/>
          <chart:axis chart:dimension="x" chart:name="primary-x" chart:style-name="ch5" chartooo:axis-type="auto">
            <chartooo:date-scale/>
            <chart:categories table:cell-range-address="LOGGER01.B2:LOGGER01.B170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GGER01.C2:LOGGER01.C1702" chart:label-cell-address="LOGGER01.C1:LOGGER01.C1" chart:class="chart:line">
            <chart:data-point chart:repeated="17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ltage</text:p>
                <draw:g>
                  <svg:desc>LOGGER01.C1:LOGGER01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LOGGER01.B2:LOGGER01.B1702</svg:desc>
                </draw:g>
              </table:table-cell>
              <table:table-cell office:value-type="float" office:value="1.33">
                <text:p>1.33</text:p>
                <draw:g>
                  <svg:desc>LOGGER01.C2:LOGGER01.C1702</svg:desc>
                </draw:g>
              </table:table-cell>
            </table:table-row>
            <table:table-row>
              <table:table-cell office:value-type="float" office:value="0.000183900462962963">
                <text:p>0.000183900462962963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00369085648148148">
                <text:p>0.000369085648148148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00554270833333333">
                <text:p>0.000554270833333333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00739456018518519">
                <text:p>0.000739456018518519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0924641203703704">
                <text:p>0.000924641203703704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110982638888889">
                <text:p>0.00110982638888889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129501157407407">
                <text:p>0.00129501157407407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148019675925926">
                <text:p>0.00148019675925926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166538194444444">
                <text:p>0.00166538194444444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185056712962963">
                <text:p>0.00185056712962963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203575231481481">
                <text:p>0.00203575231481481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22209375">
                <text:p>0.0022209375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240612268518519">
                <text:p>0.00240612268518519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259130787037037">
                <text:p>0.00259130787037037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277649305555556">
                <text:p>0.00277649305555556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296167824074074">
                <text:p>0.00296167824074074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314686342592593">
                <text:p>0.00314686342592593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333204861111111">
                <text:p>0.00333204861111111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35172337962963">
                <text:p>0.0035172337962963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370241898148148">
                <text:p>0.00370241898148148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388760416666667">
                <text:p>0.00388760416666667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407278935185185">
                <text:p>0.0040727893518518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425797453703704">
                <text:p>0.00425797453703704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444315972222222">
                <text:p>0.00444315972222222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462834490740741">
                <text:p>0.00462834490740741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481353009259259">
                <text:p>0.00481353009259259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49987037037037">
                <text:p>0.0049987037037037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518390046296296">
                <text:p>0.00518390046296296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536908564814815">
                <text:p>0.00536908564814815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555427083333333">
                <text:p>0.00555427083333333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573945601851852">
                <text:p>0.00573945601851852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59246412037037">
                <text:p>0.0059246412037037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610982638888889">
                <text:p>0.00610982638888889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629501157407407">
                <text:p>0.00629501157407407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648019675925926">
                <text:p>0.00648019675925926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666538194444444">
                <text:p>0.00666538194444444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685056712962963">
                <text:p>0.00685056712962963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703575231481481">
                <text:p>0.00703575231481481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72209375">
                <text:p>0.0072209375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740612268518519">
                <text:p>0.00740612268518519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759130787037037">
                <text:p>0.00759130787037037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777649305555555">
                <text:p>0.00777649305555555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796167824074074">
                <text:p>0.00796167824074074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814686342592593">
                <text:p>0.00814686342592593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833204861111111">
                <text:p>0.00833204861111111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85172337962963">
                <text:p>0.0085172337962963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870241898148148">
                <text:p>0.00870241898148148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888760416666667">
                <text:p>0.00888760416666667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907278935185185">
                <text:p>0.00907278935185185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925796296296296">
                <text:p>0.00925796296296296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944315972222222">
                <text:p>0.00944315972222222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962834490740741">
                <text:p>0.00962834490740741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981353009259259">
                <text:p>0.00981353009259259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0999871527777778">
                <text:p>0.00999871527777778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0183900462963">
                <text:p>0.01018390046296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03690856481481">
                <text:p>0.0103690856481481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05542708333333">
                <text:p>0.010554270833333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07394560185185">
                <text:p>0.0107394560185185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09246412037037">
                <text:p>0.0109246412037037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11098263888889">
                <text:p>0.0111098263888889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12950115740741">
                <text:p>0.0112950115740741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14801967592593">
                <text:p>0.011480196759259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16653819444444">
                <text:p>0.0116653819444444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18505671296296">
                <text:p>0.0118505671296296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20357523148148">
                <text:p>0.0120357523148148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22209375">
                <text:p>0.0122209375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24061226851852">
                <text:p>0.0124061226851852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25913078703704">
                <text:p>0.012591307870370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27764930555556">
                <text:p>0.0127764930555556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29616782407407">
                <text:p>0.0129616782407407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31468634259259">
                <text:p>0.0131468634259259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33320486111111">
                <text:p>0.0133320486111111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35172337962963">
                <text:p>0.013517233796296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37024189814815">
                <text:p>0.013702418981481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38876041666667">
                <text:p>0.013887604166666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40727893518519">
                <text:p>0.0140727893518519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4257974537037">
                <text:p>0.01425797453703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44431597222222">
                <text:p>0.0144431597222222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46283449074074">
                <text:p>0.014628344907407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48135300925926">
                <text:p>0.0148135300925926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49987152777778">
                <text:p>0.0149987152777778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5183900462963">
                <text:p>0.01518390046296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53690856481481">
                <text:p>0.0153690856481481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55542708333333">
                <text:p>0.015554270833333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57394560185185">
                <text:p>0.015739456018518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59246412037037">
                <text:p>0.015924641203703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61098263888889">
                <text:p>0.0161098263888889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62950115740741">
                <text:p>0.0162950115740741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64801967592593">
                <text:p>0.016480196759259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66653819444444">
                <text:p>0.016665381944444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68505671296296">
                <text:p>0.0168505671296296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70357523148148">
                <text:p>0.0170357523148148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72209375">
                <text:p>0.017220937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74061226851852">
                <text:p>0.0174061226851852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75913078703704">
                <text:p>0.017591307870370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77764930555556">
                <text:p>0.0177764930555556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79616782407407">
                <text:p>0.017961678240740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81468634259259">
                <text:p>0.0181468634259259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83320486111111">
                <text:p>0.0183320486111111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85172337962963">
                <text:p>0.018517233796296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87024189814815">
                <text:p>0.018702418981481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88876041666667">
                <text:p>0.018887604166666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90727893518519">
                <text:p>0.0190727893518519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9257974537037">
                <text:p>0.01925797453703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94431597222222">
                <text:p>0.0194431597222222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96283449074074">
                <text:p>0.019628344907407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98135300925926">
                <text:p>0.0198135300925926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99987152777778">
                <text:p>0.0199987152777778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0183900462963">
                <text:p>0.02018390046296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03690856481482">
                <text:p>0.020369085648148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05542708333333">
                <text:p>0.020554270833333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07394560185185">
                <text:p>0.020739456018518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09246412037037">
                <text:p>0.020924641203703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11098263888889">
                <text:p>0.021109826388888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12950115740741">
                <text:p>0.021295011574074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14801967592593">
                <text:p>0.021480196759259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16653819444444">
                <text:p>0.021665381944444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18505671296296">
                <text:p>0.021850567129629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20357523148148">
                <text:p>0.022035752314814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22209375">
                <text:p>0.022220937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24061226851852">
                <text:p>0.022406122685185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25913078703704">
                <text:p>0.022591307870370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27764930555556">
                <text:p>0.022776493055555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29616782407407">
                <text:p>0.022961678240740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31468634259259">
                <text:p>0.023146863425925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33320486111111">
                <text:p>0.023332048611111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35172337962963">
                <text:p>0.023517233796296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37024189814815">
                <text:p>0.023702418981481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38876041666667">
                <text:p>0.023887604166666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40727893518519">
                <text:p>0.024072789351851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4257974537037">
                <text:p>0.02425797453703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44431597222222">
                <text:p>0.024443159722222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46283449074074">
                <text:p>0.024628344907407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48135300925926">
                <text:p>0.024813530092592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49987152777778">
                <text:p>0.024998715277777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5183900462963">
                <text:p>0.02518390046296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53690856481481">
                <text:p>0.025369085648148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55542708333333">
                <text:p>0.025554270833333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57394560185185">
                <text:p>0.025739456018518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59246412037037">
                <text:p>0.02592464120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61098263888889">
                <text:p>0.026109826388888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62950115740741">
                <text:p>0.026295011574074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64801967592593">
                <text:p>0.026480196759259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66653819444444">
                <text:p>0.026665381944444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68505671296296">
                <text:p>0.026850567129629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70357523148148">
                <text:p>0.027035752314814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72209375">
                <text:p>0.027220937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74061226851852">
                <text:p>0.027406122685185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75913078703704">
                <text:p>0.027591307870370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77764930555556">
                <text:p>0.027776493055555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79616782407407">
                <text:p>0.027961678240740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81468634259259">
                <text:p>0.028146863425925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83320486111111">
                <text:p>0.028332048611111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85172337962963">
                <text:p>0.02851723379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87024189814815">
                <text:p>0.028702418981481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88876041666667">
                <text:p>0.028887604166666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90727893518518">
                <text:p>0.029072789351851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9257974537037">
                <text:p>0.0292579745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94431597222222">
                <text:p>0.029443159722222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96283449074074">
                <text:p>0.029628344907407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98135300925926">
                <text:p>0.029813530092592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299987152777778">
                <text:p>0.029998715277777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0183900462963">
                <text:p>0.0301839004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03690856481481">
                <text:p>0.030369085648148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05542708333333">
                <text:p>0.030554270833333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07394560185185">
                <text:p>0.030739456018518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09246412037037">
                <text:p>0.03092464120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11098263888889">
                <text:p>0.031109826388888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12950115740741">
                <text:p>0.031295011574074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14801967592593">
                <text:p>0.031480196759259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16653819444444">
                <text:p>0.031665381944444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18505671296296">
                <text:p>0.031850567129629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20357523148148">
                <text:p>0.032035752314814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22209375">
                <text:p>0.032220937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24061226851852">
                <text:p>0.032406122685185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25913078703704">
                <text:p>0.032591307870370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27764930555556">
                <text:p>0.032776493055555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29616782407407">
                <text:p>0.0329616782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31468634259259">
                <text:p>0.033146863425925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33320486111111">
                <text:p>0.033332048611111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35172337962963">
                <text:p>0.0335172337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37024189814815">
                <text:p>0.033702418981481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38876041666667">
                <text:p>0.0338876041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40727893518518">
                <text:p>0.034072789351851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4257974537037">
                <text:p>0.0342579745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44431597222222">
                <text:p>0.0344431597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46283449074074">
                <text:p>0.0346283449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48135300925926">
                <text:p>0.0348135300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49987152777778">
                <text:p>0.0349987152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5183900462963">
                <text:p>0.0351839004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53690856481481">
                <text:p>0.03536908564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55542708333333">
                <text:p>0.0355542708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57394560185185">
                <text:p>0.0357394560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59246412037037">
                <text:p>0.0359246412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61098263888889">
                <text:p>0.0361098263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62950115740741">
                <text:p>0.0362950115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64801967592593">
                <text:p>0.0364801967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66653819444444">
                <text:p>0.03666538194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68505671296296">
                <text:p>0.0368505671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70357523148148">
                <text:p>0.0370357523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72209375">
                <text:p>0.037220937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74061226851852">
                <text:p>0.0374061226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75913078703704">
                <text:p>0.0375913078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77764930555556">
                <text:p>0.03777649305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79616782407407">
                <text:p>0.0379616782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81468634259259">
                <text:p>0.0381468634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83320486111111">
                <text:p>0.0383320486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85172337962963">
                <text:p>0.0385172337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87024189814815">
                <text:p>0.0387024189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88876041666667">
                <text:p>0.0388876041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90727893518518">
                <text:p>0.039072789351851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9257974537037">
                <text:p>0.0392579745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94431597222222">
                <text:p>0.0394431597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96283449074074">
                <text:p>0.0396283449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98135300925926">
                <text:p>0.0398135300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399987152777778">
                <text:p>0.0399987152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0183900462963">
                <text:p>0.0401839004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03690856481482">
                <text:p>0.040369085648148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05542708333333">
                <text:p>0.0405542708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07394560185185">
                <text:p>0.0407394560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09246412037037">
                <text:p>0.0409246412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11098263888889">
                <text:p>0.0411098263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12950115740741">
                <text:p>0.0412950115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14801967592593">
                <text:p>0.0414801967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16653819444444">
                <text:p>0.04166538194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18505671296296">
                <text:p>0.0418505671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20357523148148">
                <text:p>0.0420357523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22209375">
                <text:p>0.042220937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24061226851852">
                <text:p>0.0424061226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25913078703704">
                <text:p>0.0425913078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27764930555556">
                <text:p>0.04277649305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29616782407407">
                <text:p>0.0429616782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31468634259259">
                <text:p>0.0431468634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33320486111111">
                <text:p>0.0433320486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35172337962963">
                <text:p>0.0435172337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37024189814815">
                <text:p>0.0437024189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38876041666667">
                <text:p>0.0438876041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40727893518518">
                <text:p>0.044072789351851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4257974537037">
                <text:p>0.0442579745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44431597222222">
                <text:p>0.0444431597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46283449074074">
                <text:p>0.0446283449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48135300925926">
                <text:p>0.0448135300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49987152777778">
                <text:p>0.0449987152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5183900462963">
                <text:p>0.0451839004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53690856481481">
                <text:p>0.04536908564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55542708333333">
                <text:p>0.0455542708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57394560185185">
                <text:p>0.0457394560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59246412037037">
                <text:p>0.0459246412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61098263888889">
                <text:p>0.0461098263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62950115740741">
                <text:p>0.0462950115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64801967592593">
                <text:p>0.0464801967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66653819444444">
                <text:p>0.04666538194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68505671296296">
                <text:p>0.0468505671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70357523148148">
                <text:p>0.0470357523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72209375">
                <text:p>0.047220937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74061226851852">
                <text:p>0.0474061226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75913078703704">
                <text:p>0.0475913078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77764930555555">
                <text:p>0.047776493055555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79616782407407">
                <text:p>0.04796167824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81468634259259">
                <text:p>0.0481468634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83320486111111">
                <text:p>0.0483320486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85172337962963">
                <text:p>0.0485172337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87024189814815">
                <text:p>0.0487024189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88876041666667">
                <text:p>0.0488876041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90727893518518">
                <text:p>0.049072789351851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9257974537037">
                <text:p>0.0492579745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94431597222222">
                <text:p>0.0494431597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96283449074074">
                <text:p>0.0496283449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98135300925926">
                <text:p>0.04981353009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499987152777778">
                <text:p>0.0499987152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0183900462963">
                <text:p>0.0501839004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03690856481481">
                <text:p>0.050369085648148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05542708333333">
                <text:p>0.0505542708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07394560185185">
                <text:p>0.05073945601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09246412037037">
                <text:p>0.0509246412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11098263888889">
                <text:p>0.0511098263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12950115740741">
                <text:p>0.05129501157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14801967592593">
                <text:p>0.0514801967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16653819444444">
                <text:p>0.05166538194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18505671296296">
                <text:p>0.05185056712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20357523148148">
                <text:p>0.05203575231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22209375">
                <text:p>0.052220937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24061226851852">
                <text:p>0.05240612268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25913078703704">
                <text:p>0.05259130787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27764930555555">
                <text:p>0.052776493055555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29616782407407">
                <text:p>0.05296167824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31468634259259">
                <text:p>0.05314686342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33320486111111">
                <text:p>0.05333204861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35172337962963">
                <text:p>0.0535172337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37024189814815">
                <text:p>0.05370241898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38876041666667">
                <text:p>0.0538876041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40727893518519">
                <text:p>0.054072789351851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4257974537037">
                <text:p>0.0542579745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44431597222222">
                <text:p>0.0544431597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46283449074074">
                <text:p>0.05462834490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48135300925926">
                <text:p>0.05481353009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49987152777778">
                <text:p>0.05499871527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5183900462963">
                <text:p>0.0551839004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53690856481481">
                <text:p>0.055369085648148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55542708333333">
                <text:p>0.05555427083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57394560185185">
                <text:p>0.05573945601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59246412037037">
                <text:p>0.0559246412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61098263888889">
                <text:p>0.05610982638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62950115740741">
                <text:p>0.05629501157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64801967592593">
                <text:p>0.0564801967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66653819444444">
                <text:p>0.05666538194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68505671296296">
                <text:p>0.05685056712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70357523148148">
                <text:p>0.05703575231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72209375">
                <text:p>0.057220937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74061226851852">
                <text:p>0.05740612268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75913078703704">
                <text:p>0.05759130787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77764930555556">
                <text:p>0.05777649305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79616782407407">
                <text:p>0.05796167824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81468634259259">
                <text:p>0.05814686342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83320486111111">
                <text:p>0.05833204861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85172337962963">
                <text:p>0.0585172337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87024189814815">
                <text:p>0.05870241898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88876041666667">
                <text:p>0.0588876041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90727893518518">
                <text:p>0.059072789351851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9257974537037">
                <text:p>0.0592579745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94431597222222">
                <text:p>0.0594431597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96283449074074">
                <text:p>0.05962834490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98135300925926">
                <text:p>0.05981353009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599987152777778">
                <text:p>0.05999871527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0183900462963">
                <text:p>0.0601839004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03690856481481">
                <text:p>0.060369085648148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05542708333333">
                <text:p>0.06055427083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07394560185185">
                <text:p>0.06073945601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09246412037037">
                <text:p>0.0609246412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11098263888889">
                <text:p>0.06110982638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12950115740741">
                <text:p>0.06129501157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14801967592593">
                <text:p>0.0614801967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16653819444444">
                <text:p>0.06166538194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18505671296296">
                <text:p>0.06185056712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20357523148148">
                <text:p>0.06203575231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22209375">
                <text:p>0.062220937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24061226851852">
                <text:p>0.06240612268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25913078703704">
                <text:p>0.06259130787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27764930555555">
                <text:p>0.062776493055555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29616782407407">
                <text:p>0.06296167824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31468634259259">
                <text:p>0.06314686342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33320486111111">
                <text:p>0.06333204861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35172337962963">
                <text:p>0.0635172337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37024189814815">
                <text:p>0.06370241898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38876041666667">
                <text:p>0.0638876041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40727893518518">
                <text:p>0.064072789351851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4257974537037">
                <text:p>0.0642579745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44431597222222">
                <text:p>0.0644431597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46283449074074">
                <text:p>0.06462834490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48135300925926">
                <text:p>0.06481353009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49987152777778">
                <text:p>0.06499871527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5183900462963">
                <text:p>0.0651839004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53690856481481">
                <text:p>0.065369085648148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55542708333333">
                <text:p>0.06555427083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57394560185185">
                <text:p>0.0657394560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59246412037037">
                <text:p>0.0659246412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61098263888889">
                <text:p>0.0661098263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62950115740741">
                <text:p>0.06629501157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64801967592593">
                <text:p>0.0664801967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66653819444444">
                <text:p>0.06666538194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68505671296296">
                <text:p>0.06685056712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70357523148148">
                <text:p>0.06703575231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72209375">
                <text:p>0.06722093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74061226851852">
                <text:p>0.06740612268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75913078703704">
                <text:p>0.06759130787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77764930555556">
                <text:p>0.06777649305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79616782407407">
                <text:p>0.06796167824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81468634259259">
                <text:p>0.06814686342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83320486111111">
                <text:p>0.06833204861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85172337962963">
                <text:p>0.0685172337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87024189814815">
                <text:p>0.0687024189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88876041666667">
                <text:p>0.0688876041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90727893518519">
                <text:p>0.069072789351851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9257974537037">
                <text:p>0.0692579745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94431597222222">
                <text:p>0.0694431597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696283449074074">
                <text:p>0.06962834490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98135300925926">
                <text:p>0.06981353009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699987152777778">
                <text:p>0.06999871527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0183900462963">
                <text:p>0.0701839004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03690856481481">
                <text:p>0.070369085648148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05542708333333">
                <text:p>0.0705542708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07394560185185">
                <text:p>0.0707394560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09246412037037">
                <text:p>0.070924641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11098263888889">
                <text:p>0.0711098263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12950115740741">
                <text:p>0.0712950115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14801967592593">
                <text:p>0.0714801967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16653819444444">
                <text:p>0.0716653819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18505671296296">
                <text:p>0.0718505671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20357523148148">
                <text:p>0.0720357523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22209375">
                <text:p>0.07222093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24061226851852">
                <text:p>0.0724061226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25913078703704">
                <text:p>0.0725913078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27764930555555">
                <text:p>0.072776493055555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29616782407407">
                <text:p>0.0729616782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31468634259259">
                <text:p>0.0731468634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33320486111111">
                <text:p>0.0733320486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35172337962963">
                <text:p>0.073517233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37024189814815">
                <text:p>0.0737024189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38876041666666">
                <text:p>0.073887604166666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40727893518518">
                <text:p>0.074072789351851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4257974537037">
                <text:p>0.074257974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44431597222222">
                <text:p>0.0744431597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46283449074074">
                <text:p>0.0746283449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48135300925926">
                <text:p>0.0748135300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49987152777778">
                <text:p>0.0749987152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5183900462963">
                <text:p>0.075183900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53690856481482">
                <text:p>0.075369085648148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55542708333333">
                <text:p>0.0755542708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57394560185185">
                <text:p>0.0757394560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59246412037037">
                <text:p>0.075924641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61098263888889">
                <text:p>0.0761098263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62950115740741">
                <text:p>0.0762950115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64801967592593">
                <text:p>0.0764801967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66653819444444">
                <text:p>0.0766653819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68505671296296">
                <text:p>0.0768505671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70357523148148">
                <text:p>0.0770357523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72209375">
                <text:p>0.07722093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74061226851852">
                <text:p>0.0774061226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75913078703704">
                <text:p>0.0775913078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77764930555556">
                <text:p>0.0777764930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79616782407407">
                <text:p>0.0779616782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81468634259259">
                <text:p>0.0781468634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83320486111111">
                <text:p>0.0783320486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85172337962963">
                <text:p>0.078517233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87024189814815">
                <text:p>0.0787024189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88876041666667">
                <text:p>0.0788876041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90727893518518">
                <text:p>0.079072789351851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9257974537037">
                <text:p>0.079257974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94431597222222">
                <text:p>0.0794431597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96283449074074">
                <text:p>0.0796283449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98135300925926">
                <text:p>0.0798135300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799987152777778">
                <text:p>0.0799987152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0183900462963">
                <text:p>0.080183900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03690856481481">
                <text:p>0.0803690856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05542708333333">
                <text:p>0.0805542708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07394560185185">
                <text:p>0.0807394560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09246412037037">
                <text:p>0.080924641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11098263888889">
                <text:p>0.0811098263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12950115740741">
                <text:p>0.0812950115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14801967592593">
                <text:p>0.0814801967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16653819444444">
                <text:p>0.0816653819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18505671296296">
                <text:p>0.0818505671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20357523148148">
                <text:p>0.0820357523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22209375">
                <text:p>0.08222093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24061226851852">
                <text:p>0.0824061226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25913078703704">
                <text:p>0.0825913078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27764930555555">
                <text:p>0.082776493055555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29616782407407">
                <text:p>0.0829616782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31468634259259">
                <text:p>0.0831468634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33320486111111">
                <text:p>0.0833320486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35172337962963">
                <text:p>0.083517233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37024189814815">
                <text:p>0.0837024189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38876041666667">
                <text:p>0.0838876041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40727893518518">
                <text:p>0.084072789351851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4257974537037">
                <text:p>0.084257974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44431597222222">
                <text:p>0.0844431597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46283449074074">
                <text:p>0.0846283449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48135300925926">
                <text:p>0.0848135300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49987152777778">
                <text:p>0.0849987152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5183900462963">
                <text:p>0.085183900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53690856481481">
                <text:p>0.0853690856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55542708333333">
                <text:p>0.0855542708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57394560185185">
                <text:p>0.0857394560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59246412037037">
                <text:p>0.085924641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61098263888889">
                <text:p>0.0861098263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62950115740741">
                <text:p>0.0862950115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64801967592593">
                <text:p>0.0864801967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66653819444444">
                <text:p>0.0866653819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68505671296296">
                <text:p>0.0868505671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70357523148148">
                <text:p>0.0870357523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72209375">
                <text:p>0.08722093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74061226851852">
                <text:p>0.0874061226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75913078703704">
                <text:p>0.0875913078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77764930555555">
                <text:p>0.087776493055555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79616782407407">
                <text:p>0.0879616782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81468634259259">
                <text:p>0.0881468634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83320486111111">
                <text:p>0.0883320486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85172337962963">
                <text:p>0.088517233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87024189814815">
                <text:p>0.0887024189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88876041666667">
                <text:p>0.0888876041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90727893518518">
                <text:p>0.089072789351851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9257974537037">
                <text:p>0.089257974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94431597222222">
                <text:p>0.0894431597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96283449074074">
                <text:p>0.0896283449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98135300925926">
                <text:p>0.0898135300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899987152777778">
                <text:p>0.0899987152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0183900462963">
                <text:p>0.090183900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03690856481481">
                <text:p>0.0903690856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05542708333333">
                <text:p>0.0905542708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07394560185185">
                <text:p>0.0907394560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09246412037037">
                <text:p>0.090924641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11098263888889">
                <text:p>0.0911098263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12950115740741">
                <text:p>0.0912950115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14801967592593">
                <text:p>0.0914801967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16653819444444">
                <text:p>0.0916653819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18505671296296">
                <text:p>0.0918505671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20357523148148">
                <text:p>0.0920357523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22209375">
                <text:p>0.09222093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24061226851852">
                <text:p>0.0924061226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25913078703704">
                <text:p>0.0925913078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27764930555555">
                <text:p>0.092776493055555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29616782407407">
                <text:p>0.0929616782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31468634259259">
                <text:p>0.0931468634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33320486111111">
                <text:p>0.0933320486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35172337962963">
                <text:p>0.093517233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37024189814815">
                <text:p>0.0937024189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38876041666667">
                <text:p>0.0938876041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40727893518518">
                <text:p>0.094072789351851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4257974537037">
                <text:p>0.094257974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44431597222222">
                <text:p>0.0944431597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46283449074074">
                <text:p>0.0946283449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48135300925926">
                <text:p>0.0948135300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49987152777778">
                <text:p>0.0949987152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5183900462963">
                <text:p>0.095183900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53690856481481">
                <text:p>0.0953690856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55542708333333">
                <text:p>0.0955542708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57394560185185">
                <text:p>0.0957394560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59246412037037">
                <text:p>0.095924641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61098263888889">
                <text:p>0.0961098263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62950115740741">
                <text:p>0.0962950115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64686226851852">
                <text:p>0.0964686226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66538078703704">
                <text:p>0.0966538078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68389930555555">
                <text:p>0.096838993055555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70241782407407">
                <text:p>0.0970241782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72093634259259">
                <text:p>0.0972093634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73945486111111">
                <text:p>0.0973945486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75797337962963">
                <text:p>0.097579733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77649189814815">
                <text:p>0.0977649189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79501041666667">
                <text:p>0.0979501041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81352893518519">
                <text:p>0.0981352893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8320474537037">
                <text:p>0.098320474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85056597222222">
                <text:p>0.0985056597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86908449074074">
                <text:p>0.0986908449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88760300925926">
                <text:p>0.0988760300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90612152777778">
                <text:p>0.0990612152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9246400462963">
                <text:p>0.099246400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94315856481481">
                <text:p>0.0994315856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96167708333333">
                <text:p>0.0996167708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98019560185185">
                <text:p>0.0998019560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999871412037037">
                <text:p>0.099987141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0172326388889">
                <text:p>0.1001723263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0357511574074">
                <text:p>0.1003575115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0542696759259">
                <text:p>0.1005426967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0727881944444">
                <text:p>0.1007278819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091306712963">
                <text:p>0.1009130671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1098252314815">
                <text:p>0.1010982523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12834375">
                <text:p>0.10128343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1468622685185">
                <text:p>0.1014686226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165380787037">
                <text:p>0.1016538078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1838993055556">
                <text:p>0.1018389930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2024178240741">
                <text:p>0.1020241782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2209351851852">
                <text:p>0.10220935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2394548611111">
                <text:p>0.1023945486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2579733796296">
                <text:p>0.1025797337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2764918981481">
                <text:p>0.1027649189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2950104166667">
                <text:p>0.1029501041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3135289351852">
                <text:p>0.1031352893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3320474537037">
                <text:p>0.103320474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3505659722222">
                <text:p>0.1035056597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3690844907407">
                <text:p>0.1036908449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3876018518519">
                <text:p>0.103876018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4061215277778">
                <text:p>0.1040612152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4246388888889">
                <text:p>0.104246388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4431585648148">
                <text:p>0.1044315856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4616770833333">
                <text:p>0.1046167708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4801956018519">
                <text:p>0.1048019560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4987141203704">
                <text:p>0.1049871412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5172326388889">
                <text:p>0.1051723263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5357511574074">
                <text:p>0.1053575115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5542696759259">
                <text:p>0.1055426967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5727881944444">
                <text:p>0.1057278819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591306712963">
                <text:p>0.1059130671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6098252314815">
                <text:p>0.1060982523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62834375">
                <text:p>0.10628343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6468622685185">
                <text:p>0.1064686226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665380787037">
                <text:p>0.1066538078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6838993055556">
                <text:p>0.1068389930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7024178240741">
                <text:p>0.1070241782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7209363425926">
                <text:p>0.1072093634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7394548611111">
                <text:p>0.1073945486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7579733796296">
                <text:p>0.1075797337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7764918981481">
                <text:p>0.1077649189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7950104166667">
                <text:p>0.1079501041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8135289351852">
                <text:p>0.1081352893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8320474537037">
                <text:p>0.108320474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8505659722222">
                <text:p>0.1085056597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8690844907407">
                <text:p>0.1086908449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8876030092593">
                <text:p>0.1088760300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9061215277778">
                <text:p>0.1090612152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9246400462963">
                <text:p>0.109246400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9431585648148">
                <text:p>0.1094315856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9616770833333">
                <text:p>0.1096167708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9801956018519">
                <text:p>0.1098019560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09987141203704">
                <text:p>0.1099871412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0172326388889">
                <text:p>0.1101723263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0357511574074">
                <text:p>0.1103575115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0542696759259">
                <text:p>0.1105426967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0727881944444">
                <text:p>0.1107278819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091306712963">
                <text:p>0.1109130671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1098252314815">
                <text:p>0.1110982523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12834375">
                <text:p>0.11128343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1468622685185">
                <text:p>0.1114686226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165380787037">
                <text:p>0.1116538078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1838981481481">
                <text:p>0.111838981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2024178240741">
                <text:p>0.1120241782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2209363425926">
                <text:p>0.1122093634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2394548611111">
                <text:p>0.1123945486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2579733796296">
                <text:p>0.1125797337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2764918981481">
                <text:p>0.1127649189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2950092592593">
                <text:p>0.112950092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3135289351852">
                <text:p>0.1131352893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3320474537037">
                <text:p>0.113320474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3505648148148">
                <text:p>0.113505648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3690844907407">
                <text:p>0.1136908449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3876030092593">
                <text:p>0.1138760300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4061215277778">
                <text:p>0.1140612152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4246400462963">
                <text:p>0.114246400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4431585648148">
                <text:p>0.1144315856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4616770833333">
                <text:p>0.1146167708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4801956018519">
                <text:p>0.1148019560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4987141203704">
                <text:p>0.1149871412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5172326388889">
                <text:p>0.1151723263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5357511574074">
                <text:p>0.1153575115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5542696759259">
                <text:p>0.1155426967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5727881944444">
                <text:p>0.1157278819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591306712963">
                <text:p>0.1159130671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6098252314815">
                <text:p>0.1160982523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62834375">
                <text:p>0.11628343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6468622685185">
                <text:p>0.1164686226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665380787037">
                <text:p>0.1166538078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6838993055556">
                <text:p>0.1168389930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7024178240741">
                <text:p>0.1170241782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7209363425926">
                <text:p>0.1172093634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7394548611111">
                <text:p>0.1173945486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7579733796296">
                <text:p>0.1175797337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7764918981481">
                <text:p>0.1177649189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7950104166667">
                <text:p>0.1179501041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8135289351852">
                <text:p>0.1181352893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8320474537037">
                <text:p>0.118320474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8505659722222">
                <text:p>0.1185056597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8690844907407">
                <text:p>0.1186908449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8876030092593">
                <text:p>0.1188760300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9061215277778">
                <text:p>0.1190612152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9246400462963">
                <text:p>0.119246400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9431585648148">
                <text:p>0.1194315856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9616770833333">
                <text:p>0.1196167708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9801956018519">
                <text:p>0.1198019560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19987141203704">
                <text:p>0.1199871412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0172326388889">
                <text:p>0.1201723263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0357511574074">
                <text:p>0.1203575115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0542696759259">
                <text:p>0.1205426967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0727881944444">
                <text:p>0.1207278819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091306712963">
                <text:p>0.1209130671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1098252314815">
                <text:p>0.1210982523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1283425925926">
                <text:p>0.12128342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1468622685185">
                <text:p>0.1214686226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1653796296296">
                <text:p>0.12165379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1838993055556">
                <text:p>0.1218389930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2024178240741">
                <text:p>0.1220241782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2209363425926">
                <text:p>0.1222093634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2394548611111">
                <text:p>0.1223945486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2579733796296">
                <text:p>0.1225797337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2764918981481">
                <text:p>0.1227649189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2950104166667">
                <text:p>0.1229501041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3135289351852">
                <text:p>0.1231352893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3320474537037">
                <text:p>0.123320474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3505659722222">
                <text:p>0.1235056597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3690844907407">
                <text:p>0.1236908449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3876030092593">
                <text:p>0.1238760300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4061215277778">
                <text:p>0.1240612152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4246400462963">
                <text:p>0.124246400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4431585648148">
                <text:p>0.1244315856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4616770833333">
                <text:p>0.1246167708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4801956018519">
                <text:p>0.1248019560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4987141203704">
                <text:p>0.1249871412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5172326388889">
                <text:p>0.1251723263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5357511574074">
                <text:p>0.1253575115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5542696759259">
                <text:p>0.1255426967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5727881944444">
                <text:p>0.1257278819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591306712963">
                <text:p>0.1259130671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6098252314815">
                <text:p>0.1260982523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62834375">
                <text:p>0.12628343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6468622685185">
                <text:p>0.1264686226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665380787037">
                <text:p>0.1266538078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6838993055556">
                <text:p>0.1268389930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7024178240741">
                <text:p>0.1270241782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7209363425926">
                <text:p>0.1272093634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7394548611111">
                <text:p>0.1273945486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7579733796296">
                <text:p>0.1275797337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7764918981481">
                <text:p>0.1277649189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7950104166667">
                <text:p>0.1279501041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8135289351852">
                <text:p>0.1281352893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8320474537037">
                <text:p>0.128320474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8505659722222">
                <text:p>0.1285056597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8690844907407">
                <text:p>0.1286908449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8876030092593">
                <text:p>0.1288760300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9061215277778">
                <text:p>0.1290612152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9246400462963">
                <text:p>0.129246400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9431585648148">
                <text:p>0.1294315856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9616770833333">
                <text:p>0.1296167708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9801956018519">
                <text:p>0.1298019560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9987141203704">
                <text:p>0.1299871412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0172326388889">
                <text:p>0.1301723263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0357511574074">
                <text:p>0.1303575115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0542696759259">
                <text:p>0.1305426967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0727881944444">
                <text:p>0.1307278819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0913055555556">
                <text:p>0.130913055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1098252314815">
                <text:p>0.1310982523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12834375">
                <text:p>0.13128343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1468622685185">
                <text:p>0.1314686226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165380787037">
                <text:p>0.1316538078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1838993055556">
                <text:p>0.1318389930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2024178240741">
                <text:p>0.1320241782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2209363425926">
                <text:p>0.1322093634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2394548611111">
                <text:p>0.1323945486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2579733796296">
                <text:p>0.1325797337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2764918981481">
                <text:p>0.1327649189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2950092592593">
                <text:p>0.132950092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3135289351852">
                <text:p>0.1331352893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3320474537037">
                <text:p>0.133320474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3505659722222">
                <text:p>0.1335056597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3690844907407">
                <text:p>0.1336908449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3876030092593">
                <text:p>0.1338760300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4061215277778">
                <text:p>0.1340612152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4246400462963">
                <text:p>0.134246400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4431585648148">
                <text:p>0.1344315856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4616770833333">
                <text:p>0.1346167708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4801956018519">
                <text:p>0.1348019560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4987141203704">
                <text:p>0.1349871412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5172326388889">
                <text:p>0.1351723263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5357511574074">
                <text:p>0.1353575115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5542696759259">
                <text:p>0.1355426967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5727881944444">
                <text:p>0.1357278819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591306712963">
                <text:p>0.1359130671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6098252314815">
                <text:p>0.1360982523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6283425925926">
                <text:p>0.136283425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6468622685185">
                <text:p>0.1364686226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665380787037">
                <text:p>0.1366538078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6838993055556">
                <text:p>0.1368389930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7024178240741">
                <text:p>0.1370241782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7209363425926">
                <text:p>0.1372093634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7394548611111">
                <text:p>0.1373945486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7579733796296">
                <text:p>0.1375797337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7764918981481">
                <text:p>0.1377649189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7950104166667">
                <text:p>0.1379501041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8135289351852">
                <text:p>0.1381352893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8320474537037">
                <text:p>0.138320474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8505659722222">
                <text:p>0.1385056597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8690844907407">
                <text:p>0.1386908449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8876030092593">
                <text:p>0.1388760300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9061215277778">
                <text:p>0.1390612152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9246400462963">
                <text:p>0.139246400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39431585648148">
                <text:p>0.1394315856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9616770833333">
                <text:p>0.1396167708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9801956018519">
                <text:p>0.1398019560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9987141203704">
                <text:p>0.1399871412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0172326388889">
                <text:p>0.1401723263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0357511574074">
                <text:p>0.1403575115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0542696759259">
                <text:p>0.1405426967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0727881944444">
                <text:p>0.1407278819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091306712963">
                <text:p>0.1409130671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1098252314815">
                <text:p>0.1410982523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12834375">
                <text:p>0.14128343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1468622685185">
                <text:p>0.1414686226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165380787037">
                <text:p>0.1416538078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1838993055556">
                <text:p>0.1418389930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2024178240741">
                <text:p>0.1420241782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2209363425926">
                <text:p>0.1422093634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2394548611111">
                <text:p>0.1423945486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2579733796296">
                <text:p>0.1425797337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2764918981481">
                <text:p>0.1427649189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2950104166667">
                <text:p>0.1429501041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3135289351852">
                <text:p>0.1431352893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3320462962963">
                <text:p>0.14332046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3505659722222">
                <text:p>0.1435056597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3690844907407">
                <text:p>0.1436908449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3876030092593">
                <text:p>0.1438760300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4061215277778">
                <text:p>0.1440612152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4246400462963">
                <text:p>0.144246400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4431585648148">
                <text:p>0.1444315856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4616770833333">
                <text:p>0.1446167708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4801956018519">
                <text:p>0.1448019560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4987141203704">
                <text:p>0.1449871412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5172326388889">
                <text:p>0.1451723263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5357511574074">
                <text:p>0.1453575115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5542696759259">
                <text:p>0.1455426967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5727881944444">
                <text:p>0.1457278819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591306712963">
                <text:p>0.1459130671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6098252314815">
                <text:p>0.1460982523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62834375">
                <text:p>0.146283437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6468622685185">
                <text:p>0.1464686226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665380787037">
                <text:p>0.1466538078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6838993055556">
                <text:p>0.1468389930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7024178240741">
                <text:p>0.1470241782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7209363425926">
                <text:p>0.1472093634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7394548611111">
                <text:p>0.1473945486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7579733796296">
                <text:p>0.1475797337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7764918981481">
                <text:p>0.1477649189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7950104166667">
                <text:p>0.1479501041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8135289351852">
                <text:p>0.1481352893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8320474537037">
                <text:p>0.148320474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8505659722222">
                <text:p>0.1485056597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8690844907407">
                <text:p>0.1486908449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8876030092593">
                <text:p>0.1488760300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9061215277778">
                <text:p>0.1490612152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9246400462963">
                <text:p>0.149246400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9431585648148">
                <text:p>0.1494315856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9616770833333">
                <text:p>0.1496167708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49801956018519">
                <text:p>0.1498019560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9987141203704">
                <text:p>0.1499871412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0172326388889">
                <text:p>0.1501723263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0357511574074">
                <text:p>0.1503575115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0542696759259">
                <text:p>0.1505426967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0727881944444">
                <text:p>0.1507278819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091306712963">
                <text:p>0.1509130671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1098252314815">
                <text:p>0.1510982523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12834375">
                <text:p>0.15128343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1468622685185">
                <text:p>0.1514686226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165380787037">
                <text:p>0.1516538078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1838993055556">
                <text:p>0.1518389930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2024178240741">
                <text:p>0.1520241782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2209363425926">
                <text:p>0.1522093634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2394548611111">
                <text:p>0.1523945486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2579733796296">
                <text:p>0.1525797337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2764918981482">
                <text:p>0.15276491898148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2950104166667">
                <text:p>0.1529501041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3135289351852">
                <text:p>0.1531352893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3320474537037">
                <text:p>0.153320474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3505659722222">
                <text:p>0.1535056597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3690844907407">
                <text:p>0.1536908449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3876030092593">
                <text:p>0.1538760300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4061215277778">
                <text:p>0.1540612152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4246400462963">
                <text:p>0.154246400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4431585648148">
                <text:p>0.1544315856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4616770833333">
                <text:p>0.1546167708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4801956018519">
                <text:p>0.1548019560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4987141203704">
                <text:p>0.1549871412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5172326388889">
                <text:p>0.1551723263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5357511574074">
                <text:p>0.1553575115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5542696759259">
                <text:p>0.1555426967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5727881944444">
                <text:p>0.1557278819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591306712963">
                <text:p>0.1559130671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6098252314815">
                <text:p>0.1560982523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62834375">
                <text:p>0.15628343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6468622685185">
                <text:p>0.1564686226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665380787037">
                <text:p>0.1566538078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6838993055556">
                <text:p>0.1568389930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7024178240741">
                <text:p>0.1570241782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7209363425926">
                <text:p>0.1572093634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7394548611111">
                <text:p>0.1573945486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7579733796296">
                <text:p>0.1575797337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7764918981481">
                <text:p>0.1577649189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7950104166667">
                <text:p>0.1579501041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8135289351852">
                <text:p>0.1581352893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8320474537037">
                <text:p>0.158320474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8505659722222">
                <text:p>0.1585056597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8690844907407">
                <text:p>0.1586908449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8876030092593">
                <text:p>0.1588760300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9061215277778">
                <text:p>0.1590612152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9246400462963">
                <text:p>0.159246400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9431585648148">
                <text:p>0.1594315856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9616770833333">
                <text:p>0.1596167708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9801956018519">
                <text:p>0.1598019560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59987141203704">
                <text:p>0.1599871412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0172326388889">
                <text:p>0.1601723263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0357511574074">
                <text:p>0.1603575115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0542696759259">
                <text:p>0.1605426967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0727881944444">
                <text:p>0.1607278819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091306712963">
                <text:p>0.1609130671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1098252314815">
                <text:p>0.1610982523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12834375">
                <text:p>0.16128343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1468622685185">
                <text:p>0.1614686226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165380787037">
                <text:p>0.1616538078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1838993055556">
                <text:p>0.1618389930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2024178240741">
                <text:p>0.1620241782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2209363425926">
                <text:p>0.1622093634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2394548611111">
                <text:p>0.1623945486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2579733796296">
                <text:p>0.1625797337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2764918981481">
                <text:p>0.1627649189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2950104166667">
                <text:p>0.1629501041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3135289351852">
                <text:p>0.1631352893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3320474537037">
                <text:p>0.163320474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3505659722222">
                <text:p>0.1635056597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3690844907407">
                <text:p>0.1636908449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3876030092593">
                <text:p>0.1638760300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4061215277778">
                <text:p>0.1640612152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4246400462963">
                <text:p>0.164246400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4431585648148">
                <text:p>0.1644315856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4616759259259">
                <text:p>0.164616759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4801956018519">
                <text:p>0.1648019560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4987141203704">
                <text:p>0.1649871412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5172326388889">
                <text:p>0.1651723263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5357511574074">
                <text:p>0.1653575115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5542696759259">
                <text:p>0.1655426967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5727881944444">
                <text:p>0.1657278819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591306712963">
                <text:p>0.1659130671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6098252314815">
                <text:p>0.1660982523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62834375">
                <text:p>0.16628343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6468622685185">
                <text:p>0.1664686226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665380787037">
                <text:p>0.1666538078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6838981481481">
                <text:p>0.166838981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7024178240741">
                <text:p>0.1670241782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7209363425926">
                <text:p>0.1672093634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7394548611111">
                <text:p>0.1673945486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7579733796296">
                <text:p>0.1675797337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7764918981481">
                <text:p>0.1677649189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7950104166667">
                <text:p>0.167950104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68135289351852">
                <text:p>0.1681352893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8320474537037">
                <text:p>0.168320474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8505659722222">
                <text:p>0.1685056597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8690844907407">
                <text:p>0.1686908449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8876030092593">
                <text:p>0.1688760300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9061215277778">
                <text:p>0.1690612152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9246400462963">
                <text:p>0.169246400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9431585648148">
                <text:p>0.1694315856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9616770833333">
                <text:p>0.1696167708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9801944444444">
                <text:p>0.169801944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69987141203704">
                <text:p>0.1699871412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0172326388889">
                <text:p>0.1701723263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0357511574074">
                <text:p>0.1703575115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0542696759259">
                <text:p>0.170542696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0727881944444">
                <text:p>0.1707278819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091306712963">
                <text:p>0.1709130671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1098252314815">
                <text:p>0.171098252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12834375">
                <text:p>0.17128343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1468622685185">
                <text:p>0.1714686226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165380787037">
                <text:p>0.171653807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1838993055556">
                <text:p>0.171838993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2024178240741">
                <text:p>0.172024178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2209363425926">
                <text:p>0.1722093634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2394548611111">
                <text:p>0.172394548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2579733796296">
                <text:p>0.172579733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2764918981481">
                <text:p>0.172764918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2950104166667">
                <text:p>0.172950104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3135289351852">
                <text:p>0.173135289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3320474537037">
                <text:p>0.173320474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3505659722222">
                <text:p>0.1735056597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3690844907407">
                <text:p>0.173690844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3876030092593">
                <text:p>0.173876030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4061215277778">
                <text:p>0.174061215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4246400462963">
                <text:p>0.174246400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4431585648148">
                <text:p>0.1744315856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174616770833333">
                <text:p>0.174616770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4801956018519">
                <text:p>0.1748019560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4987141203704">
                <text:p>0.174987141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5172326388889">
                <text:p>0.175172326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5357511574074">
                <text:p>0.175357511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5542696759259">
                <text:p>0.175542696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5727881944444">
                <text:p>0.175727881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591306712963">
                <text:p>0.175913067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6098252314815">
                <text:p>0.176098252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62834375">
                <text:p>0.17628343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6468622685185">
                <text:p>0.176468622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665380787037">
                <text:p>0.176653807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6838993055556">
                <text:p>0.176838993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7024178240741">
                <text:p>0.177024178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7209363425926">
                <text:p>0.177209363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7394548611111">
                <text:p>0.177394548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7579733796296">
                <text:p>0.177579733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7764918981481">
                <text:p>0.177764918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7950104166667">
                <text:p>0.177950104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8135289351852">
                <text:p>0.178135289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8320474537037">
                <text:p>0.178320474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8505659722222">
                <text:p>0.178505659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8690844907407">
                <text:p>0.178690844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8876030092593">
                <text:p>0.178876030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9061215277778">
                <text:p>0.179061215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9246400462963">
                <text:p>0.179246400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9431585648148">
                <text:p>0.179431585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9616770833333">
                <text:p>0.179616770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9801956018519">
                <text:p>0.1798019560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79987141203704">
                <text:p>0.179987141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0172326388889">
                <text:p>0.180172326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0357511574074">
                <text:p>0.180357511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0542696759259">
                <text:p>0.180542696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0727881944444">
                <text:p>0.180727881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091306712963">
                <text:p>0.180913067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1098252314815">
                <text:p>0.181098252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12834375">
                <text:p>0.18128343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1468622685185">
                <text:p>0.181468622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165380787037">
                <text:p>0.181653807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1838993055556">
                <text:p>0.181838993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2024178240741">
                <text:p>0.182024178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2209363425926">
                <text:p>0.182209363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2394548611111">
                <text:p>0.182394548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2579733796296">
                <text:p>0.182579733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2764918981481">
                <text:p>0.182764918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2950104166667">
                <text:p>0.182950104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3135289351852">
                <text:p>0.183135289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3320474537037">
                <text:p>0.183320474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3505659722222">
                <text:p>0.183505659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3690844907407">
                <text:p>0.183690844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3876030092593">
                <text:p>0.183876030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4061215277778">
                <text:p>0.184061215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4246400462963">
                <text:p>0.184246400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4431585648148">
                <text:p>0.184431585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4616770833333">
                <text:p>0.184616770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4801956018519">
                <text:p>0.1848019560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4987141203704">
                <text:p>0.184987141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5172326388889">
                <text:p>0.185172326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5357511574074">
                <text:p>0.185357511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5542696759259">
                <text:p>0.185542696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5727881944444">
                <text:p>0.185727881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591306712963">
                <text:p>0.185913067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6098252314815">
                <text:p>0.186098252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62834375">
                <text:p>0.18628343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6468622685185">
                <text:p>0.186468622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665380787037">
                <text:p>0.186653807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6838993055556">
                <text:p>0.186838993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7024178240741">
                <text:p>0.187024178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7209363425926">
                <text:p>0.187209363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7394548611111">
                <text:p>0.187394548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7579733796296">
                <text:p>0.187579733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7764918981481">
                <text:p>0.187764918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7950104166667">
                <text:p>0.187950104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8135289351852">
                <text:p>0.188135289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8320474537037">
                <text:p>0.188320474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8505659722222">
                <text:p>0.188505659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8690844907407">
                <text:p>0.188690844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8876030092593">
                <text:p>0.188876030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9061215277778">
                <text:p>0.189061215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9246400462963">
                <text:p>0.189246400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9431585648148">
                <text:p>0.189431585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9616770833333">
                <text:p>0.189616770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9801956018519">
                <text:p>0.1898019560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89987141203704">
                <text:p>0.189987141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0172326388889">
                <text:p>0.190172326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0357511574074">
                <text:p>0.190357511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0542696759259">
                <text:p>0.190542696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0727881944444">
                <text:p>0.190727881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091306712963">
                <text:p>0.190913067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1098252314815">
                <text:p>0.191098252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12834375">
                <text:p>0.19128343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1468622685185">
                <text:p>0.1914686226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165380787037">
                <text:p>0.191653807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1838993055556">
                <text:p>0.191838993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2024178240741">
                <text:p>0.1920241782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2209363425926">
                <text:p>0.192209363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2394548611111">
                <text:p>0.1923945486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2579733796296">
                <text:p>0.192579733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2764918981481">
                <text:p>0.192764918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2950104166667">
                <text:p>0.192950104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3135289351852">
                <text:p>0.193135289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3320474537037">
                <text:p>0.193320474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3505659722222">
                <text:p>0.1935056597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3690844907407">
                <text:p>0.1936908449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3876030092593">
                <text:p>0.1938760300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4061215277778">
                <text:p>0.1940612152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4246400462963">
                <text:p>0.194246400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4431585648148">
                <text:p>0.1944315856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4616770833333">
                <text:p>0.1946167708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4801956018519">
                <text:p>0.1948019560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4987141203704">
                <text:p>0.1949871412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5172314814815">
                <text:p>0.19517231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5357511574074">
                <text:p>0.1953575115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5542696759259">
                <text:p>0.1955426967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5727881944444">
                <text:p>0.1957278819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591306712963">
                <text:p>0.195913067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6098252314815">
                <text:p>0.1960982523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62834375">
                <text:p>0.196283437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6468611111111">
                <text:p>0.19646861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665380787037">
                <text:p>0.1966538078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6838993055556">
                <text:p>0.1968389930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7024178240741">
                <text:p>0.1970241782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7209363425926">
                <text:p>0.1972093634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7394548611111">
                <text:p>0.1973945486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7579733796296">
                <text:p>0.197579733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7764918981481">
                <text:p>0.1977649189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7950104166667">
                <text:p>0.1979501041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8135289351852">
                <text:p>0.1981352893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8320474537037">
                <text:p>0.198320474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198505659722222">
                <text:p>0.1985056597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8690844907407">
                <text:p>0.1986908449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8876030092593">
                <text:p>0.1988760300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9061215277778">
                <text:p>0.1990612152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9246400462963">
                <text:p>0.199246400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9431585648148">
                <text:p>0.1994315856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9616770833333">
                <text:p>0.1996167708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9801956018519">
                <text:p>0.1998019560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199987141203704">
                <text:p>0.1999871412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0172326388889">
                <text:p>0.2001723263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00357511574074">
                <text:p>0.2003575115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0542696759259">
                <text:p>0.2005426967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0727881944444">
                <text:p>0.2007278819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091306712963">
                <text:p>0.2009130671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1098252314815">
                <text:p>0.2010982523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12834375">
                <text:p>0.20128343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1468622685185">
                <text:p>0.2014686226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165380787037">
                <text:p>0.2016538078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1838993055556">
                <text:p>0.2018389930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2024178240741">
                <text:p>0.2020241782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2209363425926">
                <text:p>0.2022093634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2394548611111">
                <text:p>0.2023945486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2579733796296">
                <text:p>0.2025797337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2764918981481">
                <text:p>0.2027649189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2950104166667">
                <text:p>0.2029501041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3135289351852">
                <text:p>0.2031352893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3320474537037">
                <text:p>0.203320474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3505659722222">
                <text:p>0.2035056597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3690844907407">
                <text:p>0.2036908449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3876030092593">
                <text:p>0.2038760300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4061215277778">
                <text:p>0.2040612152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4246400462963">
                <text:p>0.204246400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4431585648148">
                <text:p>0.2044315856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4616770833333">
                <text:p>0.2046167708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4801956018518">
                <text:p>0.20480195601851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4987141203704">
                <text:p>0.2049871412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5172326388889">
                <text:p>0.2051723263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5357511574074">
                <text:p>0.2053575115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5542696759259">
                <text:p>0.2055426967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5727881944444">
                <text:p>0.2057278819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591306712963">
                <text:p>0.2059130671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6098252314815">
                <text:p>0.2060982523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62834375">
                <text:p>0.206283437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6468622685185">
                <text:p>0.2064686226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665380787037">
                <text:p>0.2066538078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6838993055555">
                <text:p>0.20683899305555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7024178240741">
                <text:p>0.2070241782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7209363425926">
                <text:p>0.2072093634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7394548611111">
                <text:p>0.2073945486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7579733796296">
                <text:p>0.2075797337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7764918981481">
                <text:p>0.2077649189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7950104166667">
                <text:p>0.2079501041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8135289351852">
                <text:p>0.2081352893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8320474537037">
                <text:p>0.208320474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8505659722222">
                <text:p>0.2085056597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8690844907407">
                <text:p>0.2086908449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8876030092593">
                <text:p>0.2088760300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9061215277778">
                <text:p>0.2090612152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9246400462963">
                <text:p>0.209246400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9431585648148">
                <text:p>0.2094315856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9616770833333">
                <text:p>0.2096167708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9801956018519">
                <text:p>0.2098019560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09987141203704">
                <text:p>0.2099871412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0172326388889">
                <text:p>0.2101723263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0357511574074">
                <text:p>0.2103575115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0542696759259">
                <text:p>0.2105426967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0727881944444">
                <text:p>0.2107278819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091306712963">
                <text:p>0.2109130671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1098252314815">
                <text:p>0.2110982523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12834375">
                <text:p>0.21128343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1468622685185">
                <text:p>0.2114686226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165380787037">
                <text:p>0.2116538078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1838993055556">
                <text:p>0.2118389930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2024178240741">
                <text:p>0.2120241782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2209363425926">
                <text:p>0.2122093634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2394548611111">
                <text:p>0.2123945486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2579733796296">
                <text:p>0.2125797337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2764918981481">
                <text:p>0.2127649189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2950104166667">
                <text:p>0.2129501041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3135289351852">
                <text:p>0.2131352893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3320474537037">
                <text:p>0.213320474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3505659722222">
                <text:p>0.2135056597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3690844907407">
                <text:p>0.2136908449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3876030092593">
                <text:p>0.2138760300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4061215277778">
                <text:p>0.2140612152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4246400462963">
                <text:p>0.214246400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4431585648148">
                <text:p>0.2144315856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4616770833333">
                <text:p>0.2146167708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4801956018518">
                <text:p>0.21480195601851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4987141203704">
                <text:p>0.2149871412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215172326388889">
                <text:p>0.2151723263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5357511574074">
                <text:p>0.2153575115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5542696759259">
                <text:p>0.2155426967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5727881944444">
                <text:p>0.2157278819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591306712963">
                <text:p>0.2159130671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6098252314815">
                <text:p>0.2160982523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62834375">
                <text:p>0.21628343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6468622685185">
                <text:p>0.2164686226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665380787037">
                <text:p>0.2166538078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6838993055556">
                <text:p>0.2168389930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7024178240741">
                <text:p>0.2170241782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7209363425926">
                <text:p>0.2172093634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7394548611111">
                <text:p>0.2173945486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7579733796296">
                <text:p>0.2175797337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7764918981481">
                <text:p>0.2177649189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7950104166667">
                <text:p>0.2179501041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8135289351852">
                <text:p>0.2181352893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8320474537037">
                <text:p>0.218320474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8505659722222">
                <text:p>0.2185056597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8690844907407">
                <text:p>0.2186908449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8876030092593">
                <text:p>0.2188760300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9061215277778">
                <text:p>0.2190612152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9246400462963">
                <text:p>0.219246400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9431585648148">
                <text:p>0.2194315856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9616770833333">
                <text:p>0.2196167708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9801956018518">
                <text:p>0.21980195601851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19987141203704">
                <text:p>0.2199871412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0172326388889">
                <text:p>0.2201723263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0357511574074">
                <text:p>0.2203575115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0542696759259">
                <text:p>0.2205426967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0727881944444">
                <text:p>0.2207278819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091306712963">
                <text:p>0.2209130671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1098252314815">
                <text:p>0.2210982523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12834375">
                <text:p>0.22128343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1468622685185">
                <text:p>0.2214686226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165380787037">
                <text:p>0.2216538078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1838993055556">
                <text:p>0.2218389930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2024178240741">
                <text:p>0.2220241782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2209363425926">
                <text:p>0.2222093634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2394548611111">
                <text:p>0.2223945486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2579733796296">
                <text:p>0.2225797337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2764918981481">
                <text:p>0.2227649189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2950104166667">
                <text:p>0.2229501041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3135289351852">
                <text:p>0.2231352893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3320474537037">
                <text:p>0.223320474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3505659722222">
                <text:p>0.2235056597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3690844907407">
                <text:p>0.2236908449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3876030092593">
                <text:p>0.2238760300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4061215277778">
                <text:p>0.2240612152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4246400462963">
                <text:p>0.224246400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4431585648148">
                <text:p>0.2244315856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4616770833333">
                <text:p>0.2246167708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4801956018519">
                <text:p>0.22480195601851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4987141203704">
                <text:p>0.2249871412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5172326388889">
                <text:p>0.2251723263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5357511574074">
                <text:p>0.2253575115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5542696759259">
                <text:p>0.2255426967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5727881944444">
                <text:p>0.2257278819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591306712963">
                <text:p>0.2259130671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6098252314815">
                <text:p>0.2260982523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62834375">
                <text:p>0.22628343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6468622685185">
                <text:p>0.2264686226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665380787037">
                <text:p>0.2266538078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6838993055556">
                <text:p>0.2268389930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7024178240741">
                <text:p>0.2270241782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7209363425926">
                <text:p>0.2272093634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7394548611111">
                <text:p>0.2273945486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7579733796296">
                <text:p>0.2275797337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7764918981481">
                <text:p>0.2277649189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7950104166667">
                <text:p>0.2279501041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8135289351852">
                <text:p>0.2281352893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8320474537037">
                <text:p>0.228320474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8505659722222">
                <text:p>0.2285056597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8690844907407">
                <text:p>0.2286908449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8876030092593">
                <text:p>0.2288760300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9061215277778">
                <text:p>0.2290612152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9246400462963">
                <text:p>0.2292464004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29431585648148">
                <text:p>0.2294315856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9616770833333">
                <text:p>0.2296167708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9801956018518">
                <text:p>0.22980195601851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29987141203704">
                <text:p>0.2299871412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0172326388889">
                <text:p>0.2301723263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0357511574074">
                <text:p>0.2303575115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0542696759259">
                <text:p>0.2305426967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0727881944444">
                <text:p>0.2307278819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091306712963">
                <text:p>0.2309130671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1098252314815">
                <text:p>0.2310982523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12834375">
                <text:p>0.23128343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1468622685185">
                <text:p>0.2314686226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165380787037">
                <text:p>0.2316538078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1838993055556">
                <text:p>0.2318389930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2024178240741">
                <text:p>0.2320241782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2209363425926">
                <text:p>0.2322093634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2394548611111">
                <text:p>0.2323945486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2579733796296">
                <text:p>0.2325797337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2764918981481">
                <text:p>0.2327649189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2950104166667">
                <text:p>0.2329501041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3135277777778">
                <text:p>0.233135277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3320474537037">
                <text:p>0.2333204745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3505659722222">
                <text:p>0.2335056597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233690844907407">
                <text:p>0.2336908449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3876030092593">
                <text:p>0.2338760300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4061215277778">
                <text:p>0.2340612152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4246400462963">
                <text:p>0.2342464004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4431585648148">
                <text:p>0.2344315856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4616770833333">
                <text:p>0.2346167708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4801956018519">
                <text:p>0.2348019560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4987141203704">
                <text:p>0.2349871412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5172326388889">
                <text:p>0.2351723263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5357511574074">
                <text:p>0.2353575115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5542696759259">
                <text:p>0.2355426967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5727881944444">
                <text:p>0.2357278819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591306712963">
                <text:p>0.2359130671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6098252314815">
                <text:p>0.2360982523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62834375">
                <text:p>0.236283437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6468622685185">
                <text:p>0.2364686226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665380787037">
                <text:p>0.2366538078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6838993055556">
                <text:p>0.2368389930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7024178240741">
                <text:p>0.2370241782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7209363425926">
                <text:p>0.2372093634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7394548611111">
                <text:p>0.2373945486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7579733796296">
                <text:p>0.2375797337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7764918981481">
                <text:p>0.2377649189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7950104166667">
                <text:p>0.2379501041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8135289351852">
                <text:p>0.2381352893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8320474537037">
                <text:p>0.2383204745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8505659722222">
                <text:p>0.2385056597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8690844907407">
                <text:p>0.2386908449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8876030092593">
                <text:p>0.2388760300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9061215277778">
                <text:p>0.2390612152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9246400462963">
                <text:p>0.2392464004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9431585648148">
                <text:p>0.2394315856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9616770833333">
                <text:p>0.2396167708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9801956018518">
                <text:p>0.23980195601851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39987141203704">
                <text:p>0.2399871412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40172326388889">
                <text:p>0.2401723263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40357511574074">
                <text:p>0.2403575115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40542696759259">
                <text:p>0.2405426967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40727881944444">
                <text:p>0.2407278819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4091306712963">
                <text:p>0.2409130671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41098252314815">
                <text:p>0.2410982523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412834375">
                <text:p>0.241283437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41468622685185">
                <text:p>0.2414686226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4165380787037">
                <text:p>0.2416538078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41838993055556">
                <text:p>0.2418389930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42024178240741">
                <text:p>0.2420241782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42209363425926">
                <text:p>0.2422093634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42394548611111">
                <text:p>0.2423945486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42579733796296">
                <text:p>0.2425797337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42764918981481">
                <text:p>0.2427649189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42950104166667">
                <text:p>0.2429501041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43135289351852">
                <text:p>0.2431352893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43320474537037">
                <text:p>0.2433204745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43505659722222">
                <text:p>0.2435056597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43690844907407">
                <text:p>0.2436908449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43876030092593">
                <text:p>0.2438760300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44061215277778">
                <text:p>0.2440612152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44246400462963">
                <text:p>0.2442464004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44431585648148">
                <text:p>0.2444315856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44616770833333">
                <text:p>0.2446167708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44801956018519">
                <text:p>0.2448019560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44987141203704">
                <text:p>0.2449871412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45172326388889">
                <text:p>0.2451723263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45357511574074">
                <text:p>0.2453575115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45542696759259">
                <text:p>0.2455426967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45727881944444">
                <text:p>0.2457278819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4591306712963">
                <text:p>0.2459130671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46098252314815">
                <text:p>0.2460982523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62834375">
                <text:p>0.246283437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6468622685185">
                <text:p>0.2464686226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665380787037">
                <text:p>0.2466538078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246838993055556">
                <text:p>0.2468389930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7024178240741">
                <text:p>0.2470241782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7209363425926">
                <text:p>0.2472093634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7394548611111">
                <text:p>0.2473945486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7579733796296">
                <text:p>0.2475797337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7764918981481">
                <text:p>0.2477649189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7950104166667">
                <text:p>0.2479501041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8135289351852">
                <text:p>0.2481352893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8320474537037">
                <text:p>0.2483204745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8505659722222">
                <text:p>0.2485056597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8690844907407">
                <text:p>0.2486908449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8876030092593">
                <text:p>0.2488760300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9061215277778">
                <text:p>0.2490612152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9246400462963">
                <text:p>0.2492464004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9431585648148">
                <text:p>0.2494315856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9616770833333">
                <text:p>0.2496167708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9801956018519">
                <text:p>0.24980195601851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49987141203704">
                <text:p>0.2499871412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0172326388889">
                <text:p>0.2501723263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0357511574074">
                <text:p>0.2503575115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0542696759259">
                <text:p>0.2505426967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0727881944444">
                <text:p>0.2507278819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091306712963">
                <text:p>0.2509130671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1098252314815">
                <text:p>0.2510982523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12834375">
                <text:p>0.251283437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1468622685185">
                <text:p>0.2514686226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165380787037">
                <text:p>0.2516538078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1838993055556">
                <text:p>0.2518389930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2024178240741">
                <text:p>0.2520241782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2209363425926">
                <text:p>0.2522093634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2394548611111">
                <text:p>0.2523945486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2579733796296">
                <text:p>0.2525797337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2764918981481">
                <text:p>0.2527649189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2950104166667">
                <text:p>0.2529501041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3135289351852">
                <text:p>0.2531352893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3320474537037">
                <text:p>0.2533204745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3505659722222">
                <text:p>0.2535056597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3690844907407">
                <text:p>0.2536908449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3876030092593">
                <text:p>0.2538760300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4061215277778">
                <text:p>0.2540612152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4246400462963">
                <text:p>0.2542464004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4431585648148">
                <text:p>0.2544315856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4616770833333">
                <text:p>0.2546167708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4801956018518">
                <text:p>0.25480195601851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4987141203704">
                <text:p>0.2549871412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5172326388889">
                <text:p>0.2551723263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5357511574074">
                <text:p>0.2553575115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5542696759259">
                <text:p>0.2555426967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5727881944444">
                <text:p>0.2557278819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591306712963">
                <text:p>0.2559130671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6098252314815">
                <text:p>0.2560982523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62834375">
                <text:p>0.256283437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6468622685185">
                <text:p>0.2564686226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665380787037">
                <text:p>0.2566538078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6838993055556">
                <text:p>0.2568389930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7024178240741">
                <text:p>0.2570241782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7209363425926">
                <text:p>0.2572093634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7394548611111">
                <text:p>0.2573945486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7579733796296">
                <text:p>0.2575797337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7764918981481">
                <text:p>0.2577649189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7950104166667">
                <text:p>0.2579501041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8135289351852">
                <text:p>0.2581352893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8320474537037">
                <text:p>0.2583204745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8505659722222">
                <text:p>0.2585056597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258690844907407">
                <text:p>0.25869084490740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8876030092593">
                <text:p>0.25887603009259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9061215277778">
                <text:p>0.2590612152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9246400462963">
                <text:p>0.2592464004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9431585648148">
                <text:p>0.2594315856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9616770833333">
                <text:p>0.2596167708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9801956018519">
                <text:p>0.25980195601851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59987141203704">
                <text:p>0.2599871412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0172326388889">
                <text:p>0.2601723263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0357511574074">
                <text:p>0.2603575115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0542696759259">
                <text:p>0.2605426967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0727881944444">
                <text:p>0.2607278819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091306712963">
                <text:p>0.2609130671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1098252314815">
                <text:p>0.2610982523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12834375">
                <text:p>0.261283437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1468622685185">
                <text:p>0.2614686226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165380787037">
                <text:p>0.2616538078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1838993055556">
                <text:p>0.2618389930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2024178240741">
                <text:p>0.2620241782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2209363425926">
                <text:p>0.2622093634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2394548611111">
                <text:p>0.2623945486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2579733796296">
                <text:p>0.2625797337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2764918981481">
                <text:p>0.2627649189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2950104166667">
                <text:p>0.2629501041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3135289351852">
                <text:p>0.2631352893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3320474537037">
                <text:p>0.2633204745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3505659722222">
                <text:p>0.2635056597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3690844907407">
                <text:p>0.26369084490740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3876030092593">
                <text:p>0.26387603009259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4061215277778">
                <text:p>0.2640612152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4246400462963">
                <text:p>0.2642464004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4431585648148">
                <text:p>0.2644315856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4616770833333">
                <text:p>0.2646167708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4801956018518">
                <text:p>0.26480195601851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4987141203704">
                <text:p>0.2649871412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5172326388889">
                <text:p>0.2651723263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5357511574074">
                <text:p>0.2653575115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5542696759259">
                <text:p>0.2655426967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5727881944444">
                <text:p>0.2657278819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591306712963">
                <text:p>0.2659130671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6098252314815">
                <text:p>0.2660982523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62834375">
                <text:p>0.266283437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6468622685185">
                <text:p>0.2664686226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665380787037">
                <text:p>0.2666538078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6838993055556">
                <text:p>0.2668389930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7024178240741">
                <text:p>0.2670241782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7209363425926">
                <text:p>0.2672093634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7394548611111">
                <text:p>0.2673945486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267579733796296">
                <text:p>0.26757973379629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7764918981482">
                <text:p>0.26776491898148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7950104166667">
                <text:p>0.26795010416666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8135289351852">
                <text:p>0.26813528935185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8320474537037">
                <text:p>0.2683204745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8505659722222">
                <text:p>0.26850565972222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8690844907407">
                <text:p>0.26869084490740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8876030092593">
                <text:p>0.26887603009259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9061215277778">
                <text:p>0.26906121527777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9246400462963">
                <text:p>0.2692464004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9431585648148">
                <text:p>0.26943158564814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9616770833333">
                <text:p>0.26961677083333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9801956018519">
                <text:p>0.26980195601851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69987141203704">
                <text:p>0.26998714120370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0172326388889">
                <text:p>0.27017232638888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0357511574074">
                <text:p>0.27035751157407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0542696759259">
                <text:p>0.27054269675925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072787037037">
                <text:p>0.270727870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091306712963">
                <text:p>0.2709130671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1098252314815">
                <text:p>0.27109825231481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12834375">
                <text:p>0.271283437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1468622685185">
                <text:p>0.27146862268518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165380787037">
                <text:p>0.2716538078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1838993055555">
                <text:p>0.27183899305555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2024178240741">
                <text:p>0.27202417824074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2209363425926">
                <text:p>0.27220936342592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2394548611111">
                <text:p>0.27239454861111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2579733796296">
                <text:p>0.27257973379629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2764918981481">
                <text:p>0.27276491898148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2950104166667">
                <text:p>0.27295010416666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3135289351852">
                <text:p>0.27313528935185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3320474537037">
                <text:p>0.2733204745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3505659722222">
                <text:p>0.27350565972222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3690844907407">
                <text:p>0.27369084490740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3876030092593">
                <text:p>0.27387603009259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4061215277778">
                <text:p>0.27406121527777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4246400462963">
                <text:p>0.2742464004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4431585648148">
                <text:p>0.27443158564814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4616770833333">
                <text:p>0.27461677083333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4801956018519">
                <text:p>0.27480195601851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4987141203704">
                <text:p>0.27498714120370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5172326388889">
                <text:p>0.27517232638888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275357511574074">
                <text:p>0.27535751157407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5542696759259">
                <text:p>0.27554269675925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5727881944444">
                <text:p>0.27572788194444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591306712963">
                <text:p>0.2759130671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6098252314815">
                <text:p>0.27609825231481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62834375">
                <text:p>0.276283437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6468622685185">
                <text:p>0.27646862268518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665380787037">
                <text:p>0.2766538078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6838993055556">
                <text:p>0.27683899305555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7024178240741">
                <text:p>0.27702417824074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7209363425926">
                <text:p>0.27720936342592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7394548611111">
                <text:p>0.27739454861111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7579733796296">
                <text:p>0.27757973379629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7764918981482">
                <text:p>0.27776491898148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7950104166667">
                <text:p>0.27795010416666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8135289351852">
                <text:p>0.27813528935185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8320474537037">
                <text:p>0.2783204745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8505659722222">
                <text:p>0.27850565972222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8690844907407">
                <text:p>0.27869084490740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8876030092593">
                <text:p>0.27887603009259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9061215277778">
                <text:p>0.27906121527777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9246400462963">
                <text:p>0.2792464004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9431585648148">
                <text:p>0.27943158564814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9616770833333">
                <text:p>0.27961677083333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9801956018519">
                <text:p>0.27980195601851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79987141203704">
                <text:p>0.27998714120370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0172326388889">
                <text:p>0.28017232638888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0357511574074">
                <text:p>0.28035751157407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0542696759259">
                <text:p>0.28054269675925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0727881944444">
                <text:p>0.28072788194444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091306712963">
                <text:p>0.2809130671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1098252314815">
                <text:p>0.28109825231481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12834375">
                <text:p>0.281283437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1468622685185">
                <text:p>0.28146862268518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165380787037">
                <text:p>0.2816538078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1838993055556">
                <text:p>0.28183899305555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2024178240741">
                <text:p>0.28202417824074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2209363425926">
                <text:p>0.28220936342592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2394548611111">
                <text:p>0.28239454861111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2579733796296">
                <text:p>0.28257973379629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2764918981481">
                <text:p>0.28276491898148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2950104166667">
                <text:p>0.28295010416666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3135289351852">
                <text:p>0.28313528935185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3320474537037">
                <text:p>0.28332047453703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3505659722222">
                <text:p>0.28350565972222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3690844907407">
                <text:p>0.28369084490740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3876030092593">
                <text:p>0.28387603009259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284061215277778">
                <text:p>0.28406121527777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4246400462963">
                <text:p>0.28424640046296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4431585648148">
                <text:p>0.28443158564814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4616770833333">
                <text:p>0.28461677083333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4801956018519">
                <text:p>0.28480195601851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4987141203704">
                <text:p>0.28498714120370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5172326388889">
                <text:p>0.28517232638888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5357511574074">
                <text:p>0.28535751157407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5542696759259">
                <text:p>0.28554269675925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5727881944444">
                <text:p>0.28572788194444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591306712963">
                <text:p>0.2859130671296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6098252314815">
                <text:p>0.28609825231481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62834375">
                <text:p>0.286283437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6468622685185">
                <text:p>0.28646862268518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665380787037">
                <text:p>0.2866538078703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6838993055556">
                <text:p>0.28683899305555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7024178240741">
                <text:p>0.28702417824074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7209363425926">
                <text:p>0.28720936342592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7394548611111">
                <text:p>0.28739454861111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7579733796296">
                <text:p>0.28757973379629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7764918981481">
                <text:p>0.28776491898148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87950104166667">
                <text:p>0.28795010416666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288135289351852">
                <text:p>0.28813528935185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88320474537037">
                <text:p>0.28832047453703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88505659722222">
                <text:p>0.28850565972222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88690844907407">
                <text:p>0.28869084490740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88876030092593">
                <text:p>0.28887603009259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89061215277778">
                <text:p>0.28906121527777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89246400462963">
                <text:p>0.28924640046296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89431585648148">
                <text:p>0.28943158564814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89616770833333">
                <text:p>0.28961677083333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89801956018518">
                <text:p>0.28980195601851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89987141203704">
                <text:p>0.28998714120370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0172326388889">
                <text:p>0.29017232638888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0357511574074">
                <text:p>0.29035751157407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0542696759259">
                <text:p>0.29054269675925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0727881944444">
                <text:p>0.29072788194444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091306712963">
                <text:p>0.2909130671296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1098252314815">
                <text:p>0.29109825231481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12834375">
                <text:p>0.291283437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1468622685185">
                <text:p>0.29146862268518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165380787037">
                <text:p>0.2916538078703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1838993055556">
                <text:p>0.29183899305555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2024178240741">
                <text:p>0.29202417824074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2209363425926">
                <text:p>0.29220936342592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2394548611111">
                <text:p>0.29239454861111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2579733796296">
                <text:p>0.29257973379629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2764918981482">
                <text:p>0.29276491898148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2950104166667">
                <text:p>0.29295010416666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3135289351852">
                <text:p>0.29313528935185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3320474537037">
                <text:p>0.29332047453703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3505659722222">
                <text:p>0.29350565972222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3690844907407">
                <text:p>0.29369084490740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3876030092593">
                <text:p>0.29387603009259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4061215277778">
                <text:p>0.29406121527777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94246400462963">
                <text:p>0.29424640046296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294431585648148">
                <text:p>0.29443158564814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94616770833333">
                <text:p>0.29461677083333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94801956018519">
                <text:p>0.29480195601851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94987141203704">
                <text:p>0.29498714120370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95172326388889">
                <text:p>0.29517232638888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95357511574074">
                <text:p>0.29535751157407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95542696759259">
                <text:p>0.29554269675925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95727881944444">
                <text:p>0.29572788194444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9591306712963">
                <text:p>0.2959130671296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96098252314815">
                <text:p>0.29609825231481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962834375">
                <text:p>0.296283437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96468622685185">
                <text:p>0.29646862268518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9665380787037">
                <text:p>0.2966538078703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96838993055556">
                <text:p>0.29683899305555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97024178240741">
                <text:p>0.29702417824074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97209363425926">
                <text:p>0.29720936342592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97394548611111">
                <text:p>0.29739454861111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97579733796296">
                <text:p>0.29757973379629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97764918981481">
                <text:p>0.29776491898148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97950104166667">
                <text:p>0.29795010416666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98135289351852">
                <text:p>0.29813528935185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298320474537037">
                <text:p>0.29832047453703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98505659722222">
                <text:p>0.29850565972222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98690844907407">
                <text:p>0.29869084490740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98876018518518">
                <text:p>0.298876018518518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99061203703704">
                <text:p>0.29906120370370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99246400462963">
                <text:p>0.29924640046296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99431585648148">
                <text:p>0.299431585648148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99616770833333">
                <text:p>0.29961677083333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99801956018519">
                <text:p>0.299801956018519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299987141203704">
                <text:p>0.29998714120370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00172326388889">
                <text:p>0.300172326388889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00357511574074">
                <text:p>0.30035751157407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00542696759259">
                <text:p>0.300542696759259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00727881944444">
                <text:p>0.30072788194444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0091306712963">
                <text:p>0.3009130671296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01098252314815">
                <text:p>0.301098252314815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012834375">
                <text:p>0.3012834375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01468622685185">
                <text:p>0.301468622685185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0165380787037">
                <text:p>0.3016538078703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01838993055556">
                <text:p>0.301838993055556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02024178240741">
                <text:p>0.30202417824074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02209363425926">
                <text:p>0.30220936342592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02394548611111">
                <text:p>0.302394548611111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02579733796296">
                <text:p>0.302579733796296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02764918981482">
                <text:p>0.302764918981482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02950104166667">
                <text:p>0.30295010416666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03135289351852">
                <text:p>0.303135289351852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03320474537037">
                <text:p>0.30332047453703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03505659722222">
                <text:p>0.303505659722222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03690844907407">
                <text:p>0.30369084490740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03876030092593">
                <text:p>0.30387603009259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04061215277778">
                <text:p>0.304061215277778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04246400462963">
                <text:p>0.30424640046296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04431585648148">
                <text:p>0.304431585648148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04616770833333">
                <text:p>0.30461677083333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04801956018519">
                <text:p>0.304801956018519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04987141203704">
                <text:p>0.304987141203704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05172326388889">
                <text:p>0.305172326388889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05357511574074">
                <text:p>0.305357511574074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05542696759259">
                <text:p>0.305542696759259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05727881944444">
                <text:p>0.305727881944444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0591306712963">
                <text:p>0.3059130671296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06098252314815">
                <text:p>0.306098252314815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062834375">
                <text:p>0.3062834375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06468622685185">
                <text:p>0.306468622685185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0665380787037">
                <text:p>0.3066538078703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06838993055556">
                <text:p>0.306838993055556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07024178240741">
                <text:p>0.307024178240741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07209363425926">
                <text:p>0.307209363425926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07394548611111">
                <text:p>0.307394548611111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07579733796296">
                <text:p>0.307579733796296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07764918981481">
                <text:p>0.307764918981481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07950104166667">
                <text:p>0.307950104166667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08135289351852">
                <text:p>0.308135289351852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08320462962963">
                <text:p>0.308320462962963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08505659722222">
                <text:p>0.308505659722222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08690844907407">
                <text:p>0.308690844907407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08876030092593">
                <text:p>0.308876030092593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09061215277778">
                <text:p>0.309061215277778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09246400462963">
                <text:p>0.309246400462963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09431585648148">
                <text:p>0.309431585648148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09616770833333">
                <text:p>0.309616770833333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09801944444444">
                <text:p>0.309801944444444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09987141203704">
                <text:p>0.309987141203704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10172326388889">
                <text:p>0.310172326388889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10357511574074">
                <text:p>0.310357511574074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10542696759259">
                <text:p>0.310542696759259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10727881944444">
                <text:p>0.310727881944444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1091306712963">
                <text:p>0.31091306712963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11098252314815">
                <text:p>0.311098252314815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112834375">
                <text:p>0.3112834375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11468611111111">
                <text:p>0.311468611111111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1165380787037">
                <text:p>0.31165380787037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11838993055556">
                <text:p>0.311838993055556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312024178240741">
                <text:p>0.312024178240741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312209363425926">
                <text:p>0.312209363425926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312394548611111">
                <text:p>0.312394548611111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312579733796296">
                <text:p>0.312579733796296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312764918981481">
                <text:p>0.312764918981481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312950104166667">
                <text:p>0.312950104166667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313135289351852">
                <text:p>0.313135289351852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313320462962963">
                <text:p>0.313320462962963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313505659722222">
                <text:p>0.313505659722222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313690844907407">
                <text:p>0.313690844907407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313876030092593">
                <text:p>0.313876030092593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314061215277778">
                <text:p>0.314061215277778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314246400462963">
                <text:p>0.314246400462963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314431585648148">
                <text:p>0.3144315856481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314616770833333">
                <text:p>0.31461677083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314674652777778">
                <text:p>0.31467465277777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